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Lucida Grande" svg:font-family="'Lucida Grande'" style:font-family-generic="roman"/>
    <style:font-face style:name="Times New Roman" svg:font-family="'Times New Roman'" style:font-family-generic="roman"/>
    <style:font-face style:name="Times New roman" svg:font-family="'Times New roman'" style:font-family-generic="roman"/>
    <style:font-face style:name="ヒラギノ角ゴ Pro W3" svg:font-family="'ヒラギノ角ゴ Pro W3'" style:font-family-generic="roman"/>
    <style:font-face style:name="Arial" svg:font-family="Arial" style:font-family-generic="swiss"/>
    <style:font-face style:name="Arial Unicode MS" svg:font-family="'Arial Unicode MS'" style:font-family-generic="swiss"/>
    <style:font-face style:name="DejaVu Sans" svg:font-family="'DejaVu Sans'" style:font-family-generic="swiss"/>
    <style:font-face style:name="Helvetica" svg:font-family="Helvetica, Arial" style:font-family-generic="swiss"/>
    <style:font-face style:name="arial" svg:font-family="arial"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normal" style:font-style-asian="normal" style:font-weight-asian="normal" style:font-name-complex="Helvetica" style:font-style-complex="normal" style:font-weight-complex="normal"/>
    </style:style>
    <style:style style:name="P5" style:family="paragraph" style:parent-style-name="Standard">
      <style:paragraph-properties fo:text-align="justify" style:justify-single-word="false"/>
      <style:text-properties fo:background-color="#ffff00"/>
    </style:style>
    <style:style style:name="P6" style:family="paragraph" style:parent-style-name="Standard">
      <style:paragraph-properties fo:text-align="justify" style:justify-single-word="false"/>
      <style:text-properties style:font-name-complex="Helvetica"/>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177f97"/>
    </style:style>
    <style:style style:name="P9" style:family="paragraph" style:parent-style-name="Standard">
      <style:paragraph-properties fo:text-align="justify" style:justify-single-word="false"/>
      <style:text-properties officeooo:paragraph-rsid="002cf952"/>
    </style:style>
    <style:style style:name="P10" style:family="paragraph" style:parent-style-name="Standard">
      <style:paragraph-properties fo:text-align="justify" style:justify-single-word="false"/>
      <style:text-properties fo:font-variant="normal" fo:text-transform="none" fo:color="#000000" style:text-line-through-style="none" fo:font-style="normal" style:text-underline-style="none" fo:font-weight="normal" style:text-blinking="false" fo:background-color="transparent" style:font-weight-asian="normal"/>
    </style:style>
    <style:style style:name="P11" style:family="paragraph" style:parent-style-name="Standard">
      <style:paragraph-properties fo:text-align="justify" style:justify-single-word="false"/>
      <style:text-properties style:text-position="0% 100%"/>
    </style:style>
    <style:style style:name="P12" style:family="paragraph" style:parent-style-name="Standard">
      <style:paragraph-properties fo:text-align="justify" style:justify-single-word="false"/>
      <style:text-properties style:font-name="Times New Roman" fo:font-style="normal" style:font-style-asian="normal" style:font-style-complex="normal"/>
    </style:style>
    <style:style style:name="P13" style:family="paragraph" style:parent-style-name="Standard">
      <style:text-properties fo:font-size="11pt" fo:font-style="normal" fo:font-weight="normal" style:font-size-asian="10.5pt" style:font-style-asian="normal" style:font-weight-asian="normal" style:font-style-complex="normal" style:font-weight-complex="normal"/>
    </style:style>
    <style:style style:name="P14" style:family="paragraph" style:parent-style-name="Standard">
      <style:text-properties officeooo:paragraph-rsid="001658fe"/>
    </style:style>
    <style:style style:name="P15" style:family="paragraph" style:parent-style-name="Standard">
      <style:text-properties officeooo:paragraph-rsid="00177f97"/>
    </style:style>
    <style:style style:name="P16" style:family="paragraph" style:parent-style-name="Standard">
      <style:text-properties officeooo:paragraph-rsid="0018ae97"/>
    </style:style>
    <style:style style:name="P17" style:family="paragraph" style:parent-style-name="Standard">
      <style:text-properties officeooo:paragraph-rsid="0024e931"/>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fo:font-style="normal" style:font-style-asian="normal" style:font-style-complex="normal"/>
    </style:style>
    <style:style style:name="P20" style:family="paragraph" style:parent-style-name="Text_20_body">
      <style:text-properties fo:font-style="normal" officeooo:rsid="002cf952" officeooo:paragraph-rsid="002cf952" style:font-style-asian="normal" style:font-style-complex="normal"/>
    </style:style>
    <style:style style:name="P21" style:family="paragraph" style:parent-style-name="Text_20_body">
      <style:text-properties fo:font-style="normal" fo:background-color="#ffff00" style:font-style-asian="normal" style:font-style-complex="normal"/>
    </style:style>
    <style:style style:name="P22" style:family="paragraph" style:parent-style-name="Text_20_body">
      <style:text-properties officeooo:paragraph-rsid="00177f97"/>
    </style:style>
    <style:style style:name="P23" style:family="paragraph" style:parent-style-name="Text_20_body">
      <style:text-properties officeooo:rsid="002d0883" officeooo:paragraph-rsid="002d0883"/>
    </style:style>
    <style:style style:name="P24" style:family="paragraph" style:parent-style-name="Text_20_body">
      <style:text-properties officeooo:rsid="002cf952" officeooo:paragraph-rsid="002cf952"/>
    </style:style>
    <style:style style:name="P25" style:family="paragraph" style:parent-style-name="Heading_20_2">
      <style:paragraph-properties fo:text-align="justify" style:justify-single-word="false"/>
    </style:style>
    <style:style style:name="P26" style:family="paragraph" style:parent-style-name="Standard" style:master-page-name="">
      <style:paragraph-properties fo:margin-top="0cm" fo:margin-bottom="0.199cm" style:contextual-spacing="false" style:page-number="auto" fo:background-color="transparent" style:shadow="none">
        <style:tab-stops/>
        <style:background-image/>
      </style:paragraph-properties>
      <style:text-properties fo:font-size="11pt" style:font-size-asian="10.5pt"/>
    </style:style>
    <style:style style:name="P27"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style:font-size-asian="10.5pt"/>
    </style:style>
    <style:style style:name="P28"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weight="normal" style:font-size-asian="10.5pt" style:font-weight-asian="normal" style:font-weight-complex="normal"/>
    </style:style>
    <style:style style:name="P29"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style="normal" fo:background-color="#ffff00" style:font-size-asian="10.5pt" style:font-style-asian="normal" style:font-style-complex="normal"/>
    </style:style>
    <style:style style:name="P30"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style="normal" fo:font-weight="bold" style:font-size-asian="10.5pt" style:font-style-asian="normal" style:font-weight-asian="bold" style:font-style-complex="normal" style:font-weight-complex="bold"/>
    </style:style>
    <style:style style:name="P31" style:family="paragraph" style:parent-style-name="Standard" style:master-page-name="">
      <style:paragraph-properties fo:margin-top="0cm" fo:margin-bottom="0.199cm" style:contextual-spacing="false" style:page-number="auto" fo:background-color="transparent" style:shadow="none">
        <style:tab-stops/>
        <style:background-image/>
      </style:paragraph-properties>
    </style:style>
    <style:style style:name="P32" style:family="paragraph" style:parent-style-name="Standard" style:master-page-name="">
      <style:paragraph-properties fo:margin-top="0cm" fo:margin-bottom="0.199cm" style:contextual-spacing="false" fo:text-align="center" style:justify-single-word="false" style:page-number="auto" fo:background-color="transparent" style:shadow="none">
        <style:tab-stops/>
        <style:background-image/>
      </style:paragraph-properties>
      <style:text-properties fo:font-size="12pt" fo:font-style="normal" style:font-size-asian="12pt" style:font-style-asian="normal" style:font-size-complex="12pt" style:font-style-complex="normal"/>
    </style:style>
    <style:style style:name="P33" style:family="paragraph" style:parent-style-name="Standard"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2pt" fo:font-weight="normal" officeooo:rsid="003315bf" fo:background-color="#ffff00" style:font-size-asian="12pt" style:font-weight-asian="normal" style:font-size-complex="12pt" style:font-weight-complex="normal"/>
    </style:style>
    <style:style style:name="P34" style:family="paragraph" style:parent-style-name="Standard">
      <style:paragraph-properties fo:margin-top="0cm" fo:margin-bottom="0.199cm" style:contextual-spacing="false" fo:text-align="justify" style:justify-single-word="false" fo:background-color="transparent" style:shadow="none">
        <style:tab-stops/>
        <style:background-image/>
      </style:paragraph-properties>
      <style:text-properties fo:font-size="11pt" style:font-size-asian="10.5pt"/>
    </style:style>
    <style:style style:name="P35" style:family="paragraph" style:parent-style-name="Standard">
      <style:paragraph-properties fo:margin-top="0cm" fo:margin-bottom="0.199cm" style:contextual-spacing="false" fo:text-align="justify" style:justify-single-word="false" fo:background-color="transparent" style:shadow="none">
        <style:tab-stops/>
        <style:background-image/>
      </style:paragraph-properties>
    </style:style>
    <style:style style:name="P36" style:family="paragraph" style:parent-style-name="Standard" style:master-page-name="">
      <style:paragraph-properties fo:text-align="justify" style:justify-single-word="false" style:page-number="auto"/>
    </style:style>
    <style:style style:name="P37" style:family="paragraph" style:parent-style-name="Text_20_body">
      <style:paragraph-properties fo:margin-top="0cm" fo:margin-bottom="0cm" style:contextual-spacing="false" fo:text-align="justify" style:justify-single-word="false"/>
      <style:text-properties fo:font-style="normal" fo:background-color="#ffff00" style:font-style-asian="normal" style:font-style-complex="normal"/>
    </style:style>
    <style:style style:name="P38" style:family="paragraph" style:parent-style-name="Text_20_body">
      <style:paragraph-properties fo:margin-top="0cm" fo:margin-bottom="0cm" style:contextual-spacing="false" fo:text-align="justify" style:justify-single-word="false"/>
      <style:text-properties fo:font-style="normal" style:font-style-asian="normal" style:font-style-complex="normal"/>
    </style:style>
    <style:style style:name="P39" style:family="paragraph" style:parent-style-name="Bibliography_20_1">
      <style:text-properties fo:font-style="normal" style:font-style-asian="normal"/>
    </style:style>
    <style:style style:name="P40" style:family="paragraph" style:parent-style-name="Standard" style:master-page-name="Standard">
      <style:paragraph-properties fo:text-align="center" style:justify-single-word="false" style:page-number="auto"/>
      <style:text-properties fo:font-size="14pt" fo:font-style="normal" fo:font-weight="bold" style:font-size-asian="14pt" style:font-style-asian="normal" style:font-weight-asian="bold" style:font-size-complex="14pt" style:font-style-complex="normal" style:font-weight-complex="bold"/>
    </style:style>
    <style:style style:name="P41" style:family="paragraph" style:parent-style-name="Standard" style:list-style-name="WW8Num2">
      <style:paragraph-properties fo:text-align="justify" style:justify-single-word="false"/>
    </style:style>
    <style:style style:name="P42" style:family="paragraph" style:parent-style-name="Standard" style:list-style-name="WW8Num4">
      <style:paragraph-properties fo:text-align="justify" style:justify-single-word="false"/>
    </style:style>
    <style:style style:name="P43" style:family="paragraph" style:parent-style-name="Standard" style:list-style-name="L7">
      <style:paragraph-properties fo:text-align="justify" style:justify-single-word="false"/>
    </style:style>
    <style:style style:name="P44" style:family="paragraph" style:parent-style-name="Standard" style:list-style-name="L7">
      <style:paragraph-properties fo:text-align="justify" style:justify-single-word="false"/>
      <style:text-properties officeooo:paragraph-rsid="002cf952"/>
    </style:style>
    <style:style style:name="P45" style:family="paragraph" style:parent-style-name="Standard" style:list-style-name="L7">
      <style:paragraph-properties fo:text-align="justify" style:justify-single-word="false"/>
      <style:text-properties officeooo:paragraph-rsid="0012faee"/>
    </style:style>
    <style:style style:name="P46" style:family="paragraph" style:parent-style-name="Standard" style:list-style-name="WW8Num5">
      <style:paragraph-properties fo:text-align="justify" style:justify-single-word="false"/>
    </style:style>
    <style:style style:name="P47" style:family="paragraph" style:parent-style-name="Standard" style:list-style-name="WW8Num6">
      <style:paragraph-properties fo:text-align="justify" style:justify-single-word="false"/>
    </style:style>
    <style:style style:name="P48" style:family="paragraph" style:parent-style-name="Standard" style:list-style-name="WW8Num6">
      <style:paragraph-properties fo:text-align="justify" style:justify-single-word="false"/>
      <style:text-properties officeooo:paragraph-rsid="00177f97"/>
    </style:style>
    <style:style style:name="P49" style:family="paragraph" style:parent-style-name="Standard" style:list-style-name="WW8Num6">
      <style:paragraph-properties fo:text-align="justify" style:justify-single-word="false"/>
      <style:text-properties officeooo:paragraph-rsid="001e500f"/>
    </style:style>
    <style:style style:name="P50" style:family="paragraph" style:parent-style-name="Standard" style:list-style-name="WW8Num6">
      <style:paragraph-properties fo:text-align="justify" style:justify-single-word="false"/>
      <style:text-properties officeooo:paragraph-rsid="0026f896"/>
    </style:style>
    <style:style style:name="P51" style:family="paragraph" style:parent-style-name="Standard" style:list-style-name="WW8Num8">
      <style:paragraph-properties fo:text-align="justify" style:justify-single-word="false"/>
    </style:style>
    <style:style style:name="P52" style:family="paragraph" style:parent-style-name="Standard" style:list-style-name="WW8Num8">
      <style:paragraph-properties fo:text-align="justify" style:justify-single-word="false"/>
      <style:text-properties officeooo:paragraph-rsid="0028802d"/>
    </style:style>
    <style:style style:name="P53" style:family="paragraph" style:parent-style-name="Standard" style:list-style-name="WW8Num9">
      <style:paragraph-properties fo:text-align="justify" style:justify-single-word="false"/>
    </style:style>
    <style:style style:name="P54" style:family="paragraph" style:parent-style-name="Standard" style:list-style-name="L15">
      <style:paragraph-properties fo:text-align="justify" style:justify-single-word="false"/>
    </style:style>
    <style:style style:name="P55" style:family="paragraph" style:parent-style-name="Standard" style:list-style-name="L16">
      <style:paragraph-properties fo:text-align="justify" style:justify-single-word="false"/>
    </style:style>
    <style:style style:name="P56" style:family="paragraph" style:parent-style-name="Standard" style:list-style-name="WW8Num12">
      <style:paragraph-properties fo:text-align="justify" style:justify-single-word="false"/>
    </style:style>
    <style:style style:name="P57" style:family="paragraph" style:parent-style-name="Standard" style:list-style-name="WW8Num13">
      <style:paragraph-properties fo:text-align="justify" style:justify-single-word="false"/>
    </style:style>
    <style:style style:name="P58" style:family="paragraph" style:parent-style-name="Standard" style:list-style-name="WW8Num2">
      <style:paragraph-properties fo:text-align="justify" style:justify-single-word="false"/>
      <style:text-properties fo:font-style="normal" fo:font-weight="bold" fo:background-color="#ffff00" style:font-style-asian="normal" style:font-weight-asian="bold" style:font-style-complex="normal" style:font-weight-complex="bold"/>
    </style:style>
    <style:style style:name="P59" style:family="paragraph" style:parent-style-name="Standard" style:list-style-name="L2">
      <style:paragraph-properties fo:text-align="justify" style:justify-single-word="false"/>
      <style:text-properties fo:font-style="normal" officeooo:paragraph-rsid="002e9390" style:font-style-asian="normal" style:font-style-complex="normal"/>
    </style:style>
    <style:style style:name="P60" style:family="paragraph" style:parent-style-name="Standard" style:list-style-name="WW8Num6">
      <style:paragraph-properties fo:text-align="justify" style:justify-single-word="false"/>
      <style:text-properties fo:font-style="normal" style:font-style-asian="normal" style:font-style-complex="normal"/>
    </style:style>
    <style:style style:name="P61" style:family="paragraph" style:parent-style-name="Standard" style:list-style-name="WW8Num6">
      <style:paragraph-properties fo:text-align="justify" style:justify-single-word="false"/>
      <style:text-properties fo:font-style="normal" fo:font-weight="normal" style:font-style-asian="normal" style:font-weight-asian="normal" style:font-style-complex="normal" style:font-weight-complex="normal"/>
    </style:style>
    <style:style style:name="P62" style:family="paragraph" style:parent-style-name="Standard" style:list-style-name="WW8Num6">
      <style:paragraph-properties fo:text-align="justify" style:justify-single-word="false"/>
      <style:text-properties fo:font-style="normal" fo:font-weight="normal" officeooo:paragraph-rsid="0026f896" style:font-style-asian="normal" style:font-weight-asian="normal" style:font-style-complex="normal" style:font-weight-complex="normal"/>
    </style:style>
    <style:style style:name="P63" style:family="paragraph" style:parent-style-name="Standard" style:list-style-name="WW8Num12">
      <style:paragraph-properties fo:text-align="justify" style:justify-single-word="false"/>
      <style:text-properties fo:font-style="normal" fo:font-weight="normal" style:font-style-asian="normal" style:font-weight-asian="normal" style:font-style-complex="normal" style:font-weight-complex="normal"/>
    </style:style>
    <style:style style:name="P64" style:family="paragraph" style:parent-style-name="Standard" style:list-style-name="WW8Num6">
      <style:paragraph-properties fo:text-align="justify" style:justify-single-word="false"/>
      <style:text-properties fo:font-style="normal" fo:font-weight="normal" style:font-style-asian="normal" style:font-weight-asian="normal" style:font-name-complex="Helvetica" style:font-style-complex="normal" style:font-weight-complex="normal"/>
    </style:style>
    <style:style style:name="P65" style:family="paragraph" style:parent-style-name="Standard" style:list-style-name="WW8Num6">
      <style:paragraph-properties fo:text-align="justify" style:justify-single-word="false"/>
      <style:text-properties fo:font-style="normal" fo:background-color="transparent" style:font-style-asian="normal" style:font-style-complex="normal"/>
    </style:style>
    <style:style style:name="P66" style:family="paragraph" style:parent-style-name="Standard" style:list-style-name="L1"/>
    <style:style style:name="P67" style:family="paragraph" style:parent-style-name="Standard" style:list-style-name="L6"/>
    <style:style style:name="P68" style:family="paragraph" style:parent-style-name="Standard" style:list-style-name="L7">
      <style:paragraph-properties fo:text-align="justify" style:justify-single-word="false"/>
      <style:text-properties officeooo:rsid="0012faee" officeooo:paragraph-rsid="0012faee"/>
    </style:style>
    <style:style style:name="P69" style:family="paragraph" style:parent-style-name="Standard" style:list-style-name="WW8Num8">
      <style:paragraph-properties fo:text-align="justify" style:justify-single-word="false"/>
      <style:text-properties officeooo:rsid="0012faee" officeooo:paragraph-rsid="0028802d"/>
    </style:style>
    <style:style style:name="P70" style:family="paragraph" style:parent-style-name="Standard" style:list-style-name="WW8Num8">
      <style:text-properties officeooo:rsid="0012faee" officeooo:paragraph-rsid="0028802d"/>
    </style:style>
    <style:style style:name="P71" style:family="paragraph" style:parent-style-name="Standard" style:list-style-name="WW8Num5"/>
    <style:style style:name="P72" style:family="paragraph" style:parent-style-name="Standard" style:list-style-name="WW8Num5">
      <style:paragraph-properties fo:text-align="justify" style:justify-single-word="false"/>
      <style:text-properties fo:font-weight="normal" style:font-weight-asian="normal" style:font-weight-complex="normal"/>
    </style:style>
    <style:style style:name="P73" style:family="paragraph" style:parent-style-name="Standard" style:list-style-name="WW8Num6">
      <style:paragraph-properties fo:text-align="justify" style:justify-single-word="false"/>
      <style:text-properties fo:font-weight="normal" style:font-weight-asian="normal" style:font-weight-complex="normal"/>
    </style:style>
    <style:style style:name="P74" style:family="paragraph" style:parent-style-name="Standard" style:list-style-name="WW8Num6"/>
    <style:style style:name="P75" style:family="paragraph" style:parent-style-name="Standard" style:list-style-name="WW8Num6">
      <style:text-properties officeooo:paragraph-rsid="001e255a"/>
    </style:style>
    <style:style style:name="P76" style:family="paragraph" style:parent-style-name="Standard" style:list-style-name="L8"/>
    <style:style style:name="P77" style:family="paragraph" style:parent-style-name="Standard" style:list-style-name="WW8Num6">
      <style:paragraph-properties fo:text-align="justify" style:justify-single-word="false"/>
      <style:text-properties style:font-name-complex="Helvetica"/>
    </style:style>
    <style:style style:name="P78" style:family="paragraph" style:parent-style-name="Standard" style:list-style-name="WW8Num6">
      <style:paragraph-properties fo:text-align="justify" style:justify-single-word="false"/>
      <style:text-properties fo:font-style="italic" fo:font-weight="normal" style:font-style-asian="italic" style:font-weight-asian="normal" style:font-style-complex="italic" style:font-weight-complex="normal"/>
    </style:style>
    <style:style style:name="P79" style:family="paragraph" style:parent-style-name="Standard" style:list-style-name="WW8Num6">
      <style:paragraph-properties fo:text-align="justify" style:justify-single-word="false"/>
      <style:text-properties fo:font-style="italic" style:font-style-asian="italic" style:font-style-complex="italic"/>
    </style:style>
    <style:style style:name="P80" style:family="paragraph" style:parent-style-name="Standard" style:list-style-name="WW8Num6">
      <style:paragraph-properties fo:text-align="justify" style:justify-single-word="false"/>
      <style:text-properties fo:font-style="italic" officeooo:paragraph-rsid="0026f896" style:font-style-asian="italic" style:font-style-complex="italic"/>
    </style:style>
    <style:style style:name="P81" style:family="paragraph" style:parent-style-name="Standard" style:list-style-name="L16">
      <style:text-properties fo:font-style="italic" style:font-style-asian="italic" style:font-style-complex="italic"/>
    </style:style>
    <style:style style:name="P82" style:family="paragraph" style:parent-style-name="Standard" style:list-style-name="WW8Num6">
      <style:text-properties style:font-style-asian="normal" style:font-weight-asian="normal" style:font-style-complex="normal" style:font-weight-complex="normal"/>
    </style:style>
    <style:style style:name="P83" style:family="paragraph" style:parent-style-name="Standard" style:list-style-name="WW8Num6">
      <style:paragraph-properties fo:text-align="justify" style:justify-single-word="false"/>
      <style:text-properties style:font-style-asian="italic" style:font-style-complex="italic"/>
    </style:style>
    <style:style style:name="P84" style:family="paragraph" style:parent-style-name="Standard" style:list-style-name="WW8Num6">
      <style:text-properties officeooo:rsid="0026f896" officeooo:paragraph-rsid="0026f896"/>
    </style:style>
    <style:style style:name="P85" style:family="paragraph" style:parent-style-name="Standard" style:list-style-name="WW8Num6">
      <style:paragraph-properties fo:text-align="justify" style:justify-single-word="false"/>
      <style:text-properties fo:font-weight="bold" style:font-weight-asian="bold" style:font-weight-complex="bold"/>
    </style:style>
    <style:style style:name="P86" style:family="paragraph" style:parent-style-name="Standard" style:list-style-name="WW8Num8"/>
    <style:style style:name="P87" style:family="paragraph" style:parent-style-name="Standard" style:list-style-name="WW8Num8">
      <style:text-properties officeooo:paragraph-rsid="0028802d"/>
    </style:style>
    <style:style style:name="P88" style:family="paragraph" style:parent-style-name="Standard" style:list-style-name="WW8Num9"/>
    <style:style style:name="P89" style:family="paragraph" style:parent-style-name="Standard" style:list-style-name="WW8Num9">
      <style:paragraph-properties fo:text-align="justify" style:justify-single-word="false"/>
      <style:text-properties officeooo:rsid="00119d2d" officeooo:paragraph-rsid="00119d2d"/>
    </style:style>
    <style:style style:name="P90" style:family="paragraph" style:parent-style-name="Standard" style:list-style-name="L16"/>
    <style:style style:name="P91" style:family="paragraph" style:parent-style-name="Standard" style:list-style-name="WW8Num12"/>
    <style:style style:name="P92" style:family="paragraph" style:parent-style-name="Standard" style:list-style-name="WW8Num6"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weight="normal" style:font-size-asian="10.5pt" style:font-weight-asian="normal" style:font-weight-complex="normal"/>
    </style:style>
    <style:style style:name="P93" style:family="paragraph" style:parent-style-name="Standard" style:list-style-name="WW8Num12" style:master-page-name="">
      <style:paragraph-properties fo:margin-top="0cm" fo:margin-bottom="0.199cm" style:contextual-spacing="false" fo:text-align="justify" style:justify-single-word="false" style:page-number="auto" fo:background-color="transparent" style:shadow="none">
        <style:tab-stops/>
        <style:background-image/>
      </style:paragraph-properties>
      <style:text-properties fo:font-size="11pt" fo:font-style="normal" style:font-size-asian="10.5pt" style:font-style-asian="normal" style:font-style-complex="normal"/>
    </style:style>
    <style:style style:name="P94" style:family="paragraph" style:parent-style-name="Heading_20_5">
      <style:paragraph-properties fo:text-align="justify" style:justify-single-word="false"/>
    </style:style>
    <style:style style:name="P95" style:family="paragraph" style:parent-style-name="Heading_20_5">
      <style:text-properties fo:font-style="italic" fo:font-weight="bold" style:font-style-asian="italic" style:font-weight-asian="bold" style:font-style-complex="italic" style:font-weight-complex="bold"/>
    </style:style>
    <style:style style:name="P96" style:family="paragraph" style:parent-style-name="Heading_20_5">
      <style:paragraph-properties fo:text-align="justify" style:justify-single-word="false"/>
      <style:text-properties fo:font-style="italic" style:font-style-asian="italic" style:font-style-complex="italic"/>
    </style:style>
    <style:style style:name="P97" style:family="paragraph" style:parent-style-name="Heading_20_3">
      <style:text-properties officeooo:rsid="00119d2d"/>
    </style:style>
    <style:style style:name="P98" style:family="paragraph" style:parent-style-name="Text_20_body" style:list-style-name="L2">
      <style:text-properties officeooo:paragraph-rsid="002cf952"/>
    </style:style>
    <style:style style:name="P99" style:family="paragraph" style:parent-style-name="Text_20_body" style:list-style-name="L2">
      <style:text-properties fo:font-style="normal" officeooo:rsid="002cf952" officeooo:paragraph-rsid="002cf952" style:font-style-asian="normal" style:font-style-complex="normal"/>
    </style:style>
    <style:style style:name="P100" style:family="paragraph" style:parent-style-name="Text_20_body" style:list-style-name="L10">
      <style:paragraph-properties fo:text-align="justify" style:justify-single-word="false"/>
      <style:text-properties fo:font-style="normal" style:font-style-asian="normal" style:font-style-complex="normal"/>
    </style:style>
    <style:style style:name="P101" style:family="paragraph" style:parent-style-name="Text_20_body" style:list-style-name="L3">
      <style:text-properties officeooo:rsid="002d0883" officeooo:paragraph-rsid="002d0883"/>
    </style:style>
    <style:style style:name="P102" style:family="paragraph" style:parent-style-name="Text_20_body" style:list-style-name="L5">
      <style:text-properties officeooo:rsid="002d0883" officeooo:paragraph-rsid="002d0883"/>
    </style:style>
    <style:style style:name="P103" style:family="paragraph" style:parent-style-name="Text_20_body" style:list-style-name="L4">
      <style:text-properties officeooo:rsid="002cf952" officeooo:paragraph-rsid="002cf952"/>
    </style:style>
    <style:style style:name="P104" style:family="paragraph" style:parent-style-name="Text_20_body" style:list-style-name="WW8Num8">
      <style:text-properties officeooo:rsid="00119d2d" officeooo:paragraph-rsid="002a6db5"/>
    </style:style>
    <style:style style:name="P105" style:family="paragraph" style:parent-style-name="Text_20_body" style:list-style-name="L10">
      <style:paragraph-properties fo:text-align="justify" style:justify-single-word="false"/>
    </style:style>
    <style:style style:name="P106" style:family="paragraph" style:parent-style-name="Text_20_body" style:list-style-name="L11">
      <style:paragraph-properties fo:text-align="justify" style:justify-single-word="false"/>
    </style:style>
    <style:style style:name="P107" style:family="paragraph" style:parent-style-name="Text_20_body" style:list-style-name="L12">
      <style:paragraph-properties fo:text-align="justify" style:justify-single-word="false"/>
    </style:style>
    <style:style style:name="P108" style:family="paragraph" style:parent-style-name="Text_20_body" style:list-style-name="L13"/>
    <style:style style:name="P109" style:family="paragraph" style:parent-style-name="Text_20_body" style:list-style-name="L14"/>
    <style:style style:name="P110" style:family="paragraph" style:parent-style-name="Text_20_body" style:list-style-name="L9">
      <style:paragraph-properties fo:margin-top="0cm" fo:margin-bottom="0cm" style:contextual-spacing="false" fo:text-align="justify" style:justify-single-word="false"/>
      <style:text-properties style:font-name="Times New Roman" fo:font-style="normal" style:font-style-asian="normal" style:font-style-complex="normal"/>
    </style:style>
    <style:style style:name="P111" style:family="paragraph" style:parent-style-name="Text_20_body" style:list-style-name="WW8Num6">
      <style:paragraph-properties fo:margin-top="0cm" fo:margin-bottom="0cm" style:contextual-spacing="false"/>
    </style:style>
    <style:style style:name="P112" style:family="paragraph" style:parent-style-name="Heading_20_4">
      <style:paragraph-properties fo:text-align="justify" style:justify-single-word="false"/>
    </style:style>
    <style:style style:name="P113" style:family="paragraph" style:parent-style-name="Heading_20_4" style:master-page-name="">
      <style:paragraph-properties fo:text-align="justify" style:justify-single-word="false" style:page-number="auto"/>
    </style:style>
    <style:style style:name="P114" style:family="paragraph" style:parent-style-name="Heading_20_6">
      <style:paragraph-properties fo:text-align="justify" style:justify-single-word="false"/>
      <style:text-properties fo:font-weight="bold" style:font-weight-asian="bold" style:font-weight-complex="bold"/>
    </style:style>
    <style:style style:name="P115" style:family="paragraph" style:parent-style-name="Heading_20_6">
      <style:paragraph-properties fo:text-align="justify" style:justify-single-word="false"/>
    </style:style>
    <style:style style:name="P116" style:family="paragraph" style:parent-style-name="Heading_20_7">
      <style:paragraph-properties fo:text-align="justify" style:justify-single-word="false"/>
    </style:style>
    <style:style style:name="P117" style:family="paragraph" style:parent-style-name="Heading_20_8">
      <style:paragraph-properties fo:text-align="justify" style:justify-single-word="false"/>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26f896" style:font-weight-asian="normal" style:font-weight-complex="normal"/>
    </style:style>
    <style:style style:name="T4" style:family="text">
      <style:text-properties fo:font-weight="normal" style:font-weight-asian="normal" style:font-name-complex="Helvetica" style:font-weight-complex="normal"/>
    </style:style>
    <style:style style:name="T5" style:family="text">
      <style:text-properties fo:font-weight="normal" officeooo:rsid="00177f97" style:font-weight-asian="normal"/>
    </style:style>
    <style:style style:name="T6" style:family="text">
      <style:text-properties fo:font-weight="normal" fo:background-color="#ffff00" style:font-weight-asian="normal" style:font-weight-complex="normal"/>
    </style:style>
    <style:style style:name="T7" style:family="text">
      <style:text-properties fo:font-weight="normal" fo:background-color="transparent" style:font-weight-asian="normal" style:font-weight-complex="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font-weight-complex="normal"/>
    </style:style>
    <style:style style:name="T11" style:family="text">
      <style:text-properties fo:font-style="italic" officeooo:rsid="001a30a2" style:font-style-asian="italic" style:font-style-complex="italic"/>
    </style:style>
    <style:style style:name="T12" style:family="text">
      <style:text-properties fo:font-style="italic" officeooo:rsid="002308ae" style:font-style-asian="italic" style:font-style-complex="italic"/>
    </style:style>
    <style:style style:name="T13" style:family="text">
      <style:text-properties fo:font-style="italic" officeooo:rsid="0026f896" style:font-style-asian="italic" style:font-style-complex="italic"/>
    </style:style>
    <style:style style:name="T14" style:family="text">
      <style:text-properties fo:font-style="italic" fo:font-weight="normal" style:font-style-asian="italic" style:font-weight-asian="normal"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style:font-style-asian="italic" style:font-weight-asian="normal" style:font-name-complex="Helvetica" style:font-style-complex="italic" style:font-weight-complex="normal"/>
    </style:style>
    <style:style style:name="T17" style:family="text">
      <style:text-properties fo:font-style="italic" fo:font-weight="normal" fo:background-color="transparent" style:font-style-asian="italic" style:font-weight-asian="normal" style:font-style-complex="italic" style:font-weight-complex="normal"/>
    </style:style>
    <style:style style:name="T18" style:family="text">
      <style:text-properties fo:font-style="italic" fo:font-weight="normal" fo:background-color="#ffff00" style:font-style-asian="italic" style:font-weight-asian="normal" style:font-style-complex="italic" style:font-weight-complex="normal"/>
    </style:style>
    <style:style style:name="T19" style:family="text">
      <style:text-properties fo:font-style="italic" fo:background-color="transparent" style:font-style-asian="italic" style:font-style-complex="italic"/>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style>
    <style:style style:name="T22" style:family="text">
      <style:text-properties fo:font-style="normal" style:font-style-asian="normal" style:font-style-complex="normal"/>
    </style:style>
    <style:style style:name="T23" style:family="text">
      <style:text-properties fo:font-style="normal" style:font-style-asian="normal" style:font-style-complex="normal" style:font-weight-complex="normal"/>
    </style:style>
    <style:style style:name="T24" style:family="text">
      <style:text-properties fo:font-style="normal" officeooo:rsid="000fbc56" style:font-style-asian="normal" style:font-style-complex="normal"/>
    </style:style>
    <style:style style:name="T25" style:family="text">
      <style:text-properties fo:font-style="normal" officeooo:rsid="00153e37" style:font-style-asian="normal" style:font-style-complex="normal"/>
    </style:style>
    <style:style style:name="T26" style:family="text">
      <style:text-properties fo:font-style="normal" officeooo:rsid="0018ae97" style:font-style-asian="normal" style:font-style-complex="normal"/>
    </style:style>
    <style:style style:name="T27" style:family="text">
      <style:text-properties fo:font-style="normal" officeooo:rsid="001a30a2" style:font-style-asian="normal" style:font-style-complex="normal"/>
    </style:style>
    <style:style style:name="T28" style:family="text">
      <style:text-properties fo:font-style="normal" officeooo:rsid="002308ae" style:font-style-asian="normal" style:font-style-complex="normal"/>
    </style:style>
    <style:style style:name="T29" style:family="text">
      <style:text-properties fo:font-style="normal" officeooo:rsid="0024e931" style:font-style-asian="normal" style:font-style-complex="normal"/>
    </style:style>
    <style:style style:name="T30" style:family="text">
      <style:text-properties fo:font-style="normal" officeooo:rsid="0026f896" style:font-style-asian="normal" style:font-style-complex="normal"/>
    </style:style>
    <style:style style:name="T31" style:family="text">
      <style:text-properties fo:font-style="normal" officeooo:rsid="002cf952" style:font-style-asian="normal" style:font-style-complex="normal"/>
    </style:style>
    <style:style style:name="T32" style:family="text">
      <style:text-properties fo:font-style="normal" fo:font-weight="normal" style:font-style-asian="normal" style:font-weight-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style:font-style-asian="normal" style:font-weight-asian="normal" style:font-name-complex="Helvetica" style:font-style-complex="normal" style:font-weight-complex="normal"/>
    </style:style>
    <style:style style:name="T35" style:family="text">
      <style:text-properties fo:font-style="normal" fo:font-weight="normal" fo:background-color="#ffff00" style:font-style-asian="normal" style:font-weight-asian="normal" style:font-style-complex="normal" style:font-weight-complex="normal"/>
    </style:style>
    <style:style style:name="T36" style:family="text">
      <style:text-properties fo:font-style="normal" fo:font-weight="normal" fo:background-color="transparent" style:font-style-asian="normal" style:font-weight-asian="normal" style:font-style-complex="normal" style:font-weight-complex="normal"/>
    </style:style>
    <style:style style:name="T37" style:family="text">
      <style:text-properties fo:font-style="normal" fo:background-color="#ffff00" style:font-style-asian="normal" style:font-style-complex="normal"/>
    </style:style>
    <style:style style:name="T38" style:family="text">
      <style:text-properties fo:font-style="normal" fo:background-color="transparent"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fo:background-color="transparent" style:font-style-asian="normal" style:font-weight-asian="bold" style:font-style-complex="normal" style:font-weight-complex="bold"/>
    </style:style>
    <style:style style:name="T41" style:family="text">
      <style:text-properties style:font-name="Times New Roman"/>
    </style:style>
    <style:style style:name="T42" style:family="text">
      <style:text-properties style:font-name="Times New Roman" fo:font-style="normal" fo:font-weight="normal" style:font-style-asian="normal" style:font-weight-asian="normal" style:font-style-complex="normal" style:font-weight-complex="normal"/>
    </style:style>
    <style:style style:name="T43" style:family="text">
      <style:text-properties style:font-name="Times New Roman" fo:font-style="normal" fo:font-weight="normal" style:font-name-asian="Times New Roman1" style:font-style-asian="normal" style:font-weight-asian="normal" style:font-name-complex="Times New Roman1" style:font-style-complex="normal" style:font-weight-complex="normal"/>
    </style:style>
    <style:style style:name="T44" style:family="text">
      <style:text-properties style:font-name="Times New Roman" fo:font-style="normal" style:font-name-asian="Times New Roman1" style:font-style-asian="normal" style:font-name-complex="Times New Roman1" style:font-style-complex="normal"/>
    </style:style>
    <style:style style:name="T45" style:family="text">
      <style:text-properties style:font-name="Times New Roman" fo:font-style="normal" fo:background-color="#ffff00" style:font-name-asian="Times New Roman1" style:font-style-asian="normal" style:font-name-complex="Times New Roman1" style:font-style-complex="normal"/>
    </style:style>
    <style:style style:name="T46" style:family="text">
      <style:text-properties style:font-name="Times New Roman" fo:font-style="normal" fo:background-color="#ffff00" style:font-style-asian="normal" style:font-style-complex="normal"/>
    </style:style>
    <style:style style:name="T47" style:family="text">
      <style:text-properties style:font-name="Times New Roman" fo:font-style="normal" style:font-style-asian="normal" style:font-style-complex="normal"/>
    </style:style>
    <style:style style:name="T48" style:family="text">
      <style:text-properties style:font-name="Times New Roman" fo:font-style="normal" officeooo:rsid="002308ae" style:font-style-asian="normal" style:font-style-complex="normal"/>
    </style:style>
    <style:style style:name="T49" style:family="text">
      <style:text-properties style:font-name="Times New Roman" fo:font-style="normal" style:font-name-asian="Droid Sans Fallback" style:font-style-asian="normal" style:font-name-complex="Lohit Hindi" style:font-style-complex="normal"/>
    </style:style>
    <style:style style:name="T50" style:family="text">
      <style:text-properties style:font-name="Times New Roman" fo:font-style="normal" fo:background-color="transparent" style:font-style-asian="normal" style:font-style-complex="normal"/>
    </style:style>
    <style:style style:name="T51" style:family="text">
      <style:text-properties style:font-name="Times New Roman" style:font-name-asian="Times New Roman1" style:font-name-complex="Times New Roman1"/>
    </style:style>
    <style:style style:name="T52" style:family="text">
      <style:text-properties style:font-name="Times New Roman" fo:font-style="italic" style:font-name-asian="Times New Roman1" style:font-style-asian="italic" style:font-name-complex="Times New Roman1" style:font-style-complex="italic"/>
    </style:style>
    <style:style style:name="T53" style:family="text">
      <style:text-properties style:font-name="Times New Roman" fo:font-style="italic" style:font-style-asian="italic" style:font-style-complex="italic"/>
    </style:style>
    <style:style style:name="T54" style:family="text">
      <style:text-properties style:font-name="Times New Roman" fo:font-style="italic" officeooo:rsid="00211c02" style:font-style-asian="italic" style:font-style-complex="italic"/>
    </style:style>
    <style:style style:name="T55" style:family="text">
      <style:text-properties style:font-name="Times New Roman" fo:font-style="italic" officeooo:rsid="002308ae" style:font-style-asian="italic" style:font-style-complex="italic"/>
    </style:style>
    <style:style style:name="T56" style:family="text">
      <style:text-properties style:font-name="Times New Roman" fo:font-style="italic" fo:background-color="transparent" style:font-style-asian="italic" style:font-style-complex="italic"/>
    </style:style>
    <style:style style:name="T57" style:family="text">
      <style:text-properties style:font-name="Times New Roman" fo:background-color="#ffff00" style:font-name-asian="Times New Roman1" style:font-name-complex="Times New Roman1"/>
    </style:style>
    <style:style style:name="T58" style:family="text">
      <style:text-properties style:font-name="Times New Roman" officeooo:rsid="0012faee" fo:background-color="#ffff00" style:font-name-asian="Times New Roman1" style:font-name-complex="Times New Roman1"/>
    </style:style>
    <style:style style:name="T59"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60" style:family="text">
      <style:text-properties style:font-name="Times New Roman1" fo:font-style="italic" fo:font-weight="normal" style:font-name-asian="Times New Roman1" style:font-style-asian="italic" style:font-weight-asian="normal" style:font-name-complex="Times New Roman1" style:font-style-complex="italic" style:font-weight-complex="normal"/>
    </style:style>
    <style:style style:name="T61" style:family="text">
      <style:text-properties style:text-position="sub 58%"/>
    </style:style>
    <style:style style:name="T62" style:family="text">
      <style:text-properties style:text-position="sub 58%" fo:font-weight="normal" style:font-weight-asian="normal" style:font-weight-complex="normal"/>
    </style:style>
    <style:style style:name="T63" style:family="text">
      <style:text-properties style:text-position="sub 58%" style:font-name="Times New Roman" style:font-name-asian="Times New Roman1" style:font-name-complex="Times New Roman1"/>
    </style:style>
    <style:style style:name="T64" style:family="text">
      <style:text-properties style:text-position="sub 58%" fo:font-style="normal" fo:font-weight="normal" style:font-style-asian="normal" style:font-weight-asian="normal" style:font-style-complex="normal" style:font-weight-complex="normal"/>
    </style:style>
    <style:style style:name="T65" style:family="text">
      <style:text-properties style:text-position="sub 58%" fo:font-style="normal" fo:font-weight="normal" style:font-style-asian="normal" style:font-weight-asian="normal" style:font-name-complex="Helvetica" style:font-style-complex="normal" style:font-weight-complex="normal"/>
    </style:style>
    <style:style style:name="T66" style:family="text">
      <style:text-properties style:text-position="sub 58%" fo:font-style="normal" style:font-style-asian="normal" style:font-style-complex="normal"/>
    </style:style>
    <style:style style:name="T67" style:family="text">
      <style:text-properties style:text-position="sub 58%" style:font-name-complex="Helvetica"/>
    </style:style>
    <style:style style:name="T68" style:family="text">
      <style:text-properties style:text-position="sub 58%" fo:font-weight="bold" style:font-weight-asian="bold" style:font-weight-complex="bold"/>
    </style:style>
    <style:style style:name="T69" style:family="text">
      <style:text-properties style:text-position="sub 58%" fo:font-size="11pt" fo:font-weight="bold" style:font-size-asian="10.5pt" style:font-weight-asian="bold" style:font-weight-complex="bold"/>
    </style:style>
    <style:style style:name="T70" style:family="text">
      <style:text-properties style:text-position="sub 58%" fo:font-size="11pt" style:font-size-asian="10.5pt"/>
    </style:style>
    <style:style style:name="T71" style:family="text">
      <style:text-properties style:text-position="0% 100%"/>
    </style:style>
    <style:style style:name="T72" style:family="text">
      <style:text-properties style:text-position="0% 100%" fo:font-weight="normal" style:font-weight-asian="normal" style:font-weight-complex="normal"/>
    </style:style>
    <style:style style:name="T73" style:family="text">
      <style:text-properties style:text-position="0% 100%" fo:font-style="italic" fo:font-weight="normal" style:font-style-asian="italic" style:font-weight-asian="normal" style:font-style-complex="italic" style:font-weight-complex="normal"/>
    </style:style>
    <style:style style:name="T74" style:family="text">
      <style:text-properties style:text-position="0% 100%" fo:font-style="italic" style:font-style-asian="italic" style:font-style-complex="italic"/>
    </style:style>
    <style:style style:name="T75" style:family="text">
      <style:text-properties style:text-position="0% 100%" fo:font-style="normal" fo:font-weight="normal" style:font-style-asian="normal" style:font-weight-asian="normal" style:font-style-complex="normal" style:font-weight-complex="normal"/>
    </style:style>
    <style:style style:name="T76" style:family="text">
      <style:text-properties style:text-position="0% 100%" fo:font-style="normal" style:font-style-asian="normal" style:font-style-complex="normal"/>
    </style:style>
    <style:style style:name="T77" style:family="text">
      <style:text-properties style:text-position="0% 100%" fo:font-weight="bold" style:font-weight-asian="bold" style:font-weight-complex="bold"/>
    </style:style>
    <style:style style:name="T78" style:family="text">
      <style:text-properties style:text-position="0% 100%" style:font-name="Times New roman" fo:font-style="normal" style:font-style-asian="normal" style:font-style-complex="normal"/>
    </style:style>
    <style:style style:name="T79" style:family="text">
      <style:text-properties fo:font-weight="bold" style:font-weight-asian="bold" style:font-weight-complex="bold"/>
    </style:style>
    <style:style style:name="T80" style:family="text">
      <style:text-properties fo:font-weight="bold" fo:background-color="transparent" style:font-weight-asian="bold" style:font-weight-complex="bold"/>
    </style:style>
    <style:style style:name="T81" style:family="text">
      <style:text-properties fo:font-variant="normal" fo:text-transform="none" fo:color="#000000" style:text-line-through-style="none" fo:font-style="normal" style:text-underline-style="none" fo:font-weight="normal" style:text-blinking="false" fo:background-color="transparent"/>
    </style:style>
    <style:style style:name="T82" style:family="text">
      <style:text-properties fo:font-variant="normal" fo:text-transform="none" fo:color="#000000" style:text-line-through-style="none" fo:font-style="normal" style:text-underline-style="none" fo:font-weight="normal" style:text-blinking="false" fo:background-color="transparent" style:font-weight-asian="normal"/>
    </style:style>
    <style:style style:name="T83"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T84"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style>
    <style:style style:name="T85"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font-weight-complex="bold"/>
    </style:style>
    <style:style style:name="T86"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87" style:family="text">
      <style:text-properties fo:font-variant="normal" fo:text-transform="none" fo:color="#000000" style:text-line-through-style="none" fo:font-style="normal" style:text-underline-style="none" fo:font-weight="normal" style:text-blinking="false" fo:background-color="transparent" style:font-style-asian="normal" style:font-style-complex="normal"/>
    </style:style>
    <style:style style:name="T88" style:family="text">
      <style:text-properties fo:font-variant="normal" fo:text-transform="none" fo:color="#000000" style:text-line-through-style="none" fo:font-style="normal" style:text-underline-style="none" fo:font-weight="normal" style:text-blinking="false" fo:background-color="transparent" style:font-style-asian="italic" style:font-weight-asian="normal" style:font-style-complex="italic" style:font-weight-complex="bold"/>
    </style:style>
    <style:style style:name="T89" style:family="text">
      <style:text-properties fo:font-variant="normal" fo:text-transform="none" fo:color="#000000" style:text-line-through-style="none" fo:font-style="normal" style:text-underline-style="none" fo:font-weight="normal" style:text-blinking="false" fo:background-color="#ffff00" style:font-weight-asian="normal" style:font-weight-complex="normal"/>
    </style:style>
    <style:style style:name="T90" style:family="text">
      <style:text-properties fo:font-variant="normal" fo:text-transform="none" fo:color="#000000" style:text-line-through-style="none" style:font-name="Times New Roman" fo:font-size="10.5pt" fo:font-style="normal" style:text-underline-style="none" fo:font-weight="normal" style:text-blinking="false" fo:background-color="transparent" style:font-size-asian="10.5pt" style:font-style-asian="normal" style:font-size-complex="10.5pt" style:font-style-complex="normal"/>
    </style:style>
    <style:style style:name="T91"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style>
    <style:style style:name="T92"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bold"/>
    </style:style>
    <style:style style:name="T93"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normal"/>
    </style:style>
    <style:style style:name="T94" style:family="text">
      <style:text-properties fo:font-variant="normal" fo:text-transform="none" fo:color="#000000" style:text-line-through-style="none" fo:font-size="11pt" fo:font-style="normal" style:text-underline-style="none" style:text-blinking="false" fo:background-color="transparent" style:font-size-asian="10.5pt"/>
    </style:style>
    <style:style style:name="T95" style:family="text">
      <style:text-properties fo:font-variant="normal" fo:text-transform="none" fo:color="#000000" style:text-line-through-style="none" fo:font-size="11pt" fo:font-style="normal" style:text-underline-style="none" style:text-blinking="false" fo:background-color="#ffff00" style:font-size-asian="10.5pt"/>
    </style:style>
    <style:style style:name="T96" style:family="text">
      <style:text-properties fo:font-variant="normal" fo:text-transform="none" style:text-position="0% 100%" style:font-name="Times New Roman" fo:font-style="normal" style:text-underline-style="none" fo:font-weight="normal" fo:background-color="transparent" style:font-style-asian="normal" style:font-style-complex="normal"/>
    </style:style>
    <style:style style:name="T97" style:family="text">
      <style:text-properties fo:font-variant="normal" fo:text-transform="none" style:text-position="0% 100%" style:font-name="Times New Roman" fo:font-style="normal" style:text-underline-style="none" fo:font-weight="normal" style:font-name-asian="Times New Roman1" style:font-name-complex="Times New Roman1"/>
    </style:style>
    <style:style style:name="T98" style:family="text">
      <style:text-properties fo:font-variant="normal" fo:text-transform="none" style:text-position="0% 100%" fo:font-style="normal" style:text-underline-style="none" fo:font-weight="normal"/>
    </style:style>
    <style:style style:name="T99" style:family="text">
      <style:text-properties fo:font-variant="normal" fo:text-transform="none" style:text-position="0% 100%" fo:font-style="normal" style:text-underline-style="none" fo:font-weight="normal" style:font-weight-asian="normal" style:font-weight-complex="normal"/>
    </style:style>
    <style:style style:name="T100" style:family="text">
      <style:text-properties fo:font-variant="normal" fo:text-transform="none" style:text-position="0% 100%" fo:font-style="normal" style:text-underline-style="none" fo:font-weight="normal" style:font-style-asian="normal" style:font-weight-asian="normal" style:font-name-complex="Helvetica" style:font-style-complex="normal" style:font-weight-complex="normal"/>
    </style:style>
    <style:style style:name="T101" style:family="text">
      <style:text-properties fo:font-variant="normal" fo:text-transform="none" style:text-position="0% 100%" fo:font-style="normal" style:text-underline-style="none" fo:font-weight="normal" style:font-style-asian="normal" style:font-weight-asian="normal" style:font-style-complex="normal" style:font-weight-complex="normal"/>
    </style:style>
    <style:style style:name="T102" style:family="text">
      <style:text-properties fo:font-variant="normal" fo:text-transform="none" style:text-position="0% 100%" fo:font-style="normal" style:text-underline-style="none" fo:font-weight="normal" style:font-style-asian="normal" style:font-style-complex="normal"/>
    </style:style>
    <style:style style:name="T103" style:family="text">
      <style:text-properties fo:font-variant="normal" fo:text-transform="none" style:text-position="0% 100%" fo:font-style="normal" style:text-underline-style="none" fo:font-weight="normal" style:font-style-asian="italic" style:font-style-complex="italic"/>
    </style:style>
    <style:style style:name="T104" style:family="text">
      <style:text-properties style:font-weight-complex="normal"/>
    </style:style>
    <style:style style:name="T105" style:family="text">
      <style:text-properties fo:background-color="#ffff00"/>
    </style:style>
    <style:style style:name="T106" style:family="text">
      <style:text-properties officeooo:rsid="0018ae97" fo:background-color="#ffff00"/>
    </style:style>
    <style:style style:name="T107" style:family="text">
      <style:text-properties officeooo:rsid="003315bf" fo:background-color="#ffff00"/>
    </style:style>
    <style:style style:name="T108" style:family="text">
      <style:text-properties style:font-name="DejaVu Sans" fo:font-style="normal" fo:font-weight="normal" style:font-name-asian="Times New Roman1" style:font-style-asian="normal" style:font-weight-asian="normal" style:font-name-complex="Times New Roman1" style:font-style-complex="normal" style:font-weight-complex="normal"/>
    </style:style>
    <style:style style:name="T109" style:family="text">
      <style:text-properties style:font-name="DejaVu Sans" fo:font-style="normal" style:font-name-asian="Times New Roman1" style:font-style-asian="normal" style:font-name-complex="Times New Roman1" style:font-style-complex="normal"/>
    </style:style>
    <style:style style:name="T110" style:family="text">
      <style:text-properties style:font-name-complex="Helvetica"/>
    </style:style>
    <style:style style:name="T111" style:family="text">
      <style:text-properties style:font-style-asian="normal"/>
    </style:style>
    <style:style style:name="T112" style:family="text">
      <style:text-properties style:font-style-asian="normal" style:font-weight-asian="normal" style:font-style-complex="normal" style:font-weight-complex="normal"/>
    </style:style>
    <style:style style:name="T113" style:family="text">
      <style:text-properties style:text-position="super 58%"/>
    </style:style>
    <style:style style:name="T114" style:family="text">
      <style:text-properties style:text-position="super 58%" fo:font-weight="normal" style:font-weight-asian="normal" style:font-weight-complex="normal"/>
    </style:style>
    <style:style style:name="T115" style:family="text">
      <style:text-properties style:text-position="super 58%" fo:font-weight="normal" fo:background-color="transparent" style:font-weight-asian="normal" style:font-weight-complex="normal"/>
    </style:style>
    <style:style style:name="T116" style:family="text">
      <style:text-properties style:text-position="super 58%" fo:font-style="normal" style:font-style-asian="normal" style:font-style-complex="normal"/>
    </style:style>
    <style:style style:name="T117" style:family="text">
      <style:text-properties style:font-name="Arial"/>
    </style:style>
    <style:style style:name="T118" style:family="text">
      <style:text-properties style:font-name="Arial" style:font-name-asian="Droid Sans Fallback" style:font-name-complex="Lohit Hindi"/>
    </style:style>
    <style:style style:name="T119" style:family="text">
      <style:text-properties style:font-name="arial"/>
    </style:style>
    <style:style style:name="T120" style:family="text">
      <style:text-properties style:font-name="arial" style:font-name-asian="Droid Sans Fallback" style:font-name-complex="Lohit Hindi"/>
    </style:style>
    <style:style style:name="T121" style:family="text">
      <style:text-properties fo:font-size="11pt" fo:font-weight="bold" style:font-size-asian="10.5pt" style:font-weight-asian="bold" style:font-weight-complex="bold"/>
    </style:style>
    <style:style style:name="T122" style:family="text">
      <style:text-properties fo:font-size="11pt" fo:font-weight="normal" style:font-size-asian="10.5pt" style:font-weight-asian="normal" style:font-weight-complex="normal"/>
    </style:style>
    <style:style style:name="T123" style:family="text">
      <style:text-properties fo:font-size="11pt" fo:font-style="normal" fo:font-weight="normal" style:font-size-asian="10.5pt" style:font-style-asian="normal" style:font-weight-asian="normal" style:font-style-complex="normal" style:font-weight-complex="normal"/>
    </style:style>
    <style:style style:name="T124" style:family="text">
      <style:text-properties fo:font-size="11pt" fo:font-style="normal" style:font-size-asian="10.5pt" style:font-style-asian="normal" style:font-style-complex="normal"/>
    </style:style>
    <style:style style:name="T125" style:family="text">
      <style:text-properties fo:font-size="11pt" fo:font-style="normal" officeooo:rsid="001658fe" style:font-size-asian="10.5pt" style:font-style-asian="normal" style:font-style-complex="normal"/>
    </style:style>
    <style:style style:name="T126" style:family="text">
      <style:text-properties fo:font-size="11pt" fo:font-style="italic" fo:font-weight="normal" style:font-size-asian="10.5pt" style:font-style-asian="italic" style:font-weight-asian="normal" style:font-style-complex="italic" style:font-weight-complex="normal"/>
    </style:style>
    <style:style style:name="T127" style:family="text">
      <style:text-properties fo:font-size="11pt" fo:font-style="italic" style:font-size-asian="10.5pt" style:font-style-asian="italic" style:font-style-complex="italic"/>
    </style:style>
    <style:style style:name="T128" style:family="text">
      <style:text-properties fo:font-size="11pt" style:font-size-asian="10.5pt"/>
    </style:style>
    <style:style style:name="T129" style:family="text">
      <style:text-properties fo:font-size="11pt" fo:background-color="#ffff00" style:font-size-asian="10.5pt"/>
    </style:style>
    <style:style style:name="T130" style:family="text">
      <style:text-properties fo:background-color="transparent"/>
    </style:style>
    <style:style style:name="T131" style:family="text">
      <style:text-properties style:font-name="Times New roman" fo:font-style="normal" style:font-style-asian="normal" style:font-style-complex="normal"/>
    </style:style>
    <style:style style:name="T132" style:family="text">
      <style:text-properties officeooo:rsid="000fbc56"/>
    </style:style>
    <style:style style:name="T133" style:family="text">
      <style:text-properties officeooo:rsid="00119d2d"/>
    </style:style>
    <style:style style:name="T134" style:family="text">
      <style:text-properties officeooo:rsid="0012faee"/>
    </style:style>
    <style:style style:name="T135" style:family="text">
      <style:text-properties officeooo:rsid="00144109"/>
    </style:style>
    <style:style style:name="T136" style:family="text">
      <style:text-properties officeooo:rsid="00153e37"/>
    </style:style>
    <style:style style:name="T137" style:family="text">
      <style:text-properties officeooo:rsid="001a30a2"/>
    </style:style>
    <style:style style:name="T138" style:family="text">
      <style:text-properties officeooo:rsid="001e255a"/>
    </style:style>
    <style:style style:name="T139" style:family="text">
      <style:text-properties officeooo:rsid="001e500f"/>
    </style:style>
    <style:style style:name="T140" style:family="text">
      <style:text-properties officeooo:rsid="001fae8b"/>
    </style:style>
    <style:style style:name="T141" style:family="text">
      <style:text-properties officeooo:rsid="0026f896"/>
    </style:style>
    <style:style style:name="T142" style:family="text">
      <style:text-properties officeooo:rsid="0028802d"/>
    </style:style>
    <style:style style:name="T143" style:family="text">
      <style:text-properties officeooo:rsid="002d088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iversity of flagellar motors across the bacterial kingdom</text:p>
      <text:p text:style-name="P32">(or, Diversity of flagellar motors across the bacteria: insights into mechanism and evolution)</text:p>
      <text:list xml:id="list4170857532384987524" text:style-name="WW8Num2">
        <text:list-item>
          <text:p text:style-name="P41">“Bringing order to a complex molecular machine: The assembly of the bacterial flagella”: relevant refs?</text:p>
        </text:list-item>
        <text:list-item>
          <text:p text:style-name="P58">Tree</text:p>
        </text:list-item>
        <text:list-item>
          <text:p text:style-name="P58">Table of characteristics: organism, taxID, C-ring diameter, M-ring diameter, number of studs, biophysical characteristics, references, type of elaboration.</text:p>
        </text:list-item>
        <text:list-item>
          <text:p text:style-name="P58">T3SS / flagellar evolution paper: bottom of p.3: other taxon...(?)</text:p>
        </text:list-item>
        <text:list-item>
          <text:p text:style-name="P58">“Seek simplicity and distrust”: many flagellar operons in aflagellate bacteria</text:p>
        </text:list-item>
      </text:list>
      <text:h text:style-name="Heading_20_2" text:outline-level="2">Abstract</text:h>
      <text:p text:style-name="Text_20_body">Bacterial flagellar motors are ancient evolved bacterial nanomachines that spin a helical propellor as a motility device. <text:span text:style-name="T132">These multiprotein complexes represent excellent models for understanding both the function and evolution of macromolecular machinery. </text:span><text:span text:style-name="T135">While c</text:span>onsiderable insights have been made into their structure, function, and evolution in the model enterobacteria <text:span text:style-name="T9">Escherichia coli</text:span><text:span text:style-name="T22"> and </text:span><text:span text:style-name="T9">Salmonella enterica </text:span><text:span text:style-name="T22">serovar Typhimurium, looking beyond these model organisms we find considerable diversity in components, structure and function, together with intriguing evolutionary elaborations upon the 'core' motor found in the enterobacteria. This review surveys the wide range of diversity seen in the bacterial flagellar motors from a variety of perspectives, highlights the universal insights that studying this diversity has enabled, and </text:span><text:span text:style-name="T24">discusses</text:span><text:span text:style-name="T22"> insights further comparative studies promise in the future.</text:span></text:p>
      <text:h text:style-name="P25" text:outline-level="2"><text:bookmark-start text:name="__RefHeading__85328_833907002"/>Introduction<text:bookmark-end text:name="__RefHeading__85328_833907002"/></text:h>
      <text:p text:style-name="P7">Some of the most striking examples of molecular machinery are bacterial flagellar motors. Present in between approximately one half and two-thirds of <text:span text:style-name="T135">all </text:span>sequenced bacteria <text:reference-mark-start text:name="ZOTERO_ITEM CSL_CITATION {&quot;citationID&quot;:&quot;MNe7O2R4&quot;,&quot;properties&quot;:{&quot;formattedCitation&quot;:&quot;(Snyder et al., 2009; Chen et al., 2011)&quot;,&quot;plainCitation&quot;:&quot;(Snyder et al., 2009; Chen et al., 2011)&quot;},&quot;citationItems&quot;:[{&quot;id&quot;:2609,&quot;uris&quot;:[&quot;http://zotero.org/users/316567/items/NMF9T5SS&quot;],&quot;uri&quot;:[&quot;http://zotero.org/users/316567/items/NMF9T5SS&quot;],&quot;itemData&quot;:{&quot;id&quot;:2609,&quot;type&quot;:&quot;article-journal&quot;,&quot;title&quot;:&quot;Bacterial flagellar diversity and evolution: seek simplicity and distrust it?&quot;,&quot;container-title&quot;:&quot;Trends in Microbiology&quot;,&quot;page&quot;:&quot;1-5&quot;,&quot;volume&quot;:&quot;17&quot;,&quot;issue&quot;:&quot;1&quot;,&quot;source&quot;:&quot;ScienceDirect&quot;,&quot;abstract&quot;:&quot;Flagella are the chief organelles of motility in bacteria. In recent years, several new findings have illuminated the evolution of bacterial flagella, including cut-down versions of the organelle in Buchnera, a dispensable ATPase and structural evidence for homology between FliG (a component of the flagellar motor) and MgtE (a magnesium transporter). However, a fresh examination of the phylogenetic distribution of flagellar genes warns against a simplistic model of early flagellar evolution.&quot;,&quot;DOI&quot;:&quot;10.1016/j.tim.2008.10.002&quot;,&quot;ISSN&quot;:&quot;0966-842X&quot;,&quot;shortTitle&quot;:&quot;Bacterial flagellar diversity and evolution&quot;,&quot;author&quot;:[{&quot;family&quot;:&quot;Snyder&quot;,&quot;given&quot;:&quot;Lori A.S.&quot;},{&quot;family&quot;:&quot;Loman&quot;,&quot;given&quot;:&quot;Nicholas J.&quot;},{&quot;family&quot;:&quot;Fütterer&quot;,&quot;given&quot;:&quot;Klaus&quot;},{&quot;family&quot;:&quot;Pallen&quot;,&quot;given&quot;:&quot;Mark J.&quot;}],&quot;issued&quot;:{&quot;date-parts&quot;:[[&quot;2009&quot;,1]]},&quot;accessed&quot;:{&quot;date-parts&quot;:[[2012,5,30]]}}},{&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ZCZ0tGhXjF"/>(Snyder et al., 2009; Chen et al., 2011)<text:reference-mark-end text:name="ZOTERO_ITEM CSL_CITATION {&quot;citationID&quot;:&quot;MNe7O2R4&quot;,&quot;properties&quot;:{&quot;formattedCitation&quot;:&quot;(Snyder et al., 2009; Chen et al., 2011)&quot;,&quot;plainCitation&quot;:&quot;(Snyder et al., 2009; Chen et al., 2011)&quot;},&quot;citationItems&quot;:[{&quot;id&quot;:2609,&quot;uris&quot;:[&quot;http://zotero.org/users/316567/items/NMF9T5SS&quot;],&quot;uri&quot;:[&quot;http://zotero.org/users/316567/items/NMF9T5SS&quot;],&quot;itemData&quot;:{&quot;id&quot;:2609,&quot;type&quot;:&quot;article-journal&quot;,&quot;title&quot;:&quot;Bacterial flagellar diversity and evolution: seek simplicity and distrust it?&quot;,&quot;container-title&quot;:&quot;Trends in Microbiology&quot;,&quot;page&quot;:&quot;1-5&quot;,&quot;volume&quot;:&quot;17&quot;,&quot;issue&quot;:&quot;1&quot;,&quot;source&quot;:&quot;ScienceDirect&quot;,&quot;abstract&quot;:&quot;Flagella are the chief organelles of motility in bacteria. In recent years, several new findings have illuminated the evolution of bacterial flagella, including cut-down versions of the organelle in Buchnera, a dispensable ATPase and structural evidence for homology between FliG (a component of the flagellar motor) and MgtE (a magnesium transporter). However, a fresh examination of the phylogenetic distribution of flagellar genes warns against a simplistic model of early flagellar evolution.&quot;,&quot;DOI&quot;:&quot;10.1016/j.tim.2008.10.002&quot;,&quot;ISSN&quot;:&quot;0966-842X&quot;,&quot;shortTitle&quot;:&quot;Bacterial flagellar diversity and evolution&quot;,&quot;author&quot;:[{&quot;family&quot;:&quot;Snyder&quot;,&quot;given&quot;:&quot;Lori A.S.&quot;},{&quot;family&quot;:&quot;Loman&quot;,&quot;given&quot;:&quot;Nicholas J.&quot;},{&quot;family&quot;:&quot;Fütterer&quot;,&quot;given&quot;:&quot;Klaus&quot;},{&quot;family&quot;:&quot;Pallen&quot;,&quot;given&quot;:&quot;Mark J.&quot;}],&quot;issued&quot;:{&quot;date-parts&quot;:[[&quot;2009&quot;,1]]},&quot;accessed&quot;:{&quot;date-parts&quot;:[[2012,5,30]]}}},{&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ZCZ0tGhXjF"/>, these motors are embedded in the cell envelope <text:reference-mark-start text:name="ZOTERO_ITEM CSL_CITATION {&quot;citationID&quot;:&quot;12cks437cu&quot;,&quot;properties&quot;:{&quot;formattedCitation&quot;:&quot;(Cohen-Bazire and London, 1967; DePamphilis and Adler, 1971a)&quot;,&quot;plainCitation&quot;:&quot;(Cohen-Bazire and London, 1967; DePamphilis and Adler, 1971a)&quot;},&quot;citationItems&quot;:[{&quot;id&quot;:2244,&quot;uris&quot;:[&quot;http://zotero.org/users/316567/items/B5A4XWKX&quot;],&quot;uri&quot;:[&quot;http://zotero.org/users/316567/items/B5A4XWKX&quot;],&quot;itemData&quot;:{&quot;id&quot;:2244,&quot;type&quot;:&quot;article-journal&quot;,&quot;title&quot;:&quot;Basal Organelles of Bacterial Flagella&quot;,&quot;container-title&quot;:&quot;Journal of Bacteriology&quot;,&quot;page&quot;:&quot;458-465&quot;,&quot;volume&quot;:&quot;94&quot;,&quot;issue&quot;:&quot;2&quot;,&quot;source&quot;:&quot;jb.asm.org&quot;,&quot;ISSN&quot;:&quot;0021-9193, 1098-5530&quot;,&quot;journalAbbreviation&quot;:&quot;J. Bacteriol.&quot;,&quot;language&quot;:&quot;en&quot;,&quot;author&quot;:[{&quot;family&quot;:&quot;Cohen-Bazire&quot;,&quot;given&quot;:&quot;Germaine&quot;},{&quot;family&quot;:&quot;London&quot;,&quot;given&quot;:&quot;Jack&quot;}],&quot;issued&quot;:{&quot;date-parts&quot;:[[1967,8,1]]},&quot;accessed&quot;:{&quot;date-parts&quot;:[[2012,6,6]]}}},{&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nKVs6svWHX"/>(Cohen-Bazire and London, 1967; DePamphilis and Adler, 1971a)<text:reference-mark-end text:name="ZOTERO_ITEM CSL_CITATION {&quot;citationID&quot;:&quot;12cks437cu&quot;,&quot;properties&quot;:{&quot;formattedCitation&quot;:&quot;(Cohen-Bazire and London, 1967; DePamphilis and Adler, 1971a)&quot;,&quot;plainCitation&quot;:&quot;(Cohen-Bazire and London, 1967; DePamphilis and Adler, 1971a)&quot;},&quot;citationItems&quot;:[{&quot;id&quot;:2244,&quot;uris&quot;:[&quot;http://zotero.org/users/316567/items/B5A4XWKX&quot;],&quot;uri&quot;:[&quot;http://zotero.org/users/316567/items/B5A4XWKX&quot;],&quot;itemData&quot;:{&quot;id&quot;:2244,&quot;type&quot;:&quot;article-journal&quot;,&quot;title&quot;:&quot;Basal Organelles of Bacterial Flagella&quot;,&quot;container-title&quot;:&quot;Journal of Bacteriology&quot;,&quot;page&quot;:&quot;458-465&quot;,&quot;volume&quot;:&quot;94&quot;,&quot;issue&quot;:&quot;2&quot;,&quot;source&quot;:&quot;jb.asm.org&quot;,&quot;ISSN&quot;:&quot;0021-9193, 1098-5530&quot;,&quot;journalAbbreviation&quot;:&quot;J. Bacteriol.&quot;,&quot;language&quot;:&quot;en&quot;,&quot;author&quot;:[{&quot;family&quot;:&quot;Cohen-Bazire&quot;,&quot;given&quot;:&quot;Germaine&quot;},{&quot;family&quot;:&quot;London&quot;,&quot;given&quot;:&quot;Jack&quot;}],&quot;issued&quot;:{&quot;date-parts&quot;:[[1967,8,1]]},&quot;accessed&quot;:{&quot;date-parts&quot;:[[2012,6,6]]}}},{&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nKVs6svWHX"/> where their primary function is to act as propellors. In all known motors, a central axial rotor in the inner membrane connects to a driveshaft that in turns connects to a flexible universal joint on the edge of the cell (<text:span text:style-name="T105">REF</text:span>). This universal joint is in turn connected to a long helical filament that coils to form a helical propellor to propel the cell when it is rotated by the inner membane-embedded rot<text:span text:style-name="T135">a</text:span>r<text:span text:style-name="T135">y motor</text:span>. <text:span text:style-name="T135">The rotary motor is composed of a</text:span> rotor <text:span text:style-name="T135">that is</text:span> rotated by a ring of stator complexes that couple ion flux down a concentration differential across the inner membrane to rotation. Associated with the rotor and stator is a switch complex that integrates a wide variety of internal cell signals to modulate the rotational behavior of the motor. Furthermore, in addition to torque generation the motor assembles itself using a combination of passive <text:span text:style-name="T135">assembly</text:span>, and ATP- and proton-motive force-driven assembly pathways. The active assembly process is driven by a dedicated type III <text:span text:style-name="T135">secretion </text:span>protein export apparatus localized within the rotor that is related to the type III secretion system<text:span text:style-name="T135">s found at the core of pathogenic injectisomes.</text:span></text:p>
      <text:p text:style-name="P7">Many decades of research have yielded large amounts of data on the structure <text:reference-mark-start text:name="ZOTERO_ITEM CSL_CITATION {&quot;citationID&quot;:&quot;19msb4afh6&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edeUQqvC9l"/>(Thomas et al., 2006)<text:reference-mark-end text:name="ZOTERO_ITEM CSL_CITATION {&quot;citationID&quot;:&quot;19msb4afh6&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edeUQqvC9l"/>, function <text:reference-mark-start text:name="ZOTERO_ITEM CSL_CITATION {&quot;citationID&quot;:&quot;9jd8dbn1h&quot;,&quot;properties&quot;:{&quot;formattedCitation&quot;:&quot;(Baker and Berry, 2009)&quot;,&quot;plainCitation&quot;:&quot;(Baker and Berry, 2009)&quot;},&quot;citationItems&quot;:[{&quot;id&quot;:2564,&quot;uris&quot;:[&quot;http://zotero.org/users/316567/items/M8HXJW7T&quot;],&quot;uri&quot;:[&quot;http://zotero.org/users/316567/items/M8HXJW7T&quot;],&quot;itemData&quot;:{&quot;id&quot;:2564,&quot;type&quot;:&quot;article-journal&quot;,&quot;title&quot;:&quot;An introduction to the physics of the bacterial flagellar motor: a nanoscale rotary electric motor&quot;,&quot;container-title&quot;:&quot;Contemporary Physics&quot;,&quot;page&quot;:&quot;617-632&quot;,&quot;volume&quot;:&quot;50&quot;,&quot;issue&quot;:&quot;6&quot;,&quot;source&quot;:&quot;Taylor and Francis&quot;,&quot;abstract&quot;:&quot;Biological molecular motors show us how directed motion can be generated by nanometre-scale devices that work at the energy scale of the thermal bath. Direct and indirect observations of functioning single molecule motors allow us to see fundamental processes of statistical physics unfolding in microscopic detail at room temperature, something that was unimaginable only a few decades ago. In this review, we introduce molecular motors and the physics relevant to their mechanisms before focusing on our recent experiments on the bacterial flagellar motor, the rotary device responsible for bacterial locomotion.&quot;,&quot;DOI&quot;:&quot;10.1080/00107510903090553&quot;,&quot;ISSN&quot;:&quot;0010-7514&quot;,&quot;shortTitle&quot;:&quot;An introduction to the physics of the bacterial flagellar motor&quot;,&quot;author&quot;:[{&quot;family&quot;:&quot;Baker&quot;,&quot;given&quot;:&quot;Matthew A.B.&quot;},{&quot;family&quot;:&quot;Berry&quot;,&quot;given&quot;:&quot;Richard M.&quot;}],&quot;issued&quot;:{&quot;date-parts&quot;:[[2009]]},&quot;accessed&quot;:{&quot;date-parts&quot;:[[2012,7,9]]}}}],&quot;schema&quot;:&quot;https://github.com/citation-style-language/schema/raw/master/csl-citation.json&quot;} RNDhfbjw28qQZ"/>(Baker and Berry, 2009)<text:reference-mark-end text:name="ZOTERO_ITEM CSL_CITATION {&quot;citationID&quot;:&quot;9jd8dbn1h&quot;,&quot;properties&quot;:{&quot;formattedCitation&quot;:&quot;(Baker and Berry, 2009)&quot;,&quot;plainCitation&quot;:&quot;(Baker and Berry, 2009)&quot;},&quot;citationItems&quot;:[{&quot;id&quot;:2564,&quot;uris&quot;:[&quot;http://zotero.org/users/316567/items/M8HXJW7T&quot;],&quot;uri&quot;:[&quot;http://zotero.org/users/316567/items/M8HXJW7T&quot;],&quot;itemData&quot;:{&quot;id&quot;:2564,&quot;type&quot;:&quot;article-journal&quot;,&quot;title&quot;:&quot;An introduction to the physics of the bacterial flagellar motor: a nanoscale rotary electric motor&quot;,&quot;container-title&quot;:&quot;Contemporary Physics&quot;,&quot;page&quot;:&quot;617-632&quot;,&quot;volume&quot;:&quot;50&quot;,&quot;issue&quot;:&quot;6&quot;,&quot;source&quot;:&quot;Taylor and Francis&quot;,&quot;abstract&quot;:&quot;Biological molecular motors show us how directed motion can be generated by nanometre-scale devices that work at the energy scale of the thermal bath. Direct and indirect observations of functioning single molecule motors allow us to see fundamental processes of statistical physics unfolding in microscopic detail at room temperature, something that was unimaginable only a few decades ago. In this review, we introduce molecular motors and the physics relevant to their mechanisms before focusing on our recent experiments on the bacterial flagellar motor, the rotary device responsible for bacterial locomotion.&quot;,&quot;DOI&quot;:&quot;10.1080/00107510903090553&quot;,&quot;ISSN&quot;:&quot;0010-7514&quot;,&quot;shortTitle&quot;:&quot;An introduction to the physics of the bacterial flagellar motor&quot;,&quot;author&quot;:[{&quot;family&quot;:&quot;Baker&quot;,&quot;given&quot;:&quot;Matthew A.B.&quot;},{&quot;family&quot;:&quot;Berry&quot;,&quot;given&quot;:&quot;Richard M.&quot;}],&quot;issued&quot;:{&quot;date-parts&quot;:[[2009]]},&quot;accessed&quot;:{&quot;date-parts&quot;:[[2012,7,9]]}}}],&quot;schema&quot;:&quot;https://github.com/citation-style-language/schema/raw/master/csl-citation.json&quot;} RNDhfbjw28qQZ"/>, and evolution <text:reference-mark-start text:name="ZOTERO_ITEM CSL_CITATION {&quot;citationID&quot;:&quot;27h4crq3pv&quot;,&quot;properties&quot;:{&quot;formattedCitation&quot;:&quot;(Snyder et al., 2009)&quot;,&quot;plainCitation&quot;:&quot;(Snyder et al., 2009)&quot;},&quot;citationItems&quot;:[{&quot;id&quot;:2609,&quot;uris&quot;:[&quot;http://zotero.org/users/316567/items/NMF9T5SS&quot;],&quot;uri&quot;:[&quot;http://zotero.org/users/316567/items/NMF9T5SS&quot;],&quot;itemData&quot;:{&quot;id&quot;:2609,&quot;type&quot;:&quot;article-journal&quot;,&quot;title&quot;:&quot;Bacterial flagellar diversity and evolution: seek simplicity and distrust it?&quot;,&quot;container-title&quot;:&quot;Trends in Microbiology&quot;,&quot;page&quot;:&quot;1-5&quot;,&quot;volume&quot;:&quot;17&quot;,&quot;issue&quot;:&quot;1&quot;,&quot;source&quot;:&quot;ScienceDirect&quot;,&quot;abstract&quot;:&quot;Flagella are the chief organelles of motility in bacteria. In recent years, several new findings have illuminated the evolution of bacterial flagella, including cut-down versions of the organelle in Buchnera, a dispensable ATPase and structural evidence for homology between FliG (a component of the flagellar motor) and MgtE (a magnesium transporter). However, a fresh examination of the phylogenetic distribution of flagellar genes warns against a simplistic model of early flagellar evolution.&quot;,&quot;DOI&quot;:&quot;10.1016/j.tim.2008.10.002&quot;,&quot;ISSN&quot;:&quot;0966-842X&quot;,&quot;shortTitle&quot;:&quot;Bacterial flagellar diversity and evolution&quot;,&quot;author&quot;:[{&quot;family&quot;:&quot;Snyder&quot;,&quot;given&quot;:&quot;Lori A.S.&quot;},{&quot;family&quot;:&quot;Loman&quot;,&quot;given&quot;:&quot;Nicholas J.&quot;},{&quot;family&quot;:&quot;Fütterer&quot;,&quot;given&quot;:&quot;Klaus&quot;},{&quot;family&quot;:&quot;Pallen&quot;,&quot;given&quot;:&quot;Mark J.&quot;}],&quot;issued&quot;:{&quot;date-parts&quot;:[[&quot;2009&quot;,1]]},&quot;accessed&quot;:{&quot;date-parts&quot;:[[2012,5,30]]}}}],&quot;schema&quot;:&quot;https://github.com/citation-style-language/schema/raw/master/csl-citation.json&quot;} RNDpekF7hxAuq"/>(Snyder et al., 2009)<text:reference-mark-end text:name="ZOTERO_ITEM CSL_CITATION {&quot;citationID&quot;:&quot;27h4crq3pv&quot;,&quot;properties&quot;:{&quot;formattedCitation&quot;:&quot;(Snyder et al., 2009)&quot;,&quot;plainCitation&quot;:&quot;(Snyder et al., 2009)&quot;},&quot;citationItems&quot;:[{&quot;id&quot;:2609,&quot;uris&quot;:[&quot;http://zotero.org/users/316567/items/NMF9T5SS&quot;],&quot;uri&quot;:[&quot;http://zotero.org/users/316567/items/NMF9T5SS&quot;],&quot;itemData&quot;:{&quot;id&quot;:2609,&quot;type&quot;:&quot;article-journal&quot;,&quot;title&quot;:&quot;Bacterial flagellar diversity and evolution: seek simplicity and distrust it?&quot;,&quot;container-title&quot;:&quot;Trends in Microbiology&quot;,&quot;page&quot;:&quot;1-5&quot;,&quot;volume&quot;:&quot;17&quot;,&quot;issue&quot;:&quot;1&quot;,&quot;source&quot;:&quot;ScienceDirect&quot;,&quot;abstract&quot;:&quot;Flagella are the chief organelles of motility in bacteria. In recent years, several new findings have illuminated the evolution of bacterial flagella, including cut-down versions of the organelle in Buchnera, a dispensable ATPase and structural evidence for homology between FliG (a component of the flagellar motor) and MgtE (a magnesium transporter). However, a fresh examination of the phylogenetic distribution of flagellar genes warns against a simplistic model of early flagellar evolution.&quot;,&quot;DOI&quot;:&quot;10.1016/j.tim.2008.10.002&quot;,&quot;ISSN&quot;:&quot;0966-842X&quot;,&quot;shortTitle&quot;:&quot;Bacterial flagellar diversity and evolution&quot;,&quot;author&quot;:[{&quot;family&quot;:&quot;Snyder&quot;,&quot;given&quot;:&quot;Lori A.S.&quot;},{&quot;family&quot;:&quot;Loman&quot;,&quot;given&quot;:&quot;Nicholas J.&quot;},{&quot;family&quot;:&quot;Fütterer&quot;,&quot;given&quot;:&quot;Klaus&quot;},{&quot;family&quot;:&quot;Pallen&quot;,&quot;given&quot;:&quot;Mark J.&quot;}],&quot;issued&quot;:{&quot;date-parts&quot;:[[&quot;2009&quot;,1]]},&quot;accessed&quot;:{&quot;date-parts&quot;:[[2012,5,30]]}}}],&quot;schema&quot;:&quot;https://github.com/citation-style-language/schema/raw/master/csl-citation.json&quot;} RNDpekF7hxAuq"/> of the bacterial flagellar motor from the closely-related organisms <text:span text:style-name="T9">Escherichia coli </text:span><text:span text:style-name="T22">and </text:span><text:span text:style-name="T9">Salmonella enterica </text:span><text:span text:style-name="T22">sv. </text:span><text:span text:style-name="T9">typhimurium </text:span><text:span text:style-name="T22">(</text:span><text:span text:style-name="T9">S. typhimurium</text:span><text:span text:style-name="T22">). In these organisms, the stator complexes harness the proton-motive force to drive the rotor either clockwise or counterclockwise. Because these bacteria produce multiple flagella dotted over the cell body, and due to the characteristics of the filament itself, counterclockwise rotation leads to all filaments bundling to form a single helical bundle that pushes the bacterium in a linear path. Based on a variety of signals, the switch complex acts to change rotation direction from counterclockwise to clockwise, although it should be noted that both require proton flux into the cytoplasm. Clockwise rotation is incompatible with a coherent bundle of rotating filaments, resulting in effectively independent action of each motor that effectively leads to a random tumble for the bacterium. Upon return to counterclockwise rotation, the filaments reform the coherent bundle and the bacterium resumes a linear swimming path. By careful control of the frequency of its tumbles, the bacterium can bias its otherwise random movement in direction of favourable environments: if the nutrient concentration now is better than in the immediate past, tumbles are suppressed; if the nutrient concentration is worse, a tumble is induced. This behavior is termed </text:span><text:span text:style-name="T9">chemotaxis</text:span><text:span text:style-name="T22"> and is manifested in </text:span><text:span text:style-name="T9">E. coli </text:span><text:span text:style-name="T22">and </text:span><text:span text:style-name="T9">S. typhimurium </text:span><text:span text:style-name="T22">by a biased random walk of punctuated straight swims and random tumbles. </text:span><text:span text:style-name="T37">Should also introduce CheY~P and chemotaxis in a rudimentary few sentences.</text:span></text:p>
      <text:p text:style-name="P7">Yet how universal are these principles? It is known that the structure of the filament varies between organisms <text:reference-mark-start text:name="ZOTERO_ITEM CSL_CITATION {&quot;citationID&quot;:&quot;1e2ect535&quot;,&quot;properties&quot;:{&quot;formattedCitation&quot;:&quot;(Galkin et al., 2008)&quot;,&quot;plainCitation&quot;:&quot;(Galkin et al., 2008)&quot;},&quot;citationItems&quot;:[{&quot;id&quot;:2505,&quot;uris&quot;:[&quot;http://zotero.org/users/316567/items/J7QIW33W&quot;],&quot;uri&quot;:[&quot;http://zotero.org/users/316567/items/J7QIW33W&quot;],&quot;itemData&quot;:{&quot;id&quot;:2505,&quot;type&quot;:&quot;article-journal&quot;,&quot;title&quot;:&quot;Divergence of Quaternary Structures Among Bacterial Flagellar Filaments&quot;,&quot;container-title&quot;:&quot;Science&quot;,&quot;page&quot;:&quot;382-385&quot;,&quot;volume&quot;:&quot;320&quot;,&quot;issue&quot;:&quot;5874&quot;,&quot;source&quot;:&quot;www.sciencemag.org&quot;,&quot;abstract&quot;:&quot;It has been widely assumed that the atomic structure of the flagellar filament from Salmonella typhimurium serves as a model for all bacterial flagellar filaments given the sequence conservation in the coiled-coil regions responsible for polymerization. On the basis of electron microscopic images, we show that the flagellar filaments from Campylobacter jejuni have seven protofilaments rather than the 11 in S. typhimurium. The vertebrate Toll-like receptor 5 (TLR5) recognizes a region of bacterial flagellin that is involved in subunit-subunit assembly in Salmonella and many other pathogenic bacteria, and this short region has diverged in Campylobacter and related bacteria, such as Helicobacter pylori, which are not recognized by TLR5. The driving force in the change of quaternary structure between Salmonella and Campylobacter may have been the evasion of TLR5.&quot;,&quot;DOI&quot;:&quot;10.1126/science.1155307&quot;,&quot;ISSN&quot;:&quot;0036-8075, 1095-9203&quot;,&quot;journalAbbreviation&quot;:&quot;Science&quot;,&quot;language&quot;:&quot;en&quot;,&quot;author&quot;:[{&quot;family&quot;:&quot;Galkin&quot;,&quot;given&quot;:&quot;Vitold E.&quot;},{&quot;family&quot;:&quot;Yu&quot;,&quot;given&quot;:&quot;Xiong&quot;},{&quot;family&quot;:&quot;Bielnicki&quot;,&quot;given&quot;:&quot;Jakub&quot;},{&quot;family&quot;:&quot;Heuser&quot;,&quot;given&quot;:&quot;John&quot;},{&quot;family&quot;:&quot;Ewing&quot;,&quot;given&quot;:&quot;Cheryl P.&quot;},{&quot;family&quot;:&quot;Guerry&quot;,&quot;given&quot;:&quot;Patricia&quot;},{&quot;family&quot;:&quot;Egelman&quot;,&quot;given&quot;:&quot;Edward H.&quot;}],&quot;issued&quot;:{&quot;date-parts&quot;:[[2008,4,18]]},&quot;accessed&quot;:{&quot;date-parts&quot;:[[2012,9,12]]}}}],&quot;schema&quot;:&quot;https://github.com/citation-style-language/schema/raw/master/csl-citation.json&quot;} RNDK856P5sNcF"/>(Galkin et al., 2008)<text:reference-mark-end text:name="ZOTERO_ITEM CSL_CITATION {&quot;citationID&quot;:&quot;1e2ect535&quot;,&quot;properties&quot;:{&quot;formattedCitation&quot;:&quot;(Galkin et al., 2008)&quot;,&quot;plainCitation&quot;:&quot;(Galkin et al., 2008)&quot;},&quot;citationItems&quot;:[{&quot;id&quot;:2505,&quot;uris&quot;:[&quot;http://zotero.org/users/316567/items/J7QIW33W&quot;],&quot;uri&quot;:[&quot;http://zotero.org/users/316567/items/J7QIW33W&quot;],&quot;itemData&quot;:{&quot;id&quot;:2505,&quot;type&quot;:&quot;article-journal&quot;,&quot;title&quot;:&quot;Divergence of Quaternary Structures Among Bacterial Flagellar Filaments&quot;,&quot;container-title&quot;:&quot;Science&quot;,&quot;page&quot;:&quot;382-385&quot;,&quot;volume&quot;:&quot;320&quot;,&quot;issue&quot;:&quot;5874&quot;,&quot;source&quot;:&quot;www.sciencemag.org&quot;,&quot;abstract&quot;:&quot;It has been widely assumed that the atomic structure of the flagellar filament from Salmonella typhimurium serves as a model for all bacterial flagellar filaments given the sequence conservation in the coiled-coil regions responsible for polymerization. On the basis of electron microscopic images, we show that the flagellar filaments from Campylobacter jejuni have seven protofilaments rather than the 11 in S. typhimurium. The vertebrate Toll-like receptor 5 (TLR5) recognizes a region of bacterial flagellin that is involved in subunit-subunit assembly in Salmonella and many other pathogenic bacteria, and this short region has diverged in Campylobacter and related bacteria, such as Helicobacter pylori, which are not recognized by TLR5. The driving force in the change of quaternary structure between Salmonella and Campylobacter may have been the evasion of TLR5.&quot;,&quot;DOI&quot;:&quot;10.1126/science.1155307&quot;,&quot;ISSN&quot;:&quot;0036-8075, 1095-9203&quot;,&quot;journalAbbreviation&quot;:&quot;Science&quot;,&quot;language&quot;:&quot;en&quot;,&quot;author&quot;:[{&quot;family&quot;:&quot;Galkin&quot;,&quot;given&quot;:&quot;Vitold E.&quot;},{&quot;family&quot;:&quot;Yu&quot;,&quot;given&quot;:&quot;Xiong&quot;},{&quot;family&quot;:&quot;Bielnicki&quot;,&quot;given&quot;:&quot;Jakub&quot;},{&quot;family&quot;:&quot;Heuser&quot;,&quot;given&quot;:&quot;John&quot;},{&quot;family&quot;:&quot;Ewing&quot;,&quot;given&quot;:&quot;Cheryl P.&quot;},{&quot;family&quot;:&quot;Guerry&quot;,&quot;given&quot;:&quot;Patricia&quot;},{&quot;family&quot;:&quot;Egelman&quot;,&quot;given&quot;:&quot;Edward H.&quot;}],&quot;issued&quot;:{&quot;date-parts&quot;:[[2008,4,18]]},&quot;accessed&quot;:{&quot;date-parts&quot;:[[2012,9,12]]}}}],&quot;schema&quot;:&quot;https://github.com/citation-style-language/schema/raw/master/csl-citation.json&quot;} RNDK856P5sNcF"/> (<text:span text:style-name="T105">Spirochaetes, Vibrios, Caulobacter too?</text:span>). And while the conserved core of genes is highly conserved across the bacteria, genomics indicates that nuanced differences are present in known gene families across the bacteria <text:reference-mark-start text:name="ZOTERO_ITEM CSL_CITATION {&quot;citationID&quot;:&quot;1d179d8hku&quot;,&quot;properties&quot;:{&quot;formattedCitation&quot;:&quot;(Pallen et al., 2005)&quot;,&quot;plainCitation&quot;:&quot;(Pallen et al., 2005)&quot;},&quot;citationItems&quot;:[{&quot;id&quot;:131,&quot;uris&quot;:[&quot;http://zotero.org/users/316567/items/X7SAS52Q&quot;],&quot;uri&quot;:[&quot;http://zotero.org/users/316567/items/X7SAS52Q&quot;],&quot;itemData&quot;:{&quot;id&quot;:131,&quot;type&quot;:&quot;article-journal&quot;,&quot;title&quot;:&quot;Bacterial flagellar diversity in the post-genomic era&quot;,&quot;container-title&quot;:&quot;Trends in Microbiology&quot;,&quot;page&quot;:&quot;143-149&quot;,&quot;volume&quot;:&quot;13&quot;,&quot;issue&quot;:&quot;4&quot;,&quot;source&quot;:&quot;NCBI PubMed&quot;,&quot;abstract&quot;:&quot;Flagellar biosynthesis has been studied most thoroughly in laboratory strains of Escherichia coli and Salmonella enterica. However, genome sequencing has uncovered flagellar loci in distantly related bacteria. We have used homology searches to determine how far the E. coli/S. enterica paradigm can be generalised to other flagellar systems. Numerous previously unrecognized homologues of flagellar components were discovered, including novel FlgM, FlgN, FliK and FliO homologues. Homology was found between the FliK proteins and a molecular ruler, YscP, from a virulence-associated type-III secretion system. Also described is a new family of flagellar proteins, the FlhX proteins, which resemble the cytoplasmic domain of FlhB.&quot;,&quot;DOI&quot;:&quot;10.1016/j.tim.2005.02.008&quot;,&quot;ISSN&quot;:&quot;0966-842X&quot;,&quot;note&quot;:&quot;PMID: 15817382&quot;,&quot;journalAbbreviation&quot;:&quot;Trends Microbiol&quot;,&quot;author&quot;:[{&quot;family&quot;:&quot;Pallen&quot;,&quot;given&quot;:&quot;Mark J&quot;},{&quot;family&quot;:&quot;Penn&quot;,&quot;given&quot;:&quot;Charles W&quot;},{&quot;family&quot;:&quot;Chaudhuri&quot;,&quot;given&quot;:&quot;Roy R&quot;}],&quot;issued&quot;:{&quot;date-parts&quot;:[[&quot;2005&quot;,4]]},&quot;accessed&quot;:{&quot;date-parts&quot;:[[2010,9,17]]}}}],&quot;schema&quot;:&quot;https://github.com/citation-style-language/schema/raw/master/csl-citation.json&quot;} RNDUZxJMz9EMv"/>(Pallen et al., 2005)<text:reference-mark-end text:name="ZOTERO_ITEM CSL_CITATION {&quot;citationID&quot;:&quot;1d179d8hku&quot;,&quot;properties&quot;:{&quot;formattedCitation&quot;:&quot;(Pallen et al., 2005)&quot;,&quot;plainCitation&quot;:&quot;(Pallen et al., 2005)&quot;},&quot;citationItems&quot;:[{&quot;id&quot;:131,&quot;uris&quot;:[&quot;http://zotero.org/users/316567/items/X7SAS52Q&quot;],&quot;uri&quot;:[&quot;http://zotero.org/users/316567/items/X7SAS52Q&quot;],&quot;itemData&quot;:{&quot;id&quot;:131,&quot;type&quot;:&quot;article-journal&quot;,&quot;title&quot;:&quot;Bacterial flagellar diversity in the post-genomic era&quot;,&quot;container-title&quot;:&quot;Trends in Microbiology&quot;,&quot;page&quot;:&quot;143-149&quot;,&quot;volume&quot;:&quot;13&quot;,&quot;issue&quot;:&quot;4&quot;,&quot;source&quot;:&quot;NCBI PubMed&quot;,&quot;abstract&quot;:&quot;Flagellar biosynthesis has been studied most thoroughly in laboratory strains of Escherichia coli and Salmonella enterica. However, genome sequencing has uncovered flagellar loci in distantly related bacteria. We have used homology searches to determine how far the E. coli/S. enterica paradigm can be generalised to other flagellar systems. Numerous previously unrecognized homologues of flagellar components were discovered, including novel FlgM, FlgN, FliK and FliO homologues. Homology was found between the FliK proteins and a molecular ruler, YscP, from a virulence-associated type-III secretion system. Also described is a new family of flagellar proteins, the FlhX proteins, which resemble the cytoplasmic domain of FlhB.&quot;,&quot;DOI&quot;:&quot;10.1016/j.tim.2005.02.008&quot;,&quot;ISSN&quot;:&quot;0966-842X&quot;,&quot;note&quot;:&quot;PMID: 15817382&quot;,&quot;journalAbbreviation&quot;:&quot;Trends Microbiol&quot;,&quot;author&quot;:[{&quot;family&quot;:&quot;Pallen&quot;,&quot;given&quot;:&quot;Mark J&quot;},{&quot;family&quot;:&quot;Penn&quot;,&quot;given&quot;:&quot;Charles W&quot;},{&quot;family&quot;:&quot;Chaudhuri&quot;,&quot;given&quot;:&quot;Roy R&quot;}],&quot;issued&quot;:{&quot;date-parts&quot;:[[&quot;2005&quot;,4]]},&quot;accessed&quot;:{&quot;date-parts&quot;:[[2010,9,17]]}}}],&quot;schema&quot;:&quot;https://github.com/citation-style-language/schema/raw/master/csl-citation.json&quot;} RNDUZxJMz9EMv"/>. Isolated studies of the motors from various species have demonstrated that many species have significant differences in their structure compared to the model organisms (e.g., <text:reference-mark-start text:name="ZOTERO_ITEM CSL_CITATION {&quot;citationID&quot;:&quot;apedaijmu&quot;,&quot;properties&quot;:{&quot;formattedCitation&quot;:&quot;(Engelhardt et al., 1993)&quot;,&quot;plainCitation&quot;:&quot;(Engelhardt et al., 1993)&quot;},&quot;citationItems&quot;:[{&quot;id&quot;:1618,&quot;uris&quot;:[&quot;http://zotero.org/users/316567/items/QZND6KHA&quot;],&quot;uri&quot;:[&quot;http://zotero.org/users/316567/items/QZND6KHA&quot;],&quot;itemData&quot;:{&quot;id&quot;:1618,&quot;type&quot;:&quot;article-journal&quot;,&quot;title&quot;:&quot;An archimedian spiral: the basal disk of the Wolinella flagellar motor.&quot;,&quot;container-title&quot;:&quot;Science (New York, N.Y.)&quot;,&quot;page&quot;:&quot;1046-1048&quot;,&quot;volume&quot;:&quot;262&quot;,&quot;issue&quot;:&quot;5136&quot;,&quot;abstract&quot;:&quot;The motor that powers the rotation of the bacterial flagellum reaches through both membranes into the cytoplasm of Gram-negative bacteria. The flagellum is connected by a flexible link (hook) to the motor axis, which passes through the center of a structure called the basal disk. The basal disk functions with the L-P ring complex as a bushing, enabling the rotation of the motor in the cell wall. The protein subunits of the basal disk of Wolinella succinogenes form an Archimedian spiral. The polymerization of subunits from a nucleation point at the motor in the form of a spiral allows constant growth of the basal disk. The disk is thought to provide a reinforcement at the flagellar insertion at the cell pole and to disperse forces that are generated by the momentum of the flagellar rotation.&quot;,&quot;ISSN&quot;:&quot;0036-8075&quot;,&quot;author&quot;:[{&quot;family&quot;:&quot;Engelhardt&quot;,&quot;given&quot;:&quot;H&quot;},{&quot;family&quot;:&quot;Schuster&quot;,&quot;given&quot;:&quot;SC&quot;},{&quot;family&quot;:&quot;Baeuerlein&quot;,&quot;given&quot;:&quot;E&quot;}],&quot;issued&quot;:{&quot;date-parts&quot;:[[&quot;1993&quot;,11,12]]}}}],&quot;schema&quot;:&quot;https://github.com/citation-style-language/schema/raw/master/csl-citation.json&quot;} RNDqB64u6tfji"/>(Engelhardt et al., 1993)<text:reference-mark-end text:name="ZOTERO_ITEM CSL_CITATION {&quot;citationID&quot;:&quot;apedaijmu&quot;,&quot;properties&quot;:{&quot;formattedCitation&quot;:&quot;(Engelhardt et al., 1993)&quot;,&quot;plainCitation&quot;:&quot;(Engelhardt et al., 1993)&quot;},&quot;citationItems&quot;:[{&quot;id&quot;:1618,&quot;uris&quot;:[&quot;http://zotero.org/users/316567/items/QZND6KHA&quot;],&quot;uri&quot;:[&quot;http://zotero.org/users/316567/items/QZND6KHA&quot;],&quot;itemData&quot;:{&quot;id&quot;:1618,&quot;type&quot;:&quot;article-journal&quot;,&quot;title&quot;:&quot;An archimedian spiral: the basal disk of the Wolinella flagellar motor.&quot;,&quot;container-title&quot;:&quot;Science (New York, N.Y.)&quot;,&quot;page&quot;:&quot;1046-1048&quot;,&quot;volume&quot;:&quot;262&quot;,&quot;issue&quot;:&quot;5136&quot;,&quot;abstract&quot;:&quot;The motor that powers the rotation of the bacterial flagellum reaches through both membranes into the cytoplasm of Gram-negative bacteria. The flagellum is connected by a flexible link (hook) to the motor axis, which passes through the center of a structure called the basal disk. The basal disk functions with the L-P ring complex as a bushing, enabling the rotation of the motor in the cell wall. The protein subunits of the basal disk of Wolinella succinogenes form an Archimedian spiral. The polymerization of subunits from a nucleation point at the motor in the form of a spiral allows constant growth of the basal disk. The disk is thought to provide a reinforcement at the flagellar insertion at the cell pole and to disperse forces that are generated by the momentum of the flagellar rotation.&quot;,&quot;ISSN&quot;:&quot;0036-8075&quot;,&quot;author&quot;:[{&quot;family&quot;:&quot;Engelhardt&quot;,&quot;given&quot;:&quot;H&quot;},{&quot;family&quot;:&quot;Schuster&quot;,&quot;given&quot;:&quot;SC&quot;},{&quot;family&quot;:&quot;Baeuerlein&quot;,&quot;given&quot;:&quot;E&quot;}],&quot;issued&quot;:{&quot;date-parts&quot;:[[&quot;1993&quot;,11,12]]}}}],&quot;schema&quot;:&quot;https://github.com/citation-style-language/schema/raw/master/csl-citation.json&quot;} RNDqB64u6tfji"/>), and recent electron cryo-tomography structural studies have highlighted this by presenting the <text:span text:style-name="T9">in situ </text:span>structures of a wide diversity of motors <text:reference-mark-start text:name="ZOTERO_ITEM CSL_CITATION {&quot;citationID&quot;:&quot;gr1hd52en&quot;,&quot;properties&quot;:{&quot;formattedCitation&quot;:&quot;(Murphy et al., 2006; Liu et al., 2009; Chen et al., 2011)&quot;,&quot;plainCitation&quot;:&quot;(Murphy et al., 2006; Liu et al., 2009; Chen et al., 2011)&quot;},&quot;citationItems&quot;:[{&quot;id&quot;:&quot;Pw9EHUKy/AaiNrTmt&quot;,&quot;uris&quot;:[&quot;http://zotero.org/users/316567/items/KXPV35ZM&quot;],&quot;itemData&quot;:{&quot;id&quot;:&quot;Pw9EHUKy/AaiNrTmt&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1dZUp6LWMw"/>(Murphy et al., 2006; Liu et al., 2009; Chen et al., 2011)<text:reference-mark-end text:name="ZOTERO_ITEM CSL_CITATION {&quot;citationID&quot;:&quot;gr1hd52en&quot;,&quot;properties&quot;:{&quot;formattedCitation&quot;:&quot;(Murphy et al., 2006; Liu et al., 2009; Chen et al., 2011)&quot;,&quot;plainCitation&quot;:&quot;(Murphy et al., 2006; Liu et al., 2009; Chen et al., 2011)&quot;},&quot;citationItems&quot;:[{&quot;id&quot;:&quot;Pw9EHUKy/AaiNrTmt&quot;,&quot;uris&quot;:[&quot;http://zotero.org/users/316567/items/KXPV35ZM&quot;],&quot;itemData&quot;:{&quot;id&quot;:&quot;Pw9EHUKy/AaiNrTmt&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1dZUp6LWMw"/>. Many of these motors have significant elaborations that are not present in the model organisms. </text:p>
      <text:p text:style-name="P8"><text:span text:style-name="T22">This review aims to survey the diversity of structure and function in bacterial flagellar motors and highlight what comparative studies have told us, and what they promise to tell us in the future about universal functional mechanisms and molecular evolution. For the sake of simplicity, and without evidence to the contrary, I assume </text:span>that the mechanisms of torque generation and self-assembly are conserved. This is not without precedent: stator complexes with functional nuances are somewhat interchangeable <text:reference-mark-start text:name="ZOTERO_ITEM CSL_CITATION {&quot;citationID&quot;:&quot;1pip494rqq&quot;,&quot;properties&quot;:{&quot;formattedCitation&quot;:&quot;{\\rtf (Gosink and H\\uc0\\u228{}se, 2000)}&quot;,&quot;plainCitation&quot;:&quot;(Gosink and Häse, 2000)&quot;},&quot;citationItems&quot;:[{&quot;id&quot;:1430,&quot;uris&quot;:[&quot;http://zotero.org/users/316567/items/3RHVXVB8&quot;],&quot;uri&quot;:[&quot;http://zotero.org/users/316567/items/3RHVXVB8&quot;],&quot;itemData&quot;:{&quot;id&quot;:1430,&quot;type&quot;:&quot;article-journal&quot;,&quot;title&quot;:&quot;Requirements for Conversion of the Na+-Driven Flagellar Motor of Vibrio cholerae to the H+-Driven Motor of Escherichia coli&quot;,&quot;container-title&quot;:&quot;Journal of Bacteriology&quot;,&quot;page&quot;:&quot;4234-4240&quot;,&quot;volume&quot;:&quot;182&quot;,&quot;issue&quot;:&quot;15&quot;,&quot;source&quot;:&quot;PubMed Central&quot;,&quot;abstract&quot;:&quot;Bacterial flagella are powered by a motor that converts a transmembrane electrochemical potential of either H+ or Na+ into mechanical work. In Escherichia coli, the MotA and MotB proteins form the stator and function in proton translocation, whereas the FliG protein is located on the rotor and is involved in flagellar assembly and torque generation. The sodium-driven polar flagella of Vibrio species contain homologs of MotA and MotB, called PomA and PomB, and also contain two other membrane proteins called MotX and MotY, which are essential for motor rotation and that might also function in ion conduction. Deletions in pomA, pomB, motX, or motY in Vibrio cholerae resulted in a nonmotile phenotype, whereas deletion of fliG gave a nonflagellate phenotype. fliG genes on plasmids complemented fliG-null strains of the parent species but not fliG-null strains of the other species. FliG-null strains were complemented by chimeric FliG proteins in which the C-terminal domain came from the other species, however, implying that the C-terminal part of FliG can function in conjunction with the ion-translocating components of either species. A V. cholerae strain deleted of pomA, pomB, motX, and motY became weakly motile when the E. coli motA and motB genes were introduced on a plasmid. Like E. coli, but unlike wild-type V. cholerae, motility of some V. cholerae strains containing the hybrid motor was inhibited by the protonophore carbonyl cyanide m-chlorophenylhydrazone under neutral as well as alkaline conditions but not by the sodium motor-specific inhibitor phenamil. We conclude that the E. coli proton motor components MotA and MotB can function in place of the motor proteins of V. cholerae and that the hybrid motors are driven by the proton motive force.&quot;,&quot;ISSN&quot;:&quot;0021-9193&quot;,&quot;note&quot;:&quot;PMID: 10894732\nPMCID: PMC101923&quot;,&quot;journalAbbreviation&quot;:&quot;J Bacteriol&quot;,&quot;author&quot;:[{&quot;family&quot;:&quot;Gosink&quot;,&quot;given&quot;:&quot;Khoosheh K.&quot;},{&quot;family&quot;:&quot;Häse&quot;,&quot;given&quot;:&quot;Claudia C.&quot;}],&quot;issued&quot;:{&quot;date-parts&quot;:[[2000,8]]}}}],&quot;schema&quot;:&quot;https://github.com/citation-style-language/schema/raw/master/csl-citation.json&quot;} RNDyDA9bUlGKI"/><text:span text:style-name="T98">(Gosink and Häse, 2000)</text:span><text:reference-mark-end text:name="ZOTERO_ITEM CSL_CITATION {&quot;citationID&quot;:&quot;1pip494rqq&quot;,&quot;properties&quot;:{&quot;formattedCitation&quot;:&quot;{\\rtf (Gosink and H\\uc0\\u228{}se, 2000)}&quot;,&quot;plainCitation&quot;:&quot;(Gosink and Häse, 2000)&quot;},&quot;citationItems&quot;:[{&quot;id&quot;:1430,&quot;uris&quot;:[&quot;http://zotero.org/users/316567/items/3RHVXVB8&quot;],&quot;uri&quot;:[&quot;http://zotero.org/users/316567/items/3RHVXVB8&quot;],&quot;itemData&quot;:{&quot;id&quot;:1430,&quot;type&quot;:&quot;article-journal&quot;,&quot;title&quot;:&quot;Requirements for Conversion of the Na+-Driven Flagellar Motor of Vibrio cholerae to the H+-Driven Motor of Escherichia coli&quot;,&quot;container-title&quot;:&quot;Journal of Bacteriology&quot;,&quot;page&quot;:&quot;4234-4240&quot;,&quot;volume&quot;:&quot;182&quot;,&quot;issue&quot;:&quot;15&quot;,&quot;source&quot;:&quot;PubMed Central&quot;,&quot;abstract&quot;:&quot;Bacterial flagella are powered by a motor that converts a transmembrane electrochemical potential of either H+ or Na+ into mechanical work. In Escherichia coli, the MotA and MotB proteins form the stator and function in proton translocation, whereas the FliG protein is located on the rotor and is involved in flagellar assembly and torque generation. The sodium-driven polar flagella of Vibrio species contain homologs of MotA and MotB, called PomA and PomB, and also contain two other membrane proteins called MotX and MotY, which are essential for motor rotation and that might also function in ion conduction. Deletions in pomA, pomB, motX, or motY in Vibrio cholerae resulted in a nonmotile phenotype, whereas deletion of fliG gave a nonflagellate phenotype. fliG genes on plasmids complemented fliG-null strains of the parent species but not fliG-null strains of the other species. FliG-null strains were complemented by chimeric FliG proteins in which the C-terminal domain came from the other species, however, implying that the C-terminal part of FliG can function in conjunction with the ion-translocating components of either species. A V. cholerae strain deleted of pomA, pomB, motX, and motY became weakly motile when the E. coli motA and motB genes were introduced on a plasmid. Like E. coli, but unlike wild-type V. cholerae, motility of some V. cholerae strains containing the hybrid motor was inhibited by the protonophore carbonyl cyanide m-chlorophenylhydrazone under neutral as well as alkaline conditions but not by the sodium motor-specific inhibitor phenamil. We conclude that the E. coli proton motor components MotA and MotB can function in place of the motor proteins of V. cholerae and that the hybrid motors are driven by the proton motive force.&quot;,&quot;ISSN&quot;:&quot;0021-9193&quot;,&quot;note&quot;:&quot;PMID: 10894732\nPMCID: PMC101923&quot;,&quot;journalAbbreviation&quot;:&quot;J Bacteriol&quot;,&quot;author&quot;:[{&quot;family&quot;:&quot;Gosink&quot;,&quot;given&quot;:&quot;Khoosheh K.&quot;},{&quot;family&quot;:&quot;Häse&quot;,&quot;given&quot;:&quot;Claudia C.&quot;}],&quot;issued&quot;:{&quot;date-parts&quot;:[[2000,8]]}}}],&quot;schema&quot;:&quot;https://github.com/citation-style-language/schema/raw/master/csl-citation.json&quot;} RNDyDA9bUlGKI"/>, and biophysical characterisation of torque-generation in all motors studied to-date display consistent peculiarities indicative of a common underlying mechanism <text:reference-mark-start text:name="ZOTERO_ITEM CSL_CITATION {&quot;citationID&quot;:&quot;2bj3m8i635&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Ir8amfFnHO"/>(Sowa and Berry, 2008)<text:reference-mark-end text:name="ZOTERO_ITEM CSL_CITATION {&quot;citationID&quot;:&quot;2bj3m8i635&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Ir8amfFnHO"/>. Furthermore, the conservation-with-variability of the core genes presents further anecdotal evidence. I focus upon the motor itself, which for the purposes of this review consists of the components within the cell involved in torque generation and self-assembly. </text:p>
      <text:p text:style-name="Standard">The scope of this review therefore necessitates that I omit discussion of many aspects of flagellation. I do not discuss the rod proteins that act as a passive axial driveshaft. I also do not discuss the complex and diverse regulation of the assembly process, which has been the subject of a number of excellent reviews <text:reference-mark-start text:name="ZOTERO_ITEM CSL_CITATION {&quot;citationID&quot;:&quot;gtrbr0vul&quot;,&quot;properties&quot;:{&quot;formattedCitation&quot;:&quot;(Boyd and Gober, 2001; Apel and Surette, 2008; Lertsethtakarn et al., 2011)&quot;,&quot;plainCitation&quot;:&quot;(Boyd and Gober, 2001; Apel and Surette, 2008; Lertsethtakarn et al., 2011)&quot;},&quot;citationItems&quot;:[{&quot;id&quot;:93,&quot;uris&quot;:[&quot;http://zotero.org/users/316567/items/I9S45UFH&quot;],&quot;uri&quot;:[&quot;http://zotero.org/users/316567/items/I9S45UFH&quot;],&quot;itemData&quot;:{&quot;id&quot;:93,&quot;type&quot;:&quot;article-journal&quot;,&quot;title&quot;:&quot;Temporal regulation of genes encoding the flagellar proximal rod in Caulobacter crescentus&quot;,&quot;container-title&quot;:&quot;Journal of Bacteriology&quot;,&quot;page&quot;:&quot;725-735&quot;,&quot;volume&quot;:&quot;183&quot;,&quot;issue&quot;:&quot;2&quot;,&quot;source&quot;:&quot;NCBI PubMed&quot;,&quot;abstract&quot;:&quot;The gram-negative bacterium Caulobacter crescentus has a life cycle that includes two distinct and separable developmental stages, a motile swarmer phase and a sessile stalked phase. The cell cycle-controlled biogenesis of the single polar flagellum of the swarmer cell is the best-studied aspect of this developmental program. The flagellar regulon is arranged into a rigid trans-acting hierarchy of gene expression in which successful expression of early genes is required for the expression of genes that are later in the hierarchy and in which the order of gene expression mirrors the order of assembly of gene products into the completed flagellum. The flgBC-fliE genes were identified as a result of the C. crescentus genome sequencing project and encode the homologues of two flagellar proximal rod proteins, FlgB and FlgC, and one conserved protein, FliE, that is of unknown function. Footprint assays on a DNA fragment containing the operon promoter as well as in vivo mutant suppressor analysis of promoter mutations indicate that this operon is controlled by the cell cycle response regulator CtrA, which with sigma(70) is responsible for regulating transcription of other early flagellar genes in C. crescentus. Promoter analysis, timing of expression, and epistasis experiments place these genes outside of the flagellar regulatory hierarchy; they are expressed in class II mutants, and flgB deletions do not prevent class III gene expression. This operon is also unusual in that it is expressed from a promoter that is divergent from the class II operon containing fliP, which encodes a member of the flagellum-specific protein export apparatus.&quot;,&quot;DOI&quot;:&quot;10.1128/JB.183.2.725-735.2001&quot;,&quot;ISSN&quot;:&quot;0021-9193&quot;,&quot;note&quot;:&quot;PMID: 11133968&quot;,&quot;journalAbbreviation&quot;:&quot;J. Bacteriol&quot;,&quot;author&quot;:[{&quot;family&quot;:&quot;Boyd&quot;,&quot;given&quot;:&quot;C H&quot;},{&quot;family&quot;:&quot;Gober&quot;,&quot;given&quot;:&quot;J W&quot;}],&quot;issued&quot;:{&quot;date-parts&quot;:[[&quot;2001&quot;,1]]},&quot;accessed&quot;:{&quot;date-parts&quot;:[[2010,8,31]]}}},{&quot;id&quot;:2714,&quot;uris&quot;:[&quot;http://zotero.org/users/316567/items/RZ5XTKP8&quot;],&quot;uri&quot;:[&quot;http://zotero.org/users/316567/items/RZ5XTKP8&quot;],&quot;itemData&quot;:{&quot;id&quot;:2714,&quot;type&quot;:&quot;article-journal&quot;,&quot;title&quot;:&quot;Bringing order to a complex molecular machine: The assembly of the bacterial flagella&quot;,&quot;container-title&quot;:&quot;Biochimica et Biophysica Acta (BBA) - Biomembranes&quot;,&quot;page&quot;:&quot;1851-1858&quot;,&quot;volume&quot;:&quot;1778&quot;,&quot;issue&quot;:&quot;9&quot;,&quot;source&quot;:&quot;ScienceDirect&quot;,&quot;abstract&quot;:&quot;The bacterial flagellum is an example of elegance in molecular engineering. Flagella dependent motility is a widespread and evolutionarily ancient trait. Diverse bacterial species have evolved unique structural adaptations enabling them to migrate in their environmental niche. Variability exists in the number, location and configuration of flagella, and reflects unique adaptations of the microorganism. The most detailed analysis of flagellar morphogenesis and structure has focused on Escherichia coli and Salmonella enterica. The appendage assembles sequentially from the inner to the outer-most structures. Additionally the temporal order of gene expression correlates with the assembly order of encoded proteins into the final structure. The bacterial flagellar apparatus includes an essential basal body complex that comprises the export machinery required for assembly of the hook and flagellar filament. A review outlining the current understanding of the protein interactions that make up this remarkable structure will be presented, and the associated temporal genetic regulation will be briefly discussed.&quot;,&quot;DOI&quot;:&quot;10.1016/j.bbamem.2007.07.005&quot;,&quot;ISSN&quot;:&quot;0005-2736&quot;,&quot;shortTitle&quot;:&quot;Bringing order to a complex molecular machine&quot;,&quot;author&quot;:[{&quot;family&quot;:&quot;Apel&quot;,&quot;given&quot;:&quot;Dmitry&quot;},{&quot;family&quot;:&quot;Surette&quot;,&quot;given&quot;:&quot;Michael G.&quot;}],&quot;issued&quot;:{&quot;date-parts&quot;:[[&quot;2008&quot;,9]]},&quot;accessed&quot;:{&quot;date-parts&quot;:[[2012,6,7]]}}},{&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KdHfiP4Yr7"/>(Boyd and Gober, 2001; Apel and Surette, 2008; Lertsethtakarn et al., 2011)<text:reference-mark-end text:name="ZOTERO_ITEM CSL_CITATION {&quot;citationID&quot;:&quot;gtrbr0vul&quot;,&quot;properties&quot;:{&quot;formattedCitation&quot;:&quot;(Boyd and Gober, 2001; Apel and Surette, 2008; Lertsethtakarn et al., 2011)&quot;,&quot;plainCitation&quot;:&quot;(Boyd and Gober, 2001; Apel and Surette, 2008; Lertsethtakarn et al., 2011)&quot;},&quot;citationItems&quot;:[{&quot;id&quot;:93,&quot;uris&quot;:[&quot;http://zotero.org/users/316567/items/I9S45UFH&quot;],&quot;uri&quot;:[&quot;http://zotero.org/users/316567/items/I9S45UFH&quot;],&quot;itemData&quot;:{&quot;id&quot;:93,&quot;type&quot;:&quot;article-journal&quot;,&quot;title&quot;:&quot;Temporal regulation of genes encoding the flagellar proximal rod in Caulobacter crescentus&quot;,&quot;container-title&quot;:&quot;Journal of Bacteriology&quot;,&quot;page&quot;:&quot;725-735&quot;,&quot;volume&quot;:&quot;183&quot;,&quot;issue&quot;:&quot;2&quot;,&quot;source&quot;:&quot;NCBI PubMed&quot;,&quot;abstract&quot;:&quot;The gram-negative bacterium Caulobacter crescentus has a life cycle that includes two distinct and separable developmental stages, a motile swarmer phase and a sessile stalked phase. The cell cycle-controlled biogenesis of the single polar flagellum of the swarmer cell is the best-studied aspect of this developmental program. The flagellar regulon is arranged into a rigid trans-acting hierarchy of gene expression in which successful expression of early genes is required for the expression of genes that are later in the hierarchy and in which the order of gene expression mirrors the order of assembly of gene products into the completed flagellum. The flgBC-fliE genes were identified as a result of the C. crescentus genome sequencing project and encode the homologues of two flagellar proximal rod proteins, FlgB and FlgC, and one conserved protein, FliE, that is of unknown function. Footprint assays on a DNA fragment containing the operon promoter as well as in vivo mutant suppressor analysis of promoter mutations indicate that this operon is controlled by the cell cycle response regulator CtrA, which with sigma(70) is responsible for regulating transcription of other early flagellar genes in C. crescentus. Promoter analysis, timing of expression, and epistasis experiments place these genes outside of the flagellar regulatory hierarchy; they are expressed in class II mutants, and flgB deletions do not prevent class III gene expression. This operon is also unusual in that it is expressed from a promoter that is divergent from the class II operon containing fliP, which encodes a member of the flagellum-specific protein export apparatus.&quot;,&quot;DOI&quot;:&quot;10.1128/JB.183.2.725-735.2001&quot;,&quot;ISSN&quot;:&quot;0021-9193&quot;,&quot;note&quot;:&quot;PMID: 11133968&quot;,&quot;journalAbbreviation&quot;:&quot;J. Bacteriol&quot;,&quot;author&quot;:[{&quot;family&quot;:&quot;Boyd&quot;,&quot;given&quot;:&quot;C H&quot;},{&quot;family&quot;:&quot;Gober&quot;,&quot;given&quot;:&quot;J W&quot;}],&quot;issued&quot;:{&quot;date-parts&quot;:[[&quot;2001&quot;,1]]},&quot;accessed&quot;:{&quot;date-parts&quot;:[[2010,8,31]]}}},{&quot;id&quot;:2714,&quot;uris&quot;:[&quot;http://zotero.org/users/316567/items/RZ5XTKP8&quot;],&quot;uri&quot;:[&quot;http://zotero.org/users/316567/items/RZ5XTKP8&quot;],&quot;itemData&quot;:{&quot;id&quot;:2714,&quot;type&quot;:&quot;article-journal&quot;,&quot;title&quot;:&quot;Bringing order to a complex molecular machine: The assembly of the bacterial flagella&quot;,&quot;container-title&quot;:&quot;Biochimica et Biophysica Acta (BBA) - Biomembranes&quot;,&quot;page&quot;:&quot;1851-1858&quot;,&quot;volume&quot;:&quot;1778&quot;,&quot;issue&quot;:&quot;9&quot;,&quot;source&quot;:&quot;ScienceDirect&quot;,&quot;abstract&quot;:&quot;The bacterial flagellum is an example of elegance in molecular engineering. Flagella dependent motility is a widespread and evolutionarily ancient trait. Diverse bacterial species have evolved unique structural adaptations enabling them to migrate in their environmental niche. Variability exists in the number, location and configuration of flagella, and reflects unique adaptations of the microorganism. The most detailed analysis of flagellar morphogenesis and structure has focused on Escherichia coli and Salmonella enterica. The appendage assembles sequentially from the inner to the outer-most structures. Additionally the temporal order of gene expression correlates with the assembly order of encoded proteins into the final structure. The bacterial flagellar apparatus includes an essential basal body complex that comprises the export machinery required for assembly of the hook and flagellar filament. A review outlining the current understanding of the protein interactions that make up this remarkable structure will be presented, and the associated temporal genetic regulation will be briefly discussed.&quot;,&quot;DOI&quot;:&quot;10.1016/j.bbamem.2007.07.005&quot;,&quot;ISSN&quot;:&quot;0005-2736&quot;,&quot;shortTitle&quot;:&quot;Bringing order to a complex molecular machine&quot;,&quot;author&quot;:[{&quot;family&quot;:&quot;Apel&quot;,&quot;given&quot;:&quot;Dmitry&quot;},{&quot;family&quot;:&quot;Surette&quot;,&quot;given&quot;:&quot;Michael G.&quot;}],&quot;issued&quot;:{&quot;date-parts&quot;:[[&quot;2008&quot;,9]]},&quot;accessed&quot;:{&quot;date-parts&quot;:[[2012,6,7]]}}},{&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KdHfiP4Yr7"/>, diversity in the hook or filament (<text:span text:style-name="T105">REF</text:span>), the formation and role of sheaths, or the fascinating variety in localization of motors, with variety encompassing monotrichous <text:reference-mark-start text:name="ZOTERO_ITEM CSL_CITATION {&quot;citationID&quot;:&quot;25843lnpc0&quot;,&quot;properties&quot;:{&quot;formattedCitation&quot;:&quot;(Curtis and Brun, 2010)&quot;,&quot;plainCitation&quot;:&quot;(Curtis and Brun, 2010)&quot;},&quot;citationItems&quot;:[{&quot;id&quot;:1935,&quot;uris&quot;:[&quot;http://zotero.org/users/316567/items/62NMNDZF&quot;],&quot;uri&quot;:[&quot;http://zotero.org/users/316567/items/62NMNDZF&quot;],&quot;itemData&quot;:{&quot;id&quot;:1935,&quot;type&quot;:&quot;article-journal&quot;,&quot;title&quot;:&quot;Getting in the Loop: Regulation of Development in Caulobacter crescentus&quot;,&quot;container-title&quot;:&quot;Microbiology and Molecular Biology Reviews&quot;,&quot;page&quot;:&quot;13-41&quot;,&quot;volume&quot;:&quot;74&quot;,&quot;issue&quot;:&quot;1&quot;,&quot;source&quot;:&quot;mmbr.asm.org&quot;,&quot;abstract&quot;:&quot;Summary: Caulobacter crescentus is an aquatic Gram-negative alphaproteobacterium that undergoes multiple changes in cell shape, organelle production, subcellular distribution of proteins, and intracellular signaling throughout its life cycle. Over 40 years of research has been dedicated to this organism and its developmental life cycles. Here we review a portion of many developmental processes, with particular emphasis on how multiple processes are integrated and coordinated both spatially and temporally. While much has been discovered about Caulobacter crescentus development, areas of potential future research are also highlighted.&quot;,&quot;DOI&quot;:&quot;10.1128/MMBR.00040-09&quot;,&quot;ISSN&quot;:&quot;1092-2172, 1098-5557&quot;,&quot;shortTitle&quot;:&quot;Getting in the Loop&quot;,&quot;journalAbbreviation&quot;:&quot;Microbiol. Mol. Biol. Rev.&quot;,&quot;language&quot;:&quot;en&quot;,&quot;author&quot;:[{&quot;family&quot;:&quot;Curtis&quot;,&quot;given&quot;:&quot;Patrick D.&quot;},{&quot;family&quot;:&quot;Brun&quot;,&quot;given&quot;:&quot;Yves V.&quot;}],&quot;issued&quot;:{&quot;date-parts&quot;:[[2010,3,1]]},&quot;accessed&quot;:{&quot;date-parts&quot;:[[2012,9,13]]}}}],&quot;schema&quot;:&quot;https://github.com/citation-style-language/schema/raw/master/csl-citation.json&quot;} RNDEDcfFZ2VIQ"/>(Curtis and Brun, 2010)<text:reference-mark-end text:name="ZOTERO_ITEM CSL_CITATION {&quot;citationID&quot;:&quot;25843lnpc0&quot;,&quot;properties&quot;:{&quot;formattedCitation&quot;:&quot;(Curtis and Brun, 2010)&quot;,&quot;plainCitation&quot;:&quot;(Curtis and Brun, 2010)&quot;},&quot;citationItems&quot;:[{&quot;id&quot;:1935,&quot;uris&quot;:[&quot;http://zotero.org/users/316567/items/62NMNDZF&quot;],&quot;uri&quot;:[&quot;http://zotero.org/users/316567/items/62NMNDZF&quot;],&quot;itemData&quot;:{&quot;id&quot;:1935,&quot;type&quot;:&quot;article-journal&quot;,&quot;title&quot;:&quot;Getting in the Loop: Regulation of Development in Caulobacter crescentus&quot;,&quot;container-title&quot;:&quot;Microbiology and Molecular Biology Reviews&quot;,&quot;page&quot;:&quot;13-41&quot;,&quot;volume&quot;:&quot;74&quot;,&quot;issue&quot;:&quot;1&quot;,&quot;source&quot;:&quot;mmbr.asm.org&quot;,&quot;abstract&quot;:&quot;Summary: Caulobacter crescentus is an aquatic Gram-negative alphaproteobacterium that undergoes multiple changes in cell shape, organelle production, subcellular distribution of proteins, and intracellular signaling throughout its life cycle. Over 40 years of research has been dedicated to this organism and its developmental life cycles. Here we review a portion of many developmental processes, with particular emphasis on how multiple processes are integrated and coordinated both spatially and temporally. While much has been discovered about Caulobacter crescentus development, areas of potential future research are also highlighted.&quot;,&quot;DOI&quot;:&quot;10.1128/MMBR.00040-09&quot;,&quot;ISSN&quot;:&quot;1092-2172, 1098-5557&quot;,&quot;shortTitle&quot;:&quot;Getting in the Loop&quot;,&quot;journalAbbreviation&quot;:&quot;Microbiol. Mol. Biol. Rev.&quot;,&quot;language&quot;:&quot;en&quot;,&quot;author&quot;:[{&quot;family&quot;:&quot;Curtis&quot;,&quot;given&quot;:&quot;Patrick D.&quot;},{&quot;family&quot;:&quot;Brun&quot;,&quot;given&quot;:&quot;Yves V.&quot;}],&quot;issued&quot;:{&quot;date-parts&quot;:[[2010,3,1]]},&quot;accessed&quot;:{&quot;date-parts&quot;:[[2012,9,13]]}}}],&quot;schema&quot;:&quot;https://github.com/citation-style-language/schema/raw/master/csl-citation.json&quot;} RNDEDcfFZ2VIQ"/>, amphitrichous and lophotrichous <text:reference-mark-start text:name="ZOTERO_ITEM CSL_CITATION {&quot;citationID&quot;:&quot;97d4n4ns5&quot;,&quot;properties&quot;:{&quot;formattedCitation&quot;:&quot;(Lertsethtakarn et al., 2011)&quot;,&quot;plainCitation&quot;:&quot;(Lertsethtakarn et al., 2011)&quot;},&quot;citationItems&quot;:[{&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kIDR16m2Jz"/>(Lertsethtakarn et al., 2011)<text:reference-mark-end text:name="ZOTERO_ITEM CSL_CITATION {&quot;citationID&quot;:&quot;97d4n4ns5&quot;,&quot;properties&quot;:{&quot;formattedCitation&quot;:&quot;(Lertsethtakarn et al., 2011)&quot;,&quot;plainCitation&quot;:&quot;(Lertsethtakarn et al., 2011)&quot;},&quot;citationItems&quot;:[{&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kIDR16m2Jz"/>, peritrichous <text:reference-mark-start text:name="ZOTERO_ITEM CSL_CITATION {&quot;citationID&quot;:&quot;2c8ghu6730&quot;,&quot;properties&quot;:{&quot;formattedCitation&quot;:&quot;(Aizawa and Kubori, 1998)&quot;,&quot;plainCitation&quot;:&quot;(Aizawa and Kubori, 1998)&quot;},&quot;citationItems&quot;:[{&quot;id&quot;:2193,&quot;uris&quot;:[&quot;http://zotero.org/users/316567/items/A24TTXUZ&quot;],&quot;uri&quot;:[&quot;http://zotero.org/users/316567/items/A24TTXUZ&quot;],&quot;itemData&quot;:{&quot;id&quot;:2193,&quot;type&quot;:&quot;article-journal&quot;,&quot;title&quot;:&quot;Bacterial flagellation and cell division&quot;,&quot;container-title&quot;:&quot;Genes to Cells&quot;,&quot;page&quot;:&quot;625–634&quot;,&quot;volume&quot;:&quot;3&quot;,&quot;issue&quot;:&quot;10&quot;,&quot;source&quot;:&quot;Wiley Online Library&quot;,&quot;abstract&quot;:&quot;The peritrichous flagella of Salmonella are synthesized and function through many cell generations. There are two different aspects in the relationship between flagellar biogenesis and cell division. Filament growth is independent from the cell cycle and the length of filaments appear to be locally controlled at each flagellar base, whereas the number of filaments (or flagellar basal bodies) is dependent on cell cycle. We present a model to explain how the number of filaments is maintained through generations. We will also introduce a new direction for research that might directly connect flagellation and cell division; the global communication between flagellar genes and external factors of a complex regulatory network in a cell.&quot;,&quot;DOI&quot;:&quot;10.1046/j.1365-2443.1998.00219.x&quot;,&quot;ISSN&quot;:&quot;1365-2443&quot;,&quot;language&quot;:&quot;en&quot;,&quot;author&quot;:[{&quot;family&quot;:&quot;Aizawa&quot;,&quot;given&quot;:&quot;Shin-Ichi&quot;},{&quot;family&quot;:&quot;Kubori&quot;,&quot;given&quot;:&quot;Tomoko&quot;}],&quot;issued&quot;:{&quot;date-parts&quot;:[[1998]]},&quot;accessed&quot;:{&quot;date-parts&quot;:[[2012,10,10]]}}}],&quot;schema&quot;:&quot;https://github.com/citation-style-language/schema/raw/master/csl-citation.json&quot;} RNDbqNTwJPctC"/>(Aizawa and Kubori, 1998)<text:reference-mark-end text:name="ZOTERO_ITEM CSL_CITATION {&quot;citationID&quot;:&quot;2c8ghu6730&quot;,&quot;properties&quot;:{&quot;formattedCitation&quot;:&quot;(Aizawa and Kubori, 1998)&quot;,&quot;plainCitation&quot;:&quot;(Aizawa and Kubori, 1998)&quot;},&quot;citationItems&quot;:[{&quot;id&quot;:2193,&quot;uris&quot;:[&quot;http://zotero.org/users/316567/items/A24TTXUZ&quot;],&quot;uri&quot;:[&quot;http://zotero.org/users/316567/items/A24TTXUZ&quot;],&quot;itemData&quot;:{&quot;id&quot;:2193,&quot;type&quot;:&quot;article-journal&quot;,&quot;title&quot;:&quot;Bacterial flagellation and cell division&quot;,&quot;container-title&quot;:&quot;Genes to Cells&quot;,&quot;page&quot;:&quot;625–634&quot;,&quot;volume&quot;:&quot;3&quot;,&quot;issue&quot;:&quot;10&quot;,&quot;source&quot;:&quot;Wiley Online Library&quot;,&quot;abstract&quot;:&quot;The peritrichous flagella of Salmonella are synthesized and function through many cell generations. There are two different aspects in the relationship between flagellar biogenesis and cell division. Filament growth is independent from the cell cycle and the length of filaments appear to be locally controlled at each flagellar base, whereas the number of filaments (or flagellar basal bodies) is dependent on cell cycle. We present a model to explain how the number of filaments is maintained through generations. We will also introduce a new direction for research that might directly connect flagellation and cell division; the global communication between flagellar genes and external factors of a complex regulatory network in a cell.&quot;,&quot;DOI&quot;:&quot;10.1046/j.1365-2443.1998.00219.x&quot;,&quot;ISSN&quot;:&quot;1365-2443&quot;,&quot;language&quot;:&quot;en&quot;,&quot;author&quot;:[{&quot;family&quot;:&quot;Aizawa&quot;,&quot;given&quot;:&quot;Shin-Ichi&quot;},{&quot;family&quot;:&quot;Kubori&quot;,&quot;given&quot;:&quot;Tomoko&quot;}],&quot;issued&quot;:{&quot;date-parts&quot;:[[1998]]},&quot;accessed&quot;:{&quot;date-parts&quot;:[[2012,10,10]]}}}],&quot;schema&quot;:&quot;https://github.com/citation-style-language/schema/raw/master/csl-citation.json&quot;} RNDbqNTwJPctC"/>, bilophotrichous <text:reference-mark-start text:name="ZOTERO_ITEM CSL_CITATION {&quot;citationID&quot;:&quot;1h46rbsi00&quot;,&quot;properties&quot;:{&quot;formattedCitation&quot;:&quot;(Bazylinski et al., 2012)&quot;,&quot;plainCitation&quot;:&quot;(Bazylinski et al., 2012)&quot;},&quot;citationItems&quot;:[{&quot;id&quot;:1401,&quot;uris&quot;:[&quot;http://zotero.org/users/316567/items/2UTSE57U&quot;],&quot;uri&quot;:[&quot;http://zotero.org/users/316567/items/2UTSE57U&quot;],&quot;itemData&quot;:{&quot;id&quot;:1401,&quot;type&quot;:&quot;article-journal&quot;,&quot;title&quot;:&quot;Magnetococcus marinus gen. nov., sp. nov., a marine, magnetotactic bacterium that represents a novel lineage (Magnetococcaceae fam. nov.; Magnetococcales ord. nov.) at the base of the Alphaproteobacteria&quot;,&quot;container-title&quot;:&quot;International Journal of Systematic and Evolutionary Microbiology&quot;,&quot;source&quot;:&quot;ijs.sgmjournals.org&quot;,&quot;URL&quot;:&quot;http://ijs.sgmjournals.org/content/early/2012/05/11/ijs.0.038927-0&quot;,&quot;DOI&quot;:&quot;10.1099/ijs.0.038927-0&quot;,&quot;ISSN&quot;:&quot;1466-5026, 1466-5034&quot;,&quot;journalAbbreviation&quot;:&quot;Int J Syst Evol Microbiol&quot;,&quot;language&quot;:&quot;en&quot;,&quot;author&quot;:[{&quot;family&quot;:&quot;Bazylinski&quot;,&quot;given&quot;:&quot;Dennis A.&quot;},{&quot;family&quot;:&quot;Williams&quot;,&quot;given&quot;:&quot;Timothy J.&quot;},{&quot;family&quot;:&quot;Lefèvre&quot;,&quot;given&quot;:&quot;Christopher T.&quot;},{&quot;family&quot;:&quot;Berg&quot;,&quot;given&quot;:&quot;Ryan J.&quot;},{&quot;family&quot;:&quot;Zhang&quot;,&quot;given&quot;:&quot;Chuanlun L.&quot;},{&quot;family&quot;:&quot;Bowser&quot;,&quot;given&quot;:&quot;Samuel S.&quot;},{&quot;family&quot;:&quot;Dean&quot;,&quot;given&quot;:&quot;Annette J.&quot;},{&quot;family&quot;:&quot;Beveridge&quot;,&quot;given&quot;:&quot;Terrence J.&quot;}],&quot;issued&quot;:{&quot;date-parts&quot;:[[2012,5,11]]},&quot;accessed&quot;:{&quot;date-parts&quot;:[[2012,10,10]]}}}],&quot;schema&quot;:&quot;https://github.com/citation-style-language/schema/raw/master/csl-citation.json&quot;} RNDWtCom76h0k"/>(Bazylinski et al., 2012)<text:reference-mark-end text:name="ZOTERO_ITEM CSL_CITATION {&quot;citationID&quot;:&quot;1h46rbsi00&quot;,&quot;properties&quot;:{&quot;formattedCitation&quot;:&quot;(Bazylinski et al., 2012)&quot;,&quot;plainCitation&quot;:&quot;(Bazylinski et al., 2012)&quot;},&quot;citationItems&quot;:[{&quot;id&quot;:1401,&quot;uris&quot;:[&quot;http://zotero.org/users/316567/items/2UTSE57U&quot;],&quot;uri&quot;:[&quot;http://zotero.org/users/316567/items/2UTSE57U&quot;],&quot;itemData&quot;:{&quot;id&quot;:1401,&quot;type&quot;:&quot;article-journal&quot;,&quot;title&quot;:&quot;Magnetococcus marinus gen. nov., sp. nov., a marine, magnetotactic bacterium that represents a novel lineage (Magnetococcaceae fam. nov.; Magnetococcales ord. nov.) at the base of the Alphaproteobacteria&quot;,&quot;container-title&quot;:&quot;International Journal of Systematic and Evolutionary Microbiology&quot;,&quot;source&quot;:&quot;ijs.sgmjournals.org&quot;,&quot;URL&quot;:&quot;http://ijs.sgmjournals.org/content/early/2012/05/11/ijs.0.038927-0&quot;,&quot;DOI&quot;:&quot;10.1099/ijs.0.038927-0&quot;,&quot;ISSN&quot;:&quot;1466-5026, 1466-5034&quot;,&quot;journalAbbreviation&quot;:&quot;Int J Syst Evol Microbiol&quot;,&quot;language&quot;:&quot;en&quot;,&quot;author&quot;:[{&quot;family&quot;:&quot;Bazylinski&quot;,&quot;given&quot;:&quot;Dennis A.&quot;},{&quot;family&quot;:&quot;Williams&quot;,&quot;given&quot;:&quot;Timothy J.&quot;},{&quot;family&quot;:&quot;Lefèvre&quot;,&quot;given&quot;:&quot;Christopher T.&quot;},{&quot;family&quot;:&quot;Berg&quot;,&quot;given&quot;:&quot;Ryan J.&quot;},{&quot;family&quot;:&quot;Zhang&quot;,&quot;given&quot;:&quot;Chuanlun L.&quot;},{&quot;family&quot;:&quot;Bowser&quot;,&quot;given&quot;:&quot;Samuel S.&quot;},{&quot;family&quot;:&quot;Dean&quot;,&quot;given&quot;:&quot;Annette J.&quot;},{&quot;family&quot;:&quot;Beveridge&quot;,&quot;given&quot;:&quot;Terrence J.&quot;}],&quot;issued&quot;:{&quot;date-parts&quot;:[[2012,5,11]]},&quot;accessed&quot;:{&quot;date-parts&quot;:[[2012,10,10]]}}}],&quot;schema&quot;:&quot;https://github.com/citation-style-language/schema/raw/master/csl-citation.json&quot;} RNDWtCom76h0k"/> and even helicotrichous <text:reference-mark-start text:name="ZOTERO_ITEM CSL_CITATION {&quot;citationID&quot;:&quot;itvcspa0&quot;,&quot;properties&quot;:{&quot;formattedCitation&quot;:&quot;(Males et al., 1984)&quot;,&quot;plainCitation&quot;:&quot;(Males et al., 1984)&quot;},&quot;citationItems&quot;:[{&quot;id&quot;:2536,&quot;uris&quot;:[&quot;http://zotero.org/users/316567/items/KBEJGUCF&quot;],&quot;uri&quot;:[&quot;http://zotero.org/users/316567/items/KBEJGUCF&quot;],&quot;itemData&quot;:{&quot;id&quot;:2536,&quot;type&quot;:&quot;article-journal&quot;,&quot;title&quot;:&quot;Helical Flagellation in Centipeda Periodontii, a Gram-Negative, Anaerobic Bacillus from Periodontitis Lesions&quot;,&quot;container-title&quot;:&quot;Journal of General Microbiology&quot;,&quot;page&quot;:&quot;185-191&quot;,&quot;volume&quot;:&quot;130&quot;,&quot;issue&quot;:&quot;1&quot;,&quot;source&quot;:&quot;mic.sgmjournals.org&quot;,&quot;DOI&quot;:&quot;10.1099/00221287-130-1-185&quot;,&quot;ISSN&quot;:&quot;1350-0872, 1465-2080&quot;,&quot;journalAbbreviation&quot;:&quot;J Gen Microbiol&quot;,&quot;language&quot;:&quot;en&quot;,&quot;author&quot;:[{&quot;family&quot;:&quot;Males&quot;,&quot;given&quot;:&quot;B. M&quot;},{&quot;family&quot;:&quot;Berthold&quot;,&quot;given&quot;:&quot;P.&quot;},{&quot;family&quot;:&quot;Dougherty&quot;,&quot;given&quot;:&quot;P. A&quot;},{&quot;family&quot;:&quot;Listgarten&quot;,&quot;given&quot;:&quot;M. A&quot;}],&quot;issued&quot;:{&quot;date-parts&quot;:[[1984,1,1]]},&quot;accessed&quot;:{&quot;date-parts&quot;:[[2012,6,6]]}}}],&quot;schema&quot;:&quot;https://github.com/citation-style-language/schema/raw/master/csl-citation.json&quot;} RNDi1cleRv7H6"/>(Males et al., 1984)<text:reference-mark-end text:name="ZOTERO_ITEM CSL_CITATION {&quot;citationID&quot;:&quot;itvcspa0&quot;,&quot;properties&quot;:{&quot;formattedCitation&quot;:&quot;(Males et al., 1984)&quot;,&quot;plainCitation&quot;:&quot;(Males et al., 1984)&quot;},&quot;citationItems&quot;:[{&quot;id&quot;:2536,&quot;uris&quot;:[&quot;http://zotero.org/users/316567/items/KBEJGUCF&quot;],&quot;uri&quot;:[&quot;http://zotero.org/users/316567/items/KBEJGUCF&quot;],&quot;itemData&quot;:{&quot;id&quot;:2536,&quot;type&quot;:&quot;article-journal&quot;,&quot;title&quot;:&quot;Helical Flagellation in Centipeda Periodontii, a Gram-Negative, Anaerobic Bacillus from Periodontitis Lesions&quot;,&quot;container-title&quot;:&quot;Journal of General Microbiology&quot;,&quot;page&quot;:&quot;185-191&quot;,&quot;volume&quot;:&quot;130&quot;,&quot;issue&quot;:&quot;1&quot;,&quot;source&quot;:&quot;mic.sgmjournals.org&quot;,&quot;DOI&quot;:&quot;10.1099/00221287-130-1-185&quot;,&quot;ISSN&quot;:&quot;1350-0872, 1465-2080&quot;,&quot;journalAbbreviation&quot;:&quot;J Gen Microbiol&quot;,&quot;language&quot;:&quot;en&quot;,&quot;author&quot;:[{&quot;family&quot;:&quot;Males&quot;,&quot;given&quot;:&quot;B. M&quot;},{&quot;family&quot;:&quot;Berthold&quot;,&quot;given&quot;:&quot;P.&quot;},{&quot;family&quot;:&quot;Dougherty&quot;,&quot;given&quot;:&quot;P. A&quot;},{&quot;family&quot;:&quot;Listgarten&quot;,&quot;given&quot;:&quot;M. A&quot;}],&quot;issued&quot;:{&quot;date-parts&quot;:[[1984,1,1]]},&quot;accessed&quot;:{&quot;date-parts&quot;:[[2012,6,6]]}}}],&quot;schema&quot;:&quot;https://github.com/citation-style-language/schema/raw/master/csl-citation.json&quot;} RNDi1cleRv7H6"/> – or the cell biology behind how this is achieved <text:reference-mark-start text:name="ZOTERO_ITEM CSL_CITATION {&quot;citationID&quot;:&quot;1f87pf0d8b&quot;,&quot;properties&quot;:{&quot;formattedCitation&quot;:&quot;(Kirkpatrick and Viollier, 2011)&quot;,&quot;plainCitation&quot;:&quot;(Kirkpatrick and Viollier, 2011)&quot;},&quot;citationItems&quot;:[{&quot;id&quot;:2306,&quot;uris&quot;:[&quot;http://zotero.org/users/316567/items/CZWE4AH7&quot;],&quot;uri&quot;:[&quot;http://zotero.org/users/316567/items/CZWE4AH7&quot;],&quot;itemData&quot;:{&quot;id&quot;:2306,&quot;type&quot;:&quot;article-journal&quot;,&quot;title&quot;:&quot;Poles Apart: Prokaryotic Polar Organelles and Their Spatial Regulation&quot;,&quot;container-title&quot;:&quot;Cold Spring Harbor Perspectives in Biology&quot;,&quot;volume&quot;:&quot;3&quot;,&quot;issue&quot;:&quot;3&quot;,&quot;source&quot;:&quot;cshperspectives.cshlp.org&quot;,&quot;abstract&quot;:&quot;A new type of review journal, featuring comprehensive collections of expert review articles on important topics in the molecular life sciences&quot;,&quot;URL&quot;:&quot;http://cshperspectives.cshlp.org/content/3/3/a006809&quot;,&quot;DOI&quot;:&quot;10.1101/cshperspect.a006809&quot;,&quot;ISSN&quot;:&quot;, 1943-0264&quot;,&quot;shortTitle&quot;:&quot;Poles Apart&quot;,&quot;journalAbbreviation&quot;:&quot;Cold Spring Harb Perspect Biol&quot;,&quot;language&quot;:&quot;en&quot;,&quot;author&quot;:[{&quot;family&quot;:&quot;Kirkpatrick&quot;,&quot;given&quot;:&quot;Clare L&quot;},{&quot;family&quot;:&quot;Viollier&quot;,&quot;given&quot;:&quot;Patrick H&quot;}],&quot;issued&quot;:{&quot;date-parts&quot;:[[2011,3,1]]},&quot;accessed&quot;:{&quot;date-parts&quot;:[[2012,5,22]]}}}],&quot;schema&quot;:&quot;https://github.com/citation-style-language/schema/raw/master/csl-citation.json&quot;} RNDjn03qQemn0"/>(Kirkpatrick and Viollier, 2011)<text:reference-mark-end text:name="ZOTERO_ITEM CSL_CITATION {&quot;citationID&quot;:&quot;1f87pf0d8b&quot;,&quot;properties&quot;:{&quot;formattedCitation&quot;:&quot;(Kirkpatrick and Viollier, 2011)&quot;,&quot;plainCitation&quot;:&quot;(Kirkpatrick and Viollier, 2011)&quot;},&quot;citationItems&quot;:[{&quot;id&quot;:2306,&quot;uris&quot;:[&quot;http://zotero.org/users/316567/items/CZWE4AH7&quot;],&quot;uri&quot;:[&quot;http://zotero.org/users/316567/items/CZWE4AH7&quot;],&quot;itemData&quot;:{&quot;id&quot;:2306,&quot;type&quot;:&quot;article-journal&quot;,&quot;title&quot;:&quot;Poles Apart: Prokaryotic Polar Organelles and Their Spatial Regulation&quot;,&quot;container-title&quot;:&quot;Cold Spring Harbor Perspectives in Biology&quot;,&quot;volume&quot;:&quot;3&quot;,&quot;issue&quot;:&quot;3&quot;,&quot;source&quot;:&quot;cshperspectives.cshlp.org&quot;,&quot;abstract&quot;:&quot;A new type of review journal, featuring comprehensive collections of expert review articles on important topics in the molecular life sciences&quot;,&quot;URL&quot;:&quot;http://cshperspectives.cshlp.org/content/3/3/a006809&quot;,&quot;DOI&quot;:&quot;10.1101/cshperspect.a006809&quot;,&quot;ISSN&quot;:&quot;, 1943-0264&quot;,&quot;shortTitle&quot;:&quot;Poles Apart&quot;,&quot;journalAbbreviation&quot;:&quot;Cold Spring Harb Perspect Biol&quot;,&quot;language&quot;:&quot;en&quot;,&quot;author&quot;:[{&quot;family&quot;:&quot;Kirkpatrick&quot;,&quot;given&quot;:&quot;Clare L&quot;},{&quot;family&quot;:&quot;Viollier&quot;,&quot;given&quot;:&quot;Patrick H&quot;}],&quot;issued&quot;:{&quot;date-parts&quot;:[[2011,3,1]]},&quot;accessed&quot;:{&quot;date-parts&quot;:[[2012,5,22]]}}}],&quot;schema&quot;:&quot;https://github.com/citation-style-language/schema/raw/master/csl-citation.json&quot;} RNDjn03qQemn0"/>.</text:p>
      <text:p text:style-name="P5">Summarize all points and take-home message</text:p>
      <text:p text:style-name="P7"/>
      <text:p text:style-name="P7"><text:span text:style-name="T79">Figure 1:</text:span> semi-circular tree, with rectangular phylogenetic profile.</text:p>
      <text:list xml:id="list3123124048510576633" text:style-name="WW8Num4">
        <text:list-item>
          <text:p text:style-name="P42">Don't put organism names except for bacteria with structures</text:p>
        </text:list-item>
        <text:list-item>
          <text:p text:style-name="P42">Indicate which elaboration is present</text:p>
        </text:list-item>
      </text:list>
      <text:p text:style-name="P7"><text:span text:style-name="T79">Figure 2:</text:span> C-ring diameters with stator ring diameters.</text:p>
      <text:h text:style-name="Heading_20_2" text:outline-level="2">Diversity in <text:span text:style-name="T133">structure: f</text:span>lagellar motor <text:span text:style-name="T133">components</text:span></text:h>
      <text:h text:style-name="P112" text:outline-level="4"><text:span text:style-name="T133">T</text:span>he export apparatus<text:span text:style-name="T133">: an integral type-III secretion system</text:span></text:h>
      <text:h text:style-name="P94" text:outline-level="5">Introduction</text:h>
      <text:p text:style-name="P18">The export apparatus is comprised of six transmembrane proteins (FlhA, FlhB, FliO, FliP, FliQ, and FliR) and three cytoplasmic proteins (FliH, FliI, FliJ). The export apparatus is thought to assemble first, initiated by insertion of the transmembrane FlhA <text:reference-mark-start text:name="ZOTERO_ITEM CSL_CITATION {&quot;citationID&quot;:&quot;h4vvodjh2&quot;,&quot;properties&quot;:{&quot;formattedCitation&quot;:&quot;(Li and Sourjik, 2011)&quot;,&quot;plainCitation&quot;:&quot;(Li and Sourjik, 2011)&quot;},&quot;citationItems&quot;:[{&quot;id&quot;:2647,&quot;uris&quot;:[&quot;http://zotero.org/users/316567/items/PVXVJRVJ&quot;],&quot;uri&quot;:[&quot;http://zotero.org/users/316567/items/PVXVJRVJ&quot;],&quot;itemData&quot;:{&quot;id&quot;:2647,&quot;type&quot;:&quot;article-journal&quot;,&quot;title&quot;:&quot;Assembly and stability of flagellar motor in Escherichia coli&quot;,&quot;container-title&quot;:&quot;Molecular microbiology&quot;,&quot;page&quot;:&quot;886-899&quot;,&quot;volume&quot;:&quot;80&quot;,&quot;issue&quot;:&quot;4&quot;,&quot;source&quot;:&quot;NCBI PubMed&quot;,&quot;abstract&quot;:&quot;Bacterial flagellar motor is a highly ordered and complex supramolecular structure that powers rotation of flagella and serves as a type III export apparatus for flagellar assembly. Motor biogenesis represents a formidable example of self-assembly, but little is known about early steps of the motor structure formation. Here we used a combination of fluorescence microscopy techniques to dissect the order of the motor assembly in Escherichia coli cells, to map in vivo the underlying protein interactions and to investigate dynamics of protein exchange in the assembled motor structure. Our data suggest that motor self-assembly is initiated by oligomerization of the membrane export apparatus protein FlhA, which is followed by the recruitment of the MS ring component FliF and by the ordered association of other motor proteins. The assembly process combines the hierarchy with cooperativity, whereby the association of each subsequent motor structure stabilizes the growing assembly. Our results provide a novel and so far the most complete view of the early steps in flagellar motor assembly and improve understanding of the motor structure and regulation.&quot;,&quot;DOI&quot;:&quot;10.1111/j.1365-2958.2011.07557.x&quot;,&quot;ISSN&quot;:&quot;1365-2958&quot;,&quot;note&quot;:&quot;PMID: 21244534&quot;,&quot;journalAbbreviation&quot;:&quot;Mol. Microbiol.&quot;,&quot;author&quot;:[{&quot;family&quot;:&quot;Li&quot;,&quot;given&quot;:&quot;Hui&quot;},{&quot;family&quot;:&quot;Sourjik&quot;,&quot;given&quot;:&quot;Victor&quot;}],&quot;issued&quot;:{&quot;date-parts&quot;:[[&quot;2011&quot;,5]]},&quot;accessed&quot;:{&quot;date-parts&quot;:[[2012,9,7]]}}}],&quot;schema&quot;:&quot;https://github.com/citation-style-language/schema/raw/master/csl-citation.json&quot;} RND54MnEROo2F"/>(Li and Sourjik, 2011)<text:reference-mark-end text:name="ZOTERO_ITEM CSL_CITATION {&quot;citationID&quot;:&quot;h4vvodjh2&quot;,&quot;properties&quot;:{&quot;formattedCitation&quot;:&quot;(Li and Sourjik, 2011)&quot;,&quot;plainCitation&quot;:&quot;(Li and Sourjik, 2011)&quot;},&quot;citationItems&quot;:[{&quot;id&quot;:2647,&quot;uris&quot;:[&quot;http://zotero.org/users/316567/items/PVXVJRVJ&quot;],&quot;uri&quot;:[&quot;http://zotero.org/users/316567/items/PVXVJRVJ&quot;],&quot;itemData&quot;:{&quot;id&quot;:2647,&quot;type&quot;:&quot;article-journal&quot;,&quot;title&quot;:&quot;Assembly and stability of flagellar motor in Escherichia coli&quot;,&quot;container-title&quot;:&quot;Molecular microbiology&quot;,&quot;page&quot;:&quot;886-899&quot;,&quot;volume&quot;:&quot;80&quot;,&quot;issue&quot;:&quot;4&quot;,&quot;source&quot;:&quot;NCBI PubMed&quot;,&quot;abstract&quot;:&quot;Bacterial flagellar motor is a highly ordered and complex supramolecular structure that powers rotation of flagella and serves as a type III export apparatus for flagellar assembly. Motor biogenesis represents a formidable example of self-assembly, but little is known about early steps of the motor structure formation. Here we used a combination of fluorescence microscopy techniques to dissect the order of the motor assembly in Escherichia coli cells, to map in vivo the underlying protein interactions and to investigate dynamics of protein exchange in the assembled motor structure. Our data suggest that motor self-assembly is initiated by oligomerization of the membrane export apparatus protein FlhA, which is followed by the recruitment of the MS ring component FliF and by the ordered association of other motor proteins. The assembly process combines the hierarchy with cooperativity, whereby the association of each subsequent motor structure stabilizes the growing assembly. Our results provide a novel and so far the most complete view of the early steps in flagellar motor assembly and improve understanding of the motor structure and regulation.&quot;,&quot;DOI&quot;:&quot;10.1111/j.1365-2958.2011.07557.x&quot;,&quot;ISSN&quot;:&quot;1365-2958&quot;,&quot;note&quot;:&quot;PMID: 21244534&quot;,&quot;journalAbbreviation&quot;:&quot;Mol. Microbiol.&quot;,&quot;author&quot;:[{&quot;family&quot;:&quot;Li&quot;,&quot;given&quot;:&quot;Hui&quot;},{&quot;family&quot;:&quot;Sourjik&quot;,&quot;given&quot;:&quot;Victor&quot;}],&quot;issued&quot;:{&quot;date-parts&quot;:[[&quot;2011&quot;,5]]},&quot;accessed&quot;:{&quot;date-parts&quot;:[[2012,9,7]]}}}],&quot;schema&quot;:&quot;https://github.com/citation-style-language/schema/raw/master/csl-citation.json&quot;} RND54MnEROo2F"/>.</text:p>
      <text:p text:style-name="P7">FlhA is believed to be involved in export of late export substrates <text:reference-mark-start text:name="ZOTERO_ITEM CSL_CITATION {&quot;citationID&quot;:&quot;23q69q6tna&quot;,&quot;properties&quot;:{&quot;formattedCitation&quot;:&quot;(Bange et al., 2010)&quot;,&quot;plainCitation&quot;:&quot;(Bange et al., 2010)&quot;},&quot;citationItems&quot;:[{&quot;id&quot;:1963,&quot;uris&quot;:[&quot;http://zotero.org/users/316567/items/GDSX2XNP&quot;],&quot;uri&quot;:[&quot;http://zotero.org/users/316567/items/GDSX2XNP&quot;],&quot;itemData&quot;:{&quot;id&quot;:1963,&quot;type&quot;:&quot;article-journal&quot;,&quot;title&quot;:&quot;FlhA provides the adaptor for coordinated delivery of late flagella building blocks to the type III secretion system&quot;,&quot;container-title&quot;:&quot;Proceedings of the National Academy of Sciences of the United States of America&quot;,&quot;page&quot;:&quot;11295-11300&quot;,&quot;volume&quot;:&quot;107&quot;,&quot;issue&quot;:&quot;25&quot;,&quot;source&quot;:&quot;NCBI PubMed&quot;,&quot;abstract&quot;:&quot;Flagella are the bacterial organelles of motility and can play important roles in pathogenesis. Flagella biosynthesis requires the coordinated export of huge protein amounts from the cytosol to the nascent flagellar structure at the cell surface and employs a type III secretion system (T3SS). Here we show that the integral membrane protein FlhA from the gram-positive bacterium Bacillus subtilis acts as an adaptor for late export substrates at the T3SS. The major filament protein (flagellin) and the filament-cap protein (FliD) bind to the FlhA cytoplasmic domain (FlhA-C) only in complex with their cognate chaperones (FliS and FliT). To understand the molecular details of these interactions we determined the FlhA-C crystal structure at 2.3 A resolution. FlhA-C consists of an N-terminal linker region, three subdomains with a novel fold, and a disordered region essential for the adaptor function. We show that the export protein FliJ associates with the linker region and modulates the binding properties of FlhA-C. While the interaction of FliD/FliT is enhanced, flagellin/FliS is not affected. FliJ also keeps FliT associated with FlhA-C and excess of FliT inhibits binding of FliD/FliT, suggesting that empty FliT chaperones stay associated with FliJ after export of FliD. Taken together, these results allow to propose a model that explains how the T3SS may switch from the stoichiometric export of FliD to the high-throughput secretion of flagellin.&quot;,&quot;DOI&quot;:&quot;10.1073/pnas.1001383107&quot;,&quot;ISSN&quot;:&quot;1091-6490&quot;,&quot;note&quot;:&quot;PMID: 20534509&quot;,&quot;journalAbbreviation&quot;:&quot;Proc. Natl. Acad. Sci. U.S.A&quot;,&quot;author&quot;:[{&quot;family&quot;:&quot;Bange&quot;,&quot;given&quot;:&quot;Gert&quot;},{&quot;family&quot;:&quot;Kümmerer&quot;,&quot;given&quot;:&quot;Nico&quot;},{&quot;family&quot;:&quot;Engel&quot;,&quot;given&quot;:&quot;Christoph&quot;},{&quot;family&quot;:&quot;Bozkurt&quot;,&quot;given&quot;:&quot;Gunes&quot;},{&quot;family&quot;:&quot;Wild&quot;,&quot;given&quot;:&quot;Klemens&quot;},{&quot;family&quot;:&quot;Sinning&quot;,&quot;given&quot;:&quot;Irmgard&quot;}],&quot;issued&quot;:{&quot;date-parts&quot;:[[&quot;2010&quot;,6,22]]},&quot;accessed&quot;:{&quot;date-parts&quot;:[[2010,8,12]]}}}],&quot;schema&quot;:&quot;https://github.com/citation-style-language/schema/raw/master/csl-citation.json&quot;} RNDVpp5XRZf0D"/>(Bange et al., 2010)<text:reference-mark-end text:name="ZOTERO_ITEM CSL_CITATION {&quot;citationID&quot;:&quot;23q69q6tna&quot;,&quot;properties&quot;:{&quot;formattedCitation&quot;:&quot;(Bange et al., 2010)&quot;,&quot;plainCitation&quot;:&quot;(Bange et al., 2010)&quot;},&quot;citationItems&quot;:[{&quot;id&quot;:1963,&quot;uris&quot;:[&quot;http://zotero.org/users/316567/items/GDSX2XNP&quot;],&quot;uri&quot;:[&quot;http://zotero.org/users/316567/items/GDSX2XNP&quot;],&quot;itemData&quot;:{&quot;id&quot;:1963,&quot;type&quot;:&quot;article-journal&quot;,&quot;title&quot;:&quot;FlhA provides the adaptor for coordinated delivery of late flagella building blocks to the type III secretion system&quot;,&quot;container-title&quot;:&quot;Proceedings of the National Academy of Sciences of the United States of America&quot;,&quot;page&quot;:&quot;11295-11300&quot;,&quot;volume&quot;:&quot;107&quot;,&quot;issue&quot;:&quot;25&quot;,&quot;source&quot;:&quot;NCBI PubMed&quot;,&quot;abstract&quot;:&quot;Flagella are the bacterial organelles of motility and can play important roles in pathogenesis. Flagella biosynthesis requires the coordinated export of huge protein amounts from the cytosol to the nascent flagellar structure at the cell surface and employs a type III secretion system (T3SS). Here we show that the integral membrane protein FlhA from the gram-positive bacterium Bacillus subtilis acts as an adaptor for late export substrates at the T3SS. The major filament protein (flagellin) and the filament-cap protein (FliD) bind to the FlhA cytoplasmic domain (FlhA-C) only in complex with their cognate chaperones (FliS and FliT). To understand the molecular details of these interactions we determined the FlhA-C crystal structure at 2.3 A resolution. FlhA-C consists of an N-terminal linker region, three subdomains with a novel fold, and a disordered region essential for the adaptor function. We show that the export protein FliJ associates with the linker region and modulates the binding properties of FlhA-C. While the interaction of FliD/FliT is enhanced, flagellin/FliS is not affected. FliJ also keeps FliT associated with FlhA-C and excess of FliT inhibits binding of FliD/FliT, suggesting that empty FliT chaperones stay associated with FliJ after export of FliD. Taken together, these results allow to propose a model that explains how the T3SS may switch from the stoichiometric export of FliD to the high-throughput secretion of flagellin.&quot;,&quot;DOI&quot;:&quot;10.1073/pnas.1001383107&quot;,&quot;ISSN&quot;:&quot;1091-6490&quot;,&quot;note&quot;:&quot;PMID: 20534509&quot;,&quot;journalAbbreviation&quot;:&quot;Proc. Natl. Acad. Sci. U.S.A&quot;,&quot;author&quot;:[{&quot;family&quot;:&quot;Bange&quot;,&quot;given&quot;:&quot;Gert&quot;},{&quot;family&quot;:&quot;Kümmerer&quot;,&quot;given&quot;:&quot;Nico&quot;},{&quot;family&quot;:&quot;Engel&quot;,&quot;given&quot;:&quot;Christoph&quot;},{&quot;family&quot;:&quot;Bozkurt&quot;,&quot;given&quot;:&quot;Gunes&quot;},{&quot;family&quot;:&quot;Wild&quot;,&quot;given&quot;:&quot;Klemens&quot;},{&quot;family&quot;:&quot;Sinning&quot;,&quot;given&quot;:&quot;Irmgard&quot;}],&quot;issued&quot;:{&quot;date-parts&quot;:[[&quot;2010&quot;,6,22]]},&quot;accessed&quot;:{&quot;date-parts&quot;:[[2010,8,12]]}}}],&quot;schema&quot;:&quot;https://github.com/citation-style-language/schema/raw/master/csl-citation.json&quot;} RNDVpp5XRZf0D"/> with involvement of FliJ. The T3SS homolog of FlhA oligomerises into a nonameric ring as shown by crystalization as a toroidal nonamer of the same size and shape as a torus observed <text:span text:style-name="T9">in situ </text:span><text:span text:style-name="T22">using electron cryo-tomography </text:span><text:reference-mark-start text:name="ZOTERO_ITEM CSL_CITATION {&quot;citationID&quot;:&quot;donmqpqkd&quot;,&quot;properties&quot;:{&quot;formattedCitation&quot;:&quot;(Abrusci et al., 2013)&quot;,&quot;plainCitation&quot;:&quot;(Abrusci et al., 2013)&quot;},&quot;citationItems&quot;:[{&quot;id&quot;:2895,&quot;uris&quot;:[&quot;http://zotero.org/users/316567/items/WG6NHCBZ&quot;],&quot;uri&quot;:[&quot;http://zotero.org/users/316567/items/WG6NHCBZ&quot;],&quot;itemData&quot;:{&quot;id&quot;:2895,&quot;type&quot;:&quot;article-journal&quot;,&quot;title&quot;:&quot;Architecture of the major component of the type III secretion system export apparatus&quot;,&quot;container-title&quot;:&quot;Nature structural &amp; molecular biology&quot;,&quot;page&quot;:&quot;99-104&quot;,&quot;volume&quot;:&quot;20&quot;,&quot;issue&quot;:&quot;1&quot;,&quot;source&quot;:&quot;NCBI PubMed&quot;,&quot;abstract&quot;:&quot;Type III secretion systems (T3SSs) are bacterial membrane-embedded nanomachines designed to export specifically targeted proteins from the bacterial cytoplasm. Secretion through T3SS is governed by a subset of inner membrane proteins termed the 'export apparatus'. We show that a key member of the Shigella flexneri export apparatus, MxiA, assembles into a ring essential for secretion in vivo. The ring-forming interfaces are well-conserved in both nonflagellar and flagellar homologs, implying that the ring is an evolutionarily conserved feature in these systems. Electron cryo-tomography revealed a T3SS-associated cytoplasmic torus of size and shape corresponding to those of the MxiA ring aligned to the secretion channel located between the secretion pore and the ATPase complex. This defines the molecular architecture of the dominant component of the export apparatus and allows us to propose a model for the molecular mechanisms controlling secretion.&quot;,&quot;DOI&quot;:&quot;10.1038/nsmb.2452&quot;,&quot;ISSN&quot;:&quot;1545-9985&quot;,&quot;note&quot;:&quot;PMID: 23222644&quot;,&quot;journalAbbreviation&quot;:&quot;Nat. Struct. Mol. Biol.&quot;,&quot;author&quot;:[{&quot;family&quot;:&quot;Abrusci&quot;,&quot;given&quot;:&quot;Patrizia&quot;},{&quot;family&quot;:&quot;Vergara-Irigaray&quot;,&quot;given&quot;:&quot;Marta&quot;},{&quot;family&quot;:&quot;Johnson&quot;,&quot;given&quot;:&quot;Steven&quot;},{&quot;family&quot;:&quot;Beeby&quot;,&quot;given&quot;:&quot;Morgan D&quot;},{&quot;family&quot;:&quot;Hendrixson&quot;,&quot;given&quot;:&quot;David R&quot;},{&quot;family&quot;:&quot;Roversi&quot;,&quot;given&quot;:&quot;Pietro&quot;},{&quot;family&quot;:&quot;Friede&quot;,&quot;given&quot;:&quot;Miriam E&quot;},{&quot;family&quot;:&quot;Deane&quot;,&quot;given&quot;:&quot;Janet E&quot;},{&quot;family&quot;:&quot;Jensen&quot;,&quot;given&quot;:&quot;Grant J&quot;},{&quot;family&quot;:&quot;Tang&quot;,&quot;given&quot;:&quot;Christoph M&quot;},{&quot;family&quot;:&quot;Lea&quot;,&quot;given&quot;:&quot;Susan M&quot;}],&quot;issued&quot;:{&quot;date-parts&quot;:[[&quot;2013&quot;,1]]}}}],&quot;schema&quot;:&quot;https://github.com/citation-style-language/schema/raw/master/csl-citation.json&quot;} RNDvUq1kd6ooJ"/><text:span text:style-name="T22">(Abrusci et al., 2013)</text:span><text:reference-mark-end text:name="ZOTERO_ITEM CSL_CITATION {&quot;citationID&quot;:&quot;donmqpqkd&quot;,&quot;properties&quot;:{&quot;formattedCitation&quot;:&quot;(Abrusci et al., 2013)&quot;,&quot;plainCitation&quot;:&quot;(Abrusci et al., 2013)&quot;},&quot;citationItems&quot;:[{&quot;id&quot;:2895,&quot;uris&quot;:[&quot;http://zotero.org/users/316567/items/WG6NHCBZ&quot;],&quot;uri&quot;:[&quot;http://zotero.org/users/316567/items/WG6NHCBZ&quot;],&quot;itemData&quot;:{&quot;id&quot;:2895,&quot;type&quot;:&quot;article-journal&quot;,&quot;title&quot;:&quot;Architecture of the major component of the type III secretion system export apparatus&quot;,&quot;container-title&quot;:&quot;Nature structural &amp; molecular biology&quot;,&quot;page&quot;:&quot;99-104&quot;,&quot;volume&quot;:&quot;20&quot;,&quot;issue&quot;:&quot;1&quot;,&quot;source&quot;:&quot;NCBI PubMed&quot;,&quot;abstract&quot;:&quot;Type III secretion systems (T3SSs) are bacterial membrane-embedded nanomachines designed to export specifically targeted proteins from the bacterial cytoplasm. Secretion through T3SS is governed by a subset of inner membrane proteins termed the 'export apparatus'. We show that a key member of the Shigella flexneri export apparatus, MxiA, assembles into a ring essential for secretion in vivo. The ring-forming interfaces are well-conserved in both nonflagellar and flagellar homologs, implying that the ring is an evolutionarily conserved feature in these systems. Electron cryo-tomography revealed a T3SS-associated cytoplasmic torus of size and shape corresponding to those of the MxiA ring aligned to the secretion channel located between the secretion pore and the ATPase complex. This defines the molecular architecture of the dominant component of the export apparatus and allows us to propose a model for the molecular mechanisms controlling secretion.&quot;,&quot;DOI&quot;:&quot;10.1038/nsmb.2452&quot;,&quot;ISSN&quot;:&quot;1545-9985&quot;,&quot;note&quot;:&quot;PMID: 23222644&quot;,&quot;journalAbbreviation&quot;:&quot;Nat. Struct. Mol. Biol.&quot;,&quot;author&quot;:[{&quot;family&quot;:&quot;Abrusci&quot;,&quot;given&quot;:&quot;Patrizia&quot;},{&quot;family&quot;:&quot;Vergara-Irigaray&quot;,&quot;given&quot;:&quot;Marta&quot;},{&quot;family&quot;:&quot;Johnson&quot;,&quot;given&quot;:&quot;Steven&quot;},{&quot;family&quot;:&quot;Beeby&quot;,&quot;given&quot;:&quot;Morgan D&quot;},{&quot;family&quot;:&quot;Hendrixson&quot;,&quot;given&quot;:&quot;David R&quot;},{&quot;family&quot;:&quot;Roversi&quot;,&quot;given&quot;:&quot;Pietro&quot;},{&quot;family&quot;:&quot;Friede&quot;,&quot;given&quot;:&quot;Miriam E&quot;},{&quot;family&quot;:&quot;Deane&quot;,&quot;given&quot;:&quot;Janet E&quot;},{&quot;family&quot;:&quot;Jensen&quot;,&quot;given&quot;:&quot;Grant J&quot;},{&quot;family&quot;:&quot;Tang&quot;,&quot;given&quot;:&quot;Christoph M&quot;},{&quot;family&quot;:&quot;Lea&quot;,&quot;given&quot;:&quot;Susan M&quot;}],&quot;issued&quot;:{&quot;date-parts&quot;:[[&quot;2013&quot;,1]]}}}],&quot;schema&quot;:&quot;https://github.com/citation-style-language/schema/raw/master/csl-citation.json&quot;} RNDvUq1kd6ooJ"/>. Multi-angle light scattering and SDS-PAGE of crosslinked structures further confirm this result.</text:p>
      <text:list xml:id="list2100751742" text:continue-numbering="true" text:style-name="WW8Num4">
        <text:list-item>
          <text:p text:style-name="P42">“Bacterial Nanomachines: The Flagellum and Type III Injectisome”</text:p>
        </text:list-item>
      </text:list>
      <text:h text:style-name="P94" text:outline-level="5"><text:bookmark-start text:name="__RefHeading__59177_876806269"/>Insights into architecture of the export apparatus from comparative studies<text:bookmark-end text:name="__RefHeading__59177_876806269"/></text:h>
      <text:p text:style-name="P18">Recent insights into the architecture of the export apparatus as a result of comparative studies stem from observations of absolute conservation of key structures in electron cryo-tomograms instead of diversity. The observation of a 10nm spherical density suspended in the cytoplasm beneath the motor in all live bacteria imaged suggested the hypothesis that this density represents the ubiquitous ATPase, FliI. FliI has clear homology <text:span text:style-name="T41">to the </text:span><text:span text:style-name="T51">α and β subunits of the F1-ATPase</text:span><text:reference-mark-start text:name="ZOTERO_ITEM CSL_CITATION {&quot;citationID&quot;:&quot;1l4jdlnkve&quot;,&quot;properties&quot;:{&quot;formattedCitation&quot;:&quot;(Vogler et al., 1991)&quot;,&quot;plainCitation&quot;:&quot;(Vogler et al., 1991)&quot;},&quot;citationItems&quot;:[{&quot;id&quot;:2770,&quot;uris&quot;:[&quot;http://zotero.org/users/316567/items/TDTMKT62&quot;],&quot;uri&quot;:[&quot;http://zotero.org/users/316567/items/TDTMKT62&quot;],&quot;itemData&quot;:{&quot;id&quot;:2770,&quot;type&quot;:&quot;article-journal&quot;,&quot;title&quot;:&quot;Salmonella typhimurium mutants defective in flagellar filament regrowth and sequence similarity of FliI to F0F1, vacuolar, and archaebacterial ATPase subunits.&quot;,&quot;container-title&quot;:&quot;Journal of Bacteriology&quot;,&quot;page&quot;:&quot;3564-3572&quot;,&quot;volume&quot;:&quot;173&quot;,&quot;issue&quot;:&quot;11&quot;,&quot;source&quot;:&quot;jb.asm.org&quot;,&quot;abstract&quot;:&quot;Many flagellar proteins are exported by a flagellum-specific export pathway. In an initial attempt to characterize the apparatus responsible for the process, we designed a simple assay to screen for mutants with export defects. Temperature-sensitive flagellar mutants of Salmonella typhimurium were grown at the permissive temperature (30 degrees C), shifted to the restrictive temperature (42 degrees C), and inspected in a light microscope. With the exception of switch mutants, they were fully motile. Next, cells grown at the permissive temperature had their flagellar filaments removed by shearing before the cells were shifted to the restrictive temperature. Most mutants were able to regrow filaments. However, flhA, fliH, fliI, and fliN mutants showed no or greatly reduced regrowth, suggesting that the corresponding gene products are involved in the process of flagellum-specific export. We describe here the sequences of fliH, fliI, and the adjacent gene, fliJ; they encode proteins with deduced molecular masses of 25,782, 49,208, and 17,302 Da, respectively. The deduced sequence of FliI shows significant similarity to the catalytic beta subunit of the bacterial F0F1 ATPase and to the catalytic subunits of vacuolar and archaebacterial ATPases; except for limited similarity in the motifs that constitute the nucleotide-binding or catalytic site, it appears unrelated to the E1E2 class of ATPases, to other proteins that mediate protein export, or to a variety of other ATP-utilizing enzymes. We hypothesize that FliI is either the catalytic subunit of a protein translocase for flagellum-specific export or a proton translocase involved in local circuits at the flagellum.&quot;,&quot;ISSN&quot;:&quot;0021-9193, 1098-5530&quot;,&quot;journalAbbreviation&quot;:&quot;J. Bacteriol.&quot;,&quot;language&quot;:&quot;en&quot;,&quot;author&quot;:[{&quot;family&quot;:&quot;Vogler&quot;,&quot;given&quot;:&quot;A. P.&quot;},{&quot;family&quot;:&quot;Homma&quot;,&quot;given&quot;:&quot;M.&quot;},{&quot;family&quot;:&quot;Irikura&quot;,&quot;given&quot;:&quot;V. M.&quot;},{&quot;family&quot;:&quot;Macnab&quot;,&quot;given&quot;:&quot;R. M.&quot;}],&quot;issued&quot;:{&quot;date-parts&quot;:[[1991,6,1]]},&quot;accessed&quot;:{&quot;date-parts&quot;:[[2012,9,13]]}}}],&quot;schema&quot;:&quot;https://github.com/citation-style-language/schema/raw/master/csl-citation.json&quot;} RNDP7DuiTWru9"/><text:span text:style-name="T51">(Vogler et al., 1991)</text:span><text:reference-mark-end text:name="ZOTERO_ITEM CSL_CITATION {&quot;citationID&quot;:&quot;1l4jdlnkve&quot;,&quot;properties&quot;:{&quot;formattedCitation&quot;:&quot;(Vogler et al., 1991)&quot;,&quot;plainCitation&quot;:&quot;(Vogler et al., 1991)&quot;},&quot;citationItems&quot;:[{&quot;id&quot;:2770,&quot;uris&quot;:[&quot;http://zotero.org/users/316567/items/TDTMKT62&quot;],&quot;uri&quot;:[&quot;http://zotero.org/users/316567/items/TDTMKT62&quot;],&quot;itemData&quot;:{&quot;id&quot;:2770,&quot;type&quot;:&quot;article-journal&quot;,&quot;title&quot;:&quot;Salmonella typhimurium mutants defective in flagellar filament regrowth and sequence similarity of FliI to F0F1, vacuolar, and archaebacterial ATPase subunits.&quot;,&quot;container-title&quot;:&quot;Journal of Bacteriology&quot;,&quot;page&quot;:&quot;3564-3572&quot;,&quot;volume&quot;:&quot;173&quot;,&quot;issue&quot;:&quot;11&quot;,&quot;source&quot;:&quot;jb.asm.org&quot;,&quot;abstract&quot;:&quot;Many flagellar proteins are exported by a flagellum-specific export pathway. In an initial attempt to characterize the apparatus responsible for the process, we designed a simple assay to screen for mutants with export defects. Temperature-sensitive flagellar mutants of Salmonella typhimurium were grown at the permissive temperature (30 degrees C), shifted to the restrictive temperature (42 degrees C), and inspected in a light microscope. With the exception of switch mutants, they were fully motile. Next, cells grown at the permissive temperature had their flagellar filaments removed by shearing before the cells were shifted to the restrictive temperature. Most mutants were able to regrow filaments. However, flhA, fliH, fliI, and fliN mutants showed no or greatly reduced regrowth, suggesting that the corresponding gene products are involved in the process of flagellum-specific export. We describe here the sequences of fliH, fliI, and the adjacent gene, fliJ; they encode proteins with deduced molecular masses of 25,782, 49,208, and 17,302 Da, respectively. The deduced sequence of FliI shows significant similarity to the catalytic beta subunit of the bacterial F0F1 ATPase and to the catalytic subunits of vacuolar and archaebacterial ATPases; except for limited similarity in the motifs that constitute the nucleotide-binding or catalytic site, it appears unrelated to the E1E2 class of ATPases, to other proteins that mediate protein export, or to a variety of other ATP-utilizing enzymes. We hypothesize that FliI is either the catalytic subunit of a protein translocase for flagellum-specific export or a proton translocase involved in local circuits at the flagellum.&quot;,&quot;ISSN&quot;:&quot;0021-9193, 1098-5530&quot;,&quot;journalAbbreviation&quot;:&quot;J. Bacteriol.&quot;,&quot;language&quot;:&quot;en&quot;,&quot;author&quot;:[{&quot;family&quot;:&quot;Vogler&quot;,&quot;given&quot;:&quot;A. P.&quot;},{&quot;family&quot;:&quot;Homma&quot;,&quot;given&quot;:&quot;M.&quot;},{&quot;family&quot;:&quot;Irikura&quot;,&quot;given&quot;:&quot;V. M.&quot;},{&quot;family&quot;:&quot;Macnab&quot;,&quot;given&quot;:&quot;R. M.&quot;}],&quot;issued&quot;:{&quot;date-parts&quot;:[[1991,6,1]]},&quot;accessed&quot;:{&quot;date-parts&quot;:[[2012,9,13]]}}}],&quot;schema&quot;:&quot;https://github.com/citation-style-language/schema/raw/master/csl-citation.json&quot;} RNDP7DuiTWru9"/><text:span text:style-name="T51"> that has enabled homology modelling of the FliI</text:span><text:span text:style-name="T63">6</text:span><text:span text:style-name="T51"> structure as a 10nm-diameter essentially spherical density </text:span><text:reference-mark-start text:name="ZOTERO_ITEM CSL_CITATION {&quot;citationID&quot;:&quot;4mrcggalq&quot;,&quot;properties&quot;:{&quot;formattedCitation&quot;:&quot;(Imada et al., 2007)&quot;,&quot;plainCitation&quot;:&quot;(Imada et al., 2007)&quot;},&quot;citationItems&quot;:[{&quot;id&quot;:1666,&quot;uris&quot;:[&quot;http://zotero.org/users/316567/items/HIH4F2P8&quot;],&quot;uri&quot;:[&quot;http://zotero.org/users/316567/items/HIH4F2P8&quot;],&quot;itemData&quot;:{&quot;id&quot;:1666,&quot;type&quot;:&quot;article-journal&quot;,&quot;title&quot;:&quot;Structural similarity between the flagellar type III ATPase FliI and F1-ATPase subunits.&quot;,&quot;container-title&quot;:&quot;Proceedings of the National Academy of Sciences of the United States of America&quot;,&quot;page&quot;:&quot;485-490&quot;,&quot;volume&quot;:&quot;104&quot;,&quot;issue&quot;:&quot;2&quot;,&quot;abstract&quot;:&quot;Construction of the bacterial flagellum in the cell exterior proceeds at its distal end by highly ordered self-assembly of many different component proteins, which are selectively exported through the central channel of the growing flagellum by the flagellar type III export apparatus. FliI is the ATPase of the export apparatus that drives the export process. Here we report the 2.4 A resolution crystal structure of FliI in the ADP-bound form. FliI consists of three domains, and the whole structure shows extensive similarities to the alpha and beta subunits of F0F1-ATPsynthase, a rotary motor that drives the chemical reaction of ATP synthesis. A hexamer model of FliI has been constructed based on the F1-ATPase structure composed of the alpha3beta3gamma subunits. Although the regions that differ in conformation between FliI and the F1-alpha/beta subunits are all located on the outer surface of the hexamer ring, the main chain structures at the subunit interface and those surrounding the central channel of the ring are well conserved. These results imply an evolutionary relation between the flagellum and F0F1-ATPsynthase and a similarity in the mechanism between FliI and F1-ATPase despite the apparently different functions of these proteins.&quot;,&quot;ISSN&quot;:&quot;0027-8424&quot;,&quot;note&quot;:&quot;PMID: 17202259&quot;,&quot;author&quot;:[{&quot;family&quot;:&quot;Imada&quot;,&quot;given&quot;:&quot;Katsumi&quot;},{&quot;family&quot;:&quot;Minamino&quot;,&quot;given&quot;:&quot;Tohru&quot;},{&quot;family&quot;:&quot;Tahara&quot;,&quot;given&quot;:&quot;Aiko&quot;},{&quot;family&quot;:&quot;Namba&quot;,&quot;given&quot;:&quot;Keiichi&quot;}],&quot;issued&quot;:{&quot;date-parts&quot;:[[&quot;2007&quot;,1,9]]}}}],&quot;schema&quot;:&quot;https://github.com/citation-style-language/schema/raw/master/csl-citation.json&quot;} RND6oeoTPJsTU"/><text:span text:style-name="T51">(Imada et al., 2007)</text:span><text:reference-mark-end text:name="ZOTERO_ITEM CSL_CITATION {&quot;citationID&quot;:&quot;4mrcggalq&quot;,&quot;properties&quot;:{&quot;formattedCitation&quot;:&quot;(Imada et al., 2007)&quot;,&quot;plainCitation&quot;:&quot;(Imada et al., 2007)&quot;},&quot;citationItems&quot;:[{&quot;id&quot;:1666,&quot;uris&quot;:[&quot;http://zotero.org/users/316567/items/HIH4F2P8&quot;],&quot;uri&quot;:[&quot;http://zotero.org/users/316567/items/HIH4F2P8&quot;],&quot;itemData&quot;:{&quot;id&quot;:1666,&quot;type&quot;:&quot;article-journal&quot;,&quot;title&quot;:&quot;Structural similarity between the flagellar type III ATPase FliI and F1-ATPase subunits.&quot;,&quot;container-title&quot;:&quot;Proceedings of the National Academy of Sciences of the United States of America&quot;,&quot;page&quot;:&quot;485-490&quot;,&quot;volume&quot;:&quot;104&quot;,&quot;issue&quot;:&quot;2&quot;,&quot;abstract&quot;:&quot;Construction of the bacterial flagellum in the cell exterior proceeds at its distal end by highly ordered self-assembly of many different component proteins, which are selectively exported through the central channel of the growing flagellum by the flagellar type III export apparatus. FliI is the ATPase of the export apparatus that drives the export process. Here we report the 2.4 A resolution crystal structure of FliI in the ADP-bound form. FliI consists of three domains, and the whole structure shows extensive similarities to the alpha and beta subunits of F0F1-ATPsynthase, a rotary motor that drives the chemical reaction of ATP synthesis. A hexamer model of FliI has been constructed based on the F1-ATPase structure composed of the alpha3beta3gamma subunits. Although the regions that differ in conformation between FliI and the F1-alpha/beta subunits are all located on the outer surface of the hexamer ring, the main chain structures at the subunit interface and those surrounding the central channel of the ring are well conserved. These results imply an evolutionary relation between the flagellum and F0F1-ATPsynthase and a similarity in the mechanism between FliI and F1-ATPase despite the apparently different functions of these proteins.&quot;,&quot;ISSN&quot;:&quot;0027-8424&quot;,&quot;note&quot;:&quot;PMID: 17202259&quot;,&quot;author&quot;:[{&quot;family&quot;:&quot;Imada&quot;,&quot;given&quot;:&quot;Katsumi&quot;},{&quot;family&quot;:&quot;Minamino&quot;,&quot;given&quot;:&quot;Tohru&quot;},{&quot;family&quot;:&quot;Tahara&quot;,&quot;given&quot;:&quot;Aiko&quot;},{&quot;family&quot;:&quot;Namba&quot;,&quot;given&quot;:&quot;Keiichi&quot;}],&quot;issued&quot;:{&quot;date-parts&quot;:[[&quot;2007&quot;,1,9]]}}}],&quot;schema&quot;:&quot;https://github.com/citation-style-language/schema/raw/master/csl-citation.json&quot;} RND6oeoTPJsTU"/>.<text:span text:style-name="T51"> Studies demonstrating that FliI is not absolutely required for flagellar assembly</text:span><text:reference-mark-start text:name="ZOTERO_ITEM CSL_CITATION {&quot;citationID&quot;:&quot;1qqeqbbmds&quot;,&quot;properties&quot;:{&quot;formattedCitation&quot;:&quot;(Minamino and Namba, 2008; Paul et al., 2008)&quot;,&quot;plainCitation&quot;:&quot;(Minamino and Namba, 2008; Paul et al., 2008)&quot;},&quot;citationItems&quot;:[{&quot;id&quot;:89,&quot;uris&quot;:[&quot;http://zotero.org/users/316567/items/HF6IWIBT&quot;],&quot;uri&quot;:[&quot;http://zotero.org/users/316567/items/HF6IWIBT&quot;],&quot;itemData&quot;:{&quot;id&quot;:89,&quot;type&quot;:&quot;article-journal&quot;,&quot;title&quot;:&quot;Distinct roles of the FliI ATPase and proton motive force in bacterial flagellar protein export&quot;,&quot;container-title&quot;:&quot;Nature&quot;,&quot;page&quot;:&quot;485-488&quot;,&quot;volume&quot;:&quot;451&quot;,&quot;issue&quot;:&quot;7177&quot;,&quot;source&quot;:&quot;NCBI PubMed&quot;,&quot;abstract&quot;:&quot;Translocation of many soluble proteins across cell membranes occurs in an ATPase-driven manner. For construction of the bacterial flagellum responsible for motility, most of the components are exported by the flagellar protein export apparatus. The FliI ATPase is required for this export, and its ATPase activity is regulated by FliH; however, it is unclear how the chemical energy derived from ATP hydrolysis is used for the export process. Here we report that flagellar proteins of Salmonella enterica serovar Typhimurium are exported even in the absence of FliI. A fliH fliI double null mutant was weakly motile. Certain mutations in FlhA or FlhB, which form the core of the export gate, substantially improved protein export and motility of the double null mutant. Furthermore, proton motive force was essential for the export process. These results suggest that the FliH-FliI complex facilitates only the initial entry of export substrates into the gate, with the energy of ATP hydrolysis being used to disassemble and release the FliH-FliI complex from the protein about to be exported. The rest of the successive unfolding/translocation process of the substrates is driven by proton motive force.&quot;,&quot;DOI&quot;:&quot;10.1038/nature06449&quot;,&quot;ISSN&quot;:&quot;1476-4687&quot;,&quot;note&quot;:&quot;PMID: 18216858&quot;,&quot;journalAbbreviation&quot;:&quot;Nature&quot;,&quot;author&quot;:[{&quot;family&quot;:&quot;Minamino&quot;,&quot;given&quot;:&quot;Tohru&quot;},{&quot;family&quot;:&quot;Namba&quot;,&quot;given&quot;:&quot;Keiichi&quot;}],&quot;issued&quot;:{&quot;date-parts&quot;:[[&quot;2008&quot;,1,24]]},&quot;accessed&quot;:{&quot;date-parts&quot;:[[2010,8,31]]}}},{&quot;id&quot;:87,&quot;uris&quot;:[&quot;http://zotero.org/users/316567/items/48TXBUMF&quot;],&quot;uri&quot;:[&quot;http://zotero.org/users/316567/items/48TXBUMF&quot;],&quot;itemData&quot;:{&quot;id&quot;:87,&quot;type&quot;:&quot;article-journal&quot;,&quot;title&quot;:&quot;Energy source of flagellar type III secretion&quot;,&quot;container-title&quot;:&quot;Nature&quot;,&quot;page&quot;:&quot;489-492&quot;,&quot;volume&quot;:&quot;451&quot;,&quot;issue&quot;:&quot;7177&quot;,&quot;source&quot;:&quot;NCBI PubMed&quot;,&quot;abstract&quot;:&quot;Bacterial flagella contain a specialized secretion apparatus that functions to deliver the protein subunits that form the filament and other structures to outside the membrane. This apparatus is related to the injectisome used by many gram-negative pathogens and symbionts to transfer effector proteins into host cells; in both systems this export mechanism is termed 'type III' secretion. The flagellar secretion apparatus comprises a membrane-embedded complex of about five proteins, and soluble factors, which include export-dedicated chaperones and an ATPase, FliI, that was thought to provide the energy for export. Here we show that flagellar secretion in Salmonella enterica requires the proton motive force (PMF) and does not require ATP hydrolysis by FliI. The export of several flagellar export substrates was prevented by treatment with the protonophore CCCP, with no accompanying decrease in cellular ATP levels. Weak swarming motility and rare flagella were observed in a mutant deleted for FliI and for the non-flagellar type-III secretion ATPases InvJ and SsaN. These findings show that the flagellar secretion apparatus functions as a proton-driven protein exporter and that ATP hydrolysis is not essential for type III secretion.&quot;,&quot;DOI&quot;:&quot;10.1038/nature06497&quot;,&quot;ISSN&quot;:&quot;1476-4687&quot;,&quot;note&quot;:&quot;PMID: 18216859&quot;,&quot;journalAbbreviation&quot;:&quot;Nature&quot;,&quot;author&quot;:[{&quot;family&quot;:&quot;Paul&quot;,&quot;given&quot;:&quot;Koushik&quot;},{&quot;family&quot;:&quot;Erhardt&quot;,&quot;given&quot;:&quot;Marc&quot;},{&quot;family&quot;:&quot;Hirano&quot;,&quot;given&quot;:&quot;Takanori&quot;},{&quot;family&quot;:&quot;Blair&quot;,&quot;given&quot;:&quot;David F&quot;},{&quot;family&quot;:&quot;Hughes&quot;,&quot;given&quot;:&quot;Kelly T&quot;}],&quot;issued&quot;:{&quot;date-parts&quot;:[[&quot;2008&quot;,1,24]]},&quot;accessed&quot;:{&quot;date-parts&quot;:[[2010,8,31]]}}}],&quot;schema&quot;:&quot;https://github.com/citation-style-language/schema/raw/master/csl-citation.json&quot;} RNDTLtRhUaLwV"/><text:span text:style-name="T51">(Minamino and Namba, 2008; Paul et al., 2008)</text:span><text:reference-mark-end text:name="ZOTERO_ITEM CSL_CITATION {&quot;citationID&quot;:&quot;1qqeqbbmds&quot;,&quot;properties&quot;:{&quot;formattedCitation&quot;:&quot;(Minamino and Namba, 2008; Paul et al., 2008)&quot;,&quot;plainCitation&quot;:&quot;(Minamino and Namba, 2008; Paul et al., 2008)&quot;},&quot;citationItems&quot;:[{&quot;id&quot;:89,&quot;uris&quot;:[&quot;http://zotero.org/users/316567/items/HF6IWIBT&quot;],&quot;uri&quot;:[&quot;http://zotero.org/users/316567/items/HF6IWIBT&quot;],&quot;itemData&quot;:{&quot;id&quot;:89,&quot;type&quot;:&quot;article-journal&quot;,&quot;title&quot;:&quot;Distinct roles of the FliI ATPase and proton motive force in bacterial flagellar protein export&quot;,&quot;container-title&quot;:&quot;Nature&quot;,&quot;page&quot;:&quot;485-488&quot;,&quot;volume&quot;:&quot;451&quot;,&quot;issue&quot;:&quot;7177&quot;,&quot;source&quot;:&quot;NCBI PubMed&quot;,&quot;abstract&quot;:&quot;Translocation of many soluble proteins across cell membranes occurs in an ATPase-driven manner. For construction of the bacterial flagellum responsible for motility, most of the components are exported by the flagellar protein export apparatus. The FliI ATPase is required for this export, and its ATPase activity is regulated by FliH; however, it is unclear how the chemical energy derived from ATP hydrolysis is used for the export process. Here we report that flagellar proteins of Salmonella enterica serovar Typhimurium are exported even in the absence of FliI. A fliH fliI double null mutant was weakly motile. Certain mutations in FlhA or FlhB, which form the core of the export gate, substantially improved protein export and motility of the double null mutant. Furthermore, proton motive force was essential for the export process. These results suggest that the FliH-FliI complex facilitates only the initial entry of export substrates into the gate, with the energy of ATP hydrolysis being used to disassemble and release the FliH-FliI complex from the protein about to be exported. The rest of the successive unfolding/translocation process of the substrates is driven by proton motive force.&quot;,&quot;DOI&quot;:&quot;10.1038/nature06449&quot;,&quot;ISSN&quot;:&quot;1476-4687&quot;,&quot;note&quot;:&quot;PMID: 18216858&quot;,&quot;journalAbbreviation&quot;:&quot;Nature&quot;,&quot;author&quot;:[{&quot;family&quot;:&quot;Minamino&quot;,&quot;given&quot;:&quot;Tohru&quot;},{&quot;family&quot;:&quot;Namba&quot;,&quot;given&quot;:&quot;Keiichi&quot;}],&quot;issued&quot;:{&quot;date-parts&quot;:[[&quot;2008&quot;,1,24]]},&quot;accessed&quot;:{&quot;date-parts&quot;:[[2010,8,31]]}}},{&quot;id&quot;:87,&quot;uris&quot;:[&quot;http://zotero.org/users/316567/items/48TXBUMF&quot;],&quot;uri&quot;:[&quot;http://zotero.org/users/316567/items/48TXBUMF&quot;],&quot;itemData&quot;:{&quot;id&quot;:87,&quot;type&quot;:&quot;article-journal&quot;,&quot;title&quot;:&quot;Energy source of flagellar type III secretion&quot;,&quot;container-title&quot;:&quot;Nature&quot;,&quot;page&quot;:&quot;489-492&quot;,&quot;volume&quot;:&quot;451&quot;,&quot;issue&quot;:&quot;7177&quot;,&quot;source&quot;:&quot;NCBI PubMed&quot;,&quot;abstract&quot;:&quot;Bacterial flagella contain a specialized secretion apparatus that functions to deliver the protein subunits that form the filament and other structures to outside the membrane. This apparatus is related to the injectisome used by many gram-negative pathogens and symbionts to transfer effector proteins into host cells; in both systems this export mechanism is termed 'type III' secretion. The flagellar secretion apparatus comprises a membrane-embedded complex of about five proteins, and soluble factors, which include export-dedicated chaperones and an ATPase, FliI, that was thought to provide the energy for export. Here we show that flagellar secretion in Salmonella enterica requires the proton motive force (PMF) and does not require ATP hydrolysis by FliI. The export of several flagellar export substrates was prevented by treatment with the protonophore CCCP, with no accompanying decrease in cellular ATP levels. Weak swarming motility and rare flagella were observed in a mutant deleted for FliI and for the non-flagellar type-III secretion ATPases InvJ and SsaN. These findings show that the flagellar secretion apparatus functions as a proton-driven protein exporter and that ATP hydrolysis is not essential for type III secretion.&quot;,&quot;DOI&quot;:&quot;10.1038/nature06497&quot;,&quot;ISSN&quot;:&quot;1476-4687&quot;,&quot;note&quot;:&quot;PMID: 18216859&quot;,&quot;journalAbbreviation&quot;:&quot;Nature&quot;,&quot;author&quot;:[{&quot;family&quot;:&quot;Paul&quot;,&quot;given&quot;:&quot;Koushik&quot;},{&quot;family&quot;:&quot;Erhardt&quot;,&quot;given&quot;:&quot;Marc&quot;},{&quot;family&quot;:&quot;Hirano&quot;,&quot;given&quot;:&quot;Takanori&quot;},{&quot;family&quot;:&quot;Blair&quot;,&quot;given&quot;:&quot;David F&quot;},{&quot;family&quot;:&quot;Hughes&quot;,&quot;given&quot;:&quot;Kelly T&quot;}],&quot;issued&quot;:{&quot;date-parts&quot;:[[&quot;2008&quot;,1,24]]},&quot;accessed&quot;:{&quot;date-parts&quot;:[[2010,8,31]]}}}],&quot;schema&quot;:&quot;https://github.com/citation-style-language/schema/raw/master/csl-citation.json&quot;} RNDTLtRhUaLwV"/><text:span text:style-name="T51"> as previously believed enabled deletion of the FliI gene in </text:span><text:span text:style-name="T52">Campylobacter jejuni</text:span><text:span text:style-name="T44">, resulting in loss of the spherical density, but no other change <text:s/>when imaged </text:span><text:span text:style-name="T52">in situ</text:span><text:span text:style-name="T44">, confirming the hypothesis </text:span><text:reference-mark-start text:name="ZOTERO_ITEM CSL_CITATION {&quot;citationID&quot;:&quot;2fd8l7mp66&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S5UKK0IJNw"/><text:span text:style-name="T44">(Chen et al., 2011)</text:span><text:reference-mark-end text:name="ZOTERO_ITEM CSL_CITATION {&quot;citationID&quot;:&quot;2fd8l7mp66&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S5UKK0IJNw"/><text:span text:style-name="T44"> (Figure </text:span><text:span text:style-name="T45">deletions</text:span><text:span text:style-name="T44">)</text:span>. The protein FliJ has been shown to occupy the central channel of FliI <text:reference-mark-start text:name="ZOTERO_ITEM CSL_CITATION {&quot;citationID&quot;:&quot;26n4vu0m4s&quot;,&quot;properties&quot;:{&quot;formattedCitation&quot;:&quot;(Ibuki et al., 2011)&quot;,&quot;plainCitation&quot;:&quot;(Ibuki et al., 2011)&quot;},&quot;citationItems&quot;:[{&quot;id&quot;:479,&quot;uris&quot;:[&quot;http://zotero.org/users/316567/items/5IT8AWD6&quot;],&quot;uri&quot;:[&quot;http://zotero.org/users/316567/items/5IT8AWD6&quot;],&quot;itemData&quot;:{&quot;id&quot;:479,&quot;type&quot;:&quot;article-journal&quot;,&quot;title&quot;:&quot;Common architecture of the flagellar type III protein export apparatus and F- and V-type ATPases&quot;,&quot;container-title&quot;:&quot;Nature Structural &amp; Molecular Biology&quot;,&quot;source&quot;:&quot;NCBI PubMed&quot;,&quot;abstract&quot;:&quot;The proteins that form the bacterial flagellum are translocated to its distal end through the central channel of the growing flagellum by the flagellar-specific protein export apparatus, a family of the type III protein secretion system. FliI and FliJ are soluble components of this apparatus. FliI is an ATPase that has extensive structural similarity to the α and β subunits of F(o)F(1)-ATP synthase. FliJ is essential for export, but its function remains obscure. Here we show that the structure of FliJ derived from Salmonella enterica serovar Typhimurium is remarkably similar to that of the two-stranded α-helical coiled-coil part of the γ subunit of F(o)F(1)-ATP synthase and that FliJ promotes the formation of FliI hexamer rings by binding to the center of the ring. These results suggest that the type III protein export system and F- and V-type ATPases share a similar mechanism and an evolutionary relationship.&quot;,&quot;URL&quot;:&quot;http://www.ncbi.nlm.nih.gov/pubmed/21278755&quot;,&quot;DOI&quot;:&quot;10.1038/nsmb.1977&quot;,&quot;ISSN&quot;:&quot;1545-9985&quot;,&quot;note&quot;:&quot;PMID: 21278755&quot;,&quot;journalAbbreviation&quot;:&quot;Nat Struct Mol Biol&quot;,&quot;author&quot;:[{&quot;family&quot;:&quot;Ibuki&quot;,&quot;given&quot;:&quot;Tatsuya&quot;},{&quot;family&quot;:&quot;Imada&quot;,&quot;given&quot;:&quot;Katsumi&quot;},{&quot;family&quot;:&quot;Minamino&quot;,&quot;given&quot;:&quot;Tohru&quot;},{&quot;family&quot;:&quot;Kato&quot;,&quot;given&quot;:&quot;Takayuki&quot;},{&quot;family&quot;:&quot;Miyata&quot;,&quot;given&quot;:&quot;Tomoko&quot;},{&quot;family&quot;:&quot;Namba&quot;,&quot;given&quot;:&quot;Keiichi&quot;}],&quot;issued&quot;:{&quot;date-parts&quot;:[[&quot;2011&quot;,1,30]]},&quot;accessed&quot;:{&quot;date-parts&quot;:[[2011,2,10]]}}}],&quot;schema&quot;:&quot;https://github.com/citation-style-language/schema/raw/master/csl-citation.json&quot;} RND4qhUdCaXEB"/>(Ibuki et al., 2011)<text:reference-mark-end text:name="ZOTERO_ITEM CSL_CITATION {&quot;citationID&quot;:&quot;26n4vu0m4s&quot;,&quot;properties&quot;:{&quot;formattedCitation&quot;:&quot;(Ibuki et al., 2011)&quot;,&quot;plainCitation&quot;:&quot;(Ibuki et al., 2011)&quot;},&quot;citationItems&quot;:[{&quot;id&quot;:479,&quot;uris&quot;:[&quot;http://zotero.org/users/316567/items/5IT8AWD6&quot;],&quot;uri&quot;:[&quot;http://zotero.org/users/316567/items/5IT8AWD6&quot;],&quot;itemData&quot;:{&quot;id&quot;:479,&quot;type&quot;:&quot;article-journal&quot;,&quot;title&quot;:&quot;Common architecture of the flagellar type III protein export apparatus and F- and V-type ATPases&quot;,&quot;container-title&quot;:&quot;Nature Structural &amp; Molecular Biology&quot;,&quot;source&quot;:&quot;NCBI PubMed&quot;,&quot;abstract&quot;:&quot;The proteins that form the bacterial flagellum are translocated to its distal end through the central channel of the growing flagellum by the flagellar-specific protein export apparatus, a family of the type III protein secretion system. FliI and FliJ are soluble components of this apparatus. FliI is an ATPase that has extensive structural similarity to the α and β subunits of F(o)F(1)-ATP synthase. FliJ is essential for export, but its function remains obscure. Here we show that the structure of FliJ derived from Salmonella enterica serovar Typhimurium is remarkably similar to that of the two-stranded α-helical coiled-coil part of the γ subunit of F(o)F(1)-ATP synthase and that FliJ promotes the formation of FliI hexamer rings by binding to the center of the ring. These results suggest that the type III protein export system and F- and V-type ATPases share a similar mechanism and an evolutionary relationship.&quot;,&quot;URL&quot;:&quot;http://www.ncbi.nlm.nih.gov/pubmed/21278755&quot;,&quot;DOI&quot;:&quot;10.1038/nsmb.1977&quot;,&quot;ISSN&quot;:&quot;1545-9985&quot;,&quot;note&quot;:&quot;PMID: 21278755&quot;,&quot;journalAbbreviation&quot;:&quot;Nat Struct Mol Biol&quot;,&quot;author&quot;:[{&quot;family&quot;:&quot;Ibuki&quot;,&quot;given&quot;:&quot;Tatsuya&quot;},{&quot;family&quot;:&quot;Imada&quot;,&quot;given&quot;:&quot;Katsumi&quot;},{&quot;family&quot;:&quot;Minamino&quot;,&quot;given&quot;:&quot;Tohru&quot;},{&quot;family&quot;:&quot;Kato&quot;,&quot;given&quot;:&quot;Takayuki&quot;},{&quot;family&quot;:&quot;Miyata&quot;,&quot;given&quot;:&quot;Tomoko&quot;},{&quot;family&quot;:&quot;Namba&quot;,&quot;given&quot;:&quot;Keiichi&quot;}],&quot;issued&quot;:{&quot;date-parts&quot;:[[&quot;2011&quot;,1,30]]},&quot;accessed&quot;:{&quot;date-parts&quot;:[[2011,2,10]]}}}],&quot;schema&quot;:&quot;https://github.com/citation-style-language/schema/raw/master/csl-citation.json&quot;} RND4qhUdCaXEB"/>, this result thus contextualized both FliI and FliJ. This in turn suggested that small protruberances observed on the spherical density in higher-resolution structures correspond to the remaining cytoplasmic export apparatus component, FliH. The reasoning behind this is that the extreme N-terminus of FliI has been shown to interact with FliH. If the orientation of FliI relative to the cytoplasmic membrane is the same as its homolog, the <text:span text:style-name="T51">α</text:span><text:span text:style-name="T63">3</text:span><text:span text:style-name="T51">β</text:span><text:span text:style-name="T63">3</text:span><text:span text:style-name="T51"> F1-ATPase head, then its six N-terminii will protrude out into the cytoplasm away from the motor.</text:span></text:p>
      <text:p text:style-name="P18"><text:span text:style-name="T51">Another ubiquitous structure observed in electron cryo-tomograms was a toroidal density between FliI and the membrane-embedded motor. FliI is known to dock with the cytoplasmic domains of two of the transmembrane export apparatus proteins, FlhA and FlhB, leading to the hypothesis that the torus is composed of one of both of these domains </text:span><text:reference-mark-start text:name="ZOTERO_ITEM CSL_CITATION {&quot;citationID&quot;:&quot;14u6n84rhr&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yZw3Pg4Psn"/><text:span text:style-name="T51">(Chen et al., 2011)</text:span><text:reference-mark-end text:name="ZOTERO_ITEM CSL_CITATION {&quot;citationID&quot;:&quot;14u6n84rhr&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yZw3Pg4Psn"/>.<text:span text:style-name="T51"> Truncation of each domain in turn showed that while removal of FlhB</text:span><text:span text:style-name="T63">C</text:span><text:span text:style-name="T51"> had not effect upon the torroidal density at the resolution of the imaging, removal of FlhA</text:span><text:span text:style-name="T63">C</text:span><text:span text:style-name="T51"> resulted in precise loss of the torroidal density, leaving every other aspect of the cytoplasmic structures unchanged </text:span><text:reference-mark-start text:name="ZOTERO_ITEM CSL_CITATION {&quot;citationID&quot;:&quot;1q5flcp9g0&quot;,&quot;properties&quot;:{&quot;formattedCitation&quot;:&quot;(Abrusci et al., 2013)&quot;,&quot;plainCitation&quot;:&quot;(Abrusci et al., 2013)&quot;},&quot;citationItems&quot;:[{&quot;id&quot;:2895,&quot;uris&quot;:[&quot;http://zotero.org/users/316567/items/WG6NHCBZ&quot;],&quot;uri&quot;:[&quot;http://zotero.org/users/316567/items/WG6NHCBZ&quot;],&quot;itemData&quot;:{&quot;id&quot;:2895,&quot;type&quot;:&quot;article-journal&quot;,&quot;title&quot;:&quot;Architecture of the major component of the type III secretion system export apparatus&quot;,&quot;container-title&quot;:&quot;Nature structural &amp; molecular biology&quot;,&quot;page&quot;:&quot;99-104&quot;,&quot;volume&quot;:&quot;20&quot;,&quot;issue&quot;:&quot;1&quot;,&quot;source&quot;:&quot;NCBI PubMed&quot;,&quot;abstract&quot;:&quot;Type III secretion systems (T3SSs) are bacterial membrane-embedded nanomachines designed to export specifically targeted proteins from the bacterial cytoplasm. Secretion through T3SS is governed by a subset of inner membrane proteins termed the 'export apparatus'. We show that a key member of the Shigella flexneri export apparatus, MxiA, assembles into a ring essential for secretion in vivo. The ring-forming interfaces are well-conserved in both nonflagellar and flagellar homologs, implying that the ring is an evolutionarily conserved feature in these systems. Electron cryo-tomography revealed a T3SS-associated cytoplasmic torus of size and shape corresponding to those of the MxiA ring aligned to the secretion channel located between the secretion pore and the ATPase complex. This defines the molecular architecture of the dominant component of the export apparatus and allows us to propose a model for the molecular mechanisms controlling secretion.&quot;,&quot;DOI&quot;:&quot;10.1038/nsmb.2452&quot;,&quot;ISSN&quot;:&quot;1545-9985&quot;,&quot;note&quot;:&quot;PMID: 23222644&quot;,&quot;journalAbbreviation&quot;:&quot;Nat. Struct. Mol. Biol.&quot;,&quot;author&quot;:[{&quot;family&quot;:&quot;Abrusci&quot;,&quot;given&quot;:&quot;Patrizia&quot;},{&quot;family&quot;:&quot;Vergara-Irigaray&quot;,&quot;given&quot;:&quot;Marta&quot;},{&quot;family&quot;:&quot;Johnson&quot;,&quot;given&quot;:&quot;Steven&quot;},{&quot;family&quot;:&quot;Beeby&quot;,&quot;given&quot;:&quot;Morgan D&quot;},{&quot;family&quot;:&quot;Hendrixson&quot;,&quot;given&quot;:&quot;David R&quot;},{&quot;family&quot;:&quot;Roversi&quot;,&quot;given&quot;:&quot;Pietro&quot;},{&quot;family&quot;:&quot;Friede&quot;,&quot;given&quot;:&quot;Miriam E&quot;},{&quot;family&quot;:&quot;Deane&quot;,&quot;given&quot;:&quot;Janet E&quot;},{&quot;family&quot;:&quot;Jensen&quot;,&quot;given&quot;:&quot;Grant J&quot;},{&quot;family&quot;:&quot;Tang&quot;,&quot;given&quot;:&quot;Christoph M&quot;},{&quot;family&quot;:&quot;Lea&quot;,&quot;given&quot;:&quot;Susan M&quot;}],&quot;issued&quot;:{&quot;date-parts&quot;:[[&quot;2013&quot;,1]]}}}],&quot;schema&quot;:&quot;https://github.com/citation-style-language/schema/raw/master/csl-citation.json&quot;} RND5IJzMS7rgz"/><text:span text:style-name="T51">(Abrusci et al., 2013)</text:span><text:reference-mark-end text:name="ZOTERO_ITEM CSL_CITATION {&quot;citationID&quot;:&quot;1q5flcp9g0&quot;,&quot;properties&quot;:{&quot;formattedCitation&quot;:&quot;(Abrusci et al., 2013)&quot;,&quot;plainCitation&quot;:&quot;(Abrusci et al., 2013)&quot;},&quot;citationItems&quot;:[{&quot;id&quot;:2895,&quot;uris&quot;:[&quot;http://zotero.org/users/316567/items/WG6NHCBZ&quot;],&quot;uri&quot;:[&quot;http://zotero.org/users/316567/items/WG6NHCBZ&quot;],&quot;itemData&quot;:{&quot;id&quot;:2895,&quot;type&quot;:&quot;article-journal&quot;,&quot;title&quot;:&quot;Architecture of the major component of the type III secretion system export apparatus&quot;,&quot;container-title&quot;:&quot;Nature structural &amp; molecular biology&quot;,&quot;page&quot;:&quot;99-104&quot;,&quot;volume&quot;:&quot;20&quot;,&quot;issue&quot;:&quot;1&quot;,&quot;source&quot;:&quot;NCBI PubMed&quot;,&quot;abstract&quot;:&quot;Type III secretion systems (T3SSs) are bacterial membrane-embedded nanomachines designed to export specifically targeted proteins from the bacterial cytoplasm. Secretion through T3SS is governed by a subset of inner membrane proteins termed the 'export apparatus'. We show that a key member of the Shigella flexneri export apparatus, MxiA, assembles into a ring essential for secretion in vivo. The ring-forming interfaces are well-conserved in both nonflagellar and flagellar homologs, implying that the ring is an evolutionarily conserved feature in these systems. Electron cryo-tomography revealed a T3SS-associated cytoplasmic torus of size and shape corresponding to those of the MxiA ring aligned to the secretion channel located between the secretion pore and the ATPase complex. This defines the molecular architecture of the dominant component of the export apparatus and allows us to propose a model for the molecular mechanisms controlling secretion.&quot;,&quot;DOI&quot;:&quot;10.1038/nsmb.2452&quot;,&quot;ISSN&quot;:&quot;1545-9985&quot;,&quot;note&quot;:&quot;PMID: 23222644&quot;,&quot;journalAbbreviation&quot;:&quot;Nat. Struct. Mol. Biol.&quot;,&quot;author&quot;:[{&quot;family&quot;:&quot;Abrusci&quot;,&quot;given&quot;:&quot;Patrizia&quot;},{&quot;family&quot;:&quot;Vergara-Irigaray&quot;,&quot;given&quot;:&quot;Marta&quot;},{&quot;family&quot;:&quot;Johnson&quot;,&quot;given&quot;:&quot;Steven&quot;},{&quot;family&quot;:&quot;Beeby&quot;,&quot;given&quot;:&quot;Morgan D&quot;},{&quot;family&quot;:&quot;Hendrixson&quot;,&quot;given&quot;:&quot;David R&quot;},{&quot;family&quot;:&quot;Roversi&quot;,&quot;given&quot;:&quot;Pietro&quot;},{&quot;family&quot;:&quot;Friede&quot;,&quot;given&quot;:&quot;Miriam E&quot;},{&quot;family&quot;:&quot;Deane&quot;,&quot;given&quot;:&quot;Janet E&quot;},{&quot;family&quot;:&quot;Jensen&quot;,&quot;given&quot;:&quot;Grant J&quot;},{&quot;family&quot;:&quot;Tang&quot;,&quot;given&quot;:&quot;Christoph M&quot;},{&quot;family&quot;:&quot;Lea&quot;,&quot;given&quot;:&quot;Susan M&quot;}],&quot;issued&quot;:{&quot;date-parts&quot;:[[&quot;2013&quot;,1]]}}}],&quot;schema&quot;:&quot;https://github.com/citation-style-language/schema/raw/master/csl-citation.json&quot;} RND5IJzMS7rgz"/><text:span text:style-name="T51"> (Figure </text:span><text:span text:style-name="T57">deletions</text:span><text:span text:style-name="T51">). Although this leaves the location of FlhB</text:span><text:span text:style-name="T63">C</text:span><text:span text:style-name="T51"> a mystery, it provided compelling evidence in combination with a crystal structure from the closely related type III secretion system homolog that FliI docks with a docking platform composed of a cycling nonamer of FlhA cytoplasmic domains. </text:span></text:p>
      <text:p text:style-name="P22"><text:span text:style-name="T51">Strikingly, the position of the FliI density remained unchanged upon loss of the FlhA</text:span><text:span text:style-name="T63">C</text:span><text:span text:style-name="T51"> docking platform. </text:span><text:span text:style-name="T58">Tone down, but list evidence. </text:span><text:span text:style-name="T51">This provided unexpected further evidence for at least part of FliH forming the cytoplasmic-facing protruberances of FliI. Previous bioinformatics studies have shown that FliH is homologous to the peripheral stator b/δ-subunits of the F1-ATPase </text:span><text:reference-mark-start text:name="ZOTERO_ITEM CSL_CITATION {&quot;citationID&quot;:&quot;1b2hbdb4k0&quot;,&quot;properties&quot;:{&quot;formattedCitation&quot;:&quot;(Pallen et al., 2006)&quot;,&quot;plainCitation&quot;:&quot;(Pallen et al., 2006)&quot;},&quot;citationItems&quot;:[{&quot;id&quot;:752,&quot;uris&quot;:[&quot;http://zotero.org/users/316567/items/5RUJTCA5&quot;],&quot;uri&quot;:[&quot;http://zotero.org/users/316567/items/5RUJTCA5&quot;],&quot;itemData&quot;:{&quot;id&quot;:752,&quot;type&quot;:&quot;article-journal&quot;,&quot;title&quot;:&quot;Evolutionary links between FliH/YscL-like proteins from bacterial type III secretion systems and second-stalk components of the FoF1 and vacuolar ATPases&quot;,&quot;container-title&quot;:&quot;Protein Science: A Publication of the Protein Society&quot;,&quot;page&quot;:&quot;935-941&quot;,&quot;volume&quot;:&quot;15&quot;,&quot;issue&quot;:&quot;4&quot;,&quot;source&quot;:&quot;NCBI PubMed&quot;,&quot;abstract&quot;:&quot;Bacterial type III secretion drives flagellar biosynthesis and mediates bacterial-eukaryotic interactions. Type III secretion is driven by an ATPase that is homologous to the catalytic subunits of proton-translocating ATPases, such as the F(o)F(1) ATPase. Here we use PSI-BLAST searches to show that some noncalatytic components are also conserved between type III secretion systems and proton-translocating ATPases. In particular, we show that the FliH/YscL-like proteins and the E subunits of vacuolar ATPases represent fusions of domains homologous to second-stalk components of the F(o)F(1) ATPase (the b and delta subunits).&quot;,&quot;DOI&quot;:&quot;10.1110/ps.051958806&quot;,&quot;ISSN&quot;:&quot;0961-8368&quot;,&quot;note&quot;:&quot;PMID: 16522800&quot;,&quot;journalAbbreviation&quot;:&quot;Protein Sci&quot;,&quot;author&quot;:[{&quot;family&quot;:&quot;Pallen&quot;,&quot;given&quot;:&quot;Mark J&quot;},{&quot;family&quot;:&quot;Bailey&quot;,&quot;given&quot;:&quot;Christopher M&quot;},{&quot;family&quot;:&quot;Beatson&quot;,&quot;given&quot;:&quot;Scott A&quot;}],&quot;issued&quot;:{&quot;date-parts&quot;:[[&quot;2006&quot;,4]]},&quot;accessed&quot;:{&quot;date-parts&quot;:[[2011,8,20]]}}}],&quot;schema&quot;:&quot;https://github.com/citation-style-language/schema/raw/master/csl-citation.json&quot;} RND1NeiaGHBN7"/><text:span text:style-name="T51">(Pallen et al., 2006)</text:span><text:reference-mark-end text:name="ZOTERO_ITEM CSL_CITATION {&quot;citationID&quot;:&quot;1b2hbdb4k0&quot;,&quot;properties&quot;:{&quot;formattedCitation&quot;:&quot;(Pallen et al., 2006)&quot;,&quot;plainCitation&quot;:&quot;(Pallen et al., 2006)&quot;},&quot;citationItems&quot;:[{&quot;id&quot;:752,&quot;uris&quot;:[&quot;http://zotero.org/users/316567/items/5RUJTCA5&quot;],&quot;uri&quot;:[&quot;http://zotero.org/users/316567/items/5RUJTCA5&quot;],&quot;itemData&quot;:{&quot;id&quot;:752,&quot;type&quot;:&quot;article-journal&quot;,&quot;title&quot;:&quot;Evolutionary links between FliH/YscL-like proteins from bacterial type III secretion systems and second-stalk components of the FoF1 and vacuolar ATPases&quot;,&quot;container-title&quot;:&quot;Protein Science: A Publication of the Protein Society&quot;,&quot;page&quot;:&quot;935-941&quot;,&quot;volume&quot;:&quot;15&quot;,&quot;issue&quot;:&quot;4&quot;,&quot;source&quot;:&quot;NCBI PubMed&quot;,&quot;abstract&quot;:&quot;Bacterial type III secretion drives flagellar biosynthesis and mediates bacterial-eukaryotic interactions. Type III secretion is driven by an ATPase that is homologous to the catalytic subunits of proton-translocating ATPases, such as the F(o)F(1) ATPase. Here we use PSI-BLAST searches to show that some noncalatytic components are also conserved between type III secretion systems and proton-translocating ATPases. In particular, we show that the FliH/YscL-like proteins and the E subunits of vacuolar ATPases represent fusions of domains homologous to second-stalk components of the F(o)F(1) ATPase (the b and delta subunits).&quot;,&quot;DOI&quot;:&quot;10.1110/ps.051958806&quot;,&quot;ISSN&quot;:&quot;0961-8368&quot;,&quot;note&quot;:&quot;PMID: 16522800&quot;,&quot;journalAbbreviation&quot;:&quot;Protein Sci&quot;,&quot;author&quot;:[{&quot;family&quot;:&quot;Pallen&quot;,&quot;given&quot;:&quot;Mark J&quot;},{&quot;family&quot;:&quot;Bailey&quot;,&quot;given&quot;:&quot;Christopher M&quot;},{&quot;family&quot;:&quot;Beatson&quot;,&quot;given&quot;:&quot;Scott A&quot;}],&quot;issued&quot;:{&quot;date-parts&quot;:[[&quot;2006&quot;,4]]},&quot;accessed&quot;:{&quot;date-parts&quot;:[[2011,8,20]]}}}],&quot;schema&quot;:&quot;https://github.com/citation-style-language/schema/raw/master/csl-citation.json&quot;} RND1NeiaGHBN7"/><text:span text:style-name="T51">, suggesting a the possibility of a similar role in the export apparatus. A survey of the diversity in the sequence of FliH demonstrated that its sequence length correlated remarkably well with the diameter of another cytoplasmic component of the motor, the C-ring “switch complex”, suggesting that FliH performs a structural role (at least some of the time) tethering FliI to the C-ring, as suggested by previous work </text:span><text:reference-mark-start text:name="ZOTERO_ITEM CSL_CITATION {&quot;citationID&quot;:&quot;nd79n0qa5&quot;,&quot;properties&quot;:{&quot;formattedCitation&quot;:&quot;(McMurry et al., 2006)&quot;,&quot;plainCitation&quot;:&quot;(McMurry et al., 2006)&quot;},&quot;citationItems&quot;:[{&quot;id&quot;:232,&quot;uris&quot;:[&quot;http://zotero.org/users/316567/items/FGV5JTT8&quot;],&quot;uri&quot;:[&quot;http://zotero.org/users/316567/items/FGV5JTT8&quot;],&quot;itemData&quot;:{&quot;id&quot;:232,&quot;type&quot;:&quot;article-journal&quot;,&quot;title&quot;:&quot;The FliN-FliH interaction mediates localization of flagellar export ATPase FliI to the C ring complex&quot;,&quot;container-title&quot;:&quot;Biochemistry&quot;,&quot;page&quot;:&quot;11790-11798&quot;,&quot;volume&quot;:&quot;45&quot;,&quot;issue&quot;:&quot;39&quot;,&quot;source&quot;:&quot;NCBI PubMed&quot;,&quot;abstract&quot;:&quot;FliH regulates the flagellar export ATPase FliI, preventing nonproductive ATP hydrolysis. FliH has been shown to stably associate with the C ring protein FliN. Analysis of this complex reveals that FliH is required for FliI localization to the C ring, and thus FliH not only inhibits FliI ATPase activity but also may act to target FliI to the basal body. Quantitative binding studies revealed a KD of 110 nM for FliH binding to FliN. The KD for FliH binding of a FliN variant from a temperature-sensitive nonflagellate fliN point mutant was determined to be 270 nM, suggesting a molecular explanation for its phenotype. Another variant FliN from a temperature-sensitive mutant with a different phenotype displayed binding with an intermediate affinity. Weak export activity in a fliN null mutant was greatly increased by overproduction of FliI, mimicking a previously observed FliH bypass effect and supporting the conclusion that FliN-FliH binding is important for localization of FliI to the C ring and thus the membrane-embedded export apparatus beyond. A model incorporating the present findings is presented.&quot;,&quot;DOI&quot;:&quot;10.1021/bi0605890&quot;,&quot;ISSN&quot;:&quot;0006-2960&quot;,&quot;note&quot;:&quot;PMID: 17002279&quot;,&quot;journalAbbreviation&quot;:&quot;Biochemistry&quot;,&quot;author&quot;:[{&quot;family&quot;:&quot;McMurry&quot;,&quot;given&quot;:&quot;Jonathan L&quot;},{&quot;family&quot;:&quot;Murphy&quot;,&quot;given&quot;:&quot;James W&quot;},{&quot;family&quot;:&quot;González-Pedrajo&quot;,&quot;given&quot;:&quot;Bertha&quot;}],&quot;issued&quot;:{&quot;date-parts&quot;:[[&quot;2006&quot;,10,3]]},&quot;accessed&quot;:{&quot;date-parts&quot;:[[2010,10,22]]}}}],&quot;schema&quot;:&quot;https://github.com/citation-style-language/schema/raw/master/csl-citation.json&quot;} RNDI8HurDamhg"/><text:span text:style-name="T51">(McMurry et al., 2006)</text:span><text:reference-mark-end text:name="ZOTERO_ITEM CSL_CITATION {&quot;citationID&quot;:&quot;nd79n0qa5&quot;,&quot;properties&quot;:{&quot;formattedCitation&quot;:&quot;(McMurry et al., 2006)&quot;,&quot;plainCitation&quot;:&quot;(McMurry et al., 2006)&quot;},&quot;citationItems&quot;:[{&quot;id&quot;:232,&quot;uris&quot;:[&quot;http://zotero.org/users/316567/items/FGV5JTT8&quot;],&quot;uri&quot;:[&quot;http://zotero.org/users/316567/items/FGV5JTT8&quot;],&quot;itemData&quot;:{&quot;id&quot;:232,&quot;type&quot;:&quot;article-journal&quot;,&quot;title&quot;:&quot;The FliN-FliH interaction mediates localization of flagellar export ATPase FliI to the C ring complex&quot;,&quot;container-title&quot;:&quot;Biochemistry&quot;,&quot;page&quot;:&quot;11790-11798&quot;,&quot;volume&quot;:&quot;45&quot;,&quot;issue&quot;:&quot;39&quot;,&quot;source&quot;:&quot;NCBI PubMed&quot;,&quot;abstract&quot;:&quot;FliH regulates the flagellar export ATPase FliI, preventing nonproductive ATP hydrolysis. FliH has been shown to stably associate with the C ring protein FliN. Analysis of this complex reveals that FliH is required for FliI localization to the C ring, and thus FliH not only inhibits FliI ATPase activity but also may act to target FliI to the basal body. Quantitative binding studies revealed a KD of 110 nM for FliH binding to FliN. The KD for FliH binding of a FliN variant from a temperature-sensitive nonflagellate fliN point mutant was determined to be 270 nM, suggesting a molecular explanation for its phenotype. Another variant FliN from a temperature-sensitive mutant with a different phenotype displayed binding with an intermediate affinity. Weak export activity in a fliN null mutant was greatly increased by overproduction of FliI, mimicking a previously observed FliH bypass effect and supporting the conclusion that FliN-FliH binding is important for localization of FliI to the C ring and thus the membrane-embedded export apparatus beyond. A model incorporating the present findings is presented.&quot;,&quot;DOI&quot;:&quot;10.1021/bi0605890&quot;,&quot;ISSN&quot;:&quot;0006-2960&quot;,&quot;note&quot;:&quot;PMID: 17002279&quot;,&quot;journalAbbreviation&quot;:&quot;Biochemistry&quot;,&quot;author&quot;:[{&quot;family&quot;:&quot;McMurry&quot;,&quot;given&quot;:&quot;Jonathan L&quot;},{&quot;family&quot;:&quot;Murphy&quot;,&quot;given&quot;:&quot;James W&quot;},{&quot;family&quot;:&quot;González-Pedrajo&quot;,&quot;given&quot;:&quot;Bertha&quot;}],&quot;issued&quot;:{&quot;date-parts&quot;:[[&quot;2006&quot;,10,3]]},&quot;accessed&quot;:{&quot;date-parts&quot;:[[2010,10,22]]}}}],&quot;schema&quot;:&quot;https://github.com/citation-style-language/schema/raw/master/csl-citation.json&quot;} RNDI8HurDamhg"/><text:span text:style-name="T51">, with a putative partial structure having been isolated </text:span><text:reference-mark-start text:name="ZOTERO_ITEM CSL_CITATION {&quot;citationID&quot;:&quot;1tcv16qqj3&quot;,&quot;properties&quot;:{&quot;formattedCitation&quot;:&quot;{\\rtf (Gonz\\uc0\\u225{}lez\\uc0\\u8208{}Pedrajo et al., 2006)}&quot;,&quot;plainCitation&quot;:&quot;(González‐Pedrajo et al., 2006)&quot;},&quot;citationItems&quot;:[{&quot;id&quot;:2614,&quot;uris&quot;:[&quot;http://zotero.org/users/316567/items/NS9TMJDG&quot;],&quot;uri&quot;:[&quot;http://zotero.org/users/316567/items/NS9TMJDG&quot;],&quot;itemData&quot;:{&quot;id&quot;:2614,&quot;type&quot;:&quot;article-journal&quot;,&quot;title&quot;:&quot;Interactions between C ring proteins and export apparatus components: a possible mechanism for facilitating type III protein export&quot;,&quot;container-title&quot;:&quot;Molecular Microbiology&quot;,&quot;page&quot;:&quot;984-998&quot;,&quot;volume&quot;:&quot;60&quot;,&quot;issue&quot;:&quot;4&quot;,&quot;source&quot;:&quot;onlinelibrary.wiley.com&quot;,&quot;abstract&quot;:&quot;The flagellar switch proteins of Salmonella, FliG, FliM and FliN, participate in the switching of motor rotation, torque generation and flagellar assembly/export. FliN has been implicated in the flagellar export process. To address this possibility, we constructed 10-amino-acid scanning deletions and larger truncations over the C-terminal domain of FliN. Except for the last deletion variant, all other variants were unable to complement a fliN null strain or to restore the export of flagellar proteins. Most of the deletions showed strong negative dominance effects on wild-type cells. FliN was found to associate with FliH, a flagellar export component that regulates the ATPase activity of FliI. The binding of FliM to FliN does not interfere with this FliN–FliH interaction. Furthermore, a five-protein complex consisting of FliG, His-tagged FliM, FliN, FliH and FliI was purified by nickel-affinity chromatography. FliJ, a putative general chaperone, is bound to FliM even in the absence of FliH. The importance of the C ring as a possible docking site for export substrates, chaperones and FliI through FliH for their efficient delivery to membrane components of the export apparatus is discussed.&quot;,&quot;DOI&quot;:&quot;10.1111/j.1365-2958.2006.05149.x&quot;,&quot;ISSN&quot;:&quot;1365-2958&quot;,&quot;shortTitle&quot;:&quot;Interactions between C ring proteins and export apparatus components&quot;,&quot;language&quot;:&quot;en&quot;,&quot;author&quot;:[{&quot;family&quot;:&quot;González‐Pedrajo&quot;,&quot;given&quot;:&quot;Bertha&quot;},{&quot;family&quot;:&quot;Minamino&quot;,&quot;given&quot;:&quot;Tohru&quot;},{&quot;family&quot;:&quot;Kihara&quot;,&quot;given&quot;:&quot;May&quot;},{&quot;family&quot;:&quot;Namba&quot;,&quot;given&quot;:&quot;Keiichi&quot;}],&quot;issued&quot;:{&quot;date-parts&quot;:[[2006,3,24]]},&quot;accessed&quot;:{&quot;date-parts&quot;:[[2012,5,30]]}}}],&quot;schema&quot;:&quot;https://github.com/citation-style-language/schema/raw/master/csl-citation.json&quot;} RNDZvkod1FNHB"/><text:span text:style-name="T97">(Gonz</text:span><text:span text:style-name="T98">ález‐Pedrajo et al., 2006)</text:span><text:reference-mark-end text:name="ZOTERO_ITEM CSL_CITATION {&quot;citationID&quot;:&quot;1tcv16qqj3&quot;,&quot;properties&quot;:{&quot;formattedCitation&quot;:&quot;{\\rtf (Gonz\\uc0\\u225{}lez\\uc0\\u8208{}Pedrajo et al., 2006)}&quot;,&quot;plainCitation&quot;:&quot;(González‐Pedrajo et al., 2006)&quot;},&quot;citationItems&quot;:[{&quot;id&quot;:2614,&quot;uris&quot;:[&quot;http://zotero.org/users/316567/items/NS9TMJDG&quot;],&quot;uri&quot;:[&quot;http://zotero.org/users/316567/items/NS9TMJDG&quot;],&quot;itemData&quot;:{&quot;id&quot;:2614,&quot;type&quot;:&quot;article-journal&quot;,&quot;title&quot;:&quot;Interactions between C ring proteins and export apparatus components: a possible mechanism for facilitating type III protein export&quot;,&quot;container-title&quot;:&quot;Molecular Microbiology&quot;,&quot;page&quot;:&quot;984-998&quot;,&quot;volume&quot;:&quot;60&quot;,&quot;issue&quot;:&quot;4&quot;,&quot;source&quot;:&quot;onlinelibrary.wiley.com&quot;,&quot;abstract&quot;:&quot;The flagellar switch proteins of Salmonella, FliG, FliM and FliN, participate in the switching of motor rotation, torque generation and flagellar assembly/export. FliN has been implicated in the flagellar export process. To address this possibility, we constructed 10-amino-acid scanning deletions and larger truncations over the C-terminal domain of FliN. Except for the last deletion variant, all other variants were unable to complement a fliN null strain or to restore the export of flagellar proteins. Most of the deletions showed strong negative dominance effects on wild-type cells. FliN was found to associate with FliH, a flagellar export component that regulates the ATPase activity of FliI. The binding of FliM to FliN does not interfere with this FliN–FliH interaction. Furthermore, a five-protein complex consisting of FliG, His-tagged FliM, FliN, FliH and FliI was purified by nickel-affinity chromatography. FliJ, a putative general chaperone, is bound to FliM even in the absence of FliH. The importance of the C ring as a possible docking site for export substrates, chaperones and FliI through FliH for their efficient delivery to membrane components of the export apparatus is discussed.&quot;,&quot;DOI&quot;:&quot;10.1111/j.1365-2958.2006.05149.x&quot;,&quot;ISSN&quot;:&quot;1365-2958&quot;,&quot;shortTitle&quot;:&quot;Interactions between C ring proteins and export apparatus components&quot;,&quot;language&quot;:&quot;en&quot;,&quot;author&quot;:[{&quot;family&quot;:&quot;González‐Pedrajo&quot;,&quot;given&quot;:&quot;Bertha&quot;},{&quot;family&quot;:&quot;Minamino&quot;,&quot;given&quot;:&quot;Tohru&quot;},{&quot;family&quot;:&quot;Kihara&quot;,&quot;given&quot;:&quot;May&quot;},{&quot;family&quot;:&quot;Namba&quot;,&quot;given&quot;:&quot;Keiichi&quot;}],&quot;issued&quot;:{&quot;date-parts&quot;:[[2006,3,24]]},&quot;accessed&quot;:{&quot;date-parts&quot;:[[2012,5,30]]}}}],&quot;schema&quot;:&quot;https://github.com/citation-style-language/schema/raw/master/csl-citation.json&quot;} RNDZvkod1FNHB"/>.<text:span text:style-name="T51"> One implication of this is that if the C-ring rotates that FliI may rotate with it. The mechanistic impact of this is unclear. Furthermore, if the mechanisms of export are conserved between the flagellar export apparatus and the T3SS injectisome, as is commonly thought, this result suggests that there be a structural C-ring present in the T3SS as preliminary studies are beginning to hint</text:span><text:reference-mark-start text:name="ZOTERO_ITEM CSL_CITATION {&quot;citationID&quot;:&quot;1mqrq2tb4h&quot;,&quot;properties&quot;:{&quot;formattedCitation&quot;:&quot;(Lara-Tejero et al., 2011; Yu et al., 2011)&quot;,&quot;plainCitation&quot;:&quot;(Lara-Tejero et al., 2011; Yu et al., 2011)&quot;},&quot;citationItems&quot;:[{&quot;id&quot;:484,&quot;uris&quot;:[&quot;http://zotero.org/users/316567/items/CZUR9T4R&quot;],&quot;uri&quot;:[&quot;http://zotero.org/users/316567/items/CZUR9T4R&quot;],&quot;itemData&quot;:{&quot;id&quot;:484,&quot;type&quot;:&quot;article-journal&quot;,&quot;title&quot;:&quot;A Sorting Platform Determines the Order of Protein Secretion in Bacterial Type III Systems&quot;,&quot;container-title&quot;:&quot;Science (New York, N.Y.)&quot;,&quot;source&quot;:&quot;NCBI PubMed&quot;,&quot;abstract&quot;:&quot;Bacterial type III protein secretion systems deliver effector proteins into eukaryotic cells in order to modulate cellular processes. Central to the function of these protein delivery machines is their ability to recognize and secrete substrates in a defined order. Here, we describe a mechanism by which a type III secretion system from the bacterial enteropathogen Salmonella enterica serovar Typhimurium can sort its substrates prior to secretion. This mechanism involves a cytoplasmic sorting platform that is sequentially loaded with the appropriate secreted proteins. The sequential loading of this platform, facilitated by customized chaperones, ensures the hierarchy in type III protein secretion. Given the presence of these machines in many important pathogens, these findings can serve as the bases for the development of novel antimicrobial strategies.&quot;,&quot;URL&quot;:&quot;http://www.ncbi.nlm.nih.gov/pubmed/21292939&quot;,&quot;DOI&quot;:&quot;10.1126/science.1201476&quot;,&quot;ISSN&quot;:&quot;1095-9203&quot;,&quot;note&quot;:&quot;PMID: 21292939&quot;,&quot;journalAbbreviation&quot;:&quot;Science&quot;,&quot;author&quot;:[{&quot;family&quot;:&quot;Lara-Tejero&quot;,&quot;given&quot;:&quot;María&quot;},{&quot;family&quot;:&quot;Kato&quot;,&quot;given&quot;:&quot;Junya&quot;},{&quot;family&quot;:&quot;Wagner&quot;,&quot;given&quot;:&quot;Samuel&quot;},{&quot;family&quot;:&quot;Liu&quot;,&quot;given&quot;:&quot;Xiaoyun&quot;},{&quot;family&quot;:&quot;Galán&quot;,&quot;given&quot;:&quot;Jorge E&quot;}],&quot;issued&quot;:{&quot;date-parts&quot;:[[&quot;2011&quot;,2,3]]},&quot;accessed&quot;:{&quot;date-parts&quot;:[[2011,2,11]]}}},{&quot;id&quot;:2891,&quot;uris&quot;:[&quot;http://zotero.org/users/316567/items/WC6QCXAH&quot;],&quot;uri&quot;:[&quot;http://zotero.org/users/316567/items/WC6QCXAH&quot;],&quot;itemData&quot;:{&quot;id&quot;:2891,&quot;type&quot;:&quot;article-journal&quot;,&quot;title&quot;:&quot;Tandem Translation Generates a Chaperone for the Salmonella Type III Secretion System Protein SsaQ&quot;,&quot;container-title&quot;:&quot;Journal of Biological Chemistry&quot;,&quot;page&quot;:&quot;36098-36107&quot;,&quot;volume&quot;:&quot;286&quot;,&quot;issue&quot;:&quot;41&quot;,&quot;source&quot;:&quot;www.jbc.org&quot;,&quot;abstract&quot;:&quot;Type III secretion systems (T3SSs) of bacterial pathogens involve the assembly of a surface-localized needle complex, through which translocon proteins are secreted to form a pore in the eukaryotic cell membrane. This enables the transfer of effector proteins from the bacterial cytoplasm to the host cell. A structure known as the C-ring is thought to have a crucial role in secretion by acting as a cytoplasmic sorting platform at the base of the T3SS. Here, we studied SsaQ, an FliN-like putative C-ring protein of the Salmonella pathogenicity island 2 (SPI-2)-encoded T3SS. ssaQ produces two proteins by tandem translation: a long form (SsaQL) composed of 322 amino acids and a shorter protein (SsaQS) comprising the C-terminal 106 residues of SsaQL. SsaQL is essential for SPI-2 T3SS function. Loss of SsaQS impairs the function of the T3SS both ex vivo and in vivo. SsaQS binds to its corresponding region within SsaQL and stabilizes the larger protein. Therefore, SsaQL function is optimized by a novel chaperone-like protein, produced by tandem translation from its own mRNA species.&quot;,&quot;DOI&quot;:&quot;10.1074/jbc.M111.278663&quot;,&quot;ISSN&quot;:&quot;0021-9258, 1083-351X&quot;,&quot;journalAbbreviation&quot;:&quot;J. Biol. Chem.&quot;,&quot;language&quot;:&quot;en&quot;,&quot;author&quot;:[{&quot;family&quot;:&quot;Yu&quot;,&quot;given&quot;:&quot;Xiu-Jun&quot;},{&quot;family&quot;:&quot;Liu&quot;,&quot;given&quot;:&quot;Mei&quot;},{&quot;family&quot;:&quot;Matthews&quot;,&quot;given&quot;:&quot;Steve&quot;},{&quot;family&quot;:&quot;Holden&quot;,&quot;given&quot;:&quot;David W&quot;}],&quot;issued&quot;:{&quot;date-parts&quot;:[[2011,10,14]]},&quot;accessed&quot;:{&quot;date-parts&quot;:[[2012,4,2]]}}}],&quot;schema&quot;:&quot;https://github.com/citation-style-language/schema/raw/master/csl-citation.json&quot;} RND3Drl3Ac1Bl"/><text:span text:style-name="T51">(Lara-Tejero et al., 2011; Yu et al., 2011)</text:span><text:reference-mark-end text:name="ZOTERO_ITEM CSL_CITATION {&quot;citationID&quot;:&quot;1mqrq2tb4h&quot;,&quot;properties&quot;:{&quot;formattedCitation&quot;:&quot;(Lara-Tejero et al., 2011; Yu et al., 2011)&quot;,&quot;plainCitation&quot;:&quot;(Lara-Tejero et al., 2011; Yu et al., 2011)&quot;},&quot;citationItems&quot;:[{&quot;id&quot;:484,&quot;uris&quot;:[&quot;http://zotero.org/users/316567/items/CZUR9T4R&quot;],&quot;uri&quot;:[&quot;http://zotero.org/users/316567/items/CZUR9T4R&quot;],&quot;itemData&quot;:{&quot;id&quot;:484,&quot;type&quot;:&quot;article-journal&quot;,&quot;title&quot;:&quot;A Sorting Platform Determines the Order of Protein Secretion in Bacterial Type III Systems&quot;,&quot;container-title&quot;:&quot;Science (New York, N.Y.)&quot;,&quot;source&quot;:&quot;NCBI PubMed&quot;,&quot;abstract&quot;:&quot;Bacterial type III protein secretion systems deliver effector proteins into eukaryotic cells in order to modulate cellular processes. Central to the function of these protein delivery machines is their ability to recognize and secrete substrates in a defined order. Here, we describe a mechanism by which a type III secretion system from the bacterial enteropathogen Salmonella enterica serovar Typhimurium can sort its substrates prior to secretion. This mechanism involves a cytoplasmic sorting platform that is sequentially loaded with the appropriate secreted proteins. The sequential loading of this platform, facilitated by customized chaperones, ensures the hierarchy in type III protein secretion. Given the presence of these machines in many important pathogens, these findings can serve as the bases for the development of novel antimicrobial strategies.&quot;,&quot;URL&quot;:&quot;http://www.ncbi.nlm.nih.gov/pubmed/21292939&quot;,&quot;DOI&quot;:&quot;10.1126/science.1201476&quot;,&quot;ISSN&quot;:&quot;1095-9203&quot;,&quot;note&quot;:&quot;PMID: 21292939&quot;,&quot;journalAbbreviation&quot;:&quot;Science&quot;,&quot;author&quot;:[{&quot;family&quot;:&quot;Lara-Tejero&quot;,&quot;given&quot;:&quot;María&quot;},{&quot;family&quot;:&quot;Kato&quot;,&quot;given&quot;:&quot;Junya&quot;},{&quot;family&quot;:&quot;Wagner&quot;,&quot;given&quot;:&quot;Samuel&quot;},{&quot;family&quot;:&quot;Liu&quot;,&quot;given&quot;:&quot;Xiaoyun&quot;},{&quot;family&quot;:&quot;Galán&quot;,&quot;given&quot;:&quot;Jorge E&quot;}],&quot;issued&quot;:{&quot;date-parts&quot;:[[&quot;2011&quot;,2,3]]},&quot;accessed&quot;:{&quot;date-parts&quot;:[[2011,2,11]]}}},{&quot;id&quot;:2891,&quot;uris&quot;:[&quot;http://zotero.org/users/316567/items/WC6QCXAH&quot;],&quot;uri&quot;:[&quot;http://zotero.org/users/316567/items/WC6QCXAH&quot;],&quot;itemData&quot;:{&quot;id&quot;:2891,&quot;type&quot;:&quot;article-journal&quot;,&quot;title&quot;:&quot;Tandem Translation Generates a Chaperone for the Salmonella Type III Secretion System Protein SsaQ&quot;,&quot;container-title&quot;:&quot;Journal of Biological Chemistry&quot;,&quot;page&quot;:&quot;36098-36107&quot;,&quot;volume&quot;:&quot;286&quot;,&quot;issue&quot;:&quot;41&quot;,&quot;source&quot;:&quot;www.jbc.org&quot;,&quot;abstract&quot;:&quot;Type III secretion systems (T3SSs) of bacterial pathogens involve the assembly of a surface-localized needle complex, through which translocon proteins are secreted to form a pore in the eukaryotic cell membrane. This enables the transfer of effector proteins from the bacterial cytoplasm to the host cell. A structure known as the C-ring is thought to have a crucial role in secretion by acting as a cytoplasmic sorting platform at the base of the T3SS. Here, we studied SsaQ, an FliN-like putative C-ring protein of the Salmonella pathogenicity island 2 (SPI-2)-encoded T3SS. ssaQ produces two proteins by tandem translation: a long form (SsaQL) composed of 322 amino acids and a shorter protein (SsaQS) comprising the C-terminal 106 residues of SsaQL. SsaQL is essential for SPI-2 T3SS function. Loss of SsaQS impairs the function of the T3SS both ex vivo and in vivo. SsaQS binds to its corresponding region within SsaQL and stabilizes the larger protein. Therefore, SsaQL function is optimized by a novel chaperone-like protein, produced by tandem translation from its own mRNA species.&quot;,&quot;DOI&quot;:&quot;10.1074/jbc.M111.278663&quot;,&quot;ISSN&quot;:&quot;0021-9258, 1083-351X&quot;,&quot;journalAbbreviation&quot;:&quot;J. Biol. Chem.&quot;,&quot;language&quot;:&quot;en&quot;,&quot;author&quot;:[{&quot;family&quot;:&quot;Yu&quot;,&quot;given&quot;:&quot;Xiu-Jun&quot;},{&quot;family&quot;:&quot;Liu&quot;,&quot;given&quot;:&quot;Mei&quot;},{&quot;family&quot;:&quot;Matthews&quot;,&quot;given&quot;:&quot;Steve&quot;},{&quot;family&quot;:&quot;Holden&quot;,&quot;given&quot;:&quot;David W&quot;}],&quot;issued&quot;:{&quot;date-parts&quot;:[[2011,10,14]]},&quot;accessed&quot;:{&quot;date-parts&quot;:[[2012,4,2]]}}}],&quot;schema&quot;:&quot;https://github.com/citation-style-language/schema/raw/master/csl-citation.json&quot;} RND3Drl3Ac1Bl"/>. It is not clear how to reconcile this result with apparently contradictory crosslinking data that indicate direct interaction of the extreme N-terminus of FliH with FlhA <text:reference-mark-start text:name="ZOTERO_ITEM CSL_CITATION {&quot;citationID&quot;:&quot;1avl7dgls&quot;,&quot;properties&quot;:{&quot;formattedCitation&quot;:&quot;(Hara et al., 2012)&quot;,&quot;plainCitation&quot;:&quot;(Hara et al., 2012)&quot;},&quot;citationItems&quot;:[{&quot;id&quot;:1456,&quot;uris&quot;:[&quot;http://zotero.org/users/316567/items/4C97SHIE&quot;],&quot;uri&quot;:[&quot;http://zotero.org/users/316567/items/4C97SHIE&quot;],&quot;itemData&quot;:{&quot;id&quot;:1456,&quot;type&quot;:&quot;article-journal&quot;,&quot;title&quot;:&quot;Interaction of the extreme N-terminal region of FliH with FlhA is required for efficient bacterial flagellar protein export&quot;,&quot;container-title&quot;:&quot;Journal of Bacteriology&quot;,&quot;source&quot;:&quot;jb.asm.org&quot;,&quot;URL&quot;:&quot;http://jb.asm.org/content/early/2012/07/23/JB.01028-12&quot;,&quot;DOI&quot;:&quot;10.1128/JB.01028-12&quot;,&quot;ISSN&quot;:&quot;0021-9193, 1098-5530&quot;,&quot;journalAbbreviation&quot;:&quot;J. Bacteriol.&quot;,&quot;language&quot;:&quot;en&quot;,&quot;author&quot;:[{&quot;family&quot;:&quot;Hara&quot;,&quot;given&quot;:&quot;Noritaka&quot;},{&quot;family&quot;:&quot;Morimoto&quot;,&quot;given&quot;:&quot;Yusuke V.&quot;},{&quot;family&quot;:&quot;Kawamoto&quot;,&quot;given&quot;:&quot;Akihiro&quot;},{&quot;family&quot;:&quot;Namba&quot;,&quot;given&quot;:&quot;Keiichi&quot;},{&quot;family&quot;:&quot;Minamino&quot;,&quot;given&quot;:&quot;Tohru&quot;}],&quot;issued&quot;:{&quot;date-parts&quot;:[[2012,7,27]]},&quot;accessed&quot;:{&quot;date-parts&quot;:[[2012,8,6]]}}}],&quot;schema&quot;:&quot;https://github.com/citation-style-language/schema/raw/master/csl-citation.json&quot;} RNDezHZCY1UIB"/>(Hara et al., 2012)<text:reference-mark-end text:name="ZOTERO_ITEM CSL_CITATION {&quot;citationID&quot;:&quot;1avl7dgls&quot;,&quot;properties&quot;:{&quot;formattedCitation&quot;:&quot;(Hara et al., 2012)&quot;,&quot;plainCitation&quot;:&quot;(Hara et al., 2012)&quot;},&quot;citationItems&quot;:[{&quot;id&quot;:1456,&quot;uris&quot;:[&quot;http://zotero.org/users/316567/items/4C97SHIE&quot;],&quot;uri&quot;:[&quot;http://zotero.org/users/316567/items/4C97SHIE&quot;],&quot;itemData&quot;:{&quot;id&quot;:1456,&quot;type&quot;:&quot;article-journal&quot;,&quot;title&quot;:&quot;Interaction of the extreme N-terminal region of FliH with FlhA is required for efficient bacterial flagellar protein export&quot;,&quot;container-title&quot;:&quot;Journal of Bacteriology&quot;,&quot;source&quot;:&quot;jb.asm.org&quot;,&quot;URL&quot;:&quot;http://jb.asm.org/content/early/2012/07/23/JB.01028-12&quot;,&quot;DOI&quot;:&quot;10.1128/JB.01028-12&quot;,&quot;ISSN&quot;:&quot;0021-9193, 1098-5530&quot;,&quot;journalAbbreviation&quot;:&quot;J. Bacteriol.&quot;,&quot;language&quot;:&quot;en&quot;,&quot;author&quot;:[{&quot;family&quot;:&quot;Hara&quot;,&quot;given&quot;:&quot;Noritaka&quot;},{&quot;family&quot;:&quot;Morimoto&quot;,&quot;given&quot;:&quot;Yusuke V.&quot;},{&quot;family&quot;:&quot;Kawamoto&quot;,&quot;given&quot;:&quot;Akihiro&quot;},{&quot;family&quot;:&quot;Namba&quot;,&quot;given&quot;:&quot;Keiichi&quot;},{&quot;family&quot;:&quot;Minamino&quot;,&quot;given&quot;:&quot;Tohru&quot;}],&quot;issued&quot;:{&quot;date-parts&quot;:[[2012,7,27]]},&quot;accessed&quot;:{&quot;date-parts&quot;:[[2012,8,6]]}}}],&quot;schema&quot;:&quot;https://github.com/citation-style-language/schema/raw/master/csl-citation.json&quot;} RNDezHZCY1UIB"/>.</text:p>
      <text:p text:style-name="Text_20_body">A combination of observations provide evidence that all six transmembrane proteins occupy the central pore of the MS-ring. FlhA first forms a nonameric ring in the centre <text:reference-mark-start text:name="ZOTERO_ITEM CSL_CITATION {&quot;citationID&quot;:&quot;193nbfh4lr&quot;,&quot;properties&quot;:{&quot;formattedCitation&quot;:&quot;(Li and Sourjik, 2011; Abrusci et al., 2013)&quot;,&quot;plainCitation&quot;:&quot;(Li and Sourjik, 2011; Abrusci et al., 2013)&quot;},&quot;citationItems&quot;:[{&quot;id&quot;:2647,&quot;uris&quot;:[&quot;http://zotero.org/users/316567/items/PVXVJRVJ&quot;],&quot;uri&quot;:[&quot;http://zotero.org/users/316567/items/PVXVJRVJ&quot;],&quot;itemData&quot;:{&quot;id&quot;:2647,&quot;type&quot;:&quot;article-journal&quot;,&quot;title&quot;:&quot;Assembly and stability of flagellar motor in Escherichia coli&quot;,&quot;container-title&quot;:&quot;Molecular microbiology&quot;,&quot;page&quot;:&quot;886-899&quot;,&quot;volume&quot;:&quot;80&quot;,&quot;issue&quot;:&quot;4&quot;,&quot;source&quot;:&quot;NCBI PubMed&quot;,&quot;abstract&quot;:&quot;Bacterial flagellar motor is a highly ordered and complex supramolecular structure that powers rotation of flagella and serves as a type III export apparatus for flagellar assembly. Motor biogenesis represents a formidable example of self-assembly, but little is known about early steps of the motor structure formation. Here we used a combination of fluorescence microscopy techniques to dissect the order of the motor assembly in Escherichia coli cells, to map in vivo the underlying protein interactions and to investigate dynamics of protein exchange in the assembled motor structure. Our data suggest that motor self-assembly is initiated by oligomerization of the membrane export apparatus protein FlhA, which is followed by the recruitment of the MS ring component FliF and by the ordered association of other motor proteins. The assembly process combines the hierarchy with cooperativity, whereby the association of each subsequent motor structure stabilizes the growing assembly. Our results provide a novel and so far the most complete view of the early steps in flagellar motor assembly and improve understanding of the motor structure and regulation.&quot;,&quot;DOI&quot;:&quot;10.1111/j.1365-2958.2011.07557.x&quot;,&quot;ISSN&quot;:&quot;1365-2958&quot;,&quot;note&quot;:&quot;PMID: 21244534&quot;,&quot;journalAbbreviation&quot;:&quot;Mol. Microbiol.&quot;,&quot;author&quot;:[{&quot;family&quot;:&quot;Li&quot;,&quot;given&quot;:&quot;Hui&quot;},{&quot;family&quot;:&quot;Sourjik&quot;,&quot;given&quot;:&quot;Victor&quot;}],&quot;issued&quot;:{&quot;date-parts&quot;:[[&quot;2011&quot;,5]]},&quot;accessed&quot;:{&quot;date-parts&quot;:[[2012,9,7]]}}},{&quot;id&quot;:2895,&quot;uris&quot;:[&quot;http://zotero.org/users/316567/items/WG6NHCBZ&quot;],&quot;uri&quot;:[&quot;http://zotero.org/users/316567/items/WG6NHCBZ&quot;],&quot;itemData&quot;:{&quot;id&quot;:2895,&quot;type&quot;:&quot;article-journal&quot;,&quot;title&quot;:&quot;Architecture of the major component of the type III secretion system export apparatus&quot;,&quot;container-title&quot;:&quot;Nature structural &amp; molecular biology&quot;,&quot;page&quot;:&quot;99-104&quot;,&quot;volume&quot;:&quot;20&quot;,&quot;issue&quot;:&quot;1&quot;,&quot;source&quot;:&quot;NCBI PubMed&quot;,&quot;abstract&quot;:&quot;Type III secretion systems (T3SSs) are bacterial membrane-embedded nanomachines designed to export specifically targeted proteins from the bacterial cytoplasm. Secretion through T3SS is governed by a subset of inner membrane proteins termed the 'export apparatus'. We show that a key member of the Shigella flexneri export apparatus, MxiA, assembles into a ring essential for secretion in vivo. The ring-forming interfaces are well-conserved in both nonflagellar and flagellar homologs, implying that the ring is an evolutionarily conserved feature in these systems. Electron cryo-tomography revealed a T3SS-associated cytoplasmic torus of size and shape corresponding to those of the MxiA ring aligned to the secretion channel located between the secretion pore and the ATPase complex. This defines the molecular architecture of the dominant component of the export apparatus and allows us to propose a model for the molecular mechanisms controlling secretion.&quot;,&quot;DOI&quot;:&quot;10.1038/nsmb.2452&quot;,&quot;ISSN&quot;:&quot;1545-9985&quot;,&quot;note&quot;:&quot;PMID: 23222644&quot;,&quot;journalAbbreviation&quot;:&quot;Nat. Struct. Mol. Biol.&quot;,&quot;author&quot;:[{&quot;family&quot;:&quot;Abrusci&quot;,&quot;given&quot;:&quot;Patrizia&quot;},{&quot;family&quot;:&quot;Vergara-Irigaray&quot;,&quot;given&quot;:&quot;Marta&quot;},{&quot;family&quot;:&quot;Johnson&quot;,&quot;given&quot;:&quot;Steven&quot;},{&quot;family&quot;:&quot;Beeby&quot;,&quot;given&quot;:&quot;Morgan D&quot;},{&quot;family&quot;:&quot;Hendrixson&quot;,&quot;given&quot;:&quot;David R&quot;},{&quot;family&quot;:&quot;Roversi&quot;,&quot;given&quot;:&quot;Pietro&quot;},{&quot;family&quot;:&quot;Friede&quot;,&quot;given&quot;:&quot;Miriam E&quot;},{&quot;family&quot;:&quot;Deane&quot;,&quot;given&quot;:&quot;Janet E&quot;},{&quot;family&quot;:&quot;Jensen&quot;,&quot;given&quot;:&quot;Grant J&quot;},{&quot;family&quot;:&quot;Tang&quot;,&quot;given&quot;:&quot;Christoph M&quot;},{&quot;family&quot;:&quot;Lea&quot;,&quot;given&quot;:&quot;Susan M&quot;}],&quot;issued&quot;:{&quot;date-parts&quot;:[[&quot;2013&quot;,1]]}}}],&quot;schema&quot;:&quot;https://github.com/citation-style-language/schema/raw/master/csl-citation.json&quot;} RNDdqlZS9omKc"/>(Li and Sourjik, 2011; Abrusci et al., 2013)<text:reference-mark-end text:name="ZOTERO_ITEM CSL_CITATION {&quot;citationID&quot;:&quot;193nbfh4lr&quot;,&quot;properties&quot;:{&quot;formattedCitation&quot;:&quot;(Li and Sourjik, 2011; Abrusci et al., 2013)&quot;,&quot;plainCitation&quot;:&quot;(Li and Sourjik, 2011; Abrusci et al., 2013)&quot;},&quot;citationItems&quot;:[{&quot;id&quot;:2647,&quot;uris&quot;:[&quot;http://zotero.org/users/316567/items/PVXVJRVJ&quot;],&quot;uri&quot;:[&quot;http://zotero.org/users/316567/items/PVXVJRVJ&quot;],&quot;itemData&quot;:{&quot;id&quot;:2647,&quot;type&quot;:&quot;article-journal&quot;,&quot;title&quot;:&quot;Assembly and stability of flagellar motor in Escherichia coli&quot;,&quot;container-title&quot;:&quot;Molecular microbiology&quot;,&quot;page&quot;:&quot;886-899&quot;,&quot;volume&quot;:&quot;80&quot;,&quot;issue&quot;:&quot;4&quot;,&quot;source&quot;:&quot;NCBI PubMed&quot;,&quot;abstract&quot;:&quot;Bacterial flagellar motor is a highly ordered and complex supramolecular structure that powers rotation of flagella and serves as a type III export apparatus for flagellar assembly. Motor biogenesis represents a formidable example of self-assembly, but little is known about early steps of the motor structure formation. Here we used a combination of fluorescence microscopy techniques to dissect the order of the motor assembly in Escherichia coli cells, to map in vivo the underlying protein interactions and to investigate dynamics of protein exchange in the assembled motor structure. Our data suggest that motor self-assembly is initiated by oligomerization of the membrane export apparatus protein FlhA, which is followed by the recruitment of the MS ring component FliF and by the ordered association of other motor proteins. The assembly process combines the hierarchy with cooperativity, whereby the association of each subsequent motor structure stabilizes the growing assembly. Our results provide a novel and so far the most complete view of the early steps in flagellar motor assembly and improve understanding of the motor structure and regulation.&quot;,&quot;DOI&quot;:&quot;10.1111/j.1365-2958.2011.07557.x&quot;,&quot;ISSN&quot;:&quot;1365-2958&quot;,&quot;note&quot;:&quot;PMID: 21244534&quot;,&quot;journalAbbreviation&quot;:&quot;Mol. Microbiol.&quot;,&quot;author&quot;:[{&quot;family&quot;:&quot;Li&quot;,&quot;given&quot;:&quot;Hui&quot;},{&quot;family&quot;:&quot;Sourjik&quot;,&quot;given&quot;:&quot;Victor&quot;}],&quot;issued&quot;:{&quot;date-parts&quot;:[[&quot;2011&quot;,5]]},&quot;accessed&quot;:{&quot;date-parts&quot;:[[2012,9,7]]}}},{&quot;id&quot;:2895,&quot;uris&quot;:[&quot;http://zotero.org/users/316567/items/WG6NHCBZ&quot;],&quot;uri&quot;:[&quot;http://zotero.org/users/316567/items/WG6NHCBZ&quot;],&quot;itemData&quot;:{&quot;id&quot;:2895,&quot;type&quot;:&quot;article-journal&quot;,&quot;title&quot;:&quot;Architecture of the major component of the type III secretion system export apparatus&quot;,&quot;container-title&quot;:&quot;Nature structural &amp; molecular biology&quot;,&quot;page&quot;:&quot;99-104&quot;,&quot;volume&quot;:&quot;20&quot;,&quot;issue&quot;:&quot;1&quot;,&quot;source&quot;:&quot;NCBI PubMed&quot;,&quot;abstract&quot;:&quot;Type III secretion systems (T3SSs) are bacterial membrane-embedded nanomachines designed to export specifically targeted proteins from the bacterial cytoplasm. Secretion through T3SS is governed by a subset of inner membrane proteins termed the 'export apparatus'. We show that a key member of the Shigella flexneri export apparatus, MxiA, assembles into a ring essential for secretion in vivo. The ring-forming interfaces are well-conserved in both nonflagellar and flagellar homologs, implying that the ring is an evolutionarily conserved feature in these systems. Electron cryo-tomography revealed a T3SS-associated cytoplasmic torus of size and shape corresponding to those of the MxiA ring aligned to the secretion channel located between the secretion pore and the ATPase complex. This defines the molecular architecture of the dominant component of the export apparatus and allows us to propose a model for the molecular mechanisms controlling secretion.&quot;,&quot;DOI&quot;:&quot;10.1038/nsmb.2452&quot;,&quot;ISSN&quot;:&quot;1545-9985&quot;,&quot;note&quot;:&quot;PMID: 23222644&quot;,&quot;journalAbbreviation&quot;:&quot;Nat. Struct. Mol. Biol.&quot;,&quot;author&quot;:[{&quot;family&quot;:&quot;Abrusci&quot;,&quot;given&quot;:&quot;Patrizia&quot;},{&quot;family&quot;:&quot;Vergara-Irigaray&quot;,&quot;given&quot;:&quot;Marta&quot;},{&quot;family&quot;:&quot;Johnson&quot;,&quot;given&quot;:&quot;Steven&quot;},{&quot;family&quot;:&quot;Beeby&quot;,&quot;given&quot;:&quot;Morgan D&quot;},{&quot;family&quot;:&quot;Hendrixson&quot;,&quot;given&quot;:&quot;David R&quot;},{&quot;family&quot;:&quot;Roversi&quot;,&quot;given&quot;:&quot;Pietro&quot;},{&quot;family&quot;:&quot;Friede&quot;,&quot;given&quot;:&quot;Miriam E&quot;},{&quot;family&quot;:&quot;Deane&quot;,&quot;given&quot;:&quot;Janet E&quot;},{&quot;family&quot;:&quot;Jensen&quot;,&quot;given&quot;:&quot;Grant J&quot;},{&quot;family&quot;:&quot;Tang&quot;,&quot;given&quot;:&quot;Christoph M&quot;},{&quot;family&quot;:&quot;Lea&quot;,&quot;given&quot;:&quot;Susan M&quot;}],&quot;issued&quot;:{&quot;date-parts&quot;:[[&quot;2013&quot;,1]]}}}],&quot;schema&quot;:&quot;https://github.com/citation-style-language/schema/raw/master/csl-citation.json&quot;} RNDdqlZS9omKc"/>.There is evidence that FliO, FliP and FliQ interact with FlhA <text:reference-mark-start text:name="ZOTERO_ITEM CSL_CITATION {&quot;citationID&quot;:&quot;55fqka6dq&quot;,&quot;properties&quot;:{&quot;formattedCitation&quot;:&quot;(McMurry et al., 2004)&quot;,&quot;plainCitation&quot;:&quot;(McMurry et al., 2004)&quot;},&quot;citationItems&quot;:[{&quot;id&quot;:2343,&quot;uris&quot;:[&quot;http://zotero.org/users/316567/items/E655MGS7&quot;],&quot;uri&quot;:[&quot;http://zotero.org/users/316567/items/E655MGS7&quot;],&quot;itemData&quot;:{&quot;id&quot;:2343,&quot;type&quot;:&quot;article-journal&quot;,&quot;title&quot;:&quot;Analysis of the Cytoplasmic Domains of Salmonella FlhA and Interactions with Components of the Flagellar Export Machinery&quot;,&quot;container-title&quot;:&quot;Journal of Bacteriology&quot;,&quot;page&quot;:&quot;7586-7592&quot;,&quot;volume&quot;:&quot;186&quot;,&quot;issue&quot;:&quot;22&quot;,&quot;source&quot;:&quot;jb.asm.org&quot;,&quot;abstract&quot;:&quot;Most flagellar proteins are exported via a type III export apparatus which, in part, consists of the membrane proteins FlhA, FlhB, FliO, FliP, FliQ, and FliR and is housed within the membrane-supramembrane ring formed by FliF subunits. Salmonella FlhA is a 692-residue integral membrane protein with eight predicted transmembrane spans. Its function is not understood, but it is necessary for flagellar export. We have created mutants in which potentially important sequences were deleted. FlhA lacking the amino-terminal sequence prior to the first transmembrane span failed to complement and was dominant negative, suggesting that the sequence is required for function. Similar effects were seen in a variant lacking a highly conserved domain (FHIPEP) within a putative cytoplasmic loop. Scanning deletion analysis of the cytoplasmic domain (FlhAc) demonstrated that substantially all of FlhAc is required for efficient function. Affinity blotting showed that FlhA interacts with several other export apparatus membrane proteins. The implications of these findings are discussed, and a model of FlhA within the export apparatus is presented.&quot;,&quot;DOI&quot;:&quot;10.1128/JB.186.22.7586-7592.2004&quot;,&quot;ISSN&quot;:&quot;0021-9193, 1098-5530&quot;,&quot;journalAbbreviation&quot;:&quot;J. Bacteriol.&quot;,&quot;language&quot;:&quot;en&quot;,&quot;author&quot;:[{&quot;family&quot;:&quot;McMurry&quot;,&quot;given&quot;:&quot;Jonathan L&quot;},{&quot;family&quot;:&quot;Arnam&quot;,&quot;given&quot;:&quot;Van&quot;},{&quot;family&quot;:&quot;S&quot;,&quot;given&quot;:&quot;John&quot;},{&quot;family&quot;:&quot;Kihara&quot;,&quot;given&quot;:&quot;May&quot;},{&quot;family&quot;:&quot;Macnab&quot;,&quot;given&quot;:&quot;Robert M&quot;}],&quot;issued&quot;:{&quot;date-parts&quot;:[[2004,11,15]]},&quot;accessed&quot;:{&quot;date-parts&quot;:[[2012,5,30]]}}}],&quot;schema&quot;:&quot;https://github.com/citation-style-language/schema/raw/master/csl-citation.json&quot;} RNDikVG2wjcyi"/>(McMurry et al., 2004)<text:reference-mark-end text:name="ZOTERO_ITEM CSL_CITATION {&quot;citationID&quot;:&quot;55fqka6dq&quot;,&quot;properties&quot;:{&quot;formattedCitation&quot;:&quot;(McMurry et al., 2004)&quot;,&quot;plainCitation&quot;:&quot;(McMurry et al., 2004)&quot;},&quot;citationItems&quot;:[{&quot;id&quot;:2343,&quot;uris&quot;:[&quot;http://zotero.org/users/316567/items/E655MGS7&quot;],&quot;uri&quot;:[&quot;http://zotero.org/users/316567/items/E655MGS7&quot;],&quot;itemData&quot;:{&quot;id&quot;:2343,&quot;type&quot;:&quot;article-journal&quot;,&quot;title&quot;:&quot;Analysis of the Cytoplasmic Domains of Salmonella FlhA and Interactions with Components of the Flagellar Export Machinery&quot;,&quot;container-title&quot;:&quot;Journal of Bacteriology&quot;,&quot;page&quot;:&quot;7586-7592&quot;,&quot;volume&quot;:&quot;186&quot;,&quot;issue&quot;:&quot;22&quot;,&quot;source&quot;:&quot;jb.asm.org&quot;,&quot;abstract&quot;:&quot;Most flagellar proteins are exported via a type III export apparatus which, in part, consists of the membrane proteins FlhA, FlhB, FliO, FliP, FliQ, and FliR and is housed within the membrane-supramembrane ring formed by FliF subunits. Salmonella FlhA is a 692-residue integral membrane protein with eight predicted transmembrane spans. Its function is not understood, but it is necessary for flagellar export. We have created mutants in which potentially important sequences were deleted. FlhA lacking the amino-terminal sequence prior to the first transmembrane span failed to complement and was dominant negative, suggesting that the sequence is required for function. Similar effects were seen in a variant lacking a highly conserved domain (FHIPEP) within a putative cytoplasmic loop. Scanning deletion analysis of the cytoplasmic domain (FlhAc) demonstrated that substantially all of FlhAc is required for efficient function. Affinity blotting showed that FlhA interacts with several other export apparatus membrane proteins. The implications of these findings are discussed, and a model of FlhA within the export apparatus is presented.&quot;,&quot;DOI&quot;:&quot;10.1128/JB.186.22.7586-7592.2004&quot;,&quot;ISSN&quot;:&quot;0021-9193, 1098-5530&quot;,&quot;journalAbbreviation&quot;:&quot;J. Bacteriol.&quot;,&quot;language&quot;:&quot;en&quot;,&quot;author&quot;:[{&quot;family&quot;:&quot;McMurry&quot;,&quot;given&quot;:&quot;Jonathan L&quot;},{&quot;family&quot;:&quot;Arnam&quot;,&quot;given&quot;:&quot;Van&quot;},{&quot;family&quot;:&quot;S&quot;,&quot;given&quot;:&quot;John&quot;},{&quot;family&quot;:&quot;Kihara&quot;,&quot;given&quot;:&quot;May&quot;},{&quot;family&quot;:&quot;Macnab&quot;,&quot;given&quot;:&quot;Robert M&quot;}],&quot;issued&quot;:{&quot;date-parts&quot;:[[2004,11,15]]},&quot;accessed&quot;:{&quot;date-parts&quot;:[[2012,5,30]]}}}],&quot;schema&quot;:&quot;https://github.com/citation-style-language/schema/raw/master/csl-citation.json&quot;} RNDikVG2wjcyi"/>. Furthermore <text:span text:style-name="T9">Clostridium acetobutylicum </text:span><text:span text:style-name="T22">contains a FliR-FlhB fusion </text:span><text:reference-mark-start text:name="ZOTERO_ITEM CSL_CITATION {&quot;citationID&quot;:&quot;2bnra71uip&quot;,&quot;properties&quot;:{&quot;formattedCitation&quot;:&quot;(Arnam et al., 2004)&quot;,&quot;plainCitation&quot;:&quot;(Arnam et al., 2004)&quot;},&quot;citationItems&quot;:[{&quot;id&quot;:2100,&quot;uris&quot;:[&quot;http://zotero.org/users/316567/items/77Q58E6G&quot;],&quot;uri&quot;:[&quot;http://zotero.org/users/316567/items/77Q58E6G&quot;],&quot;itemData&quot;:{&quot;id&quot;:2100,&quot;type&quot;:&quot;article-journal&quot;,&quot;title&quot;:&quot;Analysis of an Engineered Salmonella Flagellar Fusion Protein, FliR-FlhB&quot;,&quot;container-title&quot;:&quot;Journal of Bacteriology&quot;,&quot;page&quot;:&quot;2495-2498&quot;,&quot;volume&quot;:&quot;186&quot;,&quot;issue&quot;:&quot;8&quot;,&quot;source&quot;:&quot;jb.asm.org&quot;,&quot;abstract&quot;:&quot;Salmonella FliR and FlhB are membrane proteins necessary for flagellar export. In Clostridium a fliR-flhB fusion gene exists. We constructed a similar Salmonella fusion gene which is able to complement fliR, flhB, and fliR flhB null strains. Western blotting revealed that the FliR-FlhB fusion protein retains the FlhB protein's cleavage properties. We conclude that the FliR and FlhB proteins are physically associated in the wild-type Salmonella basal body, probably in a 1:1 ratio.&quot;,&quot;DOI&quot;:&quot;10.1128/JB.186.8.2495-2498.2004&quot;,&quot;ISSN&quot;:&quot;0021-9193, 1098-5530&quot;,&quot;journalAbbreviation&quot;:&quot;J. Bacteriol.&quot;,&quot;language&quot;:&quot;en&quot;,&quot;author&quot;:[{&quot;family&quot;:&quot;Arnam&quot;,&quot;given&quot;:&quot;Van&quot;},{&quot;family&quot;:&quot;S&quot;,&quot;given&quot;:&quot;John&quot;},{&quot;family&quot;:&quot;McMurry&quot;,&quot;given&quot;:&quot;Jonathan L&quot;},{&quot;family&quot;:&quot;Kihara&quot;,&quot;given&quot;:&quot;May&quot;},{&quot;family&quot;:&quot;Macnab&quot;,&quot;given&quot;:&quot;Robert M&quot;}],&quot;issued&quot;:{&quot;date-parts&quot;:[[2004,4,15]]},&quot;accessed&quot;:{&quot;date-parts&quot;:[[2012,5,30]]}}}],&quot;schema&quot;:&quot;https://github.com/citation-style-language/schema/raw/master/csl-citation.json&quot;} RND35KYB8oLHA"/><text:span text:style-name="T22">(Arnam et al., 2004)</text:span><text:reference-mark-end text:name="ZOTERO_ITEM CSL_CITATION {&quot;citationID&quot;:&quot;2bnra71uip&quot;,&quot;properties&quot;:{&quot;formattedCitation&quot;:&quot;(Arnam et al., 2004)&quot;,&quot;plainCitation&quot;:&quot;(Arnam et al., 2004)&quot;},&quot;citationItems&quot;:[{&quot;id&quot;:2100,&quot;uris&quot;:[&quot;http://zotero.org/users/316567/items/77Q58E6G&quot;],&quot;uri&quot;:[&quot;http://zotero.org/users/316567/items/77Q58E6G&quot;],&quot;itemData&quot;:{&quot;id&quot;:2100,&quot;type&quot;:&quot;article-journal&quot;,&quot;title&quot;:&quot;Analysis of an Engineered Salmonella Flagellar Fusion Protein, FliR-FlhB&quot;,&quot;container-title&quot;:&quot;Journal of Bacteriology&quot;,&quot;page&quot;:&quot;2495-2498&quot;,&quot;volume&quot;:&quot;186&quot;,&quot;issue&quot;:&quot;8&quot;,&quot;source&quot;:&quot;jb.asm.org&quot;,&quot;abstract&quot;:&quot;Salmonella FliR and FlhB are membrane proteins necessary for flagellar export. In Clostridium a fliR-flhB fusion gene exists. We constructed a similar Salmonella fusion gene which is able to complement fliR, flhB, and fliR flhB null strains. Western blotting revealed that the FliR-FlhB fusion protein retains the FlhB protein's cleavage properties. We conclude that the FliR and FlhB proteins are physically associated in the wild-type Salmonella basal body, probably in a 1:1 ratio.&quot;,&quot;DOI&quot;:&quot;10.1128/JB.186.8.2495-2498.2004&quot;,&quot;ISSN&quot;:&quot;0021-9193, 1098-5530&quot;,&quot;journalAbbreviation&quot;:&quot;J. Bacteriol.&quot;,&quot;language&quot;:&quot;en&quot;,&quot;author&quot;:[{&quot;family&quot;:&quot;Arnam&quot;,&quot;given&quot;:&quot;Van&quot;},{&quot;family&quot;:&quot;S&quot;,&quot;given&quot;:&quot;John&quot;},{&quot;family&quot;:&quot;McMurry&quot;,&quot;given&quot;:&quot;Jonathan L&quot;},{&quot;family&quot;:&quot;Kihara&quot;,&quot;given&quot;:&quot;May&quot;},{&quot;family&quot;:&quot;Macnab&quot;,&quot;given&quot;:&quot;Robert M&quot;}],&quot;issued&quot;:{&quot;date-parts&quot;:[[2004,4,15]]},&quot;accessed&quot;:{&quot;date-parts&quot;:[[2012,5,30]]}}}],&quot;schema&quot;:&quot;https://github.com/citation-style-language/schema/raw/master/csl-citation.json&quot;} RND35KYB8oLHA"/><text:span text:style-name="T22">, later confirmed by engineering a functional </text:span><text:span text:style-name="T9">S. typhimurium </text:span><text:span text:style-name="T22">fusion. This gives evidence for interaction. Furthermore, FliR interacts with FlhA, meaning an interaction network can be traced between all six genes. Because subtomogram averages show fixed positions for these components across many flagellar motors, it seems likely that these six proteins assemble with definied stoichiometry and structure into a molecular machine of determinate architecture.</text:span></text:p>
      <text:p text:style-name="P20">FlhA</text:p>
      <text:list xml:id="list7954681855853876751" text:style-name="L1">
        <text:list-item>
          <text:p text:style-name="P66"><text:span text:style-name="T31">Conserved residues </text:span><text:reference-mark-start text:name="ZOTERO_ITEM CSL_CITATION {&quot;citationID&quot;:&quot;1e7eg4ru2u&quot;,&quot;properties&quot;:{&quot;formattedCitation&quot;:&quot;(Hara et al., 2011)&quot;,&quot;plainCitation&quot;:&quot;(Hara et al., 2011)&quot;},&quot;citationItems&quot;:[{&quot;id&quot;:697,&quot;uris&quot;:[&quot;http://zotero.org/users/316567/items/T4I65GB9&quot;],&quot;uri&quot;:[&quot;http://zotero.org/users/316567/items/T4I65GB9&quot;],&quot;itemData&quot;:{&quot;id&quot;:697,&quot;type&quot;:&quot;article-journal&quot;,&quot;title&quot;:&quot;Genetic Characterization of Conserved Charged Residues in the Bacterial Flagellar Type III Export Protein FlhA&quot;,&quot;container-title&quot;:&quot;PloS One&quot;,&quot;page&quot;:&quot;e22417&quot;,&quot;volume&quot;:&quot;6&quot;,&quot;issue&quot;:&quot;7&quot;,&quot;source&quot;:&quot;NCBI PubMed&quot;,&quot;abstract&quot;:&quot;For assembly of the bacterial flagellum, most of flagellar proteins are transported to the distal end of the flagellum by the flagellar type III protein export apparatus powered by proton motive force (PMF) across the cytoplasmic membrane. FlhA is an integral membrane protein of the export apparatus and is involved in an early stage of the export process along with three soluble proteins, FliH, FliI, and FliJ, but the energy coupling mechanism remains unknown. Here, we carried out site-directed mutagenesis of eight, highly conserved charged residues in putative juxta- and trans-membrane helices of FlhA. Only Asp-208 was an essential acidic residue. Most of the FlhA substitutions were tolerated, but resulted in loss-of-function in the ΔfliH-fliI mutant background, even with the second-site flhB(P28T) mutation that increases the probability of flagellar protein export in the absence of FliH and FliI. The addition of FliH and FliI allowed the D45A, R85A, R94K and R270A mutant proteins to work even in the presence of the flhB(P28T) mutation. Suppressor analysis of a flhA(K203W) mutation showed an interaction between FlhA and FliR. Taken all together, we suggest that Asp-208 is directly involved in PMF-driven protein export and that the cooperative interactions of FlhA with FlhB, FliH, FliI, and FliR drive the translocation of export substrate.&quot;,&quot;DOI&quot;:&quot;10.1371/journal.pone.0022417&quot;,&quot;ISSN&quot;:&quot;1932-6203&quot;,&quot;note&quot;:&quot;PMID: 21811603&quot;,&quot;journalAbbreviation&quot;:&quot;PLoS ONE&quot;,&quot;author&quot;:[{&quot;family&quot;:&quot;Hara&quot;,&quot;given&quot;:&quot;Noritaka&quot;},{&quot;family&quot;:&quot;Namba&quot;,&quot;given&quot;:&quot;Keiichi&quot;},{&quot;family&quot;:&quot;Minamino&quot;,&quot;given&quot;:&quot;Tohru&quot;}],&quot;issued&quot;:{&quot;date-parts&quot;:[[2011]]},&quot;accessed&quot;:{&quot;date-parts&quot;:[[2011,8,5]]}}}],&quot;schema&quot;:&quot;https://github.com/citation-style-language/schema/raw/master/csl-citation.json&quot;} RNDPq7raebSwv"/>(Hara et al., 2011)<text:reference-mark-end text:name="ZOTERO_ITEM CSL_CITATION {&quot;citationID&quot;:&quot;1e7eg4ru2u&quot;,&quot;properties&quot;:{&quot;formattedCitation&quot;:&quot;(Hara et al., 2011)&quot;,&quot;plainCitation&quot;:&quot;(Hara et al., 2011)&quot;},&quot;citationItems&quot;:[{&quot;id&quot;:697,&quot;uris&quot;:[&quot;http://zotero.org/users/316567/items/T4I65GB9&quot;],&quot;uri&quot;:[&quot;http://zotero.org/users/316567/items/T4I65GB9&quot;],&quot;itemData&quot;:{&quot;id&quot;:697,&quot;type&quot;:&quot;article-journal&quot;,&quot;title&quot;:&quot;Genetic Characterization of Conserved Charged Residues in the Bacterial Flagellar Type III Export Protein FlhA&quot;,&quot;container-title&quot;:&quot;PloS One&quot;,&quot;page&quot;:&quot;e22417&quot;,&quot;volume&quot;:&quot;6&quot;,&quot;issue&quot;:&quot;7&quot;,&quot;source&quot;:&quot;NCBI PubMed&quot;,&quot;abstract&quot;:&quot;For assembly of the bacterial flagellum, most of flagellar proteins are transported to the distal end of the flagellum by the flagellar type III protein export apparatus powered by proton motive force (PMF) across the cytoplasmic membrane. FlhA is an integral membrane protein of the export apparatus and is involved in an early stage of the export process along with three soluble proteins, FliH, FliI, and FliJ, but the energy coupling mechanism remains unknown. Here, we carried out site-directed mutagenesis of eight, highly conserved charged residues in putative juxta- and trans-membrane helices of FlhA. Only Asp-208 was an essential acidic residue. Most of the FlhA substitutions were tolerated, but resulted in loss-of-function in the ΔfliH-fliI mutant background, even with the second-site flhB(P28T) mutation that increases the probability of flagellar protein export in the absence of FliH and FliI. The addition of FliH and FliI allowed the D45A, R85A, R94K and R270A mutant proteins to work even in the presence of the flhB(P28T) mutation. Suppressor analysis of a flhA(K203W) mutation showed an interaction between FlhA and FliR. Taken all together, we suggest that Asp-208 is directly involved in PMF-driven protein export and that the cooperative interactions of FlhA with FlhB, FliH, FliI, and FliR drive the translocation of export substrate.&quot;,&quot;DOI&quot;:&quot;10.1371/journal.pone.0022417&quot;,&quot;ISSN&quot;:&quot;1932-6203&quot;,&quot;note&quot;:&quot;PMID: 21811603&quot;,&quot;journalAbbreviation&quot;:&quot;PLoS ONE&quot;,&quot;author&quot;:[{&quot;family&quot;:&quot;Hara&quot;,&quot;given&quot;:&quot;Noritaka&quot;},{&quot;family&quot;:&quot;Namba&quot;,&quot;given&quot;:&quot;Keiichi&quot;},{&quot;family&quot;:&quot;Minamino&quot;,&quot;given&quot;:&quot;Tohru&quot;}],&quot;issued&quot;:{&quot;date-parts&quot;:[[2011]]},&quot;accessed&quot;:{&quot;date-parts&quot;:[[2011,8,5]]}}}],&quot;schema&quot;:&quot;https://github.com/citation-style-language/schema/raw/master/csl-citation.json&quot;} RNDPq7raebSwv"/></text:p>
        </text:list-item>
      </text:list>
      <text:p text:style-name="P20">FlhB</text:p>
      <text:list xml:id="list1315733074529122677" text:style-name="L2">
        <text:list-item>
          <text:p text:style-name="P99">“The 33 carboxyl-terminal residues of Spa40 orchestrate the multi-step assembly process of the type III secretion needle complex in Shigella flexneri”</text:p>
        </text:list-item>
        <text:list-item>
          <text:p text:style-name="P98"><text:span text:style-name="T136">FliR-FlhB gene fusion in C. acetobutylicum and C. tetani </text:span><text:reference-mark-start text:name="ZOTERO_ITEM CSL_CITATION {&quot;citationID&quot;:&quot;1i09vskuhq&quot;,&quot;properties&quot;:{&quot;formattedCitation&quot;:&quot;(Arnam et al., 2004)&quot;,&quot;plainCitation&quot;:&quot;(Arnam et al., 2004)&quot;},&quot;citationItems&quot;:[{&quot;id&quot;:2100,&quot;uris&quot;:[&quot;http://zotero.org/users/316567/items/77Q58E6G&quot;],&quot;uri&quot;:[&quot;http://zotero.org/users/316567/items/77Q58E6G&quot;],&quot;itemData&quot;:{&quot;id&quot;:2100,&quot;type&quot;:&quot;article-journal&quot;,&quot;title&quot;:&quot;Analysis of an Engineered Salmonella Flagellar Fusion Protein, FliR-FlhB&quot;,&quot;container-title&quot;:&quot;Journal of Bacteriology&quot;,&quot;page&quot;:&quot;2495-2498&quot;,&quot;volume&quot;:&quot;186&quot;,&quot;issue&quot;:&quot;8&quot;,&quot;source&quot;:&quot;jb.asm.org&quot;,&quot;abstract&quot;:&quot;Salmonella FliR and FlhB are membrane proteins necessary for flagellar export. In Clostridium a fliR-flhB fusion gene exists. We constructed a similar Salmonella fusion gene which is able to complement fliR, flhB, and fliR flhB null strains. Western blotting revealed that the FliR-FlhB fusion protein retains the FlhB protein's cleavage properties. We conclude that the FliR and FlhB proteins are physically associated in the wild-type Salmonella basal body, probably in a 1:1 ratio.&quot;,&quot;DOI&quot;:&quot;10.1128/JB.186.8.2495-2498.2004&quot;,&quot;ISSN&quot;:&quot;0021-9193, 1098-5530&quot;,&quot;journalAbbreviation&quot;:&quot;J. Bacteriol.&quot;,&quot;language&quot;:&quot;en&quot;,&quot;author&quot;:[{&quot;family&quot;:&quot;Arnam&quot;,&quot;given&quot;:&quot;Van&quot;},{&quot;family&quot;:&quot;S&quot;,&quot;given&quot;:&quot;John&quot;},{&quot;family&quot;:&quot;McMurry&quot;,&quot;given&quot;:&quot;Jonathan L&quot;},{&quot;family&quot;:&quot;Kihara&quot;,&quot;given&quot;:&quot;May&quot;},{&quot;family&quot;:&quot;Macnab&quot;,&quot;given&quot;:&quot;Robert M&quot;}],&quot;issued&quot;:{&quot;date-parts&quot;:[[2004,4,15]]},&quot;accessed&quot;:{&quot;date-parts&quot;:[[2012,5,30]]}}}],&quot;schema&quot;:&quot;https://github.com/citation-style-language/schema/raw/master/csl-citation.json&quot;} RNDmhBljUSmDi"/>(Arnam et al., 2004)<text:reference-mark-end text:name="ZOTERO_ITEM CSL_CITATION {&quot;citationID&quot;:&quot;1i09vskuhq&quot;,&quot;properties&quot;:{&quot;formattedCitation&quot;:&quot;(Arnam et al., 2004)&quot;,&quot;plainCitation&quot;:&quot;(Arnam et al., 2004)&quot;},&quot;citationItems&quot;:[{&quot;id&quot;:2100,&quot;uris&quot;:[&quot;http://zotero.org/users/316567/items/77Q58E6G&quot;],&quot;uri&quot;:[&quot;http://zotero.org/users/316567/items/77Q58E6G&quot;],&quot;itemData&quot;:{&quot;id&quot;:2100,&quot;type&quot;:&quot;article-journal&quot;,&quot;title&quot;:&quot;Analysis of an Engineered Salmonella Flagellar Fusion Protein, FliR-FlhB&quot;,&quot;container-title&quot;:&quot;Journal of Bacteriology&quot;,&quot;page&quot;:&quot;2495-2498&quot;,&quot;volume&quot;:&quot;186&quot;,&quot;issue&quot;:&quot;8&quot;,&quot;source&quot;:&quot;jb.asm.org&quot;,&quot;abstract&quot;:&quot;Salmonella FliR and FlhB are membrane proteins necessary for flagellar export. In Clostridium a fliR-flhB fusion gene exists. We constructed a similar Salmonella fusion gene which is able to complement fliR, flhB, and fliR flhB null strains. Western blotting revealed that the FliR-FlhB fusion protein retains the FlhB protein's cleavage properties. We conclude that the FliR and FlhB proteins are physically associated in the wild-type Salmonella basal body, probably in a 1:1 ratio.&quot;,&quot;DOI&quot;:&quot;10.1128/JB.186.8.2495-2498.2004&quot;,&quot;ISSN&quot;:&quot;0021-9193, 1098-5530&quot;,&quot;journalAbbreviation&quot;:&quot;J. Bacteriol.&quot;,&quot;language&quot;:&quot;en&quot;,&quot;author&quot;:[{&quot;family&quot;:&quot;Arnam&quot;,&quot;given&quot;:&quot;Van&quot;},{&quot;family&quot;:&quot;S&quot;,&quot;given&quot;:&quot;John&quot;},{&quot;family&quot;:&quot;McMurry&quot;,&quot;given&quot;:&quot;Jonathan L&quot;},{&quot;family&quot;:&quot;Kihara&quot;,&quot;given&quot;:&quot;May&quot;},{&quot;family&quot;:&quot;Macnab&quot;,&quot;given&quot;:&quot;Robert M&quot;}],&quot;issued&quot;:{&quot;date-parts&quot;:[[2004,4,15]]},&quot;accessed&quot;:{&quot;date-parts&quot;:[[2012,5,30]]}}}],&quot;schema&quot;:&quot;https://github.com/citation-style-language/schema/raw/master/csl-citation.json&quot;} RNDmhBljUSmDi"/></text:p>
        </text:list-item>
        <text:list-item>
          <text:p text:style-name="P59">FlhX</text:p>
        </text:list-item>
      </text:list>
      <text:p text:style-name="P23">FliR</text:p>
      <text:list xml:id="list1986910980640731088" text:style-name="L3">
        <text:list-item>
          <text:p text:style-name="P101">Binds FlhB</text:p>
        </text:list-item>
      </text:list>
      <text:p text:style-name="P24">FliO and FliP</text:p>
      <text:list xml:id="list3815336438594475757" text:style-name="L4">
        <text:list-item>
          <text:p text:style-name="P103">Domain fusion. See last paragraph and ref. 31 in Arnam, 2004.</text:p>
        </text:list-item>
      </text:list>
      <text:p text:style-name="P23">FliQ</text:p>
      <text:list xml:id="list1605403838471183273" text:style-name="L5">
        <text:list-item>
          <text:p text:style-name="P102"/>
        </text:list-item>
      </text:list>
      <text:p text:style-name="P23">FlhE</text:p>
      <text:list xml:id="list7074648409758384407" text:style-name="L6">
        <text:list-item>
          <text:p text:style-name="P67"><text:span text:style-name="T143">Proton channel plug in E. coli and Salmonella? </text:span><text:reference-mark-start text:name="ZOTERO_ITEM CSL_CITATION {&quot;citationID&quot;:&quot;ch5t2eqiu&quot;,&quot;properties&quot;:{&quot;formattedCitation&quot;:&quot;(Lee and Harshey, 2012)&quot;,&quot;plainCitation&quot;:&quot;(Lee and Harshey, 2012)&quot;},&quot;citationItems&quot;:[{&quot;id&quot;:2627,&quot;uris&quot;:[&quot;http://zotero.org/users/316567/items/P73IZ2WT&quot;],&quot;uri&quot;:[&quot;http://zotero.org/users/316567/items/P73IZ2WT&quot;],&quot;itemData&quot;:{&quot;id&quot;:2627,&quot;type&quot;:&quot;article-journal&quot;,&quot;title&quot;:&quot;Loss of FlhE in the flagellar Type III secretion system allows proton influx into Salmonella and Escherichia coli&quot;,&quot;container-title&quot;:&quot;Molecular Microbiology&quot;,&quot;source&quot;:&quot;onlinelibrary.wiley.com&quot;,&quot;abstract&quot;:&quot;flhE belongs to the flhBAE flagellar operon in Enterobacteria, whose first two members function in Type III secretion (T3S). In Salmonella enterica, absence of FlhE affects swarming, but not swimming, motility. Based on a chance observation of a ‘green’ colony phenotype of flhE mutants on pH indicator plates containing glucose, we have established that this phenotype is associated with lysis of flagellated cells in an acidic environment created by glucose metabolism. The flhE mutant phenotype of Escherichia coli is similar overall to that of S. enterica but is seen in the absence of glucose and, unlike in S. enterica, causes a substantial growth defect. flhE mutants have a lowered cytoplasmic pH in both bacteria, indicative of a proton leak. GFP reporter assays indicate that the leak is dependent on the flagellar system, is present before the T3S system switches to secretion of late substrates, and gets worse after the switch and upon filament assembly, leading to cell lysis. We show that FlhE is a periplasmic protein that co-purifies with flagellar basal bodies. FlhE may act as a plug or a chaperone to regulate proton flow through the flagellar T3S system.&quot;,&quot;URL&quot;:&quot;http://onlinelibrary.wiley.com/doi/10.1111/j.1365-2958.2012.08043.x/abstract&quot;,&quot;DOI&quot;:&quot;10.1111/j.1365-2958.2012.08043.x&quot;,&quot;ISSN&quot;:&quot;1365-2958&quot;,&quot;language&quot;:&quot;en&quot;,&quot;author&quot;:[{&quot;family&quot;:&quot;Lee&quot;,&quot;given&quot;:&quot;Jaemin&quot;},{&quot;family&quot;:&quot;Harshey&quot;,&quot;given&quot;:&quot;Rasika M&quot;}],&quot;issued&quot;:{&quot;date-parts&quot;:[[2012]]},&quot;accessed&quot;:{&quot;date-parts&quot;:[[2012,4,9]]}}}],&quot;schema&quot;:&quot;https://github.com/citation-style-language/schema/raw/master/csl-citation.json&quot;} RND8aw41B0NGX"/>(Lee and Harshey, 2012)<text:reference-mark-end text:name="ZOTERO_ITEM CSL_CITATION {&quot;citationID&quot;:&quot;ch5t2eqiu&quot;,&quot;properties&quot;:{&quot;formattedCitation&quot;:&quot;(Lee and Harshey, 2012)&quot;,&quot;plainCitation&quot;:&quot;(Lee and Harshey, 2012)&quot;},&quot;citationItems&quot;:[{&quot;id&quot;:2627,&quot;uris&quot;:[&quot;http://zotero.org/users/316567/items/P73IZ2WT&quot;],&quot;uri&quot;:[&quot;http://zotero.org/users/316567/items/P73IZ2WT&quot;],&quot;itemData&quot;:{&quot;id&quot;:2627,&quot;type&quot;:&quot;article-journal&quot;,&quot;title&quot;:&quot;Loss of FlhE in the flagellar Type III secretion system allows proton influx into Salmonella and Escherichia coli&quot;,&quot;container-title&quot;:&quot;Molecular Microbiology&quot;,&quot;source&quot;:&quot;onlinelibrary.wiley.com&quot;,&quot;abstract&quot;:&quot;flhE belongs to the flhBAE flagellar operon in Enterobacteria, whose first two members function in Type III secretion (T3S). In Salmonella enterica, absence of FlhE affects swarming, but not swimming, motility. Based on a chance observation of a ‘green’ colony phenotype of flhE mutants on pH indicator plates containing glucose, we have established that this phenotype is associated with lysis of flagellated cells in an acidic environment created by glucose metabolism. The flhE mutant phenotype of Escherichia coli is similar overall to that of S. enterica but is seen in the absence of glucose and, unlike in S. enterica, causes a substantial growth defect. flhE mutants have a lowered cytoplasmic pH in both bacteria, indicative of a proton leak. GFP reporter assays indicate that the leak is dependent on the flagellar system, is present before the T3S system switches to secretion of late substrates, and gets worse after the switch and upon filament assembly, leading to cell lysis. We show that FlhE is a periplasmic protein that co-purifies with flagellar basal bodies. FlhE may act as a plug or a chaperone to regulate proton flow through the flagellar T3S system.&quot;,&quot;URL&quot;:&quot;http://onlinelibrary.wiley.com/doi/10.1111/j.1365-2958.2012.08043.x/abstract&quot;,&quot;DOI&quot;:&quot;10.1111/j.1365-2958.2012.08043.x&quot;,&quot;ISSN&quot;:&quot;1365-2958&quot;,&quot;language&quot;:&quot;en&quot;,&quot;author&quot;:[{&quot;family&quot;:&quot;Lee&quot;,&quot;given&quot;:&quot;Jaemin&quot;},{&quot;family&quot;:&quot;Harshey&quot;,&quot;given&quot;:&quot;Rasika M&quot;}],&quot;issued&quot;:{&quot;date-parts&quot;:[[2012]]},&quot;accessed&quot;:{&quot;date-parts&quot;:[[2012,4,9]]}}}],&quot;schema&quot;:&quot;https://github.com/citation-style-language/schema/raw/master/csl-citation.json&quot;} RND8aw41B0NGX"/></text:p>
        </text:list-item>
      </text:list>
      <text:list xml:id="list499193213742802443" text:style-name="L7">
        <text:list-header>
          <text:p text:style-name="P43"/>
        </text:list-header>
      </text:list>
      <text:p text:style-name="P9">Other diversity</text:p>
      <text:list xml:id="list1045596114" text:continue-numbering="true" text:style-name="L7">
        <text:list-item>
          <text:p text:style-name="P44">Very little, actually – but this will mean functional inferences drawn from the export apparatus will be applicable to the T3SS.</text:p>
        </text:list-item>
        <text:list-item>
          <text:p text:style-name="P45">MSA of <text:span text:style-name="T134">all</text:span></text:p>
          <text:list>
            <text:list-item>
              <text:p text:style-name="P45">FliI: does it have the motif for protein translocation? Galan: Y385 of InvC homolog is conserved for protein translocation</text:p>
            </text:list-item>
            <text:list-item>
              <text:p text:style-name="P68">Conserved residues from FlhA involved in proton flux</text:p>
            </text:list-item>
          </text:list>
        </text:list-item>
        <text:list-item>
          <text:p text:style-name="P43">FliJ diversity: very varied. Synteny often needed.</text:p>
        </text:list-item>
        <text:list-item>
          <text:p text:style-name="P43">Transmembrane components</text:p>
        </text:list-item>
        <text:list-item>
          <text:p text:style-name="P43">Diversity: FliO occasional absence meaning? Also absent from T3SS I think... (Erhardt, Namba &amp; Hughes T3SS review, table 1)</text:p>
        </text:list-item>
      </text:list>
      <text:h text:style-name="Heading_20_4" text:outline-level="4">MS-ring </text:h>
      <text:p text:style-name="Standard"><text:span text:style-name="T2">The MS-ring interfaces with IM </text:span><text:reference-mark-start text:name="ZOTERO_ITEM CSL_CITATION {&quot;citationID&quot;:&quot;12kn1dao28&quot;,&quot;properties&quot;:{&quot;formattedCitation&quot;:&quot;(DePamphilis and Adler, 1971a)&quot;,&quot;plainCitation&quot;:&quot;(DePamphilis and Adler, 1971a)&quot;},&quot;citationItems&quot;:[{&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Y4peb1Cc0N"/><text:span text:style-name="T2">(DePamphilis and Adler, 1971a)</text:span><text:reference-mark-end text:name="ZOTERO_ITEM CSL_CITATION {&quot;citationID&quot;:&quot;12kn1dao28&quot;,&quot;properties&quot;:{&quot;formattedCitation&quot;:&quot;(DePamphilis and Adler, 1971a)&quot;,&quot;plainCitation&quot;:&quot;(DePamphilis and Adler, 1971a)&quot;},&quot;citationItems&quot;:[{&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Y4peb1Cc0N"/><text:span text:style-name="T2"> and is thought to be composed solely of the protein FliF </text:span><text:reference-mark-start text:name="ZOTERO_ITEM CSL_CITATION {&quot;citationID&quot;:&quot;1quveqouk2&quot;,&quot;properties&quot;:{&quot;formattedCitation&quot;:&quot;(Ueno et al., 1994)&quot;,&quot;plainCitation&quot;:&quot;(Ueno et al., 1994)&quot;},&quot;citationItems&quot;:[{&quot;id&quot;:83,&quot;uris&quot;:[&quot;http://zotero.org/users/316567/items/QTRBFPAM&quot;],&quot;uri&quot;:[&quot;http://zotero.org/users/316567/items/QTRBFPAM&quot;],&quot;itemData&quot;:{&quot;id&quot;:83,&quot;type&quot;:&quot;article-journal&quot;,&quot;title&quot;:&quot;Domain structures of the MS ring component protein (FliF) of the flagellar basal body of Salmonella typhimurium&quot;,&quot;container-title&quot;:&quot;Journal of Molecular Biology&quot;,&quot;page&quot;:&quot;546-555&quot;,&quot;volume&quot;:&quot;236&quot;,&quot;issue&quot;:&quot;2&quot;,&quot;source&quot;:&quot;NCBI PubMed&quot;,&quot;abstract&quot;:&quot;The proximal end of the flagellar basal body consists of a structure called the MS ring complex: two (M and S) rings with different thicknesses closely apposed and a rod extending from the center of the S ring. It has been shown that the MS ring complex consists of multiple copies of single protein FliF (molecular mass 61 kDa). We analyzed the domains of FliF to elucidate how a single protein can be used to construct a complicated particle with several distinct sub-structures. Tryptic digestion of the MS ring complex gave rise to a structure which lacked most of the M ring portion by electron microscopy and showed a major band at 25 kDa by SDS/gel electrophoresis. Amino acid sequence analysis of this band showed that both terminal regions of FliF have been digested, leaving a semi-stable peptide starting from Phe120 and ending at around 400. In addition, we constructed a truncated fliF gene which encodes a FliF lacking 103 amino acid residues from the C terminus. Amplification of the truncated FliF gave rise to a ring complex lacking the rim of the M ring. From these results we assign both terminal regions of FliF to the M ring. Possible domain structures of FliF corresponding to the S ring and the rod are also discussed.&quot;,&quot;ISSN&quot;:&quot;0022-2836&quot;,&quot;note&quot;:&quot;PMID: 8107139&quot;,&quot;journalAbbreviation&quot;:&quot;J. Mol. Biol&quot;,&quot;author&quot;:[{&quot;family&quot;:&quot;Ueno&quot;,&quot;given&quot;:&quot;T&quot;},{&quot;family&quot;:&quot;Oosawa&quot;,&quot;given&quot;:&quot;K&quot;},{&quot;family&quot;:&quot;Aizawa&quot;,&quot;given&quot;:&quot;S&quot;}],&quot;issued&quot;:{&quot;date-parts&quot;:[[&quot;1994&quot;,2,18]]},&quot;accessed&quot;:{&quot;date-parts&quot;:[[2010,8,31]]}}}],&quot;schema&quot;:&quot;https://github.com/citation-style-language/schema/raw/master/csl-citation.json&quot;} RND00giLMc3nH"/><text:span text:style-name="T2">(Ueno et al., 1994)</text:span><text:reference-mark-end text:name="ZOTERO_ITEM CSL_CITATION {&quot;citationID&quot;:&quot;1quveqouk2&quot;,&quot;properties&quot;:{&quot;formattedCitation&quot;:&quot;(Ueno et al., 1994)&quot;,&quot;plainCitation&quot;:&quot;(Ueno et al., 1994)&quot;},&quot;citationItems&quot;:[{&quot;id&quot;:83,&quot;uris&quot;:[&quot;http://zotero.org/users/316567/items/QTRBFPAM&quot;],&quot;uri&quot;:[&quot;http://zotero.org/users/316567/items/QTRBFPAM&quot;],&quot;itemData&quot;:{&quot;id&quot;:83,&quot;type&quot;:&quot;article-journal&quot;,&quot;title&quot;:&quot;Domain structures of the MS ring component protein (FliF) of the flagellar basal body of Salmonella typhimurium&quot;,&quot;container-title&quot;:&quot;Journal of Molecular Biology&quot;,&quot;page&quot;:&quot;546-555&quot;,&quot;volume&quot;:&quot;236&quot;,&quot;issue&quot;:&quot;2&quot;,&quot;source&quot;:&quot;NCBI PubMed&quot;,&quot;abstract&quot;:&quot;The proximal end of the flagellar basal body consists of a structure called the MS ring complex: two (M and S) rings with different thicknesses closely apposed and a rod extending from the center of the S ring. It has been shown that the MS ring complex consists of multiple copies of single protein FliF (molecular mass 61 kDa). We analyzed the domains of FliF to elucidate how a single protein can be used to construct a complicated particle with several distinct sub-structures. Tryptic digestion of the MS ring complex gave rise to a structure which lacked most of the M ring portion by electron microscopy and showed a major band at 25 kDa by SDS/gel electrophoresis. Amino acid sequence analysis of this band showed that both terminal regions of FliF have been digested, leaving a semi-stable peptide starting from Phe120 and ending at around 400. In addition, we constructed a truncated fliF gene which encodes a FliF lacking 103 amino acid residues from the C terminus. Amplification of the truncated FliF gave rise to a ring complex lacking the rim of the M ring. From these results we assign both terminal regions of FliF to the M ring. Possible domain structures of FliF corresponding to the S ring and the rod are also discussed.&quot;,&quot;ISSN&quot;:&quot;0022-2836&quot;,&quot;note&quot;:&quot;PMID: 8107139&quot;,&quot;journalAbbreviation&quot;:&quot;J. Mol. Biol&quot;,&quot;author&quot;:[{&quot;family&quot;:&quot;Ueno&quot;,&quot;given&quot;:&quot;T&quot;},{&quot;family&quot;:&quot;Oosawa&quot;,&quot;given&quot;:&quot;K&quot;},{&quot;family&quot;:&quot;Aizawa&quot;,&quot;given&quot;:&quot;S&quot;}],&quot;issued&quot;:{&quot;date-parts&quot;:[[&quot;1994&quot;,2,18]]},&quot;accessed&quot;:{&quot;date-parts&quot;:[[2010,8,31]]}}}],&quot;schema&quot;:&quot;https://github.com/citation-style-language/schema/raw/master/csl-citation.json&quot;} RND00giLMc3nH"/>.<text:span text:style-name="T2"> FliF stoichiometry was originally determined as 26 by </text:span><text:span text:style-name="T114">35</text:span><text:span text:style-name="T2">S-labelling, and normalizing protein stoichiometry by the number of sulfur-containing residues in the protein </text:span><text:reference-mark-start text:name="ZOTERO_ITEM CSL_CITATION {&quot;citationID&quot;:&quot;2nh75rmb3h&quot;,&quot;properties&quot;:{&quot;formattedCitation&quot;:&quot;(Jones et al., 1990)&quot;,&quot;plainCitation&quot;:&quot;(Jones et al., 1990)&quot;},&quot;citationItems&quot;:[{&quot;id&quot;:940,&quot;uris&quot;:[&quot;http://zotero.org/users/316567/items/BG9CUD9J&quot;],&quot;uri&quot;:[&quot;http://zotero.org/users/316567/items/BG9CUD9J&quot;],&quot;itemData&quot;:{&quot;id&quot;:940,&quot;type&quot;:&quot;article-journal&quot;,&quot;title&quot;:&quot;Stoichiometric analysis of the flagellar hook-(basal-body) complex of Salmonella typhimurium&quot;,&quot;container-title&quot;:&quot;Journal of Molecular Biology&quot;,&quot;page&quot;:&quot;377-387&quot;,&quot;volume&quot;:&quot;212&quot;,&quot;issue&quot;:&quot;2&quot;,&quot;source&quot;:&quot;ScienceDirect&quot;,&quot;abstract&quot;:&quot;The stoichiometries of components within the flagellar hook-(basal-body) complex of Salmonella typhimurium have been determined. The hook protein (FlgE), the most abundant protein in the complex, is present at approximately 130 subunits. Hook-associated protein 1 (FlgK) is present at approximately 12 subunits. The distal rod protein (FlgG) is present at approximately 26 subunits, while the proximal rod proteins (FlgB, FlgC and FlgF) are present at only approximately six subunits each. The stoichiometries of the proximal rod proteins and hook-associated protein 1 are, within experimental error, consistent with values of 5 or 6, and 11, respectively. Such values would correspond to either one or two turns of a helical structure with a basic helix of approximately 5.5 subunits per turn, which is the geometry of both the hook and the filament and, one supposes, the rod and hook-associated proteins. These stoichiometries may derive from rules for the heterologous interactions that occur when a helical structure consists of successive segments constructed from different proteins; the stoichiometries within the hook and the distal portion of the rod must, however, be set by different mechanisms. The stoichiometries for the ring proteins are approximately 26 subunits each for the M-ring protein (FliF), the P-ring protein (FlgI), and the L-ring protein (FlgH); the protein responsible for the S-ring feature is not known. The rings presumably have rotational rather than helical symmetry, in which case the stoichiometries would be directly constrained by the intersubunit bonding angle. The ring stoichiometries are discussed in light of other information concerning flagellar structure and function.&quot;,&quot;DOI&quot;:&quot;10.1016/0022-2836(90)90132-6&quot;,&quot;ISSN&quot;:&quot;0022-2836&quot;,&quot;author&quot;:[{&quot;family&quot;:&quot;Jones&quot;,&quot;given&quot;:&quot;Christopher J.&quot;},{&quot;family&quot;:&quot;Macnab&quot;,&quot;given&quot;:&quot;Robert M.&quot;},{&quot;family&quot;:&quot;Okino&quot;,&quot;given&quot;:&quot;Hiroshi&quot;},{&quot;family&quot;:&quot;Aizawa&quot;,&quot;given&quot;:&quot;Shin-Ichi&quot;}],&quot;issued&quot;:{&quot;date-parts&quot;:[[&quot;1990&quot;,3,20]]},&quot;accessed&quot;:{&quot;date-parts&quot;:[[2012,3,19]]}}}],&quot;schema&quot;:&quot;https://github.com/citation-style-language/schema/raw/master/csl-citation.json&quot;} RNDnatXn6PQ4F"/><text:span text:style-name="T2">(Jones et al., 1990)</text:span><text:reference-mark-end text:name="ZOTERO_ITEM CSL_CITATION {&quot;citationID&quot;:&quot;2nh75rmb3h&quot;,&quot;properties&quot;:{&quot;formattedCitation&quot;:&quot;(Jones et al., 1990)&quot;,&quot;plainCitation&quot;:&quot;(Jones et al., 1990)&quot;},&quot;citationItems&quot;:[{&quot;id&quot;:940,&quot;uris&quot;:[&quot;http://zotero.org/users/316567/items/BG9CUD9J&quot;],&quot;uri&quot;:[&quot;http://zotero.org/users/316567/items/BG9CUD9J&quot;],&quot;itemData&quot;:{&quot;id&quot;:940,&quot;type&quot;:&quot;article-journal&quot;,&quot;title&quot;:&quot;Stoichiometric analysis of the flagellar hook-(basal-body) complex of Salmonella typhimurium&quot;,&quot;container-title&quot;:&quot;Journal of Molecular Biology&quot;,&quot;page&quot;:&quot;377-387&quot;,&quot;volume&quot;:&quot;212&quot;,&quot;issue&quot;:&quot;2&quot;,&quot;source&quot;:&quot;ScienceDirect&quot;,&quot;abstract&quot;:&quot;The stoichiometries of components within the flagellar hook-(basal-body) complex of Salmonella typhimurium have been determined. The hook protein (FlgE), the most abundant protein in the complex, is present at approximately 130 subunits. Hook-associated protein 1 (FlgK) is present at approximately 12 subunits. The distal rod protein (FlgG) is present at approximately 26 subunits, while the proximal rod proteins (FlgB, FlgC and FlgF) are present at only approximately six subunits each. The stoichiometries of the proximal rod proteins and hook-associated protein 1 are, within experimental error, consistent with values of 5 or 6, and 11, respectively. Such values would correspond to either one or two turns of a helical structure with a basic helix of approximately 5.5 subunits per turn, which is the geometry of both the hook and the filament and, one supposes, the rod and hook-associated proteins. These stoichiometries may derive from rules for the heterologous interactions that occur when a helical structure consists of successive segments constructed from different proteins; the stoichiometries within the hook and the distal portion of the rod must, however, be set by different mechanisms. The stoichiometries for the ring proteins are approximately 26 subunits each for the M-ring protein (FliF), the P-ring protein (FlgI), and the L-ring protein (FlgH); the protein responsible for the S-ring feature is not known. The rings presumably have rotational rather than helical symmetry, in which case the stoichiometries would be directly constrained by the intersubunit bonding angle. The ring stoichiometries are discussed in light of other information concerning flagellar structure and function.&quot;,&quot;DOI&quot;:&quot;10.1016/0022-2836(90)90132-6&quot;,&quot;ISSN&quot;:&quot;0022-2836&quot;,&quot;author&quot;:[{&quot;family&quot;:&quot;Jones&quot;,&quot;given&quot;:&quot;Christopher J.&quot;},{&quot;family&quot;:&quot;Macnab&quot;,&quot;given&quot;:&quot;Robert M.&quot;},{&quot;family&quot;:&quot;Okino&quot;,&quot;given&quot;:&quot;Hiroshi&quot;},{&quot;family&quot;:&quot;Aizawa&quot;,&quot;given&quot;:&quot;Shin-Ichi&quot;}],&quot;issued&quot;:{&quot;date-parts&quot;:[[&quot;1990&quot;,3,20]]},&quot;accessed&quot;:{&quot;date-parts&quot;:[[2012,3,19]]}}}],&quot;schema&quot;:&quot;https://github.com/citation-style-language/schema/raw/master/csl-citation.json&quot;} RNDnatXn6PQ4F"/>. This result was consistent with a later calculation of 27 copies <text:reference-mark-start text:name="ZOTERO_ITEM CSL_CITATION {&quot;citationID&quot;:&quot;1djjnltqbi&quot;,&quot;properties&quot;:{&quot;formattedCitation&quot;:&quot;(Sosinsky et al., 1992)&quot;,&quot;plainCitation&quot;:&quot;(Sosinsky et al., 1992)&quot;},&quot;citationItems&quot;:[{&quot;id&quot;:2288,&quot;uris&quot;:[&quot;http://zotero.org/users/316567/items/CG8F3MH3&quot;],&quot;uri&quot;:[&quot;http://zotero.org/users/316567/items/CG8F3MH3&quot;],&quot;itemData&quot;:{&quot;id&quot;:2288,&quot;type&quot;:&quot;article-journal&quot;,&quot;title&quot;:&quot;Mass determination and estimation of subunit stoichiometry of the bacterial hook-basal body flagellar complex of Salmonella typhimurium by scanning transmission electron microscopy&quot;,&quot;container-title&quot;:&quot;Proceedings of the National Academy of Sciences&quot;,&quot;page&quot;:&quot;4801-4805&quot;,&quot;volume&quot;:&quot;89&quot;,&quot;issue&quot;:&quot;11&quot;,&quot;source&quot;:&quot;www.pnas.org&quot;,&quot;ISSN&quot;:&quot;0027-8424, 1091-6490&quot;,&quot;journalAbbreviation&quot;:&quot;PNAS&quot;,&quot;language&quot;:&quot;en&quot;,&quot;author&quot;:[{&quot;family&quot;:&quot;Sosinsky&quot;,&quot;given&quot;:&quot;G E&quot;},{&quot;family&quot;:&quot;Francis&quot;,&quot;given&quot;:&quot;N R&quot;},{&quot;family&quot;:&quot;DeRosier&quot;,&quot;given&quot;:&quot;D J&quot;},{&quot;family&quot;:&quot;Wall&quot;,&quot;given&quot;:&quot;J S&quot;},{&quot;family&quot;:&quot;Simon&quot;,&quot;given&quot;:&quot;M N&quot;},{&quot;family&quot;:&quot;Hainfeld&quot;,&quot;given&quot;:&quot;J.&quot;}],&quot;issued&quot;:{&quot;date-parts&quot;:[[1992,6,1]]},&quot;accessed&quot;:{&quot;date-parts&quot;:[[2012,7,9]]}}}],&quot;schema&quot;:&quot;https://github.com/citation-style-language/schema/raw/master/csl-citation.json&quot;} RNDFBqggnIXTw"/>(Sosinsky et al., 1992)<text:reference-mark-end text:name="ZOTERO_ITEM CSL_CITATION {&quot;citationID&quot;:&quot;1djjnltqbi&quot;,&quot;properties&quot;:{&quot;formattedCitation&quot;:&quot;(Sosinsky et al., 1992)&quot;,&quot;plainCitation&quot;:&quot;(Sosinsky et al., 1992)&quot;},&quot;citationItems&quot;:[{&quot;id&quot;:2288,&quot;uris&quot;:[&quot;http://zotero.org/users/316567/items/CG8F3MH3&quot;],&quot;uri&quot;:[&quot;http://zotero.org/users/316567/items/CG8F3MH3&quot;],&quot;itemData&quot;:{&quot;id&quot;:2288,&quot;type&quot;:&quot;article-journal&quot;,&quot;title&quot;:&quot;Mass determination and estimation of subunit stoichiometry of the bacterial hook-basal body flagellar complex of Salmonella typhimurium by scanning transmission electron microscopy&quot;,&quot;container-title&quot;:&quot;Proceedings of the National Academy of Sciences&quot;,&quot;page&quot;:&quot;4801-4805&quot;,&quot;volume&quot;:&quot;89&quot;,&quot;issue&quot;:&quot;11&quot;,&quot;source&quot;:&quot;www.pnas.org&quot;,&quot;ISSN&quot;:&quot;0027-8424, 1091-6490&quot;,&quot;journalAbbreviation&quot;:&quot;PNAS&quot;,&quot;language&quot;:&quot;en&quot;,&quot;author&quot;:[{&quot;family&quot;:&quot;Sosinsky&quot;,&quot;given&quot;:&quot;G E&quot;},{&quot;family&quot;:&quot;Francis&quot;,&quot;given&quot;:&quot;N R&quot;},{&quot;family&quot;:&quot;DeRosier&quot;,&quot;given&quot;:&quot;D J&quot;},{&quot;family&quot;:&quot;Wall&quot;,&quot;given&quot;:&quot;J S&quot;},{&quot;family&quot;:&quot;Simon&quot;,&quot;given&quot;:&quot;M N&quot;},{&quot;family&quot;:&quot;Hainfeld&quot;,&quot;given&quot;:&quot;J.&quot;}],&quot;issued&quot;:{&quot;date-parts&quot;:[[1992,6,1]]},&quot;accessed&quot;:{&quot;date-parts&quot;:[[2012,7,9]]}}}],&quot;schema&quot;:&quot;https://github.com/citation-style-language/schema/raw/master/csl-citation.json&quot;} RNDFBqggnIXTw"/>. While FliF was originally thought to assemble first, recent results suggest that it forms after, and around, the export apparatus <text:reference-mark-start text:name="ZOTERO_ITEM CSL_CITATION {&quot;citationID&quot;:&quot;2492bl1n8i&quot;,&quot;properties&quot;:{&quot;formattedCitation&quot;:&quot;(Li and Sourjik, 2011)&quot;,&quot;plainCitation&quot;:&quot;(Li and Sourjik, 2011)&quot;},&quot;citationItems&quot;:[{&quot;id&quot;:2647,&quot;uris&quot;:[&quot;http://zotero.org/users/316567/items/PVXVJRVJ&quot;],&quot;uri&quot;:[&quot;http://zotero.org/users/316567/items/PVXVJRVJ&quot;],&quot;itemData&quot;:{&quot;id&quot;:2647,&quot;type&quot;:&quot;article-journal&quot;,&quot;title&quot;:&quot;Assembly and stability of flagellar motor in Escherichia coli&quot;,&quot;container-title&quot;:&quot;Molecular microbiology&quot;,&quot;page&quot;:&quot;886-899&quot;,&quot;volume&quot;:&quot;80&quot;,&quot;issue&quot;:&quot;4&quot;,&quot;source&quot;:&quot;NCBI PubMed&quot;,&quot;abstract&quot;:&quot;Bacterial flagellar motor is a highly ordered and complex supramolecular structure that powers rotation of flagella and serves as a type III export apparatus for flagellar assembly. Motor biogenesis represents a formidable example of self-assembly, but little is known about early steps of the motor structure formation. Here we used a combination of fluorescence microscopy techniques to dissect the order of the motor assembly in Escherichia coli cells, to map in vivo the underlying protein interactions and to investigate dynamics of protein exchange in the assembled motor structure. Our data suggest that motor self-assembly is initiated by oligomerization of the membrane export apparatus protein FlhA, which is followed by the recruitment of the MS ring component FliF and by the ordered association of other motor proteins. The assembly process combines the hierarchy with cooperativity, whereby the association of each subsequent motor structure stabilizes the growing assembly. Our results provide a novel and so far the most complete view of the early steps in flagellar motor assembly and improve understanding of the motor structure and regulation.&quot;,&quot;DOI&quot;:&quot;10.1111/j.1365-2958.2011.07557.x&quot;,&quot;ISSN&quot;:&quot;1365-2958&quot;,&quot;note&quot;:&quot;PMID: 21244534&quot;,&quot;journalAbbreviation&quot;:&quot;Mol. Microbiol.&quot;,&quot;author&quot;:[{&quot;family&quot;:&quot;Li&quot;,&quot;given&quot;:&quot;Hui&quot;},{&quot;family&quot;:&quot;Sourjik&quot;,&quot;given&quot;:&quot;Victor&quot;}],&quot;issued&quot;:{&quot;date-parts&quot;:[[&quot;2011&quot;,5]]},&quot;accessed&quot;:{&quot;date-parts&quot;:[[2012,9,7]]}}}],&quot;schema&quot;:&quot;https://github.com/citation-style-language/schema/raw/master/csl-citation.json&quot;} RNDfdfguf8yUq"/>(Li and Sourjik, 2011)<text:reference-mark-end text:name="ZOTERO_ITEM CSL_CITATION {&quot;citationID&quot;:&quot;2492bl1n8i&quot;,&quot;properties&quot;:{&quot;formattedCitation&quot;:&quot;(Li and Sourjik, 2011)&quot;,&quot;plainCitation&quot;:&quot;(Li and Sourjik, 2011)&quot;},&quot;citationItems&quot;:[{&quot;id&quot;:2647,&quot;uris&quot;:[&quot;http://zotero.org/users/316567/items/PVXVJRVJ&quot;],&quot;uri&quot;:[&quot;http://zotero.org/users/316567/items/PVXVJRVJ&quot;],&quot;itemData&quot;:{&quot;id&quot;:2647,&quot;type&quot;:&quot;article-journal&quot;,&quot;title&quot;:&quot;Assembly and stability of flagellar motor in Escherichia coli&quot;,&quot;container-title&quot;:&quot;Molecular microbiology&quot;,&quot;page&quot;:&quot;886-899&quot;,&quot;volume&quot;:&quot;80&quot;,&quot;issue&quot;:&quot;4&quot;,&quot;source&quot;:&quot;NCBI PubMed&quot;,&quot;abstract&quot;:&quot;Bacterial flagellar motor is a highly ordered and complex supramolecular structure that powers rotation of flagella and serves as a type III export apparatus for flagellar assembly. Motor biogenesis represents a formidable example of self-assembly, but little is known about early steps of the motor structure formation. Here we used a combination of fluorescence microscopy techniques to dissect the order of the motor assembly in Escherichia coli cells, to map in vivo the underlying protein interactions and to investigate dynamics of protein exchange in the assembled motor structure. Our data suggest that motor self-assembly is initiated by oligomerization of the membrane export apparatus protein FlhA, which is followed by the recruitment of the MS ring component FliF and by the ordered association of other motor proteins. The assembly process combines the hierarchy with cooperativity, whereby the association of each subsequent motor structure stabilizes the growing assembly. Our results provide a novel and so far the most complete view of the early steps in flagellar motor assembly and improve understanding of the motor structure and regulation.&quot;,&quot;DOI&quot;:&quot;10.1111/j.1365-2958.2011.07557.x&quot;,&quot;ISSN&quot;:&quot;1365-2958&quot;,&quot;note&quot;:&quot;PMID: 21244534&quot;,&quot;journalAbbreviation&quot;:&quot;Mol. Microbiol.&quot;,&quot;author&quot;:[{&quot;family&quot;:&quot;Li&quot;,&quot;given&quot;:&quot;Hui&quot;},{&quot;family&quot;:&quot;Sourjik&quot;,&quot;given&quot;:&quot;Victor&quot;}],&quot;issued&quot;:{&quot;date-parts&quot;:[[&quot;2011&quot;,5]]},&quot;accessed&quot;:{&quot;date-parts&quot;:[[2012,9,7]]}}}],&quot;schema&quot;:&quot;https://github.com/citation-style-language/schema/raw/master/csl-citation.json&quot;} RNDfdfguf8yUq"/>.</text:p>
      <text:p text:style-name="P14">Overproduced FliF and FliG fused to FliG produced structures very similar to the MS-ring in intact motors <text:reference-mark-start text:name="ZOTERO_ITEM CSL_CITATION {&quot;citationID&quot;:&quot;2l5plt2hc5&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A2lnH6187M"/>(Suzuki et al., 2004)<text:reference-mark-end text:name="ZOTERO_ITEM CSL_CITATION {&quot;citationID&quot;:&quot;2l5plt2hc5&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A2lnH6187M"/>. A rotational symmetry search was suggestive of 26-fold rotational symmetry. This was subsequently supported by structural studies of purified motors that demonstrated that part of the C-ring most proximal to the C-ring had ring varied diameters, with between 24 and 26 subunits <text:reference-mark-start text:name="ZOTERO_ITEM CSL_CITATION {&quot;citationID&quot;:&quot;13bkdrkrrk&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rl724T4Ldu"/>(Thomas et al., 2006)<text:reference-mark-end text:name="ZOTERO_ITEM CSL_CITATION {&quot;citationID&quot;:&quot;13bkdrkrrk&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rl724T4Ldu"/>. Diameters of both 24 nm <text:reference-mark-start text:name="ZOTERO_ITEM CSL_CITATION {&quot;citationID&quot;:&quot;16s58i45f0&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AEhbRsb7l6"/>(Suzuki et al., 2004)<text:reference-mark-end text:name="ZOTERO_ITEM CSL_CITATION {&quot;citationID&quot;:&quot;16s58i45f0&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AEhbRsb7l6"/> and 30 nm <text:reference-mark-start text:name="ZOTERO_ITEM CSL_CITATION {&quot;citationID&quot;:&quot;1o9pr3an4g&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DH0WpGKQxv"/>(Thomas et al., 2006)<text:reference-mark-end text:name="ZOTERO_ITEM CSL_CITATION {&quot;citationID&quot;:&quot;1o9pr3an4g&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DH0WpGKQxv"/>. have been reported for <text:span text:style-name="T9">S. typhimurium</text:span><text:span text:style-name="T22">, with the additional density possibly being FliG. Despite not knowing the protein composition of other MS-rings, in nevertheless seems clear that there is </text:span>some diversity in diameter. The spirochaete <text:span text:style-name="T9">Brachyspira aalborgi </text:span><text:span text:style-name="T25">(tax ID 29522)</text:span>, for example, has an MS-ring of 33 nm diameter <text:reference-mark-start text:name="ZOTERO_ITEM CSL_CITATION {&quot;citationID&quot;:&quot;16ck6gd7nc&quot;,&quot;properties&quot;:{&quot;formattedCitation&quot;:&quot;(Hovind-Hougen et al., 1982)&quot;,&quot;plainCitation&quot;:&quot;(Hovind-Hougen et al., 1982)&quot;},&quot;citationItems&quot;:[{&quot;id&quot;:2804,&quot;uris&quot;:[&quot;http://zotero.org/users/316567/items/TWR4RTGX&quot;],&quot;uri&quot;:[&quot;http://zotero.org/users/316567/items/TWR4RTGX&quot;],&quot;itemData&quot;:{&quot;id&quot;:2804,&quot;type&quot;:&quot;article-journal&quot;,&quot;title&quot;:&quot;Intestinal Spirochetosis: Morphological Characterization and Cultivation of the Spirochete Brachyspira Aalborgi Gen. Nov., Sp. Nov.&quot;,&quot;container-title&quot;:&quot;Journal of Clinical Microbiology&quot;,&quot;page&quot;:&quot;1127-1136&quot;,&quot;volume&quot;:&quot;16&quot;,&quot;issue&quot;:&quot;6&quot;,&quot;source&quot;:&quot;jcm.asm.org&quot;,&quot;ISSN&quot;:&quot;0095-1137, 1098-660X&quot;,&quot;shortTitle&quot;:&quot;Intestinal spirochetosis&quot;,&quot;journalAbbreviation&quot;:&quot;J. Clin. Microbiol.&quot;,&quot;language&quot;:&quot;en&quot;,&quot;author&quot;:[{&quot;family&quot;:&quot;Hovind-Hougen&quot;,&quot;given&quot;:&quot;K.&quot;},{&quot;family&quot;:&quot;Birch-Andersen&quot;,&quot;given&quot;:&quot;A.&quot;},{&quot;family&quot;:&quot;Henrik-Nielsen&quot;,&quot;given&quot;:&quot;R.&quot;},{&quot;family&quot;:&quot;Orholm&quot;,&quot;given&quot;:&quot;M.&quot;},{&quot;family&quot;:&quot;Pedersen&quot;,&quot;given&quot;:&quot;J O&quot;},{&quot;family&quot;:&quot;Teglbjaerg&quot;,&quot;given&quot;:&quot;P S&quot;},{&quot;family&quot;:&quot;Thaysen&quot;,&quot;given&quot;:&quot;E H&quot;}],&quot;issued&quot;:{&quot;date-parts&quot;:[[1982,12,1]]},&quot;accessed&quot;:{&quot;date-parts&quot;:[[2012,6,6]]}}}],&quot;schema&quot;:&quot;https://github.com/citation-style-language/schema/raw/master/csl-citation.json&quot;} RNDexmBe5OsHR"/>(Hovind-Hougen et al., 1982)<text:reference-mark-end text:name="ZOTERO_ITEM CSL_CITATION {&quot;citationID&quot;:&quot;16ck6gd7nc&quot;,&quot;properties&quot;:{&quot;formattedCitation&quot;:&quot;(Hovind-Hougen et al., 1982)&quot;,&quot;plainCitation&quot;:&quot;(Hovind-Hougen et al., 1982)&quot;},&quot;citationItems&quot;:[{&quot;id&quot;:2804,&quot;uris&quot;:[&quot;http://zotero.org/users/316567/items/TWR4RTGX&quot;],&quot;uri&quot;:[&quot;http://zotero.org/users/316567/items/TWR4RTGX&quot;],&quot;itemData&quot;:{&quot;id&quot;:2804,&quot;type&quot;:&quot;article-journal&quot;,&quot;title&quot;:&quot;Intestinal Spirochetosis: Morphological Characterization and Cultivation of the Spirochete Brachyspira Aalborgi Gen. Nov., Sp. Nov.&quot;,&quot;container-title&quot;:&quot;Journal of Clinical Microbiology&quot;,&quot;page&quot;:&quot;1127-1136&quot;,&quot;volume&quot;:&quot;16&quot;,&quot;issue&quot;:&quot;6&quot;,&quot;source&quot;:&quot;jcm.asm.org&quot;,&quot;ISSN&quot;:&quot;0095-1137, 1098-660X&quot;,&quot;shortTitle&quot;:&quot;Intestinal spirochetosis&quot;,&quot;journalAbbreviation&quot;:&quot;J. Clin. Microbiol.&quot;,&quot;language&quot;:&quot;en&quot;,&quot;author&quot;:[{&quot;family&quot;:&quot;Hovind-Hougen&quot;,&quot;given&quot;:&quot;K.&quot;},{&quot;family&quot;:&quot;Birch-Andersen&quot;,&quot;given&quot;:&quot;A.&quot;},{&quot;family&quot;:&quot;Henrik-Nielsen&quot;,&quot;given&quot;:&quot;R.&quot;},{&quot;family&quot;:&quot;Orholm&quot;,&quot;given&quot;:&quot;M.&quot;},{&quot;family&quot;:&quot;Pedersen&quot;,&quot;given&quot;:&quot;J O&quot;},{&quot;family&quot;:&quot;Teglbjaerg&quot;,&quot;given&quot;:&quot;P S&quot;},{&quot;family&quot;:&quot;Thaysen&quot;,&quot;given&quot;:&quot;E H&quot;}],&quot;issued&quot;:{&quot;date-parts&quot;:[[1982,12,1]]},&quot;accessed&quot;:{&quot;date-parts&quot;:[[2012,6,6]]}}}],&quot;schema&quot;:&quot;https://github.com/citation-style-language/schema/raw/master/csl-citation.json&quot;} RNDexmBe5OsHR"/>, never reported for the enterobacteria. <text:span text:style-name="T9">Borrelia recurentis </text:span><text:span text:style-name="T22">(tax ID </text:span>44449) and <text:span text:style-name="T127">Borrelia merionesi </text:span><text:span text:style-name="T124">[taxID 1239297] have similarly enlarged MS-rings, measured as between 30 and 35 nm </text:span><text:reference-mark-start text:name="ZOTERO_ITEM CSL_CITATION {&quot;citationID&quot;:&quot;1u5vm2u8lb&quot;,&quot;properties&quot;:{&quot;formattedCitation&quot;:&quot;(Hougen, 1974a)&quot;,&quot;plainCitation&quot;:&quot;(Hougen, 1974a)&quot;},&quot;citationItems&quot;:[{&quot;id&quot;:2642,&quot;uris&quot;:[&quot;http://zotero.org/users/316567/items/PQ9R9BUE&quot;],&quot;uri&quot;:[&quot;http://zotero.org/users/316567/items/PQ9R9BUE&quot;],&quot;itemData&quot;:{&quot;id&quot;:2642,&quot;type&quot;:&quot;article-journal&quot;,&quot;title&quot;:&quot;Electron microscopy of Borrelia merionesi and Borrelia recurrentis&quot;,&quot;container-title&quot;:&quot;Acta Pathologica Et Microbiologica Scandinavica. Section B: Microbiology and Immunology&quot;,&quot;page&quot;:&quot;799-809&quot;,&quot;volume&quot;:&quot;82&quot;,&quot;issue&quot;:&quot;6&quot;,&quot;source&quot;:&quot;NCBI PubMed&quot;,&quot;ISSN&quot;:&quot;0365-5571&quot;,&quot;note&quot;:&quot;PMID: 4533221&quot;,&quot;journalAbbreviation&quot;:&quot;Acta Pathol Microbiol Scand B Microbiol Immunol&quot;,&quot;author&quot;:[{&quot;family&quot;:&quot;Hougen&quot;,&quot;given&quot;:&quot;K H&quot;}],&quot;issued&quot;:{&quot;date-parts&quot;:[[&quot;1974&quot;,12]]},&quot;accessed&quot;:{&quot;date-parts&quot;:[[2012,7,17]]}}}],&quot;schema&quot;:&quot;https://github.com/citation-style-language/schema/raw/master/csl-citation.json&quot;} RNDj0r0u9YwYr"/><text:span text:style-name="T124">(Hougen, 1974a)</text:span><text:reference-mark-end text:name="ZOTERO_ITEM CSL_CITATION {&quot;citationID&quot;:&quot;1u5vm2u8lb&quot;,&quot;properties&quot;:{&quot;formattedCitation&quot;:&quot;(Hougen, 1974a)&quot;,&quot;plainCitation&quot;:&quot;(Hougen, 1974a)&quot;},&quot;citationItems&quot;:[{&quot;id&quot;:2642,&quot;uris&quot;:[&quot;http://zotero.org/users/316567/items/PQ9R9BUE&quot;],&quot;uri&quot;:[&quot;http://zotero.org/users/316567/items/PQ9R9BUE&quot;],&quot;itemData&quot;:{&quot;id&quot;:2642,&quot;type&quot;:&quot;article-journal&quot;,&quot;title&quot;:&quot;Electron microscopy of Borrelia merionesi and Borrelia recurrentis&quot;,&quot;container-title&quot;:&quot;Acta Pathologica Et Microbiologica Scandinavica. Section B: Microbiology and Immunology&quot;,&quot;page&quot;:&quot;799-809&quot;,&quot;volume&quot;:&quot;82&quot;,&quot;issue&quot;:&quot;6&quot;,&quot;source&quot;:&quot;NCBI PubMed&quot;,&quot;ISSN&quot;:&quot;0365-5571&quot;,&quot;note&quot;:&quot;PMID: 4533221&quot;,&quot;journalAbbreviation&quot;:&quot;Acta Pathol Microbiol Scand B Microbiol Immunol&quot;,&quot;author&quot;:[{&quot;family&quot;:&quot;Hougen&quot;,&quot;given&quot;:&quot;K H&quot;}],&quot;issued&quot;:{&quot;date-parts&quot;:[[&quot;1974&quot;,12]]},&quot;accessed&quot;:{&quot;date-parts&quot;:[[2012,7,17]]}}}],&quot;schema&quot;:&quot;https://github.com/citation-style-language/schema/raw/master/csl-citation.json&quot;} RNDj0r0u9YwYr"/><text:span text:style-name="T124">. The treponemes </text:span><text:span text:style-name="T127">Treponema phagedenis </text:span><text:span text:style-name="T125">[taxID 162]</text:span><text:span text:style-name="T124">, </text:span><text:span text:style-name="T127">Treponema vincentii</text:span><text:span text:style-name="T124"> </text:span><text:span text:style-name="T125">[taxID 69710] </text:span><text:span text:style-name="T124">and </text:span><text:span text:style-name="T127">Treponema refringens</text:span><text:span text:style-name="T124"> were also reported to exhibit “basal knobs” approximately 33 nm diameter, likely to be enlarged MS-rings </text:span><text:reference-mark-start text:name="ZOTERO_ITEM CSL_CITATION {&quot;citationID&quot;:&quot;2h73vvlhp8&quot;,&quot;properties&quot;:{&quot;formattedCitation&quot;:&quot;(Hougen, 1974b)&quot;,&quot;plainCitation&quot;:&quot;(Hougen, 1974b)&quot;},&quot;citationItems&quot;:[{&quot;id&quot;:2248,&quot;uris&quot;:[&quot;http://zotero.org/users/316567/items/BAR4KQ28&quot;],&quot;uri&quot;:[&quot;http://zotero.org/users/316567/items/BAR4KQ28&quot;],&quot;itemData&quot;:{&quot;id&quot;:2248,&quot;type&quot;:&quot;article-journal&quot;,&quot;title&quot;:&quot;The ultrastructure of cultivable treponemes. 1. Treponema phagedenis, Treponema vincentii and Treponema refringens&quot;,&quot;container-title&quot;:&quot;Acta pathologica et microbiologica Scandinavica. Section B: Microbiology and immunology&quot;,&quot;page&quot;:&quot;329-344&quot;,&quot;volume&quot;:&quot;82&quot;,&quot;issue&quot;:&quot;3&quot;,&quot;source&quot;:&quot;NCBI PubMed&quot;,&quot;ISSN&quot;:&quot;0365-5571&quot;,&quot;note&quot;:&quot;PMID: 4137302&quot;,&quot;journalAbbreviation&quot;:&quot;Acta Pathol Microbiol Scand B Microbiol Immunol&quot;,&quot;author&quot;:[{&quot;family&quot;:&quot;Hougen&quot;,&quot;given&quot;:&quot;K H&quot;}],&quot;issued&quot;:{&quot;date-parts&quot;:[[&quot;1974&quot;,6]]}}}],&quot;schema&quot;:&quot;https://github.com/citation-style-language/schema/raw/master/csl-citation.json&quot;} RNDzK7wcVlrDL"/><text:span text:style-name="T124">(Hougen, 1974b)</text:span><text:reference-mark-end text:name="ZOTERO_ITEM CSL_CITATION {&quot;citationID&quot;:&quot;2h73vvlhp8&quot;,&quot;properties&quot;:{&quot;formattedCitation&quot;:&quot;(Hougen, 1974b)&quot;,&quot;plainCitation&quot;:&quot;(Hougen, 1974b)&quot;},&quot;citationItems&quot;:[{&quot;id&quot;:2248,&quot;uris&quot;:[&quot;http://zotero.org/users/316567/items/BAR4KQ28&quot;],&quot;uri&quot;:[&quot;http://zotero.org/users/316567/items/BAR4KQ28&quot;],&quot;itemData&quot;:{&quot;id&quot;:2248,&quot;type&quot;:&quot;article-journal&quot;,&quot;title&quot;:&quot;The ultrastructure of cultivable treponemes. 1. Treponema phagedenis, Treponema vincentii and Treponema refringens&quot;,&quot;container-title&quot;:&quot;Acta pathologica et microbiologica Scandinavica. Section B: Microbiology and immunology&quot;,&quot;page&quot;:&quot;329-344&quot;,&quot;volume&quot;:&quot;82&quot;,&quot;issue&quot;:&quot;3&quot;,&quot;source&quot;:&quot;NCBI PubMed&quot;,&quot;ISSN&quot;:&quot;0365-5571&quot;,&quot;note&quot;:&quot;PMID: 4137302&quot;,&quot;journalAbbreviation&quot;:&quot;Acta Pathol Microbiol Scand B Microbiol Immunol&quot;,&quot;author&quot;:[{&quot;family&quot;:&quot;Hougen&quot;,&quot;given&quot;:&quot;K H&quot;}],&quot;issued&quot;:{&quot;date-parts&quot;:[[&quot;1974&quot;,6]]}}}],&quot;schema&quot;:&quot;https://github.com/citation-style-language/schema/raw/master/csl-citation.json&quot;} RNDzK7wcVlrDL"/>. The M-ring of <text:span text:style-name="T9">Bacillus subtilis </text:span><text:span text:style-name="T22">has been reported to be 38 nm diameter </text:span><text:reference-mark-start text:name="ZOTERO_ITEM CSL_CITATION {&quot;citationID&quot;:&quot;1an8ttep5a&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p0lPkk82go"/><text:span text:style-name="T22">(Kubori et al., 1997)</text:span><text:reference-mark-end text:name="ZOTERO_ITEM CSL_CITATION {&quot;citationID&quot;:&quot;1an8ttep5a&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p0lPkk82go"/>.</text:p>
      <text:p text:style-name="Standard"><text:span text:style-name="T9">Spirochaeta aurantia</text:span><text:span text:style-name="T22"> [Tax ID 555314] has reported MS-ring diameters of over 40 nm </text:span><text:reference-mark-start text:name="ZOTERO_ITEM CSL_CITATION {&quot;citationID&quot;:&quot;2ko5m6jq1c&quot;,&quot;properties&quot;:{&quot;formattedCitation&quot;:&quot;(Brahamsha and Greenberg, 1988)&quot;,&quot;plainCitation&quot;:&quot;(Brahamsha and Greenberg, 1988)&quot;},&quot;citationItems&quot;:[{&quot;id&quot;:2107,&quot;uris&quot;:[&quot;http://zotero.org/users/316567/items/7CZ5BH77&quot;],&quot;uri&quot;:[&quot;http://zotero.org/users/316567/items/7CZ5BH77&quot;],&quot;itemData&quot;:{&quot;id&quot;:2107,&quot;type&quot;:&quot;article-journal&quot;,&quot;title&quot;:&quot;Biochemical and Cytological Analysis of the Complex Periplasmic Flagella from Spirochaeta aurantia.&quot;,&quot;container-title&quot;:&quot;Journal of Bacteriology&quot;,&quot;page&quot;:&quot;4023-4032&quot;,&quot;volume&quot;:&quot;170&quot;,&quot;issue&quot;:&quot;9&quot;,&quot;source&quot;:&quot;jb.asm.org&quot;,&quot;ISSN&quot;:&quot;0021-9193, 1098-5530&quot;,&quot;journalAbbreviation&quot;:&quot;J. Bacteriol.&quot;,&quot;language&quot;:&quot;en&quot;,&quot;author&quot;:[{&quot;family&quot;:&quot;Brahamsha&quot;,&quot;given&quot;:&quot;B.&quot;},{&quot;family&quot;:&quot;Greenberg&quot;,&quot;given&quot;:&quot;E P&quot;}],&quot;issued&quot;:{&quot;date-parts&quot;:[[1988,9,1]]},&quot;accessed&quot;:{&quot;date-parts&quot;:[[2012,5,30]]}}}],&quot;schema&quot;:&quot;https://github.com/citation-style-language/schema/raw/master/csl-citation.json&quot;} RND6a755esMaK"/><text:span text:style-name="T22">(Brahamsha and Greenberg, 1988)</text:span><text:reference-mark-end text:name="ZOTERO_ITEM CSL_CITATION {&quot;citationID&quot;:&quot;2ko5m6jq1c&quot;,&quot;properties&quot;:{&quot;formattedCitation&quot;:&quot;(Brahamsha and Greenberg, 1988)&quot;,&quot;plainCitation&quot;:&quot;(Brahamsha and Greenberg, 1988)&quot;},&quot;citationItems&quot;:[{&quot;id&quot;:2107,&quot;uris&quot;:[&quot;http://zotero.org/users/316567/items/7CZ5BH77&quot;],&quot;uri&quot;:[&quot;http://zotero.org/users/316567/items/7CZ5BH77&quot;],&quot;itemData&quot;:{&quot;id&quot;:2107,&quot;type&quot;:&quot;article-journal&quot;,&quot;title&quot;:&quot;Biochemical and Cytological Analysis of the Complex Periplasmic Flagella from Spirochaeta aurantia.&quot;,&quot;container-title&quot;:&quot;Journal of Bacteriology&quot;,&quot;page&quot;:&quot;4023-4032&quot;,&quot;volume&quot;:&quot;170&quot;,&quot;issue&quot;:&quot;9&quot;,&quot;source&quot;:&quot;jb.asm.org&quot;,&quot;ISSN&quot;:&quot;0021-9193, 1098-5530&quot;,&quot;journalAbbreviation&quot;:&quot;J. Bacteriol.&quot;,&quot;language&quot;:&quot;en&quot;,&quot;author&quot;:[{&quot;family&quot;:&quot;Brahamsha&quot;,&quot;given&quot;:&quot;B.&quot;},{&quot;family&quot;:&quot;Greenberg&quot;,&quot;given&quot;:&quot;E P&quot;}],&quot;issued&quot;:{&quot;date-parts&quot;:[[1988,9,1]]},&quot;accessed&quot;:{&quot;date-parts&quot;:[[2012,5,30]]}}}],&quot;schema&quot;:&quot;https://github.com/citation-style-language/schema/raw/master/csl-citation.json&quot;} RND6a755esMaK"/>, with the appearance of additional structural complexity than the enterobacterial MS-ring. The <text:span text:style-name="T9">B. burgdorferi</text:span><text:span text:style-name="T22"> MS-ring also appears wider than 30 nm in both negatively-stained preparations </text:span><text:reference-mark-start text:name="ZOTERO_ITEM CSL_CITATION {&quot;citationID&quot;:&quot;2q44c5snk5&quot;,&quot;properties&quot;:{&quot;formattedCitation&quot;:&quot;(Sal et al., 2008)&quot;,&quot;plainCitation&quot;:&quot;(Sal et al., 2008)&quot;},&quot;citationItems&quot;:[{&quot;id&quot;:2541,&quot;uris&quot;:[&quot;http://zotero.org/users/316567/items/KGTH22TZ&quot;],&quot;uri&quot;:[&quot;http://zotero.org/users/316567/items/KGTH22TZ&quot;],&quot;itemData&quot;:{&quot;id&quot;:2541,&quot;type&quot;:&quot;article-journal&quot;,&quot;title&quot;:&quot;Borrelia Burgdorferi Uniquely Regulates Its Motility Genes and Has an Intricate Flagellar Hook-Basal Body Structure&quot;,&quot;container-title&quot;:&quot;Journal of Bacteriology&quot;,&quot;page&quot;:&quot;1912-1921&quot;,&quot;volume&quot;:&quot;190&quot;,&quot;issue&quot;:&quot;6&quot;,&quot;source&quot;:&quot;jb.asm.org&quot;,&quot;abstract&quot;:&quot;Borrelia burgdorferi is a flat-wave, motile spirochete that causes Lyme disease. Motility is provided by periplasmic flagella (PFs) located between the cell cylinder and an outer membrane sheath. The structure of these PFs, which are composed of a basal body, a hook, and a filament, is similar to the structure of flagella of other bacteria. To determine if hook formation influences flagellin gene transcription in B. burgdorferi, we inactivated the hook structural gene flgE by targeted mutagenesis. In many bacteria, completion of the hook structure serves as a checkpoint for transcriptional control of flagellum synthesis and other chemotaxis and motility genes. Specifically, the hook allows secretion of the anti-sigma factor FlgM and concomitant late gene transcription promoted by σ28. However, the control of B. burgdorferi PF synthesis differs from the control of flagellum synthesis in other bacteria; the gene encoding σ28 is not present in the genome of B. burgdorferi, nor are any σ28 promoter recognition sequences associated with the motility genes. We found that B. burgdorferi flgE mutants lacked PFs, were rod shaped, and were nonmotile, which substantiates previous evidence that PFs are involved in both cell morphology and motility. Although most motility and chemotaxis gene products accumulated at wild-type levels in the absence of FlgE, mutant cells had markedly decreased levels of the flagellar filament proteins FlaA and FlaB. Further analyses showed that the reduction in the levels of flagellin proteins in the spirochetes lacking FlgE was mediated at the posttranscriptional level. Taken together, our results indicate that in B. burgdorferi, the completion of the hook does not serve as a checkpoint for transcriptional regulation of flagellum synthesis. In addition, we also present evidence that the hook protein in B. burgdorferi forms a high-molecular-weight complex and that formation of this complex occurs in the periplasmic space.&quot;,&quot;DOI&quot;:&quot;10.1128/JB.01421-07&quot;,&quot;ISSN&quot;:&quot;0021-9193, 1098-5530&quot;,&quot;journalAbbreviation&quot;:&quot;J. Bacteriol.&quot;,&quot;language&quot;:&quot;en&quot;,&quot;author&quot;:[{&quot;family&quot;:&quot;Sal&quot;,&quot;given&quot;:&quot;Melanie S&quot;},{&quot;family&quot;:&quot;Li&quot;,&quot;given&quot;:&quot;Chunhao&quot;},{&quot;family&quot;:&quot;Motalab&quot;,&quot;given&quot;:&quot;M. A&quot;},{&quot;family&quot;:&quot;Shibata&quot;,&quot;given&quot;:&quot;Satoshi&quot;},{&quot;family&quot;:&quot;Aizawa&quot;,&quot;given&quot;:&quot;Shin-Ichi&quot;},{&quot;family&quot;:&quot;Charon&quot;,&quot;given&quot;:&quot;Nyles W&quot;}],&quot;issued&quot;:{&quot;date-parts&quot;:[[2008,3,15]]},&quot;accessed&quot;:{&quot;date-parts&quot;:[[2012,6,7]]}}}],&quot;schema&quot;:&quot;https://github.com/citation-style-language/schema/raw/master/csl-citation.json&quot;} RNDrdVr6RmUKU"/><text:span text:style-name="T22">(Sal et al., 2008)</text:span><text:reference-mark-end text:name="ZOTERO_ITEM CSL_CITATION {&quot;citationID&quot;:&quot;2q44c5snk5&quot;,&quot;properties&quot;:{&quot;formattedCitation&quot;:&quot;(Sal et al., 2008)&quot;,&quot;plainCitation&quot;:&quot;(Sal et al., 2008)&quot;},&quot;citationItems&quot;:[{&quot;id&quot;:2541,&quot;uris&quot;:[&quot;http://zotero.org/users/316567/items/KGTH22TZ&quot;],&quot;uri&quot;:[&quot;http://zotero.org/users/316567/items/KGTH22TZ&quot;],&quot;itemData&quot;:{&quot;id&quot;:2541,&quot;type&quot;:&quot;article-journal&quot;,&quot;title&quot;:&quot;Borrelia Burgdorferi Uniquely Regulates Its Motility Genes and Has an Intricate Flagellar Hook-Basal Body Structure&quot;,&quot;container-title&quot;:&quot;Journal of Bacteriology&quot;,&quot;page&quot;:&quot;1912-1921&quot;,&quot;volume&quot;:&quot;190&quot;,&quot;issue&quot;:&quot;6&quot;,&quot;source&quot;:&quot;jb.asm.org&quot;,&quot;abstract&quot;:&quot;Borrelia burgdorferi is a flat-wave, motile spirochete that causes Lyme disease. Motility is provided by periplasmic flagella (PFs) located between the cell cylinder and an outer membrane sheath. The structure of these PFs, which are composed of a basal body, a hook, and a filament, is similar to the structure of flagella of other bacteria. To determine if hook formation influences flagellin gene transcription in B. burgdorferi, we inactivated the hook structural gene flgE by targeted mutagenesis. In many bacteria, completion of the hook structure serves as a checkpoint for transcriptional control of flagellum synthesis and other chemotaxis and motility genes. Specifically, the hook allows secretion of the anti-sigma factor FlgM and concomitant late gene transcription promoted by σ28. However, the control of B. burgdorferi PF synthesis differs from the control of flagellum synthesis in other bacteria; the gene encoding σ28 is not present in the genome of B. burgdorferi, nor are any σ28 promoter recognition sequences associated with the motility genes. We found that B. burgdorferi flgE mutants lacked PFs, were rod shaped, and were nonmotile, which substantiates previous evidence that PFs are involved in both cell morphology and motility. Although most motility and chemotaxis gene products accumulated at wild-type levels in the absence of FlgE, mutant cells had markedly decreased levels of the flagellar filament proteins FlaA and FlaB. Further analyses showed that the reduction in the levels of flagellin proteins in the spirochetes lacking FlgE was mediated at the posttranscriptional level. Taken together, our results indicate that in B. burgdorferi, the completion of the hook does not serve as a checkpoint for transcriptional regulation of flagellum synthesis. In addition, we also present evidence that the hook protein in B. burgdorferi forms a high-molecular-weight complex and that formation of this complex occurs in the periplasmic space.&quot;,&quot;DOI&quot;:&quot;10.1128/JB.01421-07&quot;,&quot;ISSN&quot;:&quot;0021-9193, 1098-5530&quot;,&quot;journalAbbreviation&quot;:&quot;J. Bacteriol.&quot;,&quot;language&quot;:&quot;en&quot;,&quot;author&quot;:[{&quot;family&quot;:&quot;Sal&quot;,&quot;given&quot;:&quot;Melanie S&quot;},{&quot;family&quot;:&quot;Li&quot;,&quot;given&quot;:&quot;Chunhao&quot;},{&quot;family&quot;:&quot;Motalab&quot;,&quot;given&quot;:&quot;M. A&quot;},{&quot;family&quot;:&quot;Shibata&quot;,&quot;given&quot;:&quot;Satoshi&quot;},{&quot;family&quot;:&quot;Aizawa&quot;,&quot;given&quot;:&quot;Shin-Ichi&quot;},{&quot;family&quot;:&quot;Charon&quot;,&quot;given&quot;:&quot;Nyles W&quot;}],&quot;issued&quot;:{&quot;date-parts&quot;:[[2008,3,15]]},&quot;accessed&quot;:{&quot;date-parts&quot;:[[2012,6,7]]}}}],&quot;schema&quot;:&quot;https://github.com/citation-style-language/schema/raw/master/csl-citation.json&quot;} RNDrdVr6RmUKU"/> and more gentle detergent preparations imaged by electron cryo-tomography <text:reference-mark-start text:name="ZOTERO_ITEM CSL_CITATION {&quot;citationID&quot;:&quot;1s033e2qg0&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s34UGXCHYG"/>(Liu et al., 2009)<text:reference-mark-end text:name="ZOTERO_ITEM CSL_CITATION {&quot;citationID&quot;:&quot;1s033e2qg0&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s34UGXCHYG"/>. In the latter detergent-treated preparation it is tempting to speculate that FliF is splayed outwards more than in the enterobacteria between the S- and M- components of the MS-ring.</text:p>
      <text:list xml:id="list514704423084297978" text:style-name="WW8Num5">
        <text:list-item>
          <text:p text:style-name="P46">although really hard to tell in subtomogram averages because masked by membrane. Compary Jun's detergent-solubilized work?</text:p>
        </text:list-item>
        <text:list-item>
          <text:p text:style-name="P46">Point out that T3SS is different size</text:p>
        </text:list-item>
        <text:list-item>
          <text:p text:style-name="P46">Maybe shifts in size with Caulobacter, Hyphomonas?</text:p>
        </text:list-item>
        <text:list-item>
          <text:p text:style-name="P72">What shift in sizes? In tomography, if MS-rings bigger they are submerged in membrane – would be interesting to purify motors.</text:p>
        </text:list-item>
        <text:list-item>
          <text:p text:style-name="P72">Naumann 1969: Refs 2,3, 9, 34</text:p>
        </text:list-item>
        <text:list-item>
          <text:p text:style-name="P71"><text:span text:style-name="T2">Leptospira interrogans [TaxID </text:span>173] hints an a wider MS-ring. Although the M-ring may be contaminated with membrane, the S-ring appears considerably wider than the enterobacteria <text:reference-mark-start text:name="ZOTERO_ITEM CSL_CITATION {&quot;citationID&quot;:&quot;2lvphphsfd&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skOSAZPq6X"/>(Nauman et al., 1969)<text:reference-mark-end text:name="ZOTERO_ITEM CSL_CITATION {&quot;citationID&quot;:&quot;2lvphphsfd&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skOSAZPq6X"/>. This is corroborated with electron cryo-tomography reconstructions of <text:span text:style-name="T9">Leptospira </text:span><text:span text:style-name="T22">spp. motors </text:span><text:reference-mark-start text:name="ZOTERO_ITEM CSL_CITATION {&quot;citationID&quot;:&quot;sj9v11apr&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Xp3ftLidYG"/><text:span text:style-name="T22">(Raddi et al., 2012)</text:span><text:reference-mark-end text:name="ZOTERO_ITEM CSL_CITATION {&quot;citationID&quot;:&quot;sj9v11apr&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Xp3ftLidYG"/>.</text:p>
        </text:list-item>
      </text:list>
      <text:h text:style-name="P112" text:outline-level="4"><text:bookmark-start text:name="__RefHeading__85326_833907002"/>The rotor components of the torque-generating apparatus: The C-ring as the “control center” of the motor<text:bookmark-end text:name="__RefHeading__85326_833907002"/></text:h>
      <text:p text:style-name="P7">The C-ring is the functional core of the motor. Also known as the switch complex or torque ring, the C-ring performs roles in torque generation, signal response, and plays a role in the export process. The C-ring takes the form of <text:span text:style-name="T2">a large ring-shaped structure tens of nanometers across that resides in the cytoplasm </text:span>The C-ring is thought to be composed of three proteins, FliG, FliM, and FliN. FliG is central to C-ring function as the hub of interactions with the remainder of the C-ring, the stator complexes, and as a direct link to the axial driveshaft components through the MS-ring <text:reference-mark-start text:name="ZOTERO_ITEM CSL_CITATION {&quot;citationID&quot;:&quot;2gnq3l7cm4&quot;,&quot;properties&quot;:{&quot;formattedCitation&quot;:&quot;(Lloyd et al., 1996)&quot;,&quot;plainCitation&quot;:&quot;(Lloyd et al., 1996)&quot;},&quot;citationItems&quot;:[{&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schema&quot;:&quot;https://github.com/citation-style-language/schema/raw/master/csl-citation.json&quot;} RNDkiTSezOStN"/>(Lloyd et al., 1996)<text:reference-mark-end text:name="ZOTERO_ITEM CSL_CITATION {&quot;citationID&quot;:&quot;2gnq3l7cm4&quot;,&quot;properties&quot;:{&quot;formattedCitation&quot;:&quot;(Lloyd et al., 1996)&quot;,&quot;plainCitation&quot;:&quot;(Lloyd et al., 1996)&quot;},&quot;citationItems&quot;:[{&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schema&quot;:&quot;https://github.com/citation-style-language/schema/raw/master/csl-citation.json&quot;} RNDkiTSezOStN"/>. The location of the three proteins within the ring is approximately known based on a wealth of knowledge on protein structure and the proximity of parts using crosslinking studies.</text:p>
      <text:p text:style-name="Standard">Structurally, the C-ring is found as a 48 nm diameter ring in the cytoplasm<text:reference-mark-start text:name="ZOTERO_ITEM CSL_CITATION {&quot;citationID&quot;:&quot;1to58q80pb&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vTobHqnEmh"/>(Thomas et al., 2006)<text:reference-mark-end text:name="ZOTERO_ITEM CSL_CITATION {&quot;citationID&quot;:&quot;1to58q80pb&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vTobHqnEmh"/>. Understanding the architecture of the C-ring is a requirement before understanding the molecular mechanism of torque generation and switching. Much progress towards this goal using a combination of electron cryo-microscopy, x-ray crystallography, bacterial genetics, and <text:span text:style-name="T9">in situ </text:span>protein crosslinking. I<text:span text:style-name="T130">t is fairly well accepted that there are 26 copies of FliG, 34 copies of FliM, and approximately four times as many copies of FliN as FliM </text:span><text:reference-mark-start text:name="ZOTERO_ITEM CSL_CITATION {&quot;citationID&quot;:&quot;1ut4r025t6&quot;,&quot;properties&quot;:{&quot;formattedCitation&quot;:&quot;(Sarkar et al., 2010)&quot;,&quot;plainCitation&quot;:&quot;(Sarkar et al., 2010)&quot;},&quot;citationItems&quot;:[{&quot;id&quot;:2670,&quot;uris&quot;:[&quot;http://zotero.org/users/316567/items/QEFTV9XG&quot;],&quot;uri&quot;:[&quot;http://zotero.org/users/316567/items/QEFTV9XG&quot;],&quot;itemData&quot;:{&quot;id&quot;:2670,&quot;type&quot;:&quot;article-journal&quot;,&quot;title&quot;:&quot;Subunit Organization and Reversal-associated Movements in the Flagellar Switch of Escherichia coli&quot;,&quot;container-title&quot;:&quot;Journal of Biological Chemistry&quot;,&quot;page&quot;:&quot;675-684&quot;,&quot;volume&quot;:&quot;285&quot;,&quot;issue&quot;:&quot;1&quot;,&quot;source&quot;:&quot;www.jbc.org&quot;,&quot;DOI&quot;:&quot;10.1074/jbc.M109.068676&quot;,&quot;ISSN&quot;:&quot;0021-9258, 1083-351X&quot;,&quot;journalAbbreviation&quot;:&quot;J. Biol. Chem.&quot;,&quot;language&quot;:&quot;en&quot;,&quot;author&quot;:[{&quot;family&quot;:&quot;Sarkar&quot;,&quot;given&quot;:&quot;Mayukh K.&quot;},{&quot;family&quot;:&quot;Paul&quot;,&quot;given&quot;:&quot;Koushik&quot;},{&quot;family&quot;:&quot;Blair&quot;,&quot;given&quot;:&quot;David F.&quot;}],&quot;issued&quot;:{&quot;date-parts&quot;:[[2010,1,1]]},&quot;accessed&quot;:{&quot;date-parts&quot;:[[2012,9,24]]}}}],&quot;schema&quot;:&quot;https://github.com/citation-style-language/schema/raw/master/csl-citation.json&quot;} RNDiFYlhjXk7u"/><text:span text:style-name="T7">(Sarkar et al., 2010)</text:span><text:reference-mark-end text:name="ZOTERO_ITEM CSL_CITATION {&quot;citationID&quot;:&quot;1ut4r025t6&quot;,&quot;properties&quot;:{&quot;formattedCitation&quot;:&quot;(Sarkar et al., 2010)&quot;,&quot;plainCitation&quot;:&quot;(Sarkar et al., 2010)&quot;},&quot;citationItems&quot;:[{&quot;id&quot;:2670,&quot;uris&quot;:[&quot;http://zotero.org/users/316567/items/QEFTV9XG&quot;],&quot;uri&quot;:[&quot;http://zotero.org/users/316567/items/QEFTV9XG&quot;],&quot;itemData&quot;:{&quot;id&quot;:2670,&quot;type&quot;:&quot;article-journal&quot;,&quot;title&quot;:&quot;Subunit Organization and Reversal-associated Movements in the Flagellar Switch of Escherichia coli&quot;,&quot;container-title&quot;:&quot;Journal of Biological Chemistry&quot;,&quot;page&quot;:&quot;675-684&quot;,&quot;volume&quot;:&quot;285&quot;,&quot;issue&quot;:&quot;1&quot;,&quot;source&quot;:&quot;www.jbc.org&quot;,&quot;DOI&quot;:&quot;10.1074/jbc.M109.068676&quot;,&quot;ISSN&quot;:&quot;0021-9258, 1083-351X&quot;,&quot;journalAbbreviation&quot;:&quot;J. Biol. Chem.&quot;,&quot;language&quot;:&quot;en&quot;,&quot;author&quot;:[{&quot;family&quot;:&quot;Sarkar&quot;,&quot;given&quot;:&quot;Mayukh K.&quot;},{&quot;family&quot;:&quot;Paul&quot;,&quot;given&quot;:&quot;Koushik&quot;},{&quot;family&quot;:&quot;Blair&quot;,&quot;given&quot;:&quot;David F.&quot;}],&quot;issued&quot;:{&quot;date-parts&quot;:[[2010,1,1]]},&quot;accessed&quot;:{&quot;date-parts&quot;:[[2012,9,24]]}}}],&quot;schema&quot;:&quot;https://github.com/citation-style-language/schema/raw/master/csl-citation.json&quot;} RNDiFYlhjXk7u"/><text:span text:style-name="T130">. FliF and FliG for a 1:1 complex, and at least a part of FliG is likely to be found in the M-ring. Furthermore, the C-ring is symmetry mismatched, with the inner lobe and outer lobes having a range different, uncorrelated symmetries, with average symmetries of 25-fold and 34-fold, respectively (Figure </text:span><text:span text:style-name="T105">X</text:span><text:span text:style-name="T130">). Nevertheless, there remains <text:s/>controversy over finer architectural details, with evidence both for- and against all models, as discussed further below. </text:span></text:p>
      <text:p text:style-name="Standard">Functionally, the C-ring is central to torque generation. Although the mechanism remains unclear, <text:span text:style-name="T2">FliG is known to stably bind FliF in the MS-ring </text:span><text:reference-mark-start text:name="ZOTERO_ITEM CSL_CITATION {&quot;citationID&quot;:&quot;jv88ng0mc&quot;,&quot;properties&quot;:{&quot;formattedCitation&quot;:&quot;(Levenson et al., 2012)&quot;,&quot;plainCitation&quot;:&quot;(Levenson et al., 2012)&quot;},&quot;citationItems&quot;:[{&quot;id&quot;:2567,&quot;uris&quot;:[&quot;http://zotero.org/users/316567/items/MAATFRTX&quot;],&quot;uri&quot;:[&quot;http://zotero.org/users/316567/items/MAATFRTX&quot;],&quot;itemData&quot;:{&quot;id&quot;:2567,&quot;type&quot;:&quot;article-journal&quot;,&quot;title&quot;:&quot;Structural insights into the interaction between the bacterial flagellar motor proteins FliF and FliG&quot;,&quot;container-title&quot;:&quot;Biochemistry&quot;,&quot;source&quot;:&quot;ACS Publications&quot;,&quot;abstract&quot;:&quot;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n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quot;,&quot;URL&quot;:&quot;http://dx.doi.org/10.1021/bi3004582&quot;,&quot;DOI&quot;:&quot;10.1021/bi3004582&quot;,&quot;ISSN&quot;:&quot;0006-2960&quot;,&quot;author&quot;:[{&quot;family&quot;:&quot;Levenson&quot;,&quot;given&quot;:&quot;Robert&quot;},{&quot;family&quot;:&quot;Zhou&quot;,&quot;given&quot;:&quot;Hongjun&quot;},{&quot;family&quot;:&quot;Dahlquist&quot;,&quot;given&quot;:&quot;Frederick Willis&quot;}],&quot;issued&quot;:{&quot;date-parts&quot;:[[2012]]}}}],&quot;schema&quot;:&quot;https://github.com/citation-style-language/schema/raw/master/csl-citation.json&quot;} RNDI7sjCTF4Dk"/><text:span text:style-name="T2">(Levenson et al., 2012)</text:span><text:reference-mark-end text:name="ZOTERO_ITEM CSL_CITATION {&quot;citationID&quot;:&quot;jv88ng0mc&quot;,&quot;properties&quot;:{&quot;formattedCitation&quot;:&quot;(Levenson et al., 2012)&quot;,&quot;plainCitation&quot;:&quot;(Levenson et al., 2012)&quot;},&quot;citationItems&quot;:[{&quot;id&quot;:2567,&quot;uris&quot;:[&quot;http://zotero.org/users/316567/items/MAATFRTX&quot;],&quot;uri&quot;:[&quot;http://zotero.org/users/316567/items/MAATFRTX&quot;],&quot;itemData&quot;:{&quot;id&quot;:2567,&quot;type&quot;:&quot;article-journal&quot;,&quot;title&quot;:&quot;Structural insights into the interaction between the bacterial flagellar motor proteins FliF and FliG&quot;,&quot;container-title&quot;:&quot;Biochemistry&quot;,&quot;source&quot;:&quot;ACS Publications&quot;,&quot;abstract&quot;:&quot;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n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quot;,&quot;URL&quot;:&quot;http://dx.doi.org/10.1021/bi3004582&quot;,&quot;DOI&quot;:&quot;10.1021/bi3004582&quot;,&quot;ISSN&quot;:&quot;0006-2960&quot;,&quot;author&quot;:[{&quot;family&quot;:&quot;Levenson&quot;,&quot;given&quot;:&quot;Robert&quot;},{&quot;family&quot;:&quot;Zhou&quot;,&quot;given&quot;:&quot;Hongjun&quot;},{&quot;family&quot;:&quot;Dahlquist&quot;,&quot;given&quot;:&quot;Frederick Willis&quot;}],&quot;issued&quot;:{&quot;date-parts&quot;:[[2012]]}}}],&quot;schema&quot;:&quot;https://github.com/citation-style-language/schema/raw/master/csl-citation.json&quot;} RNDI7sjCTF4Dk"/><text:span text:style-name="T2"> and to interact with stator complexes in the inner membrane. The stator complexes are proton channels that couple ion flux to torque generation with FliG </text:span><text:reference-mark-start text:name="ZOTERO_ITEM CSL_CITATION {&quot;citationID&quot;:&quot;1irrslh5bt&quot;,&quot;properties&quot;:{&quot;formattedCitation&quot;:&quot;(Zhou et al., 1998)&quot;,&quot;plainCitation&quot;:&quot;(Zhou et al., 1998)&quot;},&quot;citationItems&quot;:[{&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irKjI45QNv"/><text:span text:style-name="T2">(Zhou et al., 1998)</text:span><text:reference-mark-end text:name="ZOTERO_ITEM CSL_CITATION {&quot;citationID&quot;:&quot;1irrslh5bt&quot;,&quot;properties&quot;:{&quot;formattedCitation&quot;:&quot;(Zhou et al., 1998)&quot;,&quot;plainCitation&quot;:&quot;(Zhou et al., 1998)&quot;},&quot;citationItems&quot;:[{&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irKjI45QNv"/>. <text:span text:style-name="T22">The direct speed and torque of individual motors can be measured, usually by immobilizing either the filament, or the cell body itself, and monitoring changes in rotation speed of an attached bead in response to changes in viscosity. Stall torque – i.e., the torque at which the load upon the motor becomes high enough to prevent rotation, and therefore the maximum torque that the motor can generate – is approximataly</text:span><text:span text:style-name="T33">1300 pN nm for </text:span><text:span text:style-name="T15">E. coli</text:span><text:span text:style-name="T33">.</text:span></text:p>
      <text:p text:style-name="Standard">In addition to generating torque, the C-ring functions to incorporate intracellular signals to modulate speed and direction of rotation. Most well-known is the binding of CheY~P, a signal from the chemosensory apparatus. In the enterobacteria, CheY~P is the final output of the chemosensory apparatus when swimming down an attractant gradient, or up a repellent gradient. CheY~P binds to the N-terminal domain of FliM <text:reference-mark-start text:name="ZOTERO_ITEM CSL_CITATION {&quot;citationID&quot;:&quot;92sa2pn1u&quot;,&quot;properties&quot;:{&quot;formattedCitation&quot;:&quot;(Lee et al., 2001)&quot;,&quot;plainCitation&quot;:&quot;(Lee et al., 2001)&quot;},&quot;citationItems&quot;:[{&quot;id&quot;:2643,&quot;uris&quot;:[&quot;http://zotero.org/users/316567/items/PSQDEAAX&quot;],&quot;uri&quot;:[&quot;http://zotero.org/users/316567/items/PSQDEAAX&quot;],&quot;itemData&quot;:{&quot;id&quot;:2643,&quot;type&quot;:&quot;article-journal&quot;,&quot;title&quot;:&quot;Crystal structure of an activated response regulator bound to its target&quot;,&quot;container-title&quot;:&quot;Nature Structural &amp; Molecular Biology&quot;,&quot;page&quot;:&quot;52-56&quot;,&quot;volume&quot;:&quot;8&quot;,&quot;issue&quot;:&quot;1&quot;,&quot;source&quot;:&quot;www.nature.com&quot;,&quot;DOI&quot;:&quot;10.1038/83053&quot;,&quot;language&quot;:&quot;en&quot;,&quot;author&quot;:[{&quot;family&quot;:&quot;Lee&quot;,&quot;given&quot;:&quot;Seok-Yong&quot;},{&quot;family&quot;:&quot;Cho&quot;,&quot;given&quot;:&quot;Ho S.&quot;},{&quot;family&quot;:&quot;Pelton&quot;,&quot;given&quot;:&quot;Jeffrey G.&quot;},{&quot;family&quot;:&quot;Yan&quot;,&quot;given&quot;:&quot;Dalai&quot;},{&quot;family&quot;:&quot;Henderson&quot;,&quot;given&quot;:&quot;Robert K.&quot;},{&quot;family&quot;:&quot;King&quot;,&quot;given&quot;:&quot;David S.&quot;},{&quot;family&quot;:&quot;Huang&quot;,&quot;given&quot;:&quot;Li-shar&quot;},{&quot;family&quot;:&quot;Kustu&quot;,&quot;given&quot;:&quot;Sydney&quot;},{&quot;family&quot;:&quot;Berry&quot;,&quot;given&quot;:&quot;Edward A.&quot;},{&quot;family&quot;:&quot;Wemmer&quot;,&quot;given&quot;:&quot;David E.&quot;}],&quot;issued&quot;:{&quot;date-parts&quot;:[[2001,1,1]]},&quot;accessed&quot;:{&quot;date-parts&quot;:[[2012,10,3]]}}}],&quot;schema&quot;:&quot;https://github.com/citation-style-language/schema/raw/master/csl-citation.json&quot;} RND6hP1WMAlFw"/>(Lee et al., 2001)<text:reference-mark-end text:name="ZOTERO_ITEM CSL_CITATION {&quot;citationID&quot;:&quot;92sa2pn1u&quot;,&quot;properties&quot;:{&quot;formattedCitation&quot;:&quot;(Lee et al., 2001)&quot;,&quot;plainCitation&quot;:&quot;(Lee et al., 2001)&quot;},&quot;citationItems&quot;:[{&quot;id&quot;:2643,&quot;uris&quot;:[&quot;http://zotero.org/users/316567/items/PSQDEAAX&quot;],&quot;uri&quot;:[&quot;http://zotero.org/users/316567/items/PSQDEAAX&quot;],&quot;itemData&quot;:{&quot;id&quot;:2643,&quot;type&quot;:&quot;article-journal&quot;,&quot;title&quot;:&quot;Crystal structure of an activated response regulator bound to its target&quot;,&quot;container-title&quot;:&quot;Nature Structural &amp; Molecular Biology&quot;,&quot;page&quot;:&quot;52-56&quot;,&quot;volume&quot;:&quot;8&quot;,&quot;issue&quot;:&quot;1&quot;,&quot;source&quot;:&quot;www.nature.com&quot;,&quot;DOI&quot;:&quot;10.1038/83053&quot;,&quot;language&quot;:&quot;en&quot;,&quot;author&quot;:[{&quot;family&quot;:&quot;Lee&quot;,&quot;given&quot;:&quot;Seok-Yong&quot;},{&quot;family&quot;:&quot;Cho&quot;,&quot;given&quot;:&quot;Ho S.&quot;},{&quot;family&quot;:&quot;Pelton&quot;,&quot;given&quot;:&quot;Jeffrey G.&quot;},{&quot;family&quot;:&quot;Yan&quot;,&quot;given&quot;:&quot;Dalai&quot;},{&quot;family&quot;:&quot;Henderson&quot;,&quot;given&quot;:&quot;Robert K.&quot;},{&quot;family&quot;:&quot;King&quot;,&quot;given&quot;:&quot;David S.&quot;},{&quot;family&quot;:&quot;Huang&quot;,&quot;given&quot;:&quot;Li-shar&quot;},{&quot;family&quot;:&quot;Kustu&quot;,&quot;given&quot;:&quot;Sydney&quot;},{&quot;family&quot;:&quot;Berry&quot;,&quot;given&quot;:&quot;Edward A.&quot;},{&quot;family&quot;:&quot;Wemmer&quot;,&quot;given&quot;:&quot;David E.&quot;}],&quot;issued&quot;:{&quot;date-parts&quot;:[[2001,1,1]]},&quot;accessed&quot;:{&quot;date-parts&quot;:[[2012,10,3]]}}}],&quot;schema&quot;:&quot;https://github.com/citation-style-language/schema/raw/master/csl-citation.json&quot;} RND6hP1WMAlFw"/> and triggers a highly co-operative <text:span text:style-name="T1">(</text:span><text:span text:style-name="T5">variously reported with </text:span><text:span text:style-name="T1">Hill co-efficient</text:span><text:span text:style-name="T5">s of</text:span><text:span text:style-name="T1"> ~10 </text:span><text:reference-mark-start text:name="ZOTERO_ITEM CSL_CITATION {&quot;citationID&quot;:&quot;1dls1e0914&quot;,&quot;properties&quot;:{&quot;formattedCitation&quot;:&quot;(Cluzel et al., 2000)&quot;,&quot;plainCitation&quot;:&quot;(Cluzel et al., 2000)&quot;},&quot;citationItems&quot;:[{&quot;id&quot;:2260,&quot;uris&quot;:[&quot;http://zotero.org/users/316567/items/BT6NWTES&quot;],&quot;uri&quot;:[&quot;http://zotero.org/users/316567/items/BT6NWTES&quot;],&quot;itemData&quot;:{&quot;id&quot;:2260,&quot;type&quot;:&quot;article-journal&quot;,&quot;title&quot;:&quot;An Ultrasensitive Bacterial Motor Revealed by Monitoring Signaling Proteins in Single Cells&quot;,&quot;container-title&quot;:&quot;Science&quot;,&quot;page&quot;:&quot;1652-1655&quot;,&quot;volume&quot;:&quot;287&quot;,&quot;issue&quot;:&quot;5458&quot;,&quot;source&quot;:&quot;www.sciencemag.org&quot;,&quot;abstract&quot;:&quot;Understanding biology at the single-cell level requires simultaneous measurements of biochemical parameters and behavioral characteristics in individual cells. Here, the output of individual flagellar motors in Escherichia coli was measured as a function of the intracellular concentration of the chemotactic signaling protein. The concentration of this molecule, fused to green fluorescent protein, was monitored with fluorescence correlation spectroscopy. Motors from different bacteria exhibited an identical steep input-output relation, suggesting that they actively contribute to signal amplification in chemotaxis. This experimental approach can be extended to quantitative in vivo studies of other biochemical networks.&quot;,&quot;DOI&quot;:&quot;10.1126/science.287.5458.1652&quot;,&quot;ISSN&quot;:&quot;0036-8075, 1095-9203&quot;,&quot;journalAbbreviation&quot;:&quot;Science&quot;,&quot;language&quot;:&quot;en&quot;,&quot;author&quot;:[{&quot;family&quot;:&quot;Cluzel&quot;,&quot;given&quot;:&quot;Philippe&quot;},{&quot;family&quot;:&quot;Surette&quot;,&quot;given&quot;:&quot;Michael&quot;},{&quot;family&quot;:&quot;Leibler&quot;,&quot;given&quot;:&quot;Stanislas&quot;}],&quot;issued&quot;:{&quot;date-parts&quot;:[[2000,3,3]]},&quot;accessed&quot;:{&quot;date-parts&quot;:[[2012,7,5]]}}}],&quot;schema&quot;:&quot;https://github.com/citation-style-language/schema/raw/master/csl-citation.json&quot;} RNDyFGk34QSzv"/><text:span text:style-name="T1">(Cluzel et al., 2000)</text:span><text:reference-mark-end text:name="ZOTERO_ITEM CSL_CITATION {&quot;citationID&quot;:&quot;1dls1e0914&quot;,&quot;properties&quot;:{&quot;formattedCitation&quot;:&quot;(Cluzel et al., 2000)&quot;,&quot;plainCitation&quot;:&quot;(Cluzel et al., 2000)&quot;},&quot;citationItems&quot;:[{&quot;id&quot;:2260,&quot;uris&quot;:[&quot;http://zotero.org/users/316567/items/BT6NWTES&quot;],&quot;uri&quot;:[&quot;http://zotero.org/users/316567/items/BT6NWTES&quot;],&quot;itemData&quot;:{&quot;id&quot;:2260,&quot;type&quot;:&quot;article-journal&quot;,&quot;title&quot;:&quot;An Ultrasensitive Bacterial Motor Revealed by Monitoring Signaling Proteins in Single Cells&quot;,&quot;container-title&quot;:&quot;Science&quot;,&quot;page&quot;:&quot;1652-1655&quot;,&quot;volume&quot;:&quot;287&quot;,&quot;issue&quot;:&quot;5458&quot;,&quot;source&quot;:&quot;www.sciencemag.org&quot;,&quot;abstract&quot;:&quot;Understanding biology at the single-cell level requires simultaneous measurements of biochemical parameters and behavioral characteristics in individual cells. Here, the output of individual flagellar motors in Escherichia coli was measured as a function of the intracellular concentration of the chemotactic signaling protein. The concentration of this molecule, fused to green fluorescent protein, was monitored with fluorescence correlation spectroscopy. Motors from different bacteria exhibited an identical steep input-output relation, suggesting that they actively contribute to signal amplification in chemotaxis. This experimental approach can be extended to quantitative in vivo studies of other biochemical networks.&quot;,&quot;DOI&quot;:&quot;10.1126/science.287.5458.1652&quot;,&quot;ISSN&quot;:&quot;0036-8075, 1095-9203&quot;,&quot;journalAbbreviation&quot;:&quot;Science&quot;,&quot;language&quot;:&quot;en&quot;,&quot;author&quot;:[{&quot;family&quot;:&quot;Cluzel&quot;,&quot;given&quot;:&quot;Philippe&quot;},{&quot;family&quot;:&quot;Surette&quot;,&quot;given&quot;:&quot;Michael&quot;},{&quot;family&quot;:&quot;Leibler&quot;,&quot;given&quot;:&quot;Stanislas&quot;}],&quot;issued&quot;:{&quot;date-parts&quot;:[[2000,3,3]]},&quot;accessed&quot;:{&quot;date-parts&quot;:[[2012,7,5]]}}}],&quot;schema&quot;:&quot;https://github.com/citation-style-language/schema/raw/master/csl-citation.json&quot;} RNDyFGk34QSzv"/><text:span text:style-name="T1"> </text:span><text:span text:style-name="T5">to 20</text:span><text:reference-mark-start text:name="ZOTERO_ITEM CSL_CITATION {&quot;citationID&quot;:&quot;2qjs3h96lq&quot;,&quot;properties&quot;:{&quot;formattedCitation&quot;:&quot;(Yuan and Berg, 2013)&quot;,&quot;plainCitation&quot;:&quot;(Yuan and Berg, 2013)&quot;},&quot;citationItems&quot;:[{&quot;id&quot;:5090,&quot;uris&quot;:[&quot;http://zotero.org/users/316567/items/2R67SDUV&quot;],&quot;uri&quot;:[&quot;http://zotero.org/users/316567/items/2R67SDUV&quot;],&quot;itemData&quot;:{&quot;id&quot;:5090,&quot;type&quot;:&quot;article-journal&quot;,&quot;title&quot;:&quot;Ultrasensitivity of an Adaptive Bacterial Motor&quot;,&quot;container-title&quot;:&quot;Journal of Molecular Biology&quot;,&quot;page&quot;:&quot;1760-1764&quot;,&quot;volume&quot;:&quot;425&quot;,&quot;issue&quot;:&quot;10&quot;,&quot;source&quot;:&quot;ScienceDirect&quot;,&quot;abstract&quot;:&quot;Abstract \nThe flagellar motor of Escherichia coli adapts to changes in the steady-state level of the chemotaxis response regulator, CheY-P, by adjusting the number of FliM molecules to which CheY-P binds. Previous measurements of motor ultrasensitivity have been made on cells containing different amounts of CheY-P and, thus, different amounts of FliM in flagellar motors. Here, we designed an experiment to measure the sensitivity of motors containing fixed amounts of FliM, finding Hill coefficients about twice as large as those observed before. This ultrasensitivity provides further insights into the motor switching mechanism and plays important roles in chemotaxis signal amplification and coordination of multiple motors. The Hill coefficients observed here appear to be the highest known for allosteric protein complexes, either biological or synthetic. Extreme motor ultrasensitivity broadens our understanding of mechanisms of allostery and serves as an inspiration for future design of synthetic protein switches.&quot;,&quot;DOI&quot;:&quot;10.1016/j.jmb.2013.02.016&quot;,&quot;ISSN&quot;:&quot;0022-2836&quot;,&quot;journalAbbreviation&quot;:&quot;Journal of Molecular Biology&quot;,&quot;author&quot;:[{&quot;family&quot;:&quot;Yuan&quot;,&quot;given&quot;:&quot;Junhua&quot;},{&quot;family&quot;:&quot;Berg&quot;,&quot;given&quot;:&quot;Howard C.&quot;}],&quot;issued&quot;:{&quot;date-parts&quot;:[[&quot;2013&quot;,5,27]]},&quot;accessed&quot;:{&quot;date-parts&quot;:[[2013,7,15]]}}}],&quot;schema&quot;:&quot;https://github.com/citation-style-language/schema/raw/master/csl-citation.json&quot;} RNDJCkj0AHzUv"/>(Yuan and Berg, 2013)<text:reference-mark-end text:name="ZOTERO_ITEM CSL_CITATION {&quot;citationID&quot;:&quot;2qjs3h96lq&quot;,&quot;properties&quot;:{&quot;formattedCitation&quot;:&quot;(Yuan and Berg, 2013)&quot;,&quot;plainCitation&quot;:&quot;(Yuan and Berg, 2013)&quot;},&quot;citationItems&quot;:[{&quot;id&quot;:5090,&quot;uris&quot;:[&quot;http://zotero.org/users/316567/items/2R67SDUV&quot;],&quot;uri&quot;:[&quot;http://zotero.org/users/316567/items/2R67SDUV&quot;],&quot;itemData&quot;:{&quot;id&quot;:5090,&quot;type&quot;:&quot;article-journal&quot;,&quot;title&quot;:&quot;Ultrasensitivity of an Adaptive Bacterial Motor&quot;,&quot;container-title&quot;:&quot;Journal of Molecular Biology&quot;,&quot;page&quot;:&quot;1760-1764&quot;,&quot;volume&quot;:&quot;425&quot;,&quot;issue&quot;:&quot;10&quot;,&quot;source&quot;:&quot;ScienceDirect&quot;,&quot;abstract&quot;:&quot;Abstract \nThe flagellar motor of Escherichia coli adapts to changes in the steady-state level of the chemotaxis response regulator, CheY-P, by adjusting the number of FliM molecules to which CheY-P binds. Previous measurements of motor ultrasensitivity have been made on cells containing different amounts of CheY-P and, thus, different amounts of FliM in flagellar motors. Here, we designed an experiment to measure the sensitivity of motors containing fixed amounts of FliM, finding Hill coefficients about twice as large as those observed before. This ultrasensitivity provides further insights into the motor switching mechanism and plays important roles in chemotaxis signal amplification and coordination of multiple motors. The Hill coefficients observed here appear to be the highest known for allosteric protein complexes, either biological or synthetic. Extreme motor ultrasensitivity broadens our understanding of mechanisms of allostery and serves as an inspiration for future design of synthetic protein switches.&quot;,&quot;DOI&quot;:&quot;10.1016/j.jmb.2013.02.016&quot;,&quot;ISSN&quot;:&quot;0022-2836&quot;,&quot;journalAbbreviation&quot;:&quot;Journal of Molecular Biology&quot;,&quot;author&quot;:[{&quot;family&quot;:&quot;Yuan&quot;,&quot;given&quot;:&quot;Junhua&quot;},{&quot;family&quot;:&quot;Berg&quot;,&quot;given&quot;:&quot;Howard C.&quot;}],&quot;issued&quot;:{&quot;date-parts&quot;:[[&quot;2013&quot;,5,27]]},&quot;accessed&quot;:{&quot;date-parts&quot;:[[2013,7,15]]}}}],&quot;schema&quot;:&quot;https://github.com/citation-style-language/schema/raw/master/csl-citation.json&quot;} RNDJCkj0AHzUv"/><text:span text:style-name="T1">) </text:span>conformational change in the FliM segment of the C-ring<text:span text:style-name="T1">.</text:span> This results in a switch in rotational direction of the motor from counterclockwise to clockwise. In turn, this switch leads to the previously coherent bundle of counterclockwise-rotating flagellar filaments flying apart, resulting in a random tumble for the bacterium, re-orienting it to sample a different direction.</text:p>
      <text:p text:style-name="Standard">In addition to CheY~P, the C-ring interacts with a number of other proteins to alter its behavior<text:span text:style-name="T1"> </text:span><text:reference-mark-start text:name="ZOTERO_ITEM CSL_CITATION {&quot;citationID&quot;:&quot;746duesq&quot;,&quot;properties&quot;:{&quot;formattedCitation&quot;:&quot;(Brown et al., 2011)&quot;,&quot;plainCitation&quot;:&quot;(Brown et al., 2011)&quot;},&quot;citationItems&quot;:[{&quot;id&quot;:912,&quot;uris&quot;:[&quot;http://zotero.org/users/316567/items/7TVSFT55&quot;],&quot;uri&quot;:[&quot;http://zotero.org/users/316567/items/7TVSFT55&quot;],&quot;itemData&quot;:{&quot;id&quot;:912,&quot;type&quot;:&quot;article-journal&quot;,&quot;title&quot;:&quot;Protein dynamics and mechanisms controlling the rotational behaviour of the bacterial flagellar motor&quot;,&quot;container-title&quot;:&quot;Current Opinion in Microbiology&quot;,&quot;page&quot;:&quot;734-740&quot;,&quot;volume&quot;:&quot;14&quot;,&quot;issue&quot;:&quot;6&quot;,&quot;source&quot;:&quot;ScienceDirect&quot;,&quot;abstract&quot;:&quot;The proteins that make up the bacterial flagellar rotary motor have recently been shown to be more dynamic than previously thought, with some key proteins exchanging with pools of proteins in the membrane/cytoplasm. It has also become clear that in addition to simply switching in response to chemosensory signals, the rotation of the bacterial flagellar motor can be slowed or stopped, using a clutch or a brake, by signals from metabolism and growth state.&quot;,&quot;DOI&quot;:&quot;10.1016/j.mib.2011.09.009&quot;,&quot;ISSN&quot;:&quot;1369-5274&quot;,&quot;author&quot;:[{&quot;family&quot;:&quot;Brown&quot;,&quot;given&quot;:&quot;Mostyn T&quot;},{&quot;family&quot;:&quot;Delalez&quot;,&quot;given&quot;:&quot;Nicolas J&quot;},{&quot;family&quot;:&quot;Armitage&quot;,&quot;given&quot;:&quot;Judith P&quot;}],&quot;issued&quot;:{&quot;date-parts&quot;:[[&quot;2011&quot;,12]]},&quot;accessed&quot;:{&quot;date-parts&quot;:[[2012,3,23]]}}}],&quot;schema&quot;:&quot;https://github.com/citation-style-language/schema/raw/master/csl-citation.json&quot;} RNDPtcHg8Kytr"/><text:span text:style-name="T1">(Brown et al., 2011)</text:span><text:reference-mark-end text:name="ZOTERO_ITEM CSL_CITATION {&quot;citationID&quot;:&quot;746duesq&quot;,&quot;properties&quot;:{&quot;formattedCitation&quot;:&quot;(Brown et al., 2011)&quot;,&quot;plainCitation&quot;:&quot;(Brown et al., 2011)&quot;},&quot;citationItems&quot;:[{&quot;id&quot;:912,&quot;uris&quot;:[&quot;http://zotero.org/users/316567/items/7TVSFT55&quot;],&quot;uri&quot;:[&quot;http://zotero.org/users/316567/items/7TVSFT55&quot;],&quot;itemData&quot;:{&quot;id&quot;:912,&quot;type&quot;:&quot;article-journal&quot;,&quot;title&quot;:&quot;Protein dynamics and mechanisms controlling the rotational behaviour of the bacterial flagellar motor&quot;,&quot;container-title&quot;:&quot;Current Opinion in Microbiology&quot;,&quot;page&quot;:&quot;734-740&quot;,&quot;volume&quot;:&quot;14&quot;,&quot;issue&quot;:&quot;6&quot;,&quot;source&quot;:&quot;ScienceDirect&quot;,&quot;abstract&quot;:&quot;The proteins that make up the bacterial flagellar rotary motor have recently been shown to be more dynamic than previously thought, with some key proteins exchanging with pools of proteins in the membrane/cytoplasm. It has also become clear that in addition to simply switching in response to chemosensory signals, the rotation of the bacterial flagellar motor can be slowed or stopped, using a clutch or a brake, by signals from metabolism and growth state.&quot;,&quot;DOI&quot;:&quot;10.1016/j.mib.2011.09.009&quot;,&quot;ISSN&quot;:&quot;1369-5274&quot;,&quot;author&quot;:[{&quot;family&quot;:&quot;Brown&quot;,&quot;given&quot;:&quot;Mostyn T&quot;},{&quot;family&quot;:&quot;Delalez&quot;,&quot;given&quot;:&quot;Nicolas J&quot;},{&quot;family&quot;:&quot;Armitage&quot;,&quot;given&quot;:&quot;Judith P&quot;}],&quot;issued&quot;:{&quot;date-parts&quot;:[[&quot;2011&quot;,12]]},&quot;accessed&quot;:{&quot;date-parts&quot;:[[2012,3,23]]}}}],&quot;schema&quot;:&quot;https://github.com/citation-style-language/schema/raw/master/csl-citation.json&quot;} RNDPtcHg8Kytr"/><text:span text:style-name="T1">. The biofilm formation signal </text:span><text:span text:style-name="T2">cyclic-di-GMP (c-di-GMP) binds the sensor protein </text:span><text:span text:style-name="T1">YcgR, causing it in turn to bind either the C-ring or stator complexes. </text:span><text:span text:style-name="T2">YcgR acts as a braking system to slow motor rotation and switching to exclusively counterclockwise rotation, enabling surface attachment. Conflicting evidence for the interaction partner of YcgR, with various studies suggesting MotA, FliG, or FliM </text:span><text:reference-mark-start text:name="ZOTERO_ITEM CSL_CITATION {&quot;citationID&quot;:&quot;2i26g3rk64&quot;,&quot;properties&quot;:{&quot;formattedCitation&quot;:&quot;(Brown et al., 2011)&quot;,&quot;plainCitation&quot;:&quot;(Brown et al., 2011)&quot;},&quot;citationItems&quot;:[{&quot;id&quot;:912,&quot;uris&quot;:[&quot;http://zotero.org/users/316567/items/7TVSFT55&quot;],&quot;uri&quot;:[&quot;http://zotero.org/users/316567/items/7TVSFT55&quot;],&quot;itemData&quot;:{&quot;id&quot;:912,&quot;type&quot;:&quot;article-journal&quot;,&quot;title&quot;:&quot;Protein dynamics and mechanisms controlling the rotational behaviour of the bacterial flagellar motor&quot;,&quot;container-title&quot;:&quot;Current Opinion in Microbiology&quot;,&quot;page&quot;:&quot;734-740&quot;,&quot;volume&quot;:&quot;14&quot;,&quot;issue&quot;:&quot;6&quot;,&quot;source&quot;:&quot;ScienceDirect&quot;,&quot;abstract&quot;:&quot;The proteins that make up the bacterial flagellar rotary motor have recently been shown to be more dynamic than previously thought, with some key proteins exchanging with pools of proteins in the membrane/cytoplasm. It has also become clear that in addition to simply switching in response to chemosensory signals, the rotation of the bacterial flagellar motor can be slowed or stopped, using a clutch or a brake, by signals from metabolism and growth state.&quot;,&quot;DOI&quot;:&quot;10.1016/j.mib.2011.09.009&quot;,&quot;ISSN&quot;:&quot;1369-5274&quot;,&quot;author&quot;:[{&quot;family&quot;:&quot;Brown&quot;,&quot;given&quot;:&quot;Mostyn T&quot;},{&quot;family&quot;:&quot;Delalez&quot;,&quot;given&quot;:&quot;Nicolas J&quot;},{&quot;family&quot;:&quot;Armitage&quot;,&quot;given&quot;:&quot;Judith P&quot;}],&quot;issued&quot;:{&quot;date-parts&quot;:[[&quot;2011&quot;,12]]},&quot;accessed&quot;:{&quot;date-parts&quot;:[[2012,3,23]]}}}],&quot;schema&quot;:&quot;https://github.com/citation-style-language/schema/raw/master/csl-citation.json&quot;} RNDLkDKlnXzS8"/><text:span text:style-name="T2">(Brown et al., 2011)</text:span><text:reference-mark-end text:name="ZOTERO_ITEM CSL_CITATION {&quot;citationID&quot;:&quot;2i26g3rk64&quot;,&quot;properties&quot;:{&quot;formattedCitation&quot;:&quot;(Brown et al., 2011)&quot;,&quot;plainCitation&quot;:&quot;(Brown et al., 2011)&quot;},&quot;citationItems&quot;:[{&quot;id&quot;:912,&quot;uris&quot;:[&quot;http://zotero.org/users/316567/items/7TVSFT55&quot;],&quot;uri&quot;:[&quot;http://zotero.org/users/316567/items/7TVSFT55&quot;],&quot;itemData&quot;:{&quot;id&quot;:912,&quot;type&quot;:&quot;article-journal&quot;,&quot;title&quot;:&quot;Protein dynamics and mechanisms controlling the rotational behaviour of the bacterial flagellar motor&quot;,&quot;container-title&quot;:&quot;Current Opinion in Microbiology&quot;,&quot;page&quot;:&quot;734-740&quot;,&quot;volume&quot;:&quot;14&quot;,&quot;issue&quot;:&quot;6&quot;,&quot;source&quot;:&quot;ScienceDirect&quot;,&quot;abstract&quot;:&quot;The proteins that make up the bacterial flagellar rotary motor have recently been shown to be more dynamic than previously thought, with some key proteins exchanging with pools of proteins in the membrane/cytoplasm. It has also become clear that in addition to simply switching in response to chemosensory signals, the rotation of the bacterial flagellar motor can be slowed or stopped, using a clutch or a brake, by signals from metabolism and growth state.&quot;,&quot;DOI&quot;:&quot;10.1016/j.mib.2011.09.009&quot;,&quot;ISSN&quot;:&quot;1369-5274&quot;,&quot;author&quot;:[{&quot;family&quot;:&quot;Brown&quot;,&quot;given&quot;:&quot;Mostyn T&quot;},{&quot;family&quot;:&quot;Delalez&quot;,&quot;given&quot;:&quot;Nicolas J&quot;},{&quot;family&quot;:&quot;Armitage&quot;,&quot;given&quot;:&quot;Judith P&quot;}],&quot;issued&quot;:{&quot;date-parts&quot;:[[&quot;2011&quot;,12]]},&quot;accessed&quot;:{&quot;date-parts&quot;:[[2012,3,23]]}}}],&quot;schema&quot;:&quot;https://github.com/citation-style-language/schema/raw/master/csl-citation.json&quot;} RNDLkDKlnXzS8"/><text:span text:style-name="T2">. Antagonistically, the general DNA-binding protein H-NS binds FliG to stabilize rotation and reduce the effect of YcgR binding <text:s/></text:span><text:reference-mark-start text:name="ZOTERO_ITEM CSL_CITATION {&quot;citationID&quot;:&quot;20001lrri4&quot;,&quot;properties&quot;:{&quot;formattedCitation&quot;:&quot;(Marykwas et al., 1996)&quot;,&quot;plainCitation&quot;:&quot;(Marykwas et al., 1996)&quot;},&quot;citationItems&quot;:[{&quot;id&quot;:1414,&quot;uris&quot;:[&quot;http://zotero.org/users/316567/items/3EGQF43H&quot;],&quot;uri&quot;:[&quot;http://zotero.org/users/316567/items/3EGQF43H&quot;],&quot;itemData&quot;:{&quot;id&quot;:1414,&quot;type&quot;:&quot;article-journal&quot;,&quot;title&quot;:&quot;Interacting Components of the Flagellar Motor of Escherichia coliRevealed by the Two-hybrid System in Yeast&quot;,&quot;container-title&quot;:&quot;Journal of Molecular Biology&quot;,&quot;page&quot;:&quot;564-576&quot;,&quot;volume&quot;:&quot;256&quot;,&quot;issue&quot;:&quot;3&quot;,&quot;source&quot;:&quot;ScienceDirect&quot;,&quot;abstract&quot;:&quot;The ability of the flagellar motor ofEscherichia colito switch between clockwise and counterclockwise modes of operation is ultimately responsible for the swimming behavior of the cell. Three motor proteins, FliG, FliM, and FliN, have been implicated in this process. Using the two-hybrid system inSaccharomyces cerevisiae, we demonstrated strong interactions between FliG/FliM, FliM/FliM, and FliM/FliN. A screen for other components that might interact with FliG revealed interactions with FliF (the MS ring protein) and H-NS (a histone-like protein). Regions of proteins important for several of these interactions were identified by mutational analysis. The implications for motor assembly and function are discussed.&quot;,&quot;DOI&quot;:&quot;10.1006/jmbi.1996.0109&quot;,&quot;ISSN&quot;:&quot;0022-2836&quot;,&quot;journalAbbreviation&quot;:&quot;Journal of Molecular Biology&quot;,&quot;author&quot;:[{&quot;family&quot;:&quot;Marykwas&quot;,&quot;given&quot;:&quot;Donna L.&quot;},{&quot;family&quot;:&quot;Schmidt&quot;,&quot;given&quot;:&quot;Sarah A.&quot;},{&quot;family&quot;:&quot;Berg*&quot;,&quot;given&quot;:&quot;Howard C.&quot;}],&quot;issued&quot;:{&quot;date-parts&quot;:[[&quot;1996&quot;,3,1]]},&quot;accessed&quot;:{&quot;date-parts&quot;:[[2012,10,3]]}}}],&quot;schema&quot;:&quot;https://github.com/citation-style-language/schema/raw/master/csl-citation.json&quot;} RNDlTQLakU2iW"/><text:span text:style-name="T2">(Marykwas et al., 1996)</text:span><text:reference-mark-end text:name="ZOTERO_ITEM CSL_CITATION {&quot;citationID&quot;:&quot;20001lrri4&quot;,&quot;properties&quot;:{&quot;formattedCitation&quot;:&quot;(Marykwas et al., 1996)&quot;,&quot;plainCitation&quot;:&quot;(Marykwas et al., 1996)&quot;},&quot;citationItems&quot;:[{&quot;id&quot;:1414,&quot;uris&quot;:[&quot;http://zotero.org/users/316567/items/3EGQF43H&quot;],&quot;uri&quot;:[&quot;http://zotero.org/users/316567/items/3EGQF43H&quot;],&quot;itemData&quot;:{&quot;id&quot;:1414,&quot;type&quot;:&quot;article-journal&quot;,&quot;title&quot;:&quot;Interacting Components of the Flagellar Motor of Escherichia coliRevealed by the Two-hybrid System in Yeast&quot;,&quot;container-title&quot;:&quot;Journal of Molecular Biology&quot;,&quot;page&quot;:&quot;564-576&quot;,&quot;volume&quot;:&quot;256&quot;,&quot;issue&quot;:&quot;3&quot;,&quot;source&quot;:&quot;ScienceDirect&quot;,&quot;abstract&quot;:&quot;The ability of the flagellar motor ofEscherichia colito switch between clockwise and counterclockwise modes of operation is ultimately responsible for the swimming behavior of the cell. Three motor proteins, FliG, FliM, and FliN, have been implicated in this process. Using the two-hybrid system inSaccharomyces cerevisiae, we demonstrated strong interactions between FliG/FliM, FliM/FliM, and FliM/FliN. A screen for other components that might interact with FliG revealed interactions with FliF (the MS ring protein) and H-NS (a histone-like protein). Regions of proteins important for several of these interactions were identified by mutational analysis. The implications for motor assembly and function are discussed.&quot;,&quot;DOI&quot;:&quot;10.1006/jmbi.1996.0109&quot;,&quot;ISSN&quot;:&quot;0022-2836&quot;,&quot;journalAbbreviation&quot;:&quot;Journal of Molecular Biology&quot;,&quot;author&quot;:[{&quot;family&quot;:&quot;Marykwas&quot;,&quot;given&quot;:&quot;Donna L.&quot;},{&quot;family&quot;:&quot;Schmidt&quot;,&quot;given&quot;:&quot;Sarah A.&quot;},{&quot;family&quot;:&quot;Berg*&quot;,&quot;given&quot;:&quot;Howard C.&quot;}],&quot;issued&quot;:{&quot;date-parts&quot;:[[&quot;1996&quot;,3,1]]},&quot;accessed&quot;:{&quot;date-parts&quot;:[[2012,10,3]]}}}],&quot;schema&quot;:&quot;https://github.com/citation-style-language/schema/raw/master/csl-citation.json&quot;} RNDlTQLakU2iW"/><text:span text:style-name="T2">; H-NS mutants that bind FliG more strongly also increase rotation speed </text:span><text:reference-mark-start text:name="ZOTERO_ITEM CSL_CITATION {&quot;citationID&quot;:&quot;2j3jg42ofb&quot;,&quot;properties&quot;:{&quot;formattedCitation&quot;:&quot;(Donato and Kawula, 1998)&quot;,&quot;plainCitation&quot;:&quot;(Donato and Kawula, 1998)&quot;},&quot;citationItems&quot;:[{&quot;id&quot;:1908,&quot;uris&quot;:[&quot;http://zotero.org/users/316567/items/5GPGH6S7&quot;],&quot;uri&quot;:[&quot;http://zotero.org/users/316567/items/5GPGH6S7&quot;],&quot;itemData&quot;:{&quot;id&quot;:1908,&quot;type&quot;:&quot;article-journal&quot;,&quot;title&quot;:&quot;Enhanced Binding of Altered H-NS Protein to Flagellar Rotor Protein FliG Causes Increased Flagellar Rotational Speed and Hypermotility in Escherichia Coli&quot;,&quot;container-title&quot;:&quot;Journal of Biological Chemistry&quot;,&quot;page&quot;:&quot;24030-24036&quot;,&quot;volume&quot;:&quot;273&quot;,&quot;issue&quot;:&quot;37&quot;,&quot;source&quot;:&quot;www.jbc.org&quot;,&quot;abstract&quot;:&quot;H-NS is an Escherichia coli nucleoid protein known only to function as a modulator of gene expression. In this study, we found that specific single amino acid substitutions in H-NS caused an approximately 50% increase in flagellum rotational speed. In fluorescence anisotropy and chemical cross-linking assays, H-NS interacted with the flagellar torque-generating rotor protein FliG to form a complex with a K d of 2.15 μm. Furthermore, one of the altered H-NS proteins that exhibited high speed flagellum rotation bound FliG 50% tighter than wild-type H-NS. These results demonstrate the first non-regulatory role for H-NS and provide a direct correlation between H-NS-FliG binding affinities, flagellar rotation, and motor torque generation.&quot;,&quot;DOI&quot;:&quot;10.1074/jbc.273.37.24030&quot;,&quot;ISSN&quot;:&quot;0021-9258, 1083-351X&quot;,&quot;journalAbbreviation&quot;:&quot;J. Biol. Chem.&quot;,&quot;language&quot;:&quot;en&quot;,&quot;author&quot;:[{&quot;family&quot;:&quot;Donato&quot;,&quot;given&quot;:&quot;Gina M&quot;},{&quot;family&quot;:&quot;Kawula&quot;,&quot;given&quot;:&quot;Thomas H&quot;}],&quot;issued&quot;:{&quot;date-parts&quot;:[[1998,9,11]]},&quot;accessed&quot;:{&quot;date-parts&quot;:[[2012,6,7]]}}}],&quot;schema&quot;:&quot;https://github.com/citation-style-language/schema/raw/master/csl-citation.json&quot;} RNDvAcs2W01ex"/><text:span text:style-name="T2">(Donato and Kawula, 1998)</text:span><text:reference-mark-end text:name="ZOTERO_ITEM CSL_CITATION {&quot;citationID&quot;:&quot;2j3jg42ofb&quot;,&quot;properties&quot;:{&quot;formattedCitation&quot;:&quot;(Donato and Kawula, 1998)&quot;,&quot;plainCitation&quot;:&quot;(Donato and Kawula, 1998)&quot;},&quot;citationItems&quot;:[{&quot;id&quot;:1908,&quot;uris&quot;:[&quot;http://zotero.org/users/316567/items/5GPGH6S7&quot;],&quot;uri&quot;:[&quot;http://zotero.org/users/316567/items/5GPGH6S7&quot;],&quot;itemData&quot;:{&quot;id&quot;:1908,&quot;type&quot;:&quot;article-journal&quot;,&quot;title&quot;:&quot;Enhanced Binding of Altered H-NS Protein to Flagellar Rotor Protein FliG Causes Increased Flagellar Rotational Speed and Hypermotility in Escherichia Coli&quot;,&quot;container-title&quot;:&quot;Journal of Biological Chemistry&quot;,&quot;page&quot;:&quot;24030-24036&quot;,&quot;volume&quot;:&quot;273&quot;,&quot;issue&quot;:&quot;37&quot;,&quot;source&quot;:&quot;www.jbc.org&quot;,&quot;abstract&quot;:&quot;H-NS is an Escherichia coli nucleoid protein known only to function as a modulator of gene expression. In this study, we found that specific single amino acid substitutions in H-NS caused an approximately 50% increase in flagellum rotational speed. In fluorescence anisotropy and chemical cross-linking assays, H-NS interacted with the flagellar torque-generating rotor protein FliG to form a complex with a K d of 2.15 μm. Furthermore, one of the altered H-NS proteins that exhibited high speed flagellum rotation bound FliG 50% tighter than wild-type H-NS. These results demonstrate the first non-regulatory role for H-NS and provide a direct correlation between H-NS-FliG binding affinities, flagellar rotation, and motor torque generation.&quot;,&quot;DOI&quot;:&quot;10.1074/jbc.273.37.24030&quot;,&quot;ISSN&quot;:&quot;0021-9258, 1083-351X&quot;,&quot;journalAbbreviation&quot;:&quot;J. Biol. Chem.&quot;,&quot;language&quot;:&quot;en&quot;,&quot;author&quot;:[{&quot;family&quot;:&quot;Donato&quot;,&quot;given&quot;:&quot;Gina M&quot;},{&quot;family&quot;:&quot;Kawula&quot;,&quot;given&quot;:&quot;Thomas H&quot;}],&quot;issued&quot;:{&quot;date-parts&quot;:[[1998,9,11]]},&quot;accessed&quot;:{&quot;date-parts&quot;:[[2012,6,7]]}}}],&quot;schema&quot;:&quot;https://github.com/citation-style-language/schema/raw/master/csl-citation.json&quot;} RNDvAcs2W01ex"/><text:span text:style-name="T2">. In addition to the antagonistic H-NS – YcgR pair, it has been suggested that a number of components of the electron transport chain associate with the C-ring </text:span><text:reference-mark-start text:name="ZOTERO_ITEM CSL_CITATION {&quot;citationID&quot;:&quot;s4j6l0v4t&quot;,&quot;properties&quot;:{&quot;formattedCitation&quot;:&quot;(Zarbiv et al.; Cohen-Ben-Lulu et al., 2008)&quot;,&quot;plainCitation&quot;:&quot;(Zarbiv et al.; Cohen-Ben-Lulu et al., 2008)&quot;},&quot;citationItems&quot;:[{&quot;id&quot;:1049,&quot;uris&quot;:[&quot;http://zotero.org/users/316567/items/SU24UNWP&quot;],&quot;uri&quot;:[&quot;http://zotero.org/users/316567/items/SU24UNWP&quot;],&quot;itemData&quot;:{&quot;id&quot;:1049,&quot;type&quot;:&quot;article-journal&quot;,&quot;title&quot;:&quot;Energy Complexes Are Apparently Associated with the Switch–Motor Complex of Bacterial Flagella&quot;,&quot;container-title&quot;:&quot;Journal of Molecular Biology&quot;,&quot;source&quot;:&quot;ScienceDirect&quot;,&quot;abstract&quot;:&quot;Recently, the switch–motor complex of bacterial flagella was found to be associated with a number of non-flagellar proteins, which, in spite of not being known as belonging to the chemotaxis system, affect the function of the flagella. The observation that one of these proteins, fumarate reductase, is essentially involved in electron transport under anaerobic conditions raised the question of whether other energy-linked enzymes are associated with the switch–motor complex as well. Here, we identified two additional such enzymes in Escherichia coli. Employing fluorescence resonance energy transfer in vivo and pull-down assays in vitro, we provided evidence for the interaction of F0F1 ATP synthase via its β subunit with the flagellar switch protein FliG and for the interaction of NADH-ubiquinone oxidoreductase with FliG, FliM, and possibly FliN. Furthermore, we measured higher rates of ATP synthesis, ATP hydrolysis, and electron transport from NADH to oxygen in membrane areas adjacent to the flagellar motor than in other membrane areas. All these observations suggest the association of energy complexes with the flagellar switch–motor complex. Finding that deletion of the β subunit in vivo affected the direction of flagellar rotation and switching frequency further implied that the interaction of F0F1 ATP synthase with FliG is important for the function of the switch of bacterial flagella.&quot;,&quot;URL&quot;:&quot;http://www.sciencedirect.com/science/article/pii/S0022283611013313&quot;,&quot;DOI&quot;:&quot;10.1016/j.jmb.2011.12.027&quot;,&quot;ISSN&quot;:&quot;0022-2836&quot;,&quot;author&quot;:[{&quot;family&quot;:&quot;Zarbiv&quot;,&quot;given&quot;:&quot;Gabriel&quot;},{&quot;family&quot;:&quot;Li&quot;,&quot;given&quot;:&quot;Hui&quot;},{&quot;family&quot;:&quot;Wolf&quot;,&quot;given&quot;:&quot;Amnon&quot;},{&quot;family&quot;:&quot;Cecchini&quot;,&quot;given&quot;:&quot;Gary&quot;},{&quot;family&quot;:&quot;Caplan&quot;,&quot;given&quot;:&quot;S. Roy&quot;},{&quot;family&quot;:&quot;Sourjik&quot;,&quot;given&quot;:&quot;Victor&quot;},{&quot;family&quot;:&quot;Eisenbach&quot;,&quot;given&quot;:&quot;Michael&quot;}],&quot;accessed&quot;:{&quot;date-parts&quot;:[[2012,1,7]],&quot;season&quot;:&quot;01:59:10&quot;}}},{&quot;id&quot;:2532,&quot;uris&quot;:[&quot;http://zotero.org/users/316567/items/K7J7XIF8&quot;],&quot;uri&quot;:[&quot;http://zotero.org/users/316567/items/K7J7XIF8&quot;],&quot;itemData&quot;:{&quot;id&quot;:2532,&quot;type&quot;:&quot;article-journal&quot;,&quot;title&quot;:&quot;The bacterial flagellar switch complex is getting more complex&quot;,&quot;container-title&quot;:&quot;The EMBO Journal&quot;,&quot;page&quot;:&quot;1134-1144&quot;,&quot;volume&quot;:&quot;27&quot;,&quot;issue&quot;:&quot;7&quot;,&quot;source&quot;:&quot;www.nature.com&quot;,&quot;abstract&quot;:&quot;The mechanism of function of the bacterial flagellar switch, which determines the direction of flagellar rotation and is essential for chemotaxis, has remained an enigma for many years. Here we show that the switch complex associates with the membrane-bound respiratory protein fumarate reductase (FRD). We provide evidence that FRD binds to preparations of isolated switch complexes, forms a 1:1 complex with the switch protein FliG, and that this interaction is required for both flagellar assembly and switching the direction of flagellar rotation. We further show that fumarate, known to be a clockwise/switch factor, affects the direction of flagellar rotation through FRD. These results not only uncover a new component important for switching and flagellar assembly, but they also reveal that FRD, an enzyme known to be primarily expressed and functional under anaerobic conditions in Escherichia coli, nonetheless, has important, unexpected functions under aerobic conditions.&quot;,&quot;DOI&quot;:&quot;10.1038/emboj.2008.48&quot;,&quot;ISSN&quot;:&quot;ERROR! NO ISSN&quot;,&quot;language&quot;:&quot;en&quot;,&quot;author&quot;:[{&quot;family&quot;:&quot;Cohen-Ben-Lulu&quot;,&quot;given&quot;:&quot;Galit N&quot;},{&quot;family&quot;:&quot;Francis&quot;,&quot;given&quot;:&quot;Noreen R&quot;},{&quot;family&quot;:&quot;Shimoni&quot;,&quot;given&quot;:&quot;Eyal&quot;},{&quot;family&quot;:&quot;Noy&quot;,&quot;given&quot;:&quot;Dror&quot;},{&quot;family&quot;:&quot;Davidov&quot;,&quot;given&quot;:&quot;Yaacov&quot;},{&quot;family&quot;:&quot;Prasad&quot;,&quot;given&quot;:&quot;Krishna&quot;},{&quot;family&quot;:&quot;Sagi&quot;,&quot;given&quot;:&quot;Yael&quot;},{&quot;family&quot;:&quot;Cecchini&quot;,&quot;given&quot;:&quot;Gary&quot;},{&quot;family&quot;:&quot;Johnstone&quot;,&quot;given&quot;:&quot;Rose M&quot;},{&quot;family&quot;:&quot;Eisenbach&quot;,&quot;given&quot;:&quot;Michael&quot;}],&quot;issued&quot;:{&quot;date-parts&quot;:[[2008,3,13]]},&quot;accessed&quot;:{&quot;date-parts&quot;:[[2012,6,5]]}}}],&quot;schema&quot;:&quot;https://github.com/citation-style-language/schema/raw/master/csl-citation.json&quot;} RNDmBapvZ0Svp"/><text:span text:style-name="T2">(Zarbiv et al.; Cohen-Ben-Lulu et al., 2008)</text:span><text:reference-mark-end text:name="ZOTERO_ITEM CSL_CITATION {&quot;citationID&quot;:&quot;s4j6l0v4t&quot;,&quot;properties&quot;:{&quot;formattedCitation&quot;:&quot;(Zarbiv et al.; Cohen-Ben-Lulu et al., 2008)&quot;,&quot;plainCitation&quot;:&quot;(Zarbiv et al.; Cohen-Ben-Lulu et al., 2008)&quot;},&quot;citationItems&quot;:[{&quot;id&quot;:1049,&quot;uris&quot;:[&quot;http://zotero.org/users/316567/items/SU24UNWP&quot;],&quot;uri&quot;:[&quot;http://zotero.org/users/316567/items/SU24UNWP&quot;],&quot;itemData&quot;:{&quot;id&quot;:1049,&quot;type&quot;:&quot;article-journal&quot;,&quot;title&quot;:&quot;Energy Complexes Are Apparently Associated with the Switch–Motor Complex of Bacterial Flagella&quot;,&quot;container-title&quot;:&quot;Journal of Molecular Biology&quot;,&quot;source&quot;:&quot;ScienceDirect&quot;,&quot;abstract&quot;:&quot;Recently, the switch–motor complex of bacterial flagella was found to be associated with a number of non-flagellar proteins, which, in spite of not being known as belonging to the chemotaxis system, affect the function of the flagella. The observation that one of these proteins, fumarate reductase, is essentially involved in electron transport under anaerobic conditions raised the question of whether other energy-linked enzymes are associated with the switch–motor complex as well. Here, we identified two additional such enzymes in Escherichia coli. Employing fluorescence resonance energy transfer in vivo and pull-down assays in vitro, we provided evidence for the interaction of F0F1 ATP synthase via its β subunit with the flagellar switch protein FliG and for the interaction of NADH-ubiquinone oxidoreductase with FliG, FliM, and possibly FliN. Furthermore, we measured higher rates of ATP synthesis, ATP hydrolysis, and electron transport from NADH to oxygen in membrane areas adjacent to the flagellar motor than in other membrane areas. All these observations suggest the association of energy complexes with the flagellar switch–motor complex. Finding that deletion of the β subunit in vivo affected the direction of flagellar rotation and switching frequency further implied that the interaction of F0F1 ATP synthase with FliG is important for the function of the switch of bacterial flagella.&quot;,&quot;URL&quot;:&quot;http://www.sciencedirect.com/science/article/pii/S0022283611013313&quot;,&quot;DOI&quot;:&quot;10.1016/j.jmb.2011.12.027&quot;,&quot;ISSN&quot;:&quot;0022-2836&quot;,&quot;author&quot;:[{&quot;family&quot;:&quot;Zarbiv&quot;,&quot;given&quot;:&quot;Gabriel&quot;},{&quot;family&quot;:&quot;Li&quot;,&quot;given&quot;:&quot;Hui&quot;},{&quot;family&quot;:&quot;Wolf&quot;,&quot;given&quot;:&quot;Amnon&quot;},{&quot;family&quot;:&quot;Cecchini&quot;,&quot;given&quot;:&quot;Gary&quot;},{&quot;family&quot;:&quot;Caplan&quot;,&quot;given&quot;:&quot;S. Roy&quot;},{&quot;family&quot;:&quot;Sourjik&quot;,&quot;given&quot;:&quot;Victor&quot;},{&quot;family&quot;:&quot;Eisenbach&quot;,&quot;given&quot;:&quot;Michael&quot;}],&quot;accessed&quot;:{&quot;date-parts&quot;:[[2012,1,7]],&quot;season&quot;:&quot;01:59:10&quot;}}},{&quot;id&quot;:2532,&quot;uris&quot;:[&quot;http://zotero.org/users/316567/items/K7J7XIF8&quot;],&quot;uri&quot;:[&quot;http://zotero.org/users/316567/items/K7J7XIF8&quot;],&quot;itemData&quot;:{&quot;id&quot;:2532,&quot;type&quot;:&quot;article-journal&quot;,&quot;title&quot;:&quot;The bacterial flagellar switch complex is getting more complex&quot;,&quot;container-title&quot;:&quot;The EMBO Journal&quot;,&quot;page&quot;:&quot;1134-1144&quot;,&quot;volume&quot;:&quot;27&quot;,&quot;issue&quot;:&quot;7&quot;,&quot;source&quot;:&quot;www.nature.com&quot;,&quot;abstract&quot;:&quot;The mechanism of function of the bacterial flagellar switch, which determines the direction of flagellar rotation and is essential for chemotaxis, has remained an enigma for many years. Here we show that the switch complex associates with the membrane-bound respiratory protein fumarate reductase (FRD). We provide evidence that FRD binds to preparations of isolated switch complexes, forms a 1:1 complex with the switch protein FliG, and that this interaction is required for both flagellar assembly and switching the direction of flagellar rotation. We further show that fumarate, known to be a clockwise/switch factor, affects the direction of flagellar rotation through FRD. These results not only uncover a new component important for switching and flagellar assembly, but they also reveal that FRD, an enzyme known to be primarily expressed and functional under anaerobic conditions in Escherichia coli, nonetheless, has important, unexpected functions under aerobic conditions.&quot;,&quot;DOI&quot;:&quot;10.1038/emboj.2008.48&quot;,&quot;ISSN&quot;:&quot;ERROR! NO ISSN&quot;,&quot;language&quot;:&quot;en&quot;,&quot;author&quot;:[{&quot;family&quot;:&quot;Cohen-Ben-Lulu&quot;,&quot;given&quot;:&quot;Galit N&quot;},{&quot;family&quot;:&quot;Francis&quot;,&quot;given&quot;:&quot;Noreen R&quot;},{&quot;family&quot;:&quot;Shimoni&quot;,&quot;given&quot;:&quot;Eyal&quot;},{&quot;family&quot;:&quot;Noy&quot;,&quot;given&quot;:&quot;Dror&quot;},{&quot;family&quot;:&quot;Davidov&quot;,&quot;given&quot;:&quot;Yaacov&quot;},{&quot;family&quot;:&quot;Prasad&quot;,&quot;given&quot;:&quot;Krishna&quot;},{&quot;family&quot;:&quot;Sagi&quot;,&quot;given&quot;:&quot;Yael&quot;},{&quot;family&quot;:&quot;Cecchini&quot;,&quot;given&quot;:&quot;Gary&quot;},{&quot;family&quot;:&quot;Johnstone&quot;,&quot;given&quot;:&quot;Rose M&quot;},{&quot;family&quot;:&quot;Eisenbach&quot;,&quot;given&quot;:&quot;Michael&quot;}],&quot;issued&quot;:{&quot;date-parts&quot;:[[2008,3,13]]},&quot;accessed&quot;:{&quot;date-parts&quot;:[[2012,6,5]]}}}],&quot;schema&quot;:&quot;https://github.com/citation-style-language/schema/raw/master/csl-citation.json&quot;} RNDmBapvZ0Svp"/><text:span text:style-name="T2">.</text:span></text:p>
      <text:p text:style-name="Standard"><text:span text:style-name="T6">Is DgrA the YcgR or </text:span><text:span text:style-name="T18">Caulobacter?</text:span><text:span text:style-name="T15"> </text:span><text:reference-mark-start text:name="ZOTERO_ITEM CSL_CITATION {&quot;citationID&quot;:&quot;2gba157crn&quot;,&quot;properties&quot;:{&quot;formattedCitation&quot;:&quot;(Christen et al., 2007)&quot;,&quot;plainCitation&quot;:&quot;(Christen et al., 2007)&quot;},&quot;citationItems&quot;:[{&quot;id&quot;:4849,&quot;uris&quot;:[&quot;http://zotero.org/users/316567/items/3W4BZDZ2&quot;],&quot;uri&quot;:[&quot;http://zotero.org/users/316567/items/3W4BZDZ2&quot;],&quot;itemData&quot;:{&quot;id&quot;:4849,&quot;type&quot;:&quot;article-journal&quot;,&quot;title&quot;:&quot;DgrA is a member of a new family of cyclic diguanosine monophosphate receptors and controls flagellar motor function in Caulobacter crescentus&quot;,&quot;container-title&quot;:&quot;Proceedings of the National Academy of Sciences&quot;,&quot;page&quot;:&quot;4112-4117&quot;,&quot;volume&quot;:&quot;104&quot;,&quot;issue&quot;:&quot;10&quot;,&quot;source&quot;:&quot;www.pnas.org&quot;,&quot;abstract&quot;:&quot;Bacteria are able to switch between two mutually exclusive lifestyles, motile single cells and sedentary multicellular communities that colonize surfaces. These behavioral changes contribute to an increased fitness in structured environments and are controlled by the ubiquitous bacterial second messenger cyclic diguanosine monophosphate (c-di-GMP). In response to changing environments, fluctuating levels of c-di-GMP inversely regulate cell motility and cell surface adhesins. Although the synthesis and breakdown of c-di-GMP has been studied in detail, little is known about the downstream effector mechanisms. Using affinity chromatography, we have isolated several c-di-GMP-binding proteins from Caulobacter crescentus. One of these proteins, DgrA, is a PilZ homolog involved in mediating c-di-GMP-dependent control of C. crescentus cell motility. Biochemical and structural analysis of DgrA and homologs from C. crescentus, Salmonella typhimurium, and Pseudomonas aeruginosa demonstrated that this protein family represents a class of specific diguanylate receptors and suggested a general mechanism for c-di-GMP binding and signal transduction. Increased concentrations of c-di-GMP or DgrA blocked motility in C. crescentus by interfering with motor function rather than flagellar assembly. We present preliminary evidence implicating the flagellar motor protein FliL in DgrA-dependent cell motility control.&quot;,&quot;DOI&quot;:&quot;10.1073/pnas.0607738104&quot;,&quot;ISSN&quot;:&quot;0027-8424, 1091-6490&quot;,&quot;note&quot;:&quot;PMID: 17360486&quot;,&quot;journalAbbreviation&quot;:&quot;PNAS&quot;,&quot;language&quot;:&quot;en&quot;,&quot;author&quot;:[{&quot;family&quot;:&quot;Christen&quot;,&quot;given&quot;:&quot;Matthias&quot;},{&quot;family&quot;:&quot;Christen&quot;,&quot;given&quot;:&quot;Beat&quot;},{&quot;family&quot;:&quot;Allan&quot;,&quot;given&quot;:&quot;Martin G.&quot;},{&quot;family&quot;:&quot;Folcher&quot;,&quot;given&quot;:&quot;Marc&quot;},{&quot;family&quot;:&quot;Jenö&quot;,&quot;given&quot;:&quot;Paul&quot;},{&quot;family&quot;:&quot;Grzesiek&quot;,&quot;given&quot;:&quot;Stephan&quot;},{&quot;family&quot;:&quot;Jenal&quot;,&quot;given&quot;:&quot;Urs&quot;}],&quot;issued&quot;:{&quot;date-parts&quot;:[[2007,3,6]]},&quot;accessed&quot;:{&quot;date-parts&quot;:[[2013,5,8]]}}}],&quot;schema&quot;:&quot;https://github.com/citation-style-language/schema/raw/master/csl-citation.json&quot;} RNDpYPmBVbGsH"/><text:span text:style-name="T15">(Christen et al., 2007)</text:span><text:reference-mark-end text:name="ZOTERO_ITEM CSL_CITATION {&quot;citationID&quot;:&quot;2gba157crn&quot;,&quot;properties&quot;:{&quot;formattedCitation&quot;:&quot;(Christen et al., 2007)&quot;,&quot;plainCitation&quot;:&quot;(Christen et al., 2007)&quot;},&quot;citationItems&quot;:[{&quot;id&quot;:4849,&quot;uris&quot;:[&quot;http://zotero.org/users/316567/items/3W4BZDZ2&quot;],&quot;uri&quot;:[&quot;http://zotero.org/users/316567/items/3W4BZDZ2&quot;],&quot;itemData&quot;:{&quot;id&quot;:4849,&quot;type&quot;:&quot;article-journal&quot;,&quot;title&quot;:&quot;DgrA is a member of a new family of cyclic diguanosine monophosphate receptors and controls flagellar motor function in Caulobacter crescentus&quot;,&quot;container-title&quot;:&quot;Proceedings of the National Academy of Sciences&quot;,&quot;page&quot;:&quot;4112-4117&quot;,&quot;volume&quot;:&quot;104&quot;,&quot;issue&quot;:&quot;10&quot;,&quot;source&quot;:&quot;www.pnas.org&quot;,&quot;abstract&quot;:&quot;Bacteria are able to switch between two mutually exclusive lifestyles, motile single cells and sedentary multicellular communities that colonize surfaces. These behavioral changes contribute to an increased fitness in structured environments and are controlled by the ubiquitous bacterial second messenger cyclic diguanosine monophosphate (c-di-GMP). In response to changing environments, fluctuating levels of c-di-GMP inversely regulate cell motility and cell surface adhesins. Although the synthesis and breakdown of c-di-GMP has been studied in detail, little is known about the downstream effector mechanisms. Using affinity chromatography, we have isolated several c-di-GMP-binding proteins from Caulobacter crescentus. One of these proteins, DgrA, is a PilZ homolog involved in mediating c-di-GMP-dependent control of C. crescentus cell motility. Biochemical and structural analysis of DgrA and homologs from C. crescentus, Salmonella typhimurium, and Pseudomonas aeruginosa demonstrated that this protein family represents a class of specific diguanylate receptors and suggested a general mechanism for c-di-GMP binding and signal transduction. Increased concentrations of c-di-GMP or DgrA blocked motility in C. crescentus by interfering with motor function rather than flagellar assembly. We present preliminary evidence implicating the flagellar motor protein FliL in DgrA-dependent cell motility control.&quot;,&quot;DOI&quot;:&quot;10.1073/pnas.0607738104&quot;,&quot;ISSN&quot;:&quot;0027-8424, 1091-6490&quot;,&quot;note&quot;:&quot;PMID: 17360486&quot;,&quot;journalAbbreviation&quot;:&quot;PNAS&quot;,&quot;language&quot;:&quot;en&quot;,&quot;author&quot;:[{&quot;family&quot;:&quot;Christen&quot;,&quot;given&quot;:&quot;Matthias&quot;},{&quot;family&quot;:&quot;Christen&quot;,&quot;given&quot;:&quot;Beat&quot;},{&quot;family&quot;:&quot;Allan&quot;,&quot;given&quot;:&quot;Martin G.&quot;},{&quot;family&quot;:&quot;Folcher&quot;,&quot;given&quot;:&quot;Marc&quot;},{&quot;family&quot;:&quot;Jenö&quot;,&quot;given&quot;:&quot;Paul&quot;},{&quot;family&quot;:&quot;Grzesiek&quot;,&quot;given&quot;:&quot;Stephan&quot;},{&quot;family&quot;:&quot;Jenal&quot;,&quot;given&quot;:&quot;Urs&quot;}],&quot;issued&quot;:{&quot;date-parts&quot;:[[2007,3,6]]},&quot;accessed&quot;:{&quot;date-parts&quot;:[[2013,5,8]]}}}],&quot;schema&quot;:&quot;https://github.com/citation-style-language/schema/raw/master/csl-citation.json&quot;} RNDpYPmBVbGsH"/></text:p>
      <text:p text:style-name="P15"><text:span text:style-name="T2">The C-ring additionally plays a non-essential role in the export process </text:span><text:reference-mark-start text:name="ZOTERO_ITEM CSL_CITATION {&quot;citationID&quot;:&quot;1b0ipeo7eh&quot;,&quot;properties&quot;:{&quot;formattedCitation&quot;:&quot;(Erhardt and Hughes, 2010)&quot;,&quot;plainCitation&quot;:&quot;(Erhardt and Hughes, 2010)&quot;},&quot;citationItems&quot;:[{&quot;id&quot;:1564,&quot;uris&quot;:[&quot;http://zotero.org/users/316567/items/7VAXTXIF&quot;],&quot;uri&quot;:[&quot;http://zotero.org/users/316567/items/7VAXTXIF&quot;],&quot;itemData&quot;:{&quot;id&quot;:1564,&quot;type&quot;:&quot;article-journal&quot;,&quot;title&quot;:&quot;C-ring requirement in flagellar type III secretion is bypassed by FlhDC upregulation.&quot;,&quot;container-title&quot;:&quot;Molecular microbiology&quot;,&quot;page&quot;:&quot;376-393&quot;,&quot;volume&quot;:&quot;75&quot;,&quot;issue&quot;:&quot;2&quot;,&quot;abstract&quot;:&quot;The cytoplasmic C-ring of the flagellum consists of FliG, FliM and FliN and acts as an affinity cup to localize secretion substrates for protein translocation via the flagellar-specific type III secretion system. Random T-POP transposon mutagenesis was employed to screen for insertion mutants that allowed flagellar type III secretion in the absence of the C-ring using the flagellar type III secretion system-specific hook-beta-lactamase reporter (Lee and Hughes, 2006). Any condition resulting in at least a twofold increase in flhDC expression was sufficient to overcome the requirement for the C-ring and the ATPase complex FliHIJ in flagellar type III secretion. Insertions in known and unknown flagellar regulatory loci were isolated as well as chromosomal duplications of the flhDC region. The twofold increased flhDC mRNA level coincided in a twofold increase in the number of hook-basal bodies per cell as analysed by fluorescent microscopy. These results indicate that the C-ring functions as a nonessential affinity cup-like structure during flagellar type III secretion to enhance the specificity and efficiency of the secretion process.&quot;,&quot;ISSN&quot;:&quot;1365-2958&quot;,&quot;author&quot;:[{&quot;family&quot;:&quot;Erhardt&quot;,&quot;given&quot;:&quot;Marc&quot;},{&quot;family&quot;:&quot;Hughes&quot;,&quot;given&quot;:&quot;Kelly&quot;}],&quot;issued&quot;:{&quot;date-parts&quot;:[[&quot;2010&quot;,1]]}}}],&quot;schema&quot;:&quot;https://github.com/citation-style-language/schema/raw/master/csl-citation.json&quot;} RNDo1flAPAoEF"/><text:span text:style-name="T2">(Erhardt and Hughes, 2010)</text:span><text:reference-mark-end text:name="ZOTERO_ITEM CSL_CITATION {&quot;citationID&quot;:&quot;1b0ipeo7eh&quot;,&quot;properties&quot;:{&quot;formattedCitation&quot;:&quot;(Erhardt and Hughes, 2010)&quot;,&quot;plainCitation&quot;:&quot;(Erhardt and Hughes, 2010)&quot;},&quot;citationItems&quot;:[{&quot;id&quot;:1564,&quot;uris&quot;:[&quot;http://zotero.org/users/316567/items/7VAXTXIF&quot;],&quot;uri&quot;:[&quot;http://zotero.org/users/316567/items/7VAXTXIF&quot;],&quot;itemData&quot;:{&quot;id&quot;:1564,&quot;type&quot;:&quot;article-journal&quot;,&quot;title&quot;:&quot;C-ring requirement in flagellar type III secretion is bypassed by FlhDC upregulation.&quot;,&quot;container-title&quot;:&quot;Molecular microbiology&quot;,&quot;page&quot;:&quot;376-393&quot;,&quot;volume&quot;:&quot;75&quot;,&quot;issue&quot;:&quot;2&quot;,&quot;abstract&quot;:&quot;The cytoplasmic C-ring of the flagellum consists of FliG, FliM and FliN and acts as an affinity cup to localize secretion substrates for protein translocation via the flagellar-specific type III secretion system. Random T-POP transposon mutagenesis was employed to screen for insertion mutants that allowed flagellar type III secretion in the absence of the C-ring using the flagellar type III secretion system-specific hook-beta-lactamase reporter (Lee and Hughes, 2006). Any condition resulting in at least a twofold increase in flhDC expression was sufficient to overcome the requirement for the C-ring and the ATPase complex FliHIJ in flagellar type III secretion. Insertions in known and unknown flagellar regulatory loci were isolated as well as chromosomal duplications of the flhDC region. The twofold increased flhDC mRNA level coincided in a twofold increase in the number of hook-basal bodies per cell as analysed by fluorescent microscopy. These results indicate that the C-ring functions as a nonessential affinity cup-like structure during flagellar type III secretion to enhance the specificity and efficiency of the secretion process.&quot;,&quot;ISSN&quot;:&quot;1365-2958&quot;,&quot;author&quot;:[{&quot;family&quot;:&quot;Erhardt&quot;,&quot;given&quot;:&quot;Marc&quot;},{&quot;family&quot;:&quot;Hughes&quot;,&quot;given&quot;:&quot;Kelly&quot;}],&quot;issued&quot;:{&quot;date-parts&quot;:[[&quot;2010&quot;,1]]}}}],&quot;schema&quot;:&quot;https://github.com/citation-style-language/schema/raw/master/csl-citation.json&quot;} RNDo1flAPAoEF"/>.<text:span text:style-name="T2"> FliN interacts with FliH, while FliM interacts with FliJ. C-ring mutants defective in assembly can be overcome by overexpression of FliI </text:span><text:reference-mark-start text:name="ZOTERO_ITEM CSL_CITATION {&quot;citationID&quot;:&quot;qfsnv7v5t&quot;,&quot;properties&quot;:{&quot;formattedCitation&quot;:&quot;{\\rtf (B\\uc0\\u252{}ttner, 2012)}&quot;,&quot;plainCitation&quot;:&quot;(Büttner, 2012)&quot;},&quot;citationItems&quot;:[{&quot;id&quot;:2368,&quot;uris&quot;:[&quot;http://zotero.org/users/316567/items/F4PNTQHG&quot;],&quot;uri&quot;:[&quot;http://zotero.org/users/316567/items/F4PNTQHG&quot;],&quot;itemData&quot;:{&quot;id&quot;:2368,&quot;type&quot;:&quot;article-journal&quot;,&quot;title&quot;:&quot;Protein Export According to Schedule: Architecture, Assembly, and Regulation of Type III Secretion Systems from Plant- and Animal-Pathogenic Bacteria&quot;,&quot;container-title&quot;:&quot;Microbiology and Molecular Biology Reviews&quot;,&quot;page&quot;:&quot;262-310&quot;,&quot;volume&quot;:&quot;76&quot;,&quot;issue&quot;:&quot;2&quot;,&quot;source&quot;:&quot;mmbr.asm.org&quot;,&quot;abstract&quot;:&quot;Summary: Flagellar and translocation-associated type III secretion (T3S) systems are present in most Gram-negative plant- and animal-pathogenic bacteria and are often essential for bacterial motility or pathogenicity. The architectures of the complex membrane-spanning secretion apparatuses of both systems are similar, but they are associated with different extracellular appendages, including the flagellar hook and filament or the needle/pilus structures of translocation-associated T3S systems. The needle/pilus is connected to a bacterial translocon that is inserted into the host plasma membrane and mediates the transkingdom transport of bacterial effector proteins into eukaryotic cells. During the last 3 to 5 years, significant progress has been made in the characterization of membrane-associated core components and extracellular structures of T3S systems. Furthermore, transcriptional and posttranscriptional regulators that control T3S gene expression and substrate specificity have been described. Given the architecture of the T3S system, it is assumed that extracellular components of the secretion apparatus are secreted prior to effector proteins, suggesting that there is a hierarchy in T3S. The aim of this review is to summarize our current knowledge of T3S system components and associated control proteins from both plant- and animal-pathogenic bacteria.&quot;,&quot;DOI&quot;:&quot;10.1128/MMBR.05017-11&quot;,&quot;ISSN&quot;:&quot;1092-2172, 1098-5557&quot;,&quot;shortTitle&quot;:&quot;Protein Export According to Schedule&quot;,&quot;journalAbbreviation&quot;:&quot;Microbiol. Mol. Biol. Rev.&quot;,&quot;language&quot;:&quot;en&quot;,&quot;author&quot;:[{&quot;family&quot;:&quot;Büttner&quot;,&quot;given&quot;:&quot;Daniela&quot;}],&quot;issued&quot;:{&quot;date-parts&quot;:[[2012,6,1]]},&quot;accessed&quot;:{&quot;date-parts&quot;:[[2012,6,15]]}}}],&quot;schema&quot;:&quot;https://github.com/citation-style-language/schema/raw/master/csl-citation.json&quot;} RNDY8i0eQ86Hh"/><text:span text:style-name="T99">(B</text:span><text:span text:style-name="T98">üttner, 2012)</text:span><text:reference-mark-end text:name="ZOTERO_ITEM CSL_CITATION {&quot;citationID&quot;:&quot;qfsnv7v5t&quot;,&quot;properties&quot;:{&quot;formattedCitation&quot;:&quot;{\\rtf (B\\uc0\\u252{}ttner, 2012)}&quot;,&quot;plainCitation&quot;:&quot;(Büttner, 2012)&quot;},&quot;citationItems&quot;:[{&quot;id&quot;:2368,&quot;uris&quot;:[&quot;http://zotero.org/users/316567/items/F4PNTQHG&quot;],&quot;uri&quot;:[&quot;http://zotero.org/users/316567/items/F4PNTQHG&quot;],&quot;itemData&quot;:{&quot;id&quot;:2368,&quot;type&quot;:&quot;article-journal&quot;,&quot;title&quot;:&quot;Protein Export According to Schedule: Architecture, Assembly, and Regulation of Type III Secretion Systems from Plant- and Animal-Pathogenic Bacteria&quot;,&quot;container-title&quot;:&quot;Microbiology and Molecular Biology Reviews&quot;,&quot;page&quot;:&quot;262-310&quot;,&quot;volume&quot;:&quot;76&quot;,&quot;issue&quot;:&quot;2&quot;,&quot;source&quot;:&quot;mmbr.asm.org&quot;,&quot;abstract&quot;:&quot;Summary: Flagellar and translocation-associated type III secretion (T3S) systems are present in most Gram-negative plant- and animal-pathogenic bacteria and are often essential for bacterial motility or pathogenicity. The architectures of the complex membrane-spanning secretion apparatuses of both systems are similar, but they are associated with different extracellular appendages, including the flagellar hook and filament or the needle/pilus structures of translocation-associated T3S systems. The needle/pilus is connected to a bacterial translocon that is inserted into the host plasma membrane and mediates the transkingdom transport of bacterial effector proteins into eukaryotic cells. During the last 3 to 5 years, significant progress has been made in the characterization of membrane-associated core components and extracellular structures of T3S systems. Furthermore, transcriptional and posttranscriptional regulators that control T3S gene expression and substrate specificity have been described. Given the architecture of the T3S system, it is assumed that extracellular components of the secretion apparatus are secreted prior to effector proteins, suggesting that there is a hierarchy in T3S. The aim of this review is to summarize our current knowledge of T3S system components and associated control proteins from both plant- and animal-pathogenic bacteria.&quot;,&quot;DOI&quot;:&quot;10.1128/MMBR.05017-11&quot;,&quot;ISSN&quot;:&quot;1092-2172, 1098-5557&quot;,&quot;shortTitle&quot;:&quot;Protein Export According to Schedule&quot;,&quot;journalAbbreviation&quot;:&quot;Microbiol. Mol. Biol. Rev.&quot;,&quot;language&quot;:&quot;en&quot;,&quot;author&quot;:[{&quot;family&quot;:&quot;Büttner&quot;,&quot;given&quot;:&quot;Daniela&quot;}],&quot;issued&quot;:{&quot;date-parts&quot;:[[2012,6,1]]},&quot;accessed&quot;:{&quot;date-parts&quot;:[[2012,6,15]]}}}],&quot;schema&quot;:&quot;https://github.com/citation-style-language/schema/raw/master/csl-citation.json&quot;} RNDY8i0eQ86Hh"/>. It is not clear how these components assemble in the cell, but recent developments described in <text:bookmark-ref text:reference-format="text" text:ref-name="__RefHeading__59177_876806269">Insights into architecture of the export apparatus from comparative studies</text:bookmark-ref> hypothesize one model. In the injectisome type III secretion system there is some data suggesting that homologs of FliM and FliN act in the sorting process of early- and late-stage export substrates <text:reference-mark-start text:name="ZOTERO_ITEM CSL_CITATION {&quot;citationID&quot;:&quot;9d9phfgep&quot;,&quot;properties&quot;:{&quot;formattedCitation&quot;:&quot;(Lara-Tejero et al., 2011)&quot;,&quot;plainCitation&quot;:&quot;(Lara-Tejero et al., 2011)&quot;},&quot;citationItems&quot;:[{&quot;id&quot;:484,&quot;uris&quot;:[&quot;http://zotero.org/users/316567/items/CZUR9T4R&quot;],&quot;uri&quot;:[&quot;http://zotero.org/users/316567/items/CZUR9T4R&quot;],&quot;itemData&quot;:{&quot;id&quot;:484,&quot;type&quot;:&quot;article-journal&quot;,&quot;title&quot;:&quot;A Sorting Platform Determines the Order of Protein Secretion in Bacterial Type III Systems&quot;,&quot;container-title&quot;:&quot;Science (New York, N.Y.)&quot;,&quot;source&quot;:&quot;NCBI PubMed&quot;,&quot;abstract&quot;:&quot;Bacterial type III protein secretion systems deliver effector proteins into eukaryotic cells in order to modulate cellular processes. Central to the function of these protein delivery machines is their ability to recognize and secrete substrates in a defined order. Here, we describe a mechanism by which a type III secretion system from the bacterial enteropathogen Salmonella enterica serovar Typhimurium can sort its substrates prior to secretion. This mechanism involves a cytoplasmic sorting platform that is sequentially loaded with the appropriate secreted proteins. The sequential loading of this platform, facilitated by customized chaperones, ensures the hierarchy in type III protein secretion. Given the presence of these machines in many important pathogens, these findings can serve as the bases for the development of novel antimicrobial strategies.&quot;,&quot;URL&quot;:&quot;http://www.ncbi.nlm.nih.gov/pubmed/21292939&quot;,&quot;DOI&quot;:&quot;10.1126/science.1201476&quot;,&quot;ISSN&quot;:&quot;1095-9203&quot;,&quot;note&quot;:&quot;PMID: 21292939&quot;,&quot;journalAbbreviation&quot;:&quot;Science&quot;,&quot;author&quot;:[{&quot;family&quot;:&quot;Lara-Tejero&quot;,&quot;given&quot;:&quot;María&quot;},{&quot;family&quot;:&quot;Kato&quot;,&quot;given&quot;:&quot;Junya&quot;},{&quot;family&quot;:&quot;Wagner&quot;,&quot;given&quot;:&quot;Samuel&quot;},{&quot;family&quot;:&quot;Liu&quot;,&quot;given&quot;:&quot;Xiaoyun&quot;},{&quot;family&quot;:&quot;Galán&quot;,&quot;given&quot;:&quot;Jorge E&quot;}],&quot;issued&quot;:{&quot;date-parts&quot;:[[&quot;2011&quot;,2,3]]},&quot;accessed&quot;:{&quot;date-parts&quot;:[[2011,2,11]]}}}],&quot;schema&quot;:&quot;https://github.com/citation-style-language/schema/raw/master/csl-citation.json&quot;} RNDGF6fnmMiae"/>(Lara-Tejero et al., 2011)<text:reference-mark-end text:name="ZOTERO_ITEM CSL_CITATION {&quot;citationID&quot;:&quot;9d9phfgep&quot;,&quot;properties&quot;:{&quot;formattedCitation&quot;:&quot;(Lara-Tejero et al., 2011)&quot;,&quot;plainCitation&quot;:&quot;(Lara-Tejero et al., 2011)&quot;},&quot;citationItems&quot;:[{&quot;id&quot;:484,&quot;uris&quot;:[&quot;http://zotero.org/users/316567/items/CZUR9T4R&quot;],&quot;uri&quot;:[&quot;http://zotero.org/users/316567/items/CZUR9T4R&quot;],&quot;itemData&quot;:{&quot;id&quot;:484,&quot;type&quot;:&quot;article-journal&quot;,&quot;title&quot;:&quot;A Sorting Platform Determines the Order of Protein Secretion in Bacterial Type III Systems&quot;,&quot;container-title&quot;:&quot;Science (New York, N.Y.)&quot;,&quot;source&quot;:&quot;NCBI PubMed&quot;,&quot;abstract&quot;:&quot;Bacterial type III protein secretion systems deliver effector proteins into eukaryotic cells in order to modulate cellular processes. Central to the function of these protein delivery machines is their ability to recognize and secrete substrates in a defined order. Here, we describe a mechanism by which a type III secretion system from the bacterial enteropathogen Salmonella enterica serovar Typhimurium can sort its substrates prior to secretion. This mechanism involves a cytoplasmic sorting platform that is sequentially loaded with the appropriate secreted proteins. The sequential loading of this platform, facilitated by customized chaperones, ensures the hierarchy in type III protein secretion. Given the presence of these machines in many important pathogens, these findings can serve as the bases for the development of novel antimicrobial strategies.&quot;,&quot;URL&quot;:&quot;http://www.ncbi.nlm.nih.gov/pubmed/21292939&quot;,&quot;DOI&quot;:&quot;10.1126/science.1201476&quot;,&quot;ISSN&quot;:&quot;1095-9203&quot;,&quot;note&quot;:&quot;PMID: 21292939&quot;,&quot;journalAbbreviation&quot;:&quot;Science&quot;,&quot;author&quot;:[{&quot;family&quot;:&quot;Lara-Tejero&quot;,&quot;given&quot;:&quot;María&quot;},{&quot;family&quot;:&quot;Kato&quot;,&quot;given&quot;:&quot;Junya&quot;},{&quot;family&quot;:&quot;Wagner&quot;,&quot;given&quot;:&quot;Samuel&quot;},{&quot;family&quot;:&quot;Liu&quot;,&quot;given&quot;:&quot;Xiaoyun&quot;},{&quot;family&quot;:&quot;Galán&quot;,&quot;given&quot;:&quot;Jorge E&quot;}],&quot;issued&quot;:{&quot;date-parts&quot;:[[&quot;2011&quot;,2,3]]},&quot;accessed&quot;:{&quot;date-parts&quot;:[[2011,2,11]]}}}],&quot;schema&quot;:&quot;https://github.com/citation-style-language/schema/raw/master/csl-citation.json&quot;} RNDGF6fnmMiae"/>.</text:p>
      <text:p text:style-name="Standard"><text:span text:style-name="T7">Although electron cryo-microscopy demonstrates that the C-ring forms a determinate structure, it has recently been shown that, parts of the C-ring are dynamic. FliG is statically incorporated into the C-ring but FliM and FliN are not, although there is a subpopulation of approximately 20 FliM that do not exchange </text:span><text:reference-mark-start text:name="ZOTERO_ITEM CSL_CITATION {&quot;citationID&quot;:&quot;rAISqNST&quot;,&quot;properties&quot;:{&quot;formattedCitation&quot;:&quot;(Delalez et al., 2010; Fukuoka et al., 2010)&quot;,&quot;plainCitation&quot;:&quot;(Delalez et al., 2010; Fukuoka et al., 2010)&quot;},&quot;citationItems&quot;:[{&quot;id&quot;:2555,&quot;uris&quot;:[&quot;http://zotero.org/users/316567/items/KX6CQG6E&quot;],&quot;uri&quot;:[&quot;http://zotero.org/users/316567/items/KX6CQG6E&quot;],&quot;itemData&quot;:{&quot;id&quot;:2555,&quot;type&quot;:&quot;article-journal&quot;,&quot;title&quot;:&quot;Signal-Dependent Turnover of the Bacterial Flagellar Switch Protein FliM&quot;,&quot;container-title&quot;:&quot;Proceedings of the National Academy of Sciences&quot;,&quot;page&quot;:&quot;11347-11351&quot;,&quot;volume&quot;:&quot;107&quot;,&quot;issue&quot;:&quot;25&quot;,&quot;source&quot;:&quot;www.pnas.org&quot;,&quot;abstract&quot;:&quot;Most biological processes are performed by multiprotein complexes. Traditionally described as static entities, evidence is now emerging that their components can be highly dynamic, exchanging constantly with cellular pools. The bacterial flagellar motor contains ∼13 different proteins and provides an ideal system to study functional molecular complexes. It is powered by transmembrane ion flux through a ring of stator complexes that push on a central rotor. The Escherichia coli motor switches direction stochastically in response to binding of the response regulator CheY to the rotor switch component FliM. Much is known of the static motor structure, but we are just beginning to understand the dynamics of its individual components. Here we measure the stoichiometry and turnover of FliM in functioning flagellar motors, by using high-resolution fluorescence microscopy of E. coli expressing genomically encoded YPet derivatives of FliM at physiological levels. We show that the ∼30 FliM molecules per motor exist in two discrete populations, one tightly associated with the motor and the other undergoing stochastic turnover. This turnover of FliM molecules depends on the presence of active CheY, suggesting a potential role in the process of motor switching. In many ways the bacterial flagellar motor is as an archetype macromolecular assembly, and our results may have further implications for the functional relevance of protein turnover in other large molecular complexes.&quot;,&quot;DOI&quot;:&quot;10.1073/pnas.1000284107&quot;,&quot;ISSN&quot;:&quot;0027-8424, 1091-6490&quot;,&quot;journalAbbreviation&quot;:&quot;PNAS&quot;,&quot;language&quot;:&quot;en&quot;,&quot;author&quot;:[{&quot;family&quot;:&quot;Delalez&quot;,&quot;given&quot;:&quot;Nicolas J&quot;},{&quot;family&quot;:&quot;Wadhams&quot;,&quot;given&quot;:&quot;George H&quot;},{&quot;family&quot;:&quot;Rosser&quot;,&quot;given&quot;:&quot;Gabriel&quot;},{&quot;family&quot;:&quot;Xue&quot;,&quot;given&quot;:&quot;Quan&quot;},{&quot;family&quot;:&quot;Brown&quot;,&quot;given&quot;:&quot;Mostyn T&quot;},{&quot;family&quot;:&quot;Dobbie&quot;,&quot;given&quot;:&quot;Ian M&quot;},{&quot;family&quot;:&quot;Berry&quot;,&quot;given&quot;:&quot;Richard M&quot;},{&quot;family&quot;:&quot;Leake&quot;,&quot;given&quot;:&quot;Mark C&quot;},{&quot;family&quot;:&quot;Armitage&quot;,&quot;given&quot;:&quot;Judith P&quot;}],&quot;issued&quot;:{&quot;date-parts&quot;:[[2010,6,22]]},&quot;accessed&quot;:{&quot;date-parts&quot;:[[2012,5,30]]}}},{&quot;id&quot;:2867,&quot;uris&quot;:[&quot;http://zotero.org/users/316567/items/VSWBWH48&quot;],&quot;uri&quot;:[&quot;http://zotero.org/users/316567/items/VSWBWH48&quot;],&quot;itemData&quot;:{&quot;id&quot;:2867,&quot;type&quot;:&quot;article-journal&quot;,&quot;title&quot;:&quot;Exchange of rotor components in functioning bacterial flagellar motor&quot;,&quot;container-title&quot;:&quot;Biochemical and Biophysical Research Communications&quot;,&quot;page&quot;:&quot;130-135&quot;,&quot;volume&quot;:&quot;394&quot;,&quot;issue&quot;:&quot;1&quot;,&quot;source&quot;:&quot;ScienceDirect&quot;,&quot;abstract&quot;:&quot;The bacterial flagellar motor is a rotary motor driven by the electrochemical potential of a coupling ion. The interaction between a rotor and stator units is thought to generate torque. The overall structure of flagellar motor has been thought to be static, however, it was recently proved that stators are exchanged in a rotating motor. Understanding the dynamics of rotor components in functioning motor is important for the clarifying of working mechanism of bacterial flagellar motor. In this study, we focused on the dynamics and the turnover of rotor components in a functioning flagellar motor. Expression systems for GFP-FliN, FliM-GFP, and GFP-FliG were constructed, and each GFP-fusion was functionally incorporated into the flagellar motor. To investigate whether the rotor components are exchanged in a rotating motor, we performed fluorescence recovery after photobleaching experiments using total internal reflection fluorescence microscopy. After photobleaching, in a tethered cell producing GFP-FliN or FliM-GFP, the recovery of fluorescence at the rotational center was observed. However, in a cell producing GFP-FliG, no recovery of fluorescence was observed. The transition phase of fluorescence intensity after full or partially photobleaching allowed the turnover of FliN subunits to be calculated as 0.0007&amp;#xa0;s−1, meaning that FliN would be exchanged in tens of minutes. These novel findings indicate that a bacterial flagellar motor is not a static structure even in functioning state. This is the first report for the exchange of rotor components in a functioning bacterial flagellar motor.&quot;,&quot;DOI&quot;:&quot;10.1016/j.bbrc.2010.02.129&quot;,&quot;ISSN&quot;:&quot;0006-291X&quot;,&quot;author&quot;:[{&quot;family&quot;:&quot;Fukuoka&quot;,&quot;given&quot;:&quot;Hajime&quot;},{&quot;family&quot;:&quot;Inoue&quot;,&quot;given&quot;:&quot;Yuichi&quot;},{&quot;family&quot;:&quot;Terasawa&quot;,&quot;given&quot;:&quot;Shun&quot;},{&quot;family&quot;:&quot;Takahashi&quot;,&quot;given&quot;:&quot;Hiroto&quot;},{&quot;family&quot;:&quot;Ishijima&quot;,&quot;given&quot;:&quot;Akihiko&quot;}],&quot;issued&quot;:{&quot;date-parts&quot;:[[&quot;2010&quot;,3,26]]},&quot;accessed&quot;:{&quot;date-parts&quot;:[[2012,5,30]]}}}],&quot;schema&quot;:&quot;https://github.com/citation-style-language/schema/raw/master/csl-citation.json&quot;} RNDALVrSbjEZ1"/><text:span text:style-name="T7">(Delalez et al., 2010; Fukuoka et al., 2010)</text:span><text:reference-mark-end text:name="ZOTERO_ITEM CSL_CITATION {&quot;citationID&quot;:&quot;rAISqNST&quot;,&quot;properties&quot;:{&quot;formattedCitation&quot;:&quot;(Delalez et al., 2010; Fukuoka et al., 2010)&quot;,&quot;plainCitation&quot;:&quot;(Delalez et al., 2010; Fukuoka et al., 2010)&quot;},&quot;citationItems&quot;:[{&quot;id&quot;:2555,&quot;uris&quot;:[&quot;http://zotero.org/users/316567/items/KX6CQG6E&quot;],&quot;uri&quot;:[&quot;http://zotero.org/users/316567/items/KX6CQG6E&quot;],&quot;itemData&quot;:{&quot;id&quot;:2555,&quot;type&quot;:&quot;article-journal&quot;,&quot;title&quot;:&quot;Signal-Dependent Turnover of the Bacterial Flagellar Switch Protein FliM&quot;,&quot;container-title&quot;:&quot;Proceedings of the National Academy of Sciences&quot;,&quot;page&quot;:&quot;11347-11351&quot;,&quot;volume&quot;:&quot;107&quot;,&quot;issue&quot;:&quot;25&quot;,&quot;source&quot;:&quot;www.pnas.org&quot;,&quot;abstract&quot;:&quot;Most biological processes are performed by multiprotein complexes. Traditionally described as static entities, evidence is now emerging that their components can be highly dynamic, exchanging constantly with cellular pools. The bacterial flagellar motor contains ∼13 different proteins and provides an ideal system to study functional molecular complexes. It is powered by transmembrane ion flux through a ring of stator complexes that push on a central rotor. The Escherichia coli motor switches direction stochastically in response to binding of the response regulator CheY to the rotor switch component FliM. Much is known of the static motor structure, but we are just beginning to understand the dynamics of its individual components. Here we measure the stoichiometry and turnover of FliM in functioning flagellar motors, by using high-resolution fluorescence microscopy of E. coli expressing genomically encoded YPet derivatives of FliM at physiological levels. We show that the ∼30 FliM molecules per motor exist in two discrete populations, one tightly associated with the motor and the other undergoing stochastic turnover. This turnover of FliM molecules depends on the presence of active CheY, suggesting a potential role in the process of motor switching. In many ways the bacterial flagellar motor is as an archetype macromolecular assembly, and our results may have further implications for the functional relevance of protein turnover in other large molecular complexes.&quot;,&quot;DOI&quot;:&quot;10.1073/pnas.1000284107&quot;,&quot;ISSN&quot;:&quot;0027-8424, 1091-6490&quot;,&quot;journalAbbreviation&quot;:&quot;PNAS&quot;,&quot;language&quot;:&quot;en&quot;,&quot;author&quot;:[{&quot;family&quot;:&quot;Delalez&quot;,&quot;given&quot;:&quot;Nicolas J&quot;},{&quot;family&quot;:&quot;Wadhams&quot;,&quot;given&quot;:&quot;George H&quot;},{&quot;family&quot;:&quot;Rosser&quot;,&quot;given&quot;:&quot;Gabriel&quot;},{&quot;family&quot;:&quot;Xue&quot;,&quot;given&quot;:&quot;Quan&quot;},{&quot;family&quot;:&quot;Brown&quot;,&quot;given&quot;:&quot;Mostyn T&quot;},{&quot;family&quot;:&quot;Dobbie&quot;,&quot;given&quot;:&quot;Ian M&quot;},{&quot;family&quot;:&quot;Berry&quot;,&quot;given&quot;:&quot;Richard M&quot;},{&quot;family&quot;:&quot;Leake&quot;,&quot;given&quot;:&quot;Mark C&quot;},{&quot;family&quot;:&quot;Armitage&quot;,&quot;given&quot;:&quot;Judith P&quot;}],&quot;issued&quot;:{&quot;date-parts&quot;:[[2010,6,22]]},&quot;accessed&quot;:{&quot;date-parts&quot;:[[2012,5,30]]}}},{&quot;id&quot;:2867,&quot;uris&quot;:[&quot;http://zotero.org/users/316567/items/VSWBWH48&quot;],&quot;uri&quot;:[&quot;http://zotero.org/users/316567/items/VSWBWH48&quot;],&quot;itemData&quot;:{&quot;id&quot;:2867,&quot;type&quot;:&quot;article-journal&quot;,&quot;title&quot;:&quot;Exchange of rotor components in functioning bacterial flagellar motor&quot;,&quot;container-title&quot;:&quot;Biochemical and Biophysical Research Communications&quot;,&quot;page&quot;:&quot;130-135&quot;,&quot;volume&quot;:&quot;394&quot;,&quot;issue&quot;:&quot;1&quot;,&quot;source&quot;:&quot;ScienceDirect&quot;,&quot;abstract&quot;:&quot;The bacterial flagellar motor is a rotary motor driven by the electrochemical potential of a coupling ion. The interaction between a rotor and stator units is thought to generate torque. The overall structure of flagellar motor has been thought to be static, however, it was recently proved that stators are exchanged in a rotating motor. Understanding the dynamics of rotor components in functioning motor is important for the clarifying of working mechanism of bacterial flagellar motor. In this study, we focused on the dynamics and the turnover of rotor components in a functioning flagellar motor. Expression systems for GFP-FliN, FliM-GFP, and GFP-FliG were constructed, and each GFP-fusion was functionally incorporated into the flagellar motor. To investigate whether the rotor components are exchanged in a rotating motor, we performed fluorescence recovery after photobleaching experiments using total internal reflection fluorescence microscopy. After photobleaching, in a tethered cell producing GFP-FliN or FliM-GFP, the recovery of fluorescence at the rotational center was observed. However, in a cell producing GFP-FliG, no recovery of fluorescence was observed. The transition phase of fluorescence intensity after full or partially photobleaching allowed the turnover of FliN subunits to be calculated as 0.0007&amp;#xa0;s−1, meaning that FliN would be exchanged in tens of minutes. These novel findings indicate that a bacterial flagellar motor is not a static structure even in functioning state. This is the first report for the exchange of rotor components in a functioning bacterial flagellar motor.&quot;,&quot;DOI&quot;:&quot;10.1016/j.bbrc.2010.02.129&quot;,&quot;ISSN&quot;:&quot;0006-291X&quot;,&quot;author&quot;:[{&quot;family&quot;:&quot;Fukuoka&quot;,&quot;given&quot;:&quot;Hajime&quot;},{&quot;family&quot;:&quot;Inoue&quot;,&quot;given&quot;:&quot;Yuichi&quot;},{&quot;family&quot;:&quot;Terasawa&quot;,&quot;given&quot;:&quot;Shun&quot;},{&quot;family&quot;:&quot;Takahashi&quot;,&quot;given&quot;:&quot;Hiroto&quot;},{&quot;family&quot;:&quot;Ishijima&quot;,&quot;given&quot;:&quot;Akihiko&quot;}],&quot;issued&quot;:{&quot;date-parts&quot;:[[&quot;2010&quot;,3,26]]},&quot;accessed&quot;:{&quot;date-parts&quot;:[[2012,5,30]]}}}],&quot;schema&quot;:&quot;https://github.com/citation-style-language/schema/raw/master/csl-citation.json&quot;} RNDALVrSbjEZ1"/><text:span text:style-name="T7">. This behaviour may be dependent upon CheY~P, and it has been shown that a decrease in CheY~P leads to association of more FliM subunits, resulting in an increase in motor sensitivity </text:span><text:reference-mark-start text:name="ZOTERO_ITEM CSL_CITATION {&quot;citationID&quot;:&quot;ogabr9i36&quot;,&quot;properties&quot;:{&quot;formattedCitation&quot;:&quot;(Yuan et al., 2012)&quot;,&quot;plainCitation&quot;:&quot;(Yuan et al., 2012)&quot;},&quot;citationItems&quot;:[{&quot;id&quot;:2090,&quot;uris&quot;:[&quot;http://zotero.org/users/316567/items/6X8QER7W&quot;],&quot;uri&quot;:[&quot;http://zotero.org/users/316567/items/6X8QER7W&quot;],&quot;itemData&quot;:{&quot;id&quot;:2090,&quot;type&quot;:&quot;article-journal&quot;,&quot;title&quot;:&quot;Adaptation at the output of the chemotaxis signalling pathway&quot;,&quot;container-title&quot;:&quot;Nature&quot;,&quot;page&quot;:&quot;233-236&quot;,&quot;volume&quot;:&quot;484&quot;,&quot;issue&quot;:&quot;7393&quot;,&quot;source&quot;:&quot;www.nature.com&quot;,&quot;abstract&quot;:&quot;In the bacterial chemotaxis network, receptor clusters process input, and flagellar motors generate output. Receptor and motor complexes are coupled by the diffusible protein CheY-P. Receptor output (the steady-state concentration of CheY-P) varies from cell to cell. However, the motor is ultrasensitive, with a narrow operating range of CheY-P concentrations. How the match between receptor output and motor input might be optimized is unclear. Here we show that the motor can shift its operating range by changing its composition. The number of FliM subunits in the C-ring increases in response to a decrement in the concentration of CheY-P, increasing motor sensitivity. This shift in sensitivity explains the slow partial adaptation observed in mutants that lack the receptor methyltransferase and methylesterase and why motors show signal-dependent FliM turnover. Adaptive remodelling is likely to be a common feature in the operation of many molecular machines.&quot;,&quot;DOI&quot;:&quot;10.1038/nature10964&quot;,&quot;ISSN&quot;:&quot;0028-0836&quot;,&quot;language&quot;:&quot;en&quot;,&quot;author&quot;:[{&quot;family&quot;:&quot;Yuan&quot;,&quot;given&quot;:&quot;Junhua&quot;},{&quot;family&quot;:&quot;Branch&quot;,&quot;given&quot;:&quot;Richard W.&quot;},{&quot;family&quot;:&quot;Hosu&quot;,&quot;given&quot;:&quot;Basarab G.&quot;},{&quot;family&quot;:&quot;Berg&quot;,&quot;given&quot;:&quot;Howard C.&quot;}],&quot;issued&quot;:{&quot;date-parts&quot;:[[&quot;2012&quot;,4,12]]},&quot;accessed&quot;:{&quot;date-parts&quot;:[[2012,8,9]]}}}],&quot;schema&quot;:&quot;https://github.com/citation-style-language/schema/raw/master/csl-citation.json&quot;} RNDgTt6ygsZXL"/><text:span text:style-name="T7">(Yuan et al., 2012)</text:span><text:reference-mark-end text:name="ZOTERO_ITEM CSL_CITATION {&quot;citationID&quot;:&quot;ogabr9i36&quot;,&quot;properties&quot;:{&quot;formattedCitation&quot;:&quot;(Yuan et al., 2012)&quot;,&quot;plainCitation&quot;:&quot;(Yuan et al., 2012)&quot;},&quot;citationItems&quot;:[{&quot;id&quot;:2090,&quot;uris&quot;:[&quot;http://zotero.org/users/316567/items/6X8QER7W&quot;],&quot;uri&quot;:[&quot;http://zotero.org/users/316567/items/6X8QER7W&quot;],&quot;itemData&quot;:{&quot;id&quot;:2090,&quot;type&quot;:&quot;article-journal&quot;,&quot;title&quot;:&quot;Adaptation at the output of the chemotaxis signalling pathway&quot;,&quot;container-title&quot;:&quot;Nature&quot;,&quot;page&quot;:&quot;233-236&quot;,&quot;volume&quot;:&quot;484&quot;,&quot;issue&quot;:&quot;7393&quot;,&quot;source&quot;:&quot;www.nature.com&quot;,&quot;abstract&quot;:&quot;In the bacterial chemotaxis network, receptor clusters process input, and flagellar motors generate output. Receptor and motor complexes are coupled by the diffusible protein CheY-P. Receptor output (the steady-state concentration of CheY-P) varies from cell to cell. However, the motor is ultrasensitive, with a narrow operating range of CheY-P concentrations. How the match between receptor output and motor input might be optimized is unclear. Here we show that the motor can shift its operating range by changing its composition. The number of FliM subunits in the C-ring increases in response to a decrement in the concentration of CheY-P, increasing motor sensitivity. This shift in sensitivity explains the slow partial adaptation observed in mutants that lack the receptor methyltransferase and methylesterase and why motors show signal-dependent FliM turnover. Adaptive remodelling is likely to be a common feature in the operation of many molecular machines.&quot;,&quot;DOI&quot;:&quot;10.1038/nature10964&quot;,&quot;ISSN&quot;:&quot;0028-0836&quot;,&quot;language&quot;:&quot;en&quot;,&quot;author&quot;:[{&quot;family&quot;:&quot;Yuan&quot;,&quot;given&quot;:&quot;Junhua&quot;},{&quot;family&quot;:&quot;Branch&quot;,&quot;given&quot;:&quot;Richard W.&quot;},{&quot;family&quot;:&quot;Hosu&quot;,&quot;given&quot;:&quot;Basarab G.&quot;},{&quot;family&quot;:&quot;Berg&quot;,&quot;given&quot;:&quot;Howard C.&quot;}],&quot;issued&quot;:{&quot;date-parts&quot;:[[&quot;2012&quot;,4,12]]},&quot;accessed&quot;:{&quot;date-parts&quot;:[[2012,8,9]]}}}],&quot;schema&quot;:&quot;https://github.com/citation-style-language/schema/raw/master/csl-citation.json&quot;} RNDgTt6ygsZXL"/><text:span text:style-name="T7">. These results are supported by direct observations. Electron cryo-tomographic reconstructions show some motors that lack entire C-rings </text:span><text:reference-mark-start text:name="ZOTERO_ITEM CSL_CITATION {&quot;citationID&quot;:&quot;1s1alp643j&quot;,&quot;properties&quot;:{&quot;formattedCitation&quot;:&quot;(Kudryashev et al., 2010)&quot;,&quot;plainCitation&quot;:&quot;(Kudryashev et al., 2010)&quot;},&quot;citationItems&quot;:[{&quot;id&quot;:2280,&quot;uris&quot;:[&quot;http://zotero.org/users/316567/items/CAWDKTHT&quot;],&quot;uri&quot;:[&quot;http://zotero.org/users/316567/items/CAWDKTHT&quot;],&quot;itemData&quot;:{&quot;id&quot;:2280,&quot;type&quot;:&quot;article-journal&quot;,&quot;title&quot;:&quot;Distinct in situ structures of the Borrelia flagellar motor&quot;,&quot;container-title&quot;:&quot;Journal of Structural Biology&quot;,&quot;page&quot;:&quot;54-61&quot;,&quot;volume&quot;:&quot;169&quot;,&quot;issue&quot;:&quot;1&quot;,&quot;source&quot;:&quot;ScienceDirect&quot;,&quot;abstract&quot;:&quot;Bacteria can be propelled in liquids by flagellar filaments that are attached to and moved by flagellar motors. These motors are rotary nanomachines that use the electrochemical potential from ion gradients. The motor can spin in both directions with specific proteins regulating the direction in response to chemotactic stimuli. Here we investigated the structure of flagellar motors of Borrelia spirochetes, the causative agents of Lyme disease in humans. We revealed the structure of the motor complex at 4.6-nm resolution by sub-volume averaging of cryo-electron tomograms and subsequently imposing rotational symmetry. This allowed direct visualisation of individual motor components, the connection between the stator and the peptidoglycan as well as filamentous linkers between the stator and the rod. Two different motor assemblies seem to co-exist at a single bacterial pole. While most motors were completely assembled, a smaller fraction appeared to lack part of the C-ring, which plays a role in protein export and switching the directionality of rotation. Our data suggest a novel mechanism that bacteria may use to control the direction of movement.&quot;,&quot;DOI&quot;:&quot;10.1016/j.jsb.2009.08.008&quot;,&quot;ISSN&quot;:&quot;1047-8477&quot;,&quot;author&quot;:[{&quot;family&quot;:&quot;Kudryashev&quot;,&quot;given&quot;:&quot;Mikhail&quot;},{&quot;family&quot;:&quot;Cyrklaff&quot;,&quot;given&quot;:&quot;Marek&quot;},{&quot;family&quot;:&quot;Wallich&quot;,&quot;given&quot;:&quot;Reinhard&quot;},{&quot;family&quot;:&quot;Baumeister&quot;,&quot;given&quot;:&quot;Wolfgang&quot;},{&quot;family&quot;:&quot;Frischknecht&quot;,&quot;given&quot;:&quot;Friedrich&quot;}],&quot;issued&quot;:{&quot;date-parts&quot;:[[&quot;2010&quot;,1]]},&quot;accessed&quot;:{&quot;date-parts&quot;:[[2012,5,30]]}}}],&quot;schema&quot;:&quot;https://github.com/citation-style-language/schema/raw/master/csl-citation.json&quot;} RNDmH0eczSzWI"/><text:span text:style-name="T7">(Kudryashev et al., 2010)</text:span><text:reference-mark-end text:name="ZOTERO_ITEM CSL_CITATION {&quot;citationID&quot;:&quot;1s1alp643j&quot;,&quot;properties&quot;:{&quot;formattedCitation&quot;:&quot;(Kudryashev et al., 2010)&quot;,&quot;plainCitation&quot;:&quot;(Kudryashev et al., 2010)&quot;},&quot;citationItems&quot;:[{&quot;id&quot;:2280,&quot;uris&quot;:[&quot;http://zotero.org/users/316567/items/CAWDKTHT&quot;],&quot;uri&quot;:[&quot;http://zotero.org/users/316567/items/CAWDKTHT&quot;],&quot;itemData&quot;:{&quot;id&quot;:2280,&quot;type&quot;:&quot;article-journal&quot;,&quot;title&quot;:&quot;Distinct in situ structures of the Borrelia flagellar motor&quot;,&quot;container-title&quot;:&quot;Journal of Structural Biology&quot;,&quot;page&quot;:&quot;54-61&quot;,&quot;volume&quot;:&quot;169&quot;,&quot;issue&quot;:&quot;1&quot;,&quot;source&quot;:&quot;ScienceDirect&quot;,&quot;abstract&quot;:&quot;Bacteria can be propelled in liquids by flagellar filaments that are attached to and moved by flagellar motors. These motors are rotary nanomachines that use the electrochemical potential from ion gradients. The motor can spin in both directions with specific proteins regulating the direction in response to chemotactic stimuli. Here we investigated the structure of flagellar motors of Borrelia spirochetes, the causative agents of Lyme disease in humans. We revealed the structure of the motor complex at 4.6-nm resolution by sub-volume averaging of cryo-electron tomograms and subsequently imposing rotational symmetry. This allowed direct visualisation of individual motor components, the connection between the stator and the peptidoglycan as well as filamentous linkers between the stator and the rod. Two different motor assemblies seem to co-exist at a single bacterial pole. While most motors were completely assembled, a smaller fraction appeared to lack part of the C-ring, which plays a role in protein export and switching the directionality of rotation. Our data suggest a novel mechanism that bacteria may use to control the direction of movement.&quot;,&quot;DOI&quot;:&quot;10.1016/j.jsb.2009.08.008&quot;,&quot;ISSN&quot;:&quot;1047-8477&quot;,&quot;author&quot;:[{&quot;family&quot;:&quot;Kudryashev&quot;,&quot;given&quot;:&quot;Mikhail&quot;},{&quot;family&quot;:&quot;Cyrklaff&quot;,&quot;given&quot;:&quot;Marek&quot;},{&quot;family&quot;:&quot;Wallich&quot;,&quot;given&quot;:&quot;Reinhard&quot;},{&quot;family&quot;:&quot;Baumeister&quot;,&quot;given&quot;:&quot;Wolfgang&quot;},{&quot;family&quot;:&quot;Frischknecht&quot;,&quot;given&quot;:&quot;Friedrich&quot;}],&quot;issued&quot;:{&quot;date-parts&quot;:[[&quot;2010&quot;,1]]},&quot;accessed&quot;:{&quot;date-parts&quot;:[[2012,5,30]]}}}],&quot;schema&quot;:&quot;https://github.com/citation-style-language/schema/raw/master/csl-citation.json&quot;} RNDmH0eczSzWI"/><text:span text:style-name="T7">, while metal shadowing of motors revealed partial rings of stator complexes </text:span><text:reference-mark-start text:name="ZOTERO_ITEM CSL_CITATION {&quot;citationID&quot;:&quot;1lv1v1cc8t&quot;,&quot;properties&quot;:{&quot;formattedCitation&quot;:&quot;(Khan et al., 1998)&quot;,&quot;plainCitation&quot;:&quot;(Khan et al., 1998)&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schema&quot;:&quot;https://github.com/citation-style-language/schema/raw/master/csl-citation.json&quot;} RND8OJjl39eu1"/><text:span text:style-name="T7">(Khan et al., 1998)</text:span><text:reference-mark-end text:name="ZOTERO_ITEM CSL_CITATION {&quot;citationID&quot;:&quot;1lv1v1cc8t&quot;,&quot;properties&quot;:{&quot;formattedCitation&quot;:&quot;(Khan et al., 1998)&quot;,&quot;plainCitation&quot;:&quot;(Khan et al., 1998)&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schema&quot;:&quot;https://github.com/citation-style-language/schema/raw/master/csl-citation.json&quot;} RND8OJjl39eu1"/><text:span text:style-name="T7">. Nevertheless, apart from one electron cryo-tomography study reporting missing C-rings </text:span><text:reference-mark-start text:name="ZOTERO_ITEM CSL_CITATION {&quot;citationID&quot;:&quot;18ir903je2&quot;,&quot;properties&quot;:{&quot;formattedCitation&quot;:&quot;(Kudryashev et al., 2010)&quot;,&quot;plainCitation&quot;:&quot;(Kudryashev et al., 2010)&quot;},&quot;citationItems&quot;:[{&quot;id&quot;:2280,&quot;uris&quot;:[&quot;http://zotero.org/users/316567/items/CAWDKTHT&quot;],&quot;uri&quot;:[&quot;http://zotero.org/users/316567/items/CAWDKTHT&quot;],&quot;itemData&quot;:{&quot;id&quot;:2280,&quot;type&quot;:&quot;article-journal&quot;,&quot;title&quot;:&quot;Distinct in situ structures of the Borrelia flagellar motor&quot;,&quot;container-title&quot;:&quot;Journal of Structural Biology&quot;,&quot;page&quot;:&quot;54-61&quot;,&quot;volume&quot;:&quot;169&quot;,&quot;issue&quot;:&quot;1&quot;,&quot;source&quot;:&quot;ScienceDirect&quot;,&quot;abstract&quot;:&quot;Bacteria can be propelled in liquids by flagellar filaments that are attached to and moved by flagellar motors. These motors are rotary nanomachines that use the electrochemical potential from ion gradients. The motor can spin in both directions with specific proteins regulating the direction in response to chemotactic stimuli. Here we investigated the structure of flagellar motors of Borrelia spirochetes, the causative agents of Lyme disease in humans. We revealed the structure of the motor complex at 4.6-nm resolution by sub-volume averaging of cryo-electron tomograms and subsequently imposing rotational symmetry. This allowed direct visualisation of individual motor components, the connection between the stator and the peptidoglycan as well as filamentous linkers between the stator and the rod. Two different motor assemblies seem to co-exist at a single bacterial pole. While most motors were completely assembled, a smaller fraction appeared to lack part of the C-ring, which plays a role in protein export and switching the directionality of rotation. Our data suggest a novel mechanism that bacteria may use to control the direction of movement.&quot;,&quot;DOI&quot;:&quot;10.1016/j.jsb.2009.08.008&quot;,&quot;ISSN&quot;:&quot;1047-8477&quot;,&quot;author&quot;:[{&quot;family&quot;:&quot;Kudryashev&quot;,&quot;given&quot;:&quot;Mikhail&quot;},{&quot;family&quot;:&quot;Cyrklaff&quot;,&quot;given&quot;:&quot;Marek&quot;},{&quot;family&quot;:&quot;Wallich&quot;,&quot;given&quot;:&quot;Reinhard&quot;},{&quot;family&quot;:&quot;Baumeister&quot;,&quot;given&quot;:&quot;Wolfgang&quot;},{&quot;family&quot;:&quot;Frischknecht&quot;,&quot;given&quot;:&quot;Friedrich&quot;}],&quot;issued&quot;:{&quot;date-parts&quot;:[[&quot;2010&quot;,1]]},&quot;accessed&quot;:{&quot;date-parts&quot;:[[2012,5,30]]}}}],&quot;schema&quot;:&quot;https://github.com/citation-style-language/schema/raw/master/csl-citation.json&quot;} RND3ZAhTybS6J"/><text:span text:style-name="T7">(Kudryashev et al., 2010)</text:span><text:reference-mark-end text:name="ZOTERO_ITEM CSL_CITATION {&quot;citationID&quot;:&quot;18ir903je2&quot;,&quot;properties&quot;:{&quot;formattedCitation&quot;:&quot;(Kudryashev et al., 2010)&quot;,&quot;plainCitation&quot;:&quot;(Kudryashev et al., 2010)&quot;},&quot;citationItems&quot;:[{&quot;id&quot;:2280,&quot;uris&quot;:[&quot;http://zotero.org/users/316567/items/CAWDKTHT&quot;],&quot;uri&quot;:[&quot;http://zotero.org/users/316567/items/CAWDKTHT&quot;],&quot;itemData&quot;:{&quot;id&quot;:2280,&quot;type&quot;:&quot;article-journal&quot;,&quot;title&quot;:&quot;Distinct in situ structures of the Borrelia flagellar motor&quot;,&quot;container-title&quot;:&quot;Journal of Structural Biology&quot;,&quot;page&quot;:&quot;54-61&quot;,&quot;volume&quot;:&quot;169&quot;,&quot;issue&quot;:&quot;1&quot;,&quot;source&quot;:&quot;ScienceDirect&quot;,&quot;abstract&quot;:&quot;Bacteria can be propelled in liquids by flagellar filaments that are attached to and moved by flagellar motors. These motors are rotary nanomachines that use the electrochemical potential from ion gradients. The motor can spin in both directions with specific proteins regulating the direction in response to chemotactic stimuli. Here we investigated the structure of flagellar motors of Borrelia spirochetes, the causative agents of Lyme disease in humans. We revealed the structure of the motor complex at 4.6-nm resolution by sub-volume averaging of cryo-electron tomograms and subsequently imposing rotational symmetry. This allowed direct visualisation of individual motor components, the connection between the stator and the peptidoglycan as well as filamentous linkers between the stator and the rod. Two different motor assemblies seem to co-exist at a single bacterial pole. While most motors were completely assembled, a smaller fraction appeared to lack part of the C-ring, which plays a role in protein export and switching the directionality of rotation. Our data suggest a novel mechanism that bacteria may use to control the direction of movement.&quot;,&quot;DOI&quot;:&quot;10.1016/j.jsb.2009.08.008&quot;,&quot;ISSN&quot;:&quot;1047-8477&quot;,&quot;author&quot;:[{&quot;family&quot;:&quot;Kudryashev&quot;,&quot;given&quot;:&quot;Mikhail&quot;},{&quot;family&quot;:&quot;Cyrklaff&quot;,&quot;given&quot;:&quot;Marek&quot;},{&quot;family&quot;:&quot;Wallich&quot;,&quot;given&quot;:&quot;Reinhard&quot;},{&quot;family&quot;:&quot;Baumeister&quot;,&quot;given&quot;:&quot;Wolfgang&quot;},{&quot;family&quot;:&quot;Frischknecht&quot;,&quot;given&quot;:&quot;Friedrich&quot;}],&quot;issued&quot;:{&quot;date-parts&quot;:[[&quot;2010&quot;,1]]},&quot;accessed&quot;:{&quot;date-parts&quot;:[[2012,5,30]]}}}],&quot;schema&quot;:&quot;https://github.com/citation-style-language/schema/raw/master/csl-citation.json&quot;} RND3ZAhTybS6J"/>,<text:span text:style-name="T7"> other such studies suggest high occupancy, even if dynamic </text:span><text:reference-mark-start text:name="ZOTERO_ITEM CSL_CITATION {&quot;citationID&quot;:&quot;ytxnirG2&quot;,&quot;properties&quot;:{&quot;formattedCitation&quot;:&quot;(Murphy et al., 2006; Liu et al., 2009; Chen et al., 2011)&quot;,&quot;plainCitation&quot;:&quot;(Murphy et al., 2006; Liu et al., 2009; Chen et al., 2011)&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E92RFuEmQh"/><text:span text:style-name="T7">(Murphy et al., 2006; Liu et al., 2009; Chen et al., 2011)</text:span><text:reference-mark-end text:name="ZOTERO_ITEM CSL_CITATION {&quot;citationID&quot;:&quot;ytxnirG2&quot;,&quot;properties&quot;:{&quot;formattedCitation&quot;:&quot;(Murphy et al., 2006; Liu et al., 2009; Chen et al., 2011)&quot;,&quot;plainCitation&quot;:&quot;(Murphy et al., 2006; Liu et al., 2009; Chen et al., 2011)&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E92RFuEmQh"/><text:span text:style-name="T7">.</text:span></text:p>
      <text:h text:style-name="P95" text:outline-level="5">C-ring diversity</text:h>
      <text:p text:style-name="Standard">The description of the C-ring above is based upon the enterobacterial flagellar motor. Is the same true for all motors? While the core functionality remains conserved, there is a wide range of deviation from the enterobacterial paradigm.</text:p>
      <text:p text:style-name="P16">Motor signal response is varied across the bacteria. Four basic responses are currently known: reversal of rotation direction, brake, clutch, and accelerator. <text:span text:style-name="T1">In many bacteria, </text:span><text:span text:style-name="T32">including the enterobacteria, </text:span><text:span text:style-name="T14">R. sphaeroides,</text:span><text:span text:style-name="T32"> </text:span><text:span text:style-name="T1">and </text:span><text:span text:style-name="T14">B. subtilis</text:span><text:span text:style-name="T1">, counterclockwise rotation results in straight runs while clockwise rotation results in tumbles. </text:span>In the enterobacteria, CheY~P is a signal to change direction. Docking of CheY~P with the C-ring triggers a switch from counterclockwise to clockwise rotation, culminating in a random tumble. Conversely, in <text:span text:style-name="T9">B. subtilis</text:span><text:span text:style-name="T22"> CheY~P is a signal to maintain the current swimming direction. CheY~P docking to the C-ring acts to maintain <text:s/>counterclockwise rotation; reduction in CheY~P results in a switch to clockwise rotation and a tumble </text:span><text:span text:style-name="T32"><text:s/></text:span><text:reference-mark-start text:name="ZOTERO_ITEM CSL_CITATION {&quot;citationID&quot;:&quot;svougbkuq&quot;,&quot;properties&quot;:{&quot;formattedCitation&quot;:&quot;(Bischoff et al., 1993)&quot;,&quot;plainCitation&quot;:&quot;(Bischoff et al., 1993)&quot;},&quot;citationItems&quot;:[{&quot;id&quot;:2595,&quot;uris&quot;:[&quot;http://zotero.org/users/316567/items/MZKT5T27&quot;],&quot;uri&quot;:[&quot;http://zotero.org/users/316567/items/MZKT5T27&quot;],&quot;itemData&quot;:{&quot;id&quot;:2595,&quot;type&quot;:&quot;article-journal&quot;,&quot;title&quot;:&quot;Purification and characterization of Bacillus subtilis CheY&quot;,&quot;container-title&quot;:&quot;Biochemistry&quot;,&quot;page&quot;:&quot;9256-9261&quot;,&quot;volume&quot;:&quot;32&quot;,&quot;issue&quot;:&quot;35&quot;,&quot;source&quot;:&quot;ACS Publications&quot;,&quot;DOI&quot;:&quot;10.1021/bi00086a035&quot;,&quot;ISSN&quot;:&quot;0006-2960&quot;,&quot;journalAbbreviation&quot;:&quot;Biochemistry&quot;,&quot;author&quot;:[{&quot;family&quot;:&quot;Bischoff&quot;,&quot;given&quot;:&quot;David S.&quot;},{&quot;family&quot;:&quot;Bourret&quot;,&quot;given&quot;:&quot;Robert B.&quot;},{&quot;family&quot;:&quot;Kirsch&quot;,&quot;given&quot;:&quot;Michael L.&quot;},{&quot;family&quot;:&quot;Ordal&quot;,&quot;given&quot;:&quot;George W.&quot;}],&quot;issued&quot;:{&quot;date-parts&quot;:[[&quot;1993&quot;,9,1]]}}}],&quot;schema&quot;:&quot;https://github.com/citation-style-language/schema/raw/master/csl-citation.json&quot;} RNDjqTX49M16k"/><text:span text:style-name="T32">(Bischoff et al., 1993)</text:span><text:reference-mark-end text:name="ZOTERO_ITEM CSL_CITATION {&quot;citationID&quot;:&quot;svougbkuq&quot;,&quot;properties&quot;:{&quot;formattedCitation&quot;:&quot;(Bischoff et al., 1993)&quot;,&quot;plainCitation&quot;:&quot;(Bischoff et al., 1993)&quot;},&quot;citationItems&quot;:[{&quot;id&quot;:2595,&quot;uris&quot;:[&quot;http://zotero.org/users/316567/items/MZKT5T27&quot;],&quot;uri&quot;:[&quot;http://zotero.org/users/316567/items/MZKT5T27&quot;],&quot;itemData&quot;:{&quot;id&quot;:2595,&quot;type&quot;:&quot;article-journal&quot;,&quot;title&quot;:&quot;Purification and characterization of Bacillus subtilis CheY&quot;,&quot;container-title&quot;:&quot;Biochemistry&quot;,&quot;page&quot;:&quot;9256-9261&quot;,&quot;volume&quot;:&quot;32&quot;,&quot;issue&quot;:&quot;35&quot;,&quot;source&quot;:&quot;ACS Publications&quot;,&quot;DOI&quot;:&quot;10.1021/bi00086a035&quot;,&quot;ISSN&quot;:&quot;0006-2960&quot;,&quot;journalAbbreviation&quot;:&quot;Biochemistry&quot;,&quot;author&quot;:[{&quot;family&quot;:&quot;Bischoff&quot;,&quot;given&quot;:&quot;David S.&quot;},{&quot;family&quot;:&quot;Bourret&quot;,&quot;given&quot;:&quot;Robert B.&quot;},{&quot;family&quot;:&quot;Kirsch&quot;,&quot;given&quot;:&quot;Michael L.&quot;},{&quot;family&quot;:&quot;Ordal&quot;,&quot;given&quot;:&quot;George W.&quot;}],&quot;issued&quot;:{&quot;date-parts&quot;:[[&quot;1993&quot;,9,1]]}}}],&quot;schema&quot;:&quot;https://github.com/citation-style-language/schema/raw/master/csl-citation.json&quot;} RNDjqTX49M16k"/><text:span text:style-name="T22">. In </text:span><text:span text:style-name="T9">Rhodobacter sphaeroides</text:span><text:span text:style-name="T22">, however, CheY~P acts as a brake and stops motor rotation, locking the motor in place and resisting rotation by externally-applied torque </text:span><text:reference-mark-start text:name="ZOTERO_ITEM CSL_CITATION {&quot;citationID&quot;:&quot;141g8hn2a6&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0EbKc7Pn1n"/><text:span text:style-name="T22">(Pilizota et al., 2009)</text:span><text:reference-mark-end text:name="ZOTERO_ITEM CSL_CITATION {&quot;citationID&quot;:&quot;141g8hn2a6&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0EbKc7Pn1n"/>. <text:span text:style-name="T22">YcgR also acts as a c-di-GMP-induced brake in the enterobacteria as a step towards biofilm formation. In </text:span><text:span text:style-name="T15">B. subtilis</text:span><text:span text:style-name="T33">, a protein involved in biofilm matrix formation, EpsE, has been shown to act as a clutch </text:span><text:reference-mark-start text:name="ZOTERO_ITEM CSL_CITATION {&quot;citationID&quot;:&quot;1pq83h12sb&quot;,&quot;properties&quot;:{&quot;formattedCitation&quot;:&quot;(Blair et al., 2008)&quot;,&quot;plainCitation&quot;:&quot;(Blair et al., 2008)&quot;},&quot;citationItems&quot;:[{&quot;id&quot;:1917,&quot;uris&quot;:[&quot;http://zotero.org/users/316567/items/5P6HG6MN&quot;],&quot;uri&quot;:[&quot;http://zotero.org/users/316567/items/5P6HG6MN&quot;],&quot;itemData&quot;:{&quot;id&quot;:1917,&quot;type&quot;:&quot;article-journal&quot;,&quot;title&quot;:&quot;A Molecular Clutch Disables Flagella in the Bacillus Subtilis Biofilm&quot;,&quot;container-title&quot;:&quot;Science&quot;,&quot;page&quot;:&quot;1636-1638&quot;,&quot;volume&quot;:&quot;320&quot;,&quot;issue&quot;:&quot;5883&quot;,&quot;source&quot;:&quot;www.sciencemag.org&quot;,&quot;abstract&quot;:&quot;Biofilms are multicellular aggregates of sessile bacteria encased by an extracellular matrix and are important medically as a source of drug-resistant microbes. In Bacillus subtilis, we found that an operon required for biofilm matrix biosynthesis also encoded an inhibitor of motility, EpsE. EpsE arrested flagellar rotation in a manner similar to that of a clutch, by disengaging motor force-generating elements in cells embedded in the biofilm matrix. The clutch is a simple, rapid, and potentially reversible form of motility control.&quot;,&quot;DOI&quot;:&quot;10.1126/science.1157877&quot;,&quot;ISSN&quot;:&quot;0036-8075, 1095-9203&quot;,&quot;journalAbbreviation&quot;:&quot;Science&quot;,&quot;language&quot;:&quot;en&quot;,&quot;author&quot;:[{&quot;family&quot;:&quot;Blair&quot;,&quot;given&quot;:&quot;Kris M&quot;},{&quot;family&quot;:&quot;Turner&quot;,&quot;given&quot;:&quot;Linda&quot;},{&quot;family&quot;:&quot;Winkelman&quot;,&quot;given&quot;:&quot;Jared T&quot;},{&quot;family&quot;:&quot;Berg&quot;,&quot;given&quot;:&quot;Howard C&quot;},{&quot;family&quot;:&quot;Kearns&quot;,&quot;given&quot;:&quot;Daniel B&quot;}],&quot;issued&quot;:{&quot;date-parts&quot;:[[2008,6,20]]},&quot;accessed&quot;:{&quot;date-parts&quot;:[[2012,5,30]]}}}],&quot;schema&quot;:&quot;https://github.com/citation-style-language/schema/raw/master/csl-citation.json&quot;} RNDZIiMyeeT7L"/><text:span text:style-name="T33">(Blair et al., 2008)</text:span><text:reference-mark-end text:name="ZOTERO_ITEM CSL_CITATION {&quot;citationID&quot;:&quot;1pq83h12sb&quot;,&quot;properties&quot;:{&quot;formattedCitation&quot;:&quot;(Blair et al., 2008)&quot;,&quot;plainCitation&quot;:&quot;(Blair et al., 2008)&quot;},&quot;citationItems&quot;:[{&quot;id&quot;:1917,&quot;uris&quot;:[&quot;http://zotero.org/users/316567/items/5P6HG6MN&quot;],&quot;uri&quot;:[&quot;http://zotero.org/users/316567/items/5P6HG6MN&quot;],&quot;itemData&quot;:{&quot;id&quot;:1917,&quot;type&quot;:&quot;article-journal&quot;,&quot;title&quot;:&quot;A Molecular Clutch Disables Flagella in the Bacillus Subtilis Biofilm&quot;,&quot;container-title&quot;:&quot;Science&quot;,&quot;page&quot;:&quot;1636-1638&quot;,&quot;volume&quot;:&quot;320&quot;,&quot;issue&quot;:&quot;5883&quot;,&quot;source&quot;:&quot;www.sciencemag.org&quot;,&quot;abstract&quot;:&quot;Biofilms are multicellular aggregates of sessile bacteria encased by an extracellular matrix and are important medically as a source of drug-resistant microbes. In Bacillus subtilis, we found that an operon required for biofilm matrix biosynthesis also encoded an inhibitor of motility, EpsE. EpsE arrested flagellar rotation in a manner similar to that of a clutch, by disengaging motor force-generating elements in cells embedded in the biofilm matrix. The clutch is a simple, rapid, and potentially reversible form of motility control.&quot;,&quot;DOI&quot;:&quot;10.1126/science.1157877&quot;,&quot;ISSN&quot;:&quot;0036-8075, 1095-9203&quot;,&quot;journalAbbreviation&quot;:&quot;Science&quot;,&quot;language&quot;:&quot;en&quot;,&quot;author&quot;:[{&quot;family&quot;:&quot;Blair&quot;,&quot;given&quot;:&quot;Kris M&quot;},{&quot;family&quot;:&quot;Turner&quot;,&quot;given&quot;:&quot;Linda&quot;},{&quot;family&quot;:&quot;Winkelman&quot;,&quot;given&quot;:&quot;Jared T&quot;},{&quot;family&quot;:&quot;Berg&quot;,&quot;given&quot;:&quot;Howard C&quot;},{&quot;family&quot;:&quot;Kearns&quot;,&quot;given&quot;:&quot;Daniel B&quot;}],&quot;issued&quot;:{&quot;date-parts&quot;:[[2008,6,20]]},&quot;accessed&quot;:{&quot;date-parts&quot;:[[2012,5,30]]}}}],&quot;schema&quot;:&quot;https://github.com/citation-style-language/schema/raw/master/csl-citation.json&quot;} RNDZIiMyeeT7L"/>. EpsE interacts with FliG<text:span text:style-name="T61">C</text:span> to disengage the rotor from the stators instead of locking it in place as in the <text:span text:style-name="T9">R. sphaeroides</text:span><text:span text:style-name="T22"> brake. Note that at low Reynolds number, the distinction between a clutch and brake are fairly subtle! EpsE interacts with FliG</text:span><text:span text:style-name="T66">C</text:span><text:span text:style-name="T22"> </text:span><text:reference-mark-start text:name="ZOTERO_ITEM CSL_CITATION {&quot;citationID&quot;:&quot;2oo2k163si&quot;,&quot;properties&quot;:{&quot;formattedCitation&quot;:&quot;(Blair et al., 2008)&quot;,&quot;plainCitation&quot;:&quot;(Blair et al., 2008)&quot;},&quot;citationItems&quot;:[{&quot;id&quot;:1917,&quot;uris&quot;:[&quot;http://zotero.org/users/316567/items/5P6HG6MN&quot;],&quot;uri&quot;:[&quot;http://zotero.org/users/316567/items/5P6HG6MN&quot;],&quot;itemData&quot;:{&quot;id&quot;:1917,&quot;type&quot;:&quot;article-journal&quot;,&quot;title&quot;:&quot;A Molecular Clutch Disables Flagella in the Bacillus Subtilis Biofilm&quot;,&quot;container-title&quot;:&quot;Science&quot;,&quot;page&quot;:&quot;1636-1638&quot;,&quot;volume&quot;:&quot;320&quot;,&quot;issue&quot;:&quot;5883&quot;,&quot;source&quot;:&quot;www.sciencemag.org&quot;,&quot;abstract&quot;:&quot;Biofilms are multicellular aggregates of sessile bacteria encased by an extracellular matrix and are important medically as a source of drug-resistant microbes. In Bacillus subtilis, we found that an operon required for biofilm matrix biosynthesis also encoded an inhibitor of motility, EpsE. EpsE arrested flagellar rotation in a manner similar to that of a clutch, by disengaging motor force-generating elements in cells embedded in the biofilm matrix. The clutch is a simple, rapid, and potentially reversible form of motility control.&quot;,&quot;DOI&quot;:&quot;10.1126/science.1157877&quot;,&quot;ISSN&quot;:&quot;0036-8075, 1095-9203&quot;,&quot;journalAbbreviation&quot;:&quot;Science&quot;,&quot;language&quot;:&quot;en&quot;,&quot;author&quot;:[{&quot;family&quot;:&quot;Blair&quot;,&quot;given&quot;:&quot;Kris M&quot;},{&quot;family&quot;:&quot;Turner&quot;,&quot;given&quot;:&quot;Linda&quot;},{&quot;family&quot;:&quot;Winkelman&quot;,&quot;given&quot;:&quot;Jared T&quot;},{&quot;family&quot;:&quot;Berg&quot;,&quot;given&quot;:&quot;Howard C&quot;},{&quot;family&quot;:&quot;Kearns&quot;,&quot;given&quot;:&quot;Daniel B&quot;}],&quot;issued&quot;:{&quot;date-parts&quot;:[[2008,6,20]]},&quot;accessed&quot;:{&quot;date-parts&quot;:[[2012,5,30]]}}}],&quot;schema&quot;:&quot;https://github.com/citation-style-language/schema/raw/master/csl-citation.json&quot;} RND78Qjjq2z3F"/><text:span text:style-name="T22">(Blair et al., 2008)</text:span><text:reference-mark-end text:name="ZOTERO_ITEM CSL_CITATION {&quot;citationID&quot;:&quot;2oo2k163si&quot;,&quot;properties&quot;:{&quot;formattedCitation&quot;:&quot;(Blair et al., 2008)&quot;,&quot;plainCitation&quot;:&quot;(Blair et al., 2008)&quot;},&quot;citationItems&quot;:[{&quot;id&quot;:1917,&quot;uris&quot;:[&quot;http://zotero.org/users/316567/items/5P6HG6MN&quot;],&quot;uri&quot;:[&quot;http://zotero.org/users/316567/items/5P6HG6MN&quot;],&quot;itemData&quot;:{&quot;id&quot;:1917,&quot;type&quot;:&quot;article-journal&quot;,&quot;title&quot;:&quot;A Molecular Clutch Disables Flagella in the Bacillus Subtilis Biofilm&quot;,&quot;container-title&quot;:&quot;Science&quot;,&quot;page&quot;:&quot;1636-1638&quot;,&quot;volume&quot;:&quot;320&quot;,&quot;issue&quot;:&quot;5883&quot;,&quot;source&quot;:&quot;www.sciencemag.org&quot;,&quot;abstract&quot;:&quot;Biofilms are multicellular aggregates of sessile bacteria encased by an extracellular matrix and are important medically as a source of drug-resistant microbes. In Bacillus subtilis, we found that an operon required for biofilm matrix biosynthesis also encoded an inhibitor of motility, EpsE. EpsE arrested flagellar rotation in a manner similar to that of a clutch, by disengaging motor force-generating elements in cells embedded in the biofilm matrix. The clutch is a simple, rapid, and potentially reversible form of motility control.&quot;,&quot;DOI&quot;:&quot;10.1126/science.1157877&quot;,&quot;ISSN&quot;:&quot;0036-8075, 1095-9203&quot;,&quot;journalAbbreviation&quot;:&quot;Science&quot;,&quot;language&quot;:&quot;en&quot;,&quot;author&quot;:[{&quot;family&quot;:&quot;Blair&quot;,&quot;given&quot;:&quot;Kris M&quot;},{&quot;family&quot;:&quot;Turner&quot;,&quot;given&quot;:&quot;Linda&quot;},{&quot;family&quot;:&quot;Winkelman&quot;,&quot;given&quot;:&quot;Jared T&quot;},{&quot;family&quot;:&quot;Berg&quot;,&quot;given&quot;:&quot;Howard C&quot;},{&quot;family&quot;:&quot;Kearns&quot;,&quot;given&quot;:&quot;Daniel B&quot;}],&quot;issued&quot;:{&quot;date-parts&quot;:[[2008,6,20]]},&quot;accessed&quot;:{&quot;date-parts&quot;:[[2012,5,30]]}}}],&quot;schema&quot;:&quot;https://github.com/citation-style-language/schema/raw/master/csl-citation.json&quot;} RND78Qjjq2z3F"/><text:span text:style-name="T22">.Finally, CheY~P acts to change speed in some bacteria. In </text:span><text:span text:style-name="T9">Sinorhizobium meliloti </text:span><text:span text:style-name="T26">[taxID 266834]</text:span><text:span text:style-name="T22">, CheY~P is also an internal signal to change direction. The route via which it achieves this, however, is very different: the </text:span><text:span text:style-name="T9">S. meliloti </text:span><text:span text:style-name="T22">motor spins exclusively clockwise. If all of the five or six motors on the cell surface are rotating at the same speed, this results in a run. CheY~P, however, acts to slow rotation of motors. This effect is not uniform, leading to motors spinning at different speeds, leading to the bacterium veering off in a new direction </text:span><text:reference-mark-start text:name="ZOTERO_ITEM CSL_CITATION {&quot;citationID&quot;:&quot;2j9j8hg0b7&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ieohfHMVDp"/><text:span text:style-name="T22">(Schmitt, 2002)</text:span><text:reference-mark-end text:name="ZOTERO_ITEM CSL_CITATION {&quot;citationID&quot;:&quot;2j9j8hg0b7&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ieohfHMVDp"/>. <text:span text:style-name="T106">[wasn't this shown later not to be the case in R. sphaeroides? If so, make comment]</text:span></text:p>
      <text:p text:style-name="P34">This variety despite a conserved core of FliG, FliM and FliN in the C-ring suggests that only small changes in these components results in shift in response. This is consistent with the C-ring being a sensitive switch.</text:p>
      <text:p text:style-name="P35"><text:span text:style-name="T94">Multiple sequence alignments of components and conserved sequences. </text:span><text:span text:style-name="T95">PFAM.</text:span><text:span text:style-name="T94"> </text:span><text:span text:style-name="T88">Interestingly, the residues responsible for rotor-stator interactions are not conserved in the </text:span><text:span text:style-name="T92">Buchnera</text:span><text:span text:style-name="T85"> FliG, allowing comparative studies to further strengthen our belief that these residues interact with the stators.</text:span></text:p>
      <text:p text:style-name="Standard"><text:span text:style-name="T128">The C-rings of some organisms have different components. The protein FliY is found in some organisms, including the Bacilli, Spirochaetes, and Thermotogae. FliY is homologous to FliN / FliM</text:span><text:span text:style-name="T70">C</text:span><text:span text:style-name="T128"> (</text:span><text:span text:style-name="T129">correct domain?</text:span><text:span text:style-name="T128">), with an N-terminal CheC-like domain </text:span><text:reference-mark-start text:name="ZOTERO_ITEM CSL_CITATION {&quot;citationID&quot;:&quot;21n7m3kqp3&quot;,&quot;properties&quot;:{&quot;formattedCitation&quot;:&quot;(Muff and Ordal, 2007)&quot;,&quot;plainCitation&quot;:&quot;(Muff and Ordal, 2007)&quot;},&quot;citationItems&quot;:[{&quot;id&quot;:2806,&quot;uris&quot;:[&quot;http://zotero.org/users/316567/items/TZBNUMW5&quot;],&quot;uri&quot;:[&quot;http://zotero.org/users/316567/items/TZBNUMW5&quot;],&quot;itemData&quot;:{&quot;id&quot;:2806,&quot;type&quot;:&quot;chapter&quot;,&quot;title&quot;:&quot;Assays for CheC, FliY, and CheX as Representatives of Response Regulator Phosphatases&quot;,&quot;container-title&quot;:&quot;Methods in Enzymology&quot;,&quot;publisher&quot;:&quot;Academic Press&quot;,&quot;page&quot;:&quot;336-348&quot;,&quot;volume&quot;:&quot;Volume 423&quot;,&quot;source&quot;:&quot;ScienceDirect&quot;,&quot;abstract&quot;:&quot;Much study of two‐component systems deals with the excitation of the histidine kinase, activation of the response regulator, and the ultimate target of the signal. Removal of the message is of great importance to these signaling systems. Many methods have evolved in two‐component systems to this end. These include autodephosphorylation of the response regulator, hydrolysis of the phosphoryl group by the kinase, or a dedicated phosphatase protein. It has long been known that CheZ is the phosphatase in the chemotaxis system of Escherichia coli and related bacteria. Most bacteria and archaea, however, do not have a cheZ gene, but instead rely on the CheC, CheX, and FliY family of CheY‐P phosphatases. Here, we describe assays to test these chemotactic phosphatases, applicable to many other response regulator phosphatases.&quot;,&quot;URL&quot;:&quot;http://www.sciencedirect.com/science/article/pii/S0076687907230150&quot;,&quot;ISBN&quot;:&quot;0076-6879&quot;,&quot;shortTitle&quot;:&quot;Two‐Component Signaling Systems, Part B&quot;,&quot;author&quot;:[{&quot;family&quot;:&quot;Muff&quot;,&quot;given&quot;:&quot;Travis J.&quot;},{&quot;family&quot;:&quot;Ordal&quot;,&quot;given&quot;:&quot;George W.&quot;}],&quot;editor&quot;:[{&quot;family&quot;:&quot;Melvin I. Simon&quot;,&quot;given&quot;:&quot;Brian R. Crane and Alexandrine Crane&quot;}],&quot;issued&quot;:{&quot;date-parts&quot;:[[2007]]},&quot;accessed&quot;:{&quot;date-parts&quot;:[[2012,10,15]]}}}],&quot;schema&quot;:&quot;https://github.com/citation-style-language/schema/raw/master/csl-citation.json&quot;} RNDly9y76Sop2"/><text:span text:style-name="T128">(Muff and Ordal, 2007)</text:span><text:reference-mark-end text:name="ZOTERO_ITEM CSL_CITATION {&quot;citationID&quot;:&quot;21n7m3kqp3&quot;,&quot;properties&quot;:{&quot;formattedCitation&quot;:&quot;(Muff and Ordal, 2007)&quot;,&quot;plainCitation&quot;:&quot;(Muff and Ordal, 2007)&quot;},&quot;citationItems&quot;:[{&quot;id&quot;:2806,&quot;uris&quot;:[&quot;http://zotero.org/users/316567/items/TZBNUMW5&quot;],&quot;uri&quot;:[&quot;http://zotero.org/users/316567/items/TZBNUMW5&quot;],&quot;itemData&quot;:{&quot;id&quot;:2806,&quot;type&quot;:&quot;chapter&quot;,&quot;title&quot;:&quot;Assays for CheC, FliY, and CheX as Representatives of Response Regulator Phosphatases&quot;,&quot;container-title&quot;:&quot;Methods in Enzymology&quot;,&quot;publisher&quot;:&quot;Academic Press&quot;,&quot;page&quot;:&quot;336-348&quot;,&quot;volume&quot;:&quot;Volume 423&quot;,&quot;source&quot;:&quot;ScienceDirect&quot;,&quot;abstract&quot;:&quot;Much study of two‐component systems deals with the excitation of the histidine kinase, activation of the response regulator, and the ultimate target of the signal. Removal of the message is of great importance to these signaling systems. Many methods have evolved in two‐component systems to this end. These include autodephosphorylation of the response regulator, hydrolysis of the phosphoryl group by the kinase, or a dedicated phosphatase protein. It has long been known that CheZ is the phosphatase in the chemotaxis system of Escherichia coli and related bacteria. Most bacteria and archaea, however, do not have a cheZ gene, but instead rely on the CheC, CheX, and FliY family of CheY‐P phosphatases. Here, we describe assays to test these chemotactic phosphatases, applicable to many other response regulator phosphatases.&quot;,&quot;URL&quot;:&quot;http://www.sciencedirect.com/science/article/pii/S0076687907230150&quot;,&quot;ISBN&quot;:&quot;0076-6879&quot;,&quot;shortTitle&quot;:&quot;Two‐Component Signaling Systems, Part B&quot;,&quot;author&quot;:[{&quot;family&quot;:&quot;Muff&quot;,&quot;given&quot;:&quot;Travis J.&quot;},{&quot;family&quot;:&quot;Ordal&quot;,&quot;given&quot;:&quot;George W.&quot;}],&quot;editor&quot;:[{&quot;family&quot;:&quot;Melvin I. Simon&quot;,&quot;given&quot;:&quot;Brian R. Crane and Alexandrine Crane&quot;}],&quot;issued&quot;:{&quot;date-parts&quot;:[[2007]]},&quot;accessed&quot;:{&quot;date-parts&quot;:[[2012,10,15]]}}}],&quot;schema&quot;:&quot;https://github.com/citation-style-language/schema/raw/master/csl-citation.json&quot;} RNDly9y76Sop2"/>.<text:span text:style-name="T128"> CheC domains dephosphorylate CheY in place of the enterobacterial CheZ dephosphorylase. FliY is found in place of FliN in </text:span><text:span text:style-name="T127">B. subtilis</text:span><text:span text:style-name="T124">, and may be a part of the repurposing of CheY as a signal to continue counterclockwise motor rotation. Curiously, both FliN and FliY are found in the epsilonproteobacteria and are both required for normal flagellation, yet partially redundant </text:span><text:reference-mark-start text:name="ZOTERO_ITEM CSL_CITATION {&quot;citationID&quot;:&quot;1r8io3ef5k&quot;,&quot;properties&quot;:{&quot;formattedCitation&quot;:&quot;(Lowenthal et al., 2009)&quot;,&quot;plainCitation&quot;:&quot;(Lowenthal et al., 2009)&quot;},&quot;citationItems&quot;:[{&quot;id&quot;:2258,&quot;uris&quot;:[&quot;http://zotero.org/users/316567/items/BSJP65BV&quot;],&quot;uri&quot;:[&quot;http://zotero.org/users/316567/items/BSJP65BV&quot;],&quot;itemData&quot;:{&quot;id&quot;:2258,&quot;type&quot;:&quot;article-journal&quot;,&quot;title&quot;:&quot;Functional Analysis of the Helicobacter pylori Flagellar Switch Proteins&quot;,&quot;container-title&quot;:&quot;Journal of Bacteriology&quot;,&quot;page&quot;:&quot;7147-7156&quot;,&quot;volume&quot;:&quot;191&quot;,&quot;issue&quot;:&quot;23&quot;,&quot;source&quot;:&quot;jb.asm.org&quot;,&quot;abstract&quot;:&quot;Helicobacter pylori uses flagellum-mediated chemotaxis to promote infection. Bacterial flagella change rotational direction by changing the state of the flagellar motor via a subcomplex referred to as the switch. Intriguingly, the H. pylori genome encodes four switch complex proteins, FliM, FliN, FliY, and FliG, instead of the more typical three of Escherichia coli or Bacillus subtilis. Our goal was to examine whether and how all four switch proteins participate in flagellation. Previous work determined that FliG was required for flagellation, and we extend those findings to show that all four switch proteins are necessary for normal numbers of flagellated cells. Furthermore, while fliY and fliN are partially redundant with each other, both are needed for wild-type levels of flagellation. We also report the isolation of an H. pylori strain containing an R54C substitution in fliM, resulting in bacteria that swim constantly and do not change direction. Along with data demonstrating that CheY-phosphate interacts with FliM, these findings suggest that FliM functions in H. pylori much as it does in other organisms.&quot;,&quot;DOI&quot;:&quot;10.1128/JB.00749-09&quot;,&quot;ISSN&quot;:&quot;0021-9193, 1098-5530&quot;,&quot;journalAbbreviation&quot;:&quot;J. Bacteriol.&quot;,&quot;language&quot;:&quot;en&quot;,&quot;author&quot;:[{&quot;family&quot;:&quot;Lowenthal&quot;,&quot;given&quot;:&quot;Andrew C.&quot;},{&quot;family&quot;:&quot;Hill&quot;,&quot;given&quot;:&quot;Marla&quot;},{&quot;family&quot;:&quot;Sycuro&quot;,&quot;given&quot;:&quot;Laura K.&quot;},{&quot;family&quot;:&quot;Mehmood&quot;,&quot;given&quot;:&quot;Khalid&quot;},{&quot;family&quot;:&quot;Salama&quot;,&quot;given&quot;:&quot;Nina R.&quot;},{&quot;family&quot;:&quot;Ottemann&quot;,&quot;given&quot;:&quot;Karen M.&quot;}],&quot;issued&quot;:{&quot;date-parts&quot;:[[2009,12,1]]},&quot;accessed&quot;:{&quot;date-parts&quot;:[[2012,7,2]]}}}],&quot;schema&quot;:&quot;https://github.com/citation-style-language/schema/raw/master/csl-citation.json&quot;} RNDo2uKTyAcMl"/><text:span text:style-name="T124">(Lowenthal et al., 2009)</text:span><text:reference-mark-end text:name="ZOTERO_ITEM CSL_CITATION {&quot;citationID&quot;:&quot;1r8io3ef5k&quot;,&quot;properties&quot;:{&quot;formattedCitation&quot;:&quot;(Lowenthal et al., 2009)&quot;,&quot;plainCitation&quot;:&quot;(Lowenthal et al., 2009)&quot;},&quot;citationItems&quot;:[{&quot;id&quot;:2258,&quot;uris&quot;:[&quot;http://zotero.org/users/316567/items/BSJP65BV&quot;],&quot;uri&quot;:[&quot;http://zotero.org/users/316567/items/BSJP65BV&quot;],&quot;itemData&quot;:{&quot;id&quot;:2258,&quot;type&quot;:&quot;article-journal&quot;,&quot;title&quot;:&quot;Functional Analysis of the Helicobacter pylori Flagellar Switch Proteins&quot;,&quot;container-title&quot;:&quot;Journal of Bacteriology&quot;,&quot;page&quot;:&quot;7147-7156&quot;,&quot;volume&quot;:&quot;191&quot;,&quot;issue&quot;:&quot;23&quot;,&quot;source&quot;:&quot;jb.asm.org&quot;,&quot;abstract&quot;:&quot;Helicobacter pylori uses flagellum-mediated chemotaxis to promote infection. Bacterial flagella change rotational direction by changing the state of the flagellar motor via a subcomplex referred to as the switch. Intriguingly, the H. pylori genome encodes four switch complex proteins, FliM, FliN, FliY, and FliG, instead of the more typical three of Escherichia coli or Bacillus subtilis. Our goal was to examine whether and how all four switch proteins participate in flagellation. Previous work determined that FliG was required for flagellation, and we extend those findings to show that all four switch proteins are necessary for normal numbers of flagellated cells. Furthermore, while fliY and fliN are partially redundant with each other, both are needed for wild-type levels of flagellation. We also report the isolation of an H. pylori strain containing an R54C substitution in fliM, resulting in bacteria that swim constantly and do not change direction. Along with data demonstrating that CheY-phosphate interacts with FliM, these findings suggest that FliM functions in H. pylori much as it does in other organisms.&quot;,&quot;DOI&quot;:&quot;10.1128/JB.00749-09&quot;,&quot;ISSN&quot;:&quot;0021-9193, 1098-5530&quot;,&quot;journalAbbreviation&quot;:&quot;J. Bacteriol.&quot;,&quot;language&quot;:&quot;en&quot;,&quot;author&quot;:[{&quot;family&quot;:&quot;Lowenthal&quot;,&quot;given&quot;:&quot;Andrew C.&quot;},{&quot;family&quot;:&quot;Hill&quot;,&quot;given&quot;:&quot;Marla&quot;},{&quot;family&quot;:&quot;Sycuro&quot;,&quot;given&quot;:&quot;Laura K.&quot;},{&quot;family&quot;:&quot;Mehmood&quot;,&quot;given&quot;:&quot;Khalid&quot;},{&quot;family&quot;:&quot;Salama&quot;,&quot;given&quot;:&quot;Nina R.&quot;},{&quot;family&quot;:&quot;Ottemann&quot;,&quot;given&quot;:&quot;Karen M.&quot;}],&quot;issued&quot;:{&quot;date-parts&quot;:[[2009,12,1]]},&quot;accessed&quot;:{&quot;date-parts&quot;:[[2012,7,2]]}}}],&quot;schema&quot;:&quot;https://github.com/citation-style-language/schema/raw/master/csl-citation.json&quot;} RNDo2uKTyAcMl"/>.<text:span text:style-name="T124"> It is unclear how FliY fits into the structure of the C-ring in those bacteria in which it is found because no additional densities that might correspond to the CheC domain are observed around the base of the C-ring where FliN is thought to be located.</text:span></text:p>
      <text:p text:style-name="Standard"><text:span text:style-name="T124">It is thought that composition of the motors at either end of the cell in Spirochaetes is different </text:span><text:reference-mark-start text:name="ZOTERO_ITEM CSL_CITATION {&quot;citationID&quot;:&quot;2d2d0lbigu&quot;,&quot;properties&quot;:{&quot;formattedCitation&quot;:&quot;(Charon et al., 2012)&quot;,&quot;plainCitation&quot;:&quot;(Charon et al., 2012)&quot;},&quot;citationItems&quot;:[{&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6ji5MFK82e"/><text:span text:style-name="T124">(Charon et al., 2012)</text:span><text:reference-mark-end text:name="ZOTERO_ITEM CSL_CITATION {&quot;citationID&quot;:&quot;2d2d0lbigu&quot;,&quot;properties&quot;:{&quot;formattedCitation&quot;:&quot;(Charon et al., 2012)&quot;,&quot;plainCitation&quot;:&quot;(Charon et al., 2012)&quot;},&quot;citationItems&quot;:[{&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6ji5MFK82e"/><text:span text:style-name="T124">. The Spirochaetes are long spiral or flat-wave shaped cells whose flagellar filaments lie within the periplasm instead of projecting out of the cell. T</text:span>wo FliGs are encoded in the genomes of the Spirochaetes, and it has been shown that GFP-tagged FliG1 localizes to just one pole; deletion of <text:span text:style-name="T9">fliG1 </text:span>results in movement of just one pole. Because the motors at each end of the cell rotate in opposite directions to each other, this has some implications the mechanism behind this, and hypothesizes that the motors at different poles have different FliG proteins that may give opposite signal responses to CheY~P.</text:p>
      <text:h text:style-name="P94" text:outline-level="5">Structural diversity in C-rings</text:h>
      <text:p text:style-name="Standard">Recent electron cryo-tomography studies have demonstrated variety in C-rings. One aspect of this variety is a number of additional densities in a subset of bacteria. Most strikingly, some bacteria have enlarged inner C-ring lobes, with an additional density on the inside of the inner lobe. In <text:span text:style-name="T9">C. jejuni</text:span><text:span text:style-name="T22">, </text:span><text:span text:style-name="T9">H. hepaticus</text:span><text:span text:style-name="T22">, and </text:span><text:span text:style-name="T9">B. burgdorferi</text:span><text:span text:style-name="T22"> these densities are particularly apparent, although their identities are unclear. Because they are seen in just a subset of the bacteria, it seems likely that they are additional proteins not found in all bacteria. As discussed below, C-rings occur with various sizes and these additional densities are found only in bacteria with wider C-rings, suggesting that they play a structural role in spacing out C-ring assembly to wider radius. If this is the case, the proteins may be as-yet unidentified. It should be noted that although FliY is expected to be located at the base of the C-ring, these densities correspond somewhat to FliY presence, and no change is apparent to the lower sections of the C-ring in organisms with FliY genes. Nevertheless, although not implausible, this explanation is somewhat unsatisfactory because it would involve disruption of conserved binding interfaces to insert novel proteins. An alternative is that proteins adopt different conformations in different bacteria, or occur multiple conformations, and are captured in one conformation more than another other in different bacteria. The cytoplasmic domain of FliF is one candidate for this. In addition to these apparent additions to the inner C-ring lobe, </text:span><text:span text:style-name="T9">H. hepaticus </text:span><text:span text:style-name="T22">also exhibits additional densities beneath the inner membrane at a wider radius than the outer C-ring lobe. </text:span><text:span text:style-name="T9">Leptospira </text:span><text:span text:style-name="T22">spp. also feature additional densities on the outside of the middle of the C-ring, where CheY is predicted to bind </text:span><text:reference-mark-start text:name="ZOTERO_ITEM CSL_CITATION {&quot;citationID&quot;:&quot;1rn7q8t4li&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YRLhx3RuUe"/><text:span text:style-name="T22">(Raddi et al., 2012)</text:span><text:reference-mark-end text:name="ZOTERO_ITEM CSL_CITATION {&quot;citationID&quot;:&quot;1rn7q8t4li&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YRLhx3RuUe"/>.<text:span text:style-name="T22"> The </text:span><text:span text:style-name="T9">Leptospira </text:span><text:span text:style-name="T22">spp. C-ring also exhibits an unconventional structure close to the membrane. The significance of this difference is unclear.</text:span></text:p>
      <text:p text:style-name="Standard">One of the most striking thing about C-rings from different bacteria is the fact that they have a wide range of diameters from 34 nm to <text:span text:style-name="T105">64</text:span> nm. This is a little surprising given that they are likely composed of the same three proteins (with a few minor exceptions): FliG, FliM, and FliN, with little variance in sequence length. C-ring diameter measurements from different studies cannot be directly compared due to differences in sample preparation and exact position of measurement, but it is nevertheless clear that there is a wide range in diameter. The alpha-proteobacteria <text:span text:style-name="T9">Caulobacter crescentus </text:span><text:span text:style-name="T22">and </text:span><text:span text:style-name="T9">Hyphomonas neptunium</text:span><text:span text:style-name="T22"> exhibit narrow C-rings by electron cryo-tomography, with diameters of 34 and 36 nm, respectively </text:span><text:reference-mark-start text:name="ZOTERO_ITEM CSL_CITATION {&quot;citationID&quot;:&quot;irg2upil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5emflq9UBI"/><text:span text:style-name="T22">(Chen et al., 2011)</text:span><text:reference-mark-end text:name="ZOTERO_ITEM CSL_CITATION {&quot;citationID&quot;:&quot;irg2upil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5emflq9UBI"/>.<text:span text:style-name="T22"> The beta-proteobacterium </text:span><text:span text:style-name="T9">Spirillum volutans</text:span><text:span text:style-name="T22"> has a C-ring of similar diameter, estimated at 36 nm from thin-sectioned EM studies, although </text:span><text:span text:style-name="T11">Aquas</text:span><text:span text:style-name="T9">pirillum serpens </text:span><text:span text:style-name="T27">(also named </text:span><text:span text:style-name="T11">Spirillum serpens)</text:span><text:span text:style-name="T9"> </text:span><text:span text:style-name="T22">hints at a wider C-ring </text:span><text:reference-mark-start text:name="ZOTERO_ITEM CSL_CITATION {&quot;citationID&quot;:&quot;14eo5uccsh&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5TONcvgv5j"/><text:span text:style-name="T22">(Coulton and Murray, 1978)</text:span><text:reference-mark-end text:name="ZOTERO_ITEM CSL_CITATION {&quot;citationID&quot;:&quot;14eo5uccsh&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5TONcvgv5j"/><text:span text:style-name="T22"> and another beta-proteobacterium, </text:span><text:span text:style-name="T9">Hylemonella gracilis</text:span><text:span text:style-name="T22">, has a diameter of 47 nm when imaged using electron cryo-tomography </text:span><text:reference-mark-start text:name="ZOTERO_ITEM CSL_CITATION {&quot;citationID&quot;:&quot;g1er01duh&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pBmcdXCrJS"/><text:span text:style-name="T22">(Chen et al., 2011)</text:span><text:reference-mark-end text:name="ZOTERO_ITEM CSL_CITATION {&quot;citationID&quot;:&quot;g1er01duh&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pBmcdXCrJS"/>.<text:span text:style-name="T22"> This diameter is close to those of the gamma-proteobacteria </text:span><text:span text:style-name="T9">V. cholerae, </text:span><text:span text:style-name="T22">with diameter 46 nm and the model enterobacterium </text:span><text:span text:style-name="T9">S. typhimurum </text:span><text:span text:style-name="T22">with a modal average of 48 nm </text:span><text:reference-mark-start text:name="ZOTERO_ITEM CSL_CITATION {&quot;citationID&quot;:&quot;2d4hh2p0fj&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locator&quot;:&quot;206&quot;}],&quot;schema&quot;:&quot;https://github.com/citation-style-language/schema/raw/master/csl-citation.json&quot;} RNDYD5aHwGoEn"/><text:span text:style-name="T22">(Thomas et al., 2006)</text:span><text:reference-mark-end text:name="ZOTERO_ITEM CSL_CITATION {&quot;citationID&quot;:&quot;2d4hh2p0fj&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locator&quot;:&quot;206&quot;}],&quot;schema&quot;:&quot;https://github.com/citation-style-language/schema/raw/master/csl-citation.json&quot;} RNDYD5aHwGoEn"/><text:span text:style-name="T22">. </text:span><text:span text:style-name="T28">Some other bacteria have this “standard” C-ring diameter, for example </text:span><text:span text:style-name="T12">Sphaerotilus natans</text:span><text:reference-mark-start text:name="ZOTERO_ITEM CSL_CITATION {&quot;citationID&quot;:&quot;279c18ok37&quot;,&quot;properties&quot;:{&quot;formattedCitation&quot;:&quot;(Hoeniger et al., 1973)&quot;,&quot;plainCitation&quot;:&quot;(Hoeniger et al., 1973)&quot;},&quot;citationItems&quot;:[{&quot;id&quot;:2259,&quot;uris&quot;:[&quot;http://zotero.org/users/316567/items/BT6ESTEU&quot;],&quot;uri&quot;:[&quot;http://zotero.org/users/316567/items/BT6ESTEU&quot;],&quot;itemData&quot;:{&quot;id&quot;:2259,&quot;type&quot;:&quot;article-journal&quot;,&quot;title&quot;:&quot;The fine structure of Sphaerotilus natans&quot;,&quot;container-title&quot;:&quot;Canadian journal of microbiology&quot;,&quot;page&quot;:&quot;309-313&quot;,&quot;volume&quot;:&quot;19&quot;,&quot;issue&quot;:&quot;3&quot;,&quot;source&quot;:&quot;NCBI PubMed&quot;,&quot;ISSN&quot;:&quot;0008-4166&quot;,&quot;note&quot;:&quot;PMID: 4121377&quot;,&quot;journalAbbreviation&quot;:&quot;Can. J. Microbiol.&quot;,&quot;author&quot;:[{&quot;family&quot;:&quot;Hoeniger&quot;,&quot;given&quot;:&quot;J F&quot;},{&quot;family&quot;:&quot;Tauschel&quot;,&quot;given&quot;:&quot;H D&quot;},{&quot;family&quot;:&quot;Stokes&quot;,&quot;given&quot;:&quot;J L&quot;}],&quot;issued&quot;:{&quot;date-parts&quot;:[[&quot;1973&quot;,3]]},&quot;accessed&quot;:{&quot;date-parts&quot;:[[2012,7,13]]}}}],&quot;schema&quot;:&quot;https://github.com/citation-style-language/schema/raw/master/csl-citation.json&quot;} RNDQhgWSTZG9g"/><text:span text:style-name="T12">(Hoeniger et al., 1973)</text:span><text:reference-mark-end text:name="ZOTERO_ITEM CSL_CITATION {&quot;citationID&quot;:&quot;279c18ok37&quot;,&quot;properties&quot;:{&quot;formattedCitation&quot;:&quot;(Hoeniger et al., 1973)&quot;,&quot;plainCitation&quot;:&quot;(Hoeniger et al., 1973)&quot;},&quot;citationItems&quot;:[{&quot;id&quot;:2259,&quot;uris&quot;:[&quot;http://zotero.org/users/316567/items/BT6ESTEU&quot;],&quot;uri&quot;:[&quot;http://zotero.org/users/316567/items/BT6ESTEU&quot;],&quot;itemData&quot;:{&quot;id&quot;:2259,&quot;type&quot;:&quot;article-journal&quot;,&quot;title&quot;:&quot;The fine structure of Sphaerotilus natans&quot;,&quot;container-title&quot;:&quot;Canadian journal of microbiology&quot;,&quot;page&quot;:&quot;309-313&quot;,&quot;volume&quot;:&quot;19&quot;,&quot;issue&quot;:&quot;3&quot;,&quot;source&quot;:&quot;NCBI PubMed&quot;,&quot;ISSN&quot;:&quot;0008-4166&quot;,&quot;note&quot;:&quot;PMID: 4121377&quot;,&quot;journalAbbreviation&quot;:&quot;Can. J. Microbiol.&quot;,&quot;author&quot;:[{&quot;family&quot;:&quot;Hoeniger&quot;,&quot;given&quot;:&quot;J F&quot;},{&quot;family&quot;:&quot;Tauschel&quot;,&quot;given&quot;:&quot;H D&quot;},{&quot;family&quot;:&quot;Stokes&quot;,&quot;given&quot;:&quot;J L&quot;}],&quot;issued&quot;:{&quot;date-parts&quot;:[[&quot;1973&quot;,3]]},&quot;accessed&quot;:{&quot;date-parts&quot;:[[2012,7,13]]}}}],&quot;schema&quot;:&quot;https://github.com/citation-style-language/schema/raw/master/csl-citation.json&quot;} RNDQhgWSTZG9g"/><text:span text:style-name="T12">. </text:span><text:span text:style-name="T22">The epsilon-proteobacteria </text:span><text:span text:style-name="T9">Campylobacter jejuni</text:span><text:span text:style-name="T22"> and </text:span><text:span text:style-name="T9">Helicobacter hepaticus </text:span><text:span text:style-name="T22">both exhibit a wider C-ring with diameter 53 nm </text:span><text:reference-mark-start text:name="ZOTERO_ITEM CSL_CITATION {&quot;citationID&quot;:&quot;2oher03ju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HkyJ5gQ9rB"/><text:span text:style-name="T22">(Chen et al., 2011)</text:span><text:reference-mark-end text:name="ZOTERO_ITEM CSL_CITATION {&quot;citationID&quot;:&quot;2oher03ju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HkyJ5gQ9rB"/>,<text:span text:style-name="T22"> while the epsilon-proteobacterium </text:span><text:span text:style-name="T9">Wolinella succinogenes </text:span><text:span text:style-name="T22">has been measured as ~60 nm in thin-section EM </text:span><text:reference-mark-start text:name="ZOTERO_ITEM CSL_CITATION {&quot;citationID&quot;:&quot;3p8uj7b0b&quot;,&quot;properties&quot;:{&quot;formattedCitation&quot;:&quot;(Schuster and Baeuerlein, 1992)&quot;,&quot;plainCitation&quot;:&quot;(Schuster and Baeuerlein, 1992)&quot;},&quot;citationItems&quot;:[{&quot;id&quot;:1471,&quot;uris&quot;:[&quot;http://zotero.org/users/316567/items/4QN943P9&quot;],&quot;uri&quot;:[&quot;http://zotero.org/users/316567/items/4QN943P9&quot;],&quot;itemData&quot;:{&quot;id&quot;:1471,&quot;type&quot;:&quot;article-journal&quot;,&quot;title&quot;:&quot;Location of the Basal Disk and a Ringlike Cytoplasmic Structure, Two Additional Structures of the Flagellar Apparatus of Wolinella Succinogenes.&quot;,&quot;container-title&quot;:&quot;Journal of Bacteriology&quot;,&quot;page&quot;:&quot;263-268&quot;,&quot;volume&quot;:&quot;174&quot;,&quot;issue&quot;:&quot;1&quot;,&quot;source&quot;:&quot;jb.asm.org&quot;,&quot;ISSN&quot;:&quot;0021-9193, 1098-5530&quot;,&quot;journalAbbreviation&quot;:&quot;J. Bacteriol.&quot;,&quot;language&quot;:&quot;en&quot;,&quot;author&quot;:[{&quot;family&quot;:&quot;Schuster&quot;,&quot;given&quot;:&quot;S C&quot;},{&quot;family&quot;:&quot;Baeuerlein&quot;,&quot;given&quot;:&quot;E.&quot;}],&quot;issued&quot;:{&quot;date-parts&quot;:[[1992,1,1]]},&quot;accessed&quot;:{&quot;date-parts&quot;:[[2012,6,7]]}}}],&quot;schema&quot;:&quot;https://github.com/citation-style-language/schema/raw/master/csl-citation.json&quot;} RNDVNrrPLnKNf"/><text:span text:style-name="T22">(Schuster and Baeuerlein, 1992)</text:span><text:reference-mark-end text:name="ZOTERO_ITEM CSL_CITATION {&quot;citationID&quot;:&quot;3p8uj7b0b&quot;,&quot;properties&quot;:{&quot;formattedCitation&quot;:&quot;(Schuster and Baeuerlein, 1992)&quot;,&quot;plainCitation&quot;:&quot;(Schuster and Baeuerlein, 1992)&quot;},&quot;citationItems&quot;:[{&quot;id&quot;:1471,&quot;uris&quot;:[&quot;http://zotero.org/users/316567/items/4QN943P9&quot;],&quot;uri&quot;:[&quot;http://zotero.org/users/316567/items/4QN943P9&quot;],&quot;itemData&quot;:{&quot;id&quot;:1471,&quot;type&quot;:&quot;article-journal&quot;,&quot;title&quot;:&quot;Location of the Basal Disk and a Ringlike Cytoplasmic Structure, Two Additional Structures of the Flagellar Apparatus of Wolinella Succinogenes.&quot;,&quot;container-title&quot;:&quot;Journal of Bacteriology&quot;,&quot;page&quot;:&quot;263-268&quot;,&quot;volume&quot;:&quot;174&quot;,&quot;issue&quot;:&quot;1&quot;,&quot;source&quot;:&quot;jb.asm.org&quot;,&quot;ISSN&quot;:&quot;0021-9193, 1098-5530&quot;,&quot;journalAbbreviation&quot;:&quot;J. Bacteriol.&quot;,&quot;language&quot;:&quot;en&quot;,&quot;author&quot;:[{&quot;family&quot;:&quot;Schuster&quot;,&quot;given&quot;:&quot;S C&quot;},{&quot;family&quot;:&quot;Baeuerlein&quot;,&quot;given&quot;:&quot;E.&quot;}],&quot;issued&quot;:{&quot;date-parts&quot;:[[1992,1,1]]},&quot;accessed&quot;:{&quot;date-parts&quot;:[[2012,6,7]]}}}],&quot;schema&quot;:&quot;https://github.com/citation-style-language/schema/raw/master/csl-citation.json&quot;} RNDVNrrPLnKNf"/><text:span text:style-name="T22"> – although similar imaging of the</text:span> closely related <text:span text:style-name="T11">Campylobacter rectus</text:span><text:span text:style-name="T137"> </text:span><text:span text:style-name="T9"><text:s/></text:span><text:span text:style-name="T27">(previously </text:span><text:span text:style-name="T11">Wolinella </text:span><text:span text:style-name="T9">recta</text:span><text:span text:style-name="T11">)</text:span><text:span text:style-name="T22"> suggests</text:span> a narrower diameter<text:span text:style-name="T82"> </text:span><text:reference-mark-start text:name="ZOTERO_ITEM CSL_CITATION {&quot;citationID&quot;:&quot;2bu5tvaa3m&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nGIAHjr13A"/><text:span text:style-name="T82">(Lai et al., 1981)</text:span><text:reference-mark-end text:name="ZOTERO_ITEM CSL_CITATION {&quot;citationID&quot;:&quot;2bu5tvaa3m&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nGIAHjr13A"/>. The diderm Gram-negative firmicute <text:span text:style-name="T9">Acetonema longum </text:span><text:span text:style-name="T22">also displays a C-ring wider than the enterobacterial paradigm at 57 nm. The spirochaetes also have wider C-rings than the enterobacterial paradigm. </text:span><text:span text:style-name="T9">Treponema denticola </text:span><text:span text:style-name="T22">has a C-ring with diameter 55 nm </text:span><text:reference-mark-start text:name="ZOTERO_ITEM CSL_CITATION {&quot;citationID&quot;:&quot;1ic46oeltk&quot;,&quot;properties&quot;:{&quot;formattedCitation&quot;:&quot;(Izard et al., 2008)&quot;,&quot;plainCitation&quot;:&quot;(Izard et al., 2008)&quot;},&quot;citationItems&quot;:[{&quot;id&quot;:2688,&quot;uris&quot;:[&quot;http://zotero.org/users/316567/items/QR9SHKGX&quot;],&quot;uri&quot;:[&quot;http://zotero.org/users/316567/items/QR9SHKGX&quot;],&quot;itemData&quot;:{&quot;id&quot;:2688,&quot;type&quot;:&quot;article-journal&quot;,&quot;title&quot;:&quot;Native cellular architecture of Treponema denticola revealed by cryo-electron tomography&quot;,&quot;container-title&quot;:&quot;Journal of Structural Biology&quot;,&quot;page&quot;:&quot;10-17&quot;,&quot;volume&quot;:&quot;163&quot;,&quot;issue&quot;:&quot;1&quot;,&quot;source&quot;:&quot;ScienceDirect&quot;,&quot;abstract&quot;:&quot;Using cryo-electron tomography, we are developing a refined description of native cellular structures in the pathogenic spirochete Treponema denticola. Tightly organized bundles of periplasmic flagella were readily observed in intact plunge-frozen cells. The periplasmic space was measured in both wild-type and aflagellate strains, and found to widen by less than the diameter of flagella when the latter are present. This suggests that a structural change occurs in the peptidoglycan layer to accommodate the presence of the flagella. In dividing cells, the flagellar filaments were found to bridge the cytoplasmic cylinder constriction site. Cytoplasmic filaments, adjacent to the inner membrane, run parallel to the tightly organized flagellar filaments. The cytoplasmic filaments may be anchored by a narrow plate-like structure. The tapering of the cell ends was conserved between cells, with a patella-shaped structure observed in the periplasm at the tip of each cytoplasmic cylinder. Several incompletely characterized structures have been observed in the periplasm between dividing cells, including a cable-like structure linking two cytoplasmic cylinders and complex foil-shaped structures.&quot;,&quot;DOI&quot;:&quot;10.1016/j.jsb.2008.03.009&quot;,&quot;ISSN&quot;:&quot;1047-8477&quot;,&quot;author&quot;:[{&quot;family&quot;:&quot;Izard&quot;,&quot;given&quot;:&quot;Jacques&quot;},{&quot;family&quot;:&quot;Hsieh&quot;,&quot;given&quot;:&quot;Chyong-Ere&quot;},{&quot;family&quot;:&quot;Limberger&quot;,&quot;given&quot;:&quot;Ronald J.&quot;},{&quot;family&quot;:&quot;Mannella&quot;,&quot;given&quot;:&quot;Carmen A.&quot;},{&quot;family&quot;:&quot;Marko&quot;,&quot;given&quot;:&quot;Michael&quot;}],&quot;issued&quot;:{&quot;date-parts&quot;:[[&quot;2008&quot;,7]]},&quot;accessed&quot;:{&quot;date-parts&quot;:[[2012,5,30]]}}}],&quot;schema&quot;:&quot;https://github.com/citation-style-language/schema/raw/master/csl-citation.json&quot;} RNDtE57qONDOG"/><text:span text:style-name="T22">(Izard et al., 2008)</text:span><text:reference-mark-end text:name="ZOTERO_ITEM CSL_CITATION {&quot;citationID&quot;:&quot;1ic46oeltk&quot;,&quot;properties&quot;:{&quot;formattedCitation&quot;:&quot;(Izard et al., 2008)&quot;,&quot;plainCitation&quot;:&quot;(Izard et al., 2008)&quot;},&quot;citationItems&quot;:[{&quot;id&quot;:2688,&quot;uris&quot;:[&quot;http://zotero.org/users/316567/items/QR9SHKGX&quot;],&quot;uri&quot;:[&quot;http://zotero.org/users/316567/items/QR9SHKGX&quot;],&quot;itemData&quot;:{&quot;id&quot;:2688,&quot;type&quot;:&quot;article-journal&quot;,&quot;title&quot;:&quot;Native cellular architecture of Treponema denticola revealed by cryo-electron tomography&quot;,&quot;container-title&quot;:&quot;Journal of Structural Biology&quot;,&quot;page&quot;:&quot;10-17&quot;,&quot;volume&quot;:&quot;163&quot;,&quot;issue&quot;:&quot;1&quot;,&quot;source&quot;:&quot;ScienceDirect&quot;,&quot;abstract&quot;:&quot;Using cryo-electron tomography, we are developing a refined description of native cellular structures in the pathogenic spirochete Treponema denticola. Tightly organized bundles of periplasmic flagella were readily observed in intact plunge-frozen cells. The periplasmic space was measured in both wild-type and aflagellate strains, and found to widen by less than the diameter of flagella when the latter are present. This suggests that a structural change occurs in the peptidoglycan layer to accommodate the presence of the flagella. In dividing cells, the flagellar filaments were found to bridge the cytoplasmic cylinder constriction site. Cytoplasmic filaments, adjacent to the inner membrane, run parallel to the tightly organized flagellar filaments. The cytoplasmic filaments may be anchored by a narrow plate-like structure. The tapering of the cell ends was conserved between cells, with a patella-shaped structure observed in the periplasm at the tip of each cytoplasmic cylinder. Several incompletely characterized structures have been observed in the periplasm between dividing cells, including a cable-like structure linking two cytoplasmic cylinders and complex foil-shaped structures.&quot;,&quot;DOI&quot;:&quot;10.1016/j.jsb.2008.03.009&quot;,&quot;ISSN&quot;:&quot;1047-8477&quot;,&quot;author&quot;:[{&quot;family&quot;:&quot;Izard&quot;,&quot;given&quot;:&quot;Jacques&quot;},{&quot;family&quot;:&quot;Hsieh&quot;,&quot;given&quot;:&quot;Chyong-Ere&quot;},{&quot;family&quot;:&quot;Limberger&quot;,&quot;given&quot;:&quot;Ronald J.&quot;},{&quot;family&quot;:&quot;Mannella&quot;,&quot;given&quot;:&quot;Carmen A.&quot;},{&quot;family&quot;:&quot;Marko&quot;,&quot;given&quot;:&quot;Michael&quot;}],&quot;issued&quot;:{&quot;date-parts&quot;:[[&quot;2008&quot;,7]]},&quot;accessed&quot;:{&quot;date-parts&quot;:[[2012,5,30]]}}}],&quot;schema&quot;:&quot;https://github.com/citation-style-language/schema/raw/master/csl-citation.json&quot;} RNDtE57qONDOG"/><text:span text:style-name="T22">, </text:span><text:span text:style-name="T9">Treponema primitia</text:span><text:span text:style-name="T22"> 60 nm </text:span><text:reference-mark-start text:name="ZOTERO_ITEM CSL_CITATION {&quot;citationID&quot;:&quot;n1fkalqvn&quot;,&quot;properties&quot;:{&quot;formattedCitation&quot;:&quot;(Murphy et al., 2006)&quot;,&quot;plainCitation&quot;:&quot;(Murphy et al., 2006)&quot;},&quot;citationItems&quot;:[{&quot;id&quot;:&quot;WlIVhmD4/ZPEygfAv&quot;,&quot;uris&quot;:[&quot;http://zotero.org/users/316567/items/KXPV35ZM&quot;],&quot;itemData&quot;:{&quot;id&quot;:&quot;WlIVhmD4/ZPEygfAv&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hCiiCvT9Gk"/><text:span text:style-name="T22">(Murphy et al., 2006)</text:span><text:reference-mark-end text:name="ZOTERO_ITEM CSL_CITATION {&quot;citationID&quot;:&quot;n1fkalqvn&quot;,&quot;properties&quot;:{&quot;formattedCitation&quot;:&quot;(Murphy et al., 2006)&quot;,&quot;plainCitation&quot;:&quot;(Murphy et al., 2006)&quot;},&quot;citationItems&quot;:[{&quot;id&quot;:&quot;WlIVhmD4/ZPEygfAv&quot;,&quot;uris&quot;:[&quot;http://zotero.org/users/316567/items/KXPV35ZM&quot;],&quot;itemData&quot;:{&quot;id&quot;:&quot;WlIVhmD4/ZPEygfAv&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hCiiCvT9Gk"/><text:span text:style-name="T22"> </text:span><text:span text:style-name="T9">Borrelia burgdorferi </text:span>with 57 nm <text:reference-mark-start text:name="ZOTERO_ITEM CSL_CITATION {&quot;citationID&quot;:&quot;1oij32fvct&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Zk93W0vJpd"/>(Liu et al., 2009)<text:reference-mark-end text:name="ZOTERO_ITEM CSL_CITATION {&quot;citationID&quot;:&quot;1oij32fvct&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Zk93W0vJpd"/>, and <text:span text:style-name="T9">Leptospira </text:span><text:span text:style-name="T22">spp. of similar diameter </text:span><text:reference-mark-start text:name="ZOTERO_ITEM CSL_CITATION {&quot;citationID&quot;:&quot;u2sk2kscm&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lzS4ii8ZH3"/><text:span text:style-name="T22">(Raddi et al., 2012)</text:span><text:reference-mark-end text:name="ZOTERO_ITEM CSL_CITATION {&quot;citationID&quot;:&quot;u2sk2kscm&quot;,&quot;properties&quot;:{&quot;formattedCitation&quot;:&quot;(Raddi et al., 2012)&quot;,&quot;plainCitation&quot;:&quot;(Raddi et al., 2012)&quot;},&quot;citationItems&quot;:[{&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lzS4ii8ZH3"/>.</text:p>
      <text:p text:style-name="P10">This variety in C-ring diameter raises potentially profound questions with wider implications than just motor function: how does a biological self-assembling system modulate aspects of it's structure between organisms? Is there a selective advantage to building a C-ring of different diameter to that found in model organisms? If so, what is it, and what clues does the phenotypic impact of a larger (or smaller) C-ring provide us about the molecular mechanism of C-ring function?</text:p>
      <text:h text:style-name="P114" text:outline-level="6">Why build a C-ring of different diameter to the enterobacteria?</text:h>
      <text:p text:style-name="P7">The variation in diameter of C-rings is striking – particularly given the conservation of other components such as the rod and MS-ring. Because the functional contribution of C-ring architecture remains essentially conjectural, we cannot definitively state that variation in C-ring diameter has an impact upon function of the motor. Nevertheless, while it can be argued that neutral sequence drift is an evolutionary fact that may impact some aspects of proteins without remaining selectively neutral, the apparent challenges in achieving a significant change in C-ring diameter (see <text:bookmark-ref text:reference-format="text" text:ref-name="__RefHeading__6677_500132593">Possible mechanisms of assembling C-rings of varying diameters</text:bookmark-ref>, below) suggest that C-ring diameter impacts function, with different C-ring diameters confering varying selective benefits in certain environments. The remainder of this review, therefore, assumes that changes in C-ring diameter modulate function as opposed to being neutral.</text:p>
      <text:p text:style-name="P7">Perhaps the most tantalizing possibility of different C-ring diameters is different speed and torque-generating capacities. Results from biophysical studies in which stator complexes are slowly added back to an initially stator-less motor ('resurrection' experiments) show that torque generation increases with each additional stator complex <text:reference-mark-start text:name="ZOTERO_ITEM CSL_CITATION {&quot;citationID&quot;:&quot;i0id7b6n3&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gZcS2knEDG"/>(Reid et al., 2006)<text:reference-mark-end text:name="ZOTERO_ITEM CSL_CITATION {&quot;citationID&quot;:&quot;i0id7b6n3&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gZcS2knEDG"/>. The major models of C-ring architecture depict FliG making up the upper segment of the C-ring, directly beneath the inner membrane. Increasing the diameter of the C-ring will increase the radial positioning of FliG<text:span text:style-name="T61">C</text:span>, the domain that interacts with the stator complexes. This will increase the number of binding sites for stator subunits that can be physically positioned to interact with FliG around the motor. Assuming that the isolated mechanical contribution of a single stator is constant across organisms, the increase in radial distance of a stator from the motor's axis of rotation will provide increased torque. In combination with an increase in the number of stator complexes, each additional stator will therefore provide greater-than-additive increases in torque-generating capacity due to their increased distance from the axis of rotation. The effect on speed is not as immediately obvious, but a naïve hypothesis without understanding rotation mechanism might predict that a decrease in angular movement per stator will be compensated for by increase in stator number. Therefore, we might predict that for a constant rate of stator complex 'firing', motors with wider C-rings will rotate at the same speed, but with higher torque per unit time. This is not without precedent: it has been shown that the number of 'c-ring' components in the ATPase <text:s/>can change (completely unrelated to the flagellar C-ring, but confusingly similarly named – and henceforth as c<text:span text:style-name="T113">ATPase</text:span>-ring). In turn, these differences in stoichiometry alter the ability of the assembled ATPase to synthesize ATP <text:reference-mark-start text:name="ZOTERO_ITEM CSL_CITATION {&quot;citationID&quot;:&quot;1vojsblsmp&quot;,&quot;properties&quot;:{&quot;formattedCitation&quot;:&quot;(Pogoryelov et al., 2012)&quot;,&quot;plainCitation&quot;:&quot;(Pogoryelov et al., 2012)&quot;},&quot;citationItems&quot;:[{&quot;id&quot;:2545,&quot;uris&quot;:[&quot;http://zotero.org/users/316567/items/KJS7CSS6&quot;],&quot;uri&quot;:[&quot;http://zotero.org/users/316567/items/KJS7CSS6&quot;],&quot;itemData&quot;:{&quot;id&quot;:2545,&quot;type&quot;:&quot;article-journal&quot;,&quot;title&quot;:&quot;Engineering rotor ring stoichiometries in the ATP synthase&quot;,&quot;container-title&quot;:&quot;Proceedings of the National Academy of Sciences&quot;,&quot;page&quot;:&quot;E1599-E1608&quot;,&quot;volume&quot;:&quot;109&quot;,&quot;issue&quot;:&quot;25&quot;,&quot;source&quot;:&quot;www.pnas.org&quot;,&quot;abstract&quot;:&quot;ATP synthase membrane rotors consist of a ring of c-subunits whose stoichiometry is constant for a given species but variable across different ones. We investigated the importance of c/c-subunit contacts by site-directed mutagenesis of a conserved stretch of glycines (GxGxGxGxG) in a bacterial c11 ring. Structural and biochemical studies show a direct, specific influence on the c-subunit stoichiometry, revealing c&lt;11, c12, c13, c14, and c&gt;14 rings. Molecular dynamics simulations rationalize this effect in terms of the energetics and geometry of the c-subunit interfaces. Quantitative data from a spectroscopic interaction study demonstrate that the complex assembly is independent of the c-ring size. Real-time ATP synthesis experiments in proteoliposomes show the mutant enzyme, harboring the larger c12 instead of c11, is functional at lower ion motive force. The high degree of compliance in the architecture of the ATP synthase rotor offers a rationale for the natural diversity of c-ring stoichiometries, which likely reflect adaptations to specific bioenergetic demands. These results provide the basis for bioengineering ATP synthases with customized ion-to-ATP ratios, by sequence modifications.&quot;,&quot;DOI&quot;:&quot;10.1073/pnas.1120027109&quot;,&quot;ISSN&quot;:&quot;0027-8424, 1091-6490&quot;,&quot;journalAbbreviation&quot;:&quot;PNAS&quot;,&quot;language&quot;:&quot;en&quot;,&quot;author&quot;:[{&quot;family&quot;:&quot;Pogoryelov&quot;,&quot;given&quot;:&quot;Denys&quot;},{&quot;family&quot;:&quot;Klyszejko&quot;,&quot;given&quot;:&quot;Adriana L.&quot;},{&quot;family&quot;:&quot;Krasnoselska&quot;,&quot;given&quot;:&quot;Ganna O.&quot;},{&quot;family&quot;:&quot;Heller&quot;,&quot;given&quot;:&quot;Eva-Maria&quot;},{&quot;family&quot;:&quot;Leone&quot;,&quot;given&quot;:&quot;Vanessa&quot;},{&quot;family&quot;:&quot;Langer&quot;,&quot;given&quot;:&quot;Julian D.&quot;},{&quot;family&quot;:&quot;Vonck&quot;,&quot;given&quot;:&quot;Janet&quot;},{&quot;family&quot;:&quot;Müller&quot;,&quot;given&quot;:&quot;Daniel J.&quot;},{&quot;family&quot;:&quot;Faraldo-Gómez&quot;,&quot;given&quot;:&quot;José D.&quot;},{&quot;family&quot;:&quot;Meier&quot;,&quot;given&quot;:&quot;Thomas&quot;}],&quot;issued&quot;:{&quot;date-parts&quot;:[[2012,6,19]]},&quot;accessed&quot;:{&quot;date-parts&quot;:[[2012,9,19]]}}}],&quot;schema&quot;:&quot;https://github.com/citation-style-language/schema/raw/master/csl-citation.json&quot;} RNDwPVikFwwve"/>(Pogoryelov et al., 2012)<text:reference-mark-end text:name="ZOTERO_ITEM CSL_CITATION {&quot;citationID&quot;:&quot;1vojsblsmp&quot;,&quot;properties&quot;:{&quot;formattedCitation&quot;:&quot;(Pogoryelov et al., 2012)&quot;,&quot;plainCitation&quot;:&quot;(Pogoryelov et al., 2012)&quot;},&quot;citationItems&quot;:[{&quot;id&quot;:2545,&quot;uris&quot;:[&quot;http://zotero.org/users/316567/items/KJS7CSS6&quot;],&quot;uri&quot;:[&quot;http://zotero.org/users/316567/items/KJS7CSS6&quot;],&quot;itemData&quot;:{&quot;id&quot;:2545,&quot;type&quot;:&quot;article-journal&quot;,&quot;title&quot;:&quot;Engineering rotor ring stoichiometries in the ATP synthase&quot;,&quot;container-title&quot;:&quot;Proceedings of the National Academy of Sciences&quot;,&quot;page&quot;:&quot;E1599-E1608&quot;,&quot;volume&quot;:&quot;109&quot;,&quot;issue&quot;:&quot;25&quot;,&quot;source&quot;:&quot;www.pnas.org&quot;,&quot;abstract&quot;:&quot;ATP synthase membrane rotors consist of a ring of c-subunits whose stoichiometry is constant for a given species but variable across different ones. We investigated the importance of c/c-subunit contacts by site-directed mutagenesis of a conserved stretch of glycines (GxGxGxGxG) in a bacterial c11 ring. Structural and biochemical studies show a direct, specific influence on the c-subunit stoichiometry, revealing c&lt;11, c12, c13, c14, and c&gt;14 rings. Molecular dynamics simulations rationalize this effect in terms of the energetics and geometry of the c-subunit interfaces. Quantitative data from a spectroscopic interaction study demonstrate that the complex assembly is independent of the c-ring size. Real-time ATP synthesis experiments in proteoliposomes show the mutant enzyme, harboring the larger c12 instead of c11, is functional at lower ion motive force. The high degree of compliance in the architecture of the ATP synthase rotor offers a rationale for the natural diversity of c-ring stoichiometries, which likely reflect adaptations to specific bioenergetic demands. These results provide the basis for bioengineering ATP synthases with customized ion-to-ATP ratios, by sequence modifications.&quot;,&quot;DOI&quot;:&quot;10.1073/pnas.1120027109&quot;,&quot;ISSN&quot;:&quot;0027-8424, 1091-6490&quot;,&quot;journalAbbreviation&quot;:&quot;PNAS&quot;,&quot;language&quot;:&quot;en&quot;,&quot;author&quot;:[{&quot;family&quot;:&quot;Pogoryelov&quot;,&quot;given&quot;:&quot;Denys&quot;},{&quot;family&quot;:&quot;Klyszejko&quot;,&quot;given&quot;:&quot;Adriana L.&quot;},{&quot;family&quot;:&quot;Krasnoselska&quot;,&quot;given&quot;:&quot;Ganna O.&quot;},{&quot;family&quot;:&quot;Heller&quot;,&quot;given&quot;:&quot;Eva-Maria&quot;},{&quot;family&quot;:&quot;Leone&quot;,&quot;given&quot;:&quot;Vanessa&quot;},{&quot;family&quot;:&quot;Langer&quot;,&quot;given&quot;:&quot;Julian D.&quot;},{&quot;family&quot;:&quot;Vonck&quot;,&quot;given&quot;:&quot;Janet&quot;},{&quot;family&quot;:&quot;Müller&quot;,&quot;given&quot;:&quot;Daniel J.&quot;},{&quot;family&quot;:&quot;Faraldo-Gómez&quot;,&quot;given&quot;:&quot;José D.&quot;},{&quot;family&quot;:&quot;Meier&quot;,&quot;given&quot;:&quot;Thomas&quot;}],&quot;issued&quot;:{&quot;date-parts&quot;:[[2012,6,19]]},&quot;accessed&quot;:{&quot;date-parts&quot;:[[2012,9,19]]}}}],&quot;schema&quot;:&quot;https://github.com/citation-style-language/schema/raw/master/csl-citation.json&quot;} RNDwPVikFwwve"/>. Higher number of subunits in the c<text:span text:style-name="T113">ATPase</text:span>-ring results in more theoretical ions being required per ATP generated, but benefits from a lower requirement of ion-motive force.</text:p>
      <text:p text:style-name="P5">This also suggest another possibility: motors use different C-ring diameters to deal with lower PMF...? Seems unlikely as these bacteria are FAST.</text:p>
      <text:p text:style-name="P5">Symmetry mismatch: Richard's 26 steps suggests not. But bring it up anyway.</text:p>
      <text:p text:style-name="Standard">Is there any evidence that a change in C-ring diameter has an effect upon torque-generation? Unfortunately there have only been a few studies of diversity of mechanical output of flagellar motors to-date, but these support the notion. The most important comparison comes of knowledge of C-ring structure and mechanical output of the <text:span text:style-name="T9">Caulobacter crescentus </text:span><text:span text:style-name="T22">and </text:span><text:span text:style-name="T9">Helicobacter pylori</text:span><text:span text:style-name="T22"> motors </text:span><text:reference-mark-start text:name="ZOTERO_ITEM CSL_CITATION {&quot;citationID&quot;:&quot;o0izvE7a&quot;,&quot;properties&quot;:{&quot;formattedCitation&quot;:&quot;(Li and Tang, 2006; Celli et al., 2009; Chen et al., 2011)&quot;,&quot;plainCitation&quot;:&quot;(Li and Tang, 2006; Celli et al., 2009; Chen et al., 2011)&quot;},&quot;citationItems&quot;:[{&quot;id&quot;:2848,&quot;uris&quot;:[&quot;http://zotero.org/users/316567/items/VATW8WQN&quot;],&quot;uri&quot;:[&quot;http://zotero.org/users/316567/items/VATW8WQN&quot;],&quot;itemData&quot;:{&quot;id&quot;:2848,&quot;type&quot;:&quot;article-journal&quot;,&quot;title&quot;:&quot;Low Flagellar Motor Torque and High Swimming Efficiency of Caulobacter crescentus Swarmer Cells&quot;,&quot;container-title&quot;:&quot;Biophysical Journal&quot;,&quot;page&quot;:&quot;2726-2734&quot;,&quot;volume&quot;:&quot;91&quot;,&quot;issue&quot;:&quot;7&quot;,&quot;source&quot;:&quot;PubMed Central&quot;,&quot;abstract&quot;:&quot;We determined the torque of the flagellar motor of Caulobacter crescentus for different motor rotation rates by measuring the rotation rate and swimming speed of the cell body and found it to be remarkably different from that of other bacteria, such as Escherichia coli and Vibrio alginolyticus. The average stall torque of the Caulobacter flagellar motor was ∼350 pN nm, much smaller than the values of the other bacteria measured. Furthermore, the torque of the motor remained constant in the range of rotation rates up to those of freely swimming cells. In contrast, the torque of a freely swimming cell for V. alginolyticus is typically ∼20% of the stall torque. We derive from these results that the C. crescentus swarmer cells swim more efficiently than both E. coli and V. alginolyticus. Our findings suggest that C. crescentus is optimally adapted to low nutrient aquatic environments.&quot;,&quot;DOI&quot;:&quot;10.1529/biophysj.106.080697&quot;,&quot;ISSN&quot;:&quot;0006-3495&quot;,&quot;note&quot;:&quot;PMID: 16844761\nPMCID: PMC1562384&quot;,&quot;journalAbbreviation&quot;:&quot;Biophys J&quot;,&quot;author&quot;:[{&quot;family&quot;:&quot;Li&quot;,&quot;given&quot;:&quot;Guanglai&quot;},{&quot;family&quot;:&quot;Tang&quot;,&quot;given&quot;:&quot;Jay X.&quot;}],&quot;issued&quot;:{&quot;date-parts&quot;:[[2006,10,1]]}}},{&quot;id&quot;:2858,&quot;uris&quot;:[&quot;http://zotero.org/users/316567/items/VJHJG3J7&quot;],&quot;uri&quot;:[&quot;http://zotero.org/users/316567/items/VJHJG3J7&quot;],&quot;itemData&quot;:{&quot;id&quot;:2858,&quot;type&quot;:&quot;article-journal&quot;,&quot;title&quot;:&quot;Helicobacter pylori moves through mucus by reducing mucin viscoelasticity&quot;,&quot;container-title&quot;:&quot;Proceedings of the National Academy of Sciences of the United States of America&quot;,&quot;page&quot;:&quot;14321-14326&quot;,&quot;volume&quot;:&quot;106&quot;,&quot;issue&quot;:&quot;34&quot;,&quot;source&quot;:&quot;NCBI PubMed&quot;,&quot;abstract&quot;:&quot;The ulcer-causing gastric pathogen Helicobacter pylori is the only bacterium known to colonize the harsh acidic environment of the human stomach. H. pylori survives in acidic conditions by producing urease, which catalyzes hydrolysis of urea to yield ammonia thus elevating the pH of its environment. However, the manner in which H. pylori is able to swim through the viscoelastic mucus gel that coats the stomach wall remains poorly understood. Previous rheology studies on gastric mucin, the key viscoelastic component of gastric mucus, indicate that the rheology of this material is pH dependent, transitioning from a viscous solution at neutral pH to a gel in acidic conditions. Bulk rheology measurements on porcine gastric mucin (PGM) show that pH elevation by H. pylori induces a dramatic decrease in viscoelastic moduli. Microscopy studies of the motility of H. pylori in gastric mucin at acidic and neutral pH in the absence of urea show that the bacteria swim freely at high pH, and are strongly constrained at low pH. By using two-photon fluorescence microscopy to image the bacterial motility in an initially low pH mucin gel with urea present we show that the gain of translational motility by bacteria is directly correlated with a rise in pH indicated by 2',7'-Bis-(2-Carboxyethyl)-5-(and-6)-carboxyfluorescein (BCECF), a pH sensitive fluorescent dye. This study indicates that the helicoidal-shaped H. pylori does not bore its way through the mucus gel like a screw through a cork as has previously been suggested, but instead achieves motility by altering the rheological properties of its environment.&quot;,&quot;DOI&quot;:&quot;10.1073/pnas.0903438106&quot;,&quot;ISSN&quot;:&quot;1091-6490&quot;,&quot;note&quot;:&quot;PMID: 19706518&quot;,&quot;journalAbbreviation&quot;:&quot;Proc. Natl. Acad. Sci. U.S.A.&quot;,&quot;author&quot;:[{&quot;family&quot;:&quot;Celli&quot;,&quot;given&quot;:&quot;Jonathan P&quot;},{&quot;family&quot;:&quot;Turner&quot;,&quot;given&quot;:&quot;Bradley S&quot;},{&quot;family&quot;:&quot;Afdhal&quot;,&quot;given&quot;:&quot;Nezam H&quot;},{&quot;family&quot;:&quot;Keates&quot;,&quot;given&quot;:&quot;Sarah&quot;},{&quot;family&quot;:&quot;Ghiran&quot;,&quot;given&quot;:&quot;Ionita&quot;},{&quot;family&quot;:&quot;Kelly&quot;,&quot;given&quot;:&quot;Ciaran P&quot;},{&quot;family&quot;:&quot;Ewoldt&quot;,&quot;given&quot;:&quot;Randy H&quot;},{&quot;family&quot;:&quot;McKinley&quot;,&quot;given&quot;:&quot;Gareth H&quot;},{&quot;family&quot;:&quot;So&quot;,&quot;given&quot;:&quot;Peter&quot;},{&quot;family&quot;:&quot;Erramilli&quot;,&quot;given&quot;:&quot;Shyamsunder&quot;},{&quot;family&quot;:&quot;Bansil&quot;,&quot;given&quot;:&quot;Rama&quot;}],&quot;issued&quot;:{&quot;date-parts&quot;:[[&quot;2009&quot;,8,25]]},&quot;accessed&quot;:{&quot;date-parts&quot;:[[2012,7,4]]}}},{&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B3F3bxoX7Z"/><text:span text:style-name="T22">(Li and Tang, 2006; Celli et al., 2009; Chen et al., 2011)</text:span><text:reference-mark-end text:name="ZOTERO_ITEM CSL_CITATION {&quot;citationID&quot;:&quot;o0izvE7a&quot;,&quot;properties&quot;:{&quot;formattedCitation&quot;:&quot;(Li and Tang, 2006; Celli et al., 2009; Chen et al., 2011)&quot;,&quot;plainCitation&quot;:&quot;(Li and Tang, 2006; Celli et al., 2009; Chen et al., 2011)&quot;},&quot;citationItems&quot;:[{&quot;id&quot;:2848,&quot;uris&quot;:[&quot;http://zotero.org/users/316567/items/VATW8WQN&quot;],&quot;uri&quot;:[&quot;http://zotero.org/users/316567/items/VATW8WQN&quot;],&quot;itemData&quot;:{&quot;id&quot;:2848,&quot;type&quot;:&quot;article-journal&quot;,&quot;title&quot;:&quot;Low Flagellar Motor Torque and High Swimming Efficiency of Caulobacter crescentus Swarmer Cells&quot;,&quot;container-title&quot;:&quot;Biophysical Journal&quot;,&quot;page&quot;:&quot;2726-2734&quot;,&quot;volume&quot;:&quot;91&quot;,&quot;issue&quot;:&quot;7&quot;,&quot;source&quot;:&quot;PubMed Central&quot;,&quot;abstract&quot;:&quot;We determined the torque of the flagellar motor of Caulobacter crescentus for different motor rotation rates by measuring the rotation rate and swimming speed of the cell body and found it to be remarkably different from that of other bacteria, such as Escherichia coli and Vibrio alginolyticus. The average stall torque of the Caulobacter flagellar motor was ∼350 pN nm, much smaller than the values of the other bacteria measured. Furthermore, the torque of the motor remained constant in the range of rotation rates up to those of freely swimming cells. In contrast, the torque of a freely swimming cell for V. alginolyticus is typically ∼20% of the stall torque. We derive from these results that the C. crescentus swarmer cells swim more efficiently than both E. coli and V. alginolyticus. Our findings suggest that C. crescentus is optimally adapted to low nutrient aquatic environments.&quot;,&quot;DOI&quot;:&quot;10.1529/biophysj.106.080697&quot;,&quot;ISSN&quot;:&quot;0006-3495&quot;,&quot;note&quot;:&quot;PMID: 16844761\nPMCID: PMC1562384&quot;,&quot;journalAbbreviation&quot;:&quot;Biophys J&quot;,&quot;author&quot;:[{&quot;family&quot;:&quot;Li&quot;,&quot;given&quot;:&quot;Guanglai&quot;},{&quot;family&quot;:&quot;Tang&quot;,&quot;given&quot;:&quot;Jay X.&quot;}],&quot;issued&quot;:{&quot;date-parts&quot;:[[2006,10,1]]}}},{&quot;id&quot;:2858,&quot;uris&quot;:[&quot;http://zotero.org/users/316567/items/VJHJG3J7&quot;],&quot;uri&quot;:[&quot;http://zotero.org/users/316567/items/VJHJG3J7&quot;],&quot;itemData&quot;:{&quot;id&quot;:2858,&quot;type&quot;:&quot;article-journal&quot;,&quot;title&quot;:&quot;Helicobacter pylori moves through mucus by reducing mucin viscoelasticity&quot;,&quot;container-title&quot;:&quot;Proceedings of the National Academy of Sciences of the United States of America&quot;,&quot;page&quot;:&quot;14321-14326&quot;,&quot;volume&quot;:&quot;106&quot;,&quot;issue&quot;:&quot;34&quot;,&quot;source&quot;:&quot;NCBI PubMed&quot;,&quot;abstract&quot;:&quot;The ulcer-causing gastric pathogen Helicobacter pylori is the only bacterium known to colonize the harsh acidic environment of the human stomach. H. pylori survives in acidic conditions by producing urease, which catalyzes hydrolysis of urea to yield ammonia thus elevating the pH of its environment. However, the manner in which H. pylori is able to swim through the viscoelastic mucus gel that coats the stomach wall remains poorly understood. Previous rheology studies on gastric mucin, the key viscoelastic component of gastric mucus, indicate that the rheology of this material is pH dependent, transitioning from a viscous solution at neutral pH to a gel in acidic conditions. Bulk rheology measurements on porcine gastric mucin (PGM) show that pH elevation by H. pylori induces a dramatic decrease in viscoelastic moduli. Microscopy studies of the motility of H. pylori in gastric mucin at acidic and neutral pH in the absence of urea show that the bacteria swim freely at high pH, and are strongly constrained at low pH. By using two-photon fluorescence microscopy to image the bacterial motility in an initially low pH mucin gel with urea present we show that the gain of translational motility by bacteria is directly correlated with a rise in pH indicated by 2',7'-Bis-(2-Carboxyethyl)-5-(and-6)-carboxyfluorescein (BCECF), a pH sensitive fluorescent dye. This study indicates that the helicoidal-shaped H. pylori does not bore its way through the mucus gel like a screw through a cork as has previously been suggested, but instead achieves motility by altering the rheological properties of its environment.&quot;,&quot;DOI&quot;:&quot;10.1073/pnas.0903438106&quot;,&quot;ISSN&quot;:&quot;1091-6490&quot;,&quot;note&quot;:&quot;PMID: 19706518&quot;,&quot;journalAbbreviation&quot;:&quot;Proc. Natl. Acad. Sci. U.S.A.&quot;,&quot;author&quot;:[{&quot;family&quot;:&quot;Celli&quot;,&quot;given&quot;:&quot;Jonathan P&quot;},{&quot;family&quot;:&quot;Turner&quot;,&quot;given&quot;:&quot;Bradley S&quot;},{&quot;family&quot;:&quot;Afdhal&quot;,&quot;given&quot;:&quot;Nezam H&quot;},{&quot;family&quot;:&quot;Keates&quot;,&quot;given&quot;:&quot;Sarah&quot;},{&quot;family&quot;:&quot;Ghiran&quot;,&quot;given&quot;:&quot;Ionita&quot;},{&quot;family&quot;:&quot;Kelly&quot;,&quot;given&quot;:&quot;Ciaran P&quot;},{&quot;family&quot;:&quot;Ewoldt&quot;,&quot;given&quot;:&quot;Randy H&quot;},{&quot;family&quot;:&quot;McKinley&quot;,&quot;given&quot;:&quot;Gareth H&quot;},{&quot;family&quot;:&quot;So&quot;,&quot;given&quot;:&quot;Peter&quot;},{&quot;family&quot;:&quot;Erramilli&quot;,&quot;given&quot;:&quot;Shyamsunder&quot;},{&quot;family&quot;:&quot;Bansil&quot;,&quot;given&quot;:&quot;Rama&quot;}],&quot;issued&quot;:{&quot;date-parts&quot;:[[&quot;2009&quot;,8,25]]},&quot;accessed&quot;:{&quot;date-parts&quot;:[[2012,7,4]]}}},{&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B3F3bxoX7Z"/><text:span text:style-name="T22"> with the body of work on the enterobacterial structure and mechanical output </text:span><text:reference-mark-start text:name="ZOTERO_ITEM CSL_CITATION {&quot;citationID&quot;:&quot;XaOEhg88&quot;,&quot;properties&quot;:{&quot;formattedCitation&quot;:&quot;(Sowa and Berry, 2008; Paul et al., 2011; Stock et al., 2012)&quot;,&quot;plainCitation&quot;:&quot;(Sowa and Berry, 2008; Paul et al., 2011; Stock et al., 2012)&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id&quot;:2626,&quot;uris&quot;:[&quot;http://zotero.org/users/316567/items/P6HAXHPP&quot;],&quot;uri&quot;:[&quot;http://zotero.org/users/316567/items/P6HAXHPP&quot;],&quot;itemData&quot;:{&quot;id&quot;:2626,&quot;type&quot;:&quot;article-journal&quot;,&quot;title&quot;:&quot;Nanorotors and self-assembling macromolecular machines: The torque ring of the bacterial flagellar motor&quot;,&quot;container-title&quot;:&quot;Current opinion in biotechnology&quot;,&quot;page&quot;:&quot;545-554&quot;,&quot;volume&quot;:&quot;23&quot;,&quot;issue&quot;:&quot;4&quot;,&quot;source&quot;:&quot;NCBI PubMed&quot;,&quot;abstract&quot;:&quot;The bacterial flagellar motor (BFM) is a self-assembling rotary nanomachine. It converts a flux of cations into the mechanical rotation of long filaments that propel bacteria through viscous media. The BFM contains a torque-generating ring that is complete with molecular machinery known as the switch complex that allows it to reverse directions. With four billion years of optimization, the BFM probably offers the pinnacle of sophisticated nanorotor design. Moreover as one of the best-characterized large biomolecular complexes, it offers the potential for convergence between nanotechnology and biology, which requires an atomic level understanding of BFM structure and function. This review focuses on current molecular models of the reversible BFM and the strategies used to derive them.&quot;,&quot;DOI&quot;:&quot;10.1016/j.copbio.2012.01.008&quot;,&quot;ISSN&quot;:&quot;1879-0429&quot;,&quot;note&quot;:&quot;PMID: 22321941&quot;,&quot;shortTitle&quot;:&quot;Nanorotors and self-assembling macromolecular machines&quot;,&quot;journalAbbreviation&quot;:&quot;Curr. Opin. Biotechnol.&quot;,&quot;author&quot;:[{&quot;family&quot;:&quot;Stock&quot;,&quot;given&quot;:&quot;Daniela&quot;},{&quot;family&quot;:&quot;Namba&quot;,&quot;given&quot;:&quot;Keiichi&quot;},{&quot;family&quot;:&quot;Lee&quot;,&quot;given&quot;:&quot;Lawrence K&quot;}],&quot;issued&quot;:{&quot;date-parts&quot;:[[&quot;2012&quot;,8]]},&quot;accessed&quot;:{&quot;date-parts&quot;:[[2012,9,16]]}}}],&quot;schema&quot;:&quot;https://github.com/citation-style-language/schema/raw/master/csl-citation.json&quot;} RNDhGTVbW8NQj"/><text:span text:style-name="T22">(Sowa and Berry, 2008; Paul et al., 2011; Stock et al., 2012)</text:span><text:reference-mark-end text:name="ZOTERO_ITEM CSL_CITATION {&quot;citationID&quot;:&quot;XaOEhg88&quot;,&quot;properties&quot;:{&quot;formattedCitation&quot;:&quot;(Sowa and Berry, 2008; Paul et al., 2011; Stock et al., 2012)&quot;,&quot;plainCitation&quot;:&quot;(Sowa and Berry, 2008; Paul et al., 2011; Stock et al., 2012)&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id&quot;:2626,&quot;uris&quot;:[&quot;http://zotero.org/users/316567/items/P6HAXHPP&quot;],&quot;uri&quot;:[&quot;http://zotero.org/users/316567/items/P6HAXHPP&quot;],&quot;itemData&quot;:{&quot;id&quot;:2626,&quot;type&quot;:&quot;article-journal&quot;,&quot;title&quot;:&quot;Nanorotors and self-assembling macromolecular machines: The torque ring of the bacterial flagellar motor&quot;,&quot;container-title&quot;:&quot;Current opinion in biotechnology&quot;,&quot;page&quot;:&quot;545-554&quot;,&quot;volume&quot;:&quot;23&quot;,&quot;issue&quot;:&quot;4&quot;,&quot;source&quot;:&quot;NCBI PubMed&quot;,&quot;abstract&quot;:&quot;The bacterial flagellar motor (BFM) is a self-assembling rotary nanomachine. It converts a flux of cations into the mechanical rotation of long filaments that propel bacteria through viscous media. The BFM contains a torque-generating ring that is complete with molecular machinery known as the switch complex that allows it to reverse directions. With four billion years of optimization, the BFM probably offers the pinnacle of sophisticated nanorotor design. Moreover as one of the best-characterized large biomolecular complexes, it offers the potential for convergence between nanotechnology and biology, which requires an atomic level understanding of BFM structure and function. This review focuses on current molecular models of the reversible BFM and the strategies used to derive them.&quot;,&quot;DOI&quot;:&quot;10.1016/j.copbio.2012.01.008&quot;,&quot;ISSN&quot;:&quot;1879-0429&quot;,&quot;note&quot;:&quot;PMID: 22321941&quot;,&quot;shortTitle&quot;:&quot;Nanorotors and self-assembling macromolecular machines&quot;,&quot;journalAbbreviation&quot;:&quot;Curr. Opin. Biotechnol.&quot;,&quot;author&quot;:[{&quot;family&quot;:&quot;Stock&quot;,&quot;given&quot;:&quot;Daniela&quot;},{&quot;family&quot;:&quot;Namba&quot;,&quot;given&quot;:&quot;Keiichi&quot;},{&quot;family&quot;:&quot;Lee&quot;,&quot;given&quot;:&quot;Lawrence K&quot;}],&quot;issued&quot;:{&quot;date-parts&quot;:[[&quot;2012&quot;,8]]},&quot;accessed&quot;:{&quot;date-parts&quot;:[[2012,9,16]]}}}],&quot;schema&quot;:&quot;https://github.com/citation-style-language/schema/raw/master/csl-citation.json&quot;} RNDhGTVbW8NQj"/>, demonstrating a striking correlation for these three cases of increasing torque with C-ring diameter. An exception comes from <text:span text:style-name="T9">Hylemonella gracilis</text:span><text:span text:style-name="T22">, where despite a C-ring of diameter close to the enterobacteria </text:span><text:reference-mark-start text:name="ZOTERO_ITEM CSL_CITATION {&quot;citationID&quot;:&quot;7ksdb3301&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AJfnksfCgr"/><text:span text:style-name="T22">(Greenberg and Canale-Parola, 1977a)</text:span><text:reference-mark-end text:name="ZOTERO_ITEM CSL_CITATION {&quot;citationID&quot;:&quot;7ksdb3301&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AJfnksfCgr"/><text:span text:style-name="T22">, and proton-driven stators, exhibits the ability to swim in viscous media up to 1000 cp. Whether this is an ability related to the size or shape of </text:span><text:span text:style-name="T9">H. gracilis</text:span><text:span text:style-name="T22">, or whether it is a result of high torque-generating capabilities of the motor, even with a medium-sized C-ring, remains to be seen.</text:span></text:p>
      <text:p text:style-name="P7">The impact of changing C-ring diameter will also likely produce a motor more sensitive to CheY~P concentration <text:reference-mark-start text:name="ZOTERO_ITEM CSL_CITATION {&quot;citationID&quot;:&quot;eclfpgft4&quot;,&quot;properties&quot;:{&quot;formattedCitation&quot;:&quot;(Yuan et al., 2012)&quot;,&quot;plainCitation&quot;:&quot;(Yuan et al., 2012)&quot;},&quot;citationItems&quot;:[{&quot;id&quot;:2090,&quot;uris&quot;:[&quot;http://zotero.org/users/316567/items/6X8QER7W&quot;],&quot;uri&quot;:[&quot;http://zotero.org/users/316567/items/6X8QER7W&quot;],&quot;itemData&quot;:{&quot;id&quot;:2090,&quot;type&quot;:&quot;article-journal&quot;,&quot;title&quot;:&quot;Adaptation at the output of the chemotaxis signalling pathway&quot;,&quot;container-title&quot;:&quot;Nature&quot;,&quot;page&quot;:&quot;233-236&quot;,&quot;volume&quot;:&quot;484&quot;,&quot;issue&quot;:&quot;7393&quot;,&quot;source&quot;:&quot;www.nature.com&quot;,&quot;abstract&quot;:&quot;In the bacterial chemotaxis network, receptor clusters process input, and flagellar motors generate output. Receptor and motor complexes are coupled by the diffusible protein CheY-P. Receptor output (the steady-state concentration of CheY-P) varies from cell to cell. However, the motor is ultrasensitive, with a narrow operating range of CheY-P concentrations. How the match between receptor output and motor input might be optimized is unclear. Here we show that the motor can shift its operating range by changing its composition. The number of FliM subunits in the C-ring increases in response to a decrement in the concentration of CheY-P, increasing motor sensitivity. This shift in sensitivity explains the slow partial adaptation observed in mutants that lack the receptor methyltransferase and methylesterase and why motors show signal-dependent FliM turnover. Adaptive remodelling is likely to be a common feature in the operation of many molecular machines.&quot;,&quot;DOI&quot;:&quot;10.1038/nature10964&quot;,&quot;ISSN&quot;:&quot;0028-0836&quot;,&quot;language&quot;:&quot;en&quot;,&quot;author&quot;:[{&quot;family&quot;:&quot;Yuan&quot;,&quot;given&quot;:&quot;Junhua&quot;},{&quot;family&quot;:&quot;Branch&quot;,&quot;given&quot;:&quot;Richard W.&quot;},{&quot;family&quot;:&quot;Hosu&quot;,&quot;given&quot;:&quot;Basarab G.&quot;},{&quot;family&quot;:&quot;Berg&quot;,&quot;given&quot;:&quot;Howard C.&quot;}],&quot;issued&quot;:{&quot;date-parts&quot;:[[&quot;2012&quot;,4,12]]},&quot;accessed&quot;:{&quot;date-parts&quot;:[[2012,8,9]]}}}],&quot;schema&quot;:&quot;https://github.com/citation-style-language/schema/raw/master/csl-citation.json&quot;} RNDSFSYevsAJW"/>(Yuan et al., 2012)<text:reference-mark-end text:name="ZOTERO_ITEM CSL_CITATION {&quot;citationID&quot;:&quot;eclfpgft4&quot;,&quot;properties&quot;:{&quot;formattedCitation&quot;:&quot;(Yuan et al., 2012)&quot;,&quot;plainCitation&quot;:&quot;(Yuan et al., 2012)&quot;},&quot;citationItems&quot;:[{&quot;id&quot;:2090,&quot;uris&quot;:[&quot;http://zotero.org/users/316567/items/6X8QER7W&quot;],&quot;uri&quot;:[&quot;http://zotero.org/users/316567/items/6X8QER7W&quot;],&quot;itemData&quot;:{&quot;id&quot;:2090,&quot;type&quot;:&quot;article-journal&quot;,&quot;title&quot;:&quot;Adaptation at the output of the chemotaxis signalling pathway&quot;,&quot;container-title&quot;:&quot;Nature&quot;,&quot;page&quot;:&quot;233-236&quot;,&quot;volume&quot;:&quot;484&quot;,&quot;issue&quot;:&quot;7393&quot;,&quot;source&quot;:&quot;www.nature.com&quot;,&quot;abstract&quot;:&quot;In the bacterial chemotaxis network, receptor clusters process input, and flagellar motors generate output. Receptor and motor complexes are coupled by the diffusible protein CheY-P. Receptor output (the steady-state concentration of CheY-P) varies from cell to cell. However, the motor is ultrasensitive, with a narrow operating range of CheY-P concentrations. How the match between receptor output and motor input might be optimized is unclear. Here we show that the motor can shift its operating range by changing its composition. The number of FliM subunits in the C-ring increases in response to a decrement in the concentration of CheY-P, increasing motor sensitivity. This shift in sensitivity explains the slow partial adaptation observed in mutants that lack the receptor methyltransferase and methylesterase and why motors show signal-dependent FliM turnover. Adaptive remodelling is likely to be a common feature in the operation of many molecular machines.&quot;,&quot;DOI&quot;:&quot;10.1038/nature10964&quot;,&quot;ISSN&quot;:&quot;0028-0836&quot;,&quot;language&quot;:&quot;en&quot;,&quot;author&quot;:[{&quot;family&quot;:&quot;Yuan&quot;,&quot;given&quot;:&quot;Junhua&quot;},{&quot;family&quot;:&quot;Branch&quot;,&quot;given&quot;:&quot;Richard W.&quot;},{&quot;family&quot;:&quot;Hosu&quot;,&quot;given&quot;:&quot;Basarab G.&quot;},{&quot;family&quot;:&quot;Berg&quot;,&quot;given&quot;:&quot;Howard C.&quot;}],&quot;issued&quot;:{&quot;date-parts&quot;:[[&quot;2012&quot;,4,12]]},&quot;accessed&quot;:{&quot;date-parts&quot;:[[2012,8,9]]}}}],&quot;schema&quot;:&quot;https://github.com/citation-style-language/schema/raw/master/csl-citation.json&quot;} RNDSFSYevsAJW"/> due to an increase in the number of FliM subunits, and will have a greater dynamic range of sensitivity. This may be particularly useful for bacteria that live in very varied environments to add an additional adaptation mechanism.</text:p>
      <text:p text:style-name="Standard">Changes in C-ring diameter may also impact the export process, although a possible mechanism is unclear, . As discussed above, FliH sequence length closely correlates with C-ring diameter <text:reference-mark-start text:name="ZOTERO_ITEM CSL_CITATION {&quot;citationID&quot;:&quot;13lp7e4rli&quot;,&quot;properties&quot;:{&quot;formattedCitation&quot;:&quot;(Abrusci et al., 2013)&quot;,&quot;plainCitation&quot;:&quot;(Abrusci et al., 2013)&quot;},&quot;citationItems&quot;:[{&quot;id&quot;:2895,&quot;uris&quot;:[&quot;http://zotero.org/users/316567/items/WG6NHCBZ&quot;],&quot;uri&quot;:[&quot;http://zotero.org/users/316567/items/WG6NHCBZ&quot;],&quot;itemData&quot;:{&quot;id&quot;:2895,&quot;type&quot;:&quot;article-journal&quot;,&quot;title&quot;:&quot;Architecture of the major component of the type III secretion system export apparatus&quot;,&quot;container-title&quot;:&quot;Nature structural &amp; molecular biology&quot;,&quot;page&quot;:&quot;99-104&quot;,&quot;volume&quot;:&quot;20&quot;,&quot;issue&quot;:&quot;1&quot;,&quot;source&quot;:&quot;NCBI PubMed&quot;,&quot;abstract&quot;:&quot;Type III secretion systems (T3SSs) are bacterial membrane-embedded nanomachines designed to export specifically targeted proteins from the bacterial cytoplasm. Secretion through T3SS is governed by a subset of inner membrane proteins termed the 'export apparatus'. We show that a key member of the Shigella flexneri export apparatus, MxiA, assembles into a ring essential for secretion in vivo. The ring-forming interfaces are well-conserved in both nonflagellar and flagellar homologs, implying that the ring is an evolutionarily conserved feature in these systems. Electron cryo-tomography revealed a T3SS-associated cytoplasmic torus of size and shape corresponding to those of the MxiA ring aligned to the secretion channel located between the secretion pore and the ATPase complex. This defines the molecular architecture of the dominant component of the export apparatus and allows us to propose a model for the molecular mechanisms controlling secretion.&quot;,&quot;DOI&quot;:&quot;10.1038/nsmb.2452&quot;,&quot;ISSN&quot;:&quot;1545-9985&quot;,&quot;note&quot;:&quot;PMID: 23222644&quot;,&quot;journalAbbreviation&quot;:&quot;Nat. Struct. Mol. Biol.&quot;,&quot;author&quot;:[{&quot;family&quot;:&quot;Abrusci&quot;,&quot;given&quot;:&quot;Patrizia&quot;},{&quot;family&quot;:&quot;Vergara-Irigaray&quot;,&quot;given&quot;:&quot;Marta&quot;},{&quot;family&quot;:&quot;Johnson&quot;,&quot;given&quot;:&quot;Steven&quot;},{&quot;family&quot;:&quot;Beeby&quot;,&quot;given&quot;:&quot;Morgan D&quot;},{&quot;family&quot;:&quot;Hendrixson&quot;,&quot;given&quot;:&quot;David R&quot;},{&quot;family&quot;:&quot;Roversi&quot;,&quot;given&quot;:&quot;Pietro&quot;},{&quot;family&quot;:&quot;Friede&quot;,&quot;given&quot;:&quot;Miriam E&quot;},{&quot;family&quot;:&quot;Deane&quot;,&quot;given&quot;:&quot;Janet E&quot;},{&quot;family&quot;:&quot;Jensen&quot;,&quot;given&quot;:&quot;Grant J&quot;},{&quot;family&quot;:&quot;Tang&quot;,&quot;given&quot;:&quot;Christoph M&quot;},{&quot;family&quot;:&quot;Lea&quot;,&quot;given&quot;:&quot;Susan M&quot;}],&quot;issued&quot;:{&quot;date-parts&quot;:[[&quot;2013&quot;,1]]}}}],&quot;schema&quot;:&quot;https://github.com/citation-style-language/schema/raw/master/csl-citation.json&quot;} RNDcYSONnG7bH"/>(Abrusci et al., 2013)<text:reference-mark-end text:name="ZOTERO_ITEM CSL_CITATION {&quot;citationID&quot;:&quot;13lp7e4rli&quot;,&quot;properties&quot;:{&quot;formattedCitation&quot;:&quot;(Abrusci et al., 2013)&quot;,&quot;plainCitation&quot;:&quot;(Abrusci et al., 2013)&quot;},&quot;citationItems&quot;:[{&quot;id&quot;:2895,&quot;uris&quot;:[&quot;http://zotero.org/users/316567/items/WG6NHCBZ&quot;],&quot;uri&quot;:[&quot;http://zotero.org/users/316567/items/WG6NHCBZ&quot;],&quot;itemData&quot;:{&quot;id&quot;:2895,&quot;type&quot;:&quot;article-journal&quot;,&quot;title&quot;:&quot;Architecture of the major component of the type III secretion system export apparatus&quot;,&quot;container-title&quot;:&quot;Nature structural &amp; molecular biology&quot;,&quot;page&quot;:&quot;99-104&quot;,&quot;volume&quot;:&quot;20&quot;,&quot;issue&quot;:&quot;1&quot;,&quot;source&quot;:&quot;NCBI PubMed&quot;,&quot;abstract&quot;:&quot;Type III secretion systems (T3SSs) are bacterial membrane-embedded nanomachines designed to export specifically targeted proteins from the bacterial cytoplasm. Secretion through T3SS is governed by a subset of inner membrane proteins termed the 'export apparatus'. We show that a key member of the Shigella flexneri export apparatus, MxiA, assembles into a ring essential for secretion in vivo. The ring-forming interfaces are well-conserved in both nonflagellar and flagellar homologs, implying that the ring is an evolutionarily conserved feature in these systems. Electron cryo-tomography revealed a T3SS-associated cytoplasmic torus of size and shape corresponding to those of the MxiA ring aligned to the secretion channel located between the secretion pore and the ATPase complex. This defines the molecular architecture of the dominant component of the export apparatus and allows us to propose a model for the molecular mechanisms controlling secretion.&quot;,&quot;DOI&quot;:&quot;10.1038/nsmb.2452&quot;,&quot;ISSN&quot;:&quot;1545-9985&quot;,&quot;note&quot;:&quot;PMID: 23222644&quot;,&quot;journalAbbreviation&quot;:&quot;Nat. Struct. Mol. Biol.&quot;,&quot;author&quot;:[{&quot;family&quot;:&quot;Abrusci&quot;,&quot;given&quot;:&quot;Patrizia&quot;},{&quot;family&quot;:&quot;Vergara-Irigaray&quot;,&quot;given&quot;:&quot;Marta&quot;},{&quot;family&quot;:&quot;Johnson&quot;,&quot;given&quot;:&quot;Steven&quot;},{&quot;family&quot;:&quot;Beeby&quot;,&quot;given&quot;:&quot;Morgan D&quot;},{&quot;family&quot;:&quot;Hendrixson&quot;,&quot;given&quot;:&quot;David R&quot;},{&quot;family&quot;:&quot;Roversi&quot;,&quot;given&quot;:&quot;Pietro&quot;},{&quot;family&quot;:&quot;Friede&quot;,&quot;given&quot;:&quot;Miriam E&quot;},{&quot;family&quot;:&quot;Deane&quot;,&quot;given&quot;:&quot;Janet E&quot;},{&quot;family&quot;:&quot;Jensen&quot;,&quot;given&quot;:&quot;Grant J&quot;},{&quot;family&quot;:&quot;Tang&quot;,&quot;given&quot;:&quot;Christoph M&quot;},{&quot;family&quot;:&quot;Lea&quot;,&quot;given&quot;:&quot;Susan M&quot;}],&quot;issued&quot;:{&quot;date-parts&quot;:[[&quot;2013&quot;,1]]}}}],&quot;schema&quot;:&quot;https://github.com/citation-style-language/schema/raw/master/csl-citation.json&quot;} RNDcYSONnG7bH"/>. It is conceivable that changes in FliH length will impact the interaction of FliI with the export apparatus docking platform FlhA<text:span text:style-name="T61">C</text:span>, modulating the export process in an unknown manner.</text:p>
      <text:p text:style-name="Standard">Recent studies have shown distinct steps in motor rotation of 26 in <text:span text:style-name="T9">E. coli</text:span><text:span text:style-name="T22"> </text:span><text:reference-mark-start text:name="ZOTERO_ITEM CSL_CITATION {&quot;citationID&quot;:&quot;2bs02nfm2&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DDuiUpMT7G"/><text:span text:style-name="T22">(Sowa et al., 2005)</text:span><text:reference-mark-end text:name="ZOTERO_ITEM CSL_CITATION {&quot;citationID&quot;:&quot;2bs02nfm2&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DDuiUpMT7G"/> and <text:span text:style-name="T9">S. typhimurium</text:span><text:span text:style-name="T22"> </text:span><text:reference-mark-start text:name="ZOTERO_ITEM CSL_CITATION {&quot;citationID&quot;:&quot;2o3219oa6e&quot;,&quot;properties&quot;:{&quot;formattedCitation&quot;:&quot;(Nakamura et al., 2010)&quot;,&quot;plainCitation&quot;:&quot;(Nakamura et al., 2010)&quot;},&quot;citationItems&quot;:[{&quot;id&quot;:2584,&quot;uris&quot;:[&quot;http://zotero.org/users/316567/items/MN5AZQGZ&quot;],&quot;uri&quot;:[&quot;http://zotero.org/users/316567/items/MN5AZQGZ&quot;],&quot;itemData&quot;:{&quot;id&quot;:2584,&quot;type&quot;:&quot;article-journal&quot;,&quot;title&quot;:&quot;Evidence for symmetry in the elementary process of bidirectional torque generation by the bacterial flagellar motor&quot;,&quot;container-title&quot;:&quot;Proceedings of the National Academy of Sciences&quot;,&quot;page&quot;:&quot;17616-17620&quot;,&quot;volume&quot;:&quot;107&quot;,&quot;issue&quot;:&quot;41&quot;,&quot;source&quot;:&quot;www.pnas.org&quot;,&quot;abstract&quot;:&quot;The bacterial flagellar motor can rotate in both counterclockwise (CCW) and clockwise (CW) directions. It has been shown that the sodium ion-driven chimeric flagellar motor rotates with 26 steps per revolution, which corresponds to the number of FliG subunits that form part of the rotor ring, but the size of the backward step is smaller than the forward one. Here we report that the proton-driven flagellar motor of Salmonella also rotates with 26 steps per revolution but symmetrical in both CCW and CW directions with occasional smaller backward steps in both directions. Occasional shift in the stepping positions is also observed, suggesting the frequent exchange of stators in one of the 11–12 possible anchoring positions around the rotor. These observations indicate that the elementary process of torque generation by the cyclic association/dissociation of the stator with every FliG subunit along the circumference of the rotor is symmetric in CCW and CW rotation even though the structure of FliG is highly asymmetric and suggests a 180° rotation of a FliG domain for the rotor-stator interaction to reverse the direction of rotation.&quot;,&quot;DOI&quot;:&quot;10.1073/pnas.1007448107&quot;,&quot;ISSN&quot;:&quot;0027-8424, 1091-6490&quot;,&quot;journalAbbreviation&quot;:&quot;PNAS&quot;,&quot;language&quot;:&quot;en&quot;,&quot;author&quot;:[{&quot;family&quot;:&quot;Nakamura&quot;,&quot;given&quot;:&quot;Shuichi&quot;},{&quot;family&quot;:&quot;Kami-ike&quot;,&quot;given&quot;:&quot;Nobunori&quot;},{&quot;family&quot;:&quot;Yokota&quot;,&quot;given&quot;:&quot;Jun-ichi P.&quot;},{&quot;family&quot;:&quot;Minamino&quot;,&quot;given&quot;:&quot;Tohru&quot;},{&quot;family&quot;:&quot;Namba&quot;,&quot;given&quot;:&quot;Keiichi&quot;}],&quot;issued&quot;:{&quot;date-parts&quot;:[[2010,10,12]]},&quot;accessed&quot;:{&quot;date-parts&quot;:[[2012,10,3]]}}}],&quot;schema&quot;:&quot;https://github.com/citation-style-language/schema/raw/master/csl-citation.json&quot;} RNDHPQVKgpvty"/><text:span text:style-name="T22">(Nakamura et al., 2010)</text:span><text:reference-mark-end text:name="ZOTERO_ITEM CSL_CITATION {&quot;citationID&quot;:&quot;2o3219oa6e&quot;,&quot;properties&quot;:{&quot;formattedCitation&quot;:&quot;(Nakamura et al., 2010)&quot;,&quot;plainCitation&quot;:&quot;(Nakamura et al., 2010)&quot;},&quot;citationItems&quot;:[{&quot;id&quot;:2584,&quot;uris&quot;:[&quot;http://zotero.org/users/316567/items/MN5AZQGZ&quot;],&quot;uri&quot;:[&quot;http://zotero.org/users/316567/items/MN5AZQGZ&quot;],&quot;itemData&quot;:{&quot;id&quot;:2584,&quot;type&quot;:&quot;article-journal&quot;,&quot;title&quot;:&quot;Evidence for symmetry in the elementary process of bidirectional torque generation by the bacterial flagellar motor&quot;,&quot;container-title&quot;:&quot;Proceedings of the National Academy of Sciences&quot;,&quot;page&quot;:&quot;17616-17620&quot;,&quot;volume&quot;:&quot;107&quot;,&quot;issue&quot;:&quot;41&quot;,&quot;source&quot;:&quot;www.pnas.org&quot;,&quot;abstract&quot;:&quot;The bacterial flagellar motor can rotate in both counterclockwise (CCW) and clockwise (CW) directions. It has been shown that the sodium ion-driven chimeric flagellar motor rotates with 26 steps per revolution, which corresponds to the number of FliG subunits that form part of the rotor ring, but the size of the backward step is smaller than the forward one. Here we report that the proton-driven flagellar motor of Salmonella also rotates with 26 steps per revolution but symmetrical in both CCW and CW directions with occasional smaller backward steps in both directions. Occasional shift in the stepping positions is also observed, suggesting the frequent exchange of stators in one of the 11–12 possible anchoring positions around the rotor. These observations indicate that the elementary process of torque generation by the cyclic association/dissociation of the stator with every FliG subunit along the circumference of the rotor is symmetric in CCW and CW rotation even though the structure of FliG is highly asymmetric and suggests a 180° rotation of a FliG domain for the rotor-stator interaction to reverse the direction of rotation.&quot;,&quot;DOI&quot;:&quot;10.1073/pnas.1007448107&quot;,&quot;ISSN&quot;:&quot;0027-8424, 1091-6490&quot;,&quot;journalAbbreviation&quot;:&quot;PNAS&quot;,&quot;language&quot;:&quot;en&quot;,&quot;author&quot;:[{&quot;family&quot;:&quot;Nakamura&quot;,&quot;given&quot;:&quot;Shuichi&quot;},{&quot;family&quot;:&quot;Kami-ike&quot;,&quot;given&quot;:&quot;Nobunori&quot;},{&quot;family&quot;:&quot;Yokota&quot;,&quot;given&quot;:&quot;Jun-ichi P.&quot;},{&quot;family&quot;:&quot;Minamino&quot;,&quot;given&quot;:&quot;Tohru&quot;},{&quot;family&quot;:&quot;Namba&quot;,&quot;given&quot;:&quot;Keiichi&quot;}],&quot;issued&quot;:{&quot;date-parts&quot;:[[2010,10,12]]},&quot;accessed&quot;:{&quot;date-parts&quot;:[[2012,10,3]]}}}],&quot;schema&quot;:&quot;https://github.com/citation-style-language/schema/raw/master/csl-citation.json&quot;} RNDHPQVKgpvty"/><text:span text:style-name="T22">, and 27-28 in </text:span><text:span text:style-name="T9">R. sphaeroides </text:span><text:reference-mark-start text:name="ZOTERO_ITEM CSL_CITATION {&quot;citationID&quot;:&quot;ue4acnas3&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2uFCE7Kfhh"/><text:span text:style-name="T22">(Pilizota et al., 2009)</text:span><text:reference-mark-end text:name="ZOTERO_ITEM CSL_CITATION {&quot;citationID&quot;:&quot;ue4acnas3&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2uFCE7Kfhh"/>, suggesting that stator complexes lie in phase with each other relative to subunits of the rotor. As the rotor rotates against a stator complex, the potential energy of interaction will vary with a frequency equal to the symmetry of the rotor. For multiple stator complexes, it follows that the net potential energy will be the sum of the potential energy of each stator complex against the rotor. If stator complexes are positioned around the rotor with a in phase with each other relative to the rotor symmetry, their functions will constructively interfere, building a potential energy function of the same frequency as that of a single stator complex; if their position is not in phase, however, the addition of their potential energy functions will be more complicated, with the frequency of energy minima corresponding to the least common multiple of the two symmetry elements. The biological relevance of this is that the angle between minima, and the potential barrier between them, is lowered in symmetry mismatched structures.</text:p>
      <text:h text:style-name="Heading_20_6" text:outline-level="6"><text:bookmark-start text:name="__RefHeading__6677_500132593"/>Possible mechanisms of assembling C-rings of varying diameters<text:bookmark-end text:name="__RefHeading__6677_500132593"/></text:h>
      <text:p text:style-name="Standard">How might bacteria assemble a C-ring of different size to the enterobacteria? Where is C-ring size “coded”? Even the enterobacteria have a range of sizes that are roughly normally distributed around a mean, but how that mean is determined is not currently clear. The number of subunits, and therefore diameter, of the F-ATPase c-ring (unrelated to the flagellar C-ring) is an inherent property of component protein sequences, and change in sequence results in change in diameter <text:reference-mark-start text:name="ZOTERO_ITEM CSL_CITATION {&quot;citationID&quot;:&quot;1mjhh8g36s&quot;,&quot;properties&quot;:{&quot;formattedCitation&quot;:&quot;(Pogoryelov et al., 2012)&quot;,&quot;plainCitation&quot;:&quot;(Pogoryelov et al., 2012)&quot;},&quot;citationItems&quot;:[{&quot;id&quot;:2545,&quot;uris&quot;:[&quot;http://zotero.org/users/316567/items/KJS7CSS6&quot;],&quot;uri&quot;:[&quot;http://zotero.org/users/316567/items/KJS7CSS6&quot;],&quot;itemData&quot;:{&quot;id&quot;:2545,&quot;type&quot;:&quot;article-journal&quot;,&quot;title&quot;:&quot;Engineering rotor ring stoichiometries in the ATP synthase&quot;,&quot;container-title&quot;:&quot;Proceedings of the National Academy of Sciences&quot;,&quot;page&quot;:&quot;E1599-E1608&quot;,&quot;volume&quot;:&quot;109&quot;,&quot;issue&quot;:&quot;25&quot;,&quot;source&quot;:&quot;www.pnas.org&quot;,&quot;abstract&quot;:&quot;ATP synthase membrane rotors consist of a ring of c-subunits whose stoichiometry is constant for a given species but variable across different ones. We investigated the importance of c/c-subunit contacts by site-directed mutagenesis of a conserved stretch of glycines (GxGxGxGxG) in a bacterial c11 ring. Structural and biochemical studies show a direct, specific influence on the c-subunit stoichiometry, revealing c&lt;11, c12, c13, c14, and c&gt;14 rings. Molecular dynamics simulations rationalize this effect in terms of the energetics and geometry of the c-subunit interfaces. Quantitative data from a spectroscopic interaction study demonstrate that the complex assembly is independent of the c-ring size. Real-time ATP synthesis experiments in proteoliposomes show the mutant enzyme, harboring the larger c12 instead of c11, is functional at lower ion motive force. The high degree of compliance in the architecture of the ATP synthase rotor offers a rationale for the natural diversity of c-ring stoichiometries, which likely reflect adaptations to specific bioenergetic demands. These results provide the basis for bioengineering ATP synthases with customized ion-to-ATP ratios, by sequence modifications.&quot;,&quot;DOI&quot;:&quot;10.1073/pnas.1120027109&quot;,&quot;ISSN&quot;:&quot;0027-8424, 1091-6490&quot;,&quot;journalAbbreviation&quot;:&quot;PNAS&quot;,&quot;language&quot;:&quot;en&quot;,&quot;author&quot;:[{&quot;family&quot;:&quot;Pogoryelov&quot;,&quot;given&quot;:&quot;Denys&quot;},{&quot;family&quot;:&quot;Klyszejko&quot;,&quot;given&quot;:&quot;Adriana L.&quot;},{&quot;family&quot;:&quot;Krasnoselska&quot;,&quot;given&quot;:&quot;Ganna O.&quot;},{&quot;family&quot;:&quot;Heller&quot;,&quot;given&quot;:&quot;Eva-Maria&quot;},{&quot;family&quot;:&quot;Leone&quot;,&quot;given&quot;:&quot;Vanessa&quot;},{&quot;family&quot;:&quot;Langer&quot;,&quot;given&quot;:&quot;Julian D.&quot;},{&quot;family&quot;:&quot;Vonck&quot;,&quot;given&quot;:&quot;Janet&quot;},{&quot;family&quot;:&quot;Müller&quot;,&quot;given&quot;:&quot;Daniel J.&quot;},{&quot;family&quot;:&quot;Faraldo-Gómez&quot;,&quot;given&quot;:&quot;José D.&quot;},{&quot;family&quot;:&quot;Meier&quot;,&quot;given&quot;:&quot;Thomas&quot;}],&quot;issued&quot;:{&quot;date-parts&quot;:[[2012,6,19]]},&quot;accessed&quot;:{&quot;date-parts&quot;:[[2012,9,19]]}}}],&quot;schema&quot;:&quot;https://github.com/citation-style-language/schema/raw/master/csl-citation.json&quot;} RNDR75mxTzouF"/>(Pogoryelov et al., 2012)<text:reference-mark-end text:name="ZOTERO_ITEM CSL_CITATION {&quot;citationID&quot;:&quot;1mjhh8g36s&quot;,&quot;properties&quot;:{&quot;formattedCitation&quot;:&quot;(Pogoryelov et al., 2012)&quot;,&quot;plainCitation&quot;:&quot;(Pogoryelov et al., 2012)&quot;},&quot;citationItems&quot;:[{&quot;id&quot;:2545,&quot;uris&quot;:[&quot;http://zotero.org/users/316567/items/KJS7CSS6&quot;],&quot;uri&quot;:[&quot;http://zotero.org/users/316567/items/KJS7CSS6&quot;],&quot;itemData&quot;:{&quot;id&quot;:2545,&quot;type&quot;:&quot;article-journal&quot;,&quot;title&quot;:&quot;Engineering rotor ring stoichiometries in the ATP synthase&quot;,&quot;container-title&quot;:&quot;Proceedings of the National Academy of Sciences&quot;,&quot;page&quot;:&quot;E1599-E1608&quot;,&quot;volume&quot;:&quot;109&quot;,&quot;issue&quot;:&quot;25&quot;,&quot;source&quot;:&quot;www.pnas.org&quot;,&quot;abstract&quot;:&quot;ATP synthase membrane rotors consist of a ring of c-subunits whose stoichiometry is constant for a given species but variable across different ones. We investigated the importance of c/c-subunit contacts by site-directed mutagenesis of a conserved stretch of glycines (GxGxGxGxG) in a bacterial c11 ring. Structural and biochemical studies show a direct, specific influence on the c-subunit stoichiometry, revealing c&lt;11, c12, c13, c14, and c&gt;14 rings. Molecular dynamics simulations rationalize this effect in terms of the energetics and geometry of the c-subunit interfaces. Quantitative data from a spectroscopic interaction study demonstrate that the complex assembly is independent of the c-ring size. Real-time ATP synthesis experiments in proteoliposomes show the mutant enzyme, harboring the larger c12 instead of c11, is functional at lower ion motive force. The high degree of compliance in the architecture of the ATP synthase rotor offers a rationale for the natural diversity of c-ring stoichiometries, which likely reflect adaptations to specific bioenergetic demands. These results provide the basis for bioengineering ATP synthases with customized ion-to-ATP ratios, by sequence modifications.&quot;,&quot;DOI&quot;:&quot;10.1073/pnas.1120027109&quot;,&quot;ISSN&quot;:&quot;0027-8424, 1091-6490&quot;,&quot;journalAbbreviation&quot;:&quot;PNAS&quot;,&quot;language&quot;:&quot;en&quot;,&quot;author&quot;:[{&quot;family&quot;:&quot;Pogoryelov&quot;,&quot;given&quot;:&quot;Denys&quot;},{&quot;family&quot;:&quot;Klyszejko&quot;,&quot;given&quot;:&quot;Adriana L.&quot;},{&quot;family&quot;:&quot;Krasnoselska&quot;,&quot;given&quot;:&quot;Ganna O.&quot;},{&quot;family&quot;:&quot;Heller&quot;,&quot;given&quot;:&quot;Eva-Maria&quot;},{&quot;family&quot;:&quot;Leone&quot;,&quot;given&quot;:&quot;Vanessa&quot;},{&quot;family&quot;:&quot;Langer&quot;,&quot;given&quot;:&quot;Julian D.&quot;},{&quot;family&quot;:&quot;Vonck&quot;,&quot;given&quot;:&quot;Janet&quot;},{&quot;family&quot;:&quot;Müller&quot;,&quot;given&quot;:&quot;Daniel J.&quot;},{&quot;family&quot;:&quot;Faraldo-Gómez&quot;,&quot;given&quot;:&quot;José D.&quot;},{&quot;family&quot;:&quot;Meier&quot;,&quot;given&quot;:&quot;Thomas&quot;}],&quot;issued&quot;:{&quot;date-parts&quot;:[[2012,6,19]]},&quot;accessed&quot;:{&quot;date-parts&quot;:[[2012,9,19]]}}}],&quot;schema&quot;:&quot;https://github.com/citation-style-language/schema/raw/master/csl-citation.json&quot;} RNDR75mxTzouF"/>. It is possible that this is also true of the C-ring. Nevertheless, the intricately interlinked machinery of the flagellar motor will likely only tolerate a range of C-ring sizes while maintaining function. If a C-ring becomes too big to maintain function, what mechanisms might step in to retain function? Studies of electron cryo-tomograms suggest a number of different mechanisms may be at play <text:reference-mark-start text:name="ZOTERO_ITEM CSL_CITATION {&quot;citationID&quot;:&quot;ackf9o5s7&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DpHrfHSxnr"/>(Chen et al., 2011)<text:reference-mark-end text:name="ZOTERO_ITEM CSL_CITATION {&quot;citationID&quot;:&quot;ackf9o5s7&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DpHrfHSxnr"/>.</text:p>
      <text:p text:style-name="Standard"><text:span text:style-name="T47">It is unclear how </text:span><text:span text:style-name="T53">Acetonema longum</text:span><text:span text:style-name="T47"> might generate a wider C-ring. In electron cryo-tomograms, the C-ring appears to be offset more from the MS-ring than in the enterobacteria, yet the MS-ring does not appear wider, </text:span><text:span text:style-name="T47">and no additional cytoplasmic densities are discernible. The remaining possibility is that additional </text:span><text:span text:style-name="T47">transmembrane proteins are present that cannot be differentiated from the bilayer, enabling spacing of the C-ring </text:span><text:span text:style-name="T47">to greater diameter.</text:span></text:p>
      <text:p text:style-name="P7">Meanwhile, the C-rings of <text:span text:style-name="T9">C. crescentus </text:span><text:span text:style-name="T22">and </text:span><text:span text:style-name="T9">H. neptunium</text:span><text:span text:style-name="T22"> are narrower and less well-defined than the enterobacteria. One possibility is that the MS-rings of these bacteria are narrower than the enterobacteria, in turn templating a narrower C-ring.</text:span></text:p>
      <text:p text:style-name="P7"><text:span text:style-name="T46">Condense.</text:span><text:span text:style-name="T47"> The </text:span><text:span text:style-name="T49">ε</text:span><text:span text:style-name="T47">-proteobacteria </text:span><text:span text:style-name="T53">Campylobacter jejuni</text:span><text:span text:style-name="T47"> and </text:span><text:span text:style-name="T53">Helicobacter hepaticus </text:span><text:span text:style-name="T47">both have wide C-rings. Closer inspection of the C-ring density reveals an elongated inner lobe, with the innermost part occupying a similar radius to the inner lobe of the enterobacteria. This is suggestive of an additional domain or protein responsible for “spacing” the C-ring wider, but it is difficult to reconcile with disruption of the conserved interfaces between FliF, FliG, and FliM as discussed further below. </text:span><text:span text:style-name="T22">The C-rings of the epsilon-proteobacteria appear to have an additional density in the inner lobe, apparently 'spacing' the C-ring out to wider diameter. </text:span><text:span text:style-name="T22">What is this density? A number of possibilities exist. One possibility is that it is an additional protein present </text:span><text:span text:style-name="T22">with the sole purpose of templating a wider C-ring. This would require disruption of conserved interfaces between FliG an FliM or FliG and FliF, depending upon the arrangement of FliG in these species. </text:span><text:span text:style-name="T37">Conserved interfaces?</text:span><text:span text:style-name="T22"> If the model is that of distal FliG, the fact that FliG is present immediately after FliF on the chromosome would argue against an additional 'spacer' protein assembling between these FliF and FliG. Although unexpected, this additional structure correlates with the presence of FliY, a FliN homolog with an additional N-terminal CheC domain, offering an unexpected alternative. Finally, this additional density may be a ubiquitous protein that is either present in an alternative conformation in these organisms, or has been captured </text:span><text:span text:style-name="T22">here in a transient conformation that is more readily visualized in the epsilon-proteobacteria than other organisms. Candidate ubiquitous proteins include FliG, or the cytoplasmic domains of FliF or FlhB.</text:span></text:p>
      <text:p text:style-name="Standard"><text:span text:style-name="T46">Condense.</text:span><text:span text:style-name="T50"> The widest C-rings are seen in the spirochaetes. In general, the spirochaete MS-ring appears to protrude into the cytoplasm more than in other bacteria. Furthermore, the MS-ring of some spirochaetes appears to have analogous “spacer” protein(s) that act to widen the entire MS-ring (for example </text:span><text:span text:style-name="T56">Borrelia burgdorgeri </text:span><text:reference-mark-start text:name="ZOTERO_ITEM CSL_CITATION {&quot;citationID&quot;:&quot;1b077233fa&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I5duZVmpm1"/><text:span text:style-name="T50">(Liu et al., 2009)</text:span><text:reference-mark-end text:name="ZOTERO_ITEM CSL_CITATION {&quot;citationID&quot;:&quot;1b077233fa&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I5duZVmpm1"/>),<text:span text:style-name="T50"> suggesting that FliF may occur at a wider radius in these organisms than in others. </text:span><text:span text:style-name="T22">The Spirochaetes also have wider C-rings than the enterobacteria. In addition to the C-rings being located at a wider diameter than the enterobacteria, however, the MS-rings appear to protrude deeper into the cytoplasm in other bacteria. In all other bacteria, the C-ring inner lobe are in a plane intermediate between the base of the MS-ring (and transmembrane export apparatus), and the cytoplasmic FlhA</text:span><text:span text:style-name="T66">C</text:span><text:span text:style-name="T22"> docking platform. In the spirochaetes, the entire MS-ring, and transmembrane and cytoplasmic export apparatus are shifted further into the cytoplasm, while the C-ring remains immediately beneath the inner membrane. This results in the inner lobe of the C-ring being in-plane with the cytoplasmic face of the MS-ring and transmembrane export apparatus. As with the epsilon-proteobacteria, one FliG (of the two chromosomally encoded by the spirochaetes) immediately follows FliF in a predicted operon, suggesting that they remain in contact. </text:span><text:span text:style-name="T37">Conserved interfaces?</text:span><text:span text:style-name="T22">. Perhaps the most likely mechanism used by the spirochaetes to produce a wider C-ring is a wider MS-ring, which is suggested by its different appearance in electron cryo-tomograms, and apparent 'sinking' into the cytoplasm.</text:span></text:p>
      <text:h text:style-name="Heading_20_6" text:outline-level="6">Implications of diversity of C-ring diameters</text:h>
      <text:list xml:id="list6519093222209018525" text:style-name="WW8Num6">
        <text:list-item>
          <text:list>
            <text:list-item>
              <text:list>
                <text:list-item>
                  <text:p text:style-name="P47">Extrapolating from Salmonella, extrapolate a table of estimated copy number of FliGMN (see “Variable symmetry of flagellar rotors” plot, fig 8A).</text:p>
                  <text:list>
                    <text:list-item>
                      <text:p text:style-name="P47">Implications of different stoichiometries</text:p>
                      <text:list>
                        <text:list-item>
                          <text:p text:style-name="P47">on architecture</text:p>
                          <text:list>
                            <text:list-item>
                              <text:p text:style-name="P47">assembly pattern / intersubunit contacts have to change for different C-rings? (not an argument against, but a note!)</text:p>
                            </text:list-item>
                            <text:list-item>
                              <text:p text:style-name="P47">If FliF-FliG are always proximal on genome, implies always together. And because FliG is involved in torque generation, does this mean that C-ring diameter doesn't change number of FliGs? And if this is the case – what's the point in a wider C-ring?</text:p>
                            </text:list-item>
                          </text:list>
                        </text:list-item>
                        <text:list-item>
                          <text:p text:style-name="P47">...and then on function</text:p>
                          <text:list>
                            <text:list-item>
                              <text:p text:style-name="P47">Argues against rotation models that require strict stoichiometries, because there is both variablility around a mean diameter within organisms, and variability of this mean between organisms.</text:p>
                            </text:list-item>
                            <text:list-item>
                              <text:p text:style-name="P47">How 34 Pegs Fit into 26 + 8 Holes in the Flagellar Motor</text:p>
                            </text:list-item>
                            <text:list-item>
                              <text:p text:style-name="P47">On allosteric spread, “Conformational spread in a ring of proteins: a stochastic approach to allostery”</text:p>
                            </text:list-item>
                            <text:list-item>
                              <text:p text:style-name="P47">It is interesting to note that the same components can respond in very different ways. Seems to suggest that rotational switching and stopping are all fairly subtle conformational changes?</text:p>
                            </text:list-item>
                          </text:list>
                        </text:list-item>
                      </text:list>
                    </text:list-item>
                    <text:list-item>
                      <text:p text:style-name="P47">Tomography: discuss discrepancy in sizes: relevant, due to purification? Or within bouns of measurement error?</text:p>
                    </text:list-item>
                  </text:list>
                </text:list-item>
                <text:list-item>
                  <text:p text:style-name="P47">Additional restraints upon possible C-ring architecture</text:p>
                  <text:list>
                    <text:list-item>
                      <text:p text:style-name="P47">Implications of diversity regarding C-ring diameter</text:p>
                      <text:list>
                        <text:list-item>
                          <text:p text:style-name="P47">How conserved are established interaction surfaces?</text:p>
                        </text:list-item>
                        <text:list-item>
                          <text:p text:style-name="P47">David: </text:p>
                          <text:list>
                            <text:list-item>
                              <text:p text:style-name="P47">keep FliG in place, but shift FliMN (unlikely – esp. as Spirochaete cross-section is similar to gammas)</text:p>
                            </text:list-item>
                            <text:list-item>
                              <text:p text:style-name="P47">Add spacer/etc</text:p>
                            </text:list-item>
                          </text:list>
                        </text:list-item>
                        <text:list-item>
                          <text:p text:style-name="P47">Lawrence</text:p>
                          <text:list>
                            <text:list-item>
                              <text:p text:style-name="P47">Keep 1:1, add spacer / etc.</text:p>
                            </text:list-item>
                          </text:list>
                        </text:list-item>
                      </text:list>
                    </text:list-item>
                  </text:list>
                </text:list-item>
                <text:list-item>
                  <text:p text:style-name="P47">Future experiments</text:p>
                  <text:list>
                    <text:list-item>
                      <text:p text:style-name="P47">Torque/speed experiments on motors with different C-ring diameters will provide key insights into the location of the FliG headgroup.</text:p>
                    </text:list-item>
                    <text:list-item>
                      <text:p text:style-name="P47">Stoichiometry determination of FliF and FliG.</text:p>
                    </text:list-item>
                  </text:list>
                </text:list-item>
              </text:list>
            </text:list-item>
          </text:list>
        </text:list-item>
      </text:list>
      <text:h text:style-name="P115" text:outline-level="6">C-ring architecture and implications of diversity</text:h>
      <text:p text:style-name="P7">The components of the C-ring have been known for a quarter of a century<text:span text:style-name="T2"> </text:span><text:reference-mark-start text:name="ZOTERO_ITEM CSL_CITATION {&quot;citationID&quot;:&quot;17dvppb3t9&quot;,&quot;properties&quot;:{&quot;formattedCitation&quot;:&quot;(Yamaguchi et al., 1986)&quot;,&quot;plainCitation&quot;:&quot;(Yamaguchi et al., 1986)&quot;},&quot;citationItems&quot;:[{&quot;id&quot;:1388,&quot;uris&quot;:[&quot;http://zotero.org/users/316567/items/2JFCCBPJ&quot;],&quot;uri&quot;:[&quot;http://zotero.org/users/316567/items/2JFCCBPJ&quot;],&quot;itemData&quot;:{&quot;id&quot;:1388,&quot;type&quot;:&quot;article-journal&quot;,&quot;title&quot;:&quot;Genetic evidence for a switching and energy-transducing complex in the flagellar motor of Salmonella typhimurium.&quot;,&quot;container-title&quot;:&quot;Journal of Bacteriology&quot;,&quot;page&quot;:&quot;1172-1179&quot;,&quot;volume&quot;:&quot;168&quot;,&quot;issue&quot;:&quot;3&quot;,&quot;source&quot;:&quot;PubMed Central&quot;,&quot;abstract&quot;:&quot;The flaAII.2, flaQ, and flaN genes of Salmonella typhimurium are important for assembly, rotation, and counterclockwise-clockwise switching of the flagellar motor. Paralyzed and nonchemotactic mutants were subjected to selection pressure for partial acquisition of motility and chemotaxis, and the suppressor mutations of the resulting pseudorevertants were mapped and isolated. Many of the intergenic suppressor mutations were in one of the other two genes. Others were in genes for cytoplasmic components of the chemotaxis system, notably cheY and cheZ; one of the mutations was found in the cheA gene and one in a motility gene, motB. Suppression among the three fla genes was allele specific, and many of the pseudorevertants were either cold sensitive or heat sensitive. We conclude that the FlaAII.2, FlaQ, and FlaN proteins form a complex which determines the rotational sense, either counterclockwise or clockwise, of the motor and also participates in the conversion of proton energy into mechanical work of rotation. This switch complex is probably mounted to the base of the flagellar basal body and, via binding of the CheY and CheZ proteins, receives sensory information and uses it to control flagellar operation.&quot;,&quot;ISSN&quot;:&quot;0021-9193&quot;,&quot;note&quot;:&quot;PMID: 3536867\nPMCID: PMC213619&quot;,&quot;journalAbbreviation&quot;:&quot;J Bacteriol&quot;,&quot;author&quot;:[{&quot;family&quot;:&quot;Yamaguchi&quot;,&quot;given&quot;:&quot;S&quot;},{&quot;family&quot;:&quot;Aizawa&quot;,&quot;given&quot;:&quot;S&quot;},{&quot;family&quot;:&quot;Kihara&quot;,&quot;given&quot;:&quot;M&quot;},{&quot;family&quot;:&quot;Isomura&quot;,&quot;given&quot;:&quot;M&quot;},{&quot;family&quot;:&quot;Jones&quot;,&quot;given&quot;:&quot;C J&quot;},{&quot;family&quot;:&quot;Macnab&quot;,&quot;given&quot;:&quot;R M&quot;}],&quot;issued&quot;:{&quot;date-parts&quot;:[[1986,12]]}}}],&quot;schema&quot;:&quot;https://github.com/citation-style-language/schema/raw/master/csl-citation.json&quot;} RNDOVnVgxKbn6"/><text:span text:style-name="T2">(Yamaguchi et al., 1986)</text:span><text:reference-mark-end text:name="ZOTERO_ITEM CSL_CITATION {&quot;citationID&quot;:&quot;17dvppb3t9&quot;,&quot;properties&quot;:{&quot;formattedCitation&quot;:&quot;(Yamaguchi et al., 1986)&quot;,&quot;plainCitation&quot;:&quot;(Yamaguchi et al., 1986)&quot;},&quot;citationItems&quot;:[{&quot;id&quot;:1388,&quot;uris&quot;:[&quot;http://zotero.org/users/316567/items/2JFCCBPJ&quot;],&quot;uri&quot;:[&quot;http://zotero.org/users/316567/items/2JFCCBPJ&quot;],&quot;itemData&quot;:{&quot;id&quot;:1388,&quot;type&quot;:&quot;article-journal&quot;,&quot;title&quot;:&quot;Genetic evidence for a switching and energy-transducing complex in the flagellar motor of Salmonella typhimurium.&quot;,&quot;container-title&quot;:&quot;Journal of Bacteriology&quot;,&quot;page&quot;:&quot;1172-1179&quot;,&quot;volume&quot;:&quot;168&quot;,&quot;issue&quot;:&quot;3&quot;,&quot;source&quot;:&quot;PubMed Central&quot;,&quot;abstract&quot;:&quot;The flaAII.2, flaQ, and flaN genes of Salmonella typhimurium are important for assembly, rotation, and counterclockwise-clockwise switching of the flagellar motor. Paralyzed and nonchemotactic mutants were subjected to selection pressure for partial acquisition of motility and chemotaxis, and the suppressor mutations of the resulting pseudorevertants were mapped and isolated. Many of the intergenic suppressor mutations were in one of the other two genes. Others were in genes for cytoplasmic components of the chemotaxis system, notably cheY and cheZ; one of the mutations was found in the cheA gene and one in a motility gene, motB. Suppression among the three fla genes was allele specific, and many of the pseudorevertants were either cold sensitive or heat sensitive. We conclude that the FlaAII.2, FlaQ, and FlaN proteins form a complex which determines the rotational sense, either counterclockwise or clockwise, of the motor and also participates in the conversion of proton energy into mechanical work of rotation. This switch complex is probably mounted to the base of the flagellar basal body and, via binding of the CheY and CheZ proteins, receives sensory information and uses it to control flagellar operation.&quot;,&quot;ISSN&quot;:&quot;0021-9193&quot;,&quot;note&quot;:&quot;PMID: 3536867\nPMCID: PMC213619&quot;,&quot;journalAbbreviation&quot;:&quot;J Bacteriol&quot;,&quot;author&quot;:[{&quot;family&quot;:&quot;Yamaguchi&quot;,&quot;given&quot;:&quot;S&quot;},{&quot;family&quot;:&quot;Aizawa&quot;,&quot;given&quot;:&quot;S&quot;},{&quot;family&quot;:&quot;Kihara&quot;,&quot;given&quot;:&quot;M&quot;},{&quot;family&quot;:&quot;Isomura&quot;,&quot;given&quot;:&quot;M&quot;},{&quot;family&quot;:&quot;Jones&quot;,&quot;given&quot;:&quot;C J&quot;},{&quot;family&quot;:&quot;Macnab&quot;,&quot;given&quot;:&quot;R M&quot;}],&quot;issued&quot;:{&quot;date-parts&quot;:[[1986,12]]}}}],&quot;schema&quot;:&quot;https://github.com/citation-style-language/schema/raw/master/csl-citation.json&quot;} RNDOVnVgxKbn6"/>, and the location of the assembled complex for twenty years. Nevertheless, the molecular arrangement of these three proteins within the complex remain controversial primarily due to the difficulty in pinpointing the location of the enigmatic central protein, FliG. The C-ring had been seen earlier, most notably in <text:span text:style-name="T9">Spirillum volutans</text:span> <text:reference-mark-start text:name="ZOTERO_ITEM CSL_CITATION {&quot;citationID&quot;:&quot;3a53922h5&quot;,&quot;properties&quot;:{&quot;formattedCitation&quot;:&quot;(Swan, 1985)&quot;,&quot;plainCitation&quot;:&quot;(Swan, 1985)&quot;},&quot;citationItems&quot;:[{&quot;id&quot;:2587,&quot;uris&quot;:[&quot;http://zotero.org/users/316567/items/MP8TQFHD&quot;],&quot;uri&quot;:[&quot;http://zotero.org/users/316567/items/MP8TQFHD&quot;],&quot;itemData&quot;:{&quot;id&quot;:2587,&quot;type&quot;:&quot;article-journal&quot;,&quot;title&quot;:&quot;Electron Microscopic Observations of Structures Associated with the Flagella of Spirillum Volutans.&quot;,&quot;container-title&quot;:&quot;Journal of Bacteriology&quot;,&quot;page&quot;:&quot;1137-1145&quot;,&quot;volume&quot;:&quot;161&quot;,&quot;issue&quot;:&quot;3&quot;,&quot;source&quot;:&quot;jb.asm.org&quot;,&quot;ISSN&quot;:&quot;0021-9193, 1098-5530&quot;,&quot;journalAbbreviation&quot;:&quot;J. Bacteriol.&quot;,&quot;language&quot;:&quot;en&quot;,&quot;author&quot;:[{&quot;family&quot;:&quot;Swan&quot;,&quot;given&quot;:&quot;M A&quot;}],&quot;issued&quot;:{&quot;date-parts&quot;:[[1985,3,1]]},&quot;accessed&quot;:{&quot;date-parts&quot;:[[2012,5,30]]}}}],&quot;schema&quot;:&quot;https://github.com/citation-style-language/schema/raw/master/csl-citation.json&quot;} RNDupadl4qizl"/>(Swan, 1985)<text:reference-mark-end text:name="ZOTERO_ITEM CSL_CITATION {&quot;citationID&quot;:&quot;3a53922h5&quot;,&quot;properties&quot;:{&quot;formattedCitation&quot;:&quot;(Swan, 1985)&quot;,&quot;plainCitation&quot;:&quot;(Swan, 1985)&quot;},&quot;citationItems&quot;:[{&quot;id&quot;:2587,&quot;uris&quot;:[&quot;http://zotero.org/users/316567/items/MP8TQFHD&quot;],&quot;uri&quot;:[&quot;http://zotero.org/users/316567/items/MP8TQFHD&quot;],&quot;itemData&quot;:{&quot;id&quot;:2587,&quot;type&quot;:&quot;article-journal&quot;,&quot;title&quot;:&quot;Electron Microscopic Observations of Structures Associated with the Flagella of Spirillum Volutans.&quot;,&quot;container-title&quot;:&quot;Journal of Bacteriology&quot;,&quot;page&quot;:&quot;1137-1145&quot;,&quot;volume&quot;:&quot;161&quot;,&quot;issue&quot;:&quot;3&quot;,&quot;source&quot;:&quot;jb.asm.org&quot;,&quot;ISSN&quot;:&quot;0021-9193, 1098-5530&quot;,&quot;journalAbbreviation&quot;:&quot;J. Bacteriol.&quot;,&quot;language&quot;:&quot;en&quot;,&quot;author&quot;:[{&quot;family&quot;:&quot;Swan&quot;,&quot;given&quot;:&quot;M A&quot;}],&quot;issued&quot;:{&quot;date-parts&quot;:[[1985,3,1]]},&quot;accessed&quot;:{&quot;date-parts&quot;:[[2012,5,30]]}}}],&quot;schema&quot;:&quot;https://github.com/citation-style-language/schema/raw/master/csl-citation.json&quot;} RNDupadl4qizl"/><text:span text:style-name="T2">, but with other sightings </text:span><text:reference-mark-start text:name="ZOTERO_ITEM CSL_CITATION {&quot;citationID&quot;:&quot;124rk8gbet&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bMqiVNrUoA"/><text:span text:style-name="T2">(Lai et al., 1981)</text:span><text:reference-mark-end text:name="ZOTERO_ITEM CSL_CITATION {&quot;citationID&quot;:&quot;124rk8gbet&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bMqiVNrUoA"/><text:span text:style-name="T2"> as far back as the 60's </text:span><text:reference-mark-start text:name="ZOTERO_ITEM CSL_CITATION {&quot;citationID&quot;:&quot;2qd8p7hdhb&quot;,&quot;properties&quot;:{&quot;formattedCitation&quot;:&quot;(Abram et al., 1965; Van Iterson et al., 1966)&quot;,&quot;plainCitation&quot;:&quot;(Abram et al., 1965; Van Iterson et al., 1966)&quot;},&quot;citationItems&quot;:[{&quot;id&quot;:2759,&quot;uris&quot;:[&quot;http://zotero.org/users/316567/items/T9VWTQCX&quot;],&quot;uri&quot;:[&quot;http://zotero.org/users/316567/items/T9VWTQCX&quot;],&quot;itemData&quot;:{&quot;id&quot;:2759,&quot;type&quot;:&quot;article-journal&quot;,&quot;title&quot;:&quot;Basal Structure and Attachment of Flagella in Cells of Proteus Vulgaris&quot;,&quot;container-title&quot;:&quot;Journal of Bacteriology&quot;,&quot;page&quot;:&quot;1337-1354&quot;,&quot;volume&quot;:&quot;90&quot;,&quot;issue&quot;:&quot;5&quot;,&quot;source&quot;:&quot;jb.asm.org&quot;,&quot;ISSN&quot;:&quot;0021-9193, 1098-5530&quot;,&quot;journalAbbreviation&quot;:&quot;J. Bacteriol.&quot;,&quot;language&quot;:&quot;en&quot;,&quot;author&quot;:[{&quot;family&quot;:&quot;Abram&quot;,&quot;given&quot;:&quot;Dinah&quot;},{&quot;family&quot;:&quot;Koffler&quot;,&quot;given&quot;:&quot;Henry&quot;},{&quot;family&quot;:&quot;Vatter&quot;,&quot;given&quot;:&quot;A. E&quot;}],&quot;issued&quot;:{&quot;date-parts&quot;:[[1965,11,1]]},&quot;accessed&quot;:{&quot;date-parts&quot;:[[2012,6,5]]}}},{&quot;id&quot;:2275,&quot;uris&quot;:[&quot;http://zotero.org/users/316567/items/C5ZQ3X25&quot;],&quot;uri&quot;:[&quot;http://zotero.org/users/316567/items/C5ZQ3X25&quot;],&quot;itemData&quot;:{&quot;id&quot;:2275,&quot;type&quot;:&quot;article-journal&quot;,&quot;title&quot;:&quot;Basal bodies of bacterial flagellain Proteus mirabilis I. Electron Microscopy of Sectioned Material&quot;,&quot;container-title&quot;:&quot;The Journal of Cell Biology&quot;,&quot;page&quot;:&quot;585-602&quot;,&quot;volume&quot;:&quot;31&quot;,&quot;issue&quot;:&quot;3&quot;,&quot;source&quot;:&quot;jcb.rupress.org&quot;,&quot;DOI&quot;:&quot;10.1083/jcb.31.3.585&quot;,&quot;ISSN&quot;:&quot;0021-9525, 1540-8140&quot;,&quot;journalAbbreviation&quot;:&quot;J Cell Biol&quot;,&quot;language&quot;:&quot;en&quot;,&quot;author&quot;:[{&quot;family&quot;:&quot;Van Iterson&quot;,&quot;given&quot;:&quot;Woutera&quot;},{&quot;family&quot;:&quot;Hoeniger&quot;,&quot;given&quot;:&quot;Judith F. M&quot;},{&quot;family&quot;:&quot;Van Zanten&quot;,&quot;given&quot;:&quot;Eva Nijman&quot;}],&quot;issued&quot;:{&quot;date-parts&quot;:[[1966,12,1]]},&quot;accessed&quot;:{&quot;date-parts&quot;:[[2012,6,6]]}}}],&quot;schema&quot;:&quot;https://github.com/citation-style-language/schema/raw/master/csl-citation.json&quot;} RNDtEXOM25YB5"/><text:span text:style-name="T2">(Abram et al., 1965; Van Iterson et al., 1966)</text:span><text:reference-mark-end text:name="ZOTERO_ITEM CSL_CITATION {&quot;citationID&quot;:&quot;2qd8p7hdhb&quot;,&quot;properties&quot;:{&quot;formattedCitation&quot;:&quot;(Abram et al., 1965; Van Iterson et al., 1966)&quot;,&quot;plainCitation&quot;:&quot;(Abram et al., 1965; Van Iterson et al., 1966)&quot;},&quot;citationItems&quot;:[{&quot;id&quot;:2759,&quot;uris&quot;:[&quot;http://zotero.org/users/316567/items/T9VWTQCX&quot;],&quot;uri&quot;:[&quot;http://zotero.org/users/316567/items/T9VWTQCX&quot;],&quot;itemData&quot;:{&quot;id&quot;:2759,&quot;type&quot;:&quot;article-journal&quot;,&quot;title&quot;:&quot;Basal Structure and Attachment of Flagella in Cells of Proteus Vulgaris&quot;,&quot;container-title&quot;:&quot;Journal of Bacteriology&quot;,&quot;page&quot;:&quot;1337-1354&quot;,&quot;volume&quot;:&quot;90&quot;,&quot;issue&quot;:&quot;5&quot;,&quot;source&quot;:&quot;jb.asm.org&quot;,&quot;ISSN&quot;:&quot;0021-9193, 1098-5530&quot;,&quot;journalAbbreviation&quot;:&quot;J. Bacteriol.&quot;,&quot;language&quot;:&quot;en&quot;,&quot;author&quot;:[{&quot;family&quot;:&quot;Abram&quot;,&quot;given&quot;:&quot;Dinah&quot;},{&quot;family&quot;:&quot;Koffler&quot;,&quot;given&quot;:&quot;Henry&quot;},{&quot;family&quot;:&quot;Vatter&quot;,&quot;given&quot;:&quot;A. E&quot;}],&quot;issued&quot;:{&quot;date-parts&quot;:[[1965,11,1]]},&quot;accessed&quot;:{&quot;date-parts&quot;:[[2012,6,5]]}}},{&quot;id&quot;:2275,&quot;uris&quot;:[&quot;http://zotero.org/users/316567/items/C5ZQ3X25&quot;],&quot;uri&quot;:[&quot;http://zotero.org/users/316567/items/C5ZQ3X25&quot;],&quot;itemData&quot;:{&quot;id&quot;:2275,&quot;type&quot;:&quot;article-journal&quot;,&quot;title&quot;:&quot;Basal bodies of bacterial flagellain Proteus mirabilis I. Electron Microscopy of Sectioned Material&quot;,&quot;container-title&quot;:&quot;The Journal of Cell Biology&quot;,&quot;page&quot;:&quot;585-602&quot;,&quot;volume&quot;:&quot;31&quot;,&quot;issue&quot;:&quot;3&quot;,&quot;source&quot;:&quot;jcb.rupress.org&quot;,&quot;DOI&quot;:&quot;10.1083/jcb.31.3.585&quot;,&quot;ISSN&quot;:&quot;0021-9525, 1540-8140&quot;,&quot;journalAbbreviation&quot;:&quot;J Cell Biol&quot;,&quot;language&quot;:&quot;en&quot;,&quot;author&quot;:[{&quot;family&quot;:&quot;Van Iterson&quot;,&quot;given&quot;:&quot;Woutera&quot;},{&quot;family&quot;:&quot;Hoeniger&quot;,&quot;given&quot;:&quot;Judith F. M&quot;},{&quot;family&quot;:&quot;Van Zanten&quot;,&quot;given&quot;:&quot;Eva Nijman&quot;}],&quot;issued&quot;:{&quot;date-parts&quot;:[[1966,12,1]]},&quot;accessed&quot;:{&quot;date-parts&quot;:[[2012,6,6]]}}}],&quot;schema&quot;:&quot;https://github.com/citation-style-language/schema/raw/master/csl-citation.json&quot;} RNDtEXOM25YB5"/>. It was first seen in a focused study, but not identified, by Driks <text:span text:style-name="T9">et al.</text:span><text:span text:style-name="T22"> </text:span><text:reference-mark-start text:name="ZOTERO_ITEM CSL_CITATION {&quot;citationID&quot;:&quot;cfma0amfd&quot;,&quot;properties&quot;:{&quot;formattedCitation&quot;:&quot;(Driks and DeRosier, 1990)&quot;,&quot;plainCitation&quot;:&quot;(Driks and DeRosier, 1990)&quot;},&quot;citationItems&quot;:[{&quot;id&quot;:98,&quot;uris&quot;:[&quot;http://zotero.org/users/316567/items/2784BRR2&quot;],&quot;uri&quot;:[&quot;http://zotero.org/users/316567/items/2784BRR2&quot;],&quot;itemData&quot;:{&quot;id&quot;:98,&quot;type&quot;:&quot;article-journal&quot;,&quot;title&quot;:&quot;Additional structures associated with bacterial flagellar basal body&quot;,&quot;container-title&quot;:&quot;Journal of Molecular Biology&quot;,&quot;page&quot;:&quot;669-672&quot;,&quot;volume&quot;:&quot;211&quot;,&quot;issue&quot;:&quot;4&quot;,&quot;source&quot;:&quot;NCBI PubMed&quot;,&quot;abstract&quot;:&quot;By fixation of preparations prior to negative staining, we have been able to visualize additional features attached to the basal body of Salmonella typhimurium. These new features consist of arms attached to the M ring, a cap resting atop the arms, and a dome attached to the rod. These structures may be parts of the motor and/or of the putative, flagellar export apparatus. Preparations from mutant strains show that the presence of these features does not depend on the presence of the motA, motB or cheA genes.&quot;,&quot;ISSN&quot;:&quot;0022-2836&quot;,&quot;note&quot;:&quot;PMID: 2179562&quot;,&quot;journalAbbreviation&quot;:&quot;J. Mol. Biol&quot;,&quot;author&quot;:[{&quot;family&quot;:&quot;Driks&quot;,&quot;given&quot;:&quot;A&quot;},{&quot;family&quot;:&quot;DeRosier&quot;,&quot;given&quot;:&quot;D J&quot;}],&quot;issued&quot;:{&quot;date-parts&quot;:[[&quot;1990&quot;,2,20]]},&quot;accessed&quot;:{&quot;date-parts&quot;:[[2010,8,31]]}}}],&quot;schema&quot;:&quot;https://github.com/citation-style-language/schema/raw/master/csl-citation.json&quot;} RND90hajDlryj"/><text:span text:style-name="T22">(Driks and DeRosier, 1990)</text:span><text:reference-mark-end text:name="ZOTERO_ITEM CSL_CITATION {&quot;citationID&quot;:&quot;cfma0amfd&quot;,&quot;properties&quot;:{&quot;formattedCitation&quot;:&quot;(Driks and DeRosier, 1990)&quot;,&quot;plainCitation&quot;:&quot;(Driks and DeRosier, 1990)&quot;},&quot;citationItems&quot;:[{&quot;id&quot;:98,&quot;uris&quot;:[&quot;http://zotero.org/users/316567/items/2784BRR2&quot;],&quot;uri&quot;:[&quot;http://zotero.org/users/316567/items/2784BRR2&quot;],&quot;itemData&quot;:{&quot;id&quot;:98,&quot;type&quot;:&quot;article-journal&quot;,&quot;title&quot;:&quot;Additional structures associated with bacterial flagellar basal body&quot;,&quot;container-title&quot;:&quot;Journal of Molecular Biology&quot;,&quot;page&quot;:&quot;669-672&quot;,&quot;volume&quot;:&quot;211&quot;,&quot;issue&quot;:&quot;4&quot;,&quot;source&quot;:&quot;NCBI PubMed&quot;,&quot;abstract&quot;:&quot;By fixation of preparations prior to negative staining, we have been able to visualize additional features attached to the basal body of Salmonella typhimurium. These new features consist of arms attached to the M ring, a cap resting atop the arms, and a dome attached to the rod. These structures may be parts of the motor and/or of the putative, flagellar export apparatus. Preparations from mutant strains show that the presence of these features does not depend on the presence of the motA, motB or cheA genes.&quot;,&quot;ISSN&quot;:&quot;0022-2836&quot;,&quot;note&quot;:&quot;PMID: 2179562&quot;,&quot;journalAbbreviation&quot;:&quot;J. Mol. Biol&quot;,&quot;author&quot;:[{&quot;family&quot;:&quot;Driks&quot;,&quot;given&quot;:&quot;A&quot;},{&quot;family&quot;:&quot;DeRosier&quot;,&quot;given&quot;:&quot;D J&quot;}],&quot;issued&quot;:{&quot;date-parts&quot;:[[&quot;1990&quot;,2,20]]},&quot;accessed&quot;:{&quot;date-parts&quot;:[[2010,8,31]]}}}],&quot;schema&quot;:&quot;https://github.com/citation-style-language/schema/raw/master/csl-citation.json&quot;} RND90hajDlryj"/><text:span text:style-name="T22">. </text:span></text:p>
      <text:p text:style-name="P7">Work on C-ring structure commenced in earnest in <text:span text:style-name="T9">E. coli</text:span> and <text:span text:style-name="T9">S. typhimurium </text:span><text:span text:style-name="T22">with a dedicated study visualizing the C-ring </text:span><text:reference-mark-start text:name="ZOTERO_ITEM CSL_CITATION {&quot;citationID&quot;:&quot;TNBBKNZz&quot;,&quot;properties&quot;:{&quot;formattedCitation&quot;:&quot;(Khan et al., 1991)&quot;,&quot;plainCitation&quot;:&quot;(Khan et al., 1991)&quot;},&quot;citationItems&quot;:[{&quot;id&quot;:2197,&quot;uris&quot;:[&quot;http://zotero.org/users/316567/items/A9J7SSJC&quot;],&quot;uri&quot;:[&quot;http://zotero.org/users/316567/items/A9J7SSJC&quot;],&quot;itemData&quot;:{&quot;id&quot;:2197,&quot;type&quot;:&quot;article-journal&quot;,&quot;title&quot;:&quot;New structural features of the flagellar base in Salmonella typhimurium revealed by rapid-freeze electron microscopy.&quot;,&quot;container-title&quot;:&quot;Journal of Bacteriology&quot;,&quot;page&quot;:&quot;2888-2896&quot;,&quot;volume&quot;:&quot;173&quot;,&quot;issue&quot;:&quot;9&quot;,&quot;source&quot;:&quot;PubMed Central&quot;,&quot;abstract&quot;:&quot;The structure of the flagellar base in Salmonella typhimurium has been studied by rapid-freeze techniques. Freeze-substituted thin sections and freeze-etched replicas of cell envelope preparations have provided complementary information about the flagellar base. The flagellar base has a bell-shaped extension reaching as far as 50 nm into the bacterial cytoplasm. This structure can be recognized in intact bacteria but was studied in detail in cell envelopes, where some flagella lacking parts of the bell were helpful in understanding its substructure. Structural relationships may be inferred between this cytoplasmic component of the flagellum and the recently described flagellar intramembrane particle rings as well as the structures associated with the basal body in isolated, chemically fixed flagella.&quot;,&quot;ISSN&quot;:&quot;0021-9193&quot;,&quot;note&quot;:&quot;PMID: 2019561\nPMCID: PMC207870&quot;,&quot;journalAbbreviation&quot;:&quot;J Bacteriol&quot;,&quot;author&quot;:[{&quot;family&quot;:&quot;Khan&quot;,&quot;given&quot;:&quot;S&quot;},{&quot;family&quot;:&quot;Khan&quot;,&quot;given&quot;:&quot;I H&quot;},{&quot;family&quot;:&quot;Reese&quot;,&quot;given&quot;:&quot;T S&quot;}],&quot;issued&quot;:{&quot;date-parts&quot;:[[1991,5]]}}}],&quot;schema&quot;:&quot;https://github.com/citation-style-language/schema/raw/master/csl-citation.json&quot;} RNDdmu8vqH6Pj"/><text:span text:style-name="T22">(Khan et al., 1991)</text:span><text:reference-mark-end text:name="ZOTERO_ITEM CSL_CITATION {&quot;citationID&quot;:&quot;TNBBKNZz&quot;,&quot;properties&quot;:{&quot;formattedCitation&quot;:&quot;(Khan et al., 1991)&quot;,&quot;plainCitation&quot;:&quot;(Khan et al., 1991)&quot;},&quot;citationItems&quot;:[{&quot;id&quot;:2197,&quot;uris&quot;:[&quot;http://zotero.org/users/316567/items/A9J7SSJC&quot;],&quot;uri&quot;:[&quot;http://zotero.org/users/316567/items/A9J7SSJC&quot;],&quot;itemData&quot;:{&quot;id&quot;:2197,&quot;type&quot;:&quot;article-journal&quot;,&quot;title&quot;:&quot;New structural features of the flagellar base in Salmonella typhimurium revealed by rapid-freeze electron microscopy.&quot;,&quot;container-title&quot;:&quot;Journal of Bacteriology&quot;,&quot;page&quot;:&quot;2888-2896&quot;,&quot;volume&quot;:&quot;173&quot;,&quot;issue&quot;:&quot;9&quot;,&quot;source&quot;:&quot;PubMed Central&quot;,&quot;abstract&quot;:&quot;The structure of the flagellar base in Salmonella typhimurium has been studied by rapid-freeze techniques. Freeze-substituted thin sections and freeze-etched replicas of cell envelope preparations have provided complementary information about the flagellar base. The flagellar base has a bell-shaped extension reaching as far as 50 nm into the bacterial cytoplasm. This structure can be recognized in intact bacteria but was studied in detail in cell envelopes, where some flagella lacking parts of the bell were helpful in understanding its substructure. Structural relationships may be inferred between this cytoplasmic component of the flagellum and the recently described flagellar intramembrane particle rings as well as the structures associated with the basal body in isolated, chemically fixed flagella.&quot;,&quot;ISSN&quot;:&quot;0021-9193&quot;,&quot;note&quot;:&quot;PMID: 2019561\nPMCID: PMC207870&quot;,&quot;journalAbbreviation&quot;:&quot;J Bacteriol&quot;,&quot;author&quot;:[{&quot;family&quot;:&quot;Khan&quot;,&quot;given&quot;:&quot;S&quot;},{&quot;family&quot;:&quot;Khan&quot;,&quot;given&quot;:&quot;I H&quot;},{&quot;family&quot;:&quot;Reese&quot;,&quot;given&quot;:&quot;T S&quot;}],&quot;issued&quot;:{&quot;date-parts&quot;:[[1991,5]]}}}],&quot;schema&quot;:&quot;https://github.com/citation-style-language/schema/raw/master/csl-citation.json&quot;} RNDdmu8vqH6Pj"/><text:span text:style-name="T2">. This was later seen to be lost in deletions of </text:span><text:span text:style-name="T15">fliG, fliM, </text:span><text:span text:style-name="T33">or </text:span><text:span text:style-name="T15">fliN</text:span><text:span text:style-name="T33">, suggesting that it was made up of the three respective gene products</text:span><text:span text:style-name="T2"> </text:span><text:reference-mark-start text:name="ZOTERO_ITEM CSL_CITATION {&quot;citationID&quot;:&quot;102g0lg1e9&quot;,&quot;properties&quot;:{&quot;formattedCitation&quot;:&quot;(Khan et al., 1992a)&quot;,&quot;plainCitation&quot;:&quot;(Khan et al., 1992a)&quot;},&quot;citationItems&quot;:[{&quot;id&quot;:2272,&quot;uris&quot;:[&quot;http://zotero.org/users/316567/items/C54E78MC&quot;],&quot;uri&quot;:[&quot;http://zotero.org/users/316567/items/C54E78MC&quot;],&quot;itemData&quot;:{&quot;id&quot;:2272,&quot;type&quot;:&quot;article-journal&quot;,&quot;title&quot;:&quot;The Cytoplasmic Component of the Bacterial Flagellar Motor&quot;,&quot;container-title&quot;:&quot;Proceedings of the National Academy of Sciences&quot;,&quot;page&quot;:&quot;5956-5960&quot;,&quot;volume&quot;:&quot;89&quot;,&quot;issue&quot;:&quot;13&quot;,&quot;source&quot;:&quot;www.pnas.org&quot;,&quot;ISSN&quot;:&quot;0027-8424, 1091-6490&quot;,&quot;journalAbbreviation&quot;:&quot;PNAS&quot;,&quot;language&quot;:&quot;en&quot;,&quot;author&quot;:[{&quot;family&quot;:&quot;Khan&quot;,&quot;given&quot;:&quot;I H&quot;},{&quot;family&quot;:&quot;Reese&quot;,&quot;given&quot;:&quot;T S&quot;},{&quot;family&quot;:&quot;Khan&quot;,&quot;given&quot;:&quot;S.&quot;}],&quot;issued&quot;:{&quot;date-parts&quot;:[[1992,7,1]]},&quot;accessed&quot;:{&quot;date-parts&quot;:[[2012,5,30]]}}}],&quot;schema&quot;:&quot;https://github.com/citation-style-language/schema/raw/master/csl-citation.json&quot;} RNDd3aFltjPVb"/><text:span text:style-name="T2">(Khan et al., 1992a)</text:span><text:reference-mark-end text:name="ZOTERO_ITEM CSL_CITATION {&quot;citationID&quot;:&quot;102g0lg1e9&quot;,&quot;properties&quot;:{&quot;formattedCitation&quot;:&quot;(Khan et al., 1992a)&quot;,&quot;plainCitation&quot;:&quot;(Khan et al., 1992a)&quot;},&quot;citationItems&quot;:[{&quot;id&quot;:2272,&quot;uris&quot;:[&quot;http://zotero.org/users/316567/items/C54E78MC&quot;],&quot;uri&quot;:[&quot;http://zotero.org/users/316567/items/C54E78MC&quot;],&quot;itemData&quot;:{&quot;id&quot;:2272,&quot;type&quot;:&quot;article-journal&quot;,&quot;title&quot;:&quot;The Cytoplasmic Component of the Bacterial Flagellar Motor&quot;,&quot;container-title&quot;:&quot;Proceedings of the National Academy of Sciences&quot;,&quot;page&quot;:&quot;5956-5960&quot;,&quot;volume&quot;:&quot;89&quot;,&quot;issue&quot;:&quot;13&quot;,&quot;source&quot;:&quot;www.pnas.org&quot;,&quot;ISSN&quot;:&quot;0027-8424, 1091-6490&quot;,&quot;journalAbbreviation&quot;:&quot;PNAS&quot;,&quot;language&quot;:&quot;en&quot;,&quot;author&quot;:[{&quot;family&quot;:&quot;Khan&quot;,&quot;given&quot;:&quot;I H&quot;},{&quot;family&quot;:&quot;Reese&quot;,&quot;given&quot;:&quot;T S&quot;},{&quot;family&quot;:&quot;Khan&quot;,&quot;given&quot;:&quot;S.&quot;}],&quot;issued&quot;:{&quot;date-parts&quot;:[[1992,7,1]]},&quot;accessed&quot;:{&quot;date-parts&quot;:[[2012,5,30]]}}}],&quot;schema&quot;:&quot;https://github.com/citation-style-language/schema/raw/master/csl-citation.json&quot;} RNDd3aFltjPVb"/>. Francis <text:span text:style-name="T9">et al. </text:span><text:span text:style-name="T22">subsequently discovered a still somewhat functional essentially full-length spontaneous fusion of the C-terminal of FliF to the N-terminal of FliG, enabling localization of FliG to the </text:span>cytoplasmic face of M-ring <text:reference-mark-start text:name="ZOTERO_ITEM CSL_CITATION {&quot;citationID&quot;:&quot;2fasj8935b&quot;,&quot;properties&quot;:{&quot;formattedCitation&quot;:&quot;(Francis et al., 1992)&quot;,&quot;plainCitation&quot;:&quot;(Francis et al., 1992)&quot;},&quot;citationItems&quot;:[{&quot;id&quot;:2677,&quot;uris&quot;:[&quot;http://zotero.org/users/316567/items/QM3RK7FR&quot;],&quot;uri&quot;:[&quot;http://zotero.org/users/316567/items/QM3RK7FR&quot;],&quot;itemData&quot;:{&quot;id&quot;:2677,&quot;type&quot;:&quot;article-journal&quot;,&quot;title&quot;:&quot;Localization of the Salmonella Typhimurium Flagellar Switch Protein FliG to the Cytoplasmic M-Ring Face of the Basal Body&quot;,&quot;container-title&quot;:&quot;Proceedings of the National Academy of Sciences&quot;,&quot;page&quot;:&quot;6304-6308&quot;,&quot;volume&quot;:&quot;89&quot;,&quot;issue&quot;:&quot;14&quot;,&quot;source&quot;:&quot;www.pnas.org&quot;,&quot;ISSN&quot;:&quot;0027-8424, 1091-6490&quot;,&quot;journalAbbreviation&quot;:&quot;PNAS&quot;,&quot;language&quot;:&quot;en&quot;,&quot;author&quot;:[{&quot;family&quot;:&quot;Francis&quot;,&quot;given&quot;:&quot;N R&quot;},{&quot;family&quot;:&quot;Irikura&quot;,&quot;given&quot;:&quot;V M&quot;},{&quot;family&quot;:&quot;Yamaguchi&quot;,&quot;given&quot;:&quot;S.&quot;},{&quot;family&quot;:&quot;DeRosier&quot;,&quot;given&quot;:&quot;D J&quot;},{&quot;family&quot;:&quot;Macnab&quot;,&quot;given&quot;:&quot;R M&quot;}],&quot;issued&quot;:{&quot;date-parts&quot;:[[1992,7,15]]},&quot;accessed&quot;:{&quot;date-parts&quot;:[[2012,6,14]]}}}],&quot;schema&quot;:&quot;https://github.com/citation-style-language/schema/raw/master/csl-citation.json&quot;} RNDEITrdR53xM"/>(Francis et al., 1992)<text:reference-mark-end text:name="ZOTERO_ITEM CSL_CITATION {&quot;citationID&quot;:&quot;2fasj8935b&quot;,&quot;properties&quot;:{&quot;formattedCitation&quot;:&quot;(Francis et al., 1992)&quot;,&quot;plainCitation&quot;:&quot;(Francis et al., 1992)&quot;},&quot;citationItems&quot;:[{&quot;id&quot;:2677,&quot;uris&quot;:[&quot;http://zotero.org/users/316567/items/QM3RK7FR&quot;],&quot;uri&quot;:[&quot;http://zotero.org/users/316567/items/QM3RK7FR&quot;],&quot;itemData&quot;:{&quot;id&quot;:2677,&quot;type&quot;:&quot;article-journal&quot;,&quot;title&quot;:&quot;Localization of the Salmonella Typhimurium Flagellar Switch Protein FliG to the Cytoplasmic M-Ring Face of the Basal Body&quot;,&quot;container-title&quot;:&quot;Proceedings of the National Academy of Sciences&quot;,&quot;page&quot;:&quot;6304-6308&quot;,&quot;volume&quot;:&quot;89&quot;,&quot;issue&quot;:&quot;14&quot;,&quot;source&quot;:&quot;www.pnas.org&quot;,&quot;ISSN&quot;:&quot;0027-8424, 1091-6490&quot;,&quot;journalAbbreviation&quot;:&quot;PNAS&quot;,&quot;language&quot;:&quot;en&quot;,&quot;author&quot;:[{&quot;family&quot;:&quot;Francis&quot;,&quot;given&quot;:&quot;N R&quot;},{&quot;family&quot;:&quot;Irikura&quot;,&quot;given&quot;:&quot;V M&quot;},{&quot;family&quot;:&quot;Yamaguchi&quot;,&quot;given&quot;:&quot;S.&quot;},{&quot;family&quot;:&quot;DeRosier&quot;,&quot;given&quot;:&quot;D J&quot;},{&quot;family&quot;:&quot;Macnab&quot;,&quot;given&quot;:&quot;R M&quot;}],&quot;issued&quot;:{&quot;date-parts&quot;:[[1992,7,15]]},&quot;accessed&quot;:{&quot;date-parts&quot;:[[2012,6,14]]}}}],&quot;schema&quot;:&quot;https://github.com/citation-style-language/schema/raw/master/csl-citation.json&quot;} RNDEITrdR53xM"/>. This was serendipitous discovery was made possible by the positioning of the <text:span text:style-name="T9">fliF </text:span><text:span text:style-name="T22">gene immediately preceding the </text:span><text:span text:style-name="T9">fliF </text:span><text:span text:style-name="T22">gene. Because the </text:span>fusion protein was detected in whole cell lysates and was functional, it was suggestive of a 1:1 stoichiometry of FliF:FliG, further supported by t<text:span text:style-name="T130">he prevalence of the </text:span><text:span text:style-name="T19">fliG </text:span><text:span text:style-name="T38">gene always occuring immediately downstream of the </text:span><text:span text:style-name="T19">fliF </text:span><text:span text:style-name="T38">gene, although a bioinformatics search using Pfam </text:span><text:reference-mark-start text:name="ZOTERO_ITEM CSL_CITATION {&quot;citationID&quot;:&quot;1mpo26svnj&quot;,&quot;properties&quot;:{&quot;formattedCitation&quot;:&quot;(Finn et al., 2009)&quot;,&quot;plainCitation&quot;:&quot;(Finn et al., 2009)&quot;},&quot;citationItems&quot;:[{&quot;id&quot;:2235,&quot;uris&quot;:[&quot;http://zotero.org/users/316567/items/AWF3K292&quot;],&quot;uri&quot;:[&quot;http://zotero.org/users/316567/items/AWF3K292&quot;],&quot;itemData&quot;:{&quot;id&quot;:2235,&quot;type&quot;:&quot;article-journal&quot;,&quot;title&quot;:&quot;The Pfam protein families database&quot;,&quot;container-title&quot;:&quot;Nucleic Acids Research&quot;,&quot;page&quot;:&quot;D211-D222&quot;,&quot;volume&quot;:&quot;38&quot;,&quot;issue&quot;:&quot;Database&quot;,&quot;source&quot;:&quot;CrossRef&quot;,&quot;DOI&quot;:&quot;10.1093/nar/gkp985&quot;,&quot;ISSN&quot;:&quot;0305-1048, 1362-4962&quot;,&quot;author&quot;:[{&quot;family&quot;:&quot;Finn&quot;,&quot;given&quot;:&quot;R. D.&quot;},{&quot;family&quot;:&quot;Mistry&quot;,&quot;given&quot;:&quot;J.&quot;},{&quot;family&quot;:&quot;Tate&quot;,&quot;given&quot;:&quot;J.&quot;},{&quot;family&quot;:&quot;Coggill&quot;,&quot;given&quot;:&quot;P.&quot;},{&quot;family&quot;:&quot;Heger&quot;,&quot;given&quot;:&quot;A.&quot;},{&quot;family&quot;:&quot;Pollington&quot;,&quot;given&quot;:&quot;J. E.&quot;},{&quot;family&quot;:&quot;Gavin&quot;,&quot;given&quot;:&quot;O. L.&quot;},{&quot;family&quot;:&quot;Gunasekaran&quot;,&quot;given&quot;:&quot;P.&quot;},{&quot;family&quot;:&quot;Ceric&quot;,&quot;given&quot;:&quot;G.&quot;},{&quot;family&quot;:&quot;Forslund&quot;,&quot;given&quot;:&quot;K.&quot;},{&quot;family&quot;:&quot;Holm&quot;,&quot;given&quot;:&quot;L.&quot;},{&quot;family&quot;:&quot;Sonnhammer&quot;,&quot;given&quot;:&quot;E. L. L.&quot;},{&quot;family&quot;:&quot;Eddy&quot;,&quot;given&quot;:&quot;S. R.&quot;},{&quot;family&quot;:&quot;Bateman&quot;,&quot;given&quot;:&quot;A.&quot;}],&quot;issued&quot;:{&quot;date-parts&quot;:[[2009,11,17]]},&quot;accessed&quot;:{&quot;date-parts&quot;:[[2012,10,5]]}}}],&quot;schema&quot;:&quot;https://github.com/citation-style-language/schema/raw/master/csl-citation.json&quot;} RNDtCRua70jfr"/><text:span text:style-name="T38">(Finn et al., 2009)</text:span><text:reference-mark-end text:name="ZOTERO_ITEM CSL_CITATION {&quot;citationID&quot;:&quot;1mpo26svnj&quot;,&quot;properties&quot;:{&quot;formattedCitation&quot;:&quot;(Finn et al., 2009)&quot;,&quot;plainCitation&quot;:&quot;(Finn et al., 2009)&quot;},&quot;citationItems&quot;:[{&quot;id&quot;:2235,&quot;uris&quot;:[&quot;http://zotero.org/users/316567/items/AWF3K292&quot;],&quot;uri&quot;:[&quot;http://zotero.org/users/316567/items/AWF3K292&quot;],&quot;itemData&quot;:{&quot;id&quot;:2235,&quot;type&quot;:&quot;article-journal&quot;,&quot;title&quot;:&quot;The Pfam protein families database&quot;,&quot;container-title&quot;:&quot;Nucleic Acids Research&quot;,&quot;page&quot;:&quot;D211-D222&quot;,&quot;volume&quot;:&quot;38&quot;,&quot;issue&quot;:&quot;Database&quot;,&quot;source&quot;:&quot;CrossRef&quot;,&quot;DOI&quot;:&quot;10.1093/nar/gkp985&quot;,&quot;ISSN&quot;:&quot;0305-1048, 1362-4962&quot;,&quot;author&quot;:[{&quot;family&quot;:&quot;Finn&quot;,&quot;given&quot;:&quot;R. D.&quot;},{&quot;family&quot;:&quot;Mistry&quot;,&quot;given&quot;:&quot;J.&quot;},{&quot;family&quot;:&quot;Tate&quot;,&quot;given&quot;:&quot;J.&quot;},{&quot;family&quot;:&quot;Coggill&quot;,&quot;given&quot;:&quot;P.&quot;},{&quot;family&quot;:&quot;Heger&quot;,&quot;given&quot;:&quot;A.&quot;},{&quot;family&quot;:&quot;Pollington&quot;,&quot;given&quot;:&quot;J. E.&quot;},{&quot;family&quot;:&quot;Gavin&quot;,&quot;given&quot;:&quot;O. L.&quot;},{&quot;family&quot;:&quot;Gunasekaran&quot;,&quot;given&quot;:&quot;P.&quot;},{&quot;family&quot;:&quot;Ceric&quot;,&quot;given&quot;:&quot;G.&quot;},{&quot;family&quot;:&quot;Forslund&quot;,&quot;given&quot;:&quot;K.&quot;},{&quot;family&quot;:&quot;Holm&quot;,&quot;given&quot;:&quot;L.&quot;},{&quot;family&quot;:&quot;Sonnhammer&quot;,&quot;given&quot;:&quot;E. L. L.&quot;},{&quot;family&quot;:&quot;Eddy&quot;,&quot;given&quot;:&quot;S. R.&quot;},{&quot;family&quot;:&quot;Bateman&quot;,&quot;given&quot;:&quot;A.&quot;}],&quot;issued&quot;:{&quot;date-parts&quot;:[[2009,11,17]]},&quot;accessed&quot;:{&quot;date-parts&quot;:[[2012,10,5]]}}}],&quot;schema&quot;:&quot;https://github.com/citation-style-language/schema/raw/master/csl-citation.json&quot;} RNDtCRua70jfr"/><text:span text:style-name="T38"> for proteins incorporating both FliF and FliG domains reveals not a single naturally occuring example of a fusion. <text:s/>Despite detection of low levels of fusion protein proteolysis, it is unclear if the breakdown products were sufficiently prevalent to outcompete the fusion protein for incorporation into wild-type MS-rings, re-inforced by reports that expression of wild-type FliF together with the fusion protein lead to aflagellate cells </text:span><text:reference-mark-start text:name="ZOTERO_ITEM CSL_CITATION {&quot;citationID&quot;:&quot;sjbsotft&quot;,&quot;properties&quot;:{&quot;formattedCitation&quot;:&quot;(Kihara et al., 1996)&quot;,&quot;plainCitation&quot;:&quot;(Kihara et al., 1996)&quot;},&quot;citationItems&quot;:[{&quot;id&quot;:2397,&quot;uris&quot;:[&quot;http://zotero.org/users/316567/items/FRZZ7B7V&quot;],&quot;uri&quot;:[&quot;http://zotero.org/users/316567/items/FRZZ7B7V&quot;],&quot;itemData&quot;:{&quot;id&quot;:2397,&quot;type&quot;:&quot;article-journal&quot;,&quot;title&quot;:&quot;Analysis of a FliM-FliN flagellar switch fusion mutant of Salmonella typhimurium.&quot;,&quot;container-title&quot;:&quot;Journal of Bacteriology&quot;,&quot;page&quot;:&quot;4582-4589&quot;,&quot;volume&quot;:&quot;178&quot;,&quot;issue&quot;:&quot;15&quot;,&quot;source&quot;:&quot;jb.asm.org&quot;,&quot;ISSN&quot;:&quot;0021-9193, 1098-5530&quot;,&quot;journalAbbreviation&quot;:&quot;J. Bacteriol.&quot;,&quot;language&quot;:&quot;en&quot;,&quot;author&quot;:[{&quot;family&quot;:&quot;Kihara&quot;,&quot;given&quot;:&quot;M.&quot;},{&quot;family&quot;:&quot;Francis&quot;,&quot;given&quot;:&quot;N R&quot;},{&quot;family&quot;:&quot;DeRosier&quot;,&quot;given&quot;:&quot;D J&quot;},{&quot;family&quot;:&quot;Macnab&quot;,&quot;given&quot;:&quot;R M&quot;}],&quot;issued&quot;:{&quot;date-parts&quot;:[[1996,8,1]]},&quot;accessed&quot;:{&quot;date-parts&quot;:[[2012,7,3]]}}}],&quot;schema&quot;:&quot;https://github.com/citation-style-language/schema/raw/master/csl-citation.json&quot;} RNDtU4Ug9QnK2"/><text:span text:style-name="T38">(Kihara et al., 1996)</text:span><text:reference-mark-end text:name="ZOTERO_ITEM CSL_CITATION {&quot;citationID&quot;:&quot;sjbsotft&quot;,&quot;properties&quot;:{&quot;formattedCitation&quot;:&quot;(Kihara et al., 1996)&quot;,&quot;plainCitation&quot;:&quot;(Kihara et al., 1996)&quot;},&quot;citationItems&quot;:[{&quot;id&quot;:2397,&quot;uris&quot;:[&quot;http://zotero.org/users/316567/items/FRZZ7B7V&quot;],&quot;uri&quot;:[&quot;http://zotero.org/users/316567/items/FRZZ7B7V&quot;],&quot;itemData&quot;:{&quot;id&quot;:2397,&quot;type&quot;:&quot;article-journal&quot;,&quot;title&quot;:&quot;Analysis of a FliM-FliN flagellar switch fusion mutant of Salmonella typhimurium.&quot;,&quot;container-title&quot;:&quot;Journal of Bacteriology&quot;,&quot;page&quot;:&quot;4582-4589&quot;,&quot;volume&quot;:&quot;178&quot;,&quot;issue&quot;:&quot;15&quot;,&quot;source&quot;:&quot;jb.asm.org&quot;,&quot;ISSN&quot;:&quot;0021-9193, 1098-5530&quot;,&quot;journalAbbreviation&quot;:&quot;J. Bacteriol.&quot;,&quot;language&quot;:&quot;en&quot;,&quot;author&quot;:[{&quot;family&quot;:&quot;Kihara&quot;,&quot;given&quot;:&quot;M.&quot;},{&quot;family&quot;:&quot;Francis&quot;,&quot;given&quot;:&quot;N R&quot;},{&quot;family&quot;:&quot;DeRosier&quot;,&quot;given&quot;:&quot;D J&quot;},{&quot;family&quot;:&quot;Macnab&quot;,&quot;given&quot;:&quot;R M&quot;}],&quot;issued&quot;:{&quot;date-parts&quot;:[[1996,8,1]]},&quot;accessed&quot;:{&quot;date-parts&quot;:[[2012,7,3]]}}}],&quot;schema&quot;:&quot;https://github.com/citation-style-language/schema/raw/master/csl-citation.json&quot;} RNDtU4Ug9QnK2"/><text:span text:style-name="T130">.</text:span><text:span text:style-name="T38"> Subsequent SDS-PAGE studies supportive of this 1:1 stoichiometry based upon estimation of band densities</text:span><text:span text:style-name="T130"> </text:span><text:reference-mark-start text:name="ZOTERO_ITEM CSL_CITATION {&quot;citationID&quot;:&quot;165jd90vap&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noS0O1LXjb"/><text:span text:style-name="T130">(Oosawa et al., 1994)</text:span><text:reference-mark-end text:name="ZOTERO_ITEM CSL_CITATION {&quot;citationID&quot;:&quot;165jd90vap&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noS0O1LXjb"/><text:span text:style-name="T7">. The C-ring was first properly visualized by Francis </text:span><text:span text:style-name="T17">et al.</text:span><text:span text:style-name="T36"> </text:span><text:reference-mark-start text:name="ZOTERO_ITEM CSL_CITATION {&quot;citationID&quot;:&quot;1ktk59g9p1&quot;,&quot;properties&quot;:{&quot;formattedCitation&quot;:&quot;(Francis et al., 1994)&quot;,&quot;plainCitation&quot;:&quot;(Francis et al., 1994)&quot;},&quot;citationItems&quot;:[{&quot;id&quot;:2331,&quot;uris&quot;:[&quot;http://zotero.org/users/316567/items/DTTNBQCB&quot;],&quot;uri&quot;:[&quot;http://zotero.org/users/316567/items/DTTNBQCB&quot;],&quot;itemData&quot;:{&quot;id&quot;:2331,&quot;type&quot;:&quot;article-journal&quot;,&quot;title&quot;:&quot;Isolation, Characterization and Structure of Bacterial Flagellar Motors Containing the Switch Complex&quot;,&quot;container-title&quot;:&quot;Journal of Molecular Biology&quot;,&quot;page&quot;:&quot;1261-1270&quot;,&quot;volume&quot;:&quot;235&quot;,&quot;issue&quot;:&quot;4&quot;,&quot;source&quot;:&quot;ScienceDirect&quot;,&quot;abstract&quot;:&quot;A putative complex of the three switch proteins, FliG, FliM and FliN appears to be directly involved in torque generation and control of direction of rotation. We have developed a preparative procedure for flagellar motors that retains these proteins as evidenced by Western blots using anti-FliG, anti-FliM and anti-FliN antibodies. Immunogold labeling with these three antibodies shows that the three switch proteins are localized to the motor. Electron micrographs of frozen-hydrated preparations reveal a large, new component we have termed the \&quot;C ring complex\&quot; attached to the cytoplasmic face of the M ring. In a three-dimensional reconstruction of the cylindrically averaged structure, the M-S ring complex appears thicker and wider by the addition of extra material to the cytoplasmic surface of the M ring. In addition, extending into the cytoplasm from the thickened M ring is the C ring complex, a thin-walled cylinder having a length of 170 Å and an outer diameter of 450 Å compared to the 290 Å diameter of the M ring. We provide evidence that the thickened M ring contains FliG and that the C ring complex may contain FliM and FliN. The large diameter of the C ring complex may permit interaction with the M ring and with the circlet of studs thought to be the MotA/MotB complex.&quot;,&quot;DOI&quot;:&quot;10.1006/jmbi.1994.1079&quot;,&quot;ISSN&quot;:&quot;0022-2836&quot;,&quot;author&quot;:[{&quot;family&quot;:&quot;Francis&quot;,&quot;given&quot;:&quot;Noreen R.&quot;},{&quot;family&quot;:&quot;Sosinsky&quot;,&quot;given&quot;:&quot;Gina E.&quot;},{&quot;family&quot;:&quot;Thomas&quot;,&quot;given&quot;:&quot;Dennis&quot;},{&quot;family&quot;:&quot;DeRosier&quot;,&quot;given&quot;:&quot;David J.&quot;}],&quot;issued&quot;:{&quot;date-parts&quot;:[[&quot;1994&quot;,1,27]]},&quot;accessed&quot;:{&quot;date-parts&quot;:[[2012,6,14]]}}}],&quot;schema&quot;:&quot;https://github.com/citation-style-language/schema/raw/master/csl-citation.json&quot;} RND6V4iILjred"/><text:span text:style-name="T36">(Francis et al., 1994)</text:span><text:reference-mark-end text:name="ZOTERO_ITEM CSL_CITATION {&quot;citationID&quot;:&quot;1ktk59g9p1&quot;,&quot;properties&quot;:{&quot;formattedCitation&quot;:&quot;(Francis et al., 1994)&quot;,&quot;plainCitation&quot;:&quot;(Francis et al., 1994)&quot;},&quot;citationItems&quot;:[{&quot;id&quot;:2331,&quot;uris&quot;:[&quot;http://zotero.org/users/316567/items/DTTNBQCB&quot;],&quot;uri&quot;:[&quot;http://zotero.org/users/316567/items/DTTNBQCB&quot;],&quot;itemData&quot;:{&quot;id&quot;:2331,&quot;type&quot;:&quot;article-journal&quot;,&quot;title&quot;:&quot;Isolation, Characterization and Structure of Bacterial Flagellar Motors Containing the Switch Complex&quot;,&quot;container-title&quot;:&quot;Journal of Molecular Biology&quot;,&quot;page&quot;:&quot;1261-1270&quot;,&quot;volume&quot;:&quot;235&quot;,&quot;issue&quot;:&quot;4&quot;,&quot;source&quot;:&quot;ScienceDirect&quot;,&quot;abstract&quot;:&quot;A putative complex of the three switch proteins, FliG, FliM and FliN appears to be directly involved in torque generation and control of direction of rotation. We have developed a preparative procedure for flagellar motors that retains these proteins as evidenced by Western blots using anti-FliG, anti-FliM and anti-FliN antibodies. Immunogold labeling with these three antibodies shows that the three switch proteins are localized to the motor. Electron micrographs of frozen-hydrated preparations reveal a large, new component we have termed the \&quot;C ring complex\&quot; attached to the cytoplasmic face of the M ring. In a three-dimensional reconstruction of the cylindrically averaged structure, the M-S ring complex appears thicker and wider by the addition of extra material to the cytoplasmic surface of the M ring. In addition, extending into the cytoplasm from the thickened M ring is the C ring complex, a thin-walled cylinder having a length of 170 Å and an outer diameter of 450 Å compared to the 290 Å diameter of the M ring. We provide evidence that the thickened M ring contains FliG and that the C ring complex may contain FliM and FliN. The large diameter of the C ring complex may permit interaction with the M ring and with the circlet of studs thought to be the MotA/MotB complex.&quot;,&quot;DOI&quot;:&quot;10.1006/jmbi.1994.1079&quot;,&quot;ISSN&quot;:&quot;0022-2836&quot;,&quot;author&quot;:[{&quot;family&quot;:&quot;Francis&quot;,&quot;given&quot;:&quot;Noreen R.&quot;},{&quot;family&quot;:&quot;Sosinsky&quot;,&quot;given&quot;:&quot;Gina E.&quot;},{&quot;family&quot;:&quot;Thomas&quot;,&quot;given&quot;:&quot;Dennis&quot;},{&quot;family&quot;:&quot;DeRosier&quot;,&quot;given&quot;:&quot;David J.&quot;}],&quot;issued&quot;:{&quot;date-parts&quot;:[[&quot;1994&quot;,1,27]]},&quot;accessed&quot;:{&quot;date-parts&quot;:[[2012,6,14]]}}}],&quot;schema&quot;:&quot;https://github.com/citation-style-language/schema/raw/master/csl-citation.json&quot;} RND6V4iILjred"/><text:span text:style-name="T36">, </text:span><text:span text:style-name="T7">who coined the name “C-ring”, characterizing its outer diameter in </text:span><text:span text:style-name="T17">S. typhimurium </text:span><text:span text:style-name="T33">as </text:span><text:span text:style-name="T42">45</text:span><text:span text:style-name="T43">Å , and p</text:span><text:span text:style-name="T59">resenting further evidence that FliG may be at least partially localized to the M-ring, backed-up by Zhao </text:span><text:span text:style-name="T60">et al.</text:span><text:span text:style-name="T59"> </text:span><text:reference-mark-start text:name="ZOTERO_ITEM CSL_CITATION {&quot;citationID&quot;:&quot;idDcKCZu&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YVEBokT5RB"/><text:span text:style-name="T59">(Zhao et al., 1996b)</text:span><text:reference-mark-end text:name="ZOTERO_ITEM CSL_CITATION {&quot;citationID&quot;:&quot;idDcKCZu&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YVEBokT5RB"/><text:span text:style-name="T33"> who </text:span><text:span text:style-name="T2">observed an increase in size of the MS-ring in isolated motors without C-rings, that these C-ring-less motors still contained stoichiometric amounts of FliG </text:span><text:reference-mark-start text:name="ZOTERO_ITEM CSL_CITATION {&quot;citationID&quot;:&quot;gpscpo56&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tGK1UtSOog"/><text:span text:style-name="T2">(Zhao et al., 1996b)</text:span><text:reference-mark-end text:name="ZOTERO_ITEM CSL_CITATION {&quot;citationID&quot;:&quot;gpscpo56&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tGK1UtSOog"/><text:span text:style-name="T2">, backed up by previous labelling of this extended MS-ring with anti-FliG antibodies </text:span><text:reference-mark-start text:name="ZOTERO_ITEM CSL_CITATION {&quot;citationID&quot;:&quot;24qb607fjp&quot;,&quot;properties&quot;:{&quot;formattedCitation&quot;:&quot;(Francis et al., 1994)&quot;,&quot;plainCitation&quot;:&quot;(Francis et al., 1994)&quot;},&quot;citationItems&quot;:[{&quot;id&quot;:2331,&quot;uris&quot;:[&quot;http://zotero.org/users/316567/items/DTTNBQCB&quot;],&quot;uri&quot;:[&quot;http://zotero.org/users/316567/items/DTTNBQCB&quot;],&quot;itemData&quot;:{&quot;id&quot;:2331,&quot;type&quot;:&quot;article-journal&quot;,&quot;title&quot;:&quot;Isolation, Characterization and Structure of Bacterial Flagellar Motors Containing the Switch Complex&quot;,&quot;container-title&quot;:&quot;Journal of Molecular Biology&quot;,&quot;page&quot;:&quot;1261-1270&quot;,&quot;volume&quot;:&quot;235&quot;,&quot;issue&quot;:&quot;4&quot;,&quot;source&quot;:&quot;ScienceDirect&quot;,&quot;abstract&quot;:&quot;A putative complex of the three switch proteins, FliG, FliM and FliN appears to be directly involved in torque generation and control of direction of rotation. We have developed a preparative procedure for flagellar motors that retains these proteins as evidenced by Western blots using anti-FliG, anti-FliM and anti-FliN antibodies. Immunogold labeling with these three antibodies shows that the three switch proteins are localized to the motor. Electron micrographs of frozen-hydrated preparations reveal a large, new component we have termed the \&quot;C ring complex\&quot; attached to the cytoplasmic face of the M ring. In a three-dimensional reconstruction of the cylindrically averaged structure, the M-S ring complex appears thicker and wider by the addition of extra material to the cytoplasmic surface of the M ring. In addition, extending into the cytoplasm from the thickened M ring is the C ring complex, a thin-walled cylinder having a length of 170 Å and an outer diameter of 450 Å compared to the 290 Å diameter of the M ring. We provide evidence that the thickened M ring contains FliG and that the C ring complex may contain FliM and FliN. The large diameter of the C ring complex may permit interaction with the M ring and with the circlet of studs thought to be the MotA/MotB complex.&quot;,&quot;DOI&quot;:&quot;10.1006/jmbi.1994.1079&quot;,&quot;ISSN&quot;:&quot;0022-2836&quot;,&quot;author&quot;:[{&quot;family&quot;:&quot;Francis&quot;,&quot;given&quot;:&quot;Noreen R.&quot;},{&quot;family&quot;:&quot;Sosinsky&quot;,&quot;given&quot;:&quot;Gina E.&quot;},{&quot;family&quot;:&quot;Thomas&quot;,&quot;given&quot;:&quot;Dennis&quot;},{&quot;family&quot;:&quot;DeRosier&quot;,&quot;given&quot;:&quot;David J.&quot;}],&quot;issued&quot;:{&quot;date-parts&quot;:[[&quot;1994&quot;,1,27]]},&quot;accessed&quot;:{&quot;date-parts&quot;:[[2012,6,14]]}}}],&quot;schema&quot;:&quot;https://github.com/citation-style-language/schema/raw/master/csl-citation.json&quot;} RNDpPBquAwdGg"/><text:span text:style-name="T2">(Francis et al., 1994)</text:span><text:reference-mark-end text:name="ZOTERO_ITEM CSL_CITATION {&quot;citationID&quot;:&quot;24qb607fjp&quot;,&quot;properties&quot;:{&quot;formattedCitation&quot;:&quot;(Francis et al., 1994)&quot;,&quot;plainCitation&quot;:&quot;(Francis et al., 1994)&quot;},&quot;citationItems&quot;:[{&quot;id&quot;:2331,&quot;uris&quot;:[&quot;http://zotero.org/users/316567/items/DTTNBQCB&quot;],&quot;uri&quot;:[&quot;http://zotero.org/users/316567/items/DTTNBQCB&quot;],&quot;itemData&quot;:{&quot;id&quot;:2331,&quot;type&quot;:&quot;article-journal&quot;,&quot;title&quot;:&quot;Isolation, Characterization and Structure of Bacterial Flagellar Motors Containing the Switch Complex&quot;,&quot;container-title&quot;:&quot;Journal of Molecular Biology&quot;,&quot;page&quot;:&quot;1261-1270&quot;,&quot;volume&quot;:&quot;235&quot;,&quot;issue&quot;:&quot;4&quot;,&quot;source&quot;:&quot;ScienceDirect&quot;,&quot;abstract&quot;:&quot;A putative complex of the three switch proteins, FliG, FliM and FliN appears to be directly involved in torque generation and control of direction of rotation. We have developed a preparative procedure for flagellar motors that retains these proteins as evidenced by Western blots using anti-FliG, anti-FliM and anti-FliN antibodies. Immunogold labeling with these three antibodies shows that the three switch proteins are localized to the motor. Electron micrographs of frozen-hydrated preparations reveal a large, new component we have termed the \&quot;C ring complex\&quot; attached to the cytoplasmic face of the M ring. In a three-dimensional reconstruction of the cylindrically averaged structure, the M-S ring complex appears thicker and wider by the addition of extra material to the cytoplasmic surface of the M ring. In addition, extending into the cytoplasm from the thickened M ring is the C ring complex, a thin-walled cylinder having a length of 170 Å and an outer diameter of 450 Å compared to the 290 Å diameter of the M ring. We provide evidence that the thickened M ring contains FliG and that the C ring complex may contain FliM and FliN. The large diameter of the C ring complex may permit interaction with the M ring and with the circlet of studs thought to be the MotA/MotB complex.&quot;,&quot;DOI&quot;:&quot;10.1006/jmbi.1994.1079&quot;,&quot;ISSN&quot;:&quot;0022-2836&quot;,&quot;author&quot;:[{&quot;family&quot;:&quot;Francis&quot;,&quot;given&quot;:&quot;Noreen R.&quot;},{&quot;family&quot;:&quot;Sosinsky&quot;,&quot;given&quot;:&quot;Gina E.&quot;},{&quot;family&quot;:&quot;Thomas&quot;,&quot;given&quot;:&quot;Dennis&quot;},{&quot;family&quot;:&quot;DeRosier&quot;,&quot;given&quot;:&quot;David J.&quot;}],&quot;issued&quot;:{&quot;date-parts&quot;:[[&quot;1994&quot;,1,27]]},&quot;accessed&quot;:{&quot;date-parts&quot;:[[2012,6,14]]}}}],&quot;schema&quot;:&quot;https://github.com/citation-style-language/schema/raw/master/csl-citation.json&quot;} RNDpPBquAwdGg"/><text:span text:style-name="T2">. Further work suggested 40 copies of FliG per motor</text:span> <text:reference-mark-start text:name="ZOTERO_ITEM CSL_CITATION {&quot;citationID&quot;:&quot;211tc6kram&quot;,&quot;properties&quot;:{&quot;formattedCitation&quot;:&quot;(Zhao et al., 1996a)&quot;,&quot;plainCitation&quot;:&quot;(Zhao et al., 1996a)&quot;},&quot;citationItems&quot;:[{&quot;id&quot;:2482,&quot;uris&quot;:[&quot;http://zotero.org/users/316567/items/IMJTXQE7&quot;],&quot;uri&quot;:[&quot;http://zotero.org/users/316567/items/IMJTXQE7&quot;],&quot;itemData&quot;:{&quot;id&quot;:2482,&quot;type&quot;:&quot;article-journal&quot;,&quot;title&quot;:&quot;FliG and FliM distribution in the Salmonella typhimurium cell and flagellar basal bodies.&quot;,&quot;container-title&quot;:&quot;Journal of Bacteriology&quot;,&quot;page&quot;:&quot;258-265&quot;,&quot;volume&quot;:&quot;178&quot;,&quot;issue&quot;:&quot;1&quot;,&quot;source&quot;:&quot;jb.asm.org&quot;,&quot;ISSN&quot;:&quot;0021-9193, 1098-5530&quot;,&quot;journalAbbreviation&quot;:&quot;J. Bacteriol.&quot;,&quot;language&quot;:&quot;en&quot;,&quot;author&quot;:[{&quot;family&quot;:&quot;Zhao&quot;,&quot;given&quot;:&quot;R.&quot;},{&quot;family&quot;:&quot;Amsler&quot;,&quot;given&quot;:&quot;C. D.&quot;},{&quot;family&quot;:&quot;Matsumura&quot;,&quot;given&quot;:&quot;P.&quot;},{&quot;family&quot;:&quot;Khan&quot;,&quot;given&quot;:&quot;S.&quot;}],&quot;issued&quot;:{&quot;date-parts&quot;:[[1996,1,1]]},&quot;accessed&quot;:{&quot;date-parts&quot;:[[2012,7,6]]}}}],&quot;schema&quot;:&quot;https://github.com/citation-style-language/schema/raw/master/csl-citation.json&quot;} RNDYycjTcIMUa"/>(Zhao et al., 1996a)<text:reference-mark-end text:name="ZOTERO_ITEM CSL_CITATION {&quot;citationID&quot;:&quot;211tc6kram&quot;,&quot;properties&quot;:{&quot;formattedCitation&quot;:&quot;(Zhao et al., 1996a)&quot;,&quot;plainCitation&quot;:&quot;(Zhao et al., 1996a)&quot;},&quot;citationItems&quot;:[{&quot;id&quot;:2482,&quot;uris&quot;:[&quot;http://zotero.org/users/316567/items/IMJTXQE7&quot;],&quot;uri&quot;:[&quot;http://zotero.org/users/316567/items/IMJTXQE7&quot;],&quot;itemData&quot;:{&quot;id&quot;:2482,&quot;type&quot;:&quot;article-journal&quot;,&quot;title&quot;:&quot;FliG and FliM distribution in the Salmonella typhimurium cell and flagellar basal bodies.&quot;,&quot;container-title&quot;:&quot;Journal of Bacteriology&quot;,&quot;page&quot;:&quot;258-265&quot;,&quot;volume&quot;:&quot;178&quot;,&quot;issue&quot;:&quot;1&quot;,&quot;source&quot;:&quot;jb.asm.org&quot;,&quot;ISSN&quot;:&quot;0021-9193, 1098-5530&quot;,&quot;journalAbbreviation&quot;:&quot;J. Bacteriol.&quot;,&quot;language&quot;:&quot;en&quot;,&quot;author&quot;:[{&quot;family&quot;:&quot;Zhao&quot;,&quot;given&quot;:&quot;R.&quot;},{&quot;family&quot;:&quot;Amsler&quot;,&quot;given&quot;:&quot;C. D.&quot;},{&quot;family&quot;:&quot;Matsumura&quot;,&quot;given&quot;:&quot;P.&quot;},{&quot;family&quot;:&quot;Khan&quot;,&quot;given&quot;:&quot;S.&quot;}],&quot;issued&quot;:{&quot;date-parts&quot;:[[1996,1,1]]},&quot;accessed&quot;:{&quot;date-parts&quot;:[[2012,7,6]]}}}],&quot;schema&quot;:&quot;https://github.com/citation-style-language/schema/raw/master/csl-citation.json&quot;} RNDYycjTcIMUa"/>. A subsequent study suggested FliG to form the upper lobes of the C-ring that are adjacent to the membrane, but not a part of the MS-ring. Thickening of the MS-ring upon removal of FliM and FliN was suggested to be a result of aggregation of FliG against FliF in a non-native state<text:span text:style-name="T2"> </text:span><text:reference-mark-start text:name="ZOTERO_ITEM CSL_CITATION {&quot;citationID&quot;:&quot;2lbq6u3cl&quot;,&quot;properties&quot;:{&quot;formattedCitation&quot;:&quot;(Khan et al., 1998)&quot;,&quot;plainCitation&quot;:&quot;(Khan et al., 1998)&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schema&quot;:&quot;https://github.com/citation-style-language/schema/raw/master/csl-citation.json&quot;} RNDah6ap4INL3"/><text:span text:style-name="T2">(Khan et al., 1998)</text:span><text:reference-mark-end text:name="ZOTERO_ITEM CSL_CITATION {&quot;citationID&quot;:&quot;2lbq6u3cl&quot;,&quot;properties&quot;:{&quot;formattedCitation&quot;:&quot;(Khan et al., 1998)&quot;,&quot;plainCitation&quot;:&quot;(Khan et al., 1998)&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schema&quot;:&quot;https://github.com/citation-style-language/schema/raw/master/csl-citation.json&quot;} RNDah6ap4INL3"/><text:span text:style-name="T2">, while similar observations have been made for FliG from</text:span><text:span text:style-name="T33"> </text:span><text:span text:style-name="T15">V. alginolyticus </text:span><text:reference-mark-start text:name="ZOTERO_ITEM CSL_CITATION {&quot;citationID&quot;:&quot;rqs1jf9f9&quot;,&quot;properties&quot;:{&quot;formattedCitation&quot;:&quot;(Koike et al., 2010)&quot;,&quot;plainCitation&quot;:&quot;(Koike et al., 2010)&quot;},&quot;citationItems&quot;:[{&quot;id&quot;:2591,&quot;uris&quot;:[&quot;http://zotero.org/users/316567/items/MT5PP8CP&quot;],&quot;uri&quot;:[&quot;http://zotero.org/users/316567/items/MT5PP8CP&quot;],&quot;itemData&quot;:{&quot;id&quot;:2591,&quot;type&quot;:&quot;article-journal&quot;,&quot;title&quot;:&quot;Isolation of Basal Bodies with C-Ring Components from the Na+-Driven Flagellar Motor of Vibrio alginolyticus&quot;,&quot;container-title&quot;:&quot;Journal of Bacteriology&quot;,&quot;page&quot;:&quot;375-378&quot;,&quot;volume&quot;:&quot;192&quot;,&quot;issue&quot;:&quot;1&quot;,&quot;source&quot;:&quot;jb.asm.org&quot;,&quot;DOI&quot;:&quot;10.1128/JB.01121-09&quot;,&quot;ISSN&quot;:&quot;0021-9193, 1098-5530&quot;,&quot;journalAbbreviation&quot;:&quot;J. Bacteriol.&quot;,&quot;language&quot;:&quot;en&quot;,&quot;author&quot;:[{&quot;family&quot;:&quot;Koike&quot;,&quot;given&quot;:&quot;Masafumi&quot;},{&quot;family&quot;:&quot;Terashima&quot;,&quot;given&quot;:&quot;Hiroyuki&quot;},{&quot;family&quot;:&quot;Kojima&quot;,&quot;given&quot;:&quot;Seiji&quot;},{&quot;family&quot;:&quot;Homma&quot;,&quot;given&quot;:&quot;Michio&quot;}],&quot;issued&quot;:{&quot;date-parts&quot;:[[2010,1,1]]},&quot;accessed&quot;:{&quot;date-parts&quot;:[[2012,7,9]]}}}],&quot;schema&quot;:&quot;https://github.com/citation-style-language/schema/raw/master/csl-citation.json&quot;} RNDkgchuCtotg"/><text:span text:style-name="T33">(Koike et al., 2010)</text:span><text:reference-mark-end text:name="ZOTERO_ITEM CSL_CITATION {&quot;citationID&quot;:&quot;rqs1jf9f9&quot;,&quot;properties&quot;:{&quot;formattedCitation&quot;:&quot;(Koike et al., 2010)&quot;,&quot;plainCitation&quot;:&quot;(Koike et al., 2010)&quot;},&quot;citationItems&quot;:[{&quot;id&quot;:2591,&quot;uris&quot;:[&quot;http://zotero.org/users/316567/items/MT5PP8CP&quot;],&quot;uri&quot;:[&quot;http://zotero.org/users/316567/items/MT5PP8CP&quot;],&quot;itemData&quot;:{&quot;id&quot;:2591,&quot;type&quot;:&quot;article-journal&quot;,&quot;title&quot;:&quot;Isolation of Basal Bodies with C-Ring Components from the Na+-Driven Flagellar Motor of Vibrio alginolyticus&quot;,&quot;container-title&quot;:&quot;Journal of Bacteriology&quot;,&quot;page&quot;:&quot;375-378&quot;,&quot;volume&quot;:&quot;192&quot;,&quot;issue&quot;:&quot;1&quot;,&quot;source&quot;:&quot;jb.asm.org&quot;,&quot;DOI&quot;:&quot;10.1128/JB.01121-09&quot;,&quot;ISSN&quot;:&quot;0021-9193, 1098-5530&quot;,&quot;journalAbbreviation&quot;:&quot;J. Bacteriol.&quot;,&quot;language&quot;:&quot;en&quot;,&quot;author&quot;:[{&quot;family&quot;:&quot;Koike&quot;,&quot;given&quot;:&quot;Masafumi&quot;},{&quot;family&quot;:&quot;Terashima&quot;,&quot;given&quot;:&quot;Hiroyuki&quot;},{&quot;family&quot;:&quot;Kojima&quot;,&quot;given&quot;:&quot;Seiji&quot;},{&quot;family&quot;:&quot;Homma&quot;,&quot;given&quot;:&quot;Michio&quot;}],&quot;issued&quot;:{&quot;date-parts&quot;:[[2010,1,1]]},&quot;accessed&quot;:{&quot;date-parts&quot;:[[2012,7,9]]}}}],&quot;schema&quot;:&quot;https://github.com/citation-style-language/schema/raw/master/csl-citation.json&quot;} RNDkgchuCtotg"/><text:span text:style-name="T33">.</text:span><text:span text:style-name="T2"> Elegant cryo-microscopy studies on wild-type and FliF-FliG motors revealed a 34-fold symmetry for the C-ring </text:span><text:reference-mark-start text:name="ZOTERO_ITEM CSL_CITATION {&quot;citationID&quot;:&quot;14nbg55a1i&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JtfWFNIvvd"/><text:span text:style-name="T2">(Thomas et al., 1999)</text:span><text:reference-mark-end text:name="ZOTERO_ITEM CSL_CITATION {&quot;citationID&quot;:&quot;14nbg55a1i&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JtfWFNIvvd"/> containing FliM and FliN, with FliG remaining a part of the MS-ring and thus by association with 26-fold symmetry. </text:p>
      <text:p text:style-name="P7">Overproduction of MS/C-ring switch complexes from FliF and FliG both with and without FliM, and FliN demonstrated that FliF and FliG form structures reminiscent of the MS-ring <text:reference-mark-start text:name="ZOTERO_ITEM CSL_CITATION {&quot;citationID&quot;:&quot;l5nfbceml&quot;,&quot;properties&quot;:{&quot;formattedCitation&quot;:&quot;(Lux et al., 2000)&quot;,&quot;plainCitation&quot;:&quot;(Lux et al., 2000)&quot;},&quot;citationItems&quot;:[{&quot;id&quot;:986,&quot;uris&quot;:[&quot;http://zotero.org/users/316567/items/HAGHJQTC&quot;],&quot;uri&quot;:[&quot;http://zotero.org/users/316567/items/HAGHJQTC&quot;],&quot;itemData&quot;:{&quot;id&quot;:986,&quot;type&quot;:&quot;article-journal&quot;,&quot;title&quot;:&quot;Overproduced Salmonella typhimurium flagellar motor switch complexes&quot;,&quot;container-title&quot;:&quot;Journal of Molecular Biology&quot;,&quot;page&quot;:&quot;577-583&quot;,&quot;volume&quot;:&quot;298&quot;,&quot;issue&quot;:&quot;4&quot;,&quot;source&quot;:&quot;ScienceDirect&quot;,&quot;abstract&quot;:&quot;Three Salmonella typhimurium flagellar motor proteins, FliG, FliM and FliN, are required for the switching of rotation sense. The proteins have been localized to the cytoplasmic module of the flagellar base. Structures, which were morphologically indistinguishable from the native transmembrane MS-ring and cytoplasmic C-ring basal body modules, formed in Escherichia coli upon plasmid-encoded synthesis of these proteins together with FliF. The structures localized to the cell membrane and contained all three motor proteins, as determined by immuno-electron microscopy. This result supports the deduction, based on earlier biochemical analysis, that the C-ring is composed entirely of these proteins and, therefore, functions as a dedicated motor component. In addition, it demonstrates that the morphologically correct assembly of the C-ring onto the MS-ring proceeds independently of other structural components of these modules.&quot;,&quot;DOI&quot;:&quot;10.1006/jmbi.2000.3703&quot;,&quot;ISSN&quot;:&quot;0022-2836&quot;,&quot;author&quot;:[{&quot;family&quot;:&quot;Lux&quot;,&quot;given&quot;:&quot;Renate&quot;},{&quot;family&quot;:&quot;Kar&quot;,&quot;given&quot;:&quot;Niladri&quot;},{&quot;family&quot;:&quot;Khan&quot;,&quot;given&quot;:&quot;Shahid&quot;}],&quot;issued&quot;:{&quot;date-parts&quot;:[[&quot;2000&quot;,5,12]]},&quot;accessed&quot;:{&quot;date-parts&quot;:[[2012,1,26]],&quot;season&quot;:&quot;17:36:00&quot;}}}],&quot;schema&quot;:&quot;https://github.com/citation-style-language/schema/raw/master/csl-citation.json&quot;} RNDtFHUdCFiQN"/>(Lux et al., 2000)<text:reference-mark-end text:name="ZOTERO_ITEM CSL_CITATION {&quot;citationID&quot;:&quot;l5nfbceml&quot;,&quot;properties&quot;:{&quot;formattedCitation&quot;:&quot;(Lux et al., 2000)&quot;,&quot;plainCitation&quot;:&quot;(Lux et al., 2000)&quot;},&quot;citationItems&quot;:[{&quot;id&quot;:986,&quot;uris&quot;:[&quot;http://zotero.org/users/316567/items/HAGHJQTC&quot;],&quot;uri&quot;:[&quot;http://zotero.org/users/316567/items/HAGHJQTC&quot;],&quot;itemData&quot;:{&quot;id&quot;:986,&quot;type&quot;:&quot;article-journal&quot;,&quot;title&quot;:&quot;Overproduced Salmonella typhimurium flagellar motor switch complexes&quot;,&quot;container-title&quot;:&quot;Journal of Molecular Biology&quot;,&quot;page&quot;:&quot;577-583&quot;,&quot;volume&quot;:&quot;298&quot;,&quot;issue&quot;:&quot;4&quot;,&quot;source&quot;:&quot;ScienceDirect&quot;,&quot;abstract&quot;:&quot;Three Salmonella typhimurium flagellar motor proteins, FliG, FliM and FliN, are required for the switching of rotation sense. The proteins have been localized to the cytoplasmic module of the flagellar base. Structures, which were morphologically indistinguishable from the native transmembrane MS-ring and cytoplasmic C-ring basal body modules, formed in Escherichia coli upon plasmid-encoded synthesis of these proteins together with FliF. The structures localized to the cell membrane and contained all three motor proteins, as determined by immuno-electron microscopy. This result supports the deduction, based on earlier biochemical analysis, that the C-ring is composed entirely of these proteins and, therefore, functions as a dedicated motor component. In addition, it demonstrates that the morphologically correct assembly of the C-ring onto the MS-ring proceeds independently of other structural components of these modules.&quot;,&quot;DOI&quot;:&quot;10.1006/jmbi.2000.3703&quot;,&quot;ISSN&quot;:&quot;0022-2836&quot;,&quot;author&quot;:[{&quot;family&quot;:&quot;Lux&quot;,&quot;given&quot;:&quot;Renate&quot;},{&quot;family&quot;:&quot;Kar&quot;,&quot;given&quot;:&quot;Niladri&quot;},{&quot;family&quot;:&quot;Khan&quot;,&quot;given&quot;:&quot;Shahid&quot;}],&quot;issued&quot;:{&quot;date-parts&quot;:[[&quot;2000&quot;,5,12]]},&quot;accessed&quot;:{&quot;date-parts&quot;:[[2012,1,26]],&quot;season&quot;:&quot;17:36:00&quot;}}}],&quot;schema&quot;:&quot;https://github.com/citation-style-language/schema/raw/master/csl-citation.json&quot;} RNDtFHUdCFiQN"/>. A follow-up study of the same overproduction system produced averaged structures and was capable of discerning individual particles in class averages <text:reference-mark-start text:name="ZOTERO_ITEM CSL_CITATION {&quot;citationID&quot;:&quot;gcerupu7i&quot;,&quot;properties&quot;:{&quot;formattedCitation&quot;:&quot;(Young et al., 2003)&quot;,&quot;plainCitation&quot;:&quot;(Young et al., 2003)&quot;},&quot;citationItems&quot;:[{&quot;id&quot;:2551,&quot;uris&quot;:[&quot;http://zotero.org/users/316567/items/KSWN983U&quot;],&quot;uri&quot;:[&quot;http://zotero.org/users/316567/items/KSWN983U&quot;],&quot;itemData&quot;:{&quot;id&quot;:2551,&quot;type&quot;:&quot;article-journal&quot;,&quot;title&quot;:&quot;Variable Symmetry in Salmonella typhimurium Flagellar Motors&quot;,&quot;container-title&quot;:&quot;Biophysical Journal&quot;,&quot;page&quot;:&quot;571-577&quot;,&quot;volume&quot;:&quot;84&quot;,&quot;issue&quot;:&quot;1&quot;,&quot;source&quot;:&quot;ScienceDirect&quot;,&quot;abstract&quot;:&quot;Electron cryomicroscopy of rotor complexes of the Salmonella typhimurium flagellar motor, overproduced in a nonmotile Escherichia coli host, has revealed a variation in subunit symmetry of the cytoplasmic ring (C ring) module. C rings with subunit symmetries ranging from 31 to 38 were found. They formed a Gaussian distribution around a mean between 34 and 35, a similar number to that determined for native C rings. C-ring diameter scaled with the number of subunits, indicating that the elliptical-shaped subunits maintained constant intersubunit spacing. Taken together with evidence that the M ring does not correspondingly increase in size, this finding indicates that rotor assembly does not require strict stoichiometric interactions between the M- and C-ring subunits. Implications for motor function are discussed.&quot;,&quot;DOI&quot;:&quot;10.1016/S0006-3495(03)74877-2&quot;,&quot;ISSN&quot;:&quot;0006-3495&quot;,&quot;author&quot;:[{&quot;family&quot;:&quot;Young&quot;,&quot;given&quot;:&quot;Howard S.&quot;},{&quot;family&quot;:&quot;Dang&quot;,&quot;given&quot;:&quot;Hongyue&quot;},{&quot;family&quot;:&quot;Lai&quot;,&quot;given&quot;:&quot;Yimin&quot;},{&quot;family&quot;:&quot;DeRosier&quot;,&quot;given&quot;:&quot;David J.&quot;},{&quot;family&quot;:&quot;Khan&quot;,&quot;given&quot;:&quot;Shahid&quot;}],&quot;issued&quot;:{&quot;date-parts&quot;:[[&quot;2003&quot;,1]]},&quot;accessed&quot;:{&quot;date-parts&quot;:[[2012,5,29]]}}}],&quot;schema&quot;:&quot;https://github.com/citation-style-language/schema/raw/master/csl-citation.json&quot;} RNDx8kUS61uMI"/>(Young et al., 2003)<text:reference-mark-end text:name="ZOTERO_ITEM CSL_CITATION {&quot;citationID&quot;:&quot;gcerupu7i&quot;,&quot;properties&quot;:{&quot;formattedCitation&quot;:&quot;(Young et al., 2003)&quot;,&quot;plainCitation&quot;:&quot;(Young et al., 2003)&quot;},&quot;citationItems&quot;:[{&quot;id&quot;:2551,&quot;uris&quot;:[&quot;http://zotero.org/users/316567/items/KSWN983U&quot;],&quot;uri&quot;:[&quot;http://zotero.org/users/316567/items/KSWN983U&quot;],&quot;itemData&quot;:{&quot;id&quot;:2551,&quot;type&quot;:&quot;article-journal&quot;,&quot;title&quot;:&quot;Variable Symmetry in Salmonella typhimurium Flagellar Motors&quot;,&quot;container-title&quot;:&quot;Biophysical Journal&quot;,&quot;page&quot;:&quot;571-577&quot;,&quot;volume&quot;:&quot;84&quot;,&quot;issue&quot;:&quot;1&quot;,&quot;source&quot;:&quot;ScienceDirect&quot;,&quot;abstract&quot;:&quot;Electron cryomicroscopy of rotor complexes of the Salmonella typhimurium flagellar motor, overproduced in a nonmotile Escherichia coli host, has revealed a variation in subunit symmetry of the cytoplasmic ring (C ring) module. C rings with subunit symmetries ranging from 31 to 38 were found. They formed a Gaussian distribution around a mean between 34 and 35, a similar number to that determined for native C rings. C-ring diameter scaled with the number of subunits, indicating that the elliptical-shaped subunits maintained constant intersubunit spacing. Taken together with evidence that the M ring does not correspondingly increase in size, this finding indicates that rotor assembly does not require strict stoichiometric interactions between the M- and C-ring subunits. Implications for motor function are discussed.&quot;,&quot;DOI&quot;:&quot;10.1016/S0006-3495(03)74877-2&quot;,&quot;ISSN&quot;:&quot;0006-3495&quot;,&quot;author&quot;:[{&quot;family&quot;:&quot;Young&quot;,&quot;given&quot;:&quot;Howard S.&quot;},{&quot;family&quot;:&quot;Dang&quot;,&quot;given&quot;:&quot;Hongyue&quot;},{&quot;family&quot;:&quot;Lai&quot;,&quot;given&quot;:&quot;Yimin&quot;},{&quot;family&quot;:&quot;DeRosier&quot;,&quot;given&quot;:&quot;David J.&quot;},{&quot;family&quot;:&quot;Khan&quot;,&quot;given&quot;:&quot;Shahid&quot;}],&quot;issued&quot;:{&quot;date-parts&quot;:[[&quot;2003&quot;,1]]},&quot;accessed&quot;:{&quot;date-parts&quot;:[[2012,5,29]]}}}],&quot;schema&quot;:&quot;https://github.com/citation-style-language/schema/raw/master/csl-citation.json&quot;} RNDx8kUS61uMI"/>. MS-rings were of constant size with no detectable periodicity, C-rings varied in diameter and number of particles with a mean of 34.5 +/- 4. Inter-particle spacing was a constant 3.9nm.</text:p>
      <text:p text:style-name="P7">Further electron cryo-microscopy work imaged purified motors lacking either FliM and FliN, or FliM, FliN, and FliG. The difference between these two structures was perceptible, but small, with a slight loss of density in the cytoplasmic face of the MS-ring upon loss of FliG. This suggested that a part of FliG forms a part of the MS-ring, but that much of it is disordered in the absence of FliM and FliN, and thus not readily visualized by electron microscopy<text:span text:style-name="T2"> </text:span><text:reference-mark-start text:name="ZOTERO_ITEM CSL_CITATION {&quot;citationID&quot;:&quot;dab3hjrr0&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gTL00CpAUe"/><text:span text:style-name="T2">(Thomas et al., 2001)</text:span><text:reference-mark-end text:name="ZOTERO_ITEM CSL_CITATION {&quot;citationID&quot;:&quot;dab3hjrr0&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gTL00CpAUe"/><text:span text:style-name="T2">. Imaging of a variant of the FliF-FliG fusion protein lacking the N-terminal domain of FliG </text:span>lead to the C-ring coming in and up toward the MS-ring, consistent with the loss of an intermediary domain of FliF or FliG.</text:p>
      <text:p text:style-name="Standard">Purified overproduced FliF and FliF-FliG fusion protein rings <text:reference-mark-start text:name="ZOTERO_ITEM CSL_CITATION {&quot;citationID&quot;:&quot;2248bvn1a1&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szuwpL4fh3"/>(Suzuki et al., 2004)<text:reference-mark-end text:name="ZOTERO_ITEM CSL_CITATION {&quot;citationID&quot;:&quot;2248bvn1a1&quot;,&quot;properties&quot;:{&quot;formattedCitation&quot;:&quot;(Suzuki et al., 2004)&quot;,&quot;plainCitation&quot;:&quot;(Suzuki et al., 2004)&quot;},&quot;citationItems&quot;:[{&quot;id&quot;:2671,&quot;uris&quot;:[&quot;http://zotero.org/users/316567/items/QEPK3MNU&quot;],&quot;uri&quot;:[&quot;http://zotero.org/users/316567/items/QEPK3MNU&quot;],&quot;itemData&quot;:{&quot;id&quot;:2671,&quot;type&quot;:&quot;article-journal&quot;,&quot;title&quot;:&quot;Structure of the Rotor of the Bacterial Flagellar Motor Revealed by Electron Cryomicroscopy and Single-particle Image Analysis&quot;,&quot;container-title&quot;:&quot;Journal of Molecular Biology&quot;,&quot;page&quot;:&quot;105-113&quot;,&quot;volume&quot;:&quot;337&quot;,&quot;issue&quot;:&quot;1&quot;,&quot;source&quot;:&quot;ScienceDirect&quot;,&quot;abstract&quot;:&quot;The FliF ring is the base for self-assembly of the bacterial flagellum and the FliF/FliG ring complex is the core of the rotor of the flagellar motor. We report the structures of these two ring complexes obtained by electron cryomicroscopy and single-particle image analysis at 22&amp;#xa0;Å and 25&amp;#xa0;Å resolution, respectively. Direct comparison of these structures with the flagellar basal body made by superimposing the density maps on the central section reveals many interesting features, such as how the mechanically stable connection between the ring and the rod is formed, how directly FliF domains are involved in the near axial density of the basal body forming the proximal end of the central channel for a potential gating mechanism, some indication of flexibility in the connection of FliF and FliG, and structural and functional similarities to the head-to-tail connectors of bacteriophages.&quot;,&quot;DOI&quot;:&quot;10.1016/j.jmb.2004.01.034&quot;,&quot;ISSN&quot;:&quot;0022-2836&quot;,&quot;author&quot;:[{&quot;family&quot;:&quot;Suzuki&quot;,&quot;given&quot;:&quot;Hirofumi&quot;},{&quot;family&quot;:&quot;Yonekura&quot;,&quot;given&quot;:&quot;Koji&quot;},{&quot;family&quot;:&quot;Namba&quot;,&quot;given&quot;:&quot;Keiichi&quot;}],&quot;issued&quot;:{&quot;date-parts&quot;:[[&quot;2004&quot;,3,12]]},&quot;accessed&quot;:{&quot;date-parts&quot;:[[2012,5,30]]}}}],&quot;schema&quot;:&quot;https://github.com/citation-style-language/schema/raw/master/csl-citation.json&quot;} RNDszuwpL4fh3"/> was suggestive of a 26-fold symmetry and repeated previous results showing that fusion of FliG only has a small effect upon C-ring size. A subsequent high-resolution electron cryo-microscopy study on purified clockwise-locked motors <text:reference-mark-start text:name="ZOTERO_ITEM CSL_CITATION {&quot;citationID&quot;:&quot;2es1t2n52g&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X8lga76Kzf"/>(Thomas et al., 2006)<text:reference-mark-end text:name="ZOTERO_ITEM CSL_CITATION {&quot;citationID&quot;:&quot;2es1t2n52g&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X8lga76Kzf"/>. demonstrated a range from 24- to 26-fold symmetry of the inner lobe of the C-ring, and a range from 32- to 36-fold symmetry for the outer lobe. Most strikingly, there was no apparent correlation between these two distributions in individual motors. The authors mention an unpublished observation that in one preparation of motors lacking C-rings, a small ring of density possibly corresponding to FliG was observed. This lead to the hypothesis that the inner C-ring lobe is the C-terminal domain of FliG, and the remaining N-terminal domains reside in the MS-ring. This was supported by cross-linking studies indicating that FliG<text:span text:style-name="T61">M</text:span> domains are immediately adjacent to one-another, while FliG<text:span text:style-name="T61">C</text:span> domains are more flexible <text:reference-mark-start text:name="ZOTERO_ITEM CSL_CITATION {&quot;citationID&quot;:&quot;2ks67ig81m&quot;,&quot;properties&quot;:{&quot;formattedCitation&quot;:&quot;(Lowder et al., 2005)&quot;,&quot;plainCitation&quot;:&quot;(Lowder et al., 2005)&quot;},&quot;citationItems&quot;:[{&quot;id&quot;:2602,&quot;uris&quot;:[&quot;http://zotero.org/users/316567/items/NB8DJ96A&quot;],&quot;uri&quot;:[&quot;http://zotero.org/users/316567/items/NB8DJ96A&quot;],&quot;itemData&quot;:{&quot;id&quot;:2602,&quot;type&quot;:&quot;article-journal&quot;,&quot;title&quot;:&quot;FliG Subunit Arrangement in the Flagellar Rotor Probed by Targeted Cross-Linking&quot;,&quot;container-title&quot;:&quot;Journal of Bacteriology&quot;,&quot;page&quot;:&quot;5640-5647&quot;,&quot;volume&quot;:&quot;187&quot;,&quot;issue&quot;:&quot;16&quot;,&quot;source&quot;:&quot;jb.asm.org&quot;,&quot;abstract&quot;:&quot;FliG is a component of the switch complex on the rotor of the bacterial flagellum. Each flagellar motor contains about 25 FliG molecules. The protein of Escherichia coli has 331 amino acid residues and comprises at least two discrete domains. A C-terminal domain of about 100 residues functions in rotation and includes charged residues that interact with the stator protein MotA. Other parts of the FliG protein are essential for flagellar assembly and interact with the MS ring protein FliF and the switch complex protein FliM. The crystal structure of the middle and C-terminal parts of FliG shows two globular domains joined by an α-helix and a short extended segment that contains two well-conserved glycine residues. Here, we describe targeted cross-linking studies of FliG that reveal features of its organization in the flagellum. Cys residues were introduced at various positions, singly or in pairs, and cross-linking by a maleimide or disulfide-inducing oxidant was examined. FliG molecules with pairs of Cys residues at certain positions in the middle domain formed disulfide-linked dimers and larger multimers with a high yield, showing that the middle domains of adjacent subunits are in fairly close proximity and putting constraints on the relative orientation of the domains. Certain proteins with single Cys replacements in the C-terminal domain formed dimers with moderate yields but not larger multimers. On the basis of the cross-linking results and the data available from mutational and electron microscopic studies, we propose a model for the organization of FliG subunits in the flagellum.&quot;,&quot;DOI&quot;:&quot;10.1128/JB.187.16.5640-5647.2005&quot;,&quot;ISSN&quot;:&quot;0021-9193, 1098-5530&quot;,&quot;journalAbbreviation&quot;:&quot;J. Bacteriol.&quot;,&quot;language&quot;:&quot;en&quot;,&quot;author&quot;:[{&quot;family&quot;:&quot;Lowder&quot;,&quot;given&quot;:&quot;Bryan J.&quot;},{&quot;family&quot;:&quot;Duyvesteyn&quot;,&quot;given&quot;:&quot;Mark D.&quot;},{&quot;family&quot;:&quot;Blair&quot;,&quot;given&quot;:&quot;David F.&quot;}],&quot;issued&quot;:{&quot;date-parts&quot;:[[2005,8,15]]},&quot;accessed&quot;:{&quot;date-parts&quot;:[[2012,7,9]]}}}],&quot;schema&quot;:&quot;https://github.com/citation-style-language/schema/raw/master/csl-citation.json&quot;} RNDJv6BXv5haQ"/>(Lowder et al., 2005)<text:reference-mark-end text:name="ZOTERO_ITEM CSL_CITATION {&quot;citationID&quot;:&quot;2ks67ig81m&quot;,&quot;properties&quot;:{&quot;formattedCitation&quot;:&quot;(Lowder et al., 2005)&quot;,&quot;plainCitation&quot;:&quot;(Lowder et al., 2005)&quot;},&quot;citationItems&quot;:[{&quot;id&quot;:2602,&quot;uris&quot;:[&quot;http://zotero.org/users/316567/items/NB8DJ96A&quot;],&quot;uri&quot;:[&quot;http://zotero.org/users/316567/items/NB8DJ96A&quot;],&quot;itemData&quot;:{&quot;id&quot;:2602,&quot;type&quot;:&quot;article-journal&quot;,&quot;title&quot;:&quot;FliG Subunit Arrangement in the Flagellar Rotor Probed by Targeted Cross-Linking&quot;,&quot;container-title&quot;:&quot;Journal of Bacteriology&quot;,&quot;page&quot;:&quot;5640-5647&quot;,&quot;volume&quot;:&quot;187&quot;,&quot;issue&quot;:&quot;16&quot;,&quot;source&quot;:&quot;jb.asm.org&quot;,&quot;abstract&quot;:&quot;FliG is a component of the switch complex on the rotor of the bacterial flagellum. Each flagellar motor contains about 25 FliG molecules. The protein of Escherichia coli has 331 amino acid residues and comprises at least two discrete domains. A C-terminal domain of about 100 residues functions in rotation and includes charged residues that interact with the stator protein MotA. Other parts of the FliG protein are essential for flagellar assembly and interact with the MS ring protein FliF and the switch complex protein FliM. The crystal structure of the middle and C-terminal parts of FliG shows two globular domains joined by an α-helix and a short extended segment that contains two well-conserved glycine residues. Here, we describe targeted cross-linking studies of FliG that reveal features of its organization in the flagellum. Cys residues were introduced at various positions, singly or in pairs, and cross-linking by a maleimide or disulfide-inducing oxidant was examined. FliG molecules with pairs of Cys residues at certain positions in the middle domain formed disulfide-linked dimers and larger multimers with a high yield, showing that the middle domains of adjacent subunits are in fairly close proximity and putting constraints on the relative orientation of the domains. Certain proteins with single Cys replacements in the C-terminal domain formed dimers with moderate yields but not larger multimers. On the basis of the cross-linking results and the data available from mutational and electron microscopic studies, we propose a model for the organization of FliG subunits in the flagellum.&quot;,&quot;DOI&quot;:&quot;10.1128/JB.187.16.5640-5647.2005&quot;,&quot;ISSN&quot;:&quot;0021-9193, 1098-5530&quot;,&quot;journalAbbreviation&quot;:&quot;J. Bacteriol.&quot;,&quot;language&quot;:&quot;en&quot;,&quot;author&quot;:[{&quot;family&quot;:&quot;Lowder&quot;,&quot;given&quot;:&quot;Bryan J.&quot;},{&quot;family&quot;:&quot;Duyvesteyn&quot;,&quot;given&quot;:&quot;Mark D.&quot;},{&quot;family&quot;:&quot;Blair&quot;,&quot;given&quot;:&quot;David F.&quot;}],&quot;issued&quot;:{&quot;date-parts&quot;:[[2005,8,15]]},&quot;accessed&quot;:{&quot;date-parts&quot;:[[2012,7,9]]}}}],&quot;schema&quot;:&quot;https://github.com/citation-style-language/schema/raw/master/csl-citation.json&quot;} RNDJv6BXv5haQ"/>. While consistent with FliG<text:span text:style-name="T61">C</text:span> being the inner lobe of the C-ring, it was also consistent with the inner lobe being composed of FliG<text:span text:style-name="T61">M</text:span>, and the outer lobe being FliG<text:span text:style-name="T61">C</text:span>, with the 26 FliG<text:span text:style-name="T61">C</text:span> domains positioned at 26 of 34 points in a 34-fold-symmetric arrangement (Figure <text:span text:style-name="T105">C-ring architecture – like fig. 9 from Lowder 2005</text:span>).</text:p>
      <text:p text:style-name="P7">The crystal structure of FliG<text:span text:style-name="T61">MC</text:span> from <text:span text:style-name="T9">Thermotoga maritima </text:span><text:span text:style-name="T22">shows discrete C-terminal and middle domains</text:span><text:span text:style-name="T9"> </text:span><text:reference-mark-start text:name="ZOTERO_ITEM CSL_CITATION {&quot;citationID&quot;:&quot;1v6kgc8atv&quot;,&quot;properties&quot;:{&quot;formattedCitation&quot;:&quot;(Brown et al., 2002)&quot;,&quot;plainCitation&quot;:&quot;(Brown et al., 2002)&quot;},&quot;citationItems&quot;:[{&quot;id&quot;:2156,&quot;uris&quot;:[&quot;http://zotero.org/users/316567/items/8TG6FJED&quot;],&quot;uri&quot;:[&quot;http://zotero.org/users/316567/items/8TG6FJED&quot;],&quot;itemData&quot;:{&quot;id&quot;:2156,&quot;type&quot;:&quot;article-journal&quot;,&quot;title&quot;:&quot;Crystal structure of the middle and C-terminal domains of the flagellar rotor protein FliG&quot;,&quot;container-title&quot;:&quot;The EMBO Journal&quot;,&quot;page&quot;:&quot;3225-3234&quot;,&quot;volume&quot;:&quot;21&quot;,&quot;issue&quot;:&quot;13&quot;,&quot;source&quot;:&quot;www.nature.com&quot;,&quot;abstract&quot;:&quot;The FliG protein is essential for assembly, rotation and clockwise/counter-clockwise (CW/CCW) switching of the bacterial flagellum. About 25 copies of FliG are present in a large rotor-mounted assembly termed the 'switch complex', which also contains the proteins FliM and FliN. Mutational studies have identified the segments of FliG most crucial for flagellar assembly, rotation and switching. The structure of the C-terminal domain, which functions specifically in rotation, was reported previously. Here, we describe the crystal structure of a larger fragment of the FliG protein from Thermotoga maritima, which encompasses the middle and C-terminal parts of the protein (termed FliG-MC). The FliG-MC molecule consists of two compact globular domains, linked by an -helix and an extended segment that contains a well-conserved Gly–Gly motif. Mutational studies indicate that FliM binds to both of the globular domains, and given the flexibility of the linking segment, FliM is likely to determine the relative orientation of the domains in the flagellum. We propose a model for the organization of FliG-MC molecules in the flagellum, and suggest that CW/CCW switching might occur by movement of the C-terminal domain relative to other parts of FliG, under the control of FliM.&quot;,&quot;DOI&quot;:&quot;10.1093/emboj/cdf332&quot;,&quot;language&quot;:&quot;en&quot;,&quot;author&quot;:[{&quot;family&quot;:&quot;Brown&quot;,&quot;given&quot;:&quot;Perry N.&quot;},{&quot;family&quot;:&quot;Hill&quot;,&quot;given&quot;:&quot;Christopher P.&quot;},{&quot;family&quot;:&quot;Blair&quot;,&quot;given&quot;:&quot;David F.&quot;}],&quot;issued&quot;:{&quot;date-parts&quot;:[[2002,7,1]]},&quot;accessed&quot;:{&quot;date-parts&quot;:[[2012,9,14]]}}}],&quot;schema&quot;:&quot;https://github.com/citation-style-language/schema/raw/master/csl-citation.json&quot;} RNDsvAO0DKXU2"/><text:span text:style-name="T9">(Brown et al., 2002)</text:span><text:reference-mark-end text:name="ZOTERO_ITEM CSL_CITATION {&quot;citationID&quot;:&quot;1v6kgc8atv&quot;,&quot;properties&quot;:{&quot;formattedCitation&quot;:&quot;(Brown et al., 2002)&quot;,&quot;plainCitation&quot;:&quot;(Brown et al., 2002)&quot;},&quot;citationItems&quot;:[{&quot;id&quot;:2156,&quot;uris&quot;:[&quot;http://zotero.org/users/316567/items/8TG6FJED&quot;],&quot;uri&quot;:[&quot;http://zotero.org/users/316567/items/8TG6FJED&quot;],&quot;itemData&quot;:{&quot;id&quot;:2156,&quot;type&quot;:&quot;article-journal&quot;,&quot;title&quot;:&quot;Crystal structure of the middle and C-terminal domains of the flagellar rotor protein FliG&quot;,&quot;container-title&quot;:&quot;The EMBO Journal&quot;,&quot;page&quot;:&quot;3225-3234&quot;,&quot;volume&quot;:&quot;21&quot;,&quot;issue&quot;:&quot;13&quot;,&quot;source&quot;:&quot;www.nature.com&quot;,&quot;abstract&quot;:&quot;The FliG protein is essential for assembly, rotation and clockwise/counter-clockwise (CW/CCW) switching of the bacterial flagellum. About 25 copies of FliG are present in a large rotor-mounted assembly termed the 'switch complex', which also contains the proteins FliM and FliN. Mutational studies have identified the segments of FliG most crucial for flagellar assembly, rotation and switching. The structure of the C-terminal domain, which functions specifically in rotation, was reported previously. Here, we describe the crystal structure of a larger fragment of the FliG protein from Thermotoga maritima, which encompasses the middle and C-terminal parts of the protein (termed FliG-MC). The FliG-MC molecule consists of two compact globular domains, linked by an -helix and an extended segment that contains a well-conserved Gly–Gly motif. Mutational studies indicate that FliM binds to both of the globular domains, and given the flexibility of the linking segment, FliM is likely to determine the relative orientation of the domains in the flagellum. We propose a model for the organization of FliG-MC molecules in the flagellum, and suggest that CW/CCW switching might occur by movement of the C-terminal domain relative to other parts of FliG, under the control of FliM.&quot;,&quot;DOI&quot;:&quot;10.1093/emboj/cdf332&quot;,&quot;language&quot;:&quot;en&quot;,&quot;author&quot;:[{&quot;family&quot;:&quot;Brown&quot;,&quot;given&quot;:&quot;Perry N.&quot;},{&quot;family&quot;:&quot;Hill&quot;,&quot;given&quot;:&quot;Christopher P.&quot;},{&quot;family&quot;:&quot;Blair&quot;,&quot;given&quot;:&quot;David F.&quot;}],&quot;issued&quot;:{&quot;date-parts&quot;:[[2002,7,1]]},&quot;accessed&quot;:{&quot;date-parts&quot;:[[2012,9,14]]}}}],&quot;schema&quot;:&quot;https://github.com/citation-style-language/schema/raw/master/csl-citation.json&quot;} RNDsvAO0DKXU2"/>, while full-length FliG<text:span text:style-name="T61">NMC</text:span> <text:span text:style-name="T22">from </text:span><text:span text:style-name="T9">Aquifex aeolicus </text:span><text:span text:style-name="T22">form is broadly similar, with a third discrete N-terminal domain </text:span><text:s/><text:reference-mark-start text:name="ZOTERO_ITEM CSL_CITATION {&quot;citationID&quot;:&quot;1ptet2h8sa&quot;,&quot;properties&quot;:{&quot;formattedCitation&quot;:&quot;(Lee et al., 2010)&quot;,&quot;plainCitation&quot;:&quot;(Lee et al., 2010)&quot;},&quot;citationItems&quot;:[{&quot;id&quot;:2450,&quot;uris&quot;:[&quot;http://zotero.org/users/316567/items/HH9TAPGB&quot;],&quot;uri&quot;:[&quot;http://zotero.org/users/316567/items/HH9TAPGB&quot;],&quot;itemData&quot;:{&quot;id&quot;:2450,&quot;type&quot;:&quot;article-journal&quot;,&quot;title&quot;:&quot;Structure of the torque ring of the flagellar motor and the molecular basis for rotational switching&quot;,&quot;container-title&quot;:&quot;Nature&quot;,&quot;page&quot;:&quot;996-1000&quot;,&quot;volume&quot;:&quot;466&quot;,&quot;issue&quot;:&quot;7309&quot;,&quot;source&quot;:&quot;NCBI PubMed&quot;,&quot;abstract&quot;:&quot;The flagellar motor drives the rotation of flagellar filaments at hundreds of revolutions per second, efficiently propelling bacteria through viscous media. The motor uses the potential energy from an electrochemical gradient of cations across the cytoplasmic membrane to generate torque. A rapid switch from anticlockwise to clockwise rotation determines whether a bacterium runs smoothly forward or tumbles to change its trajectory. A protein called FliG forms a ring in the rotor of the flagellar motor that is involved in the generation of torque through an interaction with the cation-channel-forming stator subunit MotA. FliG has been suggested to adopt distinct conformations that induce switching but these structural changes and the molecular mechanism of switching are unknown. Here we report the molecular structure of the full-length FliG protein, identify conformational changes that are involved in rotational switching and uncover the structural basis for the formation of the FliG torque ring. This allows us to propose a model of the complete ring and switching mechanism in which conformational changes in FliG reverse the electrostatic charges involved in torque generation.&quot;,&quot;DOI&quot;:&quot;10.1038/nature09300&quot;,&quot;ISSN&quot;:&quot;1476-4687&quot;,&quot;note&quot;:&quot;PMID: 20676082&quot;,&quot;journalAbbreviation&quot;:&quot;Nature&quot;,&quot;author&quot;:[{&quot;family&quot;:&quot;Lee&quot;,&quot;given&quot;:&quot;Lawrence K&quot;},{&quot;family&quot;:&quot;Ginsburg&quot;,&quot;given&quot;:&quot;Michael A&quot;},{&quot;family&quot;:&quot;Crovace&quot;,&quot;given&quot;:&quot;Claudia&quot;},{&quot;family&quot;:&quot;Donohoe&quot;,&quot;given&quot;:&quot;Mhairi&quot;},{&quot;family&quot;:&quot;Stock&quot;,&quot;given&quot;:&quot;Daniela&quot;}],&quot;issued&quot;:{&quot;date-parts&quot;:[[&quot;2010&quot;,8,19]]},&quot;accessed&quot;:{&quot;date-parts&quot;:[[2012,9,7]]}}}],&quot;schema&quot;:&quot;https://github.com/citation-style-language/schema/raw/master/csl-citation.json&quot;} RNDansxJKqW4K"/>(Lee et al., 2010)<text:reference-mark-end text:name="ZOTERO_ITEM CSL_CITATION {&quot;citationID&quot;:&quot;1ptet2h8sa&quot;,&quot;properties&quot;:{&quot;formattedCitation&quot;:&quot;(Lee et al., 2010)&quot;,&quot;plainCitation&quot;:&quot;(Lee et al., 2010)&quot;},&quot;citationItems&quot;:[{&quot;id&quot;:2450,&quot;uris&quot;:[&quot;http://zotero.org/users/316567/items/HH9TAPGB&quot;],&quot;uri&quot;:[&quot;http://zotero.org/users/316567/items/HH9TAPGB&quot;],&quot;itemData&quot;:{&quot;id&quot;:2450,&quot;type&quot;:&quot;article-journal&quot;,&quot;title&quot;:&quot;Structure of the torque ring of the flagellar motor and the molecular basis for rotational switching&quot;,&quot;container-title&quot;:&quot;Nature&quot;,&quot;page&quot;:&quot;996-1000&quot;,&quot;volume&quot;:&quot;466&quot;,&quot;issue&quot;:&quot;7309&quot;,&quot;source&quot;:&quot;NCBI PubMed&quot;,&quot;abstract&quot;:&quot;The flagellar motor drives the rotation of flagellar filaments at hundreds of revolutions per second, efficiently propelling bacteria through viscous media. The motor uses the potential energy from an electrochemical gradient of cations across the cytoplasmic membrane to generate torque. A rapid switch from anticlockwise to clockwise rotation determines whether a bacterium runs smoothly forward or tumbles to change its trajectory. A protein called FliG forms a ring in the rotor of the flagellar motor that is involved in the generation of torque through an interaction with the cation-channel-forming stator subunit MotA. FliG has been suggested to adopt distinct conformations that induce switching but these structural changes and the molecular mechanism of switching are unknown. Here we report the molecular structure of the full-length FliG protein, identify conformational changes that are involved in rotational switching and uncover the structural basis for the formation of the FliG torque ring. This allows us to propose a model of the complete ring and switching mechanism in which conformational changes in FliG reverse the electrostatic charges involved in torque generation.&quot;,&quot;DOI&quot;:&quot;10.1038/nature09300&quot;,&quot;ISSN&quot;:&quot;1476-4687&quot;,&quot;note&quot;:&quot;PMID: 20676082&quot;,&quot;journalAbbreviation&quot;:&quot;Nature&quot;,&quot;author&quot;:[{&quot;family&quot;:&quot;Lee&quot;,&quot;given&quot;:&quot;Lawrence K&quot;},{&quot;family&quot;:&quot;Ginsburg&quot;,&quot;given&quot;:&quot;Michael A&quot;},{&quot;family&quot;:&quot;Crovace&quot;,&quot;given&quot;:&quot;Claudia&quot;},{&quot;family&quot;:&quot;Donohoe&quot;,&quot;given&quot;:&quot;Mhairi&quot;},{&quot;family&quot;:&quot;Stock&quot;,&quot;given&quot;:&quot;Daniela&quot;}],&quot;issued&quot;:{&quot;date-parts&quot;:[[&quot;2010&quot;,8,19]]},&quot;accessed&quot;:{&quot;date-parts&quot;:[[2012,9,7]]}}}],&quot;schema&quot;:&quot;https://github.com/citation-style-language/schema/raw/master/csl-citation.json&quot;} RNDansxJKqW4K"/><text:span text:style-name="T22">. </text:span><text:span text:style-name="T71">FliG</text:span><text:span text:style-name="T61">M</text:span><text:span text:style-name="T71"> is an armadillo repeat motif (ARM), as is a section of FliG</text:span><text:span text:style-name="T61">C</text:span><text:span text:style-name="T71">. Eukaryotic armadillo repeats tend to interact extensively, and observation of an ARM</text:span><text:span text:style-name="T61">C</text:span><text:span text:style-name="T71"> – ARM</text:span><text:span text:style-name="T61">M+1</text:span><text:span text:style-name="T71"> superhelical bundle in both FliG</text:span><text:span text:style-name="T61">MC</text:span><text:span text:style-name="T71"> and FliG</text:span><text:span text:style-name="T61">NMC</text:span><text:span text:style-name="T71"> suggests these may be physiologically relevant. Differences in orientation between FliGC and FliGM in the two crystal forms, as well as an intra-domain twist within FliGC suggested a conformational change between clockwise and counterclockwise states. Strikingly, clockwise model fits the previous clockwise-locked single particle structure </text:span><text:reference-mark-start text:name="ZOTERO_ITEM CSL_CITATION {&quot;citationID&quot;:&quot;mv86ef8dl&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gxN9psFA8n"/><text:span text:style-name="T71">(Thomas et al., 2006)</text:span><text:reference-mark-end text:name="ZOTERO_ITEM CSL_CITATION {&quot;citationID&quot;:&quot;mv86ef8dl&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gxN9psFA8n"/>. Another structure of FliGMC demonstrated yet another possible conformation of the helix connecting the middle and C-terminal domains<text:span text:style-name="T71"> </text:span><text:reference-mark-start text:name="ZOTERO_ITEM CSL_CITATION {&quot;citationID&quot;:&quot;54etnmtaj&quot;,&quot;properties&quot;:{&quot;formattedCitation&quot;:&quot;(Minamino et al., 2011)&quot;,&quot;plainCitation&quot;:&quot;(Minamino et al., 2011)&quot;},&quot;citationItems&quot;:[{&quot;id&quot;:593,&quot;uris&quot;:[&quot;http://zotero.org/users/316567/items/QZZH98W8&quot;],&quot;uri&quot;:[&quot;http://zotero.org/users/316567/items/QZZH98W8&quot;],&quot;itemData&quot;:{&quot;id&quot;:593,&quot;type&quot;:&quot;article-journal&quot;,&quot;title&quot;:&quot;Structural insight into the rotational switching mechanism of the bacterial flagellar motor&quot;,&quot;container-title&quot;:&quot;PLoS Biology&quot;,&quot;page&quot;:&quot;e1000616&quot;,&quot;volume&quot;:&quot;9&quot;,&quot;issue&quot;:&quot;5&quot;,&quot;source&quot;:&quot;NCBI PubMed&quot;,&quot;abstract&quot;:&quot;The bacterial flagellar motor can rotate either clockwise (CW) or counterclockwise (CCW). Three flagellar proteins, FliG, FliM, and FliN, are required for rapid switching between the CW and CCW directions. Switching is achieved by a conformational change in FliG induced by the binding of a chemotaxis signaling protein, phospho-CheY, to FliM and FliN. FliG consists of three domains, FliG(N), FliG(M), and FliG(C), and forms a ring on the cytoplasmic face of the MS ring of the flagellar basal body. Crystal structures have been reported for the FliG(MC) domains of Thermotoga maritima, which consist of the FliG(M) and FliG(C) domains and a helix E that connects these two domains, and full-length FliG of Aquifex aeolicus. However, the basis for the switching mechanism is based only on previously obtained genetic data and is hence rather indirect. We characterized a CW-biased mutant (fliG(ΔPAA)) of Salmonella enterica by direct observation of rotation of a single motor at high temporal and spatial resolution. We also determined the crystal structure of the FliG(MC) domains of an equivalent deletion mutant variant of T. maritima (fliG(ΔPEV)). The FliG(ΔPAA) motor produced torque at wild-type levels under a wide range of external load conditions. The wild-type motors rotated exclusively in the CCW direction under our experimental conditions, whereas the mutant motors rotated only in the CW direction. This result suggests that wild-type FliG is more stable in the CCW state than in the CW state, whereas FliG(ΔPAA) is more stable in the CW state than in the CCW state. The structure of the TM-FliG(MC)(ΔPEV) revealed that extremely CW-biased rotation was caused by a conformational change in helix E. Although the arrangement of FliG(C) relative to FliG(M) in a single molecule was different among the three crystals, a conserved FliG(M)-FliG(C) unit was observed in all three of them. We suggest that the conserved FliG(M)-FliG(C) unit is the basic functional element in the rotor ring and that the PAA deletion induces a conformational change in a hinge-loop between FliG(M) and helix E to achieve the CW state of the FliG ring. We also propose a novel model for the arrangement of FliG subunits within the motor. The model is in agreement with the previous mutational and cross-linking experiments and explains the cooperative switching mechanism of the flagellar motor.&quot;,&quot;DOI&quot;:&quot;10.1371/journal.pbio.1000616&quot;,&quot;ISSN&quot;:&quot;1545-7885&quot;,&quot;note&quot;:&quot;PMID: 21572987&quot;,&quot;journalAbbreviation&quot;:&quot;PLoS Biol&quot;,&quot;author&quot;:[{&quot;family&quot;:&quot;Minamino&quot;,&quot;given&quot;:&quot;Tohru&quot;},{&quot;family&quot;:&quot;Imada&quot;,&quot;given&quot;:&quot;Katsumi&quot;},{&quot;family&quot;:&quot;Kinoshita&quot;,&quot;given&quot;:&quot;Miki&quot;},{&quot;family&quot;:&quot;Nakamura&quot;,&quot;given&quot;:&quot;Shuichi&quot;},{&quot;family&quot;:&quot;Morimoto&quot;,&quot;given&quot;:&quot;Yusuke V&quot;},{&quot;family&quot;:&quot;Namba&quot;,&quot;given&quot;:&quot;Keiichi&quot;}],&quot;issued&quot;:{&quot;date-parts&quot;:[[&quot;2011&quot;,5]]},&quot;accessed&quot;:{&quot;date-parts&quot;:[[2011,5,19]]}}}],&quot;schema&quot;:&quot;https://github.com/citation-style-language/schema/raw/master/csl-citation.json&quot;} RNDOOYxC4pHvl"/><text:span text:style-name="T71">(Minamino et al., 2011)</text:span><text:reference-mark-end text:name="ZOTERO_ITEM CSL_CITATION {&quot;citationID&quot;:&quot;54etnmtaj&quot;,&quot;properties&quot;:{&quot;formattedCitation&quot;:&quot;(Minamino et al., 2011)&quot;,&quot;plainCitation&quot;:&quot;(Minamino et al., 2011)&quot;},&quot;citationItems&quot;:[{&quot;id&quot;:593,&quot;uris&quot;:[&quot;http://zotero.org/users/316567/items/QZZH98W8&quot;],&quot;uri&quot;:[&quot;http://zotero.org/users/316567/items/QZZH98W8&quot;],&quot;itemData&quot;:{&quot;id&quot;:593,&quot;type&quot;:&quot;article-journal&quot;,&quot;title&quot;:&quot;Structural insight into the rotational switching mechanism of the bacterial flagellar motor&quot;,&quot;container-title&quot;:&quot;PLoS Biology&quot;,&quot;page&quot;:&quot;e1000616&quot;,&quot;volume&quot;:&quot;9&quot;,&quot;issue&quot;:&quot;5&quot;,&quot;source&quot;:&quot;NCBI PubMed&quot;,&quot;abstract&quot;:&quot;The bacterial flagellar motor can rotate either clockwise (CW) or counterclockwise (CCW). Three flagellar proteins, FliG, FliM, and FliN, are required for rapid switching between the CW and CCW directions. Switching is achieved by a conformational change in FliG induced by the binding of a chemotaxis signaling protein, phospho-CheY, to FliM and FliN. FliG consists of three domains, FliG(N), FliG(M), and FliG(C), and forms a ring on the cytoplasmic face of the MS ring of the flagellar basal body. Crystal structures have been reported for the FliG(MC) domains of Thermotoga maritima, which consist of the FliG(M) and FliG(C) domains and a helix E that connects these two domains, and full-length FliG of Aquifex aeolicus. However, the basis for the switching mechanism is based only on previously obtained genetic data and is hence rather indirect. We characterized a CW-biased mutant (fliG(ΔPAA)) of Salmonella enterica by direct observation of rotation of a single motor at high temporal and spatial resolution. We also determined the crystal structure of the FliG(MC) domains of an equivalent deletion mutant variant of T. maritima (fliG(ΔPEV)). The FliG(ΔPAA) motor produced torque at wild-type levels under a wide range of external load conditions. The wild-type motors rotated exclusively in the CCW direction under our experimental conditions, whereas the mutant motors rotated only in the CW direction. This result suggests that wild-type FliG is more stable in the CCW state than in the CW state, whereas FliG(ΔPAA) is more stable in the CW state than in the CCW state. The structure of the TM-FliG(MC)(ΔPEV) revealed that extremely CW-biased rotation was caused by a conformational change in helix E. Although the arrangement of FliG(C) relative to FliG(M) in a single molecule was different among the three crystals, a conserved FliG(M)-FliG(C) unit was observed in all three of them. We suggest that the conserved FliG(M)-FliG(C) unit is the basic functional element in the rotor ring and that the PAA deletion induces a conformational change in a hinge-loop between FliG(M) and helix E to achieve the CW state of the FliG ring. We also propose a novel model for the arrangement of FliG subunits within the motor. The model is in agreement with the previous mutational and cross-linking experiments and explains the cooperative switching mechanism of the flagellar motor.&quot;,&quot;DOI&quot;:&quot;10.1371/journal.pbio.1000616&quot;,&quot;ISSN&quot;:&quot;1545-7885&quot;,&quot;note&quot;:&quot;PMID: 21572987&quot;,&quot;journalAbbreviation&quot;:&quot;PLoS Biol&quot;,&quot;author&quot;:[{&quot;family&quot;:&quot;Minamino&quot;,&quot;given&quot;:&quot;Tohru&quot;},{&quot;family&quot;:&quot;Imada&quot;,&quot;given&quot;:&quot;Katsumi&quot;},{&quot;family&quot;:&quot;Kinoshita&quot;,&quot;given&quot;:&quot;Miki&quot;},{&quot;family&quot;:&quot;Nakamura&quot;,&quot;given&quot;:&quot;Shuichi&quot;},{&quot;family&quot;:&quot;Morimoto&quot;,&quot;given&quot;:&quot;Yusuke V&quot;},{&quot;family&quot;:&quot;Namba&quot;,&quot;given&quot;:&quot;Keiichi&quot;}],&quot;issued&quot;:{&quot;date-parts&quot;:[[&quot;2011&quot;,5]]},&quot;accessed&quot;:{&quot;date-parts&quot;:[[2011,5,19]]}}}],&quot;schema&quot;:&quot;https://github.com/citation-style-language/schema/raw/master/csl-citation.json&quot;} RNDOOYxC4pHvl"/><text:span text:style-name="T71">. In this study the two armadillo domains also interact, although it's not clear if it's intra- or inter-molecular interactions.</text:span></text:p>
      <text:h text:style-name="P115" text:outline-level="6">Models of C-ring architecture</text:h>
      <text:p text:style-name="P7">Much complementary data has been accumulated about the architecture of the C-ring. Multiple scales of structural biology; atomic resolution structures from NMR and X-ray crystallography, single-particle cryoEM reconstructions of resolution to discern individual protein domains, and electron cryo-tomographic subtomogram averages to contextualize the machinery within the cell itself and resolve overall <text:span text:style-name="T9">in situ</text:span><text:span text:style-name="T22"> structure. This data has not as-yet resolved into a single coherent model for the structure of the C-ring that explains all data. </text:span>A continuum of models of C-ring architecture in the enterobacteria have been proposed, with the principle difference being the distance of FliG from the axis of the motor. As a direct result, the different models feature different numbers of FliG proteins depending upon their postulated location to account for direct visualization of 26-fold symmetry in the parts of the C-ring closer to the axis of the motor but 34-fold symmetry in more distal parts <text:reference-mark-start text:name="ZOTERO_ITEM CSL_CITATION {&quot;citationID&quot;:&quot;29t70aab8q&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BfdEb8mKt6"/>(Thomas et al., 2006)<text:reference-mark-end text:name="ZOTERO_ITEM CSL_CITATION {&quot;citationID&quot;:&quot;29t70aab8q&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BfdEb8mKt6"/>.</text:p>
      <text:p text:style-name="Standard"><text:span text:style-name="T79">FliG has three globular domains separated by flexible helical linkers. </text:span>Lee, Chinese group, Blair (somewhat).</text:p>
      <text:p text:style-name="Standard"><text:span text:style-name="T79">FliG</text:span><text:span text:style-name="T68">N</text:span><text:span text:style-name="T77"> physically interacts with FliF</text:span><text:span text:style-name="T68">C</text:span><text:span text:style-name="T77"> to form a </text:span><text:span text:style-name="T79">complex.</text:span> FliF and FliG are intimately associated: yeast two-hybrid results show this <text:reference-mark-start text:name="ZOTERO_ITEM CSL_CITATION {&quot;citationID&quot;:&quot;2omroivlaq&quot;,&quot;properties&quot;:{&quot;formattedCitation&quot;:&quot;(Marykwas et al., 1996)&quot;,&quot;plainCitation&quot;:&quot;(Marykwas et al., 1996)&quot;},&quot;citationItems&quot;:[{&quot;id&quot;:1414,&quot;uris&quot;:[&quot;http://zotero.org/users/316567/items/3EGQF43H&quot;],&quot;uri&quot;:[&quot;http://zotero.org/users/316567/items/3EGQF43H&quot;],&quot;itemData&quot;:{&quot;id&quot;:1414,&quot;type&quot;:&quot;article-journal&quot;,&quot;title&quot;:&quot;Interacting Components of the Flagellar Motor of Escherichia coliRevealed by the Two-hybrid System in Yeast&quot;,&quot;container-title&quot;:&quot;Journal of Molecular Biology&quot;,&quot;page&quot;:&quot;564-576&quot;,&quot;volume&quot;:&quot;256&quot;,&quot;issue&quot;:&quot;3&quot;,&quot;source&quot;:&quot;ScienceDirect&quot;,&quot;abstract&quot;:&quot;The ability of the flagellar motor ofEscherichia colito switch between clockwise and counterclockwise modes of operation is ultimately responsible for the swimming behavior of the cell. Three motor proteins, FliG, FliM, and FliN, have been implicated in this process. Using the two-hybrid system inSaccharomyces cerevisiae, we demonstrated strong interactions between FliG/FliM, FliM/FliM, and FliM/FliN. A screen for other components that might interact with FliG revealed interactions with FliF (the MS ring protein) and H-NS (a histone-like protein). Regions of proteins important for several of these interactions were identified by mutational analysis. The implications for motor assembly and function are discussed.&quot;,&quot;DOI&quot;:&quot;10.1006/jmbi.1996.0109&quot;,&quot;ISSN&quot;:&quot;0022-2836&quot;,&quot;journalAbbreviation&quot;:&quot;Journal of Molecular Biology&quot;,&quot;author&quot;:[{&quot;family&quot;:&quot;Marykwas&quot;,&quot;given&quot;:&quot;Donna L.&quot;},{&quot;family&quot;:&quot;Schmidt&quot;,&quot;given&quot;:&quot;Sarah A.&quot;},{&quot;family&quot;:&quot;Berg*&quot;,&quot;given&quot;:&quot;Howard C.&quot;}],&quot;issued&quot;:{&quot;date-parts&quot;:[[&quot;1996&quot;,3,1]]},&quot;accessed&quot;:{&quot;date-parts&quot;:[[2012,10,3]]}}}],&quot;schema&quot;:&quot;https://github.com/citation-style-language/schema/raw/master/csl-citation.json&quot;} RNDHh6UaF1PAz"/>(Marykwas et al., 1996)<text:reference-mark-end text:name="ZOTERO_ITEM CSL_CITATION {&quot;citationID&quot;:&quot;2omroivlaq&quot;,&quot;properties&quot;:{&quot;formattedCitation&quot;:&quot;(Marykwas et al., 1996)&quot;,&quot;plainCitation&quot;:&quot;(Marykwas et al., 1996)&quot;},&quot;citationItems&quot;:[{&quot;id&quot;:1414,&quot;uris&quot;:[&quot;http://zotero.org/users/316567/items/3EGQF43H&quot;],&quot;uri&quot;:[&quot;http://zotero.org/users/316567/items/3EGQF43H&quot;],&quot;itemData&quot;:{&quot;id&quot;:1414,&quot;type&quot;:&quot;article-journal&quot;,&quot;title&quot;:&quot;Interacting Components of the Flagellar Motor of Escherichia coliRevealed by the Two-hybrid System in Yeast&quot;,&quot;container-title&quot;:&quot;Journal of Molecular Biology&quot;,&quot;page&quot;:&quot;564-576&quot;,&quot;volume&quot;:&quot;256&quot;,&quot;issue&quot;:&quot;3&quot;,&quot;source&quot;:&quot;ScienceDirect&quot;,&quot;abstract&quot;:&quot;The ability of the flagellar motor ofEscherichia colito switch between clockwise and counterclockwise modes of operation is ultimately responsible for the swimming behavior of the cell. Three motor proteins, FliG, FliM, and FliN, have been implicated in this process. Using the two-hybrid system inSaccharomyces cerevisiae, we demonstrated strong interactions between FliG/FliM, FliM/FliM, and FliM/FliN. A screen for other components that might interact with FliG revealed interactions with FliF (the MS ring protein) and H-NS (a histone-like protein). Regions of proteins important for several of these interactions were identified by mutational analysis. The implications for motor assembly and function are discussed.&quot;,&quot;DOI&quot;:&quot;10.1006/jmbi.1996.0109&quot;,&quot;ISSN&quot;:&quot;0022-2836&quot;,&quot;journalAbbreviation&quot;:&quot;Journal of Molecular Biology&quot;,&quot;author&quot;:[{&quot;family&quot;:&quot;Marykwas&quot;,&quot;given&quot;:&quot;Donna L.&quot;},{&quot;family&quot;:&quot;Schmidt&quot;,&quot;given&quot;:&quot;Sarah A.&quot;},{&quot;family&quot;:&quot;Berg*&quot;,&quot;given&quot;:&quot;Howard C.&quot;}],&quot;issued&quot;:{&quot;date-parts&quot;:[[&quot;1996&quot;,3,1]]},&quot;accessed&quot;:{&quot;date-parts&quot;:[[2012,10,3]]}}}],&quot;schema&quot;:&quot;https://github.com/citation-style-language/schema/raw/master/csl-citation.json&quot;} RNDHh6UaF1PAz"/>, and also <text:span text:style-name="T9">fliG </text:span><text:span text:style-name="T22">immediately follows </text:span><text:span text:style-name="T9">fliF </text:span><text:span text:style-name="T22">in many genomes (</text:span><text:span text:style-name="T37">all?!</text:span><text:span text:style-name="T22">), and at least a portion of wild-type </text:span>FliG N-terminal domain is localized to cytoplasmic end of MS-ring as shown by <text:s/><text:reference-mark-start text:name="ZOTERO_ITEM CSL_CITATION {&quot;citationID&quot;:&quot;fcrusr5mq&quot;,&quot;properties&quot;:{&quot;formattedCitation&quot;:&quot;(Khan et al., 1998; Koike et al., 2010)&quot;,&quot;plainCitation&quot;:&quot;(Khan et al., 1998; Koike et al., 2010)&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id&quot;:2591,&quot;uris&quot;:[&quot;http://zotero.org/users/316567/items/MT5PP8CP&quot;],&quot;uri&quot;:[&quot;http://zotero.org/users/316567/items/MT5PP8CP&quot;],&quot;itemData&quot;:{&quot;id&quot;:2591,&quot;type&quot;:&quot;article-journal&quot;,&quot;title&quot;:&quot;Isolation of Basal Bodies with C-Ring Components from the Na+-Driven Flagellar Motor of Vibrio alginolyticus&quot;,&quot;container-title&quot;:&quot;Journal of Bacteriology&quot;,&quot;page&quot;:&quot;375-378&quot;,&quot;volume&quot;:&quot;192&quot;,&quot;issue&quot;:&quot;1&quot;,&quot;source&quot;:&quot;jb.asm.org&quot;,&quot;DOI&quot;:&quot;10.1128/JB.01121-09&quot;,&quot;ISSN&quot;:&quot;0021-9193, 1098-5530&quot;,&quot;journalAbbreviation&quot;:&quot;J. Bacteriol.&quot;,&quot;language&quot;:&quot;en&quot;,&quot;author&quot;:[{&quot;family&quot;:&quot;Koike&quot;,&quot;given&quot;:&quot;Masafumi&quot;},{&quot;family&quot;:&quot;Terashima&quot;,&quot;given&quot;:&quot;Hiroyuki&quot;},{&quot;family&quot;:&quot;Kojima&quot;,&quot;given&quot;:&quot;Seiji&quot;},{&quot;family&quot;:&quot;Homma&quot;,&quot;given&quot;:&quot;Michio&quot;}],&quot;issued&quot;:{&quot;date-parts&quot;:[[2010,1,1]]},&quot;accessed&quot;:{&quot;date-parts&quot;:[[2012,7,9]]}}}],&quot;schema&quot;:&quot;https://github.com/citation-style-language/schema/raw/master/csl-citation.json&quot;} RND6ZVkE60D8H"/>(Khan et al., 1998; Koike et al., 2010)<text:reference-mark-end text:name="ZOTERO_ITEM CSL_CITATION {&quot;citationID&quot;:&quot;fcrusr5mq&quot;,&quot;properties&quot;:{&quot;formattedCitation&quot;:&quot;(Khan et al., 1998; Koike et al., 2010)&quot;,&quot;plainCitation&quot;:&quot;(Khan et al., 1998; Koike et al., 2010)&quot;},&quot;citationItems&quot;:[{&quot;id&quot;:2580,&quot;uris&quot;:[&quot;http://zotero.org/users/316567/items/MKU9SXB9&quot;],&quot;uri&quot;:[&quot;http://zotero.org/users/316567/items/MKU9SXB9&quot;],&quot;itemData&quot;:{&quot;id&quot;:2580,&quot;type&quot;:&quot;article-journal&quot;,&quot;title&quot;:&quot;Architectural Features of the Salmonella typhimurium Flagellar Motor Switch Revealed by Disrupted C-Rings&quot;,&quot;container-title&quot;:&quot;Journal of Structural Biology&quot;,&quot;page&quot;:&quot;311-319&quot;,&quot;volume&quot;:&quot;122&quot;,&quot;issue&quot;:&quot;3&quot;,&quot;source&quot;:&quot;ScienceDirect&quot;,&quot;abstract&quot;:&quot;The three-dimensional surface topology of rapid-frozenSalmonella typhimuriumflagellar hook basal body complexes was studied by stereo-examination of thin-film metal replicas. The complexes contained the extended cytoplasmic structure, composed of the switch complex proteins; FliG, FliM, and FliN. Distinct nanometer-scale element arrays, separated by grooves, defined the outer surface of the cytoplasmic (C-) ring. The number of array elements was comparable to previously determined FliG and FliM copy numbers in the basal body. In addition to basal body complexes lacking C-rings, complexes containing incomplete C-rings were identified. The incomplete C-rings had lost segments of the proximal array. Basal bodies with the distal C-ring array alone were not found. These findings are compatible with the spatial organization of the flagellar switch suggested by previous biochemical data.&quot;,&quot;DOI&quot;:&quot;10.1006/jsbi.1998.3999&quot;,&quot;ISSN&quot;:&quot;1047-8477&quot;,&quot;author&quot;:[{&quot;family&quot;:&quot;Khan&quot;,&quot;given&quot;:&quot;Shahid&quot;},{&quot;family&quot;:&quot;Zhao&quot;,&quot;given&quot;:&quot;Rongbao&quot;},{&quot;family&quot;:&quot;Reese&quot;,&quot;given&quot;:&quot;Thomas S.&quot;}],&quot;issued&quot;:{&quot;date-parts&quot;:[[1998]]},&quot;accessed&quot;:{&quot;date-parts&quot;:[[2012,6,12]]}}},{&quot;id&quot;:2591,&quot;uris&quot;:[&quot;http://zotero.org/users/316567/items/MT5PP8CP&quot;],&quot;uri&quot;:[&quot;http://zotero.org/users/316567/items/MT5PP8CP&quot;],&quot;itemData&quot;:{&quot;id&quot;:2591,&quot;type&quot;:&quot;article-journal&quot;,&quot;title&quot;:&quot;Isolation of Basal Bodies with C-Ring Components from the Na+-Driven Flagellar Motor of Vibrio alginolyticus&quot;,&quot;container-title&quot;:&quot;Journal of Bacteriology&quot;,&quot;page&quot;:&quot;375-378&quot;,&quot;volume&quot;:&quot;192&quot;,&quot;issue&quot;:&quot;1&quot;,&quot;source&quot;:&quot;jb.asm.org&quot;,&quot;DOI&quot;:&quot;10.1128/JB.01121-09&quot;,&quot;ISSN&quot;:&quot;0021-9193, 1098-5530&quot;,&quot;journalAbbreviation&quot;:&quot;J. Bacteriol.&quot;,&quot;language&quot;:&quot;en&quot;,&quot;author&quot;:[{&quot;family&quot;:&quot;Koike&quot;,&quot;given&quot;:&quot;Masafumi&quot;},{&quot;family&quot;:&quot;Terashima&quot;,&quot;given&quot;:&quot;Hiroyuki&quot;},{&quot;family&quot;:&quot;Kojima&quot;,&quot;given&quot;:&quot;Seiji&quot;},{&quot;family&quot;:&quot;Homma&quot;,&quot;given&quot;:&quot;Michio&quot;}],&quot;issued&quot;:{&quot;date-parts&quot;:[[2010,1,1]]},&quot;accessed&quot;:{&quot;date-parts&quot;:[[2012,7,9]]}}}],&quot;schema&quot;:&quot;https://github.com/citation-style-language/schema/raw/master/csl-citation.json&quot;} RND6ZVkE60D8H"/>. In addition, a fusion of FliF and FliG retains some motility in <text:span text:style-name="T9">Salmonella</text:span><text:span text:style-name="T22">(</text:span><text:span text:style-name="T37">?</text:span><text:span text:style-name="T22">) – although it should be noted that no wild-type organisms have been sequenced to-date that encode a FliF-FliG fusion protein. A recent NMR study demonstrated interaction of FliG</text:span><text:span text:style-name="T66">N</text:span><text:span text:style-name="T22"> and a C-terminal fragment of FliF </text:span><text:reference-mark-start text:name="ZOTERO_ITEM CSL_CITATION {&quot;citationID&quot;:&quot;26eo6m6m3a&quot;,&quot;properties&quot;:{&quot;formattedCitation&quot;:&quot;(Levenson et al., 2012)&quot;,&quot;plainCitation&quot;:&quot;(Levenson et al., 2012)&quot;},&quot;citationItems&quot;:[{&quot;id&quot;:2567,&quot;uris&quot;:[&quot;http://zotero.org/users/316567/items/MAATFRTX&quot;],&quot;uri&quot;:[&quot;http://zotero.org/users/316567/items/MAATFRTX&quot;],&quot;itemData&quot;:{&quot;id&quot;:2567,&quot;type&quot;:&quot;article-journal&quot;,&quot;title&quot;:&quot;Structural insights into the interaction between the bacterial flagellar motor proteins FliF and FliG&quot;,&quot;container-title&quot;:&quot;Biochemistry&quot;,&quot;source&quot;:&quot;ACS Publications&quot;,&quot;abstract&quot;:&quot;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n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quot;,&quot;URL&quot;:&quot;http://dx.doi.org/10.1021/bi3004582&quot;,&quot;DOI&quot;:&quot;10.1021/bi3004582&quot;,&quot;ISSN&quot;:&quot;0006-2960&quot;,&quot;author&quot;:[{&quot;family&quot;:&quot;Levenson&quot;,&quot;given&quot;:&quot;Robert&quot;},{&quot;family&quot;:&quot;Zhou&quot;,&quot;given&quot;:&quot;Hongjun&quot;},{&quot;family&quot;:&quot;Dahlquist&quot;,&quot;given&quot;:&quot;Frederick Willis&quot;}],&quot;issued&quot;:{&quot;date-parts&quot;:[[2012]]}}}],&quot;schema&quot;:&quot;https://github.com/citation-style-language/schema/raw/master/csl-citation.json&quot;} RNDfnClv66fYX"/><text:span text:style-name="T22">(Levenson et al., 2012)</text:span><text:reference-mark-end text:name="ZOTERO_ITEM CSL_CITATION {&quot;citationID&quot;:&quot;26eo6m6m3a&quot;,&quot;properties&quot;:{&quot;formattedCitation&quot;:&quot;(Levenson et al., 2012)&quot;,&quot;plainCitation&quot;:&quot;(Levenson et al., 2012)&quot;},&quot;citationItems&quot;:[{&quot;id&quot;:2567,&quot;uris&quot;:[&quot;http://zotero.org/users/316567/items/MAATFRTX&quot;],&quot;uri&quot;:[&quot;http://zotero.org/users/316567/items/MAATFRTX&quot;],&quot;itemData&quot;:{&quot;id&quot;:2567,&quot;type&quot;:&quot;article-journal&quot;,&quot;title&quot;:&quot;Structural insights into the interaction between the bacterial flagellar motor proteins FliF and FliG&quot;,&quot;container-title&quot;:&quot;Biochemistry&quot;,&quot;source&quot;:&quot;ACS Publications&quot;,&quot;abstract&quot;:&quot;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nThe binding of the soluble cytoplasmic protein FliG to the transmembrane FliF protein is one of the first interactions in the assembly of the bacterial flagellum. Once established, this interaction is integral in keeping the cytoplasmic ring, responsible for both switching and torque conduction in the flagellum, anchored to the central transmembrane ring on which the flagellum is assembled. Here we isolate and characterize the interaction between the N-terminal domain of FliG (FliGN) and peptides corresponding to the conserved C-terminal portion of FliF (FliFC). Using nuclear magnetic resonance and other techniques we show that a section corresponding to the last 40 amino acids of FliF are involved in a strong (upper-bound Kd of low nM) interaction that causes extensive conformational changes and stabilization throughout FliGN. We also relate previously observed phenotypical effects of FliFC mutations to our direct observation of binding. Based on NMR and other data, we propose a primary interaction site for FliFC in a conserved hydrophobic patch centered along helix 1 of FliGN&quot;,&quot;URL&quot;:&quot;http://dx.doi.org/10.1021/bi3004582&quot;,&quot;DOI&quot;:&quot;10.1021/bi3004582&quot;,&quot;ISSN&quot;:&quot;0006-2960&quot;,&quot;author&quot;:[{&quot;family&quot;:&quot;Levenson&quot;,&quot;given&quot;:&quot;Robert&quot;},{&quot;family&quot;:&quot;Zhou&quot;,&quot;given&quot;:&quot;Hongjun&quot;},{&quot;family&quot;:&quot;Dahlquist&quot;,&quot;given&quot;:&quot;Frederick Willis&quot;}],&quot;issued&quot;:{&quot;date-parts&quot;:[[2012]]}}}],&quot;schema&quot;:&quot;https://github.com/citation-style-language/schema/raw/master/csl-citation.json&quot;} RNDfnClv66fYX"/>.</text:p>
      <text:p text:style-name="Standard"><text:span text:style-name="T79">There are 26 copies each of FliF and FliG. </text:span>FliF is present with 27 copies per motor as <text:span text:style-name="T130">determined </text:span><text:span text:style-name="T7">by </text:span><text:span text:style-name="T115">35</text:span><text:span text:style-name="T7">S-labelling </text:span><text:reference-mark-start text:name="ZOTERO_ITEM CSL_CITATION {&quot;citationID&quot;:&quot;6mioae19i&quot;,&quot;properties&quot;:{&quot;formattedCitation&quot;:&quot;(Jones et al., 1990)&quot;,&quot;plainCitation&quot;:&quot;(Jones et al., 1990)&quot;},&quot;citationItems&quot;:[{&quot;id&quot;:940,&quot;uris&quot;:[&quot;http://zotero.org/users/316567/items/BG9CUD9J&quot;],&quot;uri&quot;:[&quot;http://zotero.org/users/316567/items/BG9CUD9J&quot;],&quot;itemData&quot;:{&quot;id&quot;:940,&quot;type&quot;:&quot;article-journal&quot;,&quot;title&quot;:&quot;Stoichiometric analysis of the flagellar hook-(basal-body) complex of Salmonella typhimurium&quot;,&quot;container-title&quot;:&quot;Journal of Molecular Biology&quot;,&quot;page&quot;:&quot;377-387&quot;,&quot;volume&quot;:&quot;212&quot;,&quot;issue&quot;:&quot;2&quot;,&quot;source&quot;:&quot;ScienceDirect&quot;,&quot;abstract&quot;:&quot;The stoichiometries of components within the flagellar hook-(basal-body) complex of Salmonella typhimurium have been determined. The hook protein (FlgE), the most abundant protein in the complex, is present at approximately 130 subunits. Hook-associated protein 1 (FlgK) is present at approximately 12 subunits. The distal rod protein (FlgG) is present at approximately 26 subunits, while the proximal rod proteins (FlgB, FlgC and FlgF) are present at only approximately six subunits each. The stoichiometries of the proximal rod proteins and hook-associated protein 1 are, within experimental error, consistent with values of 5 or 6, and 11, respectively. Such values would correspond to either one or two turns of a helical structure with a basic helix of approximately 5.5 subunits per turn, which is the geometry of both the hook and the filament and, one supposes, the rod and hook-associated proteins. These stoichiometries may derive from rules for the heterologous interactions that occur when a helical structure consists of successive segments constructed from different proteins; the stoichiometries within the hook and the distal portion of the rod must, however, be set by different mechanisms. The stoichiometries for the ring proteins are approximately 26 subunits each for the M-ring protein (FliF), the P-ring protein (FlgI), and the L-ring protein (FlgH); the protein responsible for the S-ring feature is not known. The rings presumably have rotational rather than helical symmetry, in which case the stoichiometries would be directly constrained by the intersubunit bonding angle. The ring stoichiometries are discussed in light of other information concerning flagellar structure and function.&quot;,&quot;DOI&quot;:&quot;10.1016/0022-2836(90)90132-6&quot;,&quot;ISSN&quot;:&quot;0022-2836&quot;,&quot;author&quot;:[{&quot;family&quot;:&quot;Jones&quot;,&quot;given&quot;:&quot;Christopher J.&quot;},{&quot;family&quot;:&quot;Macnab&quot;,&quot;given&quot;:&quot;Robert M.&quot;},{&quot;family&quot;:&quot;Okino&quot;,&quot;given&quot;:&quot;Hiroshi&quot;},{&quot;family&quot;:&quot;Aizawa&quot;,&quot;given&quot;:&quot;Shin-Ichi&quot;}],&quot;issued&quot;:{&quot;date-parts&quot;:[[&quot;1990&quot;,3,20]]},&quot;accessed&quot;:{&quot;date-parts&quot;:[[2012,3,19]]}}}],&quot;schema&quot;:&quot;https://github.com/citation-style-language/schema/raw/master/csl-citation.json&quot;} RNDaNwiCaX050"/><text:span text:style-name="T7">(Jones et al., 1990)</text:span><text:reference-mark-end text:name="ZOTERO_ITEM CSL_CITATION {&quot;citationID&quot;:&quot;6mioae19i&quot;,&quot;properties&quot;:{&quot;formattedCitation&quot;:&quot;(Jones et al., 1990)&quot;,&quot;plainCitation&quot;:&quot;(Jones et al., 1990)&quot;},&quot;citationItems&quot;:[{&quot;id&quot;:940,&quot;uris&quot;:[&quot;http://zotero.org/users/316567/items/BG9CUD9J&quot;],&quot;uri&quot;:[&quot;http://zotero.org/users/316567/items/BG9CUD9J&quot;],&quot;itemData&quot;:{&quot;id&quot;:940,&quot;type&quot;:&quot;article-journal&quot;,&quot;title&quot;:&quot;Stoichiometric analysis of the flagellar hook-(basal-body) complex of Salmonella typhimurium&quot;,&quot;container-title&quot;:&quot;Journal of Molecular Biology&quot;,&quot;page&quot;:&quot;377-387&quot;,&quot;volume&quot;:&quot;212&quot;,&quot;issue&quot;:&quot;2&quot;,&quot;source&quot;:&quot;ScienceDirect&quot;,&quot;abstract&quot;:&quot;The stoichiometries of components within the flagellar hook-(basal-body) complex of Salmonella typhimurium have been determined. The hook protein (FlgE), the most abundant protein in the complex, is present at approximately 130 subunits. Hook-associated protein 1 (FlgK) is present at approximately 12 subunits. The distal rod protein (FlgG) is present at approximately 26 subunits, while the proximal rod proteins (FlgB, FlgC and FlgF) are present at only approximately six subunits each. The stoichiometries of the proximal rod proteins and hook-associated protein 1 are, within experimental error, consistent with values of 5 or 6, and 11, respectively. Such values would correspond to either one or two turns of a helical structure with a basic helix of approximately 5.5 subunits per turn, which is the geometry of both the hook and the filament and, one supposes, the rod and hook-associated proteins. These stoichiometries may derive from rules for the heterologous interactions that occur when a helical structure consists of successive segments constructed from different proteins; the stoichiometries within the hook and the distal portion of the rod must, however, be set by different mechanisms. The stoichiometries for the ring proteins are approximately 26 subunits each for the M-ring protein (FliF), the P-ring protein (FlgI), and the L-ring protein (FlgH); the protein responsible for the S-ring feature is not known. The rings presumably have rotational rather than helical symmetry, in which case the stoichiometries would be directly constrained by the intersubunit bonding angle. The ring stoichiometries are discussed in light of other information concerning flagellar structure and function.&quot;,&quot;DOI&quot;:&quot;10.1016/0022-2836(90)90132-6&quot;,&quot;ISSN&quot;:&quot;0022-2836&quot;,&quot;author&quot;:[{&quot;family&quot;:&quot;Jones&quot;,&quot;given&quot;:&quot;Christopher J.&quot;},{&quot;family&quot;:&quot;Macnab&quot;,&quot;given&quot;:&quot;Robert M.&quot;},{&quot;family&quot;:&quot;Okino&quot;,&quot;given&quot;:&quot;Hiroshi&quot;},{&quot;family&quot;:&quot;Aizawa&quot;,&quot;given&quot;:&quot;Shin-Ichi&quot;}],&quot;issued&quot;:{&quot;date-parts&quot;:[[&quot;1990&quot;,3,20]]},&quot;accessed&quot;:{&quot;date-parts&quot;:[[2012,3,19]]}}}],&quot;schema&quot;:&quot;https://github.com/citation-style-language/schema/raw/master/csl-citation.json&quot;} RNDaNwiCaX050"/>, visually backed-up by imaging of MS-rings displaying a corresponding ~26-fold symmetry <text:reference-mark-start text:name="ZOTERO_ITEM CSL_CITATION {&quot;citationID&quot;:&quot;115c43io4h&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Ga6SDKBWQv"/>(Thomas et al., 2006)<text:reference-mark-end text:name="ZOTERO_ITEM CSL_CITATION {&quot;citationID&quot;:&quot;115c43io4h&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Ga6SDKBWQv"/>. A stoichiometry of 26 FliGs per motor is indicated using gel intensity <text:reference-mark-start text:name="ZOTERO_ITEM CSL_CITATION {&quot;citationID&quot;:&quot;rds1p7e1m&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axkMipSmPK"/>(Oosawa et al., 1994)<text:reference-mark-end text:name="ZOTERO_ITEM CSL_CITATION {&quot;citationID&quot;:&quot;rds1p7e1m&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axkMipSmPK"/>, also backed-up by imaging studies of the inner lobe of the C-ring with ~26-fold symmetry and undergoes the most striking change in a FliG-FliG fusion mutant lacking FliG<text:span text:style-name="T61">N</text:span> <text:reference-mark-start text:name="ZOTERO_ITEM CSL_CITATION {&quot;citationID&quot;:&quot;2cc93hdp55&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LQc0UOt3en"/>(Thomas et al., 2001)<text:reference-mark-end text:name="ZOTERO_ITEM CSL_CITATION {&quot;citationID&quot;:&quot;2cc93hdp55&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LQc0UOt3en"/>. This FliG stoichiometry is the same in C-ring-less motors, indicating that FliG-FliF binding remains stoichiometric even in the absence of FliM and FliN, arguing against nonspecific aggregation <text:reference-mark-start text:name="ZOTERO_ITEM CSL_CITATION {&quot;citationID&quot;:&quot;1gqpb6vgfp&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kAmA6ZALyY"/>(Zhao et al., 1996b)<text:reference-mark-end text:name="ZOTERO_ITEM CSL_CITATION {&quot;citationID&quot;:&quot;1gqpb6vgfp&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kAmA6ZALyY"/>. These results are bolstered by observations that <text:span text:style-name="T22">FliG and FliF co-purify at 1:1 ratio as estimated from SDS-PAGE gel intensities </text:span><text:reference-mark-start text:name="ZOTERO_ITEM CSL_CITATION {&quot;citationID&quot;:&quot;1cgrila2lq&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P6BgOXZa5o"/><text:span text:style-name="T22">(Oosawa et al., 1994)</text:span><text:reference-mark-end text:name="ZOTERO_ITEM CSL_CITATION {&quot;citationID&quot;:&quot;1cgrila2lq&quot;,&quot;properties&quot;:{&quot;formattedCitation&quot;:&quot;(Oosawa et al., 1994)&quot;,&quot;plainCitation&quot;:&quot;(Oosawa et al., 1994)&quot;},&quot;citationItems&quot;:[{&quot;id&quot;:2281,&quot;uris&quot;:[&quot;http://zotero.org/users/316567/items/CB4QJZWF&quot;],&quot;uri&quot;:[&quot;http://zotero.org/users/316567/items/CB4QJZWF&quot;],&quot;itemData&quot;:{&quot;id&quot;:2281,&quot;type&quot;:&quot;article-journal&quot;,&quot;title&quot;:&quot;Overproduction of the bacterial flagellar switch proteins and their interactions with the MS ring complex in vitro.&quot;,&quot;container-title&quot;:&quot;Journal of Bacteriology&quot;,&quot;page&quot;:&quot;3683-3691&quot;,&quot;volume&quot;:&quot;176&quot;,&quot;issue&quot;:&quot;12&quot;,&quot;source&quot;:&quot;jb.asm.org&quot;,&quot;ISSN&quot;:&quot;0021-9193, 1098-5530&quot;,&quot;journalAbbreviation&quot;:&quot;J. Bacteriol.&quot;,&quot;language&quot;:&quot;en&quot;,&quot;author&quot;:[{&quot;family&quot;:&quot;Oosawa&quot;,&quot;given&quot;:&quot;K.&quot;},{&quot;family&quot;:&quot;Ueno&quot;,&quot;given&quot;:&quot;T.&quot;},{&quot;family&quot;:&quot;Aizawa&quot;,&quot;given&quot;:&quot;S.&quot;}],&quot;issued&quot;:{&quot;date-parts&quot;:[[1994,6,1]]},&quot;accessed&quot;:{&quot;date-parts&quot;:[[2012,7,11]]}}}],&quot;schema&quot;:&quot;https://github.com/citation-style-language/schema/raw/master/csl-citation.json&quot;} RNDP6BgOXZa5o"/>, and strains expressing a fusion of essentially full-length <text:span text:style-name="T9">fliF-fliG</text:span><text:span text:style-name="T22"> genes maintain some motility (i.e., that have an imposed 1:1 stoichiometry) </text:span><text:reference-mark-start text:name="ZOTERO_ITEM CSL_CITATION {&quot;citationID&quot;:&quot;1bbus2cn1j&quot;,&quot;properties&quot;:{&quot;formattedCitation&quot;:&quot;(Francis et al., 1992)&quot;,&quot;plainCitation&quot;:&quot;(Francis et al., 1992)&quot;},&quot;citationItems&quot;:[{&quot;id&quot;:2677,&quot;uris&quot;:[&quot;http://zotero.org/users/316567/items/QM3RK7FR&quot;],&quot;uri&quot;:[&quot;http://zotero.org/users/316567/items/QM3RK7FR&quot;],&quot;itemData&quot;:{&quot;id&quot;:2677,&quot;type&quot;:&quot;article-journal&quot;,&quot;title&quot;:&quot;Localization of the Salmonella Typhimurium Flagellar Switch Protein FliG to the Cytoplasmic M-Ring Face of the Basal Body&quot;,&quot;container-title&quot;:&quot;Proceedings of the National Academy of Sciences&quot;,&quot;page&quot;:&quot;6304-6308&quot;,&quot;volume&quot;:&quot;89&quot;,&quot;issue&quot;:&quot;14&quot;,&quot;source&quot;:&quot;www.pnas.org&quot;,&quot;ISSN&quot;:&quot;0027-8424, 1091-6490&quot;,&quot;journalAbbreviation&quot;:&quot;PNAS&quot;,&quot;language&quot;:&quot;en&quot;,&quot;author&quot;:[{&quot;family&quot;:&quot;Francis&quot;,&quot;given&quot;:&quot;N R&quot;},{&quot;family&quot;:&quot;Irikura&quot;,&quot;given&quot;:&quot;V M&quot;},{&quot;family&quot;:&quot;Yamaguchi&quot;,&quot;given&quot;:&quot;S.&quot;},{&quot;family&quot;:&quot;DeRosier&quot;,&quot;given&quot;:&quot;D J&quot;},{&quot;family&quot;:&quot;Macnab&quot;,&quot;given&quot;:&quot;R M&quot;}],&quot;issued&quot;:{&quot;date-parts&quot;:[[1992,7,15]]},&quot;accessed&quot;:{&quot;date-parts&quot;:[[2012,6,14]]}}}],&quot;schema&quot;:&quot;https://github.com/citation-style-language/schema/raw/master/csl-citation.json&quot;} RNDLLo43EmH94"/><text:span text:style-name="T22">(Francis et al., 1992)</text:span><text:reference-mark-end text:name="ZOTERO_ITEM CSL_CITATION {&quot;citationID&quot;:&quot;1bbus2cn1j&quot;,&quot;properties&quot;:{&quot;formattedCitation&quot;:&quot;(Francis et al., 1992)&quot;,&quot;plainCitation&quot;:&quot;(Francis et al., 1992)&quot;},&quot;citationItems&quot;:[{&quot;id&quot;:2677,&quot;uris&quot;:[&quot;http://zotero.org/users/316567/items/QM3RK7FR&quot;],&quot;uri&quot;:[&quot;http://zotero.org/users/316567/items/QM3RK7FR&quot;],&quot;itemData&quot;:{&quot;id&quot;:2677,&quot;type&quot;:&quot;article-journal&quot;,&quot;title&quot;:&quot;Localization of the Salmonella Typhimurium Flagellar Switch Protein FliG to the Cytoplasmic M-Ring Face of the Basal Body&quot;,&quot;container-title&quot;:&quot;Proceedings of the National Academy of Sciences&quot;,&quot;page&quot;:&quot;6304-6308&quot;,&quot;volume&quot;:&quot;89&quot;,&quot;issue&quot;:&quot;14&quot;,&quot;source&quot;:&quot;www.pnas.org&quot;,&quot;ISSN&quot;:&quot;0027-8424, 1091-6490&quot;,&quot;journalAbbreviation&quot;:&quot;PNAS&quot;,&quot;language&quot;:&quot;en&quot;,&quot;author&quot;:[{&quot;family&quot;:&quot;Francis&quot;,&quot;given&quot;:&quot;N R&quot;},{&quot;family&quot;:&quot;Irikura&quot;,&quot;given&quot;:&quot;V M&quot;},{&quot;family&quot;:&quot;Yamaguchi&quot;,&quot;given&quot;:&quot;S.&quot;},{&quot;family&quot;:&quot;DeRosier&quot;,&quot;given&quot;:&quot;D J&quot;},{&quot;family&quot;:&quot;Macnab&quot;,&quot;given&quot;:&quot;R M&quot;}],&quot;issued&quot;:{&quot;date-parts&quot;:[[1992,7,15]]},&quot;accessed&quot;:{&quot;date-parts&quot;:[[2012,6,14]]}}}],&quot;schema&quot;:&quot;https://github.com/citation-style-language/schema/raw/master/csl-citation.json&quot;} RNDLLo43EmH94"/>.</text:p>
      <text:p text:style-name="Standard"><text:span text:style-name="T79">Part of FliG (but none of FliM or FliN) is in the MS-ring. </text:span>Immunogold labelling. MS ring with and without FliG displays small but significant difference (is this truism if FliG is fused though, and not say anything about the biology? – Masafumi structure wasn't a fusion). <text:span text:style-name="T2">FliG is also known to be present in stoichiometric amounts even in the absence of C-rings </text:span><text:reference-mark-start text:name="ZOTERO_ITEM CSL_CITATION {&quot;citationID&quot;:&quot;uppeljnb2&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1i9EfBkcsb"/><text:span text:style-name="T2">(Zhao et al., 1996b)</text:span><text:reference-mark-end text:name="ZOTERO_ITEM CSL_CITATION {&quot;citationID&quot;:&quot;uppeljnb2&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1i9EfBkcsb"/>.<text:span text:style-name="T2"> </text:span>FliF-FliG deletion-fusion leads to loss of density. M-ring including FliG but not FliMN with no C-ring is thicker than with C-ring (Francis 92, 94).</text:p>
      <text:p text:style-name="Standard"><text:span text:style-name="T79">Part of FliG is NOT in the MS-ring:</text:span> Purified motors with FliG but not FliM or FliN lack C-rings but have a thicker M-ring.</text:p>
      <text:p text:style-name="Standard"><text:span text:style-name="T121">Fusion of FliG</text:span><text:span text:style-name="T69">MC</text:span><text:span text:style-name="T121"> to FliF leads to disappearance of the C-ring inner lobe and narrowing of the C-ring. </text:span><text:reference-mark-start text:name="ZOTERO_ITEM CSL_CITATION {&quot;citationID&quot;:&quot;747brg1hm&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7RzTpDBdQb"/><text:span text:style-name="T121">(Thomas et al., 1999)</text:span><text:reference-mark-end text:name="ZOTERO_ITEM CSL_CITATION {&quot;citationID&quot;:&quot;747brg1hm&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7RzTpDBdQb"/></text:p>
      <text:p text:style-name="P26"><text:span text:style-name="T79">FliG</text:span><text:span text:style-name="T68">N</text:span><text:span text:style-name="T79"> and FliG</text:span><text:span text:style-name="T68">M</text:span><text:span text:style-name="T79"> crosslink, indicating proximity as a composite of two domains.</text:span></text:p>
      <text:p text:style-name="Standard"><text:span text:style-name="T77">The C-ring inner lobe is 26-fold, outer lobe is 34-fold. </text:span><text:span text:style-name="T72">A number of key experimental restraints contribute to these models. Structural studies have shown that the MS-ring and the inner lobe of the C-ring have approximately 26-fold symmetry while the outer lobe of the C-ring is symmetry mismatched, with 34-fold symmetry </text:span><text:reference-mark-start text:name="ZOTERO_ITEM CSL_CITATION {&quot;citationID&quot;:&quot;ssjd6bcd&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4a5PtKlXdA"/><text:span text:style-name="T72">(Thomas et al., 2006)</text:span><text:reference-mark-end text:name="ZOTERO_ITEM CSL_CITATION {&quot;citationID&quot;:&quot;ssjd6bcd&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4a5PtKlXdA"/><text:span text:style-name="T72">.</text:span></text:p>
      <text:p text:style-name="Standard"><text:span text:style-name="T79">FliG</text:span><text:span text:style-name="T68">M</text:span><text:span text:style-name="T77"> can form disulfide-crosslinked oligomers</text:span>: Cysteines on either side of the domain can form interpolypeptide crosslinks, suggesting a maximum separation distance if there are 26 copies <text:reference-mark-start text:name="ZOTERO_ITEM CSL_CITATION {&quot;citationID&quot;:&quot;1fkbmade1v&quot;,&quot;properties&quot;:{&quot;formattedCitation&quot;:&quot;(Lowder et al., 2005)&quot;,&quot;plainCitation&quot;:&quot;(Lowder et al., 2005)&quot;},&quot;citationItems&quot;:[{&quot;id&quot;:2602,&quot;uris&quot;:[&quot;http://zotero.org/users/316567/items/NB8DJ96A&quot;],&quot;uri&quot;:[&quot;http://zotero.org/users/316567/items/NB8DJ96A&quot;],&quot;itemData&quot;:{&quot;id&quot;:2602,&quot;type&quot;:&quot;article-journal&quot;,&quot;title&quot;:&quot;FliG Subunit Arrangement in the Flagellar Rotor Probed by Targeted Cross-Linking&quot;,&quot;container-title&quot;:&quot;Journal of Bacteriology&quot;,&quot;page&quot;:&quot;5640-5647&quot;,&quot;volume&quot;:&quot;187&quot;,&quot;issue&quot;:&quot;16&quot;,&quot;source&quot;:&quot;jb.asm.org&quot;,&quot;abstract&quot;:&quot;FliG is a component of the switch complex on the rotor of the bacterial flagellum. Each flagellar motor contains about 25 FliG molecules. The protein of Escherichia coli has 331 amino acid residues and comprises at least two discrete domains. A C-terminal domain of about 100 residues functions in rotation and includes charged residues that interact with the stator protein MotA. Other parts of the FliG protein are essential for flagellar assembly and interact with the MS ring protein FliF and the switch complex protein FliM. The crystal structure of the middle and C-terminal parts of FliG shows two globular domains joined by an α-helix and a short extended segment that contains two well-conserved glycine residues. Here, we describe targeted cross-linking studies of FliG that reveal features of its organization in the flagellum. Cys residues were introduced at various positions, singly or in pairs, and cross-linking by a maleimide or disulfide-inducing oxidant was examined. FliG molecules with pairs of Cys residues at certain positions in the middle domain formed disulfide-linked dimers and larger multimers with a high yield, showing that the middle domains of adjacent subunits are in fairly close proximity and putting constraints on the relative orientation of the domains. Certain proteins with single Cys replacements in the C-terminal domain formed dimers with moderate yields but not larger multimers. On the basis of the cross-linking results and the data available from mutational and electron microscopic studies, we propose a model for the organization of FliG subunits in the flagellum.&quot;,&quot;DOI&quot;:&quot;10.1128/JB.187.16.5640-5647.2005&quot;,&quot;ISSN&quot;:&quot;0021-9193, 1098-5530&quot;,&quot;journalAbbreviation&quot;:&quot;J. Bacteriol.&quot;,&quot;language&quot;:&quot;en&quot;,&quot;author&quot;:[{&quot;family&quot;:&quot;Lowder&quot;,&quot;given&quot;:&quot;Bryan J.&quot;},{&quot;family&quot;:&quot;Duyvesteyn&quot;,&quot;given&quot;:&quot;Mark D.&quot;},{&quot;family&quot;:&quot;Blair&quot;,&quot;given&quot;:&quot;David F.&quot;}],&quot;issued&quot;:{&quot;date-parts&quot;:[[2005,8,15]]},&quot;accessed&quot;:{&quot;date-parts&quot;:[[2012,7,9]]}}}],&quot;schema&quot;:&quot;https://github.com/citation-style-language/schema/raw/master/csl-citation.json&quot;} RND8s2q41ALOj"/>(Lowder et al., 2005)<text:reference-mark-end text:name="ZOTERO_ITEM CSL_CITATION {&quot;citationID&quot;:&quot;1fkbmade1v&quot;,&quot;properties&quot;:{&quot;formattedCitation&quot;:&quot;(Lowder et al., 2005)&quot;,&quot;plainCitation&quot;:&quot;(Lowder et al., 2005)&quot;},&quot;citationItems&quot;:[{&quot;id&quot;:2602,&quot;uris&quot;:[&quot;http://zotero.org/users/316567/items/NB8DJ96A&quot;],&quot;uri&quot;:[&quot;http://zotero.org/users/316567/items/NB8DJ96A&quot;],&quot;itemData&quot;:{&quot;id&quot;:2602,&quot;type&quot;:&quot;article-journal&quot;,&quot;title&quot;:&quot;FliG Subunit Arrangement in the Flagellar Rotor Probed by Targeted Cross-Linking&quot;,&quot;container-title&quot;:&quot;Journal of Bacteriology&quot;,&quot;page&quot;:&quot;5640-5647&quot;,&quot;volume&quot;:&quot;187&quot;,&quot;issue&quot;:&quot;16&quot;,&quot;source&quot;:&quot;jb.asm.org&quot;,&quot;abstract&quot;:&quot;FliG is a component of the switch complex on the rotor of the bacterial flagellum. Each flagellar motor contains about 25 FliG molecules. The protein of Escherichia coli has 331 amino acid residues and comprises at least two discrete domains. A C-terminal domain of about 100 residues functions in rotation and includes charged residues that interact with the stator protein MotA. Other parts of the FliG protein are essential for flagellar assembly and interact with the MS ring protein FliF and the switch complex protein FliM. The crystal structure of the middle and C-terminal parts of FliG shows two globular domains joined by an α-helix and a short extended segment that contains two well-conserved glycine residues. Here, we describe targeted cross-linking studies of FliG that reveal features of its organization in the flagellum. Cys residues were introduced at various positions, singly or in pairs, and cross-linking by a maleimide or disulfide-inducing oxidant was examined. FliG molecules with pairs of Cys residues at certain positions in the middle domain formed disulfide-linked dimers and larger multimers with a high yield, showing that the middle domains of adjacent subunits are in fairly close proximity and putting constraints on the relative orientation of the domains. Certain proteins with single Cys replacements in the C-terminal domain formed dimers with moderate yields but not larger multimers. On the basis of the cross-linking results and the data available from mutational and electron microscopic studies, we propose a model for the organization of FliG subunits in the flagellum.&quot;,&quot;DOI&quot;:&quot;10.1128/JB.187.16.5640-5647.2005&quot;,&quot;ISSN&quot;:&quot;0021-9193, 1098-5530&quot;,&quot;journalAbbreviation&quot;:&quot;J. Bacteriol.&quot;,&quot;language&quot;:&quot;en&quot;,&quot;author&quot;:[{&quot;family&quot;:&quot;Lowder&quot;,&quot;given&quot;:&quot;Bryan J.&quot;},{&quot;family&quot;:&quot;Duyvesteyn&quot;,&quot;given&quot;:&quot;Mark D.&quot;},{&quot;family&quot;:&quot;Blair&quot;,&quot;given&quot;:&quot;David F.&quot;}],&quot;issued&quot;:{&quot;date-parts&quot;:[[2005,8,15]]},&quot;accessed&quot;:{&quot;date-parts&quot;:[[2012,7,9]]}}}],&quot;schema&quot;:&quot;https://github.com/citation-style-language/schema/raw/master/csl-citation.json&quot;} RND8s2q41ALOj"/>.</text:p>
      <text:p text:style-name="Standard"><text:span text:style-name="T79">FliG</text:span><text:span text:style-name="T68">M</text:span><text:span text:style-name="T79"> interacts with FliM via conserved sequence motifs.</text:span> Binding survey indicated binding of FliG<text:span text:style-name="T61">M</text:span> to FliM at a conserved motif <text:reference-mark-start text:name="ZOTERO_ITEM CSL_CITATION {&quot;citationID&quot;:&quot;ssol7bnvo&quot;,&quot;properties&quot;:{&quot;formattedCitation&quot;:&quot;(Brown et al., 2007)&quot;,&quot;plainCitation&quot;:&quot;(Brown et al., 2007)&quot;},&quot;citationItems&quot;:[{&quot;id&quot;:2417,&quot;uris&quot;:[&quot;http://zotero.org/users/316567/items/GHER5AFS&quot;],&quot;uri&quot;:[&quot;http://zotero.org/users/316567/items/GHER5AFS&quot;],&quot;itemData&quot;:{&quot;id&quot;:2417,&quot;type&quot;:&quot;article-journal&quot;,&quot;title&quot;:&quot;Mutational Analysis of the Flagellar Protein FliG: Sites of Interaction with FliM and Implications for Organization of the Switch Complex&quot;,&quot;container-title&quot;:&quot;Journal of Bacteriology&quot;,&quot;page&quot;:&quot;305-312&quot;,&quot;volume&quot;:&quot;189&quot;,&quot;issue&quot;:&quot;2&quot;,&quot;source&quot;:&quot;jb.asm.org&quot;,&quot;abstract&quot;:&quot;The switch complex at the base of the bacterial flagellum is essential for flagellar assembly, rotation, and switching. In Escherichia coli and Salmonella, the complex contains about 26 copies of FliG, 34 copies of FliM, and more then 100 copies of FliN, together forming the basal body C ring. FliG is involved most directly in motor rotation and is located in the upper (membrane-proximal) part of the C ring. A crystal structure of the middle and C-terminal parts of FliG shows two globular domains connected by an α-helix and a short extended segment. The middle domain of FliG has a conserved surface patch formed by the residues EHPQ125-128 and R160 (the EHPQR motif), and the C-terminal domain has a conserved surface hydrophobic patch. To examine the functional importance of these and other surface features of FliG, we made mutations in residues distributed over the protein surface and measured the effects on flagellar assembly and function. Mutations preventing flagellar assembly occurred mainly in the vicinity of the EHPQR motif and the hydrophobic patch. Mutations causing aberrant clockwise or counterclockwise motor bias occurred in these same regions and in the waist between the upper and lower parts of the C-terminal domain. Pull-down assays with glutathione S-transferase-FliM showed that FliG interacts with FliM through both the EHPQR motif and the hydrophobic patch. We propose a model for the organization of FliG and FliM subunits that accounts for the FliG-FliM interactions identified here and for the different copy numbers of FliG and FliM in the flagellum.&quot;,&quot;DOI&quot;:&quot;10.1128/JB.01281-06&quot;,&quot;ISSN&quot;:&quot;0021-9193, 1098-5530&quot;,&quot;shortTitle&quot;:&quot;Mutational Analysis of the Flagellar Protein FliG&quot;,&quot;journalAbbreviation&quot;:&quot;J. Bacteriol.&quot;,&quot;language&quot;:&quot;en&quot;,&quot;author&quot;:[{&quot;family&quot;:&quot;Brown&quot;,&quot;given&quot;:&quot;Perry N.&quot;},{&quot;family&quot;:&quot;Terrazas&quot;,&quot;given&quot;:&quot;Moises&quot;},{&quot;family&quot;:&quot;Paul&quot;,&quot;given&quot;:&quot;Koushik&quot;},{&quot;family&quot;:&quot;Blair&quot;,&quot;given&quot;:&quot;David F.&quot;}],&quot;issued&quot;:{&quot;date-parts&quot;:[[2007,1,15]]},&quot;accessed&quot;:{&quot;date-parts&quot;:[[2012,7,5]]}}}],&quot;schema&quot;:&quot;https://github.com/citation-style-language/schema/raw/master/csl-citation.json&quot;} RNDhPRzJ0UBtJ"/>(Brown et al., 2007)<text:reference-mark-end text:name="ZOTERO_ITEM CSL_CITATION {&quot;citationID&quot;:&quot;ssol7bnvo&quot;,&quot;properties&quot;:{&quot;formattedCitation&quot;:&quot;(Brown et al., 2007)&quot;,&quot;plainCitation&quot;:&quot;(Brown et al., 2007)&quot;},&quot;citationItems&quot;:[{&quot;id&quot;:2417,&quot;uris&quot;:[&quot;http://zotero.org/users/316567/items/GHER5AFS&quot;],&quot;uri&quot;:[&quot;http://zotero.org/users/316567/items/GHER5AFS&quot;],&quot;itemData&quot;:{&quot;id&quot;:2417,&quot;type&quot;:&quot;article-journal&quot;,&quot;title&quot;:&quot;Mutational Analysis of the Flagellar Protein FliG: Sites of Interaction with FliM and Implications for Organization of the Switch Complex&quot;,&quot;container-title&quot;:&quot;Journal of Bacteriology&quot;,&quot;page&quot;:&quot;305-312&quot;,&quot;volume&quot;:&quot;189&quot;,&quot;issue&quot;:&quot;2&quot;,&quot;source&quot;:&quot;jb.asm.org&quot;,&quot;abstract&quot;:&quot;The switch complex at the base of the bacterial flagellum is essential for flagellar assembly, rotation, and switching. In Escherichia coli and Salmonella, the complex contains about 26 copies of FliG, 34 copies of FliM, and more then 100 copies of FliN, together forming the basal body C ring. FliG is involved most directly in motor rotation and is located in the upper (membrane-proximal) part of the C ring. A crystal structure of the middle and C-terminal parts of FliG shows two globular domains connected by an α-helix and a short extended segment. The middle domain of FliG has a conserved surface patch formed by the residues EHPQ125-128 and R160 (the EHPQR motif), and the C-terminal domain has a conserved surface hydrophobic patch. To examine the functional importance of these and other surface features of FliG, we made mutations in residues distributed over the protein surface and measured the effects on flagellar assembly and function. Mutations preventing flagellar assembly occurred mainly in the vicinity of the EHPQR motif and the hydrophobic patch. Mutations causing aberrant clockwise or counterclockwise motor bias occurred in these same regions and in the waist between the upper and lower parts of the C-terminal domain. Pull-down assays with glutathione S-transferase-FliM showed that FliG interacts with FliM through both the EHPQR motif and the hydrophobic patch. We propose a model for the organization of FliG and FliM subunits that accounts for the FliG-FliM interactions identified here and for the different copy numbers of FliG and FliM in the flagellum.&quot;,&quot;DOI&quot;:&quot;10.1128/JB.01281-06&quot;,&quot;ISSN&quot;:&quot;0021-9193, 1098-5530&quot;,&quot;shortTitle&quot;:&quot;Mutational Analysis of the Flagellar Protein FliG&quot;,&quot;journalAbbreviation&quot;:&quot;J. Bacteriol.&quot;,&quot;language&quot;:&quot;en&quot;,&quot;author&quot;:[{&quot;family&quot;:&quot;Brown&quot;,&quot;given&quot;:&quot;Perry N.&quot;},{&quot;family&quot;:&quot;Terrazas&quot;,&quot;given&quot;:&quot;Moises&quot;},{&quot;family&quot;:&quot;Paul&quot;,&quot;given&quot;:&quot;Koushik&quot;},{&quot;family&quot;:&quot;Blair&quot;,&quot;given&quot;:&quot;David F.&quot;}],&quot;issued&quot;:{&quot;date-parts&quot;:[[2007,1,15]]},&quot;accessed&quot;:{&quot;date-parts&quot;:[[2012,7,5]]}}}],&quot;schema&quot;:&quot;https://github.com/citation-style-language/schema/raw/master/csl-citation.json&quot;} RNDhPRzJ0UBtJ"/>. A subsequent crystal structure showed interface and confirmed by crosslinking of proximally inserted cysteines <text:reference-mark-start text:name="ZOTERO_ITEM CSL_CITATION {&quot;citationID&quot;:&quot;2gfmv3e44i&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zsYA1bz19f"/>(Paul et al., 2011)<text:reference-mark-end text:name="ZOTERO_ITEM CSL_CITATION {&quot;citationID&quot;:&quot;2gfmv3e44i&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zsYA1bz19f"/>.</text:p>
      <text:p text:style-name="Standard"><text:span text:style-name="T79">FliG</text:span><text:span text:style-name="T68">C</text:span><text:span text:style-name="T79"> interacts with FliM </text:span></text:p>
      <text:p text:style-name="Standard"><text:span text:style-name="T79">FliG</text:span><text:span text:style-name="T68">C</text:span><text:span text:style-name="T79"> interacts with stator complexes in the inner membrane.</text:span> FliG<text:span text:style-name="T61">C</text:span> interacts with MotB<text:span text:style-name="T61">CYT</text:span> in IM <text:reference-mark-start text:name="ZOTERO_ITEM CSL_CITATION {&quot;citationID&quot;:&quot;19tng4e8jr&quot;,&quot;properties&quot;:{&quot;formattedCitation&quot;:&quot;(Garza et al., 1995; Lloyd et al., 1996; Zhou et al., 1998)&quot;,&quot;plainCitation&quot;:&quot;(Garza et al., 1995; Lloyd et al., 1996; Zhou et al., 1998)&quot;},&quot;citationItems&quot;:[{&quot;id&quot;:2389,&quot;uris&quot;:[&quot;http://zotero.org/users/316567/items/FN5C2S8J&quot;],&quot;uri&quot;:[&quot;http://zotero.org/users/316567/items/FN5C2S8J&quot;],&quot;itemData&quot;:{&quot;id&quot;:2389,&quot;type&quot;:&quot;article-journal&quot;,&quot;title&quot;:&quot;Motility protein interactions in the bacterial flagellar motor&quot;,&quot;container-title&quot;:&quot;Proceedings of the National Academy of Sciences&quot;,&quot;page&quot;:&quot;1970-1974&quot;,&quot;volume&quot;:&quot;92&quot;,&quot;issue&quot;:&quot;6&quot;,&quot;source&quot;:&quot;www.pnas.org&quot;,&quot;ISSN&quot;:&quot;0027-8424, 1091-6490&quot;,&quot;journalAbbreviation&quot;:&quot;PNAS&quot;,&quot;language&quot;:&quot;en&quot;,&quot;author&quot;:[{&quot;family&quot;:&quot;Garza&quot;,&quot;given&quot;:&quot;A. G.&quot;},{&quot;family&quot;:&quot;Harris-Haller&quot;,&quot;given&quot;:&quot;L. W.&quot;},{&quot;family&quot;:&quot;Stoebner&quot;,&quot;given&quot;:&quot;R. A.&quot;},{&quot;family&quot;:&quot;Manson&quot;,&quot;given&quot;:&quot;M. D.&quot;}],&quot;issued&quot;:{&quot;date-parts&quot;:[[1995,3,14]]},&quot;accessed&quot;:{&quot;date-parts&quot;:[[2012,7,11]]}}},{&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EbOFrxZNAv"/>(Garza et al., 1995; Lloyd et al., 1996; Zhou et al., 1998)<text:reference-mark-end text:name="ZOTERO_ITEM CSL_CITATION {&quot;citationID&quot;:&quot;19tng4e8jr&quot;,&quot;properties&quot;:{&quot;formattedCitation&quot;:&quot;(Garza et al., 1995; Lloyd et al., 1996; Zhou et al., 1998)&quot;,&quot;plainCitation&quot;:&quot;(Garza et al., 1995; Lloyd et al., 1996; Zhou et al., 1998)&quot;},&quot;citationItems&quot;:[{&quot;id&quot;:2389,&quot;uris&quot;:[&quot;http://zotero.org/users/316567/items/FN5C2S8J&quot;],&quot;uri&quot;:[&quot;http://zotero.org/users/316567/items/FN5C2S8J&quot;],&quot;itemData&quot;:{&quot;id&quot;:2389,&quot;type&quot;:&quot;article-journal&quot;,&quot;title&quot;:&quot;Motility protein interactions in the bacterial flagellar motor&quot;,&quot;container-title&quot;:&quot;Proceedings of the National Academy of Sciences&quot;,&quot;page&quot;:&quot;1970-1974&quot;,&quot;volume&quot;:&quot;92&quot;,&quot;issue&quot;:&quot;6&quot;,&quot;source&quot;:&quot;www.pnas.org&quot;,&quot;ISSN&quot;:&quot;0027-8424, 1091-6490&quot;,&quot;journalAbbreviation&quot;:&quot;PNAS&quot;,&quot;language&quot;:&quot;en&quot;,&quot;author&quot;:[{&quot;family&quot;:&quot;Garza&quot;,&quot;given&quot;:&quot;A. G.&quot;},{&quot;family&quot;:&quot;Harris-Haller&quot;,&quot;given&quot;:&quot;L. W.&quot;},{&quot;family&quot;:&quot;Stoebner&quot;,&quot;given&quot;:&quot;R. A.&quot;},{&quot;family&quot;:&quot;Manson&quot;,&quot;given&quot;:&quot;M. D.&quot;}],&quot;issued&quot;:{&quot;date-parts&quot;:[[1995,3,14]]},&quot;accessed&quot;:{&quot;date-parts&quot;:[[2012,7,11]]}}},{&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EbOFrxZNAv"/>.</text:p>
      <text:p text:style-name="Standard"><text:span text:style-name="T79">Rotary step size is 26.</text:span> Blah <text:reference-mark-start text:name="ZOTERO_ITEM CSL_CITATION {&quot;citationID&quot;:&quot;1t5shuhr25&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NkFR7JqxNe"/>(Sowa et al., 2005)<text:reference-mark-end text:name="ZOTERO_ITEM CSL_CITATION {&quot;citationID&quot;:&quot;1t5shuhr25&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NkFR7JqxNe"/>.</text:p>
      <text:p text:style-name="Standard"><text:span text:style-name="T79">34 copies of FliM.</text:span> <text:reference-mark-start text:name="ZOTERO_ITEM CSL_CITATION {&quot;citationID&quot;:&quot;2635u3a66o&quot;,&quot;properties&quot;:{&quot;formattedCitation&quot;:&quot;(Zhao et al., 1996a)&quot;,&quot;plainCitation&quot;:&quot;(Zhao et al., 1996a)&quot;},&quot;citationItems&quot;:[{&quot;id&quot;:2482,&quot;uris&quot;:[&quot;http://zotero.org/users/316567/items/IMJTXQE7&quot;],&quot;uri&quot;:[&quot;http://zotero.org/users/316567/items/IMJTXQE7&quot;],&quot;itemData&quot;:{&quot;id&quot;:2482,&quot;type&quot;:&quot;article-journal&quot;,&quot;title&quot;:&quot;FliG and FliM distribution in the Salmonella typhimurium cell and flagellar basal bodies.&quot;,&quot;container-title&quot;:&quot;Journal of Bacteriology&quot;,&quot;page&quot;:&quot;258-265&quot;,&quot;volume&quot;:&quot;178&quot;,&quot;issue&quot;:&quot;1&quot;,&quot;source&quot;:&quot;jb.asm.org&quot;,&quot;ISSN&quot;:&quot;0021-9193, 1098-5530&quot;,&quot;journalAbbreviation&quot;:&quot;J. Bacteriol.&quot;,&quot;language&quot;:&quot;en&quot;,&quot;author&quot;:[{&quot;family&quot;:&quot;Zhao&quot;,&quot;given&quot;:&quot;R.&quot;},{&quot;family&quot;:&quot;Amsler&quot;,&quot;given&quot;:&quot;C. D.&quot;},{&quot;family&quot;:&quot;Matsumura&quot;,&quot;given&quot;:&quot;P.&quot;},{&quot;family&quot;:&quot;Khan&quot;,&quot;given&quot;:&quot;S.&quot;}],&quot;issued&quot;:{&quot;date-parts&quot;:[[1996,1,1]]},&quot;accessed&quot;:{&quot;date-parts&quot;:[[2012,7,6]]}}}],&quot;schema&quot;:&quot;https://github.com/citation-style-language/schema/raw/master/csl-citation.json&quot;} RNDkK8lteNJG6"/>(Zhao et al., 1996a)<text:reference-mark-end text:name="ZOTERO_ITEM CSL_CITATION {&quot;citationID&quot;:&quot;2635u3a66o&quot;,&quot;properties&quot;:{&quot;formattedCitation&quot;:&quot;(Zhao et al., 1996a)&quot;,&quot;plainCitation&quot;:&quot;(Zhao et al., 1996a)&quot;},&quot;citationItems&quot;:[{&quot;id&quot;:2482,&quot;uris&quot;:[&quot;http://zotero.org/users/316567/items/IMJTXQE7&quot;],&quot;uri&quot;:[&quot;http://zotero.org/users/316567/items/IMJTXQE7&quot;],&quot;itemData&quot;:{&quot;id&quot;:2482,&quot;type&quot;:&quot;article-journal&quot;,&quot;title&quot;:&quot;FliG and FliM distribution in the Salmonella typhimurium cell and flagellar basal bodies.&quot;,&quot;container-title&quot;:&quot;Journal of Bacteriology&quot;,&quot;page&quot;:&quot;258-265&quot;,&quot;volume&quot;:&quot;178&quot;,&quot;issue&quot;:&quot;1&quot;,&quot;source&quot;:&quot;jb.asm.org&quot;,&quot;ISSN&quot;:&quot;0021-9193, 1098-5530&quot;,&quot;journalAbbreviation&quot;:&quot;J. Bacteriol.&quot;,&quot;language&quot;:&quot;en&quot;,&quot;author&quot;:[{&quot;family&quot;:&quot;Zhao&quot;,&quot;given&quot;:&quot;R.&quot;},{&quot;family&quot;:&quot;Amsler&quot;,&quot;given&quot;:&quot;C. D.&quot;},{&quot;family&quot;:&quot;Matsumura&quot;,&quot;given&quot;:&quot;P.&quot;},{&quot;family&quot;:&quot;Khan&quot;,&quot;given&quot;:&quot;S.&quot;}],&quot;issued&quot;:{&quot;date-parts&quot;:[[1996,1,1]]},&quot;accessed&quot;:{&quot;date-parts&quot;:[[2012,7,6]]}}}],&quot;schema&quot;:&quot;https://github.com/citation-style-language/schema/raw/master/csl-citation.json&quot;} RNDkK8lteNJG6"/> (and ~111 copies of FliN <text:reference-mark-start text:name="ZOTERO_ITEM CSL_CITATION {&quot;citationID&quot;:&quot;10ij58ajag&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W70SGbUvRh"/>(Zhao et al., 1996b)<text:reference-mark-end text:name="ZOTERO_ITEM CSL_CITATION {&quot;citationID&quot;:&quot;10ij58ajag&quot;,&quot;properties&quot;:{&quot;formattedCitation&quot;:&quot;(Zhao et al., 1996b)&quot;,&quot;plainCitation&quot;:&quot;(Zhao et al., 1996b)&quot;},&quot;citationItems&quot;:[{&quot;id&quot;:2466,&quot;uris&quot;:[&quot;http://zotero.org/users/316567/items/I3TAW4XS&quot;],&quot;uri&quot;:[&quot;http://zotero.org/users/316567/items/I3TAW4XS&quot;],&quot;itemData&quot;:{&quot;id&quot;:2466,&quot;type&quot;:&quot;article-journal&quot;,&quot;title&quot;:&quot;FliN is a Major Structural Protein of the C-ring in the Salmonella typhimurium flagellar Basal Body&quot;,&quot;container-title&quot;:&quot;Journal of Molecular Biology&quot;,&quot;page&quot;:&quot;195-208&quot;,&quot;volume&quot;:&quot;261&quot;,&quot;issue&quot;:&quot;2&quot;,&quot;source&quot;:&quot;ScienceDirect&quot;,&quot;abstract&quot;:&quot;TheSalmonella typhimuriumFliN protein has been proposed to form a mutually interacting complex with FliG and FliM, the switch complex, that is required for flagellar morphogenesis and function. We have used affinity chromatography for purification of extended flagellar basal bodies sufficient for quantitative analysis of their protein composition. The belled, extended structure is predominantly comprised of the switch complex proteins; with FliN present in the most copies (111±13). This explains why single, missensefliN,fliGorfliMmutations, found in many non-motile strains, can alter the belled morphology. Cell lysates from these strains contained the wild-type complement of FliG, FliM and FliN; but the basal bodies lacked the outer, cytoplasmic(C)-ring of the bell and were separated by sedimentation from FliM and FliN. The amount of FliG present in basal bodies from wild-type and one such mutant, FliN100LP, was comparable. These data show that: (1) the mutations define a FliG and FliMFliN multiple contact interface important for motility. (2) FliG is responsible for the increased size of the membrane-embedded MS-ring complex of belled relative to acid-treated basal bodies. (3) FliN, together with FliM, account for most of the C-ring. As a major component of the C-ring, FliN is distinct from the other proteins implicated in axial flagellar protein export. Inner, cytoplasmic rod basal substructure, seen by negative-stain and quick- freeze replica electron microscopy, may gate such export. Lack of connectivity between the cytoplasmic rod and ring substructures places contacts between FliG and FliMFliN at the periphery of the basal body, proximal to the flagellar intramembrane ring particles. This topology is consistent with models where torque results from interaction of circumferential arrays of the switch complex proteins with the ring particles.&quot;,&quot;DOI&quot;:&quot;10.1006/jmbi.1996.0452&quot;,&quot;ISSN&quot;:&quot;0022-2836&quot;,&quot;author&quot;:[{&quot;family&quot;:&quot;Zhao&quot;,&quot;given&quot;:&quot;Ronghao&quot;},{&quot;family&quot;:&quot;Pathak&quot;,&quot;given&quot;:&quot;Naveen&quot;},{&quot;family&quot;:&quot;Jaffe&quot;,&quot;given&quot;:&quot;Howard&quot;},{&quot;family&quot;:&quot;Reese&quot;,&quot;given&quot;:&quot;Thomas S.&quot;},{&quot;family&quot;:&quot;Khan&quot;,&quot;given&quot;:&quot;Shahid&quot;}],&quot;issued&quot;:{&quot;date-parts&quot;:[[&quot;1996&quot;,8,16]]},&quot;accessed&quot;:{&quot;date-parts&quot;:[[2012,7,3]]}}}],&quot;schema&quot;:&quot;https://github.com/citation-style-language/schema/raw/master/csl-citation.json&quot;} RNDW70SGbUvRh"/>)</text:p>
      <text:p text:style-name="Standard"><text:span text:style-name="T79">Outer lobe of C-ring is 34-fold symmetric.</text:span> Thomas</text:p>
      <text:p text:style-name="Standard"><text:span text:style-name="T79">FliG has two ARM domains, one in FliG</text:span><text:span text:style-name="T68">M</text:span><text:span text:style-name="T79"> and one in FliG</text:span><text:span text:style-name="T68">C</text:span><text:span text:style-name="T77">, that consistently bind each other.</text:span><text:span text:style-name="T71"> In Lee, this is </text:span><text:span text:style-name="T71">a domain-swapped FliG</text:span><text:span text:style-name="T61">C</text:span><text:span text:style-name="T71"> – FliG</text:span><text:span text:style-name="T61">M+1</text:span><text:span text:style-name="T71">.</text:span></text:p>
      <text:h text:style-name="P116" text:outline-level="7">The proximal FliG model</text:h>
      <text:p text:style-name="P7"><text:span text:style-name="T2">In the earliest model proposed of the architecture of FliG in the C-ring, the inner lobe of the C-ring is FliG</text:span><text:span text:style-name="T62">C</text:span><text:span text:style-name="T2">, and the remainder of FliG is in the MS-ring. The C-ring outer lobe is FliM</text:span><text:reference-mark-start text:name="ZOTERO_ITEM CSL_CITATION {&quot;citationID&quot;:&quot;2mc9frgq47&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2cis67he4a"/><text:span text:style-name="T2">(Thomas et al., 2006)</text:span><text:reference-mark-end text:name="ZOTERO_ITEM CSL_CITATION {&quot;citationID&quot;:&quot;2mc9frgq47&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2cis67he4a"/>.</text:p>
      <text:p text:style-name="P7">This model still offers an excellent explanation for a number of facts. Most satisfying is its accounting for symmetries and stoichiometries. The multiple lines of evidence for approximately 26 copies of FliG and 34 of FliM, combined with observation of approximately 26-fold symmetry in the inner lobe of the C-ring and 34-fold symmetry in the outer lobe immediately suggest this model, with the inner lobe being formed from a part of FliG (of which there are 26 copies), and the outer from FliM (of which there are 34). Because FliG<text:span text:style-name="T61">C</text:span> is known to interact with the stator complexes, the 26-fold symmetry of the FliG<text:span text:style-name="T61">C</text:span> ring in the inner lobe of the C-ring also satisfactorily accounts for the 26 steps seen in single molecule experiments. The position of <text:span text:style-name="T2">FliG</text:span><text:span text:style-name="T62">C</text:span><text:span text:style-name="T2"> in the inner lobe also accounts for its interaction with FliM, proposed to form the outer lobe of the C-ring.</text:span></text:p>
      <text:p text:style-name="Standard">This model also places FliG<text:span text:style-name="T61">C</text:span> ideally to interact with the likely location of the stator complexes. Convincing visualization of the stator complexes has only been achieved by freeze-etch microscopy – electron cryo-tomography has provided suggestive evidence, but has yet to conclusively show that these densities are indeed the MotA<text:span text:style-name="T61">4</text:span>MotB<text:span text:style-name="T61">2</text:span> stator complexes <text:reference-mark-start text:name="ZOTERO_ITEM CSL_CITATION {&quot;citationID&quot;:&quot;qmekaa459&quot;,&quot;properties&quot;:{&quot;formattedCitation&quot;:&quot;(Murphy et al., 2006)&quot;,&quot;plainCitation&quot;:&quot;(Murphy et al., 2006)&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f2v7LA1RnH"/>(Murphy et al., 2006)<text:reference-mark-end text:name="ZOTERO_ITEM CSL_CITATION {&quot;citationID&quot;:&quot;qmekaa459&quot;,&quot;properties&quot;:{&quot;formattedCitation&quot;:&quot;(Murphy et al., 2006)&quot;,&quot;plainCitation&quot;:&quot;(Murphy et al., 2006)&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f2v7LA1RnH"/>. These freeze-etch studies place the stator complex ring with an outer and inner diameters, respectively, of approximately <text:span text:style-name="T22">34nm and 20nm, which will over- and under-estimate the respective diameters on account of imaging a metal-shadow replica. Nevertheless, this suggests that the center the stator ring is at approximately 27nm – a location that actually corresponds to the diameter of the M-ring of ~29nm! Indeed, </text:span><text:span text:style-name="T38">even the stator complex outer diameter (34nm) is still roughly that of the C-ring inner lobe (33nm) </text:span><text:reference-mark-start text:name="ZOTERO_ITEM CSL_CITATION {&quot;citationID&quot;:&quot;1raqvtoa0j&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ucOWvxIM1H"/><text:span text:style-name="T38">(Thomas et al., 2006)</text:span><text:reference-mark-end text:name="ZOTERO_ITEM CSL_CITATION {&quot;citationID&quot;:&quot;1raqvtoa0j&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ucOWvxIM1H"/>, electron cryo-tomography has shown that the enterobacterial motors are essentially identical <text:reference-mark-start text:name="ZOTERO_ITEM CSL_CITATION {&quot;citationID&quot;:&quot;tbn0gr8o5&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8xzhW4LShm"/>(Chen et al., 2011)<text:reference-mark-end text:name="ZOTERO_ITEM CSL_CITATION {&quot;citationID&quot;:&quot;tbn0gr8o5&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8xzhW4LShm"/>. Concerns regarding possible errors in scale can be dismissed based on the reported distance between two stator complexes in freeze-fracture studies as 5.4 – 5.8nm (a center-to-center calculation not affected by shadowing), in excellent correspondence with the Stokes radius of the (MotB<text:span text:style-name="T61">C</text:span><text:span text:style-name="T71">)</text:span><text:span text:style-name="T61">2</text:span> crystal structure of 2.7nm (and therefore diameter of 5.4nm) <text:reference-mark-start text:name="ZOTERO_ITEM CSL_CITATION {&quot;citationID&quot;:&quot;b2icg6vg4&quot;,&quot;properties&quot;:{&quot;formattedCitation&quot;:&quot;(Roujeinikova, 2008)&quot;,&quot;plainCitation&quot;:&quot;(Roujeinikova, 2008)&quot;},&quot;citationItems&quot;:[{&quot;id&quot;:1944,&quot;uris&quot;:[&quot;http://zotero.org/users/316567/items/6BN73QHT&quot;],&quot;uri&quot;:[&quot;http://zotero.org/users/316567/items/6BN73QHT&quot;],&quot;itemData&quot;:{&quot;id&quot;:1944,&quot;type&quot;:&quot;article-journal&quot;,&quot;title&quot;:&quot;Crystal structure of the cell wall anchor domain of MotB, a stator component of the bacterial flagellar motor: Implications for peptidoglycan recognition&quot;,&quot;container-title&quot;:&quot;Proceedings of the National Academy of Sciences&quot;,&quot;page&quot;:&quot;10348-10353&quot;,&quot;volume&quot;:&quot;105&quot;,&quot;issue&quot;:&quot;30&quot;,&quot;source&quot;:&quot;www.pnas.org&quot;,&quot;abstract&quot;:&quot;The stator ring of the bacterial flagellar motor is composed of the MotA and MotB proteins that act together to generate a turning force (torque) acting on the FliG ring of the rotor. The C-terminal domain of MotB (MotB-C) is believed to anchor the MotA/MotB complex to peptidoglycan (PG) of the cell wall. The first crystal structures of MotB-C and its complex with N-acetylmuramic acid (NAM) have been determined to 1.6- and 2.3-Å resolution, respectively. MotB-C is a dimer, both in solution and in the crystal. The two glycan chains of the PG ligand can be modeled as semirigid helices and docked into the grooves harboring the NAM molecules on the opposite faces of the dimer. The model suggests that a concave hydrophilic surface created upon edge-to-edge β-sheet dimerization and centered around the 2-fold axis of the dimer can accommodate the peptide cross-bridge linking the two sugar chains. Significant structural similarities were found between MotB-C and the PG-binding domains of reduction-modifiable protein M and peptidoglycan-associated lipoprotein exclude, suggesting that PG recognition by different outer membrane protein A-like proteins may be governed by very similar molecular mechanisms that evidently involve protein dimerization.\nbacterial motility molecular mechanism x-ray crystallography&quot;,&quot;DOI&quot;:&quot;10.1073/pnas.0803039105&quot;,&quot;ISSN&quot;:&quot;0027-8424, 1091-6490&quot;,&quot;shortTitle&quot;:&quot;Crystal structure of the cell wall anchor domain of MotB, a stator component of the bacterial flagellar motor&quot;,&quot;journalAbbreviation&quot;:&quot;PNAS&quot;,&quot;language&quot;:&quot;en&quot;,&quot;author&quot;:[{&quot;family&quot;:&quot;Roujeinikova&quot;,&quot;given&quot;:&quot;Anna&quot;}],&quot;issued&quot;:{&quot;date-parts&quot;:[[2008,7,29]]},&quot;accessed&quot;:{&quot;date-parts&quot;:[[2012,7,11]]}}}],&quot;schema&quot;:&quot;https://github.com/citation-style-language/schema/raw/master/csl-citation.json&quot;} RND5cnmb9oCjR"/>(Roujeinikova, 2008)<text:reference-mark-end text:name="ZOTERO_ITEM CSL_CITATION {&quot;citationID&quot;:&quot;b2icg6vg4&quot;,&quot;properties&quot;:{&quot;formattedCitation&quot;:&quot;(Roujeinikova, 2008)&quot;,&quot;plainCitation&quot;:&quot;(Roujeinikova, 2008)&quot;},&quot;citationItems&quot;:[{&quot;id&quot;:1944,&quot;uris&quot;:[&quot;http://zotero.org/users/316567/items/6BN73QHT&quot;],&quot;uri&quot;:[&quot;http://zotero.org/users/316567/items/6BN73QHT&quot;],&quot;itemData&quot;:{&quot;id&quot;:1944,&quot;type&quot;:&quot;article-journal&quot;,&quot;title&quot;:&quot;Crystal structure of the cell wall anchor domain of MotB, a stator component of the bacterial flagellar motor: Implications for peptidoglycan recognition&quot;,&quot;container-title&quot;:&quot;Proceedings of the National Academy of Sciences&quot;,&quot;page&quot;:&quot;10348-10353&quot;,&quot;volume&quot;:&quot;105&quot;,&quot;issue&quot;:&quot;30&quot;,&quot;source&quot;:&quot;www.pnas.org&quot;,&quot;abstract&quot;:&quot;The stator ring of the bacterial flagellar motor is composed of the MotA and MotB proteins that act together to generate a turning force (torque) acting on the FliG ring of the rotor. The C-terminal domain of MotB (MotB-C) is believed to anchor the MotA/MotB complex to peptidoglycan (PG) of the cell wall. The first crystal structures of MotB-C and its complex with N-acetylmuramic acid (NAM) have been determined to 1.6- and 2.3-Å resolution, respectively. MotB-C is a dimer, both in solution and in the crystal. The two glycan chains of the PG ligand can be modeled as semirigid helices and docked into the grooves harboring the NAM molecules on the opposite faces of the dimer. The model suggests that a concave hydrophilic surface created upon edge-to-edge β-sheet dimerization and centered around the 2-fold axis of the dimer can accommodate the peptide cross-bridge linking the two sugar chains. Significant structural similarities were found between MotB-C and the PG-binding domains of reduction-modifiable protein M and peptidoglycan-associated lipoprotein exclude, suggesting that PG recognition by different outer membrane protein A-like proteins may be governed by very similar molecular mechanisms that evidently involve protein dimerization.\nbacterial motility molecular mechanism x-ray crystallography&quot;,&quot;DOI&quot;:&quot;10.1073/pnas.0803039105&quot;,&quot;ISSN&quot;:&quot;0027-8424, 1091-6490&quot;,&quot;shortTitle&quot;:&quot;Crystal structure of the cell wall anchor domain of MotB, a stator component of the bacterial flagellar motor&quot;,&quot;journalAbbreviation&quot;:&quot;PNAS&quot;,&quot;language&quot;:&quot;en&quot;,&quot;author&quot;:[{&quot;family&quot;:&quot;Roujeinikova&quot;,&quot;given&quot;:&quot;Anna&quot;}],&quot;issued&quot;:{&quot;date-parts&quot;:[[2008,7,29]]},&quot;accessed&quot;:{&quot;date-parts&quot;:[[2012,7,11]]}}}],&quot;schema&quot;:&quot;https://github.com/citation-style-language/schema/raw/master/csl-citation.json&quot;} RND5cnmb9oCjR"/>. </text:p>
      <text:p text:style-name="P7">Immunogold labelling studies show that part of the M-ring is composed of part of FliG. This model accounts for this, by placing FliG<text:span text:style-name="T61">NM</text:span> in the M-ring. The increase in size of the M-ring in motors without FliM and FliN is also explained by this model in that FliG<text:span text:style-name="T61">C</text:span>, tethered to the M-ring via the “Helix E” flexible linker, forms an alternative conformation and packs against the M-ring. This arrangement also explains the curious lack of density between the M-ring and C-ring: this could be explained by the single alpha-helix between FliG<text:span text:style-name="T61">M</text:span> and FliG<text:span text:style-name="T61">C</text:span>. The model also accounts <text:span text:style-name="T2">for the proximity of FliG</text:span><text:span text:style-name="T62">MN</text:span><text:span text:style-name="T2"> shown by crosslinking. Furthermore, FliG</text:span><text:span text:style-name="T62">M</text:span><text:span text:style-name="T2"> has been </text:span><text:span text:style-name="T2">shown to form intersubunit crosslinks. Given a </text:span><text:span text:style-name="T2">stoichiometry of 26 and the size of the FliM</text:span><text:span text:style-name="T62">M</text:span><text:span text:style-name="T2"> domain, this would only be easily facilitated if FliG</text:span><text:span text:style-name="T62">M</text:span><text:span text:style-name="T2"> were are the smaller radius proposed in this model.</text:span></text:p>
      <text:p text:style-name="P7"><text:span text:style-name="T2">Nevertheless, this model cannot account for all data. Images of wild-type and the FliF-FliG “fusion-deletion” mutant consisting of a fusion of FliF lacking its C-terminal segment to FliG lacking FliG</text:span><text:span text:style-name="T62">N</text:span><text:span text:style-name="T2"> show loss of the inner </text:span><text:span text:style-name="T2">lobe of the C-ring. The loss of the inner lobe (proposed to be FliG</text:span><text:span text:style-name="T62">C</text:span><text:span text:style-name="T2"> in this model) is accounted for by suggesting that it becomes incorporated into the M-ring, but fails to explain why the tight interface seen between the inner and outer lobes of the C-ring (i.e, a noncovalent protein-protein binding interaction between FliG</text:span><text:span text:style-name="T62">C</text:span><text:span text:style-name="T2">:FliM) is replaced by a considerable distance that is hard to account for as retention of the noncovalent interaction, and </text:span><text:span text:style-name="T2">would be more satisfactorily explained as a covalent attachment via a long linker. In addition, if FliG</text:span><text:span text:style-name="T62">M</text:span><text:span text:style-name="T2"> is in the M-ring, it is difficult to account for the FliG</text:span><text:span text:style-name="T62">M</text:span><text:span text:style-name="T2">:FliM interaction shown by crosslinking studies and conserved interaction surfaces. The consistently observed ARM domain interactions in crystal structures between FliG</text:span><text:span text:style-name="T62">C</text:span><text:span text:style-name="T72"> and </text:span><text:span text:style-name="T2">FliG</text:span><text:span text:style-name="T62">M+1</text:span><text:span text:style-name="T2"> and are also inconsistent with an essentially free-floating FliG</text:span><text:span text:style-name="T62">C</text:span><text:span text:style-name="T2"> domain.</text:span></text:p>
      <text:p text:style-name="P7"><text:span text:style-name="T2">How does the diversity seen in different bacteria impact this model that derives from studies of the enterobacterial motor? Beside the FliF-FliG interaction, the other consistent interface of the C-ring to other components of the motor is the interaction of FliG</text:span><text:span text:style-name="T62">C</text:span><text:span text:style-name="T2"> with MotA. One striking observation is that the only consistent density linking the C-ring to the membrane, and therefore a candidate for the FliG</text:span><text:span text:style-name="T62">C</text:span><text:span text:style-name="T2">-MotA interface, is between the outer lobe of the C-ring to the membrane. This comparative observation is therefore inconsistent with this model.</text:span></text:p>
      <text:p text:style-name="P7"><text:span text:style-name="T2">A number of scenarios can be imagined that would enable organisms to build C-rings of differing sizes to the enterobacteria. All functionally important proteins could be shifted to a wider radius by building a wilder M-</text:span><text:span text:style-name="T2">ring, or the C-ring alone could be shifted to a wider radius either through insertion of a novel “spacer” proteins or by changing the conformation of FliG (Figure </text:span><text:span text:style-name="T6">X</text:span><text:span text:style-name="T2">). The first possibility would seem to be most satisfactory. The second and third involve changes in interaction partners despite conserved interfaces. It should also be noted that if the selective benefit of a wider C-ring is to produce higher torque by incorporation of more FliG subunits, addition of a “spacer” protein would not confer this benefit, as the number of FliG molecules would remain constant. </text:span></text:p>
      <text:h text:style-name="Heading_20_7" text:outline-level="7">The mismatched distal FliG model</text:h>
      <text:p text:style-name="Standard">In this model, based on crystal structures and crosslinking studies, the outer lobe of the C-ring is FliG<text:span text:style-name="T61">C</text:span> and the inner lobe is FliG<text:span text:style-name="T61">NM</text:span><text:span text:style-name="T71"> </text:span><text:reference-mark-start text:name="ZOTERO_ITEM CSL_CITATION {&quot;citationID&quot;:&quot;r1vmkrfm9&quot;,&quot;properties&quot;:{&quot;formattedCitation&quot;:&quot;(Brown et al., 2007; Paul et al., 2011)&quot;,&quot;plainCitation&quot;:&quot;(Brown et al., 2007; Paul et al., 2011)&quot;},&quot;citationItems&quot;:[{&quot;id&quot;:2417,&quot;uris&quot;:[&quot;http://zotero.org/users/316567/items/GHER5AFS&quot;],&quot;uri&quot;:[&quot;http://zotero.org/users/316567/items/GHER5AFS&quot;],&quot;itemData&quot;:{&quot;id&quot;:2417,&quot;type&quot;:&quot;article-journal&quot;,&quot;title&quot;:&quot;Mutational Analysis of the Flagellar Protein FliG: Sites of Interaction with FliM and Implications for Organization of the Switch Complex&quot;,&quot;container-title&quot;:&quot;Journal of Bacteriology&quot;,&quot;page&quot;:&quot;305-312&quot;,&quot;volume&quot;:&quot;189&quot;,&quot;issue&quot;:&quot;2&quot;,&quot;source&quot;:&quot;jb.asm.org&quot;,&quot;abstract&quot;:&quot;The switch complex at the base of the bacterial flagellum is essential for flagellar assembly, rotation, and switching. In Escherichia coli and Salmonella, the complex contains about 26 copies of FliG, 34 copies of FliM, and more then 100 copies of FliN, together forming the basal body C ring. FliG is involved most directly in motor rotation and is located in the upper (membrane-proximal) part of the C ring. A crystal structure of the middle and C-terminal parts of FliG shows two globular domains connected by an α-helix and a short extended segment. The middle domain of FliG has a conserved surface patch formed by the residues EHPQ125-128 and R160 (the EHPQR motif), and the C-terminal domain has a conserved surface hydrophobic patch. To examine the functional importance of these and other surface features of FliG, we made mutations in residues distributed over the protein surface and measured the effects on flagellar assembly and function. Mutations preventing flagellar assembly occurred mainly in the vicinity of the EHPQR motif and the hydrophobic patch. Mutations causing aberrant clockwise or counterclockwise motor bias occurred in these same regions and in the waist between the upper and lower parts of the C-terminal domain. Pull-down assays with glutathione S-transferase-FliM showed that FliG interacts with FliM through both the EHPQR motif and the hydrophobic patch. We propose a model for the organization of FliG and FliM subunits that accounts for the FliG-FliM interactions identified here and for the different copy numbers of FliG and FliM in the flagellum.&quot;,&quot;DOI&quot;:&quot;10.1128/JB.01281-06&quot;,&quot;ISSN&quot;:&quot;0021-9193, 1098-5530&quot;,&quot;shortTitle&quot;:&quot;Mutational Analysis of the Flagellar Protein FliG&quot;,&quot;journalAbbreviation&quot;:&quot;J. Bacteriol.&quot;,&quot;language&quot;:&quot;en&quot;,&quot;author&quot;:[{&quot;family&quot;:&quot;Brown&quot;,&quot;given&quot;:&quot;Perry N.&quot;},{&quot;family&quot;:&quot;Terrazas&quot;,&quot;given&quot;:&quot;Moises&quot;},{&quot;family&quot;:&quot;Paul&quot;,&quot;given&quot;:&quot;Koushik&quot;},{&quot;family&quot;:&quot;Blair&quot;,&quot;given&quot;:&quot;David F.&quot;}],&quot;issued&quot;:{&quot;date-parts&quot;:[[2007,1,15]]},&quot;accessed&quot;:{&quot;date-parts&quot;:[[2012,7,5]]}}},{&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WLOD7WMxbh"/><text:span text:style-name="T71">(Brown et al., 2007; Paul et al., 2011)</text:span><text:reference-mark-end text:name="ZOTERO_ITEM CSL_CITATION {&quot;citationID&quot;:&quot;r1vmkrfm9&quot;,&quot;properties&quot;:{&quot;formattedCitation&quot;:&quot;(Brown et al., 2007; Paul et al., 2011)&quot;,&quot;plainCitation&quot;:&quot;(Brown et al., 2007; Paul et al., 2011)&quot;},&quot;citationItems&quot;:[{&quot;id&quot;:2417,&quot;uris&quot;:[&quot;http://zotero.org/users/316567/items/GHER5AFS&quot;],&quot;uri&quot;:[&quot;http://zotero.org/users/316567/items/GHER5AFS&quot;],&quot;itemData&quot;:{&quot;id&quot;:2417,&quot;type&quot;:&quot;article-journal&quot;,&quot;title&quot;:&quot;Mutational Analysis of the Flagellar Protein FliG: Sites of Interaction with FliM and Implications for Organization of the Switch Complex&quot;,&quot;container-title&quot;:&quot;Journal of Bacteriology&quot;,&quot;page&quot;:&quot;305-312&quot;,&quot;volume&quot;:&quot;189&quot;,&quot;issue&quot;:&quot;2&quot;,&quot;source&quot;:&quot;jb.asm.org&quot;,&quot;abstract&quot;:&quot;The switch complex at the base of the bacterial flagellum is essential for flagellar assembly, rotation, and switching. In Escherichia coli and Salmonella, the complex contains about 26 copies of FliG, 34 copies of FliM, and more then 100 copies of FliN, together forming the basal body C ring. FliG is involved most directly in motor rotation and is located in the upper (membrane-proximal) part of the C ring. A crystal structure of the middle and C-terminal parts of FliG shows two globular domains connected by an α-helix and a short extended segment. The middle domain of FliG has a conserved surface patch formed by the residues EHPQ125-128 and R160 (the EHPQR motif), and the C-terminal domain has a conserved surface hydrophobic patch. To examine the functional importance of these and other surface features of FliG, we made mutations in residues distributed over the protein surface and measured the effects on flagellar assembly and function. Mutations preventing flagellar assembly occurred mainly in the vicinity of the EHPQR motif and the hydrophobic patch. Mutations causing aberrant clockwise or counterclockwise motor bias occurred in these same regions and in the waist between the upper and lower parts of the C-terminal domain. Pull-down assays with glutathione S-transferase-FliM showed that FliG interacts with FliM through both the EHPQR motif and the hydrophobic patch. We propose a model for the organization of FliG and FliM subunits that accounts for the FliG-FliM interactions identified here and for the different copy numbers of FliG and FliM in the flagellum.&quot;,&quot;DOI&quot;:&quot;10.1128/JB.01281-06&quot;,&quot;ISSN&quot;:&quot;0021-9193, 1098-5530&quot;,&quot;shortTitle&quot;:&quot;Mutational Analysis of the Flagellar Protein FliG&quot;,&quot;journalAbbreviation&quot;:&quot;J. Bacteriol.&quot;,&quot;language&quot;:&quot;en&quot;,&quot;author&quot;:[{&quot;family&quot;:&quot;Brown&quot;,&quot;given&quot;:&quot;Perry N.&quot;},{&quot;family&quot;:&quot;Terrazas&quot;,&quot;given&quot;:&quot;Moises&quot;},{&quot;family&quot;:&quot;Paul&quot;,&quot;given&quot;:&quot;Koushik&quot;},{&quot;family&quot;:&quot;Blair&quot;,&quot;given&quot;:&quot;David F.&quot;}],&quot;issued&quot;:{&quot;date-parts&quot;:[[2007,1,15]]},&quot;accessed&quot;:{&quot;date-parts&quot;:[[2012,7,5]]}}},{&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WLOD7WMxbh"/>. A symmetry mismatch means that there are 26 FliG subunits that follow a 26-fold rotational symmetry in the inner lobe with FliG<text:span text:style-name="T61">NM</text:span> but adhere to a 34-fold arrangement in the outer lobe with FliG<text:span text:style-name="T61">C</text:span>, with approximately 8 “gaps” in this implicit grid. The 34 FliM subunits occupy one of two quasi-equivalent positions: all 26 FliG<text:span text:style-name="T61">C</text:span> domains bind a FliM; the remaining eight 'orphan' FliM proteins tilt inward to interact with a subset of the FliG<text:span text:style-name="T61">M</text:span> domains (Figure <text:span text:style-name="T105">X</text:span>).</text:p>
      <text:p text:style-name="Standard">This model, the synthesis of many studies, accounts for many seemingly hard-to-reconcile observations. As with the proximal FliG model, it accounts for stoichiometries and the symmetry mismatch seen between the inner and outer lobes of the C-ring, yet simultaneously and elegantly accounts for other conflicting data. Importantly, the <text:s/>interaction of <text:span text:style-name="T71">FliG</text:span><text:span text:style-name="T61">M</text:span><text:span text:style-name="T71"> with FliM</text:span><text:span text:style-name="T61">M</text:span><text:span text:style-name="T71">, as seen in a co-crystal structure and confirmed by crosslinking </text:span><text:reference-mark-start text:name="ZOTERO_ITEM CSL_CITATION {&quot;citationID&quot;:&quot;nsj6hm6r3&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yRvnmjla32"/><text:span text:style-name="T71">(Paul et al., 2011)</text:span><text:reference-mark-end text:name="ZOTERO_ITEM CSL_CITATION {&quot;citationID&quot;:&quot;nsj6hm6r3&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yRvnmjla32"/>,<text:span text:style-name="T71"> makes localization of FliG</text:span><text:span text:style-name="T61">M</text:span><text:span text:style-name="T71"> to the MS-ring very unlikely (as proposed by the proximal model). The two conformations of FliG explains the additional FliG</text:span><text:span text:style-name="T61">C</text:span><text:span text:style-name="T71"> – FliM</text:span><text:span text:style-name="T61">M</text:span><text:span text:style-name="T71"> interaction as shown by pulldown by FliG</text:span><text:span text:style-name="T61">C</text:span><text:span text:style-name="T71">. Crosslinking also suggests FliG</text:span><text:span text:style-name="T61">M</text:span><text:span text:style-name="T71"> and FliG</text:span><text:span text:style-name="T61">N</text:span><text:span text:style-name="T71"> are proximal, as accounted for here. The heterogenous mix of conformations of FliG in this model also succinctly suggests an explanation for unexpected dynamics results that indicated a partially dynamic C-ring with subpopulations of dynamic and static FliM subunits </text:span><text:reference-mark-start text:name="ZOTERO_ITEM CSL_CITATION {&quot;citationID&quot;:&quot;283j540bnb&quot;,&quot;properties&quot;:{&quot;formattedCitation&quot;:&quot;(Delalez et al., 2010)&quot;,&quot;plainCitation&quot;:&quot;(Delalez et al., 2010)&quot;},&quot;citationItems&quot;:[{&quot;id&quot;:2555,&quot;uris&quot;:[&quot;http://zotero.org/users/316567/items/KX6CQG6E&quot;],&quot;uri&quot;:[&quot;http://zotero.org/users/316567/items/KX6CQG6E&quot;],&quot;itemData&quot;:{&quot;id&quot;:2555,&quot;type&quot;:&quot;article-journal&quot;,&quot;title&quot;:&quot;Signal-Dependent Turnover of the Bacterial Flagellar Switch Protein FliM&quot;,&quot;container-title&quot;:&quot;Proceedings of the National Academy of Sciences&quot;,&quot;page&quot;:&quot;11347-11351&quot;,&quot;volume&quot;:&quot;107&quot;,&quot;issue&quot;:&quot;25&quot;,&quot;source&quot;:&quot;www.pnas.org&quot;,&quot;abstract&quot;:&quot;Most biological processes are performed by multiprotein complexes. Traditionally described as static entities, evidence is now emerging that their components can be highly dynamic, exchanging constantly with cellular pools. The bacterial flagellar motor contains ∼13 different proteins and provides an ideal system to study functional molecular complexes. It is powered by transmembrane ion flux through a ring of stator complexes that push on a central rotor. The Escherichia coli motor switches direction stochastically in response to binding of the response regulator CheY to the rotor switch component FliM. Much is known of the static motor structure, but we are just beginning to understand the dynamics of its individual components. Here we measure the stoichiometry and turnover of FliM in functioning flagellar motors, by using high-resolution fluorescence microscopy of E. coli expressing genomically encoded YPet derivatives of FliM at physiological levels. We show that the ∼30 FliM molecules per motor exist in two discrete populations, one tightly associated with the motor and the other undergoing stochastic turnover. This turnover of FliM molecules depends on the presence of active CheY, suggesting a potential role in the process of motor switching. In many ways the bacterial flagellar motor is as an archetype macromolecular assembly, and our results may have further implications for the functional relevance of protein turnover in other large molecular complexes.&quot;,&quot;DOI&quot;:&quot;10.1073/pnas.1000284107&quot;,&quot;ISSN&quot;:&quot;0027-8424, 1091-6490&quot;,&quot;journalAbbreviation&quot;:&quot;PNAS&quot;,&quot;language&quot;:&quot;en&quot;,&quot;author&quot;:[{&quot;family&quot;:&quot;Delalez&quot;,&quot;given&quot;:&quot;Nicolas J&quot;},{&quot;family&quot;:&quot;Wadhams&quot;,&quot;given&quot;:&quot;George H&quot;},{&quot;family&quot;:&quot;Rosser&quot;,&quot;given&quot;:&quot;Gabriel&quot;},{&quot;family&quot;:&quot;Xue&quot;,&quot;given&quot;:&quot;Quan&quot;},{&quot;family&quot;:&quot;Brown&quot;,&quot;given&quot;:&quot;Mostyn T&quot;},{&quot;family&quot;:&quot;Dobbie&quot;,&quot;given&quot;:&quot;Ian M&quot;},{&quot;family&quot;:&quot;Berry&quot;,&quot;given&quot;:&quot;Richard M&quot;},{&quot;family&quot;:&quot;Leake&quot;,&quot;given&quot;:&quot;Mark C&quot;},{&quot;family&quot;:&quot;Armitage&quot;,&quot;given&quot;:&quot;Judith P&quot;}],&quot;issued&quot;:{&quot;date-parts&quot;:[[2010,6,22]]},&quot;accessed&quot;:{&quot;date-parts&quot;:[[2012,5,30]]}}}],&quot;schema&quot;:&quot;https://github.com/citation-style-language/schema/raw/master/csl-citation.json&quot;} RNDehI8fWWrak"/><text:span text:style-name="T71">(Delalez et al., 2010)</text:span><text:reference-mark-end text:name="ZOTERO_ITEM CSL_CITATION {&quot;citationID&quot;:&quot;283j540bnb&quot;,&quot;properties&quot;:{&quot;formattedCitation&quot;:&quot;(Delalez et al., 2010)&quot;,&quot;plainCitation&quot;:&quot;(Delalez et al., 2010)&quot;},&quot;citationItems&quot;:[{&quot;id&quot;:2555,&quot;uris&quot;:[&quot;http://zotero.org/users/316567/items/KX6CQG6E&quot;],&quot;uri&quot;:[&quot;http://zotero.org/users/316567/items/KX6CQG6E&quot;],&quot;itemData&quot;:{&quot;id&quot;:2555,&quot;type&quot;:&quot;article-journal&quot;,&quot;title&quot;:&quot;Signal-Dependent Turnover of the Bacterial Flagellar Switch Protein FliM&quot;,&quot;container-title&quot;:&quot;Proceedings of the National Academy of Sciences&quot;,&quot;page&quot;:&quot;11347-11351&quot;,&quot;volume&quot;:&quot;107&quot;,&quot;issue&quot;:&quot;25&quot;,&quot;source&quot;:&quot;www.pnas.org&quot;,&quot;abstract&quot;:&quot;Most biological processes are performed by multiprotein complexes. Traditionally described as static entities, evidence is now emerging that their components can be highly dynamic, exchanging constantly with cellular pools. The bacterial flagellar motor contains ∼13 different proteins and provides an ideal system to study functional molecular complexes. It is powered by transmembrane ion flux through a ring of stator complexes that push on a central rotor. The Escherichia coli motor switches direction stochastically in response to binding of the response regulator CheY to the rotor switch component FliM. Much is known of the static motor structure, but we are just beginning to understand the dynamics of its individual components. Here we measure the stoichiometry and turnover of FliM in functioning flagellar motors, by using high-resolution fluorescence microscopy of E. coli expressing genomically encoded YPet derivatives of FliM at physiological levels. We show that the ∼30 FliM molecules per motor exist in two discrete populations, one tightly associated with the motor and the other undergoing stochastic turnover. This turnover of FliM molecules depends on the presence of active CheY, suggesting a potential role in the process of motor switching. In many ways the bacterial flagellar motor is as an archetype macromolecular assembly, and our results may have further implications for the functional relevance of protein turnover in other large molecular complexes.&quot;,&quot;DOI&quot;:&quot;10.1073/pnas.1000284107&quot;,&quot;ISSN&quot;:&quot;0027-8424, 1091-6490&quot;,&quot;journalAbbreviation&quot;:&quot;PNAS&quot;,&quot;language&quot;:&quot;en&quot;,&quot;author&quot;:[{&quot;family&quot;:&quot;Delalez&quot;,&quot;given&quot;:&quot;Nicolas J&quot;},{&quot;family&quot;:&quot;Wadhams&quot;,&quot;given&quot;:&quot;George H&quot;},{&quot;family&quot;:&quot;Rosser&quot;,&quot;given&quot;:&quot;Gabriel&quot;},{&quot;family&quot;:&quot;Xue&quot;,&quot;given&quot;:&quot;Quan&quot;},{&quot;family&quot;:&quot;Brown&quot;,&quot;given&quot;:&quot;Mostyn T&quot;},{&quot;family&quot;:&quot;Dobbie&quot;,&quot;given&quot;:&quot;Ian M&quot;},{&quot;family&quot;:&quot;Berry&quot;,&quot;given&quot;:&quot;Richard M&quot;},{&quot;family&quot;:&quot;Leake&quot;,&quot;given&quot;:&quot;Mark C&quot;},{&quot;family&quot;:&quot;Armitage&quot;,&quot;given&quot;:&quot;Judith P&quot;}],&quot;issued&quot;:{&quot;date-parts&quot;:[[2010,6,22]]},&quot;accessed&quot;:{&quot;date-parts&quot;:[[2012,5,30]]}}}],&quot;schema&quot;:&quot;https://github.com/citation-style-language/schema/raw/master/csl-citation.json&quot;} RNDehI8fWWrak"/><text:span text:style-name="T71">. The ratio approximately two-thirds dynamic to one-third static correspond to the split between different conformations of FliM.</text:span></text:p>
      <text:p text:style-name="Standard"><text:span text:style-name="T71">An assessment of diversity in flagellar motors offers support for this model because there is a ubiquitous candidate density for the FliG</text:span><text:span text:style-name="T61">C</text:span><text:span text:style-name="T71">:MotA interface above and outside the outer lobe. As discussed above, electron cryo-tomography has yet to unequivocally pinpoint the stator complexes, but some candidate stator complexes are positioned directly above the C-ring outer lobe </text:span><text:reference-mark-start text:name="ZOTERO_ITEM CSL_CITATION {&quot;citationID&quot;:&quot;1grk7anbja&quot;,&quot;properties&quot;:{&quot;formattedCitation&quot;:&quot;(Murphy et al., 2006; Liu et al., 2009; Raddi et al., 2012)&quot;,&quot;plainCitation&quot;:&quot;(Murphy et al., 2006; Liu et al., 2009; Raddi et al., 2012)&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MCUty0lPZI"/><text:span text:style-name="T71">(Murphy et al., 2006; Liu et al., 2009; Raddi et al., 2012)</text:span><text:reference-mark-end text:name="ZOTERO_ITEM CSL_CITATION {&quot;citationID&quot;:&quot;1grk7anbja&quot;,&quot;properties&quot;:{&quot;formattedCitation&quot;:&quot;(Murphy et al., 2006; Liu et al., 2009; Raddi et al., 2012)&quot;,&quot;plainCitation&quot;:&quot;(Murphy et al., 2006; Liu et al., 2009; Raddi et al., 2012)&quot;},&quot;citationItems&quot;:[{&quot;id&quot;:&quot;MeWJIXlD/gWEywqK8&quot;,&quot;uris&quot;:[&quot;http://zotero.org/users/316567/items/KXPV35ZM&quot;],&quot;itemData&quot;:{&quot;id&quot;:&quot;MeWJIXlD/gWEywqK8&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id&quot;:957,&quot;uris&quot;:[&quot;http://zotero.org/users/316567/items/DFQ8GXNH&quot;],&quot;uri&quot;:[&quot;http://zotero.org/users/316567/items/DFQ8GXNH&quot;],&quot;itemData&quot;:{&quot;id&quot;:957,&quot;type&quot;:&quot;article-journal&quot;,&quot;title&quot;:&quot;Three-Dimensional Structures of Pathogenic and Saprophytic Leptospira Revealed by Cryo-Electron Tomography&quot;,&quot;container-title&quot;:&quot;Journal of Bacteriology&quot;,&quot;source&quot;:&quot;Highwire 2.0&quot;,&quot;abstract&quot;:&quot;Leptospira interrogans is the primary causative agent of the most widespread zoonotic disease, leptospirosis. An in-depth structural characterization of L. interrogans is needed to understand its biology and pathogenesis. In this study, cryo-electron tomography (cryo-ET) was used to compare pathogenic and saprophytic species and examine the unique morphological features of this group of bacteria. Specifically, our study revealed a structural difference between the cell envelopes of L. interrogans and L. biflexa involving variations in the lipopolysaccharide (LPS) layer. Through cryo-ET and subvolume averaging, we determined the first three-dimensional (3-D) structure of the flagellar motor of leptospira, with novel features in the flagellar C ring, export apparatus and stator. Together with direct visualization of chemoreceptor arrays, DNA packing, periplasmic filaments, spherical cytoplasmic bodies, and a unique “cap” at the cell end, this report provides structural insights into these fascinating Leptospira.&quot;,&quot;URL&quot;:&quot;http://jb.asm.org/content/early/2012/01/04/JB.06474-11.abstract&quot;,&quot;DOI&quot;:&quot;10.1128/JB.06474-11&quot;,&quot;author&quot;:[{&quot;family&quot;:&quot;Raddi&quot;,&quot;given&quot;:&quot;Gianmarco&quot;},{&quot;family&quot;:&quot;Morado&quot;,&quot;given&quot;:&quot;Dustin R.&quot;},{&quot;family&quot;:&quot;Yan&quot;,&quot;given&quot;:&quot;Jie&quot;},{&quot;family&quot;:&quot;Haake&quot;,&quot;given&quot;:&quot;David A.&quot;},{&quot;family&quot;:&quot;Yang&quot;,&quot;given&quot;:&quot;X. Frank&quot;},{&quot;family&quot;:&quot;Liu&quot;,&quot;given&quot;:&quot;Jun&quot;}],&quot;issued&quot;:{&quot;date-parts&quot;:[[&quot;2012&quot;,1,6]]},&quot;accessed&quot;:{&quot;date-parts&quot;:[[2012,1,26]],&quot;season&quot;:&quot;17:19:58&quot;}}}],&quot;schema&quot;:&quot;https://github.com/citation-style-language/schema/raw/master/csl-citation.json&quot;} RNDMCUty0lPZI"/>, although this will require verification. Indeed, a closer look at the range of electron cryo-tomography flagellar structures highlights that this area is the only consistent area in which a bridge from the C-ring to the inner membrane is seen. This cross-bacterial commonality is therefore in favour of the outer lobe of the C-ring being formed from FliG<text:span text:style-name="T61">C</text:span>.</text:p>
      <text:p text:style-name="P11">Nevertheless, there are a number of observations that this model does not explain. Immunogold labeling of motors lacking C-rings but containing FliG localize FliG to the M-ring. It is also a little difficult to explain adherence of the C-ring to the MS-ring despite the lack of density between these two rings. This model predicts that this junction is formed by a noncovalent protein-protein interaction, but the gap is large and more consistent with a thin, flexible (covalent) linker such as an individual alpha-helix.</text:p>
      <text:p text:style-name="P7"><text:span text:style-name="T71">The 26 steps observed per full rotation are also at odds with FliG</text:span><text:span text:style-name="T61">C</text:span><text:span text:style-name="T71"> being arranged in a 34-fold symmetric ring, with occasional gaps. Indeed, a naïve assumption would be that this arrangement might result in 34 steps per full rotation. In addition, positioning of FliG</text:span><text:span text:style-name="T61">C</text:span><text:span text:style-name="T71"> at such a large radius would seem distal to the stator complexes imaged by freeze-fracture and crosslinking studies between MotB</text:span><text:span text:style-name="T61">C</text:span><text:span text:style-name="T71"> and FlgI which surrounds the distal rod close to the rotational axis.</text:span></text:p>
      <text:p text:style-name="P7">This model is also not entirely consistent with single-particle cryo-EM reconstructions of the motor. While the authors suggest that the outer lobe of the C-ring is 75% the density of other domains (as would be expected based on ~75% occupancy by 26 FliGC subunits in a 34-fold symmetric ring), it is unclear if this can be quantitated. Additionally, while the FliF-FliG deletion-fusion mutant images are somewhat explained, the apparent considerable shift of interpreted location of FliG<text:span text:style-name="T61">M</text:span> up and away from the body of the C-ring does not seem entirely consistent.</text:p>
      <text:h text:style-name="Heading_20_7" text:outline-level="7">The symmetric distal FliG model</text:h>
      <text:p text:style-name="Standard"><text:span text:style-name="T2">In this model, the full-length FliG makes up the entire upper section of the C-ring, with the outer lobe composed of FliG</text:span><text:span text:style-name="T62">C</text:span><text:span text:style-name="T2"> poised to interact with stator complexes, FliG</text:span><text:span text:style-name="T62">M</text:span><text:span text:style-name="T2"> positioned immediately below (and thus precludes interaction of FliG</text:span><text:span text:style-name="T62">C</text:span><text:span text:style-name="T2"> with FliM</text:span><text:span text:style-name="T62">M</text:span><text:span text:style-name="T2"> as proposed in the asymmetric distal model), and FliG</text:span><text:span text:style-name="T62">N</text:span><text:span text:style-name="T2"> positioned in the inner lobe of the C-ring immediately adjacent to FliF. Unlike the other two models, here there are 34 copies of FliG </text:span><text:reference-mark-start text:name="ZOTERO_ITEM CSL_CITATION {&quot;citationID&quot;:&quot;1n72i5jtq0&quot;,&quot;properties&quot;:{&quot;formattedCitation&quot;:&quot;(Lee et al., 2010)&quot;,&quot;plainCitation&quot;:&quot;(Lee et al., 2010)&quot;},&quot;citationItems&quot;:[{&quot;id&quot;:2450,&quot;uris&quot;:[&quot;http://zotero.org/users/316567/items/HH9TAPGB&quot;],&quot;uri&quot;:[&quot;http://zotero.org/users/316567/items/HH9TAPGB&quot;],&quot;itemData&quot;:{&quot;id&quot;:2450,&quot;type&quot;:&quot;article-journal&quot;,&quot;title&quot;:&quot;Structure of the torque ring of the flagellar motor and the molecular basis for rotational switching&quot;,&quot;container-title&quot;:&quot;Nature&quot;,&quot;page&quot;:&quot;996-1000&quot;,&quot;volume&quot;:&quot;466&quot;,&quot;issue&quot;:&quot;7309&quot;,&quot;source&quot;:&quot;NCBI PubMed&quot;,&quot;abstract&quot;:&quot;The flagellar motor drives the rotation of flagellar filaments at hundreds of revolutions per second, efficiently propelling bacteria through viscous media. The motor uses the potential energy from an electrochemical gradient of cations across the cytoplasmic membrane to generate torque. A rapid switch from anticlockwise to clockwise rotation determines whether a bacterium runs smoothly forward or tumbles to change its trajectory. A protein called FliG forms a ring in the rotor of the flagellar motor that is involved in the generation of torque through an interaction with the cation-channel-forming stator subunit MotA. FliG has been suggested to adopt distinct conformations that induce switching but these structural changes and the molecular mechanism of switching are unknown. Here we report the molecular structure of the full-length FliG protein, identify conformational changes that are involved in rotational switching and uncover the structural basis for the formation of the FliG torque ring. This allows us to propose a model of the complete ring and switching mechanism in which conformational changes in FliG reverse the electrostatic charges involved in torque generation.&quot;,&quot;DOI&quot;:&quot;10.1038/nature09300&quot;,&quot;ISSN&quot;:&quot;1476-4687&quot;,&quot;note&quot;:&quot;PMID: 20676082&quot;,&quot;journalAbbreviation&quot;:&quot;Nature&quot;,&quot;author&quot;:[{&quot;family&quot;:&quot;Lee&quot;,&quot;given&quot;:&quot;Lawrence K&quot;},{&quot;family&quot;:&quot;Ginsburg&quot;,&quot;given&quot;:&quot;Michael A&quot;},{&quot;family&quot;:&quot;Crovace&quot;,&quot;given&quot;:&quot;Claudia&quot;},{&quot;family&quot;:&quot;Donohoe&quot;,&quot;given&quot;:&quot;Mhairi&quot;},{&quot;family&quot;:&quot;Stock&quot;,&quot;given&quot;:&quot;Daniela&quot;}],&quot;issued&quot;:{&quot;date-parts&quot;:[[&quot;2010&quot;,8,19]]},&quot;accessed&quot;:{&quot;date-parts&quot;:[[2012,9,7]]}}}],&quot;schema&quot;:&quot;https://github.com/citation-style-language/schema/raw/master/csl-citation.json&quot;} RNDctJ3WnLBMk"/><text:span text:style-name="T2">(Lee et al., 2010)</text:span><text:reference-mark-end text:name="ZOTERO_ITEM CSL_CITATION {&quot;citationID&quot;:&quot;1n72i5jtq0&quot;,&quot;properties&quot;:{&quot;formattedCitation&quot;:&quot;(Lee et al., 2010)&quot;,&quot;plainCitation&quot;:&quot;(Lee et al., 2010)&quot;},&quot;citationItems&quot;:[{&quot;id&quot;:2450,&quot;uris&quot;:[&quot;http://zotero.org/users/316567/items/HH9TAPGB&quot;],&quot;uri&quot;:[&quot;http://zotero.org/users/316567/items/HH9TAPGB&quot;],&quot;itemData&quot;:{&quot;id&quot;:2450,&quot;type&quot;:&quot;article-journal&quot;,&quot;title&quot;:&quot;Structure of the torque ring of the flagellar motor and the molecular basis for rotational switching&quot;,&quot;container-title&quot;:&quot;Nature&quot;,&quot;page&quot;:&quot;996-1000&quot;,&quot;volume&quot;:&quot;466&quot;,&quot;issue&quot;:&quot;7309&quot;,&quot;source&quot;:&quot;NCBI PubMed&quot;,&quot;abstract&quot;:&quot;The flagellar motor drives the rotation of flagellar filaments at hundreds of revolutions per second, efficiently propelling bacteria through viscous media. The motor uses the potential energy from an electrochemical gradient of cations across the cytoplasmic membrane to generate torque. A rapid switch from anticlockwise to clockwise rotation determines whether a bacterium runs smoothly forward or tumbles to change its trajectory. A protein called FliG forms a ring in the rotor of the flagellar motor that is involved in the generation of torque through an interaction with the cation-channel-forming stator subunit MotA. FliG has been suggested to adopt distinct conformations that induce switching but these structural changes and the molecular mechanism of switching are unknown. Here we report the molecular structure of the full-length FliG protein, identify conformational changes that are involved in rotational switching and uncover the structural basis for the formation of the FliG torque ring. This allows us to propose a model of the complete ring and switching mechanism in which conformational changes in FliG reverse the electrostatic charges involved in torque generation.&quot;,&quot;DOI&quot;:&quot;10.1038/nature09300&quot;,&quot;ISSN&quot;:&quot;1476-4687&quot;,&quot;note&quot;:&quot;PMID: 20676082&quot;,&quot;journalAbbreviation&quot;:&quot;Nature&quot;,&quot;author&quot;:[{&quot;family&quot;:&quot;Lee&quot;,&quot;given&quot;:&quot;Lawrence K&quot;},{&quot;family&quot;:&quot;Ginsburg&quot;,&quot;given&quot;:&quot;Michael A&quot;},{&quot;family&quot;:&quot;Crovace&quot;,&quot;given&quot;:&quot;Claudia&quot;},{&quot;family&quot;:&quot;Donohoe&quot;,&quot;given&quot;:&quot;Mhairi&quot;},{&quot;family&quot;:&quot;Stock&quot;,&quot;given&quot;:&quot;Daniela&quot;}],&quot;issued&quot;:{&quot;date-parts&quot;:[[&quot;2010&quot;,8,19]]},&quot;accessed&quot;:{&quot;date-parts&quot;:[[2012,9,7]]}}}],&quot;schema&quot;:&quot;https://github.com/citation-style-language/schema/raw/master/csl-citation.json&quot;} RNDctJ3WnLBMk"/>. Modeled around a full-length crystal structure and restrained to only move at unstructured loop regions, this model invokes the two ARM repeats in FliG<text:span text:style-name="T61">C</text:span> and FliG<text:span text:style-name="T61">M</text:span> that may link one FliG<text:span text:style-name="T61">C</text:span> to another FliG<text:span text:style-name="T61">M</text:span>. Intriguingly, this is seen in all five FliG crystal structures determined to-date <text:reference-mark-start text:name="ZOTERO_ITEM CSL_CITATION {&quot;citationID&quot;:&quot;17h4kmigae&quot;,&quot;properties&quot;:{&quot;formattedCitation&quot;:&quot;(Stock et al., 2012)&quot;,&quot;plainCitation&quot;:&quot;(Stock et al., 2012)&quot;},&quot;citationItems&quot;:[{&quot;id&quot;:2626,&quot;uris&quot;:[&quot;http://zotero.org/users/316567/items/P6HAXHPP&quot;],&quot;uri&quot;:[&quot;http://zotero.org/users/316567/items/P6HAXHPP&quot;],&quot;itemData&quot;:{&quot;id&quot;:2626,&quot;type&quot;:&quot;article-journal&quot;,&quot;title&quot;:&quot;Nanorotors and self-assembling macromolecular machines: The torque ring of the bacterial flagellar motor&quot;,&quot;container-title&quot;:&quot;Current opinion in biotechnology&quot;,&quot;page&quot;:&quot;545-554&quot;,&quot;volume&quot;:&quot;23&quot;,&quot;issue&quot;:&quot;4&quot;,&quot;source&quot;:&quot;NCBI PubMed&quot;,&quot;abstract&quot;:&quot;The bacterial flagellar motor (BFM) is a self-assembling rotary nanomachine. It converts a flux of cations into the mechanical rotation of long filaments that propel bacteria through viscous media. The BFM contains a torque-generating ring that is complete with molecular machinery known as the switch complex that allows it to reverse directions. With four billion years of optimization, the BFM probably offers the pinnacle of sophisticated nanorotor design. Moreover as one of the best-characterized large biomolecular complexes, it offers the potential for convergence between nanotechnology and biology, which requires an atomic level understanding of BFM structure and function. This review focuses on current molecular models of the reversible BFM and the strategies used to derive them.&quot;,&quot;DOI&quot;:&quot;10.1016/j.copbio.2012.01.008&quot;,&quot;ISSN&quot;:&quot;1879-0429&quot;,&quot;note&quot;:&quot;PMID: 22321941&quot;,&quot;shortTitle&quot;:&quot;Nanorotors and self-assembling macromolecular machines&quot;,&quot;journalAbbreviation&quot;:&quot;Curr. Opin. Biotechnol.&quot;,&quot;author&quot;:[{&quot;family&quot;:&quot;Stock&quot;,&quot;given&quot;:&quot;Daniela&quot;},{&quot;family&quot;:&quot;Namba&quot;,&quot;given&quot;:&quot;Keiichi&quot;},{&quot;family&quot;:&quot;Lee&quot;,&quot;given&quot;:&quot;Lawrence K&quot;}],&quot;issued&quot;:{&quot;date-parts&quot;:[[&quot;2012&quot;,8]]},&quot;accessed&quot;:{&quot;date-parts&quot;:[[2012,9,16]]}}}],&quot;schema&quot;:&quot;https://github.com/citation-style-language/schema/raw/master/csl-citation.json&quot;} RND7wPGgGjeOf"/>(Stock et al., 2012)<text:reference-mark-end text:name="ZOTERO_ITEM CSL_CITATION {&quot;citationID&quot;:&quot;17h4kmigae&quot;,&quot;properties&quot;:{&quot;formattedCitation&quot;:&quot;(Stock et al., 2012)&quot;,&quot;plainCitation&quot;:&quot;(Stock et al., 2012)&quot;},&quot;citationItems&quot;:[{&quot;id&quot;:2626,&quot;uris&quot;:[&quot;http://zotero.org/users/316567/items/P6HAXHPP&quot;],&quot;uri&quot;:[&quot;http://zotero.org/users/316567/items/P6HAXHPP&quot;],&quot;itemData&quot;:{&quot;id&quot;:2626,&quot;type&quot;:&quot;article-journal&quot;,&quot;title&quot;:&quot;Nanorotors and self-assembling macromolecular machines: The torque ring of the bacterial flagellar motor&quot;,&quot;container-title&quot;:&quot;Current opinion in biotechnology&quot;,&quot;page&quot;:&quot;545-554&quot;,&quot;volume&quot;:&quot;23&quot;,&quot;issue&quot;:&quot;4&quot;,&quot;source&quot;:&quot;NCBI PubMed&quot;,&quot;abstract&quot;:&quot;The bacterial flagellar motor (BFM) is a self-assembling rotary nanomachine. It converts a flux of cations into the mechanical rotation of long filaments that propel bacteria through viscous media. The BFM contains a torque-generating ring that is complete with molecular machinery known as the switch complex that allows it to reverse directions. With four billion years of optimization, the BFM probably offers the pinnacle of sophisticated nanorotor design. Moreover as one of the best-characterized large biomolecular complexes, it offers the potential for convergence between nanotechnology and biology, which requires an atomic level understanding of BFM structure and function. This review focuses on current molecular models of the reversible BFM and the strategies used to derive them.&quot;,&quot;DOI&quot;:&quot;10.1016/j.copbio.2012.01.008&quot;,&quot;ISSN&quot;:&quot;1879-0429&quot;,&quot;note&quot;:&quot;PMID: 22321941&quot;,&quot;shortTitle&quot;:&quot;Nanorotors and self-assembling macromolecular machines&quot;,&quot;journalAbbreviation&quot;:&quot;Curr. Opin. Biotechnol.&quot;,&quot;author&quot;:[{&quot;family&quot;:&quot;Stock&quot;,&quot;given&quot;:&quot;Daniela&quot;},{&quot;family&quot;:&quot;Namba&quot;,&quot;given&quot;:&quot;Keiichi&quot;},{&quot;family&quot;:&quot;Lee&quot;,&quot;given&quot;:&quot;Lawrence K&quot;}],&quot;issued&quot;:{&quot;date-parts&quot;:[[&quot;2012&quot;,8]]},&quot;accessed&quot;:{&quot;date-parts&quot;:[[2012,9,16]]}}}],&quot;schema&quot;:&quot;https://github.com/citation-style-language/schema/raw/master/csl-citation.json&quot;} RND7wPGgGjeOf"/>, strongly suggestive of a daisychain circle of FliG molecules in the C-ring. Strikingly, repeating <text:span text:style-name="T72">a model derived from the crystal structure over a 45nm-diameter ring results in a 34-member oligomer, precisely fitting cryo-microscopy observations </text:span><text:reference-mark-start text:name="ZOTERO_ITEM CSL_CITATION {&quot;citationID&quot;:&quot;2mjla1kj6s&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u6Vgtanx1K"/><text:span text:style-name="T72">(Thomas et al., 2006)</text:span><text:reference-mark-end text:name="ZOTERO_ITEM CSL_CITATION {&quot;citationID&quot;:&quot;2mjla1kj6s&quot;,&quot;properties&quot;:{&quot;formattedCitation&quot;:&quot;(Thomas et al., 2006)&quot;,&quot;plainCitation&quot;:&quot;(Thomas et al., 2006)&quot;},&quot;citationItems&quot;:[{&quot;id&quot;:934,&quot;uris&quot;:[&quot;http://zotero.org/users/316567/items/TFMNQZ4A&quot;,&quot;http://zotero.org/users/316567/items/AKRAU77T&quot;],&quot;uri&quot;:[&quot;http://zotero.org/users/316567/items/TFMNQZ4A&quot;,&quot;http://zotero.org/users/316567/items/AKRAU77T&quot;],&quot;itemData&quot;:{&quot;id&quot;:934,&quot;type&quot;:&quot;article-journal&quot;,&quot;title&quot;:&quot;The Three-Dimensional Structure of the Flagellar Rotor from a Clockwise-Locked Mutant of Salmonella Enterica Serovar Typhimurium&quot;,&quot;container-title&quot;:&quot;Journal of Bacteriology&quot;,&quot;page&quot;:&quot;7039-7048&quot;,&quot;volume&quot;:&quot;188&quot;,&quot;issue&quot;:&quot;20&quot;,&quot;source&quot;:&quot;jb.asm.org&quot;,&quot;abstract&quot;:&quot;Three-dimensional reconstructions from electron cryomicrographs of the rotor of the flagellar motor reveal that the symmetry of individual M rings varies from 24-fold to 26-fold while that of the C rings, containing the two motor/switch proteins FliM and FliN, varies from 32-fold to 36-fold, with no apparent correlation between the symmetries of the two rings. Results from other studies provided evidence that, in addition to the transmembrane protein FliF, at least some part of the third motor/switch protein, FliG, contributes to a thickening on the face of the M ring, but there was no evidence as to whether or not any portion of FliG also contributes to the C ring. Of the four morphological features in the cross section of the C ring, the feature closest to the M ring is not present with the rotational symmetry of the rest of the C ring, but instead it has the symmetry of the M ring. We suggest that this inner feature arises from a domain of FliG. We present a hypothetical docking in which the C-terminal motor domain of FliG lies in the C ring, where it can interact intimately with FliM.&quot;,&quot;DOI&quot;:&quot;10.1128/JB.00552-06&quot;,&quot;ISSN&quot;:&quot;0021-9193, 1098-5530&quot;,&quot;journalAbbreviation&quot;:&quot;J. Bacteriol.&quot;,&quot;language&quot;:&quot;en&quot;,&quot;author&quot;:[{&quot;family&quot;:&quot;Thomas&quot;,&quot;given&quot;:&quot;Dennis R&quot;},{&quot;family&quot;:&quot;Francis&quot;,&quot;given&quot;:&quot;Noreen R&quot;},{&quot;family&quot;:&quot;Xu&quot;,&quot;given&quot;:&quot;Chen&quot;},{&quot;family&quot;:&quot;DeRosier&quot;,&quot;given&quot;:&quot;David J&quot;}],&quot;issued&quot;:{&quot;date-parts&quot;:[[2006,10,1]]},&quot;accessed&quot;:{&quot;date-parts&quot;:[[2012,3,12]]}}}],&quot;schema&quot;:&quot;https://github.com/citation-style-language/schema/raw/master/csl-citation.json&quot;} RNDu6Vgtanx1K"/>.<text:span text:style-name="T72"> </text:span><text:span text:style-name="T2">Co-operativity of switching within the C-ring, illustrated by the strikingly high Hill coefficient of approximately 10, comes from the interlinked nature of all FliGs and shift of helix</text:span><text:span text:style-name="T62">MC</text:span><text:span text:style-name="T2"> that is tightly bound to FliG</text:span><text:span text:style-name="T62">M</text:span><text:span text:style-name="T2"> in CCW, and proposed to be released upon switch to CW conformations, leading to rotation of neighbours through ARM domain interactions and propagation throughout the entire ring. A variant of this model features FliG in essentially the same position but with an intramolecular ARM</text:span><text:span text:style-name="T62">M</text:span><text:span text:style-name="T2"> – ARM</text:span><text:span text:style-name="T62">C</text:span><text:span text:style-name="T2"> interaction in place of intermolecular </text:span><text:reference-mark-start text:name="ZOTERO_ITEM CSL_CITATION {&quot;citationID&quot;:&quot;28gtqj4fhd&quot;,&quot;properties&quot;:{&quot;formattedCitation&quot;:&quot;(Minamino et al., 2011)&quot;,&quot;plainCitation&quot;:&quot;(Minamino et al., 2011)&quot;},&quot;citationItems&quot;:[{&quot;id&quot;:593,&quot;uris&quot;:[&quot;http://zotero.org/users/316567/items/QZZH98W8&quot;],&quot;uri&quot;:[&quot;http://zotero.org/users/316567/items/QZZH98W8&quot;],&quot;itemData&quot;:{&quot;id&quot;:593,&quot;type&quot;:&quot;article-journal&quot;,&quot;title&quot;:&quot;Structural insight into the rotational switching mechanism of the bacterial flagellar motor&quot;,&quot;container-title&quot;:&quot;PLoS Biology&quot;,&quot;page&quot;:&quot;e1000616&quot;,&quot;volume&quot;:&quot;9&quot;,&quot;issue&quot;:&quot;5&quot;,&quot;source&quot;:&quot;NCBI PubMed&quot;,&quot;abstract&quot;:&quot;The bacterial flagellar motor can rotate either clockwise (CW) or counterclockwise (CCW). Three flagellar proteins, FliG, FliM, and FliN, are required for rapid switching between the CW and CCW directions. Switching is achieved by a conformational change in FliG induced by the binding of a chemotaxis signaling protein, phospho-CheY, to FliM and FliN. FliG consists of three domains, FliG(N), FliG(M), and FliG(C), and forms a ring on the cytoplasmic face of the MS ring of the flagellar basal body. Crystal structures have been reported for the FliG(MC) domains of Thermotoga maritima, which consist of the FliG(M) and FliG(C) domains and a helix E that connects these two domains, and full-length FliG of Aquifex aeolicus. However, the basis for the switching mechanism is based only on previously obtained genetic data and is hence rather indirect. We characterized a CW-biased mutant (fliG(ΔPAA)) of Salmonella enterica by direct observation of rotation of a single motor at high temporal and spatial resolution. We also determined the crystal structure of the FliG(MC) domains of an equivalent deletion mutant variant of T. maritima (fliG(ΔPEV)). The FliG(ΔPAA) motor produced torque at wild-type levels under a wide range of external load conditions. The wild-type motors rotated exclusively in the CCW direction under our experimental conditions, whereas the mutant motors rotated only in the CW direction. This result suggests that wild-type FliG is more stable in the CCW state than in the CW state, whereas FliG(ΔPAA) is more stable in the CW state than in the CCW state. The structure of the TM-FliG(MC)(ΔPEV) revealed that extremely CW-biased rotation was caused by a conformational change in helix E. Although the arrangement of FliG(C) relative to FliG(M) in a single molecule was different among the three crystals, a conserved FliG(M)-FliG(C) unit was observed in all three of them. We suggest that the conserved FliG(M)-FliG(C) unit is the basic functional element in the rotor ring and that the PAA deletion induces a conformational change in a hinge-loop between FliG(M) and helix E to achieve the CW state of the FliG ring. We also propose a novel model for the arrangement of FliG subunits within the motor. The model is in agreement with the previous mutational and cross-linking experiments and explains the cooperative switching mechanism of the flagellar motor.&quot;,&quot;DOI&quot;:&quot;10.1371/journal.pbio.1000616&quot;,&quot;ISSN&quot;:&quot;1545-7885&quot;,&quot;note&quot;:&quot;PMID: 21572987&quot;,&quot;journalAbbreviation&quot;:&quot;PLoS Biol&quot;,&quot;author&quot;:[{&quot;family&quot;:&quot;Minamino&quot;,&quot;given&quot;:&quot;Tohru&quot;},{&quot;family&quot;:&quot;Imada&quot;,&quot;given&quot;:&quot;Katsumi&quot;},{&quot;family&quot;:&quot;Kinoshita&quot;,&quot;given&quot;:&quot;Miki&quot;},{&quot;family&quot;:&quot;Nakamura&quot;,&quot;given&quot;:&quot;Shuichi&quot;},{&quot;family&quot;:&quot;Morimoto&quot;,&quot;given&quot;:&quot;Yusuke V&quot;},{&quot;family&quot;:&quot;Namba&quot;,&quot;given&quot;:&quot;Keiichi&quot;}],&quot;issued&quot;:{&quot;date-parts&quot;:[[&quot;2011&quot;,5]]},&quot;accessed&quot;:{&quot;date-parts&quot;:[[2011,5,19]]}}}],&quot;schema&quot;:&quot;https://github.com/citation-style-language/schema/raw/master/csl-citation.json&quot;} RND9XI8KkLpnf"/><text:span text:style-name="T2">(Minamino et al., 2011)</text:span><text:reference-mark-end text:name="ZOTERO_ITEM CSL_CITATION {&quot;citationID&quot;:&quot;28gtqj4fhd&quot;,&quot;properties&quot;:{&quot;formattedCitation&quot;:&quot;(Minamino et al., 2011)&quot;,&quot;plainCitation&quot;:&quot;(Minamino et al., 2011)&quot;},&quot;citationItems&quot;:[{&quot;id&quot;:593,&quot;uris&quot;:[&quot;http://zotero.org/users/316567/items/QZZH98W8&quot;],&quot;uri&quot;:[&quot;http://zotero.org/users/316567/items/QZZH98W8&quot;],&quot;itemData&quot;:{&quot;id&quot;:593,&quot;type&quot;:&quot;article-journal&quot;,&quot;title&quot;:&quot;Structural insight into the rotational switching mechanism of the bacterial flagellar motor&quot;,&quot;container-title&quot;:&quot;PLoS Biology&quot;,&quot;page&quot;:&quot;e1000616&quot;,&quot;volume&quot;:&quot;9&quot;,&quot;issue&quot;:&quot;5&quot;,&quot;source&quot;:&quot;NCBI PubMed&quot;,&quot;abstract&quot;:&quot;The bacterial flagellar motor can rotate either clockwise (CW) or counterclockwise (CCW). Three flagellar proteins, FliG, FliM, and FliN, are required for rapid switching between the CW and CCW directions. Switching is achieved by a conformational change in FliG induced by the binding of a chemotaxis signaling protein, phospho-CheY, to FliM and FliN. FliG consists of three domains, FliG(N), FliG(M), and FliG(C), and forms a ring on the cytoplasmic face of the MS ring of the flagellar basal body. Crystal structures have been reported for the FliG(MC) domains of Thermotoga maritima, which consist of the FliG(M) and FliG(C) domains and a helix E that connects these two domains, and full-length FliG of Aquifex aeolicus. However, the basis for the switching mechanism is based only on previously obtained genetic data and is hence rather indirect. We characterized a CW-biased mutant (fliG(ΔPAA)) of Salmonella enterica by direct observation of rotation of a single motor at high temporal and spatial resolution. We also determined the crystal structure of the FliG(MC) domains of an equivalent deletion mutant variant of T. maritima (fliG(ΔPEV)). The FliG(ΔPAA) motor produced torque at wild-type levels under a wide range of external load conditions. The wild-type motors rotated exclusively in the CCW direction under our experimental conditions, whereas the mutant motors rotated only in the CW direction. This result suggests that wild-type FliG is more stable in the CCW state than in the CW state, whereas FliG(ΔPAA) is more stable in the CW state than in the CCW state. The structure of the TM-FliG(MC)(ΔPEV) revealed that extremely CW-biased rotation was caused by a conformational change in helix E. Although the arrangement of FliG(C) relative to FliG(M) in a single molecule was different among the three crystals, a conserved FliG(M)-FliG(C) unit was observed in all three of them. We suggest that the conserved FliG(M)-FliG(C) unit is the basic functional element in the rotor ring and that the PAA deletion induces a conformational change in a hinge-loop between FliG(M) and helix E to achieve the CW state of the FliG ring. We also propose a novel model for the arrangement of FliG subunits within the motor. The model is in agreement with the previous mutational and cross-linking experiments and explains the cooperative switching mechanism of the flagellar motor.&quot;,&quot;DOI&quot;:&quot;10.1371/journal.pbio.1000616&quot;,&quot;ISSN&quot;:&quot;1545-7885&quot;,&quot;note&quot;:&quot;PMID: 21572987&quot;,&quot;journalAbbreviation&quot;:&quot;PLoS Biol&quot;,&quot;author&quot;:[{&quot;family&quot;:&quot;Minamino&quot;,&quot;given&quot;:&quot;Tohru&quot;},{&quot;family&quot;:&quot;Imada&quot;,&quot;given&quot;:&quot;Katsumi&quot;},{&quot;family&quot;:&quot;Kinoshita&quot;,&quot;given&quot;:&quot;Miki&quot;},{&quot;family&quot;:&quot;Nakamura&quot;,&quot;given&quot;:&quot;Shuichi&quot;},{&quot;family&quot;:&quot;Morimoto&quot;,&quot;given&quot;:&quot;Yusuke V&quot;},{&quot;family&quot;:&quot;Namba&quot;,&quot;given&quot;:&quot;Keiichi&quot;}],&quot;issued&quot;:{&quot;date-parts&quot;:[[&quot;2011&quot;,5]]},&quot;accessed&quot;:{&quot;date-parts&quot;:[[2011,5,19]]}}}],&quot;schema&quot;:&quot;https://github.com/citation-style-language/schema/raw/master/csl-citation.json&quot;} RND9XI8KkLpnf"/>.</text:p>
      <text:p text:style-name="Standard"><text:span text:style-name="T2">This simple and elegant model is consistent with a wide range of data. If the ubiquitous density between the C-ring outer lobe and the inner membrane in cryo-tomograms represents the stator complexes, it also positions FliG</text:span><text:span text:style-name="T62">C</text:span><text:span text:style-name="T2"> in the correct position to interact with them. It also takes into account known crystal structures and a proposed conformational switch between clockwise and counterclockwise forms. Proposing that the C-ring inner lobe is comprised solely of FliG</text:span><text:span text:style-name="T62">N</text:span><text:span text:style-name="T2"> beautifully explains the image of the FliF-FliG deletion-fusion mutant in which the inner lobe disappears </text:span><text:reference-mark-start text:name="ZOTERO_ITEM CSL_CITATION {&quot;citationID&quot;:&quot;2nci41inp3&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Hxdw1fVLBq"/><text:span text:style-name="T2">(Thomas et al., 2001)</text:span><text:reference-mark-end text:name="ZOTERO_ITEM CSL_CITATION {&quot;citationID&quot;:&quot;2nci41inp3&quot;,&quot;properties&quot;:{&quot;formattedCitation&quot;:&quot;(Thomas et al., 2001)&quot;,&quot;plainCitation&quot;:&quot;(Thomas et al., 2001)&quot;},&quot;citationItems&quot;:[{&quot;id&quot;:2755,&quot;uris&quot;:[&quot;http://zotero.org/users/316567/items/T79JV9G3&quot;],&quot;uri&quot;:[&quot;http://zotero.org/users/316567/items/T79JV9G3&quot;],&quot;itemData&quot;:{&quot;id&quot;:2755,&quot;type&quot;:&quot;article-journal&quot;,&quot;title&quot;:&quot;Structures of bacterial flagellar motors from two FliF-FliG gene fusion mutants&quot;,&quot;container-title&quot;:&quot;Journal of Bacteriology&quot;,&quot;page&quot;:&quot;6404-6412&quot;,&quot;volume&quot;:&quot;183&quot;,&quot;issue&quot;:&quot;21&quot;,&quot;source&quot;:&quot;NCBI PubMed&quot;,&quot;abstract&quot;:&quot;Flagella purified from Salmonella enterica serovar Typhimurium contain FliG, FliM, and FliN, cytoplasmic proteins that are important in torque generation and switching, and FliF, a transmembrane structural protein. The motor portion of the flagellum (the basal body complex) has a cytoplasmic C ring and a transmembrane M ring. Incubation of purified basal bodies at pH 4.5 removed FliM and FliN but not FliG or FliF. These basal bodies lacked C rings but had intact M rings, suggesting that FliM and FliN are part of the C ring but not a detectable part of the M ring. Incubation of basal bodies at pH 2.5 removed FliG, FliM, and FliN but not FliF. These basal bodies lacked the C ring, and the cytoplasmic face of the M ring was altered, suggesting that FliG makes up at least part of the cytoplasmic face of the M ring. Further insights into FliG were obtained from cells expressing a fusion protein of FliF and FliG. Flagella from these mutants still rotated but cells were not chemotactic. One mutant is a full-length fusion of FliF and FliG; the second mutant has a deletion lacking the last 56 residues of FliF and the first 94 residues of FliG. In the former, C rings appeared complete, but a portion of the M ring was shifted to higher radius. The C-ring-M-ring interaction appeared to be altered. In basal bodies with the fusion-deletion protein, the C ring was smaller in diameter, and one of its domains occupied space vacated by missing portions of FliF and FliG.&quot;,&quot;DOI&quot;:&quot;10.1128/JB.183.21.6404-6412.2001&quot;,&quot;ISSN&quot;:&quot;0021-9193&quot;,&quot;note&quot;:&quot;PMID: 11591685&quot;,&quot;journalAbbreviation&quot;:&quot;J. Bacteriol.&quot;,&quot;author&quot;:[{&quot;family&quot;:&quot;Thomas&quot;,&quot;given&quot;:&quot;D&quot;},{&quot;family&quot;:&quot;Morgan&quot;,&quot;given&quot;:&quot;D G&quot;},{&quot;family&quot;:&quot;DeRosier&quot;,&quot;given&quot;:&quot;D J&quot;}],&quot;issued&quot;:{&quot;date-parts&quot;:[[&quot;2001&quot;,11]]},&quot;accessed&quot;:{&quot;date-parts&quot;:[[2012,6,6]]}}}],&quot;schema&quot;:&quot;https://github.com/citation-style-language/schema/raw/master/csl-citation.json&quot;} RNDHxdw1fVLBq"/>.</text:p>
      <text:p text:style-name="P27">The known diversity in flagellar C-rings shows that all are of essentially the same cross-section, and increase in C-ring size could result from simply increasing the number of FliG subunits, leading to a concomitant increase in C-ring diameter.</text:p>
      <text:p text:style-name="P7"><text:span text:style-name="T2">The chief challenge that this model faces is in not accounting for the evidence for 26 copies of FliG in the C-ring. This may be partially explained in the deletion-fusion mutant by suggesting that in this specific case there are indeed 26 copies of the FliF-FliG fusion, imposed by the 26 copies of FliF (but when these are two separate proteins, an additional eight FliG subunits can join the C-ring). The 26-fold </text:span>inner-lobe symmetry is hard to account for with this model that proposes 34 FliG<text:span text:style-name="T61">N</text:span> domains occupy the inner lobe, as are the 26 equal steps per revolution that result from interaction of FliG<text:span text:style-name="T61">C</text:span> with MotA. Furthermore, a recent c<text:span text:style-name="T2">rosslinking study, however, failed to support as physiologically relevant the crystal contact-based armadillo repeat interface </text:span><text:reference-mark-start text:name="ZOTERO_ITEM CSL_CITATION {&quot;citationID&quot;:&quot;1rbtjpa0eb&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1F3k04saeg"/><text:span text:style-name="T2">(Paul et al., 2011)</text:span><text:reference-mark-end text:name="ZOTERO_ITEM CSL_CITATION {&quot;citationID&quot;:&quot;1rbtjpa0eb&quot;,&quot;properties&quot;:{&quot;formattedCitation&quot;:&quot;(Paul et al., 2011)&quot;,&quot;plainCitation&quot;:&quot;(Paul et al., 2011)&quot;},&quot;citationItems&quot;:[{&quot;id&quot;:2256,&quot;uris&quot;:[&quot;http://zotero.org/users/316567/items/BP7QFI4E&quot;],&quot;uri&quot;:[&quot;http://zotero.org/users/316567/items/BP7QFI4E&quot;],&quot;itemData&quot;:{&quot;id&quot;:2256,&quot;type&quot;:&quot;article-journal&quot;,&quot;title&quot;:&quot;Architecture of the flagellar rotor&quot;,&quot;container-title&quot;:&quot;The EMBO Journal&quot;,&quot;page&quot;:&quot;2962-2971&quot;,&quot;volume&quot;:&quot;30&quot;,&quot;issue&quot;:&quot;14&quot;,&quot;source&quot;:&quot;www.nature.com&quot;,&quot;abstract&quot;:&quot;Rotation and switching of the bacterial flagellum depends on a large rotor-mounted protein assembly composed of the proteins FliG, FliM and FliN, with FliG most directly involved in rotation. The crystal structure of a complex between the central domains of FliG and FliM, in conjunction with several biochemical and molecular-genetic experiments, reveals the arrangement of the FliG and FliM proteins in the rotor. A stoichiometric mismatch between FliG (26 subunits) and FliM (34 subunits) is explained in terms of two distinct positions for FliM: one where it binds the FliG central domain and another where it binds the FliG C-terminal domain. This architecture provides a structural framework for addressing the mechanisms of motor rotation and direction switching and for unifying the large body of data on motor performance. Recently proposed alternative models of rotor assembly, based on a subunit contact observed in crystals, are not supported by experiment.&quot;,&quot;DOI&quot;:&quot;10.1038/emboj.2011.188&quot;,&quot;ISSN&quot;:&quot;ERROR! NO ISSN&quot;,&quot;language&quot;:&quot;en&quot;,&quot;author&quot;:[{&quot;family&quot;:&quot;Paul&quot;,&quot;given&quot;:&quot;Koushik&quot;},{&quot;family&quot;:&quot;Gonzalez-Bonet&quot;,&quot;given&quot;:&quot;Gabriela&quot;},{&quot;family&quot;:&quot;Bilwes&quot;,&quot;given&quot;:&quot;Alexandrine M&quot;},{&quot;family&quot;:&quot;Crane&quot;,&quot;given&quot;:&quot;Brian R&quot;},{&quot;family&quot;:&quot;Blair&quot;,&quot;given&quot;:&quot;David&quot;}],&quot;issued&quot;:{&quot;date-parts&quot;:[[2011,6,14]]},&quot;accessed&quot;:{&quot;date-parts&quot;:[[2012,4,13]]}}}],&quot;schema&quot;:&quot;https://github.com/citation-style-language/schema/raw/master/csl-citation.json&quot;} RND1F3k04saeg"/><text:span text:style-name="T2">.</text:span></text:p>
      <text:p text:style-name="P7">As with the distal mismatched model, it is h<text:span text:style-name="T2">ard to explain the lack of density between the M-ring and C-ring that </text:span><text:span text:style-name="T2">represents a noncovalent protein:protein interaction surface. It is also unclear how FliG</text:span><text:span text:style-name="T62">C</text:span><text:span text:style-name="T2"> might interact with a stator complex ring at narrower radius as suggested by freeze-fracture results. In addition, immunogold labelling locates at least part of FliG within the M-ring.</text:span><text:span text:style-name="T33"> This might be explained by the C-terminal domain of </text:span><text:span text:style-name="T2">FliF being on a flexible cytoplasmic linker.</text:span></text:p>
      <text:p text:style-name="P7">In conclusion, all of the models account for some of the data, but none are without conflict. The diversity of C-rings across the bacteria suggests a common architecture despite different diameters. How does each model fare when faced with explaining bacteria with different C-ring diameters? Unfortunately the only method to expand a C-ring without violating conserved contacts would be to expand the entire MS-ring. Intriguingly, it appears that this may have been the evolutionary strategy employed by the spirochaetes, who appear to have a wider and more elaborate MS-ring that is “sunk” into the cytoplasm. This strategy does not appear to have been utilized by the epsilonproteobacteria, however, with extended inner C-ring lobes instead that may represent additional spacer proteins to adapt a wider C-ring, or may represent alternative conformations of ubiquitous proteins. Both options are somewhat unsatisfactory for all models because they involve disruption of conserved binding motifs (<text:span text:style-name="T105">xxx sequence bioinformatics</text:span>). It will be interesting to see future studies on stoichiometries of FliF and FliG in these diverse organisms to place further understand C-ring architecture and evolutionary mechanisms behind producing different diameters.</text:p>
      <text:h text:style-name="P113" text:outline-level="4">The stator components of the torque-generating apparatus: the stator complexes</text:h>
      <text:h text:style-name="P96" text:outline-level="5">Functional overview</text:h>
      <text:p text:style-name="P7"><text:span text:style-name="T2">The stator complexes harness a flux of ions into the cytoplasm to confer torque upon the rod – and therefore the hook and filament. Evidence suggests that the C-ring and basal body rotate together, based on maintenance of structure and function of a FliG—FliF fusion mutant </text:span><text:reference-mark-start text:name="ZOTERO_ITEM CSL_CITATION {&quot;citationID&quot;:&quot;2fsmc6q0a6&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Q8BwEzhODg"/><text:span text:style-name="T2">(Thomas et al., 1999)</text:span><text:reference-mark-end text:name="ZOTERO_ITEM CSL_CITATION {&quot;citationID&quot;:&quot;2fsmc6q0a6&quot;,&quot;properties&quot;:{&quot;formattedCitation&quot;:&quot;(Thomas et al., 1999)&quot;,&quot;plainCitation&quot;:&quot;(Thomas et al., 1999)&quot;},&quot;citationItems&quot;:[{&quot;id&quot;:2296,&quot;uris&quot;:[&quot;http://zotero.org/users/316567/items/CMHAJSSB&quot;],&quot;uri&quot;:[&quot;http://zotero.org/users/316567/items/CMHAJSSB&quot;],&quot;itemData&quot;:{&quot;id&quot;:2296,&quot;type&quot;:&quot;article-journal&quot;,&quot;title&quot;:&quot;Rotational Symmetry of the C Ring and a Mechanism for the Flagellar Rotary Motor&quot;,&quot;container-title&quot;:&quot;Proceedings of the National Academy of Sciences&quot;,&quot;page&quot;:&quot;10134-10139&quot;,&quot;volume&quot;:&quot;96&quot;,&quot;issue&quot;:&quot;18&quot;,&quot;source&quot;:&quot;www.pnas.org&quot;,&quot;abstract&quot;:&quot;FliG, FliM, and FliN, key proteins for torque generation, are located in two rings. The first protein is in the M ring and the last two are in the C ring. The rotational symmetries of the C and M rings have been determined to be about 34 (this paper) and 26 (previous work), respectively. The mechanism proposed here depends on the symmetry mismatch between the rings: the C ring extends 34 levers, of which 26 can bind to the 26 equivalent sites on the M ring. The remaining 8 levers bind to proton–pore complexes (studs) to form 8 torque generators. Movement results from the swapping of stud-bound levers with M ring-bound levers. The model predicts that both the M and C rings rotate in the same direction but at different speeds.&quot;,&quot;DOI&quot;:&quot;10.1073/pnas.96.18.10134&quot;,&quot;ISSN&quot;:&quot;0027-8424, 1091-6490&quot;,&quot;journalAbbreviation&quot;:&quot;PNAS&quot;,&quot;language&quot;:&quot;en&quot;,&quot;author&quot;:[{&quot;family&quot;:&quot;Thomas&quot;,&quot;given&quot;:&quot;Dennis R.&quot;},{&quot;family&quot;:&quot;Morgan&quot;,&quot;given&quot;:&quot;David Gene&quot;},{&quot;family&quot;:&quot;DeRosier&quot;,&quot;given&quot;:&quot;David J.&quot;}],&quot;issued&quot;:{&quot;date-parts&quot;:[[1999,8,31]]},&quot;accessed&quot;:{&quot;date-parts&quot;:[[2012,6,14]]}}}],&quot;schema&quot;:&quot;https://github.com/citation-style-language/schema/raw/master/csl-citation.json&quot;} RNDQ8BwEzhODg"/><text:span text:style-name="T2"> (the former believed to form the upper segment of the C-ring and the latter being the sole component of the MS-ring). A putative peptidoglycan-binding motif in one component of the stator complex, together with the fundamental necessity of both stator and rotor components in any rotary motor, support a static role. The stator complex is composed of two proteins that form a A</text:span><text:span text:style-name="T62">4</text:span><text:span text:style-name="T2">B</text:span><text:span text:style-name="T62">2</text:span><text:span text:style-name="T2"> heterooligomer. The main point of diversity within stator complexes is the ion gradient that is harnessed to drive rotation. In many organisms the proton-motive force is utilized by a MotA</text:span><text:span text:style-name="T62">4</text:span><text:span text:style-name="T2">MotB</text:span><text:span text:style-name="T62">2</text:span><text:span text:style-name="T72"> complex, </text:span><text:span text:style-name="T73">E. coli </text:span><text:span text:style-name="T75">and </text:span><text:span text:style-name="T73">Salmonella</text:span><text:span text:style-name="T75"> being the most well-known examples. Meanwhile, some organisms (most well known being the </text:span><text:span text:style-name="T73">Vibrio</text:span><text:span text:style-name="T75">s) employ the sodium-motive force.</text:span></text:p>
      <text:p text:style-name="Standard"><text:span text:style-name="T75">Dynamic. </text:span><text:reference-mark-start text:name="ZOTERO_ITEM CSL_CITATION {&quot;citationID&quot;:&quot;2flbb85rfu&quot;,&quot;properties&quot;:{&quot;formattedCitation&quot;:&quot;(Delalez and Armitage, 2008)&quot;,&quot;plainCitation&quot;:&quot;(Delalez and Armitage, 2008)&quot;},&quot;citationItems&quot;:[{&quot;id&quot;:2712,&quot;uris&quot;:[&quot;http://zotero.org/users/316567/items/RWHBT2W8&quot;],&quot;uri&quot;:[&quot;http://zotero.org/users/316567/items/RWHBT2W8&quot;],&quot;itemData&quot;:{&quot;id&quot;:2712,&quot;type&quot;:&quot;article-journal&quot;,&quot;title&quot;:&quot;Parts exchange: tuning the flagellar motor to fit the conditions&quot;,&quot;container-title&quot;:&quot;Molecular Microbiology&quot;,&quot;page&quot;:&quot;807-810&quot;,&quot;volume&quot;:&quot;71&quot;,&quot;issue&quot;:&quot;4&quot;,&quot;source&quot;:&quot;onlinelibrary.wiley.com&quot;,&quot;abstract&quot;:&quot;Many cellular activities are driven by complex protein machines. By measuring the behaviour of fluorescent protein fusions in real time in living cells it has become apparent that many of these complexes are not fixed, but are dynamic. To some extent this might be expected, for example, for cell division complexes, as defining mid-cell is linked to growth and cell cycle, but perhaps comes as more of a surprise with a complex anchored machine like the bacterial flagellar motor. The assumption has been that once made it remains intact. However, the dynamics of this structure is strongly supported in two manuscripts in this issue of Molecular Microbiology. The stator units which form a peptioglycan anchored ring around the rotor, generating torque in response to the ion motive force, clearly disengage when conditions change. The driving ion is shown to be important in both engagement of the stator to the rotor and the selection of the type of stator unit. These new results provide an insight into the mechanisms underlying motor function, which might rely on dynamic processes, and clearly illustrate the need to move away from a static view of cellular structures.&quot;,&quot;DOI&quot;:&quot;10.1111/j.1365-2958.2008.06573.x&quot;,&quot;ISSN&quot;:&quot;1365-2958&quot;,&quot;shortTitle&quot;:&quot;Parts exchange&quot;,&quot;language&quot;:&quot;en&quot;,&quot;author&quot;:[{&quot;family&quot;:&quot;Delalez&quot;,&quot;given&quot;:&quot;Nicolas&quot;},{&quot;family&quot;:&quot;Armitage&quot;,&quot;given&quot;:&quot;Judith P&quot;}],&quot;issued&quot;:{&quot;date-parts&quot;:[[2008,12,23]]},&quot;accessed&quot;:{&quot;date-parts&quot;:[[2012,5,30]]}}}],&quot;schema&quot;:&quot;https://github.com/citation-style-language/schema/raw/master/csl-citation.json&quot;} RNDjHH1TCOVWK"/><text:span text:style-name="T75">(Delalez and Armitage, 2008)</text:span><text:reference-mark-end text:name="ZOTERO_ITEM CSL_CITATION {&quot;citationID&quot;:&quot;2flbb85rfu&quot;,&quot;properties&quot;:{&quot;formattedCitation&quot;:&quot;(Delalez and Armitage, 2008)&quot;,&quot;plainCitation&quot;:&quot;(Delalez and Armitage, 2008)&quot;},&quot;citationItems&quot;:[{&quot;id&quot;:2712,&quot;uris&quot;:[&quot;http://zotero.org/users/316567/items/RWHBT2W8&quot;],&quot;uri&quot;:[&quot;http://zotero.org/users/316567/items/RWHBT2W8&quot;],&quot;itemData&quot;:{&quot;id&quot;:2712,&quot;type&quot;:&quot;article-journal&quot;,&quot;title&quot;:&quot;Parts exchange: tuning the flagellar motor to fit the conditions&quot;,&quot;container-title&quot;:&quot;Molecular Microbiology&quot;,&quot;page&quot;:&quot;807-810&quot;,&quot;volume&quot;:&quot;71&quot;,&quot;issue&quot;:&quot;4&quot;,&quot;source&quot;:&quot;onlinelibrary.wiley.com&quot;,&quot;abstract&quot;:&quot;Many cellular activities are driven by complex protein machines. By measuring the behaviour of fluorescent protein fusions in real time in living cells it has become apparent that many of these complexes are not fixed, but are dynamic. To some extent this might be expected, for example, for cell division complexes, as defining mid-cell is linked to growth and cell cycle, but perhaps comes as more of a surprise with a complex anchored machine like the bacterial flagellar motor. The assumption has been that once made it remains intact. However, the dynamics of this structure is strongly supported in two manuscripts in this issue of Molecular Microbiology. The stator units which form a peptioglycan anchored ring around the rotor, generating torque in response to the ion motive force, clearly disengage when conditions change. The driving ion is shown to be important in both engagement of the stator to the rotor and the selection of the type of stator unit. These new results provide an insight into the mechanisms underlying motor function, which might rely on dynamic processes, and clearly illustrate the need to move away from a static view of cellular structures.&quot;,&quot;DOI&quot;:&quot;10.1111/j.1365-2958.2008.06573.x&quot;,&quot;ISSN&quot;:&quot;1365-2958&quot;,&quot;shortTitle&quot;:&quot;Parts exchange&quot;,&quot;language&quot;:&quot;en&quot;,&quot;author&quot;:[{&quot;family&quot;:&quot;Delalez&quot;,&quot;given&quot;:&quot;Nicolas&quot;},{&quot;family&quot;:&quot;Armitage&quot;,&quot;given&quot;:&quot;Judith P&quot;}],&quot;issued&quot;:{&quot;date-parts&quot;:[[2008,12,23]]},&quot;accessed&quot;:{&quot;date-parts&quot;:[[2012,5,30]]}}}],&quot;schema&quot;:&quot;https://github.com/citation-style-language/schema/raw/master/csl-citation.json&quot;} RNDjHH1TCOVWK"/></text:p>
      <text:list xml:id="list9123197238079361619" text:style-name="L8">
        <text:list-item>
          <text:p text:style-name="P76"><text:span text:style-name="T75">Shewanella </text:span><text:reference-mark-start text:name="ZOTERO_ITEM CSL_CITATION {&quot;citationID&quot;:&quot;ghsatmdru&quot;,&quot;properties&quot;:{&quot;formattedCitation&quot;:&quot;(Paulick et al., 2008)&quot;,&quot;plainCitation&quot;:&quot;(Paulick et al., 2008)&quot;},&quot;citationItems&quot;:[{&quot;id&quot;:2823,&quot;uris&quot;:[&quot;http://zotero.org/users/316567/items/UJGISEIA&quot;],&quot;uri&quot;:[&quot;http://zotero.org/users/316567/items/UJGISEIA&quot;],&quot;itemData&quot;:{&quot;id&quot;:2823,&quot;type&quot;:&quot;article-journal&quot;,&quot;title&quot;:&quot;Two different stator systems drive a single polar flagellum in Shewanella oneidensis MR‐1&quot;,&quot;container-title&quot;:&quot;Molecular Microbiology&quot;,&quot;page&quot;:&quot;836-850&quot;,&quot;volume&quot;:&quot;71&quot;,&quot;issue&quot;:&quot;4&quot;,&quot;source&quot;:&quot;onlinelibrary.wiley.com&quot;,&quot;abstract&quot;:&quot;The Gram-negative metal ion-reducing bacterium Shewanella oneidensis MR-1 is motile by means of a single polar flagellum. We identified two potential stator systems, PomAB and MotAB, each individually sufficient as a force generator to drive flagellar rotation. Physiological studies indicate that PomAB is sodium-dependent while MotAB is powered by the proton motive force. Flagellar function mainly depends on the PomAB stator; however, the presence of both stator systems under low-sodium conditions results in a faster swimming phenotype. Based on stator homology analysis we speculate that MotAB has been acquired by lateral gene transfer as a consequence of adaptation to a low-sodium environment. Expression analysis at the single cell level showed that both stator systems are expressed simultaneously. An active PomB–mCherry fusion protein effectively localized to the flagellated cell pole in 70–80% of the population independent of sodium concentrations. In contrast, polar localization of MotB–mCherry increased with decreasing sodium concentrations. In the absence of the Pom stator, MotB–mCherry localized to the flagellated cell pole independently of the sodium concentration but was rapidly displaced upon expression of PomAB. We propose that selection of the stator occurs at the level of protein localization in response to sodium concentrations.&quot;,&quot;DOI&quot;:&quot;10.1111/j.1365-2958.2008.06570.x&quot;,&quot;ISSN&quot;:&quot;1365-2958&quot;,&quot;language&quot;:&quot;en&quot;,&quot;author&quot;:[{&quot;family&quot;:&quot;Paulick&quot;,&quot;given&quot;:&quot;Anja&quot;},{&quot;family&quot;:&quot;Koerdt&quot;,&quot;given&quot;:&quot;Andrea&quot;},{&quot;family&quot;:&quot;Lassak&quot;,&quot;given&quot;:&quot;Jürgen&quot;},{&quot;family&quot;:&quot;Huntley&quot;,&quot;given&quot;:&quot;Stuart&quot;},{&quot;family&quot;:&quot;Wilms&quot;,&quot;given&quot;:&quot;Ina&quot;},{&quot;family&quot;:&quot;Narberhaus&quot;,&quot;given&quot;:&quot;Franz&quot;},{&quot;family&quot;:&quot;Thormann&quot;,&quot;given&quot;:&quot;Kai M&quot;}],&quot;issued&quot;:{&quot;date-parts&quot;:[[2008,12,22]]},&quot;accessed&quot;:{&quot;date-parts&quot;:[[2012,5,30]]}}}],&quot;schema&quot;:&quot;https://github.com/citation-style-language/schema/raw/master/csl-citation.json&quot;} RNDcdd9QpQCaZ"/><text:span text:style-name="T75">(Paulick et al., 2008)</text:span><text:reference-mark-end text:name="ZOTERO_ITEM CSL_CITATION {&quot;citationID&quot;:&quot;ghsatmdru&quot;,&quot;properties&quot;:{&quot;formattedCitation&quot;:&quot;(Paulick et al., 2008)&quot;,&quot;plainCitation&quot;:&quot;(Paulick et al., 2008)&quot;},&quot;citationItems&quot;:[{&quot;id&quot;:2823,&quot;uris&quot;:[&quot;http://zotero.org/users/316567/items/UJGISEIA&quot;],&quot;uri&quot;:[&quot;http://zotero.org/users/316567/items/UJGISEIA&quot;],&quot;itemData&quot;:{&quot;id&quot;:2823,&quot;type&quot;:&quot;article-journal&quot;,&quot;title&quot;:&quot;Two different stator systems drive a single polar flagellum in Shewanella oneidensis MR‐1&quot;,&quot;container-title&quot;:&quot;Molecular Microbiology&quot;,&quot;page&quot;:&quot;836-850&quot;,&quot;volume&quot;:&quot;71&quot;,&quot;issue&quot;:&quot;4&quot;,&quot;source&quot;:&quot;onlinelibrary.wiley.com&quot;,&quot;abstract&quot;:&quot;The Gram-negative metal ion-reducing bacterium Shewanella oneidensis MR-1 is motile by means of a single polar flagellum. We identified two potential stator systems, PomAB and MotAB, each individually sufficient as a force generator to drive flagellar rotation. Physiological studies indicate that PomAB is sodium-dependent while MotAB is powered by the proton motive force. Flagellar function mainly depends on the PomAB stator; however, the presence of both stator systems under low-sodium conditions results in a faster swimming phenotype. Based on stator homology analysis we speculate that MotAB has been acquired by lateral gene transfer as a consequence of adaptation to a low-sodium environment. Expression analysis at the single cell level showed that both stator systems are expressed simultaneously. An active PomB–mCherry fusion protein effectively localized to the flagellated cell pole in 70–80% of the population independent of sodium concentrations. In contrast, polar localization of MotB–mCherry increased with decreasing sodium concentrations. In the absence of the Pom stator, MotB–mCherry localized to the flagellated cell pole independently of the sodium concentration but was rapidly displaced upon expression of PomAB. We propose that selection of the stator occurs at the level of protein localization in response to sodium concentrations.&quot;,&quot;DOI&quot;:&quot;10.1111/j.1365-2958.2008.06570.x&quot;,&quot;ISSN&quot;:&quot;1365-2958&quot;,&quot;language&quot;:&quot;en&quot;,&quot;author&quot;:[{&quot;family&quot;:&quot;Paulick&quot;,&quot;given&quot;:&quot;Anja&quot;},{&quot;family&quot;:&quot;Koerdt&quot;,&quot;given&quot;:&quot;Andrea&quot;},{&quot;family&quot;:&quot;Lassak&quot;,&quot;given&quot;:&quot;Jürgen&quot;},{&quot;family&quot;:&quot;Huntley&quot;,&quot;given&quot;:&quot;Stuart&quot;},{&quot;family&quot;:&quot;Wilms&quot;,&quot;given&quot;:&quot;Ina&quot;},{&quot;family&quot;:&quot;Narberhaus&quot;,&quot;given&quot;:&quot;Franz&quot;},{&quot;family&quot;:&quot;Thormann&quot;,&quot;given&quot;:&quot;Kai M&quot;}],&quot;issued&quot;:{&quot;date-parts&quot;:[[2008,12,22]]},&quot;accessed&quot;:{&quot;date-parts&quot;:[[2012,5,30]]}}}],&quot;schema&quot;:&quot;https://github.com/citation-style-language/schema/raw/master/csl-citation.json&quot;} RNDcdd9QpQCaZ"/></text:p>
        </text:list-item>
        <text:list-item>
          <text:p text:style-name="P76">V. alginolyticus</text:p>
          <text:list>
            <text:list-item>
              <text:p text:style-name="P76"><text:reference-mark-start text:name="ZOTERO_ITEM CSL_CITATION {&quot;citationID&quot;:&quot;148kg2l9o3&quot;,&quot;properties&quot;:{&quot;formattedCitation&quot;:&quot;(Fukuoka et al., 2009)&quot;,&quot;plainCitation&quot;:&quot;(Fukuoka et al., 2009)&quot;},&quot;citationItems&quot;:[{&quot;id&quot;:778,&quot;uris&quot;:[&quot;http://zotero.org/users/316567/items/TT298WH7&quot;],&quot;uri&quot;:[&quot;http://zotero.org/users/316567/items/TT298WH7&quot;],&quot;itemData&quot;:{&quot;id&quot;:778,&quot;type&quot;:&quot;article-journal&quot;,&quot;title&quot;:&quot;Sodium-dependent dynamic assembly of membrane complexes in sodium-driven flagellar motors&quot;,&quot;container-title&quot;:&quot;Molecular Microbiology&quot;,&quot;page&quot;:&quot;825-835&quot;,&quot;volume&quot;:&quot;71&quot;,&quot;issue&quot;:&quot;4&quot;,&quot;source&quot;:&quot;NCBI PubMed&quot;,&quot;abstract&quot;:&quot;The bacterial flagellar motor is driven by the electrochemical potential of specific ions, H(+) or Na(+). The motor consists of a rotor and stator, and their interaction generates rotation. The stator, which is composed of PomA and PomB in the Na(+) motor of Vibrio alginolyticus, is thought to be a torque generator converting the energy of ion flux into mechanical power. We found that specific mutations in PomB, including D24N, F33C and S248F, which caused motility defects, affected the assembly of stator complexes into the polar flagellar motor using green fluorescent protein-fused stator proteins. D24 of PomB is the predicted Na(+)-binding site. Furthermore, we demonstrated that the coupling ion, Na(+), is required for stator assembly and that phenamil (an inhibitor of the Na(+)-driven motor) inhibited the assembly. Carbonyl cyanide m-chlorophenylhydrazone, which is a proton ionophore that collapses the sodium motive force in this organism at neutral pH, also inhibited the assembly. Thus we conclude that the process of Na(+) influx through the channel, including Na(+) binding, is essential for the assembly of the stator complex to the flagellar motor as well as for torque generation.&quot;,&quot;DOI&quot;:&quot;10.1111/j.1365-2958.2008.06569.x&quot;,&quot;ISSN&quot;:&quot;1365-2958&quot;,&quot;note&quot;:&quot;PMID: 19183284&quot;,&quot;journalAbbreviation&quot;:&quot;Mol. Microbiol&quot;,&quot;author&quot;:[{&quot;family&quot;:&quot;Fukuoka&quot;,&quot;given&quot;:&quot;Hajime&quot;},{&quot;family&quot;:&quot;Wada&quot;,&quot;given&quot;:&quot;Tomoyuki&quot;},{&quot;family&quot;:&quot;Kojima&quot;,&quot;given&quot;:&quot;Seiji&quot;},{&quot;family&quot;:&quot;Ishijima&quot;,&quot;given&quot;:&quot;Akihiko&quot;},{&quot;family&quot;:&quot;Homma&quot;,&quot;given&quot;:&quot;Michio&quot;}],&quot;issued&quot;:{&quot;date-parts&quot;:[[&quot;2009&quot;,2]]},&quot;accessed&quot;:{&quot;date-parts&quot;:[[2011,8,24]]}}}],&quot;schema&quot;:&quot;https://github.com/citation-style-language/schema/raw/master/csl-citation.json&quot;} RNDwySfUhj1TN"/>(Fukuoka et al., 2009)<text:reference-mark-end text:name="ZOTERO_ITEM CSL_CITATION {&quot;citationID&quot;:&quot;148kg2l9o3&quot;,&quot;properties&quot;:{&quot;formattedCitation&quot;:&quot;(Fukuoka et al., 2009)&quot;,&quot;plainCitation&quot;:&quot;(Fukuoka et al., 2009)&quot;},&quot;citationItems&quot;:[{&quot;id&quot;:778,&quot;uris&quot;:[&quot;http://zotero.org/users/316567/items/TT298WH7&quot;],&quot;uri&quot;:[&quot;http://zotero.org/users/316567/items/TT298WH7&quot;],&quot;itemData&quot;:{&quot;id&quot;:778,&quot;type&quot;:&quot;article-journal&quot;,&quot;title&quot;:&quot;Sodium-dependent dynamic assembly of membrane complexes in sodium-driven flagellar motors&quot;,&quot;container-title&quot;:&quot;Molecular Microbiology&quot;,&quot;page&quot;:&quot;825-835&quot;,&quot;volume&quot;:&quot;71&quot;,&quot;issue&quot;:&quot;4&quot;,&quot;source&quot;:&quot;NCBI PubMed&quot;,&quot;abstract&quot;:&quot;The bacterial flagellar motor is driven by the electrochemical potential of specific ions, H(+) or Na(+). The motor consists of a rotor and stator, and their interaction generates rotation. The stator, which is composed of PomA and PomB in the Na(+) motor of Vibrio alginolyticus, is thought to be a torque generator converting the energy of ion flux into mechanical power. We found that specific mutations in PomB, including D24N, F33C and S248F, which caused motility defects, affected the assembly of stator complexes into the polar flagellar motor using green fluorescent protein-fused stator proteins. D24 of PomB is the predicted Na(+)-binding site. Furthermore, we demonstrated that the coupling ion, Na(+), is required for stator assembly and that phenamil (an inhibitor of the Na(+)-driven motor) inhibited the assembly. Carbonyl cyanide m-chlorophenylhydrazone, which is a proton ionophore that collapses the sodium motive force in this organism at neutral pH, also inhibited the assembly. Thus we conclude that the process of Na(+) influx through the channel, including Na(+) binding, is essential for the assembly of the stator complex to the flagellar motor as well as for torque generation.&quot;,&quot;DOI&quot;:&quot;10.1111/j.1365-2958.2008.06569.x&quot;,&quot;ISSN&quot;:&quot;1365-2958&quot;,&quot;note&quot;:&quot;PMID: 19183284&quot;,&quot;journalAbbreviation&quot;:&quot;Mol. Microbiol&quot;,&quot;author&quot;:[{&quot;family&quot;:&quot;Fukuoka&quot;,&quot;given&quot;:&quot;Hajime&quot;},{&quot;family&quot;:&quot;Wada&quot;,&quot;given&quot;:&quot;Tomoyuki&quot;},{&quot;family&quot;:&quot;Kojima&quot;,&quot;given&quot;:&quot;Seiji&quot;},{&quot;family&quot;:&quot;Ishijima&quot;,&quot;given&quot;:&quot;Akihiko&quot;},{&quot;family&quot;:&quot;Homma&quot;,&quot;given&quot;:&quot;Michio&quot;}],&quot;issued&quot;:{&quot;date-parts&quot;:[[&quot;2009&quot;,2]]},&quot;accessed&quot;:{&quot;date-parts&quot;:[[2011,8,24]]}}}],&quot;schema&quot;:&quot;https://github.com/citation-style-language/schema/raw/master/csl-citation.json&quot;} RNDwySfUhj1TN"/></text:p>
            </text:list-item>
            <text:list-item>
              <text:p text:style-name="P76">Assembly is dependent upon sodium flux <text:reference-mark-start text:name="ZOTERO_ITEM CSL_CITATION {&quot;citationID&quot;:&quot;2gplf8r67&quot;,&quot;properties&quot;:{&quot;formattedCitation&quot;:&quot;(Fukuoka et al., 2009)&quot;,&quot;plainCitation&quot;:&quot;(Fukuoka et al., 2009)&quot;},&quot;citationItems&quot;:[{&quot;id&quot;:778,&quot;uris&quot;:[&quot;http://zotero.org/users/316567/items/TT298WH7&quot;],&quot;uri&quot;:[&quot;http://zotero.org/users/316567/items/TT298WH7&quot;],&quot;itemData&quot;:{&quot;id&quot;:778,&quot;type&quot;:&quot;article-journal&quot;,&quot;title&quot;:&quot;Sodium-dependent dynamic assembly of membrane complexes in sodium-driven flagellar motors&quot;,&quot;container-title&quot;:&quot;Molecular Microbiology&quot;,&quot;page&quot;:&quot;825-835&quot;,&quot;volume&quot;:&quot;71&quot;,&quot;issue&quot;:&quot;4&quot;,&quot;source&quot;:&quot;NCBI PubMed&quot;,&quot;abstract&quot;:&quot;The bacterial flagellar motor is driven by the electrochemical potential of specific ions, H(+) or Na(+). The motor consists of a rotor and stator, and their interaction generates rotation. The stator, which is composed of PomA and PomB in the Na(+) motor of Vibrio alginolyticus, is thought to be a torque generator converting the energy of ion flux into mechanical power. We found that specific mutations in PomB, including D24N, F33C and S248F, which caused motility defects, affected the assembly of stator complexes into the polar flagellar motor using green fluorescent protein-fused stator proteins. D24 of PomB is the predicted Na(+)-binding site. Furthermore, we demonstrated that the coupling ion, Na(+), is required for stator assembly and that phenamil (an inhibitor of the Na(+)-driven motor) inhibited the assembly. Carbonyl cyanide m-chlorophenylhydrazone, which is a proton ionophore that collapses the sodium motive force in this organism at neutral pH, also inhibited the assembly. Thus we conclude that the process of Na(+) influx through the channel, including Na(+) binding, is essential for the assembly of the stator complex to the flagellar motor as well as for torque generation.&quot;,&quot;DOI&quot;:&quot;10.1111/j.1365-2958.2008.06569.x&quot;,&quot;ISSN&quot;:&quot;1365-2958&quot;,&quot;note&quot;:&quot;PMID: 19183284&quot;,&quot;journalAbbreviation&quot;:&quot;Mol. Microbiol&quot;,&quot;author&quot;:[{&quot;family&quot;:&quot;Fukuoka&quot;,&quot;given&quot;:&quot;Hajime&quot;},{&quot;family&quot;:&quot;Wada&quot;,&quot;given&quot;:&quot;Tomoyuki&quot;},{&quot;family&quot;:&quot;Kojima&quot;,&quot;given&quot;:&quot;Seiji&quot;},{&quot;family&quot;:&quot;Ishijima&quot;,&quot;given&quot;:&quot;Akihiko&quot;},{&quot;family&quot;:&quot;Homma&quot;,&quot;given&quot;:&quot;Michio&quot;}],&quot;issued&quot;:{&quot;date-parts&quot;:[[&quot;2009&quot;,2]]},&quot;accessed&quot;:{&quot;date-parts&quot;:[[2011,8,24]]}}}],&quot;schema&quot;:&quot;https://github.com/citation-style-language/schema/raw/master/csl-citation.json&quot;} RNDfm7zEbi73N"/>(Fukuoka et al., 2009)<text:reference-mark-end text:name="ZOTERO_ITEM CSL_CITATION {&quot;citationID&quot;:&quot;2gplf8r67&quot;,&quot;properties&quot;:{&quot;formattedCitation&quot;:&quot;(Fukuoka et al., 2009)&quot;,&quot;plainCitation&quot;:&quot;(Fukuoka et al., 2009)&quot;},&quot;citationItems&quot;:[{&quot;id&quot;:778,&quot;uris&quot;:[&quot;http://zotero.org/users/316567/items/TT298WH7&quot;],&quot;uri&quot;:[&quot;http://zotero.org/users/316567/items/TT298WH7&quot;],&quot;itemData&quot;:{&quot;id&quot;:778,&quot;type&quot;:&quot;article-journal&quot;,&quot;title&quot;:&quot;Sodium-dependent dynamic assembly of membrane complexes in sodium-driven flagellar motors&quot;,&quot;container-title&quot;:&quot;Molecular Microbiology&quot;,&quot;page&quot;:&quot;825-835&quot;,&quot;volume&quot;:&quot;71&quot;,&quot;issue&quot;:&quot;4&quot;,&quot;source&quot;:&quot;NCBI PubMed&quot;,&quot;abstract&quot;:&quot;The bacterial flagellar motor is driven by the electrochemical potential of specific ions, H(+) or Na(+). The motor consists of a rotor and stator, and their interaction generates rotation. The stator, which is composed of PomA and PomB in the Na(+) motor of Vibrio alginolyticus, is thought to be a torque generator converting the energy of ion flux into mechanical power. We found that specific mutations in PomB, including D24N, F33C and S248F, which caused motility defects, affected the assembly of stator complexes into the polar flagellar motor using green fluorescent protein-fused stator proteins. D24 of PomB is the predicted Na(+)-binding site. Furthermore, we demonstrated that the coupling ion, Na(+), is required for stator assembly and that phenamil (an inhibitor of the Na(+)-driven motor) inhibited the assembly. Carbonyl cyanide m-chlorophenylhydrazone, which is a proton ionophore that collapses the sodium motive force in this organism at neutral pH, also inhibited the assembly. Thus we conclude that the process of Na(+) influx through the channel, including Na(+) binding, is essential for the assembly of the stator complex to the flagellar motor as well as for torque generation.&quot;,&quot;DOI&quot;:&quot;10.1111/j.1365-2958.2008.06569.x&quot;,&quot;ISSN&quot;:&quot;1365-2958&quot;,&quot;note&quot;:&quot;PMID: 19183284&quot;,&quot;journalAbbreviation&quot;:&quot;Mol. Microbiol&quot;,&quot;author&quot;:[{&quot;family&quot;:&quot;Fukuoka&quot;,&quot;given&quot;:&quot;Hajime&quot;},{&quot;family&quot;:&quot;Wada&quot;,&quot;given&quot;:&quot;Tomoyuki&quot;},{&quot;family&quot;:&quot;Kojima&quot;,&quot;given&quot;:&quot;Seiji&quot;},{&quot;family&quot;:&quot;Ishijima&quot;,&quot;given&quot;:&quot;Akihiko&quot;},{&quot;family&quot;:&quot;Homma&quot;,&quot;given&quot;:&quot;Michio&quot;}],&quot;issued&quot;:{&quot;date-parts&quot;:[[&quot;2009&quot;,2]]},&quot;accessed&quot;:{&quot;date-parts&quot;:[[2011,8,24]]}}}],&quot;schema&quot;:&quot;https://github.com/citation-style-language/schema/raw/master/csl-citation.json&quot;} RNDfm7zEbi73N"/></text:p>
            </text:list-item>
          </text:list>
        </text:list-item>
        <text:list-item>
          <text:p text:style-name="P76">E. coli <text:reference-mark-start text:name="ZOTERO_ITEM CSL_CITATION {&quot;citationID&quot;:&quot;14ckat1orv&quot;,&quot;properties&quot;:{&quot;formattedCitation&quot;:&quot;(Leake et al., 2006)&quot;,&quot;plainCitation&quot;:&quot;(Leake et al., 2006)&quot;},&quot;citationItems&quot;:[{&quot;id&quot;:780,&quot;uris&quot;:[&quot;http://zotero.org/users/316567/items/8J4Q3Q6S&quot;],&quot;uri&quot;:[&quot;http://zotero.org/users/316567/items/8J4Q3Q6S&quot;],&quot;itemData&quot;:{&quot;id&quot;:780,&quot;type&quot;:&quot;article-journal&quot;,&quot;title&quot;:&quot;Stoichiometry and turnover in single, functioning membrane protein complexes&quot;,&quot;container-title&quot;:&quot;Nature&quot;,&quot;page&quot;:&quot;355-358&quot;,&quot;volume&quot;:&quot;443&quot;,&quot;issue&quot;:&quot;7109&quot;,&quot;source&quot;:&quot;NCBI PubMed&quot;,&quot;abstract&quot;:&quot;Many essential cellular processes are carried out by complex biological machines located in the cell membrane. The bacterial flagellar motor is a large membrane-spanning protein complex that functions as an ion-driven rotary motor to propel cells through liquid media. Within the motor, MotB is a component of the stator that couples ion flow to torque generation and anchors the stator to the cell wall. Here we have investigated the protein stoichiometry, dynamics and turnover of MotB with single-molecule precision in functioning bacterial flagellar motors in Escherichia coli. We monitored motor function by rotation of a tethered cell body, and simultaneously measured the number and dynamics of MotB molecules labelled with green fluorescent protein (GFP-MotB) in the motor by total internal reflection fluorescence microscopy. Counting fluorophores by the stepwise photobleaching of single GFP molecules showed that each motor contains approximately 22 copies of GFP-MotB, consistent with approximately 11 stators each containing two MotB molecules. We also observed a membrane pool of approximately 200 GFP-MotB molecules diffusing at approximately 0.008 microm2 s(-1). Fluorescence recovery after photobleaching and fluorescence loss in photobleaching showed turnover of GFP-MotB between the membrane pool and motor with a rate constant of the order of 0.04 s(-1): the dwell time of a given stator in the motor is only approximately 0.5 min. This is the first direct measurement of the number and rapid turnover of protein subunits within a functioning molecular machine.&quot;,&quot;DOI&quot;:&quot;10.1038/nature05135&quot;,&quot;ISSN&quot;:&quot;1476-4687&quot;,&quot;note&quot;:&quot;PMID: 16971952&quot;,&quot;journalAbbreviation&quot;:&quot;Nature&quot;,&quot;author&quot;:[{&quot;family&quot;:&quot;Leake&quot;,&quot;given&quot;:&quot;Mark C&quot;},{&quot;family&quot;:&quot;Chandler&quot;,&quot;given&quot;:&quot;Jennifer H&quot;},{&quot;family&quot;:&quot;Wadhams&quot;,&quot;given&quot;:&quot;George H&quot;},{&quot;family&quot;:&quot;Bai&quot;,&quot;given&quot;:&quot;Fan&quot;},{&quot;family&quot;:&quot;Berry&quot;,&quot;given&quot;:&quot;Richard M&quot;},{&quot;family&quot;:&quot;Armitage&quot;,&quot;given&quot;:&quot;Judith P&quot;}],&quot;issued&quot;:{&quot;date-parts&quot;:[[&quot;2006&quot;,9,21]]},&quot;accessed&quot;:{&quot;date-parts&quot;:[[2011,8,24]]}}}],&quot;schema&quot;:&quot;https://github.com/citation-style-language/schema/raw/master/csl-citation.json&quot;} RNDB5qVq0nQgv"/>(Leake et al., 2006)<text:reference-mark-end text:name="ZOTERO_ITEM CSL_CITATION {&quot;citationID&quot;:&quot;14ckat1orv&quot;,&quot;properties&quot;:{&quot;formattedCitation&quot;:&quot;(Leake et al., 2006)&quot;,&quot;plainCitation&quot;:&quot;(Leake et al., 2006)&quot;},&quot;citationItems&quot;:[{&quot;id&quot;:780,&quot;uris&quot;:[&quot;http://zotero.org/users/316567/items/8J4Q3Q6S&quot;],&quot;uri&quot;:[&quot;http://zotero.org/users/316567/items/8J4Q3Q6S&quot;],&quot;itemData&quot;:{&quot;id&quot;:780,&quot;type&quot;:&quot;article-journal&quot;,&quot;title&quot;:&quot;Stoichiometry and turnover in single, functioning membrane protein complexes&quot;,&quot;container-title&quot;:&quot;Nature&quot;,&quot;page&quot;:&quot;355-358&quot;,&quot;volume&quot;:&quot;443&quot;,&quot;issue&quot;:&quot;7109&quot;,&quot;source&quot;:&quot;NCBI PubMed&quot;,&quot;abstract&quot;:&quot;Many essential cellular processes are carried out by complex biological machines located in the cell membrane. The bacterial flagellar motor is a large membrane-spanning protein complex that functions as an ion-driven rotary motor to propel cells through liquid media. Within the motor, MotB is a component of the stator that couples ion flow to torque generation and anchors the stator to the cell wall. Here we have investigated the protein stoichiometry, dynamics and turnover of MotB with single-molecule precision in functioning bacterial flagellar motors in Escherichia coli. We monitored motor function by rotation of a tethered cell body, and simultaneously measured the number and dynamics of MotB molecules labelled with green fluorescent protein (GFP-MotB) in the motor by total internal reflection fluorescence microscopy. Counting fluorophores by the stepwise photobleaching of single GFP molecules showed that each motor contains approximately 22 copies of GFP-MotB, consistent with approximately 11 stators each containing two MotB molecules. We also observed a membrane pool of approximately 200 GFP-MotB molecules diffusing at approximately 0.008 microm2 s(-1). Fluorescence recovery after photobleaching and fluorescence loss in photobleaching showed turnover of GFP-MotB between the membrane pool and motor with a rate constant of the order of 0.04 s(-1): the dwell time of a given stator in the motor is only approximately 0.5 min. This is the first direct measurement of the number and rapid turnover of protein subunits within a functioning molecular machine.&quot;,&quot;DOI&quot;:&quot;10.1038/nature05135&quot;,&quot;ISSN&quot;:&quot;1476-4687&quot;,&quot;note&quot;:&quot;PMID: 16971952&quot;,&quot;journalAbbreviation&quot;:&quot;Nature&quot;,&quot;author&quot;:[{&quot;family&quot;:&quot;Leake&quot;,&quot;given&quot;:&quot;Mark C&quot;},{&quot;family&quot;:&quot;Chandler&quot;,&quot;given&quot;:&quot;Jennifer H&quot;},{&quot;family&quot;:&quot;Wadhams&quot;,&quot;given&quot;:&quot;George H&quot;},{&quot;family&quot;:&quot;Bai&quot;,&quot;given&quot;:&quot;Fan&quot;},{&quot;family&quot;:&quot;Berry&quot;,&quot;given&quot;:&quot;Richard M&quot;},{&quot;family&quot;:&quot;Armitage&quot;,&quot;given&quot;:&quot;Judith P&quot;}],&quot;issued&quot;:{&quot;date-parts&quot;:[[&quot;2006&quot;,9,21]]},&quot;accessed&quot;:{&quot;date-parts&quot;:[[2011,8,24]]}}}],&quot;schema&quot;:&quot;https://github.com/citation-style-language/schema/raw/master/csl-citation.json&quot;} RNDB5qVq0nQgv"/></text:p>
        </text:list-item>
      </text:list>
      <text:h text:style-name="P94" text:outline-level="5">Protein overview.</text:h>
      <text:p text:style-name="P3">Sequences</text:p>
      <text:p text:style-name="P7"><text:span text:style-name="T33">TolQR, Pal homologies </text:span><text:reference-mark-start text:name="ZOTERO_ITEM CSL_CITATION {&quot;citationID&quot;:&quot;1hk2f1alb4&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WBxrkIE9iS"/><text:span text:style-name="T33">(Cascales et al., 2001)</text:span><text:reference-mark-end text:name="ZOTERO_ITEM CSL_CITATION {&quot;citationID&quot;:&quot;1hk2f1alb4&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WBxrkIE9iS"/></text:p>
      <text:p text:style-name="P3">Predicted structures: loops and TM helices.</text:p>
      <text:p text:style-name="P3">Forms A4B2 multimer (Kojima and Blair 2004: solubilization and purification […])</text:p>
      <text:p text:style-name="Standard"><text:span text:style-name="T33">Structure of periplasmic domain of MotB </text:span><text:reference-mark-start text:name="ZOTERO_ITEM CSL_CITATION {&quot;citationID&quot;:&quot;1445m91v4d&quot;,&quot;properties&quot;:{&quot;formattedCitation&quot;:&quot;(Kojima et al., 2009)&quot;,&quot;plainCitation&quot;:&quot;(Kojima et al., 2009)&quot;},&quot;citationItems&quot;:[{&quot;id&quot;:2312,&quot;uris&quot;:[&quot;http://zotero.org/users/316567/items/D7MD4543&quot;],&quot;uri&quot;:[&quot;http://zotero.org/users/316567/items/D7MD4543&quot;],&quot;itemData&quot;:{&quot;id&quot;:2312,&quot;type&quot;:&quot;article-journal&quot;,&quot;title&quot;:&quot;Stator assembly and activation mechanism of the flagellar motor by the periplasmic region of MotB&quot;,&quot;container-title&quot;:&quot;Molecular Microbiology&quot;,&quot;page&quot;:&quot;710-718&quot;,&quot;volume&quot;:&quot;73&quot;,&quot;issue&quot;:&quot;4&quot;,&quot;source&quot;:&quot;onlinelibrary.wiley.com&quot;,&quot;abstract&quot;:&quot;Torque generation in the Salmonella flagellar motor is coupled to translocation of H+ ions through the proton-conducting channel of the Mot protein stator complex. The Mot complex is believed to be anchored to the peptidoglycan (PG) layer by the putative peptidoglycan-binding (PGB) domain of MotB. Proton translocation is activated only when the stator is installed into the motor. We report the crystal structure of a C-terminal periplasmic fragment of MotB (MotBC) that contains the PGB domain and includes the entire periplasmic region essential for motility. Structural and functional analyses indicate that the PGB domains must dimerize in order to form the proton-conducting channel. Drastic conformational changes in the N-terminal portion of MotBC are required both for PG binding and the proton channel activation.&quot;,&quot;DOI&quot;:&quot;10.1111/j.1365-2958.2009.06802.x&quot;,&quot;ISSN&quot;:&quot;1365-2958&quot;,&quot;language&quot;:&quot;en&quot;,&quot;author&quot;:[{&quot;family&quot;:&quot;Kojima&quot;,&quot;given&quot;:&quot;Seiji&quot;},{&quot;family&quot;:&quot;Imada&quot;,&quot;given&quot;:&quot;Katsumi&quot;},{&quot;family&quot;:&quot;Sakuma&quot;,&quot;given&quot;:&quot;Mayuko&quot;},{&quot;family&quot;:&quot;Sudo&quot;,&quot;given&quot;:&quot;Yuki&quot;},{&quot;family&quot;:&quot;Kojima&quot;,&quot;given&quot;:&quot;Chojiro&quot;},{&quot;family&quot;:&quot;Minamino&quot;,&quot;given&quot;:&quot;Tohru&quot;},{&quot;family&quot;:&quot;Homma&quot;,&quot;given&quot;:&quot;Michio&quot;},{&quot;family&quot;:&quot;Namba&quot;,&quot;given&quot;:&quot;Keiichi&quot;}],&quot;issued&quot;:{&quot;date-parts&quot;:[[2009,7,21]]},&quot;accessed&quot;:{&quot;date-parts&quot;:[[2012,5,30]]}}}],&quot;schema&quot;:&quot;https://github.com/citation-style-language/schema/raw/master/csl-citation.json&quot;} RND3UzXBNtvCt"/><text:span text:style-name="T33">(Kojima et al., 2009)</text:span><text:reference-mark-end text:name="ZOTERO_ITEM CSL_CITATION {&quot;citationID&quot;:&quot;1445m91v4d&quot;,&quot;properties&quot;:{&quot;formattedCitation&quot;:&quot;(Kojima et al., 2009)&quot;,&quot;plainCitation&quot;:&quot;(Kojima et al., 2009)&quot;},&quot;citationItems&quot;:[{&quot;id&quot;:2312,&quot;uris&quot;:[&quot;http://zotero.org/users/316567/items/D7MD4543&quot;],&quot;uri&quot;:[&quot;http://zotero.org/users/316567/items/D7MD4543&quot;],&quot;itemData&quot;:{&quot;id&quot;:2312,&quot;type&quot;:&quot;article-journal&quot;,&quot;title&quot;:&quot;Stator assembly and activation mechanism of the flagellar motor by the periplasmic region of MotB&quot;,&quot;container-title&quot;:&quot;Molecular Microbiology&quot;,&quot;page&quot;:&quot;710-718&quot;,&quot;volume&quot;:&quot;73&quot;,&quot;issue&quot;:&quot;4&quot;,&quot;source&quot;:&quot;onlinelibrary.wiley.com&quot;,&quot;abstract&quot;:&quot;Torque generation in the Salmonella flagellar motor is coupled to translocation of H+ ions through the proton-conducting channel of the Mot protein stator complex. The Mot complex is believed to be anchored to the peptidoglycan (PG) layer by the putative peptidoglycan-binding (PGB) domain of MotB. Proton translocation is activated only when the stator is installed into the motor. We report the crystal structure of a C-terminal periplasmic fragment of MotB (MotBC) that contains the PGB domain and includes the entire periplasmic region essential for motility. Structural and functional analyses indicate that the PGB domains must dimerize in order to form the proton-conducting channel. Drastic conformational changes in the N-terminal portion of MotBC are required both for PG binding and the proton channel activation.&quot;,&quot;DOI&quot;:&quot;10.1111/j.1365-2958.2009.06802.x&quot;,&quot;ISSN&quot;:&quot;1365-2958&quot;,&quot;language&quot;:&quot;en&quot;,&quot;author&quot;:[{&quot;family&quot;:&quot;Kojima&quot;,&quot;given&quot;:&quot;Seiji&quot;},{&quot;family&quot;:&quot;Imada&quot;,&quot;given&quot;:&quot;Katsumi&quot;},{&quot;family&quot;:&quot;Sakuma&quot;,&quot;given&quot;:&quot;Mayuko&quot;},{&quot;family&quot;:&quot;Sudo&quot;,&quot;given&quot;:&quot;Yuki&quot;},{&quot;family&quot;:&quot;Kojima&quot;,&quot;given&quot;:&quot;Chojiro&quot;},{&quot;family&quot;:&quot;Minamino&quot;,&quot;given&quot;:&quot;Tohru&quot;},{&quot;family&quot;:&quot;Homma&quot;,&quot;given&quot;:&quot;Michio&quot;},{&quot;family&quot;:&quot;Namba&quot;,&quot;given&quot;:&quot;Keiichi&quot;}],&quot;issued&quot;:{&quot;date-parts&quot;:[[2009,7,21]]},&quot;accessed&quot;:{&quot;date-parts&quot;:[[2012,5,30]]}}}],&quot;schema&quot;:&quot;https://github.com/citation-style-language/schema/raw/master/csl-citation.json&quot;} RND3UzXBNtvCt"/><text:span text:style-name="T33">.</text:span></text:p>
      <text:p text:style-name="P3">MotA</text:p>
      <text:list xml:id="list2036025435" text:continue-list="list6519093222209018525" text:style-name="WW8Num6">
        <text:list-item>
          <text:list>
            <text:list-item>
              <text:list>
                <text:list-item>
                  <text:p text:style-name="P61">Two charged residues that interact with five residues of FliG (Lloyd and Blair, 1997, Zhou and Blair 1997, Zhuo et al 1998).</text:p>
                </text:list-item>
                <text:list-item>
                  <text:p text:style-name="P61">This is an electrostatic interaction, as demontrated by non-disruption by charge reversing mutants .</text:p>
                </text:list-item>
              </text:list>
            </text:list-item>
          </text:list>
        </text:list-item>
      </text:list>
      <text:p text:style-name="P3">MotB</text:p>
      <text:list xml:id="list371704819" text:continue-numbering="true" text:style-name="WW8Num6">
        <text:list-item>
          <text:list>
            <text:list-item>
              <text:list>
                <text:list-item>
                  <text:p text:style-name="P47"><text:span text:style-name="T33">Likely a linker </text:span><text:reference-mark-start text:name="ZOTERO_ITEM CSL_CITATION {&quot;citationID&quot;:&quot;1jptg3rm05&quot;,&quot;properties&quot;:{&quot;formattedCitation&quot;:&quot;(Blair et al., 1991)&quot;,&quot;plainCitation&quot;:&quot;(Blair et al., 1991)&quot;},&quot;citationItems&quot;:[{&quot;id&quot;:2074,&quot;uris&quot;:[&quot;http://zotero.org/users/316567/items/6PN5DD3T&quot;],&quot;uri&quot;:[&quot;http://zotero.org/users/316567/items/6PN5DD3T&quot;],&quot;itemData&quot;:{&quot;id&quot;:2074,&quot;type&quot;:&quot;article-journal&quot;,&quot;title&quot;:&quot;Mutant MotB proteins in Escherichia coli.&quot;,&quot;container-title&quot;:&quot;Journal of Bacteriology&quot;,&quot;page&quot;:&quot;4049-4055&quot;,&quot;volume&quot;:&quot;173&quot;,&quot;issue&quot;:&quot;13&quot;,&quot;source&quot;:&quot;PubMed Central&quot;,&quot;abstract&quot;:&quot;The MotB protein of Escherichia coli is an essential component in each of eight torque generators in the flagellar rotary motor. Based on its membrane topology, it has been suggested that MotB might be a linker that fastens the torque-generating machinery to the cell wall. Here, we report the isolation and characterization of a number of motB mutants. As found previously for motA, many alleles of motB were dominant, as expected if MotB is a component of the motor. In other respects, however, the motB mutants differed from the motA mutants. Most of the mutations mapped to a hydrophilic, periplasmic domain of the protein, and nothing comparable to the slow-swimming alleles of motA, which show normal torque when tethered, was found. Some motB mutants retained partial function, but when tethered they produced subnormal torque, indicating that their motors contained only one or two functional torque generators. These results support the hypothesis that MotB is a linker.&quot;,&quot;ISSN&quot;:&quot;0021-9193&quot;,&quot;note&quot;:&quot;PMID: 2061285\nPMCID: PMC208053&quot;,&quot;journalAbbreviation&quot;:&quot;J Bacteriol&quot;,&quot;author&quot;:[{&quot;family&quot;:&quot;Blair&quot;,&quot;given&quot;:&quot;D F&quot;},{&quot;family&quot;:&quot;Kim&quot;,&quot;given&quot;:&quot;D Y&quot;},{&quot;family&quot;:&quot;Berg&quot;,&quot;given&quot;:&quot;H C&quot;}],&quot;issued&quot;:{&quot;date-parts&quot;:[[1991,7]]}}}],&quot;schema&quot;:&quot;https://github.com/citation-style-language/schema/raw/master/csl-citation.json&quot;} RNDerfawlciZr"/><text:span text:style-name="T33">(Blair et al., 1991)</text:span><text:reference-mark-end text:name="ZOTERO_ITEM CSL_CITATION {&quot;citationID&quot;:&quot;1jptg3rm05&quot;,&quot;properties&quot;:{&quot;formattedCitation&quot;:&quot;(Blair et al., 1991)&quot;,&quot;plainCitation&quot;:&quot;(Blair et al., 1991)&quot;},&quot;citationItems&quot;:[{&quot;id&quot;:2074,&quot;uris&quot;:[&quot;http://zotero.org/users/316567/items/6PN5DD3T&quot;],&quot;uri&quot;:[&quot;http://zotero.org/users/316567/items/6PN5DD3T&quot;],&quot;itemData&quot;:{&quot;id&quot;:2074,&quot;type&quot;:&quot;article-journal&quot;,&quot;title&quot;:&quot;Mutant MotB proteins in Escherichia coli.&quot;,&quot;container-title&quot;:&quot;Journal of Bacteriology&quot;,&quot;page&quot;:&quot;4049-4055&quot;,&quot;volume&quot;:&quot;173&quot;,&quot;issue&quot;:&quot;13&quot;,&quot;source&quot;:&quot;PubMed Central&quot;,&quot;abstract&quot;:&quot;The MotB protein of Escherichia coli is an essential component in each of eight torque generators in the flagellar rotary motor. Based on its membrane topology, it has been suggested that MotB might be a linker that fastens the torque-generating machinery to the cell wall. Here, we report the isolation and characterization of a number of motB mutants. As found previously for motA, many alleles of motB were dominant, as expected if MotB is a component of the motor. In other respects, however, the motB mutants differed from the motA mutants. Most of the mutations mapped to a hydrophilic, periplasmic domain of the protein, and nothing comparable to the slow-swimming alleles of motA, which show normal torque when tethered, was found. Some motB mutants retained partial function, but when tethered they produced subnormal torque, indicating that their motors contained only one or two functional torque generators. These results support the hypothesis that MotB is a linker.&quot;,&quot;ISSN&quot;:&quot;0021-9193&quot;,&quot;note&quot;:&quot;PMID: 2061285\nPMCID: PMC208053&quot;,&quot;journalAbbreviation&quot;:&quot;J Bacteriol&quot;,&quot;author&quot;:[{&quot;family&quot;:&quot;Blair&quot;,&quot;given&quot;:&quot;D F&quot;},{&quot;family&quot;:&quot;Kim&quot;,&quot;given&quot;:&quot;D Y&quot;},{&quot;family&quot;:&quot;Berg&quot;,&quot;given&quot;:&quot;H C&quot;}],&quot;issued&quot;:{&quot;date-parts&quot;:[[1991,7]]}}}],&quot;schema&quot;:&quot;https://github.com/citation-style-language/schema/raw/master/csl-citation.json&quot;} RNDerfawlciZr"/></text:p>
                </text:list-item>
                <text:list-item>
                  <text:p text:style-name="P61">Asp32 in <text:span text:style-name="T9">E. coli</text:span></text:p>
                </text:list-item>
              </text:list>
            </text:list-item>
          </text:list>
        </text:list-item>
      </text:list>
      <text:p text:style-name="P3">PomA<text:span text:style-name="T61">4</text:span>B<text:span text:style-name="T61">2</text:span> structure (how similar to MotAB?)</text:p>
      <text:list xml:id="list608987641" text:continue-numbering="true" text:style-name="WW8Num6">
        <text:list-item>
          <text:list>
            <text:list-item>
              <text:list>
                <text:list-item>
                  <text:p text:style-name="P47"><text:span text:style-name="T33">Used unstained and negatively stained single-particle reconstructions of complexes of size consistent with PomA</text:span><text:span text:style-name="T64">4</text:span><text:span text:style-name="T33">B</text:span><text:span text:style-name="T64">2 </text:span><text:span text:style-name="T33">to a resolution of 21</text:span><text:span text:style-name="T108">Å</text:span><text:span text:style-name="T33">.</text:span></text:p>
                </text:list-item>
                <text:list-item>
                  <text:p text:style-name="P47"><text:span text:style-name="T33">The overall structure is roughly spherical, with a diameter a little over 60</text:span><text:span text:style-name="T108">Å</text:span><text:span text:style-name="T33">. </text:span></text:p>
                </text:list-item>
                <text:list-item>
                  <text:p text:style-name="P61">Two “arm” structures are present on one face of the particle.</text:p>
                </text:list-item>
                <text:list-item>
                  <text:p text:style-name="P61">The lack of these distinctive “arms” in the structure of a deletion of the putative peptidoglycan-binding domain convincingly demonstrated that these corresponded to the peptidoglycan-binding domain, and it is suggested that the arm confomations are in an inactive plugged state of the stator complexes.</text:p>
                </text:list-item>
              </text:list>
            </text:list-item>
          </text:list>
        </text:list-item>
      </text:list>
      <text:p text:style-name="P3">MotB aspartate accepts proton flux to trigger conformational change (“Function of protonatable residues in the flagellar motor of E. coli: a critical role for Asp32 of MotB”)</text:p>
      <text:p text:style-name="P7"><text:span text:style-name="T33">The stator proteins are homologous to the ExbBD and TolQR complexes, which also utilize the proton-motive force to energize periplasmic processes (</text:span><text:reference-mark-start text:name="ZOTERO_ITEM CSL_CITATION {&quot;citationID&quot;:&quot;elds7odi9&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WaLtZD5APU"/><text:span text:style-name="T33">(Cascales et al., 2001)</text:span><text:reference-mark-end text:name="ZOTERO_ITEM CSL_CITATION {&quot;citationID&quot;:&quot;elds7odi9&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WaLtZD5APU"/><text:span text:style-name="T33">).</text:span></text:p>
      <text:p text:style-name="Standard"><text:span text:style-name="T33">FliL, at least in </text:span><text:span text:style-name="T15">Borrelia burgdorferi</text:span><text:span text:style-name="T33">, lies between the rotor and stator in the inner membrane </text:span><text:reference-mark-start text:name="ZOTERO_ITEM CSL_CITATION {&quot;citationID&quot;:&quot;fec882tkm&quot;,&quot;properties&quot;:{&quot;formattedCitation&quot;:&quot;(Motaleb et al., 2011)&quot;,&quot;plainCitation&quot;:&quot;(Motaleb et al., 2011)&quot;},&quot;citationItems&quot;:[{&quot;id&quot;:41,&quot;uris&quot;:[&quot;http://zotero.org/users/316567/items/RZDZQNTH&quot;],&quot;uri&quot;:[&quot;http://zotero.org/users/316567/items/RZDZQNTH&quot;],&quot;itemData&quot;:{&quot;id&quot;:41,&quot;type&quot;:&quot;article-journal&quot;,&quot;title&quot;:&quot;A novel gene inactivation system reveals an altered periplasmic flagellar orientation in a Borrelia burgdorferi fliL mutant&quot;,&quot;container-title&quot;:&quot;Journal of Bacteriology&quot;,&quot;source&quot;:&quot;NCBI PubMed&quot;,&quot;abstract&quot;:&quot;Motility and chemotaxis are essential components of pathogenesis for many infectious bacteria including Borrelia burgdorferi, the causative agent of Lyme disease. Motility and chemotaxis genes comprise 5-6% of the genome of B. burgdorferi; yet, the functions of most of those genes remain uncharacterized mainly due to the paucity of a non-polar gene inactivation system. In this communication, we describe the development of a novel gene inactivation methodology to target B. burgdorferi fliL, a putative periplasmic flagellar gene located in a large motility operon and transcribed by RNA polymerase containing σ(70). Although the morphology of the non-polar fliL mutant cell was indistinguishable from the wild-type cells, the mutant exhibited a defective motility phenotype. Cryo-electron tomography (cryo-ET) of intact organisms revealed that the periplasmic flagella in the fliL mutant were frequently tilted toward the cell pole instead of their normal orientation toward the cell body. These defects were corrected when the mutant was complemented in cis. Moreover, comparative analysis of flagellar motors from wild-type and the mutant provides the first structural evidence that FliL is localized between the stator and rotor. Our results suggest that FliL is likely involved in coordinating or regulating the orientation of periplasmic flagella in B. burgdorferi.&quot;,&quot;URL&quot;:&quot;http://www.ncbi.nlm.nih.gov/pubmed/21441522&quot;,&quot;DOI&quot;:&quot;10.1128/JB.00202-11&quot;,&quot;ISSN&quot;:&quot;1098-5530&quot;,&quot;note&quot;:&quot;PMID: 21441522&quot;,&quot;journalAbbreviation&quot;:&quot;J Bacteriol&quot;,&quot;author&quot;:[{&quot;family&quot;:&quot;Motaleb&quot;,&quot;given&quot;:&quot;Md A&quot;},{&quot;family&quot;:&quot;Pitzer&quot;,&quot;given&quot;:&quot;Joshua E&quot;},{&quot;family&quot;:&quot;Sultan&quot;,&quot;given&quot;:&quot;Syed Z&quot;},{&quot;family&quot;:&quot;Liu&quot;,&quot;given&quot;:&quot;Jun&quot;}],&quot;issued&quot;:{&quot;date-parts&quot;:[[&quot;2011&quot;,3,25]]},&quot;accessed&quot;:{&quot;date-parts&quot;:[[2011,4,1]]}}}],&quot;schema&quot;:&quot;https://github.com/citation-style-language/schema/raw/master/csl-citation.json&quot;} RNDmVLHkE2hQw"/><text:span text:style-name="T33">(Motaleb et al., 2011)</text:span><text:reference-mark-end text:name="ZOTERO_ITEM CSL_CITATION {&quot;citationID&quot;:&quot;fec882tkm&quot;,&quot;properties&quot;:{&quot;formattedCitation&quot;:&quot;(Motaleb et al., 2011)&quot;,&quot;plainCitation&quot;:&quot;(Motaleb et al., 2011)&quot;},&quot;citationItems&quot;:[{&quot;id&quot;:41,&quot;uris&quot;:[&quot;http://zotero.org/users/316567/items/RZDZQNTH&quot;],&quot;uri&quot;:[&quot;http://zotero.org/users/316567/items/RZDZQNTH&quot;],&quot;itemData&quot;:{&quot;id&quot;:41,&quot;type&quot;:&quot;article-journal&quot;,&quot;title&quot;:&quot;A novel gene inactivation system reveals an altered periplasmic flagellar orientation in a Borrelia burgdorferi fliL mutant&quot;,&quot;container-title&quot;:&quot;Journal of Bacteriology&quot;,&quot;source&quot;:&quot;NCBI PubMed&quot;,&quot;abstract&quot;:&quot;Motility and chemotaxis are essential components of pathogenesis for many infectious bacteria including Borrelia burgdorferi, the causative agent of Lyme disease. Motility and chemotaxis genes comprise 5-6% of the genome of B. burgdorferi; yet, the functions of most of those genes remain uncharacterized mainly due to the paucity of a non-polar gene inactivation system. In this communication, we describe the development of a novel gene inactivation methodology to target B. burgdorferi fliL, a putative periplasmic flagellar gene located in a large motility operon and transcribed by RNA polymerase containing σ(70). Although the morphology of the non-polar fliL mutant cell was indistinguishable from the wild-type cells, the mutant exhibited a defective motility phenotype. Cryo-electron tomography (cryo-ET) of intact organisms revealed that the periplasmic flagella in the fliL mutant were frequently tilted toward the cell pole instead of their normal orientation toward the cell body. These defects were corrected when the mutant was complemented in cis. Moreover, comparative analysis of flagellar motors from wild-type and the mutant provides the first structural evidence that FliL is localized between the stator and rotor. Our results suggest that FliL is likely involved in coordinating or regulating the orientation of periplasmic flagella in B. burgdorferi.&quot;,&quot;URL&quot;:&quot;http://www.ncbi.nlm.nih.gov/pubmed/21441522&quot;,&quot;DOI&quot;:&quot;10.1128/JB.00202-11&quot;,&quot;ISSN&quot;:&quot;1098-5530&quot;,&quot;note&quot;:&quot;PMID: 21441522&quot;,&quot;journalAbbreviation&quot;:&quot;J Bacteriol&quot;,&quot;author&quot;:[{&quot;family&quot;:&quot;Motaleb&quot;,&quot;given&quot;:&quot;Md A&quot;},{&quot;family&quot;:&quot;Pitzer&quot;,&quot;given&quot;:&quot;Joshua E&quot;},{&quot;family&quot;:&quot;Sultan&quot;,&quot;given&quot;:&quot;Syed Z&quot;},{&quot;family&quot;:&quot;Liu&quot;,&quot;given&quot;:&quot;Jun&quot;}],&quot;issued&quot;:{&quot;date-parts&quot;:[[&quot;2011&quot;,3,25]]},&quot;accessed&quot;:{&quot;date-parts&quot;:[[2011,4,1]]}}}],&quot;schema&quot;:&quot;https://github.com/citation-style-language/schema/raw/master/csl-citation.json&quot;} RNDmVLHkE2hQw"/>. (another FliL paper is “Activity of Proteus mirabilis FliL Is Viscosity Dependent and Requires Extragenic DNA” -- link to viscosity?)</text:p>
      <text:p text:style-name="Standard">FliL has different effects in different organisms. Possible mechanisms? Speculate on viscosity sensing mechanism?</text:p>
      <text:p text:style-name="P7"><text:span text:style-name="T33">OmpA homology: READ: <text:s/></text:span><text:reference-mark-start text:name="ZOTERO_ITEM CSL_CITATION {&quot;citationID&quot;:&quot;14m6evbqbr&quot;,&quot;properties&quot;:{&quot;formattedCitation&quot;:&quot;(De Mot and Vanderleyden, 1994)&quot;,&quot;plainCitation&quot;:&quot;(De Mot and Vanderleyden, 1994)&quot;},&quot;citationItems&quot;:[{&quot;id&quot;:791,&quot;uris&quot;:[&quot;http://zotero.org/users/316567/items/8E8IK67E&quot;],&quot;uri&quot;:[&quot;http://zotero.org/users/316567/items/8E8IK67E&quot;],&quot;itemData&quot;:{&quot;id&quot;:791,&quot;type&quot;:&quot;article-journal&quot;,&quot;title&quot;:&quot;The C-terminal sequence conservation between OmpA-related outer membrane proteins and MotB suggests a common function in both gram-positive and gram-negative bacteria, possibly in the interaction of these domains with peptidoglycan&quot;,&quot;container-title&quot;:&quot;Molecular Microbiology&quot;,&quot;page&quot;:&quot;333-334&quot;,&quot;volume&quot;:&quot;12&quot;,&quot;issue&quot;:&quot;2&quot;,&quot;source&quot;:&quot;NCBI PubMed&quot;,&quot;ISSN&quot;:&quot;0950-382X&quot;,&quot;note&quot;:&quot;PMID: 8057857&quot;,&quot;journalAbbreviation&quot;:&quot;Mol. Microbiol&quot;,&quot;author&quot;:[{&quot;family&quot;:&quot;De Mot&quot;,&quot;given&quot;:&quot;R&quot;},{&quot;family&quot;:&quot;Vanderleyden&quot;,&quot;given&quot;:&quot;J&quot;}],&quot;issued&quot;:{&quot;date-parts&quot;:[[&quot;1994&quot;,4]]},&quot;accessed&quot;:{&quot;date-parts&quot;:[[2011,8,27]]}}}],&quot;schema&quot;:&quot;https://github.com/citation-style-language/schema/raw/master/csl-citation.json&quot;} RND4puWbCcghX"/><text:span text:style-name="T33">(De Mot and Vanderleyden, 1994)</text:span><text:reference-mark-end text:name="ZOTERO_ITEM CSL_CITATION {&quot;citationID&quot;:&quot;14m6evbqbr&quot;,&quot;properties&quot;:{&quot;formattedCitation&quot;:&quot;(De Mot and Vanderleyden, 1994)&quot;,&quot;plainCitation&quot;:&quot;(De Mot and Vanderleyden, 1994)&quot;},&quot;citationItems&quot;:[{&quot;id&quot;:791,&quot;uris&quot;:[&quot;http://zotero.org/users/316567/items/8E8IK67E&quot;],&quot;uri&quot;:[&quot;http://zotero.org/users/316567/items/8E8IK67E&quot;],&quot;itemData&quot;:{&quot;id&quot;:791,&quot;type&quot;:&quot;article-journal&quot;,&quot;title&quot;:&quot;The C-terminal sequence conservation between OmpA-related outer membrane proteins and MotB suggests a common function in both gram-positive and gram-negative bacteria, possibly in the interaction of these domains with peptidoglycan&quot;,&quot;container-title&quot;:&quot;Molecular Microbiology&quot;,&quot;page&quot;:&quot;333-334&quot;,&quot;volume&quot;:&quot;12&quot;,&quot;issue&quot;:&quot;2&quot;,&quot;source&quot;:&quot;NCBI PubMed&quot;,&quot;ISSN&quot;:&quot;0950-382X&quot;,&quot;note&quot;:&quot;PMID: 8057857&quot;,&quot;journalAbbreviation&quot;:&quot;Mol. Microbiol&quot;,&quot;author&quot;:[{&quot;family&quot;:&quot;De Mot&quot;,&quot;given&quot;:&quot;R&quot;},{&quot;family&quot;:&quot;Vanderleyden&quot;,&quot;given&quot;:&quot;J&quot;}],&quot;issued&quot;:{&quot;date-parts&quot;:[[&quot;1994&quot;,4]]},&quot;accessed&quot;:{&quot;date-parts&quot;:[[2011,8,27]]}}}],&quot;schema&quot;:&quot;https://github.com/citation-style-language/schema/raw/master/csl-citation.json&quot;} RND4puWbCcghX"/></text:p>
      <text:p text:style-name="P6">Interact with FliG</text:p>
      <text:list xml:id="list981286088" text:continue-numbering="true" text:style-name="WW8Num6">
        <text:list-item>
          <text:list>
            <text:list-item>
              <text:list>
                <text:list-item>
                  <text:p text:style-name="P77"><text:reference-mark-start text:name="ZOTERO_ITEM CSL_CITATION {&quot;citationID&quot;:&quot;12ejn6beun&quot;,&quot;properties&quot;:{&quot;formattedCitation&quot;:&quot;(Garza et al., 1995)&quot;,&quot;plainCitation&quot;:&quot;(Garza et al., 1995)&quot;},&quot;citationItems&quot;:[{&quot;id&quot;:2389,&quot;uris&quot;:[&quot;http://zotero.org/users/316567/items/FN5C2S8J&quot;],&quot;uri&quot;:[&quot;http://zotero.org/users/316567/items/FN5C2S8J&quot;],&quot;itemData&quot;:{&quot;id&quot;:2389,&quot;type&quot;:&quot;article-journal&quot;,&quot;title&quot;:&quot;Motility protein interactions in the bacterial flagellar motor&quot;,&quot;container-title&quot;:&quot;Proceedings of the National Academy of Sciences&quot;,&quot;page&quot;:&quot;1970-1974&quot;,&quot;volume&quot;:&quot;92&quot;,&quot;issue&quot;:&quot;6&quot;,&quot;source&quot;:&quot;www.pnas.org&quot;,&quot;ISSN&quot;:&quot;0027-8424, 1091-6490&quot;,&quot;journalAbbreviation&quot;:&quot;PNAS&quot;,&quot;language&quot;:&quot;en&quot;,&quot;author&quot;:[{&quot;family&quot;:&quot;Garza&quot;,&quot;given&quot;:&quot;A. G.&quot;},{&quot;family&quot;:&quot;Harris-Haller&quot;,&quot;given&quot;:&quot;L. W.&quot;},{&quot;family&quot;:&quot;Stoebner&quot;,&quot;given&quot;:&quot;R. A.&quot;},{&quot;family&quot;:&quot;Manson&quot;,&quot;given&quot;:&quot;M. D.&quot;}],&quot;issued&quot;:{&quot;date-parts&quot;:[[1995,3,14]]},&quot;accessed&quot;:{&quot;date-parts&quot;:[[2012,7,11]]}}}],&quot;schema&quot;:&quot;https://github.com/citation-style-language/schema/raw/master/csl-citation.json&quot;} RNDZZgPAd5EXV"/>(Garza et al., 1995)<text:reference-mark-end text:name="ZOTERO_ITEM CSL_CITATION {&quot;citationID&quot;:&quot;12ejn6beun&quot;,&quot;properties&quot;:{&quot;formattedCitation&quot;:&quot;(Garza et al., 1995)&quot;,&quot;plainCitation&quot;:&quot;(Garza et al., 1995)&quot;},&quot;citationItems&quot;:[{&quot;id&quot;:2389,&quot;uris&quot;:[&quot;http://zotero.org/users/316567/items/FN5C2S8J&quot;],&quot;uri&quot;:[&quot;http://zotero.org/users/316567/items/FN5C2S8J&quot;],&quot;itemData&quot;:{&quot;id&quot;:2389,&quot;type&quot;:&quot;article-journal&quot;,&quot;title&quot;:&quot;Motility protein interactions in the bacterial flagellar motor&quot;,&quot;container-title&quot;:&quot;Proceedings of the National Academy of Sciences&quot;,&quot;page&quot;:&quot;1970-1974&quot;,&quot;volume&quot;:&quot;92&quot;,&quot;issue&quot;:&quot;6&quot;,&quot;source&quot;:&quot;www.pnas.org&quot;,&quot;ISSN&quot;:&quot;0027-8424, 1091-6490&quot;,&quot;journalAbbreviation&quot;:&quot;PNAS&quot;,&quot;language&quot;:&quot;en&quot;,&quot;author&quot;:[{&quot;family&quot;:&quot;Garza&quot;,&quot;given&quot;:&quot;A. G.&quot;},{&quot;family&quot;:&quot;Harris-Haller&quot;,&quot;given&quot;:&quot;L. W.&quot;},{&quot;family&quot;:&quot;Stoebner&quot;,&quot;given&quot;:&quot;R. A.&quot;},{&quot;family&quot;:&quot;Manson&quot;,&quot;given&quot;:&quot;M. D.&quot;}],&quot;issued&quot;:{&quot;date-parts&quot;:[[1995,3,14]]},&quot;accessed&quot;:{&quot;date-parts&quot;:[[2012,7,11]]}}}],&quot;schema&quot;:&quot;https://github.com/citation-style-language/schema/raw/master/csl-citation.json&quot;} RNDZZgPAd5EXV"/></text:p>
                </text:list-item>
                <text:list-item>
                  <text:p text:style-name="P47"><text:reference-mark-start text:name="ZOTERO_ITEM CSL_CITATION {&quot;citationID&quot;:&quot;1optvdl468&quot;,&quot;properties&quot;:{&quot;formattedCitation&quot;:&quot;(Zhou et al., 1998)&quot;,&quot;plainCitation&quot;:&quot;(Zhou et al., 1998)&quot;},&quot;citationItems&quot;:[{&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xKGSVqFSt7"/>(Zhou et al., 1998)<text:reference-mark-end text:name="ZOTERO_ITEM CSL_CITATION {&quot;citationID&quot;:&quot;1optvdl468&quot;,&quot;properties&quot;:{&quot;formattedCitation&quot;:&quot;(Zhou et al., 1998)&quot;,&quot;plainCitation&quot;:&quot;(Zhou et al., 1998)&quot;},&quot;citationItems&quot;:[{&quot;id&quot;:2905,&quot;uris&quot;:[&quot;http://zotero.org/users/316567/items/WZGP9TV2&quot;],&quot;uri&quot;:[&quot;http://zotero.org/users/316567/items/WZGP9TV2&quot;],&quot;itemData&quot;:{&quot;id&quot;:2905,&quot;type&quot;:&quot;article-journal&quot;,&quot;title&quot;:&quot;Electrostatic interactions between rotor and stator in the bacterial flagellar motor&quot;,&quot;container-title&quot;:&quot;Proceedings of the National Academy of Sciences&quot;,&quot;page&quot;:&quot;6436-6441&quot;,&quot;volume&quot;:&quot;95&quot;,&quot;issue&quot;:&quot;11&quot;,&quot;source&quot;:&quot;www.pnas.org&quot;,&quot;abstract&quot;:&quot;Bacterial flagellar motors rotate, obtaining power from the membrane gradient of protons or, in some species, sodium ions. Torque generation in the flagellar motor must involve interactions between components of the rotor and components of the stator. Sites of interaction between the rotor and stator have not been identified. Mutational studies of the rotor protein FliG and the stator protein MotA showed that both proteins contain charged residues essential for motor rotation. This suggests that functionally important electrostatic interactions might occur between the rotor and stator. To test this proposal, we examined double mutants with charged-residue substitutions in both the rotor protein FliG and the stator protein MotA. Several combinations of FliG mutations with MotA mutations exhibited strong synergism, whereas others showed strong suppression, in a pattern that indicates that the functionally important charged residues of FliG interact with those of MotA. These results identify a functionally important site of interaction between the rotor and stator and suggest a hypothesis for electrostatic interactions at the rotor–stator interface.&quot;,&quot;ISSN&quot;:&quot;0027-8424, 1091-6490&quot;,&quot;journalAbbreviation&quot;:&quot;PNAS&quot;,&quot;language&quot;:&quot;en&quot;,&quot;author&quot;:[{&quot;family&quot;:&quot;Zhou&quot;,&quot;given&quot;:&quot;Jiadong&quot;},{&quot;family&quot;:&quot;Lloyd&quot;,&quot;given&quot;:&quot;Scott A.&quot;},{&quot;family&quot;:&quot;Blair&quot;,&quot;given&quot;:&quot;David F.&quot;}],&quot;issued&quot;:{&quot;date-parts&quot;:[[1998,5,26]]},&quot;accessed&quot;:{&quot;date-parts&quot;:[[2012,7,11]]}}}],&quot;schema&quot;:&quot;https://github.com/citation-style-language/schema/raw/master/csl-citation.json&quot;} RNDxKGSVqFSt7"/></text:p>
                </text:list-item>
                <text:list-item>
                  <text:p text:style-name="P61"><text:reference-mark-start text:name="ZOTERO_ITEM CSL_CITATION {&quot;citationID&quot;:&quot;1666oadi95&quot;,&quot;properties&quot;:{&quot;formattedCitation&quot;:&quot;(Lloyd et al., 1996)&quot;,&quot;plainCitation&quot;:&quot;(Lloyd et al., 1996)&quot;},&quot;citationItems&quot;:[{&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schema&quot;:&quot;https://github.com/citation-style-language/schema/raw/master/csl-citation.json&quot;} RNDkXkrhLDftW"/>(Lloyd et al., 1996)<text:reference-mark-end text:name="ZOTERO_ITEM CSL_CITATION {&quot;citationID&quot;:&quot;1666oadi95&quot;,&quot;properties&quot;:{&quot;formattedCitation&quot;:&quot;(Lloyd et al., 1996)&quot;,&quot;plainCitation&quot;:&quot;(Lloyd et al., 1996)&quot;},&quot;citationItems&quot;:[{&quot;id&quot;:2487,&quot;uris&quot;:[&quot;http://zotero.org/users/316567/items/IRRVIEUM&quot;],&quot;uri&quot;:[&quot;http://zotero.org/users/316567/items/IRRVIEUM&quot;],&quot;itemData&quot;:{&quot;id&quot;:2487,&quot;type&quot;:&quot;article-journal&quot;,&quot;title&quot;:&quot;Torque generation in the flagellar motor of Escherichia coli: evidence of a direct role for FliG but not for FliM or FliN.&quot;,&quot;container-title&quot;:&quot;Journal of Bacteriology&quot;,&quot;page&quot;:&quot;223-231&quot;,&quot;volume&quot;:&quot;178&quot;,&quot;issue&quot;:&quot;1&quot;,&quot;source&quot;:&quot;jb.asm.org&quot;,&quot;ISSN&quot;:&quot;0021-9193, 1098-5530&quot;,&quot;shortTitle&quot;:&quot;Torque generation in the flagellar motor of Escherichia coli&quot;,&quot;journalAbbreviation&quot;:&quot;J. Bacteriol.&quot;,&quot;language&quot;:&quot;en&quot;,&quot;author&quot;:[{&quot;family&quot;:&quot;Lloyd&quot;,&quot;given&quot;:&quot;S. A.&quot;},{&quot;family&quot;:&quot;Tang&quot;,&quot;given&quot;:&quot;H.&quot;},{&quot;family&quot;:&quot;Wang&quot;,&quot;given&quot;:&quot;X.&quot;},{&quot;family&quot;:&quot;Billings&quot;,&quot;given&quot;:&quot;S.&quot;},{&quot;family&quot;:&quot;Blair&quot;,&quot;given&quot;:&quot;D. F.&quot;}],&quot;issued&quot;:{&quot;date-parts&quot;:[[1996,1,1]]},&quot;accessed&quot;:{&quot;date-parts&quot;:[[2012,7,11]]}}}],&quot;schema&quot;:&quot;https://github.com/citation-style-language/schema/raw/master/csl-citation.json&quot;} RNDkXkrhLDftW"/></text:p>
                </text:list-item>
                <text:list-item>
                  <text:p text:style-name="P61"><text:span text:style-name="T110">Localize in Vibrio, via FliG</text:span><text:span text:style-name="T67">C</text:span><text:span text:style-name="T110"> </text:span><text:reference-mark-start text:name="ZOTERO_ITEM CSL_CITATION {&quot;citationID&quot;:&quot;1l0ikdgt6n&quot;,&quot;properties&quot;:{&quot;formattedCitation&quot;:&quot;(Kojima et al., 2011)&quot;,&quot;plainCitation&quot;:&quot;(Kojima et al., 2011)&quot;},&quot;citationItems&quot;:[{&quot;id&quot;:1940,&quot;uris&quot;:[&quot;http://zotero.org/users/316567/items/692856QP&quot;],&quot;uri&quot;:[&quot;http://zotero.org/users/316567/items/692856QP&quot;],&quot;itemData&quot;:{&quot;id&quot;:1940,&quot;type&quot;:&quot;article-journal&quot;,&quot;title&quot;:&quot;Mutations Targeting the C-Terminal Domain of FliG Can Disrupt Motor Assembly in the Na+-Driven Flagella of Vibrio alginolyticus&quot;,&quot;container-title&quot;:&quot;Journal of Molecular Biology&quot;,&quot;page&quot;:&quot;62-74&quot;,&quot;volume&quot;:&quot;414&quot;,&quot;issue&quot;:&quot;1&quot;,&quot;source&quot;:&quot;ScienceDirect&quot;,&quot;abstract&quot;:&quot;The torque of the bacterial flagellar motor is generated by the rotor–stator interaction coupled with specific ion translocation through the stator channel. To produce a fully functional motor, multiple stator units must be properly incorporated around the rotor by an as yet unknown mechanism to engage the rotor–stator interactions. Here, we investigated stator assembly using a mutational approach of the Na+-driven polar flagellar motor of Vibrio alginolyticus, whose stator is localized at the flagellated cell pole. We mutated a rotor protein, FliG, which is located at the C ring of the basal body and closely participates in torque generation, and found that point mutation L259Q, L270R or L271P completely abolishes both motility and polar localization of the stator without affecting flagellation. Likewise, mutations V274E and L279P severely affected motility and stator assembly. Those residues are localized at the core of the globular C-terminal domain of FliG when mapped onto the crystal structure of FliG from Thermotoga maritima, which suggests that those mutations induce quite large structural alterations at the interface responsible for the rotor–stator interaction. These results show that the C-terminal domain of FliG is critical for the proper assembly of PomA/PomB stator complexes around the rotor and probably functions as the target of the stator at the rotor side.&quot;,&quot;DOI&quot;:&quot;10.1016/j.jmb.2011.09.019&quot;,&quot;ISSN&quot;:&quot;0022-2836&quot;,&quot;journalAbbreviation&quot;:&quot;Journal of Molecular Biology&quot;,&quot;author&quot;:[{&quot;family&quot;:&quot;Kojima&quot;,&quot;given&quot;:&quot;Seiji&quot;},{&quot;family&quot;:&quot;Nonoyama&quot;,&quot;given&quot;:&quot;Natsumi&quot;},{&quot;family&quot;:&quot;Takekawa&quot;,&quot;given&quot;:&quot;Norihiro&quot;},{&quot;family&quot;:&quot;Fukuoka&quot;,&quot;given&quot;:&quot;Hajime&quot;},{&quot;family&quot;:&quot;Homma&quot;,&quot;given&quot;:&quot;Michio&quot;}],&quot;issued&quot;:{&quot;date-parts&quot;:[[&quot;2011&quot;,11,18]]},&quot;accessed&quot;:{&quot;date-parts&quot;:[[2012,10,3]]}}}],&quot;schema&quot;:&quot;https://github.com/citation-style-language/schema/raw/master/csl-citation.json&quot;} RNDzU7tpH03u5"/><text:span text:style-name="T110">(Kojima et al., 2011)</text:span><text:reference-mark-end text:name="ZOTERO_ITEM CSL_CITATION {&quot;citationID&quot;:&quot;1l0ikdgt6n&quot;,&quot;properties&quot;:{&quot;formattedCitation&quot;:&quot;(Kojima et al., 2011)&quot;,&quot;plainCitation&quot;:&quot;(Kojima et al., 2011)&quot;},&quot;citationItems&quot;:[{&quot;id&quot;:1940,&quot;uris&quot;:[&quot;http://zotero.org/users/316567/items/692856QP&quot;],&quot;uri&quot;:[&quot;http://zotero.org/users/316567/items/692856QP&quot;],&quot;itemData&quot;:{&quot;id&quot;:1940,&quot;type&quot;:&quot;article-journal&quot;,&quot;title&quot;:&quot;Mutations Targeting the C-Terminal Domain of FliG Can Disrupt Motor Assembly in the Na+-Driven Flagella of Vibrio alginolyticus&quot;,&quot;container-title&quot;:&quot;Journal of Molecular Biology&quot;,&quot;page&quot;:&quot;62-74&quot;,&quot;volume&quot;:&quot;414&quot;,&quot;issue&quot;:&quot;1&quot;,&quot;source&quot;:&quot;ScienceDirect&quot;,&quot;abstract&quot;:&quot;The torque of the bacterial flagellar motor is generated by the rotor–stator interaction coupled with specific ion translocation through the stator channel. To produce a fully functional motor, multiple stator units must be properly incorporated around the rotor by an as yet unknown mechanism to engage the rotor–stator interactions. Here, we investigated stator assembly using a mutational approach of the Na+-driven polar flagellar motor of Vibrio alginolyticus, whose stator is localized at the flagellated cell pole. We mutated a rotor protein, FliG, which is located at the C ring of the basal body and closely participates in torque generation, and found that point mutation L259Q, L270R or L271P completely abolishes both motility and polar localization of the stator without affecting flagellation. Likewise, mutations V274E and L279P severely affected motility and stator assembly. Those residues are localized at the core of the globular C-terminal domain of FliG when mapped onto the crystal structure of FliG from Thermotoga maritima, which suggests that those mutations induce quite large structural alterations at the interface responsible for the rotor–stator interaction. These results show that the C-terminal domain of FliG is critical for the proper assembly of PomA/PomB stator complexes around the rotor and probably functions as the target of the stator at the rotor side.&quot;,&quot;DOI&quot;:&quot;10.1016/j.jmb.2011.09.019&quot;,&quot;ISSN&quot;:&quot;0022-2836&quot;,&quot;journalAbbreviation&quot;:&quot;Journal of Molecular Biology&quot;,&quot;author&quot;:[{&quot;family&quot;:&quot;Kojima&quot;,&quot;given&quot;:&quot;Seiji&quot;},{&quot;family&quot;:&quot;Nonoyama&quot;,&quot;given&quot;:&quot;Natsumi&quot;},{&quot;family&quot;:&quot;Takekawa&quot;,&quot;given&quot;:&quot;Norihiro&quot;},{&quot;family&quot;:&quot;Fukuoka&quot;,&quot;given&quot;:&quot;Hajime&quot;},{&quot;family&quot;:&quot;Homma&quot;,&quot;given&quot;:&quot;Michio&quot;}],&quot;issued&quot;:{&quot;date-parts&quot;:[[&quot;2011&quot;,11,18]]},&quot;accessed&quot;:{&quot;date-parts&quot;:[[2012,10,3]]}}}],&quot;schema&quot;:&quot;https://github.com/citation-style-language/schema/raw/master/csl-citation.json&quot;} RNDzU7tpH03u5"/></text:p>
                </text:list-item>
              </text:list>
            </text:list-item>
          </text:list>
        </text:list-item>
      </text:list>
      <text:h text:style-name="P94" text:outline-level="5">Reductionist view of stator complex protein function.</text:h>
      <text:list xml:id="list925109707" text:continue-numbering="true" text:style-name="WW8Num6">
        <text:list-item>
          <text:list>
            <text:list-item>
              <text:list>
                <text:list-item>
                  <text:p text:style-name="P47">Driven by ion flux</text:p>
                  <text:list>
                    <text:list-item>
                      <text:p text:style-name="P47">Driven by ion-motive force (Larsen 1974, Manson 1977, Matsumara 1977, Glagolev &amp; Skulachev 1978)</text:p>
                    </text:list-item>
                  </text:list>
                </text:list-item>
                <text:list-item>
                  <text:p text:style-name="P47">Different conformations, plugged and unplugged.</text:p>
                  <text:list>
                    <text:list-item>
                      <text:p text:style-name="P74">Assembly and activation of MotB <text:reference-mark-start text:name="ZOTERO_ITEM CSL_CITATION {&quot;citationID&quot;:&quot;2n4p37dr6&quot;,&quot;properties&quot;:{&quot;formattedCitation&quot;:&quot;(Kojima et al., 2009)&quot;,&quot;plainCitation&quot;:&quot;(Kojima et al., 2009)&quot;},&quot;citationItems&quot;:[{&quot;id&quot;:2312,&quot;uris&quot;:[&quot;http://zotero.org/users/316567/items/D7MD4543&quot;],&quot;uri&quot;:[&quot;http://zotero.org/users/316567/items/D7MD4543&quot;],&quot;itemData&quot;:{&quot;id&quot;:2312,&quot;type&quot;:&quot;article-journal&quot;,&quot;title&quot;:&quot;Stator assembly and activation mechanism of the flagellar motor by the periplasmic region of MotB&quot;,&quot;container-title&quot;:&quot;Molecular Microbiology&quot;,&quot;page&quot;:&quot;710-718&quot;,&quot;volume&quot;:&quot;73&quot;,&quot;issue&quot;:&quot;4&quot;,&quot;source&quot;:&quot;onlinelibrary.wiley.com&quot;,&quot;abstract&quot;:&quot;Torque generation in the Salmonella flagellar motor is coupled to translocation of H+ ions through the proton-conducting channel of the Mot protein stator complex. The Mot complex is believed to be anchored to the peptidoglycan (PG) layer by the putative peptidoglycan-binding (PGB) domain of MotB. Proton translocation is activated only when the stator is installed into the motor. We report the crystal structure of a C-terminal periplasmic fragment of MotB (MotBC) that contains the PGB domain and includes the entire periplasmic region essential for motility. Structural and functional analyses indicate that the PGB domains must dimerize in order to form the proton-conducting channel. Drastic conformational changes in the N-terminal portion of MotBC are required both for PG binding and the proton channel activation.&quot;,&quot;DOI&quot;:&quot;10.1111/j.1365-2958.2009.06802.x&quot;,&quot;ISSN&quot;:&quot;1365-2958&quot;,&quot;language&quot;:&quot;en&quot;,&quot;author&quot;:[{&quot;family&quot;:&quot;Kojima&quot;,&quot;given&quot;:&quot;Seiji&quot;},{&quot;family&quot;:&quot;Imada&quot;,&quot;given&quot;:&quot;Katsumi&quot;},{&quot;family&quot;:&quot;Sakuma&quot;,&quot;given&quot;:&quot;Mayuko&quot;},{&quot;family&quot;:&quot;Sudo&quot;,&quot;given&quot;:&quot;Yuki&quot;},{&quot;family&quot;:&quot;Kojima&quot;,&quot;given&quot;:&quot;Chojiro&quot;},{&quot;family&quot;:&quot;Minamino&quot;,&quot;given&quot;:&quot;Tohru&quot;},{&quot;family&quot;:&quot;Homma&quot;,&quot;given&quot;:&quot;Michio&quot;},{&quot;family&quot;:&quot;Namba&quot;,&quot;given&quot;:&quot;Keiichi&quot;}],&quot;issued&quot;:{&quot;date-parts&quot;:[[2009,7,21]]},&quot;accessed&quot;:{&quot;date-parts&quot;:[[2012,5,30]]}}}],&quot;schema&quot;:&quot;https://github.com/citation-style-language/schema/raw/master/csl-citation.json&quot;} RNDle3lOQ9ICz"/>(Kojima et al., 2009)<text:reference-mark-end text:name="ZOTERO_ITEM CSL_CITATION {&quot;citationID&quot;:&quot;2n4p37dr6&quot;,&quot;properties&quot;:{&quot;formattedCitation&quot;:&quot;(Kojima et al., 2009)&quot;,&quot;plainCitation&quot;:&quot;(Kojima et al., 2009)&quot;},&quot;citationItems&quot;:[{&quot;id&quot;:2312,&quot;uris&quot;:[&quot;http://zotero.org/users/316567/items/D7MD4543&quot;],&quot;uri&quot;:[&quot;http://zotero.org/users/316567/items/D7MD4543&quot;],&quot;itemData&quot;:{&quot;id&quot;:2312,&quot;type&quot;:&quot;article-journal&quot;,&quot;title&quot;:&quot;Stator assembly and activation mechanism of the flagellar motor by the periplasmic region of MotB&quot;,&quot;container-title&quot;:&quot;Molecular Microbiology&quot;,&quot;page&quot;:&quot;710-718&quot;,&quot;volume&quot;:&quot;73&quot;,&quot;issue&quot;:&quot;4&quot;,&quot;source&quot;:&quot;onlinelibrary.wiley.com&quot;,&quot;abstract&quot;:&quot;Torque generation in the Salmonella flagellar motor is coupled to translocation of H+ ions through the proton-conducting channel of the Mot protein stator complex. The Mot complex is believed to be anchored to the peptidoglycan (PG) layer by the putative peptidoglycan-binding (PGB) domain of MotB. Proton translocation is activated only when the stator is installed into the motor. We report the crystal structure of a C-terminal periplasmic fragment of MotB (MotBC) that contains the PGB domain and includes the entire periplasmic region essential for motility. Structural and functional analyses indicate that the PGB domains must dimerize in order to form the proton-conducting channel. Drastic conformational changes in the N-terminal portion of MotBC are required both for PG binding and the proton channel activation.&quot;,&quot;DOI&quot;:&quot;10.1111/j.1365-2958.2009.06802.x&quot;,&quot;ISSN&quot;:&quot;1365-2958&quot;,&quot;language&quot;:&quot;en&quot;,&quot;author&quot;:[{&quot;family&quot;:&quot;Kojima&quot;,&quot;given&quot;:&quot;Seiji&quot;},{&quot;family&quot;:&quot;Imada&quot;,&quot;given&quot;:&quot;Katsumi&quot;},{&quot;family&quot;:&quot;Sakuma&quot;,&quot;given&quot;:&quot;Mayuko&quot;},{&quot;family&quot;:&quot;Sudo&quot;,&quot;given&quot;:&quot;Yuki&quot;},{&quot;family&quot;:&quot;Kojima&quot;,&quot;given&quot;:&quot;Chojiro&quot;},{&quot;family&quot;:&quot;Minamino&quot;,&quot;given&quot;:&quot;Tohru&quot;},{&quot;family&quot;:&quot;Homma&quot;,&quot;given&quot;:&quot;Michio&quot;},{&quot;family&quot;:&quot;Namba&quot;,&quot;given&quot;:&quot;Keiichi&quot;}],&quot;issued&quot;:{&quot;date-parts&quot;:[[2009,7,21]]},&quot;accessed&quot;:{&quot;date-parts&quot;:[[2012,5,30]]}}}],&quot;schema&quot;:&quot;https://github.com/citation-style-language/schema/raw/master/csl-citation.json&quot;} RNDle3lOQ9ICz"/>.</text:p>
                    </text:list-item>
                  </text:list>
                </text:list-item>
                <text:list-item>
                  <text:p text:style-name="P47">How torque is generated</text:p>
                  <text:list>
                    <text:list-item>
                      <text:p text:style-name="P47">Essentially: not known</text:p>
                    </text:list-item>
                    <text:list-item>
                      <text:p text:style-name="P47">Describe three models:</text:p>
                      <text:list>
                        <text:list-item>
                          <text:p text:style-name="P47">Ion turbine</text:p>
                        </text:list-item>
                        <text:list-item>
                          <text:p text:style-name="P47">Ion turnstile</text:p>
                        </text:list-item>
                        <text:list-item>
                          <text:p text:style-name="P47">Conformational change. 2001: Kojima and Blair: “Conformational change in the stator of the bacterial flagellar motor”</text:p>
                        </text:list-item>
                      </text:list>
                    </text:list-item>
                  </text:list>
                </text:list-item>
                <text:list-item>
                  <text:p text:style-name="P61">Conserved residues interact between MotA and FliG (upper right para on p. 1 of “Architecture of the flagellar rotor”)</text:p>
                </text:list-item>
                <text:list-item>
                  <text:p text:style-name="P61">Peptidoglycan binding evidence (don't shoot down)</text:p>
                  <text:list>
                    <text:list-item>
                      <text:p text:style-name="P61">Cyril's sugar binding</text:p>
                    </text:list-item>
                    <text:list-item>
                      <text:p text:style-name="P61">Consensus to other PG-binding proteins</text:p>
                    </text:list-item>
                    <text:list-item>
                      <text:p text:style-name="P61">“common sense”: stator needs to hold on to something.</text:p>
                    </text:list-item>
                    <text:list-item>
                      <text:p text:style-name="P61">Michio paper? Cyril?</text:p>
                    </text:list-item>
                  </text:list>
                </text:list-item>
              </text:list>
            </text:list-item>
          </text:list>
        </text:list-item>
      </text:list>
      <text:h text:style-name="P94" text:outline-level="5">Dynamic assembly</text:h>
      <text:list xml:id="list41988950" text:continue-numbering="true" text:style-name="WW8Num6">
        <text:list-item>
          <text:list>
            <text:list-item>
              <text:list>
                <text:list-item>
                  <text:p text:style-name="P47">As with at least FliM and FliN from the C-ring, it has been demonstrated that the stator complexes are dynamic.</text:p>
                </text:list-item>
                <text:list-item>
                  <text:p text:style-name="P47">Assemble dynamically (resurrection experiments, <text:reference-mark-start text:name="ZOTERO_ITEM CSL_CITATION {&quot;citationID&quot;:&quot;280pgna2ui&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mZMkKRmyUX"/>(Reid et al., 2006)<text:reference-mark-end text:name="ZOTERO_ITEM CSL_CITATION {&quot;citationID&quot;:&quot;280pgna2ui&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mZMkKRmyUX"/>) – dynamic speed changes</text:p>
                </text:list-item>
                <text:list-item>
                  <text:p text:style-name="P78"><text:span text:style-name="T22">Also disassemble dynamically as shown using GFP-labelled MotB </text:span><text:reference-mark-start text:name="ZOTERO_ITEM CSL_CITATION {&quot;citationID&quot;:&quot;hea0j8cnn&quot;,&quot;properties&quot;:{&quot;formattedCitation&quot;:&quot;(Leake et al., 2006)&quot;,&quot;plainCitation&quot;:&quot;(Leake et al., 2006)&quot;},&quot;citationItems&quot;:[{&quot;id&quot;:780,&quot;uris&quot;:[&quot;http://zotero.org/users/316567/items/8J4Q3Q6S&quot;],&quot;uri&quot;:[&quot;http://zotero.org/users/316567/items/8J4Q3Q6S&quot;],&quot;itemData&quot;:{&quot;id&quot;:780,&quot;type&quot;:&quot;article-journal&quot;,&quot;title&quot;:&quot;Stoichiometry and turnover in single, functioning membrane protein complexes&quot;,&quot;container-title&quot;:&quot;Nature&quot;,&quot;page&quot;:&quot;355-358&quot;,&quot;volume&quot;:&quot;443&quot;,&quot;issue&quot;:&quot;7109&quot;,&quot;source&quot;:&quot;NCBI PubMed&quot;,&quot;abstract&quot;:&quot;Many essential cellular processes are carried out by complex biological machines located in the cell membrane. The bacterial flagellar motor is a large membrane-spanning protein complex that functions as an ion-driven rotary motor to propel cells through liquid media. Within the motor, MotB is a component of the stator that couples ion flow to torque generation and anchors the stator to the cell wall. Here we have investigated the protein stoichiometry, dynamics and turnover of MotB with single-molecule precision in functioning bacterial flagellar motors in Escherichia coli. We monitored motor function by rotation of a tethered cell body, and simultaneously measured the number and dynamics of MotB molecules labelled with green fluorescent protein (GFP-MotB) in the motor by total internal reflection fluorescence microscopy. Counting fluorophores by the stepwise photobleaching of single GFP molecules showed that each motor contains approximately 22 copies of GFP-MotB, consistent with approximately 11 stators each containing two MotB molecules. We also observed a membrane pool of approximately 200 GFP-MotB molecules diffusing at approximately 0.008 microm2 s(-1). Fluorescence recovery after photobleaching and fluorescence loss in photobleaching showed turnover of GFP-MotB between the membrane pool and motor with a rate constant of the order of 0.04 s(-1): the dwell time of a given stator in the motor is only approximately 0.5 min. This is the first direct measurement of the number and rapid turnover of protein subunits within a functioning molecular machine.&quot;,&quot;DOI&quot;:&quot;10.1038/nature05135&quot;,&quot;ISSN&quot;:&quot;1476-4687&quot;,&quot;note&quot;:&quot;PMID: 16971952&quot;,&quot;journalAbbreviation&quot;:&quot;Nature&quot;,&quot;author&quot;:[{&quot;family&quot;:&quot;Leake&quot;,&quot;given&quot;:&quot;Mark C&quot;},{&quot;family&quot;:&quot;Chandler&quot;,&quot;given&quot;:&quot;Jennifer H&quot;},{&quot;family&quot;:&quot;Wadhams&quot;,&quot;given&quot;:&quot;George H&quot;},{&quot;family&quot;:&quot;Bai&quot;,&quot;given&quot;:&quot;Fan&quot;},{&quot;family&quot;:&quot;Berry&quot;,&quot;given&quot;:&quot;Richard M&quot;},{&quot;family&quot;:&quot;Armitage&quot;,&quot;given&quot;:&quot;Judith P&quot;}],&quot;issued&quot;:{&quot;date-parts&quot;:[[&quot;2006&quot;,9,21]]},&quot;accessed&quot;:{&quot;date-parts&quot;:[[2011,8,24]]}}}],&quot;schema&quot;:&quot;https://github.com/citation-style-language/schema/raw/master/csl-citation.json&quot;} RND7JT7haUB4F"/><text:span text:style-name="T22">(Leake et al., 2006)</text:span><text:reference-mark-end text:name="ZOTERO_ITEM CSL_CITATION {&quot;citationID&quot;:&quot;hea0j8cnn&quot;,&quot;properties&quot;:{&quot;formattedCitation&quot;:&quot;(Leake et al., 2006)&quot;,&quot;plainCitation&quot;:&quot;(Leake et al., 2006)&quot;},&quot;citationItems&quot;:[{&quot;id&quot;:780,&quot;uris&quot;:[&quot;http://zotero.org/users/316567/items/8J4Q3Q6S&quot;],&quot;uri&quot;:[&quot;http://zotero.org/users/316567/items/8J4Q3Q6S&quot;],&quot;itemData&quot;:{&quot;id&quot;:780,&quot;type&quot;:&quot;article-journal&quot;,&quot;title&quot;:&quot;Stoichiometry and turnover in single, functioning membrane protein complexes&quot;,&quot;container-title&quot;:&quot;Nature&quot;,&quot;page&quot;:&quot;355-358&quot;,&quot;volume&quot;:&quot;443&quot;,&quot;issue&quot;:&quot;7109&quot;,&quot;source&quot;:&quot;NCBI PubMed&quot;,&quot;abstract&quot;:&quot;Many essential cellular processes are carried out by complex biological machines located in the cell membrane. The bacterial flagellar motor is a large membrane-spanning protein complex that functions as an ion-driven rotary motor to propel cells through liquid media. Within the motor, MotB is a component of the stator that couples ion flow to torque generation and anchors the stator to the cell wall. Here we have investigated the protein stoichiometry, dynamics and turnover of MotB with single-molecule precision in functioning bacterial flagellar motors in Escherichia coli. We monitored motor function by rotation of a tethered cell body, and simultaneously measured the number and dynamics of MotB molecules labelled with green fluorescent protein (GFP-MotB) in the motor by total internal reflection fluorescence microscopy. Counting fluorophores by the stepwise photobleaching of single GFP molecules showed that each motor contains approximately 22 copies of GFP-MotB, consistent with approximately 11 stators each containing two MotB molecules. We also observed a membrane pool of approximately 200 GFP-MotB molecules diffusing at approximately 0.008 microm2 s(-1). Fluorescence recovery after photobleaching and fluorescence loss in photobleaching showed turnover of GFP-MotB between the membrane pool and motor with a rate constant of the order of 0.04 s(-1): the dwell time of a given stator in the motor is only approximately 0.5 min. This is the first direct measurement of the number and rapid turnover of protein subunits within a functioning molecular machine.&quot;,&quot;DOI&quot;:&quot;10.1038/nature05135&quot;,&quot;ISSN&quot;:&quot;1476-4687&quot;,&quot;note&quot;:&quot;PMID: 16971952&quot;,&quot;journalAbbreviation&quot;:&quot;Nature&quot;,&quot;author&quot;:[{&quot;family&quot;:&quot;Leake&quot;,&quot;given&quot;:&quot;Mark C&quot;},{&quot;family&quot;:&quot;Chandler&quot;,&quot;given&quot;:&quot;Jennifer H&quot;},{&quot;family&quot;:&quot;Wadhams&quot;,&quot;given&quot;:&quot;George H&quot;},{&quot;family&quot;:&quot;Bai&quot;,&quot;given&quot;:&quot;Fan&quot;},{&quot;family&quot;:&quot;Berry&quot;,&quot;given&quot;:&quot;Richard M&quot;},{&quot;family&quot;:&quot;Armitage&quot;,&quot;given&quot;:&quot;Judith P&quot;}],&quot;issued&quot;:{&quot;date-parts&quot;:[[&quot;2006&quot;,9,21]]},&quot;accessed&quot;:{&quot;date-parts&quot;:[[2011,8,24]]}}}],&quot;schema&quot;:&quot;https://github.com/citation-style-language/schema/raw/master/csl-citation.json&quot;} RND7JT7haUB4F"/></text:p>
                  <text:list>
                    <text:list-item>
                      <text:p text:style-name="P61">Estimated 11 MotB2 complexes at pole (need to read!).</text:p>
                    </text:list-item>
                  </text:list>
                </text:list-item>
                <text:list-item>
                  <text:p text:style-name="P74"><text:span text:style-name="T15">Vibrio </text:span><text:span text:style-name="T33">system requires SMF for association of stators with motor </text:span><text:reference-mark-start text:name="ZOTERO_ITEM CSL_CITATION {&quot;citationID&quot;:&quot;phrntrjd7&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k1nLEIWx2i"/><text:span text:style-name="T33">(Li et al., 2011)</text:span><text:reference-mark-end text:name="ZOTERO_ITEM CSL_CITATION {&quot;citationID&quot;:&quot;phrntrjd7&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k1nLEIWx2i"/><text:span text:style-name="T22">.</text:span></text:p>
                </text:list-item>
                <text:list-item>
                  <text:p text:style-name="P74"><text:span text:style-name="T22">Shewenalla system also shows interchange of Mot and Pom stators depending on SMF </text:span><text:reference-mark-start text:name="ZOTERO_ITEM CSL_CITATION {&quot;citationID&quot;:&quot;1k2e022847&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RZeg9V5JAT"/><text:span text:style-name="T22">(Koerdt et al., 2009)</text:span><text:reference-mark-end text:name="ZOTERO_ITEM CSL_CITATION {&quot;citationID&quot;:&quot;1k2e022847&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RZeg9V5JAT"/><text:span text:style-name="T22">.</text:span></text:p>
                </text:list-item>
                <text:list-item>
                  <text:p text:style-name="P61">Removal of IMF leads to motors losing stators and resurrecting, further evidence for dynamic stators (Fung &amp; Berg, 1995).</text:p>
                </text:list-item>
                <text:list-item>
                  <text:p text:style-name="P47"><text:span text:style-name="T33">Mike Manson shows that MotAMotB work much better when co-expressed. Likely form a diffusing precursor complex that doesn't act as a proton channel until interacts with basal body </text:span><text:reference-mark-start text:name="ZOTERO_ITEM CSL_CITATION {&quot;citationID&quot;:&quot;1tpqfdd800&quot;,&quot;properties&quot;:{&quot;formattedCitation&quot;:&quot;(Van Way et al., 2000)&quot;,&quot;plainCitation&quot;:&quot;(Van Way et al., 2000)&quot;},&quot;citationItems&quot;:[{&quot;id&quot;:2935,&quot;uris&quot;:[&quot;http://zotero.org/users/316567/items/XVBDEUH6&quot;],&quot;uri&quot;:[&quot;http://zotero.org/users/316567/items/XVBDEUH6&quot;],&quot;itemData&quot;:{&quot;id&quot;:2935,&quot;type&quot;:&quot;article-journal&quot;,&quot;title&quot;:&quot;Mot protein assembly into the bacterial flagellum: a model based on mutational analysis of the motB gene&quot;,&quot;container-title&quot;:&quot;Journal of Molecular Biology&quot;,&quot;page&quot;:&quot;7-24&quot;,&quot;volume&quot;:&quot;297&quot;,&quot;issue&quot;:&quot;1&quot;,&quot;source&quot;:&quot;ScienceDirect&quot;,&quot;abstract&quot;:&quot;The 308 residue MotB protein anchors the stator complex of the Escherichia coli flagellar motor to the peptidoglycan of the cell wall. Together with MotA, it comprises the transmembrane channel that delivers protons to the motor. At the outset of the mutational analysis of MotB described here, we found that the non-motile phenotype of a ΔmotAB strain was rescued better by a pmotA+B+ plasmid than the non-motile phenotype of a ΔmotB strain was rescued by a pmotB+ plasmid. Transcription in each case was from the inducible tac promoter but relied on the native ribosome-binding site (RBS). This result confirms that translational coupling to motA is important for normal translation of the motB mRNA, since overproduction of MotA in trans did not improve complementation by pmotB. However, introduction of an optimized RBS into pmotB (to generate pmotBo) did. To dissect the function of the periplasmic domain of MotB, site-directed mutagenesis was used to replace Gln, Ser, and Tyr codons scattered throughout motB with amber (UAG) codons. Plasmid-borne motBam genes were introduced into supo, supE, and supF strains to see what motility defects were imposed by particular amber mutations and whether the defects could be suppressed by amber-suppressor tRNAs inserting the native or heterologous amino acids. Amber mutations at codon 268 or earlier in pmotB, and at codon 261 or earlier in pmotBo or pmotAB, eliminated motility. Thus, in agreement with the deletion analysis of motB by another laboratory, we conclude that the portion of MotB carboxyl-terminal to its peptidoglycan-binding motif (residues 161 to 264) is not essential. In strains containing supE or supF alleles, motility defects associated with motBam mutations were suppressed weakly, if at all, in pmotB. In contrast, motility defects conferred by most motBam mutations in pmotBo or pmotAB could be suppressed to a significant extent. However, the S18am, Q100am, Q112am, Q124am, Y201am, and Y208am mutations were still suppressed extremely poorly. Full-length MotB was present at very low levels in suppressor strains containing the first four mutations, but Y201am and Y208am were suppressed efficiently at the translational level. We suggest that a translational pause by suppressor tRNAs reading UAG at these two positions may divert the nascent polypeptide into an alternative folding pathway that traps MotB in a non-functional conformation. We further propose that MotA and MotB form a stable pre-assembly complex in the membrane. In this complex, MotB exists in a form that cannot associate with peptidoglycan and blocks the proton-conducting channel. Opening of the channel and attachment to the cell wall may occur when the complex collides with a flagellar basal body and MotA makes specific contacts with the C ring and/or the MS ring.&quot;,&quot;DOI&quot;:&quot;10.1006/jmbi.2000.3548&quot;,&quot;ISSN&quot;:&quot;0022-2836&quot;,&quot;shortTitle&quot;:&quot;Mot protein assembly into the bacterial flagellum&quot;,&quot;author&quot;:[{&quot;family&quot;:&quot;Van Way&quot;,&quot;given&quot;:&quot;Susan M.&quot;},{&quot;family&quot;:&quot;Hosking&quot;,&quot;given&quot;:&quot;Edan R.&quot;},{&quot;family&quot;:&quot;Braun&quot;,&quot;given&quot;:&quot;Timothy F.&quot;},{&quot;family&quot;:&quot;Manson&quot;,&quot;given&quot;:&quot;Michael D.&quot;}],&quot;issued&quot;:{&quot;date-parts&quot;:[[&quot;2000&quot;,3,17]]},&quot;accessed&quot;:{&quot;date-parts&quot;:[[2012,5,2]]}}}],&quot;schema&quot;:&quot;https://github.com/citation-style-language/schema/raw/master/csl-citation.json&quot;} RNDgmF8yWdFTD"/><text:span text:style-name="T33">(Van Way et al., 2000)</text:span><text:reference-mark-end text:name="ZOTERO_ITEM CSL_CITATION {&quot;citationID&quot;:&quot;1tpqfdd800&quot;,&quot;properties&quot;:{&quot;formattedCitation&quot;:&quot;(Van Way et al., 2000)&quot;,&quot;plainCitation&quot;:&quot;(Van Way et al., 2000)&quot;},&quot;citationItems&quot;:[{&quot;id&quot;:2935,&quot;uris&quot;:[&quot;http://zotero.org/users/316567/items/XVBDEUH6&quot;],&quot;uri&quot;:[&quot;http://zotero.org/users/316567/items/XVBDEUH6&quot;],&quot;itemData&quot;:{&quot;id&quot;:2935,&quot;type&quot;:&quot;article-journal&quot;,&quot;title&quot;:&quot;Mot protein assembly into the bacterial flagellum: a model based on mutational analysis of the motB gene&quot;,&quot;container-title&quot;:&quot;Journal of Molecular Biology&quot;,&quot;page&quot;:&quot;7-24&quot;,&quot;volume&quot;:&quot;297&quot;,&quot;issue&quot;:&quot;1&quot;,&quot;source&quot;:&quot;ScienceDirect&quot;,&quot;abstract&quot;:&quot;The 308 residue MotB protein anchors the stator complex of the Escherichia coli flagellar motor to the peptidoglycan of the cell wall. Together with MotA, it comprises the transmembrane channel that delivers protons to the motor. At the outset of the mutational analysis of MotB described here, we found that the non-motile phenotype of a ΔmotAB strain was rescued better by a pmotA+B+ plasmid than the non-motile phenotype of a ΔmotB strain was rescued by a pmotB+ plasmid. Transcription in each case was from the inducible tac promoter but relied on the native ribosome-binding site (RBS). This result confirms that translational coupling to motA is important for normal translation of the motB mRNA, since overproduction of MotA in trans did not improve complementation by pmotB. However, introduction of an optimized RBS into pmotB (to generate pmotBo) did. To dissect the function of the periplasmic domain of MotB, site-directed mutagenesis was used to replace Gln, Ser, and Tyr codons scattered throughout motB with amber (UAG) codons. Plasmid-borne motBam genes were introduced into supo, supE, and supF strains to see what motility defects were imposed by particular amber mutations and whether the defects could be suppressed by amber-suppressor tRNAs inserting the native or heterologous amino acids. Amber mutations at codon 268 or earlier in pmotB, and at codon 261 or earlier in pmotBo or pmotAB, eliminated motility. Thus, in agreement with the deletion analysis of motB by another laboratory, we conclude that the portion of MotB carboxyl-terminal to its peptidoglycan-binding motif (residues 161 to 264) is not essential. In strains containing supE or supF alleles, motility defects associated with motBam mutations were suppressed weakly, if at all, in pmotB. In contrast, motility defects conferred by most motBam mutations in pmotBo or pmotAB could be suppressed to a significant extent. However, the S18am, Q100am, Q112am, Q124am, Y201am, and Y208am mutations were still suppressed extremely poorly. Full-length MotB was present at very low levels in suppressor strains containing the first four mutations, but Y201am and Y208am were suppressed efficiently at the translational level. We suggest that a translational pause by suppressor tRNAs reading UAG at these two positions may divert the nascent polypeptide into an alternative folding pathway that traps MotB in a non-functional conformation. We further propose that MotA and MotB form a stable pre-assembly complex in the membrane. In this complex, MotB exists in a form that cannot associate with peptidoglycan and blocks the proton-conducting channel. Opening of the channel and attachment to the cell wall may occur when the complex collides with a flagellar basal body and MotA makes specific contacts with the C ring and/or the MS ring.&quot;,&quot;DOI&quot;:&quot;10.1006/jmbi.2000.3548&quot;,&quot;ISSN&quot;:&quot;0022-2836&quot;,&quot;shortTitle&quot;:&quot;Mot protein assembly into the bacterial flagellum&quot;,&quot;author&quot;:[{&quot;family&quot;:&quot;Van Way&quot;,&quot;given&quot;:&quot;Susan M.&quot;},{&quot;family&quot;:&quot;Hosking&quot;,&quot;given&quot;:&quot;Edan R.&quot;},{&quot;family&quot;:&quot;Braun&quot;,&quot;given&quot;:&quot;Timothy F.&quot;},{&quot;family&quot;:&quot;Manson&quot;,&quot;given&quot;:&quot;Michael D.&quot;}],&quot;issued&quot;:{&quot;date-parts&quot;:[[&quot;2000&quot;,3,17]]},&quot;accessed&quot;:{&quot;date-parts&quot;:[[2012,5,2]]}}}],&quot;schema&quot;:&quot;https://github.com/citation-style-language/schema/raw/master/csl-citation.json&quot;} RNDgmF8yWdFTD"/>.</text:p>
                </text:list-item>
                <text:list-item>
                  <text:p text:style-name="P74">Dynamics may be to do with mechanosensing<text:reference-mark-start text:name="ZOTERO_ITEM CSL_CITATION {&quot;citationID&quot;:&quot;2fs5cb7rhu&quot;,&quot;properties&quot;:{&quot;formattedCitation&quot;:&quot;(Lele et al., 2013)&quot;,&quot;plainCitation&quot;:&quot;(Lele et al., 2013)&quot;},&quot;citationItems&quot;:[{&quot;id&quot;:5064,&quot;uris&quot;:[&quot;http://zotero.org/users/316567/items/CKHFB65B&quot;],&quot;uri&quot;:[&quot;http://zotero.org/users/316567/items/CKHFB65B&quot;],&quot;itemData&quot;:{&quot;id&quot;:5064,&quot;type&quot;:&quot;article-journal&quot;,&quot;title&quot;:&quot;Dynamics of mechanosensing in the bacterial flagellar motor&quot;,&quot;container-title&quot;:&quot;Proceedings of the National Academy of Sciences&quot;,&quot;source&quot;:&quot;www.pnas.org&quot;,&quot;URL&quot;:&quot;http://www.pnas.org/content/early/2013/06/27/1305885110&quot;,&quot;DOI&quot;:&quot;10.1073/pnas.1305885110&quot;,&quot;ISSN&quot;:&quot;0027-8424, 1091-6490&quot;,&quot;note&quot;:&quot;PMID: 23818629&quot;,&quot;journalAbbreviation&quot;:&quot;PNAS&quot;,&quot;language&quot;:&quot;en&quot;,&quot;author&quot;:[{&quot;family&quot;:&quot;Lele&quot;,&quot;given&quot;:&quot;Pushkar P.&quot;},{&quot;family&quot;:&quot;Hosu&quot;,&quot;given&quot;:&quot;Basarab G.&quot;},{&quot;family&quot;:&quot;Berg&quot;,&quot;given&quot;:&quot;Howard C.&quot;}],&quot;issued&quot;:{&quot;date-parts&quot;:[[2013,7,1]]},&quot;accessed&quot;:{&quot;date-parts&quot;:[[2013,7,5]]}}}],&quot;schema&quot;:&quot;https://github.com/citation-style-language/schema/raw/master/csl-citation.json&quot;} RNDE7BtbXPaTC"/>(Lele et al., 2013)<text:reference-mark-end text:name="ZOTERO_ITEM CSL_CITATION {&quot;citationID&quot;:&quot;2fs5cb7rhu&quot;,&quot;properties&quot;:{&quot;formattedCitation&quot;:&quot;(Lele et al., 2013)&quot;,&quot;plainCitation&quot;:&quot;(Lele et al., 2013)&quot;},&quot;citationItems&quot;:[{&quot;id&quot;:5064,&quot;uris&quot;:[&quot;http://zotero.org/users/316567/items/CKHFB65B&quot;],&quot;uri&quot;:[&quot;http://zotero.org/users/316567/items/CKHFB65B&quot;],&quot;itemData&quot;:{&quot;id&quot;:5064,&quot;type&quot;:&quot;article-journal&quot;,&quot;title&quot;:&quot;Dynamics of mechanosensing in the bacterial flagellar motor&quot;,&quot;container-title&quot;:&quot;Proceedings of the National Academy of Sciences&quot;,&quot;source&quot;:&quot;www.pnas.org&quot;,&quot;URL&quot;:&quot;http://www.pnas.org/content/early/2013/06/27/1305885110&quot;,&quot;DOI&quot;:&quot;10.1073/pnas.1305885110&quot;,&quot;ISSN&quot;:&quot;0027-8424, 1091-6490&quot;,&quot;note&quot;:&quot;PMID: 23818629&quot;,&quot;journalAbbreviation&quot;:&quot;PNAS&quot;,&quot;language&quot;:&quot;en&quot;,&quot;author&quot;:[{&quot;family&quot;:&quot;Lele&quot;,&quot;given&quot;:&quot;Pushkar P.&quot;},{&quot;family&quot;:&quot;Hosu&quot;,&quot;given&quot;:&quot;Basarab G.&quot;},{&quot;family&quot;:&quot;Berg&quot;,&quot;given&quot;:&quot;Howard C.&quot;}],&quot;issued&quot;:{&quot;date-parts&quot;:[[2013,7,1]]},&quot;accessed&quot;:{&quot;date-parts&quot;:[[2013,7,5]]}}}],&quot;schema&quot;:&quot;https://github.com/citation-style-language/schema/raw/master/csl-citation.json&quot;} RNDE7BtbXPaTC"/>.</text:p>
                </text:list-item>
              </text:list>
            </text:list-item>
          </text:list>
        </text:list-item>
      </text:list>
      <text:h text:style-name="P94" text:outline-level="5">Stator complex arrangement within the motor: how many, and where?</text:h>
      <text:p text:style-name="P7">It has been difficult to visualize the location and architecture of the stator complexes due to their dynamic nature and integral membrane location. Nevertheless, a number of key observations have been made to contribute to our structural understanding of their location and to give us an idea of maximum occupancy. The first visualization of stators complexes in <text:span text:style-name="T9">E. coli </text:span><text:span text:style-name="T22">was achieved by Khan </text:span><text:span text:style-name="T9">et al. </text:span><text:span text:style-name="T22">using freeze-fracture techniques </text:span><text:reference-mark-start text:name="ZOTERO_ITEM CSL_CITATION {&quot;citationID&quot;:&quot;2oisi0aucu&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7PuYMCWXqT"/><text:span text:style-name="T22">(Khan et al., 1988)</text:span><text:reference-mark-end text:name="ZOTERO_ITEM CSL_CITATION {&quot;citationID&quot;:&quot;2oisi0aucu&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7PuYMCWXqT"/>. (<text:span text:style-name="T105">figure?</text:span>) <text:span text:style-name="T22">These studs were convincingly demonstrated to be stator complexes based on their disappearance in</text:span><text:span text:style-name="T9"> motA </text:span><text:span text:style-name="T22">or </text:span><text:span text:style-name="T9">motB </text:span><text:span text:style-name="T22">mutants, which code for the stator complex proteins. In this study, the cytoplasmic face of the inner membrane was visualized using freeze-fracture techniques, and between 10 and 12 candidate stator complexes were observed within the inner leaflet of the inner membrane (“P-face” for “protoplasmic face”). The outer diameter of the ring of studs was measured as 34.1 </text:span><text:span text:style-name="T109">±</text:span><text:span text:style-name="T22"> 3.3 nm, which will be an overestimate due to the measurement being of a replica instead of biological material. This, of course, posits that the stators occupy space closer to the rod axis than the outer lobe of the C-ring. </text:span><text:span text:style-name="T34">This, strikingly, co-incides with at least 11 incremental increases in torque and speed in resurrected motors as discussed below </text:span><text:reference-mark-start text:name="ZOTERO_ITEM CSL_CITATION {&quot;citationID&quot;:&quot;qrgb3ohjl&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F4cDcjVNhX"/><text:span text:style-name="T34">(Reid et al., 2006)</text:span><text:reference-mark-end text:name="ZOTERO_ITEM CSL_CITATION {&quot;citationID&quot;:&quot;qrgb3ohjl&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F4cDcjVNhX"/><text:span text:style-name="T34">. A recent stucture of a stator complex using single particle reconstruction suggested a maximum of around 11 complexes based on size restrictions </text:span><text:reference-mark-start text:name="ZOTERO_ITEM CSL_CITATION {&quot;citationID&quot;:&quot;9q32h1gr7&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FE1cb7lWhW"/><text:span text:style-name="T34">(Yonekura et al., 2011)</text:span><text:reference-mark-end text:name="ZOTERO_ITEM CSL_CITATION {&quot;citationID&quot;:&quot;9q32h1gr7&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FE1cb7lWhW"/><text:span text:style-name="T34">. Stators may not be discernible in the recent </text:span><text:span text:style-name="T16">in situ E. coli </text:span><text:span text:style-name="T34">and </text:span><text:span text:style-name="T16">Salmonella </text:span><text:span text:style-name="T34">subtomogram average structures because the dynamic, partial-occupancy nature of stators may mean that there is not sufficient signal to rotationally align them around the rod axis during subtomogram average calculation, that symmetry is variable, dependent upon number of stators, or that even under full occupancy stators are too small to rotationally align, leading to their being 'blurred out' in the final average. Alternatively, the need to gently “deflate” these cells on account of their thickness may have disrupted stator localization. This fails to explain why putative stator complexes are not visible in other structures that did not receive this treatment, however. Meanwhile, “stator complexes” observed in electron cryo-tomograms of more complex motors have yet to be demonstrated not to be additional protein elaborations not found in the enterobacteria.</text:span></text:p>
      <text:p text:style-name="P15"><text:span text:style-name="T34">Recent studies suggest a mechanism for stator complex assembly and activation. Crosslinking evidence of MotB</text:span><text:span text:style-name="T65">C</text:span><text:span text:style-name="T34"> with FlgI </text:span><text:reference-mark-start text:name="ZOTERO_ITEM CSL_CITATION {&quot;citationID&quot;:&quot;fbgvsphcm&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n4M3b7iZY1"/><text:span text:style-name="T34">(Hizukuri et al., 2010)</text:span><text:reference-mark-end text:name="ZOTERO_ITEM CSL_CITATION {&quot;citationID&quot;:&quot;fbgvsphcm&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n4M3b7iZY1"/><text:span text:style-name="T34"> together with crystal structures of various MotBC truncations that mimic the effect of unravelling of the linker to MotB</text:span><text:span text:style-name="T65">N</text:span><text:span text:style-name="T34"> suggest a large-scale intersubunit shift between the dimerized MotB</text:span><text:span text:style-name="T65">C2</text:span><text:span text:style-name="T34">, enabling the access of the peptidoglycan-binding domain to peptidoglycan and opening the proton channel </text:span><text:reference-mark-start text:name="ZOTERO_ITEM CSL_CITATION {&quot;citationID&quot;:&quot;2h1b21emm&quot;,&quot;properties&quot;:{&quot;formattedCitation&quot;:&quot;{\\rtf (O\\uc0\\u8217{}Neill et al., 2011)}&quot;,&quot;plainCitation&quot;:&quot;(O’Neill et al., 2011)&quot;},&quot;citationItems&quot;:[{&quot;id&quot;:2940,&quot;uris&quot;:[&quot;http://zotero.org/users/316567/items/XZ5VSTQT&quot;],&quot;uri&quot;:[&quot;http://zotero.org/users/316567/items/XZ5VSTQT&quot;],&quot;itemData&quot;:{&quot;id&quot;:2940,&quot;type&quot;:&quot;article-journal&quot;,&quot;title&quot;:&quot;Role of the MotB linker in the assembly and activation of the bacterial flagellar motor&quot;,&quot;container-title&quot;:&quot;Acta Crystallographica Section D Biological Crystallography&quot;,&quot;page&quot;:&quot;1009-1016&quot;,&quot;volume&quot;:&quot;67&quot;,&quot;issue&quot;:&quot;12&quot;,&quot;source&quot;:&quot;CrossRef&quot;,&quot;DOI&quot;:&quot;10.1107/S0907444911041102&quot;,&quot;ISSN&quot;:&quot;0907-4449&quot;,&quot;author&quot;:[{&quot;family&quot;:&quot;O'Neill&quot;,&quot;given&quot;:&quot;Jenna&quot;},{&quot;family&quot;:&quot;Xie&quot;,&quot;given&quot;:&quot;Meng&quot;},{&quot;family&quot;:&quot;Hijnen&quot;,&quot;given&quot;:&quot;Marcel&quot;},{&quot;family&quot;:&quot;Roujeinikova&quot;,&quot;given&quot;:&quot;Anna&quot;}],&quot;issued&quot;:{&quot;date-parts&quot;:[[2011,11,5]]},&quot;accessed&quot;:{&quot;date-parts&quot;:[[2012,4,9]]}}}],&quot;schema&quot;:&quot;https://github.com/citation-style-language/schema/raw/master/csl-citation.json&quot;} RNDnUv9cBdoZv"/><text:span text:style-name="T100">(O</text:span><text:span text:style-name="T98">’Neill et al., 2011)</text:span><text:reference-mark-end text:name="ZOTERO_ITEM CSL_CITATION {&quot;citationID&quot;:&quot;2h1b21emm&quot;,&quot;properties&quot;:{&quot;formattedCitation&quot;:&quot;{\\rtf (O\\uc0\\u8217{}Neill et al., 2011)}&quot;,&quot;plainCitation&quot;:&quot;(O’Neill et al., 2011)&quot;},&quot;citationItems&quot;:[{&quot;id&quot;:2940,&quot;uris&quot;:[&quot;http://zotero.org/users/316567/items/XZ5VSTQT&quot;],&quot;uri&quot;:[&quot;http://zotero.org/users/316567/items/XZ5VSTQT&quot;],&quot;itemData&quot;:{&quot;id&quot;:2940,&quot;type&quot;:&quot;article-journal&quot;,&quot;title&quot;:&quot;Role of the MotB linker in the assembly and activation of the bacterial flagellar motor&quot;,&quot;container-title&quot;:&quot;Acta Crystallographica Section D Biological Crystallography&quot;,&quot;page&quot;:&quot;1009-1016&quot;,&quot;volume&quot;:&quot;67&quot;,&quot;issue&quot;:&quot;12&quot;,&quot;source&quot;:&quot;CrossRef&quot;,&quot;DOI&quot;:&quot;10.1107/S0907444911041102&quot;,&quot;ISSN&quot;:&quot;0907-4449&quot;,&quot;author&quot;:[{&quot;family&quot;:&quot;O'Neill&quot;,&quot;given&quot;:&quot;Jenna&quot;},{&quot;family&quot;:&quot;Xie&quot;,&quot;given&quot;:&quot;Meng&quot;},{&quot;family&quot;:&quot;Hijnen&quot;,&quot;given&quot;:&quot;Marcel&quot;},{&quot;family&quot;:&quot;Roujeinikova&quot;,&quot;given&quot;:&quot;Anna&quot;}],&quot;issued&quot;:{&quot;date-parts&quot;:[[2011,11,5]]},&quot;accessed&quot;:{&quot;date-parts&quot;:[[2012,4,9]]}}}],&quot;schema&quot;:&quot;https://github.com/citation-style-language/schema/raw/master/csl-citation.json&quot;} RNDnUv9cBdoZv"/>.<text:span text:style-name="T34"> It is worthy of note that this data is supportive of stator positioning relatively close to the axis of rotation as suggested by freeze-fracture results.</text:span></text:p>
      <text:p text:style-name="P4">Hylemonella: same diameter C-ring as enterobacteria, and 13 structures...</text:p>
      <text:p text:style-name="Standard"><text:span text:style-name="T34">T. primitia has 16 </text:span><text:reference-mark-start text:name="ZOTERO_ITEM CSL_CITATION {&quot;citationID&quot;:&quot;2mfnv5v9m3&quot;,&quot;properties&quot;:{&quot;formattedCitation&quot;:&quot;(Murphy et al., 2006)&quot;,&quot;plainCitation&quot;:&quot;(Murphy et al., 2006)&quot;},&quot;citationItems&quot;:[{&quot;id&quot;:&quot;Cvqhac5m/l5gZvXtB&quot;,&quot;uris&quot;:[&quot;http://zotero.org/users/316567/items/KXPV35ZM&quot;],&quot;itemData&quot;:{&quot;id&quot;:&quot;Cvqhac5m/l5gZvXtB&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HBRHh2lksO"/><text:span text:style-name="T34">(Murphy et al., 2006)</text:span><text:reference-mark-end text:name="ZOTERO_ITEM CSL_CITATION {&quot;citationID&quot;:&quot;2mfnv5v9m3&quot;,&quot;properties&quot;:{&quot;formattedCitation&quot;:&quot;(Murphy et al., 2006)&quot;,&quot;plainCitation&quot;:&quot;(Murphy et al., 2006)&quot;},&quot;citationItems&quot;:[{&quot;id&quot;:&quot;Cvqhac5m/l5gZvXtB&quot;,&quot;uris&quot;:[&quot;http://zotero.org/users/316567/items/KXPV35ZM&quot;],&quot;itemData&quot;:{&quot;id&quot;:&quot;Cvqhac5m/l5gZvXtB&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HBRHh2lksO"/><text:span text:style-name="T34">.</text:span></text:p>
      <text:p text:style-name="P4">Borrelia: 16?</text:p>
      <text:p text:style-name="P4">Implications of C-ring diameter upon stator positioning: raises the question: how do stators position themselves further out?</text:p>
      <text:p text:style-name="P4">If the proposal of stator densities in <text:span text:style-name="T9">B. burgdorferi</text:span> is correct, this may suggest considerably 'stiffer' flexible linkers for stators. Maybe a wider stator ring requires that stators are correspondingly less flexible, and need butressing? Probably not dynamic either. Alternatively, these structures may be required to space out the stators to deal with a wider C-ring.</text:p>
      <text:h text:style-name="P94" text:outline-level="5">The spectre of symmetry mismatch rears it's head again.</text:h>
      <text:list xml:id="list547195507" text:continue-numbering="true" text:style-name="WW8Num6">
        <text:list-item>
          <text:list>
            <text:list-item>
              <text:list>
                <text:list-item>
                  <text:p text:style-name="P47"><text:span text:style-name="T2">Symmetry mismatch facilitates rotation </text:span><text:reference-mark-start text:name="ZOTERO_ITEM CSL_CITATION {&quot;citationID&quot;:&quot;1gp1uflpb7&quot;,&quot;properties&quot;:{&quot;formattedCitation&quot;:&quot;(Hendrix, 1978)&quot;,&quot;plainCitation&quot;:&quot;(Hendrix, 1978)&quot;},&quot;citationItems&quot;:[{&quot;id&quot;:2113,&quot;uris&quot;:[&quot;http://zotero.org/users/316567/items/7ISQA2DI&quot;],&quot;uri&quot;:[&quot;http://zotero.org/users/316567/items/7ISQA2DI&quot;],&quot;itemData&quot;:{&quot;id&quot;:2113,&quot;type&quot;:&quot;article-journal&quot;,&quot;title&quot;:&quot;Symmetry mismatch and DNA packaging in large bacteriophages.&quot;,&quot;container-title&quot;:&quot;Proceedings of the National Academy of Sciences of the United States of America&quot;,&quot;page&quot;:&quot;4779-4783&quot;,&quot;volume&quot;:&quot;75&quot;,&quot;issue&quot;:&quot;10&quot;,&quot;source&quot;:&quot;PubMed Central&quot;,&quot;abstract&quot;:&quot;A model is presented for the mechanism of packaging double-stranded DNA into phage heads. The model is based on, and rationalizes, the mismatch in symmetry between the heads and tails of large bacteriophages. DNA movement is postulated to be mediated by a rotating protein structure at the tail-proximal vertex of the head.&quot;,&quot;ISSN&quot;:&quot;0027-8424&quot;,&quot;note&quot;:&quot;PMID: 283391\nPMCID: PMC336203&quot;,&quot;journalAbbreviation&quot;:&quot;Proc Natl Acad Sci U S A&quot;,&quot;author&quot;:[{&quot;family&quot;:&quot;Hendrix&quot;,&quot;given&quot;:&quot;R W&quot;}],&quot;issued&quot;:{&quot;date-parts&quot;:[[1978,10]]},&quot;accessed&quot;:{&quot;date-parts&quot;:[[2012,7,17]]}}}],&quot;schema&quot;:&quot;https://github.com/citation-style-language/schema/raw/master/csl-citation.json&quot;} RNDHz6l1CFnzd"/><text:span text:style-name="T2">(Hendrix, 1978)</text:span><text:reference-mark-end text:name="ZOTERO_ITEM CSL_CITATION {&quot;citationID&quot;:&quot;1gp1uflpb7&quot;,&quot;properties&quot;:{&quot;formattedCitation&quot;:&quot;(Hendrix, 1978)&quot;,&quot;plainCitation&quot;:&quot;(Hendrix, 1978)&quot;},&quot;citationItems&quot;:[{&quot;id&quot;:2113,&quot;uris&quot;:[&quot;http://zotero.org/users/316567/items/7ISQA2DI&quot;],&quot;uri&quot;:[&quot;http://zotero.org/users/316567/items/7ISQA2DI&quot;],&quot;itemData&quot;:{&quot;id&quot;:2113,&quot;type&quot;:&quot;article-journal&quot;,&quot;title&quot;:&quot;Symmetry mismatch and DNA packaging in large bacteriophages.&quot;,&quot;container-title&quot;:&quot;Proceedings of the National Academy of Sciences of the United States of America&quot;,&quot;page&quot;:&quot;4779-4783&quot;,&quot;volume&quot;:&quot;75&quot;,&quot;issue&quot;:&quot;10&quot;,&quot;source&quot;:&quot;PubMed Central&quot;,&quot;abstract&quot;:&quot;A model is presented for the mechanism of packaging double-stranded DNA into phage heads. The model is based on, and rationalizes, the mismatch in symmetry between the heads and tails of large bacteriophages. DNA movement is postulated to be mediated by a rotating protein structure at the tail-proximal vertex of the head.&quot;,&quot;ISSN&quot;:&quot;0027-8424&quot;,&quot;note&quot;:&quot;PMID: 283391\nPMCID: PMC336203&quot;,&quot;journalAbbreviation&quot;:&quot;Proc Natl Acad Sci U S A&quot;,&quot;author&quot;:[{&quot;family&quot;:&quot;Hendrix&quot;,&quot;given&quot;:&quot;R W&quot;}],&quot;issued&quot;:{&quot;date-parts&quot;:[[1978,10]]},&quot;accessed&quot;:{&quot;date-parts&quot;:[[2012,7,17]]}}}],&quot;schema&quot;:&quot;https://github.com/citation-style-language/schema/raw/master/csl-citation.json&quot;} RNDHz6l1CFnzd"/><text:span text:style-name="T2">.</text:span></text:p>
                  <text:list>
                    <text:list-item>
                      <text:p text:style-name="P73">Properly describe (include figure?)</text:p>
                    </text:list-item>
                    <text:list-item>
                      <text:p text:style-name="P73">Even if 'reason' behind symmetry mismatch is as trivial as that it's the only answer to make a ring of a certain diameter with proteins of a certain size, the cell must deal with NOT slipping against each-other!</text:p>
                    </text:list-item>
                  </text:list>
                </text:list-item>
                <text:list-item>
                  <text:p text:style-name="P47"><text:span text:style-name="T15">Symmetry mismatch</text:span><text:span text:style-name="T2">: however, while suggestive, this result may not represent a direct 'readout' of motor architecture. Indeed, the naïve hypothesis here – that a number of stator complexes in the inner membrane interact with a ring of 26 FliG molecules to cause them to rotate, which are in turn essentially rigidly coupled to the MS-ring, rod and filament – is not clearly accounted for by 26 discrete steps in motor rotation </text:span><text:span text:style-name="T15">unless </text:span><text:span text:style-name="T33">every stator complex is also perfectly positioned in phase at discrete points on a conceptually 26-fold symmetric pattern in the inner membrane (</text:span><text:span text:style-name="T35">resurrection – more than one stator, right?</text:span><text:span text:style-name="T33">). (Difficult to see happening if MotB is only binding to PG, as it's known to be irregular </text:span><text:reference-mark-start text:name="ZOTERO_ITEM CSL_CITATION {&quot;citationID&quot;:&quot;1nar2v5aln&quot;,&quot;properties&quot;:{&quot;formattedCitation&quot;:&quot;(Gan et al., 2008)&quot;,&quot;plainCitation&quot;:&quot;(Gan et al., 2008)&quot;},&quot;citationItems&quot;:[{&quot;id&quot;:2621,&quot;uris&quot;:[&quot;http://zotero.org/users/316567/items/P2EVU553&quot;],&quot;uri&quot;:[&quot;http://zotero.org/users/316567/items/P2EVU553&quot;],&quot;itemData&quot;:{&quot;id&quot;:2621,&quot;type&quot;:&quot;article-journal&quot;,&quot;title&quot;:&quot;Molecular organization of Gram-negative peptidoglycan&quot;,&quot;container-title&quot;:&quot;Proceedings of the National Academy of Sciences&quot;,&quot;page&quot;:&quot;18953-18957&quot;,&quot;volume&quot;:&quot;105&quot;,&quot;issue&quot;:&quot;48&quot;,&quot;source&quot;:&quot;www.pnas.org&quot;,&quot;abstract&quot;:&quot;The stress-bearing component of the bacterial cell wall—a multi-gigadalton bag-like molecule called the sacculus—is synthesized from peptidoglycan. Whereas the chemical composition and the 3-dimensional structure of the peptidoglycan subunit (in at least one conformation) are known, the architecture of the assembled sacculus is not. Four decades' worth of biochemical and electron microscopy experiments have resulted in two leading 3-D peptidoglycan models: “Layered” and “Scaffold”, in which the glycan strands are parallel and perpendicular to the cell surface, respectively. Here we resolved the basic architecture of purified, frozen-hydrated sacculi through electron cryotomography. In the Gram-negative sacculus, a single layer of glycans lie parallel to the cell surface, roughly perpendicular to the long axis of the cell, encircling the cell in a disorganized hoop-like fashion.&quot;,&quot;DOI&quot;:&quot;10.1073/pnas.0808035105&quot;,&quot;ISSN&quot;:&quot;0027-8424, 1091-6490&quot;,&quot;journalAbbreviation&quot;:&quot;PNAS&quot;,&quot;language&quot;:&quot;en&quot;,&quot;author&quot;:[{&quot;family&quot;:&quot;Gan&quot;,&quot;given&quot;:&quot;Lu&quot;},{&quot;family&quot;:&quot;Chen&quot;,&quot;given&quot;:&quot;Songye&quot;},{&quot;family&quot;:&quot;Jensen&quot;,&quot;given&quot;:&quot;Grant J.&quot;}],&quot;issued&quot;:{&quot;date-parts&quot;:[[2008,12,2]]},&quot;accessed&quot;:{&quot;date-parts&quot;:[[2012,9,26]]}}}],&quot;schema&quot;:&quot;https://github.com/citation-style-language/schema/raw/master/csl-citation.json&quot;} RNDQUFvV7lnY4"/><text:span text:style-name="T33">(Gan et al., 2008)</text:span><text:reference-mark-end text:name="ZOTERO_ITEM CSL_CITATION {&quot;citationID&quot;:&quot;1nar2v5aln&quot;,&quot;properties&quot;:{&quot;formattedCitation&quot;:&quot;(Gan et al., 2008)&quot;,&quot;plainCitation&quot;:&quot;(Gan et al., 2008)&quot;},&quot;citationItems&quot;:[{&quot;id&quot;:2621,&quot;uris&quot;:[&quot;http://zotero.org/users/316567/items/P2EVU553&quot;],&quot;uri&quot;:[&quot;http://zotero.org/users/316567/items/P2EVU553&quot;],&quot;itemData&quot;:{&quot;id&quot;:2621,&quot;type&quot;:&quot;article-journal&quot;,&quot;title&quot;:&quot;Molecular organization of Gram-negative peptidoglycan&quot;,&quot;container-title&quot;:&quot;Proceedings of the National Academy of Sciences&quot;,&quot;page&quot;:&quot;18953-18957&quot;,&quot;volume&quot;:&quot;105&quot;,&quot;issue&quot;:&quot;48&quot;,&quot;source&quot;:&quot;www.pnas.org&quot;,&quot;abstract&quot;:&quot;The stress-bearing component of the bacterial cell wall—a multi-gigadalton bag-like molecule called the sacculus—is synthesized from peptidoglycan. Whereas the chemical composition and the 3-dimensional structure of the peptidoglycan subunit (in at least one conformation) are known, the architecture of the assembled sacculus is not. Four decades' worth of biochemical and electron microscopy experiments have resulted in two leading 3-D peptidoglycan models: “Layered” and “Scaffold”, in which the glycan strands are parallel and perpendicular to the cell surface, respectively. Here we resolved the basic architecture of purified, frozen-hydrated sacculi through electron cryotomography. In the Gram-negative sacculus, a single layer of glycans lie parallel to the cell surface, roughly perpendicular to the long axis of the cell, encircling the cell in a disorganized hoop-like fashion.&quot;,&quot;DOI&quot;:&quot;10.1073/pnas.0808035105&quot;,&quot;ISSN&quot;:&quot;0027-8424, 1091-6490&quot;,&quot;journalAbbreviation&quot;:&quot;PNAS&quot;,&quot;language&quot;:&quot;en&quot;,&quot;author&quot;:[{&quot;family&quot;:&quot;Gan&quot;,&quot;given&quot;:&quot;Lu&quot;},{&quot;family&quot;:&quot;Chen&quot;,&quot;given&quot;:&quot;Songye&quot;},{&quot;family&quot;:&quot;Jensen&quot;,&quot;given&quot;:&quot;Grant J.&quot;}],&quot;issued&quot;:{&quot;date-parts&quot;:[[2008,12,2]]},&quot;accessed&quot;:{&quot;date-parts&quot;:[[2012,9,26]]}}}],&quot;schema&quot;:&quot;https://github.com/citation-style-language/schema/raw/master/csl-citation.json&quot;} RNDQUFvV7lnY4"/><text:span text:style-name="T2">)</text:span><text:span text:style-name="T33"> If this is not the case, 'firing' of stator subunits will be out-of-phase with one another, and immediately muddy any 26-fold signal present. An alternative hypothesis in which all stators 'fire' simultaneously would also only produce discrete steps if all were still on points of a 26-fold symmetric arrangement. This would be achieved if, for example, there are 13 stator subunits which may be consistent with recent biophysical results (suggesting ~11 </text:span><text:span text:style-name="T35">XXX</text:span><text:span text:style-name="T33">), but not imaging results in which freeze-fracture was used to image likely stator complexes. Strikingly, subtomogram averages of the </text:span><text:span text:style-name="T15">in situ</text:span><text:span text:style-name="T33"> </text:span><text:span text:style-name="T15">Hylemonella gracilis </text:span><text:span text:style-name="T33">motor show 13 discrete complexes surrounding the motor at positions where stators are expected to be, and consistent with freeze-fracture images. It would be interesting to see how many steps the </text:span><text:span text:style-name="T15">H. gracilis </text:span><text:span text:style-name="T33">motor makes.</text:span></text:p>
                </text:list-item>
                <text:list-item>
                  <text:p text:style-name="P47"><text:span text:style-name="T2">Stators step independently, apparently </text:span><text:reference-mark-start text:name="ZOTERO_ITEM CSL_CITATION {&quot;citationID&quot;:&quot;153s7sd9t6&quot;,&quot;properties&quot;:{&quot;formattedCitation&quot;:&quot;(Samuel and Berg, 1996)&quot;,&quot;plainCitation&quot;:&quot;(Samuel and Berg, 1996)&quot;},&quot;citationItems&quot;:[{&quot;id&quot;:1901,&quot;uris&quot;:[&quot;http://zotero.org/users/316567/items/5DNAHJR8&quot;],&quot;uri&quot;:[&quot;http://zotero.org/users/316567/items/5DNAHJR8&quot;],&quot;itemData&quot;:{&quot;id&quot;:1901,&quot;type&quot;:&quot;article-journal&quot;,&quot;title&quot;:&quot;Torque-generating units of the bacterial flagellar motor step independently&quot;,&quot;container-title&quot;:&quot;Biophysical Journal&quot;,&quot;page&quot;:&quot;918-923&quot;,&quot;volume&quot;:&quot;71&quot;,&quot;issue&quot;:&quot;2&quot;,&quot;source&quot;:&quot;ScienceDirect&quot;,&quot;abstract&quot;:&quot;Measurements of the variance in rotation period of tethered cells as a function of mean rotation rate have shown that the flagellar motor of Escherichia coli is a stepping motor. Here, by measurement of the variance in rotation period as a function of the number of active torque-generating units, it is shown that each unit steps independently.&quot;,&quot;DOI&quot;:&quot;10.1016/S0006-3495(96)79295-0&quot;,&quot;ISSN&quot;:&quot;0006-3495&quot;,&quot;author&quot;:[{&quot;family&quot;:&quot;Samuel&quot;,&quot;given&quot;:&quot;A.D.&quot;},{&quot;family&quot;:&quot;Berg&quot;,&quot;given&quot;:&quot;H.C.&quot;}],&quot;issued&quot;:{&quot;date-parts&quot;:[[&quot;1996&quot;,8]]},&quot;accessed&quot;:{&quot;date-parts&quot;:[[2012,6,7]]}}}],&quot;schema&quot;:&quot;https://github.com/citation-style-language/schema/raw/master/csl-citation.json&quot;} RNDY12bAKLjNf"/><text:span text:style-name="T2">(Samuel and Berg, 1996)</text:span><text:reference-mark-end text:name="ZOTERO_ITEM CSL_CITATION {&quot;citationID&quot;:&quot;153s7sd9t6&quot;,&quot;properties&quot;:{&quot;formattedCitation&quot;:&quot;(Samuel and Berg, 1996)&quot;,&quot;plainCitation&quot;:&quot;(Samuel and Berg, 1996)&quot;},&quot;citationItems&quot;:[{&quot;id&quot;:1901,&quot;uris&quot;:[&quot;http://zotero.org/users/316567/items/5DNAHJR8&quot;],&quot;uri&quot;:[&quot;http://zotero.org/users/316567/items/5DNAHJR8&quot;],&quot;itemData&quot;:{&quot;id&quot;:1901,&quot;type&quot;:&quot;article-journal&quot;,&quot;title&quot;:&quot;Torque-generating units of the bacterial flagellar motor step independently&quot;,&quot;container-title&quot;:&quot;Biophysical Journal&quot;,&quot;page&quot;:&quot;918-923&quot;,&quot;volume&quot;:&quot;71&quot;,&quot;issue&quot;:&quot;2&quot;,&quot;source&quot;:&quot;ScienceDirect&quot;,&quot;abstract&quot;:&quot;Measurements of the variance in rotation period of tethered cells as a function of mean rotation rate have shown that the flagellar motor of Escherichia coli is a stepping motor. Here, by measurement of the variance in rotation period as a function of the number of active torque-generating units, it is shown that each unit steps independently.&quot;,&quot;DOI&quot;:&quot;10.1016/S0006-3495(96)79295-0&quot;,&quot;ISSN&quot;:&quot;0006-3495&quot;,&quot;author&quot;:[{&quot;family&quot;:&quot;Samuel&quot;,&quot;given&quot;:&quot;A.D.&quot;},{&quot;family&quot;:&quot;Berg&quot;,&quot;given&quot;:&quot;H.C.&quot;}],&quot;issued&quot;:{&quot;date-parts&quot;:[[&quot;1996&quot;,8]]},&quot;accessed&quot;:{&quot;date-parts&quot;:[[2012,6,7]]}}}],&quot;schema&quot;:&quot;https://github.com/citation-style-language/schema/raw/master/csl-citation.json&quot;} RNDY12bAKLjNf"/></text:p>
                </text:list-item>
                <text:list-item>
                  <text:p text:style-name="P74"><text:span text:style-name="T2">Clear 26 step rotation </text:span><text:reference-mark-start text:name="ZOTERO_ITEM CSL_CITATION {&quot;citationID&quot;:&quot;rt88bhprd&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zBxv8Fl86d"/><text:span text:style-name="T2">(Sowa et al., 2005)</text:span><text:reference-mark-end text:name="ZOTERO_ITEM CSL_CITATION {&quot;citationID&quot;:&quot;rt88bhprd&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zBxv8Fl86d"/>.<text:span text:style-name="T2"> This, naively, would only be the case if stators are locked in place and a integer divison of 26. If this is the case, then FliG moves have a movement of 1 FliG.</text:span></text:p>
                  <text:list>
                    <text:list-item>
                      <text:list>
                        <text:list-item>
                          <text:p text:style-name="P73">Step size would seem confusing if there are no 26-fold symmetric elements in the torque-generating machinery..</text:p>
                        </text:list-item>
                      </text:list>
                    </text:list-item>
                  </text:list>
                </text:list-item>
                <text:list-item>
                  <text:p text:style-name="P73">Predicts that if mechanism is conserved, larger C-rings of symmetry X will most likely have X/2 stators complexes.</text:p>
                </text:list-item>
                <text:list-item>
                  <text:p text:style-name="P74"><text:span text:style-name="T2">Indeed, recent theoretical paper proposed stators sit on a (2pi / 26) periodic spacing </text:span><text:reference-mark-start text:name="ZOTERO_ITEM CSL_CITATION {&quot;citationID&quot;:&quot;dsqcu9jrm&quot;,&quot;properties&quot;:{&quot;formattedCitation&quot;:&quot;(Bai et al., 2009)&quot;,&quot;plainCitation&quot;:&quot;(Bai et al., 2009)&quot;},&quot;citationItems&quot;:[{&quot;id&quot;:2949,&quot;uris&quot;:[&quot;http://zotero.org/users/316567/items/Z8P7N9XC&quot;],&quot;uri&quot;:[&quot;http://zotero.org/users/316567/items/Z8P7N9XC&quot;],&quot;itemData&quot;:{&quot;id&quot;:2949,&quot;type&quot;:&quot;article-journal&quot;,&quot;title&quot;:&quot;Model Studies of the Dynamics of Bacterial Flagellar Motors&quot;,&quot;container-title&quot;:&quot;Biophysical Journal&quot;,&quot;page&quot;:&quot;3154-3167&quot;,&quot;volume&quot;:&quot;96&quot;,&quot;issue&quot;:&quot;8&quot;,&quot;source&quot;:&quot;ScienceDirect&quot;,&quot;abstract&quot;:&quot;The bacterial flagellar motor is a rotary molecular machine that rotates the helical filaments that propel swimming bacteria. Extensive experimental and theoretical studies exist on the structure, assembly, energy input, power generation, and switching mechanism of the motor. In a previous article, we explained the general physics underneath the observed torque-speed curves with a simple two-state Fokker-Planck model. Here, we further analyze that model, showing that 1), the model predicts that the two components of the ion motive force can affect the motor dynamics differently, in agreement with latest experiments; 2), with explicit consideration of the stator spring, the model also explains the lack of dependence of the zero-load speed on stator number in the proton motor, as recently observed; and 3), the model reproduces the stepping behavior of the motor even with the existence of the stator springs and predicts the dwell-time distribution. The predicted stepping behavior of motors with two stators is discussed, and we suggest future experimental procedures for verification.&quot;,&quot;DOI&quot;:&quot;10.1016/j.bpj.2009.01.023&quot;,&quot;ISSN&quot;:&quot;0006-3495&quot;,&quot;author&quot;:[{&quot;family&quot;:&quot;Bai&quot;,&quot;given&quot;:&quot;Fan&quot;},{&quot;family&quot;:&quot;Lo&quot;,&quot;given&quot;:&quot;Chien-Jung&quot;},{&quot;family&quot;:&quot;Berry&quot;,&quot;given&quot;:&quot;Richard M.&quot;},{&quot;family&quot;:&quot;Xing&quot;,&quot;given&quot;:&quot;Jianhua&quot;}],&quot;issued&quot;:{&quot;date-parts&quot;:[[&quot;2009&quot;,4,22]]},&quot;accessed&quot;:{&quot;date-parts&quot;:[[2012,5,30]]}}}],&quot;schema&quot;:&quot;https://github.com/citation-style-language/schema/raw/master/csl-citation.json&quot;} RND5FqtLxxj5o"/><text:span text:style-name="T2">(Bai et al., 2009)</text:span><text:reference-mark-end text:name="ZOTERO_ITEM CSL_CITATION {&quot;citationID&quot;:&quot;dsqcu9jrm&quot;,&quot;properties&quot;:{&quot;formattedCitation&quot;:&quot;(Bai et al., 2009)&quot;,&quot;plainCitation&quot;:&quot;(Bai et al., 2009)&quot;},&quot;citationItems&quot;:[{&quot;id&quot;:2949,&quot;uris&quot;:[&quot;http://zotero.org/users/316567/items/Z8P7N9XC&quot;],&quot;uri&quot;:[&quot;http://zotero.org/users/316567/items/Z8P7N9XC&quot;],&quot;itemData&quot;:{&quot;id&quot;:2949,&quot;type&quot;:&quot;article-journal&quot;,&quot;title&quot;:&quot;Model Studies of the Dynamics of Bacterial Flagellar Motors&quot;,&quot;container-title&quot;:&quot;Biophysical Journal&quot;,&quot;page&quot;:&quot;3154-3167&quot;,&quot;volume&quot;:&quot;96&quot;,&quot;issue&quot;:&quot;8&quot;,&quot;source&quot;:&quot;ScienceDirect&quot;,&quot;abstract&quot;:&quot;The bacterial flagellar motor is a rotary molecular machine that rotates the helical filaments that propel swimming bacteria. Extensive experimental and theoretical studies exist on the structure, assembly, energy input, power generation, and switching mechanism of the motor. In a previous article, we explained the general physics underneath the observed torque-speed curves with a simple two-state Fokker-Planck model. Here, we further analyze that model, showing that 1), the model predicts that the two components of the ion motive force can affect the motor dynamics differently, in agreement with latest experiments; 2), with explicit consideration of the stator spring, the model also explains the lack of dependence of the zero-load speed on stator number in the proton motor, as recently observed; and 3), the model reproduces the stepping behavior of the motor even with the existence of the stator springs and predicts the dwell-time distribution. The predicted stepping behavior of motors with two stators is discussed, and we suggest future experimental procedures for verification.&quot;,&quot;DOI&quot;:&quot;10.1016/j.bpj.2009.01.023&quot;,&quot;ISSN&quot;:&quot;0006-3495&quot;,&quot;author&quot;:[{&quot;family&quot;:&quot;Bai&quot;,&quot;given&quot;:&quot;Fan&quot;},{&quot;family&quot;:&quot;Lo&quot;,&quot;given&quot;:&quot;Chien-Jung&quot;},{&quot;family&quot;:&quot;Berry&quot;,&quot;given&quot;:&quot;Richard M.&quot;},{&quot;family&quot;:&quot;Xing&quot;,&quot;given&quot;:&quot;Jianhua&quot;}],&quot;issued&quot;:{&quot;date-parts&quot;:[[&quot;2009&quot;,4,22]]},&quot;accessed&quot;:{&quot;date-parts&quot;:[[2012,5,30]]}}}],&quot;schema&quot;:&quot;https://github.com/citation-style-language/schema/raw/master/csl-citation.json&quot;} RND5FqtLxxj5o"/>. Even if stators have relatively flexible linkers, as long as spaced like this, should still have noticeable steps even for multiple stators.</text:p>
                  <text:list>
                    <text:list-item>
                      <text:p text:style-name="P74">Nevertheless: what templates this periodicity? Peptidoglycan won't be able to! P-ring?</text:p>
                    </text:list-item>
                  </text:list>
                </text:list-item>
              </text:list>
            </text:list-item>
          </text:list>
        </text:list-item>
      </text:list>
      <text:h text:style-name="P94" text:outline-level="5">Peptidoglycan binding comments</text:h>
      <text:list xml:id="list1820796672" text:continue-numbering="true" text:style-name="WW8Num6">
        <text:list-item>
          <text:list>
            <text:list-item>
              <text:list>
                <text:list-item>
                  <text:p text:style-name="P47">1988: Suggested MotB is stator (no evidence for PG binding) <text:reference-mark-start text:name="ZOTERO_ITEM CSL_CITATION {&quot;citationID&quot;:&quot;21977b7mia&quot;,&quot;properties&quot;:{&quot;formattedCitation&quot;:&quot;(Chun and Parkinson, 1988)&quot;,&quot;plainCitation&quot;:&quot;(Chun and Parkinson, 1988)&quot;},&quot;citationItems&quot;:[{&quot;id&quot;:1907,&quot;uris&quot;:[&quot;http://zotero.org/users/316567/items/5G5HF5KQ&quot;],&quot;uri&quot;:[&quot;http://zotero.org/users/316567/items/5G5HF5KQ&quot;],&quot;itemData&quot;:{&quot;id&quot;:1907,&quot;type&quot;:&quot;article-journal&quot;,&quot;title&quot;:&quot;Bacterial motility: membrane topology of the Escherichia coli MotB protein&quot;,&quot;container-title&quot;:&quot;Science&quot;,&quot;page&quot;:&quot;276-278&quot;,&quot;volume&quot;:&quot;239&quot;,&quot;issue&quot;:&quot;4837&quot;,&quot;source&quot;:&quot;www.sciencemag.org&quot;,&quot;abstract&quot;:&quot;The MotB protein of Escherichia coli is an essential component of the force generators that couple proton movement across the cytoplasmic membrane to rotation of the flagellar motors. The membrane topology of MotB was examined to explore the possibility that it might form a proton channel. MotB--alkaline phosphatase fusion proteins were constructed to identify likely periplasmic domains of the MotB molecule. Fusions distal to a putative membrane-spanning segment near the amino terminus of MotB exhibited alkaline phosphatase activity, indicating that an extensive carboxyl-terminal portion of MotB may be located on the periplasmic side of the membrane. Protease treatment of MotB in spheroplasts confirmed this view. The simple transmembrane organization of MotB is difficult to reconcile with a role as a proton conductor.&quot;,&quot;DOI&quot;:&quot;10.1126/science.2447650&quot;,&quot;ISSN&quot;:&quot;0036-8075, 1095-9203&quot;,&quot;shortTitle&quot;:&quot;Bacterial motility&quot;,&quot;journalAbbreviation&quot;:&quot;Science&quot;,&quot;language&quot;:&quot;en&quot;,&quot;author&quot;:[{&quot;family&quot;:&quot;Chun&quot;,&quot;given&quot;:&quot;S. Y.&quot;},{&quot;family&quot;:&quot;Parkinson&quot;,&quot;given&quot;:&quot;J. S.&quot;}],&quot;issued&quot;:{&quot;date-parts&quot;:[[1988,1,15]]},&quot;accessed&quot;:{&quot;date-parts&quot;:[[2012,7,11]]}}}],&quot;schema&quot;:&quot;https://github.com/citation-style-language/schema/raw/master/csl-citation.json&quot;} RNDv6hwUKWuaL"/>(Chun and Parkinson, 1988)<text:reference-mark-end text:name="ZOTERO_ITEM CSL_CITATION {&quot;citationID&quot;:&quot;21977b7mia&quot;,&quot;properties&quot;:{&quot;formattedCitation&quot;:&quot;(Chun and Parkinson, 1988)&quot;,&quot;plainCitation&quot;:&quot;(Chun and Parkinson, 1988)&quot;},&quot;citationItems&quot;:[{&quot;id&quot;:1907,&quot;uris&quot;:[&quot;http://zotero.org/users/316567/items/5G5HF5KQ&quot;],&quot;uri&quot;:[&quot;http://zotero.org/users/316567/items/5G5HF5KQ&quot;],&quot;itemData&quot;:{&quot;id&quot;:1907,&quot;type&quot;:&quot;article-journal&quot;,&quot;title&quot;:&quot;Bacterial motility: membrane topology of the Escherichia coli MotB protein&quot;,&quot;container-title&quot;:&quot;Science&quot;,&quot;page&quot;:&quot;276-278&quot;,&quot;volume&quot;:&quot;239&quot;,&quot;issue&quot;:&quot;4837&quot;,&quot;source&quot;:&quot;www.sciencemag.org&quot;,&quot;abstract&quot;:&quot;The MotB protein of Escherichia coli is an essential component of the force generators that couple proton movement across the cytoplasmic membrane to rotation of the flagellar motors. The membrane topology of MotB was examined to explore the possibility that it might form a proton channel. MotB--alkaline phosphatase fusion proteins were constructed to identify likely periplasmic domains of the MotB molecule. Fusions distal to a putative membrane-spanning segment near the amino terminus of MotB exhibited alkaline phosphatase activity, indicating that an extensive carboxyl-terminal portion of MotB may be located on the periplasmic side of the membrane. Protease treatment of MotB in spheroplasts confirmed this view. The simple transmembrane organization of MotB is difficult to reconcile with a role as a proton conductor.&quot;,&quot;DOI&quot;:&quot;10.1126/science.2447650&quot;,&quot;ISSN&quot;:&quot;0036-8075, 1095-9203&quot;,&quot;shortTitle&quot;:&quot;Bacterial motility&quot;,&quot;journalAbbreviation&quot;:&quot;Science&quot;,&quot;language&quot;:&quot;en&quot;,&quot;author&quot;:[{&quot;family&quot;:&quot;Chun&quot;,&quot;given&quot;:&quot;S. Y.&quot;},{&quot;family&quot;:&quot;Parkinson&quot;,&quot;given&quot;:&quot;J. S.&quot;}],&quot;issued&quot;:{&quot;date-parts&quot;:[[1988,1,15]]},&quot;accessed&quot;:{&quot;date-parts&quot;:[[2012,7,11]]}}}],&quot;schema&quot;:&quot;https://github.com/citation-style-language/schema/raw/master/csl-citation.json&quot;} RNDv6hwUKWuaL"/></text:p>
                </text:list-item>
                <text:list-item>
                  <text:p text:style-name="P47">Blair, Berg 1991: last page: “Although our results do not provide proof that MotB links MotA to the cell wall...” <text:reference-mark-start text:name="ZOTERO_ITEM CSL_CITATION {&quot;citationID&quot;:&quot;mgqvkplhj&quot;,&quot;properties&quot;:{&quot;formattedCitation&quot;:&quot;(Blair et al., 1991)&quot;,&quot;plainCitation&quot;:&quot;(Blair et al., 1991)&quot;},&quot;citationItems&quot;:[{&quot;id&quot;:2074,&quot;uris&quot;:[&quot;http://zotero.org/users/316567/items/6PN5DD3T&quot;],&quot;uri&quot;:[&quot;http://zotero.org/users/316567/items/6PN5DD3T&quot;],&quot;itemData&quot;:{&quot;id&quot;:2074,&quot;type&quot;:&quot;article-journal&quot;,&quot;title&quot;:&quot;Mutant MotB proteins in Escherichia coli.&quot;,&quot;container-title&quot;:&quot;Journal of Bacteriology&quot;,&quot;page&quot;:&quot;4049-4055&quot;,&quot;volume&quot;:&quot;173&quot;,&quot;issue&quot;:&quot;13&quot;,&quot;source&quot;:&quot;PubMed Central&quot;,&quot;abstract&quot;:&quot;The MotB protein of Escherichia coli is an essential component in each of eight torque generators in the flagellar rotary motor. Based on its membrane topology, it has been suggested that MotB might be a linker that fastens the torque-generating machinery to the cell wall. Here, we report the isolation and characterization of a number of motB mutants. As found previously for motA, many alleles of motB were dominant, as expected if MotB is a component of the motor. In other respects, however, the motB mutants differed from the motA mutants. Most of the mutations mapped to a hydrophilic, periplasmic domain of the protein, and nothing comparable to the slow-swimming alleles of motA, which show normal torque when tethered, was found. Some motB mutants retained partial function, but when tethered they produced subnormal torque, indicating that their motors contained only one or two functional torque generators. These results support the hypothesis that MotB is a linker.&quot;,&quot;ISSN&quot;:&quot;0021-9193&quot;,&quot;note&quot;:&quot;PMID: 2061285\nPMCID: PMC208053&quot;,&quot;journalAbbreviation&quot;:&quot;J Bacteriol&quot;,&quot;author&quot;:[{&quot;family&quot;:&quot;Blair&quot;,&quot;given&quot;:&quot;D F&quot;},{&quot;family&quot;:&quot;Kim&quot;,&quot;given&quot;:&quot;D Y&quot;},{&quot;family&quot;:&quot;Berg&quot;,&quot;given&quot;:&quot;H C&quot;}],&quot;issued&quot;:{&quot;date-parts&quot;:[[1991,7]]}}}],&quot;schema&quot;:&quot;https://github.com/citation-style-language/schema/raw/master/csl-citation.json&quot;} RNDxIRSUuhm3T"/>(Blair et al., 1991)<text:reference-mark-end text:name="ZOTERO_ITEM CSL_CITATION {&quot;citationID&quot;:&quot;mgqvkplhj&quot;,&quot;properties&quot;:{&quot;formattedCitation&quot;:&quot;(Blair et al., 1991)&quot;,&quot;plainCitation&quot;:&quot;(Blair et al., 1991)&quot;},&quot;citationItems&quot;:[{&quot;id&quot;:2074,&quot;uris&quot;:[&quot;http://zotero.org/users/316567/items/6PN5DD3T&quot;],&quot;uri&quot;:[&quot;http://zotero.org/users/316567/items/6PN5DD3T&quot;],&quot;itemData&quot;:{&quot;id&quot;:2074,&quot;type&quot;:&quot;article-journal&quot;,&quot;title&quot;:&quot;Mutant MotB proteins in Escherichia coli.&quot;,&quot;container-title&quot;:&quot;Journal of Bacteriology&quot;,&quot;page&quot;:&quot;4049-4055&quot;,&quot;volume&quot;:&quot;173&quot;,&quot;issue&quot;:&quot;13&quot;,&quot;source&quot;:&quot;PubMed Central&quot;,&quot;abstract&quot;:&quot;The MotB protein of Escherichia coli is an essential component in each of eight torque generators in the flagellar rotary motor. Based on its membrane topology, it has been suggested that MotB might be a linker that fastens the torque-generating machinery to the cell wall. Here, we report the isolation and characterization of a number of motB mutants. As found previously for motA, many alleles of motB were dominant, as expected if MotB is a component of the motor. In other respects, however, the motB mutants differed from the motA mutants. Most of the mutations mapped to a hydrophilic, periplasmic domain of the protein, and nothing comparable to the slow-swimming alleles of motA, which show normal torque when tethered, was found. Some motB mutants retained partial function, but when tethered they produced subnormal torque, indicating that their motors contained only one or two functional torque generators. These results support the hypothesis that MotB is a linker.&quot;,&quot;ISSN&quot;:&quot;0021-9193&quot;,&quot;note&quot;:&quot;PMID: 2061285\nPMCID: PMC208053&quot;,&quot;journalAbbreviation&quot;:&quot;J Bacteriol&quot;,&quot;author&quot;:[{&quot;family&quot;:&quot;Blair&quot;,&quot;given&quot;:&quot;D F&quot;},{&quot;family&quot;:&quot;Kim&quot;,&quot;given&quot;:&quot;D Y&quot;},{&quot;family&quot;:&quot;Berg&quot;,&quot;given&quot;:&quot;H C&quot;}],&quot;issued&quot;:{&quot;date-parts&quot;:[[1991,7]]}}}],&quot;schema&quot;:&quot;https://github.com/citation-style-language/schema/raw/master/csl-citation.json&quot;} RNDxIRSUuhm3T"/></text:p>
                </text:list-item>
                <text:list-item>
                  <text:p text:style-name="P47">Crystal structure shows binding of NAM <text:reference-mark-start text:name="ZOTERO_ITEM CSL_CITATION {&quot;citationID&quot;:&quot;gtnq04nfo&quot;,&quot;properties&quot;:{&quot;formattedCitation&quot;:&quot;(Roujeinikova, 2008)&quot;,&quot;plainCitation&quot;:&quot;(Roujeinikova, 2008)&quot;},&quot;citationItems&quot;:[{&quot;id&quot;:1944,&quot;uris&quot;:[&quot;http://zotero.org/users/316567/items/6BN73QHT&quot;],&quot;uri&quot;:[&quot;http://zotero.org/users/316567/items/6BN73QHT&quot;],&quot;itemData&quot;:{&quot;id&quot;:1944,&quot;type&quot;:&quot;article-journal&quot;,&quot;title&quot;:&quot;Crystal structure of the cell wall anchor domain of MotB, a stator component of the bacterial flagellar motor: Implications for peptidoglycan recognition&quot;,&quot;container-title&quot;:&quot;Proceedings of the National Academy of Sciences&quot;,&quot;page&quot;:&quot;10348-10353&quot;,&quot;volume&quot;:&quot;105&quot;,&quot;issue&quot;:&quot;30&quot;,&quot;source&quot;:&quot;www.pnas.org&quot;,&quot;abstract&quot;:&quot;The stator ring of the bacterial flagellar motor is composed of the MotA and MotB proteins that act together to generate a turning force (torque) acting on the FliG ring of the rotor. The C-terminal domain of MotB (MotB-C) is believed to anchor the MotA/MotB complex to peptidoglycan (PG) of the cell wall. The first crystal structures of MotB-C and its complex with N-acetylmuramic acid (NAM) have been determined to 1.6- and 2.3-Å resolution, respectively. MotB-C is a dimer, both in solution and in the crystal. The two glycan chains of the PG ligand can be modeled as semirigid helices and docked into the grooves harboring the NAM molecules on the opposite faces of the dimer. The model suggests that a concave hydrophilic surface created upon edge-to-edge β-sheet dimerization and centered around the 2-fold axis of the dimer can accommodate the peptide cross-bridge linking the two sugar chains. Significant structural similarities were found between MotB-C and the PG-binding domains of reduction-modifiable protein M and peptidoglycan-associated lipoprotein exclude, suggesting that PG recognition by different outer membrane protein A-like proteins may be governed by very similar molecular mechanisms that evidently involve protein dimerization.\nbacterial motility molecular mechanism x-ray crystallography&quot;,&quot;DOI&quot;:&quot;10.1073/pnas.0803039105&quot;,&quot;ISSN&quot;:&quot;0027-8424, 1091-6490&quot;,&quot;shortTitle&quot;:&quot;Crystal structure of the cell wall anchor domain of MotB, a stator component of the bacterial flagellar motor&quot;,&quot;journalAbbreviation&quot;:&quot;PNAS&quot;,&quot;language&quot;:&quot;en&quot;,&quot;author&quot;:[{&quot;family&quot;:&quot;Roujeinikova&quot;,&quot;given&quot;:&quot;Anna&quot;}],&quot;issued&quot;:{&quot;date-parts&quot;:[[2008,7,29]]},&quot;accessed&quot;:{&quot;date-parts&quot;:[[2012,7,11]]}}}],&quot;schema&quot;:&quot;https://github.com/citation-style-language/schema/raw/master/csl-citation.json&quot;} RNDWk7EdkmedM"/>(Roujeinikova, 2008)<text:reference-mark-end text:name="ZOTERO_ITEM CSL_CITATION {&quot;citationID&quot;:&quot;gtnq04nfo&quot;,&quot;properties&quot;:{&quot;formattedCitation&quot;:&quot;(Roujeinikova, 2008)&quot;,&quot;plainCitation&quot;:&quot;(Roujeinikova, 2008)&quot;},&quot;citationItems&quot;:[{&quot;id&quot;:1944,&quot;uris&quot;:[&quot;http://zotero.org/users/316567/items/6BN73QHT&quot;],&quot;uri&quot;:[&quot;http://zotero.org/users/316567/items/6BN73QHT&quot;],&quot;itemData&quot;:{&quot;id&quot;:1944,&quot;type&quot;:&quot;article-journal&quot;,&quot;title&quot;:&quot;Crystal structure of the cell wall anchor domain of MotB, a stator component of the bacterial flagellar motor: Implications for peptidoglycan recognition&quot;,&quot;container-title&quot;:&quot;Proceedings of the National Academy of Sciences&quot;,&quot;page&quot;:&quot;10348-10353&quot;,&quot;volume&quot;:&quot;105&quot;,&quot;issue&quot;:&quot;30&quot;,&quot;source&quot;:&quot;www.pnas.org&quot;,&quot;abstract&quot;:&quot;The stator ring of the bacterial flagellar motor is composed of the MotA and MotB proteins that act together to generate a turning force (torque) acting on the FliG ring of the rotor. The C-terminal domain of MotB (MotB-C) is believed to anchor the MotA/MotB complex to peptidoglycan (PG) of the cell wall. The first crystal structures of MotB-C and its complex with N-acetylmuramic acid (NAM) have been determined to 1.6- and 2.3-Å resolution, respectively. MotB-C is a dimer, both in solution and in the crystal. The two glycan chains of the PG ligand can be modeled as semirigid helices and docked into the grooves harboring the NAM molecules on the opposite faces of the dimer. The model suggests that a concave hydrophilic surface created upon edge-to-edge β-sheet dimerization and centered around the 2-fold axis of the dimer can accommodate the peptide cross-bridge linking the two sugar chains. Significant structural similarities were found between MotB-C and the PG-binding domains of reduction-modifiable protein M and peptidoglycan-associated lipoprotein exclude, suggesting that PG recognition by different outer membrane protein A-like proteins may be governed by very similar molecular mechanisms that evidently involve protein dimerization.\nbacterial motility molecular mechanism x-ray crystallography&quot;,&quot;DOI&quot;:&quot;10.1073/pnas.0803039105&quot;,&quot;ISSN&quot;:&quot;0027-8424, 1091-6490&quot;,&quot;shortTitle&quot;:&quot;Crystal structure of the cell wall anchor domain of MotB, a stator component of the bacterial flagellar motor&quot;,&quot;journalAbbreviation&quot;:&quot;PNAS&quot;,&quot;language&quot;:&quot;en&quot;,&quot;author&quot;:[{&quot;family&quot;:&quot;Roujeinikova&quot;,&quot;given&quot;:&quot;Anna&quot;}],&quot;issued&quot;:{&quot;date-parts&quot;:[[2008,7,29]]},&quot;accessed&quot;:{&quot;date-parts&quot;:[[2012,7,11]]}}}],&quot;schema&quot;:&quot;https://github.com/citation-style-language/schema/raw/master/csl-citation.json&quot;} RNDWk7EdkmedM"/>, with molecular dynamics showing possible opening of a peptide-binding surface <text:reference-mark-start text:name="ZOTERO_ITEM CSL_CITATION {&quot;citationID&quot;:&quot;bnn18a9nq&quot;,&quot;properties&quot;:{&quot;formattedCitation&quot;:&quot;(Reboul et al., 2011)&quot;,&quot;plainCitation&quot;:&quot;(Reboul et al., 2011)&quot;},&quot;citationItems&quot;:[{&quot;id&quot;:581,&quot;uris&quot;:[&quot;http://zotero.org/users/316567/items/HIWVBA3F&quot;],&quot;uri&quot;:[&quot;http://zotero.org/users/316567/items/HIWVBA3F&quot;],&quot;itemData&quot;:{&quot;id&quot;:581,&quot;type&quot;:&quot;article-journal&quot;,&quot;title&quot;:&quot;Crystallographic and Molecular Dynamics Analysis of Loop Motions Unmasking the Peptidoglycan-Binding Site in Stator Protein MotB of Flagellar Motor&quot;,&quot;container-title&quot;:&quot;PloS One&quot;,&quot;page&quot;:&quot;e18981&quot;,&quot;volume&quot;:&quot;6&quot;,&quot;issue&quot;:&quot;4&quot;,&quot;source&quot;:&quot;NCBI PubMed&quot;,&quot;abstract&quot;:&quot;BACKGROUND The C-terminal domain of MotB (MotB-C) shows high sequence similarity to outer membrane protein A and related peptidoglycan (PG)-binding proteins. It is believed to anchor the power-generating MotA/MotB stator unit of the bacterial flagellar motor to the peptidoglycan layer of the cell wall. We previously reported the first crystal structure of this domain and made a puzzling observation that all conserved residues that are thought to be essential for PG recognition are buried and inaccessible in the crystal structure. In this study, we tested a hypothesis that peptidoglycan binding is preceded by, or accompanied by, some structural reorganization that exposes the key conserved residues. METHODOLOGY/PRINCIPAL FINDINGS We determined the structure of a new crystalline form (Form B) of Helicobacter pylori MotB-C. Comparisons with the existing Form A revealed conformational variations in the petal-like loops around the carbohydrate binding site near one end of the β-sheet. These variations are thought to reflect natural flexibility at this site required for insertion into the peptidoglycan mesh. In order to understand the nature of this flexibility we have performed molecular dynamics simulations of the MotB-C dimer. The results are consistent with the crystallographic data and provide evidence that the three loops move in a concerted fashion, exposing conserved MotB residues that have previously been implicated in binding of the peptide moiety of peptidoglycan. CONCLUSION/SIGNIFICANCE Our structural analysis provides a new insight into the mechanism by which MotB inserts into the peptidoglycan mesh, thus anchoring the power-generating complex to the cell wall.&quot;,&quot;DOI&quot;:&quot;10.1371/journal.pone.0018981&quot;,&quot;ISSN&quot;:&quot;1932-6203&quot;,&quot;note&quot;:&quot;PMID: 21533052&quot;,&quot;journalAbbreviation&quot;:&quot;PLoS ONE&quot;,&quot;author&quot;:[{&quot;family&quot;:&quot;Reboul&quot;,&quot;given&quot;:&quot;Cyril F&quot;},{&quot;family&quot;:&quot;Andrews&quot;,&quot;given&quot;:&quot;Daniel A&quot;},{&quot;family&quot;:&quot;Nahar&quot;,&quot;given&quot;:&quot;Musammat F&quot;},{&quot;family&quot;:&quot;Buckle&quot;,&quot;given&quot;:&quot;Ashley M&quot;},{&quot;family&quot;:&quot;Roujeinikova&quot;,&quot;given&quot;:&quot;Anna&quot;}],&quot;issued&quot;:{&quot;date-parts&quot;:[[2011]]},&quot;accessed&quot;:{&quot;date-parts&quot;:[[2011,5,15]]}}}],&quot;schema&quot;:&quot;https://github.com/citation-style-language/schema/raw/master/csl-citation.json&quot;} RNDJs8xqln1JC"/>(Reboul et al., 2011)<text:reference-mark-end text:name="ZOTERO_ITEM CSL_CITATION {&quot;citationID&quot;:&quot;bnn18a9nq&quot;,&quot;properties&quot;:{&quot;formattedCitation&quot;:&quot;(Reboul et al., 2011)&quot;,&quot;plainCitation&quot;:&quot;(Reboul et al., 2011)&quot;},&quot;citationItems&quot;:[{&quot;id&quot;:581,&quot;uris&quot;:[&quot;http://zotero.org/users/316567/items/HIWVBA3F&quot;],&quot;uri&quot;:[&quot;http://zotero.org/users/316567/items/HIWVBA3F&quot;],&quot;itemData&quot;:{&quot;id&quot;:581,&quot;type&quot;:&quot;article-journal&quot;,&quot;title&quot;:&quot;Crystallographic and Molecular Dynamics Analysis of Loop Motions Unmasking the Peptidoglycan-Binding Site in Stator Protein MotB of Flagellar Motor&quot;,&quot;container-title&quot;:&quot;PloS One&quot;,&quot;page&quot;:&quot;e18981&quot;,&quot;volume&quot;:&quot;6&quot;,&quot;issue&quot;:&quot;4&quot;,&quot;source&quot;:&quot;NCBI PubMed&quot;,&quot;abstract&quot;:&quot;BACKGROUND The C-terminal domain of MotB (MotB-C) shows high sequence similarity to outer membrane protein A and related peptidoglycan (PG)-binding proteins. It is believed to anchor the power-generating MotA/MotB stator unit of the bacterial flagellar motor to the peptidoglycan layer of the cell wall. We previously reported the first crystal structure of this domain and made a puzzling observation that all conserved residues that are thought to be essential for PG recognition are buried and inaccessible in the crystal structure. In this study, we tested a hypothesis that peptidoglycan binding is preceded by, or accompanied by, some structural reorganization that exposes the key conserved residues. METHODOLOGY/PRINCIPAL FINDINGS We determined the structure of a new crystalline form (Form B) of Helicobacter pylori MotB-C. Comparisons with the existing Form A revealed conformational variations in the petal-like loops around the carbohydrate binding site near one end of the β-sheet. These variations are thought to reflect natural flexibility at this site required for insertion into the peptidoglycan mesh. In order to understand the nature of this flexibility we have performed molecular dynamics simulations of the MotB-C dimer. The results are consistent with the crystallographic data and provide evidence that the three loops move in a concerted fashion, exposing conserved MotB residues that have previously been implicated in binding of the peptide moiety of peptidoglycan. CONCLUSION/SIGNIFICANCE Our structural analysis provides a new insight into the mechanism by which MotB inserts into the peptidoglycan mesh, thus anchoring the power-generating complex to the cell wall.&quot;,&quot;DOI&quot;:&quot;10.1371/journal.pone.0018981&quot;,&quot;ISSN&quot;:&quot;1932-6203&quot;,&quot;note&quot;:&quot;PMID: 21533052&quot;,&quot;journalAbbreviation&quot;:&quot;PLoS ONE&quot;,&quot;author&quot;:[{&quot;family&quot;:&quot;Reboul&quot;,&quot;given&quot;:&quot;Cyril F&quot;},{&quot;family&quot;:&quot;Andrews&quot;,&quot;given&quot;:&quot;Daniel A&quot;},{&quot;family&quot;:&quot;Nahar&quot;,&quot;given&quot;:&quot;Musammat F&quot;},{&quot;family&quot;:&quot;Buckle&quot;,&quot;given&quot;:&quot;Ashley M&quot;},{&quot;family&quot;:&quot;Roujeinikova&quot;,&quot;given&quot;:&quot;Anna&quot;}],&quot;issued&quot;:{&quot;date-parts&quot;:[[2011]]},&quot;accessed&quot;:{&quot;date-parts&quot;:[[2011,5,15]]}}}],&quot;schema&quot;:&quot;https://github.com/citation-style-language/schema/raw/master/csl-citation.json&quot;} RNDJs8xqln1JC"/>.</text:p>
                </text:list-item>
                <text:list-item>
                  <text:p text:style-name="P47">Nevertheless, 2010 results suggests MotB binds FlgI <text:reference-mark-start text:name="ZOTERO_ITEM CSL_CITATION {&quot;citationID&quot;:&quot;1qu9ib41iv&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noSFtSpBBX"/>(Hizukuri et al., 2010)<text:reference-mark-end text:name="ZOTERO_ITEM CSL_CITATION {&quot;citationID&quot;:&quot;1qu9ib41iv&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noSFtSpBBX"/></text:p>
                </text:list-item>
                <text:list-item>
                  <text:p text:style-name="P47">It's a long way to the peptidoglycan <text:reference-mark-start text:name="ZOTERO_ITEM CSL_CITATION {&quot;citationID&quot;:&quot;1i89aap25t&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eQhVZtohEc"/>(Yonekura et al., 2011)<text:reference-mark-end text:name="ZOTERO_ITEM CSL_CITATION {&quot;citationID&quot;:&quot;1i89aap25t&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eQhVZtohEc"/>.</text:p>
                </text:list-item>
                <text:list-item>
                  <text:p text:style-name="P47">Evidence of PG binding important tends to be as a result of mutants in that domain instead of direct evidence <text:reference-mark-start text:name="ZOTERO_ITEM CSL_CITATION {&quot;citationID&quot;:&quot;2j26aqrk9&quot;,&quot;properties&quot;:{&quot;formattedCitation&quot;:&quot;(Minamino et al., 2009)&quot;,&quot;plainCitation&quot;:&quot;(Minamino et al., 2009)&quot;},&quot;citationItems&quot;:[{&quot;id&quot;:1576,&quot;uris&quot;:[&quot;http://zotero.org/users/316567/items/36IZ2E3M&quot;],&quot;uri&quot;:[&quot;http://zotero.org/users/316567/items/36IZ2E3M&quot;],&quot;itemData&quot;:{&quot;id&quot;:1576,&quot;type&quot;:&quot;article-journal&quot;,&quot;title&quot;:&quot;Roles of the extreme N-terminal region of FliH for efficient localization of the FliH-FliI complex to the bacterial flagellar type III export apparatus.&quot;,&quot;container-title&quot;:&quot;Molecular microbiology&quot;,&quot;page&quot;:&quot;1471-1483&quot;,&quot;volume&quot;:&quot;74&quot;,&quot;issue&quot;:&quot;6&quot;,&quot;abstract&quot;:&quot;Most bacterial flagellar proteins are exported by the flagellar type III protein export apparatus for their self-assembly. FliI ATPase forms a complex with its regulator FliH and facilitates initial entry of export substrates to the export gate composed of six integral membrane proteins. The FliH-FliI complex also binds to the C ring of the basal body through a FliH-FliN interaction for efficient export. However, it remains unclear how these reactions proceed within the cell. Here, we analysed subcellular localization of FliI-YFP by fluorescence microscopy. FliI-YFP was localized to the flagellar base, and its localization required both FliH and the C ring. The ATPase activity of FliI was not required for its localization. FliI-YFP formed a complex with FliHDelta1 (missing residues 2-10) but the complex did not show any localization. FliHDelta1 did not interact with FliN, and alanine-scanning mutagenesis revealed that only Trp-7 and Trp-10 of FliH are essential for the interaction with FliN. Overproduction of the FliH-FliI complex improved the export activity of the fliN mutant whereas neither of the FliH(W7A)-FliI nor FliH(W10A)-FliI complexes did, suggesting that Trp-7 and Trp-10 of FliH are also required for efficient localization of the FliH-FliI complex to the export gate.&quot;,&quot;ISSN&quot;:&quot;1365-2958&quot;,&quot;author&quot;:[{&quot;family&quot;:&quot;Minamino&quot;,&quot;given&quot;:&quot;Tohru&quot;},{&quot;family&quot;:&quot;Yoshimura&quot;,&quot;given&quot;:&quot;Shinsuke&quot;},{&quot;family&quot;:&quot;Morimoto&quot;,&quot;given&quot;:&quot;Yusuke&quot;},{&quot;family&quot;:&quot;GonzÃ¡lez-Pedrajo&quot;,&quot;given&quot;:&quot;Bertha&quot;},{&quot;family&quot;:&quot;Kami-Ike&quot;,&quot;given&quot;:&quot;Nobunori&quot;},{&quot;family&quot;:&quot;Namba&quot;,&quot;given&quot;:&quot;Keiichi&quot;}],&quot;issued&quot;:{&quot;date-parts&quot;:[[&quot;2009&quot;,12,2]]}}}],&quot;schema&quot;:&quot;https://github.com/citation-style-language/schema/raw/master/csl-citation.json&quot;} RNDTieJ1iaCLY"/>(Minamino et al., 2009)<text:reference-mark-end text:name="ZOTERO_ITEM CSL_CITATION {&quot;citationID&quot;:&quot;2j26aqrk9&quot;,&quot;properties&quot;:{&quot;formattedCitation&quot;:&quot;(Minamino et al., 2009)&quot;,&quot;plainCitation&quot;:&quot;(Minamino et al., 2009)&quot;},&quot;citationItems&quot;:[{&quot;id&quot;:1576,&quot;uris&quot;:[&quot;http://zotero.org/users/316567/items/36IZ2E3M&quot;],&quot;uri&quot;:[&quot;http://zotero.org/users/316567/items/36IZ2E3M&quot;],&quot;itemData&quot;:{&quot;id&quot;:1576,&quot;type&quot;:&quot;article-journal&quot;,&quot;title&quot;:&quot;Roles of the extreme N-terminal region of FliH for efficient localization of the FliH-FliI complex to the bacterial flagellar type III export apparatus.&quot;,&quot;container-title&quot;:&quot;Molecular microbiology&quot;,&quot;page&quot;:&quot;1471-1483&quot;,&quot;volume&quot;:&quot;74&quot;,&quot;issue&quot;:&quot;6&quot;,&quot;abstract&quot;:&quot;Most bacterial flagellar proteins are exported by the flagellar type III protein export apparatus for their self-assembly. FliI ATPase forms a complex with its regulator FliH and facilitates initial entry of export substrates to the export gate composed of six integral membrane proteins. The FliH-FliI complex also binds to the C ring of the basal body through a FliH-FliN interaction for efficient export. However, it remains unclear how these reactions proceed within the cell. Here, we analysed subcellular localization of FliI-YFP by fluorescence microscopy. FliI-YFP was localized to the flagellar base, and its localization required both FliH and the C ring. The ATPase activity of FliI was not required for its localization. FliI-YFP formed a complex with FliHDelta1 (missing residues 2-10) but the complex did not show any localization. FliHDelta1 did not interact with FliN, and alanine-scanning mutagenesis revealed that only Trp-7 and Trp-10 of FliH are essential for the interaction with FliN. Overproduction of the FliH-FliI complex improved the export activity of the fliN mutant whereas neither of the FliH(W7A)-FliI nor FliH(W10A)-FliI complexes did, suggesting that Trp-7 and Trp-10 of FliH are also required for efficient localization of the FliH-FliI complex to the export gate.&quot;,&quot;ISSN&quot;:&quot;1365-2958&quot;,&quot;author&quot;:[{&quot;family&quot;:&quot;Minamino&quot;,&quot;given&quot;:&quot;Tohru&quot;},{&quot;family&quot;:&quot;Yoshimura&quot;,&quot;given&quot;:&quot;Shinsuke&quot;},{&quot;family&quot;:&quot;Morimoto&quot;,&quot;given&quot;:&quot;Yusuke&quot;},{&quot;family&quot;:&quot;GonzÃ¡lez-Pedrajo&quot;,&quot;given&quot;:&quot;Bertha&quot;},{&quot;family&quot;:&quot;Kami-Ike&quot;,&quot;given&quot;:&quot;Nobunori&quot;},{&quot;family&quot;:&quot;Namba&quot;,&quot;given&quot;:&quot;Keiichi&quot;}],&quot;issued&quot;:{&quot;date-parts&quot;:[[&quot;2009&quot;,12,2]]}}}],&quot;schema&quot;:&quot;https://github.com/citation-style-language/schema/raw/master/csl-citation.json&quot;} RNDTieJ1iaCLY"/>.</text:p>
                  <text:list>
                    <text:list-item>
                      <text:p text:style-name="P47">In addition, correct positioning of all MotBs around the entire radius of the motor despite strongly anisotropic orientation of peptidoglycan must be explained – particularly given that different organisms have motors at different parts of the cell that in turn will have different peptidoglycan orientations (i.e., essentially parallel on the cylindrical cell body, becoming concentric at poles), yet use stator proteins of essentially similar folds. An elastic linker would account for this, but is difficult to reconciile with repeatable in-phase 26-steps (<text:span text:style-name="T105">even with multiple stators – double check this is true in 'stepping' paper</text:span>).</text:p>
                    </text:list-item>
                  </text:list>
                </text:list-item>
                <text:list-item>
                  <text:p text:style-name="P47">MotB<text:span text:style-name="T61">C</text:span> and MotB don't bind PG, while the homolog Pal does using the same assay <text:reference-mark-start text:name="ZOTERO_ITEM CSL_CITATION {&quot;citationID&quot;:&quot;1rad3dn01i&quot;,&quot;properties&quot;:{&quot;formattedCitation&quot;:&quot;(Kojima et al., 2008a)&quot;,&quot;plainCitation&quot;:&quot;(Kojima et al., 2008a)&quot;},&quot;citationItems&quot;:[{&quot;id&quot;:2746,&quot;uris&quot;:[&quot;http://zotero.org/users/316567/items/SUFJNG6H&quot;],&quot;uri&quot;:[&quot;http://zotero.org/users/316567/items/SUFJNG6H&quot;],&quot;itemData&quot;:{&quot;id&quot;:2746,&quot;type&quot;:&quot;article-journal&quot;,&quot;title&quot;:&quot;Characterization of the Periplasmic Domain of MotB and Implications for Its Role in the Stator Assembly of the Bacterial Flagellar Motor&quot;,&quot;container-title&quot;:&quot;Journal of Bacteriology&quot;,&quot;page&quot;:&quot;3314-3322&quot;,&quot;volume&quot;:&quot;190&quot;,&quot;issue&quot;:&quot;9&quot;,&quot;source&quot;:&quot;jb.asm.org&quot;,&quot;abstract&quot;:&quot;MotA and MotB are integral membrane proteins that form the stator complex of the proton-driven bacterial flagellar motor. The stator complex functions as a proton channel and couples proton flow with torque generation. The stator must be anchored to an appropriate place on the motor, and this is believed to occur through a putative peptidoglycan-binding (PGB) motif within the C-terminal periplasmic domain of MotB. In this study, we constructed and characterized an N-terminally truncated variant of Salmonella enterica serovar Typhimurium MotB consisting of residues 78 through 309 (MotBC). MotBC significantly inhibited the motility of wild-type cells when exported into the periplasm. Some point mutations in the PGB motif enhanced the motility inhibition, while an in-frame deletion variant, MotBC(Δ197-210), showed a significantly reduced inhibitory effect. Wild-type MotBC and its point mutant variants formed a stable homodimer, while the deletion variant was monomeric. A small amount of MotB was coisolated only with the secreted form of MotBC-His6 by Ni-nitrilotriacetic acid affinity chromatography, suggesting that the motility inhibition results from MotB-MotBC heterodimer formation in the periplasm. However, the monomeric mutant variant MotBC(Δ197-210) did not bind to MotB, suggesting that MotBC is directly involved in stator assembly. We propose that the MotBC dimer domain plays an important role in targeting and stable anchoring of the MotA/MotB complex to putative stator-binding sites of the motor.&quot;,&quot;DOI&quot;:&quot;10.1128/JB.01710-07&quot;,&quot;ISSN&quot;:&quot;0021-9193, 1098-5530&quot;,&quot;journalAbbreviation&quot;:&quot;J. Bacteriol.&quot;,&quot;language&quot;:&quot;en&quot;,&quot;author&quot;:[{&quot;family&quot;:&quot;Kojima&quot;,&quot;given&quot;:&quot;Seiji&quot;},{&quot;family&quot;:&quot;Furukawa&quot;,&quot;given&quot;:&quot;Yukio&quot;},{&quot;family&quot;:&quot;Matsunami&quot;,&quot;given&quot;:&quot;Hideyuki&quot;},{&quot;family&quot;:&quot;Minamino&quot;,&quot;given&quot;:&quot;Tohru&quot;},{&quot;family&quot;:&quot;Namba&quot;,&quot;given&quot;:&quot;Keiichi&quot;}],&quot;issued&quot;:{&quot;date-parts&quot;:[[2008,5,1]]},&quot;accessed&quot;:{&quot;date-parts&quot;:[[2012,7,19]]}}}],&quot;schema&quot;:&quot;https://github.com/citation-style-language/schema/raw/master/csl-citation.json&quot;} RNDdO75BZa4Cs"/>(Kojima et al., 2008a)<text:reference-mark-end text:name="ZOTERO_ITEM CSL_CITATION {&quot;citationID&quot;:&quot;1rad3dn01i&quot;,&quot;properties&quot;:{&quot;formattedCitation&quot;:&quot;(Kojima et al., 2008a)&quot;,&quot;plainCitation&quot;:&quot;(Kojima et al., 2008a)&quot;},&quot;citationItems&quot;:[{&quot;id&quot;:2746,&quot;uris&quot;:[&quot;http://zotero.org/users/316567/items/SUFJNG6H&quot;],&quot;uri&quot;:[&quot;http://zotero.org/users/316567/items/SUFJNG6H&quot;],&quot;itemData&quot;:{&quot;id&quot;:2746,&quot;type&quot;:&quot;article-journal&quot;,&quot;title&quot;:&quot;Characterization of the Periplasmic Domain of MotB and Implications for Its Role in the Stator Assembly of the Bacterial Flagellar Motor&quot;,&quot;container-title&quot;:&quot;Journal of Bacteriology&quot;,&quot;page&quot;:&quot;3314-3322&quot;,&quot;volume&quot;:&quot;190&quot;,&quot;issue&quot;:&quot;9&quot;,&quot;source&quot;:&quot;jb.asm.org&quot;,&quot;abstract&quot;:&quot;MotA and MotB are integral membrane proteins that form the stator complex of the proton-driven bacterial flagellar motor. The stator complex functions as a proton channel and couples proton flow with torque generation. The stator must be anchored to an appropriate place on the motor, and this is believed to occur through a putative peptidoglycan-binding (PGB) motif within the C-terminal periplasmic domain of MotB. In this study, we constructed and characterized an N-terminally truncated variant of Salmonella enterica serovar Typhimurium MotB consisting of residues 78 through 309 (MotBC). MotBC significantly inhibited the motility of wild-type cells when exported into the periplasm. Some point mutations in the PGB motif enhanced the motility inhibition, while an in-frame deletion variant, MotBC(Δ197-210), showed a significantly reduced inhibitory effect. Wild-type MotBC and its point mutant variants formed a stable homodimer, while the deletion variant was monomeric. A small amount of MotB was coisolated only with the secreted form of MotBC-His6 by Ni-nitrilotriacetic acid affinity chromatography, suggesting that the motility inhibition results from MotB-MotBC heterodimer formation in the periplasm. However, the monomeric mutant variant MotBC(Δ197-210) did not bind to MotB, suggesting that MotBC is directly involved in stator assembly. We propose that the MotBC dimer domain plays an important role in targeting and stable anchoring of the MotA/MotB complex to putative stator-binding sites of the motor.&quot;,&quot;DOI&quot;:&quot;10.1128/JB.01710-07&quot;,&quot;ISSN&quot;:&quot;0021-9193, 1098-5530&quot;,&quot;journalAbbreviation&quot;:&quot;J. Bacteriol.&quot;,&quot;language&quot;:&quot;en&quot;,&quot;author&quot;:[{&quot;family&quot;:&quot;Kojima&quot;,&quot;given&quot;:&quot;Seiji&quot;},{&quot;family&quot;:&quot;Furukawa&quot;,&quot;given&quot;:&quot;Yukio&quot;},{&quot;family&quot;:&quot;Matsunami&quot;,&quot;given&quot;:&quot;Hideyuki&quot;},{&quot;family&quot;:&quot;Minamino&quot;,&quot;given&quot;:&quot;Tohru&quot;},{&quot;family&quot;:&quot;Namba&quot;,&quot;given&quot;:&quot;Keiichi&quot;}],&quot;issued&quot;:{&quot;date-parts&quot;:[[2008,5,1]]},&quot;accessed&quot;:{&quot;date-parts&quot;:[[2012,7,19]]}}}],&quot;schema&quot;:&quot;https://github.com/citation-style-language/schema/raw/master/csl-citation.json&quot;} RNDdO75BZa4Cs"/>.</text:p>
                </text:list-item>
                <text:list-item>
                  <text:p text:style-name="P47">PomAB structure: Michio suggests that FlgI may reach down and contact MotB <text:reference-mark-start text:name="ZOTERO_ITEM CSL_CITATION {&quot;citationID&quot;:&quot;129u5asfl6&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8zXW6zVHmv"/>(Yonekura et al., 2011)<text:reference-mark-end text:name="ZOTERO_ITEM CSL_CITATION {&quot;citationID&quot;:&quot;129u5asfl6&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8zXW6zVHmv"/>, as previously shown by crosslinking studies <text:reference-mark-start text:name="ZOTERO_ITEM CSL_CITATION {&quot;citationID&quot;:&quot;1e1ojsktgp&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qEVNNQDmUW"/>(Hizukuri et al., 2010)<text:reference-mark-end text:name="ZOTERO_ITEM CSL_CITATION {&quot;citationID&quot;:&quot;1e1ojsktgp&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qEVNNQDmUW"/>.</text:p>
                </text:list-item>
                <text:list-item>
                  <text:p text:style-name="P47">READ: <text:reference-mark-start text:name="ZOTERO_ITEM CSL_CITATION {&quot;citationID&quot;:&quot;h7bodlm9h&quot;,&quot;properties&quot;:{&quot;formattedCitation&quot;:&quot;(Koebnik, 1995)&quot;,&quot;plainCitation&quot;:&quot;(Koebnik, 1995)&quot;},&quot;citationItems&quot;:[{&quot;id&quot;:2908,&quot;uris&quot;:[&quot;http://zotero.org/users/316567/items/X4ZH6EHA&quot;],&quot;uri&quot;:[&quot;http://zotero.org/users/316567/items/X4ZH6EHA&quot;],&quot;itemData&quot;:{&quot;id&quot;:2908,&quot;type&quot;:&quot;article-journal&quot;,&quot;title&quot;:&quot;Proposal for a peptidoglycan-associating alpha-helical motif in the C-terminal regions of some bacterial cell-surface proteins&quot;,&quot;container-title&quot;:&quot;Molecular Microbiology&quot;,&quot;page&quot;:&quot;1269–1270&quot;,&quot;volume&quot;:&quot;16&quot;,&quot;issue&quot;:&quot;6&quot;,&quot;source&quot;:&quot;Wiley Online Library&quot;,&quot;DOI&quot;:&quot;10.1111/j.1365-2958.1995.tb02348.x&quot;,&quot;ISSN&quot;:&quot;1365-2958&quot;,&quot;language&quot;:&quot;en&quot;,&quot;author&quot;:[{&quot;family&quot;:&quot;Koebnik&quot;,&quot;given&quot;:&quot;Ralf&quot;}],&quot;issued&quot;:{&quot;date-parts&quot;:[[1995]]},&quot;accessed&quot;:{&quot;date-parts&quot;:[[2012,7,20]]}}}],&quot;schema&quot;:&quot;https://github.com/citation-style-language/schema/raw/master/csl-citation.json&quot;} RNDJF0E42Fepv"/>(Koebnik, 1995)<text:reference-mark-end text:name="ZOTERO_ITEM CSL_CITATION {&quot;citationID&quot;:&quot;h7bodlm9h&quot;,&quot;properties&quot;:{&quot;formattedCitation&quot;:&quot;(Koebnik, 1995)&quot;,&quot;plainCitation&quot;:&quot;(Koebnik, 1995)&quot;},&quot;citationItems&quot;:[{&quot;id&quot;:2908,&quot;uris&quot;:[&quot;http://zotero.org/users/316567/items/X4ZH6EHA&quot;],&quot;uri&quot;:[&quot;http://zotero.org/users/316567/items/X4ZH6EHA&quot;],&quot;itemData&quot;:{&quot;id&quot;:2908,&quot;type&quot;:&quot;article-journal&quot;,&quot;title&quot;:&quot;Proposal for a peptidoglycan-associating alpha-helical motif in the C-terminal regions of some bacterial cell-surface proteins&quot;,&quot;container-title&quot;:&quot;Molecular Microbiology&quot;,&quot;page&quot;:&quot;1269–1270&quot;,&quot;volume&quot;:&quot;16&quot;,&quot;issue&quot;:&quot;6&quot;,&quot;source&quot;:&quot;Wiley Online Library&quot;,&quot;DOI&quot;:&quot;10.1111/j.1365-2958.1995.tb02348.x&quot;,&quot;ISSN&quot;:&quot;1365-2958&quot;,&quot;language&quot;:&quot;en&quot;,&quot;author&quot;:[{&quot;family&quot;:&quot;Koebnik&quot;,&quot;given&quot;:&quot;Ralf&quot;}],&quot;issued&quot;:{&quot;date-parts&quot;:[[1995]]},&quot;accessed&quot;:{&quot;date-parts&quot;:[[2012,7,20]]}}}],&quot;schema&quot;:&quot;https://github.com/citation-style-language/schema/raw/master/csl-citation.json&quot;} RNDJF0E42Fepv"/></text:p>
                </text:list-item>
                <text:list-item>
                  <text:p text:style-name="P47">Rhodobacter sphaeroides doesn't have PG-binding domain <text:reference-mark-start text:name="ZOTERO_ITEM CSL_CITATION {&quot;citationID&quot;:&quot;46id82l9i&quot;,&quot;properties&quot;:{&quot;formattedCitation&quot;:&quot;(Nguyen and Saier Jr., 1996)&quot;,&quot;plainCitation&quot;:&quot;(Nguyen and Saier Jr., 1996)&quot;},&quot;citationItems&quot;:[{&quot;id&quot;:2875,&quot;uris&quot;:[&quot;http://zotero.org/users/316567/items/VXGTQWEJ&quot;],&quot;uri&quot;:[&quot;http://zotero.org/users/316567/items/VXGTQWEJ&quot;],&quot;itemData&quot;:{&quot;id&quot;:2875,&quot;type&quot;:&quot;article-journal&quot;,&quot;title&quot;:&quot;Structural and phylogenetic analysis of the MotA and MotB families of bacterial flagellar motor proteins&quot;,&quot;container-title&quot;:&quot;Research in Microbiology&quot;,&quot;page&quot;:&quot;317-332&quot;,&quot;volume&quot;:&quot;147&quot;,&quot;issue&quot;:&quot;5&quot;,&quot;source&quot;:&quot;ScienceDirect&quot;,&quot;abstract&quot;:&quot;MotA and MotB are two well-characterized proteins in Escherichia coli which are believed to function as the proton channel and the anchor, respectively, of the motor component of the bacterial flagellum. We have identified and analysed all currently sequenced members of the MotA and MotB families. Members of these families include (1) these E. coli proteins, (2) their pmf-interacting motor homologues in other bacteria, (3) two ORFs which map downstream of the gene encoding the catabolite repression-mediating CepA protein in Bacillus species and (4) unidentified open reading frames. With one exception (the MotB protein of Rhodobactec sphaeroides), members of the MotB family exhibit a C-terminal domain that is homologous to peptidoglycan-interaction domains of numerous sequenced lipoproteins and outer membrane proteins. Multiple alignments, average hydropathy and similarity plots, and phylogenetic trees have allowed (1) identification of regions of relative conservation, (2) definition of signature sequences for these protein families and (3) determination of relative phylogenetic distances relating all members of each family. The phylogenies of these proteins do not follow those of the organisms from which they were isolated, suggesting the presence of divergent isoforms in many bacteria. Phylogenetic analyses of the peptidoglycan-interaction domains of MotB proteins indicated that, except for MotB of R. sphaeroides, these domains became associated with the MotB proteins early during evolutionary history, before members of the MotB family or members of the outer membrane protein family diverged from each other.&quot;,&quot;DOI&quot;:&quot;10.1016/0923-2508(96)84707-3&quot;,&quot;ISSN&quot;:&quot;0923-2508&quot;,&quot;author&quot;:[{&quot;family&quot;:&quot;Nguyen&quot;,&quot;given&quot;:&quot;C.C.&quot;},{&quot;family&quot;:&quot;Saier Jr.&quot;,&quot;given&quot;:&quot;M.H.&quot;}],&quot;issued&quot;:{&quot;date-parts&quot;:[[1996]]},&quot;accessed&quot;:{&quot;date-parts&quot;:[[2012,6,7]]}}}],&quot;schema&quot;:&quot;https://github.com/citation-style-language/schema/raw/master/csl-citation.json&quot;} RNDgsN2THnehz"/>(Nguyen and Saier Jr., 1996)<text:reference-mark-end text:name="ZOTERO_ITEM CSL_CITATION {&quot;citationID&quot;:&quot;46id82l9i&quot;,&quot;properties&quot;:{&quot;formattedCitation&quot;:&quot;(Nguyen and Saier Jr., 1996)&quot;,&quot;plainCitation&quot;:&quot;(Nguyen and Saier Jr., 1996)&quot;},&quot;citationItems&quot;:[{&quot;id&quot;:2875,&quot;uris&quot;:[&quot;http://zotero.org/users/316567/items/VXGTQWEJ&quot;],&quot;uri&quot;:[&quot;http://zotero.org/users/316567/items/VXGTQWEJ&quot;],&quot;itemData&quot;:{&quot;id&quot;:2875,&quot;type&quot;:&quot;article-journal&quot;,&quot;title&quot;:&quot;Structural and phylogenetic analysis of the MotA and MotB families of bacterial flagellar motor proteins&quot;,&quot;container-title&quot;:&quot;Research in Microbiology&quot;,&quot;page&quot;:&quot;317-332&quot;,&quot;volume&quot;:&quot;147&quot;,&quot;issue&quot;:&quot;5&quot;,&quot;source&quot;:&quot;ScienceDirect&quot;,&quot;abstract&quot;:&quot;MotA and MotB are two well-characterized proteins in Escherichia coli which are believed to function as the proton channel and the anchor, respectively, of the motor component of the bacterial flagellum. We have identified and analysed all currently sequenced members of the MotA and MotB families. Members of these families include (1) these E. coli proteins, (2) their pmf-interacting motor homologues in other bacteria, (3) two ORFs which map downstream of the gene encoding the catabolite repression-mediating CepA protein in Bacillus species and (4) unidentified open reading frames. With one exception (the MotB protein of Rhodobactec sphaeroides), members of the MotB family exhibit a C-terminal domain that is homologous to peptidoglycan-interaction domains of numerous sequenced lipoproteins and outer membrane proteins. Multiple alignments, average hydropathy and similarity plots, and phylogenetic trees have allowed (1) identification of regions of relative conservation, (2) definition of signature sequences for these protein families and (3) determination of relative phylogenetic distances relating all members of each family. The phylogenies of these proteins do not follow those of the organisms from which they were isolated, suggesting the presence of divergent isoforms in many bacteria. Phylogenetic analyses of the peptidoglycan-interaction domains of MotB proteins indicated that, except for MotB of R. sphaeroides, these domains became associated with the MotB proteins early during evolutionary history, before members of the MotB family or members of the outer membrane protein family diverged from each other.&quot;,&quot;DOI&quot;:&quot;10.1016/0923-2508(96)84707-3&quot;,&quot;ISSN&quot;:&quot;0923-2508&quot;,&quot;author&quot;:[{&quot;family&quot;:&quot;Nguyen&quot;,&quot;given&quot;:&quot;C.C.&quot;},{&quot;family&quot;:&quot;Saier Jr.&quot;,&quot;given&quot;:&quot;M.H.&quot;}],&quot;issued&quot;:{&quot;date-parts&quot;:[[1996]]},&quot;accessed&quot;:{&quot;date-parts&quot;:[[2012,6,7]]}}}],&quot;schema&quot;:&quot;https://github.com/citation-style-language/schema/raw/master/csl-citation.json&quot;} RNDgsN2THnehz"/>.</text:p>
                </text:list-item>
                <text:list-item>
                  <text:p text:style-name="P47">Nevertheless: reality check: the stators have to grip something!</text:p>
                </text:list-item>
                <text:list-item>
                  <text:p text:style-name="P47">2011 “Sodium-driven motor [...]”: p7: MotB-Pal fusion functons (i.e. replace PG-binding domain of MotB with Pal).</text:p>
                </text:list-item>
              </text:list>
            </text:list-item>
          </text:list>
        </text:list-item>
      </text:list>
      <text:h text:style-name="P94" text:outline-level="5">Diversity</text:h>
      <text:h text:style-name="P115" text:outline-level="6">Ion selectivity</text:h>
      <text:p text:style-name="Standard">(polar and lateral different <text:reference-mark-start text:name="ZOTERO_ITEM CSL_CITATION {&quot;citationID&quot;:&quot;5fs4kkp4t&quot;,&quot;properties&quot;:{&quot;formattedCitation&quot;:&quot;(Atsumi et al., 1992)&quot;,&quot;plainCitation&quot;:&quot;(Atsumi et al., 1992)&quot;},&quot;citationItems&quot;:[{&quot;id&quot;:2461,&quot;uris&quot;:[&quot;http://zotero.org/users/316567/items/HWSVRERT&quot;],&quot;uri&quot;:[&quot;http://zotero.org/users/316567/items/HWSVRERT&quot;],&quot;itemData&quot;:{&quot;id&quot;:2461,&quot;type&quot;:&quot;article-journal&quot;,&quot;title&quot;:&quot;Polar and lateral flagellar motors of marine Vibrio are driven by different ion-motive forces&quot;,&quot;container-title&quot;:&quot;, Published online: 09 January 1992; | doi:10.1038/355182a0&quot;,&quot;page&quot;:&quot;182-184&quot;,&quot;volume&quot;:&quot;355&quot;,&quot;issue&quot;:&quot;6356&quot;,&quot;source&quot;:&quot;www.nature.com&quot;,&quot;DOI&quot;:&quot;10.1038/355182a0&quot;,&quot;ISSN&quot;:&quot;${footerJournalISSN}&quot;,&quot;language&quot;:&quot;en&quot;,&quot;author&quot;:[{&quot;family&quot;:&quot;Atsumi&quot;,&quot;given&quot;:&quot;Tatsuo&quot;},{&quot;family&quot;:&quot;McCartert&quot;,&quot;given&quot;:&quot;Linda&quot;},{&quot;family&quot;:&quot;Imae&quot;,&quot;given&quot;:&quot;Yasuo&quot;}],&quot;issued&quot;:{&quot;date-parts&quot;:[[1992,1,9]]},&quot;accessed&quot;:{&quot;date-parts&quot;:[[2012,5,2]]}}}],&quot;schema&quot;:&quot;https://github.com/citation-style-language/schema/raw/master/csl-citation.json&quot;} RND8f9GFqoCHI"/>(Atsumi et al., 1992)<text:reference-mark-end text:name="ZOTERO_ITEM CSL_CITATION {&quot;citationID&quot;:&quot;5fs4kkp4t&quot;,&quot;properties&quot;:{&quot;formattedCitation&quot;:&quot;(Atsumi et al., 1992)&quot;,&quot;plainCitation&quot;:&quot;(Atsumi et al., 1992)&quot;},&quot;citationItems&quot;:[{&quot;id&quot;:2461,&quot;uris&quot;:[&quot;http://zotero.org/users/316567/items/HWSVRERT&quot;],&quot;uri&quot;:[&quot;http://zotero.org/users/316567/items/HWSVRERT&quot;],&quot;itemData&quot;:{&quot;id&quot;:2461,&quot;type&quot;:&quot;article-journal&quot;,&quot;title&quot;:&quot;Polar and lateral flagellar motors of marine Vibrio are driven by different ion-motive forces&quot;,&quot;container-title&quot;:&quot;, Published online: 09 January 1992; | doi:10.1038/355182a0&quot;,&quot;page&quot;:&quot;182-184&quot;,&quot;volume&quot;:&quot;355&quot;,&quot;issue&quot;:&quot;6356&quot;,&quot;source&quot;:&quot;www.nature.com&quot;,&quot;DOI&quot;:&quot;10.1038/355182a0&quot;,&quot;ISSN&quot;:&quot;${footerJournalISSN}&quot;,&quot;language&quot;:&quot;en&quot;,&quot;author&quot;:[{&quot;family&quot;:&quot;Atsumi&quot;,&quot;given&quot;:&quot;Tatsuo&quot;},{&quot;family&quot;:&quot;McCartert&quot;,&quot;given&quot;:&quot;Linda&quot;},{&quot;family&quot;:&quot;Imae&quot;,&quot;given&quot;:&quot;Yasuo&quot;}],&quot;issued&quot;:{&quot;date-parts&quot;:[[1992,1,9]]},&quot;accessed&quot;:{&quot;date-parts&quot;:[[2012,5,2]]}}}],&quot;schema&quot;:&quot;https://github.com/citation-style-language/schema/raw/master/csl-citation.json&quot;} RND8f9GFqoCHI"/>)</text:p>
      <text:p text:style-name="Standard">Stators are DYNAMIC, and association is dependent upon ion flux.</text:p>
      <text:p text:style-name="Standard"/>
      <text:list xml:id="list1165476948" text:continue-numbering="true" text:style-name="WW8Num6">
        <text:list-item>
          <text:list>
            <text:list-item>
              <text:list>
                <text:list-item>
                  <text:p text:style-name="P47">65+ species have one flagellar system with two putative stator systems – desulfovibrio has four! <text:reference-mark-start text:name="ZOTERO_ITEM CSL_CITATION {&quot;citationID&quot;:&quot;146jtrgn7t&quot;,&quot;properties&quot;:{&quot;formattedCitation&quot;:&quot;(Thormann and Paulick, 2010)&quot;,&quot;plainCitation&quot;:&quot;(Thormann and Paulick, 2010)&quot;},&quot;citationItems&quot;:[{&quot;id&quot;:2406,&quot;uris&quot;:[&quot;http://zotero.org/users/316567/items/G78R5MGH&quot;],&quot;uri&quot;:[&quot;http://zotero.org/users/316567/items/G78R5MGH&quot;],&quot;itemData&quot;:{&quot;id&quot;:2406,&quot;type&quot;:&quot;article-journal&quot;,&quot;title&quot;:&quot;Tuning the Flagellar Motor&quot;,&quot;container-title&quot;:&quot;Microbiology&quot;,&quot;page&quot;:&quot;1275-1283&quot;,&quot;volume&quot;:&quot;156&quot;,&quot;issue&quot;:&quot;5&quot;,&quot;source&quot;:&quot;mic.sgmjournals.org&quot;,&quot;abstract&quot;:&quot;Many bacteria are motile by means of flagella, semi-rigid helical filaments rotated at the filament's base and energized by proton or sodium-ion gradients. Torque is created between the two major components of the flagellar motor: the rotating switch complex and the cell-wall-associated stators, which are arranged in a dynamic ring-like structure. Being motile provides a survival advantage to many bacteria, and thus the flagellar motor should work optimally under a wide range of environmental conditions. Recent studies have demonstrated that numerous species possess a single flagellar system but have two or more individual stator systems that contribute differentially to flagellar rotation. This review describes recent findings on rotor–stator interactions, on the role of different stators, and on how stator selection could be regulated. An emerging model suggests that bacterial flagellar motors are dynamic and can be tuned by stator swapping in response to different environmental conditions.&quot;,&quot;DOI&quot;:&quot;10.1099/mic.0.029595-0&quot;,&quot;ISSN&quot;:&quot;1350-0872, 1465-2080&quot;,&quot;journalAbbreviation&quot;:&quot;Microbiology&quot;,&quot;language&quot;:&quot;en&quot;,&quot;author&quot;:[{&quot;family&quot;:&quot;Thormann&quot;,&quot;given&quot;:&quot;Kai M&quot;},{&quot;family&quot;:&quot;Paulick&quot;,&quot;given&quot;:&quot;Anja&quot;}],&quot;issued&quot;:{&quot;date-parts&quot;:[[2010,5,1]]},&quot;accessed&quot;:{&quot;date-parts&quot;:[[2012,5,30]]}}}],&quot;schema&quot;:&quot;https://github.com/citation-style-language/schema/raw/master/csl-citation.json&quot;} RNDLVyv09C6K4"/>(Thormann and Paulick, 2010)<text:reference-mark-end text:name="ZOTERO_ITEM CSL_CITATION {&quot;citationID&quot;:&quot;146jtrgn7t&quot;,&quot;properties&quot;:{&quot;formattedCitation&quot;:&quot;(Thormann and Paulick, 2010)&quot;,&quot;plainCitation&quot;:&quot;(Thormann and Paulick, 2010)&quot;},&quot;citationItems&quot;:[{&quot;id&quot;:2406,&quot;uris&quot;:[&quot;http://zotero.org/users/316567/items/G78R5MGH&quot;],&quot;uri&quot;:[&quot;http://zotero.org/users/316567/items/G78R5MGH&quot;],&quot;itemData&quot;:{&quot;id&quot;:2406,&quot;type&quot;:&quot;article-journal&quot;,&quot;title&quot;:&quot;Tuning the Flagellar Motor&quot;,&quot;container-title&quot;:&quot;Microbiology&quot;,&quot;page&quot;:&quot;1275-1283&quot;,&quot;volume&quot;:&quot;156&quot;,&quot;issue&quot;:&quot;5&quot;,&quot;source&quot;:&quot;mic.sgmjournals.org&quot;,&quot;abstract&quot;:&quot;Many bacteria are motile by means of flagella, semi-rigid helical filaments rotated at the filament's base and energized by proton or sodium-ion gradients. Torque is created between the two major components of the flagellar motor: the rotating switch complex and the cell-wall-associated stators, which are arranged in a dynamic ring-like structure. Being motile provides a survival advantage to many bacteria, and thus the flagellar motor should work optimally under a wide range of environmental conditions. Recent studies have demonstrated that numerous species possess a single flagellar system but have two or more individual stator systems that contribute differentially to flagellar rotation. This review describes recent findings on rotor–stator interactions, on the role of different stators, and on how stator selection could be regulated. An emerging model suggests that bacterial flagellar motors are dynamic and can be tuned by stator swapping in response to different environmental conditions.&quot;,&quot;DOI&quot;:&quot;10.1099/mic.0.029595-0&quot;,&quot;ISSN&quot;:&quot;1350-0872, 1465-2080&quot;,&quot;journalAbbreviation&quot;:&quot;Microbiology&quot;,&quot;language&quot;:&quot;en&quot;,&quot;author&quot;:[{&quot;family&quot;:&quot;Thormann&quot;,&quot;given&quot;:&quot;Kai M&quot;},{&quot;family&quot;:&quot;Paulick&quot;,&quot;given&quot;:&quot;Anja&quot;}],&quot;issued&quot;:{&quot;date-parts&quot;:[[2010,5,1]]},&quot;accessed&quot;:{&quot;date-parts&quot;:[[2012,5,30]]}}}],&quot;schema&quot;:&quot;https://github.com/citation-style-language/schema/raw/master/csl-citation.json&quot;} RNDLVyv09C6K4"/></text:p>
                </text:list-item>
                <text:list-item>
                  <text:p text:style-name="P47">Proton-driven</text:p>
                </text:list-item>
                <text:list-item>
                  <text:p text:style-name="P47">complex. </text:p>
                </text:list-item>
                <text:list-item>
                  <text:p text:style-name="P47">MotPS </text:p>
                  <text:list>
                    <text:list-item>
                      <text:p text:style-name="P47">sodium-driven</text:p>
                      <text:list>
                        <text:list-item>
                          <text:p text:style-name="P74">Bacilli and alkalophiles – as different to PomB as MotB! <text:reference-mark-start text:name="ZOTERO_ITEM CSL_CITATION {&quot;citationID&quot;:&quot;1uuptiojil&quot;,&quot;properties&quot;:{&quot;formattedCitation&quot;:&quot;(Fujinami et al., 2009)&quot;,&quot;plainCitation&quot;:&quot;(Fujinami et al., 2009)&quot;},&quot;citationItems&quot;:[{&quot;id&quot;:1441,&quot;uris&quot;:[&quot;http://zotero.org/users/316567/items/3WSS6684&quot;],&quot;uri&quot;:[&quot;http://zotero.org/users/316567/items/3WSS6684&quot;],&quot;itemData&quot;:{&quot;id&quot;:1441,&quot;type&quot;:&quot;article-journal&quot;,&quot;title&quot;:&quot;Motility and chemotaxis in alkaliphilic               Bacillus               species&quot;,&quot;container-title&quot;:&quot;Future Microbiology&quot;,&quot;page&quot;:&quot;1137-1149&quot;,&quot;volume&quot;:&quot;4&quot;,&quot;issue&quot;:&quot;9&quot;,&quot;source&quot;:&quot;CrossRef&quot;,&quot;DOI&quot;:&quot;10.2217/fmb.09.76&quot;,&quot;ISSN&quot;:&quot;1746-0913, 1746-0921&quot;,&quot;author&quot;:[{&quot;family&quot;:&quot;Fujinami&quot;,&quot;given&quot;:&quot;Shun&quot;},{&quot;family&quot;:&quot;Terahara&quot;,&quot;given&quot;:&quot;Naoya&quot;},{&quot;family&quot;:&quot;Krulwich&quot;,&quot;given&quot;:&quot;Terry Ann&quot;},{&quot;family&quot;:&quot;Ito&quot;,&quot;given&quot;:&quot;Masahiro&quot;}],&quot;issued&quot;:{&quot;date-parts&quot;:[[2009,11]]},&quot;accessed&quot;:{&quot;date-parts&quot;:[[2012,5,30]]}}}],&quot;schema&quot;:&quot;https://github.com/citation-style-language/schema/raw/master/csl-citation.json&quot;} RNDYr9gjf8cIY"/>(Fujinami et al., 2009)<text:reference-mark-end text:name="ZOTERO_ITEM CSL_CITATION {&quot;citationID&quot;:&quot;1uuptiojil&quot;,&quot;properties&quot;:{&quot;formattedCitation&quot;:&quot;(Fujinami et al., 2009)&quot;,&quot;plainCitation&quot;:&quot;(Fujinami et al., 2009)&quot;},&quot;citationItems&quot;:[{&quot;id&quot;:1441,&quot;uris&quot;:[&quot;http://zotero.org/users/316567/items/3WSS6684&quot;],&quot;uri&quot;:[&quot;http://zotero.org/users/316567/items/3WSS6684&quot;],&quot;itemData&quot;:{&quot;id&quot;:1441,&quot;type&quot;:&quot;article-journal&quot;,&quot;title&quot;:&quot;Motility and chemotaxis in alkaliphilic               Bacillus               species&quot;,&quot;container-title&quot;:&quot;Future Microbiology&quot;,&quot;page&quot;:&quot;1137-1149&quot;,&quot;volume&quot;:&quot;4&quot;,&quot;issue&quot;:&quot;9&quot;,&quot;source&quot;:&quot;CrossRef&quot;,&quot;DOI&quot;:&quot;10.2217/fmb.09.76&quot;,&quot;ISSN&quot;:&quot;1746-0913, 1746-0921&quot;,&quot;author&quot;:[{&quot;family&quot;:&quot;Fujinami&quot;,&quot;given&quot;:&quot;Shun&quot;},{&quot;family&quot;:&quot;Terahara&quot;,&quot;given&quot;:&quot;Naoya&quot;},{&quot;family&quot;:&quot;Krulwich&quot;,&quot;given&quot;:&quot;Terry Ann&quot;},{&quot;family&quot;:&quot;Ito&quot;,&quot;given&quot;:&quot;Masahiro&quot;}],&quot;issued&quot;:{&quot;date-parts&quot;:[[2009,11]]},&quot;accessed&quot;:{&quot;date-parts&quot;:[[2012,5,30]]}}}],&quot;schema&quot;:&quot;https://github.com/citation-style-language/schema/raw/master/csl-citation.json&quot;} RNDYr9gjf8cIY"/></text:p>
                        </text:list-item>
                        <text:list-item>
                          <text:p text:style-name="P74">No MotXY</text:p>
                        </text:list-item>
                      </text:list>
                    </text:list-item>
                    <text:list-item>
                      <text:p text:style-name="P74">MotPS K+ and Rb+ driven</text:p>
                      <text:list>
                        <text:list-item>
                          <text:p text:style-name="P74">Striking!! <text:reference-mark-start text:name="ZOTERO_ITEM CSL_CITATION {&quot;citationID&quot;:&quot;9vnhofc0k&quot;,&quot;properties&quot;:{&quot;formattedCitation&quot;:&quot;(Terahara et al., 2012)&quot;,&quot;plainCitation&quot;:&quot;(Terahara et al., 2012)&quot;},&quot;citationItems&quot;:[{&quot;id&quot;:2344,&quot;uris&quot;:[&quot;http://zotero.org/users/316567/items/E8VDXX2M&quot;],&quot;uri&quot;:[&quot;http://zotero.org/users/316567/items/E8VDXX2M&quot;],&quot;itemData&quot;:{&quot;id&quot;:2344,&quot;type&quot;:&quot;article-journal&quot;,&quot;title&quot;:&quot;A Bacillus Flagellar Motor That Can Use Both Na+ and K+ as a Coupling Ion Is Converted by a Single Mutation to Use Only Na+&quot;,&quot;container-title&quot;:&quot;PLoS ONE&quot;,&quot;page&quot;:&quot;e46248&quot;,&quot;volume&quot;:&quot;7&quot;,&quot;issue&quot;:&quot;9&quot;,&quot;source&quot;:&quot;PLoS ONE&quot;,&quot;abstract&quot;:&quot;In bacteria, the sodium ion (Na+) cycle plays a critical role in negotiating the challenges of an extremely alkaline and sodium-rich environment. Alkaliphilic bacteria that grow optimally at high pH values use Na+ for solute uptake and flagellar rotation because the proton (H+) motive force is insufficient for use at extremely alkaline pH. Only three types of electrically driven rotary motors exist in nature: the F-type ATPase, the V-type ATPase, and the bacterial flagellar motor. Until now, only H+ and Na+ have been reported as coupling ions for these motors. Here, we report that the alkaliphilic bacterium Bacillus alcalophilus Vedder 1934 can grow not only under a Na+-rich and potassium ion (K+)-poor condition but also under the opposite condition in an extremely alkaline environment. In this organism, swimming performance depends on concentrations of Na+, K+ or Rb+. In the absence of Na+, swimming behavior is clearly K+- dependent. This pattern was confirmed in swimming assays of stator-less Bacillus subtilis and Escherichia coli mutants expressing MotPS from B. alcalophilus (BA-MotPS). Furthermore, a single mutation in BA-MotS was identified that converted the naturally bi-functional BA-MotPS to stators that cannot use K+ or Rb+. This is the first report that describes a flagellar motor that can use K+ and Rb+ as coupling ions. The finding will affect the understanding of the operating principles of flagellar motors and the molecular mechanisms of ion selectivity, the field of the evolution of environmental changes and stresses, and areas of nanotechnology.&quot;,&quot;DOI&quot;:&quot;10.1371/journal.pone.0046248&quot;,&quot;journalAbbreviation&quot;:&quot;PLoS ONE&quot;,&quot;author&quot;:[{&quot;family&quot;:&quot;Terahara&quot;,&quot;given&quot;:&quot;Naoya&quot;},{&quot;family&quot;:&quot;Sano&quot;,&quot;given&quot;:&quot;Motohiko&quot;},{&quot;family&quot;:&quot;Ito&quot;,&quot;given&quot;:&quot;Masahiro&quot;}],&quot;issued&quot;:{&quot;date-parts&quot;:[[&quot;2012&quot;,9,25]]},&quot;accessed&quot;:{&quot;date-parts&quot;:[[2012,10,15]]}}}],&quot;schema&quot;:&quot;https://github.com/citation-style-language/schema/raw/master/csl-citation.json&quot;} RNDvAeXosU383"/>(Terahara et al., 2012)<text:reference-mark-end text:name="ZOTERO_ITEM CSL_CITATION {&quot;citationID&quot;:&quot;9vnhofc0k&quot;,&quot;properties&quot;:{&quot;formattedCitation&quot;:&quot;(Terahara et al., 2012)&quot;,&quot;plainCitation&quot;:&quot;(Terahara et al., 2012)&quot;},&quot;citationItems&quot;:[{&quot;id&quot;:2344,&quot;uris&quot;:[&quot;http://zotero.org/users/316567/items/E8VDXX2M&quot;],&quot;uri&quot;:[&quot;http://zotero.org/users/316567/items/E8VDXX2M&quot;],&quot;itemData&quot;:{&quot;id&quot;:2344,&quot;type&quot;:&quot;article-journal&quot;,&quot;title&quot;:&quot;A Bacillus Flagellar Motor That Can Use Both Na+ and K+ as a Coupling Ion Is Converted by a Single Mutation to Use Only Na+&quot;,&quot;container-title&quot;:&quot;PLoS ONE&quot;,&quot;page&quot;:&quot;e46248&quot;,&quot;volume&quot;:&quot;7&quot;,&quot;issue&quot;:&quot;9&quot;,&quot;source&quot;:&quot;PLoS ONE&quot;,&quot;abstract&quot;:&quot;In bacteria, the sodium ion (Na+) cycle plays a critical role in negotiating the challenges of an extremely alkaline and sodium-rich environment. Alkaliphilic bacteria that grow optimally at high pH values use Na+ for solute uptake and flagellar rotation because the proton (H+) motive force is insufficient for use at extremely alkaline pH. Only three types of electrically driven rotary motors exist in nature: the F-type ATPase, the V-type ATPase, and the bacterial flagellar motor. Until now, only H+ and Na+ have been reported as coupling ions for these motors. Here, we report that the alkaliphilic bacterium Bacillus alcalophilus Vedder 1934 can grow not only under a Na+-rich and potassium ion (K+)-poor condition but also under the opposite condition in an extremely alkaline environment. In this organism, swimming performance depends on concentrations of Na+, K+ or Rb+. In the absence of Na+, swimming behavior is clearly K+- dependent. This pattern was confirmed in swimming assays of stator-less Bacillus subtilis and Escherichia coli mutants expressing MotPS from B. alcalophilus (BA-MotPS). Furthermore, a single mutation in BA-MotS was identified that converted the naturally bi-functional BA-MotPS to stators that cannot use K+ or Rb+. This is the first report that describes a flagellar motor that can use K+ and Rb+ as coupling ions. The finding will affect the understanding of the operating principles of flagellar motors and the molecular mechanisms of ion selectivity, the field of the evolution of environmental changes and stresses, and areas of nanotechnology.&quot;,&quot;DOI&quot;:&quot;10.1371/journal.pone.0046248&quot;,&quot;journalAbbreviation&quot;:&quot;PLoS ONE&quot;,&quot;author&quot;:[{&quot;family&quot;:&quot;Terahara&quot;,&quot;given&quot;:&quot;Naoya&quot;},{&quot;family&quot;:&quot;Sano&quot;,&quot;given&quot;:&quot;Motohiko&quot;},{&quot;family&quot;:&quot;Ito&quot;,&quot;given&quot;:&quot;Masahiro&quot;}],&quot;issued&quot;:{&quot;date-parts&quot;:[[&quot;2012&quot;,9,25]]},&quot;accessed&quot;:{&quot;date-parts&quot;:[[2012,10,15]]}}}],&quot;schema&quot;:&quot;https://github.com/citation-style-language/schema/raw/master/csl-citation.json&quot;} RNDvAeXosU383"/></text:p>
                        </text:list-item>
                      </text:list>
                    </text:list-item>
                  </text:list>
                </text:list-item>
                <text:list-item>
                  <text:p text:style-name="P47">PomAB Sodium-driven</text:p>
                  <text:list>
                    <text:list-item>
                      <text:list>
                        <text:list-item>
                          <text:p text:style-name="P47">Background: <text:a xlink:type="simple" xlink:href="http://www.ncbi.nlm.nih.gov/pubmed/23024347">http://www.ncbi.nlm.nih.gov/pubmed/23024347</text:a></text:p>
                        </text:list-item>
                      </text:list>
                    </text:list-item>
                    <text:list-item>
                      <text:p text:style-name="P47">Differences between Mot and Pom systems discussed at bottom of p.7 of 2011 “Sodium-driven motor[...]”</text:p>
                    </text:list-item>
                    <text:list-item>
                      <text:p text:style-name="P47">Sodium‐driven motor of the polar flagellum in marine bacteria Vibrio</text:p>
                    </text:list-item>
                    <text:list-item>
                      <text:p text:style-name="P47">Vibrios, alkalophilic bacilli (not subtilis)</text:p>
                    </text:list-item>
                    <text:list-item>
                      <text:p text:style-name="P61">Asp24<text:span text:style-name="T9"> </text:span>in PomB of <text:span text:style-name="T9">V. alginolyticus </text:span>is equivalent to Asp32 of MotB in <text:span text:style-name="T9">E. coli</text:span>, implying same mechanisms?</text:p>
                    </text:list-item>
                    <text:list-item>
                      <text:p text:style-name="P61">PomA can tolerate mutations that would disrupt MotA (p.6 of 2011 “Sodium-driven motor...”)</text:p>
                    </text:list-item>
                    <text:list-item>
                      <text:p text:style-name="P47"><text:span text:style-name="T33">VERY fast</text:span><text:reference-mark-start text:name="ZOTERO_ITEM CSL_CITATION {&quot;citationID&quot;:&quot;17renib3nh&quot;,&quot;properties&quot;:{&quot;formattedCitation&quot;:&quot;(Magariyama et al., 1994)&quot;,&quot;plainCitation&quot;:&quot;(Magariyama et al., 1994)&quot;},&quot;citationItems&quot;:[{&quot;id&quot;:2478,&quot;uris&quot;:[&quot;http://zotero.org/users/316567/items/IH2SS3UX&quot;],&quot;uri&quot;:[&quot;http://zotero.org/users/316567/items/IH2SS3UX&quot;],&quot;itemData&quot;:{&quot;id&quot;:2478,&quot;type&quot;:&quot;article-journal&quot;,&quot;title&quot;:&quot;Very fast flagellar rotation&quot;,&quot;container-title&quot;:&quot;, Published online: 27 October 1994; | doi:10.1038/371752b0&quot;,&quot;page&quot;:&quot;752-752&quot;,&quot;volume&quot;:&quot;371&quot;,&quot;issue&quot;:&quot;6500&quot;,&quot;source&quot;:&quot;www.nature.com&quot;,&quot;DOI&quot;:&quot;10.1038/371752b0&quot;,&quot;ISSN&quot;:&quot;${footerJournalISSN}&quot;,&quot;language&quot;:&quot;en&quot;,&quot;author&quot;:[{&quot;family&quot;:&quot;Magariyama&quot;,&quot;given&quot;:&quot;Y.&quot;},{&quot;family&quot;:&quot;Sugiyama&quot;,&quot;given&quot;:&quot;S.&quot;},{&quot;family&quot;:&quot;Muramoto&quot;,&quot;given&quot;:&quot;K.&quot;},{&quot;family&quot;:&quot;Maekawa&quot;,&quot;given&quot;:&quot;Y.&quot;},{&quot;family&quot;:&quot;Kawagishi&quot;,&quot;given&quot;:&quot;I.&quot;},{&quot;family&quot;:&quot;Imae&quot;,&quot;given&quot;:&quot;Y.&quot;},{&quot;family&quot;:&quot;Kudo&quot;,&quot;given&quot;:&quot;S.&quot;}],&quot;issued&quot;:{&quot;date-parts&quot;:[[1994,10,27]]},&quot;accessed&quot;:{&quot;date-parts&quot;:[[2012,9,10]]}}}],&quot;schema&quot;:&quot;https://github.com/citation-style-language/schema/raw/master/csl-citation.json&quot;} RND7T86yyENk6"/><text:span text:style-name="T33">(Magariyama et al., 1994)</text:span><text:reference-mark-end text:name="ZOTERO_ITEM CSL_CITATION {&quot;citationID&quot;:&quot;17renib3nh&quot;,&quot;properties&quot;:{&quot;formattedCitation&quot;:&quot;(Magariyama et al., 1994)&quot;,&quot;plainCitation&quot;:&quot;(Magariyama et al., 1994)&quot;},&quot;citationItems&quot;:[{&quot;id&quot;:2478,&quot;uris&quot;:[&quot;http://zotero.org/users/316567/items/IH2SS3UX&quot;],&quot;uri&quot;:[&quot;http://zotero.org/users/316567/items/IH2SS3UX&quot;],&quot;itemData&quot;:{&quot;id&quot;:2478,&quot;type&quot;:&quot;article-journal&quot;,&quot;title&quot;:&quot;Very fast flagellar rotation&quot;,&quot;container-title&quot;:&quot;, Published online: 27 October 1994; | doi:10.1038/371752b0&quot;,&quot;page&quot;:&quot;752-752&quot;,&quot;volume&quot;:&quot;371&quot;,&quot;issue&quot;:&quot;6500&quot;,&quot;source&quot;:&quot;www.nature.com&quot;,&quot;DOI&quot;:&quot;10.1038/371752b0&quot;,&quot;ISSN&quot;:&quot;${footerJournalISSN}&quot;,&quot;language&quot;:&quot;en&quot;,&quot;author&quot;:[{&quot;family&quot;:&quot;Magariyama&quot;,&quot;given&quot;:&quot;Y.&quot;},{&quot;family&quot;:&quot;Sugiyama&quot;,&quot;given&quot;:&quot;S.&quot;},{&quot;family&quot;:&quot;Muramoto&quot;,&quot;given&quot;:&quot;K.&quot;},{&quot;family&quot;:&quot;Maekawa&quot;,&quot;given&quot;:&quot;Y.&quot;},{&quot;family&quot;:&quot;Kawagishi&quot;,&quot;given&quot;:&quot;I.&quot;},{&quot;family&quot;:&quot;Imae&quot;,&quot;given&quot;:&quot;Y.&quot;},{&quot;family&quot;:&quot;Kudo&quot;,&quot;given&quot;:&quot;S.&quot;}],&quot;issued&quot;:{&quot;date-parts&quot;:[[1994,10,27]]},&quot;accessed&quot;:{&quot;date-parts&quot;:[[2012,9,10]]}}}],&quot;schema&quot;:&quot;https://github.com/citation-style-language/schema/raw/master/csl-citation.json&quot;} RND7T86yyENk6"/></text:p>
                    </text:list-item>
                    <text:list-item>
                      <text:p text:style-name="P48"><text:span text:style-name="T33">pomAB motXY can be replaced by motAB for weak rotation, suggesting pomABmotXY and motAB are two interchangeable units</text:span><text:reference-mark-start text:name="ZOTERO_ITEM CSL_CITATION {&quot;citationID&quot;:&quot;mce65ljpv&quot;,&quot;properties&quot;:{&quot;formattedCitation&quot;:&quot;{\\rtf (Gosink and H\\uc0\\u228{}se, 2000)}&quot;,&quot;plainCitation&quot;:&quot;(Gosink and Häse, 2000)&quot;},&quot;citationItems&quot;:[{&quot;id&quot;:1430,&quot;uris&quot;:[&quot;http://zotero.org/users/316567/items/3RHVXVB8&quot;],&quot;uri&quot;:[&quot;http://zotero.org/users/316567/items/3RHVXVB8&quot;],&quot;itemData&quot;:{&quot;id&quot;:1430,&quot;type&quot;:&quot;article-journal&quot;,&quot;title&quot;:&quot;Requirements for Conversion of the Na+-Driven Flagellar Motor of Vibrio cholerae to the H+-Driven Motor of Escherichia coli&quot;,&quot;container-title&quot;:&quot;Journal of Bacteriology&quot;,&quot;page&quot;:&quot;4234-4240&quot;,&quot;volume&quot;:&quot;182&quot;,&quot;issue&quot;:&quot;15&quot;,&quot;source&quot;:&quot;PubMed Central&quot;,&quot;abstract&quot;:&quot;Bacterial flagella are powered by a motor that converts a transmembrane electrochemical potential of either H+ or Na+ into mechanical work. In Escherichia coli, the MotA and MotB proteins form the stator and function in proton translocation, whereas the FliG protein is located on the rotor and is involved in flagellar assembly and torque generation. The sodium-driven polar flagella of Vibrio species contain homologs of MotA and MotB, called PomA and PomB, and also contain two other membrane proteins called MotX and MotY, which are essential for motor rotation and that might also function in ion conduction. Deletions in pomA, pomB, motX, or motY in Vibrio cholerae resulted in a nonmotile phenotype, whereas deletion of fliG gave a nonflagellate phenotype. fliG genes on plasmids complemented fliG-null strains of the parent species but not fliG-null strains of the other species. FliG-null strains were complemented by chimeric FliG proteins in which the C-terminal domain came from the other species, however, implying that the C-terminal part of FliG can function in conjunction with the ion-translocating components of either species. A V. cholerae strain deleted of pomA, pomB, motX, and motY became weakly motile when the E. coli motA and motB genes were introduced on a plasmid. Like E. coli, but unlike wild-type V. cholerae, motility of some V. cholerae strains containing the hybrid motor was inhibited by the protonophore carbonyl cyanide m-chlorophenylhydrazone under neutral as well as alkaline conditions but not by the sodium motor-specific inhibitor phenamil. We conclude that the E. coli proton motor components MotA and MotB can function in place of the motor proteins of V. cholerae and that the hybrid motors are driven by the proton motive force.&quot;,&quot;ISSN&quot;:&quot;0021-9193&quot;,&quot;note&quot;:&quot;PMID: 10894732\nPMCID: PMC101923&quot;,&quot;journalAbbreviation&quot;:&quot;J Bacteriol&quot;,&quot;author&quot;:[{&quot;family&quot;:&quot;Gosink&quot;,&quot;given&quot;:&quot;Khoosheh K.&quot;},{&quot;family&quot;:&quot;Häse&quot;,&quot;given&quot;:&quot;Claudia C.&quot;}],&quot;issued&quot;:{&quot;date-parts&quot;:[[2000,8]]}}}],&quot;schema&quot;:&quot;https://github.com/citation-style-language/schema/raw/master/csl-citation.json&quot;} RNDtXR8YtpNef"/><text:span text:style-name="T101">(Gosink and H</text:span><text:span text:style-name="T98">äse, 2000)</text:span><text:reference-mark-end text:name="ZOTERO_ITEM CSL_CITATION {&quot;citationID&quot;:&quot;mce65ljpv&quot;,&quot;properties&quot;:{&quot;formattedCitation&quot;:&quot;{\\rtf (Gosink and H\\uc0\\u228{}se, 2000)}&quot;,&quot;plainCitation&quot;:&quot;(Gosink and Häse, 2000)&quot;},&quot;citationItems&quot;:[{&quot;id&quot;:1430,&quot;uris&quot;:[&quot;http://zotero.org/users/316567/items/3RHVXVB8&quot;],&quot;uri&quot;:[&quot;http://zotero.org/users/316567/items/3RHVXVB8&quot;],&quot;itemData&quot;:{&quot;id&quot;:1430,&quot;type&quot;:&quot;article-journal&quot;,&quot;title&quot;:&quot;Requirements for Conversion of the Na+-Driven Flagellar Motor of Vibrio cholerae to the H+-Driven Motor of Escherichia coli&quot;,&quot;container-title&quot;:&quot;Journal of Bacteriology&quot;,&quot;page&quot;:&quot;4234-4240&quot;,&quot;volume&quot;:&quot;182&quot;,&quot;issue&quot;:&quot;15&quot;,&quot;source&quot;:&quot;PubMed Central&quot;,&quot;abstract&quot;:&quot;Bacterial flagella are powered by a motor that converts a transmembrane electrochemical potential of either H+ or Na+ into mechanical work. In Escherichia coli, the MotA and MotB proteins form the stator and function in proton translocation, whereas the FliG protein is located on the rotor and is involved in flagellar assembly and torque generation. The sodium-driven polar flagella of Vibrio species contain homologs of MotA and MotB, called PomA and PomB, and also contain two other membrane proteins called MotX and MotY, which are essential for motor rotation and that might also function in ion conduction. Deletions in pomA, pomB, motX, or motY in Vibrio cholerae resulted in a nonmotile phenotype, whereas deletion of fliG gave a nonflagellate phenotype. fliG genes on plasmids complemented fliG-null strains of the parent species but not fliG-null strains of the other species. FliG-null strains were complemented by chimeric FliG proteins in which the C-terminal domain came from the other species, however, implying that the C-terminal part of FliG can function in conjunction with the ion-translocating components of either species. A V. cholerae strain deleted of pomA, pomB, motX, and motY became weakly motile when the E. coli motA and motB genes were introduced on a plasmid. Like E. coli, but unlike wild-type V. cholerae, motility of some V. cholerae strains containing the hybrid motor was inhibited by the protonophore carbonyl cyanide m-chlorophenylhydrazone under neutral as well as alkaline conditions but not by the sodium motor-specific inhibitor phenamil. We conclude that the E. coli proton motor components MotA and MotB can function in place of the motor proteins of V. cholerae and that the hybrid motors are driven by the proton motive force.&quot;,&quot;ISSN&quot;:&quot;0021-9193&quot;,&quot;note&quot;:&quot;PMID: 10894732\nPMCID: PMC101923&quot;,&quot;journalAbbreviation&quot;:&quot;J Bacteriol&quot;,&quot;author&quot;:[{&quot;family&quot;:&quot;Gosink&quot;,&quot;given&quot;:&quot;Khoosheh K.&quot;},{&quot;family&quot;:&quot;Häse&quot;,&quot;given&quot;:&quot;Claudia C.&quot;}],&quot;issued&quot;:{&quot;date-parts&quot;:[[2000,8]]}}}],&quot;schema&quot;:&quot;https://github.com/citation-style-language/schema/raw/master/csl-citation.json&quot;} RNDtXR8YtpNef"/></text:p>
                    </text:list-item>
                    <text:list-item>
                      <text:p text:style-name="P92"><text:span text:style-name="T9">Shewanella oneidensis</text:span>:</text:p>
                      <text:list>
                        <text:list-item>
                          <text:p text:style-name="P74"><text:span text:style-name="T112">Switches stators: Review from Kai Thormann on stator switching in multiple bacteria </text:span><text:reference-mark-start text:name="ZOTERO_ITEM CSL_CITATION {&quot;citationID&quot;:&quot;6c9ghaieo&quot;,&quot;properties&quot;:{&quot;formattedCitation&quot;:&quot;(Thormann and Paulick, 2010)&quot;,&quot;plainCitation&quot;:&quot;(Thormann and Paulick, 2010)&quot;},&quot;citationItems&quot;:[{&quot;id&quot;:2406,&quot;uris&quot;:[&quot;http://zotero.org/users/316567/items/G78R5MGH&quot;],&quot;uri&quot;:[&quot;http://zotero.org/users/316567/items/G78R5MGH&quot;],&quot;itemData&quot;:{&quot;id&quot;:2406,&quot;type&quot;:&quot;article-journal&quot;,&quot;title&quot;:&quot;Tuning the Flagellar Motor&quot;,&quot;container-title&quot;:&quot;Microbiology&quot;,&quot;page&quot;:&quot;1275-1283&quot;,&quot;volume&quot;:&quot;156&quot;,&quot;issue&quot;:&quot;5&quot;,&quot;source&quot;:&quot;mic.sgmjournals.org&quot;,&quot;abstract&quot;:&quot;Many bacteria are motile by means of flagella, semi-rigid helical filaments rotated at the filament's base and energized by proton or sodium-ion gradients. Torque is created between the two major components of the flagellar motor: the rotating switch complex and the cell-wall-associated stators, which are arranged in a dynamic ring-like structure. Being motile provides a survival advantage to many bacteria, and thus the flagellar motor should work optimally under a wide range of environmental conditions. Recent studies have demonstrated that numerous species possess a single flagellar system but have two or more individual stator systems that contribute differentially to flagellar rotation. This review describes recent findings on rotor–stator interactions, on the role of different stators, and on how stator selection could be regulated. An emerging model suggests that bacterial flagellar motors are dynamic and can be tuned by stator swapping in response to different environmental conditions.&quot;,&quot;DOI&quot;:&quot;10.1099/mic.0.029595-0&quot;,&quot;ISSN&quot;:&quot;1350-0872, 1465-2080&quot;,&quot;journalAbbreviation&quot;:&quot;Microbiology&quot;,&quot;language&quot;:&quot;en&quot;,&quot;author&quot;:[{&quot;family&quot;:&quot;Thormann&quot;,&quot;given&quot;:&quot;Kai M&quot;},{&quot;family&quot;:&quot;Paulick&quot;,&quot;given&quot;:&quot;Anja&quot;}],&quot;issued&quot;:{&quot;date-parts&quot;:[[2010,5,1]]},&quot;accessed&quot;:{&quot;date-parts&quot;:[[2012,5,30]]}}}],&quot;schema&quot;:&quot;https://github.com/citation-style-language/schema/raw/master/csl-citation.json&quot;} RNDgvuGkQXk3e"/><text:span text:style-name="T112">(Thormann and Paulick, 2010)</text:span><text:reference-mark-end text:name="ZOTERO_ITEM CSL_CITATION {&quot;citationID&quot;:&quot;6c9ghaieo&quot;,&quot;properties&quot;:{&quot;formattedCitation&quot;:&quot;(Thormann and Paulick, 2010)&quot;,&quot;plainCitation&quot;:&quot;(Thormann and Paulick, 2010)&quot;},&quot;citationItems&quot;:[{&quot;id&quot;:2406,&quot;uris&quot;:[&quot;http://zotero.org/users/316567/items/G78R5MGH&quot;],&quot;uri&quot;:[&quot;http://zotero.org/users/316567/items/G78R5MGH&quot;],&quot;itemData&quot;:{&quot;id&quot;:2406,&quot;type&quot;:&quot;article-journal&quot;,&quot;title&quot;:&quot;Tuning the Flagellar Motor&quot;,&quot;container-title&quot;:&quot;Microbiology&quot;,&quot;page&quot;:&quot;1275-1283&quot;,&quot;volume&quot;:&quot;156&quot;,&quot;issue&quot;:&quot;5&quot;,&quot;source&quot;:&quot;mic.sgmjournals.org&quot;,&quot;abstract&quot;:&quot;Many bacteria are motile by means of flagella, semi-rigid helical filaments rotated at the filament's base and energized by proton or sodium-ion gradients. Torque is created between the two major components of the flagellar motor: the rotating switch complex and the cell-wall-associated stators, which are arranged in a dynamic ring-like structure. Being motile provides a survival advantage to many bacteria, and thus the flagellar motor should work optimally under a wide range of environmental conditions. Recent studies have demonstrated that numerous species possess a single flagellar system but have two or more individual stator systems that contribute differentially to flagellar rotation. This review describes recent findings on rotor–stator interactions, on the role of different stators, and on how stator selection could be regulated. An emerging model suggests that bacterial flagellar motors are dynamic and can be tuned by stator swapping in response to different environmental conditions.&quot;,&quot;DOI&quot;:&quot;10.1099/mic.0.029595-0&quot;,&quot;ISSN&quot;:&quot;1350-0872, 1465-2080&quot;,&quot;journalAbbreviation&quot;:&quot;Microbiology&quot;,&quot;language&quot;:&quot;en&quot;,&quot;author&quot;:[{&quot;family&quot;:&quot;Thormann&quot;,&quot;given&quot;:&quot;Kai M&quot;},{&quot;family&quot;:&quot;Paulick&quot;,&quot;given&quot;:&quot;Anja&quot;}],&quot;issued&quot;:{&quot;date-parts&quot;:[[2010,5,1]]},&quot;accessed&quot;:{&quot;date-parts&quot;:[[2012,5,30]]}}}],&quot;schema&quot;:&quot;https://github.com/citation-style-language/schema/raw/master/csl-citation.json&quot;} RNDgvuGkQXk3e"/></text:p>
                        </text:list-item>
                        <text:list-item>
                          <text:p text:style-name="P82">One is sodium driven, using MotXY, etc; the other is proton-driven. “Specificity of motor components in the dual flagellar system of Shewanella putrefaciens CN-32”.</text:p>
                        </text:list-item>
                        <text:list-item>
                          <text:p text:style-name="P74"><text:span text:style-name="T112">BOTH stator systems require MotXY </text:span><text:reference-mark-start text:name="ZOTERO_ITEM CSL_CITATION {&quot;citationID&quot;:&quot;ihiq13fms&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PlFdN4dnTP"/><text:span text:style-name="T112">(Koerdt et al., 2009)</text:span><text:reference-mark-end text:name="ZOTERO_ITEM CSL_CITATION {&quot;citationID&quot;:&quot;ihiq13fms&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PlFdN4dnTP"/></text:p>
                        </text:list-item>
                      </text:list>
                    </text:list-item>
                    <text:list-item>
                      <text:p text:style-name="P74"><text:span text:style-name="T112">B. subtilis MotPS: higher viscosity, higher sodium concentrations </text:span><text:reference-mark-start text:name="ZOTERO_ITEM CSL_CITATION {&quot;citationID&quot;:&quot;25uuk8baag&quot;,&quot;properties&quot;:{&quot;formattedCitation&quot;:&quot;(Ito et al., 2004)&quot;,&quot;plainCitation&quot;:&quot;(Ito et al., 2004)&quot;},&quot;citationItems&quot;:[{&quot;id&quot;:1923,&quot;uris&quot;:[&quot;http://zotero.org/users/316567/items/5R74QRSA&quot;],&quot;uri&quot;:[&quot;http://zotero.org/users/316567/items/5R74QRSA&quot;],&quot;itemData&quot;:{&quot;id&quot;:1923,&quot;type&quot;:&quot;article-journal&quot;,&quot;title&quot;:&quot;MotPS is the stator‐force generator for motility of alkaliphilic Bacillus, and its homologue is a second functional Mot in Bacillus subtilis&quot;,&quot;container-title&quot;:&quot;Molecular Microbiology&quot;,&quot;page&quot;:&quot;1035-1049&quot;,&quot;volume&quot;:&quot;53&quot;,&quot;issue&quot;:&quot;4&quot;,&quot;source&quot;:&quot;onlinelibrary.wiley.com&quot;,&quot;abstract&quot;:&quot;The stator-force generator that drives Na+-dependent motility in alkaliphilic Bacillus pseudofirmus OF4 is identified here as MotPS, MotAB-like proteins with genes that are downstream of the ccpA gene, which encodes a major regulator of carbon metabolism. B. pseudofirmus OF4 was only motile at pH values above 8. Disruption of motPS resulted in a non-motile phenotype, and motility was restored by transformation with a multicopy plasmid containing the motPS genes. Purified and reconstituted MotPS from B. pseudofirmus OF4 catalysed amiloride analogue-sensitive Na+ translocation. In contrast to B. pseudofirmus, Bacillus subtilis contains both MotAB and MotPS systems. The role of the motPS genes from B. subtilis in several motility-based behaviours was tested in isogenic strains with intact motAB and motPS loci, only one of the two mot systems or neither mot system. B. subtilis MotPS (BsMotPS) supported Na+-stimulated motility, chemotaxis on soft agar surfaces and biofilm formation, especially after selection of an up-motile variant. BsMotPS also supported motility in agar soft plugs immersed in liquid; motility was completely inhibited by an amiloride analogue. BsMotPS did not support surfactin-dependent swarming on higher concentration agar surfaces. These results indicate that BsMotPS contributes to biofilm formation and motility on soft agar, but not to swarming, in laboratory strains of B. subtilis in which MotAB is the dominant stator-force generator. BsMotPS could potentially be dominant for motility in B. subtilis variants that arise in particular niches.&quot;,&quot;DOI&quot;:&quot;10.1111/j.1365-2958.2004.04173.x&quot;,&quot;ISSN&quot;:&quot;1365-2958&quot;,&quot;language&quot;:&quot;en&quot;,&quot;author&quot;:[{&quot;family&quot;:&quot;Ito&quot;,&quot;given&quot;:&quot;Masahiro&quot;},{&quot;family&quot;:&quot;Hicks&quot;,&quot;given&quot;:&quot;David B&quot;},{&quot;family&quot;:&quot;Henkin&quot;,&quot;given&quot;:&quot;Tina M&quot;},{&quot;family&quot;:&quot;Guffanti&quot;,&quot;given&quot;:&quot;Arthur A&quot;},{&quot;family&quot;:&quot;Powers&quot;,&quot;given&quot;:&quot;Benjamin D&quot;},{&quot;family&quot;:&quot;Zvi&quot;,&quot;given&quot;:&quot;Lior&quot;},{&quot;family&quot;:&quot;Uematsu&quot;,&quot;given&quot;:&quot;Katsuyuki&quot;},{&quot;family&quot;:&quot;Krulwich&quot;,&quot;given&quot;:&quot;Terry A&quot;}],&quot;issued&quot;:{&quot;date-parts&quot;:[[2004,6,22]]},&quot;accessed&quot;:{&quot;date-parts&quot;:[[2012,5,30]]}}}],&quot;schema&quot;:&quot;https://github.com/citation-style-language/schema/raw/master/csl-citation.json&quot;} RNDrienxIbgLc"/><text:span text:style-name="T112">(Ito et al., 2004)</text:span><text:reference-mark-end text:name="ZOTERO_ITEM CSL_CITATION {&quot;citationID&quot;:&quot;25uuk8baag&quot;,&quot;properties&quot;:{&quot;formattedCitation&quot;:&quot;(Ito et al., 2004)&quot;,&quot;plainCitation&quot;:&quot;(Ito et al., 2004)&quot;},&quot;citationItems&quot;:[{&quot;id&quot;:1923,&quot;uris&quot;:[&quot;http://zotero.org/users/316567/items/5R74QRSA&quot;],&quot;uri&quot;:[&quot;http://zotero.org/users/316567/items/5R74QRSA&quot;],&quot;itemData&quot;:{&quot;id&quot;:1923,&quot;type&quot;:&quot;article-journal&quot;,&quot;title&quot;:&quot;MotPS is the stator‐force generator for motility of alkaliphilic Bacillus, and its homologue is a second functional Mot in Bacillus subtilis&quot;,&quot;container-title&quot;:&quot;Molecular Microbiology&quot;,&quot;page&quot;:&quot;1035-1049&quot;,&quot;volume&quot;:&quot;53&quot;,&quot;issue&quot;:&quot;4&quot;,&quot;source&quot;:&quot;onlinelibrary.wiley.com&quot;,&quot;abstract&quot;:&quot;The stator-force generator that drives Na+-dependent motility in alkaliphilic Bacillus pseudofirmus OF4 is identified here as MotPS, MotAB-like proteins with genes that are downstream of the ccpA gene, which encodes a major regulator of carbon metabolism. B. pseudofirmus OF4 was only motile at pH values above 8. Disruption of motPS resulted in a non-motile phenotype, and motility was restored by transformation with a multicopy plasmid containing the motPS genes. Purified and reconstituted MotPS from B. pseudofirmus OF4 catalysed amiloride analogue-sensitive Na+ translocation. In contrast to B. pseudofirmus, Bacillus subtilis contains both MotAB and MotPS systems. The role of the motPS genes from B. subtilis in several motility-based behaviours was tested in isogenic strains with intact motAB and motPS loci, only one of the two mot systems or neither mot system. B. subtilis MotPS (BsMotPS) supported Na+-stimulated motility, chemotaxis on soft agar surfaces and biofilm formation, especially after selection of an up-motile variant. BsMotPS also supported motility in agar soft plugs immersed in liquid; motility was completely inhibited by an amiloride analogue. BsMotPS did not support surfactin-dependent swarming on higher concentration agar surfaces. These results indicate that BsMotPS contributes to biofilm formation and motility on soft agar, but not to swarming, in laboratory strains of B. subtilis in which MotAB is the dominant stator-force generator. BsMotPS could potentially be dominant for motility in B. subtilis variants that arise in particular niches.&quot;,&quot;DOI&quot;:&quot;10.1111/j.1365-2958.2004.04173.x&quot;,&quot;ISSN&quot;:&quot;1365-2958&quot;,&quot;language&quot;:&quot;en&quot;,&quot;author&quot;:[{&quot;family&quot;:&quot;Ito&quot;,&quot;given&quot;:&quot;Masahiro&quot;},{&quot;family&quot;:&quot;Hicks&quot;,&quot;given&quot;:&quot;David B&quot;},{&quot;family&quot;:&quot;Henkin&quot;,&quot;given&quot;:&quot;Tina M&quot;},{&quot;family&quot;:&quot;Guffanti&quot;,&quot;given&quot;:&quot;Arthur A&quot;},{&quot;family&quot;:&quot;Powers&quot;,&quot;given&quot;:&quot;Benjamin D&quot;},{&quot;family&quot;:&quot;Zvi&quot;,&quot;given&quot;:&quot;Lior&quot;},{&quot;family&quot;:&quot;Uematsu&quot;,&quot;given&quot;:&quot;Katsuyuki&quot;},{&quot;family&quot;:&quot;Krulwich&quot;,&quot;given&quot;:&quot;Terry A&quot;}],&quot;issued&quot;:{&quot;date-parts&quot;:[[2004,6,22]]},&quot;accessed&quot;:{&quot;date-parts&quot;:[[2012,5,30]]}}}],&quot;schema&quot;:&quot;https://github.com/citation-style-language/schema/raw/master/csl-citation.json&quot;} RNDrienxIbgLc"/></text:p>
                    </text:list-item>
                    <text:list-item>
                      <text:p text:style-name="P82">Aeromonas hydrophila</text:p>
                      <text:list>
                        <text:list-item>
                          <text:p text:style-name="P74"><text:span text:style-name="T112">Two redundant sodium-driven stator sets in polar flagellum, both require MotXY </text:span><text:reference-mark-start text:name="ZOTERO_ITEM CSL_CITATION {&quot;citationID&quot;:&quot;d5u3hgv8a&quot;,&quot;properties&quot;:{&quot;formattedCitation&quot;:&quot;(Molero et al., 2011)&quot;,&quot;plainCitation&quot;:&quot;(Molero et al., 2011)&quot;},&quot;citationItems&quot;:[{&quot;id&quot;:2176,&quot;uris&quot;:[&quot;http://zotero.org/users/316567/items/9JAXQMA5&quot;],&quot;uri&quot;:[&quot;http://zotero.org/users/316567/items/9JAXQMA5&quot;],&quot;itemData&quot;:{&quot;id&quot;:2176,&quot;type&quot;:&quot;article-journal&quot;,&quot;title&quot;:&quot;Aeromonas Hydrophila motY Is Essential for Polar Flagellum Function, and Requires Coordinate Expression of motX and Pom Proteins&quot;,&quot;container-title&quot;:&quot;Microbiology&quot;,&quot;page&quot;:&quot;2772-2784&quot;,&quot;volume&quot;:&quot;157&quot;,&quot;issue&quot;:&quot;10&quot;,&quot;source&quot;:&quot;mic.sgmjournals.org&quot;,&quot;abstract&quot;:&quot;By the analysis of the Aeromonas hydrophila ATCC7966T genome we identified A. hydrophila AH-3 MotY. A. hydrophila MotY, like MotX, is essential for the polar flagellum function energized by an electrochemical potential of Na+ as coupling ion, but is not involved in lateral flagella function energized by the proton motive force. Thus, the A. hydrophila polar flagellum stator is a complex integrated by two essential proteins, MotX and MotY, which interact with one of two redundant pairs of proteins, PomAB and PomA2B2. In an A. hydrophila motX mutant, polar flagellum motility is restored by motX complementation, but the ability of the A. hydrophila motY mutant to swim is not restored by introduction of the wild-type motY alone. However, its polar flagellum motility is restored when motX and -Y are expressed together from the same plasmid promoter. Finally, even though both the redundant A. hydrophila polar flagellum stators, PomAB and PomA2B2, are energized by the Na+ ion, they cannot be exchanged. Furthermore, Vibrio parahaemolyticus PomAB and Pseudomonas aeruginosa MotAB or MotCD are unable to restore swimming motility in A. hydrophila polar flagellum stator mutants.&quot;,&quot;DOI&quot;:&quot;10.1099/mic.0.049544-0&quot;,&quot;ISSN&quot;:&quot;1350-0872, 1465-2080&quot;,&quot;journalAbbreviation&quot;:&quot;Microbiology&quot;,&quot;language&quot;:&quot;en&quot;,&quot;author&quot;:[{&quot;family&quot;:&quot;Molero&quot;,&quot;given&quot;:&quot;Raquel&quot;},{&quot;family&quot;:&quot;Wilhelms&quot;,&quot;given&quot;:&quot;Markus&quot;},{&quot;family&quot;:&quot;Infanzón&quot;,&quot;given&quot;:&quot;Belén&quot;},{&quot;family&quot;:&quot;Tomás&quot;,&quot;given&quot;:&quot;Juan M&quot;},{&quot;family&quot;:&quot;Merino&quot;,&quot;given&quot;:&quot;Susana&quot;}],&quot;issued&quot;:{&quot;date-parts&quot;:[[2011,10,1]]},&quot;accessed&quot;:{&quot;date-parts&quot;:[[2012,6,7]]}}}],&quot;schema&quot;:&quot;https://github.com/citation-style-language/schema/raw/master/csl-citation.json&quot;} RNDMUC5g8OH4X"/><text:span text:style-name="T112">(Molero et al., 2011)</text:span><text:reference-mark-end text:name="ZOTERO_ITEM CSL_CITATION {&quot;citationID&quot;:&quot;d5u3hgv8a&quot;,&quot;properties&quot;:{&quot;formattedCitation&quot;:&quot;(Molero et al., 2011)&quot;,&quot;plainCitation&quot;:&quot;(Molero et al., 2011)&quot;},&quot;citationItems&quot;:[{&quot;id&quot;:2176,&quot;uris&quot;:[&quot;http://zotero.org/users/316567/items/9JAXQMA5&quot;],&quot;uri&quot;:[&quot;http://zotero.org/users/316567/items/9JAXQMA5&quot;],&quot;itemData&quot;:{&quot;id&quot;:2176,&quot;type&quot;:&quot;article-journal&quot;,&quot;title&quot;:&quot;Aeromonas Hydrophila motY Is Essential for Polar Flagellum Function, and Requires Coordinate Expression of motX and Pom Proteins&quot;,&quot;container-title&quot;:&quot;Microbiology&quot;,&quot;page&quot;:&quot;2772-2784&quot;,&quot;volume&quot;:&quot;157&quot;,&quot;issue&quot;:&quot;10&quot;,&quot;source&quot;:&quot;mic.sgmjournals.org&quot;,&quot;abstract&quot;:&quot;By the analysis of the Aeromonas hydrophila ATCC7966T genome we identified A. hydrophila AH-3 MotY. A. hydrophila MotY, like MotX, is essential for the polar flagellum function energized by an electrochemical potential of Na+ as coupling ion, but is not involved in lateral flagella function energized by the proton motive force. Thus, the A. hydrophila polar flagellum stator is a complex integrated by two essential proteins, MotX and MotY, which interact with one of two redundant pairs of proteins, PomAB and PomA2B2. In an A. hydrophila motX mutant, polar flagellum motility is restored by motX complementation, but the ability of the A. hydrophila motY mutant to swim is not restored by introduction of the wild-type motY alone. However, its polar flagellum motility is restored when motX and -Y are expressed together from the same plasmid promoter. Finally, even though both the redundant A. hydrophila polar flagellum stators, PomAB and PomA2B2, are energized by the Na+ ion, they cannot be exchanged. Furthermore, Vibrio parahaemolyticus PomAB and Pseudomonas aeruginosa MotAB or MotCD are unable to restore swimming motility in A. hydrophila polar flagellum stator mutants.&quot;,&quot;DOI&quot;:&quot;10.1099/mic.0.049544-0&quot;,&quot;ISSN&quot;:&quot;1350-0872, 1465-2080&quot;,&quot;journalAbbreviation&quot;:&quot;Microbiology&quot;,&quot;language&quot;:&quot;en&quot;,&quot;author&quot;:[{&quot;family&quot;:&quot;Molero&quot;,&quot;given&quot;:&quot;Raquel&quot;},{&quot;family&quot;:&quot;Wilhelms&quot;,&quot;given&quot;:&quot;Markus&quot;},{&quot;family&quot;:&quot;Infanzón&quot;,&quot;given&quot;:&quot;Belén&quot;},{&quot;family&quot;:&quot;Tomás&quot;,&quot;given&quot;:&quot;Juan M&quot;},{&quot;family&quot;:&quot;Merino&quot;,&quot;given&quot;:&quot;Susana&quot;}],&quot;issued&quot;:{&quot;date-parts&quot;:[[2011,10,1]]},&quot;accessed&quot;:{&quot;date-parts&quot;:[[2012,6,7]]}}}],&quot;schema&quot;:&quot;https://github.com/citation-style-language/schema/raw/master/csl-citation.json&quot;} RNDMUC5g8OH4X"/>.</text:p>
                        </text:list-item>
                      </text:list>
                    </text:list-item>
                  </text:list>
                </text:list-item>
                <text:list-item>
                  <text:p text:style-name="P47">Functional difference between the two systems <text:reference-mark-start text:name="ZOTERO_ITEM CSL_CITATION {&quot;citationID&quot;:&quot;qsfgpdm9r&quot;,&quot;properties&quot;:{&quot;formattedCitation&quot;:&quot;(Atsumi et al., 1996)&quot;,&quot;plainCitation&quot;:&quot;(Atsumi et al., 1996)&quot;},&quot;citationItems&quot;:[{&quot;id&quot;:2265,&quot;uris&quot;:[&quot;http://zotero.org/users/316567/items/BVA3FX5F&quot;],&quot;uri&quot;:[&quot;http://zotero.org/users/316567/items/BVA3FX5F&quot;],&quot;itemData&quot;:{&quot;id&quot;:2265,&quot;type&quot;:&quot;article-journal&quot;,&quot;title&quot;:&quot;Effect of Viscosity on Swimming by the Lateral and Polar Flagella of Vibrio Alginolyticus.&quot;,&quot;container-title&quot;:&quot;Journal of Bacteriology&quot;,&quot;page&quot;:&quot;5024-5026&quot;,&quot;volume&quot;:&quot;178&quot;,&quot;issue&quot;:&quot;16&quot;,&quot;source&quot;:&quot;jb.asm.org&quot;,&quot;ISSN&quot;:&quot;0021-9193, 1098-5530&quot;,&quot;journalAbbreviation&quot;:&quot;J. Bacteriol.&quot;,&quot;language&quot;:&quot;en&quot;,&quot;author&quot;:[{&quot;family&quot;:&quot;Atsumi&quot;,&quot;given&quot;:&quot;T.&quot;},{&quot;family&quot;:&quot;Maekawa&quot;,&quot;given&quot;:&quot;Y.&quot;},{&quot;family&quot;:&quot;Yamada&quot;,&quot;given&quot;:&quot;T.&quot;},{&quot;family&quot;:&quot;Kawagishi&quot;,&quot;given&quot;:&quot;I.&quot;},{&quot;family&quot;:&quot;Imae&quot;,&quot;given&quot;:&quot;Y.&quot;},{&quot;family&quot;:&quot;Homma&quot;,&quot;given&quot;:&quot;M.&quot;}],&quot;issued&quot;:{&quot;date-parts&quot;:[[1996,8,1]]},&quot;accessed&quot;:{&quot;date-parts&quot;:[[2012,6,7]]}}}],&quot;schema&quot;:&quot;https://github.com/citation-style-language/schema/raw/master/csl-citation.json&quot;} RNDCLv3GCVGc8"/>(Atsumi et al., 1996)<text:reference-mark-end text:name="ZOTERO_ITEM CSL_CITATION {&quot;citationID&quot;:&quot;qsfgpdm9r&quot;,&quot;properties&quot;:{&quot;formattedCitation&quot;:&quot;(Atsumi et al., 1996)&quot;,&quot;plainCitation&quot;:&quot;(Atsumi et al., 1996)&quot;},&quot;citationItems&quot;:[{&quot;id&quot;:2265,&quot;uris&quot;:[&quot;http://zotero.org/users/316567/items/BVA3FX5F&quot;],&quot;uri&quot;:[&quot;http://zotero.org/users/316567/items/BVA3FX5F&quot;],&quot;itemData&quot;:{&quot;id&quot;:2265,&quot;type&quot;:&quot;article-journal&quot;,&quot;title&quot;:&quot;Effect of Viscosity on Swimming by the Lateral and Polar Flagella of Vibrio Alginolyticus.&quot;,&quot;container-title&quot;:&quot;Journal of Bacteriology&quot;,&quot;page&quot;:&quot;5024-5026&quot;,&quot;volume&quot;:&quot;178&quot;,&quot;issue&quot;:&quot;16&quot;,&quot;source&quot;:&quot;jb.asm.org&quot;,&quot;ISSN&quot;:&quot;0021-9193, 1098-5530&quot;,&quot;journalAbbreviation&quot;:&quot;J. Bacteriol.&quot;,&quot;language&quot;:&quot;en&quot;,&quot;author&quot;:[{&quot;family&quot;:&quot;Atsumi&quot;,&quot;given&quot;:&quot;T.&quot;},{&quot;family&quot;:&quot;Maekawa&quot;,&quot;given&quot;:&quot;Y.&quot;},{&quot;family&quot;:&quot;Yamada&quot;,&quot;given&quot;:&quot;T.&quot;},{&quot;family&quot;:&quot;Kawagishi&quot;,&quot;given&quot;:&quot;I.&quot;},{&quot;family&quot;:&quot;Imae&quot;,&quot;given&quot;:&quot;Y.&quot;},{&quot;family&quot;:&quot;Homma&quot;,&quot;given&quot;:&quot;M.&quot;}],&quot;issued&quot;:{&quot;date-parts&quot;:[[1996,8,1]]},&quot;accessed&quot;:{&quot;date-parts&quot;:[[2012,6,7]]}}}],&quot;schema&quot;:&quot;https://github.com/citation-style-language/schema/raw/master/csl-citation.json&quot;} RNDCLv3GCVGc8"/>.</text:p>
                </text:list-item>
                <text:list-item>
                  <text:p text:style-name="P74">Bdellovibrio has three pairs of H+-driven MotAB stator complexes <text:reference-mark-start text:name="ZOTERO_ITEM CSL_CITATION {&quot;citationID&quot;:&quot;l55lqod5d&quot;,&quot;properties&quot;:{&quot;formattedCitation&quot;:&quot;(Morehouse et al., 2011)&quot;,&quot;plainCitation&quot;:&quot;(Morehouse et al., 2011)&quot;},&quot;citationItems&quot;:[{&quot;id&quot;:962,&quot;uris&quot;:[&quot;http://zotero.org/users/316567/items/DT5653H9&quot;],&quot;uri&quot;:[&quot;http://zotero.org/users/316567/items/DT5653H9&quot;],&quot;itemData&quot;:{&quot;id&quot;:962,&quot;type&quot;:&quot;article-journal&quot;,&quot;title&quot;:&quot;Three motAB stator gene products in Bdellovibrio bacteriovorus contribute to motility of a single flagellum during predatory and prey-independent growth&quot;,&quot;container-title&quot;:&quot;Journal of Bacteriology&quot;,&quot;page&quot;:&quot;932-943&quot;,&quot;volume&quot;:&quot;193&quot;,&quot;issue&quot;:&quot;4&quot;,&quot;source&quot;:&quot;NCBI PubMed&quot;,&quot;abstract&quot;:&quot;The predatory bacterium Bdellovibrio bacteriovorus uses flagellar motility to locate regions rich in Gram-negative prey bacteria, colliding and attaching to prey and then ceasing flagellar motility. Prey are then invaded to form a \&quot;bdelloplast\&quot; in a type IV pilus-dependent process, and prey contents are digested, allowing Bdellovibrio growth and septation. After septation, Bdellovibrio flagellar motility resumes inside the prey bdelloplast prior to its lysis and escape of Bdellovibrio progeny. Bdellovibrio can also grow slowly outside prey as long flagellate host-independent (HI) cells, cultured on peptone-rich media. The B. bacteriovorus HD100 genome encodes three pairs of MotAB flagellar motor proteins, each of which could potentially form an inner membrane ion channel, interact with the FliG flagellar rotor ring, and produce flagellar rotation. In 2004, Flannagan and coworkers (R. S. Flannagan, M. A. Valvano, and S. F. Koval, Microbiology 150:649-656, 2004) used antisense RNA and green fluorescent protein (GFP) expression to downregulate a single Bdellovibrio motA gene and reported slowed release from the bdelloplast and altered motility of the progeny. Here we inactivated each pair of motAB genes and found that each pair contributes to motility, both predatorily, inside the bdelloplast and during HI growth; however, each pair was dispensable, and deletion of no pair abolished motility totally. Driving-ion studies with phenamil, carbonyl cyanide m-chlorophenylhydrazone (CCCP), and different pH and sodium conditions indicated that all Mot pairs are proton driven, although the sequence similarities of each Mot pair suggests that some may originate from halophilic species. Thus, Bdellovibrio is a \&quot;dedicated motorist,\&quot; retaining and expressing three pairs of mot genes.&quot;,&quot;DOI&quot;:&quot;10.1128/JB.00941-10&quot;,&quot;ISSN&quot;:&quot;1098-5530&quot;,&quot;note&quot;:&quot;PMID: 21148728&quot;,&quot;journalAbbreviation&quot;:&quot;J. Bacteriol.&quot;,&quot;author&quot;:[{&quot;family&quot;:&quot;Morehouse&quot;,&quot;given&quot;:&quot;Karen A&quot;},{&quot;family&quot;:&quot;Hobley&quot;,&quot;given&quot;:&quot;Laura&quot;},{&quot;family&quot;:&quot;Capeness&quot;,&quot;given&quot;:&quot;Michael&quot;},{&quot;family&quot;:&quot;Sockett&quot;,&quot;given&quot;:&quot;R Elizabeth&quot;}],&quot;issued&quot;:{&quot;date-parts&quot;:[[&quot;2011&quot;,2]]},&quot;accessed&quot;:{&quot;date-parts&quot;:[[2011,11,7]]}}}],&quot;schema&quot;:&quot;https://github.com/citation-style-language/schema/raw/master/csl-citation.json&quot;} RNDXYaBOHsnrs"/>(Morehouse et al., 2011)<text:reference-mark-end text:name="ZOTERO_ITEM CSL_CITATION {&quot;citationID&quot;:&quot;l55lqod5d&quot;,&quot;properties&quot;:{&quot;formattedCitation&quot;:&quot;(Morehouse et al., 2011)&quot;,&quot;plainCitation&quot;:&quot;(Morehouse et al., 2011)&quot;},&quot;citationItems&quot;:[{&quot;id&quot;:962,&quot;uris&quot;:[&quot;http://zotero.org/users/316567/items/DT5653H9&quot;],&quot;uri&quot;:[&quot;http://zotero.org/users/316567/items/DT5653H9&quot;],&quot;itemData&quot;:{&quot;id&quot;:962,&quot;type&quot;:&quot;article-journal&quot;,&quot;title&quot;:&quot;Three motAB stator gene products in Bdellovibrio bacteriovorus contribute to motility of a single flagellum during predatory and prey-independent growth&quot;,&quot;container-title&quot;:&quot;Journal of Bacteriology&quot;,&quot;page&quot;:&quot;932-943&quot;,&quot;volume&quot;:&quot;193&quot;,&quot;issue&quot;:&quot;4&quot;,&quot;source&quot;:&quot;NCBI PubMed&quot;,&quot;abstract&quot;:&quot;The predatory bacterium Bdellovibrio bacteriovorus uses flagellar motility to locate regions rich in Gram-negative prey bacteria, colliding and attaching to prey and then ceasing flagellar motility. Prey are then invaded to form a \&quot;bdelloplast\&quot; in a type IV pilus-dependent process, and prey contents are digested, allowing Bdellovibrio growth and septation. After septation, Bdellovibrio flagellar motility resumes inside the prey bdelloplast prior to its lysis and escape of Bdellovibrio progeny. Bdellovibrio can also grow slowly outside prey as long flagellate host-independent (HI) cells, cultured on peptone-rich media. The B. bacteriovorus HD100 genome encodes three pairs of MotAB flagellar motor proteins, each of which could potentially form an inner membrane ion channel, interact with the FliG flagellar rotor ring, and produce flagellar rotation. In 2004, Flannagan and coworkers (R. S. Flannagan, M. A. Valvano, and S. F. Koval, Microbiology 150:649-656, 2004) used antisense RNA and green fluorescent protein (GFP) expression to downregulate a single Bdellovibrio motA gene and reported slowed release from the bdelloplast and altered motility of the progeny. Here we inactivated each pair of motAB genes and found that each pair contributes to motility, both predatorily, inside the bdelloplast and during HI growth; however, each pair was dispensable, and deletion of no pair abolished motility totally. Driving-ion studies with phenamil, carbonyl cyanide m-chlorophenylhydrazone (CCCP), and different pH and sodium conditions indicated that all Mot pairs are proton driven, although the sequence similarities of each Mot pair suggests that some may originate from halophilic species. Thus, Bdellovibrio is a \&quot;dedicated motorist,\&quot; retaining and expressing three pairs of mot genes.&quot;,&quot;DOI&quot;:&quot;10.1128/JB.00941-10&quot;,&quot;ISSN&quot;:&quot;1098-5530&quot;,&quot;note&quot;:&quot;PMID: 21148728&quot;,&quot;journalAbbreviation&quot;:&quot;J. Bacteriol.&quot;,&quot;author&quot;:[{&quot;family&quot;:&quot;Morehouse&quot;,&quot;given&quot;:&quot;Karen A&quot;},{&quot;family&quot;:&quot;Hobley&quot;,&quot;given&quot;:&quot;Laura&quot;},{&quot;family&quot;:&quot;Capeness&quot;,&quot;given&quot;:&quot;Michael&quot;},{&quot;family&quot;:&quot;Sockett&quot;,&quot;given&quot;:&quot;R Elizabeth&quot;}],&quot;issued&quot;:{&quot;date-parts&quot;:[[&quot;2011&quot;,2]]},&quot;accessed&quot;:{&quot;date-parts&quot;:[[2011,11,7]]}}}],&quot;schema&quot;:&quot;https://github.com/citation-style-language/schema/raw/master/csl-citation.json&quot;} RNDXYaBOHsnrs"/>.</text:p>
                </text:list-item>
                <text:list-item>
                  <text:p text:style-name="P47">Pseudomonas aeruginosa PAO1, S. oneidensis MR-1 and Aeromonas hydrophila AH-3 polar flagella, as well as Bacillus subtilis peritrichous flagella two different stator complexes that connect to a single rotor </text:p>
                </text:list-item>
              </text:list>
            </text:list-item>
          </text:list>
        </text:list-item>
      </text:list>
      <text:h text:style-name="P115" text:outline-level="6">Structural</text:h>
      <text:list xml:id="list944860789" text:continue-numbering="true" text:style-name="WW8Num6">
        <text:list-item>
          <text:list>
            <text:list-item>
              <text:list>
                <text:list-item>
                  <text:p text:style-name="P47">Different numbers of studs by freeze-fracture</text:p>
                  <text:list>
                    <text:list-item>
                      <text:p text:style-name="P47">First observed in <text:span text:style-name="T9">Aquaspirillum serpens</text:span><text:span text:style-name="T22"> where a series of 'studs' surrounding the flagellar rod </text:span><text:reference-mark-start text:name="ZOTERO_ITEM CSL_CITATION {&quot;citationID&quot;:&quot;1p5ep7l7d3&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NbZ60peCKI"/><text:span text:style-name="T22">(Coulton and Murray, 1978)</text:span><text:reference-mark-end text:name="ZOTERO_ITEM CSL_CITATION {&quot;citationID&quot;:&quot;1p5ep7l7d3&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NbZ60peCKI"/>. </text:p>
                      <text:list>
                        <text:list-item>
                          <text:p text:style-name="P47">Coulton and Murray say 15 for Aquaspirillum serpens <text:reference-mark-start text:name="ZOTERO_ITEM CSL_CITATION {&quot;citationID&quot;:&quot;1abk5j34ef&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5PLPHf5Lky"/>(Coulton and Murray, 1978)<text:reference-mark-end text:name="ZOTERO_ITEM CSL_CITATION {&quot;citationID&quot;:&quot;1abk5j34ef&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5PLPHf5Lky"/>.</text:p>
                        </text:list-item>
                        <text:list-item>
                          <text:p text:style-name="P47"><text:span text:style-name="T22">E. coli: outer diameter of the ring of studs was measured as 34.1 </text:span><text:span text:style-name="T109">±</text:span><text:span text:style-name="T22"> 3.3 nm.</text:span></text:p>
                        </text:list-item>
                        <text:list-item>
                          <text:p text:style-name="P47"><text:span text:style-name="T22">Bacillus firmus? 32.7 </text:span><text:span text:style-name="T109">±</text:span><text:span text:style-name="T22"> 1.9 nm </text:span><text:reference-mark-start text:name="ZOTERO_ITEM CSL_CITATION {&quot;citationID&quot;:&quot;26tlucjbv5&quot;,&quot;properties&quot;:{&quot;formattedCitation&quot;:&quot;(Khan et al., 1992b)&quot;,&quot;plainCitation&quot;:&quot;(Khan et al., 1992b)&quot;},&quot;citationItems&quot;:[{&quot;id&quot;:2347,&quot;uris&quot;:[&quot;http://zotero.org/users/316567/items/EC58CKN7&quot;],&quot;uri&quot;:[&quot;http://zotero.org/users/316567/items/EC58CKN7&quot;],&quot;itemData&quot;:{&quot;id&quot;:2347,&quot;type&quot;:&quot;article-journal&quot;,&quot;title&quot;:&quot;Membrane ultrastructure of alkaliphilic Bacillus species studied by rapid-freeze electron microscopy.&quot;,&quot;container-title&quot;:&quot;Journal of Bacteriology&quot;,&quot;page&quot;:&quot;5123-5126&quot;,&quot;volume&quot;:&quot;174&quot;,&quot;issue&quot;:&quot;15&quot;,&quot;source&quot;:&quot;jb.asm.org&quot;,&quot;ISSN&quot;:&quot;0021-9193, 1098-5530&quot;,&quot;journalAbbreviation&quot;:&quot;J. Bacteriol.&quot;,&quot;language&quot;:&quot;en&quot;,&quot;author&quot;:[{&quot;family&quot;:&quot;Khan&quot;,&quot;given&quot;:&quot;S.&quot;},{&quot;family&quot;:&quot;Ivey&quot;,&quot;given&quot;:&quot;D. M.&quot;},{&quot;family&quot;:&quot;Krulwich&quot;,&quot;given&quot;:&quot;T. A.&quot;}],&quot;issued&quot;:{&quot;date-parts&quot;:[[1992,8,1]]},&quot;accessed&quot;:{&quot;date-parts&quot;:[[2012,7,11]]}}}],&quot;schema&quot;:&quot;https://github.com/citation-style-language/schema/raw/master/csl-citation.json&quot;} RNDPpPW7m77ue"/><text:span text:style-name="T22">(Khan et al., 1992b)</text:span><text:reference-mark-end text:name="ZOTERO_ITEM CSL_CITATION {&quot;citationID&quot;:&quot;26tlucjbv5&quot;,&quot;properties&quot;:{&quot;formattedCitation&quot;:&quot;(Khan et al., 1992b)&quot;,&quot;plainCitation&quot;:&quot;(Khan et al., 1992b)&quot;},&quot;citationItems&quot;:[{&quot;id&quot;:2347,&quot;uris&quot;:[&quot;http://zotero.org/users/316567/items/EC58CKN7&quot;],&quot;uri&quot;:[&quot;http://zotero.org/users/316567/items/EC58CKN7&quot;],&quot;itemData&quot;:{&quot;id&quot;:2347,&quot;type&quot;:&quot;article-journal&quot;,&quot;title&quot;:&quot;Membrane ultrastructure of alkaliphilic Bacillus species studied by rapid-freeze electron microscopy.&quot;,&quot;container-title&quot;:&quot;Journal of Bacteriology&quot;,&quot;page&quot;:&quot;5123-5126&quot;,&quot;volume&quot;:&quot;174&quot;,&quot;issue&quot;:&quot;15&quot;,&quot;source&quot;:&quot;jb.asm.org&quot;,&quot;ISSN&quot;:&quot;0021-9193, 1098-5530&quot;,&quot;journalAbbreviation&quot;:&quot;J. Bacteriol.&quot;,&quot;language&quot;:&quot;en&quot;,&quot;author&quot;:[{&quot;family&quot;:&quot;Khan&quot;,&quot;given&quot;:&quot;S.&quot;},{&quot;family&quot;:&quot;Ivey&quot;,&quot;given&quot;:&quot;D. M.&quot;},{&quot;family&quot;:&quot;Krulwich&quot;,&quot;given&quot;:&quot;T. A.&quot;}],&quot;issued&quot;:{&quot;date-parts&quot;:[[1992,8,1]]},&quot;accessed&quot;:{&quot;date-parts&quot;:[[2012,7,11]]}}}],&quot;schema&quot;:&quot;https://github.com/citation-style-language/schema/raw/master/csl-citation.json&quot;} RNDPpPW7m77ue"/><text:span text:style-name="T22">.</text:span></text:p>
                        </text:list-item>
                      </text:list>
                    </text:list-item>
                    <text:list-item>
                      <text:p text:style-name="P47">Streptococcus <text:reference-mark-start text:name="ZOTERO_ITEM CSL_CITATION {&quot;citationID&quot;:&quot;nnass0bp2&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62E3wNc6oe"/>(Khan et al., 1988)<text:reference-mark-end text:name="ZOTERO_ITEM CSL_CITATION {&quot;citationID&quot;:&quot;nnass0bp2&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62E3wNc6oe"/></text:p>
                      <text:list>
                        <text:list-item>
                          <text:p text:style-name="P47">Had between 14 and 16 studs, 15 being most common.</text:p>
                        </text:list-item>
                        <text:list-item>
                          <text:p text:style-name="P47">The ring was correspondlingly larger than the <text:span text:style-name="T9">E. coli</text:span><text:span text:style-name="T22"> structure: the outer diameter was measured to </text:span><text:span text:style-name="T22">be 40.1 </text:span><text:span text:style-name="T109">± </text:span><text:span text:style-name="T22">3.8 nm; as compared to 34.1 </text:span><text:span text:style-name="T109">± </text:span><text:span text:style-name="T22">3.3 nm or </text:span><text:span text:style-name="T9">E. coli</text:span><text:span text:style-name="T22">, although particles are enlarged by ~1.5nm during replica production.</text:span></text:p>
                        </text:list-item>
                      </text:list>
                    </text:list-item>
                    <text:list-item>
                      <text:p text:style-name="P48"><text:span text:style-name="T22">Helicobacter mustelae </text:span><text:reference-mark-start text:name="ZOTERO_ITEM CSL_CITATION {&quot;citationID&quot;:&quot;8q25mvkvr&quot;,&quot;properties&quot;:{&quot;formattedCitation&quot;:&quot;{\\rtf (O\\uc0\\u8217{}Rourke et al., 1992)}&quot;,&quot;plainCitation&quot;:&quot;(O’Rourke et al., 1992)&quot;},&quot;citationItems&quot;:[{&quot;id&quot;:2101,&quot;uris&quot;:[&quot;http://zotero.org/users/316567/items/79HQJWD5&quot;],&quot;uri&quot;:[&quot;http://zotero.org/users/316567/items/79HQJWD5&quot;],&quot;itemData&quot;:{&quot;id&quot;:2101,&quot;type&quot;:&quot;article-journal&quot;,&quot;title&quot;:&quot;An Ultrastructural Study of Helicobacter Mustelae and Evidence of a Specific Association with Gastric Mucosa&quot;,&quot;container-title&quot;:&quot;Journal of Medical Microbiology&quot;,&quot;page&quot;:&quot;420-427&quot;,&quot;volume&quot;:&quot;36&quot;,&quot;issue&quot;:&quot;6&quot;,&quot;source&quot;:&quot;jmm.sgmjournals.org&quot;,&quot;DOI&quot;:&quot;10.1099/00222615-36-6-420&quot;,&quot;ISSN&quot;:&quot;0022-2615, 1473-5644&quot;,&quot;journalAbbreviation&quot;:&quot;J Med Microbiol&quot;,&quot;language&quot;:&quot;en&quot;,&quot;author&quot;:[{&quot;family&quot;:&quot;O'Rourke&quot;,&quot;given&quot;:&quot;Jani&quot;},{&quot;family&quot;:&quot;Lee&quot;,&quot;given&quot;:&quot;A.&quot;},{&quot;family&quot;:&quot;Fox&quot;,&quot;given&quot;:&quot;J. G&quot;}],&quot;issued&quot;:{&quot;date-parts&quot;:[[1992,6,1]]},&quot;accessed&quot;:{&quot;date-parts&quot;:[[2012,5,30]]}}}],&quot;schema&quot;:&quot;https://github.com/citation-style-language/schema/raw/master/csl-citation.json&quot;} RNDuCS6f09CUl"/><text:span text:style-name="T102">(O</text:span><text:span text:style-name="T98">’Rourke et al., 1992)</text:span><text:reference-mark-end text:name="ZOTERO_ITEM CSL_CITATION {&quot;citationID&quot;:&quot;8q25mvkvr&quot;,&quot;properties&quot;:{&quot;formattedCitation&quot;:&quot;{\\rtf (O\\uc0\\u8217{}Rourke et al., 1992)}&quot;,&quot;plainCitation&quot;:&quot;(O’Rourke et al., 1992)&quot;},&quot;citationItems&quot;:[{&quot;id&quot;:2101,&quot;uris&quot;:[&quot;http://zotero.org/users/316567/items/79HQJWD5&quot;],&quot;uri&quot;:[&quot;http://zotero.org/users/316567/items/79HQJWD5&quot;],&quot;itemData&quot;:{&quot;id&quot;:2101,&quot;type&quot;:&quot;article-journal&quot;,&quot;title&quot;:&quot;An Ultrastructural Study of Helicobacter Mustelae and Evidence of a Specific Association with Gastric Mucosa&quot;,&quot;container-title&quot;:&quot;Journal of Medical Microbiology&quot;,&quot;page&quot;:&quot;420-427&quot;,&quot;volume&quot;:&quot;36&quot;,&quot;issue&quot;:&quot;6&quot;,&quot;source&quot;:&quot;jmm.sgmjournals.org&quot;,&quot;DOI&quot;:&quot;10.1099/00222615-36-6-420&quot;,&quot;ISSN&quot;:&quot;0022-2615, 1473-5644&quot;,&quot;journalAbbreviation&quot;:&quot;J Med Microbiol&quot;,&quot;language&quot;:&quot;en&quot;,&quot;author&quot;:[{&quot;family&quot;:&quot;O'Rourke&quot;,&quot;given&quot;:&quot;Jani&quot;},{&quot;family&quot;:&quot;Lee&quot;,&quot;given&quot;:&quot;A.&quot;},{&quot;family&quot;:&quot;Fox&quot;,&quot;given&quot;:&quot;J. G&quot;}],&quot;issued&quot;:{&quot;date-parts&quot;:[[1992,6,1]]},&quot;accessed&quot;:{&quot;date-parts&quot;:[[2012,5,30]]}}}],&quot;schema&quot;:&quot;https://github.com/citation-style-language/schema/raw/master/csl-citation.json&quot;} RNDuCS6f09CUl"/></text:p>
                      <text:list>
                        <text:list-item>
                          <text:p text:style-name="P60">Studs: p7, “Freeze fracture preparations[...]” .</text:p>
                        </text:list-item>
                      </text:list>
                    </text:list-item>
                    <text:list-item>
                      <text:p text:style-name="P47"><text:span text:style-name="T22">Helicobacter pylori </text:span><text:reference-mark-start text:name="ZOTERO_ITEM CSL_CITATION {&quot;citationID&quot;:&quot;2mt9un5957&quot;,&quot;properties&quot;:{&quot;formattedCitation&quot;:&quot;(Lee et al., 1988)&quot;,&quot;plainCitation&quot;:&quot;(Lee et al., 1988)&quot;},&quot;citationItems&quot;:[{&quot;id&quot;:2161,&quot;uris&quot;:[&quot;http://zotero.org/users/316567/items/92TN2TS4&quot;],&quot;uri&quot;:[&quot;http://zotero.org/users/316567/items/92TN2TS4&quot;],&quot;itemData&quot;:{&quot;id&quot;:2161,&quot;type&quot;:&quot;article-journal&quot;,&quot;title&quot;:&quot;Isolation of a spiral-shaped bacterium from the cat stomach.&quot;,&quot;container-title&quot;:&quot;Infection and Immunity&quot;,&quot;page&quot;:&quot;2843-2850&quot;,&quot;volume&quot;:&quot;56&quot;,&quot;issue&quot;:&quot;11&quot;,&quot;source&quot;:&quot;iai.asm.org&quot;,&quot;ISSN&quot;:&quot;0019-9567, 1098-5522&quot;,&quot;journalAbbreviation&quot;:&quot;Infect. Immun.&quot;,&quot;language&quot;:&quot;en&quot;,&quot;author&quot;:[{&quot;family&quot;:&quot;Lee&quot;,&quot;given&quot;:&quot;A.&quot;},{&quot;family&quot;:&quot;Hazell&quot;,&quot;given&quot;:&quot;S. L.&quot;},{&quot;family&quot;:&quot;O'Rourke&quot;,&quot;given&quot;:&quot;J.&quot;},{&quot;family&quot;:&quot;Kouprach&quot;,&quot;given&quot;:&quot;S.&quot;}],&quot;issued&quot;:{&quot;date-parts&quot;:[[1988,11,1]]},&quot;accessed&quot;:{&quot;date-parts&quot;:[[2012,7,30]]}}}],&quot;schema&quot;:&quot;https://github.com/citation-style-language/schema/raw/master/csl-citation.json&quot;} RNDpB6OpYUQMp"/><text:span text:style-name="T22">(Lee et al., 1988)</text:span><text:reference-mark-end text:name="ZOTERO_ITEM CSL_CITATION {&quot;citationID&quot;:&quot;2mt9un5957&quot;,&quot;properties&quot;:{&quot;formattedCitation&quot;:&quot;(Lee et al., 1988)&quot;,&quot;plainCitation&quot;:&quot;(Lee et al., 1988)&quot;},&quot;citationItems&quot;:[{&quot;id&quot;:2161,&quot;uris&quot;:[&quot;http://zotero.org/users/316567/items/92TN2TS4&quot;],&quot;uri&quot;:[&quot;http://zotero.org/users/316567/items/92TN2TS4&quot;],&quot;itemData&quot;:{&quot;id&quot;:2161,&quot;type&quot;:&quot;article-journal&quot;,&quot;title&quot;:&quot;Isolation of a spiral-shaped bacterium from the cat stomach.&quot;,&quot;container-title&quot;:&quot;Infection and Immunity&quot;,&quot;page&quot;:&quot;2843-2850&quot;,&quot;volume&quot;:&quot;56&quot;,&quot;issue&quot;:&quot;11&quot;,&quot;source&quot;:&quot;iai.asm.org&quot;,&quot;ISSN&quot;:&quot;0019-9567, 1098-5522&quot;,&quot;journalAbbreviation&quot;:&quot;Infect. Immun.&quot;,&quot;language&quot;:&quot;en&quot;,&quot;author&quot;:[{&quot;family&quot;:&quot;Lee&quot;,&quot;given&quot;:&quot;A.&quot;},{&quot;family&quot;:&quot;Hazell&quot;,&quot;given&quot;:&quot;S. L.&quot;},{&quot;family&quot;:&quot;O'Rourke&quot;,&quot;given&quot;:&quot;J.&quot;},{&quot;family&quot;:&quot;Kouprach&quot;,&quot;given&quot;:&quot;S.&quot;}],&quot;issued&quot;:{&quot;date-parts&quot;:[[1988,11,1]]},&quot;accessed&quot;:{&quot;date-parts&quot;:[[2012,7,30]]}}}],&quot;schema&quot;:&quot;https://github.com/citation-style-language/schema/raw/master/csl-citation.json&quot;} RNDpB6OpYUQMp"/></text:p>
                      <text:list>
                        <text:list-item>
                          <text:p text:style-name="P47">Quite clearly 16 studs. – or is that <text:span text:style-name="T9">H. felis</text:span><text:span text:style-name="T22">?</text:span></text:p>
                        </text:list-item>
                      </text:list>
                    </text:list-item>
                    <text:list-item>
                      <text:p text:style-name="P47">1998: “Structure of the Na+-driven flagellum from the homoacetogenic bacterium Acetobacterium woodii”</text:p>
                    </text:list-item>
                    <text:list-item>
                      <text:p text:style-name="P75">16 studs seen in magnetotactic bacteria <text:reference-mark-start text:name="ZOTERO_ITEM CSL_CITATION {&quot;citationID&quot;:&quot;m0mh9uhbh&quot;,&quot;properties&quot;:{&quot;formattedCitation&quot;:&quot;(Silva et al., 2007)&quot;,&quot;plainCitation&quot;:&quot;(Silva et al., 2007)&quot;},&quot;citationItems&quot;:[{&quot;id&quot;:2523,&quot;uris&quot;:[&quot;http://zotero.org/users/316567/items/JTWZP7SE&quot;],&quot;uri&quot;:[&quot;http://zotero.org/users/316567/items/JTWZP7SE&quot;],&quot;itemData&quot;:{&quot;id&quot;:2523,&quot;type&quot;:&quot;article-journal&quot;,&quot;title&quot;:&quot;Flagellar apparatus of south-seeking many-celled magnetotactic prokaryotes&quot;,&quot;container-title&quot;:&quot;Microscopy Research and Technique&quot;,&quot;page&quot;:&quot;10–17&quot;,&quot;volume&quot;:&quot;70&quot;,&quot;issue&quot;:&quot;1&quot;,&quot;source&quot;:&quot;Wiley Online Library&quot;,&quot;abstract&quot;:&quot;Magnetotactic bacteria orient and migrate along geomagnetic field lines. Each cell contains membrane-enclosed, nano-scale, iron-mineral particles called magnetosomes that cause alignment of the cell in the geomagnetic field as the bacteria swim propelled by flagella. In this work we studied the ultrastructure of the flagellar apparatus in many-celled magnetotactic prokaryotes (MMP) that consist of several Gram-negative cells arranged radially around an acellular compartment. Flagella covered the organism surface, and were observed exclusively at the portion of each cell that faced the environment. The flagella were helical tubes never as long as a complete turn of the helix. Flagellar filaments varied in length from 0.9 to 3.8 μm (average 2.4 ± 0.5 μm, n = 150) and in width from 12.0 to 19.5 nm (average 15.9 ± 1.4 nm, n = 52), which is different from previous reports for similar microorganisms. At the base of the flagella, a curved hook structure slightly thicker than the flagellar filaments was observed. In freeze-fractured samples, macromolecular complexes about 50 nm in diameter, which possibly corresponded to part of the flagella basal body, were observed in both the P-face of the cytoplasmic membrane and the E-face of the outer membrane. Transmission electron microscopy showed that magnetosomes occurred in planar groups in the cytoplasm close and parallel to the organism surface. A striated structure, which could be involved in maintaining magnetosomes fixed in the cell, was usually observed running along magnetosome chains. The coordinated movement of the MMP depends on the interaction between the flagella of each cell with the flagella of adjacent cells of the microorganism. Microsc. Res. Tech., 2006. © 2006 Wiley-Liss, Inc.&quot;,&quot;DOI&quot;:&quot;10.1002/jemt.20380&quot;,&quot;ISSN&quot;:&quot;1097-0029&quot;,&quot;language&quot;:&quot;en&quot;,&quot;author&quot;:[{&quot;family&quot;:&quot;Silva&quot;,&quot;given&quot;:&quot;Karen Tavares&quot;},{&quot;family&quot;:&quot;Abreu&quot;,&quot;given&quot;:&quot;Fernanda&quot;},{&quot;family&quot;:&quot;Almeida&quot;,&quot;given&quot;:&quot;Fernando P.&quot;},{&quot;family&quot;:&quot;Keim&quot;,&quot;given&quot;:&quot;Carolina Neumann&quot;},{&quot;family&quot;:&quot;Farina&quot;,&quot;given&quot;:&quot;Marcos&quot;},{&quot;family&quot;:&quot;Lins&quot;,&quot;given&quot;:&quot;Ulysses&quot;}],&quot;issued&quot;:{&quot;date-parts&quot;:[[2007]]},&quot;accessed&quot;:{&quot;date-parts&quot;:[[2012,6,7]]}}}],&quot;schema&quot;:&quot;https://github.com/citation-style-language/schema/raw/master/csl-citation.json&quot;} RNDWSI4PsGG56"/>(Silva et al., 2007) <text:reference-mark-end text:name="ZOTERO_ITEM CSL_CITATION {&quot;citationID&quot;:&quot;m0mh9uhbh&quot;,&quot;properties&quot;:{&quot;formattedCitation&quot;:&quot;(Silva et al., 2007)&quot;,&quot;plainCitation&quot;:&quot;(Silva et al., 2007)&quot;},&quot;citationItems&quot;:[{&quot;id&quot;:2523,&quot;uris&quot;:[&quot;http://zotero.org/users/316567/items/JTWZP7SE&quot;],&quot;uri&quot;:[&quot;http://zotero.org/users/316567/items/JTWZP7SE&quot;],&quot;itemData&quot;:{&quot;id&quot;:2523,&quot;type&quot;:&quot;article-journal&quot;,&quot;title&quot;:&quot;Flagellar apparatus of south-seeking many-celled magnetotactic prokaryotes&quot;,&quot;container-title&quot;:&quot;Microscopy Research and Technique&quot;,&quot;page&quot;:&quot;10–17&quot;,&quot;volume&quot;:&quot;70&quot;,&quot;issue&quot;:&quot;1&quot;,&quot;source&quot;:&quot;Wiley Online Library&quot;,&quot;abstract&quot;:&quot;Magnetotactic bacteria orient and migrate along geomagnetic field lines. Each cell contains membrane-enclosed, nano-scale, iron-mineral particles called magnetosomes that cause alignment of the cell in the geomagnetic field as the bacteria swim propelled by flagella. In this work we studied the ultrastructure of the flagellar apparatus in many-celled magnetotactic prokaryotes (MMP) that consist of several Gram-negative cells arranged radially around an acellular compartment. Flagella covered the organism surface, and were observed exclusively at the portion of each cell that faced the environment. The flagella were helical tubes never as long as a complete turn of the helix. Flagellar filaments varied in length from 0.9 to 3.8 μm (average 2.4 ± 0.5 μm, n = 150) and in width from 12.0 to 19.5 nm (average 15.9 ± 1.4 nm, n = 52), which is different from previous reports for similar microorganisms. At the base of the flagella, a curved hook structure slightly thicker than the flagellar filaments was observed. In freeze-fractured samples, macromolecular complexes about 50 nm in diameter, which possibly corresponded to part of the flagella basal body, were observed in both the P-face of the cytoplasmic membrane and the E-face of the outer membrane. Transmission electron microscopy showed that magnetosomes occurred in planar groups in the cytoplasm close and parallel to the organism surface. A striated structure, which could be involved in maintaining magnetosomes fixed in the cell, was usually observed running along magnetosome chains. The coordinated movement of the MMP depends on the interaction between the flagella of each cell with the flagella of adjacent cells of the microorganism. Microsc. Res. Tech., 2006. © 2006 Wiley-Liss, Inc.&quot;,&quot;DOI&quot;:&quot;10.1002/jemt.20380&quot;,&quot;ISSN&quot;:&quot;1097-0029&quot;,&quot;language&quot;:&quot;en&quot;,&quot;author&quot;:[{&quot;family&quot;:&quot;Silva&quot;,&quot;given&quot;:&quot;Karen Tavares&quot;},{&quot;family&quot;:&quot;Abreu&quot;,&quot;given&quot;:&quot;Fernanda&quot;},{&quot;family&quot;:&quot;Almeida&quot;,&quot;given&quot;:&quot;Fernando P.&quot;},{&quot;family&quot;:&quot;Keim&quot;,&quot;given&quot;:&quot;Carolina Neumann&quot;},{&quot;family&quot;:&quot;Farina&quot;,&quot;given&quot;:&quot;Marcos&quot;},{&quot;family&quot;:&quot;Lins&quot;,&quot;given&quot;:&quot;Ulysses&quot;}],&quot;issued&quot;:{&quot;date-parts&quot;:[[2007]]},&quot;accessed&quot;:{&quot;date-parts&quot;:[[2012,6,7]]}}}],&quot;schema&quot;:&quot;https://github.com/citation-style-language/schema/raw/master/csl-citation.json&quot;} RNDWSI4PsGG56"/><text:span text:style-name="T138">Candidatus Magnetoglobus multicellularis, taxID 418099</text:span></text:p>
                      <text:list>
                        <text:list-item>
                          <text:p text:style-name="P74">There are TWO concentric rings, at diameters 43 and 60nm (radii 21.5 and 30nm), each ring having ~16 particles, seemingly paired between rings.</text:p>
                        </text:list-item>
                      </text:list>
                    </text:list-item>
                    <text:list-item>
                      <text:p text:style-name="P47"><text:span text:style-name="T22">Meanwhile, a similar study on the inner membrane of </text:span><text:span text:style-name="T9">Bacillus firmus</text:span><text:span text:style-name="T22"> showed particle rings of outer </text:span><text:span text:style-name="T22">diameter </text:span><text:span text:style-name="T22">32.7 </text:span><text:span text:style-name="T109">±</text:span><text:span text:style-name="T22"> 1.9 nm, with a mean of nine complexes and no more than 12.</text:span></text:p>
                      <text:list>
                        <text:list-item>
                          <text:p text:style-name="P47"><text:span text:style-name="T22">Interesting, given that resurrection experiments suggest nine steps...? </text:span><text:reference-mark-start text:name="ZOTERO_ITEM CSL_CITATION {&quot;citationID&quot;:&quot;1cnspefb70&quot;,&quot;properties&quot;:{&quot;formattedCitation&quot;:&quot;(Muramoto et al., 1994)&quot;,&quot;plainCitation&quot;:&quot;(Muramoto et al., 1994)&quot;},&quot;citationItems&quot;:[{&quot;id&quot;:2123,&quot;uris&quot;:[&quot;http://zotero.org/users/316567/items/7XT9ST2I&quot;],&quot;uri&quot;:[&quot;http://zotero.org/users/316567/items/7XT9ST2I&quot;],&quot;itemData&quot;:{&quot;id&quot;:2123,&quot;type&quot;:&quot;article-journal&quot;,&quot;title&quot;:&quot;Successive inactivation of the force-generating units of sodium-driven bacterial flagellar motors by a photoreactive amiloride analog.&quot;,&quot;container-title&quot;:&quot;Journal of Biological Chemistry&quot;,&quot;page&quot;:&quot;3374-3380&quot;,&quot;volume&quot;:&quot;269&quot;,&quot;issue&quot;:&quot;5&quot;,&quot;source&quot;:&quot;www.jbc.org&quot;,&quot;ISSN&quot;:&quot;0021-9258, 1083-351X&quot;,&quot;journalAbbreviation&quot;:&quot;J. Biol. Chem.&quot;,&quot;language&quot;:&quot;en&quot;,&quot;author&quot;:[{&quot;family&quot;:&quot;Muramoto&quot;,&quot;given&quot;:&quot;K.&quot;},{&quot;family&quot;:&quot;Sugiyama&quot;,&quot;given&quot;:&quot;S.&quot;},{&quot;family&quot;:&quot;Cragoe&quot;,&quot;given&quot;:&quot;E. J.&quot;},{&quot;family&quot;:&quot;Imae&quot;,&quot;given&quot;:&quot;Y.&quot;}],&quot;issued&quot;:{&quot;date-parts&quot;:[[1994,2,4]]},&quot;accessed&quot;:{&quot;date-parts&quot;:[[2012,7,25]]}}}],&quot;schema&quot;:&quot;https://github.com/citation-style-language/schema/raw/master/csl-citation.json&quot;} RNDxYvyKuYeUF"/><text:span text:style-name="T22">(Muramoto et al., 1994)</text:span><text:reference-mark-end text:name="ZOTERO_ITEM CSL_CITATION {&quot;citationID&quot;:&quot;1cnspefb70&quot;,&quot;properties&quot;:{&quot;formattedCitation&quot;:&quot;(Muramoto et al., 1994)&quot;,&quot;plainCitation&quot;:&quot;(Muramoto et al., 1994)&quot;},&quot;citationItems&quot;:[{&quot;id&quot;:2123,&quot;uris&quot;:[&quot;http://zotero.org/users/316567/items/7XT9ST2I&quot;],&quot;uri&quot;:[&quot;http://zotero.org/users/316567/items/7XT9ST2I&quot;],&quot;itemData&quot;:{&quot;id&quot;:2123,&quot;type&quot;:&quot;article-journal&quot;,&quot;title&quot;:&quot;Successive inactivation of the force-generating units of sodium-driven bacterial flagellar motors by a photoreactive amiloride analog.&quot;,&quot;container-title&quot;:&quot;Journal of Biological Chemistry&quot;,&quot;page&quot;:&quot;3374-3380&quot;,&quot;volume&quot;:&quot;269&quot;,&quot;issue&quot;:&quot;5&quot;,&quot;source&quot;:&quot;www.jbc.org&quot;,&quot;ISSN&quot;:&quot;0021-9258, 1083-351X&quot;,&quot;journalAbbreviation&quot;:&quot;J. Biol. Chem.&quot;,&quot;language&quot;:&quot;en&quot;,&quot;author&quot;:[{&quot;family&quot;:&quot;Muramoto&quot;,&quot;given&quot;:&quot;K.&quot;},{&quot;family&quot;:&quot;Sugiyama&quot;,&quot;given&quot;:&quot;S.&quot;},{&quot;family&quot;:&quot;Cragoe&quot;,&quot;given&quot;:&quot;E. J.&quot;},{&quot;family&quot;:&quot;Imae&quot;,&quot;given&quot;:&quot;Y.&quot;}],&quot;issued&quot;:{&quot;date-parts&quot;:[[1994,2,4]]},&quot;accessed&quot;:{&quot;date-parts&quot;:[[2012,7,25]]}}}],&quot;schema&quot;:&quot;https://github.com/citation-style-language/schema/raw/master/csl-citation.json&quot;} RNDxYvyKuYeUF"/> – although this is the 'old' method of tethering the cell to the slide using it's filament, so may also be an underestimate based on progress in the <text:span text:style-name="T9">E. coli </text:span><text:span text:style-name="T22">field.</text:span></text:p>
                        </text:list-item>
                      </text:list>
                    </text:list-item>
                    <text:list-item>
                      <text:p text:style-name="P47"><text:span text:style-name="T110">Suggestion of 13 studs? Figure 2d </text:span><text:reference-mark-start text:name="ZOTERO_ITEM CSL_CITATION {&quot;citationID&quot;:&quot;13n8judqjs&quot;,&quot;properties&quot;:{&quot;formattedCitation&quot;:&quot;(Khan et al., 1991)&quot;,&quot;plainCitation&quot;:&quot;(Khan et al., 1991)&quot;},&quot;citationItems&quot;:[{&quot;id&quot;:2197,&quot;uris&quot;:[&quot;http://zotero.org/users/316567/items/A9J7SSJC&quot;],&quot;uri&quot;:[&quot;http://zotero.org/users/316567/items/A9J7SSJC&quot;],&quot;itemData&quot;:{&quot;id&quot;:2197,&quot;type&quot;:&quot;article-journal&quot;,&quot;title&quot;:&quot;New structural features of the flagellar base in Salmonella typhimurium revealed by rapid-freeze electron microscopy.&quot;,&quot;container-title&quot;:&quot;Journal of Bacteriology&quot;,&quot;page&quot;:&quot;2888-2896&quot;,&quot;volume&quot;:&quot;173&quot;,&quot;issue&quot;:&quot;9&quot;,&quot;source&quot;:&quot;PubMed Central&quot;,&quot;abstract&quot;:&quot;The structure of the flagellar base in Salmonella typhimurium has been studied by rapid-freeze techniques. Freeze-substituted thin sections and freeze-etched replicas of cell envelope preparations have provided complementary information about the flagellar base. The flagellar base has a bell-shaped extension reaching as far as 50 nm into the bacterial cytoplasm. This structure can be recognized in intact bacteria but was studied in detail in cell envelopes, where some flagella lacking parts of the bell were helpful in understanding its substructure. Structural relationships may be inferred between this cytoplasmic component of the flagellum and the recently described flagellar intramembrane particle rings as well as the structures associated with the basal body in isolated, chemically fixed flagella.&quot;,&quot;ISSN&quot;:&quot;0021-9193&quot;,&quot;note&quot;:&quot;PMID: 2019561\nPMCID: PMC207870&quot;,&quot;journalAbbreviation&quot;:&quot;J Bacteriol&quot;,&quot;author&quot;:[{&quot;family&quot;:&quot;Khan&quot;,&quot;given&quot;:&quot;S&quot;},{&quot;family&quot;:&quot;Khan&quot;,&quot;given&quot;:&quot;I H&quot;},{&quot;family&quot;:&quot;Reese&quot;,&quot;given&quot;:&quot;T S&quot;}],&quot;issued&quot;:{&quot;date-parts&quot;:[[1991,5]]}}}],&quot;schema&quot;:&quot;https://github.com/citation-style-language/schema/raw/master/csl-citation.json&quot;} RNDat6N177Lzz"/><text:span text:style-name="T110">(Khan et al., 1991)</text:span><text:reference-mark-end text:name="ZOTERO_ITEM CSL_CITATION {&quot;citationID&quot;:&quot;13n8judqjs&quot;,&quot;properties&quot;:{&quot;formattedCitation&quot;:&quot;(Khan et al., 1991)&quot;,&quot;plainCitation&quot;:&quot;(Khan et al., 1991)&quot;},&quot;citationItems&quot;:[{&quot;id&quot;:2197,&quot;uris&quot;:[&quot;http://zotero.org/users/316567/items/A9J7SSJC&quot;],&quot;uri&quot;:[&quot;http://zotero.org/users/316567/items/A9J7SSJC&quot;],&quot;itemData&quot;:{&quot;id&quot;:2197,&quot;type&quot;:&quot;article-journal&quot;,&quot;title&quot;:&quot;New structural features of the flagellar base in Salmonella typhimurium revealed by rapid-freeze electron microscopy.&quot;,&quot;container-title&quot;:&quot;Journal of Bacteriology&quot;,&quot;page&quot;:&quot;2888-2896&quot;,&quot;volume&quot;:&quot;173&quot;,&quot;issue&quot;:&quot;9&quot;,&quot;source&quot;:&quot;PubMed Central&quot;,&quot;abstract&quot;:&quot;The structure of the flagellar base in Salmonella typhimurium has been studied by rapid-freeze techniques. Freeze-substituted thin sections and freeze-etched replicas of cell envelope preparations have provided complementary information about the flagellar base. The flagellar base has a bell-shaped extension reaching as far as 50 nm into the bacterial cytoplasm. This structure can be recognized in intact bacteria but was studied in detail in cell envelopes, where some flagella lacking parts of the bell were helpful in understanding its substructure. Structural relationships may be inferred between this cytoplasmic component of the flagellum and the recently described flagellar intramembrane particle rings as well as the structures associated with the basal body in isolated, chemically fixed flagella.&quot;,&quot;ISSN&quot;:&quot;0021-9193&quot;,&quot;note&quot;:&quot;PMID: 2019561\nPMCID: PMC207870&quot;,&quot;journalAbbreviation&quot;:&quot;J Bacteriol&quot;,&quot;author&quot;:[{&quot;family&quot;:&quot;Khan&quot;,&quot;given&quot;:&quot;S&quot;},{&quot;family&quot;:&quot;Khan&quot;,&quot;given&quot;:&quot;I H&quot;},{&quot;family&quot;:&quot;Reese&quot;,&quot;given&quot;:&quot;T S&quot;}],&quot;issued&quot;:{&quot;date-parts&quot;:[[1991,5]]}}}],&quot;schema&quot;:&quot;https://github.com/citation-style-language/schema/raw/master/csl-citation.json&quot;} RNDat6N177Lzz"/></text:p>
                    </text:list-item>
                    <text:list-item>
                      <text:p text:style-name="P47"><text:span text:style-name="T110">Bacillus species: Khan did not observe more than 12 studs </text:span><text:reference-mark-start text:name="ZOTERO_ITEM CSL_CITATION {&quot;citationID&quot;:&quot;2bdkrlkc1u&quot;,&quot;properties&quot;:{&quot;formattedCitation&quot;:&quot;(Khan et al., 1992b)&quot;,&quot;plainCitation&quot;:&quot;(Khan et al., 1992b)&quot;},&quot;citationItems&quot;:[{&quot;id&quot;:2347,&quot;uris&quot;:[&quot;http://zotero.org/users/316567/items/EC58CKN7&quot;],&quot;uri&quot;:[&quot;http://zotero.org/users/316567/items/EC58CKN7&quot;],&quot;itemData&quot;:{&quot;id&quot;:2347,&quot;type&quot;:&quot;article-journal&quot;,&quot;title&quot;:&quot;Membrane ultrastructure of alkaliphilic Bacillus species studied by rapid-freeze electron microscopy.&quot;,&quot;container-title&quot;:&quot;Journal of Bacteriology&quot;,&quot;page&quot;:&quot;5123-5126&quot;,&quot;volume&quot;:&quot;174&quot;,&quot;issue&quot;:&quot;15&quot;,&quot;source&quot;:&quot;jb.asm.org&quot;,&quot;ISSN&quot;:&quot;0021-9193, 1098-5530&quot;,&quot;journalAbbreviation&quot;:&quot;J. Bacteriol.&quot;,&quot;language&quot;:&quot;en&quot;,&quot;author&quot;:[{&quot;family&quot;:&quot;Khan&quot;,&quot;given&quot;:&quot;S.&quot;},{&quot;family&quot;:&quot;Ivey&quot;,&quot;given&quot;:&quot;D. M.&quot;},{&quot;family&quot;:&quot;Krulwich&quot;,&quot;given&quot;:&quot;T. A.&quot;}],&quot;issued&quot;:{&quot;date-parts&quot;:[[1992,8,1]]},&quot;accessed&quot;:{&quot;date-parts&quot;:[[2012,7,11]]}}}],&quot;schema&quot;:&quot;https://github.com/citation-style-language/schema/raw/master/csl-citation.json&quot;} RND8H3df3sFf3"/><text:span text:style-name="T110">(Khan et al., 1992b)</text:span><text:reference-mark-end text:name="ZOTERO_ITEM CSL_CITATION {&quot;citationID&quot;:&quot;2bdkrlkc1u&quot;,&quot;properties&quot;:{&quot;formattedCitation&quot;:&quot;(Khan et al., 1992b)&quot;,&quot;plainCitation&quot;:&quot;(Khan et al., 1992b)&quot;},&quot;citationItems&quot;:[{&quot;id&quot;:2347,&quot;uris&quot;:[&quot;http://zotero.org/users/316567/items/EC58CKN7&quot;],&quot;uri&quot;:[&quot;http://zotero.org/users/316567/items/EC58CKN7&quot;],&quot;itemData&quot;:{&quot;id&quot;:2347,&quot;type&quot;:&quot;article-journal&quot;,&quot;title&quot;:&quot;Membrane ultrastructure of alkaliphilic Bacillus species studied by rapid-freeze electron microscopy.&quot;,&quot;container-title&quot;:&quot;Journal of Bacteriology&quot;,&quot;page&quot;:&quot;5123-5126&quot;,&quot;volume&quot;:&quot;174&quot;,&quot;issue&quot;:&quot;15&quot;,&quot;source&quot;:&quot;jb.asm.org&quot;,&quot;ISSN&quot;:&quot;0021-9193, 1098-5530&quot;,&quot;journalAbbreviation&quot;:&quot;J. Bacteriol.&quot;,&quot;language&quot;:&quot;en&quot;,&quot;author&quot;:[{&quot;family&quot;:&quot;Khan&quot;,&quot;given&quot;:&quot;S.&quot;},{&quot;family&quot;:&quot;Ivey&quot;,&quot;given&quot;:&quot;D. M.&quot;},{&quot;family&quot;:&quot;Krulwich&quot;,&quot;given&quot;:&quot;T. A.&quot;}],&quot;issued&quot;:{&quot;date-parts&quot;:[[1992,8,1]]},&quot;accessed&quot;:{&quot;date-parts&quot;:[[2012,7,11]]}}}],&quot;schema&quot;:&quot;https://github.com/citation-style-language/schema/raw/master/csl-citation.json&quot;} RND8H3df3sFf3"/>.<text:span text:style-name="T110"> </text:span></text:p>
                    </text:list-item>
                    <text:list-item>
                      <text:p text:style-name="P47"><text:span text:style-name="T110">Acetobacterium woodii: sodium-driven: 10-12</text:span><text:reference-mark-start text:name="ZOTERO_ITEM CSL_CITATION {&quot;citationID&quot;:&quot;tuo7cebia&quot;,&quot;properties&quot;:{&quot;formattedCitation&quot;:&quot;(Aufurth et al., 1998)&quot;,&quot;plainCitation&quot;:&quot;(Aufurth et al., 1998)&quot;},&quot;citationItems&quot;:[{&quot;id&quot;:1425,&quot;uris&quot;:[&quot;http://zotero.org/users/316567/items/3NIBQEWM&quot;],&quot;uri&quot;:[&quot;http://zotero.org/users/316567/items/3NIBQEWM&quot;],&quot;itemData&quot;:{&quot;id&quot;:1425,&quot;type&quot;:&quot;article-journal&quot;,&quot;title&quot;:&quot;Structure of the Na+-driven flagellum from the homoacetogenic bacterium Acetobacterium woodii&quot;,&quot;container-title&quot;:&quot;FEBS Letters&quot;,&quot;page&quot;:&quot;325-328&quot;,&quot;volume&quot;:&quot;434&quot;,&quot;issue&quot;:&quot;3&quot;,&quot;source&quot;:&quot;ScienceDirect&quot;,&quot;abstract&quot;:&quot;The Na+-dependent flagellum of Acetobacterium woodii was characterised. Flagellin and whole flagella were purified and analysed by SDS-PAGE and electron microscopy. The structure and dimensions of the filament and the hook-basal body, as revealed by electron microscopy, resemble those of H+-dependent flagella from Gram-positive bacteria. Intramembrane particle rings were present at the cell pole in freeze-fractured A. woodii cells, which might correspond to the mot complex.&quot;,&quot;DOI&quot;:&quot;10.1016/S0014-5793(98)01008-4&quot;,&quot;ISSN&quot;:&quot;0014-5793&quot;,&quot;author&quot;:[{&quot;family&quot;:&quot;Aufurth&quot;,&quot;given&quot;:&quot;Sascha&quot;},{&quot;family&quot;:&quot;Madkour&quot;,&quot;given&quot;:&quot;Mohammed&quot;},{&quot;family&quot;:&quot;Mayer&quot;,&quot;given&quot;:&quot;Frank&quot;},{&quot;family&quot;:&quot;Müller&quot;,&quot;given&quot;:&quot;Volker&quot;}],&quot;issued&quot;:{&quot;date-parts&quot;:[[&quot;1998&quot;,9,4]]},&quot;accessed&quot;:{&quot;date-parts&quot;:[[2012,6,7]]}}}],&quot;schema&quot;:&quot;https://github.com/citation-style-language/schema/raw/master/csl-citation.json&quot;} RNDMzraVJE72i"/><text:span text:style-name="T110">(Aufurth et al., 1998)</text:span><text:reference-mark-end text:name="ZOTERO_ITEM CSL_CITATION {&quot;citationID&quot;:&quot;tuo7cebia&quot;,&quot;properties&quot;:{&quot;formattedCitation&quot;:&quot;(Aufurth et al., 1998)&quot;,&quot;plainCitation&quot;:&quot;(Aufurth et al., 1998)&quot;},&quot;citationItems&quot;:[{&quot;id&quot;:1425,&quot;uris&quot;:[&quot;http://zotero.org/users/316567/items/3NIBQEWM&quot;],&quot;uri&quot;:[&quot;http://zotero.org/users/316567/items/3NIBQEWM&quot;],&quot;itemData&quot;:{&quot;id&quot;:1425,&quot;type&quot;:&quot;article-journal&quot;,&quot;title&quot;:&quot;Structure of the Na+-driven flagellum from the homoacetogenic bacterium Acetobacterium woodii&quot;,&quot;container-title&quot;:&quot;FEBS Letters&quot;,&quot;page&quot;:&quot;325-328&quot;,&quot;volume&quot;:&quot;434&quot;,&quot;issue&quot;:&quot;3&quot;,&quot;source&quot;:&quot;ScienceDirect&quot;,&quot;abstract&quot;:&quot;The Na+-dependent flagellum of Acetobacterium woodii was characterised. Flagellin and whole flagella were purified and analysed by SDS-PAGE and electron microscopy. The structure and dimensions of the filament and the hook-basal body, as revealed by electron microscopy, resemble those of H+-dependent flagella from Gram-positive bacteria. Intramembrane particle rings were present at the cell pole in freeze-fractured A. woodii cells, which might correspond to the mot complex.&quot;,&quot;DOI&quot;:&quot;10.1016/S0014-5793(98)01008-4&quot;,&quot;ISSN&quot;:&quot;0014-5793&quot;,&quot;author&quot;:[{&quot;family&quot;:&quot;Aufurth&quot;,&quot;given&quot;:&quot;Sascha&quot;},{&quot;family&quot;:&quot;Madkour&quot;,&quot;given&quot;:&quot;Mohammed&quot;},{&quot;family&quot;:&quot;Mayer&quot;,&quot;given&quot;:&quot;Frank&quot;},{&quot;family&quot;:&quot;Müller&quot;,&quot;given&quot;:&quot;Volker&quot;}],&quot;issued&quot;:{&quot;date-parts&quot;:[[&quot;1998&quot;,9,4]]},&quot;accessed&quot;:{&quot;date-parts&quot;:[[2012,6,7]]}}}],&quot;schema&quot;:&quot;https://github.com/citation-style-language/schema/raw/master/csl-citation.json&quot;} RNDMzraVJE72i"/></text:p>
                      <text:list>
                        <text:list-item>
                          <text:p text:style-name="P47">Inner hole diameter ~25nm (consistent with MS ring)</text:p>
                        </text:list-item>
                      </text:list>
                    </text:list-item>
                    <text:list-item>
                      <text:p text:style-name="P74"><text:span text:style-name="T9">Bdellovibrio</text:span><text:span text:style-name="T22"> </text:span><text:reference-mark-start text:name="ZOTERO_ITEM CSL_CITATION {&quot;citationID&quot;:&quot;27psqvtpqv&quot;,&quot;properties&quot;:{&quot;formattedCitation&quot;:&quot;(Morehouse et al., 2011)&quot;,&quot;plainCitation&quot;:&quot;(Morehouse et al., 2011)&quot;},&quot;citationItems&quot;:[{&quot;id&quot;:962,&quot;uris&quot;:[&quot;http://zotero.org/users/316567/items/DT5653H9&quot;],&quot;uri&quot;:[&quot;http://zotero.org/users/316567/items/DT5653H9&quot;],&quot;itemData&quot;:{&quot;id&quot;:962,&quot;type&quot;:&quot;article-journal&quot;,&quot;title&quot;:&quot;Three motAB stator gene products in Bdellovibrio bacteriovorus contribute to motility of a single flagellum during predatory and prey-independent growth&quot;,&quot;container-title&quot;:&quot;Journal of Bacteriology&quot;,&quot;page&quot;:&quot;932-943&quot;,&quot;volume&quot;:&quot;193&quot;,&quot;issue&quot;:&quot;4&quot;,&quot;source&quot;:&quot;NCBI PubMed&quot;,&quot;abstract&quot;:&quot;The predatory bacterium Bdellovibrio bacteriovorus uses flagellar motility to locate regions rich in Gram-negative prey bacteria, colliding and attaching to prey and then ceasing flagellar motility. Prey are then invaded to form a \&quot;bdelloplast\&quot; in a type IV pilus-dependent process, and prey contents are digested, allowing Bdellovibrio growth and septation. After septation, Bdellovibrio flagellar motility resumes inside the prey bdelloplast prior to its lysis and escape of Bdellovibrio progeny. Bdellovibrio can also grow slowly outside prey as long flagellate host-independent (HI) cells, cultured on peptone-rich media. The B. bacteriovorus HD100 genome encodes three pairs of MotAB flagellar motor proteins, each of which could potentially form an inner membrane ion channel, interact with the FliG flagellar rotor ring, and produce flagellar rotation. In 2004, Flannagan and coworkers (R. S. Flannagan, M. A. Valvano, and S. F. Koval, Microbiology 150:649-656, 2004) used antisense RNA and green fluorescent protein (GFP) expression to downregulate a single Bdellovibrio motA gene and reported slowed release from the bdelloplast and altered motility of the progeny. Here we inactivated each pair of motAB genes and found that each pair contributes to motility, both predatorily, inside the bdelloplast and during HI growth; however, each pair was dispensable, and deletion of no pair abolished motility totally. Driving-ion studies with phenamil, carbonyl cyanide m-chlorophenylhydrazone (CCCP), and different pH and sodium conditions indicated that all Mot pairs are proton driven, although the sequence similarities of each Mot pair suggests that some may originate from halophilic species. Thus, Bdellovibrio is a \&quot;dedicated motorist,\&quot; retaining and expressing three pairs of mot genes.&quot;,&quot;DOI&quot;:&quot;10.1128/JB.00941-10&quot;,&quot;ISSN&quot;:&quot;1098-5530&quot;,&quot;note&quot;:&quot;PMID: 21148728&quot;,&quot;journalAbbreviation&quot;:&quot;J. Bacteriol.&quot;,&quot;author&quot;:[{&quot;family&quot;:&quot;Morehouse&quot;,&quot;given&quot;:&quot;Karen A&quot;},{&quot;family&quot;:&quot;Hobley&quot;,&quot;given&quot;:&quot;Laura&quot;},{&quot;family&quot;:&quot;Capeness&quot;,&quot;given&quot;:&quot;Michael&quot;},{&quot;family&quot;:&quot;Sockett&quot;,&quot;given&quot;:&quot;R Elizabeth&quot;}],&quot;issued&quot;:{&quot;date-parts&quot;:[[&quot;2011&quot;,2]]},&quot;accessed&quot;:{&quot;date-parts&quot;:[[2011,11,7]]}}}],&quot;schema&quot;:&quot;https://github.com/citation-style-language/schema/raw/master/csl-citation.json&quot;} RNDW6JKmesquE"/><text:span text:style-name="T22">(Morehouse et al., 2011)</text:span><text:reference-mark-end text:name="ZOTERO_ITEM CSL_CITATION {&quot;citationID&quot;:&quot;27psqvtpqv&quot;,&quot;properties&quot;:{&quot;formattedCitation&quot;:&quot;(Morehouse et al., 2011)&quot;,&quot;plainCitation&quot;:&quot;(Morehouse et al., 2011)&quot;},&quot;citationItems&quot;:[{&quot;id&quot;:962,&quot;uris&quot;:[&quot;http://zotero.org/users/316567/items/DT5653H9&quot;],&quot;uri&quot;:[&quot;http://zotero.org/users/316567/items/DT5653H9&quot;],&quot;itemData&quot;:{&quot;id&quot;:962,&quot;type&quot;:&quot;article-journal&quot;,&quot;title&quot;:&quot;Three motAB stator gene products in Bdellovibrio bacteriovorus contribute to motility of a single flagellum during predatory and prey-independent growth&quot;,&quot;container-title&quot;:&quot;Journal of Bacteriology&quot;,&quot;page&quot;:&quot;932-943&quot;,&quot;volume&quot;:&quot;193&quot;,&quot;issue&quot;:&quot;4&quot;,&quot;source&quot;:&quot;NCBI PubMed&quot;,&quot;abstract&quot;:&quot;The predatory bacterium Bdellovibrio bacteriovorus uses flagellar motility to locate regions rich in Gram-negative prey bacteria, colliding and attaching to prey and then ceasing flagellar motility. Prey are then invaded to form a \&quot;bdelloplast\&quot; in a type IV pilus-dependent process, and prey contents are digested, allowing Bdellovibrio growth and septation. After septation, Bdellovibrio flagellar motility resumes inside the prey bdelloplast prior to its lysis and escape of Bdellovibrio progeny. Bdellovibrio can also grow slowly outside prey as long flagellate host-independent (HI) cells, cultured on peptone-rich media. The B. bacteriovorus HD100 genome encodes three pairs of MotAB flagellar motor proteins, each of which could potentially form an inner membrane ion channel, interact with the FliG flagellar rotor ring, and produce flagellar rotation. In 2004, Flannagan and coworkers (R. S. Flannagan, M. A. Valvano, and S. F. Koval, Microbiology 150:649-656, 2004) used antisense RNA and green fluorescent protein (GFP) expression to downregulate a single Bdellovibrio motA gene and reported slowed release from the bdelloplast and altered motility of the progeny. Here we inactivated each pair of motAB genes and found that each pair contributes to motility, both predatorily, inside the bdelloplast and during HI growth; however, each pair was dispensable, and deletion of no pair abolished motility totally. Driving-ion studies with phenamil, carbonyl cyanide m-chlorophenylhydrazone (CCCP), and different pH and sodium conditions indicated that all Mot pairs are proton driven, although the sequence similarities of each Mot pair suggests that some may originate from halophilic species. Thus, Bdellovibrio is a \&quot;dedicated motorist,\&quot; retaining and expressing three pairs of mot genes.&quot;,&quot;DOI&quot;:&quot;10.1128/JB.00941-10&quot;,&quot;ISSN&quot;:&quot;1098-5530&quot;,&quot;note&quot;:&quot;PMID: 21148728&quot;,&quot;journalAbbreviation&quot;:&quot;J. Bacteriol.&quot;,&quot;author&quot;:[{&quot;family&quot;:&quot;Morehouse&quot;,&quot;given&quot;:&quot;Karen A&quot;},{&quot;family&quot;:&quot;Hobley&quot;,&quot;given&quot;:&quot;Laura&quot;},{&quot;family&quot;:&quot;Capeness&quot;,&quot;given&quot;:&quot;Michael&quot;},{&quot;family&quot;:&quot;Sockett&quot;,&quot;given&quot;:&quot;R Elizabeth&quot;}],&quot;issued&quot;:{&quot;date-parts&quot;:[[&quot;2011&quot;,2]]},&quot;accessed&quot;:{&quot;date-parts&quot;:[[2011,11,7]]}}}],&quot;schema&quot;:&quot;https://github.com/citation-style-language/schema/raw/master/csl-citation.json&quot;} RNDW6JKmesquE"/></text:p>
                    </text:list-item>
                    <text:list-item>
                      <text:p text:style-name="P74">Two stators in <text:span text:style-name="T9">Pseudomonas syringae </text:span>pv. Tabaci 6605 <text:reference-mark-start text:name="ZOTERO_ITEM CSL_CITATION {&quot;citationID&quot;:&quot;1pln8u7pd9&quot;,&quot;properties&quot;:{&quot;formattedCitation&quot;:&quot;(Kanda et al., 2011)&quot;,&quot;plainCitation&quot;:&quot;(Kanda et al., 2011)&quot;},&quot;citationItems&quot;:[{&quot;id&quot;:2731,&quot;uris&quot;:[&quot;http://zotero.org/users/316567/items/SHZ7XFQ4&quot;],&quot;uri&quot;:[&quot;http://zotero.org/users/316567/items/SHZ7XFQ4&quot;],&quot;itemData&quot;:{&quot;id&quot;:2731,&quot;type&quot;:&quot;article-journal&quot;,&quot;title&quot;:&quot;Two flagellar stators and their roles in motility and virulence in Pseudomonas syringae pv. tabaci 6605&quot;,&quot;container-title&quot;:&quot;Molecular Genetics and Genomics&quot;,&quot;page&quot;:&quot;163-174&quot;,&quot;volume&quot;:&quot;285&quot;,&quot;issue&quot;:&quot;2&quot;,&quot;source&quot;:&quot;SpringerLink&quot;,&quot;abstract&quot;:&quot;The motor proteins around the flagellar basal body consist of two cytoplasmic membrane proteins, MotA and MotB, and function as a complex that acts as the stator to generate the torque that drives rotation. Genome analysis of several Pseudomonas syringae pathovars revealed that there are two sets of genes encoding motor proteins: motAB and motCD . Deduced amino acid sequences for MotA/B and MotC/D showed homologies to the H + -driven stator from Escherichia coli and Na + -driven stator from Vibrio alginolyticus , respectively. However, the swimming motility of P. syringae pv. tabaci ( Pta ) 6605 was inhibited by the protonophore carbonyl cyanide m -chlorophenylhydrazone but not by the sodium stator-specific inhibitor phenamil. To identify a gene encoding the stator protein required for motility, &amp;#8710; motAB , &amp;#8710; motCD , and &amp;#8710; motABCD mutants were generated. The &amp;#8710; motCD mutant had remarkably reduced and the &amp;#8710; motABCD mutant completely abolished swimming motilities, whereas the &amp;#8710; motAB mutant retained some degree of these abilities. The &amp;#8710; motCD and &amp;#8710; motABCD mutants did not produce N -acyl-homoserine lactones (AHLs), quorum-sensing molecules in this pathogen, and remarkably reduced the ability to cause disease in host tobacco leaves, as we previously observed in the &amp;#8710; fliC mutant strain. These results strongly indicate that both stator pairs in Pta 6605 are proton-dependent and that MotCD is important for not only flagellar motility but also for production of AHLs and the ability to cause disease in host plants.&quot;,&quot;DOI&quot;:&quot;10.1007/s00438-010-0594-8&quot;,&quot;ISSN&quot;:&quot;1617-4615&quot;,&quot;author&quot;:[{&quot;family&quot;:&quot;Kanda&quot;,&quot;given&quot;:&quot;Eiko&quot;},{&quot;family&quot;:&quot;Tatsuta&quot;,&quot;given&quot;:&quot;Takafumi&quot;},{&quot;family&quot;:&quot;Suzuki&quot;,&quot;given&quot;:&quot;Tomoko&quot;},{&quot;family&quot;:&quot;Taguchi&quot;,&quot;given&quot;:&quot;Fumiko&quot;},{&quot;family&quot;:&quot;Naito&quot;,&quot;given&quot;:&quot;Kana&quot;},{&quot;family&quot;:&quot;Inagaki&quot;,&quot;given&quot;:&quot;Yoshishige&quot;},{&quot;family&quot;:&quot;Toyoda&quot;,&quot;given&quot;:&quot;Kazuhiro&quot;},{&quot;family&quot;:&quot;Shiraishi&quot;,&quot;given&quot;:&quot;Tomonori&quot;},{&quot;family&quot;:&quot;Ichinose&quot;,&quot;given&quot;:&quot;Yuki&quot;}],&quot;issued&quot;:{&quot;date-parts&quot;:[[2011]]},&quot;accessed&quot;:{&quot;date-parts&quot;:[[2012,6,7]]}}}],&quot;schema&quot;:&quot;https://github.com/citation-style-language/schema/raw/master/csl-citation.json&quot;} RNDytmL3yHKjR"/>(Kanda et al., 2011)<text:reference-mark-end text:name="ZOTERO_ITEM CSL_CITATION {&quot;citationID&quot;:&quot;1pln8u7pd9&quot;,&quot;properties&quot;:{&quot;formattedCitation&quot;:&quot;(Kanda et al., 2011)&quot;,&quot;plainCitation&quot;:&quot;(Kanda et al., 2011)&quot;},&quot;citationItems&quot;:[{&quot;id&quot;:2731,&quot;uris&quot;:[&quot;http://zotero.org/users/316567/items/SHZ7XFQ4&quot;],&quot;uri&quot;:[&quot;http://zotero.org/users/316567/items/SHZ7XFQ4&quot;],&quot;itemData&quot;:{&quot;id&quot;:2731,&quot;type&quot;:&quot;article-journal&quot;,&quot;title&quot;:&quot;Two flagellar stators and their roles in motility and virulence in Pseudomonas syringae pv. tabaci 6605&quot;,&quot;container-title&quot;:&quot;Molecular Genetics and Genomics&quot;,&quot;page&quot;:&quot;163-174&quot;,&quot;volume&quot;:&quot;285&quot;,&quot;issue&quot;:&quot;2&quot;,&quot;source&quot;:&quot;SpringerLink&quot;,&quot;abstract&quot;:&quot;The motor proteins around the flagellar basal body consist of two cytoplasmic membrane proteins, MotA and MotB, and function as a complex that acts as the stator to generate the torque that drives rotation. Genome analysis of several Pseudomonas syringae pathovars revealed that there are two sets of genes encoding motor proteins: motAB and motCD . Deduced amino acid sequences for MotA/B and MotC/D showed homologies to the H + -driven stator from Escherichia coli and Na + -driven stator from Vibrio alginolyticus , respectively. However, the swimming motility of P. syringae pv. tabaci ( Pta ) 6605 was inhibited by the protonophore carbonyl cyanide m -chlorophenylhydrazone but not by the sodium stator-specific inhibitor phenamil. To identify a gene encoding the stator protein required for motility, &amp;#8710; motAB , &amp;#8710; motCD , and &amp;#8710; motABCD mutants were generated. The &amp;#8710; motCD mutant had remarkably reduced and the &amp;#8710; motABCD mutant completely abolished swimming motilities, whereas the &amp;#8710; motAB mutant retained some degree of these abilities. The &amp;#8710; motCD and &amp;#8710; motABCD mutants did not produce N -acyl-homoserine lactones (AHLs), quorum-sensing molecules in this pathogen, and remarkably reduced the ability to cause disease in host tobacco leaves, as we previously observed in the &amp;#8710; fliC mutant strain. These results strongly indicate that both stator pairs in Pta 6605 are proton-dependent and that MotCD is important for not only flagellar motility but also for production of AHLs and the ability to cause disease in host plants.&quot;,&quot;DOI&quot;:&quot;10.1007/s00438-010-0594-8&quot;,&quot;ISSN&quot;:&quot;1617-4615&quot;,&quot;author&quot;:[{&quot;family&quot;:&quot;Kanda&quot;,&quot;given&quot;:&quot;Eiko&quot;},{&quot;family&quot;:&quot;Tatsuta&quot;,&quot;given&quot;:&quot;Takafumi&quot;},{&quot;family&quot;:&quot;Suzuki&quot;,&quot;given&quot;:&quot;Tomoko&quot;},{&quot;family&quot;:&quot;Taguchi&quot;,&quot;given&quot;:&quot;Fumiko&quot;},{&quot;family&quot;:&quot;Naito&quot;,&quot;given&quot;:&quot;Kana&quot;},{&quot;family&quot;:&quot;Inagaki&quot;,&quot;given&quot;:&quot;Yoshishige&quot;},{&quot;family&quot;:&quot;Toyoda&quot;,&quot;given&quot;:&quot;Kazuhiro&quot;},{&quot;family&quot;:&quot;Shiraishi&quot;,&quot;given&quot;:&quot;Tomonori&quot;},{&quot;family&quot;:&quot;Ichinose&quot;,&quot;given&quot;:&quot;Yuki&quot;}],&quot;issued&quot;:{&quot;date-parts&quot;:[[2011]]},&quot;accessed&quot;:{&quot;date-parts&quot;:[[2012,6,7]]}}}],&quot;schema&quot;:&quot;https://github.com/citation-style-language/schema/raw/master/csl-citation.json&quot;} RNDytmL3yHKjR"/></text:p>
                      <text:list>
                        <text:list-item>
                          <text:p text:style-name="P74">MotAB, MotCD</text:p>
                        </text:list-item>
                      </text:list>
                    </text:list-item>
                    <text:list-item>
                      <text:p text:style-name="P74">Pseudomonas aeruginosa <text:reference-mark-start text:name="ZOTERO_ITEM CSL_CITATION {&quot;citationID&quot;:&quot;lkne5ft72&quot;,&quot;properties&quot;:{&quot;formattedCitation&quot;:&quot;(Doyle et al., 2004)&quot;,&quot;plainCitation&quot;:&quot;(Doyle et al., 2004)&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schema&quot;:&quot;https://github.com/citation-style-language/schema/raw/master/csl-citation.json&quot;} RNDDk3dLJfvZa"/>(Doyle et al., 2004)<text:reference-mark-end text:name="ZOTERO_ITEM CSL_CITATION {&quot;citationID&quot;:&quot;lkne5ft72&quot;,&quot;properties&quot;:{&quot;formattedCitation&quot;:&quot;(Doyle et al., 2004)&quot;,&quot;plainCitation&quot;:&quot;(Doyle et al., 2004)&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schema&quot;:&quot;https://github.com/citation-style-language/schema/raw/master/csl-citation.json&quot;} RNDDk3dLJfvZa"/></text:p>
                      <text:list>
                        <text:list-item>
                          <text:p text:style-name="P74">MotAB and paralogs MotCD</text:p>
                        </text:list-item>
                        <text:list-item>
                          <text:p text:style-name="P74">Can function as heterogenous complexes</text:p>
                        </text:list-item>
                        <text:list-item>
                          <text:p text:style-name="P74">MotY also! Required for MotAB</text:p>
                        </text:list-item>
                      </text:list>
                    </text:list-item>
                    <text:list-item>
                      <text:p text:style-name="P49"><text:span text:style-name="T9">Shigella </text:span>has two stator complexes that interchange <text:span text:style-name="T139">(ref???)</text:span>;</text:p>
                    </text:list-item>
                    <text:list-item>
                      <text:p text:style-name="P49">Halomonas reported to be able to use both proton and sodium gradients, although molecular basis is unknown <text:reference-mark-start text:name="ZOTERO_ITEM CSL_CITATION {&quot;citationID&quot;:&quot;24rhmeehel&quot;,&quot;properties&quot;:{&quot;formattedCitation&quot;:&quot;(Kita-Tsukamoto et al., 2004)&quot;,&quot;plainCitation&quot;:&quot;(Kita-Tsukamoto et al., 2004)&quot;},&quot;citationItems&quot;:[{&quot;id&quot;:2124,&quot;uris&quot;:[&quot;http://zotero.org/users/316567/items/7ZPANTC5&quot;],&quot;uri&quot;:[&quot;http://zotero.org/users/316567/items/7ZPANTC5&quot;],&quot;itemData&quot;:{&quot;id&quot;:2124,&quot;type&quot;:&quot;article-journal&quot;,&quot;title&quot;:&quot;Flagellar motors of marine bacteria Halomonas are driven by both protons and sodium ions&quot;,&quot;container-title&quot;:&quot;Canadian Journal of Microbiology&quot;,&quot;page&quot;:&quot;369-374&quot;,&quot;volume&quot;:&quot;50&quot;,&quot;issue&quot;:&quot;5&quot;,&quot;source&quot;:&quot;CrossRef&quot;,&quot;DOI&quot;:&quot;10.1139/w04-021&quot;,&quot;ISSN&quot;:&quot;0008-4166, 1480-3275&quot;,&quot;author&quot;:[{&quot;family&quot;:&quot;Kita-Tsukamoto&quot;,&quot;given&quot;:&quot;K&quot;},{&quot;family&quot;:&quot;Wada&quot;,&quot;given&quot;:&quot;M&quot;},{&quot;family&quot;:&quot;Yao&quot;,&quot;given&quot;:&quot;K&quot;},{&quot;family&quot;:&quot;Nishino&quot;,&quot;given&quot;:&quot;T&quot;},{&quot;family&quot;:&quot;Kogure&quot;,&quot;given&quot;:&quot;K&quot;}],&quot;issued&quot;:{&quot;date-parts&quot;:[[2004,5]]},&quot;accessed&quot;:{&quot;date-parts&quot;:[[2012,5,30]]}}}],&quot;schema&quot;:&quot;https://github.com/citation-style-language/schema/raw/master/csl-citation.json&quot;} RNDTiRO0uQGVP"/>(Kita-Tsukamoto et al., 2004)<text:reference-mark-end text:name="ZOTERO_ITEM CSL_CITATION {&quot;citationID&quot;:&quot;24rhmeehel&quot;,&quot;properties&quot;:{&quot;formattedCitation&quot;:&quot;(Kita-Tsukamoto et al., 2004)&quot;,&quot;plainCitation&quot;:&quot;(Kita-Tsukamoto et al., 2004)&quot;},&quot;citationItems&quot;:[{&quot;id&quot;:2124,&quot;uris&quot;:[&quot;http://zotero.org/users/316567/items/7ZPANTC5&quot;],&quot;uri&quot;:[&quot;http://zotero.org/users/316567/items/7ZPANTC5&quot;],&quot;itemData&quot;:{&quot;id&quot;:2124,&quot;type&quot;:&quot;article-journal&quot;,&quot;title&quot;:&quot;Flagellar motors of marine bacteria Halomonas are driven by both protons and sodium ions&quot;,&quot;container-title&quot;:&quot;Canadian Journal of Microbiology&quot;,&quot;page&quot;:&quot;369-374&quot;,&quot;volume&quot;:&quot;50&quot;,&quot;issue&quot;:&quot;5&quot;,&quot;source&quot;:&quot;CrossRef&quot;,&quot;DOI&quot;:&quot;10.1139/w04-021&quot;,&quot;ISSN&quot;:&quot;0008-4166, 1480-3275&quot;,&quot;author&quot;:[{&quot;family&quot;:&quot;Kita-Tsukamoto&quot;,&quot;given&quot;:&quot;K&quot;},{&quot;family&quot;:&quot;Wada&quot;,&quot;given&quot;:&quot;M&quot;},{&quot;family&quot;:&quot;Yao&quot;,&quot;given&quot;:&quot;K&quot;},{&quot;family&quot;:&quot;Nishino&quot;,&quot;given&quot;:&quot;T&quot;},{&quot;family&quot;:&quot;Kogure&quot;,&quot;given&quot;:&quot;K&quot;}],&quot;issued&quot;:{&quot;date-parts&quot;:[[2004,5]]},&quot;accessed&quot;:{&quot;date-parts&quot;:[[2012,5,30]]}}}],&quot;schema&quot;:&quot;https://github.com/citation-style-language/schema/raw/master/csl-citation.json&quot;} RNDTiRO0uQGVP"/>.</text:p>
                    </text:list-item>
                  </text:list>
                </text:list-item>
                <text:list-item>
                  <text:p text:style-name="P77">Other data</text:p>
                  <text:list>
                    <text:list-item>
                      <text:p text:style-name="P47">Evidence of 10-13(?) stators for E. coli </text:p>
                      <text:list>
                        <text:list-item>
                          <text:p text:style-name="P47">From studs, also Richard Berry.</text:p>
                        </text:list-item>
                        <text:list-item>
                          <text:p text:style-name="P47">Not visualized in published E. coli or Salmonella structures likely because cells needed to be gently lysed. Future ongoing work with minicell strains will hopefully resolve this problem. </text:p>
                        </text:list-item>
                      </text:list>
                    </text:list-item>
                    <text:list-item>
                      <text:p text:style-name="P47">Hylemonella: 13</text:p>
                    </text:list-item>
                    <text:list-item>
                      <text:p text:style-name="P47">Spirochaetes: 16: say that they claim to be stators by Liu– but not clear if they are.</text:p>
                    </text:list-item>
                    <text:list-item>
                      <text:p text:style-name="P77">Campy: 17-fold where stator expected to be (unpublished results).</text:p>
                    </text:list-item>
                    <text:list-item>
                      <text:p text:style-name="P47"><text:span text:style-name="T110">Bacillus firmus shows 5-9 steps during inactivation</text:span><text:reference-mark-start text:name="ZOTERO_ITEM CSL_CITATION {&quot;citationID&quot;:&quot;c5dcnv9mk&quot;,&quot;properties&quot;:{&quot;formattedCitation&quot;:&quot;(Muramoto et al., 1994)&quot;,&quot;plainCitation&quot;:&quot;(Muramoto et al., 1994)&quot;},&quot;citationItems&quot;:[{&quot;id&quot;:2123,&quot;uris&quot;:[&quot;http://zotero.org/users/316567/items/7XT9ST2I&quot;],&quot;uri&quot;:[&quot;http://zotero.org/users/316567/items/7XT9ST2I&quot;],&quot;itemData&quot;:{&quot;id&quot;:2123,&quot;type&quot;:&quot;article-journal&quot;,&quot;title&quot;:&quot;Successive inactivation of the force-generating units of sodium-driven bacterial flagellar motors by a photoreactive amiloride analog.&quot;,&quot;container-title&quot;:&quot;Journal of Biological Chemistry&quot;,&quot;page&quot;:&quot;3374-3380&quot;,&quot;volume&quot;:&quot;269&quot;,&quot;issue&quot;:&quot;5&quot;,&quot;source&quot;:&quot;www.jbc.org&quot;,&quot;ISSN&quot;:&quot;0021-9258, 1083-351X&quot;,&quot;journalAbbreviation&quot;:&quot;J. Biol. Chem.&quot;,&quot;language&quot;:&quot;en&quot;,&quot;author&quot;:[{&quot;family&quot;:&quot;Muramoto&quot;,&quot;given&quot;:&quot;K.&quot;},{&quot;family&quot;:&quot;Sugiyama&quot;,&quot;given&quot;:&quot;S.&quot;},{&quot;family&quot;:&quot;Cragoe&quot;,&quot;given&quot;:&quot;E. J.&quot;},{&quot;family&quot;:&quot;Imae&quot;,&quot;given&quot;:&quot;Y.&quot;}],&quot;issued&quot;:{&quot;date-parts&quot;:[[1994,2,4]]},&quot;accessed&quot;:{&quot;date-parts&quot;:[[2012,7,25]]}}}],&quot;schema&quot;:&quot;https://github.com/citation-style-language/schema/raw/master/csl-citation.json&quot;} RNDosxGYigO4u"/><text:span text:style-name="T110">(Muramoto et al., 1994)</text:span><text:reference-mark-end text:name="ZOTERO_ITEM CSL_CITATION {&quot;citationID&quot;:&quot;c5dcnv9mk&quot;,&quot;properties&quot;:{&quot;formattedCitation&quot;:&quot;(Muramoto et al., 1994)&quot;,&quot;plainCitation&quot;:&quot;(Muramoto et al., 1994)&quot;},&quot;citationItems&quot;:[{&quot;id&quot;:2123,&quot;uris&quot;:[&quot;http://zotero.org/users/316567/items/7XT9ST2I&quot;],&quot;uri&quot;:[&quot;http://zotero.org/users/316567/items/7XT9ST2I&quot;],&quot;itemData&quot;:{&quot;id&quot;:2123,&quot;type&quot;:&quot;article-journal&quot;,&quot;title&quot;:&quot;Successive inactivation of the force-generating units of sodium-driven bacterial flagellar motors by a photoreactive amiloride analog.&quot;,&quot;container-title&quot;:&quot;Journal of Biological Chemistry&quot;,&quot;page&quot;:&quot;3374-3380&quot;,&quot;volume&quot;:&quot;269&quot;,&quot;issue&quot;:&quot;5&quot;,&quot;source&quot;:&quot;www.jbc.org&quot;,&quot;ISSN&quot;:&quot;0021-9258, 1083-351X&quot;,&quot;journalAbbreviation&quot;:&quot;J. Biol. Chem.&quot;,&quot;language&quot;:&quot;en&quot;,&quot;author&quot;:[{&quot;family&quot;:&quot;Muramoto&quot;,&quot;given&quot;:&quot;K.&quot;},{&quot;family&quot;:&quot;Sugiyama&quot;,&quot;given&quot;:&quot;S.&quot;},{&quot;family&quot;:&quot;Cragoe&quot;,&quot;given&quot;:&quot;E. J.&quot;},{&quot;family&quot;:&quot;Imae&quot;,&quot;given&quot;:&quot;Y.&quot;}],&quot;issued&quot;:{&quot;date-parts&quot;:[[1994,2,4]]},&quot;accessed&quot;:{&quot;date-parts&quot;:[[2012,7,25]]}}}],&quot;schema&quot;:&quot;https://github.com/citation-style-language/schema/raw/master/csl-citation.json&quot;} RNDosxGYigO4u"/>.</text:p>
                    </text:list-item>
                  </text:list>
                </text:list-item>
                <text:list-item>
                  <text:p text:style-name="P77">Relationship of stud diameter to C-ring diameter.</text:p>
                </text:list-item>
                <text:list-item>
                  <text:p text:style-name="P47">Electron-cryo tomography</text:p>
                  <text:list>
                    <text:list-item>
                      <text:p text:style-name="P47">Stators complexes have not yet satisfactorily identified in subtomogram averages of <text:span text:style-name="T16">in situ</text:span> machinery, although it has been posited that some periplasmic densities correspond to stators based on their location proximal to the C-ring <text:reference-mark-start text:name="ZOTERO_ITEM CSL_CITATION {&quot;citationID&quot;:&quot;46pbcq4tt&quot;,&quot;properties&quot;:{&quot;formattedCitation&quot;:&quot;(Murphy et al., 2006; Liu et al., 2009)&quot;,&quot;plainCitation&quot;:&quot;(Murphy et al., 2006; Liu et al., 2009)&quot;},&quot;citationItems&quot;:[{&quot;id&quot;:1623,&quot;uris&quot;:[&quot;http://zotero.org/users/316567/items/KXPV35ZM&quot;],&quot;itemData&quot;:{&quot;id&quot;:1623,&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54HTU0kduL"/>(Murphy et al., 2006; Liu et al., 2009)<text:reference-mark-end text:name="ZOTERO_ITEM CSL_CITATION {&quot;citationID&quot;:&quot;46pbcq4tt&quot;,&quot;properties&quot;:{&quot;formattedCitation&quot;:&quot;(Murphy et al., 2006; Liu et al., 2009)&quot;,&quot;plainCitation&quot;:&quot;(Murphy et al., 2006; Liu et al., 2009)&quot;},&quot;citationItems&quot;:[{&quot;id&quot;:1623,&quot;uris&quot;:[&quot;http://zotero.org/users/316567/items/KXPV35ZM&quot;],&quot;itemData&quot;:{&quot;id&quot;:1623,&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54HTU0kduL"/>.</text:p>
                    </text:list-item>
                    <text:list-item>
                      <text:p text:style-name="P60"><text:span text:style-name="T4">Indeed, putative stator complexes are only present in organisms with large periplasmic elaborations not </text:span><text:span text:style-name="T4">present in </text:span><text:span text:style-name="T16">Salmonella</text:span><text:span text:style-name="T4">. </text:span></text:p>
                    </text:list-item>
                    <text:list-item>
                      <text:p text:style-name="P64">This does not account for why stators are not apparent in other organisms. It may </text:p>
                      <text:list>
                        <text:list-item>
                          <text:p text:style-name="P47">symmetry mismatch during averaging will smear out. Will require technique development</text:p>
                        </text:list-item>
                        <text:list-item>
                          <text:p text:style-name="P47">Partial occupancy adds to problems</text:p>
                        </text:list-item>
                      </text:list>
                    </text:list-item>
                    <text:list-item>
                      <text:p text:style-name="P47">Does Hylemonella structure look like stators? This is the ONLY case</text:p>
                    </text:list-item>
                    <text:list-item>
                      <text:p text:style-name="P47">Spirochaetes 'claim' to be stators (and what else can they be?), but must include other proteins as well.</text:p>
                    </text:list-item>
                    <text:list-item>
                      <text:p text:style-name="P47">...correlates to C-ring diameter and power of motor, to an approximation.</text:p>
                    </text:list-item>
                  </text:list>
                </text:list-item>
                <text:list-item>
                  <text:p text:style-name="P47">MotXY and the T-ring: required if B protein has PomB C-terminal domain.</text:p>
                  <text:list>
                    <text:list-item>
                      <text:p text:style-name="P47">Can repleace PomB<text:span text:style-name="T61">C</text:span> with MotB<text:span text:style-name="T61">C</text:span> to form PotB; then place PomA/PotB in E.coli to make Na+-driven motor.</text:p>
                    </text:list-item>
                    <text:list-item>
                      <text:p text:style-name="P47">Additional interesting information about what stators are interacting with!</text:p>
                    </text:list-item>
                    <text:list-item>
                      <text:p text:style-name="P47">Nevertheless, stators are also dynamic in <text:span text:style-name="T9">V. alginolyticus</text:span><text:span text:style-name="T22"> (Michio).</text:span></text:p>
                    </text:list-item>
                  </text:list>
                </text:list-item>
                <text:list-item>
                  <text:p text:style-name="P47">MotCD from <text:span text:style-name="T9">Sinorhizobium meliloti.</text:span></text:p>
                </text:list-item>
                <text:list-item>
                  <text:p text:style-name="P74"><text:span text:style-name="T9">P. aeruginosa </text:span><text:span text:style-name="T22">has MotAB and MotCD; MotCD apparently generates higher torque </text:span><text:reference-mark-start text:name="ZOTERO_ITEM CSL_CITATION {&quot;citationID&quot;:&quot;kfh4de9j2&quot;,&quot;properties&quot;:{&quot;formattedCitation&quot;:&quot;(Toutain et al., 2005)&quot;,&quot;plainCitation&quot;:&quot;(Toutain et al., 2005)&quot;},&quot;citationItems&quot;:[{&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qav9RcsURL"/><text:span text:style-name="T22">(Toutain et al., 2005)</text:span><text:reference-mark-end text:name="ZOTERO_ITEM CSL_CITATION {&quot;citationID&quot;:&quot;kfh4de9j2&quot;,&quot;properties&quot;:{&quot;formattedCitation&quot;:&quot;(Toutain et al., 2005)&quot;,&quot;plainCitation&quot;:&quot;(Toutain et al., 2005)&quot;},&quot;citationItems&quot;:[{&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qav9RcsURL"/>.</text:p>
                </text:list-item>
                <text:list-item>
                  <text:p text:style-name="P74">Aerumonas hydrophila has two systems; one supports fasta swimming under low sodium conditions <text:reference-mark-start text:name="ZOTERO_ITEM CSL_CITATION {&quot;citationID&quot;:&quot;1bjnvqmor3&quot;,&quot;properties&quot;:{&quot;formattedCitation&quot;:&quot;(Wilhelms et al., 2009)&quot;,&quot;plainCitation&quot;:&quot;(Wilhelms et al., 2009)&quot;},&quot;citationItems&quot;:[{&quot;id&quot;:2386,&quot;uris&quot;:[&quot;http://zotero.org/users/316567/items/FJIBKGH9&quot;],&quot;uri&quot;:[&quot;http://zotero.org/users/316567/items/FJIBKGH9&quot;],&quot;itemData&quot;:{&quot;id&quot;:2386,&quot;type&quot;:&quot;article-journal&quot;,&quot;title&quot;:&quot;Two Redundant Sodium-Driven Stator Motor Proteins Are Involved in Aeromonas Hydrophila Polar Flagellum Rotation&quot;,&quot;container-title&quot;:&quot;Journal of Bacteriology&quot;,&quot;page&quot;:&quot;2206-2217&quot;,&quot;volume&quot;:&quot;191&quot;,&quot;issue&quot;:&quot;7&quot;,&quot;source&quot;:&quot;jb.asm.org&quot;,&quot;abstract&quot;:&quot;Motility is an essential characteristic for mesophilic Aeromonas strains. We identified a new polar flagellum region (region 6) in the A. hydrophila AH-3 (serotype O34) chromosome that contained two additional polar stator genes, named pomA2 and pomB2. A. hydrophila PomA2 and PomB2 are highly homologous to other sodium-conducting polar flagellum stator motors as well as to the previously described A. hydrophila AH-3 PomA and PomB. pomAB and pomA2B2 were present in all the mesophilic Aeromonas strains tested and were independent of the strains' ability to produce lateral flagella. Unlike MotX, which is a stator protein that is essential for polar flagellum rotation, here we demonstrate that PomAB and PomA2B2 are redundant sets of proteins, as neither set on its own is essential for polar flagellum motility in either aqueous or high-viscosity environments. Both PomAB and PomA2B2 are sodium-coupled stator complexes, although PomA2B2 is more sensitive to low concentrations of sodium than PomAB. Furthermore, the level of transcription in aqueous and high-viscosity environments of pomA2B2 is reduced compared to that of pomAB. The A. hydrophila AH-3 polar flagellum is the first case described in which two redundant sodium-driven stator motor proteins (PomAB and PomA2B2) are found.&quot;,&quot;DOI&quot;:&quot;10.1128/JB.01526-08&quot;,&quot;ISSN&quot;:&quot;0021-9193, 1098-5530&quot;,&quot;journalAbbreviation&quot;:&quot;J. Bacteriol.&quot;,&quot;language&quot;:&quot;en&quot;,&quot;author&quot;:[{&quot;family&quot;:&quot;Wilhelms&quot;,&quot;given&quot;:&quot;Markus&quot;},{&quot;family&quot;:&quot;Vilches&quot;,&quot;given&quot;:&quot;Silvia&quot;},{&quot;family&quot;:&quot;Molero&quot;,&quot;given&quot;:&quot;Raquel&quot;},{&quot;family&quot;:&quot;Shaw&quot;,&quot;given&quot;:&quot;Jonathan G&quot;},{&quot;family&quot;:&quot;Tomás&quot;,&quot;given&quot;:&quot;Juan M&quot;},{&quot;family&quot;:&quot;Merino&quot;,&quot;given&quot;:&quot;Susana&quot;}],&quot;issued&quot;:{&quot;date-parts&quot;:[[2009,4,1]]},&quot;accessed&quot;:{&quot;date-parts&quot;:[[2012,5,30]]}}}],&quot;schema&quot;:&quot;https://github.com/citation-style-language/schema/raw/master/csl-citation.json&quot;} RNDAlUeRbCmf4"/>(Wilhelms et al., 2009)<text:reference-mark-end text:name="ZOTERO_ITEM CSL_CITATION {&quot;citationID&quot;:&quot;1bjnvqmor3&quot;,&quot;properties&quot;:{&quot;formattedCitation&quot;:&quot;(Wilhelms et al., 2009)&quot;,&quot;plainCitation&quot;:&quot;(Wilhelms et al., 2009)&quot;},&quot;citationItems&quot;:[{&quot;id&quot;:2386,&quot;uris&quot;:[&quot;http://zotero.org/users/316567/items/FJIBKGH9&quot;],&quot;uri&quot;:[&quot;http://zotero.org/users/316567/items/FJIBKGH9&quot;],&quot;itemData&quot;:{&quot;id&quot;:2386,&quot;type&quot;:&quot;article-journal&quot;,&quot;title&quot;:&quot;Two Redundant Sodium-Driven Stator Motor Proteins Are Involved in Aeromonas Hydrophila Polar Flagellum Rotation&quot;,&quot;container-title&quot;:&quot;Journal of Bacteriology&quot;,&quot;page&quot;:&quot;2206-2217&quot;,&quot;volume&quot;:&quot;191&quot;,&quot;issue&quot;:&quot;7&quot;,&quot;source&quot;:&quot;jb.asm.org&quot;,&quot;abstract&quot;:&quot;Motility is an essential characteristic for mesophilic Aeromonas strains. We identified a new polar flagellum region (region 6) in the A. hydrophila AH-3 (serotype O34) chromosome that contained two additional polar stator genes, named pomA2 and pomB2. A. hydrophila PomA2 and PomB2 are highly homologous to other sodium-conducting polar flagellum stator motors as well as to the previously described A. hydrophila AH-3 PomA and PomB. pomAB and pomA2B2 were present in all the mesophilic Aeromonas strains tested and were independent of the strains' ability to produce lateral flagella. Unlike MotX, which is a stator protein that is essential for polar flagellum rotation, here we demonstrate that PomAB and PomA2B2 are redundant sets of proteins, as neither set on its own is essential for polar flagellum motility in either aqueous or high-viscosity environments. Both PomAB and PomA2B2 are sodium-coupled stator complexes, although PomA2B2 is more sensitive to low concentrations of sodium than PomAB. Furthermore, the level of transcription in aqueous and high-viscosity environments of pomA2B2 is reduced compared to that of pomAB. The A. hydrophila AH-3 polar flagellum is the first case described in which two redundant sodium-driven stator motor proteins (PomAB and PomA2B2) are found.&quot;,&quot;DOI&quot;:&quot;10.1128/JB.01526-08&quot;,&quot;ISSN&quot;:&quot;0021-9193, 1098-5530&quot;,&quot;journalAbbreviation&quot;:&quot;J. Bacteriol.&quot;,&quot;language&quot;:&quot;en&quot;,&quot;author&quot;:[{&quot;family&quot;:&quot;Wilhelms&quot;,&quot;given&quot;:&quot;Markus&quot;},{&quot;family&quot;:&quot;Vilches&quot;,&quot;given&quot;:&quot;Silvia&quot;},{&quot;family&quot;:&quot;Molero&quot;,&quot;given&quot;:&quot;Raquel&quot;},{&quot;family&quot;:&quot;Shaw&quot;,&quot;given&quot;:&quot;Jonathan G&quot;},{&quot;family&quot;:&quot;Tomás&quot;,&quot;given&quot;:&quot;Juan M&quot;},{&quot;family&quot;:&quot;Merino&quot;,&quot;given&quot;:&quot;Susana&quot;}],&quot;issued&quot;:{&quot;date-parts&quot;:[[2009,4,1]]},&quot;accessed&quot;:{&quot;date-parts&quot;:[[2012,5,30]]}}}],&quot;schema&quot;:&quot;https://github.com/citation-style-language/schema/raw/master/csl-citation.json&quot;} RNDAlUeRbCmf4"/></text:p>
                </text:list-item>
              </text:list>
            </text:list-item>
          </text:list>
        </text:list-item>
      </text:list>
      <text:h text:style-name="P115" text:outline-level="6">Other diversity (don't fully cover accessory components – separate section).</text:h>
      <text:list xml:id="list1231573362" text:continue-numbering="true" text:style-name="WW8Num6">
        <text:list-item>
          <text:list>
            <text:list-item>
              <text:list>
                <text:list-item>
                  <text:p text:style-name="P47">MotXY</text:p>
                  <text:list>
                    <text:list-item>
                      <text:p text:style-name="P47">Briefly mention: but mainly under V. alginolyticus.</text:p>
                    </text:list-item>
                  </text:list>
                </text:list-item>
                <text:list-item>
                  <text:p text:style-name="P47">“Protein turbines. I: The bacterial flagellar motor”</text:p>
                </text:list-item>
                <text:list-item>
                  <text:p text:style-name="P47">“New insights into the workings of the ultimate swimming machine.”</text:p>
                </text:list-item>
                <text:list-item>
                  <text:p text:style-name="P74">PomAB structure <text:reference-mark-start text:name="ZOTERO_ITEM CSL_CITATION {&quot;citationID&quot;:&quot;1ejhhfn53o&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CG7zdBMrkr"/>(Yonekura et al., 2011)<text:reference-mark-end text:name="ZOTERO_ITEM CSL_CITATION {&quot;citationID&quot;:&quot;1ejhhfn53o&quot;,&quot;properties&quot;:{&quot;formattedCitation&quot;:&quot;(Yonekura et al., 2011)&quot;,&quot;plainCitation&quot;:&quot;(Yonekura et al., 2011)&quot;},&quot;citationItems&quot;:[{&quot;id&quot;:557,&quot;uris&quot;:[&quot;http://zotero.org/users/316567/items/2MVIPF85&quot;],&quot;uri&quot;:[&quot;http://zotero.org/users/316567/items/2MVIPF85&quot;],&quot;itemData&quot;:{&quot;id&quot;:557,&quot;type&quot;:&quot;article&quot;,&quot;title&quot;:&quot;The structure of the flagellar motor protein complex PomAB: Implications on the conformation for torque generation&quot;,&quot;author&quot;:[{&quot;family&quot;:&quot;Yonekura&quot;,&quot;given&quot;:&quot;Koji&quot;},{&quot;family&quot;:&quot;Maki-Yonekura&quot;,&quot;given&quot;:&quot;Saori&quot;},{&quot;family&quot;:&quot;Homma&quot;,&quot;given&quot;:&quot;Michio&quot;}],&quot;issued&quot;:{&quot;date-parts&quot;:[[&quot;2011&quot;,3,16]]}}}],&quot;schema&quot;:&quot;https://github.com/citation-style-language/schema/raw/master/csl-citation.json&quot;} RNDCG7zdBMrkr"/></text:p>
                </text:list-item>
                <text:list-item>
                  <text:p text:style-name="P47">Spirochaetes: <text:span text:style-name="T9">Treponema pallidum </text:span>paper talks about MotB.</text:p>
                </text:list-item>
                <text:list-item>
                  <text:p text:style-name="P74">Chimeras <text:reference-mark-start text:name="ZOTERO_ITEM CSL_CITATION {&quot;citationID&quot;:&quot;1hg0uh9dq9&quot;,&quot;properties&quot;:{&quot;formattedCitation&quot;:&quot;(Inoue et al., 2008)&quot;,&quot;plainCitation&quot;:&quot;(Inoue et al., 2008)&quot;},&quot;citationItems&quot;:[{&quot;id&quot;:1392,&quot;uris&quot;:[&quot;http://zotero.org/users/316567/items/2P8APZHF&quot;],&quot;uri&quot;:[&quot;http://zotero.org/users/316567/items/2P8APZHF&quot;],&quot;itemData&quot;:{&quot;id&quot;:1392,&quot;type&quot;:&quot;article-journal&quot;,&quot;title&quot;:&quot;Torque–Speed Relationships of Na+-driven Chimeric Flagellar Motors in Escherichia coli&quot;,&quot;container-title&quot;:&quot;Journal of Molecular Biology&quot;,&quot;page&quot;:&quot;1251-1259&quot;,&quot;volume&quot;:&quot;376&quot;,&quot;issue&quot;:&quot;5&quot;,&quot;source&quot;:&quot;ScienceDirect&quot;,&quot;abstract&quot;:&quot;The bacterial flagellar motor is a rotary motor in the cell envelope of bacteria that couples ion flow across the cytoplasmic membrane to torque generation by independent stators anchored to the cell wall. The recent observation of stepwise rotation of a Na+-driven chimeric motor in Escherichia coli promises to reveal the mechanism of the motor in unprecedented detail. We measured torque–speed relationships of this chimeric motor using back focal plane interferometry of polystyrene beads attached to flagellar filaments in the presence of high sodium-motive force (85 mM Na+). With full expression of stator proteins the torque–speed curve had the same shape as those of wild-type E. coli and Vibrio alginolyticus motors: the torque is approximately constant (at ∼&amp;#xa0;2200 pN nm) from stall up to a “knee” speed of ∼&amp;#xa0;420 Hz, and then falls linearly with speed, extrapolating to zero torque at ∼&amp;#xa0;910 Hz. Motors containing one to five stators generated ∼&amp;#xa0;200 pN nm per stator at speeds up to ∼&amp;#xa0;100 Hz/stator; the knee speed in 4- and 5-stator motors is not significantly slower than in the fully induced motor. This is consistent with the hypothesis that the absolute torque depends on stator number, but the speed dependence does not. In motors with point mutations in either of two critical conserved charged residues in the cytoplasmic domain of PomA, R88A and R232E, the zero-torque speed was reduced to ∼&amp;#xa0;400 Hz. The torque at low speed was unchanged by mutation R88A but was reduced to ∼&amp;#xa0;1500 pN nm by R232E. These results, interpreted using a simple kinetic model, indicate that the basic mechanism of torque generation is the same regardless of stator type and coupling ion and that the electrostatic interaction between stator and rotor proteins is related to the torque–speed relationship.&quot;,&quot;DOI&quot;:&quot;10.1016/j.jmb.2007.12.023&quot;,&quot;ISSN&quot;:&quot;0022-2836&quot;,&quot;author&quot;:[{&quot;family&quot;:&quot;Inoue&quot;,&quot;given&quot;:&quot;Yuichi&quot;},{&quot;family&quot;:&quot;Lo&quot;,&quot;given&quot;:&quot;Chien-Jung&quot;},{&quot;family&quot;:&quot;Fukuoka&quot;,&quot;given&quot;:&quot;Hajime&quot;},{&quot;family&quot;:&quot;Takahashi&quot;,&quot;given&quot;:&quot;Hiroto&quot;},{&quot;family&quot;:&quot;Sowa&quot;,&quot;given&quot;:&quot;Yoshiyuki&quot;},{&quot;family&quot;:&quot;Pilizota&quot;,&quot;given&quot;:&quot;Teuta&quot;},{&quot;family&quot;:&quot;Wadhams&quot;,&quot;given&quot;:&quot;George H.&quot;},{&quot;family&quot;:&quot;Homma&quot;,&quot;given&quot;:&quot;Michio&quot;},{&quot;family&quot;:&quot;Berry&quot;,&quot;given&quot;:&quot;Richard M.&quot;},{&quot;family&quot;:&quot;Ishijima&quot;,&quot;given&quot;:&quot;Akihiko&quot;}],&quot;issued&quot;:{&quot;date-parts&quot;:[[&quot;2008&quot;,3,7]]},&quot;accessed&quot;:{&quot;date-parts&quot;:[[2012,6,12]]}}}],&quot;schema&quot;:&quot;https://github.com/citation-style-language/schema/raw/master/csl-citation.json&quot;} RNDqg8rQbglps"/>(Inoue et al., 2008)<text:reference-mark-end text:name="ZOTERO_ITEM CSL_CITATION {&quot;citationID&quot;:&quot;1hg0uh9dq9&quot;,&quot;properties&quot;:{&quot;formattedCitation&quot;:&quot;(Inoue et al., 2008)&quot;,&quot;plainCitation&quot;:&quot;(Inoue et al., 2008)&quot;},&quot;citationItems&quot;:[{&quot;id&quot;:1392,&quot;uris&quot;:[&quot;http://zotero.org/users/316567/items/2P8APZHF&quot;],&quot;uri&quot;:[&quot;http://zotero.org/users/316567/items/2P8APZHF&quot;],&quot;itemData&quot;:{&quot;id&quot;:1392,&quot;type&quot;:&quot;article-journal&quot;,&quot;title&quot;:&quot;Torque–Speed Relationships of Na+-driven Chimeric Flagellar Motors in Escherichia coli&quot;,&quot;container-title&quot;:&quot;Journal of Molecular Biology&quot;,&quot;page&quot;:&quot;1251-1259&quot;,&quot;volume&quot;:&quot;376&quot;,&quot;issue&quot;:&quot;5&quot;,&quot;source&quot;:&quot;ScienceDirect&quot;,&quot;abstract&quot;:&quot;The bacterial flagellar motor is a rotary motor in the cell envelope of bacteria that couples ion flow across the cytoplasmic membrane to torque generation by independent stators anchored to the cell wall. The recent observation of stepwise rotation of a Na+-driven chimeric motor in Escherichia coli promises to reveal the mechanism of the motor in unprecedented detail. We measured torque–speed relationships of this chimeric motor using back focal plane interferometry of polystyrene beads attached to flagellar filaments in the presence of high sodium-motive force (85 mM Na+). With full expression of stator proteins the torque–speed curve had the same shape as those of wild-type E. coli and Vibrio alginolyticus motors: the torque is approximately constant (at ∼&amp;#xa0;2200 pN nm) from stall up to a “knee” speed of ∼&amp;#xa0;420 Hz, and then falls linearly with speed, extrapolating to zero torque at ∼&amp;#xa0;910 Hz. Motors containing one to five stators generated ∼&amp;#xa0;200 pN nm per stator at speeds up to ∼&amp;#xa0;100 Hz/stator; the knee speed in 4- and 5-stator motors is not significantly slower than in the fully induced motor. This is consistent with the hypothesis that the absolute torque depends on stator number, but the speed dependence does not. In motors with point mutations in either of two critical conserved charged residues in the cytoplasmic domain of PomA, R88A and R232E, the zero-torque speed was reduced to ∼&amp;#xa0;400 Hz. The torque at low speed was unchanged by mutation R88A but was reduced to ∼&amp;#xa0;1500 pN nm by R232E. These results, interpreted using a simple kinetic model, indicate that the basic mechanism of torque generation is the same regardless of stator type and coupling ion and that the electrostatic interaction between stator and rotor proteins is related to the torque–speed relationship.&quot;,&quot;DOI&quot;:&quot;10.1016/j.jmb.2007.12.023&quot;,&quot;ISSN&quot;:&quot;0022-2836&quot;,&quot;author&quot;:[{&quot;family&quot;:&quot;Inoue&quot;,&quot;given&quot;:&quot;Yuichi&quot;},{&quot;family&quot;:&quot;Lo&quot;,&quot;given&quot;:&quot;Chien-Jung&quot;},{&quot;family&quot;:&quot;Fukuoka&quot;,&quot;given&quot;:&quot;Hajime&quot;},{&quot;family&quot;:&quot;Takahashi&quot;,&quot;given&quot;:&quot;Hiroto&quot;},{&quot;family&quot;:&quot;Sowa&quot;,&quot;given&quot;:&quot;Yoshiyuki&quot;},{&quot;family&quot;:&quot;Pilizota&quot;,&quot;given&quot;:&quot;Teuta&quot;},{&quot;family&quot;:&quot;Wadhams&quot;,&quot;given&quot;:&quot;George H.&quot;},{&quot;family&quot;:&quot;Homma&quot;,&quot;given&quot;:&quot;Michio&quot;},{&quot;family&quot;:&quot;Berry&quot;,&quot;given&quot;:&quot;Richard M.&quot;},{&quot;family&quot;:&quot;Ishijima&quot;,&quot;given&quot;:&quot;Akihiko&quot;}],&quot;issued&quot;:{&quot;date-parts&quot;:[[&quot;2008&quot;,3,7]]},&quot;accessed&quot;:{&quot;date-parts&quot;:[[2012,6,12]]}}}],&quot;schema&quot;:&quot;https://github.com/citation-style-language/schema/raw/master/csl-citation.json&quot;} RNDqg8rQbglps"/></text:p>
                </text:list-item>
                <text:list-item>
                  <text:p text:style-name="P47"><text:span text:style-name="T9">V. parahamolyticus</text:span>: separate stators for polar and lateral centers ('Rhodospirillum centenum utilizes..', ref 26). Also MotY (Stewart 2003 “Lateral flagellar gene system...”)</text:p>
                </text:list-item>
                <text:list-item>
                  <text:p text:style-name="P74">Rhodospirillum cent<text:span text:style-name="T140">en</text:span>um has two systems, and stators can interchange between the two! (this is what a Thormann paper says, but it's not clear in the abstract of the cent<text:span text:style-name="T140">en</text:span>um paper itself whether this is correct <text:reference-mark-start text:name="ZOTERO_ITEM CSL_CITATION {&quot;citationID&quot;:&quot;d9crf5nsg&quot;,&quot;properties&quot;:{&quot;formattedCitation&quot;:&quot;(McClain et al., 2002)&quot;,&quot;plainCitation&quot;:&quot;(McClain et al., 2002)&quot;},&quot;citationItems&quot;:[{&quot;id&quot;:2754,&quot;uris&quot;:[&quot;http://zotero.org/users/316567/items/T78VA299&quot;],&quot;uri&quot;:[&quot;http://zotero.org/users/316567/items/T78VA299&quot;],&quot;itemData&quot;:{&quot;id&quot;:2754,&quot;type&quot;:&quot;article-journal&quot;,&quot;title&quot;:&quot;Rhodospirillum Centenum Utilizes Separate Motor and Switch Components To Control Lateral and Polar Flagellum Rotation&quot;,&quot;container-title&quot;:&quot;Journal of Bacteriology&quot;,&quot;page&quot;:&quot;2429-2438&quot;,&quot;volume&quot;:&quot;184&quot;,&quot;issue&quot;:&quot;9&quot;,&quot;source&quot;:&quot;jb.asm.org&quot;,&quot;abstract&quot;:&quot;Rhodospirillum centenum is a purple photosynthetic bacterium that is capable of differentiating from vibrioid swimming cells that contain a single polar flagellum into rod-shaped swarming cells that have a polar flagellum plus numerous lateral flagella. Microscopic studies have demonstrated that the polar flagellum is constitutively present and that the lateral flagella are found only when the cells are grown on solidified or viscous medium. In this study, we demonstrated that R. centenum contains two sets of motor and switch genes, one set for the lateral flagella and the other for the polar flagellum. Electron microscopic analysis indicated that polar and lateral flagellum-specific FliG, FliM, and FliN switch proteins are necessary for assembly of the respective flagella. In contrast, separate polar and lateral MotA and MotB motor subunits are shown to be required for motility but are not needed for the synthesis of polar and lateral flagella. Phylogenetic analysis indicates that the polar and lateral FliG, FliM, and FliN switch proteins are closely related and most likely arose as a gene duplication event. However, phylogenetic analysis of the MotA and MotB motor subunits suggests that the polar flagellum may have obtained a set of motor genes through a lateral transfer event.&quot;,&quot;DOI&quot;:&quot;10.1128/JB.184.9.2429-2438.2002&quot;,&quot;ISSN&quot;:&quot;0021-9193, 1098-5530&quot;,&quot;journalAbbreviation&quot;:&quot;J. Bacteriol.&quot;,&quot;language&quot;:&quot;en&quot;,&quot;author&quot;:[{&quot;family&quot;:&quot;McClain&quot;,&quot;given&quot;:&quot;Jonathan&quot;},{&quot;family&quot;:&quot;Rollo&quot;,&quot;given&quot;:&quot;David R&quot;},{&quot;family&quot;:&quot;Rushing&quot;,&quot;given&quot;:&quot;Brenda G&quot;},{&quot;family&quot;:&quot;Bauer&quot;,&quot;given&quot;:&quot;Carl E&quot;}],&quot;issued&quot;:{&quot;date-parts&quot;:[[2002,5,1]]},&quot;accessed&quot;:{&quot;date-parts&quot;:[[2012,5,29]]}}}],&quot;schema&quot;:&quot;https://github.com/citation-style-language/schema/raw/master/csl-citation.json&quot;} RNDCIVbkTUevE"/>(McClain et al., 2002)<text:reference-mark-end text:name="ZOTERO_ITEM CSL_CITATION {&quot;citationID&quot;:&quot;d9crf5nsg&quot;,&quot;properties&quot;:{&quot;formattedCitation&quot;:&quot;(McClain et al., 2002)&quot;,&quot;plainCitation&quot;:&quot;(McClain et al., 2002)&quot;},&quot;citationItems&quot;:[{&quot;id&quot;:2754,&quot;uris&quot;:[&quot;http://zotero.org/users/316567/items/T78VA299&quot;],&quot;uri&quot;:[&quot;http://zotero.org/users/316567/items/T78VA299&quot;],&quot;itemData&quot;:{&quot;id&quot;:2754,&quot;type&quot;:&quot;article-journal&quot;,&quot;title&quot;:&quot;Rhodospirillum Centenum Utilizes Separate Motor and Switch Components To Control Lateral and Polar Flagellum Rotation&quot;,&quot;container-title&quot;:&quot;Journal of Bacteriology&quot;,&quot;page&quot;:&quot;2429-2438&quot;,&quot;volume&quot;:&quot;184&quot;,&quot;issue&quot;:&quot;9&quot;,&quot;source&quot;:&quot;jb.asm.org&quot;,&quot;abstract&quot;:&quot;Rhodospirillum centenum is a purple photosynthetic bacterium that is capable of differentiating from vibrioid swimming cells that contain a single polar flagellum into rod-shaped swarming cells that have a polar flagellum plus numerous lateral flagella. Microscopic studies have demonstrated that the polar flagellum is constitutively present and that the lateral flagella are found only when the cells are grown on solidified or viscous medium. In this study, we demonstrated that R. centenum contains two sets of motor and switch genes, one set for the lateral flagella and the other for the polar flagellum. Electron microscopic analysis indicated that polar and lateral flagellum-specific FliG, FliM, and FliN switch proteins are necessary for assembly of the respective flagella. In contrast, separate polar and lateral MotA and MotB motor subunits are shown to be required for motility but are not needed for the synthesis of polar and lateral flagella. Phylogenetic analysis indicates that the polar and lateral FliG, FliM, and FliN switch proteins are closely related and most likely arose as a gene duplication event. However, phylogenetic analysis of the MotA and MotB motor subunits suggests that the polar flagellum may have obtained a set of motor genes through a lateral transfer event.&quot;,&quot;DOI&quot;:&quot;10.1128/JB.184.9.2429-2438.2002&quot;,&quot;ISSN&quot;:&quot;0021-9193, 1098-5530&quot;,&quot;journalAbbreviation&quot;:&quot;J. Bacteriol.&quot;,&quot;language&quot;:&quot;en&quot;,&quot;author&quot;:[{&quot;family&quot;:&quot;McClain&quot;,&quot;given&quot;:&quot;Jonathan&quot;},{&quot;family&quot;:&quot;Rollo&quot;,&quot;given&quot;:&quot;David R&quot;},{&quot;family&quot;:&quot;Rushing&quot;,&quot;given&quot;:&quot;Brenda G&quot;},{&quot;family&quot;:&quot;Bauer&quot;,&quot;given&quot;:&quot;Carl E&quot;}],&quot;issued&quot;:{&quot;date-parts&quot;:[[2002,5,1]]},&quot;accessed&quot;:{&quot;date-parts&quot;:[[2012,5,29]]}}}],&quot;schema&quot;:&quot;https://github.com/citation-style-language/schema/raw/master/csl-citation.json&quot;} RNDCIVbkTUevE"/>)</text:p>
                </text:list-item>
                <text:list-item>
                  <text:p text:style-name="P47"><text:span text:style-name="T9">Sinorhizobium meliloti </text:span>has a Glu150 that is essential for torque generation, whereas the standard conserved residues of Arg90 and Glu98 are crucial for speed variation, which suggests a novel mechanism of flagellar speed control <text:reference-mark-start text:name="ZOTERO_ITEM CSL_CITATION {&quot;citationID&quot;:&quot;17ls836727&quot;,&quot;properties&quot;:{&quot;formattedCitation&quot;:&quot;(Attmannspacher et al., 2005)&quot;,&quot;plainCitation&quot;:&quot;(Attmannspacher et al., 2005)&quot;},&quot;citationItems&quot;:[{&quot;id&quot;:2624,&quot;uris&quot;:[&quot;http://zotero.org/users/316567/items/P5EJX246&quot;],&quot;uri&quot;:[&quot;http://zotero.org/users/316567/items/P5EJX246&quot;],&quot;itemData&quot;:{&quot;id&quot;:2624,&quot;type&quot;:&quot;article-journal&quot;,&quot;title&quot;:&quot;Control of speed modulation (chemokinesis) in the unidirectional rotary motor of Sinorhizobium meliloti&quot;,&quot;container-title&quot;:&quot;Molecular Microbiology&quot;,&quot;page&quot;:&quot;708–718&quot;,&quot;volume&quot;:&quot;56&quot;,&quot;issue&quot;:&quot;3&quot;,&quot;source&quot;:&quot;Wiley Online Library&quot;,&quot;abstract&quot;:&quot;Swimming cells of Sinorhizobium meliloti are driven by flagella that rotate only clockwise. They can modulate rotary speed (achieve chemokinesis) and reorient the swimming path by slowing flagellar rotation. The flagellar motor is energized by proton motive force, and torque is generated by electrostatic interactions at the rotor/stator (FliG/MotA-MotB) interface. Like the Escherichia coli flagellar motor that switches between counterclockwise and clockwise rotation, the S. meliloti rotary motor depends on electrostatic interactions between conserved charged residues, namely, Arg294 and Glu302 (FliG) and Arg90, Glu98 and Glu150 (MotA). Unlike in E. coli, however, Glu150 is essential for torque generation, whereas residues Arg90 and Glu98 are crucial for the chemotaxis-controlled variation of rotary speed. Substitutions of either Arg90 or Glu98 by charge-neutralizing residues or even by their smaller, charge-maintaining isologues, lysine and aspartate, resulted in top-speed flagellar rotation and decreased potential to slow down in response to tactic signalling (chemokinesis-defective mutants). The data infer a novel mechanism of flagellar speed control by electrostatic forces acting at the rotor/stator interface. These features have been integrated into a working model of the speed-modulating rotary motor.&quot;,&quot;DOI&quot;:&quot;10.1111/j.1365-2958.2005.04565.x&quot;,&quot;ISSN&quot;:&quot;1365-2958&quot;,&quot;language&quot;:&quot;en&quot;,&quot;author&quot;:[{&quot;family&quot;:&quot;Attmannspacher&quot;,&quot;given&quot;:&quot;Ursula&quot;},{&quot;family&quot;:&quot;Scharf&quot;,&quot;given&quot;:&quot;Birgit&quot;},{&quot;family&quot;:&quot;Schmitt&quot;,&quot;given&quot;:&quot;Rüdiger&quot;}],&quot;issued&quot;:{&quot;date-parts&quot;:[[2005]]},&quot;accessed&quot;:{&quot;date-parts&quot;:[[2012,9,13]]}}}],&quot;schema&quot;:&quot;https://github.com/citation-style-language/schema/raw/master/csl-citation.json&quot;} RND4gdKZnwKBq"/>(Attmannspacher et al., 2005)<text:reference-mark-end text:name="ZOTERO_ITEM CSL_CITATION {&quot;citationID&quot;:&quot;17ls836727&quot;,&quot;properties&quot;:{&quot;formattedCitation&quot;:&quot;(Attmannspacher et al., 2005)&quot;,&quot;plainCitation&quot;:&quot;(Attmannspacher et al., 2005)&quot;},&quot;citationItems&quot;:[{&quot;id&quot;:2624,&quot;uris&quot;:[&quot;http://zotero.org/users/316567/items/P5EJX246&quot;],&quot;uri&quot;:[&quot;http://zotero.org/users/316567/items/P5EJX246&quot;],&quot;itemData&quot;:{&quot;id&quot;:2624,&quot;type&quot;:&quot;article-journal&quot;,&quot;title&quot;:&quot;Control of speed modulation (chemokinesis) in the unidirectional rotary motor of Sinorhizobium meliloti&quot;,&quot;container-title&quot;:&quot;Molecular Microbiology&quot;,&quot;page&quot;:&quot;708–718&quot;,&quot;volume&quot;:&quot;56&quot;,&quot;issue&quot;:&quot;3&quot;,&quot;source&quot;:&quot;Wiley Online Library&quot;,&quot;abstract&quot;:&quot;Swimming cells of Sinorhizobium meliloti are driven by flagella that rotate only clockwise. They can modulate rotary speed (achieve chemokinesis) and reorient the swimming path by slowing flagellar rotation. The flagellar motor is energized by proton motive force, and torque is generated by electrostatic interactions at the rotor/stator (FliG/MotA-MotB) interface. Like the Escherichia coli flagellar motor that switches between counterclockwise and clockwise rotation, the S. meliloti rotary motor depends on electrostatic interactions between conserved charged residues, namely, Arg294 and Glu302 (FliG) and Arg90, Glu98 and Glu150 (MotA). Unlike in E. coli, however, Glu150 is essential for torque generation, whereas residues Arg90 and Glu98 are crucial for the chemotaxis-controlled variation of rotary speed. Substitutions of either Arg90 or Glu98 by charge-neutralizing residues or even by their smaller, charge-maintaining isologues, lysine and aspartate, resulted in top-speed flagellar rotation and decreased potential to slow down in response to tactic signalling (chemokinesis-defective mutants). The data infer a novel mechanism of flagellar speed control by electrostatic forces acting at the rotor/stator interface. These features have been integrated into a working model of the speed-modulating rotary motor.&quot;,&quot;DOI&quot;:&quot;10.1111/j.1365-2958.2005.04565.x&quot;,&quot;ISSN&quot;:&quot;1365-2958&quot;,&quot;language&quot;:&quot;en&quot;,&quot;author&quot;:[{&quot;family&quot;:&quot;Attmannspacher&quot;,&quot;given&quot;:&quot;Ursula&quot;},{&quot;family&quot;:&quot;Scharf&quot;,&quot;given&quot;:&quot;Birgit&quot;},{&quot;family&quot;:&quot;Schmitt&quot;,&quot;given&quot;:&quot;Rüdiger&quot;}],&quot;issued&quot;:{&quot;date-parts&quot;:[[2005]]},&quot;accessed&quot;:{&quot;date-parts&quot;:[[2012,9,13]]}}}],&quot;schema&quot;:&quot;https://github.com/citation-style-language/schema/raw/master/csl-citation.json&quot;} RND4gdKZnwKBq"/>.</text:p>
                </text:list-item>
              </text:list>
            </text:list-item>
          </text:list>
        </text:list-item>
      </text:list>
      <text:h text:style-name="P115" text:outline-level="6">What stator complex diversity tells us</text:h>
      <text:p text:style-name="P7"><text:span text:style-name="T15">Vibrio </text:span><text:span text:style-name="T33">systems seems to have stator – P-rint interactions via the T-ring. This comparative approach studying diversity is interesting given recent results demonstrating that </text:span><text:span text:style-name="T15">E. coli </text:span><text:span text:style-name="T33">FlgI and MotB interact </text:span><text:reference-mark-start text:name="ZOTERO_ITEM CSL_CITATION {&quot;citationID&quot;:&quot;13ndk2bhgg&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vEQoX0edhM"/><text:span text:style-name="T33">(Hizukuri et al., 2010)</text:span><text:reference-mark-end text:name="ZOTERO_ITEM CSL_CITATION {&quot;citationID&quot;:&quot;13ndk2bhgg&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vEQoX0edhM"/><text:span text:style-name="T33">. Maybe this is common, and </text:span><text:span text:style-name="T15">Vibrio </text:span><text:span text:style-name="T33">systems need more interaction?</text:span></text:p>
      <text:h text:style-name="P112" text:outline-level="4">P/L-rings as “bushings”</text:h>
      <text:list xml:id="list258291390" text:continue-numbering="true" text:style-name="WW8Num6">
        <text:list-item>
          <text:list>
            <text:list-item>
              <text:list>
                <text:list-item>
                  <text:p text:style-name="P47">First shown that L-ring interacts with OM <text:reference-mark-start text:name="ZOTERO_ITEM CSL_CITATION {&quot;citationID&quot;:&quot;2nq801q2tm&quot;,&quot;properties&quot;:{&quot;formattedCitation&quot;:&quot;(DePamphilis and Adler, 1971a)&quot;,&quot;plainCitation&quot;:&quot;(DePamphilis and Adler, 1971a)&quot;},&quot;citationItems&quot;:[{&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pFgF2rKlx1"/>(DePamphilis and Adler, 1971a)<text:reference-mark-end text:name="ZOTERO_ITEM CSL_CITATION {&quot;citationID&quot;:&quot;2nq801q2tm&quot;,&quot;properties&quot;:{&quot;formattedCitation&quot;:&quot;(DePamphilis and Adler, 1971a)&quot;,&quot;plainCitation&quot;:&quot;(DePamphilis and Adler, 1971a)&quot;},&quot;citationItems&quot;:[{&quot;id&quot;:2926,&quot;uris&quot;:[&quot;http://zotero.org/users/316567/items/XK85DJZB&quot;],&quot;uri&quot;:[&quot;http://zotero.org/users/316567/items/XK85DJZB&quot;],&quot;itemData&quot;:{&quot;id&quot;:2926,&quot;type&quot;:&quot;article-journal&quot;,&quot;title&quot;:&quot;Attachment of Flagellar Basal Bodies to the Cell Envelope: Specific Attachment to the Outer, Lipopolysaccharide Membrane and the Cytoplasmic Membrane&quot;,&quot;container-title&quot;:&quot;Journal of Bacteriology&quot;,&quot;page&quot;:&quot;396-407&quot;,&quot;volume&quot;:&quot;105&quot;,&quot;issue&quot;:&quot;1&quot;,&quot;source&quot;:&quot;jb.asm.org&quot;,&quot;ISSN&quot;:&quot;0021-9193, 1098-5530&quot;,&quot;shortTitle&quot;:&quot;Attachment of Flagellar Basal Bodies to the Cell Envelope&quot;,&quot;journalAbbreviation&quot;:&quot;J. Bacteriol.&quot;,&quot;language&quot;:&quot;en&quot;,&quot;author&quot;:[{&quot;family&quot;:&quot;DePamphilis&quot;,&quot;given&quot;:&quot;M. L&quot;},{&quot;family&quot;:&quot;Adler&quot;,&quot;given&quot;:&quot;Julius&quot;}],&quot;issued&quot;:{&quot;date-parts&quot;:[[1971,1,1]]},&quot;accessed&quot;:{&quot;date-parts&quot;:[[2012,5,31]]}}}],&quot;schema&quot;:&quot;https://github.com/citation-style-language/schema/raw/master/csl-citation.json&quot;} RNDpFgF2rKlx1"/></text:p>
                </text:list-item>
                <text:list-item>
                  <text:p text:style-name="P47">Bacillus</text:p>
                </text:list-item>
                <text:list-item>
                  <text:p text:style-name="P47">Spirochaetes</text:p>
                </text:list-item>
                <text:list-item>
                  <text:p text:style-name="P74">Disulfide bond presence &amp; absence. Not absolutely essential <text:reference-mark-start text:name="ZOTERO_ITEM CSL_CITATION {&quot;citationID&quot;:&quot;n92uib6n5&quot;,&quot;properties&quot;:{&quot;formattedCitation&quot;:&quot;(Hizukuri et al., 2006)&quot;,&quot;plainCitation&quot;:&quot;(Hizukuri et al., 2006)&quot;},&quot;citationItems&quot;:[{&quot;id&quot;:2771,&quot;uris&quot;:[&quot;http://zotero.org/users/316567/items/TERUN3RP&quot;],&quot;uri&quot;:[&quot;http://zotero.org/users/316567/items/TERUN3RP&quot;],&quot;itemData&quot;:{&quot;id&quot;:2771,&quot;type&quot;:&quot;article-journal&quot;,&quot;title&quot;:&quot;Role of the Intramolecular Disulfide Bond in FlgI, the Flagellar P-Ring Component of Escherichia Coli&quot;,&quot;container-title&quot;:&quot;Journal of Bacteriology&quot;,&quot;page&quot;:&quot;4190-4197&quot;,&quot;volume&quot;:&quot;188&quot;,&quot;issue&quot;:&quot;12&quot;,&quot;source&quot;:&quot;jb.asm.org&quot;,&quot;abstract&quot;:&quot;The P ring of the bacterial flagellar motor consists of multiple copies of FlgI, a periplasmic protein. The intramolecular disulfide bond in FlgI has previously been reported to be essential for P-ring assembly in Escherichia coli, because the P ring was not assembled in a dsbB strain that was defective for disulfide bond formation in periplasmic proteins. We, however, found that the two Cys residues of FlgI are not conserved in other bacterial species. We then assessed the role of this intramolecular disulfide bond in FlgI. A Cys-eliminated FlgI derivative formed a P ring that complemented the flagellation defect of our ΔflgI strain when it was overproduced, suggesting that disulfide bond formation in FlgI is not absolutely required for P-ring assembly. The levels of the mature forms of the FlgI derivatives were significantly lower than that of wild-type FlgI, although the precursor protein levels were unchanged. Moreover, the FlgI derivatives were more susceptible to degradation than wild-type FlgI. Overproduction of FlgI suppressed the motility defect of ΔdsbB cells. Additionally, the low level of FlgI observed in the ΔdsbB strain increased in the presence of l-cystine, an oxidative agent. We propose that intramolecular disulfide bond formation facilitates the rapid folding of the FlgI monomer to protect against degradation in the periplasmic space, thereby allowing its efficient self-assembly into the P ring.&quot;,&quot;DOI&quot;:&quot;10.1128/JB.01896-05&quot;,&quot;ISSN&quot;:&quot;0021-9193, 1098-5530&quot;,&quot;journalAbbreviation&quot;:&quot;J. Bacteriol.&quot;,&quot;language&quot;:&quot;en&quot;,&quot;author&quot;:[{&quot;family&quot;:&quot;Hizukuri&quot;,&quot;given&quot;:&quot;Yohei&quot;},{&quot;family&quot;:&quot;Yakushi&quot;,&quot;given&quot;:&quot;Toshiharu&quot;},{&quot;family&quot;:&quot;Kawagishi&quot;,&quot;given&quot;:&quot;Ikuro&quot;},{&quot;family&quot;:&quot;Homma&quot;,&quot;given&quot;:&quot;Michio&quot;}],&quot;issued&quot;:{&quot;date-parts&quot;:[[2006,6,15]]},&quot;accessed&quot;:{&quot;date-parts&quot;:[[2012,5,30]]}}}],&quot;schema&quot;:&quot;https://github.com/citation-style-language/schema/raw/master/csl-citation.json&quot;} RNDyrg6LtWzgb"/>(Hizukuri et al., 2006)<text:reference-mark-end text:name="ZOTERO_ITEM CSL_CITATION {&quot;citationID&quot;:&quot;n92uib6n5&quot;,&quot;properties&quot;:{&quot;formattedCitation&quot;:&quot;(Hizukuri et al., 2006)&quot;,&quot;plainCitation&quot;:&quot;(Hizukuri et al., 2006)&quot;},&quot;citationItems&quot;:[{&quot;id&quot;:2771,&quot;uris&quot;:[&quot;http://zotero.org/users/316567/items/TERUN3RP&quot;],&quot;uri&quot;:[&quot;http://zotero.org/users/316567/items/TERUN3RP&quot;],&quot;itemData&quot;:{&quot;id&quot;:2771,&quot;type&quot;:&quot;article-journal&quot;,&quot;title&quot;:&quot;Role of the Intramolecular Disulfide Bond in FlgI, the Flagellar P-Ring Component of Escherichia Coli&quot;,&quot;container-title&quot;:&quot;Journal of Bacteriology&quot;,&quot;page&quot;:&quot;4190-4197&quot;,&quot;volume&quot;:&quot;188&quot;,&quot;issue&quot;:&quot;12&quot;,&quot;source&quot;:&quot;jb.asm.org&quot;,&quot;abstract&quot;:&quot;The P ring of the bacterial flagellar motor consists of multiple copies of FlgI, a periplasmic protein. The intramolecular disulfide bond in FlgI has previously been reported to be essential for P-ring assembly in Escherichia coli, because the P ring was not assembled in a dsbB strain that was defective for disulfide bond formation in periplasmic proteins. We, however, found that the two Cys residues of FlgI are not conserved in other bacterial species. We then assessed the role of this intramolecular disulfide bond in FlgI. A Cys-eliminated FlgI derivative formed a P ring that complemented the flagellation defect of our ΔflgI strain when it was overproduced, suggesting that disulfide bond formation in FlgI is not absolutely required for P-ring assembly. The levels of the mature forms of the FlgI derivatives were significantly lower than that of wild-type FlgI, although the precursor protein levels were unchanged. Moreover, the FlgI derivatives were more susceptible to degradation than wild-type FlgI. Overproduction of FlgI suppressed the motility defect of ΔdsbB cells. Additionally, the low level of FlgI observed in the ΔdsbB strain increased in the presence of l-cystine, an oxidative agent. We propose that intramolecular disulfide bond formation facilitates the rapid folding of the FlgI monomer to protect against degradation in the periplasmic space, thereby allowing its efficient self-assembly into the P ring.&quot;,&quot;DOI&quot;:&quot;10.1128/JB.01896-05&quot;,&quot;ISSN&quot;:&quot;0021-9193, 1098-5530&quot;,&quot;journalAbbreviation&quot;:&quot;J. Bacteriol.&quot;,&quot;language&quot;:&quot;en&quot;,&quot;author&quot;:[{&quot;family&quot;:&quot;Hizukuri&quot;,&quot;given&quot;:&quot;Yohei&quot;},{&quot;family&quot;:&quot;Yakushi&quot;,&quot;given&quot;:&quot;Toshiharu&quot;},{&quot;family&quot;:&quot;Kawagishi&quot;,&quot;given&quot;:&quot;Ikuro&quot;},{&quot;family&quot;:&quot;Homma&quot;,&quot;given&quot;:&quot;Michio&quot;}],&quot;issued&quot;:{&quot;date-parts&quot;:[[2006,6,15]]},&quot;accessed&quot;:{&quot;date-parts&quot;:[[2012,5,30]]}}}],&quot;schema&quot;:&quot;https://github.com/citation-style-language/schema/raw/master/csl-citation.json&quot;} RNDyrg6LtWzgb"/></text:p>
                </text:list-item>
                <text:list-item>
                  <text:p text:style-name="P47">Flat wave: would be produced by two ends spinning in same directions!</text:p>
                </text:list-item>
                <text:list-item>
                  <text:p text:style-name="P47">Rotation: would be produced by two ends spinning in opposite directions!</text:p>
                </text:list-item>
                <text:list-item>
                  <text:p text:style-name="P47"><text:bookmark text:name="internal-source-marker_0.5269230750645449"/>('cell envelope associations...' paper) 21nm, is too thick to fit in space in PG (~15nm)!</text:p>
                </text:list-item>
                <text:list-item>
                  <text:p text:style-name="P47">Other rings around the rod</text:p>
                </text:list-item>
                <text:list-item>
                  <text:p text:style-name="P47">Briefly mention, but refer to specific elaborations, below.</text:p>
                </text:list-item>
              </text:list>
            </text:list-item>
          </text:list>
        </text:list-item>
      </text:list>
      <text:p text:style-name="Standard"><text:span text:style-name="T22">The occurrence of the L- and P-rings in the spirochaetes is varied, making it unclear why some but not all spirochaetes produce these structures. Indeed, the sporadic maintenance of these genes in the spirochates calls into question their proposed roles as bushings that interact with the outer membrane and peptidoglycan, respectively. Treponemas in general (</text:span><text:span text:style-name="T37">comparative genomics?</text:span><text:span text:style-name="T22">) do not have the flgH gene that produces the L-ring (e.g., T. pallidum and T. denticola). T. pallidum (</text:span><text:span text:style-name="T37">??</text:span><text:span text:style-name="T22">) also lacks a P-ring (FlgI). Interestingly, the Leptospira have conserved both genes. The funcion of the L-ring in these organisms is unclear as it is not acting as a bushing for the periplasmic flagella. A possible role as a required 'occasional bushing' for occasional penetration of the outer membrane by the flagellum seems unlikely as external flagella have been seen in flgH-less Treponemas and Borrelias </text:span><text:reference-mark-start text:name="ZOTERO_ITEM CSL_CITATION {&quot;citationID&quot;:&quot;2c8ri116us&quot;,&quot;properties&quot;:{&quot;formattedCitation&quot;:&quot;(Limberger, 2004)&quot;,&quot;plainCitation&quot;:&quot;(Limberger, 2004)&quot;},&quot;citationItems&quot;:[{&quot;id&quot;:2753,&quot;uris&quot;:[&quot;http://zotero.org/users/316567/items/T4F6KTHS&quot;],&quot;uri&quot;:[&quot;http://zotero.org/users/316567/items/T4F6KTHS&quot;],&quot;itemData&quot;:{&quot;id&quot;:2753,&quot;type&quot;:&quot;article-journal&quot;,&quot;title&quot;:&quot;The Periplasmic Flagellum of Spirochetes&quot;,&quot;container-title&quot;:&quot;Journal of Molecular Microbiology and Biotechnology&quot;,&quot;page&quot;:&quot;30-40&quot;,&quot;volume&quot;:&quot;7&quot;,&quot;issue&quot;:&quot;1-2&quot;,&quot;source&quot;:&quot;CrossRef&quot;,&quot;DOI&quot;:&quot;10.1159/000077867&quot;,&quot;ISSN&quot;:&quot;1660-2412, 1464-1801&quot;,&quot;author&quot;:[{&quot;family&quot;:&quot;Limberger&quot;,&quot;given&quot;:&quot;Ronald J.&quot;}],&quot;issued&quot;:{&quot;date-parts&quot;:[[2004]]},&quot;accessed&quot;:{&quot;date-parts&quot;:[[2012,5,30]]}}}],&quot;schema&quot;:&quot;https://github.com/citation-style-language/schema/raw/master/csl-citation.json&quot;} RNDl1jVKWg016"/><text:span text:style-name="T22">(Limberger, 2004)</text:span><text:reference-mark-end text:name="ZOTERO_ITEM CSL_CITATION {&quot;citationID&quot;:&quot;2c8ri116us&quot;,&quot;properties&quot;:{&quot;formattedCitation&quot;:&quot;(Limberger, 2004)&quot;,&quot;plainCitation&quot;:&quot;(Limberger, 2004)&quot;},&quot;citationItems&quot;:[{&quot;id&quot;:2753,&quot;uris&quot;:[&quot;http://zotero.org/users/316567/items/T4F6KTHS&quot;],&quot;uri&quot;:[&quot;http://zotero.org/users/316567/items/T4F6KTHS&quot;],&quot;itemData&quot;:{&quot;id&quot;:2753,&quot;type&quot;:&quot;article-journal&quot;,&quot;title&quot;:&quot;The Periplasmic Flagellum of Spirochetes&quot;,&quot;container-title&quot;:&quot;Journal of Molecular Microbiology and Biotechnology&quot;,&quot;page&quot;:&quot;30-40&quot;,&quot;volume&quot;:&quot;7&quot;,&quot;issue&quot;:&quot;1-2&quot;,&quot;source&quot;:&quot;CrossRef&quot;,&quot;DOI&quot;:&quot;10.1159/000077867&quot;,&quot;ISSN&quot;:&quot;1660-2412, 1464-1801&quot;,&quot;author&quot;:[{&quot;family&quot;:&quot;Limberger&quot;,&quot;given&quot;:&quot;Ronald J.&quot;}],&quot;issued&quot;:{&quot;date-parts&quot;:[[2004]]},&quot;accessed&quot;:{&quot;date-parts&quot;:[[2012,5,30]]}}}],&quot;schema&quot;:&quot;https://github.com/citation-style-language/schema/raw/master/csl-citation.json&quot;} RNDl1jVKWg016"/>. The possible alternative role of the P-ring as an assembly platform for the stator ring also seems unlikely as the stator complexes are likely positioned far from the P-ring, outside the P-collar <text:reference-mark-start text:name="ZOTERO_ITEM CSL_CITATION {&quot;citationID&quot;:&quot;cv1s67pvc&quot;,&quot;properties&quot;:{&quot;formattedCitation&quot;:&quot;(Hizukuri et al., 2010; Charon et al., 2012)&quot;,&quot;plainCitation&quot;:&quot;(Hizukuri et al., 2010; Charon et al., 2012)&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Uwrm42PbOh"/>(Hizukuri et al., 2010; Charon et al., 2012)<text:reference-mark-end text:name="ZOTERO_ITEM CSL_CITATION {&quot;citationID&quot;:&quot;cv1s67pvc&quot;,&quot;properties&quot;:{&quot;formattedCitation&quot;:&quot;(Hizukuri et al., 2010; Charon et al., 2012)&quot;,&quot;plainCitation&quot;:&quot;(Hizukuri et al., 2010; Charon et al., 2012)&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Uwrm42PbOh"/>. Furthermore, the possible role of the L-ring in enabling penetration of the outer membrane by the extending axial rod and hook structures<text:span text:style-name="T122"> </text:span><text:reference-mark-start text:name="ZOTERO_ITEM CSL_CITATION {&quot;citationID&quot;:&quot;ed1b27la7&quot;,&quot;properties&quot;:{&quot;formattedCitation&quot;:&quot;(Chevance et al., 2007)&quot;,&quot;plainCitation&quot;:&quot;(Chevance et al., 2007)&quot;},&quot;citationItems&quot;:[{&quot;id&quot;:2909,&quot;uris&quot;:[&quot;http://zotero.org/users/316567/items/X59KA3CU&quot;],&quot;uri&quot;:[&quot;http://zotero.org/users/316567/items/X59KA3CU&quot;],&quot;itemData&quot;:{&quot;id&quot;:2909,&quot;type&quot;:&quot;article-journal&quot;,&quot;title&quot;:&quot;The Mechanism of Outer Membrane Penetration by the Eubacterial Flagellum and Implications for Spirochete Evolution&quot;,&quot;container-title&quot;:&quot;Genes &amp; Development&quot;,&quot;page&quot;:&quot;2326-2335&quot;,&quot;volume&quot;:&quot;21&quot;,&quot;issue&quot;:&quot;18&quot;,&quot;source&quot;:&quot;genesdev.cshlp.org&quot;,&quot;abstract&quot;:&quot;A biweekly scientific journal publishing high-quality research in molecular biology and genetics, cancer biology, biochemistry, and related fields&quot;,&quot;DOI&quot;:&quot;10.1101/gad.1571607&quot;,&quot;ISSN&quot;:&quot;0890-9369, 1549-5477&quot;,&quot;journalAbbreviation&quot;:&quot;Genes Dev.&quot;,&quot;language&quot;:&quot;en&quot;,&quot;author&quot;:[{&quot;family&quot;:&quot;Chevance&quot;,&quot;given&quot;:&quot;Fabienne F. V&quot;},{&quot;family&quot;:&quot;Takahashi&quot;,&quot;given&quot;:&quot;Noriko&quot;},{&quot;family&quot;:&quot;Karlinsey&quot;,&quot;given&quot;:&quot;Joyce E&quot;},{&quot;family&quot;:&quot;Gnerer&quot;,&quot;given&quot;:&quot;Joshua&quot;},{&quot;family&quot;:&quot;Hirano&quot;,&quot;given&quot;:&quot;Takanori&quot;},{&quot;family&quot;:&quot;Samudrala&quot;,&quot;given&quot;:&quot;Ram&quot;},{&quot;family&quot;:&quot;Aizawa&quot;,&quot;given&quot;:&quot;Shin-Ichi&quot;},{&quot;family&quot;:&quot;Hughes&quot;,&quot;given&quot;:&quot;Kelly T&quot;}],&quot;issued&quot;:{&quot;date-parts&quot;:[[2007,9,15]]},&quot;accessed&quot;:{&quot;date-parts&quot;:[[2012,6,7]]}}}],&quot;schema&quot;:&quot;https://github.com/citation-style-language/schema/raw/master/csl-citation.json&quot;} RND95uSDEq0PR"/><text:span text:style-name="T122">(Chevance et al., 2007)</text:span><text:reference-mark-end text:name="ZOTERO_ITEM CSL_CITATION {&quot;citationID&quot;:&quot;ed1b27la7&quot;,&quot;properties&quot;:{&quot;formattedCitation&quot;:&quot;(Chevance et al., 2007)&quot;,&quot;plainCitation&quot;:&quot;(Chevance et al., 2007)&quot;},&quot;citationItems&quot;:[{&quot;id&quot;:2909,&quot;uris&quot;:[&quot;http://zotero.org/users/316567/items/X59KA3CU&quot;],&quot;uri&quot;:[&quot;http://zotero.org/users/316567/items/X59KA3CU&quot;],&quot;itemData&quot;:{&quot;id&quot;:2909,&quot;type&quot;:&quot;article-journal&quot;,&quot;title&quot;:&quot;The Mechanism of Outer Membrane Penetration by the Eubacterial Flagellum and Implications for Spirochete Evolution&quot;,&quot;container-title&quot;:&quot;Genes &amp; Development&quot;,&quot;page&quot;:&quot;2326-2335&quot;,&quot;volume&quot;:&quot;21&quot;,&quot;issue&quot;:&quot;18&quot;,&quot;source&quot;:&quot;genesdev.cshlp.org&quot;,&quot;abstract&quot;:&quot;A biweekly scientific journal publishing high-quality research in molecular biology and genetics, cancer biology, biochemistry, and related fields&quot;,&quot;DOI&quot;:&quot;10.1101/gad.1571607&quot;,&quot;ISSN&quot;:&quot;0890-9369, 1549-5477&quot;,&quot;journalAbbreviation&quot;:&quot;Genes Dev.&quot;,&quot;language&quot;:&quot;en&quot;,&quot;author&quot;:[{&quot;family&quot;:&quot;Chevance&quot;,&quot;given&quot;:&quot;Fabienne F. V&quot;},{&quot;family&quot;:&quot;Takahashi&quot;,&quot;given&quot;:&quot;Noriko&quot;},{&quot;family&quot;:&quot;Karlinsey&quot;,&quot;given&quot;:&quot;Joyce E&quot;},{&quot;family&quot;:&quot;Gnerer&quot;,&quot;given&quot;:&quot;Joshua&quot;},{&quot;family&quot;:&quot;Hirano&quot;,&quot;given&quot;:&quot;Takanori&quot;},{&quot;family&quot;:&quot;Samudrala&quot;,&quot;given&quot;:&quot;Ram&quot;},{&quot;family&quot;:&quot;Aizawa&quot;,&quot;given&quot;:&quot;Shin-Ichi&quot;},{&quot;family&quot;:&quot;Hughes&quot;,&quot;given&quot;:&quot;Kelly T&quot;}],&quot;issued&quot;:{&quot;date-parts&quot;:[[2007,9,15]]},&quot;accessed&quot;:{&quot;date-parts&quot;:[[2012,6,7]]}}}],&quot;schema&quot;:&quot;https://github.com/citation-style-language/schema/raw/master/csl-citation.json&quot;} RND95uSDEq0PR"/><text:span text:style-name="T122"> seems unlikely given that the periplasmic flagella of </text:span><text:span text:style-name="T126">Leptospira </text:span><text:span text:style-name="T123">spp. have fully assembled L- 2and P-rings, and spirochaetes lacking both L- and P-rings have been seen to have external flagella.</text:span></text:p>
      <text:h text:style-name="P112" text:outline-level="4">Additional components as elaborations upon the ancient machinery</text:h>
      <text:list xml:id="list1359835070" text:continue-numbering="true" text:style-name="WW8Num6">
        <text:list-item>
          <text:list>
            <text:list-item>
              <text:list>
                <text:list-item>
                  <text:p text:style-name="P73">Say that in many cases, it is difficult to make general conclusions...</text:p>
                </text:list-item>
                <text:list-item>
                  <text:p text:style-name="P47">Introduction</text:p>
                  <text:list>
                    <text:list-item>
                      <text:p text:style-name="P47">Go over different types of elaborations by type, rather than bacterial phylogeny?</text:p>
                    </text:list-item>
                    <text:list-item>
                      <text:p text:style-name="P47">At the base of each, talk about established experimental results towards function</text:p>
                    </text:list-item>
                    <text:list-item>
                      <text:p text:style-name="P47">At the end of it all, have a speculative section on possible roles of these elaborations</text:p>
                      <text:list>
                        <text:list-item>
                          <text:p text:style-name="P47">Coping with stator interactions with larger C-rings.</text:p>
                        </text:list-item>
                      </text:list>
                    </text:list-item>
                  </text:list>
                </text:list-item>
                <text:list-item>
                  <text:p text:style-name="P47">Talk about HGT</text:p>
                  <text:list>
                    <text:list-item>
                      <text:p text:style-name="P47">Liu &amp; Ochman</text:p>
                    </text:list-item>
                    <text:list-item>
                      <text:p text:style-name="P47">Plasmid-based chemotaxis and flagellar system suggest ease of HGT <text:reference-mark-start text:name="ZOTERO_ITEM CSL_CITATION {&quot;citationID&quot;:&quot;1ttqkpt2pu&quot;,&quot;properties&quot;:{&quot;formattedCitation&quot;:&quot;(Wu et al., 2009)&quot;,&quot;plainCitation&quot;:&quot;(Wu et al., 2009)&quot;},&quot;citationItems&quot;:[{&quot;id&quot;:2094,&quot;uris&quot;:[&quot;http://zotero.org/users/316567/items/74EUZR79&quot;],&quot;uri&quot;:[&quot;http://zotero.org/users/316567/items/74EUZR79&quot;],&quot;itemData&quot;:{&quot;id&quot;:2094,&quot;type&quot;:&quot;article-journal&quot;,&quot;title&quot;:&quot;Complete Genome Sequence of the Aerobic CO-Oxidizing Thermophile Thermomicrobium roseum&quot;,&quot;container-title&quot;:&quot;PLoS ONE&quot;,&quot;page&quot;:&quot;e4207&quot;,&quot;volume&quot;:&quot;4&quot;,&quot;issue&quot;:&quot;1&quot;,&quot;source&quot;:&quot;PLoS ONE&quot;,&quot;abstract&quot;:&quot;In order to enrich the phylogenetic diversity represented in the available sequenced bacterial genomes and as part of an “Assembling the Tree of Life” project, we determined the genome sequence of Thermomicrobium roseum DSM 5159. T. roseum DSM 5159 is a red-pigmented, rod-shaped, Gram-negative extreme thermophile isolated from a hot spring that possesses both an atypical cell wall composition and an unusual cell membrane that is composed entirely of long-chain 1,2-diols. Its genome is composed of two circular DNA elements, one of 2,006,217 bp (referred to as the chromosome) and one of 919,596 bp (referred to as the megaplasmid). Strikingly, though few standard housekeeping genes are found on the megaplasmid, it does encode a complete system for chemotaxis including both chemosensory components and an entire flagellar apparatus. This is the first known example of a complete flagellar system being encoded on a plasmid and suggests a straightforward means for lateral transfer of flagellum-based motility. Phylogenomic analyses support the recent rRNA-based analyses that led to T. roseum being removed from the phylum Thermomicrobia and assigned to the phylum Chloroflexi. Because T. roseum is a deep-branching member of this phylum, analysis of its genome provides insights into the evolution of the Chloroflexi. In addition, even though this species is not photosynthetic, analysis of the genome provides some insight into the origins of photosynthesis in the Chloroflexi. Metabolic pathway reconstructions and experimental studies revealed new aspects of the biology of this species. For example, we present evidence that T. roseum oxidizes CO aerobically, making it the first thermophile known to do so. In addition, we propose that glycosylation of its carotenoids plays a crucial role in the adaptation of the cell membrane to this bacterium's thermophilic lifestyle. Analyses of published metagenomic sequences from two hot springs similar to the one from which this strain was isolated, show that close relatives of T. roseum DSM 5159 are present but have some key differences from the strain sequenced.&quot;,&quot;DOI&quot;:&quot;10.1371/journal.pone.0004207&quot;,&quot;journalAbbreviation&quot;:&quot;PLoS ONE&quot;,&quot;author&quot;:[{&quot;family&quot;:&quot;Wu&quot;,&quot;given&quot;:&quot;Dongying&quot;},{&quot;family&quot;:&quot;Raymond&quot;,&quot;given&quot;:&quot;Jason&quot;},{&quot;family&quot;:&quot;Wu&quot;,&quot;given&quot;:&quot;Martin&quot;},{&quot;family&quot;:&quot;Chatterji&quot;,&quot;given&quot;:&quot;Sourav&quot;},{&quot;family&quot;:&quot;Ren&quot;,&quot;given&quot;:&quot;Qinghu&quot;},{&quot;family&quot;:&quot;Graham&quot;,&quot;given&quot;:&quot;Joel E.&quot;},{&quot;family&quot;:&quot;Bryant&quot;,&quot;given&quot;:&quot;Donald A.&quot;},{&quot;family&quot;:&quot;Robb&quot;,&quot;given&quot;:&quot;Frank&quot;},{&quot;family&quot;:&quot;Colman&quot;,&quot;given&quot;:&quot;Albert&quot;},{&quot;family&quot;:&quot;Tallon&quot;,&quot;given&quot;:&quot;Luke J.&quot;},{&quot;family&quot;:&quot;Badger&quot;,&quot;given&quot;:&quot;Jonathan H.&quot;},{&quot;family&quot;:&quot;Madupu&quot;,&quot;given&quot;:&quot;Ramana&quot;},{&quot;family&quot;:&quot;Ward&quot;,&quot;given&quot;:&quot;Naomi L.&quot;},{&quot;family&quot;:&quot;Eisen&quot;,&quot;given&quot;:&quot;Jonathan A.&quot;}],&quot;issued&quot;:{&quot;date-parts&quot;:[[&quot;2009&quot;,1,16]]},&quot;accessed&quot;:{&quot;date-parts&quot;:[[2012,10,17]]}}}],&quot;schema&quot;:&quot;https://github.com/citation-style-language/schema/raw/master/csl-citation.json&quot;} RNDW4RloWIGYx"/>(Wu et al., 2009)<text:reference-mark-end text:name="ZOTERO_ITEM CSL_CITATION {&quot;citationID&quot;:&quot;1ttqkpt2pu&quot;,&quot;properties&quot;:{&quot;formattedCitation&quot;:&quot;(Wu et al., 2009)&quot;,&quot;plainCitation&quot;:&quot;(Wu et al., 2009)&quot;},&quot;citationItems&quot;:[{&quot;id&quot;:2094,&quot;uris&quot;:[&quot;http://zotero.org/users/316567/items/74EUZR79&quot;],&quot;uri&quot;:[&quot;http://zotero.org/users/316567/items/74EUZR79&quot;],&quot;itemData&quot;:{&quot;id&quot;:2094,&quot;type&quot;:&quot;article-journal&quot;,&quot;title&quot;:&quot;Complete Genome Sequence of the Aerobic CO-Oxidizing Thermophile Thermomicrobium roseum&quot;,&quot;container-title&quot;:&quot;PLoS ONE&quot;,&quot;page&quot;:&quot;e4207&quot;,&quot;volume&quot;:&quot;4&quot;,&quot;issue&quot;:&quot;1&quot;,&quot;source&quot;:&quot;PLoS ONE&quot;,&quot;abstract&quot;:&quot;In order to enrich the phylogenetic diversity represented in the available sequenced bacterial genomes and as part of an “Assembling the Tree of Life” project, we determined the genome sequence of Thermomicrobium roseum DSM 5159. T. roseum DSM 5159 is a red-pigmented, rod-shaped, Gram-negative extreme thermophile isolated from a hot spring that possesses both an atypical cell wall composition and an unusual cell membrane that is composed entirely of long-chain 1,2-diols. Its genome is composed of two circular DNA elements, one of 2,006,217 bp (referred to as the chromosome) and one of 919,596 bp (referred to as the megaplasmid). Strikingly, though few standard housekeeping genes are found on the megaplasmid, it does encode a complete system for chemotaxis including both chemosensory components and an entire flagellar apparatus. This is the first known example of a complete flagellar system being encoded on a plasmid and suggests a straightforward means for lateral transfer of flagellum-based motility. Phylogenomic analyses support the recent rRNA-based analyses that led to T. roseum being removed from the phylum Thermomicrobia and assigned to the phylum Chloroflexi. Because T. roseum is a deep-branching member of this phylum, analysis of its genome provides insights into the evolution of the Chloroflexi. In addition, even though this species is not photosynthetic, analysis of the genome provides some insight into the origins of photosynthesis in the Chloroflexi. Metabolic pathway reconstructions and experimental studies revealed new aspects of the biology of this species. For example, we present evidence that T. roseum oxidizes CO aerobically, making it the first thermophile known to do so. In addition, we propose that glycosylation of its carotenoids plays a crucial role in the adaptation of the cell membrane to this bacterium's thermophilic lifestyle. Analyses of published metagenomic sequences from two hot springs similar to the one from which this strain was isolated, show that close relatives of T. roseum DSM 5159 are present but have some key differences from the strain sequenced.&quot;,&quot;DOI&quot;:&quot;10.1371/journal.pone.0004207&quot;,&quot;journalAbbreviation&quot;:&quot;PLoS ONE&quot;,&quot;author&quot;:[{&quot;family&quot;:&quot;Wu&quot;,&quot;given&quot;:&quot;Dongying&quot;},{&quot;family&quot;:&quot;Raymond&quot;,&quot;given&quot;:&quot;Jason&quot;},{&quot;family&quot;:&quot;Wu&quot;,&quot;given&quot;:&quot;Martin&quot;},{&quot;family&quot;:&quot;Chatterji&quot;,&quot;given&quot;:&quot;Sourav&quot;},{&quot;family&quot;:&quot;Ren&quot;,&quot;given&quot;:&quot;Qinghu&quot;},{&quot;family&quot;:&quot;Graham&quot;,&quot;given&quot;:&quot;Joel E.&quot;},{&quot;family&quot;:&quot;Bryant&quot;,&quot;given&quot;:&quot;Donald A.&quot;},{&quot;family&quot;:&quot;Robb&quot;,&quot;given&quot;:&quot;Frank&quot;},{&quot;family&quot;:&quot;Colman&quot;,&quot;given&quot;:&quot;Albert&quot;},{&quot;family&quot;:&quot;Tallon&quot;,&quot;given&quot;:&quot;Luke J.&quot;},{&quot;family&quot;:&quot;Badger&quot;,&quot;given&quot;:&quot;Jonathan H.&quot;},{&quot;family&quot;:&quot;Madupu&quot;,&quot;given&quot;:&quot;Ramana&quot;},{&quot;family&quot;:&quot;Ward&quot;,&quot;given&quot;:&quot;Naomi L.&quot;},{&quot;family&quot;:&quot;Eisen&quot;,&quot;given&quot;:&quot;Jonathan A.&quot;}],&quot;issued&quot;:{&quot;date-parts&quot;:[[&quot;2009&quot;,1,16]]},&quot;accessed&quot;:{&quot;date-parts&quot;:[[2012,10,17]]}}}],&quot;schema&quot;:&quot;https://github.com/citation-style-language/schema/raw/master/csl-citation.json&quot;} RNDW4RloWIGYx"/>.</text:p>
                    </text:list-item>
                  </text:list>
                </text:list-item>
              </text:list>
            </text:list-item>
          </text:list>
        </text:list-item>
      </text:list>
      <text:h text:style-name="P94" text:outline-level="5"><text:span text:style-name="T41">α</text:span>-proteobacteria</text:h>
      <text:p text:style-name="Standard"><text:span text:style-name="T33">Introduce the </text:span><text:span text:style-name="T42">α</text:span><text:span text:style-name="T33">-proteobacteria: are a diverse set of bacteria...</text:span></text:p>
      <text:p text:style-name="Standard"><text:span text:style-name="T33">Trends include: The variable-speed seen in </text:span><text:span text:style-name="T15">Sinorhizobium meliloti </text:span><text:span text:style-name="T22">and </text:span><text:span text:style-name="T9">Agrobacterium tumefaciens</text:span><text:span text:style-name="T22">.</text:span></text:p>
      <text:p text:style-name="P7"><text:span text:style-name="T15">Sinorhizobium meliloti </text:span><text:span text:style-name="T39">[TaxID 382]: </text:span><text:span text:style-name="T15">Sinorhizobium meliloti</text:span><text:span text:style-name="T33"> is a versatile bacterium that is found living in the soil or plant root nodules where it fixes nitrogen </text:span><text:reference-mark-start text:name="ZOTERO_ITEM CSL_CITATION {&quot;citationID&quot;:&quot;25nqtn3p8q&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HpI0SblVwi"/><text:span text:style-name="T33">(Schmitt, 2002)</text:span><text:reference-mark-end text:name="ZOTERO_ITEM CSL_CITATION {&quot;citationID&quot;:&quot;25nqtn3p8q&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HpI0SblVwi"/>.<text:span text:style-name="T33"> It swims using multiple flagella but instead of the enterobacterial swim-tumble approach, its motors spin exclusively in clockwise direction, yet can change speed (the filament itself is thought not to be flexible as the enterobacterial filament is, but rather locked as a right-handed helix </text:span><text:reference-mark-start text:name="ZOTERO_ITEM CSL_CITATION {&quot;citationID&quot;:&quot;1qv8phq7i1&quot;,&quot;properties&quot;:{&quot;formattedCitation&quot;:&quot;(Cohen-Krausz and Trachtenberg, 1998)&quot;,&quot;plainCitation&quot;:&quot;(Cohen-Krausz and Trachtenberg, 1998)&quot;},&quot;citationItems&quot;:[{&quot;id&quot;:2332,&quot;uris&quot;:[&quot;http://zotero.org/users/316567/items/DUI222PK&quot;],&quot;uri&quot;:[&quot;http://zotero.org/users/316567/items/DUI222PK&quot;],&quot;itemData&quot;:{&quot;id&quot;:2332,&quot;type&quot;:&quot;article-journal&quot;,&quot;title&quot;:&quot;Helical Perturbations of the Flagellar Filament:Rhizobium lupiniH13–3 at 13 Å Resolution&quot;,&quot;container-title&quot;:&quot;Journal of Structural Biology&quot;,&quot;page&quot;:&quot;267-282&quot;,&quot;volume&quot;:&quot;122&quot;,&quot;issue&quot;:&quot;3&quot;,&quot;source&quot;:&quot;ScienceDirect&quot;,&quot;abstract&quot;:&quot;Flagellar filaments are highly conserved structures in terms of the underlying symmetry of the polymer, subunit domain organization of the flagellin monomer, amino acid composition and primary sequence at the N and C termini. Traditionally, filaments are classified as “plain” or “complex.” In complex filaments, the helical lattice is perturbed in a pairwise manner such that the symmetry is reduced along the 6-start helical lines. Both plain (unperturbed) and complex (helically perturbed) components are helically symmetric and share a common lattice. The perturbation inRhizobium lupiniH13–3 results in a subunit composed of a dimer of flagellin. We have generated a ≈13 Å resolution three-dimensional density map of the complex filament ofR. lupiniH13–3 from low-dose images of negatively stained filaments. Compared to a previous map, which extended to only ≈25 Å resolution and which was generated from only five filaments containing six layer-lines each, the current map is a product of merging 139 data sets containing 66 layer-lines each. The higher resolution and improved signal-to-noise yield a detailed and interpretable density map. The density map is divided into four concentric rings. These amount to two dense cylinders interconnected by low density radial spokes and wrapped by a three-start external winding. The unperturbed component of the map is strikingly similar to the known plain filament maps and, in particular, to that ofCaulobacter crescentus. The helically perturbed component contributes mainly to the filaments's exterior (domain D3) where it comprises the tips of the outer domains interconnecting, pairwise, along the 11-start protofilaments and, again, laterally along the 6-start lines forming vertical and horizontal loops. Strong intersubunit connectivity occurs in the D2 shell and in the inner shell which is dominated by 3-start densities. The contribution of the complex component to the radial spokes seems negligible.&quot;,&quot;DOI&quot;:&quot;10.1006/jsbi.1998.4001&quot;,&quot;ISSN&quot;:&quot;1047-8477&quot;,&quot;shortTitle&quot;:&quot;Helical Perturbations of the Flagellar Filament&quot;,&quot;author&quot;:[{&quot;family&quot;:&quot;Cohen-Krausz&quot;,&quot;given&quot;:&quot;Sarah&quot;},{&quot;family&quot;:&quot;Trachtenberg&quot;,&quot;given&quot;:&quot;Shlomo&quot;}],&quot;issued&quot;:{&quot;date-parts&quot;:[[1998]]},&quot;accessed&quot;:{&quot;date-parts&quot;:[[2012,9,13]]}}}],&quot;schema&quot;:&quot;https://github.com/citation-style-language/schema/raw/master/csl-citation.json&quot;} RNDmMQT0GD9rI"/><text:span text:style-name="T33">(Cohen-Krausz and Trachtenberg, 1998)</text:span><text:reference-mark-end text:name="ZOTERO_ITEM CSL_CITATION {&quot;citationID&quot;:&quot;1qv8phq7i1&quot;,&quot;properties&quot;:{&quot;formattedCitation&quot;:&quot;(Cohen-Krausz and Trachtenberg, 1998)&quot;,&quot;plainCitation&quot;:&quot;(Cohen-Krausz and Trachtenberg, 1998)&quot;},&quot;citationItems&quot;:[{&quot;id&quot;:2332,&quot;uris&quot;:[&quot;http://zotero.org/users/316567/items/DUI222PK&quot;],&quot;uri&quot;:[&quot;http://zotero.org/users/316567/items/DUI222PK&quot;],&quot;itemData&quot;:{&quot;id&quot;:2332,&quot;type&quot;:&quot;article-journal&quot;,&quot;title&quot;:&quot;Helical Perturbations of the Flagellar Filament:Rhizobium lupiniH13–3 at 13 Å Resolution&quot;,&quot;container-title&quot;:&quot;Journal of Structural Biology&quot;,&quot;page&quot;:&quot;267-282&quot;,&quot;volume&quot;:&quot;122&quot;,&quot;issue&quot;:&quot;3&quot;,&quot;source&quot;:&quot;ScienceDirect&quot;,&quot;abstract&quot;:&quot;Flagellar filaments are highly conserved structures in terms of the underlying symmetry of the polymer, subunit domain organization of the flagellin monomer, amino acid composition and primary sequence at the N and C termini. Traditionally, filaments are classified as “plain” or “complex.” In complex filaments, the helical lattice is perturbed in a pairwise manner such that the symmetry is reduced along the 6-start helical lines. Both plain (unperturbed) and complex (helically perturbed) components are helically symmetric and share a common lattice. The perturbation inRhizobium lupiniH13–3 results in a subunit composed of a dimer of flagellin. We have generated a ≈13 Å resolution three-dimensional density map of the complex filament ofR. lupiniH13–3 from low-dose images of negatively stained filaments. Compared to a previous map, which extended to only ≈25 Å resolution and which was generated from only five filaments containing six layer-lines each, the current map is a product of merging 139 data sets containing 66 layer-lines each. The higher resolution and improved signal-to-noise yield a detailed and interpretable density map. The density map is divided into four concentric rings. These amount to two dense cylinders interconnected by low density radial spokes and wrapped by a three-start external winding. The unperturbed component of the map is strikingly similar to the known plain filament maps and, in particular, to that ofCaulobacter crescentus. The helically perturbed component contributes mainly to the filaments's exterior (domain D3) where it comprises the tips of the outer domains interconnecting, pairwise, along the 11-start protofilaments and, again, laterally along the 6-start lines forming vertical and horizontal loops. Strong intersubunit connectivity occurs in the D2 shell and in the inner shell which is dominated by 3-start densities. The contribution of the complex component to the radial spokes seems negligible.&quot;,&quot;DOI&quot;:&quot;10.1006/jsbi.1998.4001&quot;,&quot;ISSN&quot;:&quot;1047-8477&quot;,&quot;shortTitle&quot;:&quot;Helical Perturbations of the Flagellar Filament&quot;,&quot;author&quot;:[{&quot;family&quot;:&quot;Cohen-Krausz&quot;,&quot;given&quot;:&quot;Sarah&quot;},{&quot;family&quot;:&quot;Trachtenberg&quot;,&quot;given&quot;:&quot;Shlomo&quot;}],&quot;issued&quot;:{&quot;date-parts&quot;:[[1998]]},&quot;accessed&quot;:{&quot;date-parts&quot;:[[2012,9,13]]}}}],&quot;schema&quot;:&quot;https://github.com/citation-style-language/schema/raw/master/csl-citation.json&quot;} RNDmMQT0GD9rI"/>).<text:span text:style-name="T33"> When </text:span><text:span text:style-name="T15">S. meliloti </text:span><text:span text:style-name="T33">cells swim up a chemoattractant gradient, all motors undergo a consistent increase in rotation speed; as adaptation takes place, the four- to six motors slow down independently and at different rates, and <text:s/>the cell thus veers in a new direction much like a “caterpillar track”</text:span><text:span text:style-name="T15">. S. meliloti </text:span><text:span text:style-name="T33">encodes two non-cannonical genes named </text:span><text:span text:style-name="T15">motC</text:span><text:span text:style-name="T33"> and </text:span><text:span text:style-name="T15">motE </text:span><text:span text:style-name="T33">that are involved in this speed variability </text:span><text:reference-mark-start text:name="ZOTERO_ITEM CSL_CITATION {&quot;citationID&quot;:&quot;6k0n27g5p&quot;,&quot;properties&quot;:{&quot;formattedCitation&quot;:&quot;(Platzer et al., 1997)&quot;,&quot;plainCitation&quot;:&quot;(Platzer et al., 1997)&quot;},&quot;citationItems&quot;:[{&quot;id&quot;:2518,&quot;uris&quot;:[&quot;http://zotero.org/users/316567/items/JS378TFW&quot;],&quot;uri&quot;:[&quot;http://zotero.org/users/316567/items/JS378TFW&quot;],&quot;itemData&quot;:{&quot;id&quot;:2518,&quot;type&quot;:&quot;article-journal&quot;,&quot;title&quot;:&quot;Three Genes of a Motility Operon and Their Role in Flagellar Rotary Speed Variation in Rhizobium Meliloti.&quot;,&quot;container-title&quot;:&quot;Journal of Bacteriology&quot;,&quot;page&quot;:&quot;6391-6399&quot;,&quot;volume&quot;:&quot;179&quot;,&quot;issue&quot;:&quot;20&quot;,&quot;source&quot;:&quot;jb.asm.org&quot;,&quot;ISSN&quot;:&quot;0021-9193, 1098-5530&quot;,&quot;journalAbbreviation&quot;:&quot;J. Bacteriol.&quot;,&quot;language&quot;:&quot;en&quot;,&quot;author&quot;:[{&quot;family&quot;:&quot;Platzer&quot;,&quot;given&quot;:&quot;J.&quot;},{&quot;family&quot;:&quot;Sterr&quot;,&quot;given&quot;:&quot;W.&quot;},{&quot;family&quot;:&quot;Hausmann&quot;,&quot;given&quot;:&quot;M.&quot;},{&quot;family&quot;:&quot;Schmitt&quot;,&quot;given&quot;:&quot;R.&quot;}],&quot;issued&quot;:{&quot;date-parts&quot;:[[1997,10,1]]},&quot;accessed&quot;:{&quot;date-parts&quot;:[[2012,6,7]]}}}],&quot;schema&quot;:&quot;https://github.com/citation-style-language/schema/raw/master/csl-citation.json&quot;} RNDAgC1826s4T"/><text:span text:style-name="T33">(Platzer et al., 1997)</text:span><text:reference-mark-end text:name="ZOTERO_ITEM CSL_CITATION {&quot;citationID&quot;:&quot;6k0n27g5p&quot;,&quot;properties&quot;:{&quot;formattedCitation&quot;:&quot;(Platzer et al., 1997)&quot;,&quot;plainCitation&quot;:&quot;(Platzer et al., 1997)&quot;},&quot;citationItems&quot;:[{&quot;id&quot;:2518,&quot;uris&quot;:[&quot;http://zotero.org/users/316567/items/JS378TFW&quot;],&quot;uri&quot;:[&quot;http://zotero.org/users/316567/items/JS378TFW&quot;],&quot;itemData&quot;:{&quot;id&quot;:2518,&quot;type&quot;:&quot;article-journal&quot;,&quot;title&quot;:&quot;Three Genes of a Motility Operon and Their Role in Flagellar Rotary Speed Variation in Rhizobium Meliloti.&quot;,&quot;container-title&quot;:&quot;Journal of Bacteriology&quot;,&quot;page&quot;:&quot;6391-6399&quot;,&quot;volume&quot;:&quot;179&quot;,&quot;issue&quot;:&quot;20&quot;,&quot;source&quot;:&quot;jb.asm.org&quot;,&quot;ISSN&quot;:&quot;0021-9193, 1098-5530&quot;,&quot;journalAbbreviation&quot;:&quot;J. Bacteriol.&quot;,&quot;language&quot;:&quot;en&quot;,&quot;author&quot;:[{&quot;family&quot;:&quot;Platzer&quot;,&quot;given&quot;:&quot;J.&quot;},{&quot;family&quot;:&quot;Sterr&quot;,&quot;given&quot;:&quot;W.&quot;},{&quot;family&quot;:&quot;Hausmann&quot;,&quot;given&quot;:&quot;M.&quot;},{&quot;family&quot;:&quot;Schmitt&quot;,&quot;given&quot;:&quot;R.&quot;}],&quot;issued&quot;:{&quot;date-parts&quot;:[[1997,10,1]]},&quot;accessed&quot;:{&quot;date-parts&quot;:[[2012,6,7]]}}}],&quot;schema&quot;:&quot;https://github.com/citation-style-language/schema/raw/master/csl-citation.json&quot;} RNDAgC1826s4T"/>. MotC and MotB need co-expression in strict stoichiometry for normal function, otherwise extreme fluctuations in rotation rate are observed. MotC localizes to the periplasm, and likely forms a complex with MotB <text:reference-mark-start text:name="ZOTERO_ITEM CSL_CITATION {&quot;citationID&quot;:&quot;2qpmk464sd&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uCeAxwaGMC"/>(Armitage and Schmitt, 1997)<text:reference-mark-end text:name="ZOTERO_ITEM CSL_CITATION {&quot;citationID&quot;:&quot;2qpmk464sd&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uCeAxwaGMC"/>. <text:span text:style-name="T33">MotE is also exported to the periplasm where it forms a disulfide-bonded dimer essential for MotC stability and it is proposed that MotE acts as a chaperone for MotC </text:span><text:reference-mark-start text:name="ZOTERO_ITEM CSL_CITATION {&quot;citationID&quot;:&quot;28jou2ojvf&quot;,&quot;properties&quot;:{&quot;formattedCitation&quot;:&quot;(Eggenhofer et al., 2004)&quot;,&quot;plainCitation&quot;:&quot;(Eggenhofer et al., 2004)&quot;},&quot;citationItems&quot;:[{&quot;id&quot;:2581,&quot;uris&quot;:[&quot;http://zotero.org/users/316567/items/MKWV2VDF&quot;],&quot;uri&quot;:[&quot;http://zotero.org/users/316567/items/MKWV2VDF&quot;],&quot;itemData&quot;:{&quot;id&quot;:2581,&quot;type&quot;:&quot;article-journal&quot;,&quot;title&quot;:&quot;MotE serves as a new chaperone specific for the periplasmic motility protein, MotC, in Sinorhizobium meliloti&quot;,&quot;container-title&quot;:&quot;Molecular Microbiology&quot;,&quot;page&quot;:&quot;701-712&quot;,&quot;volume&quot;:&quot;52&quot;,&quot;issue&quot;:&quot;3&quot;,&quot;source&quot;:&quot;onlinelibrary.wiley.com&quot;,&quot;abstract&quot;:&quot;The flagella of Sinorhizobium meliloti rotate solely clockwise and vary their rotary speed to provoke changes in the swimming path. This mode of motility control has its molecular corollary in two novel motility proteins, MotC and MotD, present in addition to the ubiquitous MotA/MotB energizing proton channel. MotC binds to the periplasmic portion of MotB, whereas MotD interacts with FliM at the cytoplasmic face of the rotor. We report here the assignment and analysis of a fifth motility protein, MotE. Deletion of motE resulted in aggregation and decay of the periplasmic MotC protein and, as a consequence, in paralysis of the cell. The 179-residue MotE protein bears an N-terminal signal peptide and is rapidly secreted to the periplasm, where it forms stable dimers that are linked by a disulphide bridge between the cysteine 53 residues. Both, the monomeric and the dimeric MotE bind to MotC, and dimerization is essential for MotE stability in the periplasm. We conclude that MotE is a periplasmic chaperone specific for MotC being responsible for its proper folding and stability. We also propose that the MotE dimer serves as a shuttle to target MotC to its binding site at MotB.&quot;,&quot;DOI&quot;:&quot;10.1111/j.1365-2958.2004.04022.x&quot;,&quot;ISSN&quot;:&quot;1365-2958&quot;,&quot;language&quot;:&quot;en&quot;,&quot;author&quot;:[{&quot;family&quot;:&quot;Eggenhofer&quot;,&quot;given&quot;:&quot;Elke&quot;},{&quot;family&quot;:&quot;Haslbeck&quot;,&quot;given&quot;:&quot;Martin&quot;},{&quot;family&quot;:&quot;Scharf&quot;,&quot;given&quot;:&quot;Birgit&quot;}],&quot;issued&quot;:{&quot;date-parts&quot;:[[2004,3,30]]},&quot;accessed&quot;:{&quot;date-parts&quot;:[[2012,5,30]]}}}],&quot;schema&quot;:&quot;https://github.com/citation-style-language/schema/raw/master/csl-citation.json&quot;} RNDAH8FMo2rdV"/><text:span text:style-name="T33">(Eggenhofer et al., 2004)</text:span><text:reference-mark-end text:name="ZOTERO_ITEM CSL_CITATION {&quot;citationID&quot;:&quot;28jou2ojvf&quot;,&quot;properties&quot;:{&quot;formattedCitation&quot;:&quot;(Eggenhofer et al., 2004)&quot;,&quot;plainCitation&quot;:&quot;(Eggenhofer et al., 2004)&quot;},&quot;citationItems&quot;:[{&quot;id&quot;:2581,&quot;uris&quot;:[&quot;http://zotero.org/users/316567/items/MKWV2VDF&quot;],&quot;uri&quot;:[&quot;http://zotero.org/users/316567/items/MKWV2VDF&quot;],&quot;itemData&quot;:{&quot;id&quot;:2581,&quot;type&quot;:&quot;article-journal&quot;,&quot;title&quot;:&quot;MotE serves as a new chaperone specific for the periplasmic motility protein, MotC, in Sinorhizobium meliloti&quot;,&quot;container-title&quot;:&quot;Molecular Microbiology&quot;,&quot;page&quot;:&quot;701-712&quot;,&quot;volume&quot;:&quot;52&quot;,&quot;issue&quot;:&quot;3&quot;,&quot;source&quot;:&quot;onlinelibrary.wiley.com&quot;,&quot;abstract&quot;:&quot;The flagella of Sinorhizobium meliloti rotate solely clockwise and vary their rotary speed to provoke changes in the swimming path. This mode of motility control has its molecular corollary in two novel motility proteins, MotC and MotD, present in addition to the ubiquitous MotA/MotB energizing proton channel. MotC binds to the periplasmic portion of MotB, whereas MotD interacts with FliM at the cytoplasmic face of the rotor. We report here the assignment and analysis of a fifth motility protein, MotE. Deletion of motE resulted in aggregation and decay of the periplasmic MotC protein and, as a consequence, in paralysis of the cell. The 179-residue MotE protein bears an N-terminal signal peptide and is rapidly secreted to the periplasm, where it forms stable dimers that are linked by a disulphide bridge between the cysteine 53 residues. Both, the monomeric and the dimeric MotE bind to MotC, and dimerization is essential for MotE stability in the periplasm. We conclude that MotE is a periplasmic chaperone specific for MotC being responsible for its proper folding and stability. We also propose that the MotE dimer serves as a shuttle to target MotC to its binding site at MotB.&quot;,&quot;DOI&quot;:&quot;10.1111/j.1365-2958.2004.04022.x&quot;,&quot;ISSN&quot;:&quot;1365-2958&quot;,&quot;language&quot;:&quot;en&quot;,&quot;author&quot;:[{&quot;family&quot;:&quot;Eggenhofer&quot;,&quot;given&quot;:&quot;Elke&quot;},{&quot;family&quot;:&quot;Haslbeck&quot;,&quot;given&quot;:&quot;Martin&quot;},{&quot;family&quot;:&quot;Scharf&quot;,&quot;given&quot;:&quot;Birgit&quot;}],&quot;issued&quot;:{&quot;date-parts&quot;:[[2004,3,30]]},&quot;accessed&quot;:{&quot;date-parts&quot;:[[2012,5,30]]}}}],&quot;schema&quot;:&quot;https://github.com/citation-style-language/schema/raw/master/csl-citation.json&quot;} RNDAH8FMo2rdV"/><text:span text:style-name="T33">. A third protein, MotD, has been described but later reannotated as the </text:span><text:span text:style-name="T15">S. meliloti </text:span><text:span text:style-name="T33">FliK </text:span><text:reference-mark-start text:name="ZOTERO_ITEM CSL_CITATION {&quot;citationID&quot;:&quot;takjvssi3&quot;,&quot;properties&quot;:{&quot;formattedCitation&quot;:&quot;(Eggenhofer et al., 2006)&quot;,&quot;plainCitation&quot;:&quot;(Eggenhofer et al., 2006)&quot;},&quot;citationItems&quot;:[{&quot;id&quot;:2794,&quot;uris&quot;:[&quot;http://zotero.org/users/316567/items/TSHIKTN8&quot;],&quot;uri&quot;:[&quot;http://zotero.org/users/316567/items/TSHIKTN8&quot;],&quot;itemData&quot;:{&quot;id&quot;:2794,&quot;type&quot;:&quot;article-journal&quot;,&quot;title&quot;:&quot;MotD of Sinorhizobium meliloti and Related α-Proteobacteria Is the Flagellar-Hook-Length Regulator and Therefore Reassigned as FliK&quot;,&quot;container-title&quot;:&quot;Journal of Bacteriology&quot;,&quot;page&quot;:&quot;2144-2153&quot;,&quot;volume&quot;:&quot;188&quot;,&quot;issue&quot;:&quot;6&quot;,&quot;source&quot;:&quot;jb.asm.org&quot;,&quot;abstract&quot;:&quot;The flagella of the soil bacterium Sinorhizobium meliloti differ from the enterobacterial paradigm in the complex filament structure and modulation of the flagellar rotary speed. The mode of motility control in S. meliloti has a molecular corollary in two novel periplasmic motility proteins, MotC and MotE, that are present in addition to the ubiquitous MotA/MotB energizing proton channel. A fifth motility gene is located in the mot operon downstream of the motB and motC genes. Its gene product was originally designated MotD, a cytoplasmic motility protein having an unknown function. We report here reassignment of MotD as FliK, the regulator of flagellar hook length. The FliK gene is one of the few flagellar genes not annotated in the contiguous flagellar regulon of S. meliloti. Characteristic for its class, the 475-residue FliK protein contains a conserved, compactly folded Flg hook domain in its carboxy-terminal region. Deletion of fliK leads to formation of prolonged flagellar hooks (polyhooks) with missing filament structures. Extragenic suppressor mutations all mapped in the cytoplasmic region of the transmembrane export protein FlhB and restored assembly of a flagellar filament, and thus motility, in the presence of polyhooks. The structural properties of FliK are consistent with its function as a substrate specificity switch of the flagellar export apparatus for switching from rod/hook-type substrates to filament-type substrates.&quot;,&quot;DOI&quot;:&quot;10.1128/JB.188.6.2144-2153.2006&quot;,&quot;ISSN&quot;:&quot;0021-9193, 1098-5530&quot;,&quot;journalAbbreviation&quot;:&quot;J. Bacteriol.&quot;,&quot;language&quot;:&quot;en&quot;,&quot;author&quot;:[{&quot;family&quot;:&quot;Eggenhofer&quot;,&quot;given&quot;:&quot;Elke&quot;},{&quot;family&quot;:&quot;Rachel&quot;,&quot;given&quot;:&quot;Reinhard&quot;},{&quot;family&quot;:&quot;Haslbeck&quot;,&quot;given&quot;:&quot;Martin&quot;},{&quot;family&quot;:&quot;Scharf&quot;,&quot;given&quot;:&quot;Birgit&quot;}],&quot;issued&quot;:{&quot;date-parts&quot;:[[2006,3,15]]},&quot;accessed&quot;:{&quot;date-parts&quot;:[[2012,9,13]]}}}],&quot;schema&quot;:&quot;https://github.com/citation-style-language/schema/raw/master/csl-citation.json&quot;} RNDik3rbBQ4Hp"/><text:span text:style-name="T33">(Eggenhofer et al., 2006)</text:span><text:reference-mark-end text:name="ZOTERO_ITEM CSL_CITATION {&quot;citationID&quot;:&quot;takjvssi3&quot;,&quot;properties&quot;:{&quot;formattedCitation&quot;:&quot;(Eggenhofer et al., 2006)&quot;,&quot;plainCitation&quot;:&quot;(Eggenhofer et al., 2006)&quot;},&quot;citationItems&quot;:[{&quot;id&quot;:2794,&quot;uris&quot;:[&quot;http://zotero.org/users/316567/items/TSHIKTN8&quot;],&quot;uri&quot;:[&quot;http://zotero.org/users/316567/items/TSHIKTN8&quot;],&quot;itemData&quot;:{&quot;id&quot;:2794,&quot;type&quot;:&quot;article-journal&quot;,&quot;title&quot;:&quot;MotD of Sinorhizobium meliloti and Related α-Proteobacteria Is the Flagellar-Hook-Length Regulator and Therefore Reassigned as FliK&quot;,&quot;container-title&quot;:&quot;Journal of Bacteriology&quot;,&quot;page&quot;:&quot;2144-2153&quot;,&quot;volume&quot;:&quot;188&quot;,&quot;issue&quot;:&quot;6&quot;,&quot;source&quot;:&quot;jb.asm.org&quot;,&quot;abstract&quot;:&quot;The flagella of the soil bacterium Sinorhizobium meliloti differ from the enterobacterial paradigm in the complex filament structure and modulation of the flagellar rotary speed. The mode of motility control in S. meliloti has a molecular corollary in two novel periplasmic motility proteins, MotC and MotE, that are present in addition to the ubiquitous MotA/MotB energizing proton channel. A fifth motility gene is located in the mot operon downstream of the motB and motC genes. Its gene product was originally designated MotD, a cytoplasmic motility protein having an unknown function. We report here reassignment of MotD as FliK, the regulator of flagellar hook length. The FliK gene is one of the few flagellar genes not annotated in the contiguous flagellar regulon of S. meliloti. Characteristic for its class, the 475-residue FliK protein contains a conserved, compactly folded Flg hook domain in its carboxy-terminal region. Deletion of fliK leads to formation of prolonged flagellar hooks (polyhooks) with missing filament structures. Extragenic suppressor mutations all mapped in the cytoplasmic region of the transmembrane export protein FlhB and restored assembly of a flagellar filament, and thus motility, in the presence of polyhooks. The structural properties of FliK are consistent with its function as a substrate specificity switch of the flagellar export apparatus for switching from rod/hook-type substrates to filament-type substrates.&quot;,&quot;DOI&quot;:&quot;10.1128/JB.188.6.2144-2153.2006&quot;,&quot;ISSN&quot;:&quot;0021-9193, 1098-5530&quot;,&quot;journalAbbreviation&quot;:&quot;J. Bacteriol.&quot;,&quot;language&quot;:&quot;en&quot;,&quot;author&quot;:[{&quot;family&quot;:&quot;Eggenhofer&quot;,&quot;given&quot;:&quot;Elke&quot;},{&quot;family&quot;:&quot;Rachel&quot;,&quot;given&quot;:&quot;Reinhard&quot;},{&quot;family&quot;:&quot;Haslbeck&quot;,&quot;given&quot;:&quot;Martin&quot;},{&quot;family&quot;:&quot;Scharf&quot;,&quot;given&quot;:&quot;Birgit&quot;}],&quot;issued&quot;:{&quot;date-parts&quot;:[[2006,3,15]]},&quot;accessed&quot;:{&quot;date-parts&quot;:[[2012,9,13]]}}}],&quot;schema&quot;:&quot;https://github.com/citation-style-language/schema/raw/master/csl-citation.json&quot;} RNDik3rbBQ4Hp"/>.<text:span text:style-name="T33"> </text:span>These observations suggest that these two proteins form novel structural features of the <text:span text:style-name="T9">S. meliloti </text:span><text:span text:style-name="T22">motor</text:span> <text:reference-mark-start text:name="ZOTERO_ITEM CSL_CITATION {&quot;citationID&quot;:&quot;1jmald6501&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WuCZAdp3IH"/>(Armitage and Schmitt, 1997)<text:reference-mark-end text:name="ZOTERO_ITEM CSL_CITATION {&quot;citationID&quot;:&quot;1jmald6501&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WuCZAdp3IH"/>.</text:p>
      <text:p text:style-name="P7"><text:span text:style-name="T15">R</text:span><text:span text:style-name="T9">hodobacter sphaeroides </text:span><text:span text:style-name="T39">[TaxID 1063]: </text:span><text:span text:style-name="T15">Rhodobacter sphaeroides </text:span><text:span text:style-name="T33">is a freshwater-dwelling bacterium of remarkable metabolic diversity. </text:span>The genome contains two complete sets of flagellar gene, only one of which is expressed in the wild-type strain to form a single subpolar flagellum (the fla1 gene cluster) <text:reference-mark-start text:name="ZOTERO_ITEM CSL_CITATION {&quot;citationID&quot;:&quot;2j00msksqj&quot;,&quot;properties&quot;:{&quot;formattedCitation&quot;:&quot;(Kobayashi et al., 2003)&quot;,&quot;plainCitation&quot;:&quot;(Kobayashi et al., 2003)&quot;},&quot;citationItems&quot;:[{&quot;id&quot;:2684,&quot;uris&quot;:[&quot;http://zotero.org/users/316567/items/QQ3URRSU&quot;],&quot;uri&quot;:[&quot;http://zotero.org/users/316567/items/QQ3URRSU&quot;],&quot;itemData&quot;:{&quot;id&quot;:2684,&quot;type&quot;:&quot;article-journal&quot;,&quot;title&quot;:&quot;Purification and Characterization of the Flagellar Basal Body of Rhodobacter Sphaeroides&quot;,&quot;container-title&quot;:&quot;Journal of Bacteriology&quot;,&quot;page&quot;:&quot;5295-5300&quot;,&quot;volume&quot;:&quot;185&quot;,&quot;issue&quot;:&quot;17&quot;,&quot;source&quot;:&quot;jb.asm.org&quot;,&quot;abstract&quot;:&quot;Flagellar hook-basal body (HBB) complexes were purified from Rhodobacter sphaeroides. The HBB was more acid labile but more heat stable than that of Salmonella species, and protein identification revealed that HBB components were expressed only from one of the two sets of flagellar gene clusters on the R. sphaeroides genome, under the heterotrophic growth conditions tested here.&quot;,&quot;DOI&quot;:&quot;10.1128/JB.185.17.5295-5300.2003&quot;,&quot;ISSN&quot;:&quot;0021-9193, 1098-5530&quot;,&quot;journalAbbreviation&quot;:&quot;J. Bacteriol.&quot;,&quot;language&quot;:&quot;en&quot;,&quot;author&quot;:[{&quot;family&quot;:&quot;Kobayashi&quot;,&quot;given&quot;:&quot;K.&quot;},{&quot;family&quot;:&quot;Saitoh&quot;,&quot;given&quot;:&quot;T.&quot;},{&quot;family&quot;:&quot;Shah&quot;,&quot;given&quot;:&quot;D. S. H&quot;},{&quot;family&quot;:&quot;Ohnishi&quot;,&quot;given&quot;:&quot;K.&quot;},{&quot;family&quot;:&quot;Goodfellow&quot;,&quot;given&quot;:&quot;I. G&quot;},{&quot;family&quot;:&quot;Sockett&quot;,&quot;given&quot;:&quot;R. E&quot;},{&quot;family&quot;:&quot;Aizawa&quot;,&quot;given&quot;:&quot;S. -I&quot;}],&quot;issued&quot;:{&quot;date-parts&quot;:[[2003,9,1]]},&quot;accessed&quot;:{&quot;date-parts&quot;:[[2012,5,29]]}}}],&quot;schema&quot;:&quot;https://github.com/citation-style-language/schema/raw/master/csl-citation.json&quot;} RND5MVMU0aBQu"/>(Kobayashi et al., 2003)<text:reference-mark-end text:name="ZOTERO_ITEM CSL_CITATION {&quot;citationID&quot;:&quot;2j00msksqj&quot;,&quot;properties&quot;:{&quot;formattedCitation&quot;:&quot;(Kobayashi et al., 2003)&quot;,&quot;plainCitation&quot;:&quot;(Kobayashi et al., 2003)&quot;},&quot;citationItems&quot;:[{&quot;id&quot;:2684,&quot;uris&quot;:[&quot;http://zotero.org/users/316567/items/QQ3URRSU&quot;],&quot;uri&quot;:[&quot;http://zotero.org/users/316567/items/QQ3URRSU&quot;],&quot;itemData&quot;:{&quot;id&quot;:2684,&quot;type&quot;:&quot;article-journal&quot;,&quot;title&quot;:&quot;Purification and Characterization of the Flagellar Basal Body of Rhodobacter Sphaeroides&quot;,&quot;container-title&quot;:&quot;Journal of Bacteriology&quot;,&quot;page&quot;:&quot;5295-5300&quot;,&quot;volume&quot;:&quot;185&quot;,&quot;issue&quot;:&quot;17&quot;,&quot;source&quot;:&quot;jb.asm.org&quot;,&quot;abstract&quot;:&quot;Flagellar hook-basal body (HBB) complexes were purified from Rhodobacter sphaeroides. The HBB was more acid labile but more heat stable than that of Salmonella species, and protein identification revealed that HBB components were expressed only from one of the two sets of flagellar gene clusters on the R. sphaeroides genome, under the heterotrophic growth conditions tested here.&quot;,&quot;DOI&quot;:&quot;10.1128/JB.185.17.5295-5300.2003&quot;,&quot;ISSN&quot;:&quot;0021-9193, 1098-5530&quot;,&quot;journalAbbreviation&quot;:&quot;J. Bacteriol.&quot;,&quot;language&quot;:&quot;en&quot;,&quot;author&quot;:[{&quot;family&quot;:&quot;Kobayashi&quot;,&quot;given&quot;:&quot;K.&quot;},{&quot;family&quot;:&quot;Saitoh&quot;,&quot;given&quot;:&quot;T.&quot;},{&quot;family&quot;:&quot;Shah&quot;,&quot;given&quot;:&quot;D. S. H&quot;},{&quot;family&quot;:&quot;Ohnishi&quot;,&quot;given&quot;:&quot;K.&quot;},{&quot;family&quot;:&quot;Goodfellow&quot;,&quot;given&quot;:&quot;I. G&quot;},{&quot;family&quot;:&quot;Sockett&quot;,&quot;given&quot;:&quot;R. E&quot;},{&quot;family&quot;:&quot;Aizawa&quot;,&quot;given&quot;:&quot;S. -I&quot;}],&quot;issued&quot;:{&quot;date-parts&quot;:[[2003,9,1]]},&quot;accessed&quot;:{&quot;date-parts&quot;:[[2012,5,29]]}}}],&quot;schema&quot;:&quot;https://github.com/citation-style-language/schema/raw/master/csl-citation.json&quot;} RND5MVMU0aBQu"/>. Strains can, however, be isolated that do express the second set (from the fla2 gene cluster), which manifest as multiple polar flagella <text:reference-mark-start text:name="ZOTERO_ITEM CSL_CITATION {&quot;citationID&quot;:&quot;10l10jucn8&quot;,&quot;properties&quot;:{&quot;formattedCitation&quot;:&quot;(Poggio et al., 2007)&quot;,&quot;plainCitation&quot;:&quot;(Poggio et al., 2007)&quot;},&quot;citationItems&quot;:[{&quot;id&quot;:2912,&quot;uris&quot;:[&quot;http://zotero.org/users/316567/items/X6TUAGWQ&quot;],&quot;uri&quot;:[&quot;http://zotero.org/users/316567/items/X6TUAGWQ&quot;],&quot;itemData&quot;:{&quot;id&quot;:2912,&quot;type&quot;:&quot;article-journal&quot;,&quot;title&quot;:&quot;A Complete Set of Flagellar Genes Acquired by Horizontal Transfer Coexists with the Endogenous Flagellar System in Rhodobacter Sphaeroides&quot;,&quot;container-title&quot;:&quot;Journal of Bacteriology&quot;,&quot;page&quot;:&quot;3208-3216&quot;,&quot;volume&quot;:&quot;189&quot;,&quot;issue&quot;:&quot;8&quot;,&quot;source&quot;:&quot;jb.asm.org&quot;,&quot;abstract&quot;:&quot;Bacteria swim in liquid environments by means of a complex rotating structure known as the flagellum. Approximately 40 proteins are required for the assembly and functionality of this structure. Rhodobacter sphaeroides has two flagellar systems. One of these systems has been shown to be functional and is required for the synthesis of the well-characterized single subpolar flagellum, while the other was found only after the genome sequence of this bacterium was completed. In this work we found that the second flagellar system of R. sphaeroides can be expressed and produces a functional flagellum. In many bacteria with two flagellar systems, one is required for swimming, while the other allows movement in denser environments by producing a large number of flagella over the entire cell surface. In contrast, the second flagellar system of R. sphaeroides produces polar flagella that are required for swimming. Expression of the second set of flagellar genes seems to be positively regulated under anaerobic growth conditions. Phylogenic analysis suggests that the flagellar system that was initially characterized was in fact acquired by horizontal transfer from a γ-proteobacterium, while the second flagellar system contains the native genes. Interestingly, other α-proteobacteria closely related to R. sphaeroides have also acquired a set of flagellar genes similar to the set found in R. sphaeroides, suggesting that a common ancestor received this gene cluster.&quot;,&quot;DOI&quot;:&quot;10.1128/JB.01681-06&quot;,&quot;ISSN&quot;:&quot;0021-9193, 1098-5530&quot;,&quot;journalAbbreviation&quot;:&quot;J. Bacteriol.&quot;,&quot;language&quot;:&quot;en&quot;,&quot;author&quot;:[{&quot;family&quot;:&quot;Poggio&quot;,&quot;given&quot;:&quot;Sebastian&quot;},{&quot;family&quot;:&quot;Abreu-Goodger&quot;,&quot;given&quot;:&quot;Cei&quot;},{&quot;family&quot;:&quot;Fabela&quot;,&quot;given&quot;:&quot;Salvador&quot;},{&quot;family&quot;:&quot;Osorio&quot;,&quot;given&quot;:&quot;Aurora&quot;},{&quot;family&quot;:&quot;Dreyfus&quot;,&quot;given&quot;:&quot;Georges&quot;},{&quot;family&quot;:&quot;Vinuesa&quot;,&quot;given&quot;:&quot;Pablo&quot;},{&quot;family&quot;:&quot;Camarena&quot;,&quot;given&quot;:&quot;Laura&quot;}],&quot;issued&quot;:{&quot;date-parts&quot;:[[2007,4,15]]},&quot;accessed&quot;:{&quot;date-parts&quot;:[[2012,6,5]]}}}],&quot;schema&quot;:&quot;https://github.com/citation-style-language/schema/raw/master/csl-citation.json&quot;} RNDCIscJwa83Q"/>(Poggio et al., 2007)<text:reference-mark-end text:name="ZOTERO_ITEM CSL_CITATION {&quot;citationID&quot;:&quot;10l10jucn8&quot;,&quot;properties&quot;:{&quot;formattedCitation&quot;:&quot;(Poggio et al., 2007)&quot;,&quot;plainCitation&quot;:&quot;(Poggio et al., 2007)&quot;},&quot;citationItems&quot;:[{&quot;id&quot;:2912,&quot;uris&quot;:[&quot;http://zotero.org/users/316567/items/X6TUAGWQ&quot;],&quot;uri&quot;:[&quot;http://zotero.org/users/316567/items/X6TUAGWQ&quot;],&quot;itemData&quot;:{&quot;id&quot;:2912,&quot;type&quot;:&quot;article-journal&quot;,&quot;title&quot;:&quot;A Complete Set of Flagellar Genes Acquired by Horizontal Transfer Coexists with the Endogenous Flagellar System in Rhodobacter Sphaeroides&quot;,&quot;container-title&quot;:&quot;Journal of Bacteriology&quot;,&quot;page&quot;:&quot;3208-3216&quot;,&quot;volume&quot;:&quot;189&quot;,&quot;issue&quot;:&quot;8&quot;,&quot;source&quot;:&quot;jb.asm.org&quot;,&quot;abstract&quot;:&quot;Bacteria swim in liquid environments by means of a complex rotating structure known as the flagellum. Approximately 40 proteins are required for the assembly and functionality of this structure. Rhodobacter sphaeroides has two flagellar systems. One of these systems has been shown to be functional and is required for the synthesis of the well-characterized single subpolar flagellum, while the other was found only after the genome sequence of this bacterium was completed. In this work we found that the second flagellar system of R. sphaeroides can be expressed and produces a functional flagellum. In many bacteria with two flagellar systems, one is required for swimming, while the other allows movement in denser environments by producing a large number of flagella over the entire cell surface. In contrast, the second flagellar system of R. sphaeroides produces polar flagella that are required for swimming. Expression of the second set of flagellar genes seems to be positively regulated under anaerobic growth conditions. Phylogenic analysis suggests that the flagellar system that was initially characterized was in fact acquired by horizontal transfer from a γ-proteobacterium, while the second flagellar system contains the native genes. Interestingly, other α-proteobacteria closely related to R. sphaeroides have also acquired a set of flagellar genes similar to the set found in R. sphaeroides, suggesting that a common ancestor received this gene cluster.&quot;,&quot;DOI&quot;:&quot;10.1128/JB.01681-06&quot;,&quot;ISSN&quot;:&quot;0021-9193, 1098-5530&quot;,&quot;journalAbbreviation&quot;:&quot;J. Bacteriol.&quot;,&quot;language&quot;:&quot;en&quot;,&quot;author&quot;:[{&quot;family&quot;:&quot;Poggio&quot;,&quot;given&quot;:&quot;Sebastian&quot;},{&quot;family&quot;:&quot;Abreu-Goodger&quot;,&quot;given&quot;:&quot;Cei&quot;},{&quot;family&quot;:&quot;Fabela&quot;,&quot;given&quot;:&quot;Salvador&quot;},{&quot;family&quot;:&quot;Osorio&quot;,&quot;given&quot;:&quot;Aurora&quot;},{&quot;family&quot;:&quot;Dreyfus&quot;,&quot;given&quot;:&quot;Georges&quot;},{&quot;family&quot;:&quot;Vinuesa&quot;,&quot;given&quot;:&quot;Pablo&quot;},{&quot;family&quot;:&quot;Camarena&quot;,&quot;given&quot;:&quot;Laura&quot;}],&quot;issued&quot;:{&quot;date-parts&quot;:[[2007,4,15]]},&quot;accessed&quot;:{&quot;date-parts&quot;:[[2012,6,5]]}}}],&quot;schema&quot;:&quot;https://github.com/citation-style-language/schema/raw/master/csl-citation.json&quot;} RNDCIscJwa83Q"/>. Phylogenetic analysis demonstrates that the fla2 gene cluster is from the ancestral vertically-inherite<text:span text:style-name="T41">d α-proteobacterial flagellar family (as seen for example in </text:span><text:span text:style-name="T53">S. meliloti, C. crescentus, R. palustris </text:span><text:span text:style-name="T47">and </text:span><text:span text:style-name="T53">R. </text:span><text:span text:style-name="T54">r</text:span><text:span text:style-name="T53">ubrum</text:span><text:span text:style-name="T41">), whereas the fla1 gene cluster is in fact horizontally transferred from the γ-proteobacteria similar to</text:span><text:span text:style-name="T53"> </text:span><text:span text:style-name="T55">Ruegeria pomeroyi </text:span><text:span text:style-name="T48">(previously named </text:span><text:span text:style-name="T53">Silicibacter pomeroyi</text:span><text:span text:style-name="T48">)</text:span><text:span text:style-name="T41">. Bacteria very closely related to </text:span><text:span text:style-name="T53">R. sphaeroides </text:span><text:span text:style-name="T47">also have a horizontally-transferred γ-proteobacterial fla1 gene cluster but have additionally lost their α-proteobacterial flagellar systems, indicating transfer before these species diverged. A previous pre-genomic era claim that </text:span><text:span text:style-name="T53">R. sphaeroides </text:span><text:span text:style-name="T47">doesn't contain a homolog of MotC </text:span><text:reference-mark-start text:name="ZOTERO_ITEM CSL_CITATION {&quot;citationID&quot;:&quot;2bu550nk0s&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i5mKPj0ZTI"/><text:span text:style-name="T47">(Armitage and Schmitt, 1997)</text:span><text:reference-mark-end text:name="ZOTERO_ITEM CSL_CITATION {&quot;citationID&quot;:&quot;2bu550nk0s&quot;,&quot;properties&quot;:{&quot;formattedCitation&quot;:&quot;(Armitage and Schmitt, 1997)&quot;,&quot;plainCitation&quot;:&quot;(Armitage and Schmitt, 1997)&quot;},&quot;citationItems&quot;:[{&quot;id&quot;:1903,&quot;uris&quot;:[&quot;http://zotero.org/users/316567/items/5DZNQFTR&quot;],&quot;uri&quot;:[&quot;http://zotero.org/users/316567/items/5DZNQFTR&quot;],&quot;itemData&quot;:{&quot;id&quot;:1903,&quot;type&quot;:&quot;article-journal&quot;,&quot;title&quot;:&quot;Bacterial chemotaxis: Rhodobacter sphaeroide and Sinorhizobium meliloti - variations on a theme?&quot;,&quot;container-title&quot;:&quot;Microbiology&quot;,&quot;page&quot;:&quot;3671-3682&quot;,&quot;volume&quot;:&quot;143&quot;,&quot;issue&quot;:&quot;12&quot;,&quot;source&quot;:&quot;mic.sgmjournals.org&quot;,&quot;DOI&quot;:&quot;10.1099/00221287-143-12-3671&quot;,&quot;ISSN&quot;:&quot;1350-0872, 1465-2080&quot;,&quot;shortTitle&quot;:&quot;Bacterial chemotaxis&quot;,&quot;journalAbbreviation&quot;:&quot;Microbiology&quot;,&quot;language&quot;:&quot;en&quot;,&quot;author&quot;:[{&quot;family&quot;:&quot;Armitage&quot;,&quot;given&quot;:&quot;Judith P.&quot;},{&quot;family&quot;:&quot;Schmitt&quot;,&quot;given&quot;:&quot;Rudiger&quot;}],&quot;issued&quot;:{&quot;date-parts&quot;:[[1997,12,1]]},&quot;accessed&quot;:{&quot;date-parts&quot;:[[2012,7,9]]}}}],&quot;schema&quot;:&quot;https://github.com/citation-style-language/schema/raw/master/csl-citation.json&quot;} RNDi5mKPj0ZTI"/><text:span text:style-name="T47"> is confirmed with contemporary BLAST searches for both MotC and MotE, suggesting that even the ancestral fla1 motor has differences to the </text:span><text:span text:style-name="T53">S. meliloti </text:span><text:span text:style-name="T47">motor.</text:span></text:p>
      <text:p text:style-name="P22"><text:span text:style-name="T46">Rhodobacter MotF: Dreyfus lab </text:span><text:span text:style-name="T50"><text:s/></text:span><text:reference-mark-start text:name="ZOTERO_ITEM CSL_CITATION {&quot;citationID&quot;:&quot;1l65e3i5ug&quot;,&quot;properties&quot;:{&quot;formattedCitation&quot;:&quot;{\\rtf (Ram\\uc0\\u237{}rez-Cabrera et al., 2012)}&quot;,&quot;plainCitation&quot;:&quot;(Ramírez-Cabrera et al., 2012)&quot;},&quot;citationItems&quot;:[{&quot;id&quot;:4854,&quot;uris&quot;:[&quot;http://zotero.org/users/316567/items/4X6TMEQT&quot;],&quot;uri&quot;:[&quot;http://zotero.org/users/316567/items/4X6TMEQT&quot;],&quot;itemData&quot;:{&quot;id&quot;:4854,&quot;type&quot;:&quot;article-journal&quot;,&quot;title&quot;:&quot;A Novel Component of the Rhodobacter sphaeroides Fla1 Flagellum Is Essential for Motor Rotation&quot;,&quot;container-title&quot;:&quot;Journal of Bacteriology&quot;,&quot;page&quot;:&quot;6174-6183&quot;,&quot;volume&quot;:&quot;194&quot;,&quot;issue&quot;:&quot;22&quot;,&quot;source&quot;:&quot;jb.asm.org&quot;,&quot;abstract&quot;:&quot;Here we describe a novel component essential for flagellar rotation in Rhodobacter sphaeroides. This protein is encoded by motF (RSP_0067), the first gene of a predicted transcriptional unit which contains two hypothetical genes. Sequence analysis indicated that MotF is a bitopic membrane-spanning protein. Protease sensitivity assays and green fluorescent protein (GFP) fusions confirmed this prediction and allowed us to conclude that the C terminus of MotF is located in the periplasmic space. Wild-type cells expressing a functional GFP-MotF fusion show a single fluorescent focus per cell. The localization of this protein in different genetic backgrounds allowed us to determine that normal localization of MotF depends on the presence of FliL and MotB. Characterization of a ΔmotF pseudorevertant strain revealed that a single nucleotide change in motB suppresses the Mot− phenotype of the motF mutant. Additionally, we show that MotF also becomes dispensable when other mutant alleles of motB previously isolated as second-site suppressors of ΔfliL were expressed in the motF mutant strain. These results show that MotF is a new component of the Fla1 flagellum, which together with FliL is required to promote flagellar rotation, possibly through MotB.&quot;,&quot;DOI&quot;:&quot;10.1128/JB.00850-12&quot;,&quot;ISSN&quot;:&quot;0021-9193, 1098-5530&quot;,&quot;note&quot;:&quot;PMID: 22961858&quot;,&quot;journalAbbreviation&quot;:&quot;J. Bacteriol.&quot;,&quot;language&quot;:&quot;en&quot;,&quot;author&quot;:[{&quot;family&quot;:&quot;Ramírez-Cabrera&quot;,&quot;given&quot;:&quot;Victor&quot;},{&quot;family&quot;:&quot;Poggio&quot;,&quot;given&quot;:&quot;Sebastian&quot;},{&quot;family&quot;:&quot;Domenzain&quot;,&quot;given&quot;:&quot;Clelia&quot;},{&quot;family&quot;:&quot;Osorio&quot;,&quot;given&quot;:&quot;Aurora&quot;},{&quot;family&quot;:&quot;Dreyfus&quot;,&quot;given&quot;:&quot;Georges&quot;},{&quot;family&quot;:&quot;Camarena&quot;,&quot;given&quot;:&quot;Laura&quot;}],&quot;issued&quot;:{&quot;date-parts&quot;:[[2012,11,15]]},&quot;accessed&quot;:{&quot;date-parts&quot;:[[2013,5,8]]}},&quot;locator&quot;:&quot;1&quot;}],&quot;schema&quot;:&quot;https://github.com/citation-style-language/schema/raw/master/csl-citation.json&quot;} RNDk64P5m5IBm"/><text:span text:style-name="T96">(Ram</text:span><text:span text:style-name="T98">írez-Cabrera et al., 2012)</text:span><text:reference-mark-end text:name="ZOTERO_ITEM CSL_CITATION {&quot;citationID&quot;:&quot;1l65e3i5ug&quot;,&quot;properties&quot;:{&quot;formattedCitation&quot;:&quot;{\\rtf (Ram\\uc0\\u237{}rez-Cabrera et al., 2012)}&quot;,&quot;plainCitation&quot;:&quot;(Ramírez-Cabrera et al., 2012)&quot;},&quot;citationItems&quot;:[{&quot;id&quot;:4854,&quot;uris&quot;:[&quot;http://zotero.org/users/316567/items/4X6TMEQT&quot;],&quot;uri&quot;:[&quot;http://zotero.org/users/316567/items/4X6TMEQT&quot;],&quot;itemData&quot;:{&quot;id&quot;:4854,&quot;type&quot;:&quot;article-journal&quot;,&quot;title&quot;:&quot;A Novel Component of the Rhodobacter sphaeroides Fla1 Flagellum Is Essential for Motor Rotation&quot;,&quot;container-title&quot;:&quot;Journal of Bacteriology&quot;,&quot;page&quot;:&quot;6174-6183&quot;,&quot;volume&quot;:&quot;194&quot;,&quot;issue&quot;:&quot;22&quot;,&quot;source&quot;:&quot;jb.asm.org&quot;,&quot;abstract&quot;:&quot;Here we describe a novel component essential for flagellar rotation in Rhodobacter sphaeroides. This protein is encoded by motF (RSP_0067), the first gene of a predicted transcriptional unit which contains two hypothetical genes. Sequence analysis indicated that MotF is a bitopic membrane-spanning protein. Protease sensitivity assays and green fluorescent protein (GFP) fusions confirmed this prediction and allowed us to conclude that the C terminus of MotF is located in the periplasmic space. Wild-type cells expressing a functional GFP-MotF fusion show a single fluorescent focus per cell. The localization of this protein in different genetic backgrounds allowed us to determine that normal localization of MotF depends on the presence of FliL and MotB. Characterization of a ΔmotF pseudorevertant strain revealed that a single nucleotide change in motB suppresses the Mot− phenotype of the motF mutant. Additionally, we show that MotF also becomes dispensable when other mutant alleles of motB previously isolated as second-site suppressors of ΔfliL were expressed in the motF mutant strain. These results show that MotF is a new component of the Fla1 flagellum, which together with FliL is required to promote flagellar rotation, possibly through MotB.&quot;,&quot;DOI&quot;:&quot;10.1128/JB.00850-12&quot;,&quot;ISSN&quot;:&quot;0021-9193, 1098-5530&quot;,&quot;note&quot;:&quot;PMID: 22961858&quot;,&quot;journalAbbreviation&quot;:&quot;J. Bacteriol.&quot;,&quot;language&quot;:&quot;en&quot;,&quot;author&quot;:[{&quot;family&quot;:&quot;Ramírez-Cabrera&quot;,&quot;given&quot;:&quot;Victor&quot;},{&quot;family&quot;:&quot;Poggio&quot;,&quot;given&quot;:&quot;Sebastian&quot;},{&quot;family&quot;:&quot;Domenzain&quot;,&quot;given&quot;:&quot;Clelia&quot;},{&quot;family&quot;:&quot;Osorio&quot;,&quot;given&quot;:&quot;Aurora&quot;},{&quot;family&quot;:&quot;Dreyfus&quot;,&quot;given&quot;:&quot;Georges&quot;},{&quot;family&quot;:&quot;Camarena&quot;,&quot;given&quot;:&quot;Laura&quot;}],&quot;issued&quot;:{&quot;date-parts&quot;:[[2012,11,15]]},&quot;accessed&quot;:{&quot;date-parts&quot;:[[2013,5,8]]}},&quot;locator&quot;:&quot;1&quot;}],&quot;schema&quot;:&quot;https://github.com/citation-style-language/schema/raw/master/csl-citation.json&quot;} RNDk64P5m5IBm"/><text:span text:style-name="T50"> </text:span></text:p>
      <text:list xml:id="list1930283482" text:continue-list="list4170857532384987524" text:style-name="L9">
        <text:list-header>
          <text:p text:style-name="P110"/>
        </text:list-header>
      </text:list>
      <text:p text:style-name="P7"><text:span text:style-name="T47">Work has focused upon the fla1 motor which is not closely related to the other α-proteobacteria. </text:span><text:span text:style-name="T42">This single subpolar motor operates at a constant speed, or stops altogether </text:span><text:reference-mark-start text:name="ZOTERO_ITEM CSL_CITATION {&quot;citationID&quot;:&quot;27ohi75ft2&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dfYdx5Vi8W"/><text:span text:style-name="T42">(Pilizota et al., 2009)</text:span><text:reference-mark-end text:name="ZOTERO_ITEM CSL_CITATION {&quot;citationID&quot;:&quot;27ohi75ft2&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dfYdx5Vi8W"/><text:span text:style-name="T42"> (and not of variable speed as previously thought </text:span><text:reference-mark-start text:name="ZOTERO_ITEM CSL_CITATION {&quot;citationID&quot;:&quot;npqqp20du&quot;,&quot;properties&quot;:{&quot;formattedCitation&quot;:&quot;(Packer et al., 1997)&quot;,&quot;plainCitation&quot;:&quot;(Packer et al., 1997)&quot;},&quot;citationItems&quot;:[{&quot;id&quot;:2098,&quot;uris&quot;:[&quot;http://zotero.org/users/316567/items/76Z83Q8H&quot;],&quot;uri&quot;:[&quot;http://zotero.org/users/316567/items/76Z83Q8H&quot;],&quot;itemData&quot;:{&quot;id&quot;:2098,&quot;type&quot;:&quot;article-journal&quot;,&quot;title&quot;:&quot;The Rhodobacter sphaeroides flagellar motor is a variable-speed rotor&quot;,&quot;container-title&quot;:&quot;FEBS Letters&quot;,&quot;page&quot;:&quot;37-40&quot;,&quot;volume&quot;:&quot;409&quot;,&quot;issue&quot;:&quot;1&quot;,&quot;source&quot;:&quot;ScienceDirect&quot;,&quot;abstract&quot;:&quot;The rotation rate of the unidirectional stop/start motor of Rhodobacter sphaeroides was investigated using computerised motion analysis of tethered cells. The R. sphaeroides motor was found to have a variable rotation rate compared to the virtually constant-speed motor of wild-type and CheR mutant (smooth swimming) Escherichia coli. In addition, the dynamics of the R. sphaeroides motor during stopping was analysed with no consistent correlation behaviour. The motor could go from full rotation to stop, or stop to full rotation within one video frame, i.e. 0.02 s, but it could also slow down into a stop or restart slowly, taking up to 0.25 s. The R. sphaeroides motor under chemokinetic stimulation was also analysed and was found to show increased torque generation and reduced variation in rotation rate.&quot;,&quot;DOI&quot;:&quot;10.1016/S0014-5793(97)00473-0&quot;,&quot;ISSN&quot;:&quot;0014-5793&quot;,&quot;author&quot;:[{&quot;family&quot;:&quot;Packer&quot;,&quot;given&quot;:&quot;Helen L&quot;},{&quot;family&quot;:&quot;Lawther&quot;,&quot;given&quot;:&quot;Helen&quot;},{&quot;family&quot;:&quot;Armitage&quot;,&quot;given&quot;:&quot;Judith P&quot;}],&quot;issued&quot;:{&quot;date-parts&quot;:[[&quot;1997&quot;,6,2]]},&quot;accessed&quot;:{&quot;date-parts&quot;:[[2012,6,7]]}}}],&quot;schema&quot;:&quot;https://github.com/citation-style-language/schema/raw/master/csl-citation.json&quot;} RNDtWqmjGnHee"/><text:span text:style-name="T42">(Packer et al., 1997)</text:span><text:reference-mark-end text:name="ZOTERO_ITEM CSL_CITATION {&quot;citationID&quot;:&quot;npqqp20du&quot;,&quot;properties&quot;:{&quot;formattedCitation&quot;:&quot;(Packer et al., 1997)&quot;,&quot;plainCitation&quot;:&quot;(Packer et al., 1997)&quot;},&quot;citationItems&quot;:[{&quot;id&quot;:2098,&quot;uris&quot;:[&quot;http://zotero.org/users/316567/items/76Z83Q8H&quot;],&quot;uri&quot;:[&quot;http://zotero.org/users/316567/items/76Z83Q8H&quot;],&quot;itemData&quot;:{&quot;id&quot;:2098,&quot;type&quot;:&quot;article-journal&quot;,&quot;title&quot;:&quot;The Rhodobacter sphaeroides flagellar motor is a variable-speed rotor&quot;,&quot;container-title&quot;:&quot;FEBS Letters&quot;,&quot;page&quot;:&quot;37-40&quot;,&quot;volume&quot;:&quot;409&quot;,&quot;issue&quot;:&quot;1&quot;,&quot;source&quot;:&quot;ScienceDirect&quot;,&quot;abstract&quot;:&quot;The rotation rate of the unidirectional stop/start motor of Rhodobacter sphaeroides was investigated using computerised motion analysis of tethered cells. The R. sphaeroides motor was found to have a variable rotation rate compared to the virtually constant-speed motor of wild-type and CheR mutant (smooth swimming) Escherichia coli. In addition, the dynamics of the R. sphaeroides motor during stopping was analysed with no consistent correlation behaviour. The motor could go from full rotation to stop, or stop to full rotation within one video frame, i.e. 0.02 s, but it could also slow down into a stop or restart slowly, taking up to 0.25 s. The R. sphaeroides motor under chemokinetic stimulation was also analysed and was found to show increased torque generation and reduced variation in rotation rate.&quot;,&quot;DOI&quot;:&quot;10.1016/S0014-5793(97)00473-0&quot;,&quot;ISSN&quot;:&quot;0014-5793&quot;,&quot;author&quot;:[{&quot;family&quot;:&quot;Packer&quot;,&quot;given&quot;:&quot;Helen L&quot;},{&quot;family&quot;:&quot;Lawther&quot;,&quot;given&quot;:&quot;Helen&quot;},{&quot;family&quot;:&quot;Armitage&quot;,&quot;given&quot;:&quot;Judith P&quot;}],&quot;issued&quot;:{&quot;date-parts&quot;:[[&quot;1997&quot;,6,2]]},&quot;accessed&quot;:{&quot;date-parts&quot;:[[2012,6,7]]}}}],&quot;schema&quot;:&quot;https://github.com/citation-style-language/schema/raw/master/csl-citation.json&quot;} RNDtWqmjGnHee"/><text:span text:style-name="T47">). A surprising result regarding motor function in </text:span><text:span text:style-name="T53">R. sphaeroides </text:span><text:span text:style-name="T47">was the discovery that the stop/start behaviour involves a molecular braking system to stop, and lock, rotation </text:span><text:reference-mark-start text:name="ZOTERO_ITEM CSL_CITATION {&quot;citationID&quot;:&quot;u94dbibai&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lbnXGZTENb"/><text:span text:style-name="T47">(Pilizota et al., 2009)</text:span><text:reference-mark-end text:name="ZOTERO_ITEM CSL_CITATION {&quot;citationID&quot;:&quot;u94dbibai&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lbnXGZTENb"/><text:span text:style-name="T47">. It is unclear if this is a post-horizontal transfer adaptation to the new host bacterial context, or whether the donor γ-proteobacterium exhibits stop/start behavior. Single-molecule biophysical studies indicated that the resistive torque of the stopped motor is 2-3 times higher than the maximum torque under high load. During the course of these studies it was also demonstrated that the number of steps per rotation was approximately 27-28, consistent with the 26 steps previously observed in </text:span><text:span text:style-name="T53">E. coli </text:span><text:reference-mark-start text:name="ZOTERO_ITEM CSL_CITATION {&quot;citationID&quot;:&quot;62t98rbih&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nFqqlC8RjV"/><text:span text:style-name="T47">(Sowa et al., 2005)</text:span><text:reference-mark-end text:name="ZOTERO_ITEM CSL_CITATION {&quot;citationID&quot;:&quot;62t98rbih&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nFqqlC8RjV"/>,<text:span text:style-name="T53"> </text:span><text:span text:style-name="T47">and indicative of a similar mechanism and configuration of the motors from these two bacteria. The significance of previous claims that the </text:span><text:span text:style-name="T53">R. sphaeroides </text:span><text:span text:style-name="T47">fla1 MotB lacks clear homology to the cannonical C-terminal peptidoglycan-binding domain is unclear </text:span><text:reference-mark-start text:name="ZOTERO_ITEM CSL_CITATION {&quot;citationID&quot;:&quot;1vtuk20cm3&quot;,&quot;properties&quot;:{&quot;formattedCitation&quot;:&quot;(Nguyen and Saier Jr., 1996)&quot;,&quot;plainCitation&quot;:&quot;(Nguyen and Saier Jr., 1996)&quot;},&quot;citationItems&quot;:[{&quot;id&quot;:2875,&quot;uris&quot;:[&quot;http://zotero.org/users/316567/items/VXGTQWEJ&quot;],&quot;uri&quot;:[&quot;http://zotero.org/users/316567/items/VXGTQWEJ&quot;],&quot;itemData&quot;:{&quot;id&quot;:2875,&quot;type&quot;:&quot;article-journal&quot;,&quot;title&quot;:&quot;Structural and phylogenetic analysis of the MotA and MotB families of bacterial flagellar motor proteins&quot;,&quot;container-title&quot;:&quot;Research in Microbiology&quot;,&quot;page&quot;:&quot;317-332&quot;,&quot;volume&quot;:&quot;147&quot;,&quot;issue&quot;:&quot;5&quot;,&quot;source&quot;:&quot;ScienceDirect&quot;,&quot;abstract&quot;:&quot;MotA and MotB are two well-characterized proteins in Escherichia coli which are believed to function as the proton channel and the anchor, respectively, of the motor component of the bacterial flagellum. We have identified and analysed all currently sequenced members of the MotA and MotB families. Members of these families include (1) these E. coli proteins, (2) their pmf-interacting motor homologues in other bacteria, (3) two ORFs which map downstream of the gene encoding the catabolite repression-mediating CepA protein in Bacillus species and (4) unidentified open reading frames. With one exception (the MotB protein of Rhodobactec sphaeroides), members of the MotB family exhibit a C-terminal domain that is homologous to peptidoglycan-interaction domains of numerous sequenced lipoproteins and outer membrane proteins. Multiple alignments, average hydropathy and similarity plots, and phylogenetic trees have allowed (1) identification of regions of relative conservation, (2) definition of signature sequences for these protein families and (3) determination of relative phylogenetic distances relating all members of each family. The phylogenies of these proteins do not follow those of the organisms from which they were isolated, suggesting the presence of divergent isoforms in many bacteria. Phylogenetic analyses of the peptidoglycan-interaction domains of MotB proteins indicated that, except for MotB of R. sphaeroides, these domains became associated with the MotB proteins early during evolutionary history, before members of the MotB family or members of the outer membrane protein family diverged from each other.&quot;,&quot;DOI&quot;:&quot;10.1016/0923-2508(96)84707-3&quot;,&quot;ISSN&quot;:&quot;0923-2508&quot;,&quot;author&quot;:[{&quot;family&quot;:&quot;Nguyen&quot;,&quot;given&quot;:&quot;C.C.&quot;},{&quot;family&quot;:&quot;Saier Jr.&quot;,&quot;given&quot;:&quot;M.H.&quot;}],&quot;issued&quot;:{&quot;date-parts&quot;:[[1996]]},&quot;accessed&quot;:{&quot;date-parts&quot;:[[2012,6,7]]}}}],&quot;schema&quot;:&quot;https://github.com/citation-style-language/schema/raw/master/csl-citation.json&quot;} RNDrf3SNnECzO"/><text:span text:style-name="T47">(Nguyen and Saier Jr., 1996)</text:span><text:reference-mark-end text:name="ZOTERO_ITEM CSL_CITATION {&quot;citationID&quot;:&quot;1vtuk20cm3&quot;,&quot;properties&quot;:{&quot;formattedCitation&quot;:&quot;(Nguyen and Saier Jr., 1996)&quot;,&quot;plainCitation&quot;:&quot;(Nguyen and Saier Jr., 1996)&quot;},&quot;citationItems&quot;:[{&quot;id&quot;:2875,&quot;uris&quot;:[&quot;http://zotero.org/users/316567/items/VXGTQWEJ&quot;],&quot;uri&quot;:[&quot;http://zotero.org/users/316567/items/VXGTQWEJ&quot;],&quot;itemData&quot;:{&quot;id&quot;:2875,&quot;type&quot;:&quot;article-journal&quot;,&quot;title&quot;:&quot;Structural and phylogenetic analysis of the MotA and MotB families of bacterial flagellar motor proteins&quot;,&quot;container-title&quot;:&quot;Research in Microbiology&quot;,&quot;page&quot;:&quot;317-332&quot;,&quot;volume&quot;:&quot;147&quot;,&quot;issue&quot;:&quot;5&quot;,&quot;source&quot;:&quot;ScienceDirect&quot;,&quot;abstract&quot;:&quot;MotA and MotB are two well-characterized proteins in Escherichia coli which are believed to function as the proton channel and the anchor, respectively, of the motor component of the bacterial flagellum. We have identified and analysed all currently sequenced members of the MotA and MotB families. Members of these families include (1) these E. coli proteins, (2) their pmf-interacting motor homologues in other bacteria, (3) two ORFs which map downstream of the gene encoding the catabolite repression-mediating CepA protein in Bacillus species and (4) unidentified open reading frames. With one exception (the MotB protein of Rhodobactec sphaeroides), members of the MotB family exhibit a C-terminal domain that is homologous to peptidoglycan-interaction domains of numerous sequenced lipoproteins and outer membrane proteins. Multiple alignments, average hydropathy and similarity plots, and phylogenetic trees have allowed (1) identification of regions of relative conservation, (2) definition of signature sequences for these protein families and (3) determination of relative phylogenetic distances relating all members of each family. The phylogenies of these proteins do not follow those of the organisms from which they were isolated, suggesting the presence of divergent isoforms in many bacteria. Phylogenetic analyses of the peptidoglycan-interaction domains of MotB proteins indicated that, except for MotB of R. sphaeroides, these domains became associated with the MotB proteins early during evolutionary history, before members of the MotB family or members of the outer membrane protein family diverged from each other.&quot;,&quot;DOI&quot;:&quot;10.1016/0923-2508(96)84707-3&quot;,&quot;ISSN&quot;:&quot;0923-2508&quot;,&quot;author&quot;:[{&quot;family&quot;:&quot;Nguyen&quot;,&quot;given&quot;:&quot;C.C.&quot;},{&quot;family&quot;:&quot;Saier Jr.&quot;,&quot;given&quot;:&quot;M.H.&quot;}],&quot;issued&quot;:{&quot;date-parts&quot;:[[1996]]},&quot;accessed&quot;:{&quot;date-parts&quot;:[[2012,6,7]]}}}],&quot;schema&quot;:&quot;https://github.com/citation-style-language/schema/raw/master/csl-citation.json&quot;} RNDrf3SNnECzO"/><text:span text:style-name="T47">. </text:span></text:p>
      <text:p text:style-name="P7"><text:span text:style-name="T47">The molecular basis of the braking behavior is unclear but suggests the possibility of additional protein machinery around the stator:rotor interface. A number of studies have purified and imaged </text:span><text:span text:style-name="T53">R. sphaeroides </text:span><text:span text:style-name="T47">flagellar motors but have not performed single-particle cryo-EM reconstructions to investigate their molecular structure. The more recent, higher quality images suggest a motor of similar structure to the enterobacteria </text:span><text:reference-mark-start text:name="ZOTERO_ITEM CSL_CITATION {&quot;citationID&quot;:&quot;CiCwFZpm&quot;,&quot;properties&quot;:{&quot;formattedCitation&quot;:&quot;(Kobayashi et al., 2003; Castillo et al., 2009)&quot;,&quot;plainCitation&quot;:&quot;(Kobayashi et al., 2003; Castillo et al., 2009)&quot;},&quot;citationItems&quot;:[{&quot;id&quot;:2684,&quot;uris&quot;:[&quot;http://zotero.org/users/316567/items/QQ3URRSU&quot;],&quot;uri&quot;:[&quot;http://zotero.org/users/316567/items/QQ3URRSU&quot;],&quot;itemData&quot;:{&quot;id&quot;:2684,&quot;type&quot;:&quot;article-journal&quot;,&quot;title&quot;:&quot;Purification and Characterization of the Flagellar Basal Body of Rhodobacter Sphaeroides&quot;,&quot;container-title&quot;:&quot;Journal of Bacteriology&quot;,&quot;page&quot;:&quot;5295-5300&quot;,&quot;volume&quot;:&quot;185&quot;,&quot;issue&quot;:&quot;17&quot;,&quot;source&quot;:&quot;jb.asm.org&quot;,&quot;abstract&quot;:&quot;Flagellar hook-basal body (HBB) complexes were purified from Rhodobacter sphaeroides. The HBB was more acid labile but more heat stable than that of Salmonella species, and protein identification revealed that HBB components were expressed only from one of the two sets of flagellar gene clusters on the R. sphaeroides genome, under the heterotrophic growth conditions tested here.&quot;,&quot;DOI&quot;:&quot;10.1128/JB.185.17.5295-5300.2003&quot;,&quot;ISSN&quot;:&quot;0021-9193, 1098-5530&quot;,&quot;journalAbbreviation&quot;:&quot;J. Bacteriol.&quot;,&quot;language&quot;:&quot;en&quot;,&quot;author&quot;:[{&quot;family&quot;:&quot;Kobayashi&quot;,&quot;given&quot;:&quot;K.&quot;},{&quot;family&quot;:&quot;Saitoh&quot;,&quot;given&quot;:&quot;T.&quot;},{&quot;family&quot;:&quot;Shah&quot;,&quot;given&quot;:&quot;D. S. H&quot;},{&quot;family&quot;:&quot;Ohnishi&quot;,&quot;given&quot;:&quot;K.&quot;},{&quot;family&quot;:&quot;Goodfellow&quot;,&quot;given&quot;:&quot;I. G&quot;},{&quot;family&quot;:&quot;Sockett&quot;,&quot;given&quot;:&quot;R. E&quot;},{&quot;family&quot;:&quot;Aizawa&quot;,&quot;given&quot;:&quot;S. -I&quot;}],&quot;issued&quot;:{&quot;date-parts&quot;:[[2003,9,1]]},&quot;accessed&quot;:{&quot;date-parts&quot;:[[2012,5,29]]}}},{&quot;id&quot;:2486,&quot;uris&quot;:[&quot;http://zotero.org/users/316567/items/IRBAFX2V&quot;],&quot;uri&quot;:[&quot;http://zotero.org/users/316567/items/IRBAFX2V&quot;],&quot;itemData&quot;:{&quot;id&quot;:2486,&quot;type&quot;:&quot;article-journal&quot;,&quot;title&quot;:&quot;Functional analysis of a large non-conserved region of FlgK (HAP1) from &amp;lt;i&amp;gt;Rhodobacter sphaeroides&amp;lt;/i&amp;gt;&quot;,&quot;container-title&quot;:&quot;Antonie van Leeuwenhoek&quot;,&quot;page&quot;:&quot;77-90&quot;,&quot;volume&quot;:&quot;95&quot;,&quot;issue&quot;:&quot;1&quot;,&quot;source&quot;:&quot;SpringerLink&quot;,&quot;abstract&quot;:&quot;The single subpolar flagellum of Rhodobacter sphaeroides shows an enlarged hook-filament junction. One of the two proteins that compose this section of the filament is HAP1 Rs (FlgK Rs ) it contains a central non-conserved region of 860 amino acids that makes this protein about three times larger than its homologue in Salmonella enterica serovar Typhimurium. We investigated the role of this central portion of the unusually large HAP1 protein of R. sphaeroides by monitoring the effects of serial deletions in flgK Rs , the gene encoding HAP1 Rs , on swimming and swarming. Two deletion mutants did not assemble functional flagella, two were paralyzed and five exhibited reduced free-swimming speeds. Some mutants produced unusual swarming patterns on soft agar without or with Ficoll 400. A segment of approximately 200-aa of the central region of HAP1 Rs that aligns with the variable region of the flagellin sequence from other γ- and β-proteobacteria was also found. Therefore, it is possible that the origin of this large central domain of HAP1 Rs could be associated with an event of horizontal transfer and subsequent duplications and/or insertions.&quot;,&quot;DOI&quot;:&quot;10.1007/s10482-008-9290-7&quot;,&quot;ISSN&quot;:&quot;0003-6072&quot;,&quot;author&quot;:[{&quot;family&quot;:&quot;Castillo&quot;,&quot;given&quot;:&quot;David&quot;},{&quot;family&quot;:&quot;Ballado&quot;,&quot;given&quot;:&quot;Teresa&quot;},{&quot;family&quot;:&quot;Camarena&quot;,&quot;given&quot;:&quot;Laura&quot;},{&quot;family&quot;:&quot;Dreyfus&quot;,&quot;given&quot;:&quot;Georges&quot;}],&quot;issued&quot;:{&quot;date-parts&quot;:[[2009]]},&quot;accessed&quot;:{&quot;date-parts&quot;:[[2012,9,11]]}}}],&quot;schema&quot;:&quot;https://github.com/citation-style-language/schema/raw/master/csl-citation.json&quot;} RND4k2pCS38q5"/><text:span text:style-name="T47">(Kobayashi et al., 2003; Castillo et al., 2009)</text:span><text:reference-mark-end text:name="ZOTERO_ITEM CSL_CITATION {&quot;citationID&quot;:&quot;CiCwFZpm&quot;,&quot;properties&quot;:{&quot;formattedCitation&quot;:&quot;(Kobayashi et al., 2003; Castillo et al., 2009)&quot;,&quot;plainCitation&quot;:&quot;(Kobayashi et al., 2003; Castillo et al., 2009)&quot;},&quot;citationItems&quot;:[{&quot;id&quot;:2684,&quot;uris&quot;:[&quot;http://zotero.org/users/316567/items/QQ3URRSU&quot;],&quot;uri&quot;:[&quot;http://zotero.org/users/316567/items/QQ3URRSU&quot;],&quot;itemData&quot;:{&quot;id&quot;:2684,&quot;type&quot;:&quot;article-journal&quot;,&quot;title&quot;:&quot;Purification and Characterization of the Flagellar Basal Body of Rhodobacter Sphaeroides&quot;,&quot;container-title&quot;:&quot;Journal of Bacteriology&quot;,&quot;page&quot;:&quot;5295-5300&quot;,&quot;volume&quot;:&quot;185&quot;,&quot;issue&quot;:&quot;17&quot;,&quot;source&quot;:&quot;jb.asm.org&quot;,&quot;abstract&quot;:&quot;Flagellar hook-basal body (HBB) complexes were purified from Rhodobacter sphaeroides. The HBB was more acid labile but more heat stable than that of Salmonella species, and protein identification revealed that HBB components were expressed only from one of the two sets of flagellar gene clusters on the R. sphaeroides genome, under the heterotrophic growth conditions tested here.&quot;,&quot;DOI&quot;:&quot;10.1128/JB.185.17.5295-5300.2003&quot;,&quot;ISSN&quot;:&quot;0021-9193, 1098-5530&quot;,&quot;journalAbbreviation&quot;:&quot;J. Bacteriol.&quot;,&quot;language&quot;:&quot;en&quot;,&quot;author&quot;:[{&quot;family&quot;:&quot;Kobayashi&quot;,&quot;given&quot;:&quot;K.&quot;},{&quot;family&quot;:&quot;Saitoh&quot;,&quot;given&quot;:&quot;T.&quot;},{&quot;family&quot;:&quot;Shah&quot;,&quot;given&quot;:&quot;D. S. H&quot;},{&quot;family&quot;:&quot;Ohnishi&quot;,&quot;given&quot;:&quot;K.&quot;},{&quot;family&quot;:&quot;Goodfellow&quot;,&quot;given&quot;:&quot;I. G&quot;},{&quot;family&quot;:&quot;Sockett&quot;,&quot;given&quot;:&quot;R. E&quot;},{&quot;family&quot;:&quot;Aizawa&quot;,&quot;given&quot;:&quot;S. -I&quot;}],&quot;issued&quot;:{&quot;date-parts&quot;:[[2003,9,1]]},&quot;accessed&quot;:{&quot;date-parts&quot;:[[2012,5,29]]}}},{&quot;id&quot;:2486,&quot;uris&quot;:[&quot;http://zotero.org/users/316567/items/IRBAFX2V&quot;],&quot;uri&quot;:[&quot;http://zotero.org/users/316567/items/IRBAFX2V&quot;],&quot;itemData&quot;:{&quot;id&quot;:2486,&quot;type&quot;:&quot;article-journal&quot;,&quot;title&quot;:&quot;Functional analysis of a large non-conserved region of FlgK (HAP1) from &amp;lt;i&amp;gt;Rhodobacter sphaeroides&amp;lt;/i&amp;gt;&quot;,&quot;container-title&quot;:&quot;Antonie van Leeuwenhoek&quot;,&quot;page&quot;:&quot;77-90&quot;,&quot;volume&quot;:&quot;95&quot;,&quot;issue&quot;:&quot;1&quot;,&quot;source&quot;:&quot;SpringerLink&quot;,&quot;abstract&quot;:&quot;The single subpolar flagellum of Rhodobacter sphaeroides shows an enlarged hook-filament junction. One of the two proteins that compose this section of the filament is HAP1 Rs (FlgK Rs ) it contains a central non-conserved region of 860 amino acids that makes this protein about three times larger than its homologue in Salmonella enterica serovar Typhimurium. We investigated the role of this central portion of the unusually large HAP1 protein of R. sphaeroides by monitoring the effects of serial deletions in flgK Rs , the gene encoding HAP1 Rs , on swimming and swarming. Two deletion mutants did not assemble functional flagella, two were paralyzed and five exhibited reduced free-swimming speeds. Some mutants produced unusual swarming patterns on soft agar without or with Ficoll 400. A segment of approximately 200-aa of the central region of HAP1 Rs that aligns with the variable region of the flagellin sequence from other γ- and β-proteobacteria was also found. Therefore, it is possible that the origin of this large central domain of HAP1 Rs could be associated with an event of horizontal transfer and subsequent duplications and/or insertions.&quot;,&quot;DOI&quot;:&quot;10.1007/s10482-008-9290-7&quot;,&quot;ISSN&quot;:&quot;0003-6072&quot;,&quot;author&quot;:[{&quot;family&quot;:&quot;Castillo&quot;,&quot;given&quot;:&quot;David&quot;},{&quot;family&quot;:&quot;Ballado&quot;,&quot;given&quot;:&quot;Teresa&quot;},{&quot;family&quot;:&quot;Camarena&quot;,&quot;given&quot;:&quot;Laura&quot;},{&quot;family&quot;:&quot;Dreyfus&quot;,&quot;given&quot;:&quot;Georges&quot;}],&quot;issued&quot;:{&quot;date-parts&quot;:[[2009]]},&quot;accessed&quot;:{&quot;date-parts&quot;:[[2012,9,11]]}}}],&quot;schema&quot;:&quot;https://github.com/citation-style-language/schema/raw/master/csl-citation.json&quot;} RND4k2pCS38q5"/>. Although somewhat unclear, earlier attempts to purify motors from wild-type and non-motile <text:span text:style-name="T22">strains gave the impression of a large basal </text:span>disk that would likely lie immediately beneath the outer membrane <text:reference-mark-start text:name="ZOTERO_ITEM CSL_CITATION {&quot;citationID&quot;:&quot;e1e3c3opo&quot;,&quot;properties&quot;:{&quot;formattedCitation&quot;:&quot;(Sockett and Armitage, 1991)&quot;,&quot;plainCitation&quot;:&quot;(Sockett and Armitage, 1991)&quot;},&quot;citationItems&quot;:[{&quot;id&quot;:2204,&quot;uris&quot;:[&quot;http://zotero.org/users/316567/items/AD8TIAPN&quot;],&quot;uri&quot;:[&quot;http://zotero.org/users/316567/items/AD8TIAPN&quot;],&quot;itemData&quot;:{&quot;id&quot;:2204,&quot;type&quot;:&quot;article-journal&quot;,&quot;title&quot;:&quot;Isolation, characterization, and complementation of a paralyzed flagellar mutant of Rhodobacter sphaeroides WS8.&quot;,&quot;container-title&quot;:&quot;Journal of Bacteriology&quot;,&quot;page&quot;:&quot;2786-2790&quot;,&quot;volume&quot;:&quot;173&quot;,&quot;issue&quot;:&quot;9&quot;,&quot;source&quot;:&quot;jb.asm.org&quot;,&quot;ISSN&quot;:&quot;0021-9193, 1098-5530&quot;,&quot;journalAbbreviation&quot;:&quot;J. Bacteriol.&quot;,&quot;language&quot;:&quot;en&quot;,&quot;author&quot;:[{&quot;family&quot;:&quot;Sockett&quot;,&quot;given&quot;:&quot;R. E.&quot;},{&quot;family&quot;:&quot;Armitage&quot;,&quot;given&quot;:&quot;J. P.&quot;}],&quot;issued&quot;:{&quot;date-parts&quot;:[[1991,5,1]]},&quot;accessed&quot;:{&quot;date-parts&quot;:[[2012,9,11]]}}}],&quot;schema&quot;:&quot;https://github.com/citation-style-language/schema/raw/master/csl-citation.json&quot;} RNDDdZNAAGXlO"/>(Sockett and Armitage, 1991)<text:reference-mark-end text:name="ZOTERO_ITEM CSL_CITATION {&quot;citationID&quot;:&quot;e1e3c3opo&quot;,&quot;properties&quot;:{&quot;formattedCitation&quot;:&quot;(Sockett and Armitage, 1991)&quot;,&quot;plainCitation&quot;:&quot;(Sockett and Armitage, 1991)&quot;},&quot;citationItems&quot;:[{&quot;id&quot;:2204,&quot;uris&quot;:[&quot;http://zotero.org/users/316567/items/AD8TIAPN&quot;],&quot;uri&quot;:[&quot;http://zotero.org/users/316567/items/AD8TIAPN&quot;],&quot;itemData&quot;:{&quot;id&quot;:2204,&quot;type&quot;:&quot;article-journal&quot;,&quot;title&quot;:&quot;Isolation, characterization, and complementation of a paralyzed flagellar mutant of Rhodobacter sphaeroides WS8.&quot;,&quot;container-title&quot;:&quot;Journal of Bacteriology&quot;,&quot;page&quot;:&quot;2786-2790&quot;,&quot;volume&quot;:&quot;173&quot;,&quot;issue&quot;:&quot;9&quot;,&quot;source&quot;:&quot;jb.asm.org&quot;,&quot;ISSN&quot;:&quot;0021-9193, 1098-5530&quot;,&quot;journalAbbreviation&quot;:&quot;J. Bacteriol.&quot;,&quot;language&quot;:&quot;en&quot;,&quot;author&quot;:[{&quot;family&quot;:&quot;Sockett&quot;,&quot;given&quot;:&quot;R. E.&quot;},{&quot;family&quot;:&quot;Armitage&quot;,&quot;given&quot;:&quot;J. P.&quot;}],&quot;issued&quot;:{&quot;date-parts&quot;:[[1991,5,1]]},&quot;accessed&quot;:{&quot;date-parts&quot;:[[2012,9,11]]}}}],&quot;schema&quot;:&quot;https://github.com/citation-style-language/schema/raw/master/csl-citation.json&quot;} RNDDdZNAAGXlO"/>. A subsequent study also gave the impression of disks although of greatly variable diameter and curvatures, presenting the possibility that they in fact membrane contaminants<text:span text:style-name="T22"> </text:span><text:reference-mark-start text:name="ZOTERO_ITEM CSL_CITATION {&quot;citationID&quot;:&quot;2gkc63erne&quot;,&quot;properties&quot;:{&quot;formattedCitation&quot;:&quot;(West and Dreyfus, 1997)&quot;,&quot;plainCitation&quot;:&quot;(West and Dreyfus, 1997)&quot;},&quot;citationItems&quot;:[{&quot;id&quot;:2182,&quot;uris&quot;:[&quot;http://zotero.org/users/316567/items/9QBM2MIC&quot;],&quot;uri&quot;:[&quot;http://zotero.org/users/316567/items/9QBM2MIC&quot;],&quot;itemData&quot;:{&quot;id&quot;:2182,&quot;type&quot;:&quot;article-journal&quot;,&quot;title&quot;:&quot;Isolation and Ultrastructural Study of the Flagellar Basal Body Complex fromRhodobacter sphaeroidesWS8 (Wild Type) and a Polyhook Mutant PG&quot;,&quot;container-title&quot;:&quot;Biochemical and Biophysical Research Communications&quot;,&quot;page&quot;:&quot;733-737&quot;,&quot;volume&quot;:&quot;238&quot;,&quot;issue&quot;:&quot;3&quot;,&quot;source&quot;:&quot;ScienceDirect&quot;,&quot;abstract&quot;:&quot;Filament-Hook-Basal Body (FHBB) complexes were isolated from the purple non-sulphur facultative anaerobic bacteriumRhodobacter sphaeroides(WS8) by lysozyme digestion of the cells followed by an alkaline treatment and ultracentrifugation, and they were analysed by electron microscopy. The structure is composed of a filament linked through an enlarged junction to the hook and a basal body composed of L and P rings, a rod, and a less well-defined cytoplasmic ring that has evidence of additional attached structures. Hook-basal body complexes isolated from a mutant (PG) which produces an extended hook but no filament shows basal body structures identical to those of wild-type FHBBs.&quot;,&quot;DOI&quot;:&quot;10.1006/bbrc.1997.7359&quot;,&quot;ISSN&quot;:&quot;0006-291X&quot;,&quot;author&quot;:[{&quot;family&quot;:&quot;West&quot;,&quot;given&quot;:&quot;Mark A.&quot;},{&quot;family&quot;:&quot;Dreyfus&quot;,&quot;given&quot;:&quot;Georges&quot;}],&quot;issued&quot;:{&quot;date-parts&quot;:[[&quot;1997&quot;,9,29]]},&quot;accessed&quot;:{&quot;date-parts&quot;:[[2012,6,7]]}}}],&quot;schema&quot;:&quot;https://github.com/citation-style-language/schema/raw/master/csl-citation.json&quot;} RNDe655eJWcOR"/><text:span text:style-name="T22">(West and Dreyfus, 1997)</text:span><text:reference-mark-end text:name="ZOTERO_ITEM CSL_CITATION {&quot;citationID&quot;:&quot;2gkc63erne&quot;,&quot;properties&quot;:{&quot;formattedCitation&quot;:&quot;(West and Dreyfus, 1997)&quot;,&quot;plainCitation&quot;:&quot;(West and Dreyfus, 1997)&quot;},&quot;citationItems&quot;:[{&quot;id&quot;:2182,&quot;uris&quot;:[&quot;http://zotero.org/users/316567/items/9QBM2MIC&quot;],&quot;uri&quot;:[&quot;http://zotero.org/users/316567/items/9QBM2MIC&quot;],&quot;itemData&quot;:{&quot;id&quot;:2182,&quot;type&quot;:&quot;article-journal&quot;,&quot;title&quot;:&quot;Isolation and Ultrastructural Study of the Flagellar Basal Body Complex fromRhodobacter sphaeroidesWS8 (Wild Type) and a Polyhook Mutant PG&quot;,&quot;container-title&quot;:&quot;Biochemical and Biophysical Research Communications&quot;,&quot;page&quot;:&quot;733-737&quot;,&quot;volume&quot;:&quot;238&quot;,&quot;issue&quot;:&quot;3&quot;,&quot;source&quot;:&quot;ScienceDirect&quot;,&quot;abstract&quot;:&quot;Filament-Hook-Basal Body (FHBB) complexes were isolated from the purple non-sulphur facultative anaerobic bacteriumRhodobacter sphaeroides(WS8) by lysozyme digestion of the cells followed by an alkaline treatment and ultracentrifugation, and they were analysed by electron microscopy. The structure is composed of a filament linked through an enlarged junction to the hook and a basal body composed of L and P rings, a rod, and a less well-defined cytoplasmic ring that has evidence of additional attached structures. Hook-basal body complexes isolated from a mutant (PG) which produces an extended hook but no filament shows basal body structures identical to those of wild-type FHBBs.&quot;,&quot;DOI&quot;:&quot;10.1006/bbrc.1997.7359&quot;,&quot;ISSN&quot;:&quot;0006-291X&quot;,&quot;author&quot;:[{&quot;family&quot;:&quot;West&quot;,&quot;given&quot;:&quot;Mark A.&quot;},{&quot;family&quot;:&quot;Dreyfus&quot;,&quot;given&quot;:&quot;Georges&quot;}],&quot;issued&quot;:{&quot;date-parts&quot;:[[&quot;1997&quot;,9,29]]},&quot;accessed&quot;:{&quot;date-parts&quot;:[[2012,6,7]]}}}],&quot;schema&quot;:&quot;https://github.com/citation-style-language/schema/raw/master/csl-citation.json&quot;} RNDe655eJWcOR"/><text:span text:style-name="T22">.</text:span></text:p>
      <text:p text:style-name="P7"><text:span text:style-name="T9">Rhodopseudomonas palustris </text:span><text:span text:style-name="T39">[TaxID 1076]</text:span><text:span text:style-name="T22">: </text:span><text:span text:style-name="T9">R. palustris</text:span><text:span text:style-name="T22"> contains a striking disk structure likely to surround the flagellar motor </text:span><text:reference-mark-start text:name="ZOTERO_ITEM CSL_CITATION {&quot;citationID&quot;:&quot;14smpo85oe&quot;,&quot;properties&quot;:{&quot;formattedCitation&quot;:&quot;(Tauschel and Drews, 1969)&quot;,&quot;plainCitation&quot;:&quot;(Tauschel and Drews, 1969)&quot;},&quot;citationItems&quot;:[{&quot;id&quot;:2704,&quot;uris&quot;:[&quot;http://zotero.org/users/316567/items/RHUITTKT&quot;],&quot;uri&quot;:[&quot;http://zotero.org/users/316567/items/RHUITTKT&quot;],&quot;itemData&quot;:{&quot;id&quot;:2704,&quot;type&quot;:&quot;article-journal&quot;,&quot;title&quot;:&quot;Der Geißelapparat von Rhodopseudomonas palustris. II. Entstehung und Feinstruktur der Geißel-Basalkörper&quot;,&quot;container-title&quot;:&quot;Arch. Mikrobiol.&quot;,&quot;page&quot;:&quot;180-194&quot;,&quot;volume&quot;:&quot;66&quot;,&quot;author&quot;:[{&quot;family&quot;:&quot;Tauschel&quot;,&quot;given&quot;:&quot;H.-D.&quot;},{&quot;family&quot;:&quot;Drews&quot;,&quot;given&quot;:&quot;G&quot;}],&quot;issued&quot;:{&quot;date-parts&quot;:[[1969]]}}}],&quot;schema&quot;:&quot;https://github.com/citation-style-language/schema/raw/master/csl-citation.json&quot;} RNDwCxSDyHZVm"/><text:span text:style-name="T22">(Tauschel and Drews, 1969)</text:span><text:reference-mark-end text:name="ZOTERO_ITEM CSL_CITATION {&quot;citationID&quot;:&quot;14smpo85oe&quot;,&quot;properties&quot;:{&quot;formattedCitation&quot;:&quot;(Tauschel and Drews, 1969)&quot;,&quot;plainCitation&quot;:&quot;(Tauschel and Drews, 1969)&quot;},&quot;citationItems&quot;:[{&quot;id&quot;:2704,&quot;uris&quot;:[&quot;http://zotero.org/users/316567/items/RHUITTKT&quot;],&quot;uri&quot;:[&quot;http://zotero.org/users/316567/items/RHUITTKT&quot;],&quot;itemData&quot;:{&quot;id&quot;:2704,&quot;type&quot;:&quot;article-journal&quot;,&quot;title&quot;:&quot;Der Geißelapparat von Rhodopseudomonas palustris. II. Entstehung und Feinstruktur der Geißel-Basalkörper&quot;,&quot;container-title&quot;:&quot;Arch. Mikrobiol.&quot;,&quot;page&quot;:&quot;180-194&quot;,&quot;volume&quot;:&quot;66&quot;,&quot;author&quot;:[{&quot;family&quot;:&quot;Tauschel&quot;,&quot;given&quot;:&quot;H.-D.&quot;},{&quot;family&quot;:&quot;Drews&quot;,&quot;given&quot;:&quot;G&quot;}],&quot;issued&quot;:{&quot;date-parts&quot;:[[1969]]}}}],&quot;schema&quot;:&quot;https://github.com/citation-style-language/schema/raw/master/csl-citation.json&quot;} RNDwCxSDyHZVm"/></text:p>
      <text:p text:style-name="P7"><text:span text:style-name="T9">Rhodospirillum rubrum </text:span><text:span text:style-name="T39">[TaxID 269796]</text:span><text:span text:style-name="T9">, </text:span><text:span text:style-name="T15">Rhodospirillum molischianum </text:span><text:span text:style-name="T33">[Now called Phaeospirillum molischianum </text:span><text:span text:style-name="T39">TaxID 1083</text:span><text:span text:style-name="T33">]</text:span><text:span text:style-name="T79">, </text:span><text:span text:style-name="T9">Rhodospirillum fulvum </text:span><text:span text:style-name="T22">[Now Phaeospirillum fulvum </text:span><text:span text:style-name="T39">TaxID 1082</text:span><text:span text:style-name="T22">]: All contain essentially enterobacterial motors</text:span> <text:reference-mark-start text:name="ZOTERO_ITEM CSL_CITATION {&quot;citationID&quot;:&quot;1t78c6ei68&quot;,&quot;properties&quot;:{&quot;formattedCitation&quot;:&quot;(Cohen-Bazire and London, 1967)&quot;,&quot;plainCitation&quot;:&quot;(Cohen-Bazire and London, 1967)&quot;},&quot;citationItems&quot;:[{&quot;id&quot;:2244,&quot;uris&quot;:[&quot;http://zotero.org/users/316567/items/B5A4XWKX&quot;],&quot;uri&quot;:[&quot;http://zotero.org/users/316567/items/B5A4XWKX&quot;],&quot;itemData&quot;:{&quot;id&quot;:2244,&quot;type&quot;:&quot;article-journal&quot;,&quot;title&quot;:&quot;Basal Organelles of Bacterial Flagella&quot;,&quot;container-title&quot;:&quot;Journal of Bacteriology&quot;,&quot;page&quot;:&quot;458-465&quot;,&quot;volume&quot;:&quot;94&quot;,&quot;issue&quot;:&quot;2&quot;,&quot;source&quot;:&quot;jb.asm.org&quot;,&quot;ISSN&quot;:&quot;0021-9193, 1098-5530&quot;,&quot;journalAbbreviation&quot;:&quot;J. Bacteriol.&quot;,&quot;language&quot;:&quot;en&quot;,&quot;author&quot;:[{&quot;family&quot;:&quot;Cohen-Bazire&quot;,&quot;given&quot;:&quot;Germaine&quot;},{&quot;family&quot;:&quot;London&quot;,&quot;given&quot;:&quot;Jack&quot;}],&quot;issued&quot;:{&quot;date-parts&quot;:[[1967,8,1]]},&quot;accessed&quot;:{&quot;date-parts&quot;:[[2012,6,6]]}}}],&quot;schema&quot;:&quot;https://github.com/citation-style-language/schema/raw/master/csl-citation.json&quot;} RNDsDfcW5h5dz"/>(Cohen-Bazire and London, 1967)<text:reference-mark-end text:name="ZOTERO_ITEM CSL_CITATION {&quot;citationID&quot;:&quot;1t78c6ei68&quot;,&quot;properties&quot;:{&quot;formattedCitation&quot;:&quot;(Cohen-Bazire and London, 1967)&quot;,&quot;plainCitation&quot;:&quot;(Cohen-Bazire and London, 1967)&quot;},&quot;citationItems&quot;:[{&quot;id&quot;:2244,&quot;uris&quot;:[&quot;http://zotero.org/users/316567/items/B5A4XWKX&quot;],&quot;uri&quot;:[&quot;http://zotero.org/users/316567/items/B5A4XWKX&quot;],&quot;itemData&quot;:{&quot;id&quot;:2244,&quot;type&quot;:&quot;article-journal&quot;,&quot;title&quot;:&quot;Basal Organelles of Bacterial Flagella&quot;,&quot;container-title&quot;:&quot;Journal of Bacteriology&quot;,&quot;page&quot;:&quot;458-465&quot;,&quot;volume&quot;:&quot;94&quot;,&quot;issue&quot;:&quot;2&quot;,&quot;source&quot;:&quot;jb.asm.org&quot;,&quot;ISSN&quot;:&quot;0021-9193, 1098-5530&quot;,&quot;journalAbbreviation&quot;:&quot;J. Bacteriol.&quot;,&quot;language&quot;:&quot;en&quot;,&quot;author&quot;:[{&quot;family&quot;:&quot;Cohen-Bazire&quot;,&quot;given&quot;:&quot;Germaine&quot;},{&quot;family&quot;:&quot;London&quot;,&quot;given&quot;:&quot;Jack&quot;}],&quot;issued&quot;:{&quot;date-parts&quot;:[[1967,8,1]]},&quot;accessed&quot;:{&quot;date-parts&quot;:[[2012,6,6]]}}}],&quot;schema&quot;:&quot;https://github.com/citation-style-language/schema/raw/master/csl-citation.json&quot;} RNDsDfcW5h5dz"/></text:p>
      <text:p text:style-name="P7"><text:span text:style-name="T9">Midichloria mitochondrii </text:span><text:span text:style-name="T39">[TaxID 234827]</text:span><text:span text:style-name="T22">: </text:span><text:span text:style-name="T9">M. mitochondrii</text:span><text:span text:style-name="T22"> represents the closest known living relative to the mitochondria. Recent studies indicated that it contained a full complement of flagellar genes that are expressed </text:span><text:reference-mark-start text:name="ZOTERO_ITEM CSL_CITATION {&quot;citationID&quot;:&quot;hkopo4300&quot;,&quot;properties&quot;:{&quot;formattedCitation&quot;:&quot;(Mariconti et al., 2012)&quot;,&quot;plainCitation&quot;:&quot;(Mariconti et al., 2012)&quot;},&quot;citationItems&quot;:[{&quot;id&quot;:2284,&quot;uris&quot;:[&quot;http://zotero.org/users/316567/items/CCMH39QK&quot;],&quot;uri&quot;:[&quot;http://zotero.org/users/316567/items/CCMH39QK&quot;],&quot;itemData&quot;:{&quot;id&quot;:2284,&quot;type&quot;:&quot;article-journal&quot;,&quot;title&quot;:&quot;A study on the presence of flagella in the order Rickettsiales: the case of 'Candidatus Midichloria mitochondrii'&quot;,&quot;container-title&quot;:&quot;Microbiology&quot;,&quot;page&quot;:&quot;1677-1683&quot;,&quot;volume&quot;:&quot;158&quot;,&quot;issue&quot;:&quot;Pt_7&quot;,&quot;source&quot;:&quot;CrossRef&quot;,&quot;DOI&quot;:&quot;10.1099/mic.0.057174-0&quot;,&quot;ISSN&quot;:&quot;1350-0872, 1465-2080&quot;,&quot;shortTitle&quot;:&quot;A study on the presence of flagella in the order Rickettsiales&quot;,&quot;author&quot;:[{&quot;family&quot;:&quot;Mariconti&quot;,&quot;given&quot;:&quot;M.&quot;},{&quot;family&quot;:&quot;Epis&quot;,&quot;given&quot;:&quot;S.&quot;},{&quot;family&quot;:&quot;Sacchi&quot;,&quot;given&quot;:&quot;L.&quot;},{&quot;family&quot;:&quot;Biggiogera&quot;,&quot;given&quot;:&quot;M.&quot;},{&quot;family&quot;:&quot;Sassera&quot;,&quot;given&quot;:&quot;D.&quot;},{&quot;family&quot;:&quot;Genchi&quot;,&quot;given&quot;:&quot;M.&quot;},{&quot;family&quot;:&quot;Alberti&quot;,&quot;given&quot;:&quot;E.&quot;},{&quot;family&quot;:&quot;Montagna&quot;,&quot;given&quot;:&quot;M.&quot;},{&quot;family&quot;:&quot;Bandi&quot;,&quot;given&quot;:&quot;C.&quot;},{&quot;family&quot;:&quot;Bazzocchi&quot;,&quot;given&quot;:&quot;C.&quot;}],&quot;issued&quot;:{&quot;date-parts&quot;:[[2012,3,29]]},&quot;accessed&quot;:{&quot;date-parts&quot;:[[2012,8,11]]}}}],&quot;schema&quot;:&quot;https://github.com/citation-style-language/schema/raw/master/csl-citation.json&quot;} RNDh4AeBOahCZ"/><text:span text:style-name="T22">(Mariconti et al., 2012)</text:span><text:reference-mark-end text:name="ZOTERO_ITEM CSL_CITATION {&quot;citationID&quot;:&quot;hkopo4300&quot;,&quot;properties&quot;:{&quot;formattedCitation&quot;:&quot;(Mariconti et al., 2012)&quot;,&quot;plainCitation&quot;:&quot;(Mariconti et al., 2012)&quot;},&quot;citationItems&quot;:[{&quot;id&quot;:2284,&quot;uris&quot;:[&quot;http://zotero.org/users/316567/items/CCMH39QK&quot;],&quot;uri&quot;:[&quot;http://zotero.org/users/316567/items/CCMH39QK&quot;],&quot;itemData&quot;:{&quot;id&quot;:2284,&quot;type&quot;:&quot;article-journal&quot;,&quot;title&quot;:&quot;A study on the presence of flagella in the order Rickettsiales: the case of 'Candidatus Midichloria mitochondrii'&quot;,&quot;container-title&quot;:&quot;Microbiology&quot;,&quot;page&quot;:&quot;1677-1683&quot;,&quot;volume&quot;:&quot;158&quot;,&quot;issue&quot;:&quot;Pt_7&quot;,&quot;source&quot;:&quot;CrossRef&quot;,&quot;DOI&quot;:&quot;10.1099/mic.0.057174-0&quot;,&quot;ISSN&quot;:&quot;1350-0872, 1465-2080&quot;,&quot;shortTitle&quot;:&quot;A study on the presence of flagella in the order Rickettsiales&quot;,&quot;author&quot;:[{&quot;family&quot;:&quot;Mariconti&quot;,&quot;given&quot;:&quot;M.&quot;},{&quot;family&quot;:&quot;Epis&quot;,&quot;given&quot;:&quot;S.&quot;},{&quot;family&quot;:&quot;Sacchi&quot;,&quot;given&quot;:&quot;L.&quot;},{&quot;family&quot;:&quot;Biggiogera&quot;,&quot;given&quot;:&quot;M.&quot;},{&quot;family&quot;:&quot;Sassera&quot;,&quot;given&quot;:&quot;D.&quot;},{&quot;family&quot;:&quot;Genchi&quot;,&quot;given&quot;:&quot;M.&quot;},{&quot;family&quot;:&quot;Alberti&quot;,&quot;given&quot;:&quot;E.&quot;},{&quot;family&quot;:&quot;Montagna&quot;,&quot;given&quot;:&quot;M.&quot;},{&quot;family&quot;:&quot;Bandi&quot;,&quot;given&quot;:&quot;C.&quot;},{&quot;family&quot;:&quot;Bazzocchi&quot;,&quot;given&quot;:&quot;C.&quot;}],&quot;issued&quot;:{&quot;date-parts&quot;:[[2012,3,29]]},&quot;accessed&quot;:{&quot;date-parts&quot;:[[2012,8,11]]}}}],&quot;schema&quot;:&quot;https://github.com/citation-style-language/schema/raw/master/csl-citation.json&quot;} RNDh4AeBOahCZ"/>,<text:span text:style-name="T22"> and that these genes have been inherited vertically since before the endosymbiosis of mitochondria </text:span><text:reference-mark-start text:name="ZOTERO_ITEM CSL_CITATION {&quot;citationID&quot;:&quot;22qcaemjnn&quot;,&quot;properties&quot;:{&quot;formattedCitation&quot;:&quot;(Sassera et al., 2011)&quot;,&quot;plainCitation&quot;:&quot;(Sassera et al., 2011)&quot;},&quot;citationItems&quot;:[{&quot;id&quot;:2286,&quot;uris&quot;:[&quot;http://zotero.org/users/316567/items/CDFNFRIT&quot;],&quot;uri&quot;:[&quot;http://zotero.org/users/316567/items/CDFNFRIT&quot;],&quot;itemData&quot;:{&quot;id&quot;:2286,&quot;type&quot;:&quot;article-journal&quot;,&quot;title&quot;:&quot;Phylogenomic Evidence for the Presence of a Flagellum and Cbb3 Oxidase in the Free-Living Mitochondrial Ancestor&quot;,&quot;container-title&quot;:&quot;Molecular Biology and Evolution&quot;,&quot;page&quot;:&quot;3285-3296&quot;,&quot;volume&quot;:&quot;28&quot;,&quot;issue&quot;:&quot;12&quot;,&quot;source&quot;:&quot;mbe.oxfordjournals.org&quot;,&quot;abstract&quot;:&quot;The initiation of the intracellular symbiosis that would give rise to mitochondria and eukaryotes was a major event in the history of life on earth. Hypotheses to explain eukaryogenesis fall into two broad and competing categories: those proposing that the host was a phagocytotic proto-eukaryote that preyed upon the free-living mitochondrial ancestor (hereafter FMA), and those proposing that the host was an archaebacterium that engaged in syntrophy with the FMA. Of key importance to these hypotheses are whether the FMA was motile or nonmotile, and the atmospheric conditions under which the FMA thrived. Reconstructions of the FMA based on genome content of Rickettsiales representatives—generally considered to be the closest living relatives of mitochondria—indicate that it was nonmotile and aerobic. We have sequenced the genome of Candidatus Midichloria mitochondrii, a novel and phylogenetically divergent member of the Rickettsiales. We found that it possesses unique gene sets found in no other Rickettsiales, including 26 genes associated with flagellar assembly, and a cbb3-type cytochrome oxidase. Phylogenomic analyses show that these genes were inherited in a vertical fashion from an ancestral α-proteobacterium, and indicate that the FMA possessed a flagellum, and could undergo oxidative phosphorylation under both aerobic and microoxic conditions. These results indicate that the FMA played a more active and potentially parasitic role in eukaryogenesis than currently appreciated and provide an explanation for how the symbiosis could have evolved under low levels of oxygen.&quot;,&quot;DOI&quot;:&quot;10.1093/molbev/msr159&quot;,&quot;ISSN&quot;:&quot;0737-4038, 1537-1719&quot;,&quot;journalAbbreviation&quot;:&quot;Mol Biol Evol&quot;,&quot;language&quot;:&quot;en&quot;,&quot;author&quot;:[{&quot;family&quot;:&quot;Sassera&quot;,&quot;given&quot;:&quot;Davide&quot;},{&quot;family&quot;:&quot;Lo&quot;,&quot;given&quot;:&quot;Nathan&quot;},{&quot;family&quot;:&quot;Epis&quot;,&quot;given&quot;:&quot;Sara&quot;},{&quot;family&quot;:&quot;D'Auria&quot;,&quot;given&quot;:&quot;Giuseppe&quot;},{&quot;family&quot;:&quot;Montagna&quot;,&quot;given&quot;:&quot;Matteo&quot;},{&quot;family&quot;:&quot;Comandatore&quot;,&quot;given&quot;:&quot;Francesco&quot;},{&quot;family&quot;:&quot;Horner&quot;,&quot;given&quot;:&quot;David&quot;},{&quot;family&quot;:&quot;Peretó&quot;,&quot;given&quot;:&quot;Juli&quot;},{&quot;family&quot;:&quot;Luciano&quot;,&quot;given&quot;:&quot;Alberto Maria&quot;},{&quot;family&quot;:&quot;Franciosi&quot;,&quot;given&quot;:&quot;Federica&quot;},{&quot;family&quot;:&quot;Ferri&quot;,&quot;given&quot;:&quot;Emanuele&quot;},{&quot;family&quot;:&quot;Crotti&quot;,&quot;given&quot;:&quot;Elena&quot;},{&quot;family&quot;:&quot;Bazzocchi&quot;,&quot;given&quot;:&quot;Chiara&quot;},{&quot;family&quot;:&quot;Daffonchio&quot;,&quot;given&quot;:&quot;Daniele&quot;},{&quot;family&quot;:&quot;Sacchi&quot;,&quot;given&quot;:&quot;Luciano&quot;},{&quot;family&quot;:&quot;Moya&quot;,&quot;given&quot;:&quot;Andres&quot;},{&quot;family&quot;:&quot;Latorre&quot;,&quot;given&quot;:&quot;Amparo&quot;},{&quot;family&quot;:&quot;Bandi&quot;,&quot;given&quot;:&quot;Claudio&quot;}],&quot;issued&quot;:{&quot;date-parts&quot;:[[2011,12,1]]},&quot;accessed&quot;:{&quot;date-parts&quot;:[[2012,5,21]]}}}],&quot;schema&quot;:&quot;https://github.com/citation-style-language/schema/raw/master/csl-citation.json&quot;} RNDR7vIsuGC20"/><text:span text:style-name="T22">(Sassera et al., 2011)</text:span><text:reference-mark-end text:name="ZOTERO_ITEM CSL_CITATION {&quot;citationID&quot;:&quot;22qcaemjnn&quot;,&quot;properties&quot;:{&quot;formattedCitation&quot;:&quot;(Sassera et al., 2011)&quot;,&quot;plainCitation&quot;:&quot;(Sassera et al., 2011)&quot;},&quot;citationItems&quot;:[{&quot;id&quot;:2286,&quot;uris&quot;:[&quot;http://zotero.org/users/316567/items/CDFNFRIT&quot;],&quot;uri&quot;:[&quot;http://zotero.org/users/316567/items/CDFNFRIT&quot;],&quot;itemData&quot;:{&quot;id&quot;:2286,&quot;type&quot;:&quot;article-journal&quot;,&quot;title&quot;:&quot;Phylogenomic Evidence for the Presence of a Flagellum and Cbb3 Oxidase in the Free-Living Mitochondrial Ancestor&quot;,&quot;container-title&quot;:&quot;Molecular Biology and Evolution&quot;,&quot;page&quot;:&quot;3285-3296&quot;,&quot;volume&quot;:&quot;28&quot;,&quot;issue&quot;:&quot;12&quot;,&quot;source&quot;:&quot;mbe.oxfordjournals.org&quot;,&quot;abstract&quot;:&quot;The initiation of the intracellular symbiosis that would give rise to mitochondria and eukaryotes was a major event in the history of life on earth. Hypotheses to explain eukaryogenesis fall into two broad and competing categories: those proposing that the host was a phagocytotic proto-eukaryote that preyed upon the free-living mitochondrial ancestor (hereafter FMA), and those proposing that the host was an archaebacterium that engaged in syntrophy with the FMA. Of key importance to these hypotheses are whether the FMA was motile or nonmotile, and the atmospheric conditions under which the FMA thrived. Reconstructions of the FMA based on genome content of Rickettsiales representatives—generally considered to be the closest living relatives of mitochondria—indicate that it was nonmotile and aerobic. We have sequenced the genome of Candidatus Midichloria mitochondrii, a novel and phylogenetically divergent member of the Rickettsiales. We found that it possesses unique gene sets found in no other Rickettsiales, including 26 genes associated with flagellar assembly, and a cbb3-type cytochrome oxidase. Phylogenomic analyses show that these genes were inherited in a vertical fashion from an ancestral α-proteobacterium, and indicate that the FMA possessed a flagellum, and could undergo oxidative phosphorylation under both aerobic and microoxic conditions. These results indicate that the FMA played a more active and potentially parasitic role in eukaryogenesis than currently appreciated and provide an explanation for how the symbiosis could have evolved under low levels of oxygen.&quot;,&quot;DOI&quot;:&quot;10.1093/molbev/msr159&quot;,&quot;ISSN&quot;:&quot;0737-4038, 1537-1719&quot;,&quot;journalAbbreviation&quot;:&quot;Mol Biol Evol&quot;,&quot;language&quot;:&quot;en&quot;,&quot;author&quot;:[{&quot;family&quot;:&quot;Sassera&quot;,&quot;given&quot;:&quot;Davide&quot;},{&quot;family&quot;:&quot;Lo&quot;,&quot;given&quot;:&quot;Nathan&quot;},{&quot;family&quot;:&quot;Epis&quot;,&quot;given&quot;:&quot;Sara&quot;},{&quot;family&quot;:&quot;D'Auria&quot;,&quot;given&quot;:&quot;Giuseppe&quot;},{&quot;family&quot;:&quot;Montagna&quot;,&quot;given&quot;:&quot;Matteo&quot;},{&quot;family&quot;:&quot;Comandatore&quot;,&quot;given&quot;:&quot;Francesco&quot;},{&quot;family&quot;:&quot;Horner&quot;,&quot;given&quot;:&quot;David&quot;},{&quot;family&quot;:&quot;Peretó&quot;,&quot;given&quot;:&quot;Juli&quot;},{&quot;family&quot;:&quot;Luciano&quot;,&quot;given&quot;:&quot;Alberto Maria&quot;},{&quot;family&quot;:&quot;Franciosi&quot;,&quot;given&quot;:&quot;Federica&quot;},{&quot;family&quot;:&quot;Ferri&quot;,&quot;given&quot;:&quot;Emanuele&quot;},{&quot;family&quot;:&quot;Crotti&quot;,&quot;given&quot;:&quot;Elena&quot;},{&quot;family&quot;:&quot;Bazzocchi&quot;,&quot;given&quot;:&quot;Chiara&quot;},{&quot;family&quot;:&quot;Daffonchio&quot;,&quot;given&quot;:&quot;Daniele&quot;},{&quot;family&quot;:&quot;Sacchi&quot;,&quot;given&quot;:&quot;Luciano&quot;},{&quot;family&quot;:&quot;Moya&quot;,&quot;given&quot;:&quot;Andres&quot;},{&quot;family&quot;:&quot;Latorre&quot;,&quot;given&quot;:&quot;Amparo&quot;},{&quot;family&quot;:&quot;Bandi&quot;,&quot;given&quot;:&quot;Claudio&quot;}],&quot;issued&quot;:{&quot;date-parts&quot;:[[2011,12,1]]},&quot;accessed&quot;:{&quot;date-parts&quot;:[[2012,5,21]]}}}],&quot;schema&quot;:&quot;https://github.com/citation-style-language/schema/raw/master/csl-citation.json&quot;} RNDR7vIsuGC20"/><text:span text:style-name="T22">. This effectively dates functional flagellar motors to before the endosymbiosis of mitochondria, and also provides constraints on understanding the lifestyle of the ancestor of contemporary mitochondria. </text:span></text:p>
      <text:p text:style-name="P7"><text:span text:style-name="T9">Caulobacter crescentus </text:span><text:span text:style-name="T39">[TaxID 155892</text:span><text:span text:style-name="T79">]</text:span>: A model organism for studying bacterial cell development, <text:span text:style-name="T9">C. crescentus </text:span><text:span text:style-name="T22">undergoes a bimodal life cycle. An immotile “stalked” cell sticks to surfaces via a stalk with terminal adhesive holdfast; this stalked cell divides, and the daughter cell without stalk becomes a “swarmer” cell, developing a single unipolar flagellum at the new pole. After swimming to a new location, the flagellum is ejected and the pole that previously housed the motor develops a new stalk and holdfast, thus completing the cycle </text:span><text:reference-mark-start text:name="ZOTERO_ITEM CSL_CITATION {&quot;citationID&quot;:&quot;1rb93of6h8&quot;,&quot;properties&quot;:{&quot;formattedCitation&quot;:&quot;(Curtis and Brun, 2010)&quot;,&quot;plainCitation&quot;:&quot;(Curtis and Brun, 2010)&quot;},&quot;citationItems&quot;:[{&quot;id&quot;:1935,&quot;uris&quot;:[&quot;http://zotero.org/users/316567/items/62NMNDZF&quot;],&quot;uri&quot;:[&quot;http://zotero.org/users/316567/items/62NMNDZF&quot;],&quot;itemData&quot;:{&quot;id&quot;:1935,&quot;type&quot;:&quot;article-journal&quot;,&quot;title&quot;:&quot;Getting in the Loop: Regulation of Development in Caulobacter crescentus&quot;,&quot;container-title&quot;:&quot;Microbiology and Molecular Biology Reviews&quot;,&quot;page&quot;:&quot;13-41&quot;,&quot;volume&quot;:&quot;74&quot;,&quot;issue&quot;:&quot;1&quot;,&quot;source&quot;:&quot;mmbr.asm.org&quot;,&quot;abstract&quot;:&quot;Summary: Caulobacter crescentus is an aquatic Gram-negative alphaproteobacterium that undergoes multiple changes in cell shape, organelle production, subcellular distribution of proteins, and intracellular signaling throughout its life cycle. Over 40 years of research has been dedicated to this organism and its developmental life cycles. Here we review a portion of many developmental processes, with particular emphasis on how multiple processes are integrated and coordinated both spatially and temporally. While much has been discovered about Caulobacter crescentus development, areas of potential future research are also highlighted.&quot;,&quot;DOI&quot;:&quot;10.1128/MMBR.00040-09&quot;,&quot;ISSN&quot;:&quot;1092-2172, 1098-5557&quot;,&quot;shortTitle&quot;:&quot;Getting in the Loop&quot;,&quot;journalAbbreviation&quot;:&quot;Microbiol. Mol. Biol. Rev.&quot;,&quot;language&quot;:&quot;en&quot;,&quot;author&quot;:[{&quot;family&quot;:&quot;Curtis&quot;,&quot;given&quot;:&quot;Patrick D.&quot;},{&quot;family&quot;:&quot;Brun&quot;,&quot;given&quot;:&quot;Yves V.&quot;}],&quot;issued&quot;:{&quot;date-parts&quot;:[[2010,3,1]]},&quot;accessed&quot;:{&quot;date-parts&quot;:[[2012,9,13]]}}}],&quot;schema&quot;:&quot;https://github.com/citation-style-language/schema/raw/master/csl-citation.json&quot;} RNDTf1katWMaM"/><text:span text:style-name="T22">(Curtis and Brun, 2010)</text:span><text:reference-mark-end text:name="ZOTERO_ITEM CSL_CITATION {&quot;citationID&quot;:&quot;1rb93of6h8&quot;,&quot;properties&quot;:{&quot;formattedCitation&quot;:&quot;(Curtis and Brun, 2010)&quot;,&quot;plainCitation&quot;:&quot;(Curtis and Brun, 2010)&quot;},&quot;citationItems&quot;:[{&quot;id&quot;:1935,&quot;uris&quot;:[&quot;http://zotero.org/users/316567/items/62NMNDZF&quot;],&quot;uri&quot;:[&quot;http://zotero.org/users/316567/items/62NMNDZF&quot;],&quot;itemData&quot;:{&quot;id&quot;:1935,&quot;type&quot;:&quot;article-journal&quot;,&quot;title&quot;:&quot;Getting in the Loop: Regulation of Development in Caulobacter crescentus&quot;,&quot;container-title&quot;:&quot;Microbiology and Molecular Biology Reviews&quot;,&quot;page&quot;:&quot;13-41&quot;,&quot;volume&quot;:&quot;74&quot;,&quot;issue&quot;:&quot;1&quot;,&quot;source&quot;:&quot;mmbr.asm.org&quot;,&quot;abstract&quot;:&quot;Summary: Caulobacter crescentus is an aquatic Gram-negative alphaproteobacterium that undergoes multiple changes in cell shape, organelle production, subcellular distribution of proteins, and intracellular signaling throughout its life cycle. Over 40 years of research has been dedicated to this organism and its developmental life cycles. Here we review a portion of many developmental processes, with particular emphasis on how multiple processes are integrated and coordinated both spatially and temporally. While much has been discovered about Caulobacter crescentus development, areas of potential future research are also highlighted.&quot;,&quot;DOI&quot;:&quot;10.1128/MMBR.00040-09&quot;,&quot;ISSN&quot;:&quot;1092-2172, 1098-5557&quot;,&quot;shortTitle&quot;:&quot;Getting in the Loop&quot;,&quot;journalAbbreviation&quot;:&quot;Microbiol. Mol. Biol. Rev.&quot;,&quot;language&quot;:&quot;en&quot;,&quot;author&quot;:[{&quot;family&quot;:&quot;Curtis&quot;,&quot;given&quot;:&quot;Patrick D.&quot;},{&quot;family&quot;:&quot;Brun&quot;,&quot;given&quot;:&quot;Yves V.&quot;}],&quot;issued&quot;:{&quot;date-parts&quot;:[[2010,3,1]]},&quot;accessed&quot;:{&quot;date-parts&quot;:[[2012,9,13]]}}}],&quot;schema&quot;:&quot;https://github.com/citation-style-language/schema/raw/master/csl-citation.json&quot;} RNDTf1katWMaM"/><text:span text:style-name="T22">.</text:span></text:p>
      <text:p text:style-name="P7">Unlike both the enterobacteria and <text:span text:style-name="T22">related </text:span><text:span text:style-name="T47">α-proteobacteria</text:span>, <text:span text:style-name="T9">C. crescentus </text:span><text:span text:style-name="T22">swims by rotating it's filament clockwise, and tumbles by rotating it counterclockwise.</text:span></text:p>
      <text:p text:style-name="P37">Dan Kearns says that Caulobacter drives force CW and CCW</text:p>
      <text:p text:style-name="P38"/>
      <text:p text:style-name="P7"><text:span text:style-name="T22">The structure of the </text:span><text:span text:style-name="T9">C. crescentus </text:span><text:span text:style-name="T22">motor has been investigated with both traditional negative-stain EM and electron cryo-tomography. The s</text:span>tructure as seen with negative-stain EM showed a structure reminiscent of the enterobacterial motor yet with an additional small ring, termed the E-ring <text:reference-mark-start text:name="ZOTERO_ITEM CSL_CITATION {&quot;citationID&quot;:&quot;13qllrkc23&quot;,&quot;properties&quot;:{&quot;formattedCitation&quot;:&quot;(Johnson et al., 1979)&quot;,&quot;plainCitation&quot;:&quot;(Johnson et al., 1979)&quot;},&quot;citationItems&quot;:[{&quot;id&quot;:2190,&quot;uris&quot;:[&quot;http://zotero.org/users/316567/items/9XRUH9ZB&quot;],&quot;uri&quot;:[&quot;http://zotero.org/users/316567/items/9XRUH9ZB&quot;],&quot;itemData&quot;:{&quot;id&quot;:2190,&quot;type&quot;:&quot;article-journal&quot;,&quot;title&quot;:&quot;Flagellar Hook and Basal Complex of Caulobacter Crescentus.&quot;,&quot;container-title&quot;:&quot;Journal of Bacteriology&quot;,&quot;page&quot;:&quot;984-989&quot;,&quot;volume&quot;:&quot;138&quot;,&quot;issue&quot;:&quot;3&quot;,&quot;source&quot;:&quot;jb.asm.org&quot;,&quot;ISSN&quot;:&quot;0021-9193, 1098-5530&quot;,&quot;journalAbbreviation&quot;:&quot;J. Bacteriol.&quot;,&quot;language&quot;:&quot;en&quot;,&quot;author&quot;:[{&quot;family&quot;:&quot;Johnson&quot;,&quot;given&quot;:&quot;R C&quot;},{&quot;family&quot;:&quot;Walsh&quot;,&quot;given&quot;:&quot;M P&quot;},{&quot;family&quot;:&quot;Ely&quot;,&quot;given&quot;:&quot;B.&quot;},{&quot;family&quot;:&quot;Shapiro&quot;,&quot;given&quot;:&quot;L.&quot;}],&quot;issued&quot;:{&quot;date-parts&quot;:[[1979,6,1]]},&quot;accessed&quot;:{&quot;date-parts&quot;:[[2012,6,7]]}}}],&quot;schema&quot;:&quot;https://github.com/citation-style-language/schema/raw/master/csl-citation.json&quot;} RNDqSbp2oeyp2"/>(Johnson et al., 1979)<text:reference-mark-end text:name="ZOTERO_ITEM CSL_CITATION {&quot;citationID&quot;:&quot;13qllrkc23&quot;,&quot;properties&quot;:{&quot;formattedCitation&quot;:&quot;(Johnson et al., 1979)&quot;,&quot;plainCitation&quot;:&quot;(Johnson et al., 1979)&quot;},&quot;citationItems&quot;:[{&quot;id&quot;:2190,&quot;uris&quot;:[&quot;http://zotero.org/users/316567/items/9XRUH9ZB&quot;],&quot;uri&quot;:[&quot;http://zotero.org/users/316567/items/9XRUH9ZB&quot;],&quot;itemData&quot;:{&quot;id&quot;:2190,&quot;type&quot;:&quot;article-journal&quot;,&quot;title&quot;:&quot;Flagellar Hook and Basal Complex of Caulobacter Crescentus.&quot;,&quot;container-title&quot;:&quot;Journal of Bacteriology&quot;,&quot;page&quot;:&quot;984-989&quot;,&quot;volume&quot;:&quot;138&quot;,&quot;issue&quot;:&quot;3&quot;,&quot;source&quot;:&quot;jb.asm.org&quot;,&quot;ISSN&quot;:&quot;0021-9193, 1098-5530&quot;,&quot;journalAbbreviation&quot;:&quot;J. Bacteriol.&quot;,&quot;language&quot;:&quot;en&quot;,&quot;author&quot;:[{&quot;family&quot;:&quot;Johnson&quot;,&quot;given&quot;:&quot;R C&quot;},{&quot;family&quot;:&quot;Walsh&quot;,&quot;given&quot;:&quot;M P&quot;},{&quot;family&quot;:&quot;Ely&quot;,&quot;given&quot;:&quot;B.&quot;},{&quot;family&quot;:&quot;Shapiro&quot;,&quot;given&quot;:&quot;L.&quot;}],&quot;issued&quot;:{&quot;date-parts&quot;:[[1979,6,1]]},&quot;accessed&quot;:{&quot;date-parts&quot;:[[2012,6,7]]}}}],&quot;schema&quot;:&quot;https://github.com/citation-style-language/schema/raw/master/csl-citation.json&quot;} RNDqSbp2oeyp2"/>. A later averaged image showed a clearer E-ring <text:reference-mark-start text:name="ZOTERO_ITEM CSL_CITATION {&quot;citationID&quot;:&quot;m6tmrdbg&quot;,&quot;properties&quot;:{&quot;formattedCitation&quot;:&quot;(Stallmeyer et al., 1989)&quot;,&quot;plainCitation&quot;:&quot;(Stallmeyer et al., 1989)&quot;},&quot;citationItems&quot;:[{&quot;id&quot;:2888,&quot;uris&quot;:[&quot;http://zotero.org/users/316567/items/WB7I9AKG&quot;],&quot;uri&quot;:[&quot;http://zotero.org/users/316567/items/WB7I9AKG&quot;],&quot;itemData&quot;:{&quot;id&quot;:2888,&quot;type&quot;:&quot;article-journal&quot;,&quot;title&quot;:&quot;Image reconstruction of the flagellar basal body of Caulobacter crescentus&quot;,&quot;container-title&quot;:&quot;Journal of Molecular Biology&quot;,&quot;page&quot;:&quot;511-518&quot;,&quot;volume&quot;:&quot;205&quot;,&quot;issue&quot;:&quot;3&quot;,&quot;source&quot;:&quot;ScienceDirect&quot;,&quot;abstract&quot;:&quot;The bacterium Caulobacter crescentus has a single polar flagellum, which is present for only a portion of its cell cycle. The flagellum is ejected from the swarmer cell and then synthesized de novo later in the cell cycle. The flagellum is composed of a transmembrane basal body, a hook and a filament. Single-particle averaging and image reconstruction methods were applied to the electron micrographs of negatively stained basal bodies from C. crescentus. These basal bodies have five rings threaded on a rod. The L and P rings are connected by a bridge of material at their outer radii. The E ring is a thin, flat disk. The S ring has a triangular cross section, the sides of the triangle abutting the E ring, the rod and the M ring. The M ring, which is at the inner membrane of the cell, has a different structure depending on the method of preparation. With one method, the M ring makes a snug contact with the S ring and is often capped by an axial button, a new component apparently distinct from the M ring. With the other method, the M ring is similar to that of S. typhimurium; that is, it contacts the S ring only at an outer radius and lacks the button. Averages of the rod-hook-filament subassembly ejected by swarmer cells reveal that the rod consists of two parts with the E ring marking the approximate position of the break. The structures of basal bodies from two mutants defective in the hook assembly were found to be indistinguishable from wild-type basal bodies, suggesting that the assembly of the basal body is independent of the hook or filament assembly.&quot;,&quot;DOI&quot;:&quot;10.1016/0022-2836(89)90222-2&quot;,&quot;ISSN&quot;:&quot;0022-2836&quot;,&quot;author&quot;:[{&quot;family&quot;:&quot;Stallmeyer&quot;,&quot;given&quot;:&quot;M.J.Bernadette&quot;},{&quot;family&quot;:&quot;Hahnenberger&quot;,&quot;given&quot;:&quot;Karen M.&quot;},{&quot;family&quot;:&quot;Sosinsky&quot;,&quot;given&quot;:&quot;Gina E.&quot;},{&quot;family&quot;:&quot;Shapiro&quot;,&quot;given&quot;:&quot;Lucy&quot;},{&quot;family&quot;:&quot;DeRosier&quot;,&quot;given&quot;:&quot;David J.&quot;}],&quot;issued&quot;:{&quot;date-parts&quot;:[[&quot;1989&quot;,2,5]]},&quot;accessed&quot;:{&quot;date-parts&quot;:[[2012,5,3]]}}}],&quot;schema&quot;:&quot;https://github.com/citation-style-language/schema/raw/master/csl-citation.json&quot;} RNDNj7DxKPUkS"/>(Stallmeyer et al., 1989)<text:reference-mark-end text:name="ZOTERO_ITEM CSL_CITATION {&quot;citationID&quot;:&quot;m6tmrdbg&quot;,&quot;properties&quot;:{&quot;formattedCitation&quot;:&quot;(Stallmeyer et al., 1989)&quot;,&quot;plainCitation&quot;:&quot;(Stallmeyer et al., 1989)&quot;},&quot;citationItems&quot;:[{&quot;id&quot;:2888,&quot;uris&quot;:[&quot;http://zotero.org/users/316567/items/WB7I9AKG&quot;],&quot;uri&quot;:[&quot;http://zotero.org/users/316567/items/WB7I9AKG&quot;],&quot;itemData&quot;:{&quot;id&quot;:2888,&quot;type&quot;:&quot;article-journal&quot;,&quot;title&quot;:&quot;Image reconstruction of the flagellar basal body of Caulobacter crescentus&quot;,&quot;container-title&quot;:&quot;Journal of Molecular Biology&quot;,&quot;page&quot;:&quot;511-518&quot;,&quot;volume&quot;:&quot;205&quot;,&quot;issue&quot;:&quot;3&quot;,&quot;source&quot;:&quot;ScienceDirect&quot;,&quot;abstract&quot;:&quot;The bacterium Caulobacter crescentus has a single polar flagellum, which is present for only a portion of its cell cycle. The flagellum is ejected from the swarmer cell and then synthesized de novo later in the cell cycle. The flagellum is composed of a transmembrane basal body, a hook and a filament. Single-particle averaging and image reconstruction methods were applied to the electron micrographs of negatively stained basal bodies from C. crescentus. These basal bodies have five rings threaded on a rod. The L and P rings are connected by a bridge of material at their outer radii. The E ring is a thin, flat disk. The S ring has a triangular cross section, the sides of the triangle abutting the E ring, the rod and the M ring. The M ring, which is at the inner membrane of the cell, has a different structure depending on the method of preparation. With one method, the M ring makes a snug contact with the S ring and is often capped by an axial button, a new component apparently distinct from the M ring. With the other method, the M ring is similar to that of S. typhimurium; that is, it contacts the S ring only at an outer radius and lacks the button. Averages of the rod-hook-filament subassembly ejected by swarmer cells reveal that the rod consists of two parts with the E ring marking the approximate position of the break. The structures of basal bodies from two mutants defective in the hook assembly were found to be indistinguishable from wild-type basal bodies, suggesting that the assembly of the basal body is independent of the hook or filament assembly.&quot;,&quot;DOI&quot;:&quot;10.1016/0022-2836(89)90222-2&quot;,&quot;ISSN&quot;:&quot;0022-2836&quot;,&quot;author&quot;:[{&quot;family&quot;:&quot;Stallmeyer&quot;,&quot;given&quot;:&quot;M.J.Bernadette&quot;},{&quot;family&quot;:&quot;Hahnenberger&quot;,&quot;given&quot;:&quot;Karen M.&quot;},{&quot;family&quot;:&quot;Sosinsky&quot;,&quot;given&quot;:&quot;Gina E.&quot;},{&quot;family&quot;:&quot;Shapiro&quot;,&quot;given&quot;:&quot;Lucy&quot;},{&quot;family&quot;:&quot;DeRosier&quot;,&quot;given&quot;:&quot;David J.&quot;}],&quot;issued&quot;:{&quot;date-parts&quot;:[[&quot;1989&quot;,2,5]]},&quot;accessed&quot;:{&quot;date-parts&quot;:[[2012,5,3]]}}}],&quot;schema&quot;:&quot;https://github.com/citation-style-language/schema/raw/master/csl-citation.json&quot;} RNDNj7DxKPUkS"/><text:span text:style-name="T82">. Subsequent electron cryo-tomographic studies enabled visualization of the entire motor, including the C-ring, together with the observation that the </text:span><text:span text:style-name="T91">C. crescentus </text:span><text:span text:style-name="T84">C-ring is narrower than the enterobacterial (see “</text:span><text:span text:style-name="T84"><text:bookmark-ref text:reference-format="text" text:ref-name="__RefHeading__85326_833907002">The rotor components of the torque-generating apparatus: The C-ring as the “control center” of the motor</text:bookmark-ref></text:span><text:span text:style-name="T84">” for full discussion). Although</text:span><text:span text:style-name="T82"> previous authors have noted that </text:span><text:span text:style-name="T91">C. crescentus </text:span><text:span text:style-name="T84">stalk bands strikingly resemble basal disks around other flagellated organisms </text:span><text:reference-mark-start text:name="ZOTERO_ITEM CSL_CITATION {&quot;citationID&quot;:&quot;1d968d5odi&quot;,&quot;properties&quot;:{&quot;formattedCitation&quot;:&quot;(Driks et al., 1990)&quot;,&quot;plainCitation&quot;:&quot;(Driks et al., 1990)&quot;},&quot;citationItems&quot;:[{&quot;id&quot;:2554,&quot;uris&quot;:[&quot;http://zotero.org/users/316567/items/KX2FTGEW&quot;],&quot;uri&quot;:[&quot;http://zotero.org/users/316567/items/KX2FTGEW&quot;],&quot;itemData&quot;:{&quot;id&quot;:2554,&quot;type&quot;:&quot;article-journal&quot;,&quot;title&quot;:&quot;A Caulobacter gene involved in polar morphogenesis.&quot;,&quot;container-title&quot;:&quot;Journal of Bacteriology&quot;,&quot;page&quot;:&quot;2113-2123&quot;,&quot;volume&quot;:&quot;172&quot;,&quot;issue&quot;:&quot;4&quot;,&quot;source&quot;:&quot;jb.asm.org&quot;,&quot;ISSN&quot;:&quot;0021-9193, 1098-5530&quot;,&quot;journalAbbreviation&quot;:&quot;J. Bacteriol.&quot;,&quot;language&quot;:&quot;en&quot;,&quot;author&quot;:[{&quot;family&quot;:&quot;Driks&quot;,&quot;given&quot;:&quot;A.&quot;},{&quot;family&quot;:&quot;Schoenlein&quot;,&quot;given&quot;:&quot;P V&quot;},{&quot;family&quot;:&quot;DeRosier&quot;,&quot;given&quot;:&quot;D J&quot;},{&quot;family&quot;:&quot;Shapiro&quot;,&quot;given&quot;:&quot;L.&quot;},{&quot;family&quot;:&quot;Ely&quot;,&quot;given&quot;:&quot;B.&quot;}],&quot;issued&quot;:{&quot;date-parts&quot;:[[1990,4,1]]},&quot;accessed&quot;:{&quot;date-parts&quot;:[[2012,7,3]]}}}],&quot;schema&quot;:&quot;https://github.com/citation-style-language/schema/raw/master/csl-citation.json&quot;} RND6l9KfEiSSx"/><text:span text:style-name="T84">(Driks et al., 1990)</text:span><text:reference-mark-end text:name="ZOTERO_ITEM CSL_CITATION {&quot;citationID&quot;:&quot;1d968d5odi&quot;,&quot;properties&quot;:{&quot;formattedCitation&quot;:&quot;(Driks et al., 1990)&quot;,&quot;plainCitation&quot;:&quot;(Driks et al., 1990)&quot;},&quot;citationItems&quot;:[{&quot;id&quot;:2554,&quot;uris&quot;:[&quot;http://zotero.org/users/316567/items/KX2FTGEW&quot;],&quot;uri&quot;:[&quot;http://zotero.org/users/316567/items/KX2FTGEW&quot;],&quot;itemData&quot;:{&quot;id&quot;:2554,&quot;type&quot;:&quot;article-journal&quot;,&quot;title&quot;:&quot;A Caulobacter gene involved in polar morphogenesis.&quot;,&quot;container-title&quot;:&quot;Journal of Bacteriology&quot;,&quot;page&quot;:&quot;2113-2123&quot;,&quot;volume&quot;:&quot;172&quot;,&quot;issue&quot;:&quot;4&quot;,&quot;source&quot;:&quot;jb.asm.org&quot;,&quot;ISSN&quot;:&quot;0021-9193, 1098-5530&quot;,&quot;journalAbbreviation&quot;:&quot;J. Bacteriol.&quot;,&quot;language&quot;:&quot;en&quot;,&quot;author&quot;:[{&quot;family&quot;:&quot;Driks&quot;,&quot;given&quot;:&quot;A.&quot;},{&quot;family&quot;:&quot;Schoenlein&quot;,&quot;given&quot;:&quot;P V&quot;},{&quot;family&quot;:&quot;DeRosier&quot;,&quot;given&quot;:&quot;D J&quot;},{&quot;family&quot;:&quot;Shapiro&quot;,&quot;given&quot;:&quot;L.&quot;},{&quot;family&quot;:&quot;Ely&quot;,&quot;given&quot;:&quot;B.&quot;}],&quot;issued&quot;:{&quot;date-parts&quot;:[[1990,4,1]]},&quot;accessed&quot;:{&quot;date-parts&quot;:[[2012,7,3]]}}}],&quot;schema&quot;:&quot;https://github.com/citation-style-language/schema/raw/master/csl-citation.json&quot;} RND6l9KfEiSSx"/>, particularly <text:span text:style-name="T41">in the β- and ε-proteobacteria, </text:span>the significance of this observation is unclear.</text:p>
      <text:p text:style-name="P7">A novel gene, FliX, is required for assembly of the <text:span text:style-name="T9">C. crescentus </text:span><text:span text:style-name="T22">motor. It's role remains unclear </text:span><text:reference-mark-start text:name="ZOTERO_ITEM CSL_CITATION {&quot;citationID&quot;:&quot;1bic8cef5q&quot;,&quot;properties&quot;:{&quot;formattedCitation&quot;:&quot;(Mohr et al., 1998)&quot;,&quot;plainCitation&quot;:&quot;(Mohr et al., 1998)&quot;},&quot;citationItems&quot;:[{&quot;id&quot;:2501,&quot;uris&quot;:[&quot;http://zotero.org/users/316567/items/J3CD2VHD&quot;],&quot;uri&quot;:[&quot;http://zotero.org/users/316567/items/J3CD2VHD&quot;],&quot;itemData&quot;:{&quot;id&quot;:2501,&quot;type&quot;:&quot;article-journal&quot;,&quot;title&quot;:&quot;A Membrane-Associated Protein, FliX, Is Required for an Early Step in Caulobacter Flagellar Assembly&quot;,&quot;container-title&quot;:&quot;Journal of Bacteriology&quot;,&quot;page&quot;:&quot;2175-2185&quot;,&quot;volume&quot;:&quot;180&quot;,&quot;issue&quot;:&quot;8&quot;,&quot;source&quot;:&quot;jb.asm.org&quot;,&quot;abstract&quot;:&quot;The ordered assembly of the Caulobacter crescentusflagellum is accomplished in part through the organization of the flagellar structural genes in a regulatory hierarachy of four classes. Class II genes are the earliest to be expressed and are activated at a specific time in the cell cycle by the CtrA response regulator. In order to identify gene products required for early events in flagellar assembly, we used the known phenotypes of class II mutants to identify new class II flagellar genes. In this report we describe the isolation and characterization of a flagellar gene, fliX. AfliX null mutant is nonmotile, lacks a flagellum, and exhibits a marked cell division defect. Epistasis experiments placedfliX within class II of the flagellar regulatory hierarchy, suggesting that FliX functions at an early stage in flagellar assembly. The fliX gene encodes a 15-kDa protein with a putative N-terminal signal sequence. Expression of fliX is under cell cycle control, with transcription beginning relatively early in the cell cycle and peaking in Caulobacter predivisional cells. Full expression of fliX was found to be dependent onctrA, and DNase I footprinting analysis demonstrated a direct interaction between CtrA and the fliX promoter. ThefliX gene is located upstream and is divergently transcribed from the class III flagellar gene flgI, which encodes the basal body P-ring monomer. Analysis of thefliX-flgI intergenic region revealed an arrangement ofcis-acting elements similar to that of another set ofCaulobacter class II and class III flagellar genes,fliL-flgF, that is also divergently transcribed. In parallel with the FliL protein, FliX copurifies with the membrane fraction, and although its expression is cell cycle controlled, the protein is present throughout the cell cycle.&quot;,&quot;ISSN&quot;:&quot;0021-9193, 1098-5530&quot;,&quot;journalAbbreviation&quot;:&quot;J. Bacteriol.&quot;,&quot;language&quot;:&quot;en&quot;,&quot;author&quot;:[{&quot;family&quot;:&quot;Mohr&quot;,&quot;given&quot;:&quot;Christian D&quot;},{&quot;family&quot;:&quot;MacKichan&quot;,&quot;given&quot;:&quot;Joanna K&quot;},{&quot;family&quot;:&quot;Shapiro&quot;,&quot;given&quot;:&quot;Lucy&quot;}],&quot;issued&quot;:{&quot;date-parts&quot;:[[1998,4,15]]},&quot;accessed&quot;:{&quot;date-parts&quot;:[[2012,6,7]]}}}],&quot;schema&quot;:&quot;https://github.com/citation-style-language/schema/raw/master/csl-citation.json&quot;} RNDggq8vc7pK0"/><text:span text:style-name="T22">(Mohr et al., 1998)</text:span><text:reference-mark-end text:name="ZOTERO_ITEM CSL_CITATION {&quot;citationID&quot;:&quot;1bic8cef5q&quot;,&quot;properties&quot;:{&quot;formattedCitation&quot;:&quot;(Mohr et al., 1998)&quot;,&quot;plainCitation&quot;:&quot;(Mohr et al., 1998)&quot;},&quot;citationItems&quot;:[{&quot;id&quot;:2501,&quot;uris&quot;:[&quot;http://zotero.org/users/316567/items/J3CD2VHD&quot;],&quot;uri&quot;:[&quot;http://zotero.org/users/316567/items/J3CD2VHD&quot;],&quot;itemData&quot;:{&quot;id&quot;:2501,&quot;type&quot;:&quot;article-journal&quot;,&quot;title&quot;:&quot;A Membrane-Associated Protein, FliX, Is Required for an Early Step in Caulobacter Flagellar Assembly&quot;,&quot;container-title&quot;:&quot;Journal of Bacteriology&quot;,&quot;page&quot;:&quot;2175-2185&quot;,&quot;volume&quot;:&quot;180&quot;,&quot;issue&quot;:&quot;8&quot;,&quot;source&quot;:&quot;jb.asm.org&quot;,&quot;abstract&quot;:&quot;The ordered assembly of the Caulobacter crescentusflagellum is accomplished in part through the organization of the flagellar structural genes in a regulatory hierarachy of four classes. Class II genes are the earliest to be expressed and are activated at a specific time in the cell cycle by the CtrA response regulator. In order to identify gene products required for early events in flagellar assembly, we used the known phenotypes of class II mutants to identify new class II flagellar genes. In this report we describe the isolation and characterization of a flagellar gene, fliX. AfliX null mutant is nonmotile, lacks a flagellum, and exhibits a marked cell division defect. Epistasis experiments placedfliX within class II of the flagellar regulatory hierarchy, suggesting that FliX functions at an early stage in flagellar assembly. The fliX gene encodes a 15-kDa protein with a putative N-terminal signal sequence. Expression of fliX is under cell cycle control, with transcription beginning relatively early in the cell cycle and peaking in Caulobacter predivisional cells. Full expression of fliX was found to be dependent onctrA, and DNase I footprinting analysis demonstrated a direct interaction between CtrA and the fliX promoter. ThefliX gene is located upstream and is divergently transcribed from the class III flagellar gene flgI, which encodes the basal body P-ring monomer. Analysis of thefliX-flgI intergenic region revealed an arrangement ofcis-acting elements similar to that of another set ofCaulobacter class II and class III flagellar genes,fliL-flgF, that is also divergently transcribed. In parallel with the FliL protein, FliX copurifies with the membrane fraction, and although its expression is cell cycle controlled, the protein is present throughout the cell cycle.&quot;,&quot;ISSN&quot;:&quot;0021-9193, 1098-5530&quot;,&quot;journalAbbreviation&quot;:&quot;J. Bacteriol.&quot;,&quot;language&quot;:&quot;en&quot;,&quot;author&quot;:[{&quot;family&quot;:&quot;Mohr&quot;,&quot;given&quot;:&quot;Christian D&quot;},{&quot;family&quot;:&quot;MacKichan&quot;,&quot;given&quot;:&quot;Joanna K&quot;},{&quot;family&quot;:&quot;Shapiro&quot;,&quot;given&quot;:&quot;Lucy&quot;}],&quot;issued&quot;:{&quot;date-parts&quot;:[[1998,4,15]]},&quot;accessed&quot;:{&quot;date-parts&quot;:[[2012,6,7]]}}}],&quot;schema&quot;:&quot;https://github.com/citation-style-language/schema/raw/master/csl-citation.json&quot;} RNDggq8vc7pK0"/><text:span text:style-name="T22">.</text:span></text:p>
      <text:p text:style-name="Standard"><text:span text:style-name="T9">Hyphomonas neptunium</text:span> <text:span text:style-name="T79">[TaxID 81032]</text:span><text:span text:style-name="T2">:</text:span><text:span text:style-name="T79"> </text:span><text:span text:style-name="T15">H. neptunium</text:span><text:span text:style-name="T33">, a close relative of </text:span><text:span text:style-name="T15">C. crescentus</text:span><text:span text:style-name="T33">, has been imaged with electron cryo-tomography and has a similar motor to </text:span><text:span text:style-name="T15">C. crescentus </text:span><text:span text:style-name="T33">with a likely similarly narrower C-ring </text:span><text:reference-mark-start text:name="ZOTERO_ITEM CSL_CITATION {&quot;citationID&quot;:&quot;1kb8lh86sf&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4jAfAyiyAS"/><text:span text:style-name="T33">(Chen et al., 2011)</text:span><text:reference-mark-end text:name="ZOTERO_ITEM CSL_CITATION {&quot;citationID&quot;:&quot;1kb8lh86sf&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4jAfAyiyAS"/>.</text:p>
      <text:p text:style-name="Standard"><text:span text:style-name="T9">Azospirillum brasilense </text:span>[TaxID: 192]: Likely has sodium-driven motor. MotX and MotY BLAST searches reveals no full-length hits.</text:p>
      <text:h text:style-name="P94" text:outline-level="5"><text:span text:style-name="T118">β</text:span><text:span text:style-name="T117">-proteobac</text:span>teria</text:h>
      <text:p text:style-name="Standard"><text:span text:style-name="T122">Some beta-proteobacteria have a secondary lateral system that originates from the gammaproteobacteria </text:span><text:reference-mark-start text:name="ZOTERO_ITEM CSL_CITATION {&quot;citationID&quot;:&quot;8rds9leh8&quot;,&quot;properties&quot;:{&quot;formattedCitation&quot;:&quot;(Liu and Ochman, 2007)&quot;,&quot;plainCitation&quot;:&quot;(Liu and Ochman, 2007)&quot;},&quot;citationItems&quot;:[{&quot;id&quot;:218,&quot;uris&quot;:[&quot;http://zotero.org/users/316567/items/43CJTUF4&quot;],&quot;uri&quot;:[&quot;http://zotero.org/users/316567/items/43CJTUF4&quot;],&quot;itemData&quot;:{&quot;id&quot;:218,&quot;type&quot;:&quot;article-journal&quot;,&quot;title&quot;:&quot;Origins of flagellar gene operons and secondary flagellar systems&quot;,&quot;container-title&quot;:&quot;Journal of Bacteriology&quot;,&quot;page&quot;:&quot;7098-7104&quot;,&quot;volume&quot;:&quot;189&quot;,&quot;issue&quot;:&quot;19&quot;,&quot;source&quot;:&quot;NCBI PubMed&quot;,&quot;abstract&quot;:&quot;Forty-one flagellated species representing 11 bacterial phyla were used to investigate the origin of secondary flagellar systems and the structure and formation of flagellar gene operons over the course of bacterial evolution. Secondary (i.e., lateral) flagellar systems, which are harbored by five of the proteobacterial species considered, originated twice, once in the alphaproteobacterial lineage and again in the common ancestor of the Beta- and Gammaproteobacteria. The order and organization of flagellar genes have undergone extensive shuffling and rearrangement among lineages, and based on the phylogenetic distributions of flagellar gene complexes, the flagellar gene operons existed as small, usually two-gene units in the ancestor of Bacteria and have expanded through the recruitment of new genes and fusion of gene units. In contrast to the evolutionary trend towards larger flagellar gene complexes, operon structures have been highly disrupted through gene disassociation and rearrangements in the Epsilon- and Alphaproteobacteria. These results demonstrate that the genetic basis of this ancient and structurally conserved organelle has been subject to many lineage-specific modifications.&quot;,&quot;DOI&quot;:&quot;10.1128/JB.00643-07&quot;,&quot;ISSN&quot;:&quot;0021-9193&quot;,&quot;note&quot;:&quot;PMID: 17644605&quot;,&quot;journalAbbreviation&quot;:&quot;J. Bacteriol&quot;,&quot;author&quot;:[{&quot;family&quot;:&quot;Liu&quot;,&quot;given&quot;:&quot;Renyi&quot;},{&quot;family&quot;:&quot;Ochman&quot;,&quot;given&quot;:&quot;Howard&quot;}],&quot;issued&quot;:{&quot;date-parts&quot;:[[&quot;2007&quot;,10]]},&quot;accessed&quot;:{&quot;date-parts&quot;:[[2010,10,21]]}}}],&quot;schema&quot;:&quot;https://github.com/citation-style-language/schema/raw/master/csl-citation.json&quot;} RNDKLqqYdZs02"/><text:span text:style-name="T122">(Liu and Ochman, 2007)</text:span><text:reference-mark-end text:name="ZOTERO_ITEM CSL_CITATION {&quot;citationID&quot;:&quot;8rds9leh8&quot;,&quot;properties&quot;:{&quot;formattedCitation&quot;:&quot;(Liu and Ochman, 2007)&quot;,&quot;plainCitation&quot;:&quot;(Liu and Ochman, 2007)&quot;},&quot;citationItems&quot;:[{&quot;id&quot;:218,&quot;uris&quot;:[&quot;http://zotero.org/users/316567/items/43CJTUF4&quot;],&quot;uri&quot;:[&quot;http://zotero.org/users/316567/items/43CJTUF4&quot;],&quot;itemData&quot;:{&quot;id&quot;:218,&quot;type&quot;:&quot;article-journal&quot;,&quot;title&quot;:&quot;Origins of flagellar gene operons and secondary flagellar systems&quot;,&quot;container-title&quot;:&quot;Journal of Bacteriology&quot;,&quot;page&quot;:&quot;7098-7104&quot;,&quot;volume&quot;:&quot;189&quot;,&quot;issue&quot;:&quot;19&quot;,&quot;source&quot;:&quot;NCBI PubMed&quot;,&quot;abstract&quot;:&quot;Forty-one flagellated species representing 11 bacterial phyla were used to investigate the origin of secondary flagellar systems and the structure and formation of flagellar gene operons over the course of bacterial evolution. Secondary (i.e., lateral) flagellar systems, which are harbored by five of the proteobacterial species considered, originated twice, once in the alphaproteobacterial lineage and again in the common ancestor of the Beta- and Gammaproteobacteria. The order and organization of flagellar genes have undergone extensive shuffling and rearrangement among lineages, and based on the phylogenetic distributions of flagellar gene complexes, the flagellar gene operons existed as small, usually two-gene units in the ancestor of Bacteria and have expanded through the recruitment of new genes and fusion of gene units. In contrast to the evolutionary trend towards larger flagellar gene complexes, operon structures have been highly disrupted through gene disassociation and rearrangements in the Epsilon- and Alphaproteobacteria. These results demonstrate that the genetic basis of this ancient and structurally conserved organelle has been subject to many lineage-specific modifications.&quot;,&quot;DOI&quot;:&quot;10.1128/JB.00643-07&quot;,&quot;ISSN&quot;:&quot;0021-9193&quot;,&quot;note&quot;:&quot;PMID: 17644605&quot;,&quot;journalAbbreviation&quot;:&quot;J. Bacteriol&quot;,&quot;author&quot;:[{&quot;family&quot;:&quot;Liu&quot;,&quot;given&quot;:&quot;Renyi&quot;},{&quot;family&quot;:&quot;Ochman&quot;,&quot;given&quot;:&quot;Howard&quot;}],&quot;issued&quot;:{&quot;date-parts&quot;:[[&quot;2007&quot;,10]]},&quot;accessed&quot;:{&quot;date-parts&quot;:[[2010,10,21]]}}}],&quot;schema&quot;:&quot;https://github.com/citation-style-language/schema/raw/master/csl-citation.json&quot;} RNDKLqqYdZs02"/>., e.g. in <text:span text:style-name="T9">Chromobacterium violaceum</text:span>, which is similar to the recently discovered Flag-2 locus in some <text:span text:style-name="T9">E. coli</text:span><text:span text:style-name="T22"> strains </text:span><text:reference-mark-start text:name="ZOTERO_ITEM CSL_CITATION {&quot;citationID&quot;:&quot;1ifj0jref9&quot;,&quot;properties&quot;:{&quot;formattedCitation&quot;:&quot;(Ren et al., 2005)&quot;,&quot;plainCitation&quot;:&quot;(Ren et al., 2005)&quot;},&quot;citationItems&quot;:[{&quot;id&quot;:1776,&quot;uris&quot;:[&quot;http://zotero.org/users/316567/items/54R7R9ZH&quot;],&quot;uri&quot;:[&quot;http://zotero.org/users/316567/items/54R7R9ZH&quot;],&quot;itemData&quot;:{&quot;id&quot;:1776,&quot;type&quot;:&quot;article-journal&quot;,&quot;title&quot;:&quot;The Flag-2 Locus, an Ancestral Gene Cluster, Is Potentially Associated with a Novel Flagellar System from Escherichia Coli&quot;,&quot;container-title&quot;:&quot;Journal of Bacteriology&quot;,&quot;page&quot;:&quot;1430-1440&quot;,&quot;volume&quot;:&quot;187&quot;,&quot;issue&quot;:&quot;4&quot;,&quot;source&quot;:&quot;jb.asm.org&quot;,&quot;abstract&quot;:&quot;Escherichia coli K-12 possesses two adjacent, divergent, promoterless flagellar genes, fhiA-mbhA, that are absent from Salmonella enterica. Through bioinformatics analysis, we found that these genes are remnants of an ancestral 44-gene cluster and are capable of encoding a novel flagellar system, Flag-2. In enteroaggregative E. coli strain 042, there is a frameshift in lfgC that is likely to have inactivated the system in this strain. Tiling path PCR studies showed that the Flag-2 cluster is present in 15 of 72 of the well-characterized ECOR strains. The Flag-2 system resembles the lateral flagellar systems of Aeromonas and Vibrio, particularly in its apparent dependence on RpoN. Unlike the conventional Flag-1 flagellin, the Flag-2 flagellin shows a remarkable lack of sequence polymorphism. The Flag-2 gene cluster encodes a flagellar type III secretion system (including a dedicated flagellar sigma-antisigma combination), thus raising the number of distinct type III secretion systems in Escherichia/Shigella to five. The presence of the Flag-2 cluster at identical sites in E. coli and its close relative Citrobacter rodentium, combined with its absence from S. enterica, suggests that it was acquired by horizontal gene transfer after the former two species diverged from Salmonella. The presence of Flag-2-like gene clusters in Yersinia pestis, Yersinia pseudotuberculosis, and Chromobacterium violaceum suggests that coexistence of two flagellar systems within the same species is more common than previously suspected. The fact that the Flag-2 gene cluster was not discovered in the first 10 Escherichia/Shigella genome sequences studied emphasizes the importance of maintaining an energetic program of genome sequencing for this important taxonomic group.&quot;,&quot;DOI&quot;:&quot;10.1128/JB.187.4.1430-1440.2005&quot;,&quot;ISSN&quot;:&quot;0021-9193, 1098-5530&quot;,&quot;journalAbbreviation&quot;:&quot;J. Bacteriol.&quot;,&quot;language&quot;:&quot;en&quot;,&quot;author&quot;:[{&quot;family&quot;:&quot;Ren&quot;,&quot;given&quot;:&quot;Chuan-Peng&quot;},{&quot;family&quot;:&quot;Beatson&quot;,&quot;given&quot;:&quot;Scott A&quot;},{&quot;family&quot;:&quot;Parkhill&quot;,&quot;given&quot;:&quot;Julian&quot;},{&quot;family&quot;:&quot;Pallen&quot;,&quot;given&quot;:&quot;Mark J&quot;}],&quot;issued&quot;:{&quot;date-parts&quot;:[[2005,2,15]]},&quot;accessed&quot;:{&quot;date-parts&quot;:[[2012,5,30]]}}}],&quot;schema&quot;:&quot;https://github.com/citation-style-language/schema/raw/master/csl-citation.json&quot;} RND6EAWyYDfZj"/><text:span text:style-name="T22">(Ren et al., 2005)</text:span><text:reference-mark-end text:name="ZOTERO_ITEM CSL_CITATION {&quot;citationID&quot;:&quot;1ifj0jref9&quot;,&quot;properties&quot;:{&quot;formattedCitation&quot;:&quot;(Ren et al., 2005)&quot;,&quot;plainCitation&quot;:&quot;(Ren et al., 2005)&quot;},&quot;citationItems&quot;:[{&quot;id&quot;:1776,&quot;uris&quot;:[&quot;http://zotero.org/users/316567/items/54R7R9ZH&quot;],&quot;uri&quot;:[&quot;http://zotero.org/users/316567/items/54R7R9ZH&quot;],&quot;itemData&quot;:{&quot;id&quot;:1776,&quot;type&quot;:&quot;article-journal&quot;,&quot;title&quot;:&quot;The Flag-2 Locus, an Ancestral Gene Cluster, Is Potentially Associated with a Novel Flagellar System from Escherichia Coli&quot;,&quot;container-title&quot;:&quot;Journal of Bacteriology&quot;,&quot;page&quot;:&quot;1430-1440&quot;,&quot;volume&quot;:&quot;187&quot;,&quot;issue&quot;:&quot;4&quot;,&quot;source&quot;:&quot;jb.asm.org&quot;,&quot;abstract&quot;:&quot;Escherichia coli K-12 possesses two adjacent, divergent, promoterless flagellar genes, fhiA-mbhA, that are absent from Salmonella enterica. Through bioinformatics analysis, we found that these genes are remnants of an ancestral 44-gene cluster and are capable of encoding a novel flagellar system, Flag-2. In enteroaggregative E. coli strain 042, there is a frameshift in lfgC that is likely to have inactivated the system in this strain. Tiling path PCR studies showed that the Flag-2 cluster is present in 15 of 72 of the well-characterized ECOR strains. The Flag-2 system resembles the lateral flagellar systems of Aeromonas and Vibrio, particularly in its apparent dependence on RpoN. Unlike the conventional Flag-1 flagellin, the Flag-2 flagellin shows a remarkable lack of sequence polymorphism. The Flag-2 gene cluster encodes a flagellar type III secretion system (including a dedicated flagellar sigma-antisigma combination), thus raising the number of distinct type III secretion systems in Escherichia/Shigella to five. The presence of the Flag-2 cluster at identical sites in E. coli and its close relative Citrobacter rodentium, combined with its absence from S. enterica, suggests that it was acquired by horizontal gene transfer after the former two species diverged from Salmonella. The presence of Flag-2-like gene clusters in Yersinia pestis, Yersinia pseudotuberculosis, and Chromobacterium violaceum suggests that coexistence of two flagellar systems within the same species is more common than previously suspected. The fact that the Flag-2 gene cluster was not discovered in the first 10 Escherichia/Shigella genome sequences studied emphasizes the importance of maintaining an energetic program of genome sequencing for this important taxonomic group.&quot;,&quot;DOI&quot;:&quot;10.1128/JB.187.4.1430-1440.2005&quot;,&quot;ISSN&quot;:&quot;0021-9193, 1098-5530&quot;,&quot;journalAbbreviation&quot;:&quot;J. Bacteriol.&quot;,&quot;language&quot;:&quot;en&quot;,&quot;author&quot;:[{&quot;family&quot;:&quot;Ren&quot;,&quot;given&quot;:&quot;Chuan-Peng&quot;},{&quot;family&quot;:&quot;Beatson&quot;,&quot;given&quot;:&quot;Scott A&quot;},{&quot;family&quot;:&quot;Parkhill&quot;,&quot;given&quot;:&quot;Julian&quot;},{&quot;family&quot;:&quot;Pallen&quot;,&quot;given&quot;:&quot;Mark J&quot;}],&quot;issued&quot;:{&quot;date-parts&quot;:[[2005,2,15]]},&quot;accessed&quot;:{&quot;date-parts&quot;:[[2012,5,30]]}}}],&quot;schema&quot;:&quot;https://github.com/citation-style-language/schema/raw/master/csl-citation.json&quot;} RND6EAWyYDfZj"/>.</text:p>
      <text:p text:style-name="Standard"><text:span text:style-name="T9">Hylemonella gracilis </text:span><text:span text:style-name="T39">[TaxID 80880]</text:span><text:span text:style-name="T22">: (Previously named </text:span><text:span text:style-name="T9">Aquaspirillum gracile</text:span><text:span text:style-name="T22"> or </text:span><text:span text:style-name="T9">Spirillum gracile</text:span><text:span text:style-name="T22">) This thin rod-shaped aerobic freshwater bacterium swims extremely well in viscous media, possibly reflecting a natural habitat in freshwater mud </text:span><text:reference-mark-start text:name="ZOTERO_ITEM CSL_CITATION {&quot;citationID&quot;:&quot;12jl55701&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BYgCBLbcw8"/><text:span text:style-name="T22">(Greenberg and Canale-Parola, 1977a)</text:span><text:reference-mark-end text:name="ZOTERO_ITEM CSL_CITATION {&quot;citationID&quot;:&quot;12jl55701&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BYgCBLbcw8"/><text:span text:style-name="T22">. Electron cryo-tomography imaging of this bacterium reveals a periplasmic disk positioned above thirteen putative stator subunits </text:span><text:reference-mark-start text:name="ZOTERO_ITEM CSL_CITATION {&quot;citationID&quot;:&quot;vnn5tsko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zwgnJVVMGk"/><text:span text:style-name="T22">(Chen et al., 2011)</text:span><text:reference-mark-end text:name="ZOTERO_ITEM CSL_CITATION {&quot;citationID&quot;:&quot;vnn5tskov&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zwgnJVVMGk"/>.<text:span text:style-name="T22"> A smaller density positioned within the stator ring may represent FliL </text:span><text:reference-mark-start text:name="ZOTERO_ITEM CSL_CITATION {&quot;citationID&quot;:&quot;1jfq7a6tpe&quot;,&quot;properties&quot;:{&quot;formattedCitation&quot;:&quot;(Motaleb et al., 2011)&quot;,&quot;plainCitation&quot;:&quot;(Motaleb et al., 2011)&quot;},&quot;citationItems&quot;:[{&quot;id&quot;:41,&quot;uris&quot;:[&quot;http://zotero.org/users/316567/items/RZDZQNTH&quot;],&quot;uri&quot;:[&quot;http://zotero.org/users/316567/items/RZDZQNTH&quot;],&quot;itemData&quot;:{&quot;id&quot;:41,&quot;type&quot;:&quot;article-journal&quot;,&quot;title&quot;:&quot;A novel gene inactivation system reveals an altered periplasmic flagellar orientation in a Borrelia burgdorferi fliL mutant&quot;,&quot;container-title&quot;:&quot;Journal of Bacteriology&quot;,&quot;source&quot;:&quot;NCBI PubMed&quot;,&quot;abstract&quot;:&quot;Motility and chemotaxis are essential components of pathogenesis for many infectious bacteria including Borrelia burgdorferi, the causative agent of Lyme disease. Motility and chemotaxis genes comprise 5-6% of the genome of B. burgdorferi; yet, the functions of most of those genes remain uncharacterized mainly due to the paucity of a non-polar gene inactivation system. In this communication, we describe the development of a novel gene inactivation methodology to target B. burgdorferi fliL, a putative periplasmic flagellar gene located in a large motility operon and transcribed by RNA polymerase containing σ(70). Although the morphology of the non-polar fliL mutant cell was indistinguishable from the wild-type cells, the mutant exhibited a defective motility phenotype. Cryo-electron tomography (cryo-ET) of intact organisms revealed that the periplasmic flagella in the fliL mutant were frequently tilted toward the cell pole instead of their normal orientation toward the cell body. These defects were corrected when the mutant was complemented in cis. Moreover, comparative analysis of flagellar motors from wild-type and the mutant provides the first structural evidence that FliL is localized between the stator and rotor. Our results suggest that FliL is likely involved in coordinating or regulating the orientation of periplasmic flagella in B. burgdorferi.&quot;,&quot;URL&quot;:&quot;http://www.ncbi.nlm.nih.gov/pubmed/21441522&quot;,&quot;DOI&quot;:&quot;10.1128/JB.00202-11&quot;,&quot;ISSN&quot;:&quot;1098-5530&quot;,&quot;note&quot;:&quot;PMID: 21441522&quot;,&quot;journalAbbreviation&quot;:&quot;J Bacteriol&quot;,&quot;author&quot;:[{&quot;family&quot;:&quot;Motaleb&quot;,&quot;given&quot;:&quot;Md A&quot;},{&quot;family&quot;:&quot;Pitzer&quot;,&quot;given&quot;:&quot;Joshua E&quot;},{&quot;family&quot;:&quot;Sultan&quot;,&quot;given&quot;:&quot;Syed Z&quot;},{&quot;family&quot;:&quot;Liu&quot;,&quot;given&quot;:&quot;Jun&quot;}],&quot;issued&quot;:{&quot;date-parts&quot;:[[&quot;2011&quot;,3,25]]},&quot;accessed&quot;:{&quot;date-parts&quot;:[[2011,4,1]]}}}],&quot;schema&quot;:&quot;https://github.com/citation-style-language/schema/raw/master/csl-citation.json&quot;} RNDJ3muqN0ufZ"/><text:span text:style-name="T22">(Motaleb et al., 2011)</text:span><text:reference-mark-end text:name="ZOTERO_ITEM CSL_CITATION {&quot;citationID&quot;:&quot;1jfq7a6tpe&quot;,&quot;properties&quot;:{&quot;formattedCitation&quot;:&quot;(Motaleb et al., 2011)&quot;,&quot;plainCitation&quot;:&quot;(Motaleb et al., 2011)&quot;},&quot;citationItems&quot;:[{&quot;id&quot;:41,&quot;uris&quot;:[&quot;http://zotero.org/users/316567/items/RZDZQNTH&quot;],&quot;uri&quot;:[&quot;http://zotero.org/users/316567/items/RZDZQNTH&quot;],&quot;itemData&quot;:{&quot;id&quot;:41,&quot;type&quot;:&quot;article-journal&quot;,&quot;title&quot;:&quot;A novel gene inactivation system reveals an altered periplasmic flagellar orientation in a Borrelia burgdorferi fliL mutant&quot;,&quot;container-title&quot;:&quot;Journal of Bacteriology&quot;,&quot;source&quot;:&quot;NCBI PubMed&quot;,&quot;abstract&quot;:&quot;Motility and chemotaxis are essential components of pathogenesis for many infectious bacteria including Borrelia burgdorferi, the causative agent of Lyme disease. Motility and chemotaxis genes comprise 5-6% of the genome of B. burgdorferi; yet, the functions of most of those genes remain uncharacterized mainly due to the paucity of a non-polar gene inactivation system. In this communication, we describe the development of a novel gene inactivation methodology to target B. burgdorferi fliL, a putative periplasmic flagellar gene located in a large motility operon and transcribed by RNA polymerase containing σ(70). Although the morphology of the non-polar fliL mutant cell was indistinguishable from the wild-type cells, the mutant exhibited a defective motility phenotype. Cryo-electron tomography (cryo-ET) of intact organisms revealed that the periplasmic flagella in the fliL mutant were frequently tilted toward the cell pole instead of their normal orientation toward the cell body. These defects were corrected when the mutant was complemented in cis. Moreover, comparative analysis of flagellar motors from wild-type and the mutant provides the first structural evidence that FliL is localized between the stator and rotor. Our results suggest that FliL is likely involved in coordinating or regulating the orientation of periplasmic flagella in B. burgdorferi.&quot;,&quot;URL&quot;:&quot;http://www.ncbi.nlm.nih.gov/pubmed/21441522&quot;,&quot;DOI&quot;:&quot;10.1128/JB.00202-11&quot;,&quot;ISSN&quot;:&quot;1098-5530&quot;,&quot;note&quot;:&quot;PMID: 21441522&quot;,&quot;journalAbbreviation&quot;:&quot;J Bacteriol&quot;,&quot;author&quot;:[{&quot;family&quot;:&quot;Motaleb&quot;,&quot;given&quot;:&quot;Md A&quot;},{&quot;family&quot;:&quot;Pitzer&quot;,&quot;given&quot;:&quot;Joshua E&quot;},{&quot;family&quot;:&quot;Sultan&quot;,&quot;given&quot;:&quot;Syed Z&quot;},{&quot;family&quot;:&quot;Liu&quot;,&quot;given&quot;:&quot;Jun&quot;}],&quot;issued&quot;:{&quot;date-parts&quot;:[[&quot;2011&quot;,3,25]]},&quot;accessed&quot;:{&quot;date-parts&quot;:[[2011,4,1]]}}}],&quot;schema&quot;:&quot;https://github.com/citation-style-language/schema/raw/master/csl-citation.json&quot;} RNDJ3muqN0ufZ"/>. Although positioned in a similar position to the epsilon-proteobacterial and <text:span text:style-name="T9">vibrio</text:span> basal disks, it is unclear if these structures are analogous or homologous. The number of stator subunits (13) and diameter of the C-ring (47 nm) are roughly the same as the enterobacteria. It is possible, therefore, that the periplasmic disk is involved in generating higher motor torque to penetrate high-viscosity media.</text:p>
      <text:p text:style-name="P7"><text:span text:style-name="T12">Aquas</text:span><text:span text:style-name="T9">pirillum serpens </text:span><text:span text:style-name="T39">[TaxID 190]</text:span><text:span text:style-name="T9">: </text:span><text:span text:style-name="T22">(Previously named </text:span><text:span text:style-name="T12">S</text:span><text:span text:style-name="T9">pirillum serpens</text:span><text:span text:style-name="T22">) In contrast to </text:span><text:span text:style-name="T9">Hylemonella gracilis</text:span><text:span text:style-name="T22">, </text:span><text:span text:style-name="T9">S. serpens </text:span><text:span text:style-name="T22">becomes immobilized in media of 60 cp viscosity, similar to the enterobacteria</text:span><text:span text:style-name="T9"> </text:span><text:reference-mark-start text:name="ZOTERO_ITEM CSL_CITATION {&quot;citationID&quot;:&quot;1p8qpgtjtd&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nfek5zmpxk"/><text:span text:style-name="T9">(Greenberg and Canale-Parola, 1977a)</text:span><text:reference-mark-end text:name="ZOTERO_ITEM CSL_CITATION {&quot;citationID&quot;:&quot;1p8qpgtjtd&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nfek5zmpxk"/><text:span text:style-name="T22">. The purified </text:span><text:span text:style-name="T9">S. serpens </text:span><text:span text:style-name="T22">motor looks similar to the enterobacterial motor </text:span><text:reference-mark-start text:name="ZOTERO_ITEM CSL_CITATION {&quot;citationID&quot;:&quot;qhms6uohs&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sMlXIGPsTh"/><text:span text:style-name="T22">(Coulton and Murray, 1978)</text:span><text:reference-mark-end text:name="ZOTERO_ITEM CSL_CITATION {&quot;citationID&quot;:&quot;qhms6uohs&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sMlXIGPsTh"/><text:span text:style-name="T22">, but clear 'concentric membrane ring' disks up to 90 nm diameter are visible against the outer membrane in cell thin-sections and outer membrane preps </text:span><text:reference-mark-start text:name="ZOTERO_ITEM CSL_CITATION {&quot;citationID&quot;:&quot;rklu5fu6k&quot;,&quot;properties&quot;:{&quot;formattedCitation&quot;:&quot;(Coulton and Murray, 1977)&quot;,&quot;plainCitation&quot;:&quot;(Coulton and Murray, 1977)&quot;},&quot;citationItems&quot;:[{&quot;id&quot;:2748,&quot;uris&quot;:[&quot;http://zotero.org/users/316567/items/SVJBRZZ4&quot;],&quot;uri&quot;:[&quot;http://zotero.org/users/316567/items/SVJBRZZ4&quot;],&quot;itemData&quot;:{&quot;id&quot;:2748,&quot;type&quot;:&quot;article-journal&quot;,&quot;title&quot;:&quot;Membrane associated components of the bacterial flagellar apparatus&quot;,&quot;container-title&quot;:&quot;Biochimica et Biophysica Acta (BBA) - Biomembranes&quot;,&quot;page&quot;:&quot;290-310&quot;,&quot;volume&quot;:&quot;465&quot;,&quot;issue&quot;:&quot;2&quot;,&quot;source&quot;:&quot;ScienceDirect&quot;,&quot;abstract&quot;:&quot;At the position of insertion of the flagellum into the Gram-negative bacterial cell envelope, a specialized membrane differentiation has been observed by electron microscopy. This structure, termed concentric membrane rings, is harboured on the under-side of the outer membrane of Spirillum serpens, and forms a plate-like array of up to seven rings (diameter 90 nm) and an interior supporting collar. The concentric membrane rings are sensitive to proteolytic digestion, but are lysozyme and phospholipase resistant. The structures are disrupted by ionic detergents, yet resistant to the action of non-ionic detergents. A model integrating the basal organelle of the bacterial flagellum and the outer membrane of the cell wall is presented.&quot;,&quot;DOI&quot;:&quot;10.1016/0005-2736(77)90080-3&quot;,&quot;ISSN&quot;:&quot;0005-2736&quot;,&quot;author&quot;:[{&quot;family&quot;:&quot;Coulton&quot;,&quot;given&quot;:&quot;J.W.&quot;},{&quot;family&quot;:&quot;Murray&quot;,&quot;given&quot;:&quot;R.G.E.&quot;}],&quot;issued&quot;:{&quot;date-parts&quot;:[[&quot;1977&quot;,3,1]]},&quot;accessed&quot;:{&quot;date-parts&quot;:[[2012,5,30]]}}}],&quot;schema&quot;:&quot;https://github.com/citation-style-language/schema/raw/master/csl-citation.json&quot;} RNDgUtxkcSb6q"/><text:span text:style-name="T22">(Coulton and Murray, 1977)</text:span><text:reference-mark-end text:name="ZOTERO_ITEM CSL_CITATION {&quot;citationID&quot;:&quot;rklu5fu6k&quot;,&quot;properties&quot;:{&quot;formattedCitation&quot;:&quot;(Coulton and Murray, 1977)&quot;,&quot;plainCitation&quot;:&quot;(Coulton and Murray, 1977)&quot;},&quot;citationItems&quot;:[{&quot;id&quot;:2748,&quot;uris&quot;:[&quot;http://zotero.org/users/316567/items/SVJBRZZ4&quot;],&quot;uri&quot;:[&quot;http://zotero.org/users/316567/items/SVJBRZZ4&quot;],&quot;itemData&quot;:{&quot;id&quot;:2748,&quot;type&quot;:&quot;article-journal&quot;,&quot;title&quot;:&quot;Membrane associated components of the bacterial flagellar apparatus&quot;,&quot;container-title&quot;:&quot;Biochimica et Biophysica Acta (BBA) - Biomembranes&quot;,&quot;page&quot;:&quot;290-310&quot;,&quot;volume&quot;:&quot;465&quot;,&quot;issue&quot;:&quot;2&quot;,&quot;source&quot;:&quot;ScienceDirect&quot;,&quot;abstract&quot;:&quot;At the position of insertion of the flagellum into the Gram-negative bacterial cell envelope, a specialized membrane differentiation has been observed by electron microscopy. This structure, termed concentric membrane rings, is harboured on the under-side of the outer membrane of Spirillum serpens, and forms a plate-like array of up to seven rings (diameter 90 nm) and an interior supporting collar. The concentric membrane rings are sensitive to proteolytic digestion, but are lysozyme and phospholipase resistant. The structures are disrupted by ionic detergents, yet resistant to the action of non-ionic detergents. A model integrating the basal organelle of the bacterial flagellum and the outer membrane of the cell wall is presented.&quot;,&quot;DOI&quot;:&quot;10.1016/0005-2736(77)90080-3&quot;,&quot;ISSN&quot;:&quot;0005-2736&quot;,&quot;author&quot;:[{&quot;family&quot;:&quot;Coulton&quot;,&quot;given&quot;:&quot;J.W.&quot;},{&quot;family&quot;:&quot;Murray&quot;,&quot;given&quot;:&quot;R.G.E.&quot;}],&quot;issued&quot;:{&quot;date-parts&quot;:[[&quot;1977&quot;,3,1]]},&quot;accessed&quot;:{&quot;date-parts&quot;:[[2012,5,30]]}}}],&quot;schema&quot;:&quot;https://github.com/citation-style-language/schema/raw/master/csl-citation.json&quot;} RNDgUtxkcSb6q"/><text:span text:style-name="T22">. Sarcosinate preparations of </text:span><text:span text:style-name="T9">S. serpens</text:span><text:span text:style-name="T22"> motors revealed 60 nm diameter disk that were featureless, as opposed to a 'cartwheel' appearance in </text:span><text:span text:style-name="T9">C. jejuni</text:span><text:span text:style-name="T22">, suggestive of analogy in place of homology. Holes in the peptidoglycan are just 12-20nm diameter, sufficient only for passage of the rod (</text:span><text:span text:style-name="T37">?</text:span><text:span text:style-name="T22">), and demonstrating that the disk and peptidoglycan overlap. Freeze-etch of cells shows ~15 inner membrane studs, which the authors highlight is notoriously difficult to count. </text:span></text:p>
      <text:p text:style-name="P7"><text:span text:style-name="T9">Spirillum volutans </text:span><text:span text:style-name="T39">[TaxID 968]</text:span><text:span text:style-name="T22">: In contrast to </text:span><text:span text:style-name="T9">H. gracilis</text:span><text:span text:style-name="T22"> and </text:span><text:span text:style-name="T9">S. serpens</text:span><text:span text:style-name="T22">, </text:span><text:span text:style-name="T9">S. volutans </text:span><text:span text:style-name="T22">exhibits a narrow (36 nm) C-ring but not periplasmic disk </text:span><text:reference-mark-start text:name="ZOTERO_ITEM CSL_CITATION {&quot;citationID&quot;:&quot;2ilqcup9rn&quot;,&quot;properties&quot;:{&quot;formattedCitation&quot;:&quot;(Swan, 1985)&quot;,&quot;plainCitation&quot;:&quot;(Swan, 1985)&quot;},&quot;citationItems&quot;:[{&quot;id&quot;:2587,&quot;uris&quot;:[&quot;http://zotero.org/users/316567/items/MP8TQFHD&quot;],&quot;uri&quot;:[&quot;http://zotero.org/users/316567/items/MP8TQFHD&quot;],&quot;itemData&quot;:{&quot;id&quot;:2587,&quot;type&quot;:&quot;article-journal&quot;,&quot;title&quot;:&quot;Electron Microscopic Observations of Structures Associated with the Flagella of Spirillum Volutans.&quot;,&quot;container-title&quot;:&quot;Journal of Bacteriology&quot;,&quot;page&quot;:&quot;1137-1145&quot;,&quot;volume&quot;:&quot;161&quot;,&quot;issue&quot;:&quot;3&quot;,&quot;source&quot;:&quot;jb.asm.org&quot;,&quot;ISSN&quot;:&quot;0021-9193, 1098-5530&quot;,&quot;journalAbbreviation&quot;:&quot;J. Bacteriol.&quot;,&quot;language&quot;:&quot;en&quot;,&quot;author&quot;:[{&quot;family&quot;:&quot;Swan&quot;,&quot;given&quot;:&quot;M A&quot;}],&quot;issued&quot;:{&quot;date-parts&quot;:[[1985,3,1]]},&quot;accessed&quot;:{&quot;date-parts&quot;:[[2012,5,30]]}}}],&quot;schema&quot;:&quot;https://github.com/citation-style-language/schema/raw/master/csl-citation.json&quot;} RNDFBxM8zHbFq"/><text:span text:style-name="T22">(Swan, 1985)</text:span><text:reference-mark-end text:name="ZOTERO_ITEM CSL_CITATION {&quot;citationID&quot;:&quot;2ilqcup9rn&quot;,&quot;properties&quot;:{&quot;formattedCitation&quot;:&quot;(Swan, 1985)&quot;,&quot;plainCitation&quot;:&quot;(Swan, 1985)&quot;},&quot;citationItems&quot;:[{&quot;id&quot;:2587,&quot;uris&quot;:[&quot;http://zotero.org/users/316567/items/MP8TQFHD&quot;],&quot;uri&quot;:[&quot;http://zotero.org/users/316567/items/MP8TQFHD&quot;],&quot;itemData&quot;:{&quot;id&quot;:2587,&quot;type&quot;:&quot;article-journal&quot;,&quot;title&quot;:&quot;Electron Microscopic Observations of Structures Associated with the Flagella of Spirillum Volutans.&quot;,&quot;container-title&quot;:&quot;Journal of Bacteriology&quot;,&quot;page&quot;:&quot;1137-1145&quot;,&quot;volume&quot;:&quot;161&quot;,&quot;issue&quot;:&quot;3&quot;,&quot;source&quot;:&quot;jb.asm.org&quot;,&quot;ISSN&quot;:&quot;0021-9193, 1098-5530&quot;,&quot;journalAbbreviation&quot;:&quot;J. Bacteriol.&quot;,&quot;language&quot;:&quot;en&quot;,&quot;author&quot;:[{&quot;family&quot;:&quot;Swan&quot;,&quot;given&quot;:&quot;M A&quot;}],&quot;issued&quot;:{&quot;date-parts&quot;:[[1985,3,1]]},&quot;accessed&quot;:{&quot;date-parts&quot;:[[2012,5,30]]}}}],&quot;schema&quot;:&quot;https://github.com/citation-style-language/schema/raw/master/csl-citation.json&quot;} RNDFBxM8zHbFq"/><text:span text:style-name="T22">. </text:span>Interestingly, straight mutants swim just as well as spirals<text:reference-mark-start text:name="ZOTERO_ITEM CSL_CITATION {&quot;citationID&quot;:&quot;290gdo3ttq&quot;,&quot;properties&quot;:{&quot;formattedCitation&quot;:&quot;(Padgett et al., 1983)&quot;,&quot;plainCitation&quot;:&quot;(Padgett et al., 1983)&quot;},&quot;citationItems&quot;:[{&quot;id&quot;:2381,&quot;uris&quot;:[&quot;http://zotero.org/users/316567/items/FDM4VGT6&quot;],&quot;uri&quot;:[&quot;http://zotero.org/users/316567/items/FDM4VGT6&quot;],&quot;itemData&quot;:{&quot;id&quot;:2381,&quot;type&quot;:&quot;article-journal&quot;,&quot;title&quot;:&quot;Straight Mutants of Spirillum volutans Can Swim&quot;,&quot;container-title&quot;:&quot;Journal of Bacteriology&quot;,&quot;page&quot;:&quot;1543-1544&quot;,&quot;volume&quot;:&quot;153&quot;,&quot;issue&quot;:&quot;3&quot;,&quot;source&quot;:&quot;jb.asm.org&quot;,&quot;ISSN&quot;:&quot;0021-9193, 1098-5530&quot;,&quot;journalAbbreviation&quot;:&quot;J. Bacteriol.&quot;,&quot;language&quot;:&quot;en&quot;,&quot;author&quot;:[{&quot;family&quot;:&quot;Padgett&quot;,&quot;given&quot;:&quot;P. J.&quot;},{&quot;family&quot;:&quot;Friedman&quot;,&quot;given&quot;:&quot;M. W.&quot;},{&quot;family&quot;:&quot;Krieg&quot;,&quot;given&quot;:&quot;N. R.&quot;}],&quot;issued&quot;:{&quot;date-parts&quot;:[[1983,3,1]]},&quot;accessed&quot;:{&quot;date-parts&quot;:[[2012,9,10]]}}}],&quot;schema&quot;:&quot;https://github.com/citation-style-language/schema/raw/master/csl-citation.json&quot;} RNDPnaVnCUO64"/>(Padgett et al., 1983)<text:reference-mark-end text:name="ZOTERO_ITEM CSL_CITATION {&quot;citationID&quot;:&quot;290gdo3ttq&quot;,&quot;properties&quot;:{&quot;formattedCitation&quot;:&quot;(Padgett et al., 1983)&quot;,&quot;plainCitation&quot;:&quot;(Padgett et al., 1983)&quot;},&quot;citationItems&quot;:[{&quot;id&quot;:2381,&quot;uris&quot;:[&quot;http://zotero.org/users/316567/items/FDM4VGT6&quot;],&quot;uri&quot;:[&quot;http://zotero.org/users/316567/items/FDM4VGT6&quot;],&quot;itemData&quot;:{&quot;id&quot;:2381,&quot;type&quot;:&quot;article-journal&quot;,&quot;title&quot;:&quot;Straight Mutants of Spirillum volutans Can Swim&quot;,&quot;container-title&quot;:&quot;Journal of Bacteriology&quot;,&quot;page&quot;:&quot;1543-1544&quot;,&quot;volume&quot;:&quot;153&quot;,&quot;issue&quot;:&quot;3&quot;,&quot;source&quot;:&quot;jb.asm.org&quot;,&quot;ISSN&quot;:&quot;0021-9193, 1098-5530&quot;,&quot;journalAbbreviation&quot;:&quot;J. Bacteriol.&quot;,&quot;language&quot;:&quot;en&quot;,&quot;author&quot;:[{&quot;family&quot;:&quot;Padgett&quot;,&quot;given&quot;:&quot;P. J.&quot;},{&quot;family&quot;:&quot;Friedman&quot;,&quot;given&quot;:&quot;M. W.&quot;},{&quot;family&quot;:&quot;Krieg&quot;,&quot;given&quot;:&quot;N. R.&quot;}],&quot;issued&quot;:{&quot;date-parts&quot;:[[1983,3,1]]},&quot;accessed&quot;:{&quot;date-parts&quot;:[[2012,9,10]]}}}],&quot;schema&quot;:&quot;https://github.com/citation-style-language/schema/raw/master/csl-citation.json&quot;} RNDPnaVnCUO64"/>.</text:p>
      <text:p text:style-name="P7"><text:span text:style-name="T19">Sphaerotilus natans </text:span><text:span text:style-name="T40">[TaxID </text:span><text:span text:style-name="T80">34103]</text:span><text:span text:style-name="T130">: Exhibits an apparent C-ring of 48 nm, but no apparent disk </text:span><text:reference-mark-start text:name="ZOTERO_ITEM CSL_CITATION {&quot;citationID&quot;:&quot;2pogpkq15&quot;,&quot;properties&quot;:{&quot;formattedCitation&quot;:&quot;(Hoeniger et al., 1973)&quot;,&quot;plainCitation&quot;:&quot;(Hoeniger et al., 1973)&quot;},&quot;citationItems&quot;:[{&quot;id&quot;:2259,&quot;uris&quot;:[&quot;http://zotero.org/users/316567/items/BT6ESTEU&quot;],&quot;uri&quot;:[&quot;http://zotero.org/users/316567/items/BT6ESTEU&quot;],&quot;itemData&quot;:{&quot;id&quot;:2259,&quot;type&quot;:&quot;article-journal&quot;,&quot;title&quot;:&quot;The fine structure of Sphaerotilus natans&quot;,&quot;container-title&quot;:&quot;Canadian journal of microbiology&quot;,&quot;page&quot;:&quot;309-313&quot;,&quot;volume&quot;:&quot;19&quot;,&quot;issue&quot;:&quot;3&quot;,&quot;source&quot;:&quot;NCBI PubMed&quot;,&quot;ISSN&quot;:&quot;0008-4166&quot;,&quot;note&quot;:&quot;PMID: 4121377&quot;,&quot;journalAbbreviation&quot;:&quot;Can. J. Microbiol.&quot;,&quot;author&quot;:[{&quot;family&quot;:&quot;Hoeniger&quot;,&quot;given&quot;:&quot;J F&quot;},{&quot;family&quot;:&quot;Tauschel&quot;,&quot;given&quot;:&quot;H D&quot;},{&quot;family&quot;:&quot;Stokes&quot;,&quot;given&quot;:&quot;J L&quot;}],&quot;issued&quot;:{&quot;date-parts&quot;:[[&quot;1973&quot;,3]]},&quot;accessed&quot;:{&quot;date-parts&quot;:[[2012,7,13]]}}}],&quot;schema&quot;:&quot;https://github.com/citation-style-language/schema/raw/master/csl-citation.json&quot;} RNDtuljtXkmTz"/><text:span text:style-name="T130">(Hoeniger et al., 1973)</text:span><text:reference-mark-end text:name="ZOTERO_ITEM CSL_CITATION {&quot;citationID&quot;:&quot;2pogpkq15&quot;,&quot;properties&quot;:{&quot;formattedCitation&quot;:&quot;(Hoeniger et al., 1973)&quot;,&quot;plainCitation&quot;:&quot;(Hoeniger et al., 1973)&quot;},&quot;citationItems&quot;:[{&quot;id&quot;:2259,&quot;uris&quot;:[&quot;http://zotero.org/users/316567/items/BT6ESTEU&quot;],&quot;uri&quot;:[&quot;http://zotero.org/users/316567/items/BT6ESTEU&quot;],&quot;itemData&quot;:{&quot;id&quot;:2259,&quot;type&quot;:&quot;article-journal&quot;,&quot;title&quot;:&quot;The fine structure of Sphaerotilus natans&quot;,&quot;container-title&quot;:&quot;Canadian journal of microbiology&quot;,&quot;page&quot;:&quot;309-313&quot;,&quot;volume&quot;:&quot;19&quot;,&quot;issue&quot;:&quot;3&quot;,&quot;source&quot;:&quot;NCBI PubMed&quot;,&quot;ISSN&quot;:&quot;0008-4166&quot;,&quot;note&quot;:&quot;PMID: 4121377&quot;,&quot;journalAbbreviation&quot;:&quot;Can. J. Microbiol.&quot;,&quot;author&quot;:[{&quot;family&quot;:&quot;Hoeniger&quot;,&quot;given&quot;:&quot;J F&quot;},{&quot;family&quot;:&quot;Tauschel&quot;,&quot;given&quot;:&quot;H D&quot;},{&quot;family&quot;:&quot;Stokes&quot;,&quot;given&quot;:&quot;J L&quot;}],&quot;issued&quot;:{&quot;date-parts&quot;:[[&quot;1973&quot;,3]]},&quot;accessed&quot;:{&quot;date-parts&quot;:[[2012,7,13]]}}}],&quot;schema&quot;:&quot;https://github.com/citation-style-language/schema/raw/master/csl-citation.json&quot;} RNDtuljtXkmTz"/>.</text:p>
      <text:h text:style-name="P94" text:outline-level="5"><text:span text:style-name="T120">γ</text:span><text:span text:style-name="T119">-p</text:span>roteobacteria</text:h>
      <text:p text:style-name="Text_20_body">Introduction on secondary systems: these arose from a duplication in nonenteric gammaproteobacteria, and were also horizontally gene-transferred to the beta-proteobacteria. Many of these secondary systems were lost, but we do see them in some <text:span text:style-name="T9">E. coli</text:span><text:span text:style-name="T22"> strains and </text:span><text:span text:style-name="T9">Yersinia pseudotuberculosis</text:span><text:span text:style-name="T22"> </text:span><text:reference-mark-start text:name="ZOTERO_ITEM CSL_CITATION {&quot;citationID&quot;:&quot;1eljoa0m65&quot;,&quot;properties&quot;:{&quot;formattedCitation&quot;:&quot;(Liu and Ochman, 2007)&quot;,&quot;plainCitation&quot;:&quot;(Liu and Ochman, 2007)&quot;},&quot;citationItems&quot;:[{&quot;id&quot;:218,&quot;uris&quot;:[&quot;http://zotero.org/users/316567/items/43CJTUF4&quot;],&quot;uri&quot;:[&quot;http://zotero.org/users/316567/items/43CJTUF4&quot;],&quot;itemData&quot;:{&quot;id&quot;:218,&quot;type&quot;:&quot;article-journal&quot;,&quot;title&quot;:&quot;Origins of flagellar gene operons and secondary flagellar systems&quot;,&quot;container-title&quot;:&quot;Journal of Bacteriology&quot;,&quot;page&quot;:&quot;7098-7104&quot;,&quot;volume&quot;:&quot;189&quot;,&quot;issue&quot;:&quot;19&quot;,&quot;source&quot;:&quot;NCBI PubMed&quot;,&quot;abstract&quot;:&quot;Forty-one flagellated species representing 11 bacterial phyla were used to investigate the origin of secondary flagellar systems and the structure and formation of flagellar gene operons over the course of bacterial evolution. Secondary (i.e., lateral) flagellar systems, which are harbored by five of the proteobacterial species considered, originated twice, once in the alphaproteobacterial lineage and again in the common ancestor of the Beta- and Gammaproteobacteria. The order and organization of flagellar genes have undergone extensive shuffling and rearrangement among lineages, and based on the phylogenetic distributions of flagellar gene complexes, the flagellar gene operons existed as small, usually two-gene units in the ancestor of Bacteria and have expanded through the recruitment of new genes and fusion of gene units. In contrast to the evolutionary trend towards larger flagellar gene complexes, operon structures have been highly disrupted through gene disassociation and rearrangements in the Epsilon- and Alphaproteobacteria. These results demonstrate that the genetic basis of this ancient and structurally conserved organelle has been subject to many lineage-specific modifications.&quot;,&quot;DOI&quot;:&quot;10.1128/JB.00643-07&quot;,&quot;ISSN&quot;:&quot;0021-9193&quot;,&quot;note&quot;:&quot;PMID: 17644605&quot;,&quot;journalAbbreviation&quot;:&quot;J. Bacteriol&quot;,&quot;author&quot;:[{&quot;family&quot;:&quot;Liu&quot;,&quot;given&quot;:&quot;Renyi&quot;},{&quot;family&quot;:&quot;Ochman&quot;,&quot;given&quot;:&quot;Howard&quot;}],&quot;issued&quot;:{&quot;date-parts&quot;:[[&quot;2007&quot;,10]]},&quot;accessed&quot;:{&quot;date-parts&quot;:[[2010,10,21]]}}}],&quot;schema&quot;:&quot;https://github.com/citation-style-language/schema/raw/master/csl-citation.json&quot;} RNDHyvTbMIa4C"/><text:span text:style-name="T22">(Liu and Ochman, 2007)</text:span><text:reference-mark-end text:name="ZOTERO_ITEM CSL_CITATION {&quot;citationID&quot;:&quot;1eljoa0m65&quot;,&quot;properties&quot;:{&quot;formattedCitation&quot;:&quot;(Liu and Ochman, 2007)&quot;,&quot;plainCitation&quot;:&quot;(Liu and Ochman, 2007)&quot;},&quot;citationItems&quot;:[{&quot;id&quot;:218,&quot;uris&quot;:[&quot;http://zotero.org/users/316567/items/43CJTUF4&quot;],&quot;uri&quot;:[&quot;http://zotero.org/users/316567/items/43CJTUF4&quot;],&quot;itemData&quot;:{&quot;id&quot;:218,&quot;type&quot;:&quot;article-journal&quot;,&quot;title&quot;:&quot;Origins of flagellar gene operons and secondary flagellar systems&quot;,&quot;container-title&quot;:&quot;Journal of Bacteriology&quot;,&quot;page&quot;:&quot;7098-7104&quot;,&quot;volume&quot;:&quot;189&quot;,&quot;issue&quot;:&quot;19&quot;,&quot;source&quot;:&quot;NCBI PubMed&quot;,&quot;abstract&quot;:&quot;Forty-one flagellated species representing 11 bacterial phyla were used to investigate the origin of secondary flagellar systems and the structure and formation of flagellar gene operons over the course of bacterial evolution. Secondary (i.e., lateral) flagellar systems, which are harbored by five of the proteobacterial species considered, originated twice, once in the alphaproteobacterial lineage and again in the common ancestor of the Beta- and Gammaproteobacteria. The order and organization of flagellar genes have undergone extensive shuffling and rearrangement among lineages, and based on the phylogenetic distributions of flagellar gene complexes, the flagellar gene operons existed as small, usually two-gene units in the ancestor of Bacteria and have expanded through the recruitment of new genes and fusion of gene units. In contrast to the evolutionary trend towards larger flagellar gene complexes, operon structures have been highly disrupted through gene disassociation and rearrangements in the Epsilon- and Alphaproteobacteria. These results demonstrate that the genetic basis of this ancient and structurally conserved organelle has been subject to many lineage-specific modifications.&quot;,&quot;DOI&quot;:&quot;10.1128/JB.00643-07&quot;,&quot;ISSN&quot;:&quot;0021-9193&quot;,&quot;note&quot;:&quot;PMID: 17644605&quot;,&quot;journalAbbreviation&quot;:&quot;J. Bacteriol&quot;,&quot;author&quot;:[{&quot;family&quot;:&quot;Liu&quot;,&quot;given&quot;:&quot;Renyi&quot;},{&quot;family&quot;:&quot;Ochman&quot;,&quot;given&quot;:&quot;Howard&quot;}],&quot;issued&quot;:{&quot;date-parts&quot;:[[&quot;2007&quot;,10]]},&quot;accessed&quot;:{&quot;date-parts&quot;:[[2010,10,21]]}}}],&quot;schema&quot;:&quot;https://github.com/citation-style-language/schema/raw/master/csl-citation.json&quot;} RNDHyvTbMIa4C"/><text:span text:style-name="T22">.</text:span></text:p>
      <text:p text:style-name="P7"><text:span text:style-name="T9">Shewanella oneidensis </text:span><text:span text:style-name="T22">MR-1 </text:span><text:span text:style-name="T79">[TaxID 211586]</text:span>: <text:span text:style-name="T9">Shewanella oneidensis </text:span><text:span text:style-name="T22">contains all genes associated with the </text:span><text:span text:style-name="T9">Vibrio</text:span><text:span text:style-name="T22"> sodium-driven polar flagellum, including </text:span><text:span text:style-name="T9">flgT</text:span><text:span text:style-name="T22"> and </text:span><text:span text:style-name="T9">motXY</text:span><text:span text:style-name="T22">. It is anticipated, therefore, that </text:span><text:span text:style-name="T9">S. oneidensis </text:span><text:span text:style-name="T22">will have a vibrio-style polar basal disk. Interestingly, </text:span><text:span text:style-name="T9">S. oneidensis</text:span><text:span text:style-name="T22"> also encodes the proton-driven stator components MotA and MotB. Unlike in other bacteria, these stators require MotXY for function</text:span> <text:reference-mark-start text:name="ZOTERO_ITEM CSL_CITATION {&quot;citationID&quot;:&quot;iqlfgh65q&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CUumMZRzeG"/>(Koerdt et al., 2009)<text:reference-mark-end text:name="ZOTERO_ITEM CSL_CITATION {&quot;citationID&quot;:&quot;iqlfgh65q&quot;,&quot;properties&quot;:{&quot;formattedCitation&quot;:&quot;(Koerdt et al., 2009)&quot;,&quot;plainCitation&quot;:&quot;(Koerdt et al., 2009)&quot;},&quot;citationItems&quot;:[{&quot;id&quot;:2798,&quot;uris&quot;:[&quot;http://zotero.org/users/316567/items/TUJXKA4Q&quot;],&quot;uri&quot;:[&quot;http://zotero.org/users/316567/items/TUJXKA4Q&quot;],&quot;itemData&quot;:{&quot;id&quot;:2798,&quot;type&quot;:&quot;article-journal&quot;,&quot;title&quot;:&quot;MotX and MotY Are Required for Flagellar Rotation in Shewanella Oneidensis MR-1&quot;,&quot;container-title&quot;:&quot;Journal of Bacteriology&quot;,&quot;page&quot;:&quot;5085-5093&quot;,&quot;volume&quot;:&quot;191&quot;,&quot;issue&quot;:&quot;16&quot;,&quot;source&quot;:&quot;jb.asm.org&quot;,&quot;abstract&quot;:&quot;The single polar flagellum of Shewanella oneidensis MR-1 is powered by two different stator complexes, the sodium-dependent PomAB and the proton-driven MotAB. In addition, Shewanella harbors two genes with homology to motX and motY of Vibrio species. In Vibrio, the products of these genes are crucial for sodium-dependent flagellar rotation. Resequencing of S. oneidensis MR-1 motY revealed that the gene does not harbor an authentic frameshift as was originally reported. Mutational analysis demonstrated that both MotX and MotY are critical for flagellar rotation of S. oneidensis MR-1 for both sodium- and proton-dependent stator systems but do not affect assembly of the flagellar filament. Fluorescence tagging of MotX and MotY to mCherry revealed that both proteins localize to the flagellated cell pole depending on the presence of the basal flagellar structure. Functional localization of MotX requires MotY, whereas MotY localizes independently of MotX. In contrast to the case in Vibrio, neither protein is crucial for the recruitment of the PomAB or MotAB stator complexes to the flagellated cell pole, nor do they play a major role in the stator selection process. Thus, MotX and MotY are not exclusive features of sodium-dependent flagellar systems. Furthermore, MotX and MotY in Shewanella, and possibly also in other genera, must have functions beyond the recruitment of the stator complexes.&quot;,&quot;DOI&quot;:&quot;10.1128/JB.00206-09&quot;,&quot;ISSN&quot;:&quot;0021-9193, 1098-5530&quot;,&quot;journalAbbreviation&quot;:&quot;J. Bacteriol.&quot;,&quot;language&quot;:&quot;en&quot;,&quot;author&quot;:[{&quot;family&quot;:&quot;Koerdt&quot;,&quot;given&quot;:&quot;Andrea&quot;},{&quot;family&quot;:&quot;Paulick&quot;,&quot;given&quot;:&quot;Anja&quot;},{&quot;family&quot;:&quot;Mock&quot;,&quot;given&quot;:&quot;Marlen&quot;},{&quot;family&quot;:&quot;Jost&quot;,&quot;given&quot;:&quot;Kathinka&quot;},{&quot;family&quot;:&quot;Thormann&quot;,&quot;given&quot;:&quot;Kai M&quot;}],&quot;issued&quot;:{&quot;date-parts&quot;:[[2009,8,15]]},&quot;accessed&quot;:{&quot;date-parts&quot;:[[2012,5,30]]}}}],&quot;schema&quot;:&quot;https://github.com/citation-style-language/schema/raw/master/csl-citation.json&quot;} RNDCUumMZRzeG"/>.</text:p>
      <text:p text:style-name="Standard"><text:span text:style-name="T9">Shewanella putrefaciens </text:span>CN-32 <text:span text:style-name="T79">[TaxID 319224]</text:span>: In addition to the polar flagellar system found in the closely related <text:span text:style-name="T9">S. oneidensis </text:span><text:span text:style-name="T22">that includes MotXY, </text:span><text:span text:style-name="T9">S. putrefaciens</text:span><text:span text:style-name="T22"> expresses a secondary motor in addition to the single sodium-driven polar motor </text:span><text:reference-mark-start text:name="ZOTERO_ITEM CSL_CITATION {&quot;citationID&quot;:&quot;r2c0nhh4f&quot;,&quot;properties&quot;:{&quot;formattedCitation&quot;:&quot;(Bubendorfer et al., 2012)&quot;,&quot;plainCitation&quot;:&quot;(Bubendorfer et al., 2012)&quot;},&quot;citationItems&quot;:[{&quot;id&quot;:2420,&quot;uris&quot;:[&quot;http://zotero.org/users/316567/items/GIK5S5DP&quot;],&quot;uri&quot;:[&quot;http://zotero.org/users/316567/items/GIK5S5DP&quot;],&quot;itemData&quot;:{&quot;id&quot;:2420,&quot;type&quot;:&quot;article-journal&quot;,&quot;title&quot;:&quot;Specificity of motor components in the dual flagellar system of Shewanella putrefaciens CN-32&quot;,&quot;container-title&quot;:&quot;Molecular Microbiology&quot;,&quot;page&quot;:&quot;335–350&quot;,&quot;volume&quot;:&quot;83&quot;,&quot;issue&quot;:&quot;2&quot;,&quot;source&quot;:&quot;Wiley Online Library&quot;,&quot;abstract&quot;:&quot;Bacterial flagellar motors are intricate nanomachines in which the stator units and rotor component FliM may be dynamically exchanged during function. Similar to other bacterial species, the gammaproteobacterium Shewanella putrefaciens CN-32 possesses a complete secondary flagellar system along with a corresponding stator unit. Expression of the secondary system occurs during planktonic growth in complex media and leads to the formation of a subpopulation with one or more additional flagella at random positions in addition to the primary polar system. We used physiological and phenotypic characterizations of defined mutants in concert with fluorescent microscopy on labelled components of the two different systems, the stator proteins PomB and MotB, the rotor components FliM1 and FliM2, and the auxiliary motor components MotX and MotY, to determine localization, function and dynamics of the proteins in the flagellar motors. The results demonstrate that the polar flagellum is driven by a Na+-dependent FliM1/PomAB/MotX/MotY flagellar motor while the secondary system is rotated by a H+-dependent FliM2/MotAB motor. The components were highly specific for their corresponding motor and are unlikely to be extensively swapped or shared between the two flagellar systems under planktonic conditions. The results have implications for both specificity and dynamics of flagellar motor components.&quot;,&quot;DOI&quot;:&quot;10.1111/j.1365-2958.2011.07934.x&quot;,&quot;ISSN&quot;:&quot;1365-2958&quot;,&quot;language&quot;:&quot;en&quot;,&quot;author&quot;:[{&quot;family&quot;:&quot;Bubendorfer&quot;,&quot;given&quot;:&quot;Sebastian&quot;},{&quot;family&quot;:&quot;Held&quot;,&quot;given&quot;:&quot;Susanne&quot;},{&quot;family&quot;:&quot;Windel&quot;,&quot;given&quot;:&quot;Natalie&quot;},{&quot;family&quot;:&quot;Paulick&quot;,&quot;given&quot;:&quot;Anja&quot;},{&quot;family&quot;:&quot;Klingl&quot;,&quot;given&quot;:&quot;Andreas&quot;},{&quot;family&quot;:&quot;Thormann&quot;,&quot;given&quot;:&quot;Kai M.&quot;}],&quot;issued&quot;:{&quot;date-parts&quot;:[[2012]]},&quot;accessed&quot;:{&quot;date-parts&quot;:[[2012,10,16]]}}}],&quot;schema&quot;:&quot;https://github.com/citation-style-language/schema/raw/master/csl-citation.json&quot;} RNDVMUK45Id0z"/><text:span text:style-name="T22">(Bubendorfer et al., 2012)</text:span><text:reference-mark-end text:name="ZOTERO_ITEM CSL_CITATION {&quot;citationID&quot;:&quot;r2c0nhh4f&quot;,&quot;properties&quot;:{&quot;formattedCitation&quot;:&quot;(Bubendorfer et al., 2012)&quot;,&quot;plainCitation&quot;:&quot;(Bubendorfer et al., 2012)&quot;},&quot;citationItems&quot;:[{&quot;id&quot;:2420,&quot;uris&quot;:[&quot;http://zotero.org/users/316567/items/GIK5S5DP&quot;],&quot;uri&quot;:[&quot;http://zotero.org/users/316567/items/GIK5S5DP&quot;],&quot;itemData&quot;:{&quot;id&quot;:2420,&quot;type&quot;:&quot;article-journal&quot;,&quot;title&quot;:&quot;Specificity of motor components in the dual flagellar system of Shewanella putrefaciens CN-32&quot;,&quot;container-title&quot;:&quot;Molecular Microbiology&quot;,&quot;page&quot;:&quot;335–350&quot;,&quot;volume&quot;:&quot;83&quot;,&quot;issue&quot;:&quot;2&quot;,&quot;source&quot;:&quot;Wiley Online Library&quot;,&quot;abstract&quot;:&quot;Bacterial flagellar motors are intricate nanomachines in which the stator units and rotor component FliM may be dynamically exchanged during function. Similar to other bacterial species, the gammaproteobacterium Shewanella putrefaciens CN-32 possesses a complete secondary flagellar system along with a corresponding stator unit. Expression of the secondary system occurs during planktonic growth in complex media and leads to the formation of a subpopulation with one or more additional flagella at random positions in addition to the primary polar system. We used physiological and phenotypic characterizations of defined mutants in concert with fluorescent microscopy on labelled components of the two different systems, the stator proteins PomB and MotB, the rotor components FliM1 and FliM2, and the auxiliary motor components MotX and MotY, to determine localization, function and dynamics of the proteins in the flagellar motors. The results demonstrate that the polar flagellum is driven by a Na+-dependent FliM1/PomAB/MotX/MotY flagellar motor while the secondary system is rotated by a H+-dependent FliM2/MotAB motor. The components were highly specific for their corresponding motor and are unlikely to be extensively swapped or shared between the two flagellar systems under planktonic conditions. The results have implications for both specificity and dynamics of flagellar motor components.&quot;,&quot;DOI&quot;:&quot;10.1111/j.1365-2958.2011.07934.x&quot;,&quot;ISSN&quot;:&quot;1365-2958&quot;,&quot;language&quot;:&quot;en&quot;,&quot;author&quot;:[{&quot;family&quot;:&quot;Bubendorfer&quot;,&quot;given&quot;:&quot;Sebastian&quot;},{&quot;family&quot;:&quot;Held&quot;,&quot;given&quot;:&quot;Susanne&quot;},{&quot;family&quot;:&quot;Windel&quot;,&quot;given&quot;:&quot;Natalie&quot;},{&quot;family&quot;:&quot;Paulick&quot;,&quot;given&quot;:&quot;Anja&quot;},{&quot;family&quot;:&quot;Klingl&quot;,&quot;given&quot;:&quot;Andreas&quot;},{&quot;family&quot;:&quot;Thormann&quot;,&quot;given&quot;:&quot;Kai M.&quot;}],&quot;issued&quot;:{&quot;date-parts&quot;:[[2012]]},&quot;accessed&quot;:{&quot;date-parts&quot;:[[2012,10,16]]}}}],&quot;schema&quot;:&quot;https://github.com/citation-style-language/schema/raw/master/csl-citation.json&quot;} RNDVMUK45Id0z"/>.<text:span text:style-name="T22"> One or more of these lateral flagellar motors are assembled at random positions around the cell. The PomAB and FliM from the polar motor are not interchangeable with the MotAB and FliM from the secondary proton-driven system, in sharp contrast to </text:span><text:span text:style-name="T9">S. oneidensis </text:span><text:span text:style-name="T22">whose polar motor can utilize either Mot or Pom-type stators.</text:span></text:p>
      <text:p text:style-name="Standard"><text:span text:style-name="T9">Shewanella piezotolerans </text:span><text:span text:style-name="T39">[TaxID 225849]</text:span><text:span text:style-name="T22">: Two systems; lateral is required for low-temperature motility for unknown reasons </text:span><text:reference-mark-start text:name="ZOTERO_ITEM CSL_CITATION {&quot;citationID&quot;:&quot;1cckcd5kl&quot;,&quot;properties&quot;:{&quot;formattedCitation&quot;:&quot;(Wang et al., 2008)&quot;,&quot;plainCitation&quot;:&quot;(Wang et al., 2008)&quot;},&quot;citationItems&quot;:[{&quot;id&quot;:2264,&quot;uris&quot;:[&quot;http://zotero.org/users/316567/items/BUW6QNHH&quot;],&quot;uri&quot;:[&quot;http://zotero.org/users/316567/items/BUW6QNHH&quot;],&quot;itemData&quot;:{&quot;id&quot;:2264,&quot;type&quot;:&quot;article-journal&quot;,&quot;title&quot;:&quot;Environmental Adaptation: Genomic Analysis of the Piezotolerant and Psychrotolerant Deep-Sea Iron Reducing Bacterium Shewanella piezotolerans WP3&quot;,&quot;container-title&quot;:&quot;PLoS ONE&quot;,&quot;page&quot;:&quot;e1937&quot;,&quot;volume&quot;:&quot;3&quot;,&quot;issue&quot;:&quot;4&quot;,&quot;source&quot;:&quot;PLoS ONE&quot;,&quot;abstract&quot;:&quot;Shewanella species are widespread in various environments. Here, the genome sequence of Shewanella piezotolerans WP3, a piezotolerant and psychrotolerant iron reducing bacterium from deep-sea sediment was determined with related functional analysis to study its environmental adaptation mechanisms. The genome of WP3 consists of 5,396,476 base pairs (bp) with 4,944 open reading frames (ORFs). It possesses numerous genes or gene clusters which help it to cope with extreme living conditions such as genes for two sets of flagellum systems, structural RNA modification, eicosapentaenoic acid (EPA) biosynthesis and osmolyte transport and synthesis. And WP3 contains 55 open reading frames encoding putative c-type cytochromes which are substantial to its wide environmental adaptation ability. The mtr-omc gene cluster involved in the insoluble metal reduction in the Shewanella genus was identified and compared. The two sets of flagellum systems were found to be differentially regulated under low temperature and high pressure; the lateral flagellum system was found essential for its motility and living at low temperature.&quot;,&quot;DOI&quot;:&quot;10.1371/journal.pone.0001937&quot;,&quot;shortTitle&quot;:&quot;Environmental Adaptation&quot;,&quot;journalAbbreviation&quot;:&quot;PLoS ONE&quot;,&quot;author&quot;:[{&quot;family&quot;:&quot;Wang&quot;,&quot;given&quot;:&quot;Fengping&quot;},{&quot;family&quot;:&quot;Wang&quot;,&quot;given&quot;:&quot;Jianbin&quot;},{&quot;family&quot;:&quot;Jian&quot;,&quot;given&quot;:&quot;Huahua&quot;},{&quot;family&quot;:&quot;Zhang&quot;,&quot;given&quot;:&quot;Bing&quot;},{&quot;family&quot;:&quot;Li&quot;,&quot;given&quot;:&quot;Shengkang&quot;},{&quot;family&quot;:&quot;Wang&quot;,&quot;given&quot;:&quot;Feng&quot;},{&quot;family&quot;:&quot;Zeng&quot;,&quot;given&quot;:&quot;Xiaowei&quot;},{&quot;family&quot;:&quot;Gao&quot;,&quot;given&quot;:&quot;Lei&quot;},{&quot;family&quot;:&quot;Bartlett&quot;,&quot;given&quot;:&quot;Douglas Hoyt&quot;},{&quot;family&quot;:&quot;Yu&quot;,&quot;given&quot;:&quot;Jun&quot;},{&quot;family&quot;:&quot;Hu&quot;,&quot;given&quot;:&quot;Songnian&quot;},{&quot;family&quot;:&quot;Xiao&quot;,&quot;given&quot;:&quot;Xiang&quot;}],&quot;issued&quot;:{&quot;date-parts&quot;:[[&quot;2008&quot;,4,9]]},&quot;accessed&quot;:{&quot;date-parts&quot;:[[2012,10,16]]}}}],&quot;schema&quot;:&quot;https://github.com/citation-style-language/schema/raw/master/csl-citation.json&quot;} RNDMHpRdCorMv"/><text:span text:style-name="T22">(Wang et al., 2008)</text:span><text:reference-mark-end text:name="ZOTERO_ITEM CSL_CITATION {&quot;citationID&quot;:&quot;1cckcd5kl&quot;,&quot;properties&quot;:{&quot;formattedCitation&quot;:&quot;(Wang et al., 2008)&quot;,&quot;plainCitation&quot;:&quot;(Wang et al., 2008)&quot;},&quot;citationItems&quot;:[{&quot;id&quot;:2264,&quot;uris&quot;:[&quot;http://zotero.org/users/316567/items/BUW6QNHH&quot;],&quot;uri&quot;:[&quot;http://zotero.org/users/316567/items/BUW6QNHH&quot;],&quot;itemData&quot;:{&quot;id&quot;:2264,&quot;type&quot;:&quot;article-journal&quot;,&quot;title&quot;:&quot;Environmental Adaptation: Genomic Analysis of the Piezotolerant and Psychrotolerant Deep-Sea Iron Reducing Bacterium Shewanella piezotolerans WP3&quot;,&quot;container-title&quot;:&quot;PLoS ONE&quot;,&quot;page&quot;:&quot;e1937&quot;,&quot;volume&quot;:&quot;3&quot;,&quot;issue&quot;:&quot;4&quot;,&quot;source&quot;:&quot;PLoS ONE&quot;,&quot;abstract&quot;:&quot;Shewanella species are widespread in various environments. Here, the genome sequence of Shewanella piezotolerans WP3, a piezotolerant and psychrotolerant iron reducing bacterium from deep-sea sediment was determined with related functional analysis to study its environmental adaptation mechanisms. The genome of WP3 consists of 5,396,476 base pairs (bp) with 4,944 open reading frames (ORFs). It possesses numerous genes or gene clusters which help it to cope with extreme living conditions such as genes for two sets of flagellum systems, structural RNA modification, eicosapentaenoic acid (EPA) biosynthesis and osmolyte transport and synthesis. And WP3 contains 55 open reading frames encoding putative c-type cytochromes which are substantial to its wide environmental adaptation ability. The mtr-omc gene cluster involved in the insoluble metal reduction in the Shewanella genus was identified and compared. The two sets of flagellum systems were found to be differentially regulated under low temperature and high pressure; the lateral flagellum system was found essential for its motility and living at low temperature.&quot;,&quot;DOI&quot;:&quot;10.1371/journal.pone.0001937&quot;,&quot;shortTitle&quot;:&quot;Environmental Adaptation&quot;,&quot;journalAbbreviation&quot;:&quot;PLoS ONE&quot;,&quot;author&quot;:[{&quot;family&quot;:&quot;Wang&quot;,&quot;given&quot;:&quot;Fengping&quot;},{&quot;family&quot;:&quot;Wang&quot;,&quot;given&quot;:&quot;Jianbin&quot;},{&quot;family&quot;:&quot;Jian&quot;,&quot;given&quot;:&quot;Huahua&quot;},{&quot;family&quot;:&quot;Zhang&quot;,&quot;given&quot;:&quot;Bing&quot;},{&quot;family&quot;:&quot;Li&quot;,&quot;given&quot;:&quot;Shengkang&quot;},{&quot;family&quot;:&quot;Wang&quot;,&quot;given&quot;:&quot;Feng&quot;},{&quot;family&quot;:&quot;Zeng&quot;,&quot;given&quot;:&quot;Xiaowei&quot;},{&quot;family&quot;:&quot;Gao&quot;,&quot;given&quot;:&quot;Lei&quot;},{&quot;family&quot;:&quot;Bartlett&quot;,&quot;given&quot;:&quot;Douglas Hoyt&quot;},{&quot;family&quot;:&quot;Yu&quot;,&quot;given&quot;:&quot;Jun&quot;},{&quot;family&quot;:&quot;Hu&quot;,&quot;given&quot;:&quot;Songnian&quot;},{&quot;family&quot;:&quot;Xiao&quot;,&quot;given&quot;:&quot;Xiang&quot;}],&quot;issued&quot;:{&quot;date-parts&quot;:[[&quot;2008&quot;,4,9]]},&quot;accessed&quot;:{&quot;date-parts&quot;:[[2012,10,16]]}}}],&quot;schema&quot;:&quot;https://github.com/citation-style-language/schema/raw/master/csl-citation.json&quot;} RNDMHpRdCorMv"/>.</text:p>
      <text:p text:style-name="Standard">Other Shewanellas also have dual systems <text:reference-mark-start text:name="ZOTERO_ITEM CSL_CITATION {&quot;citationID&quot;:&quot;s0qop37l8&quot;,&quot;properties&quot;:{&quot;formattedCitation&quot;:&quot;(Hau and Gralnick, 2007)&quot;,&quot;plainCitation&quot;:&quot;(Hau and Gralnick, 2007)&quot;},&quot;citationItems&quot;:[{&quot;id&quot;:2438,&quot;uris&quot;:[&quot;http://zotero.org/users/316567/items/H2MFHFMP&quot;],&quot;uri&quot;:[&quot;http://zotero.org/users/316567/items/H2MFHFMP&quot;],&quot;itemData&quot;:{&quot;id&quot;:2438,&quot;type&quot;:&quot;article-journal&quot;,&quot;title&quot;:&quot;Ecology and biotechnology of the genus Shewanella&quot;,&quot;container-title&quot;:&quot;Annual review of microbiology&quot;,&quot;page&quot;:&quot;237-258&quot;,&quot;volume&quot;:&quot;61&quot;,&quot;source&quot;:&quot;NCBI PubMed&quot;,&quot;abstract&quot;:&quot;The shewanellae are aquatic microorganisms with worldwide distribution. Their hallmark features include unparalleled respiratory diversity and the capacity to thrive at low temperatures. As a genus the shewanellae are physiologically diverse, and this review provides an overview of the varied roles they serve in the environment and describes what is known about how they might survive in such extreme and harsh environments. In light of their fascinating physiology, these organisms have several biotechnological uses, from bioremediation of chlorinated compounds, radionuclides, and other environmental pollutants to energy-generating biocatalysis. The ecology and biotechnology of these organisms are intertwined, with genomics playing a key role in our understanding of their physiology.&quot;,&quot;DOI&quot;:&quot;10.1146/annurev.micro.61.080706.093257&quot;,&quot;ISSN&quot;:&quot;0066-4227&quot;,&quot;note&quot;:&quot;PMID: 18035608&quot;,&quot;journalAbbreviation&quot;:&quot;Annu. Rev. Microbiol.&quot;,&quot;author&quot;:[{&quot;family&quot;:&quot;Hau&quot;,&quot;given&quot;:&quot;Heidi H&quot;},{&quot;family&quot;:&quot;Gralnick&quot;,&quot;given&quot;:&quot;Jeffrey A&quot;}],&quot;issued&quot;:{&quot;date-parts&quot;:[[2007]]}}}],&quot;schema&quot;:&quot;https://github.com/citation-style-language/schema/raw/master/csl-citation.json&quot;} RND7MfX63VqL4"/>(Hau and Gralnick, 2007)<text:reference-mark-end text:name="ZOTERO_ITEM CSL_CITATION {&quot;citationID&quot;:&quot;s0qop37l8&quot;,&quot;properties&quot;:{&quot;formattedCitation&quot;:&quot;(Hau and Gralnick, 2007)&quot;,&quot;plainCitation&quot;:&quot;(Hau and Gralnick, 2007)&quot;},&quot;citationItems&quot;:[{&quot;id&quot;:2438,&quot;uris&quot;:[&quot;http://zotero.org/users/316567/items/H2MFHFMP&quot;],&quot;uri&quot;:[&quot;http://zotero.org/users/316567/items/H2MFHFMP&quot;],&quot;itemData&quot;:{&quot;id&quot;:2438,&quot;type&quot;:&quot;article-journal&quot;,&quot;title&quot;:&quot;Ecology and biotechnology of the genus Shewanella&quot;,&quot;container-title&quot;:&quot;Annual review of microbiology&quot;,&quot;page&quot;:&quot;237-258&quot;,&quot;volume&quot;:&quot;61&quot;,&quot;source&quot;:&quot;NCBI PubMed&quot;,&quot;abstract&quot;:&quot;The shewanellae are aquatic microorganisms with worldwide distribution. Their hallmark features include unparalleled respiratory diversity and the capacity to thrive at low temperatures. As a genus the shewanellae are physiologically diverse, and this review provides an overview of the varied roles they serve in the environment and describes what is known about how they might survive in such extreme and harsh environments. In light of their fascinating physiology, these organisms have several biotechnological uses, from bioremediation of chlorinated compounds, radionuclides, and other environmental pollutants to energy-generating biocatalysis. The ecology and biotechnology of these organisms are intertwined, with genomics playing a key role in our understanding of their physiology.&quot;,&quot;DOI&quot;:&quot;10.1146/annurev.micro.61.080706.093257&quot;,&quot;ISSN&quot;:&quot;0066-4227&quot;,&quot;note&quot;:&quot;PMID: 18035608&quot;,&quot;journalAbbreviation&quot;:&quot;Annu. Rev. Microbiol.&quot;,&quot;author&quot;:[{&quot;family&quot;:&quot;Hau&quot;,&quot;given&quot;:&quot;Heidi H&quot;},{&quot;family&quot;:&quot;Gralnick&quot;,&quot;given&quot;:&quot;Jeffrey A&quot;}],&quot;issued&quot;:{&quot;date-parts&quot;:[[2007]]}}}],&quot;schema&quot;:&quot;https://github.com/citation-style-language/schema/raw/master/csl-citation.json&quot;} RND7MfX63VqL4"/>.</text:p>
      <text:p text:style-name="Standard"><text:span text:style-name="T9">Aeromonas hydrophila </text:span><text:span text:style-name="T79">[TaxID 380703]</text:span>: Has a proton-drive lateral system and a polar sodium-driven motor. Two redundant PomAB sets, both require MotXY <text:reference-mark-start text:name="ZOTERO_ITEM CSL_CITATION {&quot;citationID&quot;:&quot;1adnr35ns7&quot;,&quot;properties&quot;:{&quot;formattedCitation&quot;:&quot;(Molero et al., 2011)&quot;,&quot;plainCitation&quot;:&quot;(Molero et al., 2011)&quot;},&quot;citationItems&quot;:[{&quot;id&quot;:2176,&quot;uris&quot;:[&quot;http://zotero.org/users/316567/items/9JAXQMA5&quot;],&quot;uri&quot;:[&quot;http://zotero.org/users/316567/items/9JAXQMA5&quot;],&quot;itemData&quot;:{&quot;id&quot;:2176,&quot;type&quot;:&quot;article-journal&quot;,&quot;title&quot;:&quot;Aeromonas Hydrophila motY Is Essential for Polar Flagellum Function, and Requires Coordinate Expression of motX and Pom Proteins&quot;,&quot;container-title&quot;:&quot;Microbiology&quot;,&quot;page&quot;:&quot;2772-2784&quot;,&quot;volume&quot;:&quot;157&quot;,&quot;issue&quot;:&quot;10&quot;,&quot;source&quot;:&quot;mic.sgmjournals.org&quot;,&quot;abstract&quot;:&quot;By the analysis of the Aeromonas hydrophila ATCC7966T genome we identified A. hydrophila AH-3 MotY. A. hydrophila MotY, like MotX, is essential for the polar flagellum function energized by an electrochemical potential of Na+ as coupling ion, but is not involved in lateral flagella function energized by the proton motive force. Thus, the A. hydrophila polar flagellum stator is a complex integrated by two essential proteins, MotX and MotY, which interact with one of two redundant pairs of proteins, PomAB and PomA2B2. In an A. hydrophila motX mutant, polar flagellum motility is restored by motX complementation, but the ability of the A. hydrophila motY mutant to swim is not restored by introduction of the wild-type motY alone. However, its polar flagellum motility is restored when motX and -Y are expressed together from the same plasmid promoter. Finally, even though both the redundant A. hydrophila polar flagellum stators, PomAB and PomA2B2, are energized by the Na+ ion, they cannot be exchanged. Furthermore, Vibrio parahaemolyticus PomAB and Pseudomonas aeruginosa MotAB or MotCD are unable to restore swimming motility in A. hydrophila polar flagellum stator mutants.&quot;,&quot;DOI&quot;:&quot;10.1099/mic.0.049544-0&quot;,&quot;ISSN&quot;:&quot;1350-0872, 1465-2080&quot;,&quot;journalAbbreviation&quot;:&quot;Microbiology&quot;,&quot;language&quot;:&quot;en&quot;,&quot;author&quot;:[{&quot;family&quot;:&quot;Molero&quot;,&quot;given&quot;:&quot;Raquel&quot;},{&quot;family&quot;:&quot;Wilhelms&quot;,&quot;given&quot;:&quot;Markus&quot;},{&quot;family&quot;:&quot;Infanzón&quot;,&quot;given&quot;:&quot;Belén&quot;},{&quot;family&quot;:&quot;Tomás&quot;,&quot;given&quot;:&quot;Juan M&quot;},{&quot;family&quot;:&quot;Merino&quot;,&quot;given&quot;:&quot;Susana&quot;}],&quot;issued&quot;:{&quot;date-parts&quot;:[[2011,10,1]]},&quot;accessed&quot;:{&quot;date-parts&quot;:[[2012,6,7]]}}}],&quot;schema&quot;:&quot;https://github.com/citation-style-language/schema/raw/master/csl-citation.json&quot;} RNDR95wxfvomi"/>(Molero et al., 2011)<text:reference-mark-end text:name="ZOTERO_ITEM CSL_CITATION {&quot;citationID&quot;:&quot;1adnr35ns7&quot;,&quot;properties&quot;:{&quot;formattedCitation&quot;:&quot;(Molero et al., 2011)&quot;,&quot;plainCitation&quot;:&quot;(Molero et al., 2011)&quot;},&quot;citationItems&quot;:[{&quot;id&quot;:2176,&quot;uris&quot;:[&quot;http://zotero.org/users/316567/items/9JAXQMA5&quot;],&quot;uri&quot;:[&quot;http://zotero.org/users/316567/items/9JAXQMA5&quot;],&quot;itemData&quot;:{&quot;id&quot;:2176,&quot;type&quot;:&quot;article-journal&quot;,&quot;title&quot;:&quot;Aeromonas Hydrophila motY Is Essential for Polar Flagellum Function, and Requires Coordinate Expression of motX and Pom Proteins&quot;,&quot;container-title&quot;:&quot;Microbiology&quot;,&quot;page&quot;:&quot;2772-2784&quot;,&quot;volume&quot;:&quot;157&quot;,&quot;issue&quot;:&quot;10&quot;,&quot;source&quot;:&quot;mic.sgmjournals.org&quot;,&quot;abstract&quot;:&quot;By the analysis of the Aeromonas hydrophila ATCC7966T genome we identified A. hydrophila AH-3 MotY. A. hydrophila MotY, like MotX, is essential for the polar flagellum function energized by an electrochemical potential of Na+ as coupling ion, but is not involved in lateral flagella function energized by the proton motive force. Thus, the A. hydrophila polar flagellum stator is a complex integrated by two essential proteins, MotX and MotY, which interact with one of two redundant pairs of proteins, PomAB and PomA2B2. In an A. hydrophila motX mutant, polar flagellum motility is restored by motX complementation, but the ability of the A. hydrophila motY mutant to swim is not restored by introduction of the wild-type motY alone. However, its polar flagellum motility is restored when motX and -Y are expressed together from the same plasmid promoter. Finally, even though both the redundant A. hydrophila polar flagellum stators, PomAB and PomA2B2, are energized by the Na+ ion, they cannot be exchanged. Furthermore, Vibrio parahaemolyticus PomAB and Pseudomonas aeruginosa MotAB or MotCD are unable to restore swimming motility in A. hydrophila polar flagellum stator mutants.&quot;,&quot;DOI&quot;:&quot;10.1099/mic.0.049544-0&quot;,&quot;ISSN&quot;:&quot;1350-0872, 1465-2080&quot;,&quot;journalAbbreviation&quot;:&quot;Microbiology&quot;,&quot;language&quot;:&quot;en&quot;,&quot;author&quot;:[{&quot;family&quot;:&quot;Molero&quot;,&quot;given&quot;:&quot;Raquel&quot;},{&quot;family&quot;:&quot;Wilhelms&quot;,&quot;given&quot;:&quot;Markus&quot;},{&quot;family&quot;:&quot;Infanzón&quot;,&quot;given&quot;:&quot;Belén&quot;},{&quot;family&quot;:&quot;Tomás&quot;,&quot;given&quot;:&quot;Juan M&quot;},{&quot;family&quot;:&quot;Merino&quot;,&quot;given&quot;:&quot;Susana&quot;}],&quot;issued&quot;:{&quot;date-parts&quot;:[[2011,10,1]]},&quot;accessed&quot;:{&quot;date-parts&quot;:[[2012,6,7]]}}}],&quot;schema&quot;:&quot;https://github.com/citation-style-language/schema/raw/master/csl-citation.json&quot;} RNDR95wxfvomi"/>. Purified basal bodies, can see T-ring and enlarged L-ring as with vibrios.</text:p>
      <text:p text:style-name="P17"><text:span text:style-name="T9">Legionella pneumophila </text:span><text:span text:style-name="T22">(tax ID 297246): </text:span><text:span text:style-name="T9">L. pneumophila </text:span><text:span text:style-name="T29">str. Paris </text:span><text:span text:style-name="T22">contains a </text:span><text:span text:style-name="T9">motY </text:span><text:span text:style-name="T22">gene but no </text:span><text:span text:style-name="T9">motX </text:span><text:span text:style-name="T22">gene, suggesting that the motor may have a reduced T-ring (as seen in </text:span><text:span text:style-name="T47">ΔmotX </text:span><text:span text:style-name="T53">V. alginolyticus</text:span><text:span text:style-name="T47"> strains </text:span><text:reference-mark-start text:name="ZOTERO_ITEM CSL_CITATION {&quot;citationID&quot;:&quot;256mc1dpu8&quot;,&quot;properties&quot;:{&quot;formattedCitation&quot;:&quot;(Terashima et al., 2006)&quot;,&quot;plainCitation&quot;:&quot;(Terashima et al., 2006)&quot;},&quot;citationItems&quot;:[{&quot;id&quot;:2763,&quot;uris&quot;:[&quot;http://zotero.org/users/316567/items/TBQBF6AS&quot;],&quot;uri&quot;:[&quot;http://zotero.org/users/316567/items/TBQBF6AS&quot;],&quot;itemData&quot;:{&quot;id&quot;:2763,&quot;type&quot;:&quot;article-journal&quot;,&quot;title&quot;:&quot;The Vibrio motor proteins, MotX and MotY, are associated with the basal body of Na+-driven flagella and required for stator formation&quot;,&quot;container-title&quot;:&quot;Molecular Microbiology&quot;,&quot;page&quot;:&quot;1170–1180&quot;,&quot;volume&quot;:&quot;62&quot;,&quot;issue&quot;:&quot;4&quot;,&quot;source&quot;:&quot;Wiley Online Library&quot;,&quot;abstract&quot;:&quot;The four motor proteins PomA, PomB, MotX and MotY, which are believed to be stator proteins, are essential for motility by the Na+-driven flagella of Vibrio alginolyticus. When we purified the flagellar basal bodies, MotX and MotY were detected in the basal body, which is the supramolecular complex comprised of the rotor and the bushing, but PomA and PomB were not. By antibody labelling, MotX and MotY were detected around the LP ring. These results indicate that MotX and MotY associate with the basal body. The basal body had a new ring structure beneath the LP ring, which was named the T ring. This structure was changed or lost in the basal body from a ΔmotX or ΔmotY strain. The T ring probably comprises MotX and MotY. In the absence of MotX or MotY, we demonstrated that PomA and PomB were not localized to a cell pole. From the above results, we suggest that MotX and MotY of the T ring are involved in the incorporation and/or stabilization of the PomA/PomB complex in the motor.&quot;,&quot;DOI&quot;:&quot;10.1111/j.1365-2958.2006.05435.x&quot;,&quot;ISSN&quot;:&quot;1365-2958&quot;,&quot;language&quot;:&quot;en&quot;,&quot;author&quot;:[{&quot;family&quot;:&quot;Terashima&quot;,&quot;given&quot;:&quot;Hiroyuki&quot;},{&quot;family&quot;:&quot;Fukuoka&quot;,&quot;given&quot;:&quot;Hajime&quot;},{&quot;family&quot;:&quot;Yakushi&quot;,&quot;given&quot;:&quot;Toshiharu&quot;},{&quot;family&quot;:&quot;Kojima&quot;,&quot;given&quot;:&quot;Seiji&quot;},{&quot;family&quot;:&quot;Homma&quot;,&quot;given&quot;:&quot;Michio&quot;}],&quot;issued&quot;:{&quot;date-parts&quot;:[[2006]]},&quot;accessed&quot;:{&quot;date-parts&quot;:[[2012,6,7]]}}}],&quot;schema&quot;:&quot;https://github.com/citation-style-language/schema/raw/master/csl-citation.json&quot;} RND9icf60L9P4"/><text:span text:style-name="T47">(Terashima et al., 2006)</text:span><text:reference-mark-end text:name="ZOTERO_ITEM CSL_CITATION {&quot;citationID&quot;:&quot;256mc1dpu8&quot;,&quot;properties&quot;:{&quot;formattedCitation&quot;:&quot;(Terashima et al., 2006)&quot;,&quot;plainCitation&quot;:&quot;(Terashima et al., 2006)&quot;},&quot;citationItems&quot;:[{&quot;id&quot;:2763,&quot;uris&quot;:[&quot;http://zotero.org/users/316567/items/TBQBF6AS&quot;],&quot;uri&quot;:[&quot;http://zotero.org/users/316567/items/TBQBF6AS&quot;],&quot;itemData&quot;:{&quot;id&quot;:2763,&quot;type&quot;:&quot;article-journal&quot;,&quot;title&quot;:&quot;The Vibrio motor proteins, MotX and MotY, are associated with the basal body of Na+-driven flagella and required for stator formation&quot;,&quot;container-title&quot;:&quot;Molecular Microbiology&quot;,&quot;page&quot;:&quot;1170–1180&quot;,&quot;volume&quot;:&quot;62&quot;,&quot;issue&quot;:&quot;4&quot;,&quot;source&quot;:&quot;Wiley Online Library&quot;,&quot;abstract&quot;:&quot;The four motor proteins PomA, PomB, MotX and MotY, which are believed to be stator proteins, are essential for motility by the Na+-driven flagella of Vibrio alginolyticus. When we purified the flagellar basal bodies, MotX and MotY were detected in the basal body, which is the supramolecular complex comprised of the rotor and the bushing, but PomA and PomB were not. By antibody labelling, MotX and MotY were detected around the LP ring. These results indicate that MotX and MotY associate with the basal body. The basal body had a new ring structure beneath the LP ring, which was named the T ring. This structure was changed or lost in the basal body from a ΔmotX or ΔmotY strain. The T ring probably comprises MotX and MotY. In the absence of MotX or MotY, we demonstrated that PomA and PomB were not localized to a cell pole. From the above results, we suggest that MotX and MotY of the T ring are involved in the incorporation and/or stabilization of the PomA/PomB complex in the motor.&quot;,&quot;DOI&quot;:&quot;10.1111/j.1365-2958.2006.05435.x&quot;,&quot;ISSN&quot;:&quot;1365-2958&quot;,&quot;language&quot;:&quot;en&quot;,&quot;author&quot;:[{&quot;family&quot;:&quot;Terashima&quot;,&quot;given&quot;:&quot;Hiroyuki&quot;},{&quot;family&quot;:&quot;Fukuoka&quot;,&quot;given&quot;:&quot;Hajime&quot;},{&quot;family&quot;:&quot;Yakushi&quot;,&quot;given&quot;:&quot;Toshiharu&quot;},{&quot;family&quot;:&quot;Kojima&quot;,&quot;given&quot;:&quot;Seiji&quot;},{&quot;family&quot;:&quot;Homma&quot;,&quot;given&quot;:&quot;Michio&quot;}],&quot;issued&quot;:{&quot;date-parts&quot;:[[2006]]},&quot;accessed&quot;:{&quot;date-parts&quot;:[[2012,6,7]]}}}],&quot;schema&quot;:&quot;https://github.com/citation-style-language/schema/raw/master/csl-citation.json&quot;} RND9icf60L9P4"/>).</text:p>
      <text:p text:style-name="P1">Enterobacteria</text:p>
      <text:list xml:id="list777371247" text:continue-list="list1359835070" text:style-name="WW8Num6">
        <text:list-item>
          <text:list>
            <text:list-item>
              <text:list>
                <text:list-item>
                  <text:p text:style-name="P47"><text:span text:style-name="T2">FlhE from Rashika: pore plug? </text:span><text:reference-mark-start text:name="ZOTERO_ITEM CSL_CITATION {&quot;citationID&quot;:&quot;1ielkmajgl&quot;,&quot;properties&quot;:{&quot;formattedCitation&quot;:&quot;(Lee and Harshey, 2012)&quot;,&quot;plainCitation&quot;:&quot;(Lee and Harshey, 2012)&quot;},&quot;citationItems&quot;:[{&quot;id&quot;:2627,&quot;uris&quot;:[&quot;http://zotero.org/users/316567/items/P73IZ2WT&quot;],&quot;uri&quot;:[&quot;http://zotero.org/users/316567/items/P73IZ2WT&quot;],&quot;itemData&quot;:{&quot;id&quot;:2627,&quot;type&quot;:&quot;article-journal&quot;,&quot;title&quot;:&quot;Loss of FlhE in the flagellar Type III secretion system allows proton influx into Salmonella and Escherichia coli&quot;,&quot;container-title&quot;:&quot;Molecular Microbiology&quot;,&quot;source&quot;:&quot;onlinelibrary.wiley.com&quot;,&quot;abstract&quot;:&quot;flhE belongs to the flhBAE flagellar operon in Enterobacteria, whose first two members function in Type III secretion (T3S). In Salmonella enterica, absence of FlhE affects swarming, but not swimming, motility. Based on a chance observation of a ‘green’ colony phenotype of flhE mutants on pH indicator plates containing glucose, we have established that this phenotype is associated with lysis of flagellated cells in an acidic environment created by glucose metabolism. The flhE mutant phenotype of Escherichia coli is similar overall to that of S. enterica but is seen in the absence of glucose and, unlike in S. enterica, causes a substantial growth defect. flhE mutants have a lowered cytoplasmic pH in both bacteria, indicative of a proton leak. GFP reporter assays indicate that the leak is dependent on the flagellar system, is present before the T3S system switches to secretion of late substrates, and gets worse after the switch and upon filament assembly, leading to cell lysis. We show that FlhE is a periplasmic protein that co-purifies with flagellar basal bodies. FlhE may act as a plug or a chaperone to regulate proton flow through the flagellar T3S system.&quot;,&quot;URL&quot;:&quot;http://onlinelibrary.wiley.com/doi/10.1111/j.1365-2958.2012.08043.x/abstract&quot;,&quot;DOI&quot;:&quot;10.1111/j.1365-2958.2012.08043.x&quot;,&quot;ISSN&quot;:&quot;1365-2958&quot;,&quot;language&quot;:&quot;en&quot;,&quot;author&quot;:[{&quot;family&quot;:&quot;Lee&quot;,&quot;given&quot;:&quot;Jaemin&quot;},{&quot;family&quot;:&quot;Harshey&quot;,&quot;given&quot;:&quot;Rasika M&quot;}],&quot;issued&quot;:{&quot;date-parts&quot;:[[2012]]},&quot;accessed&quot;:{&quot;date-parts&quot;:[[2012,4,9]]}}}],&quot;schema&quot;:&quot;https://github.com/citation-style-language/schema/raw/master/csl-citation.json&quot;} RNDPVxbSADXhM"/><text:span text:style-name="T2">(Lee and Harshey, 2012)</text:span><text:reference-mark-end text:name="ZOTERO_ITEM CSL_CITATION {&quot;citationID&quot;:&quot;1ielkmajgl&quot;,&quot;properties&quot;:{&quot;formattedCitation&quot;:&quot;(Lee and Harshey, 2012)&quot;,&quot;plainCitation&quot;:&quot;(Lee and Harshey, 2012)&quot;},&quot;citationItems&quot;:[{&quot;id&quot;:2627,&quot;uris&quot;:[&quot;http://zotero.org/users/316567/items/P73IZ2WT&quot;],&quot;uri&quot;:[&quot;http://zotero.org/users/316567/items/P73IZ2WT&quot;],&quot;itemData&quot;:{&quot;id&quot;:2627,&quot;type&quot;:&quot;article-journal&quot;,&quot;title&quot;:&quot;Loss of FlhE in the flagellar Type III secretion system allows proton influx into Salmonella and Escherichia coli&quot;,&quot;container-title&quot;:&quot;Molecular Microbiology&quot;,&quot;source&quot;:&quot;onlinelibrary.wiley.com&quot;,&quot;abstract&quot;:&quot;flhE belongs to the flhBAE flagellar operon in Enterobacteria, whose first two members function in Type III secretion (T3S). In Salmonella enterica, absence of FlhE affects swarming, but not swimming, motility. Based on a chance observation of a ‘green’ colony phenotype of flhE mutants on pH indicator plates containing glucose, we have established that this phenotype is associated with lysis of flagellated cells in an acidic environment created by glucose metabolism. The flhE mutant phenotype of Escherichia coli is similar overall to that of S. enterica but is seen in the absence of glucose and, unlike in S. enterica, causes a substantial growth defect. flhE mutants have a lowered cytoplasmic pH in both bacteria, indicative of a proton leak. GFP reporter assays indicate that the leak is dependent on the flagellar system, is present before the T3S system switches to secretion of late substrates, and gets worse after the switch and upon filament assembly, leading to cell lysis. We show that FlhE is a periplasmic protein that co-purifies with flagellar basal bodies. FlhE may act as a plug or a chaperone to regulate proton flow through the flagellar T3S system.&quot;,&quot;URL&quot;:&quot;http://onlinelibrary.wiley.com/doi/10.1111/j.1365-2958.2012.08043.x/abstract&quot;,&quot;DOI&quot;:&quot;10.1111/j.1365-2958.2012.08043.x&quot;,&quot;ISSN&quot;:&quot;1365-2958&quot;,&quot;language&quot;:&quot;en&quot;,&quot;author&quot;:[{&quot;family&quot;:&quot;Lee&quot;,&quot;given&quot;:&quot;Jaemin&quot;},{&quot;family&quot;:&quot;Harshey&quot;,&quot;given&quot;:&quot;Rasika M&quot;}],&quot;issued&quot;:{&quot;date-parts&quot;:[[2012]]},&quot;accessed&quot;:{&quot;date-parts&quot;:[[2012,4,9]]}}}],&quot;schema&quot;:&quot;https://github.com/citation-style-language/schema/raw/master/csl-citation.json&quot;} RNDPVxbSADXhM"/><text:span text:style-name="T2"> </text:span><text:span text:style-name="T6">How widespread in profile?</text:span></text:p>
                </text:list-item>
              </text:list>
            </text:list-item>
          </text:list>
        </text:list-item>
      </text:list>
      <text:p text:style-name="Standard"><text:span text:style-name="T22">The model organisms Escherichia coli and Salmonella enterica sv. Typhimurium form the basis of much of our current knowledge of the bacterial flagellar motor as has been introduced earlier in this article. Structural information from a number of electron cryo-microscopy studies has demonstrated the basic MS-ring structure upon which is mounted a rod, in turn surrounded by the P- and L-rings. The C-ring is mounted beneath the C-ring. Membrane-associated stator subunits are removed during the purification process; electron cryo-tomography has not imaged stator subunits in </text:span><text:span text:style-name="T9">E. coli</text:span><text:span text:style-name="T22"> or </text:span><text:span text:style-name="T9">S. typhimurium</text:span><text:span text:style-name="T22">, possibly because of their dynamic nature, of the fact that these relatively thick cells need gentle deflation before imaging </text:span><text:reference-mark-start text:name="ZOTERO_ITEM CSL_CITATION {&quot;citationID&quot;:&quot;28lk16v9gp&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6PA1wnZx4H"/><text:span text:style-name="T22">(Chen et al., 2011)</text:span><text:reference-mark-end text:name="ZOTERO_ITEM CSL_CITATION {&quot;citationID&quot;:&quot;28lk16v9gp&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6PA1wnZx4H"/>. Clues on stator number come from freeze-etch imaging, suggesting between 10 and 12 <text:reference-mark-start text:name="ZOTERO_ITEM CSL_CITATION {&quot;citationID&quot;:&quot;2jc99qdvc2&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H8NfsVVyZV"/>(Khan et al., 1988)<text:reference-mark-end text:name="ZOTERO_ITEM CSL_CITATION {&quot;citationID&quot;:&quot;2jc99qdvc2&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H8NfsVVyZV"/>; single molecular biophysical studies suggests at least 11 <text:reference-mark-start text:name="ZOTERO_ITEM CSL_CITATION {&quot;citationID&quot;:&quot;1tdtsb4so6&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a3XMusXvn3"/>(Reid et al., 2006)<text:reference-mark-end text:name="ZOTERO_ITEM CSL_CITATION {&quot;citationID&quot;:&quot;1tdtsb4so6&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a3XMusXvn3"/>.<text:span text:style-name="T22"> </text:span></text:p>
      <text:p text:style-name="Standard"><text:span text:style-name="T22">Some, but not all strains of </text:span><text:span text:style-name="T9">E. coli </text:span><text:span text:style-name="T22">also encode a second flagellar system </text:span><text:reference-mark-start text:name="ZOTERO_ITEM CSL_CITATION {&quot;citationID&quot;:&quot;15cJbZkl&quot;,&quot;properties&quot;:{&quot;formattedCitation&quot;:&quot;(Ren et al., 2005)&quot;,&quot;plainCitation&quot;:&quot;(Ren et al., 2005)&quot;},&quot;citationItems&quot;:[{&quot;id&quot;:1776,&quot;uris&quot;:[&quot;http://zotero.org/users/316567/items/54R7R9ZH&quot;],&quot;uri&quot;:[&quot;http://zotero.org/users/316567/items/54R7R9ZH&quot;],&quot;itemData&quot;:{&quot;id&quot;:1776,&quot;type&quot;:&quot;article-journal&quot;,&quot;title&quot;:&quot;The Flag-2 Locus, an Ancestral Gene Cluster, Is Potentially Associated with a Novel Flagellar System from Escherichia Coli&quot;,&quot;container-title&quot;:&quot;Journal of Bacteriology&quot;,&quot;page&quot;:&quot;1430-1440&quot;,&quot;volume&quot;:&quot;187&quot;,&quot;issue&quot;:&quot;4&quot;,&quot;source&quot;:&quot;jb.asm.org&quot;,&quot;abstract&quot;:&quot;Escherichia coli K-12 possesses two adjacent, divergent, promoterless flagellar genes, fhiA-mbhA, that are absent from Salmonella enterica. Through bioinformatics analysis, we found that these genes are remnants of an ancestral 44-gene cluster and are capable of encoding a novel flagellar system, Flag-2. In enteroaggregative E. coli strain 042, there is a frameshift in lfgC that is likely to have inactivated the system in this strain. Tiling path PCR studies showed that the Flag-2 cluster is present in 15 of 72 of the well-characterized ECOR strains. The Flag-2 system resembles the lateral flagellar systems of Aeromonas and Vibrio, particularly in its apparent dependence on RpoN. Unlike the conventional Flag-1 flagellin, the Flag-2 flagellin shows a remarkable lack of sequence polymorphism. The Flag-2 gene cluster encodes a flagellar type III secretion system (including a dedicated flagellar sigma-antisigma combination), thus raising the number of distinct type III secretion systems in Escherichia/Shigella to five. The presence of the Flag-2 cluster at identical sites in E. coli and its close relative Citrobacter rodentium, combined with its absence from S. enterica, suggests that it was acquired by horizontal gene transfer after the former two species diverged from Salmonella. The presence of Flag-2-like gene clusters in Yersinia pestis, Yersinia pseudotuberculosis, and Chromobacterium violaceum suggests that coexistence of two flagellar systems within the same species is more common than previously suspected. The fact that the Flag-2 gene cluster was not discovered in the first 10 Escherichia/Shigella genome sequences studied emphasizes the importance of maintaining an energetic program of genome sequencing for this important taxonomic group.&quot;,&quot;DOI&quot;:&quot;10.1128/JB.187.4.1430-1440.2005&quot;,&quot;ISSN&quot;:&quot;0021-9193, 1098-5530&quot;,&quot;journalAbbreviation&quot;:&quot;J. Bacteriol.&quot;,&quot;language&quot;:&quot;en&quot;,&quot;author&quot;:[{&quot;family&quot;:&quot;Ren&quot;,&quot;given&quot;:&quot;Chuan-Peng&quot;},{&quot;family&quot;:&quot;Beatson&quot;,&quot;given&quot;:&quot;Scott A&quot;},{&quot;family&quot;:&quot;Parkhill&quot;,&quot;given&quot;:&quot;Julian&quot;},{&quot;family&quot;:&quot;Pallen&quot;,&quot;given&quot;:&quot;Mark J&quot;}],&quot;issued&quot;:{&quot;date-parts&quot;:[[2005,2,15]]},&quot;accessed&quot;:{&quot;date-parts&quot;:[[2012,5,30]]}}}],&quot;schema&quot;:&quot;https://github.com/citation-style-language/schema/raw/master/csl-citation.json&quot;} RNDrNTkXKA7LU"/><text:span text:style-name="T22">(Ren et al., 2005)</text:span><text:reference-mark-end text:name="ZOTERO_ITEM CSL_CITATION {&quot;citationID&quot;:&quot;15cJbZkl&quot;,&quot;properties&quot;:{&quot;formattedCitation&quot;:&quot;(Ren et al., 2005)&quot;,&quot;plainCitation&quot;:&quot;(Ren et al., 2005)&quot;},&quot;citationItems&quot;:[{&quot;id&quot;:1776,&quot;uris&quot;:[&quot;http://zotero.org/users/316567/items/54R7R9ZH&quot;],&quot;uri&quot;:[&quot;http://zotero.org/users/316567/items/54R7R9ZH&quot;],&quot;itemData&quot;:{&quot;id&quot;:1776,&quot;type&quot;:&quot;article-journal&quot;,&quot;title&quot;:&quot;The Flag-2 Locus, an Ancestral Gene Cluster, Is Potentially Associated with a Novel Flagellar System from Escherichia Coli&quot;,&quot;container-title&quot;:&quot;Journal of Bacteriology&quot;,&quot;page&quot;:&quot;1430-1440&quot;,&quot;volume&quot;:&quot;187&quot;,&quot;issue&quot;:&quot;4&quot;,&quot;source&quot;:&quot;jb.asm.org&quot;,&quot;abstract&quot;:&quot;Escherichia coli K-12 possesses two adjacent, divergent, promoterless flagellar genes, fhiA-mbhA, that are absent from Salmonella enterica. Through bioinformatics analysis, we found that these genes are remnants of an ancestral 44-gene cluster and are capable of encoding a novel flagellar system, Flag-2. In enteroaggregative E. coli strain 042, there is a frameshift in lfgC that is likely to have inactivated the system in this strain. Tiling path PCR studies showed that the Flag-2 cluster is present in 15 of 72 of the well-characterized ECOR strains. The Flag-2 system resembles the lateral flagellar systems of Aeromonas and Vibrio, particularly in its apparent dependence on RpoN. Unlike the conventional Flag-1 flagellin, the Flag-2 flagellin shows a remarkable lack of sequence polymorphism. The Flag-2 gene cluster encodes a flagellar type III secretion system (including a dedicated flagellar sigma-antisigma combination), thus raising the number of distinct type III secretion systems in Escherichia/Shigella to five. The presence of the Flag-2 cluster at identical sites in E. coli and its close relative Citrobacter rodentium, combined with its absence from S. enterica, suggests that it was acquired by horizontal gene transfer after the former two species diverged from Salmonella. The presence of Flag-2-like gene clusters in Yersinia pestis, Yersinia pseudotuberculosis, and Chromobacterium violaceum suggests that coexistence of two flagellar systems within the same species is more common than previously suspected. The fact that the Flag-2 gene cluster was not discovered in the first 10 Escherichia/Shigella genome sequences studied emphasizes the importance of maintaining an energetic program of genome sequencing for this important taxonomic group.&quot;,&quot;DOI&quot;:&quot;10.1128/JB.187.4.1430-1440.2005&quot;,&quot;ISSN&quot;:&quot;0021-9193, 1098-5530&quot;,&quot;journalAbbreviation&quot;:&quot;J. Bacteriol.&quot;,&quot;language&quot;:&quot;en&quot;,&quot;author&quot;:[{&quot;family&quot;:&quot;Ren&quot;,&quot;given&quot;:&quot;Chuan-Peng&quot;},{&quot;family&quot;:&quot;Beatson&quot;,&quot;given&quot;:&quot;Scott A&quot;},{&quot;family&quot;:&quot;Parkhill&quot;,&quot;given&quot;:&quot;Julian&quot;},{&quot;family&quot;:&quot;Pallen&quot;,&quot;given&quot;:&quot;Mark J&quot;}],&quot;issued&quot;:{&quot;date-parts&quot;:[[2005,2,15]]},&quot;accessed&quot;:{&quot;date-parts&quot;:[[2012,5,30]]}}}],&quot;schema&quot;:&quot;https://github.com/citation-style-language/schema/raw/master/csl-citation.json&quot;} RNDrNTkXKA7LU"/>.<text:span text:style-name="T22"> This is most similar to the </text:span><text:span text:style-name="T9">Vibrio parahaemolyticus </text:span><text:span text:style-name="T22">lateral flagellar system, with the exception of the absence of the </text:span><text:span text:style-name="T9">motY</text:span><text:span text:style-name="T22"> gene. This secondary system is also found in </text:span><text:span text:style-name="T9">Citrobacter rodentium</text:span><text:span text:style-name="T22"> and </text:span><text:span text:style-name="T9">Yersinia pestis, Yersinia pseudotuberculosis, </text:span><text:span text:style-name="T22">and </text:span><text:span text:style-name="T9">Chromobacterium violaceum , </text:span><text:span text:style-name="T22">suggesting two horizontal gene transfer events. In the case of </text:span><text:span text:style-name="T9">E. coli</text:span><text:span text:style-name="T22"> and </text:span><text:span text:style-name="T9">C. rodentium, </text:span><text:span text:style-name="T22">this transfer event occurred after the divergence of </text:span><text:span text:style-name="T9">Salmonella </text:span><text:span text:style-name="T22">on account of the complete lack of this system in any </text:span><text:span text:style-name="T9">Salmonella.<text:tab/></text:span></text:p>
      <text:p text:style-name="P7"><text:span text:style-name="T22">Purified basal bodies and basal bodies embedded in osmotically shocked cells from </text:span><text:span text:style-name="T9">Proteus vulgaris</text:span><text:span text:style-name="T22"> </text:span><text:span text:style-name="T39">[TaxID 585]</text:span><text:span text:style-name="T9"> </text:span><text:reference-mark-start text:name="ZOTERO_ITEM CSL_CITATION {&quot;citationID&quot;:&quot;2hnihp0255&quot;,&quot;properties&quot;:{&quot;formattedCitation&quot;:&quot;(Abram et al., 1965)&quot;,&quot;plainCitation&quot;:&quot;(Abram et al., 1965)&quot;},&quot;citationItems&quot;:[{&quot;id&quot;:2759,&quot;uris&quot;:[&quot;http://zotero.org/users/316567/items/T9VWTQCX&quot;],&quot;uri&quot;:[&quot;http://zotero.org/users/316567/items/T9VWTQCX&quot;],&quot;itemData&quot;:{&quot;id&quot;:2759,&quot;type&quot;:&quot;article-journal&quot;,&quot;title&quot;:&quot;Basal Structure and Attachment of Flagella in Cells of Proteus Vulgaris&quot;,&quot;container-title&quot;:&quot;Journal of Bacteriology&quot;,&quot;page&quot;:&quot;1337-1354&quot;,&quot;volume&quot;:&quot;90&quot;,&quot;issue&quot;:&quot;5&quot;,&quot;source&quot;:&quot;jb.asm.org&quot;,&quot;ISSN&quot;:&quot;0021-9193, 1098-5530&quot;,&quot;journalAbbreviation&quot;:&quot;J. Bacteriol.&quot;,&quot;language&quot;:&quot;en&quot;,&quot;author&quot;:[{&quot;family&quot;:&quot;Abram&quot;,&quot;given&quot;:&quot;Dinah&quot;},{&quot;family&quot;:&quot;Koffler&quot;,&quot;given&quot;:&quot;Henry&quot;},{&quot;family&quot;:&quot;Vatter&quot;,&quot;given&quot;:&quot;A. E&quot;}],&quot;issued&quot;:{&quot;date-parts&quot;:[[1965,11,1]]},&quot;accessed&quot;:{&quot;date-parts&quot;:[[2012,6,5]]}}}],&quot;schema&quot;:&quot;https://github.com/citation-style-language/schema/raw/master/csl-citation.json&quot;} RNDtgPyfXblnv"/><text:span text:style-name="T9">(Abram et al., 1965)</text:span><text:reference-mark-end text:name="ZOTERO_ITEM CSL_CITATION {&quot;citationID&quot;:&quot;2hnihp0255&quot;,&quot;properties&quot;:{&quot;formattedCitation&quot;:&quot;(Abram et al., 1965)&quot;,&quot;plainCitation&quot;:&quot;(Abram et al., 1965)&quot;},&quot;citationItems&quot;:[{&quot;id&quot;:2759,&quot;uris&quot;:[&quot;http://zotero.org/users/316567/items/T9VWTQCX&quot;],&quot;uri&quot;:[&quot;http://zotero.org/users/316567/items/T9VWTQCX&quot;],&quot;itemData&quot;:{&quot;id&quot;:2759,&quot;type&quot;:&quot;article-journal&quot;,&quot;title&quot;:&quot;Basal Structure and Attachment of Flagella in Cells of Proteus Vulgaris&quot;,&quot;container-title&quot;:&quot;Journal of Bacteriology&quot;,&quot;page&quot;:&quot;1337-1354&quot;,&quot;volume&quot;:&quot;90&quot;,&quot;issue&quot;:&quot;5&quot;,&quot;source&quot;:&quot;jb.asm.org&quot;,&quot;ISSN&quot;:&quot;0021-9193, 1098-5530&quot;,&quot;journalAbbreviation&quot;:&quot;J. Bacteriol.&quot;,&quot;language&quot;:&quot;en&quot;,&quot;author&quot;:[{&quot;family&quot;:&quot;Abram&quot;,&quot;given&quot;:&quot;Dinah&quot;},{&quot;family&quot;:&quot;Koffler&quot;,&quot;given&quot;:&quot;Henry&quot;},{&quot;family&quot;:&quot;Vatter&quot;,&quot;given&quot;:&quot;A. E&quot;}],&quot;issued&quot;:{&quot;date-parts&quot;:[[1965,11,1]]},&quot;accessed&quot;:{&quot;date-parts&quot;:[[2012,6,5]]}}}],&quot;schema&quot;:&quot;https://github.com/citation-style-language/schema/raw/master/csl-citation.json&quot;} RNDtgPyfXblnv"/><text:span text:style-name="T22"> and </text:span><text:span text:style-name="T9">Proteus mirabilis </text:span><text:span text:style-name="T39">[TaxID 584]</text:span><text:span text:style-name="T22"> </text:span><text:reference-mark-start text:name="ZOTERO_ITEM CSL_CITATION {&quot;citationID&quot;:&quot;2lak5e2kjv&quot;,&quot;properties&quot;:{&quot;formattedCitation&quot;:&quot;(Van Iterson et al., 1966)&quot;,&quot;plainCitation&quot;:&quot;(Van Iterson et al., 1966)&quot;},&quot;citationItems&quot;:[{&quot;id&quot;:2275,&quot;uris&quot;:[&quot;http://zotero.org/users/316567/items/C5ZQ3X25&quot;],&quot;uri&quot;:[&quot;http://zotero.org/users/316567/items/C5ZQ3X25&quot;],&quot;itemData&quot;:{&quot;id&quot;:2275,&quot;type&quot;:&quot;article-journal&quot;,&quot;title&quot;:&quot;Basal bodies of bacterial flagellain Proteus mirabilis I. Electron Microscopy of Sectioned Material&quot;,&quot;container-title&quot;:&quot;The Journal of Cell Biology&quot;,&quot;page&quot;:&quot;585-602&quot;,&quot;volume&quot;:&quot;31&quot;,&quot;issue&quot;:&quot;3&quot;,&quot;source&quot;:&quot;jcb.rupress.org&quot;,&quot;DOI&quot;:&quot;10.1083/jcb.31.3.585&quot;,&quot;ISSN&quot;:&quot;0021-9525, 1540-8140&quot;,&quot;journalAbbreviation&quot;:&quot;J Cell Biol&quot;,&quot;language&quot;:&quot;en&quot;,&quot;author&quot;:[{&quot;family&quot;:&quot;Van Iterson&quot;,&quot;given&quot;:&quot;Woutera&quot;},{&quot;family&quot;:&quot;Hoeniger&quot;,&quot;given&quot;:&quot;Judith F. M&quot;},{&quot;family&quot;:&quot;Van Zanten&quot;,&quot;given&quot;:&quot;Eva Nijman&quot;}],&quot;issued&quot;:{&quot;date-parts&quot;:[[1966,12,1]]},&quot;accessed&quot;:{&quot;date-parts&quot;:[[2012,6,6]]}}}],&quot;schema&quot;:&quot;https://github.com/citation-style-language/schema/raw/master/csl-citation.json&quot;} RNDQdccu9Qr2F"/><text:span text:style-name="T22">(Van Iterson et al., 1966)</text:span><text:reference-mark-end text:name="ZOTERO_ITEM CSL_CITATION {&quot;citationID&quot;:&quot;2lak5e2kjv&quot;,&quot;properties&quot;:{&quot;formattedCitation&quot;:&quot;(Van Iterson et al., 1966)&quot;,&quot;plainCitation&quot;:&quot;(Van Iterson et al., 1966)&quot;},&quot;citationItems&quot;:[{&quot;id&quot;:2275,&quot;uris&quot;:[&quot;http://zotero.org/users/316567/items/C5ZQ3X25&quot;],&quot;uri&quot;:[&quot;http://zotero.org/users/316567/items/C5ZQ3X25&quot;],&quot;itemData&quot;:{&quot;id&quot;:2275,&quot;type&quot;:&quot;article-journal&quot;,&quot;title&quot;:&quot;Basal bodies of bacterial flagellain Proteus mirabilis I. Electron Microscopy of Sectioned Material&quot;,&quot;container-title&quot;:&quot;The Journal of Cell Biology&quot;,&quot;page&quot;:&quot;585-602&quot;,&quot;volume&quot;:&quot;31&quot;,&quot;issue&quot;:&quot;3&quot;,&quot;source&quot;:&quot;jcb.rupress.org&quot;,&quot;DOI&quot;:&quot;10.1083/jcb.31.3.585&quot;,&quot;ISSN&quot;:&quot;0021-9525, 1540-8140&quot;,&quot;journalAbbreviation&quot;:&quot;J Cell Biol&quot;,&quot;language&quot;:&quot;en&quot;,&quot;author&quot;:[{&quot;family&quot;:&quot;Van Iterson&quot;,&quot;given&quot;:&quot;Woutera&quot;},{&quot;family&quot;:&quot;Hoeniger&quot;,&quot;given&quot;:&quot;Judith F. M&quot;},{&quot;family&quot;:&quot;Van Zanten&quot;,&quot;given&quot;:&quot;Eva Nijman&quot;}],&quot;issued&quot;:{&quot;date-parts&quot;:[[1966,12,1]]},&quot;accessed&quot;:{&quot;date-parts&quot;:[[2012,6,6]]}}}],&quot;schema&quot;:&quot;https://github.com/citation-style-language/schema/raw/master/csl-citation.json&quot;} RNDQdccu9Qr2F"/><text:span text:style-name="T22"> demonstrated a motor essentially identical to that seen in </text:span><text:span text:style-name="T9">E. coli</text:span><text:span text:style-name="T22"> and </text:span><text:span text:style-name="T9">S. typhimurium</text:span><text:span text:style-name="T22">.</text:span></text:p>
      <text:p text:style-name="Standard"><text:span text:style-name="T9">Pseudomonas aeruginosa </text:span><text:span text:style-name="T39">[Tax ID 208964]</text:span><text:span text:style-name="T22">: </text:span><text:span text:style-name="T9">P. aeruginosa </text:span><text:span text:style-name="T22">has two proton-driven stator systems, MotAB and MotCD whose activity is not affected by disrupting sodium-motive force </text:span><text:reference-mark-start text:name="ZOTERO_ITEM CSL_CITATION {&quot;citationID&quot;:&quot;PwucW8dO&quot;,&quot;properties&quot;:{&quot;formattedCitation&quot;:&quot;(Doyle et al., 2004; Toutain et al., 2005)&quot;,&quot;plainCitation&quot;:&quot;(Doyle et al., 2004; Toutain et al., 2005)&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bdmKyWzQ1r"/><text:span text:style-name="T22">(Doyle et al., 2004; Toutain et al., 2005)</text:span><text:reference-mark-end text:name="ZOTERO_ITEM CSL_CITATION {&quot;citationID&quot;:&quot;PwucW8dO&quot;,&quot;properties&quot;:{&quot;formattedCitation&quot;:&quot;(Doyle et al., 2004; Toutain et al., 2005)&quot;,&quot;plainCitation&quot;:&quot;(Doyle et al., 2004; Toutain et al., 2005)&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bdmKyWzQ1r"/>.<text:span text:style-name="T22"> MotAB require the vibrio homolog MotY to function; these are capable of swarming motility on surfaces and in semisolid agar while MotCD are not capable of this (I here refer to the nomenclature used by </text:span><text:reference-mark-start text:name="ZOTERO_ITEM CSL_CITATION {&quot;citationID&quot;:&quot;1trgubj2c2&quot;,&quot;properties&quot;:{&quot;formattedCitation&quot;:&quot;(Doyle et al., 2004)&quot;,&quot;plainCitation&quot;:&quot;(Doyle et al., 2004)&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schema&quot;:&quot;https://github.com/citation-style-language/schema/raw/master/csl-citation.json&quot;} RNDwUQtUNQ5cU"/><text:span text:style-name="T22">(Doyle et al., 2004)</text:span><text:reference-mark-end text:name="ZOTERO_ITEM CSL_CITATION {&quot;citationID&quot;:&quot;1trgubj2c2&quot;,&quot;properties&quot;:{&quot;formattedCitation&quot;:&quot;(Doyle et al., 2004)&quot;,&quot;plainCitation&quot;:&quot;(Doyle et al., 2004)&quot;},&quot;citationItems&quot;:[{&quot;id&quot;:2181,&quot;uris&quot;:[&quot;http://zotero.org/users/316567/items/9P7AUHK7&quot;],&quot;uri&quot;:[&quot;http://zotero.org/users/316567/items/9P7AUHK7&quot;],&quot;itemData&quot;:{&quot;id&quot;:2181,&quot;type&quot;:&quot;article-journal&quot;,&quot;title&quot;:&quot;The Complex Flagellar Torque Generator of Pseudomonas aeruginosa&quot;,&quot;container-title&quot;:&quot;Journal of Bacteriology&quot;,&quot;page&quot;:&quot;6341-6350&quot;,&quot;volume&quot;:&quot;186&quot;,&quot;issue&quot;:&quot;19&quot;,&quot;source&quot;:&quot;jb.asm.org&quot;,&quot;abstract&quot;:&quot;Flagella act as semirigid helical propellers that are powered by reversible rotary motors. Two membrane proteins, MotA and MotB, function as a complex that acts as the stator and generates the torque that drives rotation. The genome sequence of Pseudomonas aeruginosa PAO1 contains dual sets of motA and motB genes, PA1460-PA1461 (motAB) and PA4954-PA4953 (motCD), as well as another gene, motY (PA3526), which is known to be required for motor function in some bacteria. Here, we show that these five genes contribute to motility. Loss of function of either motAB-like locus was dispensable for translocation in aqueous environments. However, swimming could be entirely eliminated by introduction of combinations of mutations in the two motAB-encoding regions. Mutation of both genes encoding the MotA homologs or MotB homologs was sufficient to abolish motility. Mutants carrying double mutations in nonequivalent genes (i.e., motA motD or motB motC) retained motility, indicating that noncognate components can function together. motY appears to be required for motAB function. The combination of motY and motCD mutations rendered the cells nonmotile. Loss of function of motAB, motY, or motAB motY produced similar phenotypes; although the swimming speed was only reduced to ∼85% of the wild-type speed, translocation in semisolid motility agar and swarming on the surface of solidified agar were severely impeded. Thus, the flagellar motor of P. aeruginosa represents a more complex configuration than the configuration that has been studied in other bacteria, and it enables efficient movement under different circumstances.&quot;,&quot;DOI&quot;:&quot;10.1128/JB.186.19.6341-6350.2004&quot;,&quot;ISSN&quot;:&quot;0021-9193, 1098-5530&quot;,&quot;journalAbbreviation&quot;:&quot;J. Bacteriol.&quot;,&quot;language&quot;:&quot;en&quot;,&quot;author&quot;:[{&quot;family&quot;:&quot;Doyle&quot;,&quot;given&quot;:&quot;Timothy B&quot;},{&quot;family&quot;:&quot;Hawkins&quot;,&quot;given&quot;:&quot;Andrew C&quot;},{&quot;family&quot;:&quot;McCarter&quot;,&quot;given&quot;:&quot;Linda L&quot;}],&quot;issued&quot;:{&quot;date-parts&quot;:[[2004,10,1]]},&quot;accessed&quot;:{&quot;date-parts&quot;:[[2012,5,30]]}}}],&quot;schema&quot;:&quot;https://github.com/citation-style-language/schema/raw/master/csl-citation.json&quot;} RNDwUQtUNQ5cU"/>, note that the MotAB and MotCD names are reversed in the nomenclatures used by <text:reference-mark-start text:name="ZOTERO_ITEM CSL_CITATION {&quot;citationID&quot;:&quot;qdpqjsnje&quot;,&quot;properties&quot;:{&quot;formattedCitation&quot;:&quot;(Toutain et al., 2005)&quot;,&quot;plainCitation&quot;:&quot;(Toutain et al., 2005)&quot;},&quot;citationItems&quot;:[{&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IEg4GvxyuG"/>(Toutain et al., 2005)<text:reference-mark-end text:name="ZOTERO_ITEM CSL_CITATION {&quot;citationID&quot;:&quot;qdpqjsnje&quot;,&quot;properties&quot;:{&quot;formattedCitation&quot;:&quot;(Toutain et al., 2005)&quot;,&quot;plainCitation&quot;:&quot;(Toutain et al., 2005)&quot;},&quot;citationItems&quot;:[{&quot;id&quot;:2734,&quot;uris&quot;:[&quot;http://zotero.org/users/316567/items/SKNNFG9M&quot;],&quot;uri&quot;:[&quot;http://zotero.org/users/316567/items/SKNNFG9M&quot;],&quot;itemData&quot;:{&quot;id&quot;:2734,&quot;type&quot;:&quot;article-journal&quot;,&quot;title&quot;:&quot;Evidence for Two Flagellar Stators and Their Role in the Motility of Pseudomonas Aeruginosa&quot;,&quot;container-title&quot;:&quot;Journal of Bacteriology&quot;,&quot;page&quot;:&quot;771-777&quot;,&quot;volume&quot;:&quot;187&quot;,&quot;issue&quot;:&quot;2&quot;,&quot;source&quot;:&quot;jb.asm.org&quot;,&quot;abstract&quot;:&quot;Pseudomonas aeruginosa is a ubiquitous bacterium capable of twitching, swimming, and swarming motility. In this study, we present evidence that P. aeruginosa has two flagellar stators, conserved in all pseudomonads as well as some other gram-negative bacteria. Either stator is sufficient for swimming, but both are necessary for swarming motility under most of the conditions tested, suggesting that these two stators may have different roles in these two types of motility.&quot;,&quot;DOI&quot;:&quot;10.1128/JB.187.2.771-777.2005&quot;,&quot;ISSN&quot;:&quot;0021-9193, 1098-5530&quot;,&quot;journalAbbreviation&quot;:&quot;J. Bacteriol.&quot;,&quot;language&quot;:&quot;en&quot;,&quot;author&quot;:[{&quot;family&quot;:&quot;Toutain&quot;,&quot;given&quot;:&quot;Christine M&quot;},{&quot;family&quot;:&quot;Zegans&quot;,&quot;given&quot;:&quot;Michael E&quot;},{&quot;family&quot;:&quot;O'Toole&quot;,&quot;given&quot;:&quot;George A&quot;}],&quot;issued&quot;:{&quot;date-parts&quot;:[[2005,1,15]]},&quot;accessed&quot;:{&quot;date-parts&quot;:[[2012,5,30]]}}}],&quot;schema&quot;:&quot;https://github.com/citation-style-language/schema/raw/master/csl-citation.json&quot;} RNDIEg4GvxyuG"/>).<text:span text:style-name="T22"> This suggests </text:span><text:span text:style-name="T9">P. aeruginosa</text:span><text:span text:style-name="T22"> may have some additional vibrio-like structures, confirmed by images of purified motors from </text:span><text:span text:style-name="T9">P. aeruginosa </text:span><text:span text:style-name="T22">as well as images of motors still embedded in osmotically shocked cells revealing no disks, but an evident T-ring </text:span><text:reference-mark-start text:name="ZOTERO_ITEM CSL_CITATION {&quot;citationID&quot;:&quot;77mq1gec0&quot;,&quot;properties&quot;:{&quot;formattedCitation&quot;:&quot;(Suzuki and Iino, 1980)&quot;,&quot;plainCitation&quot;:&quot;(Suzuki and Iino, 1980)&quot;},&quot;citationItems&quot;:[{&quot;id&quot;:2817,&quot;uris&quot;:[&quot;http://zotero.org/users/316567/items/UEBH6W2G&quot;],&quot;uri&quot;:[&quot;http://zotero.org/users/316567/items/UEBH6W2G&quot;],&quot;itemData&quot;:{&quot;id&quot;:2817,&quot;type&quot;:&quot;article-journal&quot;,&quot;title&quot;:&quot;Isolation and characterization of multiflagellate mutants of Pseudomonas aeruginosa.&quot;,&quot;container-title&quot;:&quot;Journal of Bacteriology&quot;,&quot;page&quot;:&quot;1471-1479&quot;,&quot;volume&quot;:&quot;143&quot;,&quot;issue&quot;:&quot;3&quot;,&quot;source&quot;:&quot;jb.asm.org&quot;,&quot;ISSN&quot;:&quot;0021-9193, 1098-5530&quot;,&quot;journalAbbreviation&quot;:&quot;J. Bacteriol.&quot;,&quot;language&quot;:&quot;en&quot;,&quot;author&quot;:[{&quot;family&quot;:&quot;Suzuki&quot;,&quot;given&quot;:&quot;T.&quot;},{&quot;family&quot;:&quot;Iino&quot;,&quot;given&quot;:&quot;T.&quot;}],&quot;issued&quot;:{&quot;date-parts&quot;:[[1980,9,1]]},&quot;accessed&quot;:{&quot;date-parts&quot;:[[2012,10,16]]}}}],&quot;schema&quot;:&quot;https://github.com/citation-style-language/schema/raw/master/csl-citation.json&quot;} RNDpcsS1rxklk"/><text:span text:style-name="T22">(Suzuki and Iino, 1980)</text:span><text:reference-mark-end text:name="ZOTERO_ITEM CSL_CITATION {&quot;citationID&quot;:&quot;77mq1gec0&quot;,&quot;properties&quot;:{&quot;formattedCitation&quot;:&quot;(Suzuki and Iino, 1980)&quot;,&quot;plainCitation&quot;:&quot;(Suzuki and Iino, 1980)&quot;},&quot;citationItems&quot;:[{&quot;id&quot;:2817,&quot;uris&quot;:[&quot;http://zotero.org/users/316567/items/UEBH6W2G&quot;],&quot;uri&quot;:[&quot;http://zotero.org/users/316567/items/UEBH6W2G&quot;],&quot;itemData&quot;:{&quot;id&quot;:2817,&quot;type&quot;:&quot;article-journal&quot;,&quot;title&quot;:&quot;Isolation and characterization of multiflagellate mutants of Pseudomonas aeruginosa.&quot;,&quot;container-title&quot;:&quot;Journal of Bacteriology&quot;,&quot;page&quot;:&quot;1471-1479&quot;,&quot;volume&quot;:&quot;143&quot;,&quot;issue&quot;:&quot;3&quot;,&quot;source&quot;:&quot;jb.asm.org&quot;,&quot;ISSN&quot;:&quot;0021-9193, 1098-5530&quot;,&quot;journalAbbreviation&quot;:&quot;J. Bacteriol.&quot;,&quot;language&quot;:&quot;en&quot;,&quot;author&quot;:[{&quot;family&quot;:&quot;Suzuki&quot;,&quot;given&quot;:&quot;T.&quot;},{&quot;family&quot;:&quot;Iino&quot;,&quot;given&quot;:&quot;T.&quot;}],&quot;issued&quot;:{&quot;date-parts&quot;:[[1980,9,1]]},&quot;accessed&quot;:{&quot;date-parts&quot;:[[2012,10,16]]}}}],&quot;schema&quot;:&quot;https://github.com/citation-style-language/schema/raw/master/csl-citation.json&quot;} RNDpcsS1rxklk"/><text:span text:style-name="T22">. <text:s/></text:span><text:span text:style-name="T37">[PFAM: MotX, FlgOPT? – comment on relation to NOT seeing a disk by Suzuki 1980]</text:span><text:span text:style-name="T22">. Why have this system? Maybe because only has a single polar flagellum, and can use this for motility on surfaces, whereas </text:span><text:span text:style-name="T9">E. coli </text:span><text:span text:style-name="T22">needs to upregulate the number of motors </text:span><text:reference-mark-start text:name="ZOTERO_ITEM CSL_CITATION {&quot;citationID&quot;:&quot;16vib049b8&quot;,&quot;properties&quot;:{&quot;formattedCitation&quot;:&quot;(Harshey, 2003)&quot;,&quot;plainCitation&quot;:&quot;(Harshey, 2003)&quot;},&quot;citationItems&quot;:[{&quot;id&quot;:2262,&quot;uris&quot;:[&quot;http://zotero.org/users/316567/items/BTSIDCNM&quot;],&quot;uri&quot;:[&quot;http://zotero.org/users/316567/items/BTSIDCNM&quot;],&quot;itemData&quot;:{&quot;id&quot;:2262,&quot;type&quot;:&quot;article-journal&quot;,&quot;title&quot;:&quot;BACTERIAL MOTILITY ON A SURFACE: Many Ways to a Common Goal&quot;,&quot;container-title&quot;:&quot;Annual Review of Microbiology&quot;,&quot;page&quot;:&quot;249-273&quot;,&quot;volume&quot;:&quot;57&quot;,&quot;issue&quot;:&quot;1&quot;,&quot;source&quot;:&quot;Annual Reviews&quot;,&quot;abstract&quot;:&quot;▪ Abstract When free-living bacteria colonize biotic or abiotic surfaces, the resultant changes in physiology and morphology have important consequences on their growth, development, and survival. Surface motility, biofilm formation, fruiting body development, and host invasion are some of the manifestations of functional responses to surface colonization. Bacteria may sense the growth surface either directly through physical contact or indirectly by sensing the proximity of fellow bacteria. Extracellular signals that elicit new gene expression include autoinducers, amino acids, peptides, proteins, and carbohydrates. This review focuses mainly on surface motility and makes comparisons to features shared by other surface phenomenon.&quot;,&quot;DOI&quot;:&quot;10.1146/annurev.micro.57.030502.091014&quot;,&quot;shortTitle&quot;:&quot;BACTERIAL MOTILITY ON A SURFACE&quot;,&quot;author&quot;:[{&quot;family&quot;:&quot;Harshey&quot;,&quot;given&quot;:&quot;Rasika M.&quot;}],&quot;issued&quot;:{&quot;date-parts&quot;:[[2003]]},&quot;accessed&quot;:{&quot;date-parts&quot;:[[2012,10,16]]}}}],&quot;schema&quot;:&quot;https://github.com/citation-style-language/schema/raw/master/csl-citation.json&quot;} RNDLsJhlfJDsr"/><text:span text:style-name="T22">(Harshey, 2003)</text:span><text:reference-mark-end text:name="ZOTERO_ITEM CSL_CITATION {&quot;citationID&quot;:&quot;16vib049b8&quot;,&quot;properties&quot;:{&quot;formattedCitation&quot;:&quot;(Harshey, 2003)&quot;,&quot;plainCitation&quot;:&quot;(Harshey, 2003)&quot;},&quot;citationItems&quot;:[{&quot;id&quot;:2262,&quot;uris&quot;:[&quot;http://zotero.org/users/316567/items/BTSIDCNM&quot;],&quot;uri&quot;:[&quot;http://zotero.org/users/316567/items/BTSIDCNM&quot;],&quot;itemData&quot;:{&quot;id&quot;:2262,&quot;type&quot;:&quot;article-journal&quot;,&quot;title&quot;:&quot;BACTERIAL MOTILITY ON A SURFACE: Many Ways to a Common Goal&quot;,&quot;container-title&quot;:&quot;Annual Review of Microbiology&quot;,&quot;page&quot;:&quot;249-273&quot;,&quot;volume&quot;:&quot;57&quot;,&quot;issue&quot;:&quot;1&quot;,&quot;source&quot;:&quot;Annual Reviews&quot;,&quot;abstract&quot;:&quot;▪ Abstract When free-living bacteria colonize biotic or abiotic surfaces, the resultant changes in physiology and morphology have important consequences on their growth, development, and survival. Surface motility, biofilm formation, fruiting body development, and host invasion are some of the manifestations of functional responses to surface colonization. Bacteria may sense the growth surface either directly through physical contact or indirectly by sensing the proximity of fellow bacteria. Extracellular signals that elicit new gene expression include autoinducers, amino acids, peptides, proteins, and carbohydrates. This review focuses mainly on surface motility and makes comparisons to features shared by other surface phenomenon.&quot;,&quot;DOI&quot;:&quot;10.1146/annurev.micro.57.030502.091014&quot;,&quot;shortTitle&quot;:&quot;BACTERIAL MOTILITY ON A SURFACE&quot;,&quot;author&quot;:[{&quot;family&quot;:&quot;Harshey&quot;,&quot;given&quot;:&quot;Rasika M.&quot;}],&quot;issued&quot;:{&quot;date-parts&quot;:[[2003]]},&quot;accessed&quot;:{&quot;date-parts&quot;:[[2012,10,16]]}}}],&quot;schema&quot;:&quot;https://github.com/citation-style-language/schema/raw/master/csl-citation.json&quot;} RNDLsJhlfJDsr"/>. <text:span text:style-name="T9">Pseudomonas syringae</text:span><text:span text:style-name="T22"> </text:span><text:span text:style-name="T39">[TaxID 317] </text:span><text:span text:style-name="T33">a</text:span><text:span text:style-name="T22">pparently also has MotY, but not MotC </text:span><text:reference-mark-start text:name="ZOTERO_ITEM CSL_CITATION {&quot;citationID&quot;:&quot;24q6t3775h&quot;,&quot;properties&quot;:{&quot;formattedCitation&quot;:&quot;(Terashima et al., 2006)&quot;,&quot;plainCitation&quot;:&quot;(Terashima et al., 2006)&quot;},&quot;citationItems&quot;:[{&quot;id&quot;:2763,&quot;uris&quot;:[&quot;http://zotero.org/users/316567/items/TBQBF6AS&quot;],&quot;uri&quot;:[&quot;http://zotero.org/users/316567/items/TBQBF6AS&quot;],&quot;itemData&quot;:{&quot;id&quot;:2763,&quot;type&quot;:&quot;article-journal&quot;,&quot;title&quot;:&quot;The Vibrio motor proteins, MotX and MotY, are associated with the basal body of Na+-driven flagella and required for stator formation&quot;,&quot;container-title&quot;:&quot;Molecular Microbiology&quot;,&quot;page&quot;:&quot;1170–1180&quot;,&quot;volume&quot;:&quot;62&quot;,&quot;issue&quot;:&quot;4&quot;,&quot;source&quot;:&quot;Wiley Online Library&quot;,&quot;abstract&quot;:&quot;The four motor proteins PomA, PomB, MotX and MotY, which are believed to be stator proteins, are essential for motility by the Na+-driven flagella of Vibrio alginolyticus. When we purified the flagellar basal bodies, MotX and MotY were detected in the basal body, which is the supramolecular complex comprised of the rotor and the bushing, but PomA and PomB were not. By antibody labelling, MotX and MotY were detected around the LP ring. These results indicate that MotX and MotY associate with the basal body. The basal body had a new ring structure beneath the LP ring, which was named the T ring. This structure was changed or lost in the basal body from a ΔmotX or ΔmotY strain. The T ring probably comprises MotX and MotY. In the absence of MotX or MotY, we demonstrated that PomA and PomB were not localized to a cell pole. From the above results, we suggest that MotX and MotY of the T ring are involved in the incorporation and/or stabilization of the PomA/PomB complex in the motor.&quot;,&quot;DOI&quot;:&quot;10.1111/j.1365-2958.2006.05435.x&quot;,&quot;ISSN&quot;:&quot;1365-2958&quot;,&quot;language&quot;:&quot;en&quot;,&quot;author&quot;:[{&quot;family&quot;:&quot;Terashima&quot;,&quot;given&quot;:&quot;Hiroyuki&quot;},{&quot;family&quot;:&quot;Fukuoka&quot;,&quot;given&quot;:&quot;Hajime&quot;},{&quot;family&quot;:&quot;Yakushi&quot;,&quot;given&quot;:&quot;Toshiharu&quot;},{&quot;family&quot;:&quot;Kojima&quot;,&quot;given&quot;:&quot;Seiji&quot;},{&quot;family&quot;:&quot;Homma&quot;,&quot;given&quot;:&quot;Michio&quot;}],&quot;issued&quot;:{&quot;date-parts&quot;:[[2006]]},&quot;accessed&quot;:{&quot;date-parts&quot;:[[2012,6,7]]}}}],&quot;schema&quot;:&quot;https://github.com/citation-style-language/schema/raw/master/csl-citation.json&quot;} RNDpQkAgzugIa"/><text:span text:style-name="T22">(Terashima et al., 2006)</text:span><text:reference-mark-end text:name="ZOTERO_ITEM CSL_CITATION {&quot;citationID&quot;:&quot;24q6t3775h&quot;,&quot;properties&quot;:{&quot;formattedCitation&quot;:&quot;(Terashima et al., 2006)&quot;,&quot;plainCitation&quot;:&quot;(Terashima et al., 2006)&quot;},&quot;citationItems&quot;:[{&quot;id&quot;:2763,&quot;uris&quot;:[&quot;http://zotero.org/users/316567/items/TBQBF6AS&quot;],&quot;uri&quot;:[&quot;http://zotero.org/users/316567/items/TBQBF6AS&quot;],&quot;itemData&quot;:{&quot;id&quot;:2763,&quot;type&quot;:&quot;article-journal&quot;,&quot;title&quot;:&quot;The Vibrio motor proteins, MotX and MotY, are associated with the basal body of Na+-driven flagella and required for stator formation&quot;,&quot;container-title&quot;:&quot;Molecular Microbiology&quot;,&quot;page&quot;:&quot;1170–1180&quot;,&quot;volume&quot;:&quot;62&quot;,&quot;issue&quot;:&quot;4&quot;,&quot;source&quot;:&quot;Wiley Online Library&quot;,&quot;abstract&quot;:&quot;The four motor proteins PomA, PomB, MotX and MotY, which are believed to be stator proteins, are essential for motility by the Na+-driven flagella of Vibrio alginolyticus. When we purified the flagellar basal bodies, MotX and MotY were detected in the basal body, which is the supramolecular complex comprised of the rotor and the bushing, but PomA and PomB were not. By antibody labelling, MotX and MotY were detected around the LP ring. These results indicate that MotX and MotY associate with the basal body. The basal body had a new ring structure beneath the LP ring, which was named the T ring. This structure was changed or lost in the basal body from a ΔmotX or ΔmotY strain. The T ring probably comprises MotX and MotY. In the absence of MotX or MotY, we demonstrated that PomA and PomB were not localized to a cell pole. From the above results, we suggest that MotX and MotY of the T ring are involved in the incorporation and/or stabilization of the PomA/PomB complex in the motor.&quot;,&quot;DOI&quot;:&quot;10.1111/j.1365-2958.2006.05435.x&quot;,&quot;ISSN&quot;:&quot;1365-2958&quot;,&quot;language&quot;:&quot;en&quot;,&quot;author&quot;:[{&quot;family&quot;:&quot;Terashima&quot;,&quot;given&quot;:&quot;Hiroyuki&quot;},{&quot;family&quot;:&quot;Fukuoka&quot;,&quot;given&quot;:&quot;Hajime&quot;},{&quot;family&quot;:&quot;Yakushi&quot;,&quot;given&quot;:&quot;Toshiharu&quot;},{&quot;family&quot;:&quot;Kojima&quot;,&quot;given&quot;:&quot;Seiji&quot;},{&quot;family&quot;:&quot;Homma&quot;,&quot;given&quot;:&quot;Michio&quot;}],&quot;issued&quot;:{&quot;date-parts&quot;:[[2006]]},&quot;accessed&quot;:{&quot;date-parts&quot;:[[2012,6,7]]}}}],&quot;schema&quot;:&quot;https://github.com/citation-style-language/schema/raw/master/csl-citation.json&quot;} RNDpQkAgzugIa"/><text:span text:style-name="T22">.</text:span></text:p>
      <text:p text:style-name="P21">"Swimming behavior of the monotrichous bacterium Pseudomonas fluorescens SBW25"</text:p>
      <text:p text:style-name="P1">Vibrionales</text:p>
      <text:p text:style-name="P29">Standardize “basal disk” / “H-ring / T-ring” nomenclature.</text:p>
      <text:p text:style-name="P7">The vibrios are distinguished by a sheathed sodium-driven polar flagellum with additional periplasmic structures. Much of the work on the vibrio motor has been conducted in <text:span text:style-name="T9">Vibrio alginolyticus </text:span><text:span text:style-name="T22">and </text:span><text:span text:style-name="T9">V. parahaemolyticus. </text:span><text:span text:style-name="T22">This sodium-driven motor promises insights into probing the mechanism of rotation because the sodium-motive force is relatively easily manipulated in contrast to the proton-motive force. Some of the </text:span><text:span text:style-name="T9">Vibrios, </text:span><text:span text:style-name="T22">including</text:span><text:span text:style-name="T9"> V. vulnificus, V. fischeri </text:span><text:span text:style-name="T22">(distinguished by producing multiple polar motors)</text:span><text:span text:style-name="T9">, V. anguillarum, </text:span><text:span text:style-name="T22">and the important pathogen </text:span><text:span text:style-name="T9">V. cholerae </text:span><text:span text:style-name="T22">exclusively express a polar sodium-driven motor. Many </text:span><text:span text:style-name="T9">Vibrios </text:span><text:span text:style-name="T22">however also produce multiple proton-drive lateral flagella that are used for swarming motility, including </text:span><text:span text:style-name="T9">V. parahaemolyticus, V. alginolyticus, </text:span><text:span text:style-name="T22">and </text:span><text:span text:style-name="T9">V. harveyi</text:span><text:span text:style-name="T22"> </text:span><text:reference-mark-start text:name="ZOTERO_ITEM CSL_CITATION {&quot;citationID&quot;:&quot;1t8279dbft&quot;,&quot;properties&quot;:{&quot;formattedCitation&quot;:&quot;(McCarter, 2001)&quot;,&quot;plainCitation&quot;:&quot;(McCarter, 2001)&quot;},&quot;citationItems&quot;:[{&quot;id&quot;:2556,&quot;uris&quot;:[&quot;http://zotero.org/users/316567/items/KX8F55VT&quot;],&quot;uri&quot;:[&quot;http://zotero.org/users/316567/items/KX8F55VT&quot;],&quot;itemData&quot;:{&quot;id&quot;:2556,&quot;type&quot;:&quot;article-journal&quot;,&quot;title&quot;:&quot;Polar Flagellar Motility of the Vibrionaceae&quot;,&quot;container-title&quot;:&quot;Microbiology and Molecular Biology Reviews&quot;,&quot;page&quot;:&quot;445-462&quot;,&quot;volume&quot;:&quot;65&quot;,&quot;issue&quot;:&quot;3&quot;,&quot;source&quot;:&quot;mmbr.asm.org&quot;,&quot;abstract&quot;:&quot;Polar flagella of Vibrio species can rotate at speeds as high as 100,000 rpm and effectively propel the bacteria in liquid as fast as 60 μm/s. The sodium motive force powers rotation of the filament, which acts as a propeller. The filament is complex, composed of multiple subunits, and sheathed by an extension of the cell outer membrane. The regulatory circuitry controlling expression of the polar flagellar genes of members of the Vibrionaceae is different from the peritrichous system of enteric bacteria or the polar system of Caulobacter crescentus. The scheme of gene control is also pertinent to other members of the gamma purple bacteria, in particular to Pseudomonas species. This review uses the framework of the polar flagellar system of Vibrio parahaemolyticus to provide a synthesis of what is known about polar motility systems of the Vibrionaceae. In addition to its propulsive role, the single polar flagellum of V. parahaemolyticus is believed to act as a tactile sensor controlling surface-induced gene expression. Under conditions that impede rotation of the polar flagellum, an alternate, lateral flagellar motility system is induced that enables movement through viscous environments and over surfaces. Although the dual flagellar systems possess no shared structural components and although distinct type III secretion systems direct the simultaneous placement and assembly of polar and lateral organelles, movement is coordinated by shared chemotaxis machinery.&quot;,&quot;DOI&quot;:&quot;10.1128/MMBR.65.3.445-462.2001&quot;,&quot;ISSN&quot;:&quot;1092-2172, 1098-5557&quot;,&quot;journalAbbreviation&quot;:&quot;Microbiol. Mol. Biol. Rev.&quot;,&quot;language&quot;:&quot;en&quot;,&quot;author&quot;:[{&quot;family&quot;:&quot;McCarter&quot;,&quot;given&quot;:&quot;Linda L&quot;}],&quot;issued&quot;:{&quot;date-parts&quot;:[[2001,9,1]]},&quot;accessed&quot;:{&quot;date-parts&quot;:[[2012,6,6]]}}}],&quot;schema&quot;:&quot;https://github.com/citation-style-language/schema/raw/master/csl-citation.json&quot;} RNDwwahDhk6Ir"/><text:span text:style-name="T22">(McCarter, 2001)</text:span><text:reference-mark-end text:name="ZOTERO_ITEM CSL_CITATION {&quot;citationID&quot;:&quot;1t8279dbft&quot;,&quot;properties&quot;:{&quot;formattedCitation&quot;:&quot;(McCarter, 2001)&quot;,&quot;plainCitation&quot;:&quot;(McCarter, 2001)&quot;},&quot;citationItems&quot;:[{&quot;id&quot;:2556,&quot;uris&quot;:[&quot;http://zotero.org/users/316567/items/KX8F55VT&quot;],&quot;uri&quot;:[&quot;http://zotero.org/users/316567/items/KX8F55VT&quot;],&quot;itemData&quot;:{&quot;id&quot;:2556,&quot;type&quot;:&quot;article-journal&quot;,&quot;title&quot;:&quot;Polar Flagellar Motility of the Vibrionaceae&quot;,&quot;container-title&quot;:&quot;Microbiology and Molecular Biology Reviews&quot;,&quot;page&quot;:&quot;445-462&quot;,&quot;volume&quot;:&quot;65&quot;,&quot;issue&quot;:&quot;3&quot;,&quot;source&quot;:&quot;mmbr.asm.org&quot;,&quot;abstract&quot;:&quot;Polar flagella of Vibrio species can rotate at speeds as high as 100,000 rpm and effectively propel the bacteria in liquid as fast as 60 μm/s. The sodium motive force powers rotation of the filament, which acts as a propeller. The filament is complex, composed of multiple subunits, and sheathed by an extension of the cell outer membrane. The regulatory circuitry controlling expression of the polar flagellar genes of members of the Vibrionaceae is different from the peritrichous system of enteric bacteria or the polar system of Caulobacter crescentus. The scheme of gene control is also pertinent to other members of the gamma purple bacteria, in particular to Pseudomonas species. This review uses the framework of the polar flagellar system of Vibrio parahaemolyticus to provide a synthesis of what is known about polar motility systems of the Vibrionaceae. In addition to its propulsive role, the single polar flagellum of V. parahaemolyticus is believed to act as a tactile sensor controlling surface-induced gene expression. Under conditions that impede rotation of the polar flagellum, an alternate, lateral flagellar motility system is induced that enables movement through viscous environments and over surfaces. Although the dual flagellar systems possess no shared structural components and although distinct type III secretion systems direct the simultaneous placement and assembly of polar and lateral organelles, movement is coordinated by shared chemotaxis machinery.&quot;,&quot;DOI&quot;:&quot;10.1128/MMBR.65.3.445-462.2001&quot;,&quot;ISSN&quot;:&quot;1092-2172, 1098-5557&quot;,&quot;journalAbbreviation&quot;:&quot;Microbiol. Mol. Biol. Rev.&quot;,&quot;language&quot;:&quot;en&quot;,&quot;author&quot;:[{&quot;family&quot;:&quot;McCarter&quot;,&quot;given&quot;:&quot;Linda L&quot;}],&quot;issued&quot;:{&quot;date-parts&quot;:[[2001,9,1]]},&quot;accessed&quot;:{&quot;date-parts&quot;:[[2012,6,6]]}}}],&quot;schema&quot;:&quot;https://github.com/citation-style-language/schema/raw/master/csl-citation.json&quot;} RNDwwahDhk6Ir"/><text:span text:style-name="T22">.</text:span></text:p>
      <text:p text:style-name="Standard"><text:span text:style-name="T9">Vibrio alginolyticus </text:span><text:span text:style-name="T39">[TaxID: 663]</text:span><text:span text:style-name="T22">: The purified </text:span><text:span text:style-name="T9">V. alginolyticus </text:span><text:span text:style-name="T22">motor has a structural core very similar to the enterobacterial motor. In addition, however, there are a number of structural elaborations </text:span><text:reference-mark-start text:name="ZOTERO_ITEM CSL_CITATION {&quot;citationID&quot;:&quot;15qab991g6&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jD2v1qAMxZ"/><text:span text:style-name="T22">(Li et al., 2011)</text:span><text:reference-mark-end text:name="ZOTERO_ITEM CSL_CITATION {&quot;citationID&quot;:&quot;15qab991g6&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jD2v1qAMxZ"/>.<text:span text:style-name="T22"> Most striking is the T-ring, an additional ring attached to the P-ring, but slightly closer to the inner membrane. This has been shown to be comprised of two additional proteins, MotX and MotY, the latter being directly attached to the P-ring an</text:span><text:span text:style-name="T38">d the former being more peripheral. The crystal structure of MotY revealed a C-terminal peptidoglycan binding domain and a novel N-terminal domain </text:span><text:reference-mark-start text:name="ZOTERO_ITEM CSL_CITATION {&quot;citationID&quot;:&quot;k1kuvtnla&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8EuX49Eid9"/><text:span text:style-name="T38">(Kojima et al., 2008b)</text:span><text:reference-mark-end text:name="ZOTERO_ITEM CSL_CITATION {&quot;citationID&quot;:&quot;k1kuvtnla&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8EuX49Eid9"/><text:span text:style-name="T130">. MotXY have hydrophobic sequences that are cleav</text:span>ed; both proteins localize to the outer membrane together <text:reference-mark-start text:name="ZOTERO_ITEM CSL_CITATION {&quot;citationID&quot;:&quot;2qqh3tfoc2&quot;,&quot;properties&quot;:{&quot;formattedCitation&quot;:&quot;(Okabe et al., 2002)&quot;,&quot;plainCitation&quot;:&quot;(Okabe et al., 2002)&quot;},&quot;citationItems&quot;:[{&quot;id&quot;:1978,&quot;uris&quot;:[&quot;http://zotero.org/users/316567/items/6HJZIM8W&quot;],&quot;uri&quot;:[&quot;http://zotero.org/users/316567/items/6HJZIM8W&quot;],&quot;itemData&quot;:{&quot;id&quot;:1978,&quot;type&quot;:&quot;article-journal&quot;,&quot;title&quot;:&quot;MotX and MotY, specific components of the sodium‐driven flagellar motor, colocalize to the outer membrane in Vibrio alginolyticus&quot;,&quot;container-title&quot;:&quot;Molecular Microbiology&quot;,&quot;page&quot;:&quot;125-134&quot;,&quot;volume&quot;:&quot;46&quot;,&quot;issue&quot;:&quot;1&quot;,&quot;source&quot;:&quot;onlinelibrary.wiley.com&quot;,&quot;abstract&quot;:&quot;Rotation of the sodium-driven polar flagella of Vibrio alginolyticus requires four motor proteins: PomA, PomB, MotX and MotY. MotX and MotY, which are unique components of the sodium-driven motor of Vibrio, have been believed to be localized in the inner (cytoplasmic) membrane via their N-terminal hydrophobic segments. Here we show that MotX and MotY colocalize to the outer membrane. Both proteins, when expressed together, were detected in the outer membrane fraction separated by sucrose density gradient centrifugation. As mature MotX and MotY proteins do not have N-terminal hydrophobic segments, the N-termini of the primary translation products must have signal sequences that are removed upon translocation across the inner membrane. Moreover, MotX and MotY require each other for efficient localization to the outer membrane. Based on these lines of evidence, we propose that MotX and MotY form a complex in the outer membrane. This is the first case that describes motor proteins function in the outer membrane for flagellar rotation.&quot;,&quot;DOI&quot;:&quot;10.1046/j.1365-2958.2002.03142.x&quot;,&quot;ISSN&quot;:&quot;1365-2958&quot;,&quot;language&quot;:&quot;en&quot;,&quot;author&quot;:[{&quot;family&quot;:&quot;Okabe&quot;,&quot;given&quot;:&quot;Mayuko&quot;},{&quot;family&quot;:&quot;Yakushi&quot;,&quot;given&quot;:&quot;Toshiharu&quot;},{&quot;family&quot;:&quot;Kojima&quot;,&quot;given&quot;:&quot;Masaru&quot;},{&quot;family&quot;:&quot;Homma&quot;,&quot;given&quot;:&quot;Michio&quot;}],&quot;issued&quot;:{&quot;date-parts&quot;:[[2002,10,3]]},&quot;accessed&quot;:{&quot;date-parts&quot;:[[2012,5,29]]}}}],&quot;schema&quot;:&quot;https://github.com/citation-style-language/schema/raw/master/csl-citation.json&quot;} RNDhWMtBFkglL"/>(Okabe et al., 2002)<text:reference-mark-end text:name="ZOTERO_ITEM CSL_CITATION {&quot;citationID&quot;:&quot;2qqh3tfoc2&quot;,&quot;properties&quot;:{&quot;formattedCitation&quot;:&quot;(Okabe et al., 2002)&quot;,&quot;plainCitation&quot;:&quot;(Okabe et al., 2002)&quot;},&quot;citationItems&quot;:[{&quot;id&quot;:1978,&quot;uris&quot;:[&quot;http://zotero.org/users/316567/items/6HJZIM8W&quot;],&quot;uri&quot;:[&quot;http://zotero.org/users/316567/items/6HJZIM8W&quot;],&quot;itemData&quot;:{&quot;id&quot;:1978,&quot;type&quot;:&quot;article-journal&quot;,&quot;title&quot;:&quot;MotX and MotY, specific components of the sodium‐driven flagellar motor, colocalize to the outer membrane in Vibrio alginolyticus&quot;,&quot;container-title&quot;:&quot;Molecular Microbiology&quot;,&quot;page&quot;:&quot;125-134&quot;,&quot;volume&quot;:&quot;46&quot;,&quot;issue&quot;:&quot;1&quot;,&quot;source&quot;:&quot;onlinelibrary.wiley.com&quot;,&quot;abstract&quot;:&quot;Rotation of the sodium-driven polar flagella of Vibrio alginolyticus requires four motor proteins: PomA, PomB, MotX and MotY. MotX and MotY, which are unique components of the sodium-driven motor of Vibrio, have been believed to be localized in the inner (cytoplasmic) membrane via their N-terminal hydrophobic segments. Here we show that MotX and MotY colocalize to the outer membrane. Both proteins, when expressed together, were detected in the outer membrane fraction separated by sucrose density gradient centrifugation. As mature MotX and MotY proteins do not have N-terminal hydrophobic segments, the N-termini of the primary translation products must have signal sequences that are removed upon translocation across the inner membrane. Moreover, MotX and MotY require each other for efficient localization to the outer membrane. Based on these lines of evidence, we propose that MotX and MotY form a complex in the outer membrane. This is the first case that describes motor proteins function in the outer membrane for flagellar rotation.&quot;,&quot;DOI&quot;:&quot;10.1046/j.1365-2958.2002.03142.x&quot;,&quot;ISSN&quot;:&quot;1365-2958&quot;,&quot;language&quot;:&quot;en&quot;,&quot;author&quot;:[{&quot;family&quot;:&quot;Okabe&quot;,&quot;given&quot;:&quot;Mayuko&quot;},{&quot;family&quot;:&quot;Yakushi&quot;,&quot;given&quot;:&quot;Toshiharu&quot;},{&quot;family&quot;:&quot;Kojima&quot;,&quot;given&quot;:&quot;Masaru&quot;},{&quot;family&quot;:&quot;Homma&quot;,&quot;given&quot;:&quot;Michio&quot;}],&quot;issued&quot;:{&quot;date-parts&quot;:[[2002,10,3]]},&quot;accessed&quot;:{&quot;date-parts&quot;:[[2012,5,29]]}}}],&quot;schema&quot;:&quot;https://github.com/citation-style-language/schema/raw/master/csl-citation.json&quot;} RNDhWMtBFkglL"/>. MotX and MotY are required for motor function and act to localize the stators to the motor. MotY<text:span text:style-name="T61">C</text:span> is homologous to many peptidogylcan-binding proteins, including MotB<text:span text:style-name="T61">C</text:span><text:span text:style-name="T71">, Pal,</text:span> and OmpA <text:reference-mark-start text:name="ZOTERO_ITEM CSL_CITATION {&quot;citationID&quot;:&quot;uj1oj1rc9&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A1QJFi35ek"/>(Kojima et al., 2008b)<text:reference-mark-end text:name="ZOTERO_ITEM CSL_CITATION {&quot;citationID&quot;:&quot;uj1oj1rc9&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A1QJFi35ek"/>. MotX may form part of a sodium channel as suggested by lethality of overexpressed <text:span text:style-name="T9">V. parahaemolyticus </text:span><text:span text:style-name="T22">MotX in </text:span><text:span text:style-name="T9">E. coli </text:span><text:span text:style-name="T22">in a sodium-dependent manner, a property that can be blocked by addition of a sodium channel blocker.</text:span></text:p>
      <text:p text:style-name="Standard">In addition to the T-ring, the L-ring is enlarged by an additional ring referred to as the H-ring, shown to be formed from the protein FlgT <text:reference-mark-start text:name="ZOTERO_ITEM CSL_CITATION {&quot;citationID&quot;:&quot;1r1ipm5ekf&quot;,&quot;properties&quot;:{&quot;formattedCitation&quot;:&quot;(Terashima et al., 2010)&quot;,&quot;plainCitation&quot;:&quot;(Terashima et al., 2010)&quot;},&quot;citationItems&quot;:[{&quot;id&quot;:327,&quot;uris&quot;:[&quot;http://zotero.org/users/316567/items/SU77HK9T&quot;],&quot;uri&quot;:[&quot;http://zotero.org/users/316567/items/SU77HK9T&quot;],&quot;itemData&quot;:{&quot;id&quot;:327,&quot;type&quot;:&quot;article-journal&quot;,&quot;title&quot;:&quot;The flagellar basal body-associated protein FlgT is essential for a novel ring structure in the sodium-driven Vibrio motor&quot;,&quot;container-title&quot;:&quot;Journal of Bacteriology&quot;,&quot;page&quot;:&quot;5609-5615&quot;,&quot;volume&quot;:&quot;192&quot;,&quot;issue&quot;:&quot;21&quot;,&quot;source&quot;:&quot;NCBI PubMed&quot;,&quot;abstract&quot;:&quot;In Vibrio alginolyticus, the flagellar motor can rotate at a remarkably high speed, ca. three to four times faster than the Escherichia coli or Salmonella motor. Here, we found a Vibrio-specific protein, FlgT, in the purified flagellar basal body fraction. Defects of FlgT resulted in partial Fla⁻ and Mot⁻ phenotypes, suggesting that FlgT is involved in formation of the flagellar structure and generating flagellar rotation. Electron microscopic observation of the basal body of ΔflgT cells revealed a smaller LP ring structure compared to the wild type, and most of the T ring was lost. His₆-tagged FlgT could be coisolated with MotY, the T-ring component, suggesting that FlgT may interact with the T ring composed of MotX and MotY. From these lines of evidence, we conclude that FlgT associates with the basal body and is responsible to form an outer ring of the LP ring, named the H ring, which can be distinguished from the LP ring formed by FlgH and FlgI. Vibrio-specific structures, e.g., the T ring and H ring might contribute the more robust motor structure compared to that of E. coli and Salmonella.&quot;,&quot;DOI&quot;:&quot;10.1128/JB.00720-10&quot;,&quot;ISSN&quot;:&quot;1098-5530&quot;,&quot;note&quot;:&quot;PMID: 20729351&quot;,&quot;journalAbbreviation&quot;:&quot;J. Bacteriol&quot;,&quot;author&quot;:[{&quot;family&quot;:&quot;Terashima&quot;,&quot;given&quot;:&quot;Hiroyuki&quot;},{&quot;family&quot;:&quot;Koike&quot;,&quot;given&quot;:&quot;Masafumi&quot;},{&quot;family&quot;:&quot;Kojima&quot;,&quot;given&quot;:&quot;Seiji&quot;},{&quot;family&quot;:&quot;Homma&quot;,&quot;given&quot;:&quot;Michio&quot;}],&quot;issued&quot;:{&quot;date-parts&quot;:[[&quot;2010&quot;,11]]},&quot;accessed&quot;:{&quot;date-parts&quot;:[[2010,11,10]]}}}],&quot;schema&quot;:&quot;https://github.com/citation-style-language/schema/raw/master/csl-citation.json&quot;} RNDsWp1yLWD7m"/>(Terashima et al., 2010)<text:reference-mark-end text:name="ZOTERO_ITEM CSL_CITATION {&quot;citationID&quot;:&quot;1r1ipm5ekf&quot;,&quot;properties&quot;:{&quot;formattedCitation&quot;:&quot;(Terashima et al., 2010)&quot;,&quot;plainCitation&quot;:&quot;(Terashima et al., 2010)&quot;},&quot;citationItems&quot;:[{&quot;id&quot;:327,&quot;uris&quot;:[&quot;http://zotero.org/users/316567/items/SU77HK9T&quot;],&quot;uri&quot;:[&quot;http://zotero.org/users/316567/items/SU77HK9T&quot;],&quot;itemData&quot;:{&quot;id&quot;:327,&quot;type&quot;:&quot;article-journal&quot;,&quot;title&quot;:&quot;The flagellar basal body-associated protein FlgT is essential for a novel ring structure in the sodium-driven Vibrio motor&quot;,&quot;container-title&quot;:&quot;Journal of Bacteriology&quot;,&quot;page&quot;:&quot;5609-5615&quot;,&quot;volume&quot;:&quot;192&quot;,&quot;issue&quot;:&quot;21&quot;,&quot;source&quot;:&quot;NCBI PubMed&quot;,&quot;abstract&quot;:&quot;In Vibrio alginolyticus, the flagellar motor can rotate at a remarkably high speed, ca. three to four times faster than the Escherichia coli or Salmonella motor. Here, we found a Vibrio-specific protein, FlgT, in the purified flagellar basal body fraction. Defects of FlgT resulted in partial Fla⁻ and Mot⁻ phenotypes, suggesting that FlgT is involved in formation of the flagellar structure and generating flagellar rotation. Electron microscopic observation of the basal body of ΔflgT cells revealed a smaller LP ring structure compared to the wild type, and most of the T ring was lost. His₆-tagged FlgT could be coisolated with MotY, the T-ring component, suggesting that FlgT may interact with the T ring composed of MotX and MotY. From these lines of evidence, we conclude that FlgT associates with the basal body and is responsible to form an outer ring of the LP ring, named the H ring, which can be distinguished from the LP ring formed by FlgH and FlgI. Vibrio-specific structures, e.g., the T ring and H ring might contribute the more robust motor structure compared to that of E. coli and Salmonella.&quot;,&quot;DOI&quot;:&quot;10.1128/JB.00720-10&quot;,&quot;ISSN&quot;:&quot;1098-5530&quot;,&quot;note&quot;:&quot;PMID: 20729351&quot;,&quot;journalAbbreviation&quot;:&quot;J. Bacteriol&quot;,&quot;author&quot;:[{&quot;family&quot;:&quot;Terashima&quot;,&quot;given&quot;:&quot;Hiroyuki&quot;},{&quot;family&quot;:&quot;Koike&quot;,&quot;given&quot;:&quot;Masafumi&quot;},{&quot;family&quot;:&quot;Kojima&quot;,&quot;given&quot;:&quot;Seiji&quot;},{&quot;family&quot;:&quot;Homma&quot;,&quot;given&quot;:&quot;Michio&quot;}],&quot;issued&quot;:{&quot;date-parts&quot;:[[&quot;2010&quot;,11]]},&quot;accessed&quot;:{&quot;date-parts&quot;:[[2010,11,10]]}}}],&quot;schema&quot;:&quot;https://github.com/citation-style-language/schema/raw/master/csl-citation.json&quot;} RNDsWp1yLWD7m"/>. FlgT interacts with MotY and is involved in assembling the MotXY T-ring. Intriguingly, FlgT is predicted to have structural homology outer membrane integrity-maintenance protein TolB, so may be involved in sheath integrity and interactions with the motor.</text:p>
      <text:p text:style-name="Standard">The stator proteins, PomAB (described in full above), are dynamic, requiring the sodium motive force in addition to MotXY for localization. <text:span text:style-name="T107">Talk about Seiji's work</text:span></text:p>
      <text:p text:style-name="Standard"><text:span text:style-name="T9">Vibrio cholerae </text:span><text:span text:style-name="T22">[TaxID 666] </text:span><text:reference-mark-start text:name="ZOTERO_ITEM CSL_CITATION {&quot;citationID&quot;:&quot;tam5l31l1&quot;,&quot;properties&quot;:{&quot;formattedCitation&quot;:&quot;(Ferris et al., 1984)&quot;,&quot;plainCitation&quot;:&quot;(Ferris et al., 1984)&quot;},&quot;citationItems&quot;:[{&quot;id&quot;:2736,&quot;uris&quot;:[&quot;http://zotero.org/users/316567/items/SNSTBWJ7&quot;],&quot;uri&quot;:[&quot;http://zotero.org/users/316567/items/SNSTBWJ7&quot;],&quot;itemData&quot;:{&quot;id&quot;:2736,&quot;type&quot;:&quot;article-journal&quot;,&quot;title&quot;:&quot;Structure and cell envelope associations of flagellar basal complexes of Vibrio cholerae and Campylobacter fetus&quot;,&quot;container-title&quot;:&quot;Canadian Journal of Microbiology&quot;,&quot;page&quot;:&quot;322-333&quot;,&quot;volume&quot;:&quot;30&quot;,&quot;issue&quot;:&quot;3&quot;,&quot;source&quot;:&quot;NCBI PubMed&quot;,&quot;abstract&quot;:&quot;To isolate intact flagella with basal complexes from Vibrio cholerae, a rhamnolipid hemolysin from Pseudomonas aeruginosa was used to disrupt the cell envelope and flagellar sheath. The nonionic detergent, Triton X-100, provided similar results for Campylobacter fetus. Each of these basal complexes possessed, in addition to the four classical rings, concentric membrane rings (CMR's) similar to those found in Aquaspirillum serpens. Through the use of stereo imaging (which allows structures to be visualized in three dimensions) of thin sections of cells which had been sequentially treated with a number of envelope perturbants (i.e., ethylenediaminetetraacetate, lysozyme, Triton X-100, rhamnolipid hemolysin, and sodium dodecyl sulfate), we have progressively exposed the component parts of the basal organelles in V. cholerae and C. fetus. Since the action of these envelope perturbants has been well documented, we have been able to determine the associations of the exposed portions of the flagellar basal complex and the layer of the cell envelope in which they would normally reside. From our observations we have concluded that in both V. cholerae and C. fetus the L ring is embedded in the outer membrane and the P ring is associated with the peptidoglycan. The CMR's are bracketed by the L and P rings and are sandwiched between the outer membrane and the peptidoglycan. Elements of both the S and M rings appear to be associated with the plasma membrane.&quot;,&quot;ISSN&quot;:&quot;0008-4166&quot;,&quot;note&quot;:&quot;PMID: 6426766&quot;,&quot;journalAbbreviation&quot;:&quot;Can. J. Microbiol.&quot;,&quot;author&quot;:[{&quot;family&quot;:&quot;Ferris&quot;,&quot;given&quot;:&quot;F G&quot;},{&quot;family&quot;:&quot;Beveridge&quot;,&quot;given&quot;:&quot;T J&quot;},{&quot;family&quot;:&quot;Marceau-Day&quot;,&quot;given&quot;:&quot;M L&quot;},{&quot;family&quot;:&quot;Larson&quot;,&quot;given&quot;:&quot;A D&quot;}],&quot;issued&quot;:{&quot;date-parts&quot;:[[&quot;1984&quot;,3]]},&quot;accessed&quot;:{&quot;date-parts&quot;:[[2012,7,5]]}}}],&quot;schema&quot;:&quot;https://github.com/citation-style-language/schema/raw/master/csl-citation.json&quot;} RNDl4rSUHwKfA"/><text:span text:style-name="T22">(Ferris et al., 1984)</text:span><text:reference-mark-end text:name="ZOTERO_ITEM CSL_CITATION {&quot;citationID&quot;:&quot;tam5l31l1&quot;,&quot;properties&quot;:{&quot;formattedCitation&quot;:&quot;(Ferris et al., 1984)&quot;,&quot;plainCitation&quot;:&quot;(Ferris et al., 1984)&quot;},&quot;citationItems&quot;:[{&quot;id&quot;:2736,&quot;uris&quot;:[&quot;http://zotero.org/users/316567/items/SNSTBWJ7&quot;],&quot;uri&quot;:[&quot;http://zotero.org/users/316567/items/SNSTBWJ7&quot;],&quot;itemData&quot;:{&quot;id&quot;:2736,&quot;type&quot;:&quot;article-journal&quot;,&quot;title&quot;:&quot;Structure and cell envelope associations of flagellar basal complexes of Vibrio cholerae and Campylobacter fetus&quot;,&quot;container-title&quot;:&quot;Canadian Journal of Microbiology&quot;,&quot;page&quot;:&quot;322-333&quot;,&quot;volume&quot;:&quot;30&quot;,&quot;issue&quot;:&quot;3&quot;,&quot;source&quot;:&quot;NCBI PubMed&quot;,&quot;abstract&quot;:&quot;To isolate intact flagella with basal complexes from Vibrio cholerae, a rhamnolipid hemolysin from Pseudomonas aeruginosa was used to disrupt the cell envelope and flagellar sheath. The nonionic detergent, Triton X-100, provided similar results for Campylobacter fetus. Each of these basal complexes possessed, in addition to the four classical rings, concentric membrane rings (CMR's) similar to those found in Aquaspirillum serpens. Through the use of stereo imaging (which allows structures to be visualized in three dimensions) of thin sections of cells which had been sequentially treated with a number of envelope perturbants (i.e., ethylenediaminetetraacetate, lysozyme, Triton X-100, rhamnolipid hemolysin, and sodium dodecyl sulfate), we have progressively exposed the component parts of the basal organelles in V. cholerae and C. fetus. Since the action of these envelope perturbants has been well documented, we have been able to determine the associations of the exposed portions of the flagellar basal complex and the layer of the cell envelope in which they would normally reside. From our observations we have concluded that in both V. cholerae and C. fetus the L ring is embedded in the outer membrane and the P ring is associated with the peptidoglycan. The CMR's are bracketed by the L and P rings and are sandwiched between the outer membrane and the peptidoglycan. Elements of both the S and M rings appear to be associated with the plasma membrane.&quot;,&quot;ISSN&quot;:&quot;0008-4166&quot;,&quot;note&quot;:&quot;PMID: 6426766&quot;,&quot;journalAbbreviation&quot;:&quot;Can. J. Microbiol.&quot;,&quot;author&quot;:[{&quot;family&quot;:&quot;Ferris&quot;,&quot;given&quot;:&quot;F G&quot;},{&quot;family&quot;:&quot;Beveridge&quot;,&quot;given&quot;:&quot;T J&quot;},{&quot;family&quot;:&quot;Marceau-Day&quot;,&quot;given&quot;:&quot;M L&quot;},{&quot;family&quot;:&quot;Larson&quot;,&quot;given&quot;:&quot;A D&quot;}],&quot;issued&quot;:{&quot;date-parts&quot;:[[&quot;1984&quot;,3]]},&quot;accessed&quot;:{&quot;date-parts&quot;:[[2012,7,5]]}}}],&quot;schema&quot;:&quot;https://github.com/citation-style-language/schema/raw/master/csl-citation.json&quot;} RNDl4rSUHwKfA"/><text:span text:style-name="T22"> and </text:span><text:span text:style-name="T9">Vibrio fischeri </text:span><text:span text:style-name="T22">[TaxID 668] (also known as </text:span><text:span text:style-name="T9">Photobacterium fischeri</text:span><text:span text:style-name="T22">)</text:span><text:span text:style-name="T9"> </text:span><text:span text:style-name="T38"><text:s/></text:span><text:reference-mark-start text:name="ZOTERO_ITEM CSL_CITATION {&quot;citationID&quot;:&quot;2m877hnfed&quot;,&quot;properties&quot;:{&quot;formattedCitation&quot;:&quot;(Allen and Baumann, 1971)&quot;,&quot;plainCitation&quot;:&quot;(Allen and Baumann, 1971)&quot;},&quot;citationItems&quot;:[{&quot;id&quot;:2537,&quot;uris&quot;:[&quot;http://zotero.org/users/316567/items/KBQ7ZT2C&quot;],&quot;uri&quot;:[&quot;http://zotero.org/users/316567/items/KBQ7ZT2C&quot;],&quot;itemData&quot;:{&quot;id&quot;:2537,&quot;type&quot;:&quot;article-journal&quot;,&quot;title&quot;:&quot;Structure and Arrangement of Flagella in Species of the Genus Beneckea and Photobacterium Fischeri&quot;,&quot;container-title&quot;:&quot;Journal of Bacteriology&quot;,&quot;page&quot;:&quot;295-302&quot;,&quot;volume&quot;:&quot;107&quot;,&quot;issue&quot;:&quot;1&quot;,&quot;source&quot;:&quot;jb.asm.org&quot;,&quot;ISSN&quot;:&quot;0021-9193, 1098-5530&quot;,&quot;journalAbbreviation&quot;:&quot;J. Bacteriol.&quot;,&quot;language&quot;:&quot;en&quot;,&quot;author&quot;:[{&quot;family&quot;:&quot;Allen&quot;,&quot;given&quot;:&quot;Richard D&quot;},{&quot;family&quot;:&quot;Baumann&quot;,&quot;given&quot;:&quot;Paul&quot;}],&quot;issued&quot;:{&quot;date-parts&quot;:[[1971,7,1]]},&quot;accessed&quot;:{&quot;date-parts&quot;:[[2012,5,30]]}}}],&quot;schema&quot;:&quot;https://github.com/citation-style-language/schema/raw/master/csl-citation.json&quot;} RNDJiycI08Slu"/><text:span text:style-name="T38">(Allen and Baumann, 1971)</text:span><text:reference-mark-end text:name="ZOTERO_ITEM CSL_CITATION {&quot;citationID&quot;:&quot;2m877hnfed&quot;,&quot;properties&quot;:{&quot;formattedCitation&quot;:&quot;(Allen and Baumann, 1971)&quot;,&quot;plainCitation&quot;:&quot;(Allen and Baumann, 1971)&quot;},&quot;citationItems&quot;:[{&quot;id&quot;:2537,&quot;uris&quot;:[&quot;http://zotero.org/users/316567/items/KBQ7ZT2C&quot;],&quot;uri&quot;:[&quot;http://zotero.org/users/316567/items/KBQ7ZT2C&quot;],&quot;itemData&quot;:{&quot;id&quot;:2537,&quot;type&quot;:&quot;article-journal&quot;,&quot;title&quot;:&quot;Structure and Arrangement of Flagella in Species of the Genus Beneckea and Photobacterium Fischeri&quot;,&quot;container-title&quot;:&quot;Journal of Bacteriology&quot;,&quot;page&quot;:&quot;295-302&quot;,&quot;volume&quot;:&quot;107&quot;,&quot;issue&quot;:&quot;1&quot;,&quot;source&quot;:&quot;jb.asm.org&quot;,&quot;ISSN&quot;:&quot;0021-9193, 1098-5530&quot;,&quot;journalAbbreviation&quot;:&quot;J. Bacteriol.&quot;,&quot;language&quot;:&quot;en&quot;,&quot;author&quot;:[{&quot;family&quot;:&quot;Allen&quot;,&quot;given&quot;:&quot;Richard D&quot;},{&quot;family&quot;:&quot;Baumann&quot;,&quot;given&quot;:&quot;Paul&quot;}],&quot;issued&quot;:{&quot;date-parts&quot;:[[1971,7,1]]},&quot;accessed&quot;:{&quot;date-parts&quot;:[[2012,5,30]]}}}],&quot;schema&quot;:&quot;https://github.com/citation-style-language/schema/raw/master/csl-citation.json&quot;} RNDJiycI08Slu"/><text:span text:style-name="T22"> have the same H- and T-ring arrangement</text:span>.<text:span text:style-name="T22"> Work on </text:span><text:span text:style-name="T9">flgT</text:span><text:span text:style-name="T22"> mutants in </text:span><text:span text:style-name="T9">V. cholerae </text:span><text:span text:style-name="T22">revealed that FlgT anchors the flagellum to the wall, and it's absence leads to release of filaments and motors </text:span><text:reference-mark-start text:name="ZOTERO_ITEM CSL_CITATION {&quot;citationID&quot;:&quot;27j2j3708s&quot;,&quot;properties&quot;:{&quot;formattedCitation&quot;:&quot;(Martinez et al., 2010)&quot;,&quot;plainCitation&quot;:&quot;(Martinez et al., 2010)&quot;},&quot;citationItems&quot;:[{&quot;id&quot;:2932,&quot;uris&quot;:[&quot;http://zotero.org/users/316567/items/XTEIEXTQ&quot;],&quot;uri&quot;:[&quot;http://zotero.org/users/316567/items/XTEIEXTQ&quot;],&quot;itemData&quot;:{&quot;id&quot;:2932,&quot;type&quot;:&quot;article-journal&quot;,&quot;title&quot;:&quot;Role of FlgT in Anchoring the Flagellum of Vibrio Cholerae&quot;,&quot;container-title&quot;:&quot;Journal of Bacteriology&quot;,&quot;page&quot;:&quot;2085-2092&quot;,&quot;volume&quot;:&quot;192&quot;,&quot;issue&quot;:&quot;8&quot;,&quot;source&quot;:&quot;jb.asm.org&quot;,&quot;abstract&quot;:&quot;Flagellar motility has long been regarded as an important virulence factor. In Vibrio cholerae, the single polar flagellum is essential for motility as well as for proper attachment and colonization. In this study, we demonstrate that the novel flagellar protein FlgT is involved in anchoring the flagellum to the V. cholerae cell. A screen for novel colonization factors by use of TnphoA mutagenesis identified flgT. An in-frame deletion of flgT established that FlgT is required for attachment, colonization, and motility. Transmission electron microscopy revealed that while the flgT mutant is capable of assembling a phenotypically normal flagellum, the flgT population is mostly aflagellate compared to the wild-type population. Further analyses indicated that the flagellum of the flgT mutant is released into the culture supernatant from the cell upon completion of assembly. Additionally, hook basal body complexes appear to be released along with the filament. These results indicate that FlgT functions to stabilize the flagellar apparatus at the pole of the cell.&quot;,&quot;DOI&quot;:&quot;10.1128/JB.01562-09&quot;,&quot;ISSN&quot;:&quot;0021-9193, 1098-5530&quot;,&quot;journalAbbreviation&quot;:&quot;J. Bacteriol.&quot;,&quot;language&quot;:&quot;en&quot;,&quot;author&quot;:[{&quot;family&quot;:&quot;Martinez&quot;,&quot;given&quot;:&quot;Raquel M&quot;},{&quot;family&quot;:&quot;Jude&quot;,&quot;given&quot;:&quot;Brooke A&quot;},{&quot;family&quot;:&quot;Kirn&quot;,&quot;given&quot;:&quot;Thomas J&quot;},{&quot;family&quot;:&quot;Skorupski&quot;,&quot;given&quot;:&quot;Karen&quot;},{&quot;family&quot;:&quot;Taylor&quot;,&quot;given&quot;:&quot;Ronald K&quot;}],&quot;issued&quot;:{&quot;date-parts&quot;:[[2010,4,15]]},&quot;accessed&quot;:{&quot;date-parts&quot;:[[2012,5,30]]}}}],&quot;schema&quot;:&quot;https://github.com/citation-style-language/schema/raw/master/csl-citation.json&quot;} RNDWzHLZOvYzw"/><text:span text:style-name="T22">(Martinez et al., 2010)</text:span><text:reference-mark-end text:name="ZOTERO_ITEM CSL_CITATION {&quot;citationID&quot;:&quot;27j2j3708s&quot;,&quot;properties&quot;:{&quot;formattedCitation&quot;:&quot;(Martinez et al., 2010)&quot;,&quot;plainCitation&quot;:&quot;(Martinez et al., 2010)&quot;},&quot;citationItems&quot;:[{&quot;id&quot;:2932,&quot;uris&quot;:[&quot;http://zotero.org/users/316567/items/XTEIEXTQ&quot;],&quot;uri&quot;:[&quot;http://zotero.org/users/316567/items/XTEIEXTQ&quot;],&quot;itemData&quot;:{&quot;id&quot;:2932,&quot;type&quot;:&quot;article-journal&quot;,&quot;title&quot;:&quot;Role of FlgT in Anchoring the Flagellum of Vibrio Cholerae&quot;,&quot;container-title&quot;:&quot;Journal of Bacteriology&quot;,&quot;page&quot;:&quot;2085-2092&quot;,&quot;volume&quot;:&quot;192&quot;,&quot;issue&quot;:&quot;8&quot;,&quot;source&quot;:&quot;jb.asm.org&quot;,&quot;abstract&quot;:&quot;Flagellar motility has long been regarded as an important virulence factor. In Vibrio cholerae, the single polar flagellum is essential for motility as well as for proper attachment and colonization. In this study, we demonstrate that the novel flagellar protein FlgT is involved in anchoring the flagellum to the V. cholerae cell. A screen for novel colonization factors by use of TnphoA mutagenesis identified flgT. An in-frame deletion of flgT established that FlgT is required for attachment, colonization, and motility. Transmission electron microscopy revealed that while the flgT mutant is capable of assembling a phenotypically normal flagellum, the flgT population is mostly aflagellate compared to the wild-type population. Further analyses indicated that the flagellum of the flgT mutant is released into the culture supernatant from the cell upon completion of assembly. Additionally, hook basal body complexes appear to be released along with the filament. These results indicate that FlgT functions to stabilize the flagellar apparatus at the pole of the cell.&quot;,&quot;DOI&quot;:&quot;10.1128/JB.01562-09&quot;,&quot;ISSN&quot;:&quot;0021-9193, 1098-5530&quot;,&quot;journalAbbreviation&quot;:&quot;J. Bacteriol.&quot;,&quot;language&quot;:&quot;en&quot;,&quot;author&quot;:[{&quot;family&quot;:&quot;Martinez&quot;,&quot;given&quot;:&quot;Raquel M&quot;},{&quot;family&quot;:&quot;Jude&quot;,&quot;given&quot;:&quot;Brooke A&quot;},{&quot;family&quot;:&quot;Kirn&quot;,&quot;given&quot;:&quot;Thomas J&quot;},{&quot;family&quot;:&quot;Skorupski&quot;,&quot;given&quot;:&quot;Karen&quot;},{&quot;family&quot;:&quot;Taylor&quot;,&quot;given&quot;:&quot;Ronald K&quot;}],&quot;issued&quot;:{&quot;date-parts&quot;:[[2010,4,15]]},&quot;accessed&quot;:{&quot;date-parts&quot;:[[2012,5,30]]}}}],&quot;schema&quot;:&quot;https://github.com/citation-style-language/schema/raw/master/csl-citation.json&quot;} RNDWzHLZOvYzw"/><text:span text:style-name="T22">.</text:span></text:p>
      <text:p text:style-name="P7"><text:span text:style-name="T38">Although the genes for FlgT (</text:span><text:span text:style-name="T37">also search: MotXY</text:span><text:span text:style-name="T38">) are present in </text:span><text:span text:style-name="T9">Vibrio metschnikovii</text:span> [TaxID<text:span text:style-name="Emphasis"> </text:span>28172] the presence of T- or H-rings is i<text:span text:style-name="T38">nconclusive </text:span><text:reference-mark-start text:name="ZOTERO_ITEM CSL_CITATION {&quot;citationID&quot;:&quot;13t0s91ibn&quot;,&quot;properties&quot;:{&quot;formattedCitation&quot;:&quot;(Glauert et al., 1963)&quot;,&quot;plainCitation&quot;:&quot;(Glauert et al., 1963)&quot;},&quot;citationItems&quot;:[{&quot;id&quot;:2836,&quot;uris&quot;:[&quot;http://zotero.org/users/316567/items/UTCJ22QR&quot;],&quot;uri&quot;:[&quot;http://zotero.org/users/316567/items/UTCJ22QR&quot;],&quot;itemData&quot;:{&quot;id&quot;:2836,&quot;type&quot;:&quot;article-journal&quot;,&quot;title&quot;:&quot;The Fine Structure and Mode of Attachment of the Sheathed Flagellum of Vibrio Metchnikovii&quot;,&quot;container-title&quot;:&quot;The Journal of Cell Biology&quot;,&quot;page&quot;:&quot;327-336&quot;,&quot;volume&quot;:&quot;18&quot;,&quot;issue&quot;:&quot;2&quot;,&quot;source&quot;:&quot;jcb.rupress.org&quot;,&quot;DOI&quot;:&quot;10.1083/jcb.18.2.327&quot;,&quot;ISSN&quot;:&quot;0021-9525, 1540-8140&quot;,&quot;journalAbbreviation&quot;:&quot;J Cell Biol&quot;,&quot;language&quot;:&quot;en&quot;,&quot;author&quot;:[{&quot;family&quot;:&quot;Glauert&quot;,&quot;given&quot;:&quot;Audrey M&quot;},{&quot;family&quot;:&quot;Kerridge&quot;,&quot;given&quot;:&quot;D.&quot;},{&quot;family&quot;:&quot;Horne&quot;,&quot;given&quot;:&quot;R. W&quot;}],&quot;issued&quot;:{&quot;date-parts&quot;:[[1963,8,1]]},&quot;accessed&quot;:{&quot;date-parts&quot;:[[2012,5,29]]}}}],&quot;schema&quot;:&quot;https://github.com/citation-style-language/schema/raw/master/csl-citation.json&quot;} RNDr0f4XYyDxz"/><text:span text:style-name="T38">(Glauert et al., 1963)</text:span><text:reference-mark-end text:name="ZOTERO_ITEM CSL_CITATION {&quot;citationID&quot;:&quot;13t0s91ibn&quot;,&quot;properties&quot;:{&quot;formattedCitation&quot;:&quot;(Glauert et al., 1963)&quot;,&quot;plainCitation&quot;:&quot;(Glauert et al., 1963)&quot;},&quot;citationItems&quot;:[{&quot;id&quot;:2836,&quot;uris&quot;:[&quot;http://zotero.org/users/316567/items/UTCJ22QR&quot;],&quot;uri&quot;:[&quot;http://zotero.org/users/316567/items/UTCJ22QR&quot;],&quot;itemData&quot;:{&quot;id&quot;:2836,&quot;type&quot;:&quot;article-journal&quot;,&quot;title&quot;:&quot;The Fine Structure and Mode of Attachment of the Sheathed Flagellum of Vibrio Metchnikovii&quot;,&quot;container-title&quot;:&quot;The Journal of Cell Biology&quot;,&quot;page&quot;:&quot;327-336&quot;,&quot;volume&quot;:&quot;18&quot;,&quot;issue&quot;:&quot;2&quot;,&quot;source&quot;:&quot;jcb.rupress.org&quot;,&quot;DOI&quot;:&quot;10.1083/jcb.18.2.327&quot;,&quot;ISSN&quot;:&quot;0021-9525, 1540-8140&quot;,&quot;journalAbbreviation&quot;:&quot;J Cell Biol&quot;,&quot;language&quot;:&quot;en&quot;,&quot;author&quot;:[{&quot;family&quot;:&quot;Glauert&quot;,&quot;given&quot;:&quot;Audrey M&quot;},{&quot;family&quot;:&quot;Kerridge&quot;,&quot;given&quot;:&quot;D.&quot;},{&quot;family&quot;:&quot;Horne&quot;,&quot;given&quot;:&quot;R. W&quot;}],&quot;issued&quot;:{&quot;date-parts&quot;:[[1963,8,1]]},&quot;accessed&quot;:{&quot;date-parts&quot;:[[2012,5,29]]}}}],&quot;schema&quot;:&quot;https://github.com/citation-style-language/schema/raw/master/csl-citation.json&quot;} RNDr0f4XYyDxz"/><text:span text:style-name="T38">.</text:span></text:p>
      <text:p text:style-name="P8"><text:span text:style-name="T22">Like many other </text:span><text:span text:style-name="T9">Vibrios</text:span><text:span text:style-name="T22">, </text:span><text:span text:style-name="T9">Vibrio shiloni </text:span><text:span text:style-name="T22">AK1 </text:span><text:span text:style-name="T39">[TaxID 391591] </text:span><text:span text:style-name="T22">has flagellar systems, a sodium-driven polar system for swimming, and proton-driven lateral system for swarming. Surprisingly, a rod protein from the lateral motor is found in isolated polar motors, despite a separate </text:span><text:span text:style-name="T9">flgG </text:span><text:span text:style-name="T22">gene being found in the polar gene cluster</text:span> <text:reference-mark-start text:name="ZOTERO_ITEM CSL_CITATION {&quot;citationID&quot;:&quot;e2rmiig0a&quot;,&quot;properties&quot;:{&quot;formattedCitation&quot;:&quot;{\\rtf (Gonz\\uc0\\u225{}lez et al., 2010)}&quot;,&quot;plainCitation&quot;:&quot;(González et al., 2010)&quot;},&quot;citationItems&quot;:[{&quot;id&quot;:512,&quot;uris&quot;:[&quot;http://zotero.org/users/316567/items/9HFR5C7M&quot;],&quot;uri&quot;:[&quot;http://zotero.org/users/316567/items/9HFR5C7M&quot;],&quot;itemData&quot;:{&quot;id&quot;:512,&quot;type&quot;:&quot;article-journal&quot;,&quot;title&quot;:&quot;Na(+)- and H(+)-dependent motility in the coral pathogen Vibrio shilonii&quot;,&quot;container-title&quot;:&quot;FEMS Microbiology Letters&quot;,&quot;page&quot;:&quot;142-150&quot;,&quot;volume&quot;:&quot;312&quot;,&quot;issue&quot;:&quot;2&quot;,&quot;source&quot;:&quot;NCBI PubMed&quot;,&quot;abstract&quot;:&quot;In this work, we analyzed motility and the flagellar systems of the marine bacterium Vibrio shilonii. We show that this bacterium produces lateral flagella when seeded on soft agar plates at concentrations of 0.5% or 0.6%. However, at agar concentrations of 0.7%, cells become round and lose their flagella. The sodium channel blocker amiloride inhibits swimming of V. shilonii with the sheathed polar flagellum, but not swarming with lateral flagella. We also isolated and characterized the filament–hook–basal body of the polar flagellum. The proteins in this structure were analyzed by MS. Eight internal sequences matched with known flagellar proteins. The comparison of these sequences with the protein database from the complete genome of V. shilonii allows us to conclude that some components of the polar flagellum are encoded in two different clusters of flagellar genes, suggesting that this bacterium has a complex flagellar system, more complex possibly than other Vibrio species reported so far.&quot;,&quot;ISSN&quot;:&quot;1574-6968&quot;,&quot;note&quot;:&quot;PMID: 20979349&quot;,&quot;journalAbbreviation&quot;:&quot;FEMS Microbiol. Lett&quot;,&quot;author&quot;:[{&quot;family&quot;:&quot;González&quot;,&quot;given&quot;:&quot;Yael&quot;},{&quot;family&quot;:&quot;Venegas&quot;,&quot;given&quot;:&quot;Daniela&quot;},{&quot;family&quot;:&quot;Mendoza-Hernandez&quot;,&quot;given&quot;:&quot;Guillermo&quot;},{&quot;family&quot;:&quot;Camarena&quot;,&quot;given&quot;:&quot;Laura&quot;},{&quot;family&quot;:&quot;Dreyfus&quot;,&quot;given&quot;:&quot;Georges&quot;}],&quot;issued&quot;:{&quot;date-parts&quot;:[[&quot;2010&quot;,11]]},&quot;accessed&quot;:{&quot;date-parts&quot;:[[2011,2,18]]}}}],&quot;schema&quot;:&quot;https://github.com/citation-style-language/schema/raw/master/csl-citation.json&quot;} RNDIwRNygvb6Y"/><text:span text:style-name="T98">(González et al., 2010)</text:span><text:reference-mark-end text:name="ZOTERO_ITEM CSL_CITATION {&quot;citationID&quot;:&quot;e2rmiig0a&quot;,&quot;properties&quot;:{&quot;formattedCitation&quot;:&quot;{\\rtf (Gonz\\uc0\\u225{}lez et al., 2010)}&quot;,&quot;plainCitation&quot;:&quot;(González et al., 2010)&quot;},&quot;citationItems&quot;:[{&quot;id&quot;:512,&quot;uris&quot;:[&quot;http://zotero.org/users/316567/items/9HFR5C7M&quot;],&quot;uri&quot;:[&quot;http://zotero.org/users/316567/items/9HFR5C7M&quot;],&quot;itemData&quot;:{&quot;id&quot;:512,&quot;type&quot;:&quot;article-journal&quot;,&quot;title&quot;:&quot;Na(+)- and H(+)-dependent motility in the coral pathogen Vibrio shilonii&quot;,&quot;container-title&quot;:&quot;FEMS Microbiology Letters&quot;,&quot;page&quot;:&quot;142-150&quot;,&quot;volume&quot;:&quot;312&quot;,&quot;issue&quot;:&quot;2&quot;,&quot;source&quot;:&quot;NCBI PubMed&quot;,&quot;abstract&quot;:&quot;In this work, we analyzed motility and the flagellar systems of the marine bacterium Vibrio shilonii. We show that this bacterium produces lateral flagella when seeded on soft agar plates at concentrations of 0.5% or 0.6%. However, at agar concentrations of 0.7%, cells become round and lose their flagella. The sodium channel blocker amiloride inhibits swimming of V. shilonii with the sheathed polar flagellum, but not swarming with lateral flagella. We also isolated and characterized the filament–hook–basal body of the polar flagellum. The proteins in this structure were analyzed by MS. Eight internal sequences matched with known flagellar proteins. The comparison of these sequences with the protein database from the complete genome of V. shilonii allows us to conclude that some components of the polar flagellum are encoded in two different clusters of flagellar genes, suggesting that this bacterium has a complex flagellar system, more complex possibly than other Vibrio species reported so far.&quot;,&quot;ISSN&quot;:&quot;1574-6968&quot;,&quot;note&quot;:&quot;PMID: 20979349&quot;,&quot;journalAbbreviation&quot;:&quot;FEMS Microbiol. Lett&quot;,&quot;author&quot;:[{&quot;family&quot;:&quot;González&quot;,&quot;given&quot;:&quot;Yael&quot;},{&quot;family&quot;:&quot;Venegas&quot;,&quot;given&quot;:&quot;Daniela&quot;},{&quot;family&quot;:&quot;Mendoza-Hernandez&quot;,&quot;given&quot;:&quot;Guillermo&quot;},{&quot;family&quot;:&quot;Camarena&quot;,&quot;given&quot;:&quot;Laura&quot;},{&quot;family&quot;:&quot;Dreyfus&quot;,&quot;given&quot;:&quot;Georges&quot;}],&quot;issued&quot;:{&quot;date-parts&quot;:[[&quot;2010&quot;,11]]},&quot;accessed&quot;:{&quot;date-parts&quot;:[[2011,2,18]]}}}],&quot;schema&quot;:&quot;https://github.com/citation-style-language/schema/raw/master/csl-citation.json&quot;} RNDIwRNygvb6Y"/>. The purified motor also has clear T- and H-rings.</text:p>
      <text:p text:style-name="Standard"><text:span text:style-name="T9">Vibrio parahaemolyticus </text:span><text:span text:style-name="T79">[TaxID 670] </text:span><text:span text:style-name="T2">also exhibits a basal disk</text:span> <text:reference-mark-start text:name="ZOTERO_ITEM CSL_CITATION {&quot;citationID&quot;:&quot;pW0dnGm6&quot;,&quot;properties&quot;:{&quot;formattedCitation&quot;:&quot;(Kim and McCarter, 2000; McCarter, 2001)&quot;,&quot;plainCitation&quot;:&quot;(Kim and McCarter, 2000; McCarter, 2001)&quot;},&quot;citationItems&quot;:[{&quot;id&quot;:2902,&quot;uris&quot;:[&quot;http://zotero.org/users/316567/items/WSZJ9Z9W&quot;],&quot;uri&quot;:[&quot;http://zotero.org/users/316567/items/WSZJ9Z9W&quot;],&quot;itemData&quot;:{&quot;id&quot;:2902,&quot;type&quot;:&quot;article-journal&quot;,&quot;title&quot;:&quot;Analysis of the Polar Flagellar Gene System of Vibrio parahaemolyticus&quot;,&quot;container-title&quot;:&quot;Journal of Bacteriology&quot;,&quot;page&quot;:&quot;3693-3704&quot;,&quot;volume&quot;:&quot;182&quot;,&quot;issue&quot;:&quot;13&quot;,&quot;source&quot;:&quot;PubMed Central&quot;,&quot;abstract&quot;:&quot;Vibrio parahaemolyticus has dual flagellar systems adapted for locomotion under different circumstances. A single, sheathed polar flagellum propels the swimmer cell in liquid environments. Numerous unsheathed lateral flagella move the swarmer cell over surfaces. The polar flagellum is produced continuously, whereas the synthesis of lateral flagella is induced under conditions that impede the function of the polar flagellum, e.g., in viscous environments or on surfaces. Thus, the organism possesses two large gene networks that orchestrate polar and lateral flagellar gene expression and assembly. In addition, the polar flagellum functions as a mechanosensor controlling lateral gene expression. In order to gain insight into the genetic circuitry controlling motility and surface sensing, we have sought to define the polar flagellar gene system. The hierarchy of regulation appears to be different from the polar system of Caulobacter crescentus or the peritrichous system of enteric bacteria but is pertinent to many Vibrio and Pseudomonas species. The gene identity and organization of 60 potential flagellar and chemotaxis genes are described. Conserved sequences are defined for two classes of polar flagellar promoters. Phenotypic and genotypic analysis of mutant strains with defects in swimming motility coupled with primer extension analysis of flagellar and chemotaxis transcription provides insight into the polar flagellar organelle, its assembly, and regulation of gene expression.&quot;,&quot;ISSN&quot;:&quot;0021-9193&quot;,&quot;note&quot;:&quot;PMID: 10850984\nPMCID: PMC94540&quot;,&quot;journalAbbreviation&quot;:&quot;J Bacteriol&quot;,&quot;author&quot;:[{&quot;family&quot;:&quot;Kim&quot;,&quot;given&quot;:&quot;Yun-Kyeong&quot;},{&quot;family&quot;:&quot;McCarter&quot;,&quot;given&quot;:&quot;Linda L.&quot;}],&quot;issued&quot;:{&quot;date-parts&quot;:[[2000,7]]}}},{&quot;id&quot;:2556,&quot;uris&quot;:[&quot;http://zotero.org/users/316567/items/KX8F55VT&quot;],&quot;uri&quot;:[&quot;http://zotero.org/users/316567/items/KX8F55VT&quot;],&quot;itemData&quot;:{&quot;id&quot;:2556,&quot;type&quot;:&quot;article-journal&quot;,&quot;title&quot;:&quot;Polar Flagellar Motility of the Vibrionaceae&quot;,&quot;container-title&quot;:&quot;Microbiology and Molecular Biology Reviews&quot;,&quot;page&quot;:&quot;445-462&quot;,&quot;volume&quot;:&quot;65&quot;,&quot;issue&quot;:&quot;3&quot;,&quot;source&quot;:&quot;mmbr.asm.org&quot;,&quot;abstract&quot;:&quot;Polar flagella of Vibrio species can rotate at speeds as high as 100,000 rpm and effectively propel the bacteria in liquid as fast as 60 μm/s. The sodium motive force powers rotation of the filament, which acts as a propeller. The filament is complex, composed of multiple subunits, and sheathed by an extension of the cell outer membrane. The regulatory circuitry controlling expression of the polar flagellar genes of members of the Vibrionaceae is different from the peritrichous system of enteric bacteria or the polar system of Caulobacter crescentus. The scheme of gene control is also pertinent to other members of the gamma purple bacteria, in particular to Pseudomonas species. This review uses the framework of the polar flagellar system of Vibrio parahaemolyticus to provide a synthesis of what is known about polar motility systems of the Vibrionaceae. In addition to its propulsive role, the single polar flagellum of V. parahaemolyticus is believed to act as a tactile sensor controlling surface-induced gene expression. Under conditions that impede rotation of the polar flagellum, an alternate, lateral flagellar motility system is induced that enables movement through viscous environments and over surfaces. Although the dual flagellar systems possess no shared structural components and although distinct type III secretion systems direct the simultaneous placement and assembly of polar and lateral organelles, movement is coordinated by shared chemotaxis machinery.&quot;,&quot;DOI&quot;:&quot;10.1128/MMBR.65.3.445-462.2001&quot;,&quot;ISSN&quot;:&quot;1092-2172, 1098-5557&quot;,&quot;journalAbbreviation&quot;:&quot;Microbiol. Mol. Biol. Rev.&quot;,&quot;language&quot;:&quot;en&quot;,&quot;author&quot;:[{&quot;family&quot;:&quot;McCarter&quot;,&quot;given&quot;:&quot;Linda L&quot;}],&quot;issued&quot;:{&quot;date-parts&quot;:[[2001,9,1]]},&quot;accessed&quot;:{&quot;date-parts&quot;:[[2012,6,6]]}}}],&quot;schema&quot;:&quot;https://github.com/citation-style-language/schema/raw/master/csl-citation.json&quot;} RNDsYtgfTqSQR"/>(Kim and McCarter, 2000; McCarter, 2001)<text:reference-mark-end text:name="ZOTERO_ITEM CSL_CITATION {&quot;citationID&quot;:&quot;pW0dnGm6&quot;,&quot;properties&quot;:{&quot;formattedCitation&quot;:&quot;(Kim and McCarter, 2000; McCarter, 2001)&quot;,&quot;plainCitation&quot;:&quot;(Kim and McCarter, 2000; McCarter, 2001)&quot;},&quot;citationItems&quot;:[{&quot;id&quot;:2902,&quot;uris&quot;:[&quot;http://zotero.org/users/316567/items/WSZJ9Z9W&quot;],&quot;uri&quot;:[&quot;http://zotero.org/users/316567/items/WSZJ9Z9W&quot;],&quot;itemData&quot;:{&quot;id&quot;:2902,&quot;type&quot;:&quot;article-journal&quot;,&quot;title&quot;:&quot;Analysis of the Polar Flagellar Gene System of Vibrio parahaemolyticus&quot;,&quot;container-title&quot;:&quot;Journal of Bacteriology&quot;,&quot;page&quot;:&quot;3693-3704&quot;,&quot;volume&quot;:&quot;182&quot;,&quot;issue&quot;:&quot;13&quot;,&quot;source&quot;:&quot;PubMed Central&quot;,&quot;abstract&quot;:&quot;Vibrio parahaemolyticus has dual flagellar systems adapted for locomotion under different circumstances. A single, sheathed polar flagellum propels the swimmer cell in liquid environments. Numerous unsheathed lateral flagella move the swarmer cell over surfaces. The polar flagellum is produced continuously, whereas the synthesis of lateral flagella is induced under conditions that impede the function of the polar flagellum, e.g., in viscous environments or on surfaces. Thus, the organism possesses two large gene networks that orchestrate polar and lateral flagellar gene expression and assembly. In addition, the polar flagellum functions as a mechanosensor controlling lateral gene expression. In order to gain insight into the genetic circuitry controlling motility and surface sensing, we have sought to define the polar flagellar gene system. The hierarchy of regulation appears to be different from the polar system of Caulobacter crescentus or the peritrichous system of enteric bacteria but is pertinent to many Vibrio and Pseudomonas species. The gene identity and organization of 60 potential flagellar and chemotaxis genes are described. Conserved sequences are defined for two classes of polar flagellar promoters. Phenotypic and genotypic analysis of mutant strains with defects in swimming motility coupled with primer extension analysis of flagellar and chemotaxis transcription provides insight into the polar flagellar organelle, its assembly, and regulation of gene expression.&quot;,&quot;ISSN&quot;:&quot;0021-9193&quot;,&quot;note&quot;:&quot;PMID: 10850984\nPMCID: PMC94540&quot;,&quot;journalAbbreviation&quot;:&quot;J Bacteriol&quot;,&quot;author&quot;:[{&quot;family&quot;:&quot;Kim&quot;,&quot;given&quot;:&quot;Yun-Kyeong&quot;},{&quot;family&quot;:&quot;McCarter&quot;,&quot;given&quot;:&quot;Linda L.&quot;}],&quot;issued&quot;:{&quot;date-parts&quot;:[[2000,7]]}}},{&quot;id&quot;:2556,&quot;uris&quot;:[&quot;http://zotero.org/users/316567/items/KX8F55VT&quot;],&quot;uri&quot;:[&quot;http://zotero.org/users/316567/items/KX8F55VT&quot;],&quot;itemData&quot;:{&quot;id&quot;:2556,&quot;type&quot;:&quot;article-journal&quot;,&quot;title&quot;:&quot;Polar Flagellar Motility of the Vibrionaceae&quot;,&quot;container-title&quot;:&quot;Microbiology and Molecular Biology Reviews&quot;,&quot;page&quot;:&quot;445-462&quot;,&quot;volume&quot;:&quot;65&quot;,&quot;issue&quot;:&quot;3&quot;,&quot;source&quot;:&quot;mmbr.asm.org&quot;,&quot;abstract&quot;:&quot;Polar flagella of Vibrio species can rotate at speeds as high as 100,000 rpm and effectively propel the bacteria in liquid as fast as 60 μm/s. The sodium motive force powers rotation of the filament, which acts as a propeller. The filament is complex, composed of multiple subunits, and sheathed by an extension of the cell outer membrane. The regulatory circuitry controlling expression of the polar flagellar genes of members of the Vibrionaceae is different from the peritrichous system of enteric bacteria or the polar system of Caulobacter crescentus. The scheme of gene control is also pertinent to other members of the gamma purple bacteria, in particular to Pseudomonas species. This review uses the framework of the polar flagellar system of Vibrio parahaemolyticus to provide a synthesis of what is known about polar motility systems of the Vibrionaceae. In addition to its propulsive role, the single polar flagellum of V. parahaemolyticus is believed to act as a tactile sensor controlling surface-induced gene expression. Under conditions that impede rotation of the polar flagellum, an alternate, lateral flagellar motility system is induced that enables movement through viscous environments and over surfaces. Although the dual flagellar systems possess no shared structural components and although distinct type III secretion systems direct the simultaneous placement and assembly of polar and lateral organelles, movement is coordinated by shared chemotaxis machinery.&quot;,&quot;DOI&quot;:&quot;10.1128/MMBR.65.3.445-462.2001&quot;,&quot;ISSN&quot;:&quot;1092-2172, 1098-5557&quot;,&quot;journalAbbreviation&quot;:&quot;Microbiol. Mol. Biol. Rev.&quot;,&quot;language&quot;:&quot;en&quot;,&quot;author&quot;:[{&quot;family&quot;:&quot;McCarter&quot;,&quot;given&quot;:&quot;Linda L&quot;}],&quot;issued&quot;:{&quot;date-parts&quot;:[[2001,9,1]]},&quot;accessed&quot;:{&quot;date-parts&quot;:[[2012,6,6]]}}}],&quot;schema&quot;:&quot;https://github.com/citation-style-language/schema/raw/master/csl-citation.json&quot;} RNDsYtgfTqSQR"/> for the polar motor. Unexpectedly, the <text:span text:style-name="T9">V. parahaemolyticus </text:span>lateral protein-driven system has a <text:span text:style-name="T9">motY</text:span> gene (<text:span text:style-name="T9">lafY</text:span>), which is unexpected because proton driven, and has MotAB-type stators <text:reference-mark-start text:name="ZOTERO_ITEM CSL_CITATION {&quot;citationID&quot;:&quot;27eec7ept7&quot;,&quot;properties&quot;:{&quot;formattedCitation&quot;:&quot;(Stewart and McCarter, 2003)&quot;,&quot;plainCitation&quot;:&quot;(Stewart and McCarter, 2003)&quot;},&quot;citationItems&quot;:[{&quot;id&quot;:2186,&quot;uris&quot;:[&quot;http://zotero.org/users/316567/items/9TNJD8R4&quot;],&quot;uri&quot;:[&quot;http://zotero.org/users/316567/items/9TNJD8R4&quot;],&quot;itemData&quot;:{&quot;id&quot;:2186,&quot;type&quot;:&quot;article-journal&quot;,&quot;title&quot;:&quot;Lateral Flagellar Gene System of Vibrio Parahaemolyticus&quot;,&quot;container-title&quot;:&quot;Journal of Bacteriology&quot;,&quot;page&quot;:&quot;4508-4518&quot;,&quot;volume&quot;:&quot;185&quot;,&quot;issue&quot;:&quot;15&quot;,&quot;source&quot;:&quot;jb.asm.org&quot;,&quot;abstract&quot;:&quot;Vibrio parahaemolyticus possesses dual flagellar systems adapted for movement under different circumstances. A single polar flagellum propels the bacterium in liquid (i.e., swimming) with a motor that is powered by the sodium motive force. Multiple proton-driven lateral flagella enable translocation over surfaces (i.e., swarming). The polar flagellum is produced continuously, while production of lateral flagella is induced when the organism is grown on surfaces. This work describes the isolation of mutants with insertions in the structural and regulatory laf genes. A Tn5-based lux transcriptional reporter transposon was constructed and used for mutagenesis and subsequent transcriptional analysis of the laf regulon. Twenty-nine independent insertions were distributed within 16 laf genes. DNA sequence analysis identified 38 laf genes in two loci. Among the mutants isolated, 11 contained surface-induced lux fusions. A hierarchy of laf gene expression was established following characterization of the laf::lux transcriptional fusion strains and by mutational and primer extension analyses of the laf regulon. The laf system is like many enteric systems in that it is a proton-driven, peritrichous flagellar system; however, laf regulation was different from the Salmonella-Escherichia coli paradigm. There is no apparent flhDC counterpart that encodes master regulators known to control flagellar biosynthesis and swarming in many enteric bacteria. A potential σ54-dependent regulator, LafK, was demonstrated to control expression of early genes, and a lateral-specific σ28 factor controls late flagellar gene expression. Another notable feature was the discovery of a gene encoding a MotY-like product, which previously had been associated only with the architecture of sodium-type polar flagellar motors.&quot;,&quot;DOI&quot;:&quot;10.1128/JB.185.15.4508-4518.2003&quot;,&quot;ISSN&quot;:&quot;0021-9193, 1098-5530&quot;,&quot;journalAbbreviation&quot;:&quot;J. Bacteriol.&quot;,&quot;language&quot;:&quot;en&quot;,&quot;author&quot;:[{&quot;family&quot;:&quot;Stewart&quot;,&quot;given&quot;:&quot;Bonnie J&quot;},{&quot;family&quot;:&quot;McCarter&quot;,&quot;given&quot;:&quot;Linda L&quot;}],&quot;issued&quot;:{&quot;date-parts&quot;:[[2003,8,1]]},&quot;accessed&quot;:{&quot;date-parts&quot;:[[2012,5,29]]}}}],&quot;schema&quot;:&quot;https://github.com/citation-style-language/schema/raw/master/csl-citation.json&quot;} RNDWO0MquyDOP"/>(Stewart and McCarter, 2003)<text:reference-mark-end text:name="ZOTERO_ITEM CSL_CITATION {&quot;citationID&quot;:&quot;27eec7ept7&quot;,&quot;properties&quot;:{&quot;formattedCitation&quot;:&quot;(Stewart and McCarter, 2003)&quot;,&quot;plainCitation&quot;:&quot;(Stewart and McCarter, 2003)&quot;},&quot;citationItems&quot;:[{&quot;id&quot;:2186,&quot;uris&quot;:[&quot;http://zotero.org/users/316567/items/9TNJD8R4&quot;],&quot;uri&quot;:[&quot;http://zotero.org/users/316567/items/9TNJD8R4&quot;],&quot;itemData&quot;:{&quot;id&quot;:2186,&quot;type&quot;:&quot;article-journal&quot;,&quot;title&quot;:&quot;Lateral Flagellar Gene System of Vibrio Parahaemolyticus&quot;,&quot;container-title&quot;:&quot;Journal of Bacteriology&quot;,&quot;page&quot;:&quot;4508-4518&quot;,&quot;volume&quot;:&quot;185&quot;,&quot;issue&quot;:&quot;15&quot;,&quot;source&quot;:&quot;jb.asm.org&quot;,&quot;abstract&quot;:&quot;Vibrio parahaemolyticus possesses dual flagellar systems adapted for movement under different circumstances. A single polar flagellum propels the bacterium in liquid (i.e., swimming) with a motor that is powered by the sodium motive force. Multiple proton-driven lateral flagella enable translocation over surfaces (i.e., swarming). The polar flagellum is produced continuously, while production of lateral flagella is induced when the organism is grown on surfaces. This work describes the isolation of mutants with insertions in the structural and regulatory laf genes. A Tn5-based lux transcriptional reporter transposon was constructed and used for mutagenesis and subsequent transcriptional analysis of the laf regulon. Twenty-nine independent insertions were distributed within 16 laf genes. DNA sequence analysis identified 38 laf genes in two loci. Among the mutants isolated, 11 contained surface-induced lux fusions. A hierarchy of laf gene expression was established following characterization of the laf::lux transcriptional fusion strains and by mutational and primer extension analyses of the laf regulon. The laf system is like many enteric systems in that it is a proton-driven, peritrichous flagellar system; however, laf regulation was different from the Salmonella-Escherichia coli paradigm. There is no apparent flhDC counterpart that encodes master regulators known to control flagellar biosynthesis and swarming in many enteric bacteria. A potential σ54-dependent regulator, LafK, was demonstrated to control expression of early genes, and a lateral-specific σ28 factor controls late flagellar gene expression. Another notable feature was the discovery of a gene encoding a MotY-like product, which previously had been associated only with the architecture of sodium-type polar flagellar motors.&quot;,&quot;DOI&quot;:&quot;10.1128/JB.185.15.4508-4518.2003&quot;,&quot;ISSN&quot;:&quot;0021-9193, 1098-5530&quot;,&quot;journalAbbreviation&quot;:&quot;J. Bacteriol.&quot;,&quot;language&quot;:&quot;en&quot;,&quot;author&quot;:[{&quot;family&quot;:&quot;Stewart&quot;,&quot;given&quot;:&quot;Bonnie J&quot;},{&quot;family&quot;:&quot;McCarter&quot;,&quot;given&quot;:&quot;Linda L&quot;}],&quot;issued&quot;:{&quot;date-parts&quot;:[[2003,8,1]]},&quot;accessed&quot;:{&quot;date-parts&quot;:[[2012,5,29]]}}}],&quot;schema&quot;:&quot;https://github.com/citation-style-language/schema/raw/master/csl-citation.json&quot;} RNDWO0MquyDOP"/>. The protein product is required for motility but not flagellation, suggesting an interesting structure in the lateral motor. Maybe an interesting structure? MotCD not so good at high viscosity. (<text:span text:style-name="T105">Do the other Vibrios here have motY</text:span>?)</text:p>
      <text:p text:style-name="P30">Other gamma-proteobacteria</text:p>
      <text:p text:style-name="P7"><text:span text:style-name="T22">The motor from </text:span><text:span text:style-name="T9">Ectothiorhodospira mobilis </text:span><text:span text:style-name="T39">[taxID 195064] </text:span><text:span text:style-name="T22">has been purified, hinting at a disk although it is unclear if these disks are proteinaceous or membrane contaminants</text:span> <text:reference-mark-start text:name="ZOTERO_ITEM CSL_CITATION {&quot;citationID&quot;:&quot;5m64m5q9t&quot;,&quot;properties&quot;:{&quot;formattedCitation&quot;:&quot;(Remsen et al., 1968)&quot;,&quot;plainCitation&quot;:&quot;(Remsen et al., 1968)&quot;},&quot;citationItems&quot;:[{&quot;id&quot;:2308,&quot;uris&quot;:[&quot;http://zotero.org/users/316567/items/D3GEUBQV&quot;],&quot;uri&quot;:[&quot;http://zotero.org/users/316567/items/D3GEUBQV&quot;],&quot;itemData&quot;:{&quot;id&quot;:2308,&quot;type&quot;:&quot;article-journal&quot;,&quot;title&quot;:&quot;Fine Structure of Ectothiorhodospira mobilis Pelsh&quot;,&quot;container-title&quot;:&quot;Journal of Bacteriology&quot;,&quot;page&quot;:&quot;2374-2392&quot;,&quot;volume&quot;:&quot;95&quot;,&quot;issue&quot;:&quot;6&quot;,&quot;source&quot;:&quot;jb.asm.org&quot;,&quot;ISSN&quot;:&quot;0021-9193, 1098-5530&quot;,&quot;journalAbbreviation&quot;:&quot;J. Bacteriol.&quot;,&quot;language&quot;:&quot;en&quot;,&quot;author&quot;:[{&quot;family&quot;:&quot;Remsen&quot;,&quot;given&quot;:&quot;C. C.&quot;},{&quot;family&quot;:&quot;Watson&quot;,&quot;given&quot;:&quot;S. W.&quot;},{&quot;family&quot;:&quot;Waterbury&quot;,&quot;given&quot;:&quot;J. B.&quot;},{&quot;family&quot;:&quot;Trüper&quot;,&quot;given&quot;:&quot;H. G.&quot;}],&quot;issued&quot;:{&quot;date-parts&quot;:[[1968,6,1]]},&quot;accessed&quot;:{&quot;date-parts&quot;:[[2012,7,3]]}}}],&quot;schema&quot;:&quot;https://github.com/citation-style-language/schema/raw/master/csl-citation.json&quot;} RNDRDJdsXyeWo"/>(Remsen et al., 1968)<text:reference-mark-end text:name="ZOTERO_ITEM CSL_CITATION {&quot;citationID&quot;:&quot;5m64m5q9t&quot;,&quot;properties&quot;:{&quot;formattedCitation&quot;:&quot;(Remsen et al., 1968)&quot;,&quot;plainCitation&quot;:&quot;(Remsen et al., 1968)&quot;},&quot;citationItems&quot;:[{&quot;id&quot;:2308,&quot;uris&quot;:[&quot;http://zotero.org/users/316567/items/D3GEUBQV&quot;],&quot;uri&quot;:[&quot;http://zotero.org/users/316567/items/D3GEUBQV&quot;],&quot;itemData&quot;:{&quot;id&quot;:2308,&quot;type&quot;:&quot;article-journal&quot;,&quot;title&quot;:&quot;Fine Structure of Ectothiorhodospira mobilis Pelsh&quot;,&quot;container-title&quot;:&quot;Journal of Bacteriology&quot;,&quot;page&quot;:&quot;2374-2392&quot;,&quot;volume&quot;:&quot;95&quot;,&quot;issue&quot;:&quot;6&quot;,&quot;source&quot;:&quot;jb.asm.org&quot;,&quot;ISSN&quot;:&quot;0021-9193, 1098-5530&quot;,&quot;journalAbbreviation&quot;:&quot;J. Bacteriol.&quot;,&quot;language&quot;:&quot;en&quot;,&quot;author&quot;:[{&quot;family&quot;:&quot;Remsen&quot;,&quot;given&quot;:&quot;C. C.&quot;},{&quot;family&quot;:&quot;Watson&quot;,&quot;given&quot;:&quot;S. W.&quot;},{&quot;family&quot;:&quot;Waterbury&quot;,&quot;given&quot;:&quot;J. B.&quot;},{&quot;family&quot;:&quot;Trüper&quot;,&quot;given&quot;:&quot;H. G.&quot;}],&quot;issued&quot;:{&quot;date-parts&quot;:[[1968,6,1]]},&quot;accessed&quot;:{&quot;date-parts&quot;:[[2012,7,3]]}}}],&quot;schema&quot;:&quot;https://github.com/citation-style-language/schema/raw/master/csl-citation.json&quot;} RNDRDJdsXyeWo"/>.</text:p>
      <text:p text:style-name="Standard"><text:span text:style-name="T22">The pressure-resistant bacterium Photobacterium profundum SS9 [TaxID: 298386] has lateral and polar flagellar systems akin to V. parahaemolyticus </text:span><text:reference-mark-start text:name="ZOTERO_ITEM CSL_CITATION {&quot;citationID&quot;:&quot;lafeghftf&quot;,&quot;properties&quot;:{&quot;formattedCitation&quot;:&quot;(Eloe et al., 2008)&quot;,&quot;plainCitation&quot;:&quot;(Eloe et al., 2008)&quot;},&quot;citationItems&quot;:[{&quot;id&quot;:2883,&quot;uris&quot;:[&quot;http://zotero.org/users/316567/items/W5VRB82A&quot;],&quot;uri&quot;:[&quot;http://zotero.org/users/316567/items/W5VRB82A&quot;],&quot;itemData&quot;:{&quot;id&quot;:2883,&quot;type&quot;:&quot;article-journal&quot;,&quot;title&quot;:&quot;The Deep-Sea Bacterium Photobacterium Profundum SS9 Utilizes Separate Flagellar Systems for Swimming and Swarming Under High-Pressure Conditions&quot;,&quot;container-title&quot;:&quot;Applied and Environmental Microbiology&quot;,&quot;page&quot;:&quot;6298-6305&quot;,&quot;volume&quot;:&quot;74&quot;,&quot;issue&quot;:&quot;20&quot;,&quot;source&quot;:&quot;aem.asm.org&quot;,&quot;abstract&quot;:&quot;Motility is a critical function needed for nutrient acquisition, biofilm formation, and the avoidance of harmful chemicals and predators. Flagellar motility is one of the most pressure-sensitive cellular processes in mesophilic bacteria; therefore, it is ecologically relevant to determine how deep-sea microbes have adapted their motility systems for functionality at depth. In this study, the motility of the deep-sea piezophilic bacterium Photobacterium profundum SS9 was investigated and compared with that of the related shallow-water piezosensitive strain Photobacterium profundum 3TCK, as well as that of the well-studied piezosensitive bacterium Escherichia coli. The SS9 genome contains two flagellar gene clusters: a polar flagellum gene cluster (PF) and a putative lateral flagellum gene cluster (LF). In-frame deletions were constructed in the two flagellin genes located within the PF cluster (flaA and flaC), the one flagellin gene located within the LF cluster (flaB), a component of a putative sodium-driven flagellar motor (motA2), and a component of a putative proton-driven flagellar motor (motA1). SS9 PF flaA, flaC, and motA2 mutants were defective in motility under all conditions tested. In contrast, the flaB and motA1 mutants were defective only under conditions of high pressure and high viscosity. flaB and motA1 gene expression was strongly induced by elevated pressure plus increased viscosity. Direct swimming velocity measurements were obtained using a high-pressure microscopic chamber, where increases in pressure resulted in a striking decrease in swimming velocity for E. coli and a gradual reduction for 3TCK which proceeded up to 120 MPa, while SS9 increased swimming velocity at 30 MPa and maintained motility up to a maximum pressure of 150 MPa. Our results indicate that P. profundum SS9 possesses two distinct flagellar systems, both of which have acquired dramatic adaptations for optimal functionality under high-pressure conditions.&quot;,&quot;DOI&quot;:&quot;10.1128/AEM.01316-08&quot;,&quot;ISSN&quot;:&quot;0099-2240, 1098-5336&quot;,&quot;journalAbbreviation&quot;:&quot;Appl. Environ. Microbiol.&quot;,&quot;language&quot;:&quot;en&quot;,&quot;author&quot;:[{&quot;family&quot;:&quot;Eloe&quot;,&quot;given&quot;:&quot;Emiley A&quot;},{&quot;family&quot;:&quot;Lauro&quot;,&quot;given&quot;:&quot;Federico M&quot;},{&quot;family&quot;:&quot;Vogel&quot;,&quot;given&quot;:&quot;Rudi F&quot;},{&quot;family&quot;:&quot;Bartlett&quot;,&quot;given&quot;:&quot;Douglas H&quot;}],&quot;issued&quot;:{&quot;date-parts&quot;:[[2008,10,15]]},&quot;accessed&quot;:{&quot;date-parts&quot;:[[2012,5,30]]}}}],&quot;schema&quot;:&quot;https://github.com/citation-style-language/schema/raw/master/csl-citation.json&quot;} RNDWwucW3qzl8"/><text:span text:style-name="T22">(Eloe et al., 2008)</text:span><text:reference-mark-end text:name="ZOTERO_ITEM CSL_CITATION {&quot;citationID&quot;:&quot;lafeghftf&quot;,&quot;properties&quot;:{&quot;formattedCitation&quot;:&quot;(Eloe et al., 2008)&quot;,&quot;plainCitation&quot;:&quot;(Eloe et al., 2008)&quot;},&quot;citationItems&quot;:[{&quot;id&quot;:2883,&quot;uris&quot;:[&quot;http://zotero.org/users/316567/items/W5VRB82A&quot;],&quot;uri&quot;:[&quot;http://zotero.org/users/316567/items/W5VRB82A&quot;],&quot;itemData&quot;:{&quot;id&quot;:2883,&quot;type&quot;:&quot;article-journal&quot;,&quot;title&quot;:&quot;The Deep-Sea Bacterium Photobacterium Profundum SS9 Utilizes Separate Flagellar Systems for Swimming and Swarming Under High-Pressure Conditions&quot;,&quot;container-title&quot;:&quot;Applied and Environmental Microbiology&quot;,&quot;page&quot;:&quot;6298-6305&quot;,&quot;volume&quot;:&quot;74&quot;,&quot;issue&quot;:&quot;20&quot;,&quot;source&quot;:&quot;aem.asm.org&quot;,&quot;abstract&quot;:&quot;Motility is a critical function needed for nutrient acquisition, biofilm formation, and the avoidance of harmful chemicals and predators. Flagellar motility is one of the most pressure-sensitive cellular processes in mesophilic bacteria; therefore, it is ecologically relevant to determine how deep-sea microbes have adapted their motility systems for functionality at depth. In this study, the motility of the deep-sea piezophilic bacterium Photobacterium profundum SS9 was investigated and compared with that of the related shallow-water piezosensitive strain Photobacterium profundum 3TCK, as well as that of the well-studied piezosensitive bacterium Escherichia coli. The SS9 genome contains two flagellar gene clusters: a polar flagellum gene cluster (PF) and a putative lateral flagellum gene cluster (LF). In-frame deletions were constructed in the two flagellin genes located within the PF cluster (flaA and flaC), the one flagellin gene located within the LF cluster (flaB), a component of a putative sodium-driven flagellar motor (motA2), and a component of a putative proton-driven flagellar motor (motA1). SS9 PF flaA, flaC, and motA2 mutants were defective in motility under all conditions tested. In contrast, the flaB and motA1 mutants were defective only under conditions of high pressure and high viscosity. flaB and motA1 gene expression was strongly induced by elevated pressure plus increased viscosity. Direct swimming velocity measurements were obtained using a high-pressure microscopic chamber, where increases in pressure resulted in a striking decrease in swimming velocity for E. coli and a gradual reduction for 3TCK which proceeded up to 120 MPa, while SS9 increased swimming velocity at 30 MPa and maintained motility up to a maximum pressure of 150 MPa. Our results indicate that P. profundum SS9 possesses two distinct flagellar systems, both of which have acquired dramatic adaptations for optimal functionality under high-pressure conditions.&quot;,&quot;DOI&quot;:&quot;10.1128/AEM.01316-08&quot;,&quot;ISSN&quot;:&quot;0099-2240, 1098-5336&quot;,&quot;journalAbbreviation&quot;:&quot;Appl. Environ. Microbiol.&quot;,&quot;language&quot;:&quot;en&quot;,&quot;author&quot;:[{&quot;family&quot;:&quot;Eloe&quot;,&quot;given&quot;:&quot;Emiley A&quot;},{&quot;family&quot;:&quot;Lauro&quot;,&quot;given&quot;:&quot;Federico M&quot;},{&quot;family&quot;:&quot;Vogel&quot;,&quot;given&quot;:&quot;Rudi F&quot;},{&quot;family&quot;:&quot;Bartlett&quot;,&quot;given&quot;:&quot;Douglas H&quot;}],&quot;issued&quot;:{&quot;date-parts&quot;:[[2008,10,15]]},&quot;accessed&quot;:{&quot;date-parts&quot;:[[2012,5,30]]}}}],&quot;schema&quot;:&quot;https://github.com/citation-style-language/schema/raw/master/csl-citation.json&quot;} RNDWwucW3qzl8"/>.<text:span text:style-name="T22"> Both of these systems have adapted to function at high pressure that</text:span><text:span text:style-name="T9"> </text:span><text:span text:style-name="T22">pressure-sensitive bacteria cannot.</text:span></text:p>
      <text:h text:style-name="P94" text:outline-level="5"><text:span text:style-name="T120">δ</text:span><text:span text:style-name="T119">-prote</text:span>obacteria</text:h>
      <text:p text:style-name="P28">The motors of the delta-proteobacteria have received relatively little attention. </text:p>
      <text:p text:style-name="P7"><text:span text:style-name="T9">Bdellovibrio bacteriovorus </text:span><text:span text:style-name="T39">[TaxID 959]</text:span><text:span text:style-name="T33">: has a sheathed polar flagellum. The P-ring appears wider and points back towards the MS-ring at wider radius, akin to the </text:span><text:span text:style-name="T15">Vibrio </text:span><text:span text:style-name="T33">T-ring, but no evidence of a </text:span><text:span text:style-name="T15">motY </text:span><text:span text:style-name="T33">gene is apparent in the genome. In unpurified preparations of motors, and whole cells, there is a hint of another disk stacked upon this enlarged P-ring. It is unclear if this is proteinaceous or phospholipid contamination</text:span> <text:reference-mark-start text:name="ZOTERO_ITEM CSL_CITATION {&quot;citationID&quot;:&quot;1ckcgli6nh&quot;,&quot;properties&quot;:{&quot;formattedCitation&quot;:&quot;(Thomashow and Rittenberg, 1985)&quot;,&quot;plainCitation&quot;:&quot;(Thomashow and Rittenberg, 1985)&quot;},&quot;citationItems&quot;:[{&quot;id&quot;:2520,&quot;uris&quot;:[&quot;http://zotero.org/users/316567/items/JT8SH3TJ&quot;],&quot;uri&quot;:[&quot;http://zotero.org/users/316567/items/JT8SH3TJ&quot;],&quot;itemData&quot;:{&quot;id&quot;:2520,&quot;type&quot;:&quot;article-journal&quot;,&quot;title&quot;:&quot;Waveform analysis and structure of flagella and basal complexes from Bdellovibrio bacteriovorus 109J.&quot;,&quot;container-title&quot;:&quot;Journal of Bacteriology&quot;,&quot;page&quot;:&quot;1038-1046&quot;,&quot;volume&quot;:&quot;163&quot;,&quot;issue&quot;:&quot;3&quot;,&quot;source&quot;:&quot;jb.asm.org&quot;,&quot;ISSN&quot;:&quot;0021-9193, 1098-5530&quot;,&quot;journalAbbreviation&quot;:&quot;J. Bacteriol.&quot;,&quot;language&quot;:&quot;en&quot;,&quot;author&quot;:[{&quot;family&quot;:&quot;Thomashow&quot;,&quot;given&quot;:&quot;L. S.&quot;},{&quot;family&quot;:&quot;Rittenberg&quot;,&quot;given&quot;:&quot;S. C.&quot;}],&quot;issued&quot;:{&quot;date-parts&quot;:[[1985,9,1]]},&quot;accessed&quot;:{&quot;date-parts&quot;:[[2012,9,10]]}}}],&quot;schema&quot;:&quot;https://github.com/citation-style-language/schema/raw/master/csl-citation.json&quot;} RNDBQ5aTN9prQ"/>(Thomashow and Rittenberg, 1985)<text:reference-mark-end text:name="ZOTERO_ITEM CSL_CITATION {&quot;citationID&quot;:&quot;1ckcgli6nh&quot;,&quot;properties&quot;:{&quot;formattedCitation&quot;:&quot;(Thomashow and Rittenberg, 1985)&quot;,&quot;plainCitation&quot;:&quot;(Thomashow and Rittenberg, 1985)&quot;},&quot;citationItems&quot;:[{&quot;id&quot;:2520,&quot;uris&quot;:[&quot;http://zotero.org/users/316567/items/JT8SH3TJ&quot;],&quot;uri&quot;:[&quot;http://zotero.org/users/316567/items/JT8SH3TJ&quot;],&quot;itemData&quot;:{&quot;id&quot;:2520,&quot;type&quot;:&quot;article-journal&quot;,&quot;title&quot;:&quot;Waveform analysis and structure of flagella and basal complexes from Bdellovibrio bacteriovorus 109J.&quot;,&quot;container-title&quot;:&quot;Journal of Bacteriology&quot;,&quot;page&quot;:&quot;1038-1046&quot;,&quot;volume&quot;:&quot;163&quot;,&quot;issue&quot;:&quot;3&quot;,&quot;source&quot;:&quot;jb.asm.org&quot;,&quot;ISSN&quot;:&quot;0021-9193, 1098-5530&quot;,&quot;journalAbbreviation&quot;:&quot;J. Bacteriol.&quot;,&quot;language&quot;:&quot;en&quot;,&quot;author&quot;:[{&quot;family&quot;:&quot;Thomashow&quot;,&quot;given&quot;:&quot;L. S.&quot;},{&quot;family&quot;:&quot;Rittenberg&quot;,&quot;given&quot;:&quot;S. C.&quot;}],&quot;issued&quot;:{&quot;date-parts&quot;:[[1985,9,1]]},&quot;accessed&quot;:{&quot;date-parts&quot;:[[2012,9,10]]}}}],&quot;schema&quot;:&quot;https://github.com/citation-style-language/schema/raw/master/csl-citation.json&quot;} RNDBQ5aTN9prQ"/>. No L-ring gene (name?) is found in the <text:span text:style-name="T9">B. bacteriovorus </text:span><text:span text:style-name="T22">genome, possibly correlating with the sheathed nature of the flagellum.</text:span></text:p>
      <text:h text:style-name="P94" text:outline-level="5"><text:span text:style-name="T120">ε</text:span><text:span text:style-name="T119">-p</text:span>roteobacteria</text:h>
      <text:p text:style-name="P7">The epsilon-proteobacteria are often found in animal digestive tracts, with a number of species also found in hydrothermal vents. Most well-studied are the pathogenic <text:span text:style-name="T9">Campylobacters </text:span><text:span text:style-name="T22">and </text:span><text:span text:style-name="T9">Helicobacters.</text:span></text:p>
      <text:p text:style-name="P33">Talk about Anna's work in Helicobacter</text:p>
      <text:p text:style-name="P1">Campylobacters</text:p>
      <text:p text:style-name="Standard"><text:span text:style-name="T9">Campylobacter jejuni </text:span><text:span text:style-name="T39">[taxID 354242]</text:span><text:span text:style-name="T33">, a major cause of food poisoning, is also a harmless commensal of many birds </text:span><text:reference-mark-start text:name="ZOTERO_ITEM CSL_CITATION {&quot;citationID&quot;:&quot;2k3tipsm3g&quot;,&quot;properties&quot;:{&quot;formattedCitation&quot;:&quot;(Lertsethtakarn et al., 2011)&quot;,&quot;plainCitation&quot;:&quot;(Lertsethtakarn et al., 2011)&quot;},&quot;citationItems&quot;:[{&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2tuhyZVK3d"/><text:span text:style-name="T33">(Lertsethtakarn et al., 2011)</text:span><text:reference-mark-end text:name="ZOTERO_ITEM CSL_CITATION {&quot;citationID&quot;:&quot;2k3tipsm3g&quot;,&quot;properties&quot;:{&quot;formattedCitation&quot;:&quot;(Lertsethtakarn et al., 2011)&quot;,&quot;plainCitation&quot;:&quot;(Lertsethtakarn et al., 2011)&quot;},&quot;citationItems&quot;:[{&quot;id&quot;:939,&quot;uris&quot;:[&quot;http://zotero.org/users/316567/items/BBUEUP8K&quot;],&quot;uri&quot;:[&quot;http://zotero.org/users/316567/items/BBUEUP8K&quot;],&quot;itemData&quot;:{&quot;id&quot;:939,&quot;type&quot;:&quot;article-journal&quot;,&quot;title&quot;:&quot;Motility and Chemotaxis in Campylobacter and Helicobacter&quot;,&quot;container-title&quot;:&quot;Annual Review of Microbiology&quot;,&quot;page&quot;:&quot;389-410&quot;,&quot;volume&quot;:&quot;65&quot;,&quot;issue&quot;:&quot;1&quot;,&quot;source&quot;:&quot;CrossRef&quot;,&quot;DOI&quot;:&quot;10.1146/annurev-micro-090110-102908&quot;,&quot;ISSN&quot;:&quot;0066-4227, 1545-3251&quot;,&quot;author&quot;:[{&quot;family&quot;:&quot;Lertsethtakarn&quot;,&quot;given&quot;:&quot;Paphavee&quot;},{&quot;family&quot;:&quot;Ottemann&quot;,&quot;given&quot;:&quot;Karen M.&quot;},{&quot;family&quot;:&quot;Hendrixson&quot;,&quot;given&quot;:&quot;David R.&quot;}],&quot;issued&quot;:{&quot;date-parts&quot;:[[2011,10,13]]},&quot;accessed&quot;:{&quot;date-parts&quot;:[[2012,1,26]],&quot;season&quot;:&quot;17:17:22&quot;}}}],&quot;schema&quot;:&quot;https://github.com/citation-style-language/schema/raw/master/csl-citation.json&quot;} RND2tuhyZVK3d"/>.<text:span text:style-name="T33"> Pathogenic </text:span><text:span text:style-name="T15">C. jejuni </text:span><text:span text:style-name="T33">occupies intestinal mucous where it is capable of high-velocity swimming. T</text:span><text:span text:style-name="Emphasis"><text:span text:style-name="T90">wo modes of swimming have been observed, with the second mode enabling very fast swimming in high viscosity media </text:span></text:span><text:reference-mark-start text:name="ZOTERO_ITEM CSL_CITATION {&quot;citationID&quot;:&quot;ZO9vTCta&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Zo2HhyaOt1"/><text:span text:style-name="Emphasis"><text:span text:style-name="T90">(Ferrero and Lee, 1988)</text:span></text:span><text:reference-mark-end text:name="ZOTERO_ITEM CSL_CITATION {&quot;citationID&quot;:&quot;ZO9vTCta&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Zo2HhyaOt1"/><text:span text:style-name="Emphasis">. </text:span><text:span text:style-name="Emphasis"><text:span text:style-name="T22">The second mode of motility is similar to spirochaete motility, with forward and backward runs that may be a result of a combination of the bacterium's helical shape together with flagellar rotation </text:span></text:span><text:reference-mark-start text:name="ZOTERO_ITEM CSL_CITATION {&quot;citationID&quot;:&quot;2f45kc8b71&quot;,&quot;properties&quot;:{&quot;formattedCitation&quot;:&quot;(Shigematsu et al., 1998)&quot;,&quot;plainCitation&quot;:&quot;(Shigematsu et al., 1998)&quot;},&quot;citationItems&quot;:[{&quot;id&quot;:2827,&quot;uris&quot;:[&quot;http://zotero.org/users/316567/items/UNJSHZV9&quot;],&quot;uri&quot;:[&quot;http://zotero.org/users/316567/items/UNJSHZV9&quot;],&quot;itemData&quot;:{&quot;id&quot;:2827,&quot;type&quot;:&quot;article-journal&quot;,&quot;title&quot;:&quot;Spirochaete-Like Swimming Mode of Campylobacter Jejuni in a Viscous Environment&quot;,&quot;container-title&quot;:&quot;Journal of Medical Microbiology&quot;,&quot;page&quot;:&quot;521-526&quot;,&quot;volume&quot;:&quot;47&quot;,&quot;issue&quot;:&quot;6&quot;,&quot;source&quot;:&quot;jmm.sgmjournals.org&quot;,&quot;DOI&quot;:&quot;10.1099/00222615-47-6-521&quot;,&quot;ISSN&quot;:&quot;0022-2615, 1473-5644&quot;,&quot;journalAbbreviation&quot;:&quot;J Med Microbiol&quot;,&quot;language&quot;:&quot;en&quot;,&quot;author&quot;:[{&quot;family&quot;:&quot;Shigematsu&quot;,&quot;given&quot;:&quot;Mika&quot;},{&quot;family&quot;:&quot;Umeda&quot;,&quot;given&quot;:&quot;Akiko&quot;},{&quot;family&quot;:&quot;Fujimoto&quot;,&quot;given&quot;:&quot;Shuji&quot;},{&quot;family&quot;:&quot;Amako&quot;,&quot;given&quot;:&quot;Kazunobu&quot;}],&quot;issued&quot;:{&quot;date-parts&quot;:[[1998,6,1]]},&quot;accessed&quot;:{&quot;date-parts&quot;:[[2012,6,7]]}}}],&quot;schema&quot;:&quot;https://github.com/citation-style-language/schema/raw/master/csl-citation.json&quot;} RNDRQZHc1onnq"/><text:span text:style-name="Emphasis"><text:span text:style-name="T22">(Shigematsu et al., 1998)</text:span></text:span><text:reference-mark-end text:name="ZOTERO_ITEM CSL_CITATION {&quot;citationID&quot;:&quot;2f45kc8b71&quot;,&quot;properties&quot;:{&quot;formattedCitation&quot;:&quot;(Shigematsu et al., 1998)&quot;,&quot;plainCitation&quot;:&quot;(Shigematsu et al., 1998)&quot;},&quot;citationItems&quot;:[{&quot;id&quot;:2827,&quot;uris&quot;:[&quot;http://zotero.org/users/316567/items/UNJSHZV9&quot;],&quot;uri&quot;:[&quot;http://zotero.org/users/316567/items/UNJSHZV9&quot;],&quot;itemData&quot;:{&quot;id&quot;:2827,&quot;type&quot;:&quot;article-journal&quot;,&quot;title&quot;:&quot;Spirochaete-Like Swimming Mode of Campylobacter Jejuni in a Viscous Environment&quot;,&quot;container-title&quot;:&quot;Journal of Medical Microbiology&quot;,&quot;page&quot;:&quot;521-526&quot;,&quot;volume&quot;:&quot;47&quot;,&quot;issue&quot;:&quot;6&quot;,&quot;source&quot;:&quot;jmm.sgmjournals.org&quot;,&quot;DOI&quot;:&quot;10.1099/00222615-47-6-521&quot;,&quot;ISSN&quot;:&quot;0022-2615, 1473-5644&quot;,&quot;journalAbbreviation&quot;:&quot;J Med Microbiol&quot;,&quot;language&quot;:&quot;en&quot;,&quot;author&quot;:[{&quot;family&quot;:&quot;Shigematsu&quot;,&quot;given&quot;:&quot;Mika&quot;},{&quot;family&quot;:&quot;Umeda&quot;,&quot;given&quot;:&quot;Akiko&quot;},{&quot;family&quot;:&quot;Fujimoto&quot;,&quot;given&quot;:&quot;Shuji&quot;},{&quot;family&quot;:&quot;Amako&quot;,&quot;given&quot;:&quot;Kazunobu&quot;}],&quot;issued&quot;:{&quot;date-parts&quot;:[[1998,6,1]]},&quot;accessed&quot;:{&quot;date-parts&quot;:[[2012,6,7]]}}}],&quot;schema&quot;:&quot;https://github.com/citation-style-language/schema/raw/master/csl-citation.json&quot;} RNDRQZHc1onnq"/><text:span text:style-name="Emphasis">.</text:span></text:p>
      <text:p text:style-name="Standard"><text:span text:style-name="T15">C. jejuni </text:span><text:span text:style-name="T33">is amphitrichously flagellated with unsheathed flagella attached to the cell body at a polar depression in the outer membrane of the cell pole. The cell pole itself has a distinct conical taper instead of the more usual hemispherically-capped cylinder. The apparance of the motor itself is striking based on it's size, at least twice that of the enterobacterial motor. The largest additional component is the large basal disk immediately beneath the outer membrane </text:span><text:reference-mark-start text:name="ZOTERO_ITEM CSL_CITATION {&quot;citationID&quot;:&quot;n6fdlcdme&quot;,&quot;properties&quot;:{&quot;formattedCitation&quot;:&quot;(Curry et al., 1984; Chen et al., 2011)&quot;,&quot;plainCitation&quot;:&quot;(Curry et al., 1984; Chen et al., 2011)&quot;},&quot;citationItems&quot;:[{&quot;id&quot;:2507,&quot;uris&quot;:[&quot;http://zotero.org/users/316567/items/J9G6EST6&quot;],&quot;uri&quot;:[&quot;http://zotero.org/users/316567/items/J9G6EST6&quot;],&quot;itemData&quot;:{&quot;id&quot;:2507,&quot;type&quot;:&quot;article-journal&quot;,&quot;title&quot;:&quot;A New Bacterial Flagellar Structure Found in Campylobacters&quot;,&quot;container-title&quot;:&quot;Journal of General Microbiology&quot;,&quot;page&quot;:&quot;1307-1310&quot;,&quot;volume&quot;:&quot;130&quot;,&quot;issue&quot;:&quot;5&quot;,&quot;source&quot;:&quot;mic.sgmjournals.org&quot;,&quot;DOI&quot;:&quot;10.1099/00221287-130-5-1307&quot;,&quot;ISSN&quot;:&quot;1350-0872, 1465-2080&quot;,&quot;journalAbbreviation&quot;:&quot;J Gen Microbiol&quot;,&quot;language&quot;:&quot;en&quot;,&quot;author&quot;:[{&quot;family&quot;:&quot;Curry&quot;,&quot;given&quot;:&quot;A.&quot;},{&quot;family&quot;:&quot;Fox&quot;,&quot;given&quot;:&quot;A. J&quot;},{&quot;family&quot;:&quot;Jones&quot;,&quot;given&quot;:&quot;D. M&quot;}],&quot;issued&quot;:{&quot;date-parts&quot;:[[1984,5,1]]},&quot;accessed&quot;:{&quot;date-parts&quot;:[[2012,6,5]]}}},{&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pnCUVOq0Q6"/><text:span text:style-name="T33">(Curry et al., 1984; Chen et al., 2011)</text:span><text:reference-mark-end text:name="ZOTERO_ITEM CSL_CITATION {&quot;citationID&quot;:&quot;n6fdlcdme&quot;,&quot;properties&quot;:{&quot;formattedCitation&quot;:&quot;(Curry et al., 1984; Chen et al., 2011)&quot;,&quot;plainCitation&quot;:&quot;(Curry et al., 1984; Chen et al., 2011)&quot;},&quot;citationItems&quot;:[{&quot;id&quot;:2507,&quot;uris&quot;:[&quot;http://zotero.org/users/316567/items/J9G6EST6&quot;],&quot;uri&quot;:[&quot;http://zotero.org/users/316567/items/J9G6EST6&quot;],&quot;itemData&quot;:{&quot;id&quot;:2507,&quot;type&quot;:&quot;article-journal&quot;,&quot;title&quot;:&quot;A New Bacterial Flagellar Structure Found in Campylobacters&quot;,&quot;container-title&quot;:&quot;Journal of General Microbiology&quot;,&quot;page&quot;:&quot;1307-1310&quot;,&quot;volume&quot;:&quot;130&quot;,&quot;issue&quot;:&quot;5&quot;,&quot;source&quot;:&quot;mic.sgmjournals.org&quot;,&quot;DOI&quot;:&quot;10.1099/00221287-130-5-1307&quot;,&quot;ISSN&quot;:&quot;1350-0872, 1465-2080&quot;,&quot;journalAbbreviation&quot;:&quot;J Gen Microbiol&quot;,&quot;language&quot;:&quot;en&quot;,&quot;author&quot;:[{&quot;family&quot;:&quot;Curry&quot;,&quot;given&quot;:&quot;A.&quot;},{&quot;family&quot;:&quot;Fox&quot;,&quot;given&quot;:&quot;A. J&quot;},{&quot;family&quot;:&quot;Jones&quot;,&quot;given&quot;:&quot;D. M&quot;}],&quot;issued&quot;:{&quot;date-parts&quot;:[[1984,5,1]]},&quot;accessed&quot;:{&quot;date-parts&quot;:[[2012,6,5]]}}},{&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pnCUVOq0Q6"/><text:span text:style-name="T22">.</text:span><text:span text:style-name="T33"> This ~100 nm disk exhibits 11 spokes radiating from a central hole that surrounds the conserved motor core at the P- and L-rings .</text:span></text:p>
      <text:p text:style-name="P7">Mention that we're working on this as 'unpublished results'? That would enable insertion of FlgOP into phylogenetic profile...</text:p>
      <text:list xml:id="list1846249854" text:continue-numbering="true" text:style-name="WW8Num6">
        <text:list-item>
          <text:list>
            <text:list-item>
              <text:list>
                <text:list-item>
                  <text:p text:style-name="P47"><text:span text:style-name="T9">Campylobacter fetus </text:span>(tax ID 196, akak <text:span text:style-name="T9">Vibrio fetus</text:span><text:span text:style-name="T22">).</text:span></text:p>
                  <text:list>
                    <text:list-item>
                      <text:p text:style-name="P47">“Morphological differences in flagella in Campylobacter fetus subsp. intestinalis and C. fetus subsp. Jejuni” <text:reference-mark-start text:name="ZOTERO_ITEM CSL_CITATION {&quot;citationID&quot;:&quot;1gufjc8ma0&quot;,&quot;properties&quot;:{&quot;formattedCitation&quot;:&quot;(Morooka et al., 1983)&quot;,&quot;plainCitation&quot;:&quot;(Morooka et al., 1983)&quot;},&quot;citationItems&quot;:[{&quot;id&quot;:2540,&quot;uris&quot;:[&quot;http://zotero.org/users/316567/items/KFJECGP6&quot;],&quot;uri&quot;:[&quot;http://zotero.org/users/316567/items/KFJECGP6&quot;],&quot;itemData&quot;:{&quot;id&quot;:2540,&quot;type&quot;:&quot;article-journal&quot;,&quot;title&quot;:&quot;Morphological differences in flagella in Campylobacter fetus subsp. intestinalis and C. fetus subsp. jejuni&quot;,&quot;container-title&quot;:&quot;Microbiology and immunology&quot;,&quot;page&quot;:&quot;655-662&quot;,&quot;volume&quot;:&quot;27&quot;,&quot;issue&quot;:&quot;8&quot;,&quot;source&quot;:&quot;NCBI PubMed&quot;,&quot;abstract&quot;:&quot;Intact flagella were isolated from human pathogenic strains of Campylobacter, C. fetus subsp. intestinalis and C. fetus subsp. jejuni, by the method of DePamphilis and Adler and examined by electron microscopy. The isolated flagella were composed of a filament, a hook, a basal body, and a large disk associated with the end of the hook region covering the basal body. The width of the hook was approximately 28 nm, somewhat greater than that of the filament (20 nm in diameter). The hook region of C. fetus subsp. intestinalis was curved, but it was straight in C. fetus subsp. jejuni. The structure of the basal body of the two subspecies was similar to that reported for other gram-negative bacteria. The large disk detached from the flagella showed concentrically arranged circular structures. This structure was more clearly observed in the disk of C. fetus subsp. jejuni than in C. fetus subsp. intestinalis. Observations of thin-sectioned profiles at the attachment site of the flagellum revealed that the large disk is located on the inner side of the outer membrane. The role of the large disk in bacterial movement is not clear, but it is assumed that it acts as an organ to protect the flagellar insertion site from vigorous rotation of the polar end inflicted during bacterial movement.&quot;,&quot;ISSN&quot;:&quot;0385-5600&quot;,&quot;note&quot;:&quot;PMID: 6645983&quot;,&quot;journalAbbreviation&quot;:&quot;Microbiol. Immunol.&quot;,&quot;author&quot;:[{&quot;family&quot;:&quot;Morooka&quot;,&quot;given&quot;:&quot;T&quot;},{&quot;family&quot;:&quot;Umeda&quot;,&quot;given&quot;:&quot;A&quot;},{&quot;family&quot;:&quot;Amako&quot;,&quot;given&quot;:&quot;K&quot;}],&quot;issued&quot;:{&quot;date-parts&quot;:[[1983]]},&quot;accessed&quot;:{&quot;date-parts&quot;:[[2012,7,31]]}}}],&quot;schema&quot;:&quot;https://github.com/citation-style-language/schema/raw/master/csl-citation.json&quot;} RNDJ6JOZysNVW"/>(Morooka et al., 1983)<text:reference-mark-end text:name="ZOTERO_ITEM CSL_CITATION {&quot;citationID&quot;:&quot;1gufjc8ma0&quot;,&quot;properties&quot;:{&quot;formattedCitation&quot;:&quot;(Morooka et al., 1983)&quot;,&quot;plainCitation&quot;:&quot;(Morooka et al., 1983)&quot;},&quot;citationItems&quot;:[{&quot;id&quot;:2540,&quot;uris&quot;:[&quot;http://zotero.org/users/316567/items/KFJECGP6&quot;],&quot;uri&quot;:[&quot;http://zotero.org/users/316567/items/KFJECGP6&quot;],&quot;itemData&quot;:{&quot;id&quot;:2540,&quot;type&quot;:&quot;article-journal&quot;,&quot;title&quot;:&quot;Morphological differences in flagella in Campylobacter fetus subsp. intestinalis and C. fetus subsp. jejuni&quot;,&quot;container-title&quot;:&quot;Microbiology and immunology&quot;,&quot;page&quot;:&quot;655-662&quot;,&quot;volume&quot;:&quot;27&quot;,&quot;issue&quot;:&quot;8&quot;,&quot;source&quot;:&quot;NCBI PubMed&quot;,&quot;abstract&quot;:&quot;Intact flagella were isolated from human pathogenic strains of Campylobacter, C. fetus subsp. intestinalis and C. fetus subsp. jejuni, by the method of DePamphilis and Adler and examined by electron microscopy. The isolated flagella were composed of a filament, a hook, a basal body, and a large disk associated with the end of the hook region covering the basal body. The width of the hook was approximately 28 nm, somewhat greater than that of the filament (20 nm in diameter). The hook region of C. fetus subsp. intestinalis was curved, but it was straight in C. fetus subsp. jejuni. The structure of the basal body of the two subspecies was similar to that reported for other gram-negative bacteria. The large disk detached from the flagella showed concentrically arranged circular structures. This structure was more clearly observed in the disk of C. fetus subsp. jejuni than in C. fetus subsp. intestinalis. Observations of thin-sectioned profiles at the attachment site of the flagellum revealed that the large disk is located on the inner side of the outer membrane. The role of the large disk in bacterial movement is not clear, but it is assumed that it acts as an organ to protect the flagellar insertion site from vigorous rotation of the polar end inflicted during bacterial movement.&quot;,&quot;ISSN&quot;:&quot;0385-5600&quot;,&quot;note&quot;:&quot;PMID: 6645983&quot;,&quot;journalAbbreviation&quot;:&quot;Microbiol. Immunol.&quot;,&quot;author&quot;:[{&quot;family&quot;:&quot;Morooka&quot;,&quot;given&quot;:&quot;T&quot;},{&quot;family&quot;:&quot;Umeda&quot;,&quot;given&quot;:&quot;A&quot;},{&quot;family&quot;:&quot;Amako&quot;,&quot;given&quot;:&quot;K&quot;}],&quot;issued&quot;:{&quot;date-parts&quot;:[[1983]]},&quot;accessed&quot;:{&quot;date-parts&quot;:[[2012,7,31]]}}}],&quot;schema&quot;:&quot;https://github.com/citation-style-language/schema/raw/master/csl-citation.json&quot;} RNDJ6JOZysNVW"/></text:p>
                    </text:list-item>
                    <text:list-item>
                      <text:p text:style-name="P47">Basal disk just like C. jejuni <text:reference-mark-start text:name="ZOTERO_ITEM CSL_CITATION {&quot;citationID&quot;:&quot;2l5ojgtks1&quot;,&quot;properties&quot;:{&quot;formattedCitation&quot;:&quot;(Ritchie et al., 1966)&quot;,&quot;plainCitation&quot;:&quot;(Ritchie et al., 1966)&quot;},&quot;citationItems&quot;:[{&quot;id&quot;:2676,&quot;uris&quot;:[&quot;http://zotero.org/users/316567/items/QM246DI7&quot;],&quot;uri&quot;:[&quot;http://zotero.org/users/316567/items/QM246DI7&quot;],&quot;itemData&quot;:{&quot;id&quot;:2676,&quot;type&quot;:&quot;article-journal&quot;,&quot;title&quot;:&quot;Anatomical Features of Vibrio Fetus: Electron Microscopic Survey&quot;,&quot;container-title&quot;:&quot;Journal of General Microbiology&quot;,&quot;page&quot;:&quot;427-438&quot;,&quot;volume&quot;:&quot;43&quot;,&quot;issue&quot;:&quot;3&quot;,&quot;source&quot;:&quot;mic.sgmjournals.org&quot;,&quot;DOI&quot;:&quot;10.1099/00221287-43-3-427&quot;,&quot;ISSN&quot;:&quot;1350-0872, 1465-2080&quot;,&quot;shortTitle&quot;:&quot;Anatomical Features of Vibrio fetus&quot;,&quot;journalAbbreviation&quot;:&quot;J Gen Microbiol&quot;,&quot;language&quot;:&quot;en&quot;,&quot;author&quot;:[{&quot;family&quot;:&quot;Ritchie&quot;,&quot;given&quot;:&quot;A. E&quot;},{&quot;family&quot;:&quot;Keeler&quot;,&quot;given&quot;:&quot;R. F&quot;},{&quot;family&quot;:&quot;Bryner&quot;,&quot;given&quot;:&quot;J. H&quot;}],&quot;issued&quot;:{&quot;date-parts&quot;:[[1966,6,1]]},&quot;accessed&quot;:{&quot;date-parts&quot;:[[2012,6,6]]}}}],&quot;schema&quot;:&quot;https://github.com/citation-style-language/schema/raw/master/csl-citation.json&quot;} RNDakqVMu7VGX"/>(Ritchie et al., 1966)<text:reference-mark-end text:name="ZOTERO_ITEM CSL_CITATION {&quot;citationID&quot;:&quot;2l5ojgtks1&quot;,&quot;properties&quot;:{&quot;formattedCitation&quot;:&quot;(Ritchie et al., 1966)&quot;,&quot;plainCitation&quot;:&quot;(Ritchie et al., 1966)&quot;},&quot;citationItems&quot;:[{&quot;id&quot;:2676,&quot;uris&quot;:[&quot;http://zotero.org/users/316567/items/QM246DI7&quot;],&quot;uri&quot;:[&quot;http://zotero.org/users/316567/items/QM246DI7&quot;],&quot;itemData&quot;:{&quot;id&quot;:2676,&quot;type&quot;:&quot;article-journal&quot;,&quot;title&quot;:&quot;Anatomical Features of Vibrio Fetus: Electron Microscopic Survey&quot;,&quot;container-title&quot;:&quot;Journal of General Microbiology&quot;,&quot;page&quot;:&quot;427-438&quot;,&quot;volume&quot;:&quot;43&quot;,&quot;issue&quot;:&quot;3&quot;,&quot;source&quot;:&quot;mic.sgmjournals.org&quot;,&quot;DOI&quot;:&quot;10.1099/00221287-43-3-427&quot;,&quot;ISSN&quot;:&quot;1350-0872, 1465-2080&quot;,&quot;shortTitle&quot;:&quot;Anatomical Features of Vibrio fetus&quot;,&quot;journalAbbreviation&quot;:&quot;J Gen Microbiol&quot;,&quot;language&quot;:&quot;en&quot;,&quot;author&quot;:[{&quot;family&quot;:&quot;Ritchie&quot;,&quot;given&quot;:&quot;A. E&quot;},{&quot;family&quot;:&quot;Keeler&quot;,&quot;given&quot;:&quot;R. F&quot;},{&quot;family&quot;:&quot;Bryner&quot;,&quot;given&quot;:&quot;J. H&quot;}],&quot;issued&quot;:{&quot;date-parts&quot;:[[1966,6,1]]},&quot;accessed&quot;:{&quot;date-parts&quot;:[[2012,6,6]]}}}],&quot;schema&quot;:&quot;https://github.com/citation-style-language/schema/raw/master/csl-citation.json&quot;} RNDakqVMu7VGX"/></text:p>
                    </text:list-item>
                    <text:list-item>
                      <text:p text:style-name="P47">Hints at disk <text:reference-mark-start text:name="ZOTERO_ITEM CSL_CITATION {&quot;citationID&quot;:&quot;29eirlj56g&quot;,&quot;properties&quot;:{&quot;formattedCitation&quot;:&quot;(Keeler et al., 1966)&quot;,&quot;plainCitation&quot;:&quot;(Keeler et al., 1966)&quot;},&quot;citationItems&quot;:[{&quot;id&quot;:2527,&quot;uris&quot;:[&quot;http://zotero.org/users/316567/items/JW5TTQ5K&quot;],&quot;uri&quot;:[&quot;http://zotero.org/users/316567/items/JW5TTQ5K&quot;],&quot;itemData&quot;:{&quot;id&quot;:2527,&quot;type&quot;:&quot;article-journal&quot;,&quot;title&quot;:&quot;The Preparation and Characterization of Cell Walls and the Preparation of Flagella of Vibrio Fetus&quot;,&quot;container-title&quot;:&quot;Journal of General Microbiology&quot;,&quot;page&quot;:&quot;439-454&quot;,&quot;volume&quot;:&quot;43&quot;,&quot;issue&quot;:&quot;3&quot;,&quot;source&quot;:&quot;mic.sgmjournals.org&quot;,&quot;DOI&quot;:&quot;10.1099/00221287-43-3-439&quot;,&quot;ISSN&quot;:&quot;1350-0872, 1465-2080&quot;,&quot;journalAbbreviation&quot;:&quot;J Gen Microbiol&quot;,&quot;language&quot;:&quot;en&quot;,&quot;author&quot;:[{&quot;family&quot;:&quot;Keeler&quot;,&quot;given&quot;:&quot;R. F&quot;},{&quot;family&quot;:&quot;Ritchie&quot;,&quot;given&quot;:&quot;A. E&quot;},{&quot;family&quot;:&quot;Bryner&quot;,&quot;given&quot;:&quot;J. H&quot;},{&quot;family&quot;:&quot;Elmore&quot;,&quot;given&quot;:&quot;Jane&quot;}],&quot;issued&quot;:{&quot;date-parts&quot;:[[1966,6,1]]},&quot;accessed&quot;:{&quot;date-parts&quot;:[[2012,6,6]]}}}],&quot;schema&quot;:&quot;https://github.com/citation-style-language/schema/raw/master/csl-citation.json&quot;} RNDhb7LW8TDrS"/>(Keeler et al., 1966)<text:reference-mark-end text:name="ZOTERO_ITEM CSL_CITATION {&quot;citationID&quot;:&quot;29eirlj56g&quot;,&quot;properties&quot;:{&quot;formattedCitation&quot;:&quot;(Keeler et al., 1966)&quot;,&quot;plainCitation&quot;:&quot;(Keeler et al., 1966)&quot;},&quot;citationItems&quot;:[{&quot;id&quot;:2527,&quot;uris&quot;:[&quot;http://zotero.org/users/316567/items/JW5TTQ5K&quot;],&quot;uri&quot;:[&quot;http://zotero.org/users/316567/items/JW5TTQ5K&quot;],&quot;itemData&quot;:{&quot;id&quot;:2527,&quot;type&quot;:&quot;article-journal&quot;,&quot;title&quot;:&quot;The Preparation and Characterization of Cell Walls and the Preparation of Flagella of Vibrio Fetus&quot;,&quot;container-title&quot;:&quot;Journal of General Microbiology&quot;,&quot;page&quot;:&quot;439-454&quot;,&quot;volume&quot;:&quot;43&quot;,&quot;issue&quot;:&quot;3&quot;,&quot;source&quot;:&quot;mic.sgmjournals.org&quot;,&quot;DOI&quot;:&quot;10.1099/00221287-43-3-439&quot;,&quot;ISSN&quot;:&quot;1350-0872, 1465-2080&quot;,&quot;journalAbbreviation&quot;:&quot;J Gen Microbiol&quot;,&quot;language&quot;:&quot;en&quot;,&quot;author&quot;:[{&quot;family&quot;:&quot;Keeler&quot;,&quot;given&quot;:&quot;R. F&quot;},{&quot;family&quot;:&quot;Ritchie&quot;,&quot;given&quot;:&quot;A. E&quot;},{&quot;family&quot;:&quot;Bryner&quot;,&quot;given&quot;:&quot;J. H&quot;},{&quot;family&quot;:&quot;Elmore&quot;,&quot;given&quot;:&quot;Jane&quot;}],&quot;issued&quot;:{&quot;date-parts&quot;:[[1966,6,1]]},&quot;accessed&quot;:{&quot;date-parts&quot;:[[2012,6,6]]}}}],&quot;schema&quot;:&quot;https://github.com/citation-style-language/schema/raw/master/csl-citation.json&quot;} RNDhb7LW8TDrS"/></text:p>
                    </text:list-item>
                    <text:list-item>
                      <text:p text:style-name="P47"><text:span text:style-name="T81">1984: Purified disk </text:span><text:reference-mark-start text:name="ZOTERO_ITEM CSL_CITATION {&quot;citationID&quot;:&quot;b7sgm7sd3&quot;,&quot;properties&quot;:{&quot;formattedCitation&quot;:&quot;(Ferris et al., 1984)&quot;,&quot;plainCitation&quot;:&quot;(Ferris et al., 1984)&quot;},&quot;citationItems&quot;:[{&quot;id&quot;:2736,&quot;uris&quot;:[&quot;http://zotero.org/users/316567/items/SNSTBWJ7&quot;],&quot;uri&quot;:[&quot;http://zotero.org/users/316567/items/SNSTBWJ7&quot;],&quot;itemData&quot;:{&quot;id&quot;:2736,&quot;type&quot;:&quot;article-journal&quot;,&quot;title&quot;:&quot;Structure and cell envelope associations of flagellar basal complexes of Vibrio cholerae and Campylobacter fetus&quot;,&quot;container-title&quot;:&quot;Canadian Journal of Microbiology&quot;,&quot;page&quot;:&quot;322-333&quot;,&quot;volume&quot;:&quot;30&quot;,&quot;issue&quot;:&quot;3&quot;,&quot;source&quot;:&quot;NCBI PubMed&quot;,&quot;abstract&quot;:&quot;To isolate intact flagella with basal complexes from Vibrio cholerae, a rhamnolipid hemolysin from Pseudomonas aeruginosa was used to disrupt the cell envelope and flagellar sheath. The nonionic detergent, Triton X-100, provided similar results for Campylobacter fetus. Each of these basal complexes possessed, in addition to the four classical rings, concentric membrane rings (CMR's) similar to those found in Aquaspirillum serpens. Through the use of stereo imaging (which allows structures to be visualized in three dimensions) of thin sections of cells which had been sequentially treated with a number of envelope perturbants (i.e., ethylenediaminetetraacetate, lysozyme, Triton X-100, rhamnolipid hemolysin, and sodium dodecyl sulfate), we have progressively exposed the component parts of the basal organelles in V. cholerae and C. fetus. Since the action of these envelope perturbants has been well documented, we have been able to determine the associations of the exposed portions of the flagellar basal complex and the layer of the cell envelope in which they would normally reside. From our observations we have concluded that in both V. cholerae and C. fetus the L ring is embedded in the outer membrane and the P ring is associated with the peptidoglycan. The CMR's are bracketed by the L and P rings and are sandwiched between the outer membrane and the peptidoglycan. Elements of both the S and M rings appear to be associated with the plasma membrane.&quot;,&quot;ISSN&quot;:&quot;0008-4166&quot;,&quot;note&quot;:&quot;PMID: 6426766&quot;,&quot;journalAbbreviation&quot;:&quot;Can. J. Microbiol.&quot;,&quot;author&quot;:[{&quot;family&quot;:&quot;Ferris&quot;,&quot;given&quot;:&quot;F G&quot;},{&quot;family&quot;:&quot;Beveridge&quot;,&quot;given&quot;:&quot;T J&quot;},{&quot;family&quot;:&quot;Marceau-Day&quot;,&quot;given&quot;:&quot;M L&quot;},{&quot;family&quot;:&quot;Larson&quot;,&quot;given&quot;:&quot;A D&quot;}],&quot;issued&quot;:{&quot;date-parts&quot;:[[&quot;1984&quot;,3]]},&quot;accessed&quot;:{&quot;date-parts&quot;:[[2012,7,5]]}}}],&quot;schema&quot;:&quot;https://github.com/citation-style-language/schema/raw/master/csl-citation.json&quot;} RNDRxITq4SA31"/><text:span text:style-name="T81">(Ferris et al., 1984)</text:span><text:reference-mark-end text:name="ZOTERO_ITEM CSL_CITATION {&quot;citationID&quot;:&quot;b7sgm7sd3&quot;,&quot;properties&quot;:{&quot;formattedCitation&quot;:&quot;(Ferris et al., 1984)&quot;,&quot;plainCitation&quot;:&quot;(Ferris et al., 1984)&quot;},&quot;citationItems&quot;:[{&quot;id&quot;:2736,&quot;uris&quot;:[&quot;http://zotero.org/users/316567/items/SNSTBWJ7&quot;],&quot;uri&quot;:[&quot;http://zotero.org/users/316567/items/SNSTBWJ7&quot;],&quot;itemData&quot;:{&quot;id&quot;:2736,&quot;type&quot;:&quot;article-journal&quot;,&quot;title&quot;:&quot;Structure and cell envelope associations of flagellar basal complexes of Vibrio cholerae and Campylobacter fetus&quot;,&quot;container-title&quot;:&quot;Canadian Journal of Microbiology&quot;,&quot;page&quot;:&quot;322-333&quot;,&quot;volume&quot;:&quot;30&quot;,&quot;issue&quot;:&quot;3&quot;,&quot;source&quot;:&quot;NCBI PubMed&quot;,&quot;abstract&quot;:&quot;To isolate intact flagella with basal complexes from Vibrio cholerae, a rhamnolipid hemolysin from Pseudomonas aeruginosa was used to disrupt the cell envelope and flagellar sheath. The nonionic detergent, Triton X-100, provided similar results for Campylobacter fetus. Each of these basal complexes possessed, in addition to the four classical rings, concentric membrane rings (CMR's) similar to those found in Aquaspirillum serpens. Through the use of stereo imaging (which allows structures to be visualized in three dimensions) of thin sections of cells which had been sequentially treated with a number of envelope perturbants (i.e., ethylenediaminetetraacetate, lysozyme, Triton X-100, rhamnolipid hemolysin, and sodium dodecyl sulfate), we have progressively exposed the component parts of the basal organelles in V. cholerae and C. fetus. Since the action of these envelope perturbants has been well documented, we have been able to determine the associations of the exposed portions of the flagellar basal complex and the layer of the cell envelope in which they would normally reside. From our observations we have concluded that in both V. cholerae and C. fetus the L ring is embedded in the outer membrane and the P ring is associated with the peptidoglycan. The CMR's are bracketed by the L and P rings and are sandwiched between the outer membrane and the peptidoglycan. Elements of both the S and M rings appear to be associated with the plasma membrane.&quot;,&quot;ISSN&quot;:&quot;0008-4166&quot;,&quot;note&quot;:&quot;PMID: 6426766&quot;,&quot;journalAbbreviation&quot;:&quot;Can. J. Microbiol.&quot;,&quot;author&quot;:[{&quot;family&quot;:&quot;Ferris&quot;,&quot;given&quot;:&quot;F G&quot;},{&quot;family&quot;:&quot;Beveridge&quot;,&quot;given&quot;:&quot;T J&quot;},{&quot;family&quot;:&quot;Marceau-Day&quot;,&quot;given&quot;:&quot;M L&quot;},{&quot;family&quot;:&quot;Larson&quot;,&quot;given&quot;:&quot;A D&quot;}],&quot;issued&quot;:{&quot;date-parts&quot;:[[&quot;1984&quot;,3]]},&quot;accessed&quot;:{&quot;date-parts&quot;:[[2012,7,5]]}}}],&quot;schema&quot;:&quot;https://github.com/citation-style-language/schema/raw/master/csl-citation.json&quot;} RNDRxITq4SA31"/></text:p>
                    </text:list-item>
                  </text:list>
                </text:list-item>
                <text:list-item>
                  <text:p text:style-name="P47"><text:span text:style-name="T9">Campylobacter recta</text:span> [Tax ID 203, aka <text:span text:style-name="T9">Wolinella recta</text:span><text:span text:style-name="T22">]</text:span></text:p>
                  <text:list>
                    <text:list-item>
                      <text:p text:style-name="P47"><text:span text:style-name="T81">Clear disk </text:span><text:reference-mark-start text:name="ZOTERO_ITEM CSL_CITATION {&quot;citationID&quot;:&quot;2jouncs5q7&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AX1ndi1NFV"/><text:span text:style-name="T81">(Lai et al., 1981)</text:span><text:reference-mark-end text:name="ZOTERO_ITEM CSL_CITATION {&quot;citationID&quot;:&quot;2jouncs5q7&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AX1ndi1NFV"/></text:p>
                    </text:list-item>
                  </text:list>
                </text:list-item>
                <text:list-item>
                  <text:p text:style-name="P47"><text:span text:style-name="T81">Campylobacter sputorum (taxID </text:span><text:span text:style-name="T87">206)</text:span></text:p>
                  <text:list>
                    <text:list-item>
                      <text:p text:style-name="P47"><text:span text:style-name="T87">No evidence of a disk </text:span><text:reference-mark-start text:name="ZOTERO_ITEM CSL_CITATION {&quot;citationID&quot;:&quot;1ire560a8f&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bpMi9S6NEd"/><text:span text:style-name="T87">(Lai et al., 1981)</text:span><text:reference-mark-end text:name="ZOTERO_ITEM CSL_CITATION {&quot;citationID&quot;:&quot;1ire560a8f&quot;,&quot;properties&quot;:{&quot;formattedCitation&quot;:&quot;(Lai et al., 1981)&quot;,&quot;plainCitation&quot;:&quot;(Lai et al., 1981)&quot;},&quot;citationItems&quot;:[{&quot;id&quot;:2600,&quot;uris&quot;:[&quot;http://zotero.org/users/316567/items/N678FNWT&quot;],&quot;uri&quot;:[&quot;http://zotero.org/users/316567/items/N678FNWT&quot;],&quot;itemData&quot;:{&quot;id&quot;:2600,&quot;type&quot;:&quot;article-journal&quot;,&quot;title&quot;:&quot;Ultrastructures of Bacteroides Gracilis, Campylobacter Concisus, Wolinella Recta, and Eikenella Corrodens, All from Humans with Periodontal Disease&quot;,&quot;container-title&quot;:&quot;International Journal of Systematic Bacteriology&quot;,&quot;page&quot;:&quot;465-475&quot;,&quot;volume&quot;:&quot;31&quot;,&quot;issue&quot;:&quot;4&quot;,&quot;source&quot;:&quot;ijs.sgmjournals.org&quot;,&quot;DOI&quot;:&quot;10.1099/00207713-31-4-465&quot;,&quot;ISSN&quot;:&quot;1466-5026, 1466-5034&quot;,&quot;journalAbbreviation&quot;:&quot;Int J Syst Bacteriol&quot;,&quot;language&quot;:&quot;en&quot;,&quot;author&quot;:[{&quot;family&quot;:&quot;Lai&quot;,&quot;given&quot;:&quot;C. -H&quot;},{&quot;family&quot;:&quot;Listgarten&quot;,&quot;given&quot;:&quot;M. A&quot;},{&quot;family&quot;:&quot;Tanner&quot;,&quot;given&quot;:&quot;A. C. R&quot;},{&quot;family&quot;:&quot;Socransky&quot;,&quot;given&quot;:&quot;S. S&quot;}],&quot;issued&quot;:{&quot;date-parts&quot;:[[1981,10,1]]},&quot;accessed&quot;:{&quot;date-parts&quot;:[[2012,6,7]]}}}],&quot;schema&quot;:&quot;https://github.com/citation-style-language/schema/raw/master/csl-citation.json&quot;} RNDbpMi9S6NEd"/></text:p>
                    </text:list-item>
                  </text:list>
                </text:list-item>
              </text:list>
            </text:list-item>
          </text:list>
        </text:list-item>
      </text:list>
      <text:p text:style-name="P1">Helicobacters</text:p>
      <text:p text:style-name="Standard"><text:span text:style-name="T9">Helicobacter pylori </text:span><text:reference-mark-start text:name="ZOTERO_ITEM CSL_CITATION {&quot;citationID&quot;:&quot;1grklr3e2f&quot;,&quot;properties&quot;:{&quot;formattedCitation&quot;:&quot;(Lee et al., 1988)&quot;,&quot;plainCitation&quot;:&quot;(Lee et al., 1988)&quot;},&quot;citationItems&quot;:[{&quot;id&quot;:2161,&quot;uris&quot;:[&quot;http://zotero.org/users/316567/items/92TN2TS4&quot;],&quot;uri&quot;:[&quot;http://zotero.org/users/316567/items/92TN2TS4&quot;],&quot;itemData&quot;:{&quot;id&quot;:2161,&quot;type&quot;:&quot;article-journal&quot;,&quot;title&quot;:&quot;Isolation of a spiral-shaped bacterium from the cat stomach.&quot;,&quot;container-title&quot;:&quot;Infection and Immunity&quot;,&quot;page&quot;:&quot;2843-2850&quot;,&quot;volume&quot;:&quot;56&quot;,&quot;issue&quot;:&quot;11&quot;,&quot;source&quot;:&quot;iai.asm.org&quot;,&quot;ISSN&quot;:&quot;0019-9567, 1098-5522&quot;,&quot;journalAbbreviation&quot;:&quot;Infect. Immun.&quot;,&quot;language&quot;:&quot;en&quot;,&quot;author&quot;:[{&quot;family&quot;:&quot;Lee&quot;,&quot;given&quot;:&quot;A.&quot;},{&quot;family&quot;:&quot;Hazell&quot;,&quot;given&quot;:&quot;S. L.&quot;},{&quot;family&quot;:&quot;O'Rourke&quot;,&quot;given&quot;:&quot;J.&quot;},{&quot;family&quot;:&quot;Kouprach&quot;,&quot;given&quot;:&quot;S.&quot;}],&quot;issued&quot;:{&quot;date-parts&quot;:[[1988,11,1]]},&quot;accessed&quot;:{&quot;date-parts&quot;:[[2012,7,30]]}}}],&quot;schema&quot;:&quot;https://github.com/citation-style-language/schema/raw/master/csl-citation.json&quot;} RND6SNPpksHdT"/><text:span text:style-name="T9">(Lee et al., 1988)</text:span><text:reference-mark-end text:name="ZOTERO_ITEM CSL_CITATION {&quot;citationID&quot;:&quot;1grklr3e2f&quot;,&quot;properties&quot;:{&quot;formattedCitation&quot;:&quot;(Lee et al., 1988)&quot;,&quot;plainCitation&quot;:&quot;(Lee et al., 1988)&quot;},&quot;citationItems&quot;:[{&quot;id&quot;:2161,&quot;uris&quot;:[&quot;http://zotero.org/users/316567/items/92TN2TS4&quot;],&quot;uri&quot;:[&quot;http://zotero.org/users/316567/items/92TN2TS4&quot;],&quot;itemData&quot;:{&quot;id&quot;:2161,&quot;type&quot;:&quot;article-journal&quot;,&quot;title&quot;:&quot;Isolation of a spiral-shaped bacterium from the cat stomach.&quot;,&quot;container-title&quot;:&quot;Infection and Immunity&quot;,&quot;page&quot;:&quot;2843-2850&quot;,&quot;volume&quot;:&quot;56&quot;,&quot;issue&quot;:&quot;11&quot;,&quot;source&quot;:&quot;iai.asm.org&quot;,&quot;ISSN&quot;:&quot;0019-9567, 1098-5522&quot;,&quot;journalAbbreviation&quot;:&quot;Infect. Immun.&quot;,&quot;language&quot;:&quot;en&quot;,&quot;author&quot;:[{&quot;family&quot;:&quot;Lee&quot;,&quot;given&quot;:&quot;A.&quot;},{&quot;family&quot;:&quot;Hazell&quot;,&quot;given&quot;:&quot;S. L.&quot;},{&quot;family&quot;:&quot;O'Rourke&quot;,&quot;given&quot;:&quot;J.&quot;},{&quot;family&quot;:&quot;Kouprach&quot;,&quot;given&quot;:&quot;S.&quot;}],&quot;issued&quot;:{&quot;date-parts&quot;:[[1988,11,1]]},&quot;accessed&quot;:{&quot;date-parts&quot;:[[2012,7,30]]}}}],&quot;schema&quot;:&quot;https://github.com/citation-style-language/schema/raw/master/csl-citation.json&quot;} RND6SNPpksHdT"/><text:span text:style-name="T22"> </text:span><text:span text:style-name="T39">[TaxID 210]</text:span><text:span text:style-name="T22">: (previously known as </text:span><text:span text:style-name="T9">Campylobacter pyloridis</text:span><text:span text:style-name="T22">) is lophotrichously flagellated with four to six motors per pole </text:span><text:reference-mark-start text:name="ZOTERO_ITEM CSL_CITATION {&quot;citationID&quot;:&quot;30dtuvdad&quot;,&quot;properties&quot;:{&quot;formattedCitation&quot;:&quot;(Goodwin et al., 1985)&quot;,&quot;plainCitation&quot;:&quot;(Goodwin et al., 1985)&quot;},&quot;citationItems&quot;:[{&quot;id&quot;:2813,&quot;uris&quot;:[&quot;http://zotero.org/users/316567/items/UC64CGG6&quot;],&quot;uri&quot;:[&quot;http://zotero.org/users/316567/items/UC64CGG6&quot;],&quot;itemData&quot;:{&quot;id&quot;:2813,&quot;type&quot;:&quot;article-journal&quot;,&quot;title&quot;:&quot;Unusual Cellular Fatty Acids and Distinctive Ultrastructure in a New Spiral Bacterium (Campylobacter Pyloridis) from the Human Gastric Mucosa&quot;,&quot;container-title&quot;:&quot;Journal of Medical Microbiology&quot;,&quot;page&quot;:&quot;257-267&quot;,&quot;volume&quot;:&quot;19&quot;,&quot;issue&quot;:&quot;2&quot;,&quot;source&quot;:&quot;jmm.sgmjournals.org&quot;,&quot;DOI&quot;:&quot;10.1099/00222615-19-2-257&quot;,&quot;ISSN&quot;:&quot;0022-2615, 1473-5644&quot;,&quot;journalAbbreviation&quot;:&quot;J Med Microbiol&quot;,&quot;language&quot;:&quot;en&quot;,&quot;author&quot;:[{&quot;family&quot;:&quot;Goodwin&quot;,&quot;given&quot;:&quot;C. S&quot;},{&quot;family&quot;:&quot;McCulloch&quot;,&quot;given&quot;:&quot;R. K&quot;},{&quot;family&quot;:&quot;Armstrong&quot;,&quot;given&quot;:&quot;J. A&quot;},{&quot;family&quot;:&quot;Wee&quot;,&quot;given&quot;:&quot;S. H&quot;}],&quot;issued&quot;:{&quot;date-parts&quot;:[[1985,4,1]]},&quot;accessed&quot;:{&quot;date-parts&quot;:[[2012,5,30]]}}}],&quot;schema&quot;:&quot;https://github.com/citation-style-language/schema/raw/master/csl-citation.json&quot;} RNDaktZWnIYBd"/><text:span text:style-name="T22">(Goodwin et al., 1985)</text:span><text:reference-mark-end text:name="ZOTERO_ITEM CSL_CITATION {&quot;citationID&quot;:&quot;30dtuvdad&quot;,&quot;properties&quot;:{&quot;formattedCitation&quot;:&quot;(Goodwin et al., 1985)&quot;,&quot;plainCitation&quot;:&quot;(Goodwin et al., 1985)&quot;},&quot;citationItems&quot;:[{&quot;id&quot;:2813,&quot;uris&quot;:[&quot;http://zotero.org/users/316567/items/UC64CGG6&quot;],&quot;uri&quot;:[&quot;http://zotero.org/users/316567/items/UC64CGG6&quot;],&quot;itemData&quot;:{&quot;id&quot;:2813,&quot;type&quot;:&quot;article-journal&quot;,&quot;title&quot;:&quot;Unusual Cellular Fatty Acids and Distinctive Ultrastructure in a New Spiral Bacterium (Campylobacter Pyloridis) from the Human Gastric Mucosa&quot;,&quot;container-title&quot;:&quot;Journal of Medical Microbiology&quot;,&quot;page&quot;:&quot;257-267&quot;,&quot;volume&quot;:&quot;19&quot;,&quot;issue&quot;:&quot;2&quot;,&quot;source&quot;:&quot;jmm.sgmjournals.org&quot;,&quot;DOI&quot;:&quot;10.1099/00222615-19-2-257&quot;,&quot;ISSN&quot;:&quot;0022-2615, 1473-5644&quot;,&quot;journalAbbreviation&quot;:&quot;J Med Microbiol&quot;,&quot;language&quot;:&quot;en&quot;,&quot;author&quot;:[{&quot;family&quot;:&quot;Goodwin&quot;,&quot;given&quot;:&quot;C. S&quot;},{&quot;family&quot;:&quot;McCulloch&quot;,&quot;given&quot;:&quot;R. K&quot;},{&quot;family&quot;:&quot;Armstrong&quot;,&quot;given&quot;:&quot;J. A&quot;},{&quot;family&quot;:&quot;Wee&quot;,&quot;given&quot;:&quot;S. H&quot;}],&quot;issued&quot;:{&quot;date-parts&quot;:[[1985,4,1]]},&quot;accessed&quot;:{&quot;date-parts&quot;:[[2012,5,30]]}}}],&quot;schema&quot;:&quot;https://github.com/citation-style-language/schema/raw/master/csl-citation.json&quot;} RNDaktZWnIYBd"/><text:span text:style-name="T22">. Although seemingly fairly similar to the </text:span><text:span text:style-name="T9">C. jejuni</text:span><text:span text:style-name="T22"> motor, there are a number of differences, including a sheath and lack of outer membrane depression. The cell pole of </text:span><text:span text:style-name="T9">H. pylori </text:span><text:span text:style-name="T22">is also bluntly rounded as opposed to tapered. Furthermore, the basal disk does not have radial spokes as seen in </text:span><text:span text:style-name="T9">C. jejuni</text:span><text:span text:style-name="T22"> </text:span><text:reference-mark-start text:name="ZOTERO_ITEM CSL_CITATION {&quot;citationID&quot;:&quot;gqtanbbas&quot;,&quot;properties&quot;:{&quot;formattedCitation&quot;:&quot;(Jones et al., 1985)&quot;,&quot;plainCitation&quot;:&quot;(Jones et al., 1985)&quot;},&quot;citationItems&quot;:[{&quot;id&quot;:2402,&quot;uris&quot;:[&quot;http://zotero.org/users/316567/items/FXHHKUCR&quot;],&quot;uri&quot;:[&quot;http://zotero.org/users/316567/items/FXHHKUCR&quot;],&quot;itemData&quot;:{&quot;id&quot;:2402,&quot;type&quot;:&quot;article-journal&quot;,&quot;title&quot;:&quot;An Ultrastructural Study of the Gastric Campylobacter-Like Organism ‘Campylobacter Pyloridis'&quot;,&quot;container-title&quot;:&quot;Journal of General Microbiology&quot;,&quot;page&quot;:&quot;2335-2341&quot;,&quot;volume&quot;:&quot;131&quot;,&quot;issue&quot;:&quot;9&quot;,&quot;source&quot;:&quot;mic.sgmjournals.org&quot;,&quot;DOI&quot;:&quot;10.1099/00221287-131-9-2335&quot;,&quot;ISSN&quot;:&quot;1350-0872, 1465-2080&quot;,&quot;journalAbbreviation&quot;:&quot;J Gen Microbiol&quot;,&quot;language&quot;:&quot;en&quot;,&quot;author&quot;:[{&quot;family&quot;:&quot;Jones&quot;,&quot;given&quot;:&quot;D. M&quot;},{&quot;family&quot;:&quot;Curry&quot;,&quot;given&quot;:&quot;A.&quot;},{&quot;family&quot;:&quot;Fox&quot;,&quot;given&quot;:&quot;A. J&quot;}],&quot;issued&quot;:{&quot;date-parts&quot;:[[1985,9,1]]},&quot;accessed&quot;:{&quot;date-parts&quot;:[[2012,5,2]]}}}],&quot;schema&quot;:&quot;https://github.com/citation-style-language/schema/raw/master/csl-citation.json&quot;} RNDoQ7zlXy3SH"/><text:span text:style-name="T22">(Jones et al., 1985)</text:span><text:reference-mark-end text:name="ZOTERO_ITEM CSL_CITATION {&quot;citationID&quot;:&quot;gqtanbbas&quot;,&quot;properties&quot;:{&quot;formattedCitation&quot;:&quot;(Jones et al., 1985)&quot;,&quot;plainCitation&quot;:&quot;(Jones et al., 1985)&quot;},&quot;citationItems&quot;:[{&quot;id&quot;:2402,&quot;uris&quot;:[&quot;http://zotero.org/users/316567/items/FXHHKUCR&quot;],&quot;uri&quot;:[&quot;http://zotero.org/users/316567/items/FXHHKUCR&quot;],&quot;itemData&quot;:{&quot;id&quot;:2402,&quot;type&quot;:&quot;article-journal&quot;,&quot;title&quot;:&quot;An Ultrastructural Study of the Gastric Campylobacter-Like Organism ‘Campylobacter Pyloridis'&quot;,&quot;container-title&quot;:&quot;Journal of General Microbiology&quot;,&quot;page&quot;:&quot;2335-2341&quot;,&quot;volume&quot;:&quot;131&quot;,&quot;issue&quot;:&quot;9&quot;,&quot;source&quot;:&quot;mic.sgmjournals.org&quot;,&quot;DOI&quot;:&quot;10.1099/00221287-131-9-2335&quot;,&quot;ISSN&quot;:&quot;1350-0872, 1465-2080&quot;,&quot;journalAbbreviation&quot;:&quot;J Gen Microbiol&quot;,&quot;language&quot;:&quot;en&quot;,&quot;author&quot;:[{&quot;family&quot;:&quot;Jones&quot;,&quot;given&quot;:&quot;D. M&quot;},{&quot;family&quot;:&quot;Curry&quot;,&quot;given&quot;:&quot;A.&quot;},{&quot;family&quot;:&quot;Fox&quot;,&quot;given&quot;:&quot;A. J&quot;}],&quot;issued&quot;:{&quot;date-parts&quot;:[[1985,9,1]]},&quot;accessed&quot;:{&quot;date-parts&quot;:[[2012,5,2]]}}}],&quot;schema&quot;:&quot;https://github.com/citation-style-language/schema/raw/master/csl-citation.json&quot;} RNDoQ7zlXy3SH"/><text:span text:style-name="T22">.</text:span></text:p>
      <text:list xml:id="list719818498" text:continue-numbering="true" text:style-name="WW8Num6">
        <text:list-item>
          <text:list>
            <text:list-item>
              <text:list>
                <text:list-item>
                  <text:list>
                    <text:list-item>
                      <text:p text:style-name="P60">Apparently mention in book “Jones, D.M. and Curry, A. (1989) In: Campylobacter pylori and Gastrointestinal Disease ” 48-59.</text:p>
                      <text:list>
                        <text:list-item>
                          <text:list>
                            <text:list-item>
                              <text:p text:style-name="P47">Multiple flagellated</text:p>
                            </text:list-item>
                            <text:list-item>
                              <text:p text:style-name="P47">Cell poles not tapered; no indentations, no clear disks</text:p>
                            </text:list-item>
                            <text:list-item>
                              <text:p text:style-name="P47">Sheathed</text:p>
                            </text:list-item>
                            <text:list-item>
                              <text:p text:style-name="P47"><text:span text:style-name="T79">Sarcosinate preps show disks</text:span>, even though not clear in thin-sections as previously seen in C. fetus, jejuni, A. serpens and V. cholerae</text:p>
                            </text:list-item>
                            <text:list-item>
                              <text:p text:style-name="P60">Resembles Vibrio disks.</text:p>
                            </text:list-item>
                          </text:list>
                        </text:list-item>
                      </text:list>
                    </text:list-item>
                  </text:list>
                </text:list-item>
                <text:list-item>
                  <text:p text:style-name="P48"><text:span text:style-name="T9">Helicobacter mustelae </text:span><text:reference-mark-start text:name="ZOTERO_ITEM CSL_CITATION {&quot;citationID&quot;:&quot;1el0da5r43&quot;,&quot;properties&quot;:{&quot;formattedCitation&quot;:&quot;{\\rtf (O\\uc0\\u8217{}Rourke et al., 1992)}&quot;,&quot;plainCitation&quot;:&quot;(O’Rourke et al., 1992)&quot;},&quot;citationItems&quot;:[{&quot;id&quot;:2101,&quot;uris&quot;:[&quot;http://zotero.org/users/316567/items/79HQJWD5&quot;],&quot;uri&quot;:[&quot;http://zotero.org/users/316567/items/79HQJWD5&quot;],&quot;itemData&quot;:{&quot;id&quot;:2101,&quot;type&quot;:&quot;article-journal&quot;,&quot;title&quot;:&quot;An Ultrastructural Study of Helicobacter Mustelae and Evidence of a Specific Association with Gastric Mucosa&quot;,&quot;container-title&quot;:&quot;Journal of Medical Microbiology&quot;,&quot;page&quot;:&quot;420-427&quot;,&quot;volume&quot;:&quot;36&quot;,&quot;issue&quot;:&quot;6&quot;,&quot;source&quot;:&quot;jmm.sgmjournals.org&quot;,&quot;DOI&quot;:&quot;10.1099/00222615-36-6-420&quot;,&quot;ISSN&quot;:&quot;0022-2615, 1473-5644&quot;,&quot;journalAbbreviation&quot;:&quot;J Med Microbiol&quot;,&quot;language&quot;:&quot;en&quot;,&quot;author&quot;:[{&quot;family&quot;:&quot;O'Rourke&quot;,&quot;given&quot;:&quot;Jani&quot;},{&quot;family&quot;:&quot;Lee&quot;,&quot;given&quot;:&quot;A.&quot;},{&quot;family&quot;:&quot;Fox&quot;,&quot;given&quot;:&quot;J. G&quot;}],&quot;issued&quot;:{&quot;date-parts&quot;:[[1992,6,1]]},&quot;accessed&quot;:{&quot;date-parts&quot;:[[2012,5,30]]}}}],&quot;schema&quot;:&quot;https://github.com/citation-style-language/schema/raw/master/csl-citation.json&quot;} RNDysO2dNPxtk"/><text:span text:style-name="T103">(O</text:span><text:span text:style-name="T98">’Rourke et al., 1992)</text:span><text:reference-mark-end text:name="ZOTERO_ITEM CSL_CITATION {&quot;citationID&quot;:&quot;1el0da5r43&quot;,&quot;properties&quot;:{&quot;formattedCitation&quot;:&quot;{\\rtf (O\\uc0\\u8217{}Rourke et al., 1992)}&quot;,&quot;plainCitation&quot;:&quot;(O’Rourke et al., 1992)&quot;},&quot;citationItems&quot;:[{&quot;id&quot;:2101,&quot;uris&quot;:[&quot;http://zotero.org/users/316567/items/79HQJWD5&quot;],&quot;uri&quot;:[&quot;http://zotero.org/users/316567/items/79HQJWD5&quot;],&quot;itemData&quot;:{&quot;id&quot;:2101,&quot;type&quot;:&quot;article-journal&quot;,&quot;title&quot;:&quot;An Ultrastructural Study of Helicobacter Mustelae and Evidence of a Specific Association with Gastric Mucosa&quot;,&quot;container-title&quot;:&quot;Journal of Medical Microbiology&quot;,&quot;page&quot;:&quot;420-427&quot;,&quot;volume&quot;:&quot;36&quot;,&quot;issue&quot;:&quot;6&quot;,&quot;source&quot;:&quot;jmm.sgmjournals.org&quot;,&quot;DOI&quot;:&quot;10.1099/00222615-36-6-420&quot;,&quot;ISSN&quot;:&quot;0022-2615, 1473-5644&quot;,&quot;journalAbbreviation&quot;:&quot;J Med Microbiol&quot;,&quot;language&quot;:&quot;en&quot;,&quot;author&quot;:[{&quot;family&quot;:&quot;O'Rourke&quot;,&quot;given&quot;:&quot;Jani&quot;},{&quot;family&quot;:&quot;Lee&quot;,&quot;given&quot;:&quot;A.&quot;},{&quot;family&quot;:&quot;Fox&quot;,&quot;given&quot;:&quot;J. G&quot;}],&quot;issued&quot;:{&quot;date-parts&quot;:[[1992,6,1]]},&quot;accessed&quot;:{&quot;date-parts&quot;:[[2012,5,30]]}}}],&quot;schema&quot;:&quot;https://github.com/citation-style-language/schema/raw/master/csl-citation.json&quot;} RNDysO2dNPxtk"/></text:p>
                  <text:list>
                    <text:list-item>
                      <text:p text:style-name="P83">Has lateral and polar flagella, but not clear if the're not all the same. Both types have concave (i.e., disk) structures.</text:p>
                    </text:list-item>
                  </text:list>
                </text:list-item>
                <text:list-item>
                  <text:p text:style-name="P47"><text:span text:style-name="T9">Helicobacter muridarum</text:span><text:reference-mark-start text:name="ZOTERO_ITEM CSL_CITATION {&quot;citationID&quot;:&quot;2ng47lurll&quot;,&quot;properties&quot;:{&quot;formattedCitation&quot;:&quot;(Lee et al., 1992)&quot;,&quot;plainCitation&quot;:&quot;(Lee et al., 1992)&quot;},&quot;citationItems&quot;:[{&quot;id&quot;:2691,&quot;uris&quot;:[&quot;http://zotero.org/users/316567/items/QZG7SWZ4&quot;],&quot;uri&quot;:[&quot;http://zotero.org/users/316567/items/QZG7SWZ4&quot;],&quot;itemData&quot;:{&quot;id&quot;:2691,&quot;type&quot;:&quot;article-journal&quot;,&quot;title&quot;:&quot;Helicobacter Muridarum Sp. Nov., a Microaerophilic Helical Bacterium with a Novel Ultrastructure Isolated from the Intestinal Mucosa of Rodents&quot;,&quot;container-title&quot;:&quot;International Journal of Systematic Bacteriology&quot;,&quot;page&quot;:&quot;27-36&quot;,&quot;volume&quot;:&quot;42&quot;,&quot;issue&quot;:&quot;1&quot;,&quot;source&quot;:&quot;ijs.sgmjournals.org&quot;,&quot;DOI&quot;:&quot;10.1099/00207713-42-1-27&quot;,&quot;ISSN&quot;:&quot;1466-5026, 1466-5034&quot;,&quot;journalAbbreviation&quot;:&quot;Int J Syst Bacteriol&quot;,&quot;language&quot;:&quot;en&quot;,&quot;author&quot;:[{&quot;family&quot;:&quot;Lee&quot;,&quot;given&quot;:&quot;A.&quot;},{&quot;family&quot;:&quot;Phillips&quot;,&quot;given&quot;:&quot;M. W&quot;},{&quot;family&quot;:&quot;O'rourke&quot;,&quot;given&quot;:&quot;J. L&quot;},{&quot;family&quot;:&quot;Paster&quot;,&quot;given&quot;:&quot;B. J&quot;},{&quot;family&quot;:&quot;Dewhirst&quot;,&quot;given&quot;:&quot;F. E&quot;},{&quot;family&quot;:&quot;Fraser&quot;,&quot;given&quot;:&quot;G. J&quot;},{&quot;family&quot;:&quot;Fox&quot;,&quot;given&quot;:&quot;J. G&quot;},{&quot;family&quot;:&quot;Sly&quot;,&quot;given&quot;:&quot;L. I&quot;},{&quot;family&quot;:&quot;Romaniuk&quot;,&quot;given&quot;:&quot;P. J&quot;},{&quot;family&quot;:&quot;Trust&quot;,&quot;given&quot;:&quot;T. J&quot;},{&quot;family&quot;:&quot;Kouprach&quot;,&quot;given&quot;:&quot;S.&quot;}],&quot;issued&quot;:{&quot;date-parts&quot;:[[1992,1,1]]},&quot;accessed&quot;:{&quot;date-parts&quot;:[[2012,5,30]]}}}],&quot;schema&quot;:&quot;https://github.com/citation-style-language/schema/raw/master/csl-citation.json&quot;} RNDsF4XedoDNp"/><text:span text:style-name="T22">(Lee et al., 1992)</text:span><text:reference-mark-end text:name="ZOTERO_ITEM CSL_CITATION {&quot;citationID&quot;:&quot;2ng47lurll&quot;,&quot;properties&quot;:{&quot;formattedCitation&quot;:&quot;(Lee et al., 1992)&quot;,&quot;plainCitation&quot;:&quot;(Lee et al., 1992)&quot;},&quot;citationItems&quot;:[{&quot;id&quot;:2691,&quot;uris&quot;:[&quot;http://zotero.org/users/316567/items/QZG7SWZ4&quot;],&quot;uri&quot;:[&quot;http://zotero.org/users/316567/items/QZG7SWZ4&quot;],&quot;itemData&quot;:{&quot;id&quot;:2691,&quot;type&quot;:&quot;article-journal&quot;,&quot;title&quot;:&quot;Helicobacter Muridarum Sp. Nov., a Microaerophilic Helical Bacterium with a Novel Ultrastructure Isolated from the Intestinal Mucosa of Rodents&quot;,&quot;container-title&quot;:&quot;International Journal of Systematic Bacteriology&quot;,&quot;page&quot;:&quot;27-36&quot;,&quot;volume&quot;:&quot;42&quot;,&quot;issue&quot;:&quot;1&quot;,&quot;source&quot;:&quot;ijs.sgmjournals.org&quot;,&quot;DOI&quot;:&quot;10.1099/00207713-42-1-27&quot;,&quot;ISSN&quot;:&quot;1466-5026, 1466-5034&quot;,&quot;journalAbbreviation&quot;:&quot;Int J Syst Bacteriol&quot;,&quot;language&quot;:&quot;en&quot;,&quot;author&quot;:[{&quot;family&quot;:&quot;Lee&quot;,&quot;given&quot;:&quot;A.&quot;},{&quot;family&quot;:&quot;Phillips&quot;,&quot;given&quot;:&quot;M. W&quot;},{&quot;family&quot;:&quot;O'rourke&quot;,&quot;given&quot;:&quot;J. L&quot;},{&quot;family&quot;:&quot;Paster&quot;,&quot;given&quot;:&quot;B. J&quot;},{&quot;family&quot;:&quot;Dewhirst&quot;,&quot;given&quot;:&quot;F. E&quot;},{&quot;family&quot;:&quot;Fraser&quot;,&quot;given&quot;:&quot;G. J&quot;},{&quot;family&quot;:&quot;Fox&quot;,&quot;given&quot;:&quot;J. G&quot;},{&quot;family&quot;:&quot;Sly&quot;,&quot;given&quot;:&quot;L. I&quot;},{&quot;family&quot;:&quot;Romaniuk&quot;,&quot;given&quot;:&quot;P. J&quot;},{&quot;family&quot;:&quot;Trust&quot;,&quot;given&quot;:&quot;T. J&quot;},{&quot;family&quot;:&quot;Kouprach&quot;,&quot;given&quot;:&quot;S.&quot;}],&quot;issued&quot;:{&quot;date-parts&quot;:[[1992,1,1]]},&quot;accessed&quot;:{&quot;date-parts&quot;:[[2012,5,30]]}}}],&quot;schema&quot;:&quot;https://github.com/citation-style-language/schema/raw/master/csl-citation.json&quot;} RNDsF4XedoDNp"/></text:p>
                  <text:list>
                    <text:list-item>
                      <text:p text:style-name="P47">Closely related to <text:span text:style-name="T9">Wollinella succinogenes</text:span>.</text:p>
                    </text:list-item>
                    <text:list-item>
                      <text:p text:style-name="P47">Striking periplasmic ridges</text:p>
                    </text:list-item>
                    <text:list-item>
                      <text:p text:style-name="P47">Sheathed</text:p>
                    </text:list-item>
                    <text:list-item>
                      <text:p text:style-name="P47">Studs, much like aquaspirillumm but 17 to 20, in a 90nm-diameter ring</text:p>
                    </text:list-item>
                    <text:list-item>
                      <text:p text:style-name="P47">Periplasmic filaments, when OM disrupted, show no association with structures at either end.</text:p>
                    </text:list-item>
                  </text:list>
                </text:list-item>
                <text:list-item>
                  <text:p text:style-name="P79"><text:bookmark text:name="internal-source-marker_0.52692307506454493"/>Helicobacter felis</text:p>
                  <text:list>
                    <text:list-item>
                      <text:p text:style-name="P47">(ref 24 in h. muidarum paper: has studs)</text:p>
                    </text:list-item>
                  </text:list>
                </text:list-item>
                <text:list-item>
                  <text:p text:style-name="P47">Helicobacter trogontum </text:p>
                  <text:list>
                    <text:list-item>
                      <text:p text:style-name="P47">Plate at cell pole – possible disks <text:reference-mark-start text:name="ZOTERO_ITEM CSL_CITATION {&quot;citationID&quot;:&quot;9coqoeivr&quot;,&quot;properties&quot;:{&quot;formattedCitation&quot;:&quot;(Moura et al., 1998)&quot;,&quot;plainCitation&quot;:&quot;(Moura et al., 1998)&quot;},&quot;citationItems&quot;:[{&quot;id&quot;:2866,&quot;uris&quot;:[&quot;http://zotero.org/users/316567/items/VS3TQQHC&quot;],&quot;uri&quot;:[&quot;http://zotero.org/users/316567/items/VS3TQQHC&quot;],&quot;itemData&quot;:{&quot;id&quot;:2866,&quot;type&quot;:&quot;article-journal&quot;,&quot;title&quot;:&quot;Ultrastructure of Helicobacter Trogontum in Culture and in the Gastrointestinal Tract of Gnotobiotic Mice&quot;,&quot;container-title&quot;:&quot;Journal of Medical Microbiology&quot;,&quot;page&quot;:&quot;513-520&quot;,&quot;volume&quot;:&quot;47&quot;,&quot;issue&quot;:&quot;6&quot;,&quot;source&quot;:&quot;jmm.sgmjournals.org&quot;,&quot;DOI&quot;:&quot;10.1099/00222615-47-6-513&quot;,&quot;ISSN&quot;:&quot;0022-2615, 1473-5644&quot;,&quot;journalAbbreviation&quot;:&quot;J Med Microbiol&quot;,&quot;language&quot;:&quot;en&quot;,&quot;author&quot;:[{&quot;family&quot;:&quot;Moura&quot;,&quot;given&quot;:&quot;Sílvia B&quot;},{&quot;family&quot;:&quot;Mendes&quot;,&quot;given&quot;:&quot;E. N&quot;},{&quot;family&quot;:&quot;Queiroz&quot;,&quot;given&quot;:&quot;Dulciene M. M&quot;},{&quot;family&quot;:&quot;Camargos&quot;,&quot;given&quot;:&quot;Elizabeth R. S&quot;},{&quot;family&quot;:&quot;Fonseca&quot;,&quot;given&quot;:&quot;M. Evangelina F&quot;},{&quot;family&quot;:&quot;Rocha&quot;,&quot;given&quot;:&quot;G. A&quot;},{&quot;family&quot;:&quot;Nicoli&quot;,&quot;given&quot;:&quot;J. R&quot;}],&quot;issued&quot;:{&quot;date-parts&quot;:[[1998,6,1]]},&quot;accessed&quot;:{&quot;date-parts&quot;:[[2012,6,7]]}}}],&quot;schema&quot;:&quot;https://github.com/citation-style-language/schema/raw/master/csl-citation.json&quot;} RNDTqgFI2czam"/>(Moura et al., 1998)<text:reference-mark-end text:name="ZOTERO_ITEM CSL_CITATION {&quot;citationID&quot;:&quot;9coqoeivr&quot;,&quot;properties&quot;:{&quot;formattedCitation&quot;:&quot;(Moura et al., 1998)&quot;,&quot;plainCitation&quot;:&quot;(Moura et al., 1998)&quot;},&quot;citationItems&quot;:[{&quot;id&quot;:2866,&quot;uris&quot;:[&quot;http://zotero.org/users/316567/items/VS3TQQHC&quot;],&quot;uri&quot;:[&quot;http://zotero.org/users/316567/items/VS3TQQHC&quot;],&quot;itemData&quot;:{&quot;id&quot;:2866,&quot;type&quot;:&quot;article-journal&quot;,&quot;title&quot;:&quot;Ultrastructure of Helicobacter Trogontum in Culture and in the Gastrointestinal Tract of Gnotobiotic Mice&quot;,&quot;container-title&quot;:&quot;Journal of Medical Microbiology&quot;,&quot;page&quot;:&quot;513-520&quot;,&quot;volume&quot;:&quot;47&quot;,&quot;issue&quot;:&quot;6&quot;,&quot;source&quot;:&quot;jmm.sgmjournals.org&quot;,&quot;DOI&quot;:&quot;10.1099/00222615-47-6-513&quot;,&quot;ISSN&quot;:&quot;0022-2615, 1473-5644&quot;,&quot;journalAbbreviation&quot;:&quot;J Med Microbiol&quot;,&quot;language&quot;:&quot;en&quot;,&quot;author&quot;:[{&quot;family&quot;:&quot;Moura&quot;,&quot;given&quot;:&quot;Sílvia B&quot;},{&quot;family&quot;:&quot;Mendes&quot;,&quot;given&quot;:&quot;E. N&quot;},{&quot;family&quot;:&quot;Queiroz&quot;,&quot;given&quot;:&quot;Dulciene M. M&quot;},{&quot;family&quot;:&quot;Camargos&quot;,&quot;given&quot;:&quot;Elizabeth R. S&quot;},{&quot;family&quot;:&quot;Fonseca&quot;,&quot;given&quot;:&quot;M. Evangelina F&quot;},{&quot;family&quot;:&quot;Rocha&quot;,&quot;given&quot;:&quot;G. A&quot;},{&quot;family&quot;:&quot;Nicoli&quot;,&quot;given&quot;:&quot;J. R&quot;}],&quot;issued&quot;:{&quot;date-parts&quot;:[[1998,6,1]]},&quot;accessed&quot;:{&quot;date-parts&quot;:[[2012,6,7]]}}}],&quot;schema&quot;:&quot;https://github.com/citation-style-language/schema/raw/master/csl-citation.json&quot;} RNDTqgFI2czam"/>?</text:p>
                    </text:list-item>
                  </text:list>
                </text:list-item>
                <text:list-item>
                  <text:p text:style-name="P47"><text:span text:style-name="T9">Helicobacter suis </text:span><text:span text:style-name="T22">(aka </text:span><text:span text:style-name="T9">Gastrospirillum suis,</text:span><text:span text:style-name="T22"> tax ID 104628) </text:span><text:reference-mark-start text:name="ZOTERO_ITEM CSL_CITATION {&quot;citationID&quot;:&quot;9o3efthpf&quot;,&quot;properties&quot;:{&quot;formattedCitation&quot;:&quot;(Mendes et al., 1990)&quot;,&quot;plainCitation&quot;:&quot;(Mendes et al., 1990)&quot;},&quot;citationItems&quot;:[{&quot;id&quot;:2810,&quot;uris&quot;:[&quot;http://zotero.org/users/316567/items/U866ADZN&quot;],&quot;uri&quot;:[&quot;http://zotero.org/users/316567/items/U866ADZN&quot;],&quot;itemData&quot;:{&quot;id&quot;:2810,&quot;type&quot;:&quot;article-journal&quot;,&quot;title&quot;:&quot;Ultrastructure of a Spiral Micro-Organism from Pig Gastric Mucosa (“Gastrospirillum Suis”)&quot;,&quot;container-title&quot;:&quot;Journal of Medical Microbiology&quot;,&quot;page&quot;:&quot;61-66&quot;,&quot;volume&quot;:&quot;33&quot;,&quot;issue&quot;:&quot;1&quot;,&quot;source&quot;:&quot;jmm.sgmjournals.org&quot;,&quot;DOI&quot;:&quot;10.1099/00222615-33-1-61&quot;,&quot;ISSN&quot;:&quot;0022-2615, 1473-5644&quot;,&quot;journalAbbreviation&quot;:&quot;J Med Microbiol&quot;,&quot;language&quot;:&quot;en&quot;,&quot;author&quot;:[{&quot;family&quot;:&quot;Mendes&quot;,&quot;given&quot;:&quot;E. N&quot;},{&quot;family&quot;:&quot;Queiroz&quot;,&quot;given&quot;:&quot;Dulciene M. M&quot;},{&quot;family&quot;:&quot;Rocha&quot;,&quot;given&quot;:&quot;G. A&quot;},{&quot;family&quot;:&quot;Moura&quot;,&quot;given&quot;:&quot;Silvia B&quot;},{&quot;family&quot;:&quot;Leite&quot;,&quot;given&quot;:&quot;Virginia H. R&quot;},{&quot;family&quot;:&quot;Fonseca&quot;,&quot;given&quot;:&quot;M. Evangelina F&quot;}],&quot;issued&quot;:{&quot;date-parts&quot;:[[1990,9,1]]},&quot;accessed&quot;:{&quot;date-parts&quot;:[[2012,5,30]]}}}],&quot;schema&quot;:&quot;https://github.com/citation-style-language/schema/raw/master/csl-citation.json&quot;} RNDRpdj72iRy4"/><text:span text:style-name="T22">(Mendes et al., 1990)</text:span><text:reference-mark-end text:name="ZOTERO_ITEM CSL_CITATION {&quot;citationID&quot;:&quot;9o3efthpf&quot;,&quot;properties&quot;:{&quot;formattedCitation&quot;:&quot;(Mendes et al., 1990)&quot;,&quot;plainCitation&quot;:&quot;(Mendes et al., 1990)&quot;},&quot;citationItems&quot;:[{&quot;id&quot;:2810,&quot;uris&quot;:[&quot;http://zotero.org/users/316567/items/U866ADZN&quot;],&quot;uri&quot;:[&quot;http://zotero.org/users/316567/items/U866ADZN&quot;],&quot;itemData&quot;:{&quot;id&quot;:2810,&quot;type&quot;:&quot;article-journal&quot;,&quot;title&quot;:&quot;Ultrastructure of a Spiral Micro-Organism from Pig Gastric Mucosa (“Gastrospirillum Suis”)&quot;,&quot;container-title&quot;:&quot;Journal of Medical Microbiology&quot;,&quot;page&quot;:&quot;61-66&quot;,&quot;volume&quot;:&quot;33&quot;,&quot;issue&quot;:&quot;1&quot;,&quot;source&quot;:&quot;jmm.sgmjournals.org&quot;,&quot;DOI&quot;:&quot;10.1099/00222615-33-1-61&quot;,&quot;ISSN&quot;:&quot;0022-2615, 1473-5644&quot;,&quot;journalAbbreviation&quot;:&quot;J Med Microbiol&quot;,&quot;language&quot;:&quot;en&quot;,&quot;author&quot;:[{&quot;family&quot;:&quot;Mendes&quot;,&quot;given&quot;:&quot;E. N&quot;},{&quot;family&quot;:&quot;Queiroz&quot;,&quot;given&quot;:&quot;Dulciene M. M&quot;},{&quot;family&quot;:&quot;Rocha&quot;,&quot;given&quot;:&quot;G. A&quot;},{&quot;family&quot;:&quot;Moura&quot;,&quot;given&quot;:&quot;Silvia B&quot;},{&quot;family&quot;:&quot;Leite&quot;,&quot;given&quot;:&quot;Virginia H. R&quot;},{&quot;family&quot;:&quot;Fonseca&quot;,&quot;given&quot;:&quot;M. Evangelina F&quot;}],&quot;issued&quot;:{&quot;date-parts&quot;:[[1990,9,1]]},&quot;accessed&quot;:{&quot;date-parts&quot;:[[2012,5,30]]}}}],&quot;schema&quot;:&quot;https://github.com/citation-style-language/schema/raw/master/csl-citation.json&quot;} RNDRpdj72iRy4"/></text:p>
                  <text:list>
                    <text:list-item>
                      <text:p text:style-name="P47">Cannot see motors at all – ~six flagellar emanate from each pole.</text:p>
                    </text:list-item>
                  </text:list>
                </text:list-item>
                <text:list-item>
                  <text:p text:style-name="P47">Plus other examples! <text:reference-mark-start text:name="ZOTERO_ITEM CSL_CITATION {&quot;citationID&quot;:&quot;dlifb06pl&quot;,&quot;properties&quot;:{&quot;formattedCitation&quot;:&quot;(Utriainen et al., 1997)&quot;,&quot;plainCitation&quot;:&quot;(Utriainen et al., 1997)&quot;},&quot;citationItems&quot;:[{&quot;id&quot;:2415,&quot;uris&quot;:[&quot;http://zotero.org/users/316567/items/GH4D9EPE&quot;],&quot;uri&quot;:[&quot;http://zotero.org/users/316567/items/GH4D9EPE&quot;],&quot;itemData&quot;:{&quot;id&quot;:2415,&quot;type&quot;:&quot;article-journal&quot;,&quot;title&quot;:&quot;Morphological diversity of cultured canine gastric Helicobacter spp&quot;,&quot;container-title&quot;:&quot;Comparative Immunology, Microbiology and Infectious Diseases&quot;,&quot;page&quot;:&quot;285-297&quot;,&quot;volume&quot;:&quot;20&quot;,&quot;issue&quot;:&quot;4&quot;,&quot;source&quot;:&quot;NCBI PubMed&quot;,&quot;abstract&quot;:&quot;The cell morphology, the number of flagella, the occurrence of periplasmic fibrils and ultrastructural structures of five groups of cultured canine gastric Helicobacter spp. were compared. The study included four strains of Helicobacter felis, four strains of Helicobacter bizzozeronii, one strain of 'Flexispira', six strains of an unnamed spiral organism 2 and one strain of an unnamed spiral organism 3 which were isolated from gastric biopsies. Cultures were studied with negative staining, transmission electron microscopy (TEM) and scanning electron microscopy (SEM). Bacterial dimensions were measured from the negative staining samples and values were tested with ANOVA and Bonferroni tests. The organisms studied differed from each other morphologically. H. felis was a slightly spiraled organism with periplasmic fibrils. 'Flexispira' was a thin and straight organism with periplasmic fibrils. H. bizzozeronii was a tightly spiraled organism. Spiral organism 2 was loosely spiraled and thicker than the other organisms. Spiral organism 3 was a short curved rod having a single bipolar flagellum. The other species had multiple flagella. As a conclusion the canine gastric Helicobacter spp. can be differentiated from each other morphologically with an electron microscope. The morphological differences were mainly found in the structures involved in motility. The importance of the differences may lie in their impact on the colonization in a gastric mucous environment.&quot;,&quot;ISSN&quot;:&quot;0147-9571&quot;,&quot;note&quot;:&quot;PMID: 9481513&quot;,&quot;journalAbbreviation&quot;:&quot;Comp. Immunol. Microbiol. Infect. Dis.&quot;,&quot;author&quot;:[{&quot;family&quot;:&quot;Utriainen&quot;,&quot;given&quot;:&quot;M&quot;},{&quot;family&quot;:&quot;Jalava&quot;,&quot;given&quot;:&quot;K&quot;},{&quot;family&quot;:&quot;Sukura&quot;,&quot;given&quot;:&quot;A&quot;},{&quot;family&quot;:&quot;Hänninen&quot;,&quot;given&quot;:&quot;M L&quot;}],&quot;issued&quot;:{&quot;date-parts&quot;:[[&quot;1997&quot;,9]]},&quot;accessed&quot;:{&quot;date-parts&quot;:[[2012,6,11]]}}}],&quot;schema&quot;:&quot;https://github.com/citation-style-language/schema/raw/master/csl-citation.json&quot;} RNDJeqLcMSxD3"/>(Utriainen et al., 1997)<text:reference-mark-end text:name="ZOTERO_ITEM CSL_CITATION {&quot;citationID&quot;:&quot;dlifb06pl&quot;,&quot;properties&quot;:{&quot;formattedCitation&quot;:&quot;(Utriainen et al., 1997)&quot;,&quot;plainCitation&quot;:&quot;(Utriainen et al., 1997)&quot;},&quot;citationItems&quot;:[{&quot;id&quot;:2415,&quot;uris&quot;:[&quot;http://zotero.org/users/316567/items/GH4D9EPE&quot;],&quot;uri&quot;:[&quot;http://zotero.org/users/316567/items/GH4D9EPE&quot;],&quot;itemData&quot;:{&quot;id&quot;:2415,&quot;type&quot;:&quot;article-journal&quot;,&quot;title&quot;:&quot;Morphological diversity of cultured canine gastric Helicobacter spp&quot;,&quot;container-title&quot;:&quot;Comparative Immunology, Microbiology and Infectious Diseases&quot;,&quot;page&quot;:&quot;285-297&quot;,&quot;volume&quot;:&quot;20&quot;,&quot;issue&quot;:&quot;4&quot;,&quot;source&quot;:&quot;NCBI PubMed&quot;,&quot;abstract&quot;:&quot;The cell morphology, the number of flagella, the occurrence of periplasmic fibrils and ultrastructural structures of five groups of cultured canine gastric Helicobacter spp. were compared. The study included four strains of Helicobacter felis, four strains of Helicobacter bizzozeronii, one strain of 'Flexispira', six strains of an unnamed spiral organism 2 and one strain of an unnamed spiral organism 3 which were isolated from gastric biopsies. Cultures were studied with negative staining, transmission electron microscopy (TEM) and scanning electron microscopy (SEM). Bacterial dimensions were measured from the negative staining samples and values were tested with ANOVA and Bonferroni tests. The organisms studied differed from each other morphologically. H. felis was a slightly spiraled organism with periplasmic fibrils. 'Flexispira' was a thin and straight organism with periplasmic fibrils. H. bizzozeronii was a tightly spiraled organism. Spiral organism 2 was loosely spiraled and thicker than the other organisms. Spiral organism 3 was a short curved rod having a single bipolar flagellum. The other species had multiple flagella. As a conclusion the canine gastric Helicobacter spp. can be differentiated from each other morphologically with an electron microscope. The morphological differences were mainly found in the structures involved in motility. The importance of the differences may lie in their impact on the colonization in a gastric mucous environment.&quot;,&quot;ISSN&quot;:&quot;0147-9571&quot;,&quot;note&quot;:&quot;PMID: 9481513&quot;,&quot;journalAbbreviation&quot;:&quot;Comp. Immunol. Microbiol. Infect. Dis.&quot;,&quot;author&quot;:[{&quot;family&quot;:&quot;Utriainen&quot;,&quot;given&quot;:&quot;M&quot;},{&quot;family&quot;:&quot;Jalava&quot;,&quot;given&quot;:&quot;K&quot;},{&quot;family&quot;:&quot;Sukura&quot;,&quot;given&quot;:&quot;A&quot;},{&quot;family&quot;:&quot;Hänninen&quot;,&quot;given&quot;:&quot;M L&quot;}],&quot;issued&quot;:{&quot;date-parts&quot;:[[&quot;1997&quot;,9]]},&quot;accessed&quot;:{&quot;date-parts&quot;:[[2012,6,11]]}}}],&quot;schema&quot;:&quot;https://github.com/citation-style-language/schema/raw/master/csl-citation.json&quot;} RNDJeqLcMSxD3"/></text:p>
                </text:list-item>
              </text:list>
            </text:list-item>
          </text:list>
        </text:list-item>
      </text:list>
      <text:p text:style-name="P36">Others</text:p>
      <text:list xml:id="list931725668" text:continue-numbering="true" text:style-name="WW8Num6">
        <text:list-item>
          <text:list>
            <text:list-item>
              <text:list>
                <text:list-item>
                  <text:list>
                    <text:list-item>
                      <text:p text:style-name="P74">Anaerobiospirillum succiniproducens: many motors (15+), but no evidence for basal disks <text:reference-mark-start text:name="ZOTERO_ITEM CSL_CITATION {&quot;citationID&quot;:&quot;nqh3r4snl&quot;,&quot;properties&quot;:{&quot;formattedCitation&quot;:&quot;(Wecke and Horbach, 1999)&quot;,&quot;plainCitation&quot;:&quot;(Wecke and Horbach, 1999)&quot;},&quot;citationItems&quot;:[{&quot;id&quot;:2524,&quot;uris&quot;:[&quot;http://zotero.org/users/316567/items/JUA6AFDP&quot;],&quot;uri&quot;:[&quot;http://zotero.org/users/316567/items/JUA6AFDP&quot;],&quot;itemData&quot;:{&quot;id&quot;:2524,&quot;type&quot;:&quot;article-journal&quot;,&quot;title&quot;:&quot;Ultrastructural characterization of Anaerobiospirillum succiniciproducens and its differentiation from Campylobacter species&quot;,&quot;container-title&quot;:&quot;FEMS Microbiology Letters&quot;,&quot;page&quot;:&quot;83-88&quot;,&quot;volume&quot;:&quot;170&quot;,&quot;issue&quot;:&quot;1&quot;,&quot;source&quot;:&quot;onlinelibrary.wiley.com&quot;,&quot;abstract&quot;:&quot;The anaerobic spiral-shaped bacterium Anaerobiospirillum succiniciproducens was isolated from the blood of an AIDS patient for the first time in Europe. Electron-microscopical methods, especially negative staining, allowed rapid morphological classification and differentiation from Campylobacter species. While A. succiniciproducens revealed lophotriche flagellation all the investigated Campylobacter species showed monotriche flagellation. The cell diameter of A. succiniciproducens was at least double that of the investigated Campylobacter species. Other ultrastructural features, such as a ring-like structure underneath the flagellar area and fibrils arranged parallel along the axis, were also specific to A. succiniciproducens.&quot;,&quot;DOI&quot;:&quot;10.1111/j.1574-6968.1999.tb13358.x&quot;,&quot;ISSN&quot;:&quot;1574-6968&quot;,&quot;language&quot;:&quot;en&quot;,&quot;author&quot;:[{&quot;family&quot;:&quot;Wecke&quot;,&quot;given&quot;:&quot;J.&quot;},{&quot;family&quot;:&quot;Horbach&quot;,&quot;given&quot;:&quot;I.&quot;}],&quot;issued&quot;:{&quot;date-parts&quot;:[[1999]]},&quot;accessed&quot;:{&quot;date-parts&quot;:[[2012,5,2]]}}}],&quot;schema&quot;:&quot;https://github.com/citation-style-language/schema/raw/master/csl-citation.json&quot;} RNDo9eZ1eL45M"/>(Wecke and Horbach, 1999)<text:reference-mark-end text:name="ZOTERO_ITEM CSL_CITATION {&quot;citationID&quot;:&quot;nqh3r4snl&quot;,&quot;properties&quot;:{&quot;formattedCitation&quot;:&quot;(Wecke and Horbach, 1999)&quot;,&quot;plainCitation&quot;:&quot;(Wecke and Horbach, 1999)&quot;},&quot;citationItems&quot;:[{&quot;id&quot;:2524,&quot;uris&quot;:[&quot;http://zotero.org/users/316567/items/JUA6AFDP&quot;],&quot;uri&quot;:[&quot;http://zotero.org/users/316567/items/JUA6AFDP&quot;],&quot;itemData&quot;:{&quot;id&quot;:2524,&quot;type&quot;:&quot;article-journal&quot;,&quot;title&quot;:&quot;Ultrastructural characterization of Anaerobiospirillum succiniciproducens and its differentiation from Campylobacter species&quot;,&quot;container-title&quot;:&quot;FEMS Microbiology Letters&quot;,&quot;page&quot;:&quot;83-88&quot;,&quot;volume&quot;:&quot;170&quot;,&quot;issue&quot;:&quot;1&quot;,&quot;source&quot;:&quot;onlinelibrary.wiley.com&quot;,&quot;abstract&quot;:&quot;The anaerobic spiral-shaped bacterium Anaerobiospirillum succiniciproducens was isolated from the blood of an AIDS patient for the first time in Europe. Electron-microscopical methods, especially negative staining, allowed rapid morphological classification and differentiation from Campylobacter species. While A. succiniciproducens revealed lophotriche flagellation all the investigated Campylobacter species showed monotriche flagellation. The cell diameter of A. succiniciproducens was at least double that of the investigated Campylobacter species. Other ultrastructural features, such as a ring-like structure underneath the flagellar area and fibrils arranged parallel along the axis, were also specific to A. succiniciproducens.&quot;,&quot;DOI&quot;:&quot;10.1111/j.1574-6968.1999.tb13358.x&quot;,&quot;ISSN&quot;:&quot;1574-6968&quot;,&quot;language&quot;:&quot;en&quot;,&quot;author&quot;:[{&quot;family&quot;:&quot;Wecke&quot;,&quot;given&quot;:&quot;J.&quot;},{&quot;family&quot;:&quot;Horbach&quot;,&quot;given&quot;:&quot;I.&quot;}],&quot;issued&quot;:{&quot;date-parts&quot;:[[1999]]},&quot;accessed&quot;:{&quot;date-parts&quot;:[[2012,5,2]]}}}],&quot;schema&quot;:&quot;https://github.com/citation-style-language/schema/raw/master/csl-citation.json&quot;} RNDo9eZ1eL45M"/> – needs more investigation. Rings = C-ring?</text:p>
                    </text:list-item>
                    <text:list-item>
                      <text:p text:style-name="P47">Wolinella succinogenes</text:p>
                      <text:list>
                        <text:list-item>
                          <text:p text:style-name="P47">First spotting: two concentric disks <text:reference-mark-start text:name="ZOTERO_ITEM CSL_CITATION {&quot;citationID&quot;:&quot;2nmval9i35&quot;,&quot;properties&quot;:{&quot;formattedCitation&quot;:&quot;(Kupper et al., 1989)&quot;,&quot;plainCitation&quot;:&quot;(Kupper et al., 1989)&quot;},&quot;citationItems&quot;:[{&quot;id&quot;:2187,&quot;uris&quot;:[&quot;http://zotero.org/users/316567/items/9V28KIE3&quot;],&quot;uri&quot;:[&quot;http://zotero.org/users/316567/items/9V28KIE3&quot;],&quot;itemData&quot;:{&quot;id&quot;:2187,&quot;type&quot;:&quot;article-journal&quot;,&quot;title&quot;:&quot;Basal-Body-Associated Disks Are Additional Structural Elements of the Flagellar Apparatus Isolated from Wolinella Succinogenes.&quot;,&quot;container-title&quot;:&quot;Journal of Bacteriology&quot;,&quot;page&quot;:&quot;2803-2810&quot;,&quot;volume&quot;:&quot;171&quot;,&quot;issue&quot;:&quot;5&quot;,&quot;source&quot;:&quot;jb.asm.org&quot;,&quot;ISSN&quot;:&quot;0021-9193, 1098-5530&quot;,&quot;journalAbbreviation&quot;:&quot;J. Bacteriol.&quot;,&quot;language&quot;:&quot;en&quot;,&quot;author&quot;:[{&quot;family&quot;:&quot;Kupper&quot;,&quot;given&quot;:&quot;J.&quot;},{&quot;family&quot;:&quot;Wildhaber&quot;,&quot;given&quot;:&quot;I.&quot;},{&quot;family&quot;:&quot;Gao&quot;,&quot;given&quot;:&quot;Z.&quot;},{&quot;family&quot;:&quot;Baeuerlein&quot;,&quot;given&quot;:&quot;E.&quot;}],&quot;issued&quot;:{&quot;date-parts&quot;:[[1989,5,1]]},&quot;accessed&quot;:{&quot;date-parts&quot;:[[2012,5,30]]}}}],&quot;schema&quot;:&quot;https://github.com/citation-style-language/schema/raw/master/csl-citation.json&quot;} RNDUMjbYJY7o5"/>(Kupper et al., 1989)<text:reference-mark-end text:name="ZOTERO_ITEM CSL_CITATION {&quot;citationID&quot;:&quot;2nmval9i35&quot;,&quot;properties&quot;:{&quot;formattedCitation&quot;:&quot;(Kupper et al., 1989)&quot;,&quot;plainCitation&quot;:&quot;(Kupper et al., 1989)&quot;},&quot;citationItems&quot;:[{&quot;id&quot;:2187,&quot;uris&quot;:[&quot;http://zotero.org/users/316567/items/9V28KIE3&quot;],&quot;uri&quot;:[&quot;http://zotero.org/users/316567/items/9V28KIE3&quot;],&quot;itemData&quot;:{&quot;id&quot;:2187,&quot;type&quot;:&quot;article-journal&quot;,&quot;title&quot;:&quot;Basal-Body-Associated Disks Are Additional Structural Elements of the Flagellar Apparatus Isolated from Wolinella Succinogenes.&quot;,&quot;container-title&quot;:&quot;Journal of Bacteriology&quot;,&quot;page&quot;:&quot;2803-2810&quot;,&quot;volume&quot;:&quot;171&quot;,&quot;issue&quot;:&quot;5&quot;,&quot;source&quot;:&quot;jb.asm.org&quot;,&quot;ISSN&quot;:&quot;0021-9193, 1098-5530&quot;,&quot;journalAbbreviation&quot;:&quot;J. Bacteriol.&quot;,&quot;language&quot;:&quot;en&quot;,&quot;author&quot;:[{&quot;family&quot;:&quot;Kupper&quot;,&quot;given&quot;:&quot;J.&quot;},{&quot;family&quot;:&quot;Wildhaber&quot;,&quot;given&quot;:&quot;I.&quot;},{&quot;family&quot;:&quot;Gao&quot;,&quot;given&quot;:&quot;Z.&quot;},{&quot;family&quot;:&quot;Baeuerlein&quot;,&quot;given&quot;:&quot;E.&quot;}],&quot;issued&quot;:{&quot;date-parts&quot;:[[1989,5,1]]},&quot;accessed&quot;:{&quot;date-parts&quot;:[[2012,5,30]]}}}],&quot;schema&quot;:&quot;https://github.com/citation-style-language/schema/raw/master/csl-citation.json&quot;} RNDUMjbYJY7o5"/></text:p>
                        </text:list-item>
                        <text:list-item>
                          <text:p text:style-name="P47">Purified, get C-ring diameter <text:reference-mark-start text:name="ZOTERO_ITEM CSL_CITATION {&quot;citationID&quot;:&quot;2o348q9jda&quot;,&quot;properties&quot;:{&quot;formattedCitation&quot;:&quot;(Schuster and Baeuerlein, 1992)&quot;,&quot;plainCitation&quot;:&quot;(Schuster and Baeuerlein, 1992)&quot;},&quot;citationItems&quot;:[{&quot;id&quot;:1471,&quot;uris&quot;:[&quot;http://zotero.org/users/316567/items/4QN943P9&quot;],&quot;uri&quot;:[&quot;http://zotero.org/users/316567/items/4QN943P9&quot;],&quot;itemData&quot;:{&quot;id&quot;:1471,&quot;type&quot;:&quot;article-journal&quot;,&quot;title&quot;:&quot;Location of the Basal Disk and a Ringlike Cytoplasmic Structure, Two Additional Structures of the Flagellar Apparatus of Wolinella Succinogenes.&quot;,&quot;container-title&quot;:&quot;Journal of Bacteriology&quot;,&quot;page&quot;:&quot;263-268&quot;,&quot;volume&quot;:&quot;174&quot;,&quot;issue&quot;:&quot;1&quot;,&quot;source&quot;:&quot;jb.asm.org&quot;,&quot;ISSN&quot;:&quot;0021-9193, 1098-5530&quot;,&quot;journalAbbreviation&quot;:&quot;J. Bacteriol.&quot;,&quot;language&quot;:&quot;en&quot;,&quot;author&quot;:[{&quot;family&quot;:&quot;Schuster&quot;,&quot;given&quot;:&quot;S C&quot;},{&quot;family&quot;:&quot;Baeuerlein&quot;,&quot;given&quot;:&quot;E.&quot;}],&quot;issued&quot;:{&quot;date-parts&quot;:[[1992,1,1]]},&quot;accessed&quot;:{&quot;date-parts&quot;:[[2012,6,7]]}}}],&quot;schema&quot;:&quot;https://github.com/citation-style-language/schema/raw/master/csl-citation.json&quot;} RND8K1Ak5jCfz"/>(Schuster and Baeuerlein, 1992)<text:reference-mark-end text:name="ZOTERO_ITEM CSL_CITATION {&quot;citationID&quot;:&quot;2o348q9jda&quot;,&quot;properties&quot;:{&quot;formattedCitation&quot;:&quot;(Schuster and Baeuerlein, 1992)&quot;,&quot;plainCitation&quot;:&quot;(Schuster and Baeuerlein, 1992)&quot;},&quot;citationItems&quot;:[{&quot;id&quot;:1471,&quot;uris&quot;:[&quot;http://zotero.org/users/316567/items/4QN943P9&quot;],&quot;uri&quot;:[&quot;http://zotero.org/users/316567/items/4QN943P9&quot;],&quot;itemData&quot;:{&quot;id&quot;:1471,&quot;type&quot;:&quot;article-journal&quot;,&quot;title&quot;:&quot;Location of the Basal Disk and a Ringlike Cytoplasmic Structure, Two Additional Structures of the Flagellar Apparatus of Wolinella Succinogenes.&quot;,&quot;container-title&quot;:&quot;Journal of Bacteriology&quot;,&quot;page&quot;:&quot;263-268&quot;,&quot;volume&quot;:&quot;174&quot;,&quot;issue&quot;:&quot;1&quot;,&quot;source&quot;:&quot;jb.asm.org&quot;,&quot;ISSN&quot;:&quot;0021-9193, 1098-5530&quot;,&quot;journalAbbreviation&quot;:&quot;J. Bacteriol.&quot;,&quot;language&quot;:&quot;en&quot;,&quot;author&quot;:[{&quot;family&quot;:&quot;Schuster&quot;,&quot;given&quot;:&quot;S C&quot;},{&quot;family&quot;:&quot;Baeuerlein&quot;,&quot;given&quot;:&quot;E.&quot;}],&quot;issued&quot;:{&quot;date-parts&quot;:[[1992,1,1]]},&quot;accessed&quot;:{&quot;date-parts&quot;:[[2012,6,7]]}}}],&quot;schema&quot;:&quot;https://github.com/citation-style-language/schema/raw/master/csl-citation.json&quot;} RND8K1Ak5jCfz"/></text:p>
                        </text:list-item>
                        <text:list-item>
                          <text:p text:style-name="P47">Archimedean spiral 8235620</text:p>
                        </text:list-item>
                        <text:list-item>
                          <text:p text:style-name="P47">“Additional structures associated with bacterial flagellar basal body”</text:p>
                        </text:list-item>
                        <text:list-item>
                          <text:p text:style-name="P47">Conserved machinery of the bacterial flagellar motor</text:p>
                        </text:list-item>
                        <text:list-item>
                          <text:p text:style-name="P47">Suggested disk to possibly anchor the motor to the cell wall in some polarly-flagellated bacteria <text:reference-mark-start text:name="ZOTERO_ITEM CSL_CITATION {&quot;citationID&quot;:&quot;1v0jdjks7d&quot;,&quot;properties&quot;:{&quot;formattedCitation&quot;:&quot;(Stahlberg et al., 1995)&quot;,&quot;plainCitation&quot;:&quot;(Stahlberg et al., 1995)&quot;},&quot;citationItems&quot;:[{&quot;id&quot;:2423,&quot;uris&quot;:[&quot;http://zotero.org/users/316567/items/GPK6AA4M&quot;],&quot;uri&quot;:[&quot;http://zotero.org/users/316567/items/GPK6AA4M&quot;],&quot;itemData&quot;:{&quot;id&quot;:2423,&quot;type&quot;:&quot;article-journal&quot;,&quot;title&quot;:&quot;Conserved machinery of the bacterial flagellar motor.&quot;,&quot;container-title&quot;:&quot;Biophysical Journal&quot;,&quot;page&quot;:&quot;168S-172S&quot;,&quot;volume&quot;:&quot;68&quot;,&quot;issue&quot;:&quot;4 Suppl&quot;,&quot;source&quot;:&quot;PubMed Central&quot;,&quot;abstract&quot;:&quot;Novel periplasmic and cytoplasmic structural modules of the bases of bacterial flagella have been observed in situ and isolated using new biochemical protocols. Flagellar rotation may depend upon interactions of these modules with the intramembrane particle rings, a ubiquitous feature of flagellar bases necessary for torque generation. The outer membrane-associated basal disk of the Wolinella succinogenes polar flagellum has architecture well suited for interaction with the ring particles. However, antibody against the main W. succinogenes basal disk protein did not cross-react with flagella-enriched fractions from Salmonella typhimurium and Bacillus firmus; nor have such structures been observed in these species thus far. Antibodies against two S. typhimurium proteins, FliG and FliM, known to be involved in motor function and part of the cytoplasmic module in this species cross-reacted with flagella-enriched fractions from both W. succinogenes and B. firmus. In addition, flagellar cytoplasmic structure could be isolated from B. firmus. The basal disk may anchor the flagellar motor to the cell wall in some polar bacteria, but this does not seem to be a unique strategy. In contrast, the data indicate that the cytoplasmic module is conserved.&quot;,&quot;ISSN&quot;:&quot;0006-3495&quot;,&quot;note&quot;:&quot;PMID: 7787061\nPMCID: PMC1281905&quot;,&quot;journalAbbreviation&quot;:&quot;Biophys J&quot;,&quot;author&quot;:[{&quot;family&quot;:&quot;Stahlberg&quot;,&quot;given&quot;:&quot;A&quot;},{&quot;family&quot;:&quot;Schuster&quot;,&quot;given&quot;:&quot;S C&quot;},{&quot;family&quot;:&quot;Bauer&quot;,&quot;given&quot;:&quot;M&quot;},{&quot;family&quot;:&quot;Baeuerlein&quot;,&quot;given&quot;:&quot;E&quot;},{&quot;family&quot;:&quot;Zhao&quot;,&quot;given&quot;:&quot;R&quot;},{&quot;family&quot;:&quot;Reese&quot;,&quot;given&quot;:&quot;T S&quot;},{&quot;family&quot;:&quot;Khan&quot;,&quot;given&quot;:&quot;S&quot;}],&quot;issued&quot;:{&quot;date-parts&quot;:[[1995,4]]}}}],&quot;schema&quot;:&quot;https://github.com/citation-style-language/schema/raw/master/csl-citation.json&quot;} RNDWERK5PV7eU"/>(Stahlberg et al., 1995)<text:reference-mark-end text:name="ZOTERO_ITEM CSL_CITATION {&quot;citationID&quot;:&quot;1v0jdjks7d&quot;,&quot;properties&quot;:{&quot;formattedCitation&quot;:&quot;(Stahlberg et al., 1995)&quot;,&quot;plainCitation&quot;:&quot;(Stahlberg et al., 1995)&quot;},&quot;citationItems&quot;:[{&quot;id&quot;:2423,&quot;uris&quot;:[&quot;http://zotero.org/users/316567/items/GPK6AA4M&quot;],&quot;uri&quot;:[&quot;http://zotero.org/users/316567/items/GPK6AA4M&quot;],&quot;itemData&quot;:{&quot;id&quot;:2423,&quot;type&quot;:&quot;article-journal&quot;,&quot;title&quot;:&quot;Conserved machinery of the bacterial flagellar motor.&quot;,&quot;container-title&quot;:&quot;Biophysical Journal&quot;,&quot;page&quot;:&quot;168S-172S&quot;,&quot;volume&quot;:&quot;68&quot;,&quot;issue&quot;:&quot;4 Suppl&quot;,&quot;source&quot;:&quot;PubMed Central&quot;,&quot;abstract&quot;:&quot;Novel periplasmic and cytoplasmic structural modules of the bases of bacterial flagella have been observed in situ and isolated using new biochemical protocols. Flagellar rotation may depend upon interactions of these modules with the intramembrane particle rings, a ubiquitous feature of flagellar bases necessary for torque generation. The outer membrane-associated basal disk of the Wolinella succinogenes polar flagellum has architecture well suited for interaction with the ring particles. However, antibody against the main W. succinogenes basal disk protein did not cross-react with flagella-enriched fractions from Salmonella typhimurium and Bacillus firmus; nor have such structures been observed in these species thus far. Antibodies against two S. typhimurium proteins, FliG and FliM, known to be involved in motor function and part of the cytoplasmic module in this species cross-reacted with flagella-enriched fractions from both W. succinogenes and B. firmus. In addition, flagellar cytoplasmic structure could be isolated from B. firmus. The basal disk may anchor the flagellar motor to the cell wall in some polar bacteria, but this does not seem to be a unique strategy. In contrast, the data indicate that the cytoplasmic module is conserved.&quot;,&quot;ISSN&quot;:&quot;0006-3495&quot;,&quot;note&quot;:&quot;PMID: 7787061\nPMCID: PMC1281905&quot;,&quot;journalAbbreviation&quot;:&quot;Biophys J&quot;,&quot;author&quot;:[{&quot;family&quot;:&quot;Stahlberg&quot;,&quot;given&quot;:&quot;A&quot;},{&quot;family&quot;:&quot;Schuster&quot;,&quot;given&quot;:&quot;S C&quot;},{&quot;family&quot;:&quot;Bauer&quot;,&quot;given&quot;:&quot;M&quot;},{&quot;family&quot;:&quot;Baeuerlein&quot;,&quot;given&quot;:&quot;E&quot;},{&quot;family&quot;:&quot;Zhao&quot;,&quot;given&quot;:&quot;R&quot;},{&quot;family&quot;:&quot;Reese&quot;,&quot;given&quot;:&quot;T S&quot;},{&quot;family&quot;:&quot;Khan&quot;,&quot;given&quot;:&quot;S&quot;}],&quot;issued&quot;:{&quot;date-parts&quot;:[[1995,4]]}}}],&quot;schema&quot;:&quot;https://github.com/citation-style-language/schema/raw/master/csl-citation.json&quot;} RNDWERK5PV7eU"/></text:p>
                        </text:list-item>
                      </text:list>
                    </text:list-item>
                    <text:list-item>
                      <text:p text:style-name="P47">Thiovulm: second fastest swimming bacteria. Has been freeze-etched... (paper on order 'freeze-etching of bacteria')</text:p>
                    </text:list-item>
                    <text:list-item>
                      <text:p text:style-name="P47">How about epsilon-proteobacteria not living in gastric mucosa</text:p>
                      <text:list>
                        <text:list-item>
                          <text:p text:style-name="P74"><text:span text:style-name="T124">Mention genomes of deep sea thermal vent paper (FlgP?)</text:span><text:reference-mark-start text:name="ZOTERO_ITEM CSL_CITATION {&quot;citationID&quot;:&quot;2nivhlhna1&quot;,&quot;properties&quot;:{&quot;formattedCitation&quot;:&quot;(Nakagawa et al., 2007)&quot;,&quot;plainCitation&quot;:&quot;(Nakagawa et al., 2007)&quot;},&quot;citationItems&quot;:[{&quot;id&quot;:607,&quot;uris&quot;:[&quot;http://zotero.org/users/316567/items/5HWM5JMG&quot;],&quot;uri&quot;:[&quot;http://zotero.org/users/316567/items/5HWM5JMG&quot;],&quot;itemData&quot;:{&quot;id&quot;:607,&quot;type&quot;:&quot;article-journal&quot;,&quot;title&quot;:&quot;Deep-sea vent epsilon-proteobacterial genomes provide insights into emergence of pathogens&quot;,&quot;container-title&quot;:&quot;Proceedings of the National Academy of Sciences of the United States of America&quot;,&quot;page&quot;:&quot;12146-12150&quot;,&quot;volume&quot;:&quot;104&quot;,&quot;issue&quot;:&quot;29&quot;,&quot;source&quot;:&quot;NCBI PubMed&quot;,&quot;abstract&quot;:&quot;Deep-sea vents are the light-independent, highly productive ecosystems driven primarily by chemolithoautotrophic microorganisms, in particular by epsilon-Proteobacteria phylogenetically related to important pathogens. We analyzed genomes of two deep-sea vent epsilon-Proteobacteria strains, Sulfurovum sp. NBC37-1 and Nitratiruptor sp. SB155-2, which provide insights not only into their unusual niche on the seafloor, but also into the origins of virulence in their pathogenic relatives, Helicobacter and Campylobacter species. The deep-sea vent epsilon-proteobacterial genomes encode for multiple systems for respiration, sensing and responding to environment, and detoxifying heavy metals, reflecting their adaptation to the deep-sea vent environment. Although they are nonpathogenic, both deep-sea vent epsilon-Proteobacteria share many virulence genes with pathogenic epsilon-Proteobacteria, including genes for virulence factor MviN, hemolysin, invasion antigen CiaB, and the N-linked glycosylation gene cluster. In addition, some virulence determinants (such as the H(2)-uptake hydrogenase) and genomic plasticity of the pathogenic descendants appear to have roots in deep-sea vent epsilon-Proteobacteria. These provide ecological advantages for hydrothermal vent epsilon-Proteobacteria who thrive in their deep-sea habitat and are essential for both the efficient colonization and persistent infections of their pathogenic relatives. Our comparative genomic analysis suggests that there are previously unrecognized evolutionary links between important human/animal pathogens and their nonpathogenic, symbiotic, chemolithoautotrophic deep-sea relatives.&quot;,&quot;DOI&quot;:&quot;10.1073/pnas.0700687104&quot;,&quot;ISSN&quot;:&quot;0027-8424&quot;,&quot;note&quot;:&quot;PMID: 17615243&quot;,&quot;journalAbbreviation&quot;:&quot;Proc. Natl. Acad. Sci. U.S.A&quot;,&quot;author&quot;:[{&quot;family&quot;:&quot;Nakagawa&quot;,&quot;given&quot;:&quot;Satoshi&quot;},{&quot;family&quot;:&quot;Takaki&quot;,&quot;given&quot;:&quot;Yoshihiro&quot;},{&quot;family&quot;:&quot;Shimamura&quot;,&quot;given&quot;:&quot;Shigeru&quot;},{&quot;family&quot;:&quot;Reysenbach&quot;,&quot;given&quot;:&quot;Anna-Louise&quot;},{&quot;family&quot;:&quot;Takai&quot;,&quot;given&quot;:&quot;Ken&quot;},{&quot;family&quot;:&quot;Horikoshi&quot;,&quot;given&quot;:&quot;Koki&quot;}],&quot;issued&quot;:{&quot;date-parts&quot;:[[&quot;2007&quot;,7,17]]},&quot;accessed&quot;:{&quot;date-parts&quot;:[[2011,6,3]]}}}],&quot;schema&quot;:&quot;https://github.com/citation-style-language/schema/raw/master/csl-citation.json&quot;} RNDdk9IGWlTQG"/>(Nakagawa et al., 2007)<text:reference-mark-end text:name="ZOTERO_ITEM CSL_CITATION {&quot;citationID&quot;:&quot;2nivhlhna1&quot;,&quot;properties&quot;:{&quot;formattedCitation&quot;:&quot;(Nakagawa et al., 2007)&quot;,&quot;plainCitation&quot;:&quot;(Nakagawa et al., 2007)&quot;},&quot;citationItems&quot;:[{&quot;id&quot;:607,&quot;uris&quot;:[&quot;http://zotero.org/users/316567/items/5HWM5JMG&quot;],&quot;uri&quot;:[&quot;http://zotero.org/users/316567/items/5HWM5JMG&quot;],&quot;itemData&quot;:{&quot;id&quot;:607,&quot;type&quot;:&quot;article-journal&quot;,&quot;title&quot;:&quot;Deep-sea vent epsilon-proteobacterial genomes provide insights into emergence of pathogens&quot;,&quot;container-title&quot;:&quot;Proceedings of the National Academy of Sciences of the United States of America&quot;,&quot;page&quot;:&quot;12146-12150&quot;,&quot;volume&quot;:&quot;104&quot;,&quot;issue&quot;:&quot;29&quot;,&quot;source&quot;:&quot;NCBI PubMed&quot;,&quot;abstract&quot;:&quot;Deep-sea vents are the light-independent, highly productive ecosystems driven primarily by chemolithoautotrophic microorganisms, in particular by epsilon-Proteobacteria phylogenetically related to important pathogens. We analyzed genomes of two deep-sea vent epsilon-Proteobacteria strains, Sulfurovum sp. NBC37-1 and Nitratiruptor sp. SB155-2, which provide insights not only into their unusual niche on the seafloor, but also into the origins of virulence in their pathogenic relatives, Helicobacter and Campylobacter species. The deep-sea vent epsilon-proteobacterial genomes encode for multiple systems for respiration, sensing and responding to environment, and detoxifying heavy metals, reflecting their adaptation to the deep-sea vent environment. Although they are nonpathogenic, both deep-sea vent epsilon-Proteobacteria share many virulence genes with pathogenic epsilon-Proteobacteria, including genes for virulence factor MviN, hemolysin, invasion antigen CiaB, and the N-linked glycosylation gene cluster. In addition, some virulence determinants (such as the H(2)-uptake hydrogenase) and genomic plasticity of the pathogenic descendants appear to have roots in deep-sea vent epsilon-Proteobacteria. These provide ecological advantages for hydrothermal vent epsilon-Proteobacteria who thrive in their deep-sea habitat and are essential for both the efficient colonization and persistent infections of their pathogenic relatives. Our comparative genomic analysis suggests that there are previously unrecognized evolutionary links between important human/animal pathogens and their nonpathogenic, symbiotic, chemolithoautotrophic deep-sea relatives.&quot;,&quot;DOI&quot;:&quot;10.1073/pnas.0700687104&quot;,&quot;ISSN&quot;:&quot;0027-8424&quot;,&quot;note&quot;:&quot;PMID: 17615243&quot;,&quot;journalAbbreviation&quot;:&quot;Proc. Natl. Acad. Sci. U.S.A&quot;,&quot;author&quot;:[{&quot;family&quot;:&quot;Nakagawa&quot;,&quot;given&quot;:&quot;Satoshi&quot;},{&quot;family&quot;:&quot;Takaki&quot;,&quot;given&quot;:&quot;Yoshihiro&quot;},{&quot;family&quot;:&quot;Shimamura&quot;,&quot;given&quot;:&quot;Shigeru&quot;},{&quot;family&quot;:&quot;Reysenbach&quot;,&quot;given&quot;:&quot;Anna-Louise&quot;},{&quot;family&quot;:&quot;Takai&quot;,&quot;given&quot;:&quot;Ken&quot;},{&quot;family&quot;:&quot;Horikoshi&quot;,&quot;given&quot;:&quot;Koki&quot;}],&quot;issued&quot;:{&quot;date-parts&quot;:[[&quot;2007&quot;,7,17]]},&quot;accessed&quot;:{&quot;date-parts&quot;:[[2011,6,3]]}}}],&quot;schema&quot;:&quot;https://github.com/citation-style-language/schema/raw/master/csl-citation.json&quot;} RNDdk9IGWlTQG"/></text:p>
                          <text:list>
                            <text:list-item>
                              <text:p text:style-name="P84">Sulfurovum sp. NBC37-1 (taxID 387093)</text:p>
                            </text:list-item>
                            <text:list-item>
                              <text:p text:style-name="P84">Nitratiruptor sp. SB155-2 (taxID 387092)</text:p>
                            </text:list-item>
                          </text:list>
                        </text:list-item>
                      </text:list>
                    </text:list-item>
                  </text:list>
                </text:list-item>
              </text:list>
            </text:list-item>
          </text:list>
        </text:list-item>
      </text:list>
      <text:h text:style-name="P94" text:outline-level="5">Spirochaetes</text:h>
      <text:p text:style-name="Standard">The spirochaetes are a group of thin bacteria with either a helical, or a flat wave morphology <text:reference-mark-start text:name="ZOTERO_ITEM CSL_CITATION {&quot;citationID&quot;:&quot;0N4kwTLx&quot;,&quot;properties&quot;:{&quot;formattedCitation&quot;:&quot;(Limberger, 2004)&quot;,&quot;plainCitation&quot;:&quot;(Limberger, 2004)&quot;},&quot;citationItems&quot;:[{&quot;id&quot;:2753,&quot;uris&quot;:[&quot;http://zotero.org/users/316567/items/T4F6KTHS&quot;],&quot;uri&quot;:[&quot;http://zotero.org/users/316567/items/T4F6KTHS&quot;],&quot;itemData&quot;:{&quot;id&quot;:2753,&quot;type&quot;:&quot;article-journal&quot;,&quot;title&quot;:&quot;The Periplasmic Flagellum of Spirochetes&quot;,&quot;container-title&quot;:&quot;Journal of Molecular Microbiology and Biotechnology&quot;,&quot;page&quot;:&quot;30-40&quot;,&quot;volume&quot;:&quot;7&quot;,&quot;issue&quot;:&quot;1-2&quot;,&quot;source&quot;:&quot;CrossRef&quot;,&quot;DOI&quot;:&quot;10.1159/000077867&quot;,&quot;ISSN&quot;:&quot;1660-2412, 1464-1801&quot;,&quot;author&quot;:[{&quot;family&quot;:&quot;Limberger&quot;,&quot;given&quot;:&quot;Ronald J.&quot;}],&quot;issued&quot;:{&quot;date-parts&quot;:[[2004]]},&quot;accessed&quot;:{&quot;date-parts&quot;:[[2012,5,30]]}}}],&quot;schema&quot;:&quot;https://github.com/citation-style-language/schema/raw/master/csl-citation.json&quot;} RNDTEq4YxgqRI"/>(Limberger, 2004)<text:reference-mark-end text:name="ZOTERO_ITEM CSL_CITATION {&quot;citationID&quot;:&quot;0N4kwTLx&quot;,&quot;properties&quot;:{&quot;formattedCitation&quot;:&quot;(Limberger, 2004)&quot;,&quot;plainCitation&quot;:&quot;(Limberger, 2004)&quot;},&quot;citationItems&quot;:[{&quot;id&quot;:2753,&quot;uris&quot;:[&quot;http://zotero.org/users/316567/items/T4F6KTHS&quot;],&quot;uri&quot;:[&quot;http://zotero.org/users/316567/items/T4F6KTHS&quot;],&quot;itemData&quot;:{&quot;id&quot;:2753,&quot;type&quot;:&quot;article-journal&quot;,&quot;title&quot;:&quot;The Periplasmic Flagellum of Spirochetes&quot;,&quot;container-title&quot;:&quot;Journal of Molecular Microbiology and Biotechnology&quot;,&quot;page&quot;:&quot;30-40&quot;,&quot;volume&quot;:&quot;7&quot;,&quot;issue&quot;:&quot;1-2&quot;,&quot;source&quot;:&quot;CrossRef&quot;,&quot;DOI&quot;:&quot;10.1159/000077867&quot;,&quot;ISSN&quot;:&quot;1660-2412, 1464-1801&quot;,&quot;author&quot;:[{&quot;family&quot;:&quot;Limberger&quot;,&quot;given&quot;:&quot;Ronald J.&quot;}],&quot;issued&quot;:{&quot;date-parts&quot;:[[2004]]},&quot;accessed&quot;:{&quot;date-parts&quot;:[[2012,5,30]]}}}],&quot;schema&quot;:&quot;https://github.com/citation-style-language/schema/raw/master/csl-citation.json&quot;} RNDTEq4YxgqRI"/>. Many spirochaetes are pathogens, including the causative agents of Lyme disease (<text:span text:style-name="T9">Borrelia burgdorferi</text:span><text:span text:style-name="T22">), syphilis (</text:span><text:span text:style-name="T9">Treponema pallidum</text:span><text:span text:style-name="T22">) and leptospirosis (</text:span><text:span text:style-name="T9">Leptospira interrogans</text:span><text:span text:style-name="T22">). Unlike all other bacteria the flagellar filaments of spirochaetes does not cross the inner membrane, instead wrapping around the cell cylinder from within the periplasm. Nevertheless, there is evidence that the spirochaete filament can protrude from the cell body, still sheathed by outer membrane. Flagellar motors are sub-polarly located at each end of the cell, although the number varies from one to hundreds. This is thought to result in a distinctive motility method to enable motility through media too viscous for external flagella </text:span><text:reference-mark-start text:name="ZOTERO_ITEM CSL_CITATION {&quot;citationID&quot;:&quot;1i0glghoeb&quot;,&quot;properties&quot;:{&quot;formattedCitation&quot;:&quot;(Greenberg and Canale-Parola, 1977b)&quot;,&quot;plainCitation&quot;:&quot;(Greenberg and Canale-Parola, 1977b)&quot;},&quot;citationItems&quot;:[{&quot;id&quot;:2179,&quot;uris&quot;:[&quot;http://zotero.org/users/316567/items/9KZNMS7C&quot;],&quot;uri&quot;:[&quot;http://zotero.org/users/316567/items/9KZNMS7C&quot;],&quot;itemData&quot;:{&quot;id&quot;:2179,&quot;type&quot;:&quot;article-journal&quot;,&quot;title&quot;:&quot;Relationship between cell coiling and motility of spirochetes in viscous environments.&quot;,&quot;container-title&quot;:&quot;Journal of Bacteriology&quot;,&quot;page&quot;:&quot;960-969&quot;,&quot;volume&quot;:&quot;131&quot;,&quot;issue&quot;:&quot;3&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9,1]]},&quot;accessed&quot;:{&quot;date-parts&quot;:[[2012,10,3]]}}}],&quot;schema&quot;:&quot;https://github.com/citation-style-language/schema/raw/master/csl-citation.json&quot;} RNDSnsGTlANqs"/><text:span text:style-name="T22">(Greenberg and Canale-Parola, 1977b)</text:span><text:reference-mark-end text:name="ZOTERO_ITEM CSL_CITATION {&quot;citationID&quot;:&quot;1i0glghoeb&quot;,&quot;properties&quot;:{&quot;formattedCitation&quot;:&quot;(Greenberg and Canale-Parola, 1977b)&quot;,&quot;plainCitation&quot;:&quot;(Greenberg and Canale-Parola, 1977b)&quot;},&quot;citationItems&quot;:[{&quot;id&quot;:2179,&quot;uris&quot;:[&quot;http://zotero.org/users/316567/items/9KZNMS7C&quot;],&quot;uri&quot;:[&quot;http://zotero.org/users/316567/items/9KZNMS7C&quot;],&quot;itemData&quot;:{&quot;id&quot;:2179,&quot;type&quot;:&quot;article-journal&quot;,&quot;title&quot;:&quot;Relationship between cell coiling and motility of spirochetes in viscous environments.&quot;,&quot;container-title&quot;:&quot;Journal of Bacteriology&quot;,&quot;page&quot;:&quot;960-969&quot;,&quot;volume&quot;:&quot;131&quot;,&quot;issue&quot;:&quot;3&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9,1]]},&quot;accessed&quot;:{&quot;date-parts&quot;:[[2012,10,3]]}}}],&quot;schema&quot;:&quot;https://github.com/citation-style-language/schema/raw/master/csl-citation.json&quot;} RNDSnsGTlANqs"/><text:span text:style-name="T22">. </text:span>Surprisingly, the swimming ability of <text:span text:style-name="T9">L. interrogans </text:span><text:span text:style-name="T22">improves with increased viscosity </text:span><text:reference-mark-start text:name="ZOTERO_ITEM CSL_CITATION {&quot;citationID&quot;:&quot;15kmn8665s&quot;,&quot;properties&quot;:{&quot;formattedCitation&quot;:&quot;(Kaiser and Doetsch, 1975)&quot;,&quot;plainCitation&quot;:&quot;(Kaiser and Doetsch, 1975)&quot;},&quot;citationItems&quot;:[{&quot;id&quot;:2379,&quot;uris&quot;:[&quot;http://zotero.org/users/316567/items/FC5RNCBR&quot;],&quot;uri&quot;:[&quot;http://zotero.org/users/316567/items/FC5RNCBR&quot;],&quot;itemData&quot;:{&quot;id&quot;:2379,&quot;type&quot;:&quot;article-journal&quot;,&quot;title&quot;:&quot;Enhanced translational motion of Leptospira in viscous environments&quot;,&quot;container-title&quot;:&quot;Nature&quot;,&quot;page&quot;:&quot;656-657&quot;,&quot;volume&quot;:&quot;255&quot;,&quot;issue&quot;:&quot;5510&quot;,&quot;source&quot;:&quot;www.nature.com&quot;,&quot;DOI&quot;:&quot;10.1038/255656a0&quot;,&quot;ISSN&quot;:&quot;${footerJournalISSN}&quot;,&quot;language&quot;:&quot;en&quot;,&quot;author&quot;:[{&quot;family&quot;:&quot;Kaiser&quot;,&quot;given&quot;:&quot;G. E.&quot;},{&quot;family&quot;:&quot;Doetsch&quot;,&quot;given&quot;:&quot;R. N.&quot;}],&quot;issued&quot;:{&quot;date-parts&quot;:[[1975,6,19]]},&quot;accessed&quot;:{&quot;date-parts&quot;:[[2012,10,22]]}}}],&quot;schema&quot;:&quot;https://github.com/citation-style-language/schema/raw/master/csl-citation.json&quot;} RNDYunRujXFkU"/><text:span text:style-name="T22">(Kaiser and Doetsch, 1975)</text:span><text:reference-mark-end text:name="ZOTERO_ITEM CSL_CITATION {&quot;citationID&quot;:&quot;15kmn8665s&quot;,&quot;properties&quot;:{&quot;formattedCitation&quot;:&quot;(Kaiser and Doetsch, 1975)&quot;,&quot;plainCitation&quot;:&quot;(Kaiser and Doetsch, 1975)&quot;},&quot;citationItems&quot;:[{&quot;id&quot;:2379,&quot;uris&quot;:[&quot;http://zotero.org/users/316567/items/FC5RNCBR&quot;],&quot;uri&quot;:[&quot;http://zotero.org/users/316567/items/FC5RNCBR&quot;],&quot;itemData&quot;:{&quot;id&quot;:2379,&quot;type&quot;:&quot;article-journal&quot;,&quot;title&quot;:&quot;Enhanced translational motion of Leptospira in viscous environments&quot;,&quot;container-title&quot;:&quot;Nature&quot;,&quot;page&quot;:&quot;656-657&quot;,&quot;volume&quot;:&quot;255&quot;,&quot;issue&quot;:&quot;5510&quot;,&quot;source&quot;:&quot;www.nature.com&quot;,&quot;DOI&quot;:&quot;10.1038/255656a0&quot;,&quot;ISSN&quot;:&quot;${footerJournalISSN}&quot;,&quot;language&quot;:&quot;en&quot;,&quot;author&quot;:[{&quot;family&quot;:&quot;Kaiser&quot;,&quot;given&quot;:&quot;G. E.&quot;},{&quot;family&quot;:&quot;Doetsch&quot;,&quot;given&quot;:&quot;R. N.&quot;}],&quot;issued&quot;:{&quot;date-parts&quot;:[[1975,6,19]]},&quot;accessed&quot;:{&quot;date-parts&quot;:[[2012,10,22]]}}}],&quot;schema&quot;:&quot;https://github.com/citation-style-language/schema/raw/master/csl-citation.json&quot;} RNDYunRujXFkU"/><text:span text:style-name="T22">. Motors at either end of the cell rotate in alternate directions, possibly facilitated by the presence of two variants of FliG. </text:span></text:p>
      <text:p text:style-name="P7">Large motor structure have been imaged for some time, even in unidentified spirochaetes <text:reference-mark-start text:name="ZOTERO_ITEM CSL_CITATION {&quot;citationID&quot;:&quot;2b3nrlldn0&quot;,&quot;properties&quot;:{&quot;formattedCitation&quot;:&quot;(Takeuchi and Zeller, 1972)&quot;,&quot;plainCitation&quot;:&quot;(Takeuchi and Zeller, 1972)&quot;},&quot;citationItems&quot;:[{&quot;id&quot;:2175,&quot;uris&quot;:[&quot;http://zotero.org/users/316567/items/9IF273MF&quot;],&quot;uri&quot;:[&quot;http://zotero.org/users/316567/items/9IF273MF&quot;],&quot;itemData&quot;:{&quot;id&quot;:2175,&quot;type&quot;:&quot;article-journal&quot;,&quot;title&quot;:&quot;Ultrastructural Identification of Spirochetes and Flagellated Microbes at the Brush Border of the Large Intestinal Epithelium of the Rhesus Monkey&quot;,&quot;container-title&quot;:&quot;Infection and Immunity&quot;,&quot;page&quot;:&quot;1008-1018&quot;,&quot;volume&quot;:&quot;6&quot;,&quot;issue&quot;:&quot;6&quot;,&quot;source&quot;:&quot;iai.asm.org&quot;,&quot;ISSN&quot;:&quot;0019-9567, 1098-5522&quot;,&quot;journalAbbreviation&quot;:&quot;Infect. Immun.&quot;,&quot;language&quot;:&quot;en&quot;,&quot;author&quot;:[{&quot;family&quot;:&quot;Takeuchi&quot;,&quot;given&quot;:&quot;Akio&quot;},{&quot;family&quot;:&quot;Zeller&quot;,&quot;given&quot;:&quot;Jack A&quot;}],&quot;issued&quot;:{&quot;date-parts&quot;:[[1972,12,1]]},&quot;accessed&quot;:{&quot;date-parts&quot;:[[2012,5,31]]}}}],&quot;schema&quot;:&quot;https://github.com/citation-style-language/schema/raw/master/csl-citation.json&quot;} RNDIySclCrUpP"/>(Takeuchi and Zeller, 1972)<text:reference-mark-end text:name="ZOTERO_ITEM CSL_CITATION {&quot;citationID&quot;:&quot;2b3nrlldn0&quot;,&quot;properties&quot;:{&quot;formattedCitation&quot;:&quot;(Takeuchi and Zeller, 1972)&quot;,&quot;plainCitation&quot;:&quot;(Takeuchi and Zeller, 1972)&quot;},&quot;citationItems&quot;:[{&quot;id&quot;:2175,&quot;uris&quot;:[&quot;http://zotero.org/users/316567/items/9IF273MF&quot;],&quot;uri&quot;:[&quot;http://zotero.org/users/316567/items/9IF273MF&quot;],&quot;itemData&quot;:{&quot;id&quot;:2175,&quot;type&quot;:&quot;article-journal&quot;,&quot;title&quot;:&quot;Ultrastructural Identification of Spirochetes and Flagellated Microbes at the Brush Border of the Large Intestinal Epithelium of the Rhesus Monkey&quot;,&quot;container-title&quot;:&quot;Infection and Immunity&quot;,&quot;page&quot;:&quot;1008-1018&quot;,&quot;volume&quot;:&quot;6&quot;,&quot;issue&quot;:&quot;6&quot;,&quot;source&quot;:&quot;iai.asm.org&quot;,&quot;ISSN&quot;:&quot;0019-9567, 1098-5522&quot;,&quot;journalAbbreviation&quot;:&quot;Infect. Immun.&quot;,&quot;language&quot;:&quot;en&quot;,&quot;author&quot;:[{&quot;family&quot;:&quot;Takeuchi&quot;,&quot;given&quot;:&quot;Akio&quot;},{&quot;family&quot;:&quot;Zeller&quot;,&quot;given&quot;:&quot;Jack A&quot;}],&quot;issued&quot;:{&quot;date-parts&quot;:[[1972,12,1]]},&quot;accessed&quot;:{&quot;date-parts&quot;:[[2012,5,31]]}}}],&quot;schema&quot;:&quot;https://github.com/citation-style-language/schema/raw/master/csl-citation.json&quot;} RNDIySclCrUpP"/>. Contemporary studies have capitalized on the recent development of electron cryo-tomography to determine the structure of this intact machinery <text:span text:style-name="T9">in situ </text:span><text:span text:style-name="T22">in a number of bacteria.</text:span></text:p>
      <text:p text:style-name="P31"><text:span text:style-name="T9">Treponema primitia </text:span><text:span text:style-name="T39">[TaxID 717227]</text:span><text:span text:style-name="T33">, a termite hindgut symbiont, was the first bacterium to have it's flagellar motor structure determined <text:s/></text:span><text:span text:style-name="T15">in situ</text:span> <text:reference-mark-start text:name="ZOTERO_ITEM CSL_CITATION {&quot;citationID&quot;:&quot;2k2fppvrrd&quot;,&quot;properties&quot;:{&quot;formattedCitation&quot;:&quot;(Murphy et al., 2006)&quot;,&quot;plainCitation&quot;:&quot;(Murphy et al., 2006)&quot;},&quot;citationItems&quot;:[{&quot;id&quot;:&quot;4VQEHmUT/RBJbNd9v&quot;,&quot;uris&quot;:[&quot;http://zotero.org/users/316567/items/KXPV35ZM&quot;],&quot;itemData&quot;:{&quot;id&quot;:&quot;4VQEHmUT/RBJbNd9v&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OXQVcSndrY"/>(Murphy et al., 2006)<text:reference-mark-end text:name="ZOTERO_ITEM CSL_CITATION {&quot;citationID&quot;:&quot;2k2fppvrrd&quot;,&quot;properties&quot;:{&quot;formattedCitation&quot;:&quot;(Murphy et al., 2006)&quot;,&quot;plainCitation&quot;:&quot;(Murphy et al., 2006)&quot;},&quot;citationItems&quot;:[{&quot;id&quot;:&quot;4VQEHmUT/RBJbNd9v&quot;,&quot;uris&quot;:[&quot;http://zotero.org/users/316567/items/KXPV35ZM&quot;],&quot;itemData&quot;:{&quot;id&quot;:&quot;4VQEHmUT/RBJbNd9v&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OXQVcSndrY"/>. The most striking aspect of the <text:span text:style-name="T9">T. primitia </text:span><text:span text:style-name="T22">motor is its size: roughly twice that of the enterobacterial motor. The additional structures are referred to as the “</text:span>P-collar”, an elaborate latticework of proteins that connect to the MS-ring and form a bowl-like structure around the rod. The rod in turn lacks P- or L-rings, and the genome of <text:span text:style-name="T9">T. primitia </text:span><text:span text:style-name="T22">correspondingly lacks the </text:span><text:span text:style-name="T126">flgI </text:span><text:span text:style-name="T123">and </text:span><text:span text:style-name="T126">flgH </text:span><text:span text:style-name="T123">genes</text:span><text:span text:style-name="T22">.</text:span> The most peripheral densities around the P-collar that are attached to the inner membrane are thought to be the stator complexes, and exhibit a clear 16-fold symmetry. A number of clear bridging densities connect these to the P-collar.</text:p>
      <text:p text:style-name="Standard"><text:span text:style-name="T22">Other </text:span><text:span text:style-name="T20">Treponemas </text:span><text:span text:style-name="T22">are similar to </text:span><text:span text:style-name="T9">T. primitia</text:span><text:span text:style-name="T22">. </text:span><text:span text:style-name="T9">Treponema pallidum </text:span><text:span text:style-name="T22">also has a P-collar, lacks L- and P-rings, and has </text:span>clear 16-fold symmetry around the putative stators when visualized by electron cryo-tomography <text:reference-mark-start text:name="ZOTERO_ITEM CSL_CITATION {&quot;citationID&quot;:&quot;h042mqng7&quot;,&quot;properties&quot;:{&quot;formattedCitation&quot;:&quot;(Liu et al., 2010)&quot;,&quot;plainCitation&quot;:&quot;(Liu et al., 2010)&quot;},&quot;citationItems&quot;:[{&quot;id&quot;:956,&quot;uris&quot;:[&quot;http://zotero.org/users/316567/items/DEJNUITR&quot;],&quot;uri&quot;:[&quot;http://zotero.org/users/316567/items/DEJNUITR&quot;],&quot;itemData&quot;:{&quot;id&quot;:956,&quot;type&quot;:&quot;article-journal&quot;,&quot;title&quot;:&quot;Cellular Architecture of Treponema pallidum: Novel Flagellum, Periplasmic Cone, and Cell Envelope as Revealed by Cryo Electron Tomography&quot;,&quot;container-title&quot;:&quot;Journal of Molecular Biology&quot;,&quot;page&quot;:&quot;546-561&quot;,&quot;volume&quot;:&quot;403&quot;,&quot;issue&quot;:&quot;4&quot;,&quot;source&quot;:&quot;ScienceDirect&quot;,&quot;abstract&quot;:&quot;High-resolution cryo electron tomography (cryo-ET) was utilized to visualize Treponema pallidum, the causative agent of syphilis, at the molecular level. Three-dimensional (3D) reconstructions from 304 infectious organisms revealed unprecedented cellular structures of this unusual member of the spirochetal family. High-resolution cryo-ET reconstructions provided detailed structures of the cell envelope, which is significantly different from that of Gram-negative bacteria. The 4-nm lipid bilayer of both outer membrane and cytoplasmic membrane resolved in 3D reconstructions, providing an important marker for interpreting membrane-associated structures. Abundant lipoproteins cover the outer leaflet of the cytoplasmic membrane, in contrast to the rare outer membrane proteins visible by scanning probe microscopy. High-resolution cryo-ET images also provided the first observation of T. pallidum chemoreceptor arrays, as well as structural details of the periplasmically located cone-shaped structure at both ends of the bacterium. Furthermore, 3D subvolume averages of periplasmic flagellar motors and flagellar filaments from living organisms revealed the novel flagellar architectures that may facilitate their rotation within the confining periplasmic space. Our findings provide the most detailed structural understanding of periplasmic flagella and the surrounding cell envelope, which enable this enigmatic bacterium to efficiently penetrate tissue and to escape host immune responses.&quot;,&quot;DOI&quot;:&quot;10.1016/j.jmb.2010.09.020&quot;,&quot;ISSN&quot;:&quot;0022-2836&quot;,&quot;shortTitle&quot;:&quot;Cellular Architecture of Treponema pallidum&quot;,&quot;author&quot;:[{&quot;family&quot;:&quot;Liu&quot;,&quot;given&quot;:&quot;Jun&quot;},{&quot;family&quot;:&quot;Howell&quot;,&quot;given&quot;:&quot;Jerrilyn K.&quot;},{&quot;family&quot;:&quot;Bradley&quot;,&quot;given&quot;:&quot;Sherille D.&quot;},{&quot;family&quot;:&quot;Zheng&quot;,&quot;given&quot;:&quot;Yesha&quot;},{&quot;family&quot;:&quot;Zhou&quot;,&quot;given&quot;:&quot;Z. Hong&quot;},{&quot;family&quot;:&quot;Norris&quot;,&quot;given&quot;:&quot;Steven J.&quot;}],&quot;issued&quot;:{&quot;date-parts&quot;:[[&quot;2010&quot;,11,5]]},&quot;accessed&quot;:{&quot;date-parts&quot;:[[2012,3,15]]}}}],&quot;schema&quot;:&quot;https://github.com/citation-style-language/schema/raw/master/csl-citation.json&quot;} RNDKMQP54kgoV"/>(Liu et al., 2010)<text:reference-mark-end text:name="ZOTERO_ITEM CSL_CITATION {&quot;citationID&quot;:&quot;h042mqng7&quot;,&quot;properties&quot;:{&quot;formattedCitation&quot;:&quot;(Liu et al., 2010)&quot;,&quot;plainCitation&quot;:&quot;(Liu et al., 2010)&quot;},&quot;citationItems&quot;:[{&quot;id&quot;:956,&quot;uris&quot;:[&quot;http://zotero.org/users/316567/items/DEJNUITR&quot;],&quot;uri&quot;:[&quot;http://zotero.org/users/316567/items/DEJNUITR&quot;],&quot;itemData&quot;:{&quot;id&quot;:956,&quot;type&quot;:&quot;article-journal&quot;,&quot;title&quot;:&quot;Cellular Architecture of Treponema pallidum: Novel Flagellum, Periplasmic Cone, and Cell Envelope as Revealed by Cryo Electron Tomography&quot;,&quot;container-title&quot;:&quot;Journal of Molecular Biology&quot;,&quot;page&quot;:&quot;546-561&quot;,&quot;volume&quot;:&quot;403&quot;,&quot;issue&quot;:&quot;4&quot;,&quot;source&quot;:&quot;ScienceDirect&quot;,&quot;abstract&quot;:&quot;High-resolution cryo electron tomography (cryo-ET) was utilized to visualize Treponema pallidum, the causative agent of syphilis, at the molecular level. Three-dimensional (3D) reconstructions from 304 infectious organisms revealed unprecedented cellular structures of this unusual member of the spirochetal family. High-resolution cryo-ET reconstructions provided detailed structures of the cell envelope, which is significantly different from that of Gram-negative bacteria. The 4-nm lipid bilayer of both outer membrane and cytoplasmic membrane resolved in 3D reconstructions, providing an important marker for interpreting membrane-associated structures. Abundant lipoproteins cover the outer leaflet of the cytoplasmic membrane, in contrast to the rare outer membrane proteins visible by scanning probe microscopy. High-resolution cryo-ET images also provided the first observation of T. pallidum chemoreceptor arrays, as well as structural details of the periplasmically located cone-shaped structure at both ends of the bacterium. Furthermore, 3D subvolume averages of periplasmic flagellar motors and flagellar filaments from living organisms revealed the novel flagellar architectures that may facilitate their rotation within the confining periplasmic space. Our findings provide the most detailed structural understanding of periplasmic flagella and the surrounding cell envelope, which enable this enigmatic bacterium to efficiently penetrate tissue and to escape host immune responses.&quot;,&quot;DOI&quot;:&quot;10.1016/j.jmb.2010.09.020&quot;,&quot;ISSN&quot;:&quot;0022-2836&quot;,&quot;shortTitle&quot;:&quot;Cellular Architecture of Treponema pallidum&quot;,&quot;author&quot;:[{&quot;family&quot;:&quot;Liu&quot;,&quot;given&quot;:&quot;Jun&quot;},{&quot;family&quot;:&quot;Howell&quot;,&quot;given&quot;:&quot;Jerrilyn K.&quot;},{&quot;family&quot;:&quot;Bradley&quot;,&quot;given&quot;:&quot;Sherille D.&quot;},{&quot;family&quot;:&quot;Zheng&quot;,&quot;given&quot;:&quot;Yesha&quot;},{&quot;family&quot;:&quot;Zhou&quot;,&quot;given&quot;:&quot;Z. Hong&quot;},{&quot;family&quot;:&quot;Norris&quot;,&quot;given&quot;:&quot;Steven J.&quot;}],&quot;issued&quot;:{&quot;date-parts&quot;:[[&quot;2010&quot;,11,5]]},&quot;accessed&quot;:{&quot;date-parts&quot;:[[2012,3,15]]}}}],&quot;schema&quot;:&quot;https://github.com/citation-style-language/schema/raw/master/csl-citation.json&quot;} RNDKMQP54kgoV"/>. The <text:span text:style-name="T9">T. pallidum </text:span><text:span text:style-name="T22">motor structure suggests additional faint densities on the inner lobe of the C-ring. These densities may be the same proteins visualized in the </text:span><text:span text:style-name="T9">B. burgdorferi </text:span><text:span text:style-name="T22">motor that are either more dynamics in </text:span><text:span text:style-name="T9">T. pallidum</text:span><text:span text:style-name="T22">, or not resolved as well in the structure for methodological reasons. Purified</text:span> motors suggest a wider MS-ring between 30 and 35 nm <text:reference-mark-start text:name="ZOTERO_ITEM CSL_CITATION {&quot;citationID&quot;:&quot;206mm36i7i&quot;,&quot;properties&quot;:{&quot;formattedCitation&quot;:&quot;(Hougen, 1972)&quot;,&quot;plainCitation&quot;:&quot;(Hougen, 1972)&quot;},&quot;citationItems&quot;:[{&quot;id&quot;:1400,&quot;uris&quot;:[&quot;http://zotero.org/users/316567/items/2USXM28T&quot;],&quot;uri&quot;:[&quot;http://zotero.org/users/316567/items/2USXM28T&quot;],&quot;itemData&quot;:{&quot;id&quot;:1400,&quot;type&quot;:&quot;article-journal&quot;,&quot;title&quot;:&quot;Further observations on the ultrastructure of Treponema pallidum nichols&quot;,&quot;container-title&quot;:&quot;Acta pathologica et microbiologica Scandinavica. Section B: Microbiology and immunology&quot;,&quot;page&quot;:&quot;297-304&quot;,&quot;volume&quot;:&quot;80&quot;,&quot;issue&quot;:&quot;2&quot;,&quot;source&quot;:&quot;NCBI PubMed&quot;,&quot;ISSN&quot;:&quot;0365-5571&quot;,&quot;note&quot;:&quot;PMID: 4556085&quot;,&quot;journalAbbreviation&quot;:&quot;Acta Pathol Microbiol Scand B Microbiol Immunol&quot;,&quot;author&quot;:[{&quot;family&quot;:&quot;Hougen&quot;,&quot;given&quot;:&quot;K H&quot;}],&quot;issued&quot;:{&quot;date-parts&quot;:[[1972]]},&quot;accessed&quot;:{&quot;date-parts&quot;:[[2012,7,18]]}}}],&quot;schema&quot;:&quot;https://github.com/citation-style-language/schema/raw/master/csl-citation.json&quot;} RNDatz8Q5GQFc"/>(Hougen, 1972)<text:reference-mark-end text:name="ZOTERO_ITEM CSL_CITATION {&quot;citationID&quot;:&quot;206mm36i7i&quot;,&quot;properties&quot;:{&quot;formattedCitation&quot;:&quot;(Hougen, 1972)&quot;,&quot;plainCitation&quot;:&quot;(Hougen, 1972)&quot;},&quot;citationItems&quot;:[{&quot;id&quot;:1400,&quot;uris&quot;:[&quot;http://zotero.org/users/316567/items/2USXM28T&quot;],&quot;uri&quot;:[&quot;http://zotero.org/users/316567/items/2USXM28T&quot;],&quot;itemData&quot;:{&quot;id&quot;:1400,&quot;type&quot;:&quot;article-journal&quot;,&quot;title&quot;:&quot;Further observations on the ultrastructure of Treponema pallidum nichols&quot;,&quot;container-title&quot;:&quot;Acta pathologica et microbiologica Scandinavica. Section B: Microbiology and immunology&quot;,&quot;page&quot;:&quot;297-304&quot;,&quot;volume&quot;:&quot;80&quot;,&quot;issue&quot;:&quot;2&quot;,&quot;source&quot;:&quot;NCBI PubMed&quot;,&quot;ISSN&quot;:&quot;0365-5571&quot;,&quot;note&quot;:&quot;PMID: 4556085&quot;,&quot;journalAbbreviation&quot;:&quot;Acta Pathol Microbiol Scand B Microbiol Immunol&quot;,&quot;author&quot;:[{&quot;family&quot;:&quot;Hougen&quot;,&quot;given&quot;:&quot;K H&quot;}],&quot;issued&quot;:{&quot;date-parts&quot;:[[1972]]},&quot;accessed&quot;:{&quot;date-parts&quot;:[[2012,7,18]]}}}],&quot;schema&quot;:&quot;https://github.com/citation-style-language/schema/raw/master/csl-citation.json&quot;} RNDatz8Q5GQFc"/>. <text:span text:style-name="T9">Treponema phagedenis </text:span><text:span text:style-name="T22">[TaxID 162]</text:span>, <text:span text:style-name="T9">Treponema vincentii</text:span> and <text:span text:style-name="T9">Treponema refringens</text:span> also have visible P-collar rims <text:reference-mark-start text:name="ZOTERO_ITEM CSL_CITATION {&quot;citationID&quot;:&quot;278c5ro878&quot;,&quot;properties&quot;:{&quot;formattedCitation&quot;:&quot;(Hougen, 1974b)&quot;,&quot;plainCitation&quot;:&quot;(Hougen, 1974b)&quot;},&quot;citationItems&quot;:[{&quot;id&quot;:2248,&quot;uris&quot;:[&quot;http://zotero.org/users/316567/items/BAR4KQ28&quot;],&quot;uri&quot;:[&quot;http://zotero.org/users/316567/items/BAR4KQ28&quot;],&quot;itemData&quot;:{&quot;id&quot;:2248,&quot;type&quot;:&quot;article-journal&quot;,&quot;title&quot;:&quot;The ultrastructure of cultivable treponemes. 1. Treponema phagedenis, Treponema vincentii and Treponema refringens&quot;,&quot;container-title&quot;:&quot;Acta pathologica et microbiologica Scandinavica. Section B: Microbiology and immunology&quot;,&quot;page&quot;:&quot;329-344&quot;,&quot;volume&quot;:&quot;82&quot;,&quot;issue&quot;:&quot;3&quot;,&quot;source&quot;:&quot;NCBI PubMed&quot;,&quot;ISSN&quot;:&quot;0365-5571&quot;,&quot;note&quot;:&quot;PMID: 4137302&quot;,&quot;journalAbbreviation&quot;:&quot;Acta Pathol Microbiol Scand B Microbiol Immunol&quot;,&quot;author&quot;:[{&quot;family&quot;:&quot;Hougen&quot;,&quot;given&quot;:&quot;K H&quot;}],&quot;issued&quot;:{&quot;date-parts&quot;:[[&quot;1974&quot;,6]]}}}],&quot;schema&quot;:&quot;https://github.com/citation-style-language/schema/raw/master/csl-citation.json&quot;} RNDLi3KTtRsjw"/>(Hougen, 1974b)<text:reference-mark-end text:name="ZOTERO_ITEM CSL_CITATION {&quot;citationID&quot;:&quot;278c5ro878&quot;,&quot;properties&quot;:{&quot;formattedCitation&quot;:&quot;(Hougen, 1974b)&quot;,&quot;plainCitation&quot;:&quot;(Hougen, 1974b)&quot;},&quot;citationItems&quot;:[{&quot;id&quot;:2248,&quot;uris&quot;:[&quot;http://zotero.org/users/316567/items/BAR4KQ28&quot;],&quot;uri&quot;:[&quot;http://zotero.org/users/316567/items/BAR4KQ28&quot;],&quot;itemData&quot;:{&quot;id&quot;:2248,&quot;type&quot;:&quot;article-journal&quot;,&quot;title&quot;:&quot;The ultrastructure of cultivable treponemes. 1. Treponema phagedenis, Treponema vincentii and Treponema refringens&quot;,&quot;container-title&quot;:&quot;Acta pathologica et microbiologica Scandinavica. Section B: Microbiology and immunology&quot;,&quot;page&quot;:&quot;329-344&quot;,&quot;volume&quot;:&quot;82&quot;,&quot;issue&quot;:&quot;3&quot;,&quot;source&quot;:&quot;NCBI PubMed&quot;,&quot;ISSN&quot;:&quot;0365-5571&quot;,&quot;note&quot;:&quot;PMID: 4137302&quot;,&quot;journalAbbreviation&quot;:&quot;Acta Pathol Microbiol Scand B Microbiol Immunol&quot;,&quot;author&quot;:[{&quot;family&quot;:&quot;Hougen&quot;,&quot;given&quot;:&quot;K H&quot;}],&quot;issued&quot;:{&quot;date-parts&quot;:[[&quot;1974&quot;,6]]}}}],&quot;schema&quot;:&quot;https://github.com/citation-style-language/schema/raw/master/csl-citation.json&quot;} RNDLi3KTtRsjw"/>. <text:span text:style-name="T9">Treponema denticola</text:span> (TaxID 158) also displays clear P-collars in negative-stain electron microscopy images <text:reference-mark-start text:name="ZOTERO_ITEM CSL_CITATION {&quot;citationID&quot;:&quot;8bbdssiqr&quot;,&quot;properties&quot;:{&quot;formattedCitation&quot;:&quot;(Bladen and Hampp, 1964)&quot;,&quot;plainCitation&quot;:&quot;(Bladen and Hampp, 1964)&quot;},&quot;citationItems&quot;:[{&quot;id&quot;:1421,&quot;uris&quot;:[&quot;http://zotero.org/users/316567/items/3IT25DJN&quot;],&quot;uri&quot;:[&quot;http://zotero.org/users/316567/items/3IT25DJN&quot;],&quot;itemData&quot;:{&quot;id&quot;:1421,&quot;type&quot;:&quot;article-journal&quot;,&quot;title&quot;:&quot;Ultrastructure of Treponema Microdentium and Borrelia Vincentii&quot;,&quot;container-title&quot;:&quot;Journal of Bacteriology&quot;,&quot;page&quot;:&quot;1180-1191&quot;,&quot;volume&quot;:&quot;87&quot;,&quot;issue&quot;:&quot;5&quot;,&quot;source&quot;:&quot;jb.asm.org&quot;,&quot;ISSN&quot;:&quot;0021-9193, 1098-5530&quot;,&quot;journalAbbreviation&quot;:&quot;J. Bacteriol.&quot;,&quot;language&quot;:&quot;en&quot;,&quot;author&quot;:[{&quot;family&quot;:&quot;Bladen&quot;,&quot;given&quot;:&quot;Howard A&quot;},{&quot;family&quot;:&quot;Hampp&quot;,&quot;given&quot;:&quot;Edward G&quot;}],&quot;issued&quot;:{&quot;date-parts&quot;:[[1964,5,1]]},&quot;accessed&quot;:{&quot;date-parts&quot;:[[2012,6,6]]}}}],&quot;schema&quot;:&quot;https://github.com/citation-style-language/schema/raw/master/csl-citation.json&quot;} RND5Il3JojesT"/>(Bladen and Hampp, 1964)<text:reference-mark-end text:name="ZOTERO_ITEM CSL_CITATION {&quot;citationID&quot;:&quot;8bbdssiqr&quot;,&quot;properties&quot;:{&quot;formattedCitation&quot;:&quot;(Bladen and Hampp, 1964)&quot;,&quot;plainCitation&quot;:&quot;(Bladen and Hampp, 1964)&quot;},&quot;citationItems&quot;:[{&quot;id&quot;:1421,&quot;uris&quot;:[&quot;http://zotero.org/users/316567/items/3IT25DJN&quot;],&quot;uri&quot;:[&quot;http://zotero.org/users/316567/items/3IT25DJN&quot;],&quot;itemData&quot;:{&quot;id&quot;:1421,&quot;type&quot;:&quot;article-journal&quot;,&quot;title&quot;:&quot;Ultrastructure of Treponema Microdentium and Borrelia Vincentii&quot;,&quot;container-title&quot;:&quot;Journal of Bacteriology&quot;,&quot;page&quot;:&quot;1180-1191&quot;,&quot;volume&quot;:&quot;87&quot;,&quot;issue&quot;:&quot;5&quot;,&quot;source&quot;:&quot;jb.asm.org&quot;,&quot;ISSN&quot;:&quot;0021-9193, 1098-5530&quot;,&quot;journalAbbreviation&quot;:&quot;J. Bacteriol.&quot;,&quot;language&quot;:&quot;en&quot;,&quot;author&quot;:[{&quot;family&quot;:&quot;Bladen&quot;,&quot;given&quot;:&quot;Howard A&quot;},{&quot;family&quot;:&quot;Hampp&quot;,&quot;given&quot;:&quot;Edward G&quot;}],&quot;issued&quot;:{&quot;date-parts&quot;:[[1964,5,1]]},&quot;accessed&quot;:{&quot;date-parts&quot;:[[2012,6,6]]}}}],&quot;schema&quot;:&quot;https://github.com/citation-style-language/schema/raw/master/csl-citation.json&quot;} RND5Il3JojesT"/>.</text:p>
      <text:p text:style-name="Standard"><text:span text:style-name="T22">The flat-wave spirochaete </text:span><text:span text:style-name="T9">Borrelia burgdorferi </text:span><text:span text:style-name="T22">is the causative agent of tick-borne Lyme disease </text:span><text:reference-mark-start text:name="ZOTERO_ITEM CSL_CITATION {&quot;citationID&quot;:&quot;mah253uiu&quot;,&quot;properties&quot;:{&quot;formattedCitation&quot;:&quot;(Charon et al., 2012)&quot;,&quot;plainCitation&quot;:&quot;(Charon et al., 2012)&quot;},&quot;citationItems&quot;:[{&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f4sis3iLGj"/><text:span text:style-name="T22">(Charon et al., 2012)</text:span><text:reference-mark-end text:name="ZOTERO_ITEM CSL_CITATION {&quot;citationID&quot;:&quot;mah253uiu&quot;,&quot;properties&quot;:{&quot;formattedCitation&quot;:&quot;(Charon et al., 2012)&quot;,&quot;plainCitation&quot;:&quot;(Charon et al., 2012)&quot;},&quot;citationItems&quot;:[{&quot;id&quot;:1389,&quot;uris&quot;:[&quot;http://zotero.org/users/316567/items/2JVZ5H5D&quot;],&quot;uri&quot;:[&quot;http://zotero.org/users/316567/items/2JVZ5H5D&quot;],&quot;itemData&quot;:{&quot;id&quot;:1389,&quot;type&quot;:&quot;article-journal&quot;,&quot;title&quot;:&quot;The Unique Paradigm of Spirochete Motility and Chemotaxis&quot;,&quot;container-title&quot;:&quot;Annual Review of Microbiology&quot;,&quot;page&quot;:&quot;349-370&quot;,&quot;volume&quot;:&quot;66&quot;,&quot;issue&quot;:&quot;1&quot;,&quot;source&quot;:&quot;Annual Reviews&quot;,&quot;abstract&quot;:&quot;Spirochete motility is enigmatic: It differs from the motility of most other bacteria in that the entire bacterium is involved in translocation in the absence of external appendages. Using the Lyme disease spirochete Borrelia burgdorferi (Bb) as a model system, we explore the current research on spirochete motility and chemotaxis. Bb has periplasmic flagella (PFs) subterminally attached to each end of the protoplasmic cell cylinder, and surrounding the cell is an outer membrane. These internal helix-shaped PFs allow the spirochete to swim by generating backward-moving waves by rotation. Exciting advances using cryoelectron tomography are presented with respect to in situ analysis of cell, PF, and motor structure. In addition, advances in the dynamics of motility, chemotaxis, gene regulation, and the role of motility and chemotaxis in the life cycle of Bb are summarized. The results indicate that the motility paradigms of flagellated bacteria do not apply to these unique bacteria.&quot;,&quot;DOI&quot;:&quot;10.1146/annurev-micro-092611-150145&quot;,&quot;author&quot;:[{&quot;family&quot;:&quot;Charon&quot;,&quot;given&quot;:&quot;Nyles W.&quot;},{&quot;family&quot;:&quot;Cockburn&quot;,&quot;given&quot;:&quot;Andrew&quot;},{&quot;family&quot;:&quot;Li&quot;,&quot;given&quot;:&quot;Chunhao&quot;},{&quot;family&quot;:&quot;Liu&quot;,&quot;given&quot;:&quot;Jun&quot;},{&quot;family&quot;:&quot;Miller&quot;,&quot;given&quot;:&quot;Kelly A.&quot;},{&quot;family&quot;:&quot;Miller&quot;,&quot;given&quot;:&quot;Michael R.&quot;},{&quot;family&quot;:&quot;Motaleb&quot;,&quot;given&quot;:&quot;Md. A.&quot;},{&quot;family&quot;:&quot;Wolgemuth&quot;,&quot;given&quot;:&quot;Charles W.&quot;}],&quot;issued&quot;:{&quot;date-parts&quot;:[[2012]]},&quot;accessed&quot;:{&quot;date-parts&quot;:[[2012,10,10]]}}}],&quot;schema&quot;:&quot;https://github.com/citation-style-language/schema/raw/master/csl-citation.json&quot;} RNDf4sis3iLGj"/>. <text:span text:style-name="T9">B. burgdorferi </text:span><text:span text:style-name="T22">has seven to eleven motors at each of the the cell cylinder. </text:span>Purified motors resemble those from the enterobacteria albeit with an MS-ring that appears extended <text:reference-mark-start text:name="ZOTERO_ITEM CSL_CITATION {&quot;citationID&quot;:&quot;pqls91mvn&quot;,&quot;properties&quot;:{&quot;formattedCitation&quot;:&quot;(Sal et al., 2008)&quot;,&quot;plainCitation&quot;:&quot;(Sal et al., 2008)&quot;},&quot;citationItems&quot;:[{&quot;id&quot;:2541,&quot;uris&quot;:[&quot;http://zotero.org/users/316567/items/KGTH22TZ&quot;],&quot;uri&quot;:[&quot;http://zotero.org/users/316567/items/KGTH22TZ&quot;],&quot;itemData&quot;:{&quot;id&quot;:2541,&quot;type&quot;:&quot;article-journal&quot;,&quot;title&quot;:&quot;Borrelia Burgdorferi Uniquely Regulates Its Motility Genes and Has an Intricate Flagellar Hook-Basal Body Structure&quot;,&quot;container-title&quot;:&quot;Journal of Bacteriology&quot;,&quot;page&quot;:&quot;1912-1921&quot;,&quot;volume&quot;:&quot;190&quot;,&quot;issue&quot;:&quot;6&quot;,&quot;source&quot;:&quot;jb.asm.org&quot;,&quot;abstract&quot;:&quot;Borrelia burgdorferi is a flat-wave, motile spirochete that causes Lyme disease. Motility is provided by periplasmic flagella (PFs) located between the cell cylinder and an outer membrane sheath. The structure of these PFs, which are composed of a basal body, a hook, and a filament, is similar to the structure of flagella of other bacteria. To determine if hook formation influences flagellin gene transcription in B. burgdorferi, we inactivated the hook structural gene flgE by targeted mutagenesis. In many bacteria, completion of the hook structure serves as a checkpoint for transcriptional control of flagellum synthesis and other chemotaxis and motility genes. Specifically, the hook allows secretion of the anti-sigma factor FlgM and concomitant late gene transcription promoted by σ28. However, the control of B. burgdorferi PF synthesis differs from the control of flagellum synthesis in other bacteria; the gene encoding σ28 is not present in the genome of B. burgdorferi, nor are any σ28 promoter recognition sequences associated with the motility genes. We found that B. burgdorferi flgE mutants lacked PFs, were rod shaped, and were nonmotile, which substantiates previous evidence that PFs are involved in both cell morphology and motility. Although most motility and chemotaxis gene products accumulated at wild-type levels in the absence of FlgE, mutant cells had markedly decreased levels of the flagellar filament proteins FlaA and FlaB. Further analyses showed that the reduction in the levels of flagellin proteins in the spirochetes lacking FlgE was mediated at the posttranscriptional level. Taken together, our results indicate that in B. burgdorferi, the completion of the hook does not serve as a checkpoint for transcriptional regulation of flagellum synthesis. In addition, we also present evidence that the hook protein in B. burgdorferi forms a high-molecular-weight complex and that formation of this complex occurs in the periplasmic space.&quot;,&quot;DOI&quot;:&quot;10.1128/JB.01421-07&quot;,&quot;ISSN&quot;:&quot;0021-9193, 1098-5530&quot;,&quot;journalAbbreviation&quot;:&quot;J. Bacteriol.&quot;,&quot;language&quot;:&quot;en&quot;,&quot;author&quot;:[{&quot;family&quot;:&quot;Sal&quot;,&quot;given&quot;:&quot;Melanie S&quot;},{&quot;family&quot;:&quot;Li&quot;,&quot;given&quot;:&quot;Chunhao&quot;},{&quot;family&quot;:&quot;Motalab&quot;,&quot;given&quot;:&quot;M. A&quot;},{&quot;family&quot;:&quot;Shibata&quot;,&quot;given&quot;:&quot;Satoshi&quot;},{&quot;family&quot;:&quot;Aizawa&quot;,&quot;given&quot;:&quot;Shin-Ichi&quot;},{&quot;family&quot;:&quot;Charon&quot;,&quot;given&quot;:&quot;Nyles W&quot;}],&quot;issued&quot;:{&quot;date-parts&quot;:[[2008,3,15]]},&quot;accessed&quot;:{&quot;date-parts&quot;:[[2012,6,7]]}}}],&quot;schema&quot;:&quot;https://github.com/citation-style-language/schema/raw/master/csl-citation.json&quot;} RNDEwerjAT7Tj"/>(Sal et al., 2008)<text:reference-mark-end text:name="ZOTERO_ITEM CSL_CITATION {&quot;citationID&quot;:&quot;pqls91mvn&quot;,&quot;properties&quot;:{&quot;formattedCitation&quot;:&quot;(Sal et al., 2008)&quot;,&quot;plainCitation&quot;:&quot;(Sal et al., 2008)&quot;},&quot;citationItems&quot;:[{&quot;id&quot;:2541,&quot;uris&quot;:[&quot;http://zotero.org/users/316567/items/KGTH22TZ&quot;],&quot;uri&quot;:[&quot;http://zotero.org/users/316567/items/KGTH22TZ&quot;],&quot;itemData&quot;:{&quot;id&quot;:2541,&quot;type&quot;:&quot;article-journal&quot;,&quot;title&quot;:&quot;Borrelia Burgdorferi Uniquely Regulates Its Motility Genes and Has an Intricate Flagellar Hook-Basal Body Structure&quot;,&quot;container-title&quot;:&quot;Journal of Bacteriology&quot;,&quot;page&quot;:&quot;1912-1921&quot;,&quot;volume&quot;:&quot;190&quot;,&quot;issue&quot;:&quot;6&quot;,&quot;source&quot;:&quot;jb.asm.org&quot;,&quot;abstract&quot;:&quot;Borrelia burgdorferi is a flat-wave, motile spirochete that causes Lyme disease. Motility is provided by periplasmic flagella (PFs) located between the cell cylinder and an outer membrane sheath. The structure of these PFs, which are composed of a basal body, a hook, and a filament, is similar to the structure of flagella of other bacteria. To determine if hook formation influences flagellin gene transcription in B. burgdorferi, we inactivated the hook structural gene flgE by targeted mutagenesis. In many bacteria, completion of the hook structure serves as a checkpoint for transcriptional control of flagellum synthesis and other chemotaxis and motility genes. Specifically, the hook allows secretion of the anti-sigma factor FlgM and concomitant late gene transcription promoted by σ28. However, the control of B. burgdorferi PF synthesis differs from the control of flagellum synthesis in other bacteria; the gene encoding σ28 is not present in the genome of B. burgdorferi, nor are any σ28 promoter recognition sequences associated with the motility genes. We found that B. burgdorferi flgE mutants lacked PFs, were rod shaped, and were nonmotile, which substantiates previous evidence that PFs are involved in both cell morphology and motility. Although most motility and chemotaxis gene products accumulated at wild-type levels in the absence of FlgE, mutant cells had markedly decreased levels of the flagellar filament proteins FlaA and FlaB. Further analyses showed that the reduction in the levels of flagellin proteins in the spirochetes lacking FlgE was mediated at the posttranscriptional level. Taken together, our results indicate that in B. burgdorferi, the completion of the hook does not serve as a checkpoint for transcriptional regulation of flagellum synthesis. In addition, we also present evidence that the hook protein in B. burgdorferi forms a high-molecular-weight complex and that formation of this complex occurs in the periplasmic space.&quot;,&quot;DOI&quot;:&quot;10.1128/JB.01421-07&quot;,&quot;ISSN&quot;:&quot;0021-9193, 1098-5530&quot;,&quot;journalAbbreviation&quot;:&quot;J. Bacteriol.&quot;,&quot;language&quot;:&quot;en&quot;,&quot;author&quot;:[{&quot;family&quot;:&quot;Sal&quot;,&quot;given&quot;:&quot;Melanie S&quot;},{&quot;family&quot;:&quot;Li&quot;,&quot;given&quot;:&quot;Chunhao&quot;},{&quot;family&quot;:&quot;Motalab&quot;,&quot;given&quot;:&quot;M. A&quot;},{&quot;family&quot;:&quot;Shibata&quot;,&quot;given&quot;:&quot;Satoshi&quot;},{&quot;family&quot;:&quot;Aizawa&quot;,&quot;given&quot;:&quot;Shin-Ichi&quot;},{&quot;family&quot;:&quot;Charon&quot;,&quot;given&quot;:&quot;Nyles W&quot;}],&quot;issued&quot;:{&quot;date-parts&quot;:[[2008,3,15]]},&quot;accessed&quot;:{&quot;date-parts&quot;:[[2012,6,7]]}}}],&quot;schema&quot;:&quot;https://github.com/citation-style-language/schema/raw/master/csl-citation.json&quot;} RNDEwerjAT7Tj"/>, but the intact motor has a large P-collar surrounding the rod <text:reference-mark-start text:name="ZOTERO_ITEM CSL_CITATION {&quot;citationID&quot;:&quot;490p00d2f&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IgFjWidyY0"/>(Liu et al., 2009)<text:reference-mark-end text:name="ZOTERO_ITEM CSL_CITATION {&quot;citationID&quot;:&quot;490p00d2f&quot;,&quot;properties&quot;:{&quot;formattedCitation&quot;:&quot;(Liu et al., 2009)&quot;,&quot;plainCitation&quot;:&quot;(Liu et al., 2009)&quot;},&quot;citationItems&quot;:[{&quot;id&quot;:1627,&quot;uris&quot;:[&quot;http://zotero.org/users/316567/items/G84TPZT6&quot;],&quot;uri&quot;:[&quot;http://zotero.org/users/316567/items/G84TPZT6&quot;],&quot;itemData&quot;:{&quot;id&quot;:1627,&quot;type&quot;:&quot;article-journal&quot;,&quot;title&quot;:&quot;Intact flagellar motor of Borrelia burgdorferi revealed by cryo-electron tomography: evidence for stator ring curvature and rotor/C-ring assembly flexion.&quot;,&quot;container-title&quot;:&quot;Journal of bacteriology&quot;,&quot;page&quot;:&quot;5026-5036&quot;,&quot;volume&quot;:&quot;191&quot;,&quot;issue&quot;:&quot;16&quot;,&quot;abstract&quot;:&quot;The bacterial flagellar motor is a remarkable nanomachine that provides motility through flagellar rotation. Prior structural studies have revealed the stunning complexity of the purified rotor and C-ring assemblies from flagellar motors. In this study, we used high-throughput cryo-electron tomography and image analysis of intact Borrelia burgdorferi to produce a three-dimensional (3-D) model of the in situ flagellar motor without imposing rotational symmetry. Structural details of B. burgdorferi, including a layer of outer surface proteins, were clearly visible in the resulting 3-D reconstructions. By averaging the 3-D images of approximately 1,280 flagellar motors, a approximately 3.5-nm-resolution model of the stator and rotor structures was obtained. flgI transposon mutants lacked a torus-shaped structure attached to the flagellar rod, establishing the structural location of the spirochetal P ring. Treatment of intact organisms with the nonionic detergent NP-40 resulted in dissolution of the outermost portion of the motor structure and the C ring, providing insight into the in situ arrangement of the stator and rotor structures. Structural elements associated with the stator followed the curvature of the cytoplasmic membrane. The rotor and the C ring also exhibited angular flexion, resulting in a slight narrowing of both structures in the direction perpendicular to the cell axis. These results indicate an inherent flexibility in the rotor-stator interaction. The FliG switching and energizing component likely provides much of the flexibility needed to maintain the interaction between the curved stator and the relatively symmetrical rotor/C-ring assembly during flagellar rotation.&quot;,&quot;ISSN&quot;:&quot;1098-5530&quot;,&quot;note&quot;:&quot;PMID: 19429612&quot;,&quot;author&quot;:[{&quot;family&quot;:&quot;Liu&quot;,&quot;given&quot;:&quot;Jun&quot;},{&quot;family&quot;:&quot;Lin&quot;,&quot;given&quot;:&quot;Tao&quot;},{&quot;family&quot;:&quot;Botkin&quot;,&quot;given&quot;:&quot;Douglas&quot;},{&quot;family&quot;:&quot;McCrum&quot;,&quot;given&quot;:&quot;Erin&quot;},{&quot;family&quot;:&quot;Winkler&quot;,&quot;given&quot;:&quot;Hanspeter&quot;},{&quot;family&quot;:&quot;Norris&quot;,&quot;given&quot;:&quot;Steven&quot;}],&quot;issued&quot;:{&quot;date-parts&quot;:[[2009]]}}}],&quot;schema&quot;:&quot;https://github.com/citation-style-language/schema/raw/master/csl-citation.json&quot;} RNDIgFjWidyY0"/> as first observed in <text:span text:style-name="T9">Treponema primitia </text:span><text:reference-mark-start text:name="ZOTERO_ITEM CSL_CITATION {&quot;citationID&quot;:&quot;hvipl7044&quot;,&quot;properties&quot;:{&quot;formattedCitation&quot;:&quot;(Murphy et al., 2006)&quot;,&quot;plainCitation&quot;:&quot;(Murphy et al., 2006)&quot;},&quot;citationItems&quot;:[{&quot;id&quot;:&quot;Cvqhac5m/l5gZvXtB&quot;,&quot;uris&quot;:[&quot;http://zotero.org/users/316567/items/KXPV35ZM&quot;],&quot;itemData&quot;:{&quot;id&quot;:&quot;Cvqhac5m/l5gZvXtB&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Kv3r9n9IkS"/><text:span text:style-name="T22">(Murphy et al., 2006)</text:span><text:reference-mark-end text:name="ZOTERO_ITEM CSL_CITATION {&quot;citationID&quot;:&quot;hvipl7044&quot;,&quot;properties&quot;:{&quot;formattedCitation&quot;:&quot;(Murphy et al., 2006)&quot;,&quot;plainCitation&quot;:&quot;(Murphy et al., 2006)&quot;},&quot;citationItems&quot;:[{&quot;id&quot;:&quot;Cvqhac5m/l5gZvXtB&quot;,&quot;uris&quot;:[&quot;http://zotero.org/users/316567/items/KXPV35ZM&quot;],&quot;itemData&quot;:{&quot;id&quot;:&quot;Cvqhac5m/l5gZvXtB&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Kv3r9n9IkS"/><text:span text:style-name="T22">. </text:span>As with the epsilon-proteobacteria, the inner lobe of the C-ring has an additional density not present in the enterobacteria. The identity of this density remains to be discovered. The periphery of the motor is 16-fold symmetric. Because the motor is positioned on the side of the essentially cylindrical narrow cell body, the motor itself is curved to match this curvature. </text:p>
      <text:p text:style-name="P7"><text:span text:style-name="T22">There is no evidence suggesting any other </text:span><text:span text:style-name="T9">Borrelias </text:span><text:span text:style-name="T22">lack the P-collar structure. </text:span><text:span text:style-name="T9">Borrelia vincentii </text:span><text:span text:style-name="T22">h</text:span>as discernible flagellar P-collars <text:reference-mark-start text:name="ZOTERO_ITEM CSL_CITATION {&quot;citationID&quot;:&quot;vg73ebhgh&quot;,&quot;properties&quot;:{&quot;formattedCitation&quot;:&quot;(Bladen and Hampp, 1964)&quot;,&quot;plainCitation&quot;:&quot;(Bladen and Hampp, 1964)&quot;},&quot;citationItems&quot;:[{&quot;id&quot;:1421,&quot;uris&quot;:[&quot;http://zotero.org/users/316567/items/3IT25DJN&quot;],&quot;uri&quot;:[&quot;http://zotero.org/users/316567/items/3IT25DJN&quot;],&quot;itemData&quot;:{&quot;id&quot;:1421,&quot;type&quot;:&quot;article-journal&quot;,&quot;title&quot;:&quot;Ultrastructure of Treponema Microdentium and Borrelia Vincentii&quot;,&quot;container-title&quot;:&quot;Journal of Bacteriology&quot;,&quot;page&quot;:&quot;1180-1191&quot;,&quot;volume&quot;:&quot;87&quot;,&quot;issue&quot;:&quot;5&quot;,&quot;source&quot;:&quot;jb.asm.org&quot;,&quot;ISSN&quot;:&quot;0021-9193, 1098-5530&quot;,&quot;journalAbbreviation&quot;:&quot;J. Bacteriol.&quot;,&quot;language&quot;:&quot;en&quot;,&quot;author&quot;:[{&quot;family&quot;:&quot;Bladen&quot;,&quot;given&quot;:&quot;Howard A&quot;},{&quot;family&quot;:&quot;Hampp&quot;,&quot;given&quot;:&quot;Edward G&quot;}],&quot;issued&quot;:{&quot;date-parts&quot;:[[1964,5,1]]},&quot;accessed&quot;:{&quot;date-parts&quot;:[[2012,6,6]]}}}],&quot;schema&quot;:&quot;https://github.com/citation-style-language/schema/raw/master/csl-citation.json&quot;} RND1dWDSHGgPU"/>(Bladen and Hampp, 1964)<text:reference-mark-end text:name="ZOTERO_ITEM CSL_CITATION {&quot;citationID&quot;:&quot;vg73ebhgh&quot;,&quot;properties&quot;:{&quot;formattedCitation&quot;:&quot;(Bladen and Hampp, 1964)&quot;,&quot;plainCitation&quot;:&quot;(Bladen and Hampp, 1964)&quot;},&quot;citationItems&quot;:[{&quot;id&quot;:1421,&quot;uris&quot;:[&quot;http://zotero.org/users/316567/items/3IT25DJN&quot;],&quot;uri&quot;:[&quot;http://zotero.org/users/316567/items/3IT25DJN&quot;],&quot;itemData&quot;:{&quot;id&quot;:1421,&quot;type&quot;:&quot;article-journal&quot;,&quot;title&quot;:&quot;Ultrastructure of Treponema Microdentium and Borrelia Vincentii&quot;,&quot;container-title&quot;:&quot;Journal of Bacteriology&quot;,&quot;page&quot;:&quot;1180-1191&quot;,&quot;volume&quot;:&quot;87&quot;,&quot;issue&quot;:&quot;5&quot;,&quot;source&quot;:&quot;jb.asm.org&quot;,&quot;ISSN&quot;:&quot;0021-9193, 1098-5530&quot;,&quot;journalAbbreviation&quot;:&quot;J. Bacteriol.&quot;,&quot;language&quot;:&quot;en&quot;,&quot;author&quot;:[{&quot;family&quot;:&quot;Bladen&quot;,&quot;given&quot;:&quot;Howard A&quot;},{&quot;family&quot;:&quot;Hampp&quot;,&quot;given&quot;:&quot;Edward G&quot;}],&quot;issued&quot;:{&quot;date-parts&quot;:[[1964,5,1]]},&quot;accessed&quot;:{&quot;date-parts&quot;:[[2012,6,6]]}}}],&quot;schema&quot;:&quot;https://github.com/citation-style-language/schema/raw/master/csl-citation.json&quot;} RND1dWDSHGgPU"/>, although little detail is clear. <text:span text:style-name="T9">Borrelia recurentis </text:span><text:span text:style-name="T22">(tax ID </text:span>44449) and <text:span text:style-name="T127">Borrelia merionesi </text:span><text:span text:style-name="T124">[taxID 1239297] display “insertion points” that correspond to motors with P-collars </text:span><text:reference-mark-start text:name="ZOTERO_ITEM CSL_CITATION {&quot;citationID&quot;:&quot;1uqbgdv63e&quot;,&quot;properties&quot;:{&quot;formattedCitation&quot;:&quot;(Hougen, 1974a)&quot;,&quot;plainCitation&quot;:&quot;(Hougen, 1974a)&quot;},&quot;citationItems&quot;:[{&quot;id&quot;:2642,&quot;uris&quot;:[&quot;http://zotero.org/users/316567/items/PQ9R9BUE&quot;],&quot;uri&quot;:[&quot;http://zotero.org/users/316567/items/PQ9R9BUE&quot;],&quot;itemData&quot;:{&quot;id&quot;:2642,&quot;type&quot;:&quot;article-journal&quot;,&quot;title&quot;:&quot;Electron microscopy of Borrelia merionesi and Borrelia recurrentis&quot;,&quot;container-title&quot;:&quot;Acta Pathologica Et Microbiologica Scandinavica. Section B: Microbiology and Immunology&quot;,&quot;page&quot;:&quot;799-809&quot;,&quot;volume&quot;:&quot;82&quot;,&quot;issue&quot;:&quot;6&quot;,&quot;source&quot;:&quot;NCBI PubMed&quot;,&quot;ISSN&quot;:&quot;0365-5571&quot;,&quot;note&quot;:&quot;PMID: 4533221&quot;,&quot;journalAbbreviation&quot;:&quot;Acta Pathol Microbiol Scand B Microbiol Immunol&quot;,&quot;author&quot;:[{&quot;family&quot;:&quot;Hougen&quot;,&quot;given&quot;:&quot;K H&quot;}],&quot;issued&quot;:{&quot;date-parts&quot;:[[&quot;1974&quot;,12]]},&quot;accessed&quot;:{&quot;date-parts&quot;:[[2012,7,17]]}}}],&quot;schema&quot;:&quot;https://github.com/citation-style-language/schema/raw/master/csl-citation.json&quot;} RNDJxB45Zv1qD"/><text:span text:style-name="T124">(Hougen, 1974a)</text:span><text:reference-mark-end text:name="ZOTERO_ITEM CSL_CITATION {&quot;citationID&quot;:&quot;1uqbgdv63e&quot;,&quot;properties&quot;:{&quot;formattedCitation&quot;:&quot;(Hougen, 1974a)&quot;,&quot;plainCitation&quot;:&quot;(Hougen, 1974a)&quot;},&quot;citationItems&quot;:[{&quot;id&quot;:2642,&quot;uris&quot;:[&quot;http://zotero.org/users/316567/items/PQ9R9BUE&quot;],&quot;uri&quot;:[&quot;http://zotero.org/users/316567/items/PQ9R9BUE&quot;],&quot;itemData&quot;:{&quot;id&quot;:2642,&quot;type&quot;:&quot;article-journal&quot;,&quot;title&quot;:&quot;Electron microscopy of Borrelia merionesi and Borrelia recurrentis&quot;,&quot;container-title&quot;:&quot;Acta Pathologica Et Microbiologica Scandinavica. Section B: Microbiology and Immunology&quot;,&quot;page&quot;:&quot;799-809&quot;,&quot;volume&quot;:&quot;82&quot;,&quot;issue&quot;:&quot;6&quot;,&quot;source&quot;:&quot;NCBI PubMed&quot;,&quot;ISSN&quot;:&quot;0365-5571&quot;,&quot;note&quot;:&quot;PMID: 4533221&quot;,&quot;journalAbbreviation&quot;:&quot;Acta Pathol Microbiol Scand B Microbiol Immunol&quot;,&quot;author&quot;:[{&quot;family&quot;:&quot;Hougen&quot;,&quot;given&quot;:&quot;K H&quot;}],&quot;issued&quot;:{&quot;date-parts&quot;:[[&quot;1974&quot;,12]]},&quot;accessed&quot;:{&quot;date-parts&quot;:[[2012,7,17]]}}}],&quot;schema&quot;:&quot;https://github.com/citation-style-language/schema/raw/master/csl-citation.json&quot;} RNDJxB45Zv1qD"/>. <text:span text:style-name="T33">Although no high-resolution structures exist for the </text:span><text:span text:style-name="T9">Brachyspira </text:span><text:span text:style-name="T22">yet, </text:span><text:span text:style-name="T9">Brachyspira aalborgi </text:span><text:span text:style-name="T22">[taxID 29522] has clear insertion points, and a wider (~33 nm) </text:span>MS-ring when released from cell <text:reference-mark-start text:name="ZOTERO_ITEM CSL_CITATION {&quot;citationID&quot;:&quot;17g5digg4f&quot;,&quot;properties&quot;:{&quot;formattedCitation&quot;:&quot;(Hovind-Hougen et al., 1982)&quot;,&quot;plainCitation&quot;:&quot;(Hovind-Hougen et al., 1982)&quot;},&quot;citationItems&quot;:[{&quot;id&quot;:2804,&quot;uris&quot;:[&quot;http://zotero.org/users/316567/items/TWR4RTGX&quot;],&quot;uri&quot;:[&quot;http://zotero.org/users/316567/items/TWR4RTGX&quot;],&quot;itemData&quot;:{&quot;id&quot;:2804,&quot;type&quot;:&quot;article-journal&quot;,&quot;title&quot;:&quot;Intestinal Spirochetosis: Morphological Characterization and Cultivation of the Spirochete Brachyspira Aalborgi Gen. Nov., Sp. Nov.&quot;,&quot;container-title&quot;:&quot;Journal of Clinical Microbiology&quot;,&quot;page&quot;:&quot;1127-1136&quot;,&quot;volume&quot;:&quot;16&quot;,&quot;issue&quot;:&quot;6&quot;,&quot;source&quot;:&quot;jcm.asm.org&quot;,&quot;ISSN&quot;:&quot;0095-1137, 1098-660X&quot;,&quot;shortTitle&quot;:&quot;Intestinal spirochetosis&quot;,&quot;journalAbbreviation&quot;:&quot;J. Clin. Microbiol.&quot;,&quot;language&quot;:&quot;en&quot;,&quot;author&quot;:[{&quot;family&quot;:&quot;Hovind-Hougen&quot;,&quot;given&quot;:&quot;K.&quot;},{&quot;family&quot;:&quot;Birch-Andersen&quot;,&quot;given&quot;:&quot;A.&quot;},{&quot;family&quot;:&quot;Henrik-Nielsen&quot;,&quot;given&quot;:&quot;R.&quot;},{&quot;family&quot;:&quot;Orholm&quot;,&quot;given&quot;:&quot;M.&quot;},{&quot;family&quot;:&quot;Pedersen&quot;,&quot;given&quot;:&quot;J O&quot;},{&quot;family&quot;:&quot;Teglbjaerg&quot;,&quot;given&quot;:&quot;P S&quot;},{&quot;family&quot;:&quot;Thaysen&quot;,&quot;given&quot;:&quot;E H&quot;}],&quot;issued&quot;:{&quot;date-parts&quot;:[[1982,12,1]]},&quot;accessed&quot;:{&quot;date-parts&quot;:[[2012,6,6]]}}}],&quot;schema&quot;:&quot;https://github.com/citation-style-language/schema/raw/master/csl-citation.json&quot;} RNDdve2uDdoZn"/>(Hovind-Hougen et al., 1982)<text:reference-mark-end text:name="ZOTERO_ITEM CSL_CITATION {&quot;citationID&quot;:&quot;17g5digg4f&quot;,&quot;properties&quot;:{&quot;formattedCitation&quot;:&quot;(Hovind-Hougen et al., 1982)&quot;,&quot;plainCitation&quot;:&quot;(Hovind-Hougen et al., 1982)&quot;},&quot;citationItems&quot;:[{&quot;id&quot;:2804,&quot;uris&quot;:[&quot;http://zotero.org/users/316567/items/TWR4RTGX&quot;],&quot;uri&quot;:[&quot;http://zotero.org/users/316567/items/TWR4RTGX&quot;],&quot;itemData&quot;:{&quot;id&quot;:2804,&quot;type&quot;:&quot;article-journal&quot;,&quot;title&quot;:&quot;Intestinal Spirochetosis: Morphological Characterization and Cultivation of the Spirochete Brachyspira Aalborgi Gen. Nov., Sp. Nov.&quot;,&quot;container-title&quot;:&quot;Journal of Clinical Microbiology&quot;,&quot;page&quot;:&quot;1127-1136&quot;,&quot;volume&quot;:&quot;16&quot;,&quot;issue&quot;:&quot;6&quot;,&quot;source&quot;:&quot;jcm.asm.org&quot;,&quot;ISSN&quot;:&quot;0095-1137, 1098-660X&quot;,&quot;shortTitle&quot;:&quot;Intestinal spirochetosis&quot;,&quot;journalAbbreviation&quot;:&quot;J. Clin. Microbiol.&quot;,&quot;language&quot;:&quot;en&quot;,&quot;author&quot;:[{&quot;family&quot;:&quot;Hovind-Hougen&quot;,&quot;given&quot;:&quot;K.&quot;},{&quot;family&quot;:&quot;Birch-Andersen&quot;,&quot;given&quot;:&quot;A.&quot;},{&quot;family&quot;:&quot;Henrik-Nielsen&quot;,&quot;given&quot;:&quot;R.&quot;},{&quot;family&quot;:&quot;Orholm&quot;,&quot;given&quot;:&quot;M.&quot;},{&quot;family&quot;:&quot;Pedersen&quot;,&quot;given&quot;:&quot;J O&quot;},{&quot;family&quot;:&quot;Teglbjaerg&quot;,&quot;given&quot;:&quot;P S&quot;},{&quot;family&quot;:&quot;Thaysen&quot;,&quot;given&quot;:&quot;E H&quot;}],&quot;issued&quot;:{&quot;date-parts&quot;:[[1982,12,1]]},&quot;accessed&quot;:{&quot;date-parts&quot;:[[2012,6,6]]}}}],&quot;schema&quot;:&quot;https://github.com/citation-style-language/schema/raw/master/csl-citation.json&quot;} RNDdve2uDdoZn"/><text:span text:style-name="T2">.</text:span></text:p>
      <text:p text:style-name="P7"><text:span text:style-name="T2">The structure of the motor from </text:span><text:span text:style-name="T15">Leptospira interrogans </text:span><text:span text:style-name="T33">and </text:span><text:span text:style-name="T15">Leptospira biflexa </text:span><text:span text:style-name="T33">is somewhat different to that of the </text:span><text:span text:style-name="T15">Treponemas</text:span><text:span text:style-name="T33"> and </text:span><text:span text:style-name="T15">Borrelias</text:span><text:span text:style-name="T33">. The P-collar appears to splay outwards, and does not cup around the rod as much in the </text:span><text:span text:style-name="T15">Leptospira</text:span><text:span text:style-name="T33"> motor, although the MS-ring-attached structures look essentially identical. The C-ring and stators demonstrate some marked differences to other spirochaetes and all other bacteria. Strikingly, the motor has both L- and P-rings, and the MS-ring <text:s/>can be seen t be wider in </text:span>isolated motors <text:reference-mark-start text:name="ZOTERO_ITEM CSL_CITATION {&quot;citationID&quot;:&quot;1715mhngmg&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FME5KHGJ4l"/>(Nauman et al., 1969)<text:reference-mark-end text:name="ZOTERO_ITEM CSL_CITATION {&quot;citationID&quot;:&quot;1715mhngmg&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FME5KHGJ4l"/><text:span text:style-name="T22">. Purified </text:span><text:span text:style-name="T9">Spirochaeta aurantia </text:span><text:span text:style-name="T22">(Tax ID 555314) motors exhibit a wider MS-ring than the enterobacteria, but presumably lose their P-collar upon purification. No L- or P-rings are evident </text:span><text:reference-mark-start text:name="ZOTERO_ITEM CSL_CITATION {&quot;citationID&quot;:&quot;166ppa35c2&quot;,&quot;properties&quot;:{&quot;formattedCitation&quot;:&quot;(Brahamsha and Greenberg, 1988)&quot;,&quot;plainCitation&quot;:&quot;(Brahamsha and Greenberg, 1988)&quot;},&quot;citationItems&quot;:[{&quot;id&quot;:2107,&quot;uris&quot;:[&quot;http://zotero.org/users/316567/items/7CZ5BH77&quot;],&quot;uri&quot;:[&quot;http://zotero.org/users/316567/items/7CZ5BH77&quot;],&quot;itemData&quot;:{&quot;id&quot;:2107,&quot;type&quot;:&quot;article-journal&quot;,&quot;title&quot;:&quot;Biochemical and Cytological Analysis of the Complex Periplasmic Flagella from Spirochaeta aurantia.&quot;,&quot;container-title&quot;:&quot;Journal of Bacteriology&quot;,&quot;page&quot;:&quot;4023-4032&quot;,&quot;volume&quot;:&quot;170&quot;,&quot;issue&quot;:&quot;9&quot;,&quot;source&quot;:&quot;jb.asm.org&quot;,&quot;ISSN&quot;:&quot;0021-9193, 1098-5530&quot;,&quot;journalAbbreviation&quot;:&quot;J. Bacteriol.&quot;,&quot;language&quot;:&quot;en&quot;,&quot;author&quot;:[{&quot;family&quot;:&quot;Brahamsha&quot;,&quot;given&quot;:&quot;B.&quot;},{&quot;family&quot;:&quot;Greenberg&quot;,&quot;given&quot;:&quot;E P&quot;}],&quot;issued&quot;:{&quot;date-parts&quot;:[[1988,9,1]]},&quot;accessed&quot;:{&quot;date-parts&quot;:[[2012,5,30]]}}}],&quot;schema&quot;:&quot;https://github.com/citation-style-language/schema/raw/master/csl-citation.json&quot;} RNDaMx1POSN5x"/><text:span text:style-name="T22">(Brahamsha and Greenberg, 1988)</text:span><text:reference-mark-end text:name="ZOTERO_ITEM CSL_CITATION {&quot;citationID&quot;:&quot;166ppa35c2&quot;,&quot;properties&quot;:{&quot;formattedCitation&quot;:&quot;(Brahamsha and Greenberg, 1988)&quot;,&quot;plainCitation&quot;:&quot;(Brahamsha and Greenberg, 1988)&quot;},&quot;citationItems&quot;:[{&quot;id&quot;:2107,&quot;uris&quot;:[&quot;http://zotero.org/users/316567/items/7CZ5BH77&quot;],&quot;uri&quot;:[&quot;http://zotero.org/users/316567/items/7CZ5BH77&quot;],&quot;itemData&quot;:{&quot;id&quot;:2107,&quot;type&quot;:&quot;article-journal&quot;,&quot;title&quot;:&quot;Biochemical and Cytological Analysis of the Complex Periplasmic Flagella from Spirochaeta aurantia.&quot;,&quot;container-title&quot;:&quot;Journal of Bacteriology&quot;,&quot;page&quot;:&quot;4023-4032&quot;,&quot;volume&quot;:&quot;170&quot;,&quot;issue&quot;:&quot;9&quot;,&quot;source&quot;:&quot;jb.asm.org&quot;,&quot;ISSN&quot;:&quot;0021-9193, 1098-5530&quot;,&quot;journalAbbreviation&quot;:&quot;J. Bacteriol.&quot;,&quot;language&quot;:&quot;en&quot;,&quot;author&quot;:[{&quot;family&quot;:&quot;Brahamsha&quot;,&quot;given&quot;:&quot;B.&quot;},{&quot;family&quot;:&quot;Greenberg&quot;,&quot;given&quot;:&quot;E P&quot;}],&quot;issued&quot;:{&quot;date-parts&quot;:[[1988,9,1]]},&quot;accessed&quot;:{&quot;date-parts&quot;:[[2012,5,30]]}}}],&quot;schema&quot;:&quot;https://github.com/citation-style-language/schema/raw/master/csl-citation.json&quot;} RNDaMx1POSN5x"/><text:span text:style-name="T22">.</text:span></text:p>
      <text:p text:style-name="Standard"><text:span text:style-name="T22">A major first step to understanding the components, function, and evolutionary basis of the spirchaete P-collar </text:span>will be to identify the component proteins. One gene, <text:span text:style-name="T9">flbB</text:span><text:span text:style-name="T22">,</text:span> has been implicated using genetic and comparative genomics approaches <text:reference-mark-start text:name="ZOTERO_ITEM CSL_CITATION {&quot;citationID&quot;:&quot;IStk7kXc&quot;,&quot;properties&quot;:{&quot;formattedCitation&quot;:&quot;(Ge and Charon, 1997; Chen et al., 2011)&quot;,&quot;plainCitation&quot;:&quot;(Ge and Charon, 1997; Chen et al., 2011)&quot;},&quot;citationItems&quot;:[{&quot;id&quot;:229,&quot;uris&quot;:[&quot;http://zotero.org/users/316567/items/GNGC55JD&quot;],&quot;uri&quot;:[&quot;http://zotero.org/users/316567/items/GNGC55JD&quot;],&quot;itemData&quot;:{&quot;id&quot;:229,&quot;type&quot;:&quot;article-journal&quot;,&quot;title&quot;:&quot;Identification of a large motility operon in Borrelia burgdorferi by semi-random PCR chromosome walking&quot;,&quot;container-title&quot;:&quot;Gene&quot;,&quot;page&quot;:&quot;195-201&quot;,&quot;volume&quot;:&quot;189&quot;,&quot;issue&quot;:&quot;2&quot;,&quot;source&quot;:&quot;NCBI PubMed&quot;,&quot;abstract&quot;:&quot;Motility has been implicated in the invasive process of Borrelia burgdorferi (Bb), the etiologic agent of Lyme disease. To identify Bb motility related genes, we used a method termed 'semi-random PCR chromosome walking' (SRPCW) to walk through a large motility gene cluster. The major advantage of this approach over other PCR walking methods is that it employs a secondary PCR amplification of cloned fragments which can be readily sequenced and analyzed. Starting with a primer specific to flgE, we identified and sequenced 14 open reading frames (ORFs) spanning 11 kb downstream of the flgE gene. The genes identified include flbD, motA, motB, fliL, fliM, fliN, fliZ, fliP, fliQ, fliR, flhB, flhA, flhF and flbE. Twelve of the deduced proteins shared extensive homology with flagellar proteins from other bacteria. The gene products and order of genes within this cluster are most similar to those of Treponema pallidum (Tp) and Bacillus subtilis (Bs). One of the unique genes identified, flbD, demonstrated homology to an ORF from the same operon of Tp. Another ORF, flbE, showed similarity to genes from both Tp and Bs. RT-PCR and primer extension analysis revealed that this gene cluster is transcribed as a single unit indicating that it is part of a large motility operon spanning more than 21 kb. Antisera to Escherichia coli and Salmonella typhimurium FliN, FliM, FlhB and FlhA reacted with proteins of the predicted molecular weights in cell lysates of Bb. The results suggest that the flagellar system is highly conserved in evolution and thus underscore the importance of motility in bacterial survival and pathogenesis.&quot;,&quot;ISSN&quot;:&quot;0378-1119&quot;,&quot;note&quot;:&quot;PMID: 9168127&quot;,&quot;journalAbbreviation&quot;:&quot;Gene&quot;,&quot;author&quot;:[{&quot;family&quot;:&quot;Ge&quot;,&quot;given&quot;:&quot;Y&quot;},{&quot;family&quot;:&quot;Charon&quot;,&quot;given&quot;:&quot;N W&quot;}],&quot;issued&quot;:{&quot;date-parts&quot;:[[&quot;1997&quot;,4,21]]},&quot;accessed&quot;:{&quot;date-parts&quot;:[[2010,10,22]]}}},{&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nSAyju8xRD"/>(Ge and Charon, 1997; Chen et al., 2011)<text:reference-mark-end text:name="ZOTERO_ITEM CSL_CITATION {&quot;citationID&quot;:&quot;IStk7kXc&quot;,&quot;properties&quot;:{&quot;formattedCitation&quot;:&quot;(Ge and Charon, 1997; Chen et al., 2011)&quot;,&quot;plainCitation&quot;:&quot;(Ge and Charon, 1997; Chen et al., 2011)&quot;},&quot;citationItems&quot;:[{&quot;id&quot;:229,&quot;uris&quot;:[&quot;http://zotero.org/users/316567/items/GNGC55JD&quot;],&quot;uri&quot;:[&quot;http://zotero.org/users/316567/items/GNGC55JD&quot;],&quot;itemData&quot;:{&quot;id&quot;:229,&quot;type&quot;:&quot;article-journal&quot;,&quot;title&quot;:&quot;Identification of a large motility operon in Borrelia burgdorferi by semi-random PCR chromosome walking&quot;,&quot;container-title&quot;:&quot;Gene&quot;,&quot;page&quot;:&quot;195-201&quot;,&quot;volume&quot;:&quot;189&quot;,&quot;issue&quot;:&quot;2&quot;,&quot;source&quot;:&quot;NCBI PubMed&quot;,&quot;abstract&quot;:&quot;Motility has been implicated in the invasive process of Borrelia burgdorferi (Bb), the etiologic agent of Lyme disease. To identify Bb motility related genes, we used a method termed 'semi-random PCR chromosome walking' (SRPCW) to walk through a large motility gene cluster. The major advantage of this approach over other PCR walking methods is that it employs a secondary PCR amplification of cloned fragments which can be readily sequenced and analyzed. Starting with a primer specific to flgE, we identified and sequenced 14 open reading frames (ORFs) spanning 11 kb downstream of the flgE gene. The genes identified include flbD, motA, motB, fliL, fliM, fliN, fliZ, fliP, fliQ, fliR, flhB, flhA, flhF and flbE. Twelve of the deduced proteins shared extensive homology with flagellar proteins from other bacteria. The gene products and order of genes within this cluster are most similar to those of Treponema pallidum (Tp) and Bacillus subtilis (Bs). One of the unique genes identified, flbD, demonstrated homology to an ORF from the same operon of Tp. Another ORF, flbE, showed similarity to genes from both Tp and Bs. RT-PCR and primer extension analysis revealed that this gene cluster is transcribed as a single unit indicating that it is part of a large motility operon spanning more than 21 kb. Antisera to Escherichia coli and Salmonella typhimurium FliN, FliM, FlhB and FlhA reacted with proteins of the predicted molecular weights in cell lysates of Bb. The results suggest that the flagellar system is highly conserved in evolution and thus underscore the importance of motility in bacterial survival and pathogenesis.&quot;,&quot;ISSN&quot;:&quot;0378-1119&quot;,&quot;note&quot;:&quot;PMID: 9168127&quot;,&quot;journalAbbreviation&quot;:&quot;Gene&quot;,&quot;author&quot;:[{&quot;family&quot;:&quot;Ge&quot;,&quot;given&quot;:&quot;Y&quot;},{&quot;family&quot;:&quot;Charon&quot;,&quot;given&quot;:&quot;N W&quot;}],&quot;issued&quot;:{&quot;date-parts&quot;:[[&quot;1997&quot;,4,21]]},&quot;accessed&quot;:{&quot;date-parts&quot;:[[2010,10,22]]}}},{&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nSAyju8xRD"/>. It is particularly interesting to note the hint of yet further periplasmic density at a wider radius that the putative stators in some of the spirochaete motors (e.g., <text:span text:style-name="T9">Leptospira </text:span><text:span text:style-name="T22">spp. and </text:span><text:span text:style-name="T9">T. pallidum</text:span><text:span text:style-name="T22">). Even if FlbB is shown to be a major constituent of the P-collar and associated structures, the size of the P-collar means that many additional proteins remain to be identified.</text:span></text:p>
      <text:p text:style-name="Standard"><text:span text:style-name="T22">What is the role of the P-collar in the spirochaetes? Bridging densities between the P-collar and putative stator complexes suggests </text:span>a role for the P-collar in stator stabilization <text:reference-mark-start text:name="ZOTERO_ITEM CSL_CITATION {&quot;citationID&quot;:&quot;h3hgi07bs&quot;,&quot;properties&quot;:{&quot;formattedCitation&quot;:&quot;(Murphy et al., 2006)&quot;,&quot;plainCitation&quot;:&quot;(Murphy et al., 2006)&quot;},&quot;citationItems&quot;:[{&quot;id&quot;:&quot;LIxCf1Zg/nAtlULdy&quot;,&quot;uris&quot;:[&quot;http://zotero.org/users/316567/items/KXPV35ZM&quot;],&quot;itemData&quot;:{&quot;id&quot;:&quot;LIxCf1Zg/nAtlULdy&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2lFOqpV4hd"/>(Murphy et al., 2006)<text:reference-mark-end text:name="ZOTERO_ITEM CSL_CITATION {&quot;citationID&quot;:&quot;h3hgi07bs&quot;,&quot;properties&quot;:{&quot;formattedCitation&quot;:&quot;(Murphy et al., 2006)&quot;,&quot;plainCitation&quot;:&quot;(Murphy et al., 2006)&quot;},&quot;citationItems&quot;:[{&quot;id&quot;:&quot;LIxCf1Zg/nAtlULdy&quot;,&quot;uris&quot;:[&quot;http://zotero.org/users/316567/items/KXPV35ZM&quot;],&quot;itemData&quot;:{&quot;id&quot;:&quot;LIxCf1Zg/nAtlULdy&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2lFOqpV4hd"/> – stator complexes are otherwise known to be dynamic in the <text:span text:style-name="T9">Vibrios </text:span><text:span text:style-name="T22">and </text:span>enterobacteria. One possible benefit of stabilizing stators may be to enable maximum torque output at all times in the spirochaetes. Because the stator complexes have been shown to interact with the P-ring in <text:span text:style-name="T9">E. coli</text:span> <text:reference-mark-start text:name="ZOTERO_ITEM CSL_CITATION {&quot;citationID&quot;:&quot;26ndsoiqkg&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Al0VbzjkXU"/>(Hizukuri et al., 2010)<text:reference-mark-end text:name="ZOTERO_ITEM CSL_CITATION {&quot;citationID&quot;:&quot;26ndsoiqkg&quot;,&quot;properties&quot;:{&quot;formattedCitation&quot;:&quot;(Hizukuri et al., 2010)&quot;,&quot;plainCitation&quot;:&quot;(Hizukuri et al., 2010)&quot;},&quot;citationItems&quot;:[{&quot;id&quot;:2649,&quot;uris&quot;:[&quot;http://zotero.org/users/316567/items/AVITAXF7&quot;,&quot;http://zotero.org/users/316567/items/PWS2D7GB&quot;],&quot;uri&quot;:[&quot;http://zotero.org/users/316567/items/AVITAXF7&quot;,&quot;http://zotero.org/users/316567/items/PWS2D7GB&quot;],&quot;itemData&quot;:{&quot;id&quot;:2649,&quot;type&quot;:&quot;article-journal&quot;,&quot;title&quot;:&quot;Disulphide cross-linking between the stator and the bearing components in the bacterial flagellar motor&quot;,&quot;container-title&quot;:&quot;Journal of Biochemistry&quot;,&quot;page&quot;:&quot;309-318&quot;,&quot;volume&quot;:&quot;148&quot;,&quot;issue&quot;:&quot;3&quot;,&quot;source&quot;:&quot;jb.oxfordjournals.org&quot;,&quot;abstract&quot;:&quot;The flagellar motor is composed of the stator and the rotor, and the interaction between the stator and the rotor at the cytoplasmic region is believed to produce mechanical force for the rotation of flagella. The periplasmic region of the stator has been proposed to play an important role in assembly around and incorporation into the motor. In this study, we provide evidence suggesting that the periplasmic region of the stator component MotB interacts with the P-ring component FlgI, which functions as a bearing for the rotor along with the L-ring protein FlgH, from a site-directed disulphide cross-linking approach. First, we prepared four FlgI and three MotB cysteine-substituted mutant proteins and co-expressed them in various combinations in Escherichia coli. We detected cross-linked combinations of FlgI G11C and MotB S248C when treated with the oxidant Cu-phenanthroline or bismaleimide cross-linkers. Furthermore, we performed Cys-scanning mutagenesis around these two residues and found additional combinations of cross-linked residues. Treatment with a protonophore CCCP significantly reduced the cross-linking efficiency between FlgI and MotB in flagellated cells, but not in non-flagellated cells. These results suggest a direct contact between MotB and FlgI upon assembly of the stator into a motor.&quot;,&quot;DOI&quot;:&quot;10.1093/jb/mvq067&quot;,&quot;ISSN&quot;:&quot;0021-924X,&quot;,&quot;journalAbbreviation&quot;:&quot;J Biochem&quot;,&quot;language&quot;:&quot;en&quot;,&quot;author&quot;:[{&quot;family&quot;:&quot;Hizukuri&quot;,&quot;given&quot;:&quot;Yohei&quot;},{&quot;family&quot;:&quot;Kojima&quot;,&quot;given&quot;:&quot;Seiji&quot;},{&quot;family&quot;:&quot;Homma&quot;,&quot;given&quot;:&quot;Michio&quot;}],&quot;issued&quot;:{&quot;date-parts&quot;:[[2010,9,1]]},&quot;accessed&quot;:{&quot;date-parts&quot;:[[2012,7,11]]}}}],&quot;schema&quot;:&quot;https://github.com/citation-style-language/schema/raw/master/csl-citation.json&quot;} RNDAl0VbzjkXU"/>, another possibility is that the P-collar acts simply as a scaffold to space the stator complexes out to a wider radius to enable continued interaction with the wider C-ring of the spirochaetes. Additional or alternative functions may be to limit the tilt of the hook during rotation, prevent the rod curving too much in the absence of passage through the anchoring L-ring and outer membrane <text:reference-mark-start text:name="ZOTERO_ITEM CSL_CITATION {&quot;citationID&quot;:&quot;2mi0mo60h8&quot;,&quot;properties&quot;:{&quot;formattedCitation&quot;:&quot;(Murphy et al., 2006)&quot;,&quot;plainCitation&quot;:&quot;(Murphy et al., 2006)&quot;},&quot;citationItems&quot;:[{&quot;id&quot;:&quot;LIxCf1Zg/nAtlULdy&quot;,&quot;uris&quot;:[&quot;http://zotero.org/users/316567/items/KXPV35ZM&quot;],&quot;itemData&quot;:{&quot;id&quot;:&quot;LIxCf1Zg/nAtlULdy&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640TBztCMM"/>(Murphy et al., 2006)<text:reference-mark-end text:name="ZOTERO_ITEM CSL_CITATION {&quot;citationID&quot;:&quot;2mi0mo60h8&quot;,&quot;properties&quot;:{&quot;formattedCitation&quot;:&quot;(Murphy et al., 2006)&quot;,&quot;plainCitation&quot;:&quot;(Murphy et al., 2006)&quot;},&quot;citationItems&quot;:[{&quot;id&quot;:&quot;LIxCf1Zg/nAtlULdy&quot;,&quot;uris&quot;:[&quot;http://zotero.org/users/316567/items/KXPV35ZM&quot;],&quot;itemData&quot;:{&quot;id&quot;:&quot;LIxCf1Zg/nAtlULdy&quot;,&quot;type&quot;:&quot;article-journal&quot;,&quot;title&quot;:&quot;In situ structure of the complete Treponema primitia flagellar motor.&quot;,&quot;container-title&quot;:&quot;Nature&quot;,&quot;page&quot;:&quot;1062-1064&quot;,&quot;volume&quot;:&quot;442&quot;,&quot;issue&quot;:&quot;7106&quot;,&quot;abstract&quot;:&quot;The bacterial flagellar motor is an amazing nanomachine: built from approximately 25 different proteins, it uses an electrochemical ion gradient to drive rotation at speeds of up to 300 Hz (refs 1, 2). The flagellar motor consists of a fixed, membrane-embedded, torque-generating stator and a typically bidirectional, spinning rotor that changes direction in response to chemotactic signals. Most structural analyses so far have targeted the purified rotor, and hence little is known about the stator and its interactions. Here we show, using electron cryotomography of whole cells, the in situ structure of the complete flagellar motor from the spirochaete Treponema primitia at 7 nm resolution. Twenty individual motor particles were computationally extracted from the reconstructions, aligned and then averaged. The stator assembly, revealed for the first time, possessed 16-fold symmetry and was connected directly to the rotor, C ring and a novel P-ring-like structure. The unusually large size of the motor suggested mechanisms for increasing torque and supported models wherein critical interactions occur atop the C ring, where our data suggest that both the carboxy-terminal and middle domains of FliG are found.&quot;,&quot;note&quot;:&quot;PMID: 16885937&quot;,&quot;author&quot;:[{&quot;family&quot;:&quot;Murphy&quot;,&quot;given&quot;:&quot;Gavin&quot;},{&quot;family&quot;:&quot;Leadbetter&quot;,&quot;given&quot;:&quot;Jared&quot;},{&quot;family&quot;:&quot;Jensen&quot;,&quot;given&quot;:&quot;Grant&quot;}],&quot;issued&quot;:{&quot;year&quot;:2006},&quot;page-first&quot;:&quot;1062&quot;}}],&quot;schema&quot;:&quot;https://github.com/citation-style-language/schema/raw/master/csl-citation.json&quot;} RND640TBztCMM"/>, or to anchor the motor to the peptidoglycan more robustly as a replacement for the P-ring <text:reference-mark-start text:name="ZOTERO_ITEM CSL_CITATION {&quot;citationID&quot;:&quot;p508rci9v&quot;,&quot;properties&quot;:{&quot;formattedCitation&quot;:&quot;(Liu et al., 2010)&quot;,&quot;plainCitation&quot;:&quot;(Liu et al., 2010)&quot;},&quot;citationItems&quot;:[{&quot;id&quot;:956,&quot;uris&quot;:[&quot;http://zotero.org/users/316567/items/DEJNUITR&quot;],&quot;uri&quot;:[&quot;http://zotero.org/users/316567/items/DEJNUITR&quot;],&quot;itemData&quot;:{&quot;id&quot;:956,&quot;type&quot;:&quot;article-journal&quot;,&quot;title&quot;:&quot;Cellular Architecture of Treponema pallidum: Novel Flagellum, Periplasmic Cone, and Cell Envelope as Revealed by Cryo Electron Tomography&quot;,&quot;container-title&quot;:&quot;Journal of Molecular Biology&quot;,&quot;page&quot;:&quot;546-561&quot;,&quot;volume&quot;:&quot;403&quot;,&quot;issue&quot;:&quot;4&quot;,&quot;source&quot;:&quot;ScienceDirect&quot;,&quot;abstract&quot;:&quot;High-resolution cryo electron tomography (cryo-ET) was utilized to visualize Treponema pallidum, the causative agent of syphilis, at the molecular level. Three-dimensional (3D) reconstructions from 304 infectious organisms revealed unprecedented cellular structures of this unusual member of the spirochetal family. High-resolution cryo-ET reconstructions provided detailed structures of the cell envelope, which is significantly different from that of Gram-negative bacteria. The 4-nm lipid bilayer of both outer membrane and cytoplasmic membrane resolved in 3D reconstructions, providing an important marker for interpreting membrane-associated structures. Abundant lipoproteins cover the outer leaflet of the cytoplasmic membrane, in contrast to the rare outer membrane proteins visible by scanning probe microscopy. High-resolution cryo-ET images also provided the first observation of T. pallidum chemoreceptor arrays, as well as structural details of the periplasmically located cone-shaped structure at both ends of the bacterium. Furthermore, 3D subvolume averages of periplasmic flagellar motors and flagellar filaments from living organisms revealed the novel flagellar architectures that may facilitate their rotation within the confining periplasmic space. Our findings provide the most detailed structural understanding of periplasmic flagella and the surrounding cell envelope, which enable this enigmatic bacterium to efficiently penetrate tissue and to escape host immune responses.&quot;,&quot;DOI&quot;:&quot;10.1016/j.jmb.2010.09.020&quot;,&quot;ISSN&quot;:&quot;0022-2836&quot;,&quot;shortTitle&quot;:&quot;Cellular Architecture of Treponema pallidum&quot;,&quot;author&quot;:[{&quot;family&quot;:&quot;Liu&quot;,&quot;given&quot;:&quot;Jun&quot;},{&quot;family&quot;:&quot;Howell&quot;,&quot;given&quot;:&quot;Jerrilyn K.&quot;},{&quot;family&quot;:&quot;Bradley&quot;,&quot;given&quot;:&quot;Sherille D.&quot;},{&quot;family&quot;:&quot;Zheng&quot;,&quot;given&quot;:&quot;Yesha&quot;},{&quot;family&quot;:&quot;Zhou&quot;,&quot;given&quot;:&quot;Z. Hong&quot;},{&quot;family&quot;:&quot;Norris&quot;,&quot;given&quot;:&quot;Steven J.&quot;}],&quot;issued&quot;:{&quot;date-parts&quot;:[[&quot;2010&quot;,11,5]]},&quot;accessed&quot;:{&quot;date-parts&quot;:[[2012,3,15]]}}}],&quot;schema&quot;:&quot;https://github.com/citation-style-language/schema/raw/master/csl-citation.json&quot;} RND6uvwQCIHqn"/>(Liu et al., 2010)<text:reference-mark-end text:name="ZOTERO_ITEM CSL_CITATION {&quot;citationID&quot;:&quot;p508rci9v&quot;,&quot;properties&quot;:{&quot;formattedCitation&quot;:&quot;(Liu et al., 2010)&quot;,&quot;plainCitation&quot;:&quot;(Liu et al., 2010)&quot;},&quot;citationItems&quot;:[{&quot;id&quot;:956,&quot;uris&quot;:[&quot;http://zotero.org/users/316567/items/DEJNUITR&quot;],&quot;uri&quot;:[&quot;http://zotero.org/users/316567/items/DEJNUITR&quot;],&quot;itemData&quot;:{&quot;id&quot;:956,&quot;type&quot;:&quot;article-journal&quot;,&quot;title&quot;:&quot;Cellular Architecture of Treponema pallidum: Novel Flagellum, Periplasmic Cone, and Cell Envelope as Revealed by Cryo Electron Tomography&quot;,&quot;container-title&quot;:&quot;Journal of Molecular Biology&quot;,&quot;page&quot;:&quot;546-561&quot;,&quot;volume&quot;:&quot;403&quot;,&quot;issue&quot;:&quot;4&quot;,&quot;source&quot;:&quot;ScienceDirect&quot;,&quot;abstract&quot;:&quot;High-resolution cryo electron tomography (cryo-ET) was utilized to visualize Treponema pallidum, the causative agent of syphilis, at the molecular level. Three-dimensional (3D) reconstructions from 304 infectious organisms revealed unprecedented cellular structures of this unusual member of the spirochetal family. High-resolution cryo-ET reconstructions provided detailed structures of the cell envelope, which is significantly different from that of Gram-negative bacteria. The 4-nm lipid bilayer of both outer membrane and cytoplasmic membrane resolved in 3D reconstructions, providing an important marker for interpreting membrane-associated structures. Abundant lipoproteins cover the outer leaflet of the cytoplasmic membrane, in contrast to the rare outer membrane proteins visible by scanning probe microscopy. High-resolution cryo-ET images also provided the first observation of T. pallidum chemoreceptor arrays, as well as structural details of the periplasmically located cone-shaped structure at both ends of the bacterium. Furthermore, 3D subvolume averages of periplasmic flagellar motors and flagellar filaments from living organisms revealed the novel flagellar architectures that may facilitate their rotation within the confining periplasmic space. Our findings provide the most detailed structural understanding of periplasmic flagella and the surrounding cell envelope, which enable this enigmatic bacterium to efficiently penetrate tissue and to escape host immune responses.&quot;,&quot;DOI&quot;:&quot;10.1016/j.jmb.2010.09.020&quot;,&quot;ISSN&quot;:&quot;0022-2836&quot;,&quot;shortTitle&quot;:&quot;Cellular Architecture of Treponema pallidum&quot;,&quot;author&quot;:[{&quot;family&quot;:&quot;Liu&quot;,&quot;given&quot;:&quot;Jun&quot;},{&quot;family&quot;:&quot;Howell&quot;,&quot;given&quot;:&quot;Jerrilyn K.&quot;},{&quot;family&quot;:&quot;Bradley&quot;,&quot;given&quot;:&quot;Sherille D.&quot;},{&quot;family&quot;:&quot;Zheng&quot;,&quot;given&quot;:&quot;Yesha&quot;},{&quot;family&quot;:&quot;Zhou&quot;,&quot;given&quot;:&quot;Z. Hong&quot;},{&quot;family&quot;:&quot;Norris&quot;,&quot;given&quot;:&quot;Steven J.&quot;}],&quot;issued&quot;:{&quot;date-parts&quot;:[[&quot;2010&quot;,11,5]]},&quot;accessed&quot;:{&quot;date-parts&quot;:[[2012,3,15]]}}}],&quot;schema&quot;:&quot;https://github.com/citation-style-language/schema/raw/master/csl-citation.json&quot;} RND6uvwQCIHqn"/>. Nevertheless, the presence of the P-ring in the <text:span text:style-name="T9">Leptospira </text:span><text:span text:style-name="T22">(</text:span><text:span text:style-name="T37">and others?</text:span><text:span text:style-name="T22">) </text:span>argues against this, unless the somewhat different <text:span text:style-name="T9">Leptospira</text:span><text:span text:style-name="T22"> P-collar fulfils a different role to that in the </text:span><text:span text:style-name="T9">Borrelias </text:span><text:span text:style-name="T22">and </text:span><text:span text:style-name="T9">Treponemas</text:span><text:span text:style-name="T22">, and still requires both the P- and L-ring components.</text:span></text:p>
      <text:p text:style-name="Standard">How did the P-collar evolve? Answering this question really requires identifying the components and understanding the role the P-collar plays in spirochaete motility. Fortunately many spirochaetes have been the subjects of electron cryo-tomographic studies, providing a sampling of the diversity in P-collar structures. The <text:span text:style-name="T9">L. interrogans</text:span><text:span text:style-name="T22"> P-collar appears somewhat different to that found in the </text:span><text:span text:style-name="T9">Borrelias</text:span><text:span text:style-name="T22"> and </text:span><text:span text:style-name="T9">Treponemas</text:span><text:span text:style-name="T22">. Future studies correlating the diversity of P-collars with comparative genomics </text:span><text:span text:style-name="T22">promise insights into evolution and understanding where P-collar components may have been recruited from.</text:span></text:p>
      <text:p text:style-name="P13"/>
      <text:h text:style-name="P94" text:outline-level="5">Actinomycetes</text:h>
      <text:p text:style-name="P7"><text:span text:style-name="T2">Little work has been performed to image motors from the Gram-positive actinomycetes. The motor from an unidentified representative appears to have an additional ring in the position of the P-ring </text:span><text:reference-mark-start text:name="ZOTERO_ITEM CSL_CITATION {&quot;citationID&quot;:&quot;2n03nu3sfn&quot;,&quot;properties&quot;:{&quot;formattedCitation&quot;:&quot;(Bland, 1970)&quot;,&quot;plainCitation&quot;:&quot;(Bland, 1970)&quot;},&quot;citationItems&quot;:[{&quot;id&quot;:2449,&quot;uris&quot;:[&quot;http://zotero.org/users/316567/items/HGT38NWR&quot;],&quot;uri&quot;:[&quot;http://zotero.org/users/316567/items/HGT38NWR&quot;],&quot;itemData&quot;:{&quot;id&quot;:2449,&quot;type&quot;:&quot;article-journal&quot;,&quot;title&quot;:&quot;Fine Structure of the Motile Cells and Flagella in a Member of the Actinoplanaceae (Actinomycetales)&quot;,&quot;container-title&quot;:&quot;Proceedings of the National Academy of Sciences of the United States of America&quot;,&quot;page&quot;:&quot;1550-1557&quot;,&quot;volume&quot;:&quot;67&quot;,&quot;issue&quot;:&quot;3&quot;,&quot;source&quot;:&quot;PubMed Central&quot;,&quot;abstract&quot;:&quot;The motile cells (sporangiospores) of an undescribed member of the Actinoplanaceae are studied by electron microscopy as shadowed, negatively stained, and sectioned preparations. The rod-shaped spores exhibit a typically bacterial internal structure. However, a single tubular structure (rhapidosome) is positioned just inside the site of flagellar attachment of each spore and is oriented perpendicular to the direction of the flagella. Flagella arise from basal dises and pass through the plasma membrane and the two-layered cell wall to become associated with other flagella to function as a posteriorly directed unit. Each flagellum consists of a helical band or ribbon which dissociates into 5 or 6 subfibrils.&quot;,&quot;ISSN&quot;:&quot;0027-8424&quot;,&quot;note&quot;:&quot;PMID: 4098725\nPMCID: PMC283389&quot;,&quot;journalAbbreviation&quot;:&quot;Proc Natl Acad Sci U S A&quot;,&quot;author&quot;:[{&quot;family&quot;:&quot;Bland&quot;,&quot;given&quot;:&quot;Charles E.&quot;}],&quot;issued&quot;:{&quot;date-parts&quot;:[[1970,11]]}}}],&quot;schema&quot;:&quot;https://github.com/citation-style-language/schema/raw/master/csl-citation.json&quot;} RND4HmdT6miYx"/><text:span text:style-name="T2">(Bland, 1970)</text:span><text:reference-mark-end text:name="ZOTERO_ITEM CSL_CITATION {&quot;citationID&quot;:&quot;2n03nu3sfn&quot;,&quot;properties&quot;:{&quot;formattedCitation&quot;:&quot;(Bland, 1970)&quot;,&quot;plainCitation&quot;:&quot;(Bland, 1970)&quot;},&quot;citationItems&quot;:[{&quot;id&quot;:2449,&quot;uris&quot;:[&quot;http://zotero.org/users/316567/items/HGT38NWR&quot;],&quot;uri&quot;:[&quot;http://zotero.org/users/316567/items/HGT38NWR&quot;],&quot;itemData&quot;:{&quot;id&quot;:2449,&quot;type&quot;:&quot;article-journal&quot;,&quot;title&quot;:&quot;Fine Structure of the Motile Cells and Flagella in a Member of the Actinoplanaceae (Actinomycetales)&quot;,&quot;container-title&quot;:&quot;Proceedings of the National Academy of Sciences of the United States of America&quot;,&quot;page&quot;:&quot;1550-1557&quot;,&quot;volume&quot;:&quot;67&quot;,&quot;issue&quot;:&quot;3&quot;,&quot;source&quot;:&quot;PubMed Central&quot;,&quot;abstract&quot;:&quot;The motile cells (sporangiospores) of an undescribed member of the Actinoplanaceae are studied by electron microscopy as shadowed, negatively stained, and sectioned preparations. The rod-shaped spores exhibit a typically bacterial internal structure. However, a single tubular structure (rhapidosome) is positioned just inside the site of flagellar attachment of each spore and is oriented perpendicular to the direction of the flagella. Flagella arise from basal dises and pass through the plasma membrane and the two-layered cell wall to become associated with other flagella to function as a posteriorly directed unit. Each flagellum consists of a helical band or ribbon which dissociates into 5 or 6 subfibrils.&quot;,&quot;ISSN&quot;:&quot;0027-8424&quot;,&quot;note&quot;:&quot;PMID: 4098725\nPMCID: PMC283389&quot;,&quot;journalAbbreviation&quot;:&quot;Proc Natl Acad Sci U S A&quot;,&quot;author&quot;:[{&quot;family&quot;:&quot;Bland&quot;,&quot;given&quot;:&quot;Charles E.&quot;}],&quot;issued&quot;:{&quot;date-parts&quot;:[[1970,11]]}}}],&quot;schema&quot;:&quot;https://github.com/citation-style-language/schema/raw/master/csl-citation.json&quot;} RND4HmdT6miYx"/><text:span text:style-name="T2">, while the semi-isolated motor from </text:span><text:span text:style-name="T15">Actinoplanes missouriensis </text:span><text:span text:style-name="T39">[taxID 1866]</text:span><text:span text:style-name="T15"> </text:span><text:span text:style-name="T33">does not show L- or P_ring structures </text:span><text:reference-mark-start text:name="ZOTERO_ITEM CSL_CITATION {&quot;citationID&quot;:&quot;5re7466oq&quot;,&quot;properties&quot;:{&quot;formattedCitation&quot;:&quot;(Uchida et al., 2011)&quot;,&quot;plainCitation&quot;:&quot;(Uchida et al., 2011)&quot;},&quot;citationItems&quot;:[{&quot;id&quot;:641,&quot;uris&quot;:[&quot;http://zotero.org/users/316567/items/3V6GBAAA&quot;],&quot;uri&quot;:[&quot;http://zotero.org/users/316567/items/3V6GBAAA&quot;],&quot;itemData&quot;:{&quot;id&quot;:641,&quot;type&quot;:&quot;article-journal&quot;,&quot;title&quot;:&quot;Characterization of Actinoplanes missouriensis spore flagella&quot;,&quot;container-title&quot;:&quot;Applied and Environmental Microbiology&quot;,&quot;page&quot;:&quot;2559-2562&quot;,&quot;volume&quot;:&quot;77&quot;,&quot;issue&quot;:&quot;7&quot;,&quot;source&quot;:&quot;NCBI PubMed&quot;,&quot;abstract&quot;:&quot;Actinoplanes missouriensis spores swim with a tuft of flagella. Flagella of newborn spores are wrapped with a membranous sheath. When the sheath is unwrapped, spores start swimming. Flagellar length is kept short, at around 1.9 μm, which covers half the circumference of the spore.&quot;,&quot;DOI&quot;:&quot;10.1128/AEM.02061-10&quot;,&quot;ISSN&quot;:&quot;1098-5336&quot;,&quot;note&quot;:&quot;PMID: 21296949&quot;,&quot;journalAbbreviation&quot;:&quot;Appl. Environ. Microbiol&quot;,&quot;author&quot;:[{&quot;family&quot;:&quot;Uchida&quot;,&quot;given&quot;:&quot;Kaoru&quot;},{&quot;family&quot;:&quot;Jang&quot;,&quot;given&quot;:&quot;Moon-Sun&quot;},{&quot;family&quot;:&quot;Ohnishi&quot;,&quot;given&quot;:&quot;Yasuo&quot;},{&quot;family&quot;:&quot;Horinouchi&quot;,&quot;given&quot;:&quot;Sueharu&quot;},{&quot;family&quot;:&quot;Hayakawa&quot;,&quot;given&quot;:&quot;Masayuki&quot;},{&quot;family&quot;:&quot;Fujita&quot;,&quot;given&quot;:&quot;Nobuyuki&quot;},{&quot;family&quot;:&quot;Aizawa&quot;,&quot;given&quot;:&quot;Shin-Ichi&quot;}],&quot;issued&quot;:{&quot;date-parts&quot;:[[&quot;2011&quot;,4]]},&quot;accessed&quot;:{&quot;date-parts&quot;:[[2011,7,22]]}}}],&quot;schema&quot;:&quot;https://github.com/citation-style-language/schema/raw/master/csl-citation.json&quot;} RNDXwDMd3fOdV"/><text:span text:style-name="T33">(Uchida et al., 2011)</text:span><text:reference-mark-end text:name="ZOTERO_ITEM CSL_CITATION {&quot;citationID&quot;:&quot;5re7466oq&quot;,&quot;properties&quot;:{&quot;formattedCitation&quot;:&quot;(Uchida et al., 2011)&quot;,&quot;plainCitation&quot;:&quot;(Uchida et al., 2011)&quot;},&quot;citationItems&quot;:[{&quot;id&quot;:641,&quot;uris&quot;:[&quot;http://zotero.org/users/316567/items/3V6GBAAA&quot;],&quot;uri&quot;:[&quot;http://zotero.org/users/316567/items/3V6GBAAA&quot;],&quot;itemData&quot;:{&quot;id&quot;:641,&quot;type&quot;:&quot;article-journal&quot;,&quot;title&quot;:&quot;Characterization of Actinoplanes missouriensis spore flagella&quot;,&quot;container-title&quot;:&quot;Applied and Environmental Microbiology&quot;,&quot;page&quot;:&quot;2559-2562&quot;,&quot;volume&quot;:&quot;77&quot;,&quot;issue&quot;:&quot;7&quot;,&quot;source&quot;:&quot;NCBI PubMed&quot;,&quot;abstract&quot;:&quot;Actinoplanes missouriensis spores swim with a tuft of flagella. Flagella of newborn spores are wrapped with a membranous sheath. When the sheath is unwrapped, spores start swimming. Flagellar length is kept short, at around 1.9 μm, which covers half the circumference of the spore.&quot;,&quot;DOI&quot;:&quot;10.1128/AEM.02061-10&quot;,&quot;ISSN&quot;:&quot;1098-5336&quot;,&quot;note&quot;:&quot;PMID: 21296949&quot;,&quot;journalAbbreviation&quot;:&quot;Appl. Environ. Microbiol&quot;,&quot;author&quot;:[{&quot;family&quot;:&quot;Uchida&quot;,&quot;given&quot;:&quot;Kaoru&quot;},{&quot;family&quot;:&quot;Jang&quot;,&quot;given&quot;:&quot;Moon-Sun&quot;},{&quot;family&quot;:&quot;Ohnishi&quot;,&quot;given&quot;:&quot;Yasuo&quot;},{&quot;family&quot;:&quot;Horinouchi&quot;,&quot;given&quot;:&quot;Sueharu&quot;},{&quot;family&quot;:&quot;Hayakawa&quot;,&quot;given&quot;:&quot;Masayuki&quot;},{&quot;family&quot;:&quot;Fujita&quot;,&quot;given&quot;:&quot;Nobuyuki&quot;},{&quot;family&quot;:&quot;Aizawa&quot;,&quot;given&quot;:&quot;Shin-Ichi&quot;}],&quot;issued&quot;:{&quot;date-parts&quot;:[[&quot;2011&quot;,4]]},&quot;accessed&quot;:{&quot;date-parts&quot;:[[2011,7,22]]}}}],&quot;schema&quot;:&quot;https://github.com/citation-style-language/schema/raw/master/csl-citation.json&quot;} RNDXwDMd3fOdV"/>.</text:p>
      <text:h text:style-name="P94" text:outline-level="5">Firmicutes</text:h>
      <text:list xml:id="list1503930366" text:continue-numbering="true" text:style-name="WW8Num6">
        <text:list-item>
          <text:list>
            <text:list-item>
              <text:list>
                <text:list-item>
                  <text:p text:style-name="P47">Specify <text:span text:style-name="T9">monoderm </text:span><text:span text:style-name="T22">or </text:span><text:span text:style-name="T9">diderm</text:span><text:span text:style-name="T22">!</text:span></text:p>
                </text:list-item>
                <text:list-item>
                  <text:p text:style-name="P61">Bacilli</text:p>
                  <text:list>
                    <text:list-item>
                      <text:p text:style-name="P79">Bacillus subtilis</text:p>
                      <text:list>
                        <text:list-item>
                          <text:p text:style-name="P47"><text:span text:style-name="T22">Looks much like </text:span><text:span text:style-name="T9">E. coli</text:span><text:span text:style-name="T22"> </text:span><text:reference-mark-start text:name="ZOTERO_ITEM CSL_CITATION {&quot;citationID&quot;:&quot;9k05oc3ee&quot;,&quot;properties&quot;:{&quot;formattedCitation&quot;:&quot;(DePamphilis and Adler, 1971b)&quot;,&quot;plainCitation&quot;:&quot;(DePamphilis and Adler, 1971b)&quot;},&quot;citationItems&quot;:[{&quot;id&quot;:2206,&quot;uris&quot;:[&quot;http://zotero.org/users/316567/items/AF56GBKA&quot;],&quot;uri&quot;:[&quot;http://zotero.org/users/316567/items/AF56GBKA&quot;],&quot;itemData&quot;:{&quot;id&quot;:2206,&quot;type&quot;:&quot;article-journal&quot;,&quot;title&quot;:&quot;Fine Structure and Isolation of the Hook-Basal Body Complex of Flagella from Escherichia coli and Bacillus subtilis&quot;,&quot;container-title&quot;:&quot;Journal of Bacteriology&quot;,&quot;page&quot;:&quot;384-395&quot;,&quot;volume&quot;:&quot;105&quot;,&quot;issue&quot;:&quot;1&quot;,&quot;source&quot;:&quot;PubMed Central&quot;,&quot;abstract&quot;:&quot;The hook-basal body complex comprising the basal end of purified intact flagella from Escherichia coli and Bacillus subtilis was studied in detail with an electron microscope. The E. coli hook can be described as having five or six concentric helical coils. The basal body from E. coli is 27 nm in length and consists of four rings, 22.5 nm in diameter, arranged in two pairs and mounted on a rod. The top pair of rings is connected near their periphery, resembling a closed cylinder. In B. subtilis the basal body looks like that from E. coli, except that the top pair of rings is missing. Hook-basal body complexes from both organisms could be isolated by dissociating the filaments with either urea or acid. Based on our results, two types of basal body structures are proposed, as exemplified by E. coli and B. subtilis, which directly reflect the structure of the gram-negative and gram-positive cell envelopes.&quot;,&quot;ISSN&quot;:&quot;0021-9193&quot;,&quot;note&quot;:&quot;PMID: 4993325\nPMCID: PMC248366&quot;,&quot;journalAbbreviation&quot;:&quot;J Bacteriol&quot;,&quot;author&quot;:[{&quot;family&quot;:&quot;DePamphilis&quot;,&quot;given&quot;:&quot;M. L.&quot;},{&quot;family&quot;:&quot;Adler&quot;,&quot;given&quot;:&quot;Julius&quot;}],&quot;issued&quot;:{&quot;date-parts&quot;:[[1971,1]]},&quot;accessed&quot;:{&quot;date-parts&quot;:[[2012,7,16]]}}}],&quot;schema&quot;:&quot;https://github.com/citation-style-language/schema/raw/master/csl-citation.json&quot;} RNDVK8i6FDXfL"/><text:span text:style-name="T22">(DePamphilis and Adler, 1971b)</text:span><text:reference-mark-end text:name="ZOTERO_ITEM CSL_CITATION {&quot;citationID&quot;:&quot;9k05oc3ee&quot;,&quot;properties&quot;:{&quot;formattedCitation&quot;:&quot;(DePamphilis and Adler, 1971b)&quot;,&quot;plainCitation&quot;:&quot;(DePamphilis and Adler, 1971b)&quot;},&quot;citationItems&quot;:[{&quot;id&quot;:2206,&quot;uris&quot;:[&quot;http://zotero.org/users/316567/items/AF56GBKA&quot;],&quot;uri&quot;:[&quot;http://zotero.org/users/316567/items/AF56GBKA&quot;],&quot;itemData&quot;:{&quot;id&quot;:2206,&quot;type&quot;:&quot;article-journal&quot;,&quot;title&quot;:&quot;Fine Structure and Isolation of the Hook-Basal Body Complex of Flagella from Escherichia coli and Bacillus subtilis&quot;,&quot;container-title&quot;:&quot;Journal of Bacteriology&quot;,&quot;page&quot;:&quot;384-395&quot;,&quot;volume&quot;:&quot;105&quot;,&quot;issue&quot;:&quot;1&quot;,&quot;source&quot;:&quot;PubMed Central&quot;,&quot;abstract&quot;:&quot;The hook-basal body complex comprising the basal end of purified intact flagella from Escherichia coli and Bacillus subtilis was studied in detail with an electron microscope. The E. coli hook can be described as having five or six concentric helical coils. The basal body from E. coli is 27 nm in length and consists of four rings, 22.5 nm in diameter, arranged in two pairs and mounted on a rod. The top pair of rings is connected near their periphery, resembling a closed cylinder. In B. subtilis the basal body looks like that from E. coli, except that the top pair of rings is missing. Hook-basal body complexes from both organisms could be isolated by dissociating the filaments with either urea or acid. Based on our results, two types of basal body structures are proposed, as exemplified by E. coli and B. subtilis, which directly reflect the structure of the gram-negative and gram-positive cell envelopes.&quot;,&quot;ISSN&quot;:&quot;0021-9193&quot;,&quot;note&quot;:&quot;PMID: 4993325\nPMCID: PMC248366&quot;,&quot;journalAbbreviation&quot;:&quot;J Bacteriol&quot;,&quot;author&quot;:[{&quot;family&quot;:&quot;DePamphilis&quot;,&quot;given&quot;:&quot;M. L.&quot;},{&quot;family&quot;:&quot;Adler&quot;,&quot;given&quot;:&quot;Julius&quot;}],&quot;issued&quot;:{&quot;date-parts&quot;:[[1971,1]]},&quot;accessed&quot;:{&quot;date-parts&quot;:[[2012,7,16]]}}}],&quot;schema&quot;:&quot;https://github.com/citation-style-language/schema/raw/master/csl-citation.json&quot;} RNDVK8i6FDXfL"/></text:p>
                        </text:list-item>
                        <text:list-item>
                          <text:p text:style-name="P47">Chi Aizawa purified, not clear if they look different to E. coli or Salmonella <text:reference-mark-start text:name="ZOTERO_ITEM CSL_CITATION {&quot;citationID&quot;:&quot;tgsqqd2nl&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CH2WVxFJsk"/>(Kubori et al., 1997)<text:reference-mark-end text:name="ZOTERO_ITEM CSL_CITATION {&quot;citationID&quot;:&quot;tgsqqd2nl&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CH2WVxFJsk"/></text:p>
                        </text:list-item>
                        <text:list-item>
                          <text:p text:style-name="P47">Howard Berg shows <text:span text:style-name="T9">B. subtilis </text:span><text:span text:style-name="T22">HBB from DePamphilis in his 1975 Scientific American piece – so it must have been published before then.</text:span></text:p>
                        </text:list-item>
                        <text:list-item>
                          <text:p text:style-name="P47">Will be interesting to see if EpsE is visible <text:reference-mark-start text:name="ZOTERO_ITEM CSL_CITATION {&quot;citationID&quot;:&quot;14rm0ptafb&quot;,&quot;properties&quot;:{&quot;formattedCitation&quot;:&quot;(Guttenplan et al., 2010)&quot;,&quot;plainCitation&quot;:&quot;(Guttenplan et al., 2010)&quot;},&quot;citationItems&quot;:[{&quot;id&quot;:2799,&quot;uris&quot;:[&quot;http://zotero.org/users/316567/items/TUVKAVTZ&quot;],&quot;uri&quot;:[&quot;http://zotero.org/users/316567/items/TUVKAVTZ&quot;],&quot;itemData&quot;:{&quot;id&quot;:2799,&quot;type&quot;:&quot;article-journal&quot;,&quot;title&quot;:&quot;The EpsE Flagellar Clutch Is Bifunctional and Synergizes with EPS Biosynthesis to Promote Bacillus subtilis Biofilm Formation&quot;,&quot;container-title&quot;:&quot;PLoS Genet&quot;,&quot;page&quot;:&quot;e1001243&quot;,&quot;volume&quot;:&quot;6&quot;,&quot;issue&quot;:&quot;12&quot;,&quot;source&quot;:&quot;PLoS Genet&quot;,&quot;abstract&quot;:&quot;Bacteria form persistent and antibiotic-resistant cell aggregates known as biofilms. Biofilms can form in environmental settings on plant and animal tissues, in industrial settings on pipes and the hulls of ships, and in clinical settings on catheters and medical devices. Biofilms are characterized by two features: the cells within the aggregates are non-motile, and they produce an extracellular polysaccharide (EPS) matrix. We have found a bifunctional enzyme EpsE that contributes to both features of biofilm formation in Bacillus subtilis. EpsE interacts with the flagella rotor to inhibit motility and also cooperates with other enzymes to synthesize the EPS matrix. Thus, the transition from motility to biofilm formation may be governed by a single bifunctional protein. In the past decade, research on biofilms has been focused on biofilm eradication. Understanding how cells transition into the biofilm state may provide additional approaches of preventing the formation of a biofilm in the first place.&quot;,&quot;DOI&quot;:&quot;10.1371/journal.pgen.1001243&quot;,&quot;journalAbbreviation&quot;:&quot;PLoS Genet&quot;,&quot;author&quot;:[{&quot;family&quot;:&quot;Guttenplan&quot;,&quot;given&quot;:&quot;Sarah B.&quot;},{&quot;family&quot;:&quot;Blair&quot;,&quot;given&quot;:&quot;Kris M.&quot;},{&quot;family&quot;:&quot;Kearns&quot;,&quot;given&quot;:&quot;Daniel B.&quot;}],&quot;issued&quot;:{&quot;date-parts&quot;:[[&quot;2010&quot;,12,9]]},&quot;accessed&quot;:{&quot;date-parts&quot;:[[2012,6,7]]}}}],&quot;schema&quot;:&quot;https://github.com/citation-style-language/schema/raw/master/csl-citation.json&quot;} RNDtcO2f33sg0"/>(Guttenplan et al., 2010)<text:reference-mark-end text:name="ZOTERO_ITEM CSL_CITATION {&quot;citationID&quot;:&quot;14rm0ptafb&quot;,&quot;properties&quot;:{&quot;formattedCitation&quot;:&quot;(Guttenplan et al., 2010)&quot;,&quot;plainCitation&quot;:&quot;(Guttenplan et al., 2010)&quot;},&quot;citationItems&quot;:[{&quot;id&quot;:2799,&quot;uris&quot;:[&quot;http://zotero.org/users/316567/items/TUVKAVTZ&quot;],&quot;uri&quot;:[&quot;http://zotero.org/users/316567/items/TUVKAVTZ&quot;],&quot;itemData&quot;:{&quot;id&quot;:2799,&quot;type&quot;:&quot;article-journal&quot;,&quot;title&quot;:&quot;The EpsE Flagellar Clutch Is Bifunctional and Synergizes with EPS Biosynthesis to Promote Bacillus subtilis Biofilm Formation&quot;,&quot;container-title&quot;:&quot;PLoS Genet&quot;,&quot;page&quot;:&quot;e1001243&quot;,&quot;volume&quot;:&quot;6&quot;,&quot;issue&quot;:&quot;12&quot;,&quot;source&quot;:&quot;PLoS Genet&quot;,&quot;abstract&quot;:&quot;Bacteria form persistent and antibiotic-resistant cell aggregates known as biofilms. Biofilms can form in environmental settings on plant and animal tissues, in industrial settings on pipes and the hulls of ships, and in clinical settings on catheters and medical devices. Biofilms are characterized by two features: the cells within the aggregates are non-motile, and they produce an extracellular polysaccharide (EPS) matrix. We have found a bifunctional enzyme EpsE that contributes to both features of biofilm formation in Bacillus subtilis. EpsE interacts with the flagella rotor to inhibit motility and also cooperates with other enzymes to synthesize the EPS matrix. Thus, the transition from motility to biofilm formation may be governed by a single bifunctional protein. In the past decade, research on biofilms has been focused on biofilm eradication. Understanding how cells transition into the biofilm state may provide additional approaches of preventing the formation of a biofilm in the first place.&quot;,&quot;DOI&quot;:&quot;10.1371/journal.pgen.1001243&quot;,&quot;journalAbbreviation&quot;:&quot;PLoS Genet&quot;,&quot;author&quot;:[{&quot;family&quot;:&quot;Guttenplan&quot;,&quot;given&quot;:&quot;Sarah B.&quot;},{&quot;family&quot;:&quot;Blair&quot;,&quot;given&quot;:&quot;Kris M.&quot;},{&quot;family&quot;:&quot;Kearns&quot;,&quot;given&quot;:&quot;Daniel B.&quot;}],&quot;issued&quot;:{&quot;date-parts&quot;:[[&quot;2010&quot;,12,9]]},&quot;accessed&quot;:{&quot;date-parts&quot;:[[2012,6,7]]}}}],&quot;schema&quot;:&quot;https://github.com/citation-style-language/schema/raw/master/csl-citation.json&quot;} RNDtcO2f33sg0"/>. (also Dan's Science paper).</text:p>
                        </text:list-item>
                        <text:list-item>
                          <text:p text:style-name="P74">Wide M-ring at 38 nm <text:reference-mark-start text:name="ZOTERO_ITEM CSL_CITATION {&quot;citationID&quot;:&quot;5ue6k68fv&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hbk79DPGoY"/>(Kubori et al., 1997)<text:reference-mark-end text:name="ZOTERO_ITEM CSL_CITATION {&quot;citationID&quot;:&quot;5ue6k68fv&quot;,&quot;properties&quot;:{&quot;formattedCitation&quot;:&quot;(Kubori et al., 1997)&quot;,&quot;plainCitation&quot;:&quot;(Kubori et al., 1997)&quot;},&quot;citationItems&quot;:[{&quot;id&quot;:2737,&quot;uris&quot;:[&quot;http://zotero.org/users/316567/items/SPQ6KGDD&quot;],&quot;uri&quot;:[&quot;http://zotero.org/users/316567/items/SPQ6KGDD&quot;],&quot;itemData&quot;:{&quot;id&quot;:2737,&quot;type&quot;:&quot;article-journal&quot;,&quot;title&quot;:&quot;Purification and characterization of the flagellar hook–basal body complex of Bacillus subtilis&quot;,&quot;container-title&quot;:&quot;Molecular Microbiology&quot;,&quot;page&quot;:&quot;399–410&quot;,&quot;volume&quot;:&quot;24&quot;,&quot;issue&quot;:&quot;2&quot;,&quot;source&quot;:&quot;Wiley Online Library&quot;,&quot;abstract&quot;:&quot;The flagellar hook–basal body (HBB) complex of the Gram-positive bacterium Bacillus subtilis was purified and analysed by electron microscopy, gel electrophoresis, and amino acid sequencing of the major component proteins. The purified HBB complex consisted of the inner (M and S) rings, a rod and a hook. There were no outer (P and L) rings that are found in Gram-negative bacteria. The hook was 15 nm in thickness and 70 nm in length, which is thinner and longer than the hook of Salmonella typhimurium. The hook protein had an apparent molecular mass of 29 kDa, and its N-terminal sequence was identical to that of B. subtilis FlgG, which was previously reported as a rod protein. The sequence of the reported FlgG protein of B. subtilis is more closely related to that of FlgE (the hook protein) rather than FlgG (the rod protein) of S. typhimurium, in spite of the difference of the apparent molecular masses between the two hook proteins (29 kDa versus 42 kDa). The hook–basal body contained six major proteins (with apparent molecular masses of 82, 59, 35, 32, 29 and 20 kDa) and two minor proteins (23 kDa and 13 kDa), which consistently appeared from preparation to preparation. The N-terminus of each of these proteins was sequenced. Comparison with protein databases revealed the following polypeptide–gene correspondences: 82 kDa, fliF; 59 kDa, flgK; 35 kDa, orfF; 32 kDa, yqhF; 23 kDa, orf3 of the flaA locus; 20 kDa, flgB and flgC; 13 kDa, not determined. The band at 20 kDa was a mixture of FlgB and FlgC, as revealed by two-dimensional gel analysis. Characteristic features of B. subtilis HBB are discussed in comparison with those of S. typhimiurium.&quot;,&quot;DOI&quot;:&quot;10.1046/j.1365-2958.1997.3341714.x&quot;,&quot;ISSN&quot;:&quot;1365-2958&quot;,&quot;language&quot;:&quot;en&quot;,&quot;author&quot;:[{&quot;family&quot;:&quot;Kubori&quot;,&quot;given&quot;:&quot;Tomoko&quot;},{&quot;family&quot;:&quot;Okumura&quot;,&quot;given&quot;:&quot;Mitsumasa&quot;},{&quot;family&quot;:&quot;Kobayashi&quot;,&quot;given&quot;:&quot;Nobuhiro&quot;},{&quot;family&quot;:&quot;Nakamura&quot;,&quot;given&quot;:&quot;Dai&quot;},{&quot;family&quot;:&quot;Iwakura&quot;,&quot;given&quot;:&quot;Masahiro&quot;},{&quot;family&quot;:&quot;Aizawa&quot;,&quot;given&quot;:&quot;Shin-Ichi&quot;}],&quot;issued&quot;:{&quot;date-parts&quot;:[[1997]]},&quot;accessed&quot;:{&quot;date-parts&quot;:[[2012,6,7]]}}}],&quot;schema&quot;:&quot;https://github.com/citation-style-language/schema/raw/master/csl-citation.json&quot;} RNDhbk79DPGoY"/>.</text:p>
                        </text:list-item>
                        <text:list-item>
                          <text:p text:style-name="P111">2013 Kearns paper: Atsumi says that more motors are better for higher viscosity?</text:p>
                        </text:list-item>
                      </text:list>
                    </text:list-item>
                    <text:list-item>
                      <text:p text:style-name="P47"><text:span text:style-name="T13">Brevibacillus brevis </text:span><text:span text:style-name="T30">(previously </text:span><text:span text:style-name="T9">Bacillus brevis, </text:span><text:span text:style-name="T30">t</text:span><text:span text:style-name="T22">ax ID 1393)</text:span></text:p>
                      <text:list>
                        <text:list-item>
                          <text:p text:style-name="P47"><text:span text:style-name="T22">Have a collar in addition to </text:span><text:span text:style-name="T9">B. subtilis</text:span><text:span text:style-name="T22"> </text:span><text:reference-mark-start text:name="ZOTERO_ITEM CSL_CITATION {&quot;citationID&quot;:&quot;ggvaref0j&quot;,&quot;properties&quot;:{&quot;formattedCitation&quot;:&quot;(Novikova et al., 1984)&quot;,&quot;plainCitation&quot;:&quot;(Novikova et al., 1984)&quot;},&quot;citationItems&quot;:[{&quot;id&quot;:2622,&quot;uris&quot;:[&quot;http://zotero.org/users/316567/items/P3WAAGIH&quot;],&quot;uri&quot;:[&quot;http://zotero.org/users/316567/items/P3WAAGIH&quot;],&quot;itemData&quot;:{&quot;id&quot;:2622,&quot;type&quot;:&quot;article-journal&quot;,&quot;title&quot;:&quot;[Structural study of the basal bodies of the flagella of Bacillus brevis var. G.-B. P+]&quot;,&quot;container-title&quot;:&quot;Mikrobiologiia&quot;,&quot;page&quot;:&quot;103-107&quot;,&quot;volume&quot;:&quot;53&quot;,&quot;issue&quot;:&quot;1&quot;,&quot;source&quot;:&quot;NCBI PubMed&quot;,&quot;abstract&quot;:&quot;The structural organisation of the flagellum basal body was studied in Bacillus brevis var. G.-B. P+ by electron microscopy. It was compared with that of Escherichia coli MS 1350. The basal body of a B. brevis flagellum contains, in addition to two pairs of rings on a rod, another ring-like structure (d = 13.6 nm, h = 4.3 nm) which we referred to as a \&quot;collar\&quot;. The collar makes the basal body of B. brevis different from that of B. subtilis, another Gram-positive bacterium. The collar seems to fasten the flagellum of B. brevis to the cell wall. We have concluded that the basal body can differ not merely among bacterial systematic groups, but also among bacteria belonging to one and the same genus. The role of individual elements in the structure of the basal body of bacterial flagella is discussed.&quot;,&quot;ISSN&quot;:&quot;0026-3656&quot;,&quot;note&quot;:&quot;PMID: 6369080&quot;,&quot;journalAbbreviation&quot;:&quot;Mikrobiologiia&quot;,&quot;author&quot;:[{&quot;family&quot;:&quot;Novikova&quot;,&quot;given&quot;:&quot;N A&quot;},{&quot;family&quot;:&quot;Metlina&quot;,&quot;given&quot;:&quot;A L&quot;},{&quot;family&quot;:&quot;Zarubina&quot;,&quot;given&quot;:&quot;A P&quot;},{&quot;family&quot;:&quot;Loglazov&quot;,&quot;given&quot;:&quot;B F&quot;}],&quot;issued&quot;:{&quot;date-parts&quot;:[[&quot;1984&quot;,2]]},&quot;accessed&quot;:{&quot;date-parts&quot;:[[2012,6,11]]}}}],&quot;schema&quot;:&quot;https://github.com/citation-style-language/schema/raw/master/csl-citation.json&quot;} RNDD9BPIYVIUB"/><text:span text:style-name="T22">(Novikova et al., 1984)</text:span><text:reference-mark-end text:name="ZOTERO_ITEM CSL_CITATION {&quot;citationID&quot;:&quot;ggvaref0j&quot;,&quot;properties&quot;:{&quot;formattedCitation&quot;:&quot;(Novikova et al., 1984)&quot;,&quot;plainCitation&quot;:&quot;(Novikova et al., 1984)&quot;},&quot;citationItems&quot;:[{&quot;id&quot;:2622,&quot;uris&quot;:[&quot;http://zotero.org/users/316567/items/P3WAAGIH&quot;],&quot;uri&quot;:[&quot;http://zotero.org/users/316567/items/P3WAAGIH&quot;],&quot;itemData&quot;:{&quot;id&quot;:2622,&quot;type&quot;:&quot;article-journal&quot;,&quot;title&quot;:&quot;[Structural study of the basal bodies of the flagella of Bacillus brevis var. G.-B. P+]&quot;,&quot;container-title&quot;:&quot;Mikrobiologiia&quot;,&quot;page&quot;:&quot;103-107&quot;,&quot;volume&quot;:&quot;53&quot;,&quot;issue&quot;:&quot;1&quot;,&quot;source&quot;:&quot;NCBI PubMed&quot;,&quot;abstract&quot;:&quot;The structural organisation of the flagellum basal body was studied in Bacillus brevis var. G.-B. P+ by electron microscopy. It was compared with that of Escherichia coli MS 1350. The basal body of a B. brevis flagellum contains, in addition to two pairs of rings on a rod, another ring-like structure (d = 13.6 nm, h = 4.3 nm) which we referred to as a \&quot;collar\&quot;. The collar makes the basal body of B. brevis different from that of B. subtilis, another Gram-positive bacterium. The collar seems to fasten the flagellum of B. brevis to the cell wall. We have concluded that the basal body can differ not merely among bacterial systematic groups, but also among bacteria belonging to one and the same genus. The role of individual elements in the structure of the basal body of bacterial flagella is discussed.&quot;,&quot;ISSN&quot;:&quot;0026-3656&quot;,&quot;note&quot;:&quot;PMID: 6369080&quot;,&quot;journalAbbreviation&quot;:&quot;Mikrobiologiia&quot;,&quot;author&quot;:[{&quot;family&quot;:&quot;Novikova&quot;,&quot;given&quot;:&quot;N A&quot;},{&quot;family&quot;:&quot;Metlina&quot;,&quot;given&quot;:&quot;A L&quot;},{&quot;family&quot;:&quot;Zarubina&quot;,&quot;given&quot;:&quot;A P&quot;},{&quot;family&quot;:&quot;Loglazov&quot;,&quot;given&quot;:&quot;B F&quot;}],&quot;issued&quot;:{&quot;date-parts&quot;:[[&quot;1984&quot;,2]]},&quot;accessed&quot;:{&quot;date-parts&quot;:[[2012,6,11]]}}}],&quot;schema&quot;:&quot;https://github.com/citation-style-language/schema/raw/master/csl-citation.json&quot;} RNDD9BPIYVIUB"/></text:p>
                        </text:list-item>
                        <text:list-item>
                          <text:p text:style-name="P47">Images not good.</text:p>
                        </text:list-item>
                      </text:list>
                    </text:list-item>
                    <text:list-item>
                      <text:p text:style-name="P47">Bacillus firmus</text:p>
                      <text:list>
                        <text:list-item>
                          <text:p text:style-name="P47">Purified basal body <text:reference-mark-start text:name="ZOTERO_ITEM CSL_CITATION {&quot;citationID&quot;:&quot;28m04bq7vp&quot;,&quot;properties&quot;:{&quot;formattedCitation&quot;:&quot;(Stahlberg et al., 1995)&quot;,&quot;plainCitation&quot;:&quot;(Stahlberg et al., 1995)&quot;},&quot;citationItems&quot;:[{&quot;id&quot;:2423,&quot;uris&quot;:[&quot;http://zotero.org/users/316567/items/GPK6AA4M&quot;],&quot;uri&quot;:[&quot;http://zotero.org/users/316567/items/GPK6AA4M&quot;],&quot;itemData&quot;:{&quot;id&quot;:2423,&quot;type&quot;:&quot;article-journal&quot;,&quot;title&quot;:&quot;Conserved machinery of the bacterial flagellar motor.&quot;,&quot;container-title&quot;:&quot;Biophysical Journal&quot;,&quot;page&quot;:&quot;168S-172S&quot;,&quot;volume&quot;:&quot;68&quot;,&quot;issue&quot;:&quot;4 Suppl&quot;,&quot;source&quot;:&quot;PubMed Central&quot;,&quot;abstract&quot;:&quot;Novel periplasmic and cytoplasmic structural modules of the bases of bacterial flagella have been observed in situ and isolated using new biochemical protocols. Flagellar rotation may depend upon interactions of these modules with the intramembrane particle rings, a ubiquitous feature of flagellar bases necessary for torque generation. The outer membrane-associated basal disk of the Wolinella succinogenes polar flagellum has architecture well suited for interaction with the ring particles. However, antibody against the main W. succinogenes basal disk protein did not cross-react with flagella-enriched fractions from Salmonella typhimurium and Bacillus firmus; nor have such structures been observed in these species thus far. Antibodies against two S. typhimurium proteins, FliG and FliM, known to be involved in motor function and part of the cytoplasmic module in this species cross-reacted with flagella-enriched fractions from both W. succinogenes and B. firmus. In addition, flagellar cytoplasmic structure could be isolated from B. firmus. The basal disk may anchor the flagellar motor to the cell wall in some polar bacteria, but this does not seem to be a unique strategy. In contrast, the data indicate that the cytoplasmic module is conserved.&quot;,&quot;ISSN&quot;:&quot;0006-3495&quot;,&quot;note&quot;:&quot;PMID: 7787061\nPMCID: PMC1281905&quot;,&quot;journalAbbreviation&quot;:&quot;Biophys J&quot;,&quot;author&quot;:[{&quot;family&quot;:&quot;Stahlberg&quot;,&quot;given&quot;:&quot;A&quot;},{&quot;family&quot;:&quot;Schuster&quot;,&quot;given&quot;:&quot;S C&quot;},{&quot;family&quot;:&quot;Bauer&quot;,&quot;given&quot;:&quot;M&quot;},{&quot;family&quot;:&quot;Baeuerlein&quot;,&quot;given&quot;:&quot;E&quot;},{&quot;family&quot;:&quot;Zhao&quot;,&quot;given&quot;:&quot;R&quot;},{&quot;family&quot;:&quot;Reese&quot;,&quot;given&quot;:&quot;T S&quot;},{&quot;family&quot;:&quot;Khan&quot;,&quot;given&quot;:&quot;S&quot;}],&quot;issued&quot;:{&quot;date-parts&quot;:[[1995,4]]}}}],&quot;schema&quot;:&quot;https://github.com/citation-style-language/schema/raw/master/csl-citation.json&quot;} RNDz1swWdZVhC"/>(Stahlberg et al., 1995)<text:reference-mark-end text:name="ZOTERO_ITEM CSL_CITATION {&quot;citationID&quot;:&quot;28m04bq7vp&quot;,&quot;properties&quot;:{&quot;formattedCitation&quot;:&quot;(Stahlberg et al., 1995)&quot;,&quot;plainCitation&quot;:&quot;(Stahlberg et al., 1995)&quot;},&quot;citationItems&quot;:[{&quot;id&quot;:2423,&quot;uris&quot;:[&quot;http://zotero.org/users/316567/items/GPK6AA4M&quot;],&quot;uri&quot;:[&quot;http://zotero.org/users/316567/items/GPK6AA4M&quot;],&quot;itemData&quot;:{&quot;id&quot;:2423,&quot;type&quot;:&quot;article-journal&quot;,&quot;title&quot;:&quot;Conserved machinery of the bacterial flagellar motor.&quot;,&quot;container-title&quot;:&quot;Biophysical Journal&quot;,&quot;page&quot;:&quot;168S-172S&quot;,&quot;volume&quot;:&quot;68&quot;,&quot;issue&quot;:&quot;4 Suppl&quot;,&quot;source&quot;:&quot;PubMed Central&quot;,&quot;abstract&quot;:&quot;Novel periplasmic and cytoplasmic structural modules of the bases of bacterial flagella have been observed in situ and isolated using new biochemical protocols. Flagellar rotation may depend upon interactions of these modules with the intramembrane particle rings, a ubiquitous feature of flagellar bases necessary for torque generation. The outer membrane-associated basal disk of the Wolinella succinogenes polar flagellum has architecture well suited for interaction with the ring particles. However, antibody against the main W. succinogenes basal disk protein did not cross-react with flagella-enriched fractions from Salmonella typhimurium and Bacillus firmus; nor have such structures been observed in these species thus far. Antibodies against two S. typhimurium proteins, FliG and FliM, known to be involved in motor function and part of the cytoplasmic module in this species cross-reacted with flagella-enriched fractions from both W. succinogenes and B. firmus. In addition, flagellar cytoplasmic structure could be isolated from B. firmus. The basal disk may anchor the flagellar motor to the cell wall in some polar bacteria, but this does not seem to be a unique strategy. In contrast, the data indicate that the cytoplasmic module is conserved.&quot;,&quot;ISSN&quot;:&quot;0006-3495&quot;,&quot;note&quot;:&quot;PMID: 7787061\nPMCID: PMC1281905&quot;,&quot;journalAbbreviation&quot;:&quot;Biophys J&quot;,&quot;author&quot;:[{&quot;family&quot;:&quot;Stahlberg&quot;,&quot;given&quot;:&quot;A&quot;},{&quot;family&quot;:&quot;Schuster&quot;,&quot;given&quot;:&quot;S C&quot;},{&quot;family&quot;:&quot;Bauer&quot;,&quot;given&quot;:&quot;M&quot;},{&quot;family&quot;:&quot;Baeuerlein&quot;,&quot;given&quot;:&quot;E&quot;},{&quot;family&quot;:&quot;Zhao&quot;,&quot;given&quot;:&quot;R&quot;},{&quot;family&quot;:&quot;Reese&quot;,&quot;given&quot;:&quot;T S&quot;},{&quot;family&quot;:&quot;Khan&quot;,&quot;given&quot;:&quot;S&quot;}],&quot;issued&quot;:{&quot;date-parts&quot;:[[1995,4]]}}}],&quot;schema&quot;:&quot;https://github.com/citation-style-language/schema/raw/master/csl-citation.json&quot;} RNDz1swWdZVhC"/></text:p>
                        </text:list-item>
                      </text:list>
                    </text:list-item>
                  </text:list>
                </text:list-item>
                <text:list-item>
                  <text:p text:style-name="P85">Clostridia</text:p>
                  <text:list>
                    <text:list-item>
                      <text:p text:style-name="P47"><text:span text:style-name="T9">Clostridium chauvoei </text:span><text:span text:style-name="T22"><text:s/></text:span><text:reference-mark-start text:name="ZOTERO_ITEM CSL_CITATION {&quot;citationID&quot;:&quot;2sbfoopdg&quot;,&quot;properties&quot;:{&quot;formattedCitation&quot;:&quot;(Hamilton, 1975)&quot;,&quot;plainCitation&quot;:&quot;(Hamilton, 1975)&quot;},&quot;citationItems&quot;:[{&quot;id&quot;:1437,&quot;uris&quot;:[&quot;http://zotero.org/users/316567/items/3U9KG6PI&quot;],&quot;uri&quot;:[&quot;http://zotero.org/users/316567/items/3U9KG6PI&quot;],&quot;itemData&quot;:{&quot;id&quot;:1437,&quot;type&quot;:&quot;article-journal&quot;,&quot;title&quot;:&quot;Ultrastructure of the Basal Organelles of Flagella of Clostridium Chauvoei&quot;,&quot;container-title&quot;:&quot;Journal of General Microbiology&quot;,&quot;page&quot;:&quot;191-194&quot;,&quot;volume&quot;:&quot;89&quot;,&quot;issue&quot;:&quot;1&quot;,&quot;source&quot;:&quot;mic.sgmjournals.org&quot;,&quot;DOI&quot;:&quot;10.1099/00221287-89-1-191&quot;,&quot;ISSN&quot;:&quot;1350-0872, 1465-2080&quot;,&quot;journalAbbreviation&quot;:&quot;J Gen Microbiol&quot;,&quot;language&quot;:&quot;en&quot;,&quot;author&quot;:[{&quot;family&quot;:&quot;Hamilton&quot;,&quot;given&quot;:&quot;R. C&quot;}],&quot;issued&quot;:{&quot;date-parts&quot;:[[1975,7,1]]},&quot;accessed&quot;:{&quot;date-parts&quot;:[[2012,6,5]]}}}],&quot;schema&quot;:&quot;https://github.com/citation-style-language/schema/raw/master/csl-citation.json&quot;} RND6UezrASsnw"/><text:span text:style-name="T22">(Hamilton, 1975)</text:span><text:reference-mark-end text:name="ZOTERO_ITEM CSL_CITATION {&quot;citationID&quot;:&quot;2sbfoopdg&quot;,&quot;properties&quot;:{&quot;formattedCitation&quot;:&quot;(Hamilton, 1975)&quot;,&quot;plainCitation&quot;:&quot;(Hamilton, 1975)&quot;},&quot;citationItems&quot;:[{&quot;id&quot;:1437,&quot;uris&quot;:[&quot;http://zotero.org/users/316567/items/3U9KG6PI&quot;],&quot;uri&quot;:[&quot;http://zotero.org/users/316567/items/3U9KG6PI&quot;],&quot;itemData&quot;:{&quot;id&quot;:1437,&quot;type&quot;:&quot;article-journal&quot;,&quot;title&quot;:&quot;Ultrastructure of the Basal Organelles of Flagella of Clostridium Chauvoei&quot;,&quot;container-title&quot;:&quot;Journal of General Microbiology&quot;,&quot;page&quot;:&quot;191-194&quot;,&quot;volume&quot;:&quot;89&quot;,&quot;issue&quot;:&quot;1&quot;,&quot;source&quot;:&quot;mic.sgmjournals.org&quot;,&quot;DOI&quot;:&quot;10.1099/00221287-89-1-191&quot;,&quot;ISSN&quot;:&quot;1350-0872, 1465-2080&quot;,&quot;journalAbbreviation&quot;:&quot;J Gen Microbiol&quot;,&quot;language&quot;:&quot;en&quot;,&quot;author&quot;:[{&quot;family&quot;:&quot;Hamilton&quot;,&quot;given&quot;:&quot;R. C&quot;}],&quot;issued&quot;:{&quot;date-parts&quot;:[[1975,7,1]]},&quot;accessed&quot;:{&quot;date-parts&quot;:[[2012,6,5]]}}}],&quot;schema&quot;:&quot;https://github.com/citation-style-language/schema/raw/master/csl-citation.json&quot;} RND6UezrASsnw"/><text:span text:style-name="T22"> Tax ID 46867.</text:span></text:p>
                      <text:list>
                        <text:list-item>
                          <text:p text:style-name="P47">(Got screenshots)</text:p>
                        </text:list-item>
                        <text:list-item>
                          <text:p text:style-name="P47">Two rings, most likely corresponding to M- and S-rings.</text:p>
                        </text:list-item>
                        <text:list-item>
                          <text:p text:style-name="P47">Disk, lots of interesting refs in abstract</text:p>
                        </text:list-item>
                      </text:list>
                    </text:list-item>
                    <text:list-item>
                      <text:p text:style-name="P47"><text:span text:style-name="T9">Clostridium sporogenes </text:span><text:reference-mark-start text:name="ZOTERO_ITEM CSL_CITATION {&quot;citationID&quot;:&quot;335bkcpbh&quot;,&quot;properties&quot;:{&quot;formattedCitation&quot;:&quot;(Betz, 1969)&quot;,&quot;plainCitation&quot;:&quot;(Betz, 1969)&quot;},&quot;citationItems&quot;:[{&quot;id&quot;:2095,&quot;uris&quot;:[&quot;http://zotero.org/users/316567/items/74S39Z2A&quot;],&quot;uri&quot;:[&quot;http://zotero.org/users/316567/items/74S39Z2A&quot;],&quot;itemData&quot;:{&quot;id&quot;:2095,&quot;type&quot;:&quot;article-journal&quot;,&quot;title&quot;:&quot;Structure of the proximal ends of flagella of Clostridium sporogenes&quot;,&quot;container-title&quot;:&quot;Canadian journal of microbiology&quot;,&quot;page&quot;:&quot;761-764&quot;,&quot;volume&quot;:&quot;15&quot;,&quot;issue&quot;:&quot;7&quot;,&quot;source&quot;:&quot;NCBI PubMed&quot;,&quot;ISSN&quot;:&quot;0008-4166&quot;,&quot;note&quot;:&quot;PMID: 5796120&quot;,&quot;journalAbbreviation&quot;:&quot;Can. J. Microbiol.&quot;,&quot;author&quot;:[{&quot;family&quot;:&quot;Betz&quot;,&quot;given&quot;:&quot;J V&quot;}],&quot;issued&quot;:{&quot;date-parts&quot;:[[&quot;1969&quot;,7]]},&quot;accessed&quot;:{&quot;date-parts&quot;:[[2012,7,13]]}}}],&quot;schema&quot;:&quot;https://github.com/citation-style-language/schema/raw/master/csl-citation.json&quot;} RNDceJkJLnqKw"/><text:span text:style-name="T22">(Betz, 1969)</text:span><text:reference-mark-end text:name="ZOTERO_ITEM CSL_CITATION {&quot;citationID&quot;:&quot;335bkcpbh&quot;,&quot;properties&quot;:{&quot;formattedCitation&quot;:&quot;(Betz, 1969)&quot;,&quot;plainCitation&quot;:&quot;(Betz, 1969)&quot;},&quot;citationItems&quot;:[{&quot;id&quot;:2095,&quot;uris&quot;:[&quot;http://zotero.org/users/316567/items/74S39Z2A&quot;],&quot;uri&quot;:[&quot;http://zotero.org/users/316567/items/74S39Z2A&quot;],&quot;itemData&quot;:{&quot;id&quot;:2095,&quot;type&quot;:&quot;article-journal&quot;,&quot;title&quot;:&quot;Structure of the proximal ends of flagella of Clostridium sporogenes&quot;,&quot;container-title&quot;:&quot;Canadian journal of microbiology&quot;,&quot;page&quot;:&quot;761-764&quot;,&quot;volume&quot;:&quot;15&quot;,&quot;issue&quot;:&quot;7&quot;,&quot;source&quot;:&quot;NCBI PubMed&quot;,&quot;ISSN&quot;:&quot;0008-4166&quot;,&quot;note&quot;:&quot;PMID: 5796120&quot;,&quot;journalAbbreviation&quot;:&quot;Can. J. Microbiol.&quot;,&quot;author&quot;:[{&quot;family&quot;:&quot;Betz&quot;,&quot;given&quot;:&quot;J V&quot;}],&quot;issued&quot;:{&quot;date-parts&quot;:[[&quot;1969&quot;,7]]},&quot;accessed&quot;:{&quot;date-parts&quot;:[[2012,7,13]]}}}],&quot;schema&quot;:&quot;https://github.com/citation-style-language/schema/raw/master/csl-citation.json&quot;} RNDceJkJLnqKw"/>. (tax ID 1509)</text:p>
                      <text:list>
                        <text:list-item>
                          <text:p text:style-name="P47">Striking 16-fold symmetry around PG. Hint at an additional as-yet undiscovered Gram-positive structure that will have to wait until we can do whole-cell tomography? Or stators ('studs')?</text:p>
                        </text:list-item>
                        <text:list-item>
                          <text:p text:style-name="P47">Spirochaete-like M-ring?</text:p>
                        </text:list-item>
                      </text:list>
                    </text:list-item>
                  </text:list>
                </text:list-item>
                <text:list-item>
                  <text:p text:style-name="P79">Caryophanon latum</text:p>
                  <text:list>
                    <text:list-item>
                      <text:p text:style-name="P47">Gram positive</text:p>
                    </text:list-item>
                    <text:list-item>
                      <text:p text:style-name="P47">But seemingly two disks (one MS-ring, one P-ring? – images very poor).</text:p>
                    </text:list-item>
                    <text:list-item>
                      <text:p text:style-name="P47"><text:reference-mark-start text:name="ZOTERO_ITEM CSL_CITATION {&quot;citationID&quot;:&quot;25nq05ldok&quot;,&quot;properties&quot;:{&quot;formattedCitation&quot;:&quot;(Marek, 1973)&quot;,&quot;plainCitation&quot;:&quot;(Marek, 1973)&quot;},&quot;citationItems&quot;:[{&quot;id&quot;:2010,&quot;uris&quot;:[&quot;http://zotero.org/users/316567/items/6JEDUCF3&quot;],&quot;uri&quot;:[&quot;http://zotero.org/users/316567/items/6JEDUCF3&quot;],&quot;itemData&quot;:{&quot;id&quot;:2010,&quot;type&quot;:&quot;article-journal&quot;,&quot;title&quot;:&quot;[Structure of the basal part of Caryophanon latum flagellum]&quot;,&quot;container-title&quot;:&quot;Mikrobiologiia&quot;,&quot;page&quot;:&quot;287-289&quot;,&quot;volume&quot;:&quot;42&quot;,&quot;issue&quot;:&quot;2&quot;,&quot;source&quot;:&quot;NCBI PubMed&quot;,&quot;ISSN&quot;:&quot;0026-3656&quot;,&quot;note&quot;:&quot;PMID: 4769918&quot;,&quot;journalAbbreviation&quot;:&quot;Mikrobiologiia&quot;,&quot;author&quot;:[{&quot;family&quot;:&quot;Marek&quot;,&quot;given&quot;:&quot;B I&quot;}],&quot;issued&quot;:{&quot;date-parts&quot;:[[&quot;1973&quot;,4]]},&quot;accessed&quot;:{&quot;date-parts&quot;:[[2012,6,11]]}}}],&quot;schema&quot;:&quot;https://github.com/citation-style-language/schema/raw/master/csl-citation.json&quot;} RNDjEu6GpIjhI"/>(Marek, 1973)<text:reference-mark-end text:name="ZOTERO_ITEM CSL_CITATION {&quot;citationID&quot;:&quot;25nq05ldok&quot;,&quot;properties&quot;:{&quot;formattedCitation&quot;:&quot;(Marek, 1973)&quot;,&quot;plainCitation&quot;:&quot;(Marek, 1973)&quot;},&quot;citationItems&quot;:[{&quot;id&quot;:2010,&quot;uris&quot;:[&quot;http://zotero.org/users/316567/items/6JEDUCF3&quot;],&quot;uri&quot;:[&quot;http://zotero.org/users/316567/items/6JEDUCF3&quot;],&quot;itemData&quot;:{&quot;id&quot;:2010,&quot;type&quot;:&quot;article-journal&quot;,&quot;title&quot;:&quot;[Structure of the basal part of Caryophanon latum flagellum]&quot;,&quot;container-title&quot;:&quot;Mikrobiologiia&quot;,&quot;page&quot;:&quot;287-289&quot;,&quot;volume&quot;:&quot;42&quot;,&quot;issue&quot;:&quot;2&quot;,&quot;source&quot;:&quot;NCBI PubMed&quot;,&quot;ISSN&quot;:&quot;0026-3656&quot;,&quot;note&quot;:&quot;PMID: 4769918&quot;,&quot;journalAbbreviation&quot;:&quot;Mikrobiologiia&quot;,&quot;author&quot;:[{&quot;family&quot;:&quot;Marek&quot;,&quot;given&quot;:&quot;B I&quot;}],&quot;issued&quot;:{&quot;date-parts&quot;:[[&quot;1973&quot;,4]]},&quot;accessed&quot;:{&quot;date-parts&quot;:[[2012,6,11]]}}}],&quot;schema&quot;:&quot;https://github.com/citation-style-language/schema/raw/master/csl-citation.json&quot;} RNDjEu6GpIjhI"/></text:p>
                    </text:list-item>
                  </text:list>
                </text:list-item>
                <text:list-item>
                  <text:p text:style-name="P47"><text:span text:style-name="T9">Centipeda periodontii </text:span><text:span text:style-name="T22">(Tax ID </text:span>82203, Gram-negative firmicute).</text:p>
                  <text:list>
                    <text:list-item>
                      <text:p text:style-name="P47">Ultrastructure of the flagellar basal body complex of Centipeda periodontii</text:p>
                      <text:list>
                        <text:list-item>
                          <text:p text:style-name="P47"><text:bookmark text:name="internal-source-marker_0.52692307506454495"/>ATCC 35019</text:p>
                        </text:list-item>
                        <text:list-item>
                          <text:p text:style-name="P47"><text:span text:style-name="T81">flagella inserted on a narrow path that spiral around cell body!</text:span><text:line-break/><text:span text:style-name="T81">five rings</text:span></text:p>
                        </text:list-item>
                        <text:list-item>
                          <text:p text:style-name="P47">- some refs within.</text:p>
                          <text:list>
                            <text:list-item>
                              <text:p text:style-name="P47">apparently PG thicker</text:p>
                            </text:list-item>
                          </text:list>
                        </text:list-item>
                        <text:list-item>
                          <text:p text:style-name="P47">Helicotrich<text:span text:style-name="T141">o</text:span>us <text:reference-mark-start text:name="ZOTERO_ITEM CSL_CITATION {&quot;citationID&quot;:&quot;1ujp7g4660&quot;,&quot;properties&quot;:{&quot;formattedCitation&quot;:&quot;(Males et al., 1984)&quot;,&quot;plainCitation&quot;:&quot;(Males et al., 1984)&quot;},&quot;citationItems&quot;:[{&quot;id&quot;:2536,&quot;uris&quot;:[&quot;http://zotero.org/users/316567/items/KBEJGUCF&quot;],&quot;uri&quot;:[&quot;http://zotero.org/users/316567/items/KBEJGUCF&quot;],&quot;itemData&quot;:{&quot;id&quot;:2536,&quot;type&quot;:&quot;article-journal&quot;,&quot;title&quot;:&quot;Helical Flagellation in Centipeda Periodontii, a Gram-Negative, Anaerobic Bacillus from Periodontitis Lesions&quot;,&quot;container-title&quot;:&quot;Journal of General Microbiology&quot;,&quot;page&quot;:&quot;185-191&quot;,&quot;volume&quot;:&quot;130&quot;,&quot;issue&quot;:&quot;1&quot;,&quot;source&quot;:&quot;mic.sgmjournals.org&quot;,&quot;DOI&quot;:&quot;10.1099/00221287-130-1-185&quot;,&quot;ISSN&quot;:&quot;1350-0872, 1465-2080&quot;,&quot;journalAbbreviation&quot;:&quot;J Gen Microbiol&quot;,&quot;language&quot;:&quot;en&quot;,&quot;author&quot;:[{&quot;family&quot;:&quot;Males&quot;,&quot;given&quot;:&quot;B. M&quot;},{&quot;family&quot;:&quot;Berthold&quot;,&quot;given&quot;:&quot;P.&quot;},{&quot;family&quot;:&quot;Dougherty&quot;,&quot;given&quot;:&quot;P. A&quot;},{&quot;family&quot;:&quot;Listgarten&quot;,&quot;given&quot;:&quot;M. A&quot;}],&quot;issued&quot;:{&quot;date-parts&quot;:[[1984,1,1]]},&quot;accessed&quot;:{&quot;date-parts&quot;:[[2012,6,6]]}}}],&quot;schema&quot;:&quot;https://github.com/citation-style-language/schema/raw/master/csl-citation.json&quot;} RNDWbu0zINNeI"/>(Males et al., 1984)<text:reference-mark-end text:name="ZOTERO_ITEM CSL_CITATION {&quot;citationID&quot;:&quot;1ujp7g4660&quot;,&quot;properties&quot;:{&quot;formattedCitation&quot;:&quot;(Males et al., 1984)&quot;,&quot;plainCitation&quot;:&quot;(Males et al., 1984)&quot;},&quot;citationItems&quot;:[{&quot;id&quot;:2536,&quot;uris&quot;:[&quot;http://zotero.org/users/316567/items/KBEJGUCF&quot;],&quot;uri&quot;:[&quot;http://zotero.org/users/316567/items/KBEJGUCF&quot;],&quot;itemData&quot;:{&quot;id&quot;:2536,&quot;type&quot;:&quot;article-journal&quot;,&quot;title&quot;:&quot;Helical Flagellation in Centipeda Periodontii, a Gram-Negative, Anaerobic Bacillus from Periodontitis Lesions&quot;,&quot;container-title&quot;:&quot;Journal of General Microbiology&quot;,&quot;page&quot;:&quot;185-191&quot;,&quot;volume&quot;:&quot;130&quot;,&quot;issue&quot;:&quot;1&quot;,&quot;source&quot;:&quot;mic.sgmjournals.org&quot;,&quot;DOI&quot;:&quot;10.1099/00221287-130-1-185&quot;,&quot;ISSN&quot;:&quot;1350-0872, 1465-2080&quot;,&quot;journalAbbreviation&quot;:&quot;J Gen Microbiol&quot;,&quot;language&quot;:&quot;en&quot;,&quot;author&quot;:[{&quot;family&quot;:&quot;Males&quot;,&quot;given&quot;:&quot;B. M&quot;},{&quot;family&quot;:&quot;Berthold&quot;,&quot;given&quot;:&quot;P.&quot;},{&quot;family&quot;:&quot;Dougherty&quot;,&quot;given&quot;:&quot;P. A&quot;},{&quot;family&quot;:&quot;Listgarten&quot;,&quot;given&quot;:&quot;M. A&quot;}],&quot;issued&quot;:{&quot;date-parts&quot;:[[1984,1,1]]},&quot;accessed&quot;:{&quot;date-parts&quot;:[[2012,6,6]]}}}],&quot;schema&quot;:&quot;https://github.com/citation-style-language/schema/raw/master/csl-citation.json&quot;} RNDWbu0zINNeI"/></text:p>
                          <text:list>
                            <text:list-item>
                              <text:p text:style-name="P47">Dark pattern underlying helical insertion pattern of motors – additional structures?</text:p>
                            </text:list-item>
                          </text:list>
                        </text:list-item>
                      </text:list>
                    </text:list-item>
                  </text:list>
                </text:list-item>
                <text:list-item>
                  <text:p text:style-name="P79">Acetonema longum</text:p>
                </text:list-item>
                <text:list-item>
                  <text:p text:style-name="P79">Selenomonas ruminantium </text:p>
                  <text:list>
                    <text:list-item>
                      <text:p text:style-name="P47">Hundreds of motors, looks like disks?</text:p>
                    </text:list-item>
                    <text:list-item>
                      <text:p text:style-name="P47">Incredibly complex array of complex flagellar motors lining the side-wall <text:reference-mark-start text:name="ZOTERO_ITEM CSL_CITATION {&quot;citationID&quot;:&quot;QZEOeMGz&quot;,&quot;properties&quot;:{&quot;formattedCitation&quot;:&quot;(Chalcroft et al., 1973; Kingsley and Hoeniger, 1973)&quot;,&quot;plainCitation&quot;:&quot;(Chalcroft et al., 1973; Kingsley and Hoeniger, 1973)&quot;},&quot;citationItems&quot;:[{&quot;id&quot;:2230,&quot;uris&quot;:[&quot;http://zotero.org/users/316567/items/AU44SJCG&quot;],&quot;uri&quot;:[&quot;http://zotero.org/users/316567/items/AU44SJCG&quot;],&quot;itemData&quot;:{&quot;id&quot;:2230,&quot;type&quot;:&quot;article-journal&quot;,&quot;title&quot;:&quot;Ultrastructural Studies on Selenomonas Ruminantium from the Sheep Rumen&quot;,&quot;container-title&quot;:&quot;Journal of General Microbiology&quot;,&quot;page&quot;:&quot;135-146&quot;,&quot;volume&quot;:&quot;79&quot;,&quot;issue&quot;:&quot;1&quot;,&quot;source&quot;:&quot;mic.sgmjournals.org&quot;,&quot;DOI&quot;:&quot;10.1099/00221287-79-1-135&quot;,&quot;ISSN&quot;:&quot;1350-0872, 1465-2080&quot;,&quot;journalAbbreviation&quot;:&quot;J Gen Microbiol&quot;,&quot;language&quot;:&quot;en&quot;,&quot;author&quot;:[{&quot;family&quot;:&quot;Chalcroft&quot;,&quot;given&quot;:&quot;J. P&quot;},{&quot;family&quot;:&quot;Bullivant&quot;,&quot;given&quot;:&quot;S.&quot;},{&quot;family&quot;:&quot;Howard&quot;,&quot;given&quot;:&quot;B. H&quot;}],&quot;issued&quot;:{&quot;date-parts&quot;:[[1973,11,1]]},&quot;accessed&quot;:{&quot;date-parts&quot;:[[2012,6,5]]}}},{&quot;id&quot;:2155,&quot;uris&quot;:[&quot;http://zotero.org/users/316567/items/8T336TNA&quot;],&quot;uri&quot;:[&quot;http://zotero.org/users/316567/items/8T336TNA&quot;],&quot;itemData&quot;:{&quot;id&quot;:2155,&quot;type&quot;:&quot;article-journal&quot;,&quot;title&quot;:&quot;Growth, Structure, and Classification of Selenomonas.&quot;,&quot;container-title&quot;:&quot;Bacteriological Reviews&quot;,&quot;page&quot;:&quot;479-521&quot;,&quot;volume&quot;:&quot;37&quot;,&quot;issue&quot;:&quot;4&quot;,&quot;source&quot;:&quot;mmbr.asm.org&quot;,&quot;ISSN&quot;:&quot;1092-2172, 1098-5557&quot;,&quot;journalAbbreviation&quot;:&quot;Bacteriol. Rev.&quot;,&quot;language&quot;:&quot;en&quot;,&quot;author&quot;:[{&quot;family&quot;:&quot;Kingsley&quot;,&quot;given&quot;:&quot;V V&quot;},{&quot;family&quot;:&quot;Hoeniger&quot;,&quot;given&quot;:&quot;J F&quot;}],&quot;issued&quot;:{&quot;date-parts&quot;:[[1973,12,1]]},&quot;accessed&quot;:{&quot;date-parts&quot;:[[2012,5,31]]}}}],&quot;schema&quot;:&quot;https://github.com/citation-style-language/schema/raw/master/csl-citation.json&quot;} RNDGahlnz9dTE"/>(Chalcroft et al., 1973; Kingsley and Hoeniger, 1973)<text:reference-mark-end text:name="ZOTERO_ITEM CSL_CITATION {&quot;citationID&quot;:&quot;QZEOeMGz&quot;,&quot;properties&quot;:{&quot;formattedCitation&quot;:&quot;(Chalcroft et al., 1973; Kingsley and Hoeniger, 1973)&quot;,&quot;plainCitation&quot;:&quot;(Chalcroft et al., 1973; Kingsley and Hoeniger, 1973)&quot;},&quot;citationItems&quot;:[{&quot;id&quot;:2230,&quot;uris&quot;:[&quot;http://zotero.org/users/316567/items/AU44SJCG&quot;],&quot;uri&quot;:[&quot;http://zotero.org/users/316567/items/AU44SJCG&quot;],&quot;itemData&quot;:{&quot;id&quot;:2230,&quot;type&quot;:&quot;article-journal&quot;,&quot;title&quot;:&quot;Ultrastructural Studies on Selenomonas Ruminantium from the Sheep Rumen&quot;,&quot;container-title&quot;:&quot;Journal of General Microbiology&quot;,&quot;page&quot;:&quot;135-146&quot;,&quot;volume&quot;:&quot;79&quot;,&quot;issue&quot;:&quot;1&quot;,&quot;source&quot;:&quot;mic.sgmjournals.org&quot;,&quot;DOI&quot;:&quot;10.1099/00221287-79-1-135&quot;,&quot;ISSN&quot;:&quot;1350-0872, 1465-2080&quot;,&quot;journalAbbreviation&quot;:&quot;J Gen Microbiol&quot;,&quot;language&quot;:&quot;en&quot;,&quot;author&quot;:[{&quot;family&quot;:&quot;Chalcroft&quot;,&quot;given&quot;:&quot;J. P&quot;},{&quot;family&quot;:&quot;Bullivant&quot;,&quot;given&quot;:&quot;S.&quot;},{&quot;family&quot;:&quot;Howard&quot;,&quot;given&quot;:&quot;B. H&quot;}],&quot;issued&quot;:{&quot;date-parts&quot;:[[1973,11,1]]},&quot;accessed&quot;:{&quot;date-parts&quot;:[[2012,6,5]]}}},{&quot;id&quot;:2155,&quot;uris&quot;:[&quot;http://zotero.org/users/316567/items/8T336TNA&quot;],&quot;uri&quot;:[&quot;http://zotero.org/users/316567/items/8T336TNA&quot;],&quot;itemData&quot;:{&quot;id&quot;:2155,&quot;type&quot;:&quot;article-journal&quot;,&quot;title&quot;:&quot;Growth, Structure, and Classification of Selenomonas.&quot;,&quot;container-title&quot;:&quot;Bacteriological Reviews&quot;,&quot;page&quot;:&quot;479-521&quot;,&quot;volume&quot;:&quot;37&quot;,&quot;issue&quot;:&quot;4&quot;,&quot;source&quot;:&quot;mmbr.asm.org&quot;,&quot;ISSN&quot;:&quot;1092-2172, 1098-5557&quot;,&quot;journalAbbreviation&quot;:&quot;Bacteriol. Rev.&quot;,&quot;language&quot;:&quot;en&quot;,&quot;author&quot;:[{&quot;family&quot;:&quot;Kingsley&quot;,&quot;given&quot;:&quot;V V&quot;},{&quot;family&quot;:&quot;Hoeniger&quot;,&quot;given&quot;:&quot;J F&quot;}],&quot;issued&quot;:{&quot;date-parts&quot;:[[1973,12,1]]},&quot;accessed&quot;:{&quot;date-parts&quot;:[[2012,5,31]]}}}],&quot;schema&quot;:&quot;https://github.com/citation-style-language/schema/raw/master/csl-citation.json&quot;} RNDGahlnz9dTE"/></text:p>
                    </text:list-item>
                    <text:list-item>
                      <text:p text:style-name="P47"><text:reference-mark-start text:name="ZOTERO_ITEM CSL_CITATION {&quot;citationID&quot;:&quot;1ghn24amsl&quot;,&quot;properties&quot;:{&quot;formattedCitation&quot;:&quot;(Haya et al., 2011)&quot;,&quot;plainCitation&quot;:&quot;(Haya et al., 2011)&quot;},&quot;citationItems&quot;:[{&quot;id&quot;:1951,&quot;uris&quot;:[&quot;http://zotero.org/users/316567/items/6CR8AXWH&quot;],&quot;uri&quot;:[&quot;http://zotero.org/users/316567/items/6CR8AXWH&quot;],&quot;itemData&quot;:{&quot;id&quot;:1951,&quot;type&quot;:&quot;article-journal&quot;,&quot;title&quot;:&quot;Characterization of Lateral Flagella of Selenomonas ruminantium&quot;,&quot;container-title&quot;:&quot;Applied and Environmental Microbiology&quot;,&quot;page&quot;:&quot;2799-2802&quot;,&quot;volume&quot;:&quot;77&quot;,&quot;issue&quot;:&quot;8&quot;,&quot;source&quot;:&quot;aem.asm.org&quot;,&quot;abstract&quot;:&quot;Selenomonas ruminantium produces a tuft of flagella near the midpoint of the cell body and swims by rotating the cell body along the cell's long axis. The flagellum is composed of a single kind of flagellin, which is heavily glycosylated. The hook length of S. ruminantium is almost double that of Salmonella.&quot;,&quot;DOI&quot;:&quot;10.1128/AEM.00286-11&quot;,&quot;ISSN&quot;:&quot;0099-2240, 1098-5336&quot;,&quot;journalAbbreviation&quot;:&quot;Appl. Environ. Microbiol.&quot;,&quot;language&quot;:&quot;en&quot;,&quot;author&quot;:[{&quot;family&quot;:&quot;Haya&quot;,&quot;given&quot;:&quot;Shohei&quot;},{&quot;family&quot;:&quot;Tokumaru&quot;,&quot;given&quot;:&quot;Yuya&quot;},{&quot;family&quot;:&quot;Abe&quot;,&quot;given&quot;:&quot;Naoki&quot;},{&quot;family&quot;:&quot;Kaneko&quot;,&quot;given&quot;:&quot;Jun&quot;},{&quot;family&quot;:&quot;Aizawa&quot;,&quot;given&quot;:&quot;Shin-ichi&quot;}],&quot;issued&quot;:{&quot;date-parts&quot;:[[2011,4,15]]},&quot;accessed&quot;:{&quot;date-parts&quot;:[[2012,9,10]]}}}],&quot;schema&quot;:&quot;https://github.com/citation-style-language/schema/raw/master/csl-citation.json&quot;} RNDRaNLH0PPUl"/>(Haya et al., 2011)<text:reference-mark-end text:name="ZOTERO_ITEM CSL_CITATION {&quot;citationID&quot;:&quot;1ghn24amsl&quot;,&quot;properties&quot;:{&quot;formattedCitation&quot;:&quot;(Haya et al., 2011)&quot;,&quot;plainCitation&quot;:&quot;(Haya et al., 2011)&quot;},&quot;citationItems&quot;:[{&quot;id&quot;:1951,&quot;uris&quot;:[&quot;http://zotero.org/users/316567/items/6CR8AXWH&quot;],&quot;uri&quot;:[&quot;http://zotero.org/users/316567/items/6CR8AXWH&quot;],&quot;itemData&quot;:{&quot;id&quot;:1951,&quot;type&quot;:&quot;article-journal&quot;,&quot;title&quot;:&quot;Characterization of Lateral Flagella of Selenomonas ruminantium&quot;,&quot;container-title&quot;:&quot;Applied and Environmental Microbiology&quot;,&quot;page&quot;:&quot;2799-2802&quot;,&quot;volume&quot;:&quot;77&quot;,&quot;issue&quot;:&quot;8&quot;,&quot;source&quot;:&quot;aem.asm.org&quot;,&quot;abstract&quot;:&quot;Selenomonas ruminantium produces a tuft of flagella near the midpoint of the cell body and swims by rotating the cell body along the cell's long axis. The flagellum is composed of a single kind of flagellin, which is heavily glycosylated. The hook length of S. ruminantium is almost double that of Salmonella.&quot;,&quot;DOI&quot;:&quot;10.1128/AEM.00286-11&quot;,&quot;ISSN&quot;:&quot;0099-2240, 1098-5336&quot;,&quot;journalAbbreviation&quot;:&quot;Appl. Environ. Microbiol.&quot;,&quot;language&quot;:&quot;en&quot;,&quot;author&quot;:[{&quot;family&quot;:&quot;Haya&quot;,&quot;given&quot;:&quot;Shohei&quot;},{&quot;family&quot;:&quot;Tokumaru&quot;,&quot;given&quot;:&quot;Yuya&quot;},{&quot;family&quot;:&quot;Abe&quot;,&quot;given&quot;:&quot;Naoki&quot;},{&quot;family&quot;:&quot;Kaneko&quot;,&quot;given&quot;:&quot;Jun&quot;},{&quot;family&quot;:&quot;Aizawa&quot;,&quot;given&quot;:&quot;Shin-ichi&quot;}],&quot;issued&quot;:{&quot;date-parts&quot;:[[2011,4,15]]},&quot;accessed&quot;:{&quot;date-parts&quot;:[[2012,9,10]]}}}],&quot;schema&quot;:&quot;https://github.com/citation-style-language/schema/raw/master/csl-citation.json&quot;} RNDRaNLH0PPUl"/></text:p>
                    </text:list-item>
                  </text:list>
                </text:list-item>
                <text:list-item>
                  <text:p text:style-name="P79">Selenomonas sputigena</text:p>
                  <text:list>
                    <text:list-item>
                      <text:p text:style-name="P47">hugely complex <text:reference-mark-start text:name="ZOTERO_ITEM CSL_CITATION {&quot;citationID&quot;:&quot;2ncm3b6hs2&quot;,&quot;properties&quot;:{&quot;formattedCitation&quot;:&quot;(Kingsley and Hoeniger, 1973)&quot;,&quot;plainCitation&quot;:&quot;(Kingsley and Hoeniger, 1973)&quot;},&quot;citationItems&quot;:[{&quot;id&quot;:2155,&quot;uris&quot;:[&quot;http://zotero.org/users/316567/items/8T336TNA&quot;],&quot;uri&quot;:[&quot;http://zotero.org/users/316567/items/8T336TNA&quot;],&quot;itemData&quot;:{&quot;id&quot;:2155,&quot;type&quot;:&quot;article-journal&quot;,&quot;title&quot;:&quot;Growth, Structure, and Classification of Selenomonas.&quot;,&quot;container-title&quot;:&quot;Bacteriological Reviews&quot;,&quot;page&quot;:&quot;479-521&quot;,&quot;volume&quot;:&quot;37&quot;,&quot;issue&quot;:&quot;4&quot;,&quot;source&quot;:&quot;mmbr.asm.org&quot;,&quot;ISSN&quot;:&quot;1092-2172, 1098-5557&quot;,&quot;journalAbbreviation&quot;:&quot;Bacteriol. Rev.&quot;,&quot;language&quot;:&quot;en&quot;,&quot;author&quot;:[{&quot;family&quot;:&quot;Kingsley&quot;,&quot;given&quot;:&quot;V V&quot;},{&quot;family&quot;:&quot;Hoeniger&quot;,&quot;given&quot;:&quot;J F&quot;}],&quot;issued&quot;:{&quot;date-parts&quot;:[[1973,12,1]]},&quot;accessed&quot;:{&quot;date-parts&quot;:[[2012,5,31]]}}}],&quot;schema&quot;:&quot;https://github.com/citation-style-language/schema/raw/master/csl-citation.json&quot;} RND7thCuMwlSU"/>(Kingsley and Hoeniger, 1973)<text:reference-mark-end text:name="ZOTERO_ITEM CSL_CITATION {&quot;citationID&quot;:&quot;2ncm3b6hs2&quot;,&quot;properties&quot;:{&quot;formattedCitation&quot;:&quot;(Kingsley and Hoeniger, 1973)&quot;,&quot;plainCitation&quot;:&quot;(Kingsley and Hoeniger, 1973)&quot;},&quot;citationItems&quot;:[{&quot;id&quot;:2155,&quot;uris&quot;:[&quot;http://zotero.org/users/316567/items/8T336TNA&quot;],&quot;uri&quot;:[&quot;http://zotero.org/users/316567/items/8T336TNA&quot;],&quot;itemData&quot;:{&quot;id&quot;:2155,&quot;type&quot;:&quot;article-journal&quot;,&quot;title&quot;:&quot;Growth, Structure, and Classification of Selenomonas.&quot;,&quot;container-title&quot;:&quot;Bacteriological Reviews&quot;,&quot;page&quot;:&quot;479-521&quot;,&quot;volume&quot;:&quot;37&quot;,&quot;issue&quot;:&quot;4&quot;,&quot;source&quot;:&quot;mmbr.asm.org&quot;,&quot;ISSN&quot;:&quot;1092-2172, 1098-5557&quot;,&quot;journalAbbreviation&quot;:&quot;Bacteriol. Rev.&quot;,&quot;language&quot;:&quot;en&quot;,&quot;author&quot;:[{&quot;family&quot;:&quot;Kingsley&quot;,&quot;given&quot;:&quot;V V&quot;},{&quot;family&quot;:&quot;Hoeniger&quot;,&quot;given&quot;:&quot;J F&quot;}],&quot;issued&quot;:{&quot;date-parts&quot;:[[1973,12,1]]},&quot;accessed&quot;:{&quot;date-parts&quot;:[[2012,5,31]]}}}],&quot;schema&quot;:&quot;https://github.com/citation-style-language/schema/raw/master/csl-citation.json&quot;} RND7thCuMwlSU"/></text:p>
                    </text:list-item>
                  </text:list>
                </text:list-item>
                <text:list-item>
                  <text:p text:style-name="P79">Acetobacterium woodii</text:p>
                  <text:list>
                    <text:list-item>
                      <text:p text:style-name="P47">Gram-positive <text:reference-mark-start text:name="ZOTERO_ITEM CSL_CITATION {&quot;citationID&quot;:&quot;251q7s2vp6&quot;,&quot;properties&quot;:{&quot;formattedCitation&quot;:&quot;(Aufurth et al., 1998)&quot;,&quot;plainCitation&quot;:&quot;(Aufurth et al., 1998)&quot;},&quot;citationItems&quot;:[{&quot;id&quot;:1425,&quot;uris&quot;:[&quot;http://zotero.org/users/316567/items/3NIBQEWM&quot;],&quot;uri&quot;:[&quot;http://zotero.org/users/316567/items/3NIBQEWM&quot;],&quot;itemData&quot;:{&quot;id&quot;:1425,&quot;type&quot;:&quot;article-journal&quot;,&quot;title&quot;:&quot;Structure of the Na+-driven flagellum from the homoacetogenic bacterium Acetobacterium woodii&quot;,&quot;container-title&quot;:&quot;FEBS Letters&quot;,&quot;page&quot;:&quot;325-328&quot;,&quot;volume&quot;:&quot;434&quot;,&quot;issue&quot;:&quot;3&quot;,&quot;source&quot;:&quot;ScienceDirect&quot;,&quot;abstract&quot;:&quot;The Na+-dependent flagellum of Acetobacterium woodii was characterised. Flagellin and whole flagella were purified and analysed by SDS-PAGE and electron microscopy. The structure and dimensions of the filament and the hook-basal body, as revealed by electron microscopy, resemble those of H+-dependent flagella from Gram-positive bacteria. Intramembrane particle rings were present at the cell pole in freeze-fractured A. woodii cells, which might correspond to the mot complex.&quot;,&quot;DOI&quot;:&quot;10.1016/S0014-5793(98)01008-4&quot;,&quot;ISSN&quot;:&quot;0014-5793&quot;,&quot;author&quot;:[{&quot;family&quot;:&quot;Aufurth&quot;,&quot;given&quot;:&quot;Sascha&quot;},{&quot;family&quot;:&quot;Madkour&quot;,&quot;given&quot;:&quot;Mohammed&quot;},{&quot;family&quot;:&quot;Mayer&quot;,&quot;given&quot;:&quot;Frank&quot;},{&quot;family&quot;:&quot;Müller&quot;,&quot;given&quot;:&quot;Volker&quot;}],&quot;issued&quot;:{&quot;date-parts&quot;:[[&quot;1998&quot;,9,4]]},&quot;accessed&quot;:{&quot;date-parts&quot;:[[2012,6,7]]}}}],&quot;schema&quot;:&quot;https://github.com/citation-style-language/schema/raw/master/csl-citation.json&quot;} RNDWMurWMedDw"/>(Aufurth et al., 1998)<text:reference-mark-end text:name="ZOTERO_ITEM CSL_CITATION {&quot;citationID&quot;:&quot;251q7s2vp6&quot;,&quot;properties&quot;:{&quot;formattedCitation&quot;:&quot;(Aufurth et al., 1998)&quot;,&quot;plainCitation&quot;:&quot;(Aufurth et al., 1998)&quot;},&quot;citationItems&quot;:[{&quot;id&quot;:1425,&quot;uris&quot;:[&quot;http://zotero.org/users/316567/items/3NIBQEWM&quot;],&quot;uri&quot;:[&quot;http://zotero.org/users/316567/items/3NIBQEWM&quot;],&quot;itemData&quot;:{&quot;id&quot;:1425,&quot;type&quot;:&quot;article-journal&quot;,&quot;title&quot;:&quot;Structure of the Na+-driven flagellum from the homoacetogenic bacterium Acetobacterium woodii&quot;,&quot;container-title&quot;:&quot;FEBS Letters&quot;,&quot;page&quot;:&quot;325-328&quot;,&quot;volume&quot;:&quot;434&quot;,&quot;issue&quot;:&quot;3&quot;,&quot;source&quot;:&quot;ScienceDirect&quot;,&quot;abstract&quot;:&quot;The Na+-dependent flagellum of Acetobacterium woodii was characterised. Flagellin and whole flagella were purified and analysed by SDS-PAGE and electron microscopy. The structure and dimensions of the filament and the hook-basal body, as revealed by electron microscopy, resemble those of H+-dependent flagella from Gram-positive bacteria. Intramembrane particle rings were present at the cell pole in freeze-fractured A. woodii cells, which might correspond to the mot complex.&quot;,&quot;DOI&quot;:&quot;10.1016/S0014-5793(98)01008-4&quot;,&quot;ISSN&quot;:&quot;0014-5793&quot;,&quot;author&quot;:[{&quot;family&quot;:&quot;Aufurth&quot;,&quot;given&quot;:&quot;Sascha&quot;},{&quot;family&quot;:&quot;Madkour&quot;,&quot;given&quot;:&quot;Mohammed&quot;},{&quot;family&quot;:&quot;Mayer&quot;,&quot;given&quot;:&quot;Frank&quot;},{&quot;family&quot;:&quot;Müller&quot;,&quot;given&quot;:&quot;Volker&quot;}],&quot;issued&quot;:{&quot;date-parts&quot;:[[&quot;1998&quot;,9,4]]},&quot;accessed&quot;:{&quot;date-parts&quot;:[[2012,6,7]]}}}],&quot;schema&quot;:&quot;https://github.com/citation-style-language/schema/raw/master/csl-citation.json&quot;} RNDWMurWMedDw"/>.</text:p>
                    </text:list-item>
                    <text:list-item>
                      <text:p text:style-name="P47">Possible disk? Extra rings (mentioned in paper).</text:p>
                    </text:list-item>
                  </text:list>
                </text:list-item>
                <text:list-item>
                  <text:p text:style-name="P47"><text:span text:style-name="T9">Acetivibrio ethanolgigens </text:span>(tax ID 290052)</text:p>
                  <text:list>
                    <text:list-item>
                      <text:p text:style-name="P47">“Basal bulbs” – most likely artefacts.</text:p>
                    </text:list-item>
                  </text:list>
                </text:list-item>
                <text:list-item>
                  <text:p text:style-name="P79">Streptococcus v4051</text:p>
                  <text:list>
                    <text:list-item>
                      <text:p text:style-name="P47"><text:span text:style-name="T33">Used by Mike Manson to show it's proton-driven </text:span><text:reference-mark-start text:name="ZOTERO_ITEM CSL_CITATION {&quot;citationID&quot;:&quot;nm4urevsc&quot;,&quot;properties&quot;:{&quot;formattedCitation&quot;:&quot;(Manson et al., 1977)&quot;,&quot;plainCitation&quot;:&quot;(Manson et al., 1977)&quot;},&quot;citationItems&quot;:[{&quot;id&quot;:2577,&quot;uris&quot;:[&quot;http://zotero.org/users/316567/items/MHQCZATI&quot;],&quot;uri&quot;:[&quot;http://zotero.org/users/316567/items/MHQCZATI&quot;],&quot;itemData&quot;:{&quot;id&quot;:2577,&quot;type&quot;:&quot;article-journal&quot;,&quot;title&quot;:&quot;A protonmotive force drives bacterial flagella.&quot;,&quot;container-title&quot;:&quot;Proceedings of the National Academy of Sciences of the United States of America&quot;,&quot;page&quot;:&quot;3060-3064&quot;,&quot;volume&quot;:&quot;74&quot;,&quot;issue&quot;:&quot;7&quot;,&quot;source&quot;:&quot;PubMed Central&quot;,&quot;abstract&quot;:&quot;Streptococcus strain V4051 is motile in the presence of glucose. The cells move steadily along smooth paths (run), jump about briefly with little net displacement (twiddle), and then run in new directions. They stop swimming when deprived of glucose. These cells become motile when an electrical potential or a pH gradient is imposed across the membrane. Starved cells suspended in a potassium-free medium respond to the addition of valinomycin by a brief period of vigorous twiddling. They also twiddle, although less vigorously, when the external pH is lowered. Valinomycin-induced twiddling occurs in the absence of external alkali or alkaline earth cations and without significant net synthesis of ATP. When a chemoattractant is added to cells swimming in the presence of glucose, twiddles are transiently suppressed, and the cells run for a time. Similarly, when starved cells are suspended in a potassium-free medium containing both valinomycin and an attractant, many cells initially run rather than twiddle. We conclude that the flagella are driven by a protonmotive force.&quot;,&quot;ISSN&quot;:&quot;0027-8424&quot;,&quot;note&quot;:&quot;PMID: 19741\nPMCID: PMC431412&quot;,&quot;journalAbbreviation&quot;:&quot;Proc Natl Acad Sci U S A&quot;,&quot;author&quot;:[{&quot;family&quot;:&quot;Manson&quot;,&quot;given&quot;:&quot;M D&quot;},{&quot;family&quot;:&quot;Tedesco&quot;,&quot;given&quot;:&quot;P&quot;},{&quot;family&quot;:&quot;Berg&quot;,&quot;given&quot;:&quot;H C&quot;},{&quot;family&quot;:&quot;Harold&quot;,&quot;given&quot;:&quot;F M&quot;},{&quot;family&quot;:&quot;Van der Drift&quot;,&quot;given&quot;:&quot;C&quot;}],&quot;issued&quot;:{&quot;date-parts&quot;:[[1977,7]]},&quot;accessed&quot;:{&quot;date-parts&quot;:[[2012,7,13]]}}}],&quot;schema&quot;:&quot;https://github.com/citation-style-language/schema/raw/master/csl-citation.json&quot;} RND9JXlxZU1Pd"/><text:span text:style-name="T33">(Manson et al., 1977)</text:span><text:reference-mark-end text:name="ZOTERO_ITEM CSL_CITATION {&quot;citationID&quot;:&quot;nm4urevsc&quot;,&quot;properties&quot;:{&quot;formattedCitation&quot;:&quot;(Manson et al., 1977)&quot;,&quot;plainCitation&quot;:&quot;(Manson et al., 1977)&quot;},&quot;citationItems&quot;:[{&quot;id&quot;:2577,&quot;uris&quot;:[&quot;http://zotero.org/users/316567/items/MHQCZATI&quot;],&quot;uri&quot;:[&quot;http://zotero.org/users/316567/items/MHQCZATI&quot;],&quot;itemData&quot;:{&quot;id&quot;:2577,&quot;type&quot;:&quot;article-journal&quot;,&quot;title&quot;:&quot;A protonmotive force drives bacterial flagella.&quot;,&quot;container-title&quot;:&quot;Proceedings of the National Academy of Sciences of the United States of America&quot;,&quot;page&quot;:&quot;3060-3064&quot;,&quot;volume&quot;:&quot;74&quot;,&quot;issue&quot;:&quot;7&quot;,&quot;source&quot;:&quot;PubMed Central&quot;,&quot;abstract&quot;:&quot;Streptococcus strain V4051 is motile in the presence of glucose. The cells move steadily along smooth paths (run), jump about briefly with little net displacement (twiddle), and then run in new directions. They stop swimming when deprived of glucose. These cells become motile when an electrical potential or a pH gradient is imposed across the membrane. Starved cells suspended in a potassium-free medium respond to the addition of valinomycin by a brief period of vigorous twiddling. They also twiddle, although less vigorously, when the external pH is lowered. Valinomycin-induced twiddling occurs in the absence of external alkali or alkaline earth cations and without significant net synthesis of ATP. When a chemoattractant is added to cells swimming in the presence of glucose, twiddles are transiently suppressed, and the cells run for a time. Similarly, when starved cells are suspended in a potassium-free medium containing both valinomycin and an attractant, many cells initially run rather than twiddle. We conclude that the flagella are driven by a protonmotive force.&quot;,&quot;ISSN&quot;:&quot;0027-8424&quot;,&quot;note&quot;:&quot;PMID: 19741\nPMCID: PMC431412&quot;,&quot;journalAbbreviation&quot;:&quot;Proc Natl Acad Sci U S A&quot;,&quot;author&quot;:[{&quot;family&quot;:&quot;Manson&quot;,&quot;given&quot;:&quot;M D&quot;},{&quot;family&quot;:&quot;Tedesco&quot;,&quot;given&quot;:&quot;P&quot;},{&quot;family&quot;:&quot;Berg&quot;,&quot;given&quot;:&quot;H C&quot;},{&quot;family&quot;:&quot;Harold&quot;,&quot;given&quot;:&quot;F M&quot;},{&quot;family&quot;:&quot;Van der Drift&quot;,&quot;given&quot;:&quot;C&quot;}],&quot;issued&quot;:{&quot;date-parts&quot;:[[1977,7]]},&quot;accessed&quot;:{&quot;date-parts&quot;:[[2012,7,13]]}}}],&quot;schema&quot;:&quot;https://github.com/citation-style-language/schema/raw/master/csl-citation.json&quot;} RND9JXlxZU1Pd"/></text:p>
                    </text:list-item>
                    <text:list-item>
                      <text:p text:style-name="P61">Also used to determine torques at first</text:p>
                    </text:list-item>
                    <text:list-item>
                      <text:p text:style-name="P47"><text:span text:style-name="T33">And also stator positioning </text:span><text:reference-mark-start text:name="ZOTERO_ITEM CSL_CITATION {&quot;citationID&quot;:&quot;1q3ieopigb&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SxNyvKZw21"/><text:span text:style-name="T33">(Khan et al., 1988)</text:span><text:reference-mark-end text:name="ZOTERO_ITEM CSL_CITATION {&quot;citationID&quot;:&quot;1q3ieopigb&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SxNyvKZw21"/><text:span text:style-name="T33">.</text:span></text:p>
                    </text:list-item>
                  </text:list>
                </text:list-item>
                <text:list-item>
                  <text:p text:style-name="P80"><text:span text:style-name="T141">Geob</text:span>acillus stearothermophilus <text:span text:style-name="T30">(previously </text:span><text:span text:style-name="T3">Bacillus stearothermophilus, </text:span><text:span text:style-name="T30">taxID 1422)</text:span></text:p>
                  <text:list>
                    <text:list-item>
                      <text:p text:style-name="P50">IM curvature and diameter almost looks like spirochaete motors <text:reference-mark-start text:name="ZOTERO_ITEM CSL_CITATION {&quot;citationID&quot;:&quot;8lq0mc1vi&quot;,&quot;properties&quot;:{&quot;formattedCitation&quot;:&quot;(Abram et al., 1966)&quot;,&quot;plainCitation&quot;:&quot;(Abram et al., 1966)&quot;},&quot;citationItems&quot;:[{&quot;id&quot;:2485,&quot;uris&quot;:[&quot;http://zotero.org/users/316567/items/IQNUTRQZ&quot;],&quot;uri&quot;:[&quot;http://zotero.org/users/316567/items/IQNUTRQZ&quot;],&quot;itemData&quot;:{&quot;id&quot;:2485,&quot;type&quot;:&quot;article-journal&quot;,&quot;title&quot;:&quot;Attachment and Structural Features of Flagella of Certain Bacilli&quot;,&quot;container-title&quot;:&quot;Journal of Bacteriology&quot;,&quot;page&quot;:&quot;2045-2068&quot;,&quot;volume&quot;:&quot;91&quot;,&quot;issue&quot;:&quot;5&quot;,&quot;source&quot;:&quot;PubMed Central&quot;,&quot;abstract&quot;:&quot;Abram, Dinah (Purdue University, Lafayette, Ind.), A. E. Vatter, and Henry Koffler. Attachment and structural features of flagella of certain bacilli. J. Bacteriol. 91:2045–2068. 1966.—The attachment of flagella to cells of various mesophilic and thermophilic strains of Bacillus was studied electron microscopically. Studies of ghost cells and membrane fragments indicate that flagella are connected to the cytoplasmic membrane. Flagella removed from cells mechanically, during autolysis, or by phage lysis, have attached to the base of their proximal hooks material that is heterogeneous in character. In part, this material consists of cytoplasmic membrane; its varied shape appears to be caused by the folding of the membrane around the proximal end of the flagellum at the site of attachment. It is uncertain whether this material represents a real structure or an artifact. Highresolution microscopy reveals differences in the fine structure of intact flagella of the various strains studied. The proximal hook and the flagellar filament are distinct in morphology and fine structure. A specialized structure is associated with the hook of flagella of B. brevis and B. circulans. The filament of flagella of B. stearothermophilus 2184 has two regions that show marked differences in the manner in which the subunits appear to be organized. No correlation was found between the site of origin of flagella and the location of reduced tellurite when the reduction of potassium tellurite was used to indicate the loci of enzymatic respiratory activities.&quot;,&quot;ISSN&quot;:&quot;0021-9193&quot;,&quot;note&quot;:&quot;PMID: 5937250\nPMCID: PMC316163&quot;,&quot;journalAbbreviation&quot;:&quot;J Bacteriol&quot;,&quot;author&quot;:[{&quot;family&quot;:&quot;Abram&quot;,&quot;given&quot;:&quot;Dinah&quot;},{&quot;family&quot;:&quot;Vatter&quot;,&quot;given&quot;:&quot;A. E.&quot;},{&quot;family&quot;:&quot;Koffler&quot;,&quot;given&quot;:&quot;Henry&quot;}],&quot;issued&quot;:{&quot;date-parts&quot;:[[1966,5]]}}}],&quot;schema&quot;:&quot;https://github.com/citation-style-language/schema/raw/master/csl-citation.json&quot;} RNDGdgmatvG7t"/>(Abram et al., 1966)<text:reference-mark-end text:name="ZOTERO_ITEM CSL_CITATION {&quot;citationID&quot;:&quot;8lq0mc1vi&quot;,&quot;properties&quot;:{&quot;formattedCitation&quot;:&quot;(Abram et al., 1966)&quot;,&quot;plainCitation&quot;:&quot;(Abram et al., 1966)&quot;},&quot;citationItems&quot;:[{&quot;id&quot;:2485,&quot;uris&quot;:[&quot;http://zotero.org/users/316567/items/IQNUTRQZ&quot;],&quot;uri&quot;:[&quot;http://zotero.org/users/316567/items/IQNUTRQZ&quot;],&quot;itemData&quot;:{&quot;id&quot;:2485,&quot;type&quot;:&quot;article-journal&quot;,&quot;title&quot;:&quot;Attachment and Structural Features of Flagella of Certain Bacilli&quot;,&quot;container-title&quot;:&quot;Journal of Bacteriology&quot;,&quot;page&quot;:&quot;2045-2068&quot;,&quot;volume&quot;:&quot;91&quot;,&quot;issue&quot;:&quot;5&quot;,&quot;source&quot;:&quot;PubMed Central&quot;,&quot;abstract&quot;:&quot;Abram, Dinah (Purdue University, Lafayette, Ind.), A. E. Vatter, and Henry Koffler. Attachment and structural features of flagella of certain bacilli. J. Bacteriol. 91:2045–2068. 1966.—The attachment of flagella to cells of various mesophilic and thermophilic strains of Bacillus was studied electron microscopically. Studies of ghost cells and membrane fragments indicate that flagella are connected to the cytoplasmic membrane. Flagella removed from cells mechanically, during autolysis, or by phage lysis, have attached to the base of their proximal hooks material that is heterogeneous in character. In part, this material consists of cytoplasmic membrane; its varied shape appears to be caused by the folding of the membrane around the proximal end of the flagellum at the site of attachment. It is uncertain whether this material represents a real structure or an artifact. Highresolution microscopy reveals differences in the fine structure of intact flagella of the various strains studied. The proximal hook and the flagellar filament are distinct in morphology and fine structure. A specialized structure is associated with the hook of flagella of B. brevis and B. circulans. The filament of flagella of B. stearothermophilus 2184 has two regions that show marked differences in the manner in which the subunits appear to be organized. No correlation was found between the site of origin of flagella and the location of reduced tellurite when the reduction of potassium tellurite was used to indicate the loci of enzymatic respiratory activities.&quot;,&quot;ISSN&quot;:&quot;0021-9193&quot;,&quot;note&quot;:&quot;PMID: 5937250\nPMCID: PMC316163&quot;,&quot;journalAbbreviation&quot;:&quot;J Bacteriol&quot;,&quot;author&quot;:[{&quot;family&quot;:&quot;Abram&quot;,&quot;given&quot;:&quot;Dinah&quot;},{&quot;family&quot;:&quot;Vatter&quot;,&quot;given&quot;:&quot;A. E.&quot;},{&quot;family&quot;:&quot;Koffler&quot;,&quot;given&quot;:&quot;Henry&quot;}],&quot;issued&quot;:{&quot;date-parts&quot;:[[1966,5]]}}}],&quot;schema&quot;:&quot;https://github.com/citation-style-language/schema/raw/master/csl-citation.json&quot;} RNDGdgmatvG7t"/></text:p>
                    </text:list-item>
                    <text:list-item>
                      <text:p text:style-name="P50">Claim to have disks by authors, although not clear in figures – may be just MS-ring.</text:p>
                    </text:list-item>
                    <text:list-item>
                      <text:p text:style-name="P62">May well be artefact of purification.</text:p>
                    </text:list-item>
                  </text:list>
                </text:list-item>
              </text:list>
            </text:list-item>
          </text:list>
        </text:list-item>
      </text:list>
      <text:p text:style-name="P7"/>
      <text:h text:style-name="P94" text:outline-level="5">Others</text:h>
      <text:list xml:id="list1444428694" text:continue-numbering="true" text:style-name="WW8Num6">
        <text:list-item>
          <text:list>
            <text:list-item>
              <text:list>
                <text:list-item>
                  <text:p text:style-name="P47">“Titanospirillum Velox: A Huge, Speedy, Sulfur-Storing Spirillum from Ebro Delta Microbial Mats”</text:p>
                  <text:list>
                    <text:list-item>
                      <text:list>
                        <text:list-item>
                          <text:p text:style-name="P47">60+ flagella emanating from a “polar organelle”</text:p>
                        </text:list-item>
                      </text:list>
                    </text:list-item>
                  </text:list>
                </text:list-item>
                <text:list-item>
                  <text:p text:style-name="P47"><text:span text:style-name="T9">Thermotoga maritima </text:span><text:span text:style-name="T22">has extra ring</text:span><text:reference-mark-start text:name="ZOTERO_ITEM CSL_CITATION {&quot;citationID&quot;:&quot;2ns8unove8&quot;,&quot;properties&quot;:{&quot;formattedCitation&quot;:&quot;(Gluch et al., 1995)&quot;,&quot;plainCitation&quot;:&quot;(Gluch et al., 1995)&quot;},&quot;citationItems&quot;:[{&quot;id&quot;:2590,&quot;uris&quot;:[&quot;http://zotero.org/users/316567/items/MS6PDR2R&quot;],&quot;uri&quot;:[&quot;http://zotero.org/users/316567/items/MS6PDR2R&quot;],&quot;itemData&quot;:{&quot;id&quot;:2590,&quot;type&quot;:&quot;article-journal&quot;,&quot;title&quot;:&quot;Motility and Thermotactic Responses of Thermotoga Maritima.&quot;,&quot;container-title&quot;:&quot;Journal of Bacteriology&quot;,&quot;page&quot;:&quot;5473-5479&quot;,&quot;volume&quot;:&quot;177&quot;,&quot;issue&quot;:&quot;19&quot;,&quot;source&quot;:&quot;jb.asm.org&quot;,&quot;ISSN&quot;:&quot;0021-9193, 1098-5530&quot;,&quot;journalAbbreviation&quot;:&quot;J. Bacteriol.&quot;,&quot;language&quot;:&quot;en&quot;,&quot;author&quot;:[{&quot;family&quot;:&quot;Gluch&quot;,&quot;given&quot;:&quot;M F&quot;},{&quot;family&quot;:&quot;Typke&quot;,&quot;given&quot;:&quot;D.&quot;},{&quot;family&quot;:&quot;Baumeister&quot;,&quot;given&quot;:&quot;W.&quot;}],&quot;issued&quot;:{&quot;date-parts&quot;:[[1995,10,1]]},&quot;accessed&quot;:{&quot;date-parts&quot;:[[2012,6,6]]}}}],&quot;schema&quot;:&quot;https://github.com/citation-style-language/schema/raw/master/csl-citation.json&quot;} RNDJBwZ1SxHOJ"/><text:span text:style-name="T22">(Gluch et al., 1995)</text:span><text:reference-mark-end text:name="ZOTERO_ITEM CSL_CITATION {&quot;citationID&quot;:&quot;2ns8unove8&quot;,&quot;properties&quot;:{&quot;formattedCitation&quot;:&quot;(Gluch et al., 1995)&quot;,&quot;plainCitation&quot;:&quot;(Gluch et al., 1995)&quot;},&quot;citationItems&quot;:[{&quot;id&quot;:2590,&quot;uris&quot;:[&quot;http://zotero.org/users/316567/items/MS6PDR2R&quot;],&quot;uri&quot;:[&quot;http://zotero.org/users/316567/items/MS6PDR2R&quot;],&quot;itemData&quot;:{&quot;id&quot;:2590,&quot;type&quot;:&quot;article-journal&quot;,&quot;title&quot;:&quot;Motility and Thermotactic Responses of Thermotoga Maritima.&quot;,&quot;container-title&quot;:&quot;Journal of Bacteriology&quot;,&quot;page&quot;:&quot;5473-5479&quot;,&quot;volume&quot;:&quot;177&quot;,&quot;issue&quot;:&quot;19&quot;,&quot;source&quot;:&quot;jb.asm.org&quot;,&quot;ISSN&quot;:&quot;0021-9193, 1098-5530&quot;,&quot;journalAbbreviation&quot;:&quot;J. Bacteriol.&quot;,&quot;language&quot;:&quot;en&quot;,&quot;author&quot;:[{&quot;family&quot;:&quot;Gluch&quot;,&quot;given&quot;:&quot;M F&quot;},{&quot;family&quot;:&quot;Typke&quot;,&quot;given&quot;:&quot;D.&quot;},{&quot;family&quot;:&quot;Baumeister&quot;,&quot;given&quot;:&quot;W.&quot;}],&quot;issued&quot;:{&quot;date-parts&quot;:[[1995,10,1]]},&quot;accessed&quot;:{&quot;date-parts&quot;:[[2012,6,6]]}}}],&quot;schema&quot;:&quot;https://github.com/citation-style-language/schema/raw/master/csl-citation.json&quot;} RNDJBwZ1SxHOJ"/>.</text:p>
                  <text:list>
                    <text:list-item>
                      <text:p text:style-name="P47">“Motility and Thermotactic Responses of Thermotoga Maritima.”</text:p>
                    </text:list-item>
                  </text:list>
                </text:list-item>
                <text:list-item>
                  <text:p text:style-name="P47"><text:span text:style-name="T9">Thermomicrobium roseum</text:span> DSM5159 [TaxID 309801]</text:p>
                </text:list-item>
                <text:list-item>
                  <text:p text:style-name="P74"><text:span text:style-name="T9">Candidatus Ovobacter propellens</text:span> <text:reference-mark-start text:name="ZOTERO_ITEM CSL_CITATION {&quot;citationID&quot;:&quot;1m35l83nve&quot;,&quot;properties&quot;:{&quot;formattedCitation&quot;:&quot;(Fenchel and Thar, 2006)&quot;,&quot;plainCitation&quot;:&quot;(Fenchel and Thar, 2006)&quot;},&quot;citationItems&quot;:[{&quot;id&quot;:2783,&quot;uris&quot;:[&quot;http://zotero.org/users/316567/items/TJDCQWG8&quot;],&quot;uri&quot;:[&quot;http://zotero.org/users/316567/items/TJDCQWG8&quot;],&quot;itemData&quot;:{&quot;id&quot;:2783,&quot;type&quot;:&quot;article-journal&quot;,&quot;title&quot;:&quot;“Candidatus Ovobacter propellens”: a large conspicuous prokaryote with an unusual motility behaviour&quot;,&quot;container-title&quot;:&quot;FEMS Microbiology Ecology&quot;,&quot;page&quot;:&quot;231-238&quot;,&quot;volume&quot;:&quot;48&quot;,&quot;issue&quot;:&quot;2&quot;,&quot;source&quot;:&quot;onlinelibrary.wiley.com&quot;,&quot;abstract&quot;:&quot;A new type of bacterium “Candidatus Ovobacter propellens” is described. It is a large ovoid species with a number of unusual features including special intracellular membrane systems and a huge flagellar tuft consisting of about 400 flagella. “Ovobacter” lives in oxygen gradients in the surface layer of sulphidic marine sediments at an O2-tension of about 0.5% atmospheric saturation. It swims continuously and very fast (up to 1 mm s−1). Its mode of swimming and its chemosensory behaviour towards O2 are described in detail.&quot;,&quot;DOI&quot;:&quot;10.1016/j.femsec.2004.01.013&quot;,&quot;ISSN&quot;:&quot;1574-6941&quot;,&quot;shortTitle&quot;:&quot;“Candidatus Ovobacter propellens”&quot;,&quot;language&quot;:&quot;en&quot;,&quot;author&quot;:[{&quot;family&quot;:&quot;Fenchel&quot;,&quot;given&quot;:&quot;Tom&quot;},{&quot;family&quot;:&quot;Thar&quot;,&quot;given&quot;:&quot;Roland&quot;}],&quot;issued&quot;:{&quot;date-parts&quot;:[[2006,1,5]]},&quot;accessed&quot;:{&quot;date-parts&quot;:[[2012,5,30]]}}}],&quot;schema&quot;:&quot;https://github.com/citation-style-language/schema/raw/master/csl-citation.json&quot;} RNDmoOJqYCoTX"/>(Fenchel and Thar, 2006)<text:reference-mark-end text:name="ZOTERO_ITEM CSL_CITATION {&quot;citationID&quot;:&quot;1m35l83nve&quot;,&quot;properties&quot;:{&quot;formattedCitation&quot;:&quot;(Fenchel and Thar, 2006)&quot;,&quot;plainCitation&quot;:&quot;(Fenchel and Thar, 2006)&quot;},&quot;citationItems&quot;:[{&quot;id&quot;:2783,&quot;uris&quot;:[&quot;http://zotero.org/users/316567/items/TJDCQWG8&quot;],&quot;uri&quot;:[&quot;http://zotero.org/users/316567/items/TJDCQWG8&quot;],&quot;itemData&quot;:{&quot;id&quot;:2783,&quot;type&quot;:&quot;article-journal&quot;,&quot;title&quot;:&quot;“Candidatus Ovobacter propellens”: a large conspicuous prokaryote with an unusual motility behaviour&quot;,&quot;container-title&quot;:&quot;FEMS Microbiology Ecology&quot;,&quot;page&quot;:&quot;231-238&quot;,&quot;volume&quot;:&quot;48&quot;,&quot;issue&quot;:&quot;2&quot;,&quot;source&quot;:&quot;onlinelibrary.wiley.com&quot;,&quot;abstract&quot;:&quot;A new type of bacterium “Candidatus Ovobacter propellens” is described. It is a large ovoid species with a number of unusual features including special intracellular membrane systems and a huge flagellar tuft consisting of about 400 flagella. “Ovobacter” lives in oxygen gradients in the surface layer of sulphidic marine sediments at an O2-tension of about 0.5% atmospheric saturation. It swims continuously and very fast (up to 1 mm s−1). Its mode of swimming and its chemosensory behaviour towards O2 are described in detail.&quot;,&quot;DOI&quot;:&quot;10.1016/j.femsec.2004.01.013&quot;,&quot;ISSN&quot;:&quot;1574-6941&quot;,&quot;shortTitle&quot;:&quot;“Candidatus Ovobacter propellens”&quot;,&quot;language&quot;:&quot;en&quot;,&quot;author&quot;:[{&quot;family&quot;:&quot;Fenchel&quot;,&quot;given&quot;:&quot;Tom&quot;},{&quot;family&quot;:&quot;Thar&quot;,&quot;given&quot;:&quot;Roland&quot;}],&quot;issued&quot;:{&quot;date-parts&quot;:[[2006,1,5]]},&quot;accessed&quot;:{&quot;date-parts&quot;:[[2012,5,30]]}}}],&quot;schema&quot;:&quot;https://github.com/citation-style-language/schema/raw/master/csl-citation.json&quot;} RNDmoOJqYCoTX"/></text:p>
                  <text:list>
                    <text:list-item>
                      <text:p text:style-name="P74">Huge, 400+ flagellate</text:p>
                    </text:list-item>
                  </text:list>
                </text:list-item>
                <text:list-item>
                  <text:p text:style-name="P74">Uncultured magnetotactic cocci </text:p>
                  <text:list>
                    <text:list-item>
                      <text:p text:style-name="P74">Motors originate in a depression – indicative of structure? <text:reference-mark-start text:name="ZOTERO_ITEM CSL_CITATION {&quot;citationID&quot;:&quot;1ld3t4jj6p&quot;,&quot;properties&quot;:{&quot;formattedCitation&quot;:&quot;(Freitas et al., 2006)&quot;,&quot;plainCitation&quot;:&quot;(Freitas et al., 2006)&quot;},&quot;citationItems&quot;:[{&quot;id&quot;:2522,&quot;uris&quot;:[&quot;http://zotero.org/users/316567/items/JTI4E9EN&quot;],&quot;uri&quot;:[&quot;http://zotero.org/users/316567/items/JTI4E9EN&quot;],&quot;itemData&quot;:{&quot;id&quot;:2522,&quot;type&quot;:&quot;article-journal&quot;,&quot;title&quot;:&quot;Envelope ultrastructure of uncultured naturally occurring magnetotactic cocci&quot;,&quot;container-title&quot;:&quot;FEMS Microbiology Letters&quot;,&quot;page&quot;:&quot;33-38&quot;,&quot;volume&quot;:&quot;219&quot;,&quot;issue&quot;:&quot;1&quot;,&quot;source&quot;:&quot;onlinelibrary.wiley.com&quot;,&quot;abstract&quot;:&quot;Magnetotactic bacteria are microorganisms that respond to magnetic fields. We studied the surface ultrastructure of uncultured magnetotactic cocci collected from a marine environment by transmission electron microscopy using freeze-fracture and freeze-etching. All bacteria revealed a Gram-negative cell wall. Many bacteria possessed extensive capsular material and a S-layer formed by particles arranged with hexagonal symmetry. No indication of a metal precipitation on the surface of these microorganisms was observed. Numerous membrane vesicles were observed on the surface of the bacteria. Flagella were organized in bundles originated in a depression on the surface of the cells. Occasionally, a close association of the flagella with the magnetosomes that remained attached to the replica was observed. Capsules and S-layers are common structures in magnetotactic cocci from natural sediments and may be involved in inhibition of metal precipitation on the cell surface or indirectly influence magnetotaxis.&quot;,&quot;DOI&quot;:&quot;10.1016/S0378-1097(02)01187-4&quot;,&quot;ISSN&quot;:&quot;1574-6968&quot;,&quot;language&quot;:&quot;en&quot;,&quot;author&quot;:[{&quot;family&quot;:&quot;Freitas&quot;,&quot;given&quot;:&quot;Flávia&quot;},{&quot;family&quot;:&quot;Keim&quot;,&quot;given&quot;:&quot;Carolina N&quot;},{&quot;family&quot;:&quot;Kachar&quot;,&quot;given&quot;:&quot;Bechara&quot;},{&quot;family&quot;:&quot;Farina&quot;,&quot;given&quot;:&quot;Marcos&quot;},{&quot;family&quot;:&quot;Lins&quot;,&quot;given&quot;:&quot;Ulysses&quot;}],&quot;issued&quot;:{&quot;date-parts&quot;:[[2006,1,9]]},&quot;accessed&quot;:{&quot;date-parts&quot;:[[2012,5,29]]}}}],&quot;schema&quot;:&quot;https://github.com/citation-style-language/schema/raw/master/csl-citation.json&quot;} RNDEhZWYxayFR"/>(Freitas et al., 2006)<text:reference-mark-end text:name="ZOTERO_ITEM CSL_CITATION {&quot;citationID&quot;:&quot;1ld3t4jj6p&quot;,&quot;properties&quot;:{&quot;formattedCitation&quot;:&quot;(Freitas et al., 2006)&quot;,&quot;plainCitation&quot;:&quot;(Freitas et al., 2006)&quot;},&quot;citationItems&quot;:[{&quot;id&quot;:2522,&quot;uris&quot;:[&quot;http://zotero.org/users/316567/items/JTI4E9EN&quot;],&quot;uri&quot;:[&quot;http://zotero.org/users/316567/items/JTI4E9EN&quot;],&quot;itemData&quot;:{&quot;id&quot;:2522,&quot;type&quot;:&quot;article-journal&quot;,&quot;title&quot;:&quot;Envelope ultrastructure of uncultured naturally occurring magnetotactic cocci&quot;,&quot;container-title&quot;:&quot;FEMS Microbiology Letters&quot;,&quot;page&quot;:&quot;33-38&quot;,&quot;volume&quot;:&quot;219&quot;,&quot;issue&quot;:&quot;1&quot;,&quot;source&quot;:&quot;onlinelibrary.wiley.com&quot;,&quot;abstract&quot;:&quot;Magnetotactic bacteria are microorganisms that respond to magnetic fields. We studied the surface ultrastructure of uncultured magnetotactic cocci collected from a marine environment by transmission electron microscopy using freeze-fracture and freeze-etching. All bacteria revealed a Gram-negative cell wall. Many bacteria possessed extensive capsular material and a S-layer formed by particles arranged with hexagonal symmetry. No indication of a metal precipitation on the surface of these microorganisms was observed. Numerous membrane vesicles were observed on the surface of the bacteria. Flagella were organized in bundles originated in a depression on the surface of the cells. Occasionally, a close association of the flagella with the magnetosomes that remained attached to the replica was observed. Capsules and S-layers are common structures in magnetotactic cocci from natural sediments and may be involved in inhibition of metal precipitation on the cell surface or indirectly influence magnetotaxis.&quot;,&quot;DOI&quot;:&quot;10.1016/S0378-1097(02)01187-4&quot;,&quot;ISSN&quot;:&quot;1574-6968&quot;,&quot;language&quot;:&quot;en&quot;,&quot;author&quot;:[{&quot;family&quot;:&quot;Freitas&quot;,&quot;given&quot;:&quot;Flávia&quot;},{&quot;family&quot;:&quot;Keim&quot;,&quot;given&quot;:&quot;Carolina N&quot;},{&quot;family&quot;:&quot;Kachar&quot;,&quot;given&quot;:&quot;Bechara&quot;},{&quot;family&quot;:&quot;Farina&quot;,&quot;given&quot;:&quot;Marcos&quot;},{&quot;family&quot;:&quot;Lins&quot;,&quot;given&quot;:&quot;Ulysses&quot;}],&quot;issued&quot;:{&quot;date-parts&quot;:[[2006,1,9]]},&quot;accessed&quot;:{&quot;date-parts&quot;:[[2012,5,29]]}}}],&quot;schema&quot;:&quot;https://github.com/citation-style-language/schema/raw/master/csl-citation.json&quot;} RNDEhZWYxayFR"/></text:p>
                    </text:list-item>
                  </text:list>
                </text:list-item>
                <text:list-item>
                  <text:p text:style-name="P74"><text:span text:style-name="T142">Long-Fei Wu's bacterium </text:span><text:reference-mark-start text:name="ZOTERO_ITEM CSL_CITATION {&quot;citationID&quot;:&quot;1opp1qqvd4&quot;,&quot;properties&quot;:{&quot;formattedCitation&quot;:&quot;(Ruan et al., 2012)&quot;,&quot;plainCitation&quot;:&quot;(Ruan et al., 2012)&quot;},&quot;citationItems&quot;:[{&quot;id&quot;:2254,&quot;uris&quot;:[&quot;http://zotero.org/users/316567/items/BJTHAZ8Z&quot;],&quot;uri&quot;:[&quot;http://zotero.org/users/316567/items/BJTHAZ8Z&quot;],&quot;itemData&quot;:{&quot;id&quot;:2254,&quot;type&quot;:&quot;article-journal&quot;,&quot;title&quot;:&quot;Architecture of a flagellar apparatus in the fast-swimming magnetotactic bacterium MO-1&quot;,&quot;container-title&quot;:&quot;Proceedings of the National Academy of Sciences&quot;,&quot;page&quot;:&quot;20643-20648&quot;,&quot;volume&quot;:&quot;109&quot;,&quot;issue&quot;:&quot;50&quot;,&quot;source&quot;:&quot;www.pnas.org&quot;,&quot;abstract&quot;:&quot;The bacterial flagellum is a motility organelle that consists of a rotary motor and a helical propeller. The flagella usually work individually or by forming a loose bundle to produce thrust. However, the flagellar apparatus of marine bacterium MO-1 is a tight bundle of seven flagellar filaments enveloped in a sheath, and it has been a mystery as to how the flagella rotate smoothly in coordination. Here we have used electron cryotomography to visualize the 3D architecture of the sheathed flagella. The seven filaments are enveloped with 24 fibrils in the sheath, and their basal bodies are arranged in an intertwined hexagonal array similar to the thick and thin filaments of vertebrate skeletal muscles. This complex and exquisite architecture strongly suggests that the fibrils counter-rotate between flagella in direct contact to minimize the friction of high-speed rotation of individual flagella in the tight bundle within the sheath to enable MO-1 cells to swim at about 300 µm/s.&quot;,&quot;DOI&quot;:&quot;10.1073/pnas.1215274109&quot;,&quot;ISSN&quot;:&quot;0027-8424, 1091-6490&quot;,&quot;journalAbbreviation&quot;:&quot;PNAS&quot;,&quot;language&quot;:&quot;en&quot;,&quot;author&quot;:[{&quot;family&quot;:&quot;Ruan&quot;,&quot;given&quot;:&quot;Juanfang&quot;},{&quot;family&quot;:&quot;Kato&quot;,&quot;given&quot;:&quot;Takayuki&quot;},{&quot;family&quot;:&quot;Santini&quot;,&quot;given&quot;:&quot;Claire-Lise&quot;},{&quot;family&quot;:&quot;Miyata&quot;,&quot;given&quot;:&quot;Tomoko&quot;},{&quot;family&quot;:&quot;Kawamoto&quot;,&quot;given&quot;:&quot;Akihiro&quot;},{&quot;family&quot;:&quot;Zhang&quot;,&quot;given&quot;:&quot;Wei-Jia&quot;},{&quot;family&quot;:&quot;Bernadac&quot;,&quot;given&quot;:&quot;Alain&quot;},{&quot;family&quot;:&quot;Wu&quot;,&quot;given&quot;:&quot;Long-Fei&quot;},{&quot;family&quot;:&quot;Namba&quot;,&quot;given&quot;:&quot;Keiichi&quot;}],&quot;issued&quot;:{&quot;date-parts&quot;:[[2012,12,11]]},&quot;accessed&quot;:{&quot;date-parts&quot;:[[2013,1,11]],&quot;season&quot;:&quot;12:17:23&quot;}}}],&quot;schema&quot;:&quot;https://github.com/citation-style-language/schema/raw/master/csl-citation.json&quot;} RNDQkRKvZcfF1"/>(Ruan et al., 2012)<text:reference-mark-end text:name="ZOTERO_ITEM CSL_CITATION {&quot;citationID&quot;:&quot;1opp1qqvd4&quot;,&quot;properties&quot;:{&quot;formattedCitation&quot;:&quot;(Ruan et al., 2012)&quot;,&quot;plainCitation&quot;:&quot;(Ruan et al., 2012)&quot;},&quot;citationItems&quot;:[{&quot;id&quot;:2254,&quot;uris&quot;:[&quot;http://zotero.org/users/316567/items/BJTHAZ8Z&quot;],&quot;uri&quot;:[&quot;http://zotero.org/users/316567/items/BJTHAZ8Z&quot;],&quot;itemData&quot;:{&quot;id&quot;:2254,&quot;type&quot;:&quot;article-journal&quot;,&quot;title&quot;:&quot;Architecture of a flagellar apparatus in the fast-swimming magnetotactic bacterium MO-1&quot;,&quot;container-title&quot;:&quot;Proceedings of the National Academy of Sciences&quot;,&quot;page&quot;:&quot;20643-20648&quot;,&quot;volume&quot;:&quot;109&quot;,&quot;issue&quot;:&quot;50&quot;,&quot;source&quot;:&quot;www.pnas.org&quot;,&quot;abstract&quot;:&quot;The bacterial flagellum is a motility organelle that consists of a rotary motor and a helical propeller. The flagella usually work individually or by forming a loose bundle to produce thrust. However, the flagellar apparatus of marine bacterium MO-1 is a tight bundle of seven flagellar filaments enveloped in a sheath, and it has been a mystery as to how the flagella rotate smoothly in coordination. Here we have used electron cryotomography to visualize the 3D architecture of the sheathed flagella. The seven filaments are enveloped with 24 fibrils in the sheath, and their basal bodies are arranged in an intertwined hexagonal array similar to the thick and thin filaments of vertebrate skeletal muscles. This complex and exquisite architecture strongly suggests that the fibrils counter-rotate between flagella in direct contact to minimize the friction of high-speed rotation of individual flagella in the tight bundle within the sheath to enable MO-1 cells to swim at about 300 µm/s.&quot;,&quot;DOI&quot;:&quot;10.1073/pnas.1215274109&quot;,&quot;ISSN&quot;:&quot;0027-8424, 1091-6490&quot;,&quot;journalAbbreviation&quot;:&quot;PNAS&quot;,&quot;language&quot;:&quot;en&quot;,&quot;author&quot;:[{&quot;family&quot;:&quot;Ruan&quot;,&quot;given&quot;:&quot;Juanfang&quot;},{&quot;family&quot;:&quot;Kato&quot;,&quot;given&quot;:&quot;Takayuki&quot;},{&quot;family&quot;:&quot;Santini&quot;,&quot;given&quot;:&quot;Claire-Lise&quot;},{&quot;family&quot;:&quot;Miyata&quot;,&quot;given&quot;:&quot;Tomoko&quot;},{&quot;family&quot;:&quot;Kawamoto&quot;,&quot;given&quot;:&quot;Akihiro&quot;},{&quot;family&quot;:&quot;Zhang&quot;,&quot;given&quot;:&quot;Wei-Jia&quot;},{&quot;family&quot;:&quot;Bernadac&quot;,&quot;given&quot;:&quot;Alain&quot;},{&quot;family&quot;:&quot;Wu&quot;,&quot;given&quot;:&quot;Long-Fei&quot;},{&quot;family&quot;:&quot;Namba&quot;,&quot;given&quot;:&quot;Keiichi&quot;}],&quot;issued&quot;:{&quot;date-parts&quot;:[[2012,12,11]]},&quot;accessed&quot;:{&quot;date-parts&quot;:[[2013,1,11]],&quot;season&quot;:&quot;12:17:23&quot;}}}],&quot;schema&quot;:&quot;https://github.com/citation-style-language/schema/raw/master/csl-citation.json&quot;} RNDQkRKvZcfF1"/></text:p>
                </text:list-item>
                <text:list-item>
                  <text:p text:style-name="P47">…plus more as-yet undiscovered diversity?</text:p>
                </text:list-item>
              </text:list>
            </text:list-item>
          </text:list>
        </text:list-item>
      </text:list>
      <text:h text:style-name="Heading_20_5" text:outline-level="5">Variety of elaborations, and possible function</text:h>
      <text:p text:style-name="P7">Four major classes of elaborations upon the flagellar motor are currently known. Three of these are periplasmic disks found in the beta-proteobacteria, vibrios, and epsilon-proteobacteria which may or may not be derived from a common ancestor. The fourth is a large bowl-like structure that cups the rod in the spirochates. What evolutionary mechanisms have lead to various bacteria elaborating upon the basis flagellar motor, and what advantage do these structures confer?</text:p>
      <text:list xml:id="list923029734" text:continue-numbering="true" text:style-name="WW8Num6">
        <text:list-item>
          <text:list>
            <text:list-item>
              <text:list>
                <text:list-item>
                  <text:p text:style-name="P47">E-ring</text:p>
                  <text:list>
                    <text:list-item>
                      <text:p text:style-name="P47">Caulobacter</text:p>
                    </text:list-item>
                    <text:list-item>
                      <text:p text:style-name="P47">Thermotoga – same as Caulobacter?</text:p>
                    </text:list-item>
                  </text:list>
                </text:list-item>
                <text:list-item>
                  <text:p text:style-name="P47">Betaproteobacterial basal disk</text:p>
                  <text:list>
                    <text:list-item>
                      <text:p text:style-name="P47">Betas</text:p>
                    </text:list-item>
                  </text:list>
                </text:list-item>
                <text:list-item>
                  <text:p text:style-name="P47">Vibrio basal disk</text:p>
                  <text:list>
                    <text:list-item>
                      <text:p text:style-name="P47">Michio suggests the T and H rings are present to make the fast-spinning motor more robust.</text:p>
                      <text:list>
                        <text:list-item>
                          <text:p text:style-name="P74">Neverthrless, chimeric E.coli motor spins at same zero-load just fine... <text:reference-mark-start text:name="ZOTERO_ITEM CSL_CITATION {&quot;citationID&quot;:&quot;22h99kq82&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2SvU2CB4L3"/>(Li et al., 2011)<text:reference-mark-end text:name="ZOTERO_ITEM CSL_CITATION {&quot;citationID&quot;:&quot;22h99kq82&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2SvU2CB4L3"/></text:p>
                        </text:list-item>
                      </text:list>
                    </text:list-item>
                    <text:list-item>
                      <text:p text:style-name="P47">Anchor stators in line with larger C-ring (hold back on this until Campy paper published?)</text:p>
                    </text:list-item>
                    <text:list-item>
                      <text:p text:style-name="P47">Increased adherence to peptidoglycan to counteract a possibly larger torque as well.</text:p>
                    </text:list-item>
                    <text:list-item>
                      <text:p text:style-name="P47">Include subset with just MotY.</text:p>
                    </text:list-item>
                  </text:list>
                </text:list-item>
                <text:list-item>
                  <text:p text:style-name="P47">Epsilonproteobacterial basal disk</text:p>
                </text:list-item>
                <text:list-item>
                  <text:p text:style-name="P47">Spirochaete collars</text:p>
                  <text:list>
                    <text:list-item>
                      <text:p text:style-name="P47"><text:span text:style-name="T83">It is noteworth that stators have also been shown to be dynamic in </text:span><text:span text:style-name="T89">XXX</text:span><text:span text:style-name="T83">, and it is striking that in the recent survey </text:span><text:reference-mark-start text:name="ZOTERO_ITEM CSL_CITATION {&quot;citationID&quot;:&quot;njgjf7cic&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32QwnqzB7g"/><text:span text:style-name="T83">(Chen et al., 2011)</text:span><text:reference-mark-end text:name="ZOTERO_ITEM CSL_CITATION {&quot;citationID&quot;:&quot;njgjf7cic&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32QwnqzB7g"/> they<text:span text:style-name="T83"> were not apparent except in organisms with additional periplasmic structures.</text:span></text:p>
                    </text:list-item>
                  </text:list>
                </text:list-item>
              </text:list>
            </text:list-item>
          </text:list>
        </text:list-item>
      </text:list>
      <text:h text:style-name="Heading_20_2" text:outline-level="2">Diversity in function</text:h>
      <text:list xml:id="list6536109952470830000" text:style-name="WW8Num8">
        <text:list-item>
          <text:p text:style-name="P51">Other reviews on diversity of function</text:p>
          <text:list>
            <text:list-item>
              <text:p text:style-name="P51">Review on other functions <text:reference-mark-start text:name="ZOTERO_ITEM CSL_CITATION {&quot;citationID&quot;:&quot;1aq5g0vfo3&quot;,&quot;properties&quot;:{&quot;formattedCitation&quot;:&quot;(Moens and Vanderleyden, 1996)&quot;,&quot;plainCitation&quot;:&quot;(Moens and Vanderleyden, 1996)&quot;},&quot;citationItems&quot;:[{&quot;id&quot;:2504,&quot;uris&quot;:[&quot;http://zotero.org/users/316567/items/J7F9ZIGB&quot;],&quot;uri&quot;:[&quot;http://zotero.org/users/316567/items/J7F9ZIGB&quot;],&quot;itemData&quot;:{&quot;id&quot;:2504,&quot;type&quot;:&quot;article-journal&quot;,&quot;title&quot;:&quot;Functions of Bacterial Flagella&quot;,&quot;container-title&quot;:&quot;Critical Reviews in Microbiology&quot;,&quot;page&quot;:&quot;67-100&quot;,&quot;volume&quot;:&quot;22&quot;,&quot;issue&quot;:&quot;2&quot;,&quot;source&quot;:&quot;CrossRef&quot;,&quot;DOI&quot;:&quot;10.3109/10408419609106456&quot;,&quot;ISSN&quot;:&quot;1040-841X, 1549-7828&quot;,&quot;author&quot;:[{&quot;family&quot;:&quot;Moens&quot;,&quot;given&quot;:&quot;Sara&quot;},{&quot;family&quot;:&quot;Vanderleyden&quot;,&quot;given&quot;:&quot;Jos&quot;}],&quot;issued&quot;:{&quot;date-parts&quot;:[[1996,1]]},&quot;accessed&quot;:{&quot;date-parts&quot;:[[2012,6,7]]}}}],&quot;schema&quot;:&quot;https://github.com/citation-style-language/schema/raw/master/csl-citation.json&quot;} RNDkQsNgl5zGb"/>(Moens and Vanderleyden, 1996)<text:reference-mark-end text:name="ZOTERO_ITEM CSL_CITATION {&quot;citationID&quot;:&quot;1aq5g0vfo3&quot;,&quot;properties&quot;:{&quot;formattedCitation&quot;:&quot;(Moens and Vanderleyden, 1996)&quot;,&quot;plainCitation&quot;:&quot;(Moens and Vanderleyden, 1996)&quot;},&quot;citationItems&quot;:[{&quot;id&quot;:2504,&quot;uris&quot;:[&quot;http://zotero.org/users/316567/items/J7F9ZIGB&quot;],&quot;uri&quot;:[&quot;http://zotero.org/users/316567/items/J7F9ZIGB&quot;],&quot;itemData&quot;:{&quot;id&quot;:2504,&quot;type&quot;:&quot;article-journal&quot;,&quot;title&quot;:&quot;Functions of Bacterial Flagella&quot;,&quot;container-title&quot;:&quot;Critical Reviews in Microbiology&quot;,&quot;page&quot;:&quot;67-100&quot;,&quot;volume&quot;:&quot;22&quot;,&quot;issue&quot;:&quot;2&quot;,&quot;source&quot;:&quot;CrossRef&quot;,&quot;DOI&quot;:&quot;10.3109/10408419609106456&quot;,&quot;ISSN&quot;:&quot;1040-841X, 1549-7828&quot;,&quot;author&quot;:[{&quot;family&quot;:&quot;Moens&quot;,&quot;given&quot;:&quot;Sara&quot;},{&quot;family&quot;:&quot;Vanderleyden&quot;,&quot;given&quot;:&quot;Jos&quot;}],&quot;issued&quot;:{&quot;date-parts&quot;:[[1996,1]]},&quot;accessed&quot;:{&quot;date-parts&quot;:[[2012,6,7]]}}}],&quot;schema&quot;:&quot;https://github.com/citation-style-language/schema/raw/master/csl-citation.json&quot;} RNDkQsNgl5zGb"/>. </text:p>
            </text:list-item>
            <text:list-item>
              <text:p text:style-name="P51">functions of flagella <text:reference-mark-start text:name="ZOTERO_ITEM CSL_CITATION {&quot;citationID&quot;:&quot;24fh10se1h&quot;,&quot;properties&quot;:{&quot;formattedCitation&quot;:&quot;(Duan et al., 2012)&quot;,&quot;plainCitation&quot;:&quot;(Duan et al., 2012)&quot;},&quot;citationItems&quot;:[{&quot;id&quot;:2164,&quot;uris&quot;:[&quot;http://zotero.org/users/316567/items/94KXNTVF&quot;],&quot;uri&quot;:[&quot;http://zotero.org/users/316567/items/94KXNTVF&quot;],&quot;itemData&quot;:{&quot;id&quot;:2164,&quot;type&quot;:&quot;article-journal&quot;,&quot;title&quot;:&quot;Flagella and bacterial pathogenicity&quot;,&quot;container-title&quot;:&quot;Journal of Basic Microbiology&quot;,&quot;page&quot;:&quot;n/a–n/a&quot;,&quot;source&quot;:&quot;Wiley Online Library&quot;,&quot;abstract&quot;:&quot;As locomotive organelles, flagella allow bacteria to move toward favorable environments. A flagellum consists of three parts: the basal structure (rotary motor), the hook (universal joint), and the filament (helical propeller). For ages, flagella have been generally regarded as important virulence factors, mainly because of their motility property. However, flagella are getting recognized to play multiple roles with more functions besides motility and chemotaxis. Recent evidence has pinpointed that the bacterial flagella participate in many additional processes including adhesion, biofilm formation, virulence factor secretion, and modulation of the immune system of eukaryotic cells. This mini-review summarizes data from recent studies that elucidated how flagella, as a virulence factor, contribute to bacterial pathogenicity. (© 2011 WILEY-VCH Verlag GmbH &amp; Co. KGaA, Weinheim)&quot;,&quot;DOI&quot;:&quot;10.1002/jobm.201100335&quot;,&quot;ISSN&quot;:&quot;1521-4028&quot;,&quot;language&quot;:&quot;en&quot;,&quot;author&quot;:[{&quot;family&quot;:&quot;Duan&quot;,&quot;given&quot;:&quot;Qiangde&quot;},{&quot;family&quot;:&quot;Zhou&quot;,&quot;given&quot;:&quot;Mingxu&quot;},{&quot;family&quot;:&quot;Zhu&quot;,&quot;given&quot;:&quot;Liqian&quot;},{&quot;family&quot;:&quot;Zhu&quot;,&quot;given&quot;:&quot;Guoqiang&quot;}],&quot;issued&quot;:{&quot;date-parts&quot;:[[2012]]},&quot;accessed&quot;:{&quot;date-parts&quot;:[[2012,9,10]]}}}],&quot;schema&quot;:&quot;https://github.com/citation-style-language/schema/raw/master/csl-citation.json&quot;} RNDfF5Pqx4o2V"/>(Duan et al., 2012)<text:reference-mark-end text:name="ZOTERO_ITEM CSL_CITATION {&quot;citationID&quot;:&quot;24fh10se1h&quot;,&quot;properties&quot;:{&quot;formattedCitation&quot;:&quot;(Duan et al., 2012)&quot;,&quot;plainCitation&quot;:&quot;(Duan et al., 2012)&quot;},&quot;citationItems&quot;:[{&quot;id&quot;:2164,&quot;uris&quot;:[&quot;http://zotero.org/users/316567/items/94KXNTVF&quot;],&quot;uri&quot;:[&quot;http://zotero.org/users/316567/items/94KXNTVF&quot;],&quot;itemData&quot;:{&quot;id&quot;:2164,&quot;type&quot;:&quot;article-journal&quot;,&quot;title&quot;:&quot;Flagella and bacterial pathogenicity&quot;,&quot;container-title&quot;:&quot;Journal of Basic Microbiology&quot;,&quot;page&quot;:&quot;n/a–n/a&quot;,&quot;source&quot;:&quot;Wiley Online Library&quot;,&quot;abstract&quot;:&quot;As locomotive organelles, flagella allow bacteria to move toward favorable environments. A flagellum consists of three parts: the basal structure (rotary motor), the hook (universal joint), and the filament (helical propeller). For ages, flagella have been generally regarded as important virulence factors, mainly because of their motility property. However, flagella are getting recognized to play multiple roles with more functions besides motility and chemotaxis. Recent evidence has pinpointed that the bacterial flagella participate in many additional processes including adhesion, biofilm formation, virulence factor secretion, and modulation of the immune system of eukaryotic cells. This mini-review summarizes data from recent studies that elucidated how flagella, as a virulence factor, contribute to bacterial pathogenicity. (© 2011 WILEY-VCH Verlag GmbH &amp; Co. KGaA, Weinheim)&quot;,&quot;DOI&quot;:&quot;10.1002/jobm.201100335&quot;,&quot;ISSN&quot;:&quot;1521-4028&quot;,&quot;language&quot;:&quot;en&quot;,&quot;author&quot;:[{&quot;family&quot;:&quot;Duan&quot;,&quot;given&quot;:&quot;Qiangde&quot;},{&quot;family&quot;:&quot;Zhou&quot;,&quot;given&quot;:&quot;Mingxu&quot;},{&quot;family&quot;:&quot;Zhu&quot;,&quot;given&quot;:&quot;Liqian&quot;},{&quot;family&quot;:&quot;Zhu&quot;,&quot;given&quot;:&quot;Guoqiang&quot;}],&quot;issued&quot;:{&quot;date-parts&quot;:[[2012]]},&quot;accessed&quot;:{&quot;date-parts&quot;:[[2012,9,10]]}}}],&quot;schema&quot;:&quot;https://github.com/citation-style-language/schema/raw/master/csl-citation.json&quot;} RNDfF5Pqx4o2V"/></text:p>
            </text:list-item>
            <text:list-item>
              <text:p text:style-name="P51">“Spinning tails: homologies among bacterial flagellar systems”</text:p>
            </text:list-item>
          </text:list>
        </text:list-item>
        <text:list-item>
          <text:p text:style-name="P51">Motility</text:p>
          <text:list>
            <text:list-item>
              <text:p text:style-name="P51">Swimming</text:p>
              <text:list>
                <text:list-item>
                  <text:p text:style-name="P51">Discussed for the remainder</text:p>
                </text:list-item>
              </text:list>
            </text:list-item>
            <text:list-item>
              <text:p text:style-name="P86">Swarming motility <text:reference-mark-start text:name="ZOTERO_ITEM CSL_CITATION {&quot;citationID&quot;:&quot;T5smcgvF&quot;,&quot;properties&quot;:{&quot;formattedCitation&quot;:&quot;(Harshey, 2003; Kearns, 2010)&quot;,&quot;plainCitation&quot;:&quot;(Harshey, 2003; Kearns, 2010)&quot;},&quot;citationItems&quot;:[{&quot;id&quot;:2262,&quot;uris&quot;:[&quot;http://zotero.org/users/316567/items/BTSIDCNM&quot;],&quot;uri&quot;:[&quot;http://zotero.org/users/316567/items/BTSIDCNM&quot;],&quot;itemData&quot;:{&quot;id&quot;:2262,&quot;type&quot;:&quot;article-journal&quot;,&quot;title&quot;:&quot;BACTERIAL MOTILITY ON A SURFACE: Many Ways to a Common Goal&quot;,&quot;container-title&quot;:&quot;Annual Review of Microbiology&quot;,&quot;page&quot;:&quot;249-273&quot;,&quot;volume&quot;:&quot;57&quot;,&quot;issue&quot;:&quot;1&quot;,&quot;source&quot;:&quot;Annual Reviews&quot;,&quot;abstract&quot;:&quot;▪ Abstract When free-living bacteria colonize biotic or abiotic surfaces, the resultant changes in physiology and morphology have important consequences on their growth, development, and survival. Surface motility, biofilm formation, fruiting body development, and host invasion are some of the manifestations of functional responses to surface colonization. Bacteria may sense the growth surface either directly through physical contact or indirectly by sensing the proximity of fellow bacteria. Extracellular signals that elicit new gene expression include autoinducers, amino acids, peptides, proteins, and carbohydrates. This review focuses mainly on surface motility and makes comparisons to features shared by other surface phenomenon.&quot;,&quot;DOI&quot;:&quot;10.1146/annurev.micro.57.030502.091014&quot;,&quot;shortTitle&quot;:&quot;BACTERIAL MOTILITY ON A SURFACE&quot;,&quot;author&quot;:[{&quot;family&quot;:&quot;Harshey&quot;,&quot;given&quot;:&quot;Rasika M.&quot;}],&quot;issued&quot;:{&quot;date-parts&quot;:[[2003]]},&quot;accessed&quot;:{&quot;date-parts&quot;:[[2012,10,16]]}}},{&quot;id&quot;:1965,&quot;uris&quot;:[&quot;http://zotero.org/users/316567/items/6FNV842U&quot;],&quot;uri&quot;:[&quot;http://zotero.org/users/316567/items/6FNV842U&quot;],&quot;itemData&quot;:{&quot;id&quot;:1965,&quot;type&quot;:&quot;article-journal&quot;,&quot;title&quot;:&quot;A field guide to bacterial swarming motility&quot;,&quot;container-title&quot;:&quot;Nature reviews. Microbiology&quot;,&quot;page&quot;:&quot;634-644&quot;,&quot;volume&quot;:&quot;8&quot;,&quot;issue&quot;:&quot;9&quot;,&quot;source&quot;:&quot;PubMed Central&quot;,&quot;abstract&quot;:&quot;How bacteria regulate, assemble, and rotate flagella to swim in liquid media is reasonably well understood. Much less is known, however, about how some bacteria also use flagella to move over the tops of solid surfaces in a form of movement called swarming. As the focus of bacteriology changes from planktonic to surface environments, interest in swarming motility is on the rise. Here I review the requirements that define swarming motility in diverse bacterial model systems including an increase in the number of flagella per cell, secretion of a surfactant to reduce surface tension for spreading, and movement in multicellular groups rather than as individuals.&quot;,&quot;DOI&quot;:&quot;10.1038/nrmicro2405&quot;,&quot;ISSN&quot;:&quot;1740-1526&quot;,&quot;note&quot;:&quot;PMID: 20694026\nPMCID: PMC3135019&quot;,&quot;journalAbbreviation&quot;:&quot;Nat Rev Microbiol&quot;,&quot;author&quot;:[{&quot;family&quot;:&quot;Kearns&quot;,&quot;given&quot;:&quot;Daniel B.&quot;}],&quot;issued&quot;:{&quot;date-parts&quot;:[[2010,9]]},&quot;accessed&quot;:{&quot;date-parts&quot;:[[2012,10,16]]}}}],&quot;schema&quot;:&quot;https://github.com/citation-style-language/schema/raw/master/csl-citation.json&quot;} RNDazLiMO5MOL"/>(Harshey, 2003; Kearns, 2010)<text:reference-mark-end text:name="ZOTERO_ITEM CSL_CITATION {&quot;citationID&quot;:&quot;T5smcgvF&quot;,&quot;properties&quot;:{&quot;formattedCitation&quot;:&quot;(Harshey, 2003; Kearns, 2010)&quot;,&quot;plainCitation&quot;:&quot;(Harshey, 2003; Kearns, 2010)&quot;},&quot;citationItems&quot;:[{&quot;id&quot;:2262,&quot;uris&quot;:[&quot;http://zotero.org/users/316567/items/BTSIDCNM&quot;],&quot;uri&quot;:[&quot;http://zotero.org/users/316567/items/BTSIDCNM&quot;],&quot;itemData&quot;:{&quot;id&quot;:2262,&quot;type&quot;:&quot;article-journal&quot;,&quot;title&quot;:&quot;BACTERIAL MOTILITY ON A SURFACE: Many Ways to a Common Goal&quot;,&quot;container-title&quot;:&quot;Annual Review of Microbiology&quot;,&quot;page&quot;:&quot;249-273&quot;,&quot;volume&quot;:&quot;57&quot;,&quot;issue&quot;:&quot;1&quot;,&quot;source&quot;:&quot;Annual Reviews&quot;,&quot;abstract&quot;:&quot;▪ Abstract When free-living bacteria colonize biotic or abiotic surfaces, the resultant changes in physiology and morphology have important consequences on their growth, development, and survival. Surface motility, biofilm formation, fruiting body development, and host invasion are some of the manifestations of functional responses to surface colonization. Bacteria may sense the growth surface either directly through physical contact or indirectly by sensing the proximity of fellow bacteria. Extracellular signals that elicit new gene expression include autoinducers, amino acids, peptides, proteins, and carbohydrates. This review focuses mainly on surface motility and makes comparisons to features shared by other surface phenomenon.&quot;,&quot;DOI&quot;:&quot;10.1146/annurev.micro.57.030502.091014&quot;,&quot;shortTitle&quot;:&quot;BACTERIAL MOTILITY ON A SURFACE&quot;,&quot;author&quot;:[{&quot;family&quot;:&quot;Harshey&quot;,&quot;given&quot;:&quot;Rasika M.&quot;}],&quot;issued&quot;:{&quot;date-parts&quot;:[[2003]]},&quot;accessed&quot;:{&quot;date-parts&quot;:[[2012,10,16]]}}},{&quot;id&quot;:1965,&quot;uris&quot;:[&quot;http://zotero.org/users/316567/items/6FNV842U&quot;],&quot;uri&quot;:[&quot;http://zotero.org/users/316567/items/6FNV842U&quot;],&quot;itemData&quot;:{&quot;id&quot;:1965,&quot;type&quot;:&quot;article-journal&quot;,&quot;title&quot;:&quot;A field guide to bacterial swarming motility&quot;,&quot;container-title&quot;:&quot;Nature reviews. Microbiology&quot;,&quot;page&quot;:&quot;634-644&quot;,&quot;volume&quot;:&quot;8&quot;,&quot;issue&quot;:&quot;9&quot;,&quot;source&quot;:&quot;PubMed Central&quot;,&quot;abstract&quot;:&quot;How bacteria regulate, assemble, and rotate flagella to swim in liquid media is reasonably well understood. Much less is known, however, about how some bacteria also use flagella to move over the tops of solid surfaces in a form of movement called swarming. As the focus of bacteriology changes from planktonic to surface environments, interest in swarming motility is on the rise. Here I review the requirements that define swarming motility in diverse bacterial model systems including an increase in the number of flagella per cell, secretion of a surfactant to reduce surface tension for spreading, and movement in multicellular groups rather than as individuals.&quot;,&quot;DOI&quot;:&quot;10.1038/nrmicro2405&quot;,&quot;ISSN&quot;:&quot;1740-1526&quot;,&quot;note&quot;:&quot;PMID: 20694026\nPMCID: PMC3135019&quot;,&quot;journalAbbreviation&quot;:&quot;Nat Rev Microbiol&quot;,&quot;author&quot;:[{&quot;family&quot;:&quot;Kearns&quot;,&quot;given&quot;:&quot;Daniel B.&quot;}],&quot;issued&quot;:{&quot;date-parts&quot;:[[2010,9]]},&quot;accessed&quot;:{&quot;date-parts&quot;:[[2012,10,16]]}}}],&quot;schema&quot;:&quot;https://github.com/citation-style-language/schema/raw/master/csl-citation.json&quot;} RNDazLiMO5MOL"/></text:p>
              <text:list>
                <text:list-item>
                  <text:p text:style-name="P86">http://www.ncbi.nlm.nih.gov/pubmed/23264580</text:p>
                </text:list-item>
                <text:list-item>
                  <text:p text:style-name="P86">Lateral systems are secondary systems; arose once in nonenteric gammaproteobacteria and were HGT to betaproteobacteria; a second duplication in alphas</text:p>
                </text:list-item>
                <text:list-item>
                  <text:p text:style-name="P51">Lateral Flagella and Swarming Motility in Aeromonas Species<text:reference-mark-start text:name="ZOTERO_ITEM CSL_CITATION {&quot;citationID&quot;:&quot;108rmofmcu&quot;,&quot;properties&quot;:{&quot;formattedCitation&quot;:&quot;(Kirov et al., 2002)&quot;,&quot;plainCitation&quot;:&quot;(Kirov et al., 2002)&quot;},&quot;citationItems&quot;:[{&quot;id&quot;:1919,&quot;uris&quot;:[&quot;http://zotero.org/users/316567/items/5PTWQ49D&quot;],&quot;uri&quot;:[&quot;http://zotero.org/users/316567/items/5PTWQ49D&quot;],&quot;itemData&quot;:{&quot;id&quot;:1919,&quot;type&quot;:&quot;article-journal&quot;,&quot;title&quot;:&quot;Lateral Flagella and Swarming Motility in Aeromonas Species&quot;,&quot;container-title&quot;:&quot;Journal of Bacteriology&quot;,&quot;page&quot;:&quot;547-555&quot;,&quot;volume&quot;:&quot;184&quot;,&quot;issue&quot;:&quot;2&quot;,&quot;source&quot;:&quot;jb.asm.org&quot;,&quot;abstract&quot;:&quot;Swarming motility, a flagellum-dependent behavior that allows bacteria to move over solid surfaces, has been implicated in biofilm formation and bacterial virulence. In this study, light and electron microscopic analyses and genetic and functional investigations have shown that at least 50% of Aeromonas isolates from the species most commonly associated with diarrheal illness produce lateral flagella which mediate swarming motility. Aeromonas lateral flagella were optimally produced when bacteria were grown on solid medium for ≈8 h. Transmission and thin-section electron microscopy confirmed that these flagella do not possess a sheath structure. Southern analysis of Aeromonas reference strains and strains of mesophilic species (n = 84, varied sources and geographic regions) with a probe designed to detect lateral flagellin genes (lafA1 and lafA2) showed there was no marked species association of laf distribution. Approximately 50% of these strains hybridized strongly with the probe, in good agreement with the expression studies. We established a reproducible swarming assay (0.5% Eiken agar in Difco broth, 30°C) for Aeromonas spp. The laf-positive strains exhibited vigorous swarming motility, whereas laf-negative strains grew but showed no movement from the inoculation site. Light and scanning electron microscopic investigations revealed that lateral flagella formed bacterium-bacterium linkages on the agar surface. Strains of an Aeromonas caviae isolate in which lateral flagellum expression was abrogated by specific mutations in flagellar genes did not swarm, proving conclusively that lateral flagella are required for the surface movement. Whether lateral flagella and swarming motility contribute to Aeromonas intestinal colonization and virulence remains to be determined.&quot;,&quot;DOI&quot;:&quot;10.1128/JB.184.2.547-555.2002&quot;,&quot;ISSN&quot;:&quot;0021-9193, 1098-5530&quot;,&quot;journalAbbreviation&quot;:&quot;J. Bacteriol.&quot;,&quot;language&quot;:&quot;en&quot;,&quot;author&quot;:[{&quot;family&quot;:&quot;Kirov&quot;,&quot;given&quot;:&quot;Sylvia M&quot;},{&quot;family&quot;:&quot;Tassell&quot;,&quot;given&quot;:&quot;Bronwen C&quot;},{&quot;family&quot;:&quot;Semmler&quot;,&quot;given&quot;:&quot;Annalese B. T&quot;},{&quot;family&quot;:&quot;O’Donovan&quot;,&quot;given&quot;:&quot;Lisa A&quot;},{&quot;family&quot;:&quot;Rabaan&quot;,&quot;given&quot;:&quot;Ali A&quot;},{&quot;family&quot;:&quot;Shaw&quot;,&quot;given&quot;:&quot;Jonathan G&quot;}],&quot;issued&quot;:{&quot;date-parts&quot;:[[2002,1,15]]},&quot;accessed&quot;:{&quot;date-parts&quot;:[[2012,6,6]]}}}],&quot;schema&quot;:&quot;https://github.com/citation-style-language/schema/raw/master/csl-citation.json&quot;} RND6Wr3oBKuia"/>(Kirov et al., 2002)<text:reference-mark-end text:name="ZOTERO_ITEM CSL_CITATION {&quot;citationID&quot;:&quot;108rmofmcu&quot;,&quot;properties&quot;:{&quot;formattedCitation&quot;:&quot;(Kirov et al., 2002)&quot;,&quot;plainCitation&quot;:&quot;(Kirov et al., 2002)&quot;},&quot;citationItems&quot;:[{&quot;id&quot;:1919,&quot;uris&quot;:[&quot;http://zotero.org/users/316567/items/5PTWQ49D&quot;],&quot;uri&quot;:[&quot;http://zotero.org/users/316567/items/5PTWQ49D&quot;],&quot;itemData&quot;:{&quot;id&quot;:1919,&quot;type&quot;:&quot;article-journal&quot;,&quot;title&quot;:&quot;Lateral Flagella and Swarming Motility in Aeromonas Species&quot;,&quot;container-title&quot;:&quot;Journal of Bacteriology&quot;,&quot;page&quot;:&quot;547-555&quot;,&quot;volume&quot;:&quot;184&quot;,&quot;issue&quot;:&quot;2&quot;,&quot;source&quot;:&quot;jb.asm.org&quot;,&quot;abstract&quot;:&quot;Swarming motility, a flagellum-dependent behavior that allows bacteria to move over solid surfaces, has been implicated in biofilm formation and bacterial virulence. In this study, light and electron microscopic analyses and genetic and functional investigations have shown that at least 50% of Aeromonas isolates from the species most commonly associated with diarrheal illness produce lateral flagella which mediate swarming motility. Aeromonas lateral flagella were optimally produced when bacteria were grown on solid medium for ≈8 h. Transmission and thin-section electron microscopy confirmed that these flagella do not possess a sheath structure. Southern analysis of Aeromonas reference strains and strains of mesophilic species (n = 84, varied sources and geographic regions) with a probe designed to detect lateral flagellin genes (lafA1 and lafA2) showed there was no marked species association of laf distribution. Approximately 50% of these strains hybridized strongly with the probe, in good agreement with the expression studies. We established a reproducible swarming assay (0.5% Eiken agar in Difco broth, 30°C) for Aeromonas spp. The laf-positive strains exhibited vigorous swarming motility, whereas laf-negative strains grew but showed no movement from the inoculation site. Light and scanning electron microscopic investigations revealed that lateral flagella formed bacterium-bacterium linkages on the agar surface. Strains of an Aeromonas caviae isolate in which lateral flagellum expression was abrogated by specific mutations in flagellar genes did not swarm, proving conclusively that lateral flagella are required for the surface movement. Whether lateral flagella and swarming motility contribute to Aeromonas intestinal colonization and virulence remains to be determined.&quot;,&quot;DOI&quot;:&quot;10.1128/JB.184.2.547-555.2002&quot;,&quot;ISSN&quot;:&quot;0021-9193, 1098-5530&quot;,&quot;journalAbbreviation&quot;:&quot;J. Bacteriol.&quot;,&quot;language&quot;:&quot;en&quot;,&quot;author&quot;:[{&quot;family&quot;:&quot;Kirov&quot;,&quot;given&quot;:&quot;Sylvia M&quot;},{&quot;family&quot;:&quot;Tassell&quot;,&quot;given&quot;:&quot;Bronwen C&quot;},{&quot;family&quot;:&quot;Semmler&quot;,&quot;given&quot;:&quot;Annalese B. T&quot;},{&quot;family&quot;:&quot;O’Donovan&quot;,&quot;given&quot;:&quot;Lisa A&quot;},{&quot;family&quot;:&quot;Rabaan&quot;,&quot;given&quot;:&quot;Ali A&quot;},{&quot;family&quot;:&quot;Shaw&quot;,&quot;given&quot;:&quot;Jonathan G&quot;}],&quot;issued&quot;:{&quot;date-parts&quot;:[[2002,1,15]]},&quot;accessed&quot;:{&quot;date-parts&quot;:[[2012,6,6]]}}}],&quot;schema&quot;:&quot;https://github.com/citation-style-language/schema/raw/master/csl-citation.json&quot;} RND6Wr3oBKuia"/></text:p>
                </text:list-item>
              </text:list>
            </text:list-item>
          </text:list>
        </text:list-item>
        <text:list-item>
          <text:p text:style-name="P51">Pathogenesis and virulence factors</text:p>
          <text:list>
            <text:list-item>
              <text:p text:style-name="P51">Campy</text:p>
              <text:list>
                <text:list-item>
                  <text:p text:style-name="P51">“Surface components of Campylobacter and Helicobacter”</text:p>
                </text:list-item>
              </text:list>
            </text:list-item>
            <text:list-item>
              <text:p text:style-name="P51">Salmonella</text:p>
            </text:list-item>
            <text:list-item>
              <text:p text:style-name="P51">Vibrio</text:p>
            </text:list-item>
          </text:list>
        </text:list-item>
        <text:list-item>
          <text:p text:style-name="P51">Symbiosis</text:p>
          <text:list>
            <text:list-item>
              <text:p text:style-name="P51">Vibrio fischeri</text:p>
            </text:list-item>
          </text:list>
        </text:list-item>
        <text:list-item>
          <text:p text:style-name="P51">Mechanosensing</text:p>
          <text:list>
            <text:list-item>
              <text:p text:style-name="P51">Azospirillum lipoferum mutant lacking polar flagella exhibit lateral mechanosensing flagella, suggesting both polar AND lateral can be mechanosensory <text:reference-mark-start text:name="ZOTERO_ITEM CSL_CITATION {&quot;citationID&quot;:&quot;1jf1e11sqk&quot;,&quot;properties&quot;:{&quot;formattedCitation&quot;:&quot;(Alexandre et al., 1999)&quot;,&quot;plainCitation&quot;:&quot;(Alexandre et al., 1999)&quot;},&quot;citationItems&quot;:[{&quot;id&quot;:2212,&quot;uris&quot;:[&quot;http://zotero.org/users/316567/items/AGQVRAAF&quot;],&quot;uri&quot;:[&quot;http://zotero.org/users/316567/items/AGQVRAAF&quot;],&quot;itemData&quot;:{&quot;id&quot;:2212,&quot;type&quot;:&quot;article-journal&quot;,&quot;title&quot;:&quot;A Phase Variant of Azospirillum Lipoferum Lacks a Polar Flagellum and Constitutively Expresses Mechanosensing Lateral Flagella&quot;,&quot;container-title&quot;:&quot;Applied and Environmental Microbiology&quot;,&quot;page&quot;:&quot;4701-4704&quot;,&quot;volume&quot;:&quot;65&quot;,&quot;issue&quot;:&quot;10&quot;,&quot;source&quot;:&quot;aem.asm.org&quot;,&quot;abstract&quot;:&quot;Flagellation of a nonswimming variant of the mixed flagellated bacterium Azospirillum lipoferum 4B was characterized by electron microscopy, and polyclonal antibodies were raised against polar and lateral flagellins. The variant cells lacked a polar flagellum due to a defect in flagellin synthesis and constitutively expressed lateral flagella. The variant cells were able to respond to conditions that restricted the rotation of lateral flagella by producing more lateral flagella, suggesting that the lateral flagella, as well as the polar flagellum, are mechanosensing.&quot;,&quot;ISSN&quot;:&quot;0099-2240, 1098-5336&quot;,&quot;journalAbbreviation&quot;:&quot;Appl. Environ. Microbiol.&quot;,&quot;language&quot;:&quot;en&quot;,&quot;author&quot;:[{&quot;family&quot;:&quot;Alexandre&quot;,&quot;given&quot;:&quot;Gladys&quot;},{&quot;family&quot;:&quot;Rohr&quot;,&quot;given&quot;:&quot;René&quot;},{&quot;family&quot;:&quot;Bally&quot;,&quot;given&quot;:&quot;René&quot;}],&quot;issued&quot;:{&quot;date-parts&quot;:[[1999,10,1]]},&quot;accessed&quot;:{&quot;date-parts&quot;:[[2012,6,6]]}}}],&quot;schema&quot;:&quot;https://github.com/citation-style-language/schema/raw/master/csl-citation.json&quot;} RNDWf9mX2teIi"/>(Alexandre et al., 1999)<text:reference-mark-end text:name="ZOTERO_ITEM CSL_CITATION {&quot;citationID&quot;:&quot;1jf1e11sqk&quot;,&quot;properties&quot;:{&quot;formattedCitation&quot;:&quot;(Alexandre et al., 1999)&quot;,&quot;plainCitation&quot;:&quot;(Alexandre et al., 1999)&quot;},&quot;citationItems&quot;:[{&quot;id&quot;:2212,&quot;uris&quot;:[&quot;http://zotero.org/users/316567/items/AGQVRAAF&quot;],&quot;uri&quot;:[&quot;http://zotero.org/users/316567/items/AGQVRAAF&quot;],&quot;itemData&quot;:{&quot;id&quot;:2212,&quot;type&quot;:&quot;article-journal&quot;,&quot;title&quot;:&quot;A Phase Variant of Azospirillum Lipoferum Lacks a Polar Flagellum and Constitutively Expresses Mechanosensing Lateral Flagella&quot;,&quot;container-title&quot;:&quot;Applied and Environmental Microbiology&quot;,&quot;page&quot;:&quot;4701-4704&quot;,&quot;volume&quot;:&quot;65&quot;,&quot;issue&quot;:&quot;10&quot;,&quot;source&quot;:&quot;aem.asm.org&quot;,&quot;abstract&quot;:&quot;Flagellation of a nonswimming variant of the mixed flagellated bacterium Azospirillum lipoferum 4B was characterized by electron microscopy, and polyclonal antibodies were raised against polar and lateral flagellins. The variant cells lacked a polar flagellum due to a defect in flagellin synthesis and constitutively expressed lateral flagella. The variant cells were able to respond to conditions that restricted the rotation of lateral flagella by producing more lateral flagella, suggesting that the lateral flagella, as well as the polar flagellum, are mechanosensing.&quot;,&quot;ISSN&quot;:&quot;0099-2240, 1098-5336&quot;,&quot;journalAbbreviation&quot;:&quot;Appl. Environ. Microbiol.&quot;,&quot;language&quot;:&quot;en&quot;,&quot;author&quot;:[{&quot;family&quot;:&quot;Alexandre&quot;,&quot;given&quot;:&quot;Gladys&quot;},{&quot;family&quot;:&quot;Rohr&quot;,&quot;given&quot;:&quot;René&quot;},{&quot;family&quot;:&quot;Bally&quot;,&quot;given&quot;:&quot;René&quot;}],&quot;issued&quot;:{&quot;date-parts&quot;:[[1999,10,1]]},&quot;accessed&quot;:{&quot;date-parts&quot;:[[2012,6,6]]}}}],&quot;schema&quot;:&quot;https://github.com/citation-style-language/schema/raw/master/csl-citation.json&quot;} RNDWf9mX2teIi"/></text:p>
            </text:list-item>
            <text:list-item>
              <text:p text:style-name="P51">Speculate on mechanisms? Standard?</text:p>
            </text:list-item>
            <text:list-item>
              <text:p text:style-name="P51">Vibrios use their sodium-driven polar motors to sense a decrease in rotation speed (or sodium flux) as a sign that viscosity has increased, and induce lateral flagella production <text:reference-mark-start text:name="ZOTERO_ITEM CSL_CITATION {&quot;citationID&quot;:&quot;7ukqs8lun&quot;,&quot;properties&quot;:{&quot;formattedCitation&quot;:&quot;(Kawagishi et al., 1996)&quot;,&quot;plainCitation&quot;:&quot;(Kawagishi et al., 1996)&quot;},&quot;citationItems&quot;:[{&quot;id&quot;:1382,&quot;uris&quot;:[&quot;http://zotero.org/users/316567/items/2CU2B5UX&quot;],&quot;uri&quot;:[&quot;http://zotero.org/users/316567/items/2CU2B5UX&quot;],&quot;itemData&quot;:{&quot;id&quot;:1382,&quot;type&quot;:&quot;article-journal&quot;,&quot;title&quot;:&quot;The sodium-driven polar flagellar motor of marine Vibrio as the mechanosensor that regulates lateral flagellar expression&quot;,&quot;container-title&quot;:&quot;Molecular Microbiology&quot;,&quot;page&quot;:&quot;693–699&quot;,&quot;volume&quot;:&quot;20&quot;,&quot;issue&quot;:&quot;4&quot;,&quot;source&quot;:&quot;Wiley Online Library&quot;,&quot;abstract&quot;:&quot;Certain marine Vibrio species swim in sea water, propelled by a polar flagellum, and swarm over surfaces using numerous lateral flagella. The polar and the lateral flagellar motors are powered by sodium- and proton-motive forces, respectively. The lateral flagella are produced in media of high viscosity, and the relevant viscosity sensor is the polar flagellum. The cell might monitor either the rotation rate of the flagellar motor or the mechanical force applied against the flagellum. To test these possibilities, we examined the effects of amiloride and its derivatives, which inhibit the rotation of the sodium-driven motor, on lateral flagellar gene (Iaf) expression in Vibrio parahaemolyticus. Phenamil, an amiloride analogue that inhibits swimming at micromolar concentrations, induced Iaf transcription in media devoid of viscous agents in a dose-dependent manner. The relationship between the average swimming speed and Iaf induction in the presence of various concentrations of phenamil was very similar to that observed when viscosity was changed. These results indicate that marine Vibrio sense a decrease in the rotation rate of (or the sodium influx through) the polar flagellar motor as a trigger for Iaf induction. Alternative mechanisms for Iaf induction are also discussed.&quot;,&quot;DOI&quot;:&quot;10.1111/j.1365-2958.1996.tb02509.x&quot;,&quot;ISSN&quot;:&quot;1365-2958&quot;,&quot;language&quot;:&quot;en&quot;,&quot;author&quot;:[{&quot;family&quot;:&quot;Kawagishi&quot;,&quot;given&quot;:&quot;Ikuro&quot;},{&quot;family&quot;:&quot;Imagawa&quot;,&quot;given&quot;:&quot;Miho&quot;},{&quot;family&quot;:&quot;Imae&quot;,&quot;given&quot;:&quot;Yasuo&quot;},{&quot;family&quot;:&quot;McCarter&quot;,&quot;given&quot;:&quot;Linda&quot;},{&quot;family&quot;:&quot;Homma&quot;,&quot;given&quot;:&quot;Michio&quot;}],&quot;issued&quot;:{&quot;date-parts&quot;:[[1996]]},&quot;accessed&quot;:{&quot;date-parts&quot;:[[2012,6,7]]}}}],&quot;schema&quot;:&quot;https://github.com/citation-style-language/schema/raw/master/csl-citation.json&quot;} RND1H7PEIhRmG"/>(Kawagishi et al., 1996)<text:reference-mark-end text:name="ZOTERO_ITEM CSL_CITATION {&quot;citationID&quot;:&quot;7ukqs8lun&quot;,&quot;properties&quot;:{&quot;formattedCitation&quot;:&quot;(Kawagishi et al., 1996)&quot;,&quot;plainCitation&quot;:&quot;(Kawagishi et al., 1996)&quot;},&quot;citationItems&quot;:[{&quot;id&quot;:1382,&quot;uris&quot;:[&quot;http://zotero.org/users/316567/items/2CU2B5UX&quot;],&quot;uri&quot;:[&quot;http://zotero.org/users/316567/items/2CU2B5UX&quot;],&quot;itemData&quot;:{&quot;id&quot;:1382,&quot;type&quot;:&quot;article-journal&quot;,&quot;title&quot;:&quot;The sodium-driven polar flagellar motor of marine Vibrio as the mechanosensor that regulates lateral flagellar expression&quot;,&quot;container-title&quot;:&quot;Molecular Microbiology&quot;,&quot;page&quot;:&quot;693–699&quot;,&quot;volume&quot;:&quot;20&quot;,&quot;issue&quot;:&quot;4&quot;,&quot;source&quot;:&quot;Wiley Online Library&quot;,&quot;abstract&quot;:&quot;Certain marine Vibrio species swim in sea water, propelled by a polar flagellum, and swarm over surfaces using numerous lateral flagella. The polar and the lateral flagellar motors are powered by sodium- and proton-motive forces, respectively. The lateral flagella are produced in media of high viscosity, and the relevant viscosity sensor is the polar flagellum. The cell might monitor either the rotation rate of the flagellar motor or the mechanical force applied against the flagellum. To test these possibilities, we examined the effects of amiloride and its derivatives, which inhibit the rotation of the sodium-driven motor, on lateral flagellar gene (Iaf) expression in Vibrio parahaemolyticus. Phenamil, an amiloride analogue that inhibits swimming at micromolar concentrations, induced Iaf transcription in media devoid of viscous agents in a dose-dependent manner. The relationship between the average swimming speed and Iaf induction in the presence of various concentrations of phenamil was very similar to that observed when viscosity was changed. These results indicate that marine Vibrio sense a decrease in the rotation rate of (or the sodium influx through) the polar flagellar motor as a trigger for Iaf induction. Alternative mechanisms for Iaf induction are also discussed.&quot;,&quot;DOI&quot;:&quot;10.1111/j.1365-2958.1996.tb02509.x&quot;,&quot;ISSN&quot;:&quot;1365-2958&quot;,&quot;language&quot;:&quot;en&quot;,&quot;author&quot;:[{&quot;family&quot;:&quot;Kawagishi&quot;,&quot;given&quot;:&quot;Ikuro&quot;},{&quot;family&quot;:&quot;Imagawa&quot;,&quot;given&quot;:&quot;Miho&quot;},{&quot;family&quot;:&quot;Imae&quot;,&quot;given&quot;:&quot;Yasuo&quot;},{&quot;family&quot;:&quot;McCarter&quot;,&quot;given&quot;:&quot;Linda&quot;},{&quot;family&quot;:&quot;Homma&quot;,&quot;given&quot;:&quot;Michio&quot;}],&quot;issued&quot;:{&quot;date-parts&quot;:[[1996]]},&quot;accessed&quot;:{&quot;date-parts&quot;:[[2012,6,7]]}}}],&quot;schema&quot;:&quot;https://github.com/citation-style-language/schema/raw/master/csl-citation.json&quot;} RND1H7PEIhRmG"/>.</text:p>
            </text:list-item>
            <text:list-item>
              <text:p text:style-name="P51">Latest paper: “Coupling between Switching Regulation and Torque Generation in Bacterial Flagellar Motor”</text:p>
              <text:list>
                <text:list-item>
                  <text:p text:style-name="P51">Explains Berg's work that suggests a unified mechanism for switching and torque generation.</text:p>
                  <text:list>
                    <text:list-item>
                      <text:p text:style-name="P51">“Biomechanics: Bacterial flagellar switching under load”</text:p>
                    </text:list-item>
                    <text:list-item>
                      <text:p text:style-name="P51">“Switching of the Bacterial Flagellar Motor Near Zero Load”</text:p>
                    </text:list-item>
                  </text:list>
                </text:list-item>
              </text:list>
            </text:list-item>
          </text:list>
        </text:list-item>
        <text:list-item>
          <text:p text:style-name="P51">Adhesion and biofilm formation</text:p>
          <text:list>
            <text:list-item>
              <text:p text:style-name="P51">Through clutch for Bacillus</text:p>
            </text:list-item>
            <text:list-item>
              <text:p text:style-name="P51"><text:reference-mark-start text:name="ZOTERO_ITEM CSL_CITATION {&quot;citationID&quot;:&quot;1h05n5ds74&quot;,&quot;properties&quot;:{&quot;formattedCitation&quot;:&quot;(Moens and Vanderleyden, 1996)&quot;,&quot;plainCitation&quot;:&quot;(Moens and Vanderleyden, 1996)&quot;},&quot;citationItems&quot;:[{&quot;id&quot;:2504,&quot;uris&quot;:[&quot;http://zotero.org/users/316567/items/J7F9ZIGB&quot;],&quot;uri&quot;:[&quot;http://zotero.org/users/316567/items/J7F9ZIGB&quot;],&quot;itemData&quot;:{&quot;id&quot;:2504,&quot;type&quot;:&quot;article-journal&quot;,&quot;title&quot;:&quot;Functions of Bacterial Flagella&quot;,&quot;container-title&quot;:&quot;Critical Reviews in Microbiology&quot;,&quot;page&quot;:&quot;67-100&quot;,&quot;volume&quot;:&quot;22&quot;,&quot;issue&quot;:&quot;2&quot;,&quot;source&quot;:&quot;CrossRef&quot;,&quot;DOI&quot;:&quot;10.3109/10408419609106456&quot;,&quot;ISSN&quot;:&quot;1040-841X, 1549-7828&quot;,&quot;author&quot;:[{&quot;family&quot;:&quot;Moens&quot;,&quot;given&quot;:&quot;Sara&quot;},{&quot;family&quot;:&quot;Vanderleyden&quot;,&quot;given&quot;:&quot;Jos&quot;}],&quot;issued&quot;:{&quot;date-parts&quot;:[[1996,1]]},&quot;accessed&quot;:{&quot;date-parts&quot;:[[2012,6,7]]}}}],&quot;schema&quot;:&quot;https://github.com/citation-style-language/schema/raw/master/csl-citation.json&quot;} RND2Opz87QaQR"/>(Moens and Vanderleyden, 1996)<text:reference-mark-end text:name="ZOTERO_ITEM CSL_CITATION {&quot;citationID&quot;:&quot;1h05n5ds74&quot;,&quot;properties&quot;:{&quot;formattedCitation&quot;:&quot;(Moens and Vanderleyden, 1996)&quot;,&quot;plainCitation&quot;:&quot;(Moens and Vanderleyden, 1996)&quot;},&quot;citationItems&quot;:[{&quot;id&quot;:2504,&quot;uris&quot;:[&quot;http://zotero.org/users/316567/items/J7F9ZIGB&quot;],&quot;uri&quot;:[&quot;http://zotero.org/users/316567/items/J7F9ZIGB&quot;],&quot;itemData&quot;:{&quot;id&quot;:2504,&quot;type&quot;:&quot;article-journal&quot;,&quot;title&quot;:&quot;Functions of Bacterial Flagella&quot;,&quot;container-title&quot;:&quot;Critical Reviews in Microbiology&quot;,&quot;page&quot;:&quot;67-100&quot;,&quot;volume&quot;:&quot;22&quot;,&quot;issue&quot;:&quot;2&quot;,&quot;source&quot;:&quot;CrossRef&quot;,&quot;DOI&quot;:&quot;10.3109/10408419609106456&quot;,&quot;ISSN&quot;:&quot;1040-841X, 1549-7828&quot;,&quot;author&quot;:[{&quot;family&quot;:&quot;Moens&quot;,&quot;given&quot;:&quot;Sara&quot;},{&quot;family&quot;:&quot;Vanderleyden&quot;,&quot;given&quot;:&quot;Jos&quot;}],&quot;issued&quot;:{&quot;date-parts&quot;:[[1996,1]]},&quot;accessed&quot;:{&quot;date-parts&quot;:[[2012,6,7]]}}}],&quot;schema&quot;:&quot;https://github.com/citation-style-language/schema/raw/master/csl-citation.json&quot;} RND2Opz87QaQR"/></text:p>
            </text:list-item>
            <text:list-item>
              <text:p text:style-name="P86">Campy <text:reference-mark-start text:name="ZOTERO_ITEM CSL_CITATION {&quot;citationID&quot;:&quot;208ija8ihp&quot;,&quot;properties&quot;:{&quot;formattedCitation&quot;:&quot;(Guerry, 2007)&quot;,&quot;plainCitation&quot;:&quot;(Guerry, 2007)&quot;},&quot;citationItems&quot;:[{&quot;id&quot;:2715,&quot;uris&quot;:[&quot;http://zotero.org/users/316567/items/S2RGAG77&quot;],&quot;uri&quot;:[&quot;http://zotero.org/users/316567/items/S2RGAG77&quot;],&quot;itemData&quot;:{&quot;id&quot;:2715,&quot;type&quot;:&quot;article-journal&quot;,&quot;title&quot;:&quot;Campylobacter flagella: not just for motility&quot;,&quot;container-title&quot;:&quot;Trends in Microbiology&quot;,&quot;page&quot;:&quot;456-461&quot;,&quot;volume&quot;:&quot;15&quot;,&quot;issue&quot;:&quot;10&quot;,&quot;source&quot;:&quot;ScienceDirect&quot;,&quot;abstract&quot;:&quot;Campylobacter jejuni and Campylobacter coli are among the major causes of diarrheal disease worldwide. The motility imparted by the polar flagella of these pathogens is required for colonization of the mucus lining of the gastrointestinal tract. However, recent studies have revealed a more complex role for flagella in Campylobacter pathogenesis that includes the ability to secrete non-flagellar proteins that modulate virulence and the co-regulation of secreted and non-secreted virulence factors with the flagella regulon. Campylobacter flagellins are heavily glycosylated and changes in glycan composition affect autoagglutination and microcolony formation on intestinal epithelial cells; these traits are associated with disease in an animal model. Here, these recent advances in our understanding of the multifaceted role of flagella in Campylobacter virulence are summarized.&quot;,&quot;DOI&quot;:&quot;10.1016/j.tim.2007.09.006&quot;,&quot;ISSN&quot;:&quot;0966-842X&quot;,&quot;shortTitle&quot;:&quot;Campylobacter flagella&quot;,&quot;author&quot;:[{&quot;family&quot;:&quot;Guerry&quot;,&quot;given&quot;:&quot;Patricia&quot;}],&quot;issued&quot;:{&quot;date-parts&quot;:[[&quot;2007&quot;,10]]},&quot;accessed&quot;:{&quot;date-parts&quot;:[[2012,6,7]]}}}],&quot;schema&quot;:&quot;https://github.com/citation-style-language/schema/raw/master/csl-citation.json&quot;} RND0aNC4EYRpm"/>(Guerry, 2007)<text:reference-mark-end text:name="ZOTERO_ITEM CSL_CITATION {&quot;citationID&quot;:&quot;208ija8ihp&quot;,&quot;properties&quot;:{&quot;formattedCitation&quot;:&quot;(Guerry, 2007)&quot;,&quot;plainCitation&quot;:&quot;(Guerry, 2007)&quot;},&quot;citationItems&quot;:[{&quot;id&quot;:2715,&quot;uris&quot;:[&quot;http://zotero.org/users/316567/items/S2RGAG77&quot;],&quot;uri&quot;:[&quot;http://zotero.org/users/316567/items/S2RGAG77&quot;],&quot;itemData&quot;:{&quot;id&quot;:2715,&quot;type&quot;:&quot;article-journal&quot;,&quot;title&quot;:&quot;Campylobacter flagella: not just for motility&quot;,&quot;container-title&quot;:&quot;Trends in Microbiology&quot;,&quot;page&quot;:&quot;456-461&quot;,&quot;volume&quot;:&quot;15&quot;,&quot;issue&quot;:&quot;10&quot;,&quot;source&quot;:&quot;ScienceDirect&quot;,&quot;abstract&quot;:&quot;Campylobacter jejuni and Campylobacter coli are among the major causes of diarrheal disease worldwide. The motility imparted by the polar flagella of these pathogens is required for colonization of the mucus lining of the gastrointestinal tract. However, recent studies have revealed a more complex role for flagella in Campylobacter pathogenesis that includes the ability to secrete non-flagellar proteins that modulate virulence and the co-regulation of secreted and non-secreted virulence factors with the flagella regulon. Campylobacter flagellins are heavily glycosylated and changes in glycan composition affect autoagglutination and microcolony formation on intestinal epithelial cells; these traits are associated with disease in an animal model. Here, these recent advances in our understanding of the multifaceted role of flagella in Campylobacter virulence are summarized.&quot;,&quot;DOI&quot;:&quot;10.1016/j.tim.2007.09.006&quot;,&quot;ISSN&quot;:&quot;0966-842X&quot;,&quot;shortTitle&quot;:&quot;Campylobacter flagella&quot;,&quot;author&quot;:[{&quot;family&quot;:&quot;Guerry&quot;,&quot;given&quot;:&quot;Patricia&quot;}],&quot;issued&quot;:{&quot;date-parts&quot;:[[&quot;2007&quot;,10]]},&quot;accessed&quot;:{&quot;date-parts&quot;:[[2012,6,7]]}}}],&quot;schema&quot;:&quot;https://github.com/citation-style-language/schema/raw/master/csl-citation.json&quot;} RND0aNC4EYRpm"/></text:p>
            </text:list-item>
            <text:list-item>
              <text:p text:style-name="P86"><text:reference-mark-start text:name="ZOTERO_ITEM CSL_CITATION {&quot;citationID&quot;:&quot;253vcjsr15&quot;,&quot;properties&quot;:{&quot;formattedCitation&quot;:&quot;(Friedlander et al., 2013)&quot;,&quot;plainCitation&quot;:&quot;(Friedlander et al., 2013)&quot;},&quot;citationItems&quot;:[{&quot;id&quot;:4732,&quot;uris&quot;:[&quot;http://zotero.org/users/316567/items/MJVDRZ4C&quot;],&quot;uri&quot;:[&quot;http://zotero.org/users/316567/items/MJVDRZ4C&quot;],&quot;itemData&quot;:{&quot;id&quot;:4732,&quot;type&quot;:&quot;article-journal&quot;,&quot;title&quot;:&quot;Bacterial flagella explore microscale hummocks and hollows to increase adhesion&quot;,&quot;container-title&quot;:&quot;Proceedings of the National Academy of Sciences&quot;,&quot;source&quot;:&quot;www.pnas.org&quot;,&quot;abstract&quot;:&quot;Biofilms, surface-bound communities of microbes, are economically and medically important due to their pathogenic and obstructive properties. Among the numerous strategies to prevent bacterial adhesion and subsequent biofilm formation, surface topography was recently proposed as a highly nonspecific method that does not rely on small-molecule antibacterial compounds, which promote resistance. Here, we provide a detailed investigation of how the introduction of submicrometer crevices to a surface affects attachment of Escherichia coli. These crevices reduce substrate surface area available to the cell body but increase overall surface area. We have found that, during the first 2 h, adhesion to topographic surfaces is significantly reduced compared with flat controls, but this behavior abruptly reverses to significantly increased adhesion at longer exposures. We show that this reversal coincides with bacterially induced wetting transitions and that flagellar filaments aid in adhesion to these wetted topographic surfaces. We demonstrate that flagella are able to reach into crevices, access additional surface area, and produce a dense, fibrous network. Mutants lacking flagella show comparatively reduced adhesion. By varying substrate crevice sizes, we determine the conditions under which having flagella is most advantageous for adhesion. These findings strongly indicate that, in addition to their role in swimming motility, flagella are involved in attachment and can furthermore act as structural elements, enabling bacteria to overcome unfavorable surface topographies. This work contributes insights for the future design of antifouling surfaces and for improved understanding of bacterial behavior in native, structured environments.&quot;,&quot;URL&quot;:&quot;http://www.pnas.org/content/early/2013/03/13/1219662110&quot;,&quot;DOI&quot;:&quot;10.1073/pnas.1219662110&quot;,&quot;ISSN&quot;:&quot;0027-8424, 1091-6490&quot;,&quot;journalAbbreviation&quot;:&quot;PNAS&quot;,&quot;language&quot;:&quot;en&quot;,&quot;author&quot;:[{&quot;family&quot;:&quot;Friedlander&quot;,&quot;given&quot;:&quot;Ronn S.&quot;},{&quot;family&quot;:&quot;Vlamakis&quot;,&quot;given&quot;:&quot;Hera&quot;},{&quot;family&quot;:&quot;Kim&quot;,&quot;given&quot;:&quot;Philseok&quot;},{&quot;family&quot;:&quot;Khan&quot;,&quot;given&quot;:&quot;Mughees&quot;},{&quot;family&quot;:&quot;Kolter&quot;,&quot;given&quot;:&quot;Roberto&quot;},{&quot;family&quot;:&quot;Aizenberg&quot;,&quot;given&quot;:&quot;Joanna&quot;}],&quot;issued&quot;:{&quot;date-parts&quot;:[[2013,3,18]]},&quot;accessed&quot;:{&quot;date-parts&quot;:[[2013,3,21]]}}}],&quot;schema&quot;:&quot;https://github.com/citation-style-language/schema/raw/master/csl-citation.json&quot;} RNDrv61gisFK9"/>(Friedlander et al., 2013)<text:reference-mark-end text:name="ZOTERO_ITEM CSL_CITATION {&quot;citationID&quot;:&quot;253vcjsr15&quot;,&quot;properties&quot;:{&quot;formattedCitation&quot;:&quot;(Friedlander et al., 2013)&quot;,&quot;plainCitation&quot;:&quot;(Friedlander et al., 2013)&quot;},&quot;citationItems&quot;:[{&quot;id&quot;:4732,&quot;uris&quot;:[&quot;http://zotero.org/users/316567/items/MJVDRZ4C&quot;],&quot;uri&quot;:[&quot;http://zotero.org/users/316567/items/MJVDRZ4C&quot;],&quot;itemData&quot;:{&quot;id&quot;:4732,&quot;type&quot;:&quot;article-journal&quot;,&quot;title&quot;:&quot;Bacterial flagella explore microscale hummocks and hollows to increase adhesion&quot;,&quot;container-title&quot;:&quot;Proceedings of the National Academy of Sciences&quot;,&quot;source&quot;:&quot;www.pnas.org&quot;,&quot;abstract&quot;:&quot;Biofilms, surface-bound communities of microbes, are economically and medically important due to their pathogenic and obstructive properties. Among the numerous strategies to prevent bacterial adhesion and subsequent biofilm formation, surface topography was recently proposed as a highly nonspecific method that does not rely on small-molecule antibacterial compounds, which promote resistance. Here, we provide a detailed investigation of how the introduction of submicrometer crevices to a surface affects attachment of Escherichia coli. These crevices reduce substrate surface area available to the cell body but increase overall surface area. We have found that, during the first 2 h, adhesion to topographic surfaces is significantly reduced compared with flat controls, but this behavior abruptly reverses to significantly increased adhesion at longer exposures. We show that this reversal coincides with bacterially induced wetting transitions and that flagellar filaments aid in adhesion to these wetted topographic surfaces. We demonstrate that flagella are able to reach into crevices, access additional surface area, and produce a dense, fibrous network. Mutants lacking flagella show comparatively reduced adhesion. By varying substrate crevice sizes, we determine the conditions under which having flagella is most advantageous for adhesion. These findings strongly indicate that, in addition to their role in swimming motility, flagella are involved in attachment and can furthermore act as structural elements, enabling bacteria to overcome unfavorable surface topographies. This work contributes insights for the future design of antifouling surfaces and for improved understanding of bacterial behavior in native, structured environments.&quot;,&quot;URL&quot;:&quot;http://www.pnas.org/content/early/2013/03/13/1219662110&quot;,&quot;DOI&quot;:&quot;10.1073/pnas.1219662110&quot;,&quot;ISSN&quot;:&quot;0027-8424, 1091-6490&quot;,&quot;journalAbbreviation&quot;:&quot;PNAS&quot;,&quot;language&quot;:&quot;en&quot;,&quot;author&quot;:[{&quot;family&quot;:&quot;Friedlander&quot;,&quot;given&quot;:&quot;Ronn S.&quot;},{&quot;family&quot;:&quot;Vlamakis&quot;,&quot;given&quot;:&quot;Hera&quot;},{&quot;family&quot;:&quot;Kim&quot;,&quot;given&quot;:&quot;Philseok&quot;},{&quot;family&quot;:&quot;Khan&quot;,&quot;given&quot;:&quot;Mughees&quot;},{&quot;family&quot;:&quot;Kolter&quot;,&quot;given&quot;:&quot;Roberto&quot;},{&quot;family&quot;:&quot;Aizenberg&quot;,&quot;given&quot;:&quot;Joanna&quot;}],&quot;issued&quot;:{&quot;date-parts&quot;:[[2013,3,18]]},&quot;accessed&quot;:{&quot;date-parts&quot;:[[2013,3,21]]}}}],&quot;schema&quot;:&quot;https://github.com/citation-style-language/schema/raw/master/csl-citation.json&quot;} RNDrv61gisFK9"/></text:p>
            </text:list-item>
            <text:list-item>
              <text:p text:style-name="P86">Moisture detection (Mark Pallen told me)</text:p>
            </text:list-item>
            <text:list-item>
              <text:p text:style-name="P86"><text:reference-mark-start text:name="ZOTERO_ITEM CSL_CITATION {&quot;citationID&quot;:&quot;2hkb47cpq8&quot;,&quot;properties&quot;:{&quot;formattedCitation&quot;:&quot;(Troge et al., 2012)&quot;,&quot;plainCitation&quot;:&quot;(Troge et al., 2012)&quot;},&quot;citationItems&quot;:[{&quot;id&quot;:4868,&quot;uris&quot;:[&quot;http://zotero.org/users/316567/items/BJ2UEG3D&quot;],&quot;uri&quot;:[&quot;http://zotero.org/users/316567/items/BJ2UEG3D&quot;],&quot;itemData&quot;:{&quot;id&quot;:4868,&quot;type&quot;:&quot;article-journal&quot;,&quot;title&quot;:&quot;More than a marine propeller--the flagellum of the probiotic Escherichia coli strain Nissle 1917 is the major adhesin mediating binding to human mucus&quot;,&quot;container-title&quot;:&quot;International journal of medical microbiology: IJMM&quot;,&quot;page&quot;:&quot;304-314&quot;,&quot;volume&quot;:&quot;302&quot;,&quot;issue&quot;:&quot;7-8&quot;,&quot;source&quot;:&quot;NCBI PubMed&quot;,&quot;abstract&quot;:&quot;The flagellum of the probiotic Escherichia coli strain Nissle 1917 (EcN) is not just responsible for motility, but also for EcN's ability to induce the production of human β-defensin 2. Here, we report a third function of this EcN organell. In this study we investigated the role of the EcN flagellum in adhesion to different host tissues by ex vivo and in vitro studies. Ex vivo studies with cryosections of human gut biopsies revealed that the flagellum of EcN is most likely important for efficient adhesion to the human intestinal tract. These results and in vitro studies with different epithelial cells indicated that the presence of mucus is important for efficient mediation of adhesion by the flagellum of EcN. We observed direct interaction between isolated flagella from EcN wild type and porcine mucin 2 as well as human mucus. However, we could not observe any interaction of the flagella with murine mucus. For the first time, we identified the mucus component gluconate as one receptor for the binding of flagella from EcN and were able to exclude the flagellin domain D3 as a responsible interaction partner. We propose that the flagellum of EcN is its major adhesin in vivo, which enables this probiotic strain to compete efficiently for binding sites on host tissue with several bacterial pathogens.&quot;,&quot;DOI&quot;:&quot;10.1016/j.ijmm.2012.09.004&quot;,&quot;ISSN&quot;:&quot;1618-0607&quot;,&quot;note&quot;:&quot;PMID: 23131416&quot;,&quot;journalAbbreviation&quot;:&quot;Int. J. Med. Microbiol.&quot;,&quot;language&quot;:&quot;eng&quot;,&quot;author&quot;:[{&quot;family&quot;:&quot;Troge&quot;,&quot;given&quot;:&quot;Anja&quot;},{&quot;family&quot;:&quot;Scheppach&quot;,&quot;given&quot;:&quot;Wolfgang&quot;},{&quot;family&quot;:&quot;Schroeder&quot;,&quot;given&quot;:&quot;Bjoern O&quot;},{&quot;family&quot;:&quot;Rund&quot;,&quot;given&quot;:&quot;Stefan A&quot;},{&quot;family&quot;:&quot;Heuner&quot;,&quot;given&quot;:&quot;Klaus&quot;},{&quot;family&quot;:&quot;Wehkamp&quot;,&quot;given&quot;:&quot;Jan&quot;},{&quot;family&quot;:&quot;Stange&quot;,&quot;given&quot;:&quot;Eduard F&quot;},{&quot;family&quot;:&quot;Oelschlaeger&quot;,&quot;given&quot;:&quot;Tobias A&quot;}],&quot;issued&quot;:{&quot;date-parts&quot;:[[&quot;2012&quot;,12]]}}}],&quot;schema&quot;:&quot;https://github.com/citation-style-language/schema/raw/master/csl-citation.json&quot;} RNDvOKEYUVE3R"/>(Troge et al., 2012)<text:reference-mark-end text:name="ZOTERO_ITEM CSL_CITATION {&quot;citationID&quot;:&quot;2hkb47cpq8&quot;,&quot;properties&quot;:{&quot;formattedCitation&quot;:&quot;(Troge et al., 2012)&quot;,&quot;plainCitation&quot;:&quot;(Troge et al., 2012)&quot;},&quot;citationItems&quot;:[{&quot;id&quot;:4868,&quot;uris&quot;:[&quot;http://zotero.org/users/316567/items/BJ2UEG3D&quot;],&quot;uri&quot;:[&quot;http://zotero.org/users/316567/items/BJ2UEG3D&quot;],&quot;itemData&quot;:{&quot;id&quot;:4868,&quot;type&quot;:&quot;article-journal&quot;,&quot;title&quot;:&quot;More than a marine propeller--the flagellum of the probiotic Escherichia coli strain Nissle 1917 is the major adhesin mediating binding to human mucus&quot;,&quot;container-title&quot;:&quot;International journal of medical microbiology: IJMM&quot;,&quot;page&quot;:&quot;304-314&quot;,&quot;volume&quot;:&quot;302&quot;,&quot;issue&quot;:&quot;7-8&quot;,&quot;source&quot;:&quot;NCBI PubMed&quot;,&quot;abstract&quot;:&quot;The flagellum of the probiotic Escherichia coli strain Nissle 1917 (EcN) is not just responsible for motility, but also for EcN's ability to induce the production of human β-defensin 2. Here, we report a third function of this EcN organell. In this study we investigated the role of the EcN flagellum in adhesion to different host tissues by ex vivo and in vitro studies. Ex vivo studies with cryosections of human gut biopsies revealed that the flagellum of EcN is most likely important for efficient adhesion to the human intestinal tract. These results and in vitro studies with different epithelial cells indicated that the presence of mucus is important for efficient mediation of adhesion by the flagellum of EcN. We observed direct interaction between isolated flagella from EcN wild type and porcine mucin 2 as well as human mucus. However, we could not observe any interaction of the flagella with murine mucus. For the first time, we identified the mucus component gluconate as one receptor for the binding of flagella from EcN and were able to exclude the flagellin domain D3 as a responsible interaction partner. We propose that the flagellum of EcN is its major adhesin in vivo, which enables this probiotic strain to compete efficiently for binding sites on host tissue with several bacterial pathogens.&quot;,&quot;DOI&quot;:&quot;10.1016/j.ijmm.2012.09.004&quot;,&quot;ISSN&quot;:&quot;1618-0607&quot;,&quot;note&quot;:&quot;PMID: 23131416&quot;,&quot;journalAbbreviation&quot;:&quot;Int. J. Med. Microbiol.&quot;,&quot;language&quot;:&quot;eng&quot;,&quot;author&quot;:[{&quot;family&quot;:&quot;Troge&quot;,&quot;given&quot;:&quot;Anja&quot;},{&quot;family&quot;:&quot;Scheppach&quot;,&quot;given&quot;:&quot;Wolfgang&quot;},{&quot;family&quot;:&quot;Schroeder&quot;,&quot;given&quot;:&quot;Bjoern O&quot;},{&quot;family&quot;:&quot;Rund&quot;,&quot;given&quot;:&quot;Stefan A&quot;},{&quot;family&quot;:&quot;Heuner&quot;,&quot;given&quot;:&quot;Klaus&quot;},{&quot;family&quot;:&quot;Wehkamp&quot;,&quot;given&quot;:&quot;Jan&quot;},{&quot;family&quot;:&quot;Stange&quot;,&quot;given&quot;:&quot;Eduard F&quot;},{&quot;family&quot;:&quot;Oelschlaeger&quot;,&quot;given&quot;:&quot;Tobias A&quot;}],&quot;issued&quot;:{&quot;date-parts&quot;:[[&quot;2012&quot;,12]]}}}],&quot;schema&quot;:&quot;https://github.com/citation-style-language/schema/raw/master/csl-citation.json&quot;} RNDvOKEYUVE3R"/></text:p>
            </text:list-item>
          </text:list>
        </text:list-item>
        <text:list-item>
          <text:p text:style-name="P51">Cell shape</text:p>
          <text:list>
            <text:list-item>
              <text:p text:style-name="P51">Borrelia <text:reference-mark-start text:name="ZOTERO_ITEM CSL_CITATION {&quot;citationID&quot;:&quot;4tm03nc95&quot;,&quot;properties&quot;:{&quot;formattedCitation&quot;:&quot;(Motaleb et al., 2000)&quot;,&quot;plainCitation&quot;:&quot;(Motaleb et al., 2000)&quot;},&quot;citationItems&quot;:[{&quot;id&quot;:2439,&quot;uris&quot;:[&quot;http://zotero.org/users/316567/items/H35BF3TR&quot;],&quot;uri&quot;:[&quot;http://zotero.org/users/316567/items/H35BF3TR&quot;],&quot;itemData&quot;:{&quot;id&quot;:2439,&quot;type&quot;:&quot;article-journal&quot;,&quot;title&quot;:&quot;Borrelia Burgdorferi Periplasmic Flagella Have Both Skeletal and Motility Functions&quot;,&quot;container-title&quot;:&quot;Proceedings of the National Academy of Sciences&quot;,&quot;page&quot;:&quot;10899-10904&quot;,&quot;volume&quot;:&quot;97&quot;,&quot;issue&quot;:&quot;20&quot;,&quot;source&quot;:&quot;www.pnas.org&quot;,&quot;abstract&quot;:&quot;Bacterial shape usually is dictated by the peptidoglycan layer of the cell wall. In this paper, we show that the morphology of the Lyme disease spirochete Borrelia burgdorferi is the result of a complex interaction between the cell cylinder and the internal periplasmic flagella. B. burgdorferi has a bundle of 7–11 helically shaped periplasmic flagella attached at each end of the cell cylinder and has a flat-wave cell morphology. Backward moving, propagating waves enable these bacteria to swim in both low viscosity media and highly viscous gel-like media. Using targeted mutagenesis, we inactivated the gene encoding the major periplasmic flagellar filament protein FlaB. The resulting flaB mutants not only were nonmotile, but were rod-shaped. Western blot analysis indicated that FlaB was no longer synthesized, and electron microscopy revealed that the mutants were completely deficient in periplasmic flagella. Wild-type cells poisoned with the protonophore carbonyl cyanide-m-chlorophenylhydrazone retained their flat-wave morphology, indicating that the periplasmic flagella do not need to be energized for the cell to maintain this shape. Our results indicate that the periplasmic flagella of B. burgdorferi have a skeletal function. These organelles dynamically interact with the rod-shaped cell cylinder to enable the cell to swim, and to confer in part its flat-wave morphology.&quot;,&quot;DOI&quot;:&quot;10.1073/pnas.200221797&quot;,&quot;ISSN&quot;:&quot;0027-8424, 1091-6490&quot;,&quot;journalAbbreviation&quot;:&quot;PNAS&quot;,&quot;language&quot;:&quot;en&quot;,&quot;author&quot;:[{&quot;family&quot;:&quot;Motaleb&quot;,&quot;given&quot;:&quot;Mohammed Abdul&quot;},{&quot;family&quot;:&quot;Corum&quot;,&quot;given&quot;:&quot;Linda&quot;},{&quot;family&quot;:&quot;Bono&quot;,&quot;given&quot;:&quot;James L&quot;},{&quot;family&quot;:&quot;Elias&quot;,&quot;given&quot;:&quot;Abdallah F&quot;},{&quot;family&quot;:&quot;Rosa&quot;,&quot;given&quot;:&quot;Patricia&quot;},{&quot;family&quot;:&quot;Samuels&quot;,&quot;given&quot;:&quot;D. Scott&quot;},{&quot;family&quot;:&quot;Charon&quot;,&quot;given&quot;:&quot;Nyles W&quot;}],&quot;issued&quot;:{&quot;date-parts&quot;:[[2000,9,26]]},&quot;accessed&quot;:{&quot;date-parts&quot;:[[2012,5,2]]}}}],&quot;schema&quot;:&quot;https://github.com/citation-style-language/schema/raw/master/csl-citation.json&quot;} RNDXdocKH5Hg9"/>(Motaleb et al., 2000)<text:reference-mark-end text:name="ZOTERO_ITEM CSL_CITATION {&quot;citationID&quot;:&quot;4tm03nc95&quot;,&quot;properties&quot;:{&quot;formattedCitation&quot;:&quot;(Motaleb et al., 2000)&quot;,&quot;plainCitation&quot;:&quot;(Motaleb et al., 2000)&quot;},&quot;citationItems&quot;:[{&quot;id&quot;:2439,&quot;uris&quot;:[&quot;http://zotero.org/users/316567/items/H35BF3TR&quot;],&quot;uri&quot;:[&quot;http://zotero.org/users/316567/items/H35BF3TR&quot;],&quot;itemData&quot;:{&quot;id&quot;:2439,&quot;type&quot;:&quot;article-journal&quot;,&quot;title&quot;:&quot;Borrelia Burgdorferi Periplasmic Flagella Have Both Skeletal and Motility Functions&quot;,&quot;container-title&quot;:&quot;Proceedings of the National Academy of Sciences&quot;,&quot;page&quot;:&quot;10899-10904&quot;,&quot;volume&quot;:&quot;97&quot;,&quot;issue&quot;:&quot;20&quot;,&quot;source&quot;:&quot;www.pnas.org&quot;,&quot;abstract&quot;:&quot;Bacterial shape usually is dictated by the peptidoglycan layer of the cell wall. In this paper, we show that the morphology of the Lyme disease spirochete Borrelia burgdorferi is the result of a complex interaction between the cell cylinder and the internal periplasmic flagella. B. burgdorferi has a bundle of 7–11 helically shaped periplasmic flagella attached at each end of the cell cylinder and has a flat-wave cell morphology. Backward moving, propagating waves enable these bacteria to swim in both low viscosity media and highly viscous gel-like media. Using targeted mutagenesis, we inactivated the gene encoding the major periplasmic flagellar filament protein FlaB. The resulting flaB mutants not only were nonmotile, but were rod-shaped. Western blot analysis indicated that FlaB was no longer synthesized, and electron microscopy revealed that the mutants were completely deficient in periplasmic flagella. Wild-type cells poisoned with the protonophore carbonyl cyanide-m-chlorophenylhydrazone retained their flat-wave morphology, indicating that the periplasmic flagella do not need to be energized for the cell to maintain this shape. Our results indicate that the periplasmic flagella of B. burgdorferi have a skeletal function. These organelles dynamically interact with the rod-shaped cell cylinder to enable the cell to swim, and to confer in part its flat-wave morphology.&quot;,&quot;DOI&quot;:&quot;10.1073/pnas.200221797&quot;,&quot;ISSN&quot;:&quot;0027-8424, 1091-6490&quot;,&quot;journalAbbreviation&quot;:&quot;PNAS&quot;,&quot;language&quot;:&quot;en&quot;,&quot;author&quot;:[{&quot;family&quot;:&quot;Motaleb&quot;,&quot;given&quot;:&quot;Mohammed Abdul&quot;},{&quot;family&quot;:&quot;Corum&quot;,&quot;given&quot;:&quot;Linda&quot;},{&quot;family&quot;:&quot;Bono&quot;,&quot;given&quot;:&quot;James L&quot;},{&quot;family&quot;:&quot;Elias&quot;,&quot;given&quot;:&quot;Abdallah F&quot;},{&quot;family&quot;:&quot;Rosa&quot;,&quot;given&quot;:&quot;Patricia&quot;},{&quot;family&quot;:&quot;Samuels&quot;,&quot;given&quot;:&quot;D. Scott&quot;},{&quot;family&quot;:&quot;Charon&quot;,&quot;given&quot;:&quot;Nyles W&quot;}],&quot;issued&quot;:{&quot;date-parts&quot;:[[2000,9,26]]},&quot;accessed&quot;:{&quot;date-parts&quot;:[[2012,5,2]]}}}],&quot;schema&quot;:&quot;https://github.com/citation-style-language/schema/raw/master/csl-citation.json&quot;} RNDXdocKH5Hg9"/></text:p>
            </text:list-item>
          </text:list>
        </text:list-item>
        <text:list-item>
          <text:p text:style-name="P51">Swimming motility</text:p>
          <text:list>
            <text:list-item>
              <text:p text:style-name="P51">Many mechanisms!</text:p>
            </text:list-item>
          </text:list>
        </text:list-item>
      </text:list>
      <text:h text:style-name="P97" text:outline-level="3">Protein export via a dedicated type-III secretion system</text:h>
      <text:list xml:id="list53913700" text:continue-numbering="true" text:style-name="WW8Num8">
        <text:list-item>
          <text:p text:style-name="P52">Secretion</text:p>
          <text:list>
            <text:list-item>
              <text:p text:style-name="P87">Yersinia <text:reference-mark-start text:name="ZOTERO_ITEM CSL_CITATION {&quot;citationID&quot;:&quot;a47bq2tge&quot;,&quot;properties&quot;:{&quot;formattedCitation&quot;:&quot;(Young et al., 1999)&quot;,&quot;plainCitation&quot;:&quot;(Young et al., 1999)&quot;},&quot;citationItems&quot;:[{&quot;id&quot;:4707,&quot;uris&quot;:[&quot;http://zotero.org/users/316567/items/CCATDNSP&quot;],&quot;uri&quot;:[&quot;http://zotero.org/users/316567/items/CCATDNSP&quot;],&quot;itemData&quot;:{&quot;id&quot;:4707,&quot;type&quot;:&quot;article-journal&quot;,&quot;title&quot;:&quot;A new pathway for the secretion of virulence factors by bacteria: The flagellar export apparatus functions as a protein-secretion system&quot;,&quot;container-title&quot;:&quot;Proceedings of the National Academy of Sciences&quot;,&quot;page&quot;:&quot;6456-6461&quot;,&quot;volume&quot;:&quot;96&quot;,&quot;issue&quot;:&quot;11&quot;,&quot;source&quot;:&quot;www.pnas.org&quot;,&quot;abstract&quot;:&quot;Biogenesis of the flagellum, a motive organelle of many bacterial species, is best understood for members of the Enterobacteriaceae. The flagellum is a heterooligomeric structure that protrudes from the surface of the cell. Its assembly initially involves the synthesis of a dedicated protein export apparatus that subsequently transports other flagellar proteins by a type III mechanism from the cytoplasm to the outer surface of the cell, where oligomerization occurs. In this study, the flagellum export apparatus was shown to function also as a secretion system for the transport of several extracellular proteins in the pathogenic bacterium Yersinia enterocolitica. One of the proteins exported by the flagellar secretion system was the virulence-associated phospholipase, YplA. These results suggest type III protein secretion by the flagellar system may be a general mechanism for the transport of proteins that influence bacterial–host interactions.&quot;,&quot;DOI&quot;:&quot;10.1073/pnas.96.11.6456&quot;,&quot;ISSN&quot;:&quot;0027-8424, 1091-6490&quot;,&quot;shortTitle&quot;:&quot;A new pathway for the secretion of virulence factors by bacteria&quot;,&quot;journalAbbreviation&quot;:&quot;PNAS&quot;,&quot;language&quot;:&quot;en&quot;,&quot;author&quot;:[{&quot;family&quot;:&quot;Young&quot;,&quot;given&quot;:&quot;Glenn M.&quot;},{&quot;family&quot;:&quot;Schmiel&quot;,&quot;given&quot;:&quot;Deborah H.&quot;},{&quot;family&quot;:&quot;Miller&quot;,&quot;given&quot;:&quot;Virginia L.&quot;}],&quot;issued&quot;:{&quot;date-parts&quot;:[[1999,5,25]]},&quot;accessed&quot;:{&quot;date-parts&quot;:[[2013,3,26]]}}}],&quot;schema&quot;:&quot;https://github.com/citation-style-language/schema/raw/master/csl-citation.json&quot;} RNDpfxcaQcZ4S"/>(Young et al., 1999)<text:reference-mark-end text:name="ZOTERO_ITEM CSL_CITATION {&quot;citationID&quot;:&quot;a47bq2tge&quot;,&quot;properties&quot;:{&quot;formattedCitation&quot;:&quot;(Young et al., 1999)&quot;,&quot;plainCitation&quot;:&quot;(Young et al., 1999)&quot;},&quot;citationItems&quot;:[{&quot;id&quot;:4707,&quot;uris&quot;:[&quot;http://zotero.org/users/316567/items/CCATDNSP&quot;],&quot;uri&quot;:[&quot;http://zotero.org/users/316567/items/CCATDNSP&quot;],&quot;itemData&quot;:{&quot;id&quot;:4707,&quot;type&quot;:&quot;article-journal&quot;,&quot;title&quot;:&quot;A new pathway for the secretion of virulence factors by bacteria: The flagellar export apparatus functions as a protein-secretion system&quot;,&quot;container-title&quot;:&quot;Proceedings of the National Academy of Sciences&quot;,&quot;page&quot;:&quot;6456-6461&quot;,&quot;volume&quot;:&quot;96&quot;,&quot;issue&quot;:&quot;11&quot;,&quot;source&quot;:&quot;www.pnas.org&quot;,&quot;abstract&quot;:&quot;Biogenesis of the flagellum, a motive organelle of many bacterial species, is best understood for members of the Enterobacteriaceae. The flagellum is a heterooligomeric structure that protrudes from the surface of the cell. Its assembly initially involves the synthesis of a dedicated protein export apparatus that subsequently transports other flagellar proteins by a type III mechanism from the cytoplasm to the outer surface of the cell, where oligomerization occurs. In this study, the flagellum export apparatus was shown to function also as a secretion system for the transport of several extracellular proteins in the pathogenic bacterium Yersinia enterocolitica. One of the proteins exported by the flagellar secretion system was the virulence-associated phospholipase, YplA. These results suggest type III protein secretion by the flagellar system may be a general mechanism for the transport of proteins that influence bacterial–host interactions.&quot;,&quot;DOI&quot;:&quot;10.1073/pnas.96.11.6456&quot;,&quot;ISSN&quot;:&quot;0027-8424, 1091-6490&quot;,&quot;shortTitle&quot;:&quot;A new pathway for the secretion of virulence factors by bacteria&quot;,&quot;journalAbbreviation&quot;:&quot;PNAS&quot;,&quot;language&quot;:&quot;en&quot;,&quot;author&quot;:[{&quot;family&quot;:&quot;Young&quot;,&quot;given&quot;:&quot;Glenn M.&quot;},{&quot;family&quot;:&quot;Schmiel&quot;,&quot;given&quot;:&quot;Deborah H.&quot;},{&quot;family&quot;:&quot;Miller&quot;,&quot;given&quot;:&quot;Virginia L.&quot;}],&quot;issued&quot;:{&quot;date-parts&quot;:[[1999,5,25]]},&quot;accessed&quot;:{&quot;date-parts&quot;:[[2013,3,26]]}}}],&quot;schema&quot;:&quot;https://github.com/citation-style-language/schema/raw/master/csl-citation.json&quot;} RNDpfxcaQcZ4S"/></text:p>
            </text:list-item>
            <text:list-item>
              <text:p text:style-name="P87">Campy <text:reference-mark-start text:name="ZOTERO_ITEM CSL_CITATION {&quot;citationID&quot;:&quot;1sa9v70p43&quot;,&quot;properties&quot;:{&quot;formattedCitation&quot;:&quot;(Guerry, 2007)&quot;,&quot;plainCitation&quot;:&quot;(Guerry, 2007)&quot;},&quot;citationItems&quot;:[{&quot;id&quot;:2715,&quot;uris&quot;:[&quot;http://zotero.org/users/316567/items/S2RGAG77&quot;],&quot;uri&quot;:[&quot;http://zotero.org/users/316567/items/S2RGAG77&quot;],&quot;itemData&quot;:{&quot;id&quot;:2715,&quot;type&quot;:&quot;article-journal&quot;,&quot;title&quot;:&quot;Campylobacter flagella: not just for motility&quot;,&quot;container-title&quot;:&quot;Trends in Microbiology&quot;,&quot;page&quot;:&quot;456-461&quot;,&quot;volume&quot;:&quot;15&quot;,&quot;issue&quot;:&quot;10&quot;,&quot;source&quot;:&quot;ScienceDirect&quot;,&quot;abstract&quot;:&quot;Campylobacter jejuni and Campylobacter coli are among the major causes of diarrheal disease worldwide. The motility imparted by the polar flagella of these pathogens is required for colonization of the mucus lining of the gastrointestinal tract. However, recent studies have revealed a more complex role for flagella in Campylobacter pathogenesis that includes the ability to secrete non-flagellar proteins that modulate virulence and the co-regulation of secreted and non-secreted virulence factors with the flagella regulon. Campylobacter flagellins are heavily glycosylated and changes in glycan composition affect autoagglutination and microcolony formation on intestinal epithelial cells; these traits are associated with disease in an animal model. Here, these recent advances in our understanding of the multifaceted role of flagella in Campylobacter virulence are summarized.&quot;,&quot;DOI&quot;:&quot;10.1016/j.tim.2007.09.006&quot;,&quot;ISSN&quot;:&quot;0966-842X&quot;,&quot;shortTitle&quot;:&quot;Campylobacter flagella&quot;,&quot;author&quot;:[{&quot;family&quot;:&quot;Guerry&quot;,&quot;given&quot;:&quot;Patricia&quot;}],&quot;issued&quot;:{&quot;date-parts&quot;:[[&quot;2007&quot;,10]]},&quot;accessed&quot;:{&quot;date-parts&quot;:[[2012,6,7]]}}}],&quot;schema&quot;:&quot;https://github.com/citation-style-language/schema/raw/master/csl-citation.json&quot;} RNDYmy7rHsaEg"/>(Guerry, 2007)<text:reference-mark-end text:name="ZOTERO_ITEM CSL_CITATION {&quot;citationID&quot;:&quot;1sa9v70p43&quot;,&quot;properties&quot;:{&quot;formattedCitation&quot;:&quot;(Guerry, 2007)&quot;,&quot;plainCitation&quot;:&quot;(Guerry, 2007)&quot;},&quot;citationItems&quot;:[{&quot;id&quot;:2715,&quot;uris&quot;:[&quot;http://zotero.org/users/316567/items/S2RGAG77&quot;],&quot;uri&quot;:[&quot;http://zotero.org/users/316567/items/S2RGAG77&quot;],&quot;itemData&quot;:{&quot;id&quot;:2715,&quot;type&quot;:&quot;article-journal&quot;,&quot;title&quot;:&quot;Campylobacter flagella: not just for motility&quot;,&quot;container-title&quot;:&quot;Trends in Microbiology&quot;,&quot;page&quot;:&quot;456-461&quot;,&quot;volume&quot;:&quot;15&quot;,&quot;issue&quot;:&quot;10&quot;,&quot;source&quot;:&quot;ScienceDirect&quot;,&quot;abstract&quot;:&quot;Campylobacter jejuni and Campylobacter coli are among the major causes of diarrheal disease worldwide. The motility imparted by the polar flagella of these pathogens is required for colonization of the mucus lining of the gastrointestinal tract. However, recent studies have revealed a more complex role for flagella in Campylobacter pathogenesis that includes the ability to secrete non-flagellar proteins that modulate virulence and the co-regulation of secreted and non-secreted virulence factors with the flagella regulon. Campylobacter flagellins are heavily glycosylated and changes in glycan composition affect autoagglutination and microcolony formation on intestinal epithelial cells; these traits are associated with disease in an animal model. Here, these recent advances in our understanding of the multifaceted role of flagella in Campylobacter virulence are summarized.&quot;,&quot;DOI&quot;:&quot;10.1016/j.tim.2007.09.006&quot;,&quot;ISSN&quot;:&quot;0966-842X&quot;,&quot;shortTitle&quot;:&quot;Campylobacter flagella&quot;,&quot;author&quot;:[{&quot;family&quot;:&quot;Guerry&quot;,&quot;given&quot;:&quot;Patricia&quot;}],&quot;issued&quot;:{&quot;date-parts&quot;:[[&quot;2007&quot;,10]]},&quot;accessed&quot;:{&quot;date-parts&quot;:[[2012,6,7]]}}}],&quot;schema&quot;:&quot;https://github.com/citation-style-language/schema/raw/master/csl-citation.json&quot;} RNDYmy7rHsaEg"/></text:p>
              <text:list>
                <text:list-item>
                  <text:p text:style-name="P87"><text:reference-mark-start text:name="ZOTERO_ITEM CSL_CITATION {&quot;citationID&quot;:&quot;18plkr390&quot;,&quot;properties&quot;:{&quot;formattedCitation&quot;:&quot;(Christensen et al., 2009)&quot;,&quot;plainCitation&quot;:&quot;(Christensen et al., 2009)&quot;},&quot;citationItems&quot;:[{&quot;id&quot;:4724,&quot;uris&quot;:[&quot;http://zotero.org/users/316567/items/K456I5VN&quot;],&quot;uri&quot;:[&quot;http://zotero.org/users/316567/items/K456I5VN&quot;],&quot;itemData&quot;:{&quot;id&quot;:4724,&quot;type&quot;:&quot;article-journal&quot;,&quot;title&quot;:&quot;Identification of a Campylobacter jejuni-secreted protein required for maximal invasion of host cells&quot;,&quot;container-title&quot;:&quot;Molecular Microbiology&quot;,&quot;page&quot;:&quot;650–662&quot;,&quot;volume&quot;:&quot;73&quot;,&quot;issue&quot;:&quot;4&quot;,&quot;source&quot;:&quot;Wiley Online Library&quot;,&quot;abstract&quot;:&quot;The food-borne pathogen Campylobacter jejuni is dependent on a functional flagellum for motility and the export of virulence proteins that promote maximal host cell invasion. Both the flagellar and non-flagellar proteins exported via the flagellar type III secretion system contain a sequence within the amino-terminus that directs their export from the bacterial cell. Accordingly, we developed a genetic screen to identify C. jejuni genes that encode a type III secretion amino-terminal sequence that utilizes the flagellar type III secretion system of Yersinia enterocolitica and a phospholipase reporter (yplA). We screened a library of 321 C. jejuni genes and identified proteins with putative type III secretion amino-terminal sequences. One gene identified by the screen was Cj1242. We generated a mutation in Cj1242, and performed growth rate, motility, secretion and INT 407 cell adherence and internalization assays. The C. jejuni Cj1242 mutant was not altered in growth rate or motility when compared with the wild-type strain, but displayed an altered secretion profile and a reduction in host cell internalization. Based on the phenotype of the C. jejuni Cj1242 mutant, we designated the protein Campylobacter invasion antigen C (CiaC). Collectively, our findings indicate that CiaC is a potentially important virulence factor.&quot;,&quot;DOI&quot;:&quot;10.1111/j.1365-2958.2009.06797.x&quot;,&quot;ISSN&quot;:&quot;1365-2958&quot;,&quot;language&quot;:&quot;en&quot;,&quot;author&quot;:[{&quot;family&quot;:&quot;Christensen&quot;,&quot;given&quot;:&quot;Jeffrey E.&quot;},{&quot;family&quot;:&quot;Pacheco&quot;,&quot;given&quot;:&quot;Sophia A.&quot;},{&quot;family&quot;:&quot;Konkel&quot;,&quot;given&quot;:&quot;Michael E.&quot;}],&quot;issued&quot;:{&quot;date-parts&quot;:[[2009]]},&quot;accessed&quot;:{&quot;date-parts&quot;:[[2013,3,26]]}}}],&quot;schema&quot;:&quot;https://github.com/citation-style-language/schema/raw/master/csl-citation.json&quot;} RND2854eTBesy"/>(Christensen et al., 2009)<text:reference-mark-end text:name="ZOTERO_ITEM CSL_CITATION {&quot;citationID&quot;:&quot;18plkr390&quot;,&quot;properties&quot;:{&quot;formattedCitation&quot;:&quot;(Christensen et al., 2009)&quot;,&quot;plainCitation&quot;:&quot;(Christensen et al., 2009)&quot;},&quot;citationItems&quot;:[{&quot;id&quot;:4724,&quot;uris&quot;:[&quot;http://zotero.org/users/316567/items/K456I5VN&quot;],&quot;uri&quot;:[&quot;http://zotero.org/users/316567/items/K456I5VN&quot;],&quot;itemData&quot;:{&quot;id&quot;:4724,&quot;type&quot;:&quot;article-journal&quot;,&quot;title&quot;:&quot;Identification of a Campylobacter jejuni-secreted protein required for maximal invasion of host cells&quot;,&quot;container-title&quot;:&quot;Molecular Microbiology&quot;,&quot;page&quot;:&quot;650–662&quot;,&quot;volume&quot;:&quot;73&quot;,&quot;issue&quot;:&quot;4&quot;,&quot;source&quot;:&quot;Wiley Online Library&quot;,&quot;abstract&quot;:&quot;The food-borne pathogen Campylobacter jejuni is dependent on a functional flagellum for motility and the export of virulence proteins that promote maximal host cell invasion. Both the flagellar and non-flagellar proteins exported via the flagellar type III secretion system contain a sequence within the amino-terminus that directs their export from the bacterial cell. Accordingly, we developed a genetic screen to identify C. jejuni genes that encode a type III secretion amino-terminal sequence that utilizes the flagellar type III secretion system of Yersinia enterocolitica and a phospholipase reporter (yplA). We screened a library of 321 C. jejuni genes and identified proteins with putative type III secretion amino-terminal sequences. One gene identified by the screen was Cj1242. We generated a mutation in Cj1242, and performed growth rate, motility, secretion and INT 407 cell adherence and internalization assays. The C. jejuni Cj1242 mutant was not altered in growth rate or motility when compared with the wild-type strain, but displayed an altered secretion profile and a reduction in host cell internalization. Based on the phenotype of the C. jejuni Cj1242 mutant, we designated the protein Campylobacter invasion antigen C (CiaC). Collectively, our findings indicate that CiaC is a potentially important virulence factor.&quot;,&quot;DOI&quot;:&quot;10.1111/j.1365-2958.2009.06797.x&quot;,&quot;ISSN&quot;:&quot;1365-2958&quot;,&quot;language&quot;:&quot;en&quot;,&quot;author&quot;:[{&quot;family&quot;:&quot;Christensen&quot;,&quot;given&quot;:&quot;Jeffrey E.&quot;},{&quot;family&quot;:&quot;Pacheco&quot;,&quot;given&quot;:&quot;Sophia A.&quot;},{&quot;family&quot;:&quot;Konkel&quot;,&quot;given&quot;:&quot;Michael E.&quot;}],&quot;issued&quot;:{&quot;date-parts&quot;:[[2009]]},&quot;accessed&quot;:{&quot;date-parts&quot;:[[2013,3,26]]}}}],&quot;schema&quot;:&quot;https://github.com/citation-style-language/schema/raw/master/csl-citation.json&quot;} RND2854eTBesy"/></text:p>
                </text:list-item>
                <text:list-item>
                  <text:p text:style-name="P87"><text:reference-mark-start text:name="ZOTERO_ITEM CSL_CITATION {&quot;citationID&quot;:&quot;4u2u2njsm&quot;,&quot;properties&quot;:{&quot;formattedCitation&quot;:&quot;(Song et al., 2004)&quot;,&quot;plainCitation&quot;:&quot;(Song et al., 2004)&quot;},&quot;citationItems&quot;:[{&quot;id&quot;:4735,&quot;uris&quot;:[&quot;http://zotero.org/users/316567/items/R2F6HXPQ&quot;],&quot;uri&quot;:[&quot;http://zotero.org/users/316567/items/R2F6HXPQ&quot;],&quot;itemData&quot;:{&quot;id&quot;:4735,&quot;type&quot;:&quot;article-journal&quot;,&quot;title&quot;:&quot;FlaC, a protein of Campylobacter jejuni TGH9011 (ATCC43431) secreted through the flagellar apparatus, binds epithelial cells and influences cell invasion&quot;,&quot;container-title&quot;:&quot;Molecular Microbiology&quot;,&quot;page&quot;:&quot;541–553&quot;,&quot;volume&quot;:&quot;53&quot;,&quot;issue&quot;:&quot;2&quot;,&quot;source&quot;:&quot;Wiley Online Library&quot;,&quot;abstract&quot;:&quot;Type III secretion systems identified in bacterial pathogens of animals and plants transpose effectors and toxins directly into the cytosol of host cells or into the extracellular milieu. Proteins of the type III secretion apparatus are conserved among diverse and distantly related bacteria. Many type III apparatus proteins have homologues in the flagellar export apparatus, supporting the notion that type III secretion systems evolved from the flagellar export apparatus. No type III secretion apparatus genes have been found in the complete genomic sequence of Campylobacter jejuni NCTC11168. In this study, we report the characterization of a protein designated FlaC of C. jejuni TGH9011. FlaC is homologous to the N- and C-terminus of the C. jejuni flagellin proteins, FlaA and FlaB, but lacks the central portion of these proteins. flaC null mutants form a morphologically normal flagellum and are highly motile. In wild-type C. jejuni cultures, FlaC is found predominantly in the extracellular milieu as a secreted protein. Null mutants of the flagellar basal rod gene (flgF) and hook gene (flgE) do not secrete FlaC, suggesting that a functional flagellar export apparatus is required for FlaC secretion. During C. jejuni infection in vitro, secreted FlaC and purified recombinant FlaC bind to HEp-2 cells. Invasion of HEp-2 cells by flaC null mutants was reduced to a level of 14% compared with wild type, suggesting that FlaC plays an important role in cell invasion.&quot;,&quot;DOI&quot;:&quot;10.1111/j.1365-2958.2004.04175.x&quot;,&quot;ISSN&quot;:&quot;1365-2958&quot;,&quot;language&quot;:&quot;en&quot;,&quot;author&quot;:[{&quot;family&quot;:&quot;Song&quot;,&quot;given&quot;:&quot;Y. C.&quot;},{&quot;family&quot;:&quot;Jin&quot;,&quot;given&quot;:&quot;S.&quot;},{&quot;family&quot;:&quot;Louie&quot;,&quot;given&quot;:&quot;H.&quot;},{&quot;family&quot;:&quot;Ng&quot;,&quot;given&quot;:&quot;D.&quot;},{&quot;family&quot;:&quot;Lau&quot;,&quot;given&quot;:&quot;R.&quot;},{&quot;family&quot;:&quot;Zhang&quot;,&quot;given&quot;:&quot;Y.&quot;},{&quot;family&quot;:&quot;Weerasekera&quot;,&quot;given&quot;:&quot;R.&quot;},{&quot;family&quot;:&quot;Al Rashid&quot;,&quot;given&quot;:&quot;S.&quot;},{&quot;family&quot;:&quot;Ward&quot;,&quot;given&quot;:&quot;L. A.&quot;},{&quot;family&quot;:&quot;Der&quot;,&quot;given&quot;:&quot;S. D.&quot;},{&quot;family&quot;:&quot;Chan&quot;,&quot;given&quot;:&quot;V. L.&quot;}],&quot;issued&quot;:{&quot;date-parts&quot;:[[2004]]},&quot;accessed&quot;:{&quot;date-parts&quot;:[[2013,3,26]]}}}],&quot;schema&quot;:&quot;https://github.com/citation-style-language/schema/raw/master/csl-citation.json&quot;} RNDL6Rjos4Fqd"/>(Song et al., 2004)<text:reference-mark-end text:name="ZOTERO_ITEM CSL_CITATION {&quot;citationID&quot;:&quot;4u2u2njsm&quot;,&quot;properties&quot;:{&quot;formattedCitation&quot;:&quot;(Song et al., 2004)&quot;,&quot;plainCitation&quot;:&quot;(Song et al., 2004)&quot;},&quot;citationItems&quot;:[{&quot;id&quot;:4735,&quot;uris&quot;:[&quot;http://zotero.org/users/316567/items/R2F6HXPQ&quot;],&quot;uri&quot;:[&quot;http://zotero.org/users/316567/items/R2F6HXPQ&quot;],&quot;itemData&quot;:{&quot;id&quot;:4735,&quot;type&quot;:&quot;article-journal&quot;,&quot;title&quot;:&quot;FlaC, a protein of Campylobacter jejuni TGH9011 (ATCC43431) secreted through the flagellar apparatus, binds epithelial cells and influences cell invasion&quot;,&quot;container-title&quot;:&quot;Molecular Microbiology&quot;,&quot;page&quot;:&quot;541–553&quot;,&quot;volume&quot;:&quot;53&quot;,&quot;issue&quot;:&quot;2&quot;,&quot;source&quot;:&quot;Wiley Online Library&quot;,&quot;abstract&quot;:&quot;Type III secretion systems identified in bacterial pathogens of animals and plants transpose effectors and toxins directly into the cytosol of host cells or into the extracellular milieu. Proteins of the type III secretion apparatus are conserved among diverse and distantly related bacteria. Many type III apparatus proteins have homologues in the flagellar export apparatus, supporting the notion that type III secretion systems evolved from the flagellar export apparatus. No type III secretion apparatus genes have been found in the complete genomic sequence of Campylobacter jejuni NCTC11168. In this study, we report the characterization of a protein designated FlaC of C. jejuni TGH9011. FlaC is homologous to the N- and C-terminus of the C. jejuni flagellin proteins, FlaA and FlaB, but lacks the central portion of these proteins. flaC null mutants form a morphologically normal flagellum and are highly motile. In wild-type C. jejuni cultures, FlaC is found predominantly in the extracellular milieu as a secreted protein. Null mutants of the flagellar basal rod gene (flgF) and hook gene (flgE) do not secrete FlaC, suggesting that a functional flagellar export apparatus is required for FlaC secretion. During C. jejuni infection in vitro, secreted FlaC and purified recombinant FlaC bind to HEp-2 cells. Invasion of HEp-2 cells by flaC null mutants was reduced to a level of 14% compared with wild type, suggesting that FlaC plays an important role in cell invasion.&quot;,&quot;DOI&quot;:&quot;10.1111/j.1365-2958.2004.04175.x&quot;,&quot;ISSN&quot;:&quot;1365-2958&quot;,&quot;language&quot;:&quot;en&quot;,&quot;author&quot;:[{&quot;family&quot;:&quot;Song&quot;,&quot;given&quot;:&quot;Y. C.&quot;},{&quot;family&quot;:&quot;Jin&quot;,&quot;given&quot;:&quot;S.&quot;},{&quot;family&quot;:&quot;Louie&quot;,&quot;given&quot;:&quot;H.&quot;},{&quot;family&quot;:&quot;Ng&quot;,&quot;given&quot;:&quot;D.&quot;},{&quot;family&quot;:&quot;Lau&quot;,&quot;given&quot;:&quot;R.&quot;},{&quot;family&quot;:&quot;Zhang&quot;,&quot;given&quot;:&quot;Y.&quot;},{&quot;family&quot;:&quot;Weerasekera&quot;,&quot;given&quot;:&quot;R.&quot;},{&quot;family&quot;:&quot;Al Rashid&quot;,&quot;given&quot;:&quot;S.&quot;},{&quot;family&quot;:&quot;Ward&quot;,&quot;given&quot;:&quot;L. A.&quot;},{&quot;family&quot;:&quot;Der&quot;,&quot;given&quot;:&quot;S. D.&quot;},{&quot;family&quot;:&quot;Chan&quot;,&quot;given&quot;:&quot;V. L.&quot;}],&quot;issued&quot;:{&quot;date-parts&quot;:[[2004]]},&quot;accessed&quot;:{&quot;date-parts&quot;:[[2013,3,26]]}}}],&quot;schema&quot;:&quot;https://github.com/citation-style-language/schema/raw/master/csl-citation.json&quot;} RNDL6Rjos4Fqd"/></text:p>
                </text:list-item>
                <text:list-item>
                  <text:p text:style-name="P69">Daniela Buttner paper: refs 617, 618: motor as a secretion system</text:p>
                </text:list-item>
              </text:list>
            </text:list-item>
            <text:list-item>
              <text:p text:style-name="P70">Xenorhabdus <text:reference-mark-start text:name="ZOTERO_ITEM CSL_CITATION {&quot;citationID&quot;:&quot;s7qnuim16&quot;,&quot;properties&quot;:{&quot;formattedCitation&quot;:&quot;(Singh et al., 2013)&quot;,&quot;plainCitation&quot;:&quot;(Singh et al., 2013)&quot;},&quot;citationItems&quot;:[{&quot;id&quot;:4895,&quot;uris&quot;:[&quot;http://zotero.org/users/316567/items/MCC2A472&quot;],&quot;uri&quot;:[&quot;http://zotero.org/users/316567/items/MCC2A472&quot;],&quot;itemData&quot;:{&quot;id&quot;:4895,&quot;type&quot;:&quot;article-journal&quot;,&quot;title&quot;:&quot;Xenocin Export by the Flagellar Type III Pathway in Xenorhabdus nematophila&quot;,&quot;container-title&quot;:&quot;Journal of Bacteriology&quot;,&quot;page&quot;:&quot;1400-1410&quot;,&quot;volume&quot;:&quot;195&quot;,&quot;issue&quot;:&quot;7&quot;,&quot;source&quot;:&quot;jb.asm.org&quot;,&quot;abstract&quot;:&quot;The xenocin operon of Xenorhabdus nematophila consists of xciA and ximB genes encoding a 64-kDa xenocin and 42-kDa immunity protein to kill competing microbes in the insect larva. The catalytic domain of xenocin has RNase activity and is responsible for its cytotoxicity. Under SOS conditions, xenocin is produced with immunity protein as a complex. Here, we show that xenocin and immunity protein complex are exported through the flagellar type III system of X. nematophila. Secretion of xenocin complex was abolished in an flhA strain but not in an fliC strain. The xenocin operon is not linked to the flagellar operon transcriptionally. The immunity protein is produced alone from a second, constitutive promoter and is targeted to the periplasm in a flagellum-independent manner. For stable expression of xenocin, coexpression of immunity protein was necessary. To examine the role of immunity protein in xenocin export, an enzymatically inactive protein was produced by site-directed mutagenesis in the active site of the catalytic domain. Toxicity was abolished in D535A and H538A variants of xenocin, which were expressed alone without an immunity domain and secreted in the culture supernatant through flagellar export. Secretion of xenocin through the flagellar pathway has important implications in the evolutionary success of X. nematophila.&quot;,&quot;DOI&quot;:&quot;10.1128/JB.01532-12&quot;,&quot;ISSN&quot;:&quot;0021-9193, 1098-5530&quot;,&quot;note&quot;:&quot;PMID: 23335409&quot;,&quot;journalAbbreviation&quot;:&quot;J. Bacteriol.&quot;,&quot;language&quot;:&quot;en&quot;,&quot;author&quot;:[{&quot;family&quot;:&quot;Singh&quot;,&quot;given&quot;:&quot;Preeti&quot;},{&quot;family&quot;:&quot;Park&quot;,&quot;given&quot;:&quot;Dongjin&quot;},{&quot;family&quot;:&quot;Forst&quot;,&quot;given&quot;:&quot;Steven&quot;},{&quot;family&quot;:&quot;Banerjee&quot;,&quot;given&quot;:&quot;Nirupama&quot;}],&quot;issued&quot;:{&quot;date-parts&quot;:[[2013,4,1]]},&quot;accessed&quot;:{&quot;date-parts&quot;:[[2013,5,13]]}}}],&quot;schema&quot;:&quot;https://github.com/citation-style-language/schema/raw/master/csl-citation.json&quot;} RNDIYEWKkKzaU"/>(Singh et al., 2013)<text:reference-mark-end text:name="ZOTERO_ITEM CSL_CITATION {&quot;citationID&quot;:&quot;s7qnuim16&quot;,&quot;properties&quot;:{&quot;formattedCitation&quot;:&quot;(Singh et al., 2013)&quot;,&quot;plainCitation&quot;:&quot;(Singh et al., 2013)&quot;},&quot;citationItems&quot;:[{&quot;id&quot;:4895,&quot;uris&quot;:[&quot;http://zotero.org/users/316567/items/MCC2A472&quot;],&quot;uri&quot;:[&quot;http://zotero.org/users/316567/items/MCC2A472&quot;],&quot;itemData&quot;:{&quot;id&quot;:4895,&quot;type&quot;:&quot;article-journal&quot;,&quot;title&quot;:&quot;Xenocin Export by the Flagellar Type III Pathway in Xenorhabdus nematophila&quot;,&quot;container-title&quot;:&quot;Journal of Bacteriology&quot;,&quot;page&quot;:&quot;1400-1410&quot;,&quot;volume&quot;:&quot;195&quot;,&quot;issue&quot;:&quot;7&quot;,&quot;source&quot;:&quot;jb.asm.org&quot;,&quot;abstract&quot;:&quot;The xenocin operon of Xenorhabdus nematophila consists of xciA and ximB genes encoding a 64-kDa xenocin and 42-kDa immunity protein to kill competing microbes in the insect larva. The catalytic domain of xenocin has RNase activity and is responsible for its cytotoxicity. Under SOS conditions, xenocin is produced with immunity protein as a complex. Here, we show that xenocin and immunity protein complex are exported through the flagellar type III system of X. nematophila. Secretion of xenocin complex was abolished in an flhA strain but not in an fliC strain. The xenocin operon is not linked to the flagellar operon transcriptionally. The immunity protein is produced alone from a second, constitutive promoter and is targeted to the periplasm in a flagellum-independent manner. For stable expression of xenocin, coexpression of immunity protein was necessary. To examine the role of immunity protein in xenocin export, an enzymatically inactive protein was produced by site-directed mutagenesis in the active site of the catalytic domain. Toxicity was abolished in D535A and H538A variants of xenocin, which were expressed alone without an immunity domain and secreted in the culture supernatant through flagellar export. Secretion of xenocin through the flagellar pathway has important implications in the evolutionary success of X. nematophila.&quot;,&quot;DOI&quot;:&quot;10.1128/JB.01532-12&quot;,&quot;ISSN&quot;:&quot;0021-9193, 1098-5530&quot;,&quot;note&quot;:&quot;PMID: 23335409&quot;,&quot;journalAbbreviation&quot;:&quot;J. Bacteriol.&quot;,&quot;language&quot;:&quot;en&quot;,&quot;author&quot;:[{&quot;family&quot;:&quot;Singh&quot;,&quot;given&quot;:&quot;Preeti&quot;},{&quot;family&quot;:&quot;Park&quot;,&quot;given&quot;:&quot;Dongjin&quot;},{&quot;family&quot;:&quot;Forst&quot;,&quot;given&quot;:&quot;Steven&quot;},{&quot;family&quot;:&quot;Banerjee&quot;,&quot;given&quot;:&quot;Nirupama&quot;}],&quot;issued&quot;:{&quot;date-parts&quot;:[[2013,4,1]]},&quot;accessed&quot;:{&quot;date-parts&quot;:[[2013,5,13]]}}}],&quot;schema&quot;:&quot;https://github.com/citation-style-language/schema/raw/master/csl-citation.json&quot;} RNDIYEWKkKzaU"/></text:p>
            </text:list-item>
            <text:list-item>
              <text:p text:style-name="P104">Legionella(?) too?</text:p>
            </text:list-item>
            <text:list-item>
              <text:p text:style-name="P104">Flagella as secretion systems: <text:a xlink:type="simple" xlink:href="http://www.ncbi.nlm.nih.gov/pubmed/23924784" office:target-frame-name="_blank" xlink:show="new">http://www.ncbi.nlm.nih.gov/pubmed/23924784</text:a></text:p>
            </text:list-item>
          </text:list>
        </text:list-item>
      </text:list>
      <text:h text:style-name="Heading_20_3" text:outline-level="3">Torque generation</text:h>
      <text:list xml:id="list115850901" text:continue-list="list923029734" text:style-name="WW8Num6">
        <text:list-item>
          <text:list>
            <text:list-item>
              <text:list>
                <text:list-item>
                  <text:p text:style-name="P47">Many advances have been made in recent years as a culmination of minimizing the number of active stators in a motor, reducing the ion motive force, and minimizing physical factors that dampen signal (elasticity of tether, sizes of beads).</text:p>
                </text:list-item>
                <text:list-item>
                  <text:p text:style-name="P47">Mechanism as stator</text:p>
                  <text:list>
                    <text:list-item>
                      <text:p text:style-name="P47">1984: Block and Berg: restored rotation in MotB missense strain by expressing endogenous MotB.</text:p>
                    </text:list-item>
                    <text:list-item>
                      <text:p text:style-name="P47">1987: Meister and Berg, “The stall torque of the bacterial flagellar motor”</text:p>
                    </text:list-item>
                    <text:list-item>
                      <text:p text:style-name="P47">1988: Blair and Berg, “Restoration of torque in defective flagellar motors” <text:reference-mark-start text:name="ZOTERO_ITEM CSL_CITATION {&quot;citationID&quot;:&quot;1mhk19estu&quot;,&quot;properties&quot;:{&quot;formattedCitation&quot;:&quot;(Blair and Berg, 1988)&quot;,&quot;plainCitation&quot;:&quot;(Blair and Berg, 1988)&quot;},&quot;citationItems&quot;:[{&quot;id&quot;:1530,&quot;uris&quot;:[&quot;http://zotero.org/users/316567/items/4WRNGKZE&quot;],&quot;uri&quot;:[&quot;http://zotero.org/users/316567/items/4WRNGKZE&quot;],&quot;itemData&quot;:{&quot;id&quot;:1530,&quot;type&quot;:&quot;article-journal&quot;,&quot;title&quot;:&quot;Restoration of torque in defective flagellar motors&quot;,&quot;container-title&quot;:&quot;Science&quot;,&quot;page&quot;:&quot;1678-1681&quot;,&quot;volume&quot;:&quot;242&quot;,&quot;issue&quot;:&quot;4886&quot;,&quot;source&quot;:&quot;www.sciencemag.org&quot;,&quot;abstract&quot;:&quot;Paralyzed motors of motA and motB point and deletion mutants of Escherichia coli were repaired by synthesis of wild-type protein. As found earlier with a point mutant of motB, torque was restored in a series of equally spaced steps. The size of the steps was the same for both MotA and MotB. Motors with one torque generator spent more time spinning counterclockwise than did motors with two or more generators. In deletion mutants, stepwise decreases in torque, rare in point mutants, were common. Several cells stopped accelerating after eight steps, suggesting that the maximum complement of torque generators is eight. Each generator appears to contain both MotA and MotB.&quot;,&quot;DOI&quot;:&quot;10.1126/science.2849208&quot;,&quot;ISSN&quot;:&quot;0036-8075, 1095-9203&quot;,&quot;journalAbbreviation&quot;:&quot;Science&quot;,&quot;language&quot;:&quot;en&quot;,&quot;author&quot;:[{&quot;family&quot;:&quot;Blair&quot;,&quot;given&quot;:&quot;D. F.&quot;},{&quot;family&quot;:&quot;Berg&quot;,&quot;given&quot;:&quot;H. C.&quot;}],&quot;issued&quot;:{&quot;date-parts&quot;:[[1988,12,23]]},&quot;accessed&quot;:{&quot;date-parts&quot;:[[2012,7,16]]}}}],&quot;schema&quot;:&quot;https://github.com/citation-style-language/schema/raw/master/csl-citation.json&quot;} RND7XgWKeJef7"/>(Blair and Berg, 1988)<text:reference-mark-end text:name="ZOTERO_ITEM CSL_CITATION {&quot;citationID&quot;:&quot;1mhk19estu&quot;,&quot;properties&quot;:{&quot;formattedCitation&quot;:&quot;(Blair and Berg, 1988)&quot;,&quot;plainCitation&quot;:&quot;(Blair and Berg, 1988)&quot;},&quot;citationItems&quot;:[{&quot;id&quot;:1530,&quot;uris&quot;:[&quot;http://zotero.org/users/316567/items/4WRNGKZE&quot;],&quot;uri&quot;:[&quot;http://zotero.org/users/316567/items/4WRNGKZE&quot;],&quot;itemData&quot;:{&quot;id&quot;:1530,&quot;type&quot;:&quot;article-journal&quot;,&quot;title&quot;:&quot;Restoration of torque in defective flagellar motors&quot;,&quot;container-title&quot;:&quot;Science&quot;,&quot;page&quot;:&quot;1678-1681&quot;,&quot;volume&quot;:&quot;242&quot;,&quot;issue&quot;:&quot;4886&quot;,&quot;source&quot;:&quot;www.sciencemag.org&quot;,&quot;abstract&quot;:&quot;Paralyzed motors of motA and motB point and deletion mutants of Escherichia coli were repaired by synthesis of wild-type protein. As found earlier with a point mutant of motB, torque was restored in a series of equally spaced steps. The size of the steps was the same for both MotA and MotB. Motors with one torque generator spent more time spinning counterclockwise than did motors with two or more generators. In deletion mutants, stepwise decreases in torque, rare in point mutants, were common. Several cells stopped accelerating after eight steps, suggesting that the maximum complement of torque generators is eight. Each generator appears to contain both MotA and MotB.&quot;,&quot;DOI&quot;:&quot;10.1126/science.2849208&quot;,&quot;ISSN&quot;:&quot;0036-8075, 1095-9203&quot;,&quot;journalAbbreviation&quot;:&quot;Science&quot;,&quot;language&quot;:&quot;en&quot;,&quot;author&quot;:[{&quot;family&quot;:&quot;Blair&quot;,&quot;given&quot;:&quot;D. F.&quot;},{&quot;family&quot;:&quot;Berg&quot;,&quot;given&quot;:&quot;H. C.&quot;}],&quot;issued&quot;:{&quot;date-parts&quot;:[[1988,12,23]]},&quot;accessed&quot;:{&quot;date-parts&quot;:[[2012,7,16]]}}}],&quot;schema&quot;:&quot;https://github.com/citation-style-language/schema/raw/master/csl-citation.json&quot;} RND7XgWKeJef7"/></text:p>
                      <text:list>
                        <text:list-item>
                          <text:p text:style-name="P47">Used motA or motB deletion strains, added exogenous motA or motB using IPTG.</text:p>
                        </text:list-item>
                        <text:list-item>
                          <text:p text:style-name="P47">Produces a progressive increase in speed, one step every ~4 minutes.</text:p>
                        </text:list-item>
                      </text:list>
                    </text:list-item>
                    <text:list-item>
                      <text:p text:style-name="P47">1995: 400 steps per rotation? : Samuel and Berg: “Fluctuation analysis of rotational speeds of the bacterial flagellar motor”</text:p>
                      <text:list>
                        <text:list-item>
                          <text:p text:style-name="P47">How does this work with Richard's? </text:p>
                        </text:list-item>
                      </text:list>
                    </text:list-item>
                    <text:list-item>
                      <text:p text:style-name="P47">1996: stators step independently <text:reference-mark-start text:name="ZOTERO_ITEM CSL_CITATION {&quot;citationID&quot;:&quot;bqsrcg6pn&quot;,&quot;properties&quot;:{&quot;formattedCitation&quot;:&quot;(Samuel and Berg, 1996)&quot;,&quot;plainCitation&quot;:&quot;(Samuel and Berg, 1996)&quot;},&quot;citationItems&quot;:[{&quot;id&quot;:1901,&quot;uris&quot;:[&quot;http://zotero.org/users/316567/items/5DNAHJR8&quot;],&quot;uri&quot;:[&quot;http://zotero.org/users/316567/items/5DNAHJR8&quot;],&quot;itemData&quot;:{&quot;id&quot;:1901,&quot;type&quot;:&quot;article-journal&quot;,&quot;title&quot;:&quot;Torque-generating units of the bacterial flagellar motor step independently&quot;,&quot;container-title&quot;:&quot;Biophysical Journal&quot;,&quot;page&quot;:&quot;918-923&quot;,&quot;volume&quot;:&quot;71&quot;,&quot;issue&quot;:&quot;2&quot;,&quot;source&quot;:&quot;ScienceDirect&quot;,&quot;abstract&quot;:&quot;Measurements of the variance in rotation period of tethered cells as a function of mean rotation rate have shown that the flagellar motor of Escherichia coli is a stepping motor. Here, by measurement of the variance in rotation period as a function of the number of active torque-generating units, it is shown that each unit steps independently.&quot;,&quot;DOI&quot;:&quot;10.1016/S0006-3495(96)79295-0&quot;,&quot;ISSN&quot;:&quot;0006-3495&quot;,&quot;author&quot;:[{&quot;family&quot;:&quot;Samuel&quot;,&quot;given&quot;:&quot;A.D.&quot;},{&quot;family&quot;:&quot;Berg&quot;,&quot;given&quot;:&quot;H.C.&quot;}],&quot;issued&quot;:{&quot;date-parts&quot;:[[&quot;1996&quot;,8]]},&quot;accessed&quot;:{&quot;date-parts&quot;:[[2012,6,7]]}}}],&quot;schema&quot;:&quot;https://github.com/citation-style-language/schema/raw/master/csl-citation.json&quot;} RNDI68VZuj9IQ"/>(Samuel and Berg, 1996)<text:reference-mark-end text:name="ZOTERO_ITEM CSL_CITATION {&quot;citationID&quot;:&quot;bqsrcg6pn&quot;,&quot;properties&quot;:{&quot;formattedCitation&quot;:&quot;(Samuel and Berg, 1996)&quot;,&quot;plainCitation&quot;:&quot;(Samuel and Berg, 1996)&quot;},&quot;citationItems&quot;:[{&quot;id&quot;:1901,&quot;uris&quot;:[&quot;http://zotero.org/users/316567/items/5DNAHJR8&quot;],&quot;uri&quot;:[&quot;http://zotero.org/users/316567/items/5DNAHJR8&quot;],&quot;itemData&quot;:{&quot;id&quot;:1901,&quot;type&quot;:&quot;article-journal&quot;,&quot;title&quot;:&quot;Torque-generating units of the bacterial flagellar motor step independently&quot;,&quot;container-title&quot;:&quot;Biophysical Journal&quot;,&quot;page&quot;:&quot;918-923&quot;,&quot;volume&quot;:&quot;71&quot;,&quot;issue&quot;:&quot;2&quot;,&quot;source&quot;:&quot;ScienceDirect&quot;,&quot;abstract&quot;:&quot;Measurements of the variance in rotation period of tethered cells as a function of mean rotation rate have shown that the flagellar motor of Escherichia coli is a stepping motor. Here, by measurement of the variance in rotation period as a function of the number of active torque-generating units, it is shown that each unit steps independently.&quot;,&quot;DOI&quot;:&quot;10.1016/S0006-3495(96)79295-0&quot;,&quot;ISSN&quot;:&quot;0006-3495&quot;,&quot;author&quot;:[{&quot;family&quot;:&quot;Samuel&quot;,&quot;given&quot;:&quot;A.D.&quot;},{&quot;family&quot;:&quot;Berg&quot;,&quot;given&quot;:&quot;H.C.&quot;}],&quot;issued&quot;:{&quot;date-parts&quot;:[[&quot;1996&quot;,8]]},&quot;accessed&quot;:{&quot;date-parts&quot;:[[2012,6,7]]}}}],&quot;schema&quot;:&quot;https://github.com/citation-style-language/schema/raw/master/csl-citation.json&quot;} RNDI68VZuj9IQ"/></text:p>
                      <text:list>
                        <text:list-item>
                          <text:p text:style-name="P47">Variance in speed is inversely proportional to number of stators.</text:p>
                        </text:list-item>
                        <text:list-item>
                          <text:p text:style-name="P47">Number of steps per rotation is directly proportional to number of stators.</text:p>
                        </text:list-item>
                      </text:list>
                    </text:list-item>
                    <text:list-item>
                      <text:p text:style-name="P47">2000: Stators have high duty ratio <text:reference-mark-start text:name="ZOTERO_ITEM CSL_CITATION {&quot;citationID&quot;:&quot;8c13ni9hc&quot;,&quot;properties&quot;:{&quot;formattedCitation&quot;:&quot;(Ryu et al., 2000)&quot;,&quot;plainCitation&quot;:&quot;(Ryu et al., 2000)&quot;},&quot;citationItems&quot;:[{&quot;id&quot;:2855,&quot;uris&quot;:[&quot;http://zotero.org/users/316567/items/VG58RSJA&quot;],&quot;uri&quot;:[&quot;http://zotero.org/users/316567/items/VG58RSJA&quot;],&quot;itemData&quot;:{&quot;id&quot;:2855,&quot;type&quot;:&quot;article-journal&quot;,&quot;title&quot;:&quot;Torque-generating units of the flagellar motor of Escherichia coli have a high duty ratio&quot;,&quot;container-title&quot;:&quot;Nature&quot;,&quot;page&quot;:&quot;444-447&quot;,&quot;volume&quot;:&quot;403&quot;,&quot;issue&quot;:&quot;6768&quot;,&quot;source&quot;:&quot;NCBI PubMed&quot;,&quot;abstract&quot;:&quot;Rotation of the bacterial flagellar motor is driven by an ensemble of torque-generating units containing the proteins MotA and MotB. Here, by inducing expression of MotA in motA- cells under conditions of low viscous load, we show that the limiting speed of the motor is independent of the number of units: at vanishing load, one unit turns the motor as rapidly as many. This result indicates that each unit may remain attached to the rotor for most of its mechanochemical cycle, that is, that it has a high duty ratio. Thus, torque generators behave more like kinesin, the protein that moves vesicles along microtubules, than myosin, the protein that powers muscle. However, their translation rates, stepping frequencies and power outputs are much higher, being greater than 30 microm s(-1), 12 kHz and 1.5 x 10(5) pN nm s(-1), respectively.&quot;,&quot;DOI&quot;:&quot;10.1038/35000233&quot;,&quot;ISSN&quot;:&quot;0028-0836&quot;,&quot;note&quot;:&quot;PMID: 10667798&quot;,&quot;journalAbbreviation&quot;:&quot;Nature&quot;,&quot;author&quot;:[{&quot;family&quot;:&quot;Ryu&quot;,&quot;given&quot;:&quot;W S&quot;},{&quot;family&quot;:&quot;Berry&quot;,&quot;given&quot;:&quot;R M&quot;},{&quot;family&quot;:&quot;Berg&quot;,&quot;given&quot;:&quot;H C&quot;}],&quot;issued&quot;:{&quot;date-parts&quot;:[[&quot;2000&quot;,1,27]]},&quot;accessed&quot;:{&quot;date-parts&quot;:[[2012,7,16]]}}}],&quot;schema&quot;:&quot;https://github.com/citation-style-language/schema/raw/master/csl-citation.json&quot;} RNDQYOlObUPST"/>(Ryu et al., 2000)<text:reference-mark-end text:name="ZOTERO_ITEM CSL_CITATION {&quot;citationID&quot;:&quot;8c13ni9hc&quot;,&quot;properties&quot;:{&quot;formattedCitation&quot;:&quot;(Ryu et al., 2000)&quot;,&quot;plainCitation&quot;:&quot;(Ryu et al., 2000)&quot;},&quot;citationItems&quot;:[{&quot;id&quot;:2855,&quot;uris&quot;:[&quot;http://zotero.org/users/316567/items/VG58RSJA&quot;],&quot;uri&quot;:[&quot;http://zotero.org/users/316567/items/VG58RSJA&quot;],&quot;itemData&quot;:{&quot;id&quot;:2855,&quot;type&quot;:&quot;article-journal&quot;,&quot;title&quot;:&quot;Torque-generating units of the flagellar motor of Escherichia coli have a high duty ratio&quot;,&quot;container-title&quot;:&quot;Nature&quot;,&quot;page&quot;:&quot;444-447&quot;,&quot;volume&quot;:&quot;403&quot;,&quot;issue&quot;:&quot;6768&quot;,&quot;source&quot;:&quot;NCBI PubMed&quot;,&quot;abstract&quot;:&quot;Rotation of the bacterial flagellar motor is driven by an ensemble of torque-generating units containing the proteins MotA and MotB. Here, by inducing expression of MotA in motA- cells under conditions of low viscous load, we show that the limiting speed of the motor is independent of the number of units: at vanishing load, one unit turns the motor as rapidly as many. This result indicates that each unit may remain attached to the rotor for most of its mechanochemical cycle, that is, that it has a high duty ratio. Thus, torque generators behave more like kinesin, the protein that moves vesicles along microtubules, than myosin, the protein that powers muscle. However, their translation rates, stepping frequencies and power outputs are much higher, being greater than 30 microm s(-1), 12 kHz and 1.5 x 10(5) pN nm s(-1), respectively.&quot;,&quot;DOI&quot;:&quot;10.1038/35000233&quot;,&quot;ISSN&quot;:&quot;0028-0836&quot;,&quot;note&quot;:&quot;PMID: 10667798&quot;,&quot;journalAbbreviation&quot;:&quot;Nature&quot;,&quot;author&quot;:[{&quot;family&quot;:&quot;Ryu&quot;,&quot;given&quot;:&quot;W S&quot;},{&quot;family&quot;:&quot;Berry&quot;,&quot;given&quot;:&quot;R M&quot;},{&quot;family&quot;:&quot;Berg&quot;,&quot;given&quot;:&quot;H C&quot;}],&quot;issued&quot;:{&quot;date-parts&quot;:[[&quot;2000&quot;,1,27]]},&quot;accessed&quot;:{&quot;date-parts&quot;:[[2012,7,16]]}}}],&quot;schema&quot;:&quot;https://github.com/citation-style-language/schema/raw/master/csl-citation.json&quot;} RNDQYOlObUPST"/></text:p>
                      <text:list>
                        <text:list-item>
                          <text:p text:style-name="P47">At low speeds, adding stators provides linear increase in speed</text:p>
                        </text:list-item>
                        <text:list-item>
                          <text:p text:style-name="P47">At high speeds, adding further stators is progressively less effective – Berg interprets as the fact that stators have high duty ratios that become limiting at higher speeds.</text:p>
                        </text:list-item>
                        <text:list-item>
                          <text:p text:style-name="P47">Can be explained by stators having a high duty-ratio</text:p>
                        </text:list-item>
                        <text:list-item>
                          <text:p text:style-name="P60">Low stator numbers: doesn't affect knee speed??</text:p>
                        </text:list-item>
                        <text:list-item>
                          <text:p text:style-name="P60">Limiting speed is independent of number of units: at vanishing load, one stator turns the motor as fast as a full complement.</text:p>
                        </text:list-item>
                        <text:list-item>
                          <text:p text:style-name="P60">Sowa review, 2008: </text:p>
                          <text:list>
                            <text:list-item>
                              <text:p text:style-name="P60">says knee speed isn't affected.</text:p>
                            </text:list-item>
                            <text:list-item>
                              <text:p text:style-name="P60">Says zero-torque speed varies little with number. Apparently confirmed by Yuan and Berg 2008 with resurrection experiments load.</text:p>
                            </text:list-item>
                          </text:list>
                        </text:list-item>
                      </text:list>
                    </text:list-item>
                    <text:list-item>
                      <text:p text:style-name="P47"><text:span text:style-name="T22">2000: first torque-speed paper? </text:span><text:reference-mark-start text:name="ZOTERO_ITEM CSL_CITATION {&quot;citationID&quot;:&quot;qlutmo2r2&quot;,&quot;properties&quot;:{&quot;formattedCitation&quot;:&quot;(Chen and Berg, 2000b)&quot;,&quot;plainCitation&quot;:&quot;(Chen and Berg, 2000b)&quot;},&quot;citationItems&quot;:[{&quot;id&quot;:2641,&quot;uris&quot;:[&quot;http://zotero.org/users/316567/items/PNNDDD6S&quot;],&quot;uri&quot;:[&quot;http://zotero.org/users/316567/items/PNNDDD6S&quot;],&quot;itemData&quot;:{&quot;id&quot;:2641,&quot;type&quot;:&quot;article-journal&quot;,&quot;title&quot;:&quot;Torque-speed relationship of the flagellar rotary motor of Escherichia coli.&quot;,&quot;container-title&quot;:&quot;Biophysical Journal&quot;,&quot;page&quot;:&quot;1036-1041&quot;,&quot;volume&quot;:&quot;78&quot;,&quot;issue&quot;:&quot;2&quot;,&quot;source&quot;:&quot;PubMed Central&quot;,&quot;abstract&quot;:&quot;The output of a rotary motor is characterized by its torque and speed. We measured the torque-speed relationship of the flagellar rotary motor of Escherichia coli by a new method. Small latex spheres were attached to flagellar stubs on cells fixed to the surface of a glass slide. The angular speeds of the spheres were monitored in a weak optical trap by back-focal-plane interferometry in solutions containing different concentrations of the viscous agent Ficoll. Plots of relative torque (viscosity x speed) versus speed were obtained over a wide dynamic range (up to speeds of approximately 300 Hz) at three different temperatures, 22.7, 17.7, and 15.8 degrees C. Results obtained earlier by electrorotation (, Biophys. J. 65:2201-2216) were confirmed. The motor operates in two dynamic regimes. At 23 degrees C, the torque is approximately constant up to a knee speed of nearly 200 Hz, and then it falls rapidly with speed to a zero-torque speed of approximately 350 Hz. In the low-speed regime, torque is insensitive to changes in temperature. In the high-speed regime, it decreases markedly at lower temperature. These results are consistent with models in which torque is generated by a powerstroke mechanism (, Biophys. J. 76:580-587).&quot;,&quot;ISSN&quot;:&quot;0006-3495&quot;,&quot;note&quot;:&quot;PMID: 10653817\nPMCID: PMC1300707&quot;,&quot;journalAbbreviation&quot;:&quot;Biophys J&quot;,&quot;author&quot;:[{&quot;family&quot;:&quot;Chen&quot;,&quot;given&quot;:&quot;X&quot;},{&quot;family&quot;:&quot;Berg&quot;,&quot;given&quot;:&quot;H C&quot;}],&quot;issued&quot;:{&quot;date-parts&quot;:[[2000,2]]}}}],&quot;schema&quot;:&quot;https://github.com/citation-style-language/schema/raw/master/csl-citation.json&quot;} RNDDgjcr8E1OH"/><text:span text:style-name="T22">(Chen and Berg, 2000b)</text:span><text:reference-mark-end text:name="ZOTERO_ITEM CSL_CITATION {&quot;citationID&quot;:&quot;qlutmo2r2&quot;,&quot;properties&quot;:{&quot;formattedCitation&quot;:&quot;(Chen and Berg, 2000b)&quot;,&quot;plainCitation&quot;:&quot;(Chen and Berg, 2000b)&quot;},&quot;citationItems&quot;:[{&quot;id&quot;:2641,&quot;uris&quot;:[&quot;http://zotero.org/users/316567/items/PNNDDD6S&quot;],&quot;uri&quot;:[&quot;http://zotero.org/users/316567/items/PNNDDD6S&quot;],&quot;itemData&quot;:{&quot;id&quot;:2641,&quot;type&quot;:&quot;article-journal&quot;,&quot;title&quot;:&quot;Torque-speed relationship of the flagellar rotary motor of Escherichia coli.&quot;,&quot;container-title&quot;:&quot;Biophysical Journal&quot;,&quot;page&quot;:&quot;1036-1041&quot;,&quot;volume&quot;:&quot;78&quot;,&quot;issue&quot;:&quot;2&quot;,&quot;source&quot;:&quot;PubMed Central&quot;,&quot;abstract&quot;:&quot;The output of a rotary motor is characterized by its torque and speed. We measured the torque-speed relationship of the flagellar rotary motor of Escherichia coli by a new method. Small latex spheres were attached to flagellar stubs on cells fixed to the surface of a glass slide. The angular speeds of the spheres were monitored in a weak optical trap by back-focal-plane interferometry in solutions containing different concentrations of the viscous agent Ficoll. Plots of relative torque (viscosity x speed) versus speed were obtained over a wide dynamic range (up to speeds of approximately 300 Hz) at three different temperatures, 22.7, 17.7, and 15.8 degrees C. Results obtained earlier by electrorotation (, Biophys. J. 65:2201-2216) were confirmed. The motor operates in two dynamic regimes. At 23 degrees C, the torque is approximately constant up to a knee speed of nearly 200 Hz, and then it falls rapidly with speed to a zero-torque speed of approximately 350 Hz. In the low-speed regime, torque is insensitive to changes in temperature. In the high-speed regime, it decreases markedly at lower temperature. These results are consistent with models in which torque is generated by a powerstroke mechanism (, Biophys. J. 76:580-587).&quot;,&quot;ISSN&quot;:&quot;0006-3495&quot;,&quot;note&quot;:&quot;PMID: 10653817\nPMCID: PMC1300707&quot;,&quot;journalAbbreviation&quot;:&quot;Biophys J&quot;,&quot;author&quot;:[{&quot;family&quot;:&quot;Chen&quot;,&quot;given&quot;:&quot;X&quot;},{&quot;family&quot;:&quot;Berg&quot;,&quot;given&quot;:&quot;H C&quot;}],&quot;issued&quot;:{&quot;date-parts&quot;:[[2000,2]]}}}],&quot;schema&quot;:&quot;https://github.com/citation-style-language/schema/raw/master/csl-citation.json&quot;} RNDDgjcr8E1OH"/></text:p>
                    </text:list-item>
                    <text:list-item>
                      <text:p text:style-name="P47"><text:span text:style-name="T22">2003? Gabel and Berg </text:span><text:reference-mark-start text:name="ZOTERO_ITEM CSL_CITATION {&quot;citationID&quot;:&quot;q3dg2njt5&quot;,&quot;properties&quot;:{&quot;formattedCitation&quot;:&quot;(Gabel and Berg, 2003)&quot;,&quot;plainCitation&quot;:&quot;(Gabel and Berg, 2003)&quot;},&quot;citationItems&quot;:[{&quot;id&quot;:1455,&quot;uris&quot;:[&quot;http://zotero.org/users/316567/items/4C944N58&quot;],&quot;uri&quot;:[&quot;http://zotero.org/users/316567/items/4C944N58&quot;],&quot;itemData&quot;:{&quot;id&quot;:1455,&quot;type&quot;:&quot;article-journal&quot;,&quot;title&quot;:&quot;The speed of the flagellar rotary motor of Escherichia coli varies linearly with protonmotive force&quot;,&quot;container-title&quot;:&quot;Proceedings of the National Academy of Sciences&quot;,&quot;page&quot;:&quot;8748-8751&quot;,&quot;volume&quot;:&quot;100&quot;,&quot;issue&quot;:&quot;15&quot;,&quot;source&quot;:&quot;www.pnas.org&quot;,&quot;abstract&quot;:&quot;A protonmotive force (pmf) across the cell's inner membrane powers the flagellar rotary motor of Escherichia coli. Speed is known to be proportional to pmf when viscous loads are heavy. Here we show that speed also is proportional to pmf when viscous loads are light. Two motors on the same bacterium were monitored as the cell was slowly deenergized. The first motor rotated the entire cell body (a heavy load), while the second motor rotated a small latex bead (a light load). The first motor rotated slowly and provided a measure of the cell's pmf. The second motor rotated rapidly and was compared with the first, to give the speed–pmf relation for light loads. Experiments were done at 24.0°C and 16.2°C, with initial speeds indicating operation well into the high-speed, low-torque regime. Speed was found to be proportional to pmf over the entire (accessible) dynamic range (0–270 Hz). If the passage of a fixed number of protons carries the motor through each revolution, i.e., if the motor is tightly coupled, a linear speed–pmf relation is expected close to stall, where the work done against the viscous load matches the energy dissipated in proton flow. A linear relation is expected at high speeds if proton translocation is rate-limiting and involves multiple steps, a model that also applies to simple proton channels. The present work shows that a linear relation is true more generally, providing an additional constraint on possible motor mechanisms.&quot;,&quot;DOI&quot;:&quot;10.1073/pnas.1533395100&quot;,&quot;ISSN&quot;:&quot;0027-8424, 1091-6490&quot;,&quot;journalAbbreviation&quot;:&quot;PNAS&quot;,&quot;language&quot;:&quot;en&quot;,&quot;author&quot;:[{&quot;family&quot;:&quot;Gabel&quot;,&quot;given&quot;:&quot;Christopher V.&quot;},{&quot;family&quot;:&quot;Berg&quot;,&quot;given&quot;:&quot;Howard C.&quot;}],&quot;issued&quot;:{&quot;date-parts&quot;:[[2003,7,22]]},&quot;accessed&quot;:{&quot;date-parts&quot;:[[2012,7,26]]}}}],&quot;schema&quot;:&quot;https://github.com/citation-style-language/schema/raw/master/csl-citation.json&quot;} RNDVsdqGIaJhb"/><text:span text:style-name="T22">(Gabel and Berg, 2003)</text:span><text:reference-mark-end text:name="ZOTERO_ITEM CSL_CITATION {&quot;citationID&quot;:&quot;q3dg2njt5&quot;,&quot;properties&quot;:{&quot;formattedCitation&quot;:&quot;(Gabel and Berg, 2003)&quot;,&quot;plainCitation&quot;:&quot;(Gabel and Berg, 2003)&quot;},&quot;citationItems&quot;:[{&quot;id&quot;:1455,&quot;uris&quot;:[&quot;http://zotero.org/users/316567/items/4C944N58&quot;],&quot;uri&quot;:[&quot;http://zotero.org/users/316567/items/4C944N58&quot;],&quot;itemData&quot;:{&quot;id&quot;:1455,&quot;type&quot;:&quot;article-journal&quot;,&quot;title&quot;:&quot;The speed of the flagellar rotary motor of Escherichia coli varies linearly with protonmotive force&quot;,&quot;container-title&quot;:&quot;Proceedings of the National Academy of Sciences&quot;,&quot;page&quot;:&quot;8748-8751&quot;,&quot;volume&quot;:&quot;100&quot;,&quot;issue&quot;:&quot;15&quot;,&quot;source&quot;:&quot;www.pnas.org&quot;,&quot;abstract&quot;:&quot;A protonmotive force (pmf) across the cell's inner membrane powers the flagellar rotary motor of Escherichia coli. Speed is known to be proportional to pmf when viscous loads are heavy. Here we show that speed also is proportional to pmf when viscous loads are light. Two motors on the same bacterium were monitored as the cell was slowly deenergized. The first motor rotated the entire cell body (a heavy load), while the second motor rotated a small latex bead (a light load). The first motor rotated slowly and provided a measure of the cell's pmf. The second motor rotated rapidly and was compared with the first, to give the speed–pmf relation for light loads. Experiments were done at 24.0°C and 16.2°C, with initial speeds indicating operation well into the high-speed, low-torque regime. Speed was found to be proportional to pmf over the entire (accessible) dynamic range (0–270 Hz). If the passage of a fixed number of protons carries the motor through each revolution, i.e., if the motor is tightly coupled, a linear speed–pmf relation is expected close to stall, where the work done against the viscous load matches the energy dissipated in proton flow. A linear relation is expected at high speeds if proton translocation is rate-limiting and involves multiple steps, a model that also applies to simple proton channels. The present work shows that a linear relation is true more generally, providing an additional constraint on possible motor mechanisms.&quot;,&quot;DOI&quot;:&quot;10.1073/pnas.1533395100&quot;,&quot;ISSN&quot;:&quot;0027-8424, 1091-6490&quot;,&quot;journalAbbreviation&quot;:&quot;PNAS&quot;,&quot;language&quot;:&quot;en&quot;,&quot;author&quot;:[{&quot;family&quot;:&quot;Gabel&quot;,&quot;given&quot;:&quot;Christopher V.&quot;},{&quot;family&quot;:&quot;Berg&quot;,&quot;given&quot;:&quot;Howard C.&quot;}],&quot;issued&quot;:{&quot;date-parts&quot;:[[2003,7,22]]},&quot;accessed&quot;:{&quot;date-parts&quot;:[[2012,7,26]]}}}],&quot;schema&quot;:&quot;https://github.com/citation-style-language/schema/raw/master/csl-citation.json&quot;} RNDVsdqGIaJhb"/></text:p>
                      <text:list>
                        <text:list-item>
                          <text:p text:style-name="P60">speed is proportional to PMF.</text:p>
                        </text:list-item>
                      </text:list>
                    </text:list-item>
                    <text:list-item>
                      <text:p text:style-name="P47">2005: direct observation of steps in rotation <text:reference-mark-start text:name="ZOTERO_ITEM CSL_CITATION {&quot;citationID&quot;:&quot;2mk5kc5u5j&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bP8fe05UYB"/>(Sowa et al., 2005)<text:reference-mark-end text:name="ZOTERO_ITEM CSL_CITATION {&quot;citationID&quot;:&quot;2mk5kc5u5j&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bP8fe05UYB"/></text:p>
                      <text:list>
                        <text:list-item>
                          <text:p text:style-name="P47">The same for different speeds (which result from uncontrolled low SMF).</text:p>
                        </text:list-item>
                        <text:list-item>
                          <text:p text:style-name="P47">Reflects discrete nature of rotation, and also the periodicity of the 'track' that is being run on.</text:p>
                        </text:list-item>
                        <text:list-item>
                          <text:p text:style-name="P47">Small backward steps of smaller step-size, although motors appear to stay 'in phase', as if running on the same 26-fold symmetric 'track'</text:p>
                        </text:list-item>
                        <text:list-item>
                          <text:p text:style-name="P47">“Typically 3-4 stators”.</text:p>
                        </text:list-item>
                      </text:list>
                    </text:list-item>
                    <text:list-item>
                      <text:p text:style-name="P47">2006: maximum number of torque-generating units in the flagellar motor of <text:span text:style-name="T9">E. coli</text:span><text:span text:style-name="T22">is at least 11 </text:span><text:reference-mark-start text:name="ZOTERO_ITEM CSL_CITATION {&quot;citationID&quot;:&quot;2f2egfb2js&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CzrLmwbcMU"/><text:span text:style-name="T22">(Reid et al., 2006)</text:span><text:reference-mark-end text:name="ZOTERO_ITEM CSL_CITATION {&quot;citationID&quot;:&quot;2f2egfb2js&quot;,&quot;properties&quot;:{&quot;formattedCitation&quot;:&quot;(Reid et al., 2006)&quot;,&quot;plainCitation&quot;:&quot;(Reid et al., 2006)&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schema&quot;:&quot;https://github.com/citation-style-language/schema/raw/master/csl-citation.json&quot;} RNDCzrLmwbcMU"/><text:span text:style-name="T22">.</text:span></text:p>
                      <text:list>
                        <text:list-item>
                          <text:p text:style-name="P60">Explain why 11, not 8, now, using a number of lines of reasoning:</text:p>
                          <text:list>
                            <text:list-item>
                              <text:p text:style-name="P60">Original assumption was of equal speed increments</text:p>
                            </text:list-item>
                            <text:list-item>
                              <text:p text:style-name="P60">Bead assay has reduced interactions with surface, so better.</text:p>
                            </text:list-item>
                            <text:list-item>
                              <text:p text:style-name="P47"><text:span text:style-name="T22">Berry remarks that this is consistent with 10 or 12 studs </text:span><text:reference-mark-start text:name="ZOTERO_ITEM CSL_CITATION {&quot;citationID&quot;:&quot;1q7iqeqjt5&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pVkPz9Ugl7"/><text:span text:style-name="T22">(Khan et al., 1988)</text:span><text:reference-mark-end text:name="ZOTERO_ITEM CSL_CITATION {&quot;citationID&quot;:&quot;1q7iqeqjt5&quot;,&quot;properties&quot;:{&quot;formattedCitation&quot;:&quot;(Khan et al., 1988)&quot;,&quot;plainCitation&quot;:&quot;(Khan et al., 1988)&quot;},&quot;citationItems&quot;:[{&quot;id&quot;:2185,&quot;uris&quot;:[&quot;http://zotero.org/users/316567/items/9SU6W5EV&quot;],&quot;uri&quot;:[&quot;http://zotero.org/users/316567/items/9SU6W5EV&quot;],&quot;itemData&quot;:{&quot;id&quot;:2185,&quot;type&quot;:&quot;article-journal&quot;,&quot;title&quot;:&quot;Effects of mot gene expression on the structure of the flagellar motor&quot;,&quot;container-title&quot;:&quot;Journal of Molecular Biology&quot;,&quot;page&quot;:&quot;575-584&quot;,&quot;volume&quot;:&quot;202&quot;,&quot;issue&quot;:&quot;3&quot;,&quot;source&quot;:&quot;ScienceDirect&quot;,&quot;abstract&quot;:&quot;Direct freezing procedures have enabled us to visualize distinctive intramembrane particle ring structures in the cytoplasmic membranes of peritrichously flagellated bacteria by means of freeze-fracture electron microscopy. These structures were identified as flagellar motor components because their distribution matched that of flagella, and because they were absent in non-flagellated mutants of Escherichia coli. Particle rings were present in both the Gram-positive Streptococcus and the Gram-negative E. coli. In E. coli, a non-functional mocha operon produced flagellated but immotile cells lacking the particle rings. Simultaneous introduction of the motA and motB genes, led to recovery of both motility and the ring structures but neither gene alone was sufficient. The concomitant loss of the rings and motility is consistent with the ring particles having a central role in the flagellar motor.&quot;,&quot;DOI&quot;:&quot;10.1016/0022-2836(88)90287-2&quot;,&quot;ISSN&quot;:&quot;0022-2836&quot;,&quot;author&quot;:[{&quot;family&quot;:&quot;Khan&quot;,&quot;given&quot;:&quot;Shahid&quot;},{&quot;family&quot;:&quot;Dapice&quot;,&quot;given&quot;:&quot;Michaela&quot;},{&quot;family&quot;:&quot;Reese&quot;,&quot;given&quot;:&quot;Thomas S.&quot;}],&quot;issued&quot;:{&quot;date-parts&quot;:[[&quot;1988&quot;,8,5]]},&quot;accessed&quot;:{&quot;date-parts&quot;:[[2012,6,12]]}}}],&quot;schema&quot;:&quot;https://github.com/citation-style-language/schema/raw/master/csl-citation.json&quot;} RNDpVkPz9Ugl7"/><text:span text:style-name="T22">.</text:span></text:p>
                            </text:list-item>
                            <text:list-item>
                              <text:p text:style-name="P60">Sowa review in 2008 suggests that reasons for reduced speed increments may be steric clashes or even slight reduction if local PMF.</text:p>
                            </text:list-item>
                          </text:list>
                        </text:list-item>
                      </text:list>
                    </text:list-item>
                    <text:list-item>
                      <text:p text:style-name="P60"><text:span text:style-name="T71">2008: Review from Sowa and Berry </text:span><text:reference-mark-start text:name="ZOTERO_ITEM CSL_CITATION {&quot;citationID&quot;:&quot;2jmfms8gsa&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w6a6SV8Cjl"/><text:span text:style-name="T71">(Sowa and Berry, 2008)</text:span><text:reference-mark-end text:name="ZOTERO_ITEM CSL_CITATION {&quot;citationID&quot;:&quot;2jmfms8gsa&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w6a6SV8Cjl"/></text:p>
                    </text:list-item>
                    <text:list-item>
                      <text:p text:style-name="P47"><text:span text:style-name="T22">2009: </text:span><text:reference-mark-start text:name="ZOTERO_ITEM CSL_CITATION {&quot;citationID&quot;:&quot;255v7f60np&quot;,&quot;properties&quot;:{&quot;formattedCitation&quot;:&quot;(Baker and Berry, 2009)&quot;,&quot;plainCitation&quot;:&quot;(Baker and Berry, 2009)&quot;},&quot;citationItems&quot;:[{&quot;id&quot;:2564,&quot;uris&quot;:[&quot;http://zotero.org/users/316567/items/M8HXJW7T&quot;],&quot;uri&quot;:[&quot;http://zotero.org/users/316567/items/M8HXJW7T&quot;],&quot;itemData&quot;:{&quot;id&quot;:2564,&quot;type&quot;:&quot;article-journal&quot;,&quot;title&quot;:&quot;An introduction to the physics of the bacterial flagellar motor: a nanoscale rotary electric motor&quot;,&quot;container-title&quot;:&quot;Contemporary Physics&quot;,&quot;page&quot;:&quot;617-632&quot;,&quot;volume&quot;:&quot;50&quot;,&quot;issue&quot;:&quot;6&quot;,&quot;source&quot;:&quot;Taylor and Francis&quot;,&quot;abstract&quot;:&quot;Biological molecular motors show us how directed motion can be generated by nanometre-scale devices that work at the energy scale of the thermal bath. Direct and indirect observations of functioning single molecule motors allow us to see fundamental processes of statistical physics unfolding in microscopic detail at room temperature, something that was unimaginable only a few decades ago. In this review, we introduce molecular motors and the physics relevant to their mechanisms before focusing on our recent experiments on the bacterial flagellar motor, the rotary device responsible for bacterial locomotion.&quot;,&quot;DOI&quot;:&quot;10.1080/00107510903090553&quot;,&quot;ISSN&quot;:&quot;0010-7514&quot;,&quot;shortTitle&quot;:&quot;An introduction to the physics of the bacterial flagellar motor&quot;,&quot;author&quot;:[{&quot;family&quot;:&quot;Baker&quot;,&quot;given&quot;:&quot;Matthew A.B.&quot;},{&quot;family&quot;:&quot;Berry&quot;,&quot;given&quot;:&quot;Richard M.&quot;}],&quot;issued&quot;:{&quot;date-parts&quot;:[[2009]]},&quot;accessed&quot;:{&quot;date-parts&quot;:[[2012,7,9]]}}}],&quot;schema&quot;:&quot;https://github.com/citation-style-language/schema/raw/master/csl-citation.json&quot;} RNDusVtmG2NPa"/><text:span text:style-name="T22">(Baker and Berry, 2009)</text:span><text:reference-mark-end text:name="ZOTERO_ITEM CSL_CITATION {&quot;citationID&quot;:&quot;255v7f60np&quot;,&quot;properties&quot;:{&quot;formattedCitation&quot;:&quot;(Baker and Berry, 2009)&quot;,&quot;plainCitation&quot;:&quot;(Baker and Berry, 2009)&quot;},&quot;citationItems&quot;:[{&quot;id&quot;:2564,&quot;uris&quot;:[&quot;http://zotero.org/users/316567/items/M8HXJW7T&quot;],&quot;uri&quot;:[&quot;http://zotero.org/users/316567/items/M8HXJW7T&quot;],&quot;itemData&quot;:{&quot;id&quot;:2564,&quot;type&quot;:&quot;article-journal&quot;,&quot;title&quot;:&quot;An introduction to the physics of the bacterial flagellar motor: a nanoscale rotary electric motor&quot;,&quot;container-title&quot;:&quot;Contemporary Physics&quot;,&quot;page&quot;:&quot;617-632&quot;,&quot;volume&quot;:&quot;50&quot;,&quot;issue&quot;:&quot;6&quot;,&quot;source&quot;:&quot;Taylor and Francis&quot;,&quot;abstract&quot;:&quot;Biological molecular motors show us how directed motion can be generated by nanometre-scale devices that work at the energy scale of the thermal bath. Direct and indirect observations of functioning single molecule motors allow us to see fundamental processes of statistical physics unfolding in microscopic detail at room temperature, something that was unimaginable only a few decades ago. In this review, we introduce molecular motors and the physics relevant to their mechanisms before focusing on our recent experiments on the bacterial flagellar motor, the rotary device responsible for bacterial locomotion.&quot;,&quot;DOI&quot;:&quot;10.1080/00107510903090553&quot;,&quot;ISSN&quot;:&quot;0010-7514&quot;,&quot;shortTitle&quot;:&quot;An introduction to the physics of the bacterial flagellar motor&quot;,&quot;author&quot;:[{&quot;family&quot;:&quot;Baker&quot;,&quot;given&quot;:&quot;Matthew A.B.&quot;},{&quot;family&quot;:&quot;Berry&quot;,&quot;given&quot;:&quot;Richard M.&quot;}],&quot;issued&quot;:{&quot;date-parts&quot;:[[2009]]},&quot;accessed&quot;:{&quot;date-parts&quot;:[[2012,7,9]]}}}],&quot;schema&quot;:&quot;https://github.com/citation-style-language/schema/raw/master/csl-citation.json&quot;} RNDusVtmG2NPa"/><text:span text:style-name="T22"> Introduction to the physics of the motor</text:span></text:p>
                    </text:list-item>
                    <text:list-item>
                      <text:p text:style-name="P47">Torque-speed relationship follows a distinct relationship: essentially constant torque for a range of speeds up to a “knee” at which torque drops with speed increases (“knee” is at 175 and 450 hz, for <text:span text:style-name="T9">E. coli</text:span><text:span text:style-name="T22"> and </text:span><text:span text:style-name="T9">V. alginolyticus </text:span><text:span text:style-name="T22">respectively).</text:span></text:p>
                      <text:list>
                        <text:list-item>
                          <text:p text:style-name="P60">i.e. all motors so far analysed have same mechanism</text:p>
                        </text:list-item>
                      </text:list>
                    </text:list-item>
                    <text:list-item>
                      <text:p text:style-name="P47"><text:span text:style-name="T22">Plateau torque varies between species: ~3800 pN nm in </text:span><text:span text:style-name="T9">V. alginolyticus, </text:span><text:span text:style-name="T22">~1300 in </text:span><text:span text:style-name="T9">E. coli</text:span><text:span text:style-name="T22">, and ~350 in </text:span><text:span text:style-name="T9">Caulobacter crescentus.</text:span></text:p>
                    </text:list-item>
                    <text:list-item>
                      <text:p text:style-name="P47">Sowa and Berry <text:reference-mark-start text:name="ZOTERO_ITEM CSL_CITATION {&quot;citationID&quot;:&quot;2q889q9nrl&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4vbMUsXBji"/>(Sowa et al., 2005)<text:reference-mark-end text:name="ZOTERO_ITEM CSL_CITATION {&quot;citationID&quot;:&quot;2q889q9nrl&quot;,&quot;properties&quot;:{&quot;formattedCitation&quot;:&quot;(Sowa et al., 2005)&quot;,&quot;plainCitation&quot;:&quot;(Sowa et al., 2005)&quot;},&quot;citationItems&quot;:[{&quot;id&quot;:928,&quot;uris&quot;:[&quot;http://zotero.org/users/316567/items/A553SEVM&quot;],&quot;uri&quot;:[&quot;http://zotero.org/users/316567/items/A553SEVM&quot;],&quot;itemData&quot;:{&quot;id&quot;:928,&quot;type&quot;:&quot;article-journal&quot;,&quot;title&quot;:&quot;Direct observation of steps in rotation of the bacterial flagellar motor&quot;,&quot;container-title&quot;:&quot;Nature&quot;,&quot;page&quot;:&quot;916-919&quot;,&quot;volume&quot;:&quot;437&quot;,&quot;issue&quot;:&quot;7060&quot;,&quot;source&quot;:&quot;www.nature.com&quot;,&quot;abstract&quot;:&quot;The bacterial flagellar motor is a rotary molecular machine that rotates the helical filaments that propel many species of swimming bacteria1, 2. The rotor is a set of rings up to 45 nm in diameter in the cytoplasmic membrane3; the stator contains about ten torque-generating units anchored to the cell wall at the perimeter of the rotor4, 5. The free-energy source for the motor is an inward-directed electrochemical gradient of ions across the cytoplasmic membrane, the protonmotive force or sodium-motive force for H+-driven and Na+-driven motors, respectively. Here we demonstrate a stepping motion of a Na+-driven chimaeric flagellar motor in Escherichia coli6 at low sodium-motive force and with controlled expression of a small number of torque-generating units. We observe 26 steps per revolution, which is consistent with the periodicity of the ring of FliG protein, the proposed site of torque generation on the rotor7, 8. Backwards steps despite the absence of the flagellar switching protein CheY indicate a small change in free energy per step, similar to that of a single ion transit.&quot;,&quot;DOI&quot;:&quot;10.1038/nature04003&quot;,&quot;ISSN&quot;:&quot;0028-0836&quot;,&quot;language&quot;:&quot;en&quot;,&quot;author&quot;:[{&quot;family&quot;:&quot;Sowa&quot;,&quot;given&quot;:&quot;Yoshiyuki&quot;},{&quot;family&quot;:&quot;Rowe&quot;,&quot;given&quot;:&quot;Alexander D.&quot;},{&quot;family&quot;:&quot;Leake&quot;,&quot;given&quot;:&quot;Mark C.&quot;},{&quot;family&quot;:&quot;Yakushi&quot;,&quot;given&quot;:&quot;Toshiharu&quot;},{&quot;family&quot;:&quot;Homma&quot;,&quot;given&quot;:&quot;Michio&quot;},{&quot;family&quot;:&quot;Ishijima&quot;,&quot;given&quot;:&quot;Akihiko&quot;},{&quot;family&quot;:&quot;Berry&quot;,&quot;given&quot;:&quot;Richard M.&quot;}],&quot;issued&quot;:{&quot;date-parts&quot;:[[2005,10,6]]},&quot;accessed&quot;:{&quot;date-parts&quot;:[[2012,3,15]]}}}],&quot;schema&quot;:&quot;https://github.com/citation-style-language/schema/raw/master/csl-citation.json&quot;} RND4vbMUsXBji"/></text:p>
                      <text:list>
                        <text:list-item>
                          <text:p text:style-name="P47">Direct steps with a single stator (more?)</text:p>
                        </text:list-item>
                        <text:list-item>
                          <text:p text:style-name="P65">26 stopping angles are the same with each successive revolution – suggested smaller backwards steps though</text:p>
                        </text:list-item>
                        <text:list-item>
                          <text:p text:style-name="P74"><text:span text:style-name="T38">(this was repeated later in Japan, </text:span><text:reference-mark-start text:name="ZOTERO_ITEM CSL_CITATION {&quot;citationID&quot;:&quot;h09vnh1sn&quot;,&quot;properties&quot;:{&quot;formattedCitation&quot;:&quot;(Nakamura et al., 2010)&quot;,&quot;plainCitation&quot;:&quot;(Nakamura et al., 2010)&quot;},&quot;citationItems&quot;:[{&quot;id&quot;:2584,&quot;uris&quot;:[&quot;http://zotero.org/users/316567/items/MN5AZQGZ&quot;],&quot;uri&quot;:[&quot;http://zotero.org/users/316567/items/MN5AZQGZ&quot;],&quot;itemData&quot;:{&quot;id&quot;:2584,&quot;type&quot;:&quot;article-journal&quot;,&quot;title&quot;:&quot;Evidence for symmetry in the elementary process of bidirectional torque generation by the bacterial flagellar motor&quot;,&quot;container-title&quot;:&quot;Proceedings of the National Academy of Sciences&quot;,&quot;page&quot;:&quot;17616-17620&quot;,&quot;volume&quot;:&quot;107&quot;,&quot;issue&quot;:&quot;41&quot;,&quot;source&quot;:&quot;www.pnas.org&quot;,&quot;abstract&quot;:&quot;The bacterial flagellar motor can rotate in both counterclockwise (CCW) and clockwise (CW) directions. It has been shown that the sodium ion-driven chimeric flagellar motor rotates with 26 steps per revolution, which corresponds to the number of FliG subunits that form part of the rotor ring, but the size of the backward step is smaller than the forward one. Here we report that the proton-driven flagellar motor of Salmonella also rotates with 26 steps per revolution but symmetrical in both CCW and CW directions with occasional smaller backward steps in both directions. Occasional shift in the stepping positions is also observed, suggesting the frequent exchange of stators in one of the 11–12 possible anchoring positions around the rotor. These observations indicate that the elementary process of torque generation by the cyclic association/dissociation of the stator with every FliG subunit along the circumference of the rotor is symmetric in CCW and CW rotation even though the structure of FliG is highly asymmetric and suggests a 180° rotation of a FliG domain for the rotor-stator interaction to reverse the direction of rotation.&quot;,&quot;DOI&quot;:&quot;10.1073/pnas.1007448107&quot;,&quot;ISSN&quot;:&quot;0027-8424, 1091-6490&quot;,&quot;journalAbbreviation&quot;:&quot;PNAS&quot;,&quot;language&quot;:&quot;en&quot;,&quot;author&quot;:[{&quot;family&quot;:&quot;Nakamura&quot;,&quot;given&quot;:&quot;Shuichi&quot;},{&quot;family&quot;:&quot;Kami-ike&quot;,&quot;given&quot;:&quot;Nobunori&quot;},{&quot;family&quot;:&quot;Yokota&quot;,&quot;given&quot;:&quot;Jun-ichi P.&quot;},{&quot;family&quot;:&quot;Minamino&quot;,&quot;given&quot;:&quot;Tohru&quot;},{&quot;family&quot;:&quot;Namba&quot;,&quot;given&quot;:&quot;Keiichi&quot;}],&quot;issued&quot;:{&quot;date-parts&quot;:[[2010,10,12]]},&quot;accessed&quot;:{&quot;date-parts&quot;:[[2012,10,3]]}}}],&quot;schema&quot;:&quot;https://github.com/citation-style-language/schema/raw/master/csl-citation.json&quot;} RNDUKtGW0zxnN"/><text:span text:style-name="T38">(Nakamura et al., 2010)</text:span><text:reference-mark-end text:name="ZOTERO_ITEM CSL_CITATION {&quot;citationID&quot;:&quot;h09vnh1sn&quot;,&quot;properties&quot;:{&quot;formattedCitation&quot;:&quot;(Nakamura et al., 2010)&quot;,&quot;plainCitation&quot;:&quot;(Nakamura et al., 2010)&quot;},&quot;citationItems&quot;:[{&quot;id&quot;:2584,&quot;uris&quot;:[&quot;http://zotero.org/users/316567/items/MN5AZQGZ&quot;],&quot;uri&quot;:[&quot;http://zotero.org/users/316567/items/MN5AZQGZ&quot;],&quot;itemData&quot;:{&quot;id&quot;:2584,&quot;type&quot;:&quot;article-journal&quot;,&quot;title&quot;:&quot;Evidence for symmetry in the elementary process of bidirectional torque generation by the bacterial flagellar motor&quot;,&quot;container-title&quot;:&quot;Proceedings of the National Academy of Sciences&quot;,&quot;page&quot;:&quot;17616-17620&quot;,&quot;volume&quot;:&quot;107&quot;,&quot;issue&quot;:&quot;41&quot;,&quot;source&quot;:&quot;www.pnas.org&quot;,&quot;abstract&quot;:&quot;The bacterial flagellar motor can rotate in both counterclockwise (CCW) and clockwise (CW) directions. It has been shown that the sodium ion-driven chimeric flagellar motor rotates with 26 steps per revolution, which corresponds to the number of FliG subunits that form part of the rotor ring, but the size of the backward step is smaller than the forward one. Here we report that the proton-driven flagellar motor of Salmonella also rotates with 26 steps per revolution but symmetrical in both CCW and CW directions with occasional smaller backward steps in both directions. Occasional shift in the stepping positions is also observed, suggesting the frequent exchange of stators in one of the 11–12 possible anchoring positions around the rotor. These observations indicate that the elementary process of torque generation by the cyclic association/dissociation of the stator with every FliG subunit along the circumference of the rotor is symmetric in CCW and CW rotation even though the structure of FliG is highly asymmetric and suggests a 180° rotation of a FliG domain for the rotor-stator interaction to reverse the direction of rotation.&quot;,&quot;DOI&quot;:&quot;10.1073/pnas.1007448107&quot;,&quot;ISSN&quot;:&quot;0027-8424, 1091-6490&quot;,&quot;journalAbbreviation&quot;:&quot;PNAS&quot;,&quot;language&quot;:&quot;en&quot;,&quot;author&quot;:[{&quot;family&quot;:&quot;Nakamura&quot;,&quot;given&quot;:&quot;Shuichi&quot;},{&quot;family&quot;:&quot;Kami-ike&quot;,&quot;given&quot;:&quot;Nobunori&quot;},{&quot;family&quot;:&quot;Yokota&quot;,&quot;given&quot;:&quot;Jun-ichi P.&quot;},{&quot;family&quot;:&quot;Minamino&quot;,&quot;given&quot;:&quot;Tohru&quot;},{&quot;family&quot;:&quot;Namba&quot;,&quot;given&quot;:&quot;Keiichi&quot;}],&quot;issued&quot;:{&quot;date-parts&quot;:[[2010,10,12]]},&quot;accessed&quot;:{&quot;date-parts&quot;:[[2012,10,3]]}}}],&quot;schema&quot;:&quot;https://github.com/citation-style-language/schema/raw/master/csl-citation.json&quot;} RNDUKtGW0zxnN"/></text:p>
                        </text:list-item>
                      </text:list>
                    </text:list-item>
                    <text:list-item>
                      <text:p text:style-name="P47"><text:span text:style-name="T38">Inoue 2008 </text:span><text:reference-mark-start text:name="ZOTERO_ITEM CSL_CITATION {&quot;citationID&quot;:&quot;26jp00mtdm&quot;,&quot;properties&quot;:{&quot;formattedCitation&quot;:&quot;(Inoue et al., 2008)&quot;,&quot;plainCitation&quot;:&quot;(Inoue et al., 2008)&quot;},&quot;citationItems&quot;:[{&quot;id&quot;:1392,&quot;uris&quot;:[&quot;http://zotero.org/users/316567/items/2P8APZHF&quot;],&quot;uri&quot;:[&quot;http://zotero.org/users/316567/items/2P8APZHF&quot;],&quot;itemData&quot;:{&quot;id&quot;:1392,&quot;type&quot;:&quot;article-journal&quot;,&quot;title&quot;:&quot;Torque–Speed Relationships of Na+-driven Chimeric Flagellar Motors in Escherichia coli&quot;,&quot;container-title&quot;:&quot;Journal of Molecular Biology&quot;,&quot;page&quot;:&quot;1251-1259&quot;,&quot;volume&quot;:&quot;376&quot;,&quot;issue&quot;:&quot;5&quot;,&quot;source&quot;:&quot;ScienceDirect&quot;,&quot;abstract&quot;:&quot;The bacterial flagellar motor is a rotary motor in the cell envelope of bacteria that couples ion flow across the cytoplasmic membrane to torque generation by independent stators anchored to the cell wall. The recent observation of stepwise rotation of a Na+-driven chimeric motor in Escherichia coli promises to reveal the mechanism of the motor in unprecedented detail. We measured torque–speed relationships of this chimeric motor using back focal plane interferometry of polystyrene beads attached to flagellar filaments in the presence of high sodium-motive force (85 mM Na+). With full expression of stator proteins the torque–speed curve had the same shape as those of wild-type E. coli and Vibrio alginolyticus motors: the torque is approximately constant (at ∼&amp;#xa0;2200 pN nm) from stall up to a “knee” speed of ∼&amp;#xa0;420 Hz, and then falls linearly with speed, extrapolating to zero torque at ∼&amp;#xa0;910 Hz. Motors containing one to five stators generated ∼&amp;#xa0;200 pN nm per stator at speeds up to ∼&amp;#xa0;100 Hz/stator; the knee speed in 4- and 5-stator motors is not significantly slower than in the fully induced motor. This is consistent with the hypothesis that the absolute torque depends on stator number, but the speed dependence does not. In motors with point mutations in either of two critical conserved charged residues in the cytoplasmic domain of PomA, R88A and R232E, the zero-torque speed was reduced to ∼&amp;#xa0;400 Hz. The torque at low speed was unchanged by mutation R88A but was reduced to ∼&amp;#xa0;1500 pN nm by R232E. These results, interpreted using a simple kinetic model, indicate that the basic mechanism of torque generation is the same regardless of stator type and coupling ion and that the electrostatic interaction between stator and rotor proteins is related to the torque–speed relationship.&quot;,&quot;DOI&quot;:&quot;10.1016/j.jmb.2007.12.023&quot;,&quot;ISSN&quot;:&quot;0022-2836&quot;,&quot;author&quot;:[{&quot;family&quot;:&quot;Inoue&quot;,&quot;given&quot;:&quot;Yuichi&quot;},{&quot;family&quot;:&quot;Lo&quot;,&quot;given&quot;:&quot;Chien-Jung&quot;},{&quot;family&quot;:&quot;Fukuoka&quot;,&quot;given&quot;:&quot;Hajime&quot;},{&quot;family&quot;:&quot;Takahashi&quot;,&quot;given&quot;:&quot;Hiroto&quot;},{&quot;family&quot;:&quot;Sowa&quot;,&quot;given&quot;:&quot;Yoshiyuki&quot;},{&quot;family&quot;:&quot;Pilizota&quot;,&quot;given&quot;:&quot;Teuta&quot;},{&quot;family&quot;:&quot;Wadhams&quot;,&quot;given&quot;:&quot;George H.&quot;},{&quot;family&quot;:&quot;Homma&quot;,&quot;given&quot;:&quot;Michio&quot;},{&quot;family&quot;:&quot;Berry&quot;,&quot;given&quot;:&quot;Richard M.&quot;},{&quot;family&quot;:&quot;Ishijima&quot;,&quot;given&quot;:&quot;Akihiko&quot;}],&quot;issued&quot;:{&quot;date-parts&quot;:[[&quot;2008&quot;,3,7]]},&quot;accessed&quot;:{&quot;date-parts&quot;:[[2012,6,12]]}}}],&quot;schema&quot;:&quot;https://github.com/citation-style-language/schema/raw/master/csl-citation.json&quot;} RNDzGegVSRdz3"/><text:span text:style-name="T38">(Inoue et al., 2008)</text:span><text:reference-mark-end text:name="ZOTERO_ITEM CSL_CITATION {&quot;citationID&quot;:&quot;26jp00mtdm&quot;,&quot;properties&quot;:{&quot;formattedCitation&quot;:&quot;(Inoue et al., 2008)&quot;,&quot;plainCitation&quot;:&quot;(Inoue et al., 2008)&quot;},&quot;citationItems&quot;:[{&quot;id&quot;:1392,&quot;uris&quot;:[&quot;http://zotero.org/users/316567/items/2P8APZHF&quot;],&quot;uri&quot;:[&quot;http://zotero.org/users/316567/items/2P8APZHF&quot;],&quot;itemData&quot;:{&quot;id&quot;:1392,&quot;type&quot;:&quot;article-journal&quot;,&quot;title&quot;:&quot;Torque–Speed Relationships of Na+-driven Chimeric Flagellar Motors in Escherichia coli&quot;,&quot;container-title&quot;:&quot;Journal of Molecular Biology&quot;,&quot;page&quot;:&quot;1251-1259&quot;,&quot;volume&quot;:&quot;376&quot;,&quot;issue&quot;:&quot;5&quot;,&quot;source&quot;:&quot;ScienceDirect&quot;,&quot;abstract&quot;:&quot;The bacterial flagellar motor is a rotary motor in the cell envelope of bacteria that couples ion flow across the cytoplasmic membrane to torque generation by independent stators anchored to the cell wall. The recent observation of stepwise rotation of a Na+-driven chimeric motor in Escherichia coli promises to reveal the mechanism of the motor in unprecedented detail. We measured torque–speed relationships of this chimeric motor using back focal plane interferometry of polystyrene beads attached to flagellar filaments in the presence of high sodium-motive force (85 mM Na+). With full expression of stator proteins the torque–speed curve had the same shape as those of wild-type E. coli and Vibrio alginolyticus motors: the torque is approximately constant (at ∼&amp;#xa0;2200 pN nm) from stall up to a “knee” speed of ∼&amp;#xa0;420 Hz, and then falls linearly with speed, extrapolating to zero torque at ∼&amp;#xa0;910 Hz. Motors containing one to five stators generated ∼&amp;#xa0;200 pN nm per stator at speeds up to ∼&amp;#xa0;100 Hz/stator; the knee speed in 4- and 5-stator motors is not significantly slower than in the fully induced motor. This is consistent with the hypothesis that the absolute torque depends on stator number, but the speed dependence does not. In motors with point mutations in either of two critical conserved charged residues in the cytoplasmic domain of PomA, R88A and R232E, the zero-torque speed was reduced to ∼&amp;#xa0;400 Hz. The torque at low speed was unchanged by mutation R88A but was reduced to ∼&amp;#xa0;1500 pN nm by R232E. These results, interpreted using a simple kinetic model, indicate that the basic mechanism of torque generation is the same regardless of stator type and coupling ion and that the electrostatic interaction between stator and rotor proteins is related to the torque–speed relationship.&quot;,&quot;DOI&quot;:&quot;10.1016/j.jmb.2007.12.023&quot;,&quot;ISSN&quot;:&quot;0022-2836&quot;,&quot;author&quot;:[{&quot;family&quot;:&quot;Inoue&quot;,&quot;given&quot;:&quot;Yuichi&quot;},{&quot;family&quot;:&quot;Lo&quot;,&quot;given&quot;:&quot;Chien-Jung&quot;},{&quot;family&quot;:&quot;Fukuoka&quot;,&quot;given&quot;:&quot;Hajime&quot;},{&quot;family&quot;:&quot;Takahashi&quot;,&quot;given&quot;:&quot;Hiroto&quot;},{&quot;family&quot;:&quot;Sowa&quot;,&quot;given&quot;:&quot;Yoshiyuki&quot;},{&quot;family&quot;:&quot;Pilizota&quot;,&quot;given&quot;:&quot;Teuta&quot;},{&quot;family&quot;:&quot;Wadhams&quot;,&quot;given&quot;:&quot;George H.&quot;},{&quot;family&quot;:&quot;Homma&quot;,&quot;given&quot;:&quot;Michio&quot;},{&quot;family&quot;:&quot;Berry&quot;,&quot;given&quot;:&quot;Richard M.&quot;},{&quot;family&quot;:&quot;Ishijima&quot;,&quot;given&quot;:&quot;Akihiko&quot;}],&quot;issued&quot;:{&quot;date-parts&quot;:[[&quot;2008&quot;,3,7]]},&quot;accessed&quot;:{&quot;date-parts&quot;:[[2012,6,12]]}}}],&quot;schema&quot;:&quot;https://github.com/citation-style-language/schema/raw/master/csl-citation.json&quot;} RNDzGegVSRdz3"/></text:p>
                      <text:list>
                        <text:list-item>
                          <text:p text:style-name="P47">E.coli sodium-driven chimeric motor has maximum torque of ~2200 pN nm, zero-torque speed of ~910 Hz, and knee speed of ~420 Hz. Obeys usual 'knee' behaviour.</text:p>
                        </text:list-item>
                        <text:list-item>
                          <text:p text:style-name="P47">Induce stators to see effects of zero+ stators:</text:p>
                          <text:list>
                            <text:list-item>
                              <text:p text:style-name="P47">Stators incrementally add to speed (lower increments with each additional stator)</text:p>
                            </text:list-item>
                            <text:list-item>
                              <text:p text:style-name="P47">Stators incrementally add to maximum torque (hard to say, but maybe strictly linear, i.e. 200 pN nm per stator?)</text:p>
                            </text:list-item>
                          </text:list>
                        </text:list-item>
                      </text:list>
                    </text:list-item>
                    <text:list-item>
                      <text:p text:style-name="P47">Sowa and Berry <text:reference-mark-start text:name="ZOTERO_ITEM CSL_CITATION {&quot;citationID&quot;:&quot;1tknla2tst&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2VjUMg2NC6"/>(Sowa and Berry, 2008)<text:reference-mark-end text:name="ZOTERO_ITEM CSL_CITATION {&quot;citationID&quot;:&quot;1tknla2tst&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2VjUMg2NC6"/></text:p>
                      <text:list>
                        <text:list-item>
                          <text:p text:style-name="P47">Review covers three proposed mechanisms (and provides citations for other reviews):</text:p>
                          <text:list>
                            <text:list-item>
                              <text:p text:style-name="P47">Ion turbines</text:p>
                              <text:list>
                                <text:list-item>
                                  <text:p text:style-name="P47">Electrons pass through both stator and rotor along lines tilted with respect to one-another that require alignment for ion flow.</text:p>
                                </text:list-item>
                              </text:list>
                            </text:list-item>
                            <text:list-item>
                              <text:p text:style-name="P47">Ion turnstiles</text:p>
                              <text:list>
                                <text:list-item>
                                  <text:p text:style-name="P47">Analogous model to F1F0-ATPase. Unfortunately, no candidate residues.</text:p>
                                </text:list-item>
                              </text:list>
                            </text:list-item>
                            <text:list-item>
                              <text:p text:style-name="P47">Binding with conformational change</text:p>
                              <text:list>
                                <text:list-item>
                                  <text:p text:style-name="P47">Conformational change in stator either sterically or electrostatically interacts with rotor to lead to rotational</text:p>
                                </text:list-item>
                                <text:list-item>
                                  <text:p text:style-name="P47">Xing et al (2006) is the only model to reproduce the 'knee', and is this sort of model.</text:p>
                                </text:list-item>
                              </text:list>
                            </text:list-item>
                          </text:list>
                        </text:list-item>
                        <text:list-item>
                          <text:p text:style-name="P47">Concerns: 26 steps doesn't seem to make sense with 34-fold symmetry of FliG in Blair or Lee papers.</text:p>
                        </text:list-item>
                        <text:list-item>
                          <text:p text:style-name="P47">What are needed, of course, are pseudo-atomic models of the entire rotor/stator system for simulation to test these hypotheses. This will require a concerted effort to bridge the gap between the high-resolution of atomic structures and the contextualizing contributions of electron cryo-tomography and single-particle cryo-EM techniques.</text:p>
                        </text:list-item>
                      </text:list>
                    </text:list-item>
                    <text:list-item>
                      <text:p text:style-name="P47">2008: Berg: Resurrection of motor near zero load <text:reference-mark-start text:name="ZOTERO_ITEM CSL_CITATION {&quot;citationID&quot;:&quot;1lsh8rimed&quot;,&quot;properties&quot;:{&quot;formattedCitation&quot;:&quot;(Yuan and Berg, 2008)&quot;,&quot;plainCitation&quot;:&quot;(Yuan and Berg, 2008)&quot;},&quot;citationItems&quot;:[{&quot;id&quot;:2087,&quot;uris&quot;:[&quot;http://zotero.org/users/316567/items/6TNIWETM&quot;],&quot;uri&quot;:[&quot;http://zotero.org/users/316567/items/6TNIWETM&quot;],&quot;itemData&quot;:{&quot;id&quot;:2087,&quot;type&quot;:&quot;article-journal&quot;,&quot;title&quot;:&quot;Resurrection of the flagellar rotary motor near zero load&quot;,&quot;container-title&quot;:&quot;Proceedings of the National Academy of Sciences&quot;,&quot;page&quot;:&quot;1182-1185&quot;,&quot;volume&quot;:&quot;105&quot;,&quot;issue&quot;:&quot;4&quot;,&quot;source&quot;:&quot;www.pnas.org&quot;,&quot;abstract&quot;:&quot;Flagellated bacteria, such as Escherichia coli, are propelled by helical flagellar filaments, each driven at its base by a reversible rotary motor, powered by a transmembrane proton flux. Torque is generated by the interaction of stator proteins, MotA and MotB, with a rotor protein FliG. The physiology of the motor has been studied extensively in the regime of relatively high load and low speed, where it appears to operate close to thermodynamic equilibrium. Here, we describe an assay that allows systematic study of the motor near zero load, where proton translocation and movement of mechanical components are rate limiting. Sixty-nanometer-diameter gold spheres were attached to hooks of cells lacking flagellar filaments, and light scattered from a sphere was monitored at the image plane of a microscope through a small pinhole. Paralyzed motors of cells carrying a motA point mutation were resurrected at 23°C by expression of wild-type MotA, and speeds jumped from zero to a maximum value (≈300 Hz) in one step. Thus, near zero load, the speed of the motor is independent of the number of torque-generating units. Evidently, the units act independently (they do not interfere with one another), and there are no intervals during which a second unit can add to the speed generated by the first (the duty ratio is close to 1).\ncolloidal gold molecular motor motility&quot;,&quot;DOI&quot;:&quot;10.1073/pnas.0711539105&quot;,&quot;ISSN&quot;:&quot;0027-8424, 1091-6490&quot;,&quot;journalAbbreviation&quot;:&quot;PNAS&quot;,&quot;language&quot;:&quot;en&quot;,&quot;author&quot;:[{&quot;family&quot;:&quot;Yuan&quot;,&quot;given&quot;:&quot;Junhua&quot;},{&quot;family&quot;:&quot;Berg&quot;,&quot;given&quot;:&quot;Howard C.&quot;}],&quot;issued&quot;:{&quot;date-parts&quot;:[[2008,1,29]]},&quot;accessed&quot;:{&quot;date-parts&quot;:[[2012,7,15]]}}}],&quot;schema&quot;:&quot;https://github.com/citation-style-language/schema/raw/master/csl-citation.json&quot;} RNDHlZGipGJ40"/>(Yuan and Berg, 2008)<text:reference-mark-end text:name="ZOTERO_ITEM CSL_CITATION {&quot;citationID&quot;:&quot;1lsh8rimed&quot;,&quot;properties&quot;:{&quot;formattedCitation&quot;:&quot;(Yuan and Berg, 2008)&quot;,&quot;plainCitation&quot;:&quot;(Yuan and Berg, 2008)&quot;},&quot;citationItems&quot;:[{&quot;id&quot;:2087,&quot;uris&quot;:[&quot;http://zotero.org/users/316567/items/6TNIWETM&quot;],&quot;uri&quot;:[&quot;http://zotero.org/users/316567/items/6TNIWETM&quot;],&quot;itemData&quot;:{&quot;id&quot;:2087,&quot;type&quot;:&quot;article-journal&quot;,&quot;title&quot;:&quot;Resurrection of the flagellar rotary motor near zero load&quot;,&quot;container-title&quot;:&quot;Proceedings of the National Academy of Sciences&quot;,&quot;page&quot;:&quot;1182-1185&quot;,&quot;volume&quot;:&quot;105&quot;,&quot;issue&quot;:&quot;4&quot;,&quot;source&quot;:&quot;www.pnas.org&quot;,&quot;abstract&quot;:&quot;Flagellated bacteria, such as Escherichia coli, are propelled by helical flagellar filaments, each driven at its base by a reversible rotary motor, powered by a transmembrane proton flux. Torque is generated by the interaction of stator proteins, MotA and MotB, with a rotor protein FliG. The physiology of the motor has been studied extensively in the regime of relatively high load and low speed, where it appears to operate close to thermodynamic equilibrium. Here, we describe an assay that allows systematic study of the motor near zero load, where proton translocation and movement of mechanical components are rate limiting. Sixty-nanometer-diameter gold spheres were attached to hooks of cells lacking flagellar filaments, and light scattered from a sphere was monitored at the image plane of a microscope through a small pinhole. Paralyzed motors of cells carrying a motA point mutation were resurrected at 23°C by expression of wild-type MotA, and speeds jumped from zero to a maximum value (≈300 Hz) in one step. Thus, near zero load, the speed of the motor is independent of the number of torque-generating units. Evidently, the units act independently (they do not interfere with one another), and there are no intervals during which a second unit can add to the speed generated by the first (the duty ratio is close to 1).\ncolloidal gold molecular motor motility&quot;,&quot;DOI&quot;:&quot;10.1073/pnas.0711539105&quot;,&quot;ISSN&quot;:&quot;0027-8424, 1091-6490&quot;,&quot;journalAbbreviation&quot;:&quot;PNAS&quot;,&quot;language&quot;:&quot;en&quot;,&quot;author&quot;:[{&quot;family&quot;:&quot;Yuan&quot;,&quot;given&quot;:&quot;Junhua&quot;},{&quot;family&quot;:&quot;Berg&quot;,&quot;given&quot;:&quot;Howard C.&quot;}],&quot;issued&quot;:{&quot;date-parts&quot;:[[2008,1,29]]},&quot;accessed&quot;:{&quot;date-parts&quot;:[[2012,7,15]]}}}],&quot;schema&quot;:&quot;https://github.com/citation-style-language/schema/raw/master/csl-citation.json&quot;} RNDHlZGipGJ40"/></text:p>
                      <text:list>
                        <text:list-item>
                          <text:p text:style-name="P47">Pretty interesting: shows that at low load and high speed, motor characteristics are independent of number of stators – i.e., only one stator is working (high duty ratio).</text:p>
                        </text:list-item>
                      </text:list>
                    </text:list-item>
                    <text:list-item>
                      <text:p text:style-name="P47">Interestingly, CW rotation of the E. coli motor shows a linear decrease in torque, as opposed to the biphasic response of CCW rotation.</text:p>
                    </text:list-item>
                    <text:list-item>
                      <text:p text:style-name="P47">“Microscopic Analysis of Bacterial Motility at High Pressure”: looks at interaction between stator and rotor</text:p>
                    </text:list-item>
                  </text:list>
                </text:list-item>
              </text:list>
            </text:list-item>
          </text:list>
        </text:list-item>
      </text:list>
      <text:h text:style-name="Heading_20_2" text:outline-level="4">Diversity in torque generation</text:h>
      <text:p text:style-name="Text_20_body"><text:span text:style-name="T2">Although dedicated comparative studies have yet to be conducted, it is clear that the t</text:span>orque output of flagellar motors, a central function of the C-ring, shows considerable variation. Direct measurement and more indirect estimations of torque and speed <text:span text:style-name="T22">exist for a number of bacteria </text:span><text:reference-mark-start text:name="ZOTERO_ITEM CSL_CITATION {&quot;citationID&quot;:&quot;ruvqs8hij&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EGpOMZnycc"/><text:span text:style-name="T22">(Sowa and Berry, 2008)</text:span><text:reference-mark-end text:name="ZOTERO_ITEM CSL_CITATION {&quot;citationID&quot;:&quot;ruvqs8hij&quot;,&quot;properties&quot;:{&quot;formattedCitation&quot;:&quot;(Sowa and Berry, 2008)&quot;,&quot;plainCitation&quot;:&quot;(Sowa and Berry, 2008)&quot;},&quot;citationItems&quot;:[{&quot;id&quot;:997,&quot;uris&quot;:[&quot;http://zotero.org/users/316567/items/JXVFAXB5&quot;],&quot;uri&quot;:[&quot;http://zotero.org/users/316567/items/JXVFAXB5&quot;],&quot;itemData&quot;:{&quot;id&quot;:997,&quot;type&quot;:&quot;article-journal&quot;,&quot;title&quot;:&quot;Bacterial Flagellar Motor&quot;,&quot;container-title&quot;:&quot;Quarterly Reviews of Biophysics&quot;,&quot;page&quot;:&quot;103-132&quot;,&quot;volume&quot;:&quot;41&quot;,&quot;issue&quot;:&quot;02&quot;,&quot;source&quot;:&quot;Cambridge Journals Online&quot;,&quot;abstract&quot;:&quot;The bacterial flagellar motor is a reversible rotary nano-machine, about 45 nm in diameter, embedded in the bacterial cell envelope. It is powered by the flux of H+ or Na+ ions across the cytoplasmic membrane driven by an electrochemical gradient, the proton-motive force or the sodium-motive force. Each motor rotates a helical filament at several hundreds of revolutions per second (hertz). In many species, the motor switches direction stochastically, with the switching rates controlled by a network of sensory and signalling proteins. The bacterial flagellar motor was confirmed as a rotary motor in the early 1970s, the first direct observation of the function of a single molecular motor. However, because of the large size and complexity of the motor, much remains to be discovered, in particular, the structural details of the torque-generating mechanism. This review outlines what has been learned about the structure and function of the motor using a combination of genetics, single-molecule and biophysical techniques, with a focus on recent results and single-molecule techniques.&quot;,&quot;DOI&quot;:&quot;10.1017/S0033583508004691&quot;,&quot;author&quot;:[{&quot;family&quot;:&quot;Sowa&quot;,&quot;given&quot;:&quot;Yoshiyuki&quot;},{&quot;family&quot;:&quot;Berry&quot;,&quot;given&quot;:&quot;Richard M.&quot;}],&quot;issued&quot;:{&quot;date-parts&quot;:[[2008]]}}}],&quot;schema&quot;:&quot;https://github.com/citation-style-language/schema/raw/master/csl-citation.json&quot;} RNDEGpOMZnycc"/>. T<text:span text:style-name="T23">he </text:span><text:span text:style-name="T10">E. coli </text:span><text:span text:style-name="T23">and </text:span><text:span text:style-name="T10">R. sphaeroides </text:span><text:span text:style-name="T23">motors generate stall torques of approximately 1300 pN nm </text:span><text:reference-mark-start text:name="ZOTERO_ITEM CSL_CITATION {&quot;citationID&quot;:&quot;StQzimLd&quot;,&quot;properties&quot;:{&quot;formattedCitation&quot;:&quot;(Reid et al., 2006; Pilizota et al., 2009)&quot;,&quot;plainCitation&quot;:&quot;(Reid et al., 2006; Pilizota et al., 2009)&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MBmEnFJkai"/><text:span text:style-name="T23">(Reid et al., 2006; Pilizota et al., 2009)</text:span><text:reference-mark-end text:name="ZOTERO_ITEM CSL_CITATION {&quot;citationID&quot;:&quot;StQzimLd&quot;,&quot;properties&quot;:{&quot;formattedCitation&quot;:&quot;(Reid et al., 2006; Pilizota et al., 2009)&quot;,&quot;plainCitation&quot;:&quot;(Reid et al., 2006; Pilizota et al., 2009)&quot;},&quot;citationItems&quot;:[{&quot;id&quot;:2557,&quot;uris&quot;:[&quot;http://zotero.org/users/316567/items/KZNGDKWV&quot;],&quot;uri&quot;:[&quot;http://zotero.org/users/316567/items/KZNGDKWV&quot;],&quot;itemData&quot;:{&quot;id&quot;:2557,&quot;type&quot;:&quot;article-journal&quot;,&quot;title&quot;:&quot;The Maximum Number of Torque-Generating Units in the Flagellar Motor of Escherichia Coli Is at Least 11&quot;,&quot;container-title&quot;:&quot;Proceedings of the National Academy of Sciences&quot;,&quot;page&quot;:&quot;8066-8071&quot;,&quot;volume&quot;:&quot;103&quot;,&quot;issue&quot;:&quot;21&quot;,&quot;source&quot;:&quot;www.pnas.org&quot;,&quot;abstract&quot;:&quot;Torque is generated in the rotary motor at the base of the bacterial flagellum by ion translocating stator units anchored to the peptidoglycan cell wall. Stator units are composed of the proteins MotA and MotB in proton-driven motors, and they are composed of PomA and PomB in sodium-driven motors. Strains of Escherichia coli lacking functional stator proteins produce flagella that do not rotate, and induced expression of the missing proteins leads to restoration of motor rotation in discrete speed increments, a process known as “resurrection.” Early work suggested a maximum of eight units. More recent indications that WT motors may contain more than eight units, based on recovery of disrupted motors, are inconclusive. Here we demonstrate conclusively that the maximum number of units in a motor is at least 11. Using back-focal-plane interferometry of 1-μm polystyrene beads attached to flagella, we observed at least 11 distinct speed increments during resurrection with three different combinations of stator proteins in E. coli. The average torques generated by a single unit and a fully induced motor were lower than previous estimates. Speed increments at high numbers of units are smaller than those at low numbers, indicating that not all units in a fully induced motor are equivalent.\nmolecular motors single molecules MotA PomA resurrection&quot;,&quot;DOI&quot;:&quot;10.1073/pnas.0509932103&quot;,&quot;ISSN&quot;:&quot;0027-8424, 1091-6490&quot;,&quot;journalAbbreviation&quot;:&quot;PNAS&quot;,&quot;language&quot;:&quot;en&quot;,&quot;author&quot;:[{&quot;family&quot;:&quot;Reid&quot;,&quot;given&quot;:&quot;Stuart W&quot;},{&quot;family&quot;:&quot;Leake&quot;,&quot;given&quot;:&quot;Mark C&quot;},{&quot;family&quot;:&quot;Chandler&quot;,&quot;given&quot;:&quot;Jennifer H&quot;},{&quot;family&quot;:&quot;Lo&quot;,&quot;given&quot;:&quot;Chien-Jung&quot;},{&quot;family&quot;:&quot;Armitage&quot;,&quot;given&quot;:&quot;Judith P&quot;},{&quot;family&quot;:&quot;Berry&quot;,&quot;given&quot;:&quot;Richard M&quot;}],&quot;issued&quot;:{&quot;date-parts&quot;:[[2006,5,23]]},&quot;accessed&quot;:{&quot;date-parts&quot;:[[2012,5,30]]}}},{&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MBmEnFJkai"/>. In stark contrast, the torque of the <text:span text:style-name="T10">Caulobacter crescentus</text:span><text:span text:style-name="T23"> motor has been estimated to be 350 pN nm </text:span><text:reference-mark-start text:name="ZOTERO_ITEM CSL_CITATION {&quot;citationID&quot;:&quot;ehcnrrnb&quot;,&quot;properties&quot;:{&quot;formattedCitation&quot;:&quot;(Li and Tang, 2006)&quot;,&quot;plainCitation&quot;:&quot;(Li and Tang, 2006)&quot;},&quot;citationItems&quot;:[{&quot;id&quot;:2848,&quot;uris&quot;:[&quot;http://zotero.org/users/316567/items/VATW8WQN&quot;],&quot;uri&quot;:[&quot;http://zotero.org/users/316567/items/VATW8WQN&quot;],&quot;itemData&quot;:{&quot;id&quot;:2848,&quot;type&quot;:&quot;article-journal&quot;,&quot;title&quot;:&quot;Low Flagellar Motor Torque and High Swimming Efficiency of Caulobacter crescentus Swarmer Cells&quot;,&quot;container-title&quot;:&quot;Biophysical Journal&quot;,&quot;page&quot;:&quot;2726-2734&quot;,&quot;volume&quot;:&quot;91&quot;,&quot;issue&quot;:&quot;7&quot;,&quot;source&quot;:&quot;PubMed Central&quot;,&quot;abstract&quot;:&quot;We determined the torque of the flagellar motor of Caulobacter crescentus for different motor rotation rates by measuring the rotation rate and swimming speed of the cell body and found it to be remarkably different from that of other bacteria, such as Escherichia coli and Vibrio alginolyticus. The average stall torque of the Caulobacter flagellar motor was ∼350 pN nm, much smaller than the values of the other bacteria measured. Furthermore, the torque of the motor remained constant in the range of rotation rates up to those of freely swimming cells. In contrast, the torque of a freely swimming cell for V. alginolyticus is typically ∼20% of the stall torque. We derive from these results that the C. crescentus swarmer cells swim more efficiently than both E. coli and V. alginolyticus. Our findings suggest that C. crescentus is optimally adapted to low nutrient aquatic environments.&quot;,&quot;DOI&quot;:&quot;10.1529/biophysj.106.080697&quot;,&quot;ISSN&quot;:&quot;0006-3495&quot;,&quot;note&quot;:&quot;PMID: 16844761\nPMCID: PMC1562384&quot;,&quot;journalAbbreviation&quot;:&quot;Biophys J&quot;,&quot;author&quot;:[{&quot;family&quot;:&quot;Li&quot;,&quot;given&quot;:&quot;Guanglai&quot;},{&quot;family&quot;:&quot;Tang&quot;,&quot;given&quot;:&quot;Jay X.&quot;}],&quot;issued&quot;:{&quot;date-parts&quot;:[[2006,10,1]]}}}],&quot;schema&quot;:&quot;https://github.com/citation-style-language/schema/raw/master/csl-citation.json&quot;} RND7E3Zpdcvzg"/><text:span text:style-name="T23">(Li and Tang, 2006)</text:span><text:reference-mark-end text:name="ZOTERO_ITEM CSL_CITATION {&quot;citationID&quot;:&quot;ehcnrrnb&quot;,&quot;properties&quot;:{&quot;formattedCitation&quot;:&quot;(Li and Tang, 2006)&quot;,&quot;plainCitation&quot;:&quot;(Li and Tang, 2006)&quot;},&quot;citationItems&quot;:[{&quot;id&quot;:2848,&quot;uris&quot;:[&quot;http://zotero.org/users/316567/items/VATW8WQN&quot;],&quot;uri&quot;:[&quot;http://zotero.org/users/316567/items/VATW8WQN&quot;],&quot;itemData&quot;:{&quot;id&quot;:2848,&quot;type&quot;:&quot;article-journal&quot;,&quot;title&quot;:&quot;Low Flagellar Motor Torque and High Swimming Efficiency of Caulobacter crescentus Swarmer Cells&quot;,&quot;container-title&quot;:&quot;Biophysical Journal&quot;,&quot;page&quot;:&quot;2726-2734&quot;,&quot;volume&quot;:&quot;91&quot;,&quot;issue&quot;:&quot;7&quot;,&quot;source&quot;:&quot;PubMed Central&quot;,&quot;abstract&quot;:&quot;We determined the torque of the flagellar motor of Caulobacter crescentus for different motor rotation rates by measuring the rotation rate and swimming speed of the cell body and found it to be remarkably different from that of other bacteria, such as Escherichia coli and Vibrio alginolyticus. The average stall torque of the Caulobacter flagellar motor was ∼350 pN nm, much smaller than the values of the other bacteria measured. Furthermore, the torque of the motor remained constant in the range of rotation rates up to those of freely swimming cells. In contrast, the torque of a freely swimming cell for V. alginolyticus is typically ∼20% of the stall torque. We derive from these results that the C. crescentus swarmer cells swim more efficiently than both E. coli and V. alginolyticus. Our findings suggest that C. crescentus is optimally adapted to low nutrient aquatic environments.&quot;,&quot;DOI&quot;:&quot;10.1529/biophysj.106.080697&quot;,&quot;ISSN&quot;:&quot;0006-3495&quot;,&quot;note&quot;:&quot;PMID: 16844761\nPMCID: PMC1562384&quot;,&quot;journalAbbreviation&quot;:&quot;Biophys J&quot;,&quot;author&quot;:[{&quot;family&quot;:&quot;Li&quot;,&quot;given&quot;:&quot;Guanglai&quot;},{&quot;family&quot;:&quot;Tang&quot;,&quot;given&quot;:&quot;Jay X.&quot;}],&quot;issued&quot;:{&quot;date-parts&quot;:[[2006,10,1]]}}}],&quot;schema&quot;:&quot;https://github.com/citation-style-language/schema/raw/master/csl-citation.json&quot;} RND7E3Zpdcvzg"/>, rationalized as an efficiency adaptation to the limited nutrient availability in the also low viscosity freshwater environment that <text:span text:style-name="T9">C. crescentus</text:span><text:span text:style-name="T22"> inhabits. </text:span><text:span text:style-name="T10">Streptococcus </text:span><text:span text:style-name="T23">cells, meanwhile, have been reported to produce a high-load torque of ~2700 pN nm although the variation of torque with speed did not display the same characteristic plateau of torque to a distinct 'knee' speed. One possibly explanation for this is that the high-load torque was an overestimate. High-load torque for a representative </text:span><text:span text:style-name="T10">Vibrio</text:span><text:span text:style-name="T23"> species, </text:span><text:span text:style-name="T10">V. alginolyticus, </text:span><text:span text:style-name="T23">varies proportionally with the logarithm of external sodium concentration <text:s/></text:span><text:reference-mark-start text:name="ZOTERO_ITEM CSL_CITATION {&quot;citationID&quot;:&quot;18i6ejnucm&quot;,&quot;properties&quot;:{&quot;formattedCitation&quot;:&quot;(Sowa et al., 2003)&quot;,&quot;plainCitation&quot;:&quot;(Sowa et al., 2003)&quot;},&quot;citationItems&quot;:[{&quot;id&quot;:1407,&quot;uris&quot;:[&quot;http://zotero.org/users/316567/items/32PXCG6J&quot;],&quot;uri&quot;:[&quot;http://zotero.org/users/316567/items/32PXCG6J&quot;],&quot;itemData&quot;:{&quot;id&quot;:1407,&quot;type&quot;:&quot;article-journal&quot;,&quot;title&quot;:&quot;Torque–speed Relationship of the Na+-driven Flagellar Motor of Vibrio alginolyticus&quot;,&quot;container-title&quot;:&quot;Journal of Molecular Biology&quot;,&quot;page&quot;:&quot;1043-1051&quot;,&quot;volume&quot;:&quot;327&quot;,&quot;issue&quot;:&quot;5&quot;,&quot;source&quot;:&quot;ScienceDirect&quot;,&quot;abstract&quot;:&quot;The torque–speed relationship of the Na+-driven flagellar motor of Vibrio alginolyticus was investigated. The rotation rate of the motor was measured by following the position of a bead, attached to a flagellar filament, using optical nanometry. In the presence of 50&amp;#xa0;mM NaCl, the generated torque was relatively constant (∼3800&amp;#xa0;pN&amp;#xa0;nm) at lower speeds (speeds up to ∼300&amp;#xa0;Hz) and then decreased steeply, similar to the H+-driven flagellar motor of Escherichia coli. When the external NaCl concentration was varied, the generated torque of the flagellar motor was changed over a wide range of speeds. This result could be reproduced using a simple kinetic model, which takes into consideration the association and dissociation of Na+ onto the motor. These results imply that for a complete understanding of the mechanism of flagellar rotation it is essential to consider both the electrochemical gradient and the absolute concentration of the coupling ion.&quot;,&quot;DOI&quot;:&quot;10.1016/S0022-2836(03)00176-1&quot;,&quot;ISSN&quot;:&quot;0022-2836&quot;,&quot;author&quot;:[{&quot;family&quot;:&quot;Sowa&quot;,&quot;given&quot;:&quot;Yoshiyuki&quot;},{&quot;family&quot;:&quot;Hotta&quot;,&quot;given&quot;:&quot;Hiroyuki&quot;},{&quot;family&quot;:&quot;Homma&quot;,&quot;given&quot;:&quot;Michio&quot;},{&quot;family&quot;:&quot;Ishijima&quot;,&quot;given&quot;:&quot;Akihiko&quot;}],&quot;issued&quot;:{&quot;date-parts&quot;:[[&quot;2003&quot;,4,11]]},&quot;accessed&quot;:{&quot;date-parts&quot;:[[2012,5,29]]}}}],&quot;schema&quot;:&quot;https://github.com/citation-style-language/schema/raw/master/csl-citation.json&quot;} RNDGzzVztu1UO"/><text:span text:style-name="T23">(Sowa et al., 2003)</text:span><text:reference-mark-end text:name="ZOTERO_ITEM CSL_CITATION {&quot;citationID&quot;:&quot;18i6ejnucm&quot;,&quot;properties&quot;:{&quot;formattedCitation&quot;:&quot;(Sowa et al., 2003)&quot;,&quot;plainCitation&quot;:&quot;(Sowa et al., 2003)&quot;},&quot;citationItems&quot;:[{&quot;id&quot;:1407,&quot;uris&quot;:[&quot;http://zotero.org/users/316567/items/32PXCG6J&quot;],&quot;uri&quot;:[&quot;http://zotero.org/users/316567/items/32PXCG6J&quot;],&quot;itemData&quot;:{&quot;id&quot;:1407,&quot;type&quot;:&quot;article-journal&quot;,&quot;title&quot;:&quot;Torque–speed Relationship of the Na+-driven Flagellar Motor of Vibrio alginolyticus&quot;,&quot;container-title&quot;:&quot;Journal of Molecular Biology&quot;,&quot;page&quot;:&quot;1043-1051&quot;,&quot;volume&quot;:&quot;327&quot;,&quot;issue&quot;:&quot;5&quot;,&quot;source&quot;:&quot;ScienceDirect&quot;,&quot;abstract&quot;:&quot;The torque–speed relationship of the Na+-driven flagellar motor of Vibrio alginolyticus was investigated. The rotation rate of the motor was measured by following the position of a bead, attached to a flagellar filament, using optical nanometry. In the presence of 50&amp;#xa0;mM NaCl, the generated torque was relatively constant (∼3800&amp;#xa0;pN&amp;#xa0;nm) at lower speeds (speeds up to ∼300&amp;#xa0;Hz) and then decreased steeply, similar to the H+-driven flagellar motor of Escherichia coli. When the external NaCl concentration was varied, the generated torque of the flagellar motor was changed over a wide range of speeds. This result could be reproduced using a simple kinetic model, which takes into consideration the association and dissociation of Na+ onto the motor. These results imply that for a complete understanding of the mechanism of flagellar rotation it is essential to consider both the electrochemical gradient and the absolute concentration of the coupling ion.&quot;,&quot;DOI&quot;:&quot;10.1016/S0022-2836(03)00176-1&quot;,&quot;ISSN&quot;:&quot;0022-2836&quot;,&quot;author&quot;:[{&quot;family&quot;:&quot;Sowa&quot;,&quot;given&quot;:&quot;Yoshiyuki&quot;},{&quot;family&quot;:&quot;Hotta&quot;,&quot;given&quot;:&quot;Hiroyuki&quot;},{&quot;family&quot;:&quot;Homma&quot;,&quot;given&quot;:&quot;Michio&quot;},{&quot;family&quot;:&quot;Ishijima&quot;,&quot;given&quot;:&quot;Akihiko&quot;}],&quot;issued&quot;:{&quot;date-parts&quot;:[[&quot;2003&quot;,4,11]]},&quot;accessed&quot;:{&quot;date-parts&quot;:[[2012,5,29]]}}}],&quot;schema&quot;:&quot;https://github.com/citation-style-language/schema/raw/master/csl-citation.json&quot;} RNDGzzVztu1UO"/><text:span text:style-name="T23">, with torques between 2100 pN nm and 3800 pN nm for sodium chloride concentrations between 3 mM and 50 mM. This is in contrast to proton-driven motors whose output is not affected by change in external pH </text:span><text:reference-mark-start text:name="ZOTERO_ITEM CSL_CITATION {&quot;citationID&quot;:&quot;1f1kablgln&quot;,&quot;properties&quot;:{&quot;formattedCitation&quot;:&quot;(Chen and Berg, 2000a)&quot;,&quot;plainCitation&quot;:&quot;(Chen and Berg, 2000a)&quot;},&quot;citationItems&quot;:[{&quot;id&quot;:2425,&quot;uris&quot;:[&quot;http://zotero.org/users/316567/items/GSGUD2XM&quot;],&quot;uri&quot;:[&quot;http://zotero.org/users/316567/items/GSGUD2XM&quot;],&quot;itemData&quot;:{&quot;id&quot;:2425,&quot;type&quot;:&quot;article-journal&quot;,&quot;title&quot;:&quot;Solvent-Isotope and pH Effects on Flagellar Rotation in Escherichia coli&quot;,&quot;container-title&quot;:&quot;Biophysical Journal&quot;,&quot;page&quot;:&quot;2280-2284&quot;,&quot;volume&quot;:&quot;78&quot;,&quot;issue&quot;:&quot;5&quot;,&quot;source&quot;:&quot;www.cell.com&quot;,&quot;DOI&quot;:&quot;10.1016/S0006-3495(00)76774-9&quot;,&quot;ISSN&quot;:&quot;0006-3495&quot;,&quot;author&quot;:[{&quot;family&quot;:&quot;Chen&quot;,&quot;given&quot;:&quot;Xiaobing&quot;},{&quot;family&quot;:&quot;Berg&quot;,&quot;given&quot;:&quot;Howard C.&quot;}],&quot;issued&quot;:{&quot;date-parts&quot;:[[&quot;2000&quot;,5,1]]},&quot;accessed&quot;:{&quot;date-parts&quot;:[[2012,10,10]]}}}],&quot;schema&quot;:&quot;https://github.com/citation-style-language/schema/raw/master/csl-citation.json&quot;} RND1onTRlDlx8"/><text:span text:style-name="T23">(Chen and Berg, 2000a)</text:span><text:reference-mark-end text:name="ZOTERO_ITEM CSL_CITATION {&quot;citationID&quot;:&quot;1f1kablgln&quot;,&quot;properties&quot;:{&quot;formattedCitation&quot;:&quot;(Chen and Berg, 2000a)&quot;,&quot;plainCitation&quot;:&quot;(Chen and Berg, 2000a)&quot;},&quot;citationItems&quot;:[{&quot;id&quot;:2425,&quot;uris&quot;:[&quot;http://zotero.org/users/316567/items/GSGUD2XM&quot;],&quot;uri&quot;:[&quot;http://zotero.org/users/316567/items/GSGUD2XM&quot;],&quot;itemData&quot;:{&quot;id&quot;:2425,&quot;type&quot;:&quot;article-journal&quot;,&quot;title&quot;:&quot;Solvent-Isotope and pH Effects on Flagellar Rotation in Escherichia coli&quot;,&quot;container-title&quot;:&quot;Biophysical Journal&quot;,&quot;page&quot;:&quot;2280-2284&quot;,&quot;volume&quot;:&quot;78&quot;,&quot;issue&quot;:&quot;5&quot;,&quot;source&quot;:&quot;www.cell.com&quot;,&quot;DOI&quot;:&quot;10.1016/S0006-3495(00)76774-9&quot;,&quot;ISSN&quot;:&quot;0006-3495&quot;,&quot;author&quot;:[{&quot;family&quot;:&quot;Chen&quot;,&quot;given&quot;:&quot;Xiaobing&quot;},{&quot;family&quot;:&quot;Berg&quot;,&quot;given&quot;:&quot;Howard C.&quot;}],&quot;issued&quot;:{&quot;date-parts&quot;:[[&quot;2000&quot;,5,1]]},&quot;accessed&quot;:{&quot;date-parts&quot;:[[2012,10,10]]}}}],&quot;schema&quot;:&quot;https://github.com/citation-style-language/schema/raw/master/csl-citation.json&quot;} RND1onTRlDlx8"/>. This is <text:span text:style-name="T23">likely due to balancing the electrical and chemical contributions the proton motive force to maintain a constant potential, whereas the chemical contribution of sodium to the sodium motive force varies while the electrical contribution is independent</text:span>. While <text:span text:style-name="T22">the </text:span><text:span text:style-name="T9">E. coli </text:span><text:span text:style-name="T22">motor spins at 300 Hz, the </text:span><text:span text:style-name="T9">Vibrio</text:span><text:span text:style-name="T22"> motor spins at up to 1700 Hz </text:span><text:reference-mark-start text:name="ZOTERO_ITEM CSL_CITATION {&quot;citationID&quot;:&quot;1ha09be3p9&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HRAUoR7EXL"/><text:span text:style-name="T22">(Li et al., 2011)</text:span><text:reference-mark-end text:name="ZOTERO_ITEM CSL_CITATION {&quot;citationID&quot;:&quot;1ha09be3p9&quot;,&quot;properties&quot;:{&quot;formattedCitation&quot;:&quot;(Li et al., 2011)&quot;,&quot;plainCitation&quot;:&quot;(Li et al., 2011)&quot;},&quot;citationItems&quot;:[{&quot;id&quot;:814,&quot;uris&quot;:[&quot;http://zotero.org/users/316567/items/TZEQXTPE&quot;],&quot;uri&quot;:[&quot;http://zotero.org/users/316567/items/TZEQXTPE&quot;],&quot;itemData&quot;:{&quot;id&quot;:814,&quot;type&quot;:&quot;article-journal&quot;,&quot;title&quot;:&quot;Sodium-driven motor of the polar flagellum in marine bacteria Vibrio&quot;,&quot;container-title&quot;:&quot;Genes to Cells: Devoted to Molecular &amp; Cellular Mechanisms&quot;,&quot;source&quot;:&quot;NCBI PubMed&quot;,&quot;abstract&quot;:&quot;The Na(+) -driven bacterial flagellar motor is a molecular machine powered by an electrochemical potential gradient of sodium ions across the cytoplasmic membrane. The marine bacterium Vibrio alginolyticus has a single polar flagellum that enables it to swim in liquid. The flagellar motor contains a basal body and a stator complexes, which are composed of several proteins. PomA, PomB, MotX, and MotY are thought to be essential components of the stator that are required to generate the torque of the rotation. Several mutations have been investigated to understand the characteristics and function of the ion channel in the stator and the mechanism of its assembly around the rotor to complete the motor. In this review, we summarize recent results of the Na(+) -driven motor in the polar flagellum of Vibrio.&quot;,&quot;URL&quot;:&quot;http://www.ncbi.nlm.nih.gov/pubmed/21895888&quot;,&quot;DOI&quot;:&quot;10.1111/j.1365-2443.2011.01545.x&quot;,&quot;ISSN&quot;:&quot;1365-2443&quot;,&quot;note&quot;:&quot;PMID: 21895888&quot;,&quot;journalAbbreviation&quot;:&quot;Genes Cells&quot;,&quot;author&quot;:[{&quot;family&quot;:&quot;Li&quot;,&quot;given&quot;:&quot;Na&quot;},{&quot;family&quot;:&quot;Kojima&quot;,&quot;given&quot;:&quot;Seiji&quot;},{&quot;family&quot;:&quot;Homma&quot;,&quot;given&quot;:&quot;Michio&quot;}],&quot;issued&quot;:{&quot;date-parts&quot;:[[&quot;2011&quot;,9,5]]},&quot;accessed&quot;:{&quot;date-parts&quot;:[[2011,9,9]]}}}],&quot;schema&quot;:&quot;https://github.com/citation-style-language/schema/raw/master/csl-citation.json&quot;} RNDHRAUoR7EXL"/>.</text:p>
      <text:p text:style-name="Standard">A number of studies are indirectly suggestive of further diversity in motor torque output across the bacteria. Although it is difficult to deconvolute the effects of cells shape <text:reference-mark-start text:name="ZOTERO_ITEM CSL_CITATION {&quot;citationID&quot;:&quot;2jjkmk07v9&quot;,&quot;properties&quot;:{&quot;formattedCitation&quot;:&quot;(Young, 2006)&quot;,&quot;plainCitation&quot;:&quot;(Young, 2006)&quot;},&quot;citationItems&quot;:[{&quot;id&quot;:1824,&quot;uris&quot;:[&quot;http://zotero.org/users/316567/items/CGC5QVTD&quot;],&quot;uri&quot;:[&quot;http://zotero.org/users/316567/items/CGC5QVTD&quot;],&quot;itemData&quot;:{&quot;id&quot;:1824,&quot;type&quot;:&quot;article-journal&quot;,&quot;title&quot;:&quot;The selective value of bacterial shape&quot;,&quot;container-title&quot;:&quot;Microbiol. Mol. Biol. Rev.&quot;,&quot;page&quot;:&quot;660-703&quot;,&quot;volume&quot;:&quot;70&quot;,&quot;author&quot;:[{&quot;family&quot;:&quot;Young&quot;,&quot;given&quot;:&quot;KD&quot;}],&quot;issued&quot;:{&quot;date-parts&quot;:[[2006]]}}}],&quot;schema&quot;:&quot;https://github.com/citation-style-language/schema/raw/master/csl-citation.json&quot;} RND1IQmj4G0II"/>(Young, 2006)<text:reference-mark-end text:name="ZOTERO_ITEM CSL_CITATION {&quot;citationID&quot;:&quot;2jjkmk07v9&quot;,&quot;properties&quot;:{&quot;formattedCitation&quot;:&quot;(Young, 2006)&quot;,&quot;plainCitation&quot;:&quot;(Young, 2006)&quot;},&quot;citationItems&quot;:[{&quot;id&quot;:1824,&quot;uris&quot;:[&quot;http://zotero.org/users/316567/items/CGC5QVTD&quot;],&quot;uri&quot;:[&quot;http://zotero.org/users/316567/items/CGC5QVTD&quot;],&quot;itemData&quot;:{&quot;id&quot;:1824,&quot;type&quot;:&quot;article-journal&quot;,&quot;title&quot;:&quot;The selective value of bacterial shape&quot;,&quot;container-title&quot;:&quot;Microbiol. Mol. Biol. Rev.&quot;,&quot;page&quot;:&quot;660-703&quot;,&quot;volume&quot;:&quot;70&quot;,&quot;author&quot;:[{&quot;family&quot;:&quot;Young&quot;,&quot;given&quot;:&quot;KD&quot;}],&quot;issued&quot;:{&quot;date-parts&quot;:[[2006]]}}}],&quot;schema&quot;:&quot;https://github.com/citation-style-language/schema/raw/master/csl-citation.json&quot;} RND1IQmj4G0II"/> from the contributions of motor torque on ultimate swimming efficacy, it is known that cell shape alone cannot explain superior swimming behavior in certain environments <text:reference-mark-start text:name="ZOTERO_ITEM CSL_CITATION {&quot;citationID&quot;:&quot;4SNbF1SZ&quot;,&quot;properties&quot;:{&quot;formattedCitation&quot;:&quot;(Greenberg and Canale-Parola, 1977a; Sycuro et al., 2010)&quot;,&quot;plainCitation&quot;:&quot;(Greenberg and Canale-Parola, 1977a; Sycuro et al., 2010)&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id&quot;:1599,&quot;uris&quot;:[&quot;http://zotero.org/users/316567/items/M85HQH4R&quot;],&quot;uri&quot;:[&quot;http://zotero.org/users/316567/items/M85HQH4R&quot;],&quot;itemData&quot;:{&quot;id&quot;:1599,&quot;type&quot;:&quot;article-journal&quot;,&quot;title&quot;:&quot;Peptidoglycan crosslinking relaxation promotes Helicobacter pylori's helical shape and stomach colonization.&quot;,&quot;container-title&quot;:&quot;Cell&quot;,&quot;page&quot;:&quot;822-833&quot;,&quot;volume&quot;:&quot;141&quot;,&quot;issue&quot;:&quot;5&quot;,&quot;abstract&quot;:&quot;The mechanisms by which bacterial cells generate helical cell shape and its functional role are poorly understood. Helical shape of the human pathogen Helicobacter pylori may facilitate penetration of the thick gastric mucus where it replicates. We identified four genes required for helical shape: three LytM peptidoglycan endopeptidase homologs (csd1-3) and a ccmA homolog. Surrounding the cytoplasmic membrane of most bacteria, the peptidoglycan (murein) sacculus is a meshwork of glycan strands joined by peptide crosslinks. Intact cells and isolated sacculi from mutants lacking any single csd gene or ccmA formed curved rods and showed increased peptidoglycan crosslinking. Quantitative morphological analyses of multiple-gene deletion mutants revealed each protein uniquely contributes to a shape-generating pathway. This pathway is required for robust colonization of the stomach in spite of normal directional motility. Our findings suggest that the coordinated action of multiple proteins relaxes peptidoglycan crosslinking, enabling helical cell curvature and twist.&quot;,&quot;ISSN&quot;:&quot;1097-4172&quot;,&quot;note&quot;:&quot;PMID: 20510929&quot;,&quot;author&quot;:[{&quot;family&quot;:&quot;Sycuro&quot;,&quot;given&quot;:&quot;Laura&quot;},{&quot;family&quot;:&quot;Pincus&quot;,&quot;given&quot;:&quot;Zachary&quot;},{&quot;family&quot;:&quot;Gutierrez&quot;,&quot;given&quot;:&quot;Kimberley&quot;},{&quot;family&quot;:&quot;Biboy&quot;,&quot;given&quot;:&quot;Jacob&quot;},{&quot;family&quot;:&quot;Stern&quot;,&quot;given&quot;:&quot;Chelsea&quot;},{&quot;family&quot;:&quot;Vollmer&quot;,&quot;given&quot;:&quot;Waldemar&quot;},{&quot;family&quot;:&quot;Salama&quot;,&quot;given&quot;:&quot;Nina&quot;}],&quot;issued&quot;:{&quot;date-parts&quot;:[[&quot;2010&quot;,5,28]]}}}],&quot;schema&quot;:&quot;https://github.com/citation-style-language/schema/raw/master/csl-citation.json&quot;} RNDhjGzJyhBIY"/>(Greenberg and Canale-Parola, 1977a; Sycuro et al., 2010)<text:reference-mark-end text:name="ZOTERO_ITEM CSL_CITATION {&quot;citationID&quot;:&quot;4SNbF1SZ&quot;,&quot;properties&quot;:{&quot;formattedCitation&quot;:&quot;(Greenberg and Canale-Parola, 1977a; Sycuro et al., 2010)&quot;,&quot;plainCitation&quot;:&quot;(Greenberg and Canale-Parola, 1977a; Sycuro et al., 2010)&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id&quot;:1599,&quot;uris&quot;:[&quot;http://zotero.org/users/316567/items/M85HQH4R&quot;],&quot;uri&quot;:[&quot;http://zotero.org/users/316567/items/M85HQH4R&quot;],&quot;itemData&quot;:{&quot;id&quot;:1599,&quot;type&quot;:&quot;article-journal&quot;,&quot;title&quot;:&quot;Peptidoglycan crosslinking relaxation promotes Helicobacter pylori's helical shape and stomach colonization.&quot;,&quot;container-title&quot;:&quot;Cell&quot;,&quot;page&quot;:&quot;822-833&quot;,&quot;volume&quot;:&quot;141&quot;,&quot;issue&quot;:&quot;5&quot;,&quot;abstract&quot;:&quot;The mechanisms by which bacterial cells generate helical cell shape and its functional role are poorly understood. Helical shape of the human pathogen Helicobacter pylori may facilitate penetration of the thick gastric mucus where it replicates. We identified four genes required for helical shape: three LytM peptidoglycan endopeptidase homologs (csd1-3) and a ccmA homolog. Surrounding the cytoplasmic membrane of most bacteria, the peptidoglycan (murein) sacculus is a meshwork of glycan strands joined by peptide crosslinks. Intact cells and isolated sacculi from mutants lacking any single csd gene or ccmA formed curved rods and showed increased peptidoglycan crosslinking. Quantitative morphological analyses of multiple-gene deletion mutants revealed each protein uniquely contributes to a shape-generating pathway. This pathway is required for robust colonization of the stomach in spite of normal directional motility. Our findings suggest that the coordinated action of multiple proteins relaxes peptidoglycan crosslinking, enabling helical cell curvature and twist.&quot;,&quot;ISSN&quot;:&quot;1097-4172&quot;,&quot;note&quot;:&quot;PMID: 20510929&quot;,&quot;author&quot;:[{&quot;family&quot;:&quot;Sycuro&quot;,&quot;given&quot;:&quot;Laura&quot;},{&quot;family&quot;:&quot;Pincus&quot;,&quot;given&quot;:&quot;Zachary&quot;},{&quot;family&quot;:&quot;Gutierrez&quot;,&quot;given&quot;:&quot;Kimberley&quot;},{&quot;family&quot;:&quot;Biboy&quot;,&quot;given&quot;:&quot;Jacob&quot;},{&quot;family&quot;:&quot;Stern&quot;,&quot;given&quot;:&quot;Chelsea&quot;},{&quot;family&quot;:&quot;Vollmer&quot;,&quot;given&quot;:&quot;Waldemar&quot;},{&quot;family&quot;:&quot;Salama&quot;,&quot;given&quot;:&quot;Nina&quot;}],&quot;issued&quot;:{&quot;date-parts&quot;:[[&quot;2010&quot;,5,28]]}}}],&quot;schema&quot;:&quot;https://github.com/citation-style-language/schema/raw/master/csl-citation.json&quot;} RNDhjGzJyhBIY"/>, suggesting that differences in the motor alone contribute to superior swimming performance. <text:s/><text:span text:style-name="T14">Helicobacter pylori</text:span><text:span text:style-name="T1"> </text:span><text:reference-mark-start text:name="ZOTERO_ITEM CSL_CITATION {&quot;citationID&quot;:&quot;ufc1cs1mu&quot;,&quot;properties&quot;:{&quot;formattedCitation&quot;:&quot;(Celli et al., 2009)&quot;,&quot;plainCitation&quot;:&quot;(Celli et al., 2009)&quot;},&quot;citationItems&quot;:[{&quot;id&quot;:2858,&quot;uris&quot;:[&quot;http://zotero.org/users/316567/items/VJHJG3J7&quot;],&quot;uri&quot;:[&quot;http://zotero.org/users/316567/items/VJHJG3J7&quot;],&quot;itemData&quot;:{&quot;id&quot;:2858,&quot;type&quot;:&quot;article-journal&quot;,&quot;title&quot;:&quot;Helicobacter pylori moves through mucus by reducing mucin viscoelasticity&quot;,&quot;container-title&quot;:&quot;Proceedings of the National Academy of Sciences of the United States of America&quot;,&quot;page&quot;:&quot;14321-14326&quot;,&quot;volume&quot;:&quot;106&quot;,&quot;issue&quot;:&quot;34&quot;,&quot;source&quot;:&quot;NCBI PubMed&quot;,&quot;abstract&quot;:&quot;The ulcer-causing gastric pathogen Helicobacter pylori is the only bacterium known to colonize the harsh acidic environment of the human stomach. H. pylori survives in acidic conditions by producing urease, which catalyzes hydrolysis of urea to yield ammonia thus elevating the pH of its environment. However, the manner in which H. pylori is able to swim through the viscoelastic mucus gel that coats the stomach wall remains poorly understood. Previous rheology studies on gastric mucin, the key viscoelastic component of gastric mucus, indicate that the rheology of this material is pH dependent, transitioning from a viscous solution at neutral pH to a gel in acidic conditions. Bulk rheology measurements on porcine gastric mucin (PGM) show that pH elevation by H. pylori induces a dramatic decrease in viscoelastic moduli. Microscopy studies of the motility of H. pylori in gastric mucin at acidic and neutral pH in the absence of urea show that the bacteria swim freely at high pH, and are strongly constrained at low pH. By using two-photon fluorescence microscopy to image the bacterial motility in an initially low pH mucin gel with urea present we show that the gain of translational motility by bacteria is directly correlated with a rise in pH indicated by 2',7'-Bis-(2-Carboxyethyl)-5-(and-6)-carboxyfluorescein (BCECF), a pH sensitive fluorescent dye. This study indicates that the helicoidal-shaped H. pylori does not bore its way through the mucus gel like a screw through a cork as has previously been suggested, but instead achieves motility by altering the rheological properties of its environment.&quot;,&quot;DOI&quot;:&quot;10.1073/pnas.0903438106&quot;,&quot;ISSN&quot;:&quot;1091-6490&quot;,&quot;note&quot;:&quot;PMID: 19706518&quot;,&quot;journalAbbreviation&quot;:&quot;Proc. Natl. Acad. Sci. U.S.A.&quot;,&quot;author&quot;:[{&quot;family&quot;:&quot;Celli&quot;,&quot;given&quot;:&quot;Jonathan P&quot;},{&quot;family&quot;:&quot;Turner&quot;,&quot;given&quot;:&quot;Bradley S&quot;},{&quot;family&quot;:&quot;Afdhal&quot;,&quot;given&quot;:&quot;Nezam H&quot;},{&quot;family&quot;:&quot;Keates&quot;,&quot;given&quot;:&quot;Sarah&quot;},{&quot;family&quot;:&quot;Ghiran&quot;,&quot;given&quot;:&quot;Ionita&quot;},{&quot;family&quot;:&quot;Kelly&quot;,&quot;given&quot;:&quot;Ciaran P&quot;},{&quot;family&quot;:&quot;Ewoldt&quot;,&quot;given&quot;:&quot;Randy H&quot;},{&quot;family&quot;:&quot;McKinley&quot;,&quot;given&quot;:&quot;Gareth H&quot;},{&quot;family&quot;:&quot;So&quot;,&quot;given&quot;:&quot;Peter&quot;},{&quot;family&quot;:&quot;Erramilli&quot;,&quot;given&quot;:&quot;Shyamsunder&quot;},{&quot;family&quot;:&quot;Bansil&quot;,&quot;given&quot;:&quot;Rama&quot;}],&quot;issued&quot;:{&quot;date-parts&quot;:[[&quot;2009&quot;,8,25]]},&quot;accessed&quot;:{&quot;date-parts&quot;:[[2012,7,4]]}}}],&quot;schema&quot;:&quot;https://github.com/citation-style-language/schema/raw/master/csl-citation.json&quot;} RND8kTthTvBHQ"/><text:span text:style-name="T1">(Celli et al., 2009)</text:span><text:reference-mark-end text:name="ZOTERO_ITEM CSL_CITATION {&quot;citationID&quot;:&quot;ufc1cs1mu&quot;,&quot;properties&quot;:{&quot;formattedCitation&quot;:&quot;(Celli et al., 2009)&quot;,&quot;plainCitation&quot;:&quot;(Celli et al., 2009)&quot;},&quot;citationItems&quot;:[{&quot;id&quot;:2858,&quot;uris&quot;:[&quot;http://zotero.org/users/316567/items/VJHJG3J7&quot;],&quot;uri&quot;:[&quot;http://zotero.org/users/316567/items/VJHJG3J7&quot;],&quot;itemData&quot;:{&quot;id&quot;:2858,&quot;type&quot;:&quot;article-journal&quot;,&quot;title&quot;:&quot;Helicobacter pylori moves through mucus by reducing mucin viscoelasticity&quot;,&quot;container-title&quot;:&quot;Proceedings of the National Academy of Sciences of the United States of America&quot;,&quot;page&quot;:&quot;14321-14326&quot;,&quot;volume&quot;:&quot;106&quot;,&quot;issue&quot;:&quot;34&quot;,&quot;source&quot;:&quot;NCBI PubMed&quot;,&quot;abstract&quot;:&quot;The ulcer-causing gastric pathogen Helicobacter pylori is the only bacterium known to colonize the harsh acidic environment of the human stomach. H. pylori survives in acidic conditions by producing urease, which catalyzes hydrolysis of urea to yield ammonia thus elevating the pH of its environment. However, the manner in which H. pylori is able to swim through the viscoelastic mucus gel that coats the stomach wall remains poorly understood. Previous rheology studies on gastric mucin, the key viscoelastic component of gastric mucus, indicate that the rheology of this material is pH dependent, transitioning from a viscous solution at neutral pH to a gel in acidic conditions. Bulk rheology measurements on porcine gastric mucin (PGM) show that pH elevation by H. pylori induces a dramatic decrease in viscoelastic moduli. Microscopy studies of the motility of H. pylori in gastric mucin at acidic and neutral pH in the absence of urea show that the bacteria swim freely at high pH, and are strongly constrained at low pH. By using two-photon fluorescence microscopy to image the bacterial motility in an initially low pH mucin gel with urea present we show that the gain of translational motility by bacteria is directly correlated with a rise in pH indicated by 2',7'-Bis-(2-Carboxyethyl)-5-(and-6)-carboxyfluorescein (BCECF), a pH sensitive fluorescent dye. This study indicates that the helicoidal-shaped H. pylori does not bore its way through the mucus gel like a screw through a cork as has previously been suggested, but instead achieves motility by altering the rheological properties of its environment.&quot;,&quot;DOI&quot;:&quot;10.1073/pnas.0903438106&quot;,&quot;ISSN&quot;:&quot;1091-6490&quot;,&quot;note&quot;:&quot;PMID: 19706518&quot;,&quot;journalAbbreviation&quot;:&quot;Proc. Natl. Acad. Sci. U.S.A.&quot;,&quot;author&quot;:[{&quot;family&quot;:&quot;Celli&quot;,&quot;given&quot;:&quot;Jonathan P&quot;},{&quot;family&quot;:&quot;Turner&quot;,&quot;given&quot;:&quot;Bradley S&quot;},{&quot;family&quot;:&quot;Afdhal&quot;,&quot;given&quot;:&quot;Nezam H&quot;},{&quot;family&quot;:&quot;Keates&quot;,&quot;given&quot;:&quot;Sarah&quot;},{&quot;family&quot;:&quot;Ghiran&quot;,&quot;given&quot;:&quot;Ionita&quot;},{&quot;family&quot;:&quot;Kelly&quot;,&quot;given&quot;:&quot;Ciaran P&quot;},{&quot;family&quot;:&quot;Ewoldt&quot;,&quot;given&quot;:&quot;Randy H&quot;},{&quot;family&quot;:&quot;McKinley&quot;,&quot;given&quot;:&quot;Gareth H&quot;},{&quot;family&quot;:&quot;So&quot;,&quot;given&quot;:&quot;Peter&quot;},{&quot;family&quot;:&quot;Erramilli&quot;,&quot;given&quot;:&quot;Shyamsunder&quot;},{&quot;family&quot;:&quot;Bansil&quot;,&quot;given&quot;:&quot;Rama&quot;}],&quot;issued&quot;:{&quot;date-parts&quot;:[[&quot;2009&quot;,8,25]]},&quot;accessed&quot;:{&quot;date-parts&quot;:[[2012,7,4]]}}}],&quot;schema&quot;:&quot;https://github.com/citation-style-language/schema/raw/master/csl-citation.json&quot;} RND8kTthTvBHQ"/><text:span text:style-name="T1"> and </text:span><text:span text:style-name="T14">Campylobacter jejuni</text:span><text:span text:style-name="T104"> </text:span><text:reference-mark-start text:name="ZOTERO_ITEM CSL_CITATION {&quot;citationID&quot;:&quot;8r6jgkqi6&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LbIjRGOG0q"/><text:span text:style-name="T104">(Ferrero and Lee, 1988)</text:span><text:reference-mark-end text:name="ZOTERO_ITEM CSL_CITATION {&quot;citationID&quot;:&quot;8r6jgkqi6&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LbIjRGOG0q"/><text:span text:style-name="T104"> are capable of motility in considerably more viscous media than the enterobacteria. Helical cell shape does not contribute to ability, at least for </text:span><text:span text:style-name="T10">H. pylori</text:span><text:span text:style-name="T104"> </text:span><text:reference-mark-start text:name="ZOTERO_ITEM CSL_CITATION {&quot;citationID&quot;:&quot;2sfa6perv&quot;,&quot;properties&quot;:{&quot;formattedCitation&quot;:&quot;(Sycuro et al., 2010)&quot;,&quot;plainCitation&quot;:&quot;(Sycuro et al., 2010)&quot;},&quot;citationItems&quot;:[{&quot;id&quot;:1599,&quot;uris&quot;:[&quot;http://zotero.org/users/316567/items/M85HQH4R&quot;],&quot;uri&quot;:[&quot;http://zotero.org/users/316567/items/M85HQH4R&quot;],&quot;itemData&quot;:{&quot;id&quot;:1599,&quot;type&quot;:&quot;article-journal&quot;,&quot;title&quot;:&quot;Peptidoglycan crosslinking relaxation promotes Helicobacter pylori's helical shape and stomach colonization.&quot;,&quot;container-title&quot;:&quot;Cell&quot;,&quot;page&quot;:&quot;822-833&quot;,&quot;volume&quot;:&quot;141&quot;,&quot;issue&quot;:&quot;5&quot;,&quot;abstract&quot;:&quot;The mechanisms by which bacterial cells generate helical cell shape and its functional role are poorly understood. Helical shape of the human pathogen Helicobacter pylori may facilitate penetration of the thick gastric mucus where it replicates. We identified four genes required for helical shape: three LytM peptidoglycan endopeptidase homologs (csd1-3) and a ccmA homolog. Surrounding the cytoplasmic membrane of most bacteria, the peptidoglycan (murein) sacculus is a meshwork of glycan strands joined by peptide crosslinks. Intact cells and isolated sacculi from mutants lacking any single csd gene or ccmA formed curved rods and showed increased peptidoglycan crosslinking. Quantitative morphological analyses of multiple-gene deletion mutants revealed each protein uniquely contributes to a shape-generating pathway. This pathway is required for robust colonization of the stomach in spite of normal directional motility. Our findings suggest that the coordinated action of multiple proteins relaxes peptidoglycan crosslinking, enabling helical cell curvature and twist.&quot;,&quot;ISSN&quot;:&quot;1097-4172&quot;,&quot;note&quot;:&quot;PMID: 20510929&quot;,&quot;author&quot;:[{&quot;family&quot;:&quot;Sycuro&quot;,&quot;given&quot;:&quot;Laura&quot;},{&quot;family&quot;:&quot;Pincus&quot;,&quot;given&quot;:&quot;Zachary&quot;},{&quot;family&quot;:&quot;Gutierrez&quot;,&quot;given&quot;:&quot;Kimberley&quot;},{&quot;family&quot;:&quot;Biboy&quot;,&quot;given&quot;:&quot;Jacob&quot;},{&quot;family&quot;:&quot;Stern&quot;,&quot;given&quot;:&quot;Chelsea&quot;},{&quot;family&quot;:&quot;Vollmer&quot;,&quot;given&quot;:&quot;Waldemar&quot;},{&quot;family&quot;:&quot;Salama&quot;,&quot;given&quot;:&quot;Nina&quot;}],&quot;issued&quot;:{&quot;date-parts&quot;:[[&quot;2010&quot;,5,28]]}}}],&quot;schema&quot;:&quot;https://github.com/citation-style-language/schema/raw/master/csl-citation.json&quot;} RNDzRpJYjEj4J"/><text:span text:style-name="T104">(Sycuro et al., 2010)</text:span><text:reference-mark-end text:name="ZOTERO_ITEM CSL_CITATION {&quot;citationID&quot;:&quot;2sfa6perv&quot;,&quot;properties&quot;:{&quot;formattedCitation&quot;:&quot;(Sycuro et al., 2010)&quot;,&quot;plainCitation&quot;:&quot;(Sycuro et al., 2010)&quot;},&quot;citationItems&quot;:[{&quot;id&quot;:1599,&quot;uris&quot;:[&quot;http://zotero.org/users/316567/items/M85HQH4R&quot;],&quot;uri&quot;:[&quot;http://zotero.org/users/316567/items/M85HQH4R&quot;],&quot;itemData&quot;:{&quot;id&quot;:1599,&quot;type&quot;:&quot;article-journal&quot;,&quot;title&quot;:&quot;Peptidoglycan crosslinking relaxation promotes Helicobacter pylori's helical shape and stomach colonization.&quot;,&quot;container-title&quot;:&quot;Cell&quot;,&quot;page&quot;:&quot;822-833&quot;,&quot;volume&quot;:&quot;141&quot;,&quot;issue&quot;:&quot;5&quot;,&quot;abstract&quot;:&quot;The mechanisms by which bacterial cells generate helical cell shape and its functional role are poorly understood. Helical shape of the human pathogen Helicobacter pylori may facilitate penetration of the thick gastric mucus where it replicates. We identified four genes required for helical shape: three LytM peptidoglycan endopeptidase homologs (csd1-3) and a ccmA homolog. Surrounding the cytoplasmic membrane of most bacteria, the peptidoglycan (murein) sacculus is a meshwork of glycan strands joined by peptide crosslinks. Intact cells and isolated sacculi from mutants lacking any single csd gene or ccmA formed curved rods and showed increased peptidoglycan crosslinking. Quantitative morphological analyses of multiple-gene deletion mutants revealed each protein uniquely contributes to a shape-generating pathway. This pathway is required for robust colonization of the stomach in spite of normal directional motility. Our findings suggest that the coordinated action of multiple proteins relaxes peptidoglycan crosslinking, enabling helical cell curvature and twist.&quot;,&quot;ISSN&quot;:&quot;1097-4172&quot;,&quot;note&quot;:&quot;PMID: 20510929&quot;,&quot;author&quot;:[{&quot;family&quot;:&quot;Sycuro&quot;,&quot;given&quot;:&quot;Laura&quot;},{&quot;family&quot;:&quot;Pincus&quot;,&quot;given&quot;:&quot;Zachary&quot;},{&quot;family&quot;:&quot;Gutierrez&quot;,&quot;given&quot;:&quot;Kimberley&quot;},{&quot;family&quot;:&quot;Biboy&quot;,&quot;given&quot;:&quot;Jacob&quot;},{&quot;family&quot;:&quot;Stern&quot;,&quot;given&quot;:&quot;Chelsea&quot;},{&quot;family&quot;:&quot;Vollmer&quot;,&quot;given&quot;:&quot;Waldemar&quot;},{&quot;family&quot;:&quot;Salama&quot;,&quot;given&quot;:&quot;Nina&quot;}],&quot;issued&quot;:{&quot;date-parts&quot;:[[&quot;2010&quot;,5,28]]}}}],&quot;schema&quot;:&quot;https://github.com/citation-style-language/schema/raw/master/csl-citation.json&quot;} RNDzRpJYjEj4J"/><text:span text:style-name="T104">. The </text:span><text:span text:style-name="T10">H. pylori </text:span><text:span text:style-name="T23">study enabled a rough estimate of the average motor torque as 3600 pN nm or greater, considerably higher than the inferred stall torque of </text:span><text:span text:style-name="T10">Caulobacter crescentus</text:span><text:span text:style-name="T23"> of 350 pN nm or </text:span><text:span text:style-name="T10">E. coli</text:span><text:span text:style-name="T23"> of 1300 pN nm. </text:span></text:p>
      <text:p text:style-name="Standard"><text:span text:style-name="T23">Studies of the minimum viscosity of a medium required to immobilize a bacterium also provide evidence of wide diversity, often measured in centipoise, (for example, water at room temperature is approximately 1 centipoise, while honey is 2000 cp). </text:span><text:span text:style-name="T9">Hylemonella gracilis </text:span><text:span text:style-name="T22">(previously known as </text:span><text:span text:style-name="T9">Spirillum gracile</text:span><text:span text:style-name="T22">) can swim in viscous media up to 1000 cp, hinting that their motors are capable of generating a considerably higher torque at stall than the enterobacteria that are immobilised in media of 60 cp </text:span><text:reference-mark-start text:name="ZOTERO_ITEM CSL_CITATION {&quot;citationID&quot;:&quot;158k6qmms9&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CHs37eMzEF"/><text:span text:style-name="T22">(Greenberg and Canale-Parola, 1977a)</text:span><text:reference-mark-end text:name="ZOTERO_ITEM CSL_CITATION {&quot;citationID&quot;:&quot;158k6qmms9&quot;,&quot;properties&quot;:{&quot;formattedCitation&quot;:&quot;(Greenberg and Canale-Parola, 1977a)&quot;,&quot;plainCitation&quot;:&quot;(Greenberg and Canale-Parola, 1977a)&quot;},&quot;citationItems&quot;:[{&quot;id&quot;:2210,&quot;uris&quot;:[&quot;http://zotero.org/users/316567/items/AGJWID2F&quot;],&quot;uri&quot;:[&quot;http://zotero.org/users/316567/items/AGJWID2F&quot;],&quot;itemData&quot;:{&quot;id&quot;:2210,&quot;type&quot;:&quot;article-journal&quot;,&quot;title&quot;:&quot;Motility of Flagellated Bacteria in Viscous Environments.&quot;,&quot;container-title&quot;:&quot;Journal of Bacteriology&quot;,&quot;page&quot;:&quot;356-358&quot;,&quot;volume&quot;:&quot;132&quot;,&quot;issue&quot;:&quot;1&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10,1]]},&quot;accessed&quot;:{&quot;date-parts&quot;:[[2012,4,11]]}}}],&quot;schema&quot;:&quot;https://github.com/citation-style-language/schema/raw/master/csl-citation.json&quot;} RNDCHs37eMzEF"/>. The spirochaetes with periplasmic endoflagella are also capable of motility in media of viscosity up to 1000 cp, although this is dependent upon helical cell shape and complicated by unusual flagellar filaments that never exit the periplasm <text:reference-mark-start text:name="ZOTERO_ITEM CSL_CITATION {&quot;citationID&quot;:&quot;1o3ngn24a5&quot;,&quot;properties&quot;:{&quot;formattedCitation&quot;:&quot;(Greenberg and Canale-Parola, 1977b)&quot;,&quot;plainCitation&quot;:&quot;(Greenberg and Canale-Parola, 1977b)&quot;},&quot;citationItems&quot;:[{&quot;id&quot;:2179,&quot;uris&quot;:[&quot;http://zotero.org/users/316567/items/9KZNMS7C&quot;],&quot;uri&quot;:[&quot;http://zotero.org/users/316567/items/9KZNMS7C&quot;],&quot;itemData&quot;:{&quot;id&quot;:2179,&quot;type&quot;:&quot;article-journal&quot;,&quot;title&quot;:&quot;Relationship between cell coiling and motility of spirochetes in viscous environments.&quot;,&quot;container-title&quot;:&quot;Journal of Bacteriology&quot;,&quot;page&quot;:&quot;960-969&quot;,&quot;volume&quot;:&quot;131&quot;,&quot;issue&quot;:&quot;3&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9,1]]},&quot;accessed&quot;:{&quot;date-parts&quot;:[[2012,10,3]]}}}],&quot;schema&quot;:&quot;https://github.com/citation-style-language/schema/raw/master/csl-citation.json&quot;} RNDbP2qjUwnyn"/>(Greenberg and Canale-Parola, 1977b)<text:reference-mark-end text:name="ZOTERO_ITEM CSL_CITATION {&quot;citationID&quot;:&quot;1o3ngn24a5&quot;,&quot;properties&quot;:{&quot;formattedCitation&quot;:&quot;(Greenberg and Canale-Parola, 1977b)&quot;,&quot;plainCitation&quot;:&quot;(Greenberg and Canale-Parola, 1977b)&quot;},&quot;citationItems&quot;:[{&quot;id&quot;:2179,&quot;uris&quot;:[&quot;http://zotero.org/users/316567/items/9KZNMS7C&quot;],&quot;uri&quot;:[&quot;http://zotero.org/users/316567/items/9KZNMS7C&quot;],&quot;itemData&quot;:{&quot;id&quot;:2179,&quot;type&quot;:&quot;article-journal&quot;,&quot;title&quot;:&quot;Relationship between cell coiling and motility of spirochetes in viscous environments.&quot;,&quot;container-title&quot;:&quot;Journal of Bacteriology&quot;,&quot;page&quot;:&quot;960-969&quot;,&quot;volume&quot;:&quot;131&quot;,&quot;issue&quot;:&quot;3&quot;,&quot;source&quot;:&quot;jb.asm.org&quot;,&quot;ISSN&quot;:&quot;0021-9193, 1098-5530&quot;,&quot;journalAbbreviation&quot;:&quot;J. Bacteriol.&quot;,&quot;language&quot;:&quot;en&quot;,&quot;author&quot;:[{&quot;family&quot;:&quot;Greenberg&quot;,&quot;given&quot;:&quot;E. P.&quot;},{&quot;family&quot;:&quot;Canale-Parola&quot;,&quot;given&quot;:&quot;E.&quot;}],&quot;issued&quot;:{&quot;date-parts&quot;:[[1977,9,1]]},&quot;accessed&quot;:{&quot;date-parts&quot;:[[2012,10,3]]}}}],&quot;schema&quot;:&quot;https://github.com/citation-style-language/schema/raw/master/csl-citation.json&quot;} RNDbP2qjUwnyn"/>. Nevertheless, spirochaete mutants lacking helical cell shape were still capable of motility in media more viscous than that that immobilized <text:span text:style-name="T9">E. coli</text:span><text:span text:style-name="T22">, suggesting a more powerful motor than the enterobacteria. Much of this is anecdotal, and even in the absence of helical cell shape, many of these cells are thinner than the enterobacteria. Comparative studies of direct torque-speed measurements across many species will be required to see the degree of fine-tuning of bacterial flagellar motor's mechanical output.</text:span></text:p>
      <text:p text:style-name="Standard"><text:span text:style-name="T22">Even more difficult to deconvolute are data on swimming speeds of entire bacteria. Nevertheless, there is still a wide variety in terms of swimming speed. </text:span><text:span text:style-name="T9">S. typhimurium </text:span><text:span text:style-name="T22">and </text:span><text:span text:style-name="T9">E. coli</text:span><text:span text:style-name="T22"> swim at 5</text:span><text:span text:style-name="T131">5 μm</text:span><text:span text:style-name="T22"> s</text:span><text:span text:style-name="T116">-1</text:span><text:span text:style-name="T22"> and 36 </text:span><text:span text:style-name="T131">μm</text:span><text:span text:style-name="T22"> s</text:span><text:span text:style-name="T116">-1</text:span><text:span text:style-name="T76">, while </text:span><text:span text:style-name="T74">V. alginolyticus </text:span><text:span text:style-name="T76">swims at 116 </text:span><text:span text:style-name="T78">μm</text:span><text:span text:style-name="T76"> s</text:span><text:span text:style-name="T116">-1</text:span><text:span text:style-name="T76">, reflecting the known difference in torque-generating capacity of the motors </text:span><text:reference-mark-start text:name="ZOTERO_ITEM CSL_CITATION {&quot;citationID&quot;:&quot;26h895liti&quot;,&quot;properties&quot;:{&quot;formattedCitation&quot;:&quot;(McCarter, 2005)&quot;,&quot;plainCitation&quot;:&quot;(McCarter, 2005)&quot;},&quot;citationItems&quot;:[{&quot;id&quot;:2915,&quot;uris&quot;:[&quot;http://zotero.org/users/316567/items/X9ZSNZ8Z&quot;],&quot;uri&quot;:[&quot;http://zotero.org/users/316567/items/X9ZSNZ8Z&quot;],&quot;itemData&quot;:{&quot;id&quot;:2915,&quot;type&quot;:&quot;article-journal&quot;,&quot;title&quot;:&quot;Multiple Modes of Motility: A Second Flagellar System in Escherichia Coli&quot;,&quot;container-title&quot;:&quot;Journal of Bacteriology&quot;,&quot;page&quot;:&quot;1207-1209&quot;,&quot;volume&quot;:&quot;187&quot;,&quot;issue&quot;:&quot;4&quot;,&quot;source&quot;:&quot;jb.asm.org&quot;,&quot;DOI&quot;:&quot;10.1128/JB.187.4.1207-1209.2005&quot;,&quot;ISSN&quot;:&quot;0021-9193, 1098-5530&quot;,&quot;shortTitle&quot;:&quot;Multiple Modes of Motility&quot;,&quot;journalAbbreviation&quot;:&quot;J. Bacteriol.&quot;,&quot;language&quot;:&quot;en&quot;,&quot;author&quot;:[{&quot;family&quot;:&quot;McCarter&quot;,&quot;given&quot;:&quot;Linda L&quot;}],&quot;issued&quot;:{&quot;date-parts&quot;:[[2005,2,15]]},&quot;accessed&quot;:{&quot;date-parts&quot;:[[2012,5,30]]}}}],&quot;schema&quot;:&quot;https://github.com/citation-style-language/schema/raw/master/csl-citation.json&quot;} RNDgfhB8UcHKY"/><text:span text:style-name="T76">(McCarter, 2005)</text:span><text:reference-mark-end text:name="ZOTERO_ITEM CSL_CITATION {&quot;citationID&quot;:&quot;26h895liti&quot;,&quot;properties&quot;:{&quot;formattedCitation&quot;:&quot;(McCarter, 2005)&quot;,&quot;plainCitation&quot;:&quot;(McCarter, 2005)&quot;},&quot;citationItems&quot;:[{&quot;id&quot;:2915,&quot;uris&quot;:[&quot;http://zotero.org/users/316567/items/X9ZSNZ8Z&quot;],&quot;uri&quot;:[&quot;http://zotero.org/users/316567/items/X9ZSNZ8Z&quot;],&quot;itemData&quot;:{&quot;id&quot;:2915,&quot;type&quot;:&quot;article-journal&quot;,&quot;title&quot;:&quot;Multiple Modes of Motility: A Second Flagellar System in Escherichia Coli&quot;,&quot;container-title&quot;:&quot;Journal of Bacteriology&quot;,&quot;page&quot;:&quot;1207-1209&quot;,&quot;volume&quot;:&quot;187&quot;,&quot;issue&quot;:&quot;4&quot;,&quot;source&quot;:&quot;jb.asm.org&quot;,&quot;DOI&quot;:&quot;10.1128/JB.187.4.1207-1209.2005&quot;,&quot;ISSN&quot;:&quot;0021-9193, 1098-5530&quot;,&quot;shortTitle&quot;:&quot;Multiple Modes of Motility&quot;,&quot;journalAbbreviation&quot;:&quot;J. Bacteriol.&quot;,&quot;language&quot;:&quot;en&quot;,&quot;author&quot;:[{&quot;family&quot;:&quot;McCarter&quot;,&quot;given&quot;:&quot;Linda L&quot;}],&quot;issued&quot;:{&quot;date-parts&quot;:[[2005,2,15]]},&quot;accessed&quot;:{&quot;date-parts&quot;:[[2012,5,30]]}}}],&quot;schema&quot;:&quot;https://github.com/citation-style-language/schema/raw/master/csl-citation.json&quot;} RNDgfhB8UcHKY"/>. <text:span text:style-name="T9">Pseudomonas aeruginosa</text:span><text:span text:style-name="T22"> (a bacterium larger than </text:span><text:span text:style-name="T9">E. coli</text:span><text:span text:style-name="T22">) with a single polar flagellum is capable of swimming at over </text:span><text:span text:style-name="T76">80 </text:span><text:span text:style-name="T78">μm</text:span><text:span text:style-name="T76"> s</text:span><text:span text:style-name="T116">-1</text:span><text:span text:style-name="T76">, suggesting that the motor has different torque output to the enterobacterial motor.</text:span></text:p>
      <text:h text:style-name="Heading_20_2" text:outline-level="3">Swimming mechanisms</text:h>
      <text:p text:style-name="P7">The standard, and well-documented, swimming mode of the model organisms <text:span text:style-name="T9">E. coli and S. typhimurium </text:span><text:span text:style-name="T22">involve many flagellar that when rotated counterclockwise form a coherent superhelical bundle that pushes the bacterium in a linear trajectory; rotation clockwise causes the bundle to fly apart and result in a random tumble for the bacterium, allowing re-orientation when needed. The bacterium can thus bias its otherwise random walk, swimming in straight lines for prolonged periods of time when ascending nutrient gradients, or increasing tumbling frequencies to more frequently sample nutrient availability when not. This behavior is known as chemotaxis. There are a number of alternative methods, however, by which flagella can result in chemotaxis.</text:span></text:p>
      <text:p text:style-name="P2">A number of species use opposite directionality of rotation. </text:p>
      <text:list xml:id="list909153852881343995" text:style-name="L10">
        <text:list-item>
          <text:list>
            <text:list-item>
              <text:p text:style-name="P105">Thermotoga spins clockwise usually, then counterclockwise to tumble (check)<text:reference-mark-start text:name="ZOTERO_ITEM CSL_CITATION {&quot;citationID&quot;:&quot;1q0ptqs9le&quot;,&quot;properties&quot;:{&quot;formattedCitation&quot;:&quot;(Gluch et al., 1995)&quot;,&quot;plainCitation&quot;:&quot;(Gluch et al., 1995)&quot;},&quot;citationItems&quot;:[{&quot;id&quot;:2590,&quot;uris&quot;:[&quot;http://zotero.org/users/316567/items/MS6PDR2R&quot;],&quot;uri&quot;:[&quot;http://zotero.org/users/316567/items/MS6PDR2R&quot;],&quot;itemData&quot;:{&quot;id&quot;:2590,&quot;type&quot;:&quot;article-journal&quot;,&quot;title&quot;:&quot;Motility and Thermotactic Responses of Thermotoga Maritima.&quot;,&quot;container-title&quot;:&quot;Journal of Bacteriology&quot;,&quot;page&quot;:&quot;5473-5479&quot;,&quot;volume&quot;:&quot;177&quot;,&quot;issue&quot;:&quot;19&quot;,&quot;source&quot;:&quot;jb.asm.org&quot;,&quot;ISSN&quot;:&quot;0021-9193, 1098-5530&quot;,&quot;journalAbbreviation&quot;:&quot;J. Bacteriol.&quot;,&quot;language&quot;:&quot;en&quot;,&quot;author&quot;:[{&quot;family&quot;:&quot;Gluch&quot;,&quot;given&quot;:&quot;M F&quot;},{&quot;family&quot;:&quot;Typke&quot;,&quot;given&quot;:&quot;D.&quot;},{&quot;family&quot;:&quot;Baumeister&quot;,&quot;given&quot;:&quot;W.&quot;}],&quot;issued&quot;:{&quot;date-parts&quot;:[[1995,10,1]]},&quot;accessed&quot;:{&quot;date-parts&quot;:[[2012,6,6]]}}}],&quot;schema&quot;:&quot;https://github.com/citation-style-language/schema/raw/master/csl-citation.json&quot;} RNDcCCnp5dz7l"/>(Gluch et al., 1995)<text:reference-mark-end text:name="ZOTERO_ITEM CSL_CITATION {&quot;citationID&quot;:&quot;1q0ptqs9le&quot;,&quot;properties&quot;:{&quot;formattedCitation&quot;:&quot;(Gluch et al., 1995)&quot;,&quot;plainCitation&quot;:&quot;(Gluch et al., 1995)&quot;},&quot;citationItems&quot;:[{&quot;id&quot;:2590,&quot;uris&quot;:[&quot;http://zotero.org/users/316567/items/MS6PDR2R&quot;],&quot;uri&quot;:[&quot;http://zotero.org/users/316567/items/MS6PDR2R&quot;],&quot;itemData&quot;:{&quot;id&quot;:2590,&quot;type&quot;:&quot;article-journal&quot;,&quot;title&quot;:&quot;Motility and Thermotactic Responses of Thermotoga Maritima.&quot;,&quot;container-title&quot;:&quot;Journal of Bacteriology&quot;,&quot;page&quot;:&quot;5473-5479&quot;,&quot;volume&quot;:&quot;177&quot;,&quot;issue&quot;:&quot;19&quot;,&quot;source&quot;:&quot;jb.asm.org&quot;,&quot;ISSN&quot;:&quot;0021-9193, 1098-5530&quot;,&quot;journalAbbreviation&quot;:&quot;J. Bacteriol.&quot;,&quot;language&quot;:&quot;en&quot;,&quot;author&quot;:[{&quot;family&quot;:&quot;Gluch&quot;,&quot;given&quot;:&quot;M F&quot;},{&quot;family&quot;:&quot;Typke&quot;,&quot;given&quot;:&quot;D.&quot;},{&quot;family&quot;:&quot;Baumeister&quot;,&quot;given&quot;:&quot;W.&quot;}],&quot;issued&quot;:{&quot;date-parts&quot;:[[1995,10,1]]},&quot;accessed&quot;:{&quot;date-parts&quot;:[[2012,6,6]]}}}],&quot;schema&quot;:&quot;https://github.com/citation-style-language/schema/raw/master/csl-citation.json&quot;} RNDcCCnp5dz7l"/></text:p>
            </text:list-item>
            <text:list-item>
              <text:p text:style-name="P105">Same for bacilli?</text:p>
            </text:list-item>
            <text:list-item>
              <text:p text:style-name="P100">Same for Caulobacter, Gomes &amp; Shapiro, 1984.</text:p>
            </text:list-item>
          </text:list>
        </text:list-item>
      </text:list>
      <text:p text:style-name="P19">Some bacteria only spin unidirectionaly.</text:p>
      <text:list xml:id="list1024526739" text:continue-numbering="true" text:style-name="L10">
        <text:list-item>
          <text:list>
            <text:list-item>
              <text:p text:style-name="P105"><text:span text:style-name="T22">Sinorhizobium meliloti and Rhodobacter sphaeroides spin only clockwise </text:span><text:reference-mark-start text:name="ZOTERO_ITEM CSL_CITATION {&quot;citationID&quot;:&quot;1pnd2em7fg&quot;,&quot;properties&quot;:{&quot;formattedCitation&quot;:&quot;(Harshey and Toguchi, 1996)&quot;,&quot;plainCitation&quot;:&quot;(Harshey and Toguchi, 1996)&quot;},&quot;citationItems&quot;:[{&quot;id&quot;:2211,&quot;uris&quot;:[&quot;http://zotero.org/users/316567/items/AGKFF8JT&quot;],&quot;uri&quot;:[&quot;http://zotero.org/users/316567/items/AGKFF8JT&quot;],&quot;itemData&quot;:{&quot;id&quot;:2211,&quot;type&quot;:&quot;article-journal&quot;,&quot;title&quot;:&quot;Spinning tails: homologies among bacterial flagellar systems&quot;,&quot;container-title&quot;:&quot;Trends in Microbiology&quot;,&quot;page&quot;:&quot;226-231&quot;,&quot;volume&quot;:&quot;4&quot;,&quot;issue&quot;:&quot;6&quot;,&quot;source&quot;:&quot;ScienceDirect&quot;,&quot;abstract&quot;:&quot;The bacterial flagellum is a magnificent motion machine that guides the cell in directions dictated by diverse sensory signals. This article reviews the structure and function of this organelle in the context of bacterial variety, and examines a tantalizing connection between motility and virulence that appears to be emerging.&quot;,&quot;DOI&quot;:&quot;10.1016/0966-842X(96)10037-8&quot;,&quot;ISSN&quot;:&quot;0966-842X&quot;,&quot;shortTitle&quot;:&quot;Spinning tails&quot;,&quot;author&quot;:[{&quot;family&quot;:&quot;Harshey&quot;,&quot;given&quot;:&quot;Rasika M.&quot;},{&quot;family&quot;:&quot;Toguchi&quot;,&quot;given&quot;:&quot;Adam&quot;}],&quot;issued&quot;:{&quot;date-parts&quot;:[[&quot;1996&quot;,6]]},&quot;accessed&quot;:{&quot;date-parts&quot;:[[2012,6,7]]}}}],&quot;schema&quot;:&quot;https://github.com/citation-style-language/schema/raw/master/csl-citation.json&quot;} RNDcfG8wFFsur"/><text:span text:style-name="T22">(Harshey and Toguchi, 1996)</text:span><text:reference-mark-end text:name="ZOTERO_ITEM CSL_CITATION {&quot;citationID&quot;:&quot;1pnd2em7fg&quot;,&quot;properties&quot;:{&quot;formattedCitation&quot;:&quot;(Harshey and Toguchi, 1996)&quot;,&quot;plainCitation&quot;:&quot;(Harshey and Toguchi, 1996)&quot;},&quot;citationItems&quot;:[{&quot;id&quot;:2211,&quot;uris&quot;:[&quot;http://zotero.org/users/316567/items/AGKFF8JT&quot;],&quot;uri&quot;:[&quot;http://zotero.org/users/316567/items/AGKFF8JT&quot;],&quot;itemData&quot;:{&quot;id&quot;:2211,&quot;type&quot;:&quot;article-journal&quot;,&quot;title&quot;:&quot;Spinning tails: homologies among bacterial flagellar systems&quot;,&quot;container-title&quot;:&quot;Trends in Microbiology&quot;,&quot;page&quot;:&quot;226-231&quot;,&quot;volume&quot;:&quot;4&quot;,&quot;issue&quot;:&quot;6&quot;,&quot;source&quot;:&quot;ScienceDirect&quot;,&quot;abstract&quot;:&quot;The bacterial flagellum is a magnificent motion machine that guides the cell in directions dictated by diverse sensory signals. This article reviews the structure and function of this organelle in the context of bacterial variety, and examines a tantalizing connection between motility and virulence that appears to be emerging.&quot;,&quot;DOI&quot;:&quot;10.1016/0966-842X(96)10037-8&quot;,&quot;ISSN&quot;:&quot;0966-842X&quot;,&quot;shortTitle&quot;:&quot;Spinning tails&quot;,&quot;author&quot;:[{&quot;family&quot;:&quot;Harshey&quot;,&quot;given&quot;:&quot;Rasika M.&quot;},{&quot;family&quot;:&quot;Toguchi&quot;,&quot;given&quot;:&quot;Adam&quot;}],&quot;issued&quot;:{&quot;date-parts&quot;:[[&quot;1996&quot;,6]]},&quot;accessed&quot;:{&quot;date-parts&quot;:[[2012,6,7]]}}}],&quot;schema&quot;:&quot;https://github.com/citation-style-language/schema/raw/master/csl-citation.json&quot;} RNDcfG8wFFsur"/><text:span text:style-name="T22">. and with variable speed <text:s/></text:span><text:reference-mark-start text:name="ZOTERO_ITEM CSL_CITATION {&quot;citationID&quot;:&quot;2jcsfjkol5&quot;,&quot;properties&quot;:{&quot;formattedCitation&quot;:&quot;(Packer et al., 1997)&quot;,&quot;plainCitation&quot;:&quot;(Packer et al., 1997)&quot;},&quot;citationItems&quot;:[{&quot;id&quot;:2098,&quot;uris&quot;:[&quot;http://zotero.org/users/316567/items/76Z83Q8H&quot;],&quot;uri&quot;:[&quot;http://zotero.org/users/316567/items/76Z83Q8H&quot;],&quot;itemData&quot;:{&quot;id&quot;:2098,&quot;type&quot;:&quot;article-journal&quot;,&quot;title&quot;:&quot;The Rhodobacter sphaeroides flagellar motor is a variable-speed rotor&quot;,&quot;container-title&quot;:&quot;FEBS Letters&quot;,&quot;page&quot;:&quot;37-40&quot;,&quot;volume&quot;:&quot;409&quot;,&quot;issue&quot;:&quot;1&quot;,&quot;source&quot;:&quot;ScienceDirect&quot;,&quot;abstract&quot;:&quot;The rotation rate of the unidirectional stop/start motor of Rhodobacter sphaeroides was investigated using computerised motion analysis of tethered cells. The R. sphaeroides motor was found to have a variable rotation rate compared to the virtually constant-speed motor of wild-type and CheR mutant (smooth swimming) Escherichia coli. In addition, the dynamics of the R. sphaeroides motor during stopping was analysed with no consistent correlation behaviour. The motor could go from full rotation to stop, or stop to full rotation within one video frame, i.e. 0.02 s, but it could also slow down into a stop or restart slowly, taking up to 0.25 s. The R. sphaeroides motor under chemokinetic stimulation was also analysed and was found to show increased torque generation and reduced variation in rotation rate.&quot;,&quot;DOI&quot;:&quot;10.1016/S0014-5793(97)00473-0&quot;,&quot;ISSN&quot;:&quot;0014-5793&quot;,&quot;author&quot;:[{&quot;family&quot;:&quot;Packer&quot;,&quot;given&quot;:&quot;Helen L&quot;},{&quot;family&quot;:&quot;Lawther&quot;,&quot;given&quot;:&quot;Helen&quot;},{&quot;family&quot;:&quot;Armitage&quot;,&quot;given&quot;:&quot;Judith P&quot;}],&quot;issued&quot;:{&quot;date-parts&quot;:[[&quot;1997&quot;,6,2]]},&quot;accessed&quot;:{&quot;date-parts&quot;:[[2012,6,7]]}}}],&quot;schema&quot;:&quot;https://github.com/citation-style-language/schema/raw/master/csl-citation.json&quot;} RNDVh70dEFF81"/><text:span text:style-name="T22">(Packer et al., 1997)</text:span><text:reference-mark-end text:name="ZOTERO_ITEM CSL_CITATION {&quot;citationID&quot;:&quot;2jcsfjkol5&quot;,&quot;properties&quot;:{&quot;formattedCitation&quot;:&quot;(Packer et al., 1997)&quot;,&quot;plainCitation&quot;:&quot;(Packer et al., 1997)&quot;},&quot;citationItems&quot;:[{&quot;id&quot;:2098,&quot;uris&quot;:[&quot;http://zotero.org/users/316567/items/76Z83Q8H&quot;],&quot;uri&quot;:[&quot;http://zotero.org/users/316567/items/76Z83Q8H&quot;],&quot;itemData&quot;:{&quot;id&quot;:2098,&quot;type&quot;:&quot;article-journal&quot;,&quot;title&quot;:&quot;The Rhodobacter sphaeroides flagellar motor is a variable-speed rotor&quot;,&quot;container-title&quot;:&quot;FEBS Letters&quot;,&quot;page&quot;:&quot;37-40&quot;,&quot;volume&quot;:&quot;409&quot;,&quot;issue&quot;:&quot;1&quot;,&quot;source&quot;:&quot;ScienceDirect&quot;,&quot;abstract&quot;:&quot;The rotation rate of the unidirectional stop/start motor of Rhodobacter sphaeroides was investigated using computerised motion analysis of tethered cells. The R. sphaeroides motor was found to have a variable rotation rate compared to the virtually constant-speed motor of wild-type and CheR mutant (smooth swimming) Escherichia coli. In addition, the dynamics of the R. sphaeroides motor during stopping was analysed with no consistent correlation behaviour. The motor could go from full rotation to stop, or stop to full rotation within one video frame, i.e. 0.02 s, but it could also slow down into a stop or restart slowly, taking up to 0.25 s. The R. sphaeroides motor under chemokinetic stimulation was also analysed and was found to show increased torque generation and reduced variation in rotation rate.&quot;,&quot;DOI&quot;:&quot;10.1016/S0014-5793(97)00473-0&quot;,&quot;ISSN&quot;:&quot;0014-5793&quot;,&quot;author&quot;:[{&quot;family&quot;:&quot;Packer&quot;,&quot;given&quot;:&quot;Helen L&quot;},{&quot;family&quot;:&quot;Lawther&quot;,&quot;given&quot;:&quot;Helen&quot;},{&quot;family&quot;:&quot;Armitage&quot;,&quot;given&quot;:&quot;Judith P&quot;}],&quot;issued&quot;:{&quot;date-parts&quot;:[[&quot;1997&quot;,6,2]]},&quot;accessed&quot;:{&quot;date-parts&quot;:[[2012,6,7]]}}}],&quot;schema&quot;:&quot;https://github.com/citation-style-language/schema/raw/master/csl-citation.json&quot;} RNDVh70dEFF81"/><text:span text:style-name="T22"> .</text:span></text:p>
            </text:list-item>
            <text:list-item>
              <text:p text:style-name="P105">Variable speed is even it saturating PMF.</text:p>
            </text:list-item>
            <text:list-item>
              <text:p text:style-name="P105"><text:span text:style-name="T22">R. sphaeroides swims faster in presence of attractant </text:span><text:reference-mark-start text:name="ZOTERO_ITEM CSL_CITATION {&quot;citationID&quot;:&quot;1aejpa1ld8&quot;,&quot;properties&quot;:{&quot;formattedCitation&quot;:&quot;(Packer and Armitage, 1994)&quot;,&quot;plainCitation&quot;:&quot;(Packer and Armitage, 1994)&quot;},&quot;citationItems&quot;:[{&quot;id&quot;:2154,&quot;uris&quot;:[&quot;http://zotero.org/users/316567/items/8R886F8D&quot;],&quot;uri&quot;:[&quot;http://zotero.org/users/316567/items/8R886F8D&quot;],&quot;itemData&quot;:{&quot;id&quot;:2154,&quot;type&quot;:&quot;article-journal&quot;,&quot;title&quot;:&quot;The chemokinetic and chemotactic behavior of Rhodobacter sphaeroides: two independent responses.&quot;,&quot;container-title&quot;:&quot;Journal of Bacteriology&quot;,&quot;page&quot;:&quot;206-212&quot;,&quot;volume&quot;:&quot;176&quot;,&quot;issue&quot;:&quot;1&quot;,&quot;source&quot;:&quot;jb.asm.org&quot;,&quot;ISSN&quot;:&quot;0021-9193, 1098-5530&quot;,&quot;shortTitle&quot;:&quot;The chemokinetic and chemotactic behavior of Rhodobacter sphaeroides&quot;,&quot;journalAbbreviation&quot;:&quot;J. Bacteriol.&quot;,&quot;language&quot;:&quot;en&quot;,&quot;author&quot;:[{&quot;family&quot;:&quot;Packer&quot;,&quot;given&quot;:&quot;H. L.&quot;},{&quot;family&quot;:&quot;Armitage&quot;,&quot;given&quot;:&quot;J. P.&quot;}],&quot;issued&quot;:{&quot;date-parts&quot;:[[1994,1,1]]},&quot;accessed&quot;:{&quot;date-parts&quot;:[[2012,9,10]]}}}],&quot;schema&quot;:&quot;https://github.com/citation-style-language/schema/raw/master/csl-citation.json&quot;} RNDX2gckLCGnV"/><text:span text:style-name="T22">(Packer and Armitage, 1994)</text:span><text:reference-mark-end text:name="ZOTERO_ITEM CSL_CITATION {&quot;citationID&quot;:&quot;1aejpa1ld8&quot;,&quot;properties&quot;:{&quot;formattedCitation&quot;:&quot;(Packer and Armitage, 1994)&quot;,&quot;plainCitation&quot;:&quot;(Packer and Armitage, 1994)&quot;},&quot;citationItems&quot;:[{&quot;id&quot;:2154,&quot;uris&quot;:[&quot;http://zotero.org/users/316567/items/8R886F8D&quot;],&quot;uri&quot;:[&quot;http://zotero.org/users/316567/items/8R886F8D&quot;],&quot;itemData&quot;:{&quot;id&quot;:2154,&quot;type&quot;:&quot;article-journal&quot;,&quot;title&quot;:&quot;The chemokinetic and chemotactic behavior of Rhodobacter sphaeroides: two independent responses.&quot;,&quot;container-title&quot;:&quot;Journal of Bacteriology&quot;,&quot;page&quot;:&quot;206-212&quot;,&quot;volume&quot;:&quot;176&quot;,&quot;issue&quot;:&quot;1&quot;,&quot;source&quot;:&quot;jb.asm.org&quot;,&quot;ISSN&quot;:&quot;0021-9193, 1098-5530&quot;,&quot;shortTitle&quot;:&quot;The chemokinetic and chemotactic behavior of Rhodobacter sphaeroides&quot;,&quot;journalAbbreviation&quot;:&quot;J. Bacteriol.&quot;,&quot;language&quot;:&quot;en&quot;,&quot;author&quot;:[{&quot;family&quot;:&quot;Packer&quot;,&quot;given&quot;:&quot;H. L.&quot;},{&quot;family&quot;:&quot;Armitage&quot;,&quot;given&quot;:&quot;J. P.&quot;}],&quot;issued&quot;:{&quot;date-parts&quot;:[[1994,1,1]]},&quot;accessed&quot;:{&quot;date-parts&quot;:[[2012,9,10]]}}}],&quot;schema&quot;:&quot;https://github.com/citation-style-language/schema/raw/master/csl-citation.json&quot;} RNDX2gckLCGnV"/></text:p>
            </text:list-item>
          </text:list>
        </text:list-item>
      </text:list>
      <text:p text:style-name="P2">Sinorhizobium meliloti </text:p>
      <text:list xml:id="list801707506" text:continue-numbering="true" text:style-name="L10">
        <text:list-item>
          <text:list>
            <text:list-item>
              <text:p text:style-name="P105">Rhizobium meliloti motor speed variability is to do with MotCD <text:reference-mark-start text:name="ZOTERO_ITEM CSL_CITATION {&quot;citationID&quot;:&quot;20tg0o2s2b&quot;,&quot;properties&quot;:{&quot;formattedCitation&quot;:&quot;(Platzer et al., 1997)&quot;,&quot;plainCitation&quot;:&quot;(Platzer et al., 1997)&quot;},&quot;citationItems&quot;:[{&quot;id&quot;:2518,&quot;uris&quot;:[&quot;http://zotero.org/users/316567/items/JS378TFW&quot;],&quot;uri&quot;:[&quot;http://zotero.org/users/316567/items/JS378TFW&quot;],&quot;itemData&quot;:{&quot;id&quot;:2518,&quot;type&quot;:&quot;article-journal&quot;,&quot;title&quot;:&quot;Three Genes of a Motility Operon and Their Role in Flagellar Rotary Speed Variation in Rhizobium Meliloti.&quot;,&quot;container-title&quot;:&quot;Journal of Bacteriology&quot;,&quot;page&quot;:&quot;6391-6399&quot;,&quot;volume&quot;:&quot;179&quot;,&quot;issue&quot;:&quot;20&quot;,&quot;source&quot;:&quot;jb.asm.org&quot;,&quot;ISSN&quot;:&quot;0021-9193, 1098-5530&quot;,&quot;journalAbbreviation&quot;:&quot;J. Bacteriol.&quot;,&quot;language&quot;:&quot;en&quot;,&quot;author&quot;:[{&quot;family&quot;:&quot;Platzer&quot;,&quot;given&quot;:&quot;J.&quot;},{&quot;family&quot;:&quot;Sterr&quot;,&quot;given&quot;:&quot;W.&quot;},{&quot;family&quot;:&quot;Hausmann&quot;,&quot;given&quot;:&quot;M.&quot;},{&quot;family&quot;:&quot;Schmitt&quot;,&quot;given&quot;:&quot;R.&quot;}],&quot;issued&quot;:{&quot;date-parts&quot;:[[1997,10,1]]},&quot;accessed&quot;:{&quot;date-parts&quot;:[[2012,6,7]]}}}],&quot;schema&quot;:&quot;https://github.com/citation-style-language/schema/raw/master/csl-citation.json&quot;} RNDa3PIHMVdiV"/>(Platzer et al., 1997)<text:reference-mark-end text:name="ZOTERO_ITEM CSL_CITATION {&quot;citationID&quot;:&quot;20tg0o2s2b&quot;,&quot;properties&quot;:{&quot;formattedCitation&quot;:&quot;(Platzer et al., 1997)&quot;,&quot;plainCitation&quot;:&quot;(Platzer et al., 1997)&quot;},&quot;citationItems&quot;:[{&quot;id&quot;:2518,&quot;uris&quot;:[&quot;http://zotero.org/users/316567/items/JS378TFW&quot;],&quot;uri&quot;:[&quot;http://zotero.org/users/316567/items/JS378TFW&quot;],&quot;itemData&quot;:{&quot;id&quot;:2518,&quot;type&quot;:&quot;article-journal&quot;,&quot;title&quot;:&quot;Three Genes of a Motility Operon and Their Role in Flagellar Rotary Speed Variation in Rhizobium Meliloti.&quot;,&quot;container-title&quot;:&quot;Journal of Bacteriology&quot;,&quot;page&quot;:&quot;6391-6399&quot;,&quot;volume&quot;:&quot;179&quot;,&quot;issue&quot;:&quot;20&quot;,&quot;source&quot;:&quot;jb.asm.org&quot;,&quot;ISSN&quot;:&quot;0021-9193, 1098-5530&quot;,&quot;journalAbbreviation&quot;:&quot;J. Bacteriol.&quot;,&quot;language&quot;:&quot;en&quot;,&quot;author&quot;:[{&quot;family&quot;:&quot;Platzer&quot;,&quot;given&quot;:&quot;J.&quot;},{&quot;family&quot;:&quot;Sterr&quot;,&quot;given&quot;:&quot;W.&quot;},{&quot;family&quot;:&quot;Hausmann&quot;,&quot;given&quot;:&quot;M.&quot;},{&quot;family&quot;:&quot;Schmitt&quot;,&quot;given&quot;:&quot;R.&quot;}],&quot;issued&quot;:{&quot;date-parts&quot;:[[1997,10,1]]},&quot;accessed&quot;:{&quot;date-parts&quot;:[[2012,6,7]]}}}],&quot;schema&quot;:&quot;https://github.com/citation-style-language/schema/raw/master/csl-citation.json&quot;} RNDa3PIHMVdiV"/></text:p>
            </text:list-item>
            <text:list-item>
              <text:p text:style-name="P105"><text:span text:style-name="T22">Speed variation between different motors on a single cell leads to direction change, like two caterpillar tracks running at different speeds </text:span><text:reference-mark-start text:name="ZOTERO_ITEM CSL_CITATION {&quot;citationID&quot;:&quot;1h7fkd3phk&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MmI93dyXgg"/><text:span text:style-name="T22">(Schmitt, 2002)</text:span><text:reference-mark-end text:name="ZOTERO_ITEM CSL_CITATION {&quot;citationID&quot;:&quot;1h7fkd3phk&quot;,&quot;properties&quot;:{&quot;formattedCitation&quot;:&quot;(Schmitt, 2002)&quot;,&quot;plainCitation&quot;:&quot;(Schmitt, 2002)&quot;},&quot;citationItems&quot;:[{&quot;id&quot;:2209,&quot;uris&quot;:[&quot;http://zotero.org/users/316567/items/AG9IAZ5T&quot;],&quot;uri&quot;:[&quot;http://zotero.org/users/316567/items/AG9IAZ5T&quot;],&quot;itemData&quot;:{&quot;id&quot;:2209,&quot;type&quot;:&quot;article-journal&quot;,&quot;title&quot;:&quot;Sinorhizobial chemotaxis: a departure from the enterobacterial paradigm&quot;,&quot;container-title&quot;:&quot;Microbiology&quot;,&quot;page&quot;:&quot;627-631&quot;,&quot;volume&quot;:&quot;148&quot;,&quot;issue&quot;:&quot;3&quot;,&quot;source&quot;:&quot;mic.sgmjournals.org&quot;,&quot;ISSN&quot;:&quot;1350-0872, 1465-2080&quot;,&quot;shortTitle&quot;:&quot;Sinorhizobial chemotaxis&quot;,&quot;journalAbbreviation&quot;:&quot;Microbiology&quot;,&quot;language&quot;:&quot;en&quot;,&quot;author&quot;:[{&quot;family&quot;:&quot;Schmitt&quot;,&quot;given&quot;:&quot;Rüdiger&quot;}],&quot;issued&quot;:{&quot;date-parts&quot;:[[2002,3,1]]},&quot;accessed&quot;:{&quot;date-parts&quot;:[[2012,7,9]]}}}],&quot;schema&quot;:&quot;https://github.com/citation-style-language/schema/raw/master/csl-citation.json&quot;} RNDMmI93dyXgg"/><text:span text:style-name="T22">.</text:span></text:p>
            </text:list-item>
          </text:list>
        </text:list-item>
      </text:list>
      <text:p text:style-name="P18">The closely-related Rhodobacter sphaeroides utilizes a brake <text:reference-mark-start text:name="ZOTERO_ITEM CSL_CITATION {&quot;citationID&quot;:&quot;13v0cdejcf&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nTTAivvGMb"/>(Pilizota et al., 2009)<text:reference-mark-end text:name="ZOTERO_ITEM CSL_CITATION {&quot;citationID&quot;:&quot;13v0cdejcf&quot;,&quot;properties&quot;:{&quot;formattedCitation&quot;:&quot;(Pilizota et al., 2009)&quot;,&quot;plainCitation&quot;:&quot;(Pilizota et al., 2009)&quot;},&quot;citationItems&quot;:[{&quot;id&quot;:2302,&quot;uris&quot;:[&quot;http://zotero.org/users/316567/items/CSE5JA96&quot;],&quot;uri&quot;:[&quot;http://zotero.org/users/316567/items/CSE5JA96&quot;],&quot;itemData&quot;:{&quot;id&quot;:2302,&quot;type&quot;:&quot;article-journal&quot;,&quot;title&quot;:&quot;A Molecular Brake, Not a Clutch, Stops the Rhodobacter Sphaeroides Flagellar Motor&quot;,&quot;container-title&quot;:&quot;Proceedings of the National Academy of Sciences&quot;,&quot;page&quot;:&quot;11582-11587&quot;,&quot;volume&quot;:&quot;106&quot;,&quot;issue&quot;:&quot;28&quot;,&quot;source&quot;:&quot;www.pnas.org&quot;,&quot;abstract&quot;:&quot;Many bacterial species swim by employing ion-driven molecular motors that power the rotation of helical filaments. Signals are transmitted to the motor from the external environment via the chemotaxis pathway. In bidirectional motors, the binding of phosphorylated CheY (CheY-P) to the motor is presumed to instigate conformational changes that result in a different rotor-stator interface, resulting in rotation in the alternative direction. Controlling when this switch occurs enables bacteria to accumulate in areas favorable for their survival. Unlike most species that swim with bidirectional motors, Rhodobacter sphaeroides employs a single stop-start flagellar motor. Here, we asked, how does the binding of CheY-P stop the motor in R. sphaeroides—using a clutch or a brake? By applying external force with viscous flow or optical tweezers, we show that the R. sphaeroides motor is stopped using a brake. The motor stops at 27–28 discrete angles, locked in place by a relatively high torque, approximately 2–3 times its stall torque.&quot;,&quot;DOI&quot;:&quot;10.1073/pnas.0813164106&quot;,&quot;ISSN&quot;:&quot;0027-8424, 1091-6490&quot;,&quot;journalAbbreviation&quot;:&quot;PNAS&quot;,&quot;language&quot;:&quot;en&quot;,&quot;author&quot;:[{&quot;family&quot;:&quot;Pilizota&quot;,&quot;given&quot;:&quot;Teuta&quot;},{&quot;family&quot;:&quot;Brown&quot;,&quot;given&quot;:&quot;Mostyn T&quot;},{&quot;family&quot;:&quot;Leake&quot;,&quot;given&quot;:&quot;Mark C&quot;},{&quot;family&quot;:&quot;Branch&quot;,&quot;given&quot;:&quot;Richard W&quot;},{&quot;family&quot;:&quot;Berry&quot;,&quot;given&quot;:&quot;Richard M&quot;},{&quot;family&quot;:&quot;Armitage&quot;,&quot;given&quot;:&quot;Judith P&quot;}],&quot;issued&quot;:{&quot;date-parts&quot;:[[2009,7,14]]},&quot;accessed&quot;:{&quot;date-parts&quot;:[[2012,4,23]]}}}],&quot;schema&quot;:&quot;https://github.com/citation-style-language/schema/raw/master/csl-citation.json&quot;} RNDnTTAivvGMb"/> (E. coli has been shown not to have a brake, <text:reference-mark-start text:name="ZOTERO_ITEM CSL_CITATION {&quot;citationID&quot;:&quot;218f84kpbb&quot;,&quot;properties&quot;:{&quot;formattedCitation&quot;:&quot;(Berry and Berg, 1997)&quot;,&quot;plainCitation&quot;:&quot;(Berry and Berg, 1997)&quot;},&quot;citationItems&quot;:[{&quot;id&quot;:1946,&quot;uris&quot;:[&quot;http://zotero.org/users/316567/items/6CM59VAE&quot;],&quot;uri&quot;:[&quot;http://zotero.org/users/316567/items/6CM59VAE&quot;],&quot;itemData&quot;:{&quot;id&quot;:1946,&quot;type&quot;:&quot;article-journal&quot;,&quot;title&quot;:&quot;Absence of a Barrier to Backwards Rotation of the Bacterial Flagellar Motor Demonstrated with Optical Tweezers&quot;,&quot;container-title&quot;:&quot;Proceedings of the National Academy of Sciences&quot;,&quot;page&quot;:&quot;14433-14437&quot;,&quot;volume&quot;:&quot;94&quot;,&quot;issue&quot;:&quot;26&quot;,&quot;source&quot;:&quot;www.pnas.org&quot;,&quot;abstract&quot;:&quot;A cell of the bacterium Escherichia coli was tethered covalently to a glass coverslip by a single flagellum, and its rotation was stopped by using optical tweezers. The tweezers acted directly on the cell body or indirectly, via a trapped polystyrene bead. The torque generated by the flagellar motor was determined by measuring the displacement of the laser beam on a quadrant photodiode. The coverslip was mounted on a computer-controlled piezo-electric stage that moved the tether point in a circle around the center of the trap so that the speed of rotation of the motor could be varied. The motor generated ≈4500 pN nm of torque at all angles, regardless of whether it was stalled, allowed to rotate very slowly forwards, or driven very slowly backwards. This argues against models of motor function in which rotation is tightly coupled to proton transit and back-transport of protons is severely limited.&quot;,&quot;ISSN&quot;:&quot;0027-8424, 1091-6490&quot;,&quot;journalAbbreviation&quot;:&quot;PNAS&quot;,&quot;language&quot;:&quot;en&quot;,&quot;author&quot;:[{&quot;family&quot;:&quot;Berry&quot;,&quot;given&quot;:&quot;Richard M&quot;},{&quot;family&quot;:&quot;Berg&quot;,&quot;given&quot;:&quot;Howard C&quot;}],&quot;issued&quot;:{&quot;date-parts&quot;:[[1997,12,23]]},&quot;accessed&quot;:{&quot;date-parts&quot;:[[2012,6,5]]}}}],&quot;schema&quot;:&quot;https://github.com/citation-style-language/schema/raw/master/csl-citation.json&quot;} RND72CIMaMsDb"/>(Berry and Berg, 1997)<text:reference-mark-end text:name="ZOTERO_ITEM CSL_CITATION {&quot;citationID&quot;:&quot;218f84kpbb&quot;,&quot;properties&quot;:{&quot;formattedCitation&quot;:&quot;(Berry and Berg, 1997)&quot;,&quot;plainCitation&quot;:&quot;(Berry and Berg, 1997)&quot;},&quot;citationItems&quot;:[{&quot;id&quot;:1946,&quot;uris&quot;:[&quot;http://zotero.org/users/316567/items/6CM59VAE&quot;],&quot;uri&quot;:[&quot;http://zotero.org/users/316567/items/6CM59VAE&quot;],&quot;itemData&quot;:{&quot;id&quot;:1946,&quot;type&quot;:&quot;article-journal&quot;,&quot;title&quot;:&quot;Absence of a Barrier to Backwards Rotation of the Bacterial Flagellar Motor Demonstrated with Optical Tweezers&quot;,&quot;container-title&quot;:&quot;Proceedings of the National Academy of Sciences&quot;,&quot;page&quot;:&quot;14433-14437&quot;,&quot;volume&quot;:&quot;94&quot;,&quot;issue&quot;:&quot;26&quot;,&quot;source&quot;:&quot;www.pnas.org&quot;,&quot;abstract&quot;:&quot;A cell of the bacterium Escherichia coli was tethered covalently to a glass coverslip by a single flagellum, and its rotation was stopped by using optical tweezers. The tweezers acted directly on the cell body or indirectly, via a trapped polystyrene bead. The torque generated by the flagellar motor was determined by measuring the displacement of the laser beam on a quadrant photodiode. The coverslip was mounted on a computer-controlled piezo-electric stage that moved the tether point in a circle around the center of the trap so that the speed of rotation of the motor could be varied. The motor generated ≈4500 pN nm of torque at all angles, regardless of whether it was stalled, allowed to rotate very slowly forwards, or driven very slowly backwards. This argues against models of motor function in which rotation is tightly coupled to proton transit and back-transport of protons is severely limited.&quot;,&quot;ISSN&quot;:&quot;0027-8424, 1091-6490&quot;,&quot;journalAbbreviation&quot;:&quot;PNAS&quot;,&quot;language&quot;:&quot;en&quot;,&quot;author&quot;:[{&quot;family&quot;:&quot;Berry&quot;,&quot;given&quot;:&quot;Richard M&quot;},{&quot;family&quot;:&quot;Berg&quot;,&quot;given&quot;:&quot;Howard C&quot;}],&quot;issued&quot;:{&quot;date-parts&quot;:[[1997,12,23]]},&quot;accessed&quot;:{&quot;date-parts&quot;:[[2012,6,5]]}}}],&quot;schema&quot;:&quot;https://github.com/citation-style-language/schema/raw/master/csl-citation.json&quot;} RND72CIMaMsDb"/>).</text:p>
      <text:p text:style-name="P18">Borrelia: motors at each end will spin in different directions, and this is independent of chemotaxis, indicating that it's a property of the motors themselves <text:reference-mark-start text:name="ZOTERO_ITEM CSL_CITATION {&quot;citationID&quot;:&quot;7ph6q4net&quot;,&quot;properties&quot;:{&quot;formattedCitation&quot;:&quot;(Li et al., 2002)&quot;,&quot;plainCitation&quot;:&quot;(Li et al., 2002)&quot;},&quot;citationItems&quot;:[{&quot;id&quot;:2694,&quot;uris&quot;:[&quot;http://zotero.org/users/316567/items/R3P6TQDJ&quot;],&quot;uri&quot;:[&quot;http://zotero.org/users/316567/items/R3P6TQDJ&quot;],&quot;itemData&quot;:{&quot;id&quot;:2694,&quot;type&quot;:&quot;article-journal&quot;,&quot;title&quot;:&quot;Asymmetrical Flagellar Rotation in Borrelia Burgdorferi Nonchemotactic Mutants&quot;,&quot;container-title&quot;:&quot;Proceedings of the National Academy of Sciences&quot;,&quot;page&quot;:&quot;6169-6174&quot;,&quot;volume&quot;:&quot;99&quot;,&quot;issue&quot;:&quot;9&quot;,&quot;source&quot;:&quot;www.pnas.org&quot;,&quot;abstract&quot;:&quot;The Lyme disease spirochete Borrelia burgdorferi has bundles of periplasmic flagella subpolarly located at each cell end. These bundles rotate in opposite directions during translational motility. When not translating, they rotate in the same direction, and the cells flex. Here, we present evidence that asymmetrical rotation of the bundles during translation does not depend upon the chemotaxis signal transduction system. The histidine kinase CheA is known to be an essential component in the signaling pathway for bacterial chemotaxis. Mutants of cheA in flagellated bacteria continually rotate their flagella in one direction. B. burgdorferi has two copies of cheA designated cheA1 and cheA2. Both genes were found to be expressed in growing cells. We reasoned that if chemotaxis were essential for asymmetrical rotation of the flagellar bundles, and if the flagellar motors at both cell ends were identical, inactivation of the two cheA genes should result in cells that constantly flex. To test this hypothesis, the signaling pathway was completely blocked by constructing the double mutant cheA1∷kan cheA2∷ermC. This double mutant was deficient in chemotaxis. Rather than flexing, it failed to reverse, and it continually translated only in one direction. Video microscopy of mutant cells indicated that both bundles actively rotated. The results indicate that asymmetrical rotation of the flagellar bundles of spirochetes does not depend upon the chemotaxis system but rather upon differences between the two flagellar bundles. We propose that certain factors within the spirochete localize at the flagellar motors at one end of the cell to effect this asymmetry.&quot;,&quot;DOI&quot;:&quot;10.1073/pnas.092010499&quot;,&quot;ISSN&quot;:&quot;0027-8424, 1091-6490&quot;,&quot;journalAbbreviation&quot;:&quot;PNAS&quot;,&quot;language&quot;:&quot;en&quot;,&quot;author&quot;:[{&quot;family&quot;:&quot;Li&quot;,&quot;given&quot;:&quot;Chunhao&quot;},{&quot;family&quot;:&quot;Bakker&quot;,&quot;given&quot;:&quot;Richard G&quot;},{&quot;family&quot;:&quot;Motaleb&quot;,&quot;given&quot;:&quot;Md. Abdul&quot;},{&quot;family&quot;:&quot;Sartakova&quot;,&quot;given&quot;:&quot;Marina L&quot;},{&quot;family&quot;:&quot;Cabello&quot;,&quot;given&quot;:&quot;Felipe C&quot;},{&quot;family&quot;:&quot;Charon&quot;,&quot;given&quot;:&quot;Nyles W&quot;}],&quot;issued&quot;:{&quot;date-parts&quot;:[[2002,4,30]]},&quot;accessed&quot;:{&quot;date-parts&quot;:[[2012,5,29]]}}}],&quot;schema&quot;:&quot;https://github.com/citation-style-language/schema/raw/master/csl-citation.json&quot;} RNDWesZmBYmsA"/>(Li et al., 2002)<text:reference-mark-end text:name="ZOTERO_ITEM CSL_CITATION {&quot;citationID&quot;:&quot;7ph6q4net&quot;,&quot;properties&quot;:{&quot;formattedCitation&quot;:&quot;(Li et al., 2002)&quot;,&quot;plainCitation&quot;:&quot;(Li et al., 2002)&quot;},&quot;citationItems&quot;:[{&quot;id&quot;:2694,&quot;uris&quot;:[&quot;http://zotero.org/users/316567/items/R3P6TQDJ&quot;],&quot;uri&quot;:[&quot;http://zotero.org/users/316567/items/R3P6TQDJ&quot;],&quot;itemData&quot;:{&quot;id&quot;:2694,&quot;type&quot;:&quot;article-journal&quot;,&quot;title&quot;:&quot;Asymmetrical Flagellar Rotation in Borrelia Burgdorferi Nonchemotactic Mutants&quot;,&quot;container-title&quot;:&quot;Proceedings of the National Academy of Sciences&quot;,&quot;page&quot;:&quot;6169-6174&quot;,&quot;volume&quot;:&quot;99&quot;,&quot;issue&quot;:&quot;9&quot;,&quot;source&quot;:&quot;www.pnas.org&quot;,&quot;abstract&quot;:&quot;The Lyme disease spirochete Borrelia burgdorferi has bundles of periplasmic flagella subpolarly located at each cell end. These bundles rotate in opposite directions during translational motility. When not translating, they rotate in the same direction, and the cells flex. Here, we present evidence that asymmetrical rotation of the bundles during translation does not depend upon the chemotaxis signal transduction system. The histidine kinase CheA is known to be an essential component in the signaling pathway for bacterial chemotaxis. Mutants of cheA in flagellated bacteria continually rotate their flagella in one direction. B. burgdorferi has two copies of cheA designated cheA1 and cheA2. Both genes were found to be expressed in growing cells. We reasoned that if chemotaxis were essential for asymmetrical rotation of the flagellar bundles, and if the flagellar motors at both cell ends were identical, inactivation of the two cheA genes should result in cells that constantly flex. To test this hypothesis, the signaling pathway was completely blocked by constructing the double mutant cheA1∷kan cheA2∷ermC. This double mutant was deficient in chemotaxis. Rather than flexing, it failed to reverse, and it continually translated only in one direction. Video microscopy of mutant cells indicated that both bundles actively rotated. The results indicate that asymmetrical rotation of the flagellar bundles of spirochetes does not depend upon the chemotaxis system but rather upon differences between the two flagellar bundles. We propose that certain factors within the spirochete localize at the flagellar motors at one end of the cell to effect this asymmetry.&quot;,&quot;DOI&quot;:&quot;10.1073/pnas.092010499&quot;,&quot;ISSN&quot;:&quot;0027-8424, 1091-6490&quot;,&quot;journalAbbreviation&quot;:&quot;PNAS&quot;,&quot;language&quot;:&quot;en&quot;,&quot;author&quot;:[{&quot;family&quot;:&quot;Li&quot;,&quot;given&quot;:&quot;Chunhao&quot;},{&quot;family&quot;:&quot;Bakker&quot;,&quot;given&quot;:&quot;Richard G&quot;},{&quot;family&quot;:&quot;Motaleb&quot;,&quot;given&quot;:&quot;Md. Abdul&quot;},{&quot;family&quot;:&quot;Sartakova&quot;,&quot;given&quot;:&quot;Marina L&quot;},{&quot;family&quot;:&quot;Cabello&quot;,&quot;given&quot;:&quot;Felipe C&quot;},{&quot;family&quot;:&quot;Charon&quot;,&quot;given&quot;:&quot;Nyles W&quot;}],&quot;issued&quot;:{&quot;date-parts&quot;:[[2002,4,30]]},&quot;accessed&quot;:{&quot;date-parts&quot;:[[2012,5,29]]}}}],&quot;schema&quot;:&quot;https://github.com/citation-style-language/schema/raw/master/csl-citation.json&quot;} RNDWesZmBYmsA"/> – I.e, FliG?</text:p>
      <text:list xml:id="list2765629793501753064" text:style-name="L11">
        <text:list-item>
          <text:p text:style-name="P106">Corkscrew action</text:p>
        </text:list-item>
      </text:list>
      <text:p text:style-name="P18">Campy swims very quickly in high viscosity <text:reference-mark-start text:name="ZOTERO_ITEM CSL_CITATION {&quot;citationID&quot;:&quot;n1rjl44so&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ivfqeTFMsk"/>(Ferrero and Lee, 1988)<text:reference-mark-end text:name="ZOTERO_ITEM CSL_CITATION {&quot;citationID&quot;:&quot;n1rjl44so&quot;,&quot;properties&quot;:{&quot;formattedCitation&quot;:&quot;(Ferrero and Lee, 1988)&quot;,&quot;plainCitation&quot;:&quot;(Ferrero and Lee, 1988)&quot;},&quot;citationItems&quot;:[{&quot;id&quot;:2678,&quot;uris&quot;:[&quot;http://zotero.org/users/316567/items/QMRUV2K6&quot;],&quot;uri&quot;:[&quot;http://zotero.org/users/316567/items/QMRUV2K6&quot;],&quot;itemData&quot;:{&quot;id&quot;:2678,&quot;type&quot;:&quot;article-journal&quot;,&quot;title&quot;:&quot;Motility of Campylobacter jejuni in a Viscous Environment: Comparison with Conventional Rod-Shaped Bacteria&quot;,&quot;container-title&quot;:&quot;Journal of General Microbiology&quot;,&quot;page&quot;:&quot;53-59&quot;,&quot;volume&quot;:&quot;134&quot;,&quot;issue&quot;:&quot;1&quot;,&quot;source&quot;:&quot;mic.sgmjournals.org&quot;,&quot;DOI&quot;:&quot;10.1099/00221287-134-1-53&quot;,&quot;ISSN&quot;:&quot;1350-0872, 1465-2080&quot;,&quot;shortTitle&quot;:&quot;Motility of Campylobacter jejuni in a Viscous Environment&quot;,&quot;journalAbbreviation&quot;:&quot;J Gen Microbiol&quot;,&quot;language&quot;:&quot;en&quot;,&quot;author&quot;:[{&quot;family&quot;:&quot;Ferrero&quot;,&quot;given&quot;:&quot;Richard L&quot;},{&quot;family&quot;:&quot;Lee&quot;,&quot;given&quot;:&quot;Adrian&quot;}],&quot;issued&quot;:{&quot;date-parts&quot;:[[1988,1,1]]},&quot;accessed&quot;:{&quot;date-parts&quot;:[[2012,5,2]]}}}],&quot;schema&quot;:&quot;https://github.com/citation-style-language/schema/raw/master/csl-citation.json&quot;} RNDivfqeTFMsk"/></text:p>
      <text:list xml:id="list4259082361050405155" text:style-name="L12">
        <text:list-item>
          <text:p text:style-name="P107">Discuss: A little strange, as C-ring wider?</text:p>
        </text:list-item>
        <text:list-item>
          <text:p text:style-name="P107">Campylobacter has a spirochaete-style swimming mode at these higher viscosities <text:reference-mark-start text:name="ZOTERO_ITEM CSL_CITATION {&quot;citationID&quot;:&quot;1fjhelmasg&quot;,&quot;properties&quot;:{&quot;formattedCitation&quot;:&quot;(Shigematsu et al., 1998)&quot;,&quot;plainCitation&quot;:&quot;(Shigematsu et al., 1998)&quot;},&quot;citationItems&quot;:[{&quot;id&quot;:2827,&quot;uris&quot;:[&quot;http://zotero.org/users/316567/items/UNJSHZV9&quot;],&quot;uri&quot;:[&quot;http://zotero.org/users/316567/items/UNJSHZV9&quot;],&quot;itemData&quot;:{&quot;id&quot;:2827,&quot;type&quot;:&quot;article-journal&quot;,&quot;title&quot;:&quot;Spirochaete-Like Swimming Mode of Campylobacter Jejuni in a Viscous Environment&quot;,&quot;container-title&quot;:&quot;Journal of Medical Microbiology&quot;,&quot;page&quot;:&quot;521-526&quot;,&quot;volume&quot;:&quot;47&quot;,&quot;issue&quot;:&quot;6&quot;,&quot;source&quot;:&quot;jmm.sgmjournals.org&quot;,&quot;DOI&quot;:&quot;10.1099/00222615-47-6-521&quot;,&quot;ISSN&quot;:&quot;0022-2615, 1473-5644&quot;,&quot;journalAbbreviation&quot;:&quot;J Med Microbiol&quot;,&quot;language&quot;:&quot;en&quot;,&quot;author&quot;:[{&quot;family&quot;:&quot;Shigematsu&quot;,&quot;given&quot;:&quot;Mika&quot;},{&quot;family&quot;:&quot;Umeda&quot;,&quot;given&quot;:&quot;Akiko&quot;},{&quot;family&quot;:&quot;Fujimoto&quot;,&quot;given&quot;:&quot;Shuji&quot;},{&quot;family&quot;:&quot;Amako&quot;,&quot;given&quot;:&quot;Kazunobu&quot;}],&quot;issued&quot;:{&quot;date-parts&quot;:[[1998,6,1]]},&quot;accessed&quot;:{&quot;date-parts&quot;:[[2012,6,7]]}}}],&quot;schema&quot;:&quot;https://github.com/citation-style-language/schema/raw/master/csl-citation.json&quot;} RND5eJjrV2p7E"/>(Shigematsu et al., 1998)<text:reference-mark-end text:name="ZOTERO_ITEM CSL_CITATION {&quot;citationID&quot;:&quot;1fjhelmasg&quot;,&quot;properties&quot;:{&quot;formattedCitation&quot;:&quot;(Shigematsu et al., 1998)&quot;,&quot;plainCitation&quot;:&quot;(Shigematsu et al., 1998)&quot;},&quot;citationItems&quot;:[{&quot;id&quot;:2827,&quot;uris&quot;:[&quot;http://zotero.org/users/316567/items/UNJSHZV9&quot;],&quot;uri&quot;:[&quot;http://zotero.org/users/316567/items/UNJSHZV9&quot;],&quot;itemData&quot;:{&quot;id&quot;:2827,&quot;type&quot;:&quot;article-journal&quot;,&quot;title&quot;:&quot;Spirochaete-Like Swimming Mode of Campylobacter Jejuni in a Viscous Environment&quot;,&quot;container-title&quot;:&quot;Journal of Medical Microbiology&quot;,&quot;page&quot;:&quot;521-526&quot;,&quot;volume&quot;:&quot;47&quot;,&quot;issue&quot;:&quot;6&quot;,&quot;source&quot;:&quot;jmm.sgmjournals.org&quot;,&quot;DOI&quot;:&quot;10.1099/00222615-47-6-521&quot;,&quot;ISSN&quot;:&quot;0022-2615, 1473-5644&quot;,&quot;journalAbbreviation&quot;:&quot;J Med Microbiol&quot;,&quot;language&quot;:&quot;en&quot;,&quot;author&quot;:[{&quot;family&quot;:&quot;Shigematsu&quot;,&quot;given&quot;:&quot;Mika&quot;},{&quot;family&quot;:&quot;Umeda&quot;,&quot;given&quot;:&quot;Akiko&quot;},{&quot;family&quot;:&quot;Fujimoto&quot;,&quot;given&quot;:&quot;Shuji&quot;},{&quot;family&quot;:&quot;Amako&quot;,&quot;given&quot;:&quot;Kazunobu&quot;}],&quot;issued&quot;:{&quot;date-parts&quot;:[[1998,6,1]]},&quot;accessed&quot;:{&quot;date-parts&quot;:[[2012,6,7]]}}}],&quot;schema&quot;:&quot;https://github.com/citation-style-language/schema/raw/master/csl-citation.json&quot;} RND5eJjrV2p7E"/>.</text:p>
        </text:list-item>
      </text:list>
      <text:p text:style-name="Text_20_body">Pseudomonas citronellolis 'backs up' <text:reference-mark-start text:name="ZOTERO_ITEM CSL_CITATION {&quot;citationID&quot;:&quot;hjh1lp66n&quot;,&quot;properties&quot;:{&quot;formattedCitation&quot;:&quot;(Taylor and Koshland, 1974)&quot;,&quot;plainCitation&quot;:&quot;(Taylor and Koshland, 1974)&quot;},&quot;citationItems&quot;:[{&quot;id&quot;:2579,&quot;uris&quot;:[&quot;http://zotero.org/users/316567/items/MJSDNZGP&quot;],&quot;uri&quot;:[&quot;http://zotero.org/users/316567/items/MJSDNZGP&quot;],&quot;itemData&quot;:{&quot;id&quot;:2579,&quot;type&quot;:&quot;article-journal&quot;,&quot;title&quot;:&quot;Reversal of Flagellar Rotation in Monotrichous and Peritrichous Bacteria: Generation of Changes in Direction&quot;,&quot;container-title&quot;:&quot;Journal of Bacteriology&quot;,&quot;page&quot;:&quot;640-642&quot;,&quot;volume&quot;:&quot;119&quot;,&quot;issue&quot;:&quot;2&quot;,&quot;source&quot;:&quot;jb.asm.org&quot;,&quot;ISSN&quot;:&quot;0021-9193, 1098-5530&quot;,&quot;shortTitle&quot;:&quot;Reversal of Flagellar Rotation in Monotrichous and Peritrichous Bacteria&quot;,&quot;journalAbbreviation&quot;:&quot;J. Bacteriol.&quot;,&quot;language&quot;:&quot;en&quot;,&quot;author&quot;:[{&quot;family&quot;:&quot;Taylor&quot;,&quot;given&quot;:&quot;Barry L.&quot;},{&quot;family&quot;:&quot;Koshland&quot;,&quot;given&quot;:&quot;D. E.&quot;}],&quot;issued&quot;:{&quot;date-parts&quot;:[[1974,8,1]]},&quot;accessed&quot;:{&quot;date-parts&quot;:[[2012,10,16]]}}}],&quot;schema&quot;:&quot;https://github.com/citation-style-language/schema/raw/master/csl-citation.json&quot;} RNDOh9i1uTHYu"/>(Taylor and Koshland, 1974)<text:reference-mark-end text:name="ZOTERO_ITEM CSL_CITATION {&quot;citationID&quot;:&quot;hjh1lp66n&quot;,&quot;properties&quot;:{&quot;formattedCitation&quot;:&quot;(Taylor and Koshland, 1974)&quot;,&quot;plainCitation&quot;:&quot;(Taylor and Koshland, 1974)&quot;},&quot;citationItems&quot;:[{&quot;id&quot;:2579,&quot;uris&quot;:[&quot;http://zotero.org/users/316567/items/MJSDNZGP&quot;],&quot;uri&quot;:[&quot;http://zotero.org/users/316567/items/MJSDNZGP&quot;],&quot;itemData&quot;:{&quot;id&quot;:2579,&quot;type&quot;:&quot;article-journal&quot;,&quot;title&quot;:&quot;Reversal of Flagellar Rotation in Monotrichous and Peritrichous Bacteria: Generation of Changes in Direction&quot;,&quot;container-title&quot;:&quot;Journal of Bacteriology&quot;,&quot;page&quot;:&quot;640-642&quot;,&quot;volume&quot;:&quot;119&quot;,&quot;issue&quot;:&quot;2&quot;,&quot;source&quot;:&quot;jb.asm.org&quot;,&quot;ISSN&quot;:&quot;0021-9193, 1098-5530&quot;,&quot;shortTitle&quot;:&quot;Reversal of Flagellar Rotation in Monotrichous and Peritrichous Bacteria&quot;,&quot;journalAbbreviation&quot;:&quot;J. Bacteriol.&quot;,&quot;language&quot;:&quot;en&quot;,&quot;author&quot;:[{&quot;family&quot;:&quot;Taylor&quot;,&quot;given&quot;:&quot;Barry L.&quot;},{&quot;family&quot;:&quot;Koshland&quot;,&quot;given&quot;:&quot;D. E.&quot;}],&quot;issued&quot;:{&quot;date-parts&quot;:[[1974,8,1]]},&quot;accessed&quot;:{&quot;date-parts&quot;:[[2012,10,16]]}}}],&quot;schema&quot;:&quot;https://github.com/citation-style-language/schema/raw/master/csl-citation.json&quot;} RNDOh9i1uTHYu"/></text:p>
      <text:h text:style-name="Heading_20_2" text:outline-level="3">Other aspects of diversity</text:h>
      <text:p text:style-name="Text_20_body"><text:span text:style-name="T93">Thermotolerance. </text:span><text:span text:style-name="T86">Thermotoga aquifex, T. roseum </text:span><text:reference-mark-start text:name="ZOTERO_ITEM CSL_CITATION {&quot;citationID&quot;:&quot;2j8oeott2c&quot;,&quot;properties&quot;:{&quot;formattedCitation&quot;:&quot;(Wu et al., 2009)&quot;,&quot;plainCitation&quot;:&quot;(Wu et al., 2009)&quot;},&quot;citationItems&quot;:[{&quot;id&quot;:2094,&quot;uris&quot;:[&quot;http://zotero.org/users/316567/items/74EUZR79&quot;],&quot;uri&quot;:[&quot;http://zotero.org/users/316567/items/74EUZR79&quot;],&quot;itemData&quot;:{&quot;id&quot;:2094,&quot;type&quot;:&quot;article-journal&quot;,&quot;title&quot;:&quot;Complete Genome Sequence of the Aerobic CO-Oxidizing Thermophile Thermomicrobium roseum&quot;,&quot;container-title&quot;:&quot;PLoS ONE&quot;,&quot;page&quot;:&quot;e4207&quot;,&quot;volume&quot;:&quot;4&quot;,&quot;issue&quot;:&quot;1&quot;,&quot;source&quot;:&quot;PLoS ONE&quot;,&quot;abstract&quot;:&quot;In order to enrich the phylogenetic diversity represented in the available sequenced bacterial genomes and as part of an “Assembling the Tree of Life” project, we determined the genome sequence of Thermomicrobium roseum DSM 5159. T. roseum DSM 5159 is a red-pigmented, rod-shaped, Gram-negative extreme thermophile isolated from a hot spring that possesses both an atypical cell wall composition and an unusual cell membrane that is composed entirely of long-chain 1,2-diols. Its genome is composed of two circular DNA elements, one of 2,006,217 bp (referred to as the chromosome) and one of 919,596 bp (referred to as the megaplasmid). Strikingly, though few standard housekeeping genes are found on the megaplasmid, it does encode a complete system for chemotaxis including both chemosensory components and an entire flagellar apparatus. This is the first known example of a complete flagellar system being encoded on a plasmid and suggests a straightforward means for lateral transfer of flagellum-based motility. Phylogenomic analyses support the recent rRNA-based analyses that led to T. roseum being removed from the phylum Thermomicrobia and assigned to the phylum Chloroflexi. Because T. roseum is a deep-branching member of this phylum, analysis of its genome provides insights into the evolution of the Chloroflexi. In addition, even though this species is not photosynthetic, analysis of the genome provides some insight into the origins of photosynthesis in the Chloroflexi. Metabolic pathway reconstructions and experimental studies revealed new aspects of the biology of this species. For example, we present evidence that T. roseum oxidizes CO aerobically, making it the first thermophile known to do so. In addition, we propose that glycosylation of its carotenoids plays a crucial role in the adaptation of the cell membrane to this bacterium's thermophilic lifestyle. Analyses of published metagenomic sequences from two hot springs similar to the one from which this strain was isolated, show that close relatives of T. roseum DSM 5159 are present but have some key differences from the strain sequenced.&quot;,&quot;DOI&quot;:&quot;10.1371/journal.pone.0004207&quot;,&quot;journalAbbreviation&quot;:&quot;PLoS ONE&quot;,&quot;author&quot;:[{&quot;family&quot;:&quot;Wu&quot;,&quot;given&quot;:&quot;Dongying&quot;},{&quot;family&quot;:&quot;Raymond&quot;,&quot;given&quot;:&quot;Jason&quot;},{&quot;family&quot;:&quot;Wu&quot;,&quot;given&quot;:&quot;Martin&quot;},{&quot;family&quot;:&quot;Chatterji&quot;,&quot;given&quot;:&quot;Sourav&quot;},{&quot;family&quot;:&quot;Ren&quot;,&quot;given&quot;:&quot;Qinghu&quot;},{&quot;family&quot;:&quot;Graham&quot;,&quot;given&quot;:&quot;Joel E.&quot;},{&quot;family&quot;:&quot;Bryant&quot;,&quot;given&quot;:&quot;Donald A.&quot;},{&quot;family&quot;:&quot;Robb&quot;,&quot;given&quot;:&quot;Frank&quot;},{&quot;family&quot;:&quot;Colman&quot;,&quot;given&quot;:&quot;Albert&quot;},{&quot;family&quot;:&quot;Tallon&quot;,&quot;given&quot;:&quot;Luke J.&quot;},{&quot;family&quot;:&quot;Badger&quot;,&quot;given&quot;:&quot;Jonathan H.&quot;},{&quot;family&quot;:&quot;Madupu&quot;,&quot;given&quot;:&quot;Ramana&quot;},{&quot;family&quot;:&quot;Ward&quot;,&quot;given&quot;:&quot;Naomi L.&quot;},{&quot;family&quot;:&quot;Eisen&quot;,&quot;given&quot;:&quot;Jonathan A.&quot;}],&quot;issued&quot;:{&quot;date-parts&quot;:[[&quot;2009&quot;,1,16]]},&quot;accessed&quot;:{&quot;date-parts&quot;:[[2012,10,17]]}}}],&quot;schema&quot;:&quot;https://github.com/citation-style-language/schema/raw/master/csl-citation.json&quot;} RND2or22ww0al"/><text:span text:style-name="T86">(Wu et al., 2009)</text:span><text:reference-mark-end text:name="ZOTERO_ITEM CSL_CITATION {&quot;citationID&quot;:&quot;2j8oeott2c&quot;,&quot;properties&quot;:{&quot;formattedCitation&quot;:&quot;(Wu et al., 2009)&quot;,&quot;plainCitation&quot;:&quot;(Wu et al., 2009)&quot;},&quot;citationItems&quot;:[{&quot;id&quot;:2094,&quot;uris&quot;:[&quot;http://zotero.org/users/316567/items/74EUZR79&quot;],&quot;uri&quot;:[&quot;http://zotero.org/users/316567/items/74EUZR79&quot;],&quot;itemData&quot;:{&quot;id&quot;:2094,&quot;type&quot;:&quot;article-journal&quot;,&quot;title&quot;:&quot;Complete Genome Sequence of the Aerobic CO-Oxidizing Thermophile Thermomicrobium roseum&quot;,&quot;container-title&quot;:&quot;PLoS ONE&quot;,&quot;page&quot;:&quot;e4207&quot;,&quot;volume&quot;:&quot;4&quot;,&quot;issue&quot;:&quot;1&quot;,&quot;source&quot;:&quot;PLoS ONE&quot;,&quot;abstract&quot;:&quot;In order to enrich the phylogenetic diversity represented in the available sequenced bacterial genomes and as part of an “Assembling the Tree of Life” project, we determined the genome sequence of Thermomicrobium roseum DSM 5159. T. roseum DSM 5159 is a red-pigmented, rod-shaped, Gram-negative extreme thermophile isolated from a hot spring that possesses both an atypical cell wall composition and an unusual cell membrane that is composed entirely of long-chain 1,2-diols. Its genome is composed of two circular DNA elements, one of 2,006,217 bp (referred to as the chromosome) and one of 919,596 bp (referred to as the megaplasmid). Strikingly, though few standard housekeeping genes are found on the megaplasmid, it does encode a complete system for chemotaxis including both chemosensory components and an entire flagellar apparatus. This is the first known example of a complete flagellar system being encoded on a plasmid and suggests a straightforward means for lateral transfer of flagellum-based motility. Phylogenomic analyses support the recent rRNA-based analyses that led to T. roseum being removed from the phylum Thermomicrobia and assigned to the phylum Chloroflexi. Because T. roseum is a deep-branching member of this phylum, analysis of its genome provides insights into the evolution of the Chloroflexi. In addition, even though this species is not photosynthetic, analysis of the genome provides some insight into the origins of photosynthesis in the Chloroflexi. Metabolic pathway reconstructions and experimental studies revealed new aspects of the biology of this species. For example, we present evidence that T. roseum oxidizes CO aerobically, making it the first thermophile known to do so. In addition, we propose that glycosylation of its carotenoids plays a crucial role in the adaptation of the cell membrane to this bacterium's thermophilic lifestyle. Analyses of published metagenomic sequences from two hot springs similar to the one from which this strain was isolated, show that close relatives of T. roseum DSM 5159 are present but have some key differences from the strain sequenced.&quot;,&quot;DOI&quot;:&quot;10.1371/journal.pone.0004207&quot;,&quot;journalAbbreviation&quot;:&quot;PLoS ONE&quot;,&quot;author&quot;:[{&quot;family&quot;:&quot;Wu&quot;,&quot;given&quot;:&quot;Dongying&quot;},{&quot;family&quot;:&quot;Raymond&quot;,&quot;given&quot;:&quot;Jason&quot;},{&quot;family&quot;:&quot;Wu&quot;,&quot;given&quot;:&quot;Martin&quot;},{&quot;family&quot;:&quot;Chatterji&quot;,&quot;given&quot;:&quot;Sourav&quot;},{&quot;family&quot;:&quot;Ren&quot;,&quot;given&quot;:&quot;Qinghu&quot;},{&quot;family&quot;:&quot;Graham&quot;,&quot;given&quot;:&quot;Joel E.&quot;},{&quot;family&quot;:&quot;Bryant&quot;,&quot;given&quot;:&quot;Donald A.&quot;},{&quot;family&quot;:&quot;Robb&quot;,&quot;given&quot;:&quot;Frank&quot;},{&quot;family&quot;:&quot;Colman&quot;,&quot;given&quot;:&quot;Albert&quot;},{&quot;family&quot;:&quot;Tallon&quot;,&quot;given&quot;:&quot;Luke J.&quot;},{&quot;family&quot;:&quot;Badger&quot;,&quot;given&quot;:&quot;Jonathan H.&quot;},{&quot;family&quot;:&quot;Madupu&quot;,&quot;given&quot;:&quot;Ramana&quot;},{&quot;family&quot;:&quot;Ward&quot;,&quot;given&quot;:&quot;Naomi L.&quot;},{&quot;family&quot;:&quot;Eisen&quot;,&quot;given&quot;:&quot;Jonathan A.&quot;}],&quot;issued&quot;:{&quot;date-parts&quot;:[[&quot;2009&quot;,1,16]]},&quot;accessed&quot;:{&quot;date-parts&quot;:[[2012,10,17]]}}}],&quot;schema&quot;:&quot;https://github.com/citation-style-language/schema/raw/master/csl-citation.json&quot;} RND2or22ww0al"/><text:span text:style-name="T86">, Acidothermus cellulolyticus 11B [TaxID 351607]</text:span></text:p>
      <text:p text:style-name="Text_20_body">Piezotolerance. <text:reference-mark-start text:name="ZOTERO_ITEM CSL_CITATION {&quot;citationID&quot;:&quot;2mqpgoihi8&quot;,&quot;properties&quot;:{&quot;formattedCitation&quot;:&quot;(Eloe et al., 2008)&quot;,&quot;plainCitation&quot;:&quot;(Eloe et al., 2008)&quot;},&quot;citationItems&quot;:[{&quot;id&quot;:2883,&quot;uris&quot;:[&quot;http://zotero.org/users/316567/items/W5VRB82A&quot;],&quot;uri&quot;:[&quot;http://zotero.org/users/316567/items/W5VRB82A&quot;],&quot;itemData&quot;:{&quot;id&quot;:2883,&quot;type&quot;:&quot;article-journal&quot;,&quot;title&quot;:&quot;The Deep-Sea Bacterium Photobacterium Profundum SS9 Utilizes Separate Flagellar Systems for Swimming and Swarming Under High-Pressure Conditions&quot;,&quot;container-title&quot;:&quot;Applied and Environmental Microbiology&quot;,&quot;page&quot;:&quot;6298-6305&quot;,&quot;volume&quot;:&quot;74&quot;,&quot;issue&quot;:&quot;20&quot;,&quot;source&quot;:&quot;aem.asm.org&quot;,&quot;abstract&quot;:&quot;Motility is a critical function needed for nutrient acquisition, biofilm formation, and the avoidance of harmful chemicals and predators. Flagellar motility is one of the most pressure-sensitive cellular processes in mesophilic bacteria; therefore, it is ecologically relevant to determine how deep-sea microbes have adapted their motility systems for functionality at depth. In this study, the motility of the deep-sea piezophilic bacterium Photobacterium profundum SS9 was investigated and compared with that of the related shallow-water piezosensitive strain Photobacterium profundum 3TCK, as well as that of the well-studied piezosensitive bacterium Escherichia coli. The SS9 genome contains two flagellar gene clusters: a polar flagellum gene cluster (PF) and a putative lateral flagellum gene cluster (LF). In-frame deletions were constructed in the two flagellin genes located within the PF cluster (flaA and flaC), the one flagellin gene located within the LF cluster (flaB), a component of a putative sodium-driven flagellar motor (motA2), and a component of a putative proton-driven flagellar motor (motA1). SS9 PF flaA, flaC, and motA2 mutants were defective in motility under all conditions tested. In contrast, the flaB and motA1 mutants were defective only under conditions of high pressure and high viscosity. flaB and motA1 gene expression was strongly induced by elevated pressure plus increased viscosity. Direct swimming velocity measurements were obtained using a high-pressure microscopic chamber, where increases in pressure resulted in a striking decrease in swimming velocity for E. coli and a gradual reduction for 3TCK which proceeded up to 120 MPa, while SS9 increased swimming velocity at 30 MPa and maintained motility up to a maximum pressure of 150 MPa. Our results indicate that P. profundum SS9 possesses two distinct flagellar systems, both of which have acquired dramatic adaptations for optimal functionality under high-pressure conditions.&quot;,&quot;DOI&quot;:&quot;10.1128/AEM.01316-08&quot;,&quot;ISSN&quot;:&quot;0099-2240, 1098-5336&quot;,&quot;journalAbbreviation&quot;:&quot;Appl. Environ. Microbiol.&quot;,&quot;language&quot;:&quot;en&quot;,&quot;author&quot;:[{&quot;family&quot;:&quot;Eloe&quot;,&quot;given&quot;:&quot;Emiley A&quot;},{&quot;family&quot;:&quot;Lauro&quot;,&quot;given&quot;:&quot;Federico M&quot;},{&quot;family&quot;:&quot;Vogel&quot;,&quot;given&quot;:&quot;Rudi F&quot;},{&quot;family&quot;:&quot;Bartlett&quot;,&quot;given&quot;:&quot;Douglas H&quot;}],&quot;issued&quot;:{&quot;date-parts&quot;:[[2008,10,15]]},&quot;accessed&quot;:{&quot;date-parts&quot;:[[2012,5,30]]}}}],&quot;schema&quot;:&quot;https://github.com/citation-style-language/schema/raw/master/csl-citation.json&quot;} RNDqOBNzCWzKz"/>(Eloe et al., 2008)<text:reference-mark-end text:name="ZOTERO_ITEM CSL_CITATION {&quot;citationID&quot;:&quot;2mqpgoihi8&quot;,&quot;properties&quot;:{&quot;formattedCitation&quot;:&quot;(Eloe et al., 2008)&quot;,&quot;plainCitation&quot;:&quot;(Eloe et al., 2008)&quot;},&quot;citationItems&quot;:[{&quot;id&quot;:2883,&quot;uris&quot;:[&quot;http://zotero.org/users/316567/items/W5VRB82A&quot;],&quot;uri&quot;:[&quot;http://zotero.org/users/316567/items/W5VRB82A&quot;],&quot;itemData&quot;:{&quot;id&quot;:2883,&quot;type&quot;:&quot;article-journal&quot;,&quot;title&quot;:&quot;The Deep-Sea Bacterium Photobacterium Profundum SS9 Utilizes Separate Flagellar Systems for Swimming and Swarming Under High-Pressure Conditions&quot;,&quot;container-title&quot;:&quot;Applied and Environmental Microbiology&quot;,&quot;page&quot;:&quot;6298-6305&quot;,&quot;volume&quot;:&quot;74&quot;,&quot;issue&quot;:&quot;20&quot;,&quot;source&quot;:&quot;aem.asm.org&quot;,&quot;abstract&quot;:&quot;Motility is a critical function needed for nutrient acquisition, biofilm formation, and the avoidance of harmful chemicals and predators. Flagellar motility is one of the most pressure-sensitive cellular processes in mesophilic bacteria; therefore, it is ecologically relevant to determine how deep-sea microbes have adapted their motility systems for functionality at depth. In this study, the motility of the deep-sea piezophilic bacterium Photobacterium profundum SS9 was investigated and compared with that of the related shallow-water piezosensitive strain Photobacterium profundum 3TCK, as well as that of the well-studied piezosensitive bacterium Escherichia coli. The SS9 genome contains two flagellar gene clusters: a polar flagellum gene cluster (PF) and a putative lateral flagellum gene cluster (LF). In-frame deletions were constructed in the two flagellin genes located within the PF cluster (flaA and flaC), the one flagellin gene located within the LF cluster (flaB), a component of a putative sodium-driven flagellar motor (motA2), and a component of a putative proton-driven flagellar motor (motA1). SS9 PF flaA, flaC, and motA2 mutants were defective in motility under all conditions tested. In contrast, the flaB and motA1 mutants were defective only under conditions of high pressure and high viscosity. flaB and motA1 gene expression was strongly induced by elevated pressure plus increased viscosity. Direct swimming velocity measurements were obtained using a high-pressure microscopic chamber, where increases in pressure resulted in a striking decrease in swimming velocity for E. coli and a gradual reduction for 3TCK which proceeded up to 120 MPa, while SS9 increased swimming velocity at 30 MPa and maintained motility up to a maximum pressure of 150 MPa. Our results indicate that P. profundum SS9 possesses two distinct flagellar systems, both of which have acquired dramatic adaptations for optimal functionality under high-pressure conditions.&quot;,&quot;DOI&quot;:&quot;10.1128/AEM.01316-08&quot;,&quot;ISSN&quot;:&quot;0099-2240, 1098-5336&quot;,&quot;journalAbbreviation&quot;:&quot;Appl. Environ. Microbiol.&quot;,&quot;language&quot;:&quot;en&quot;,&quot;author&quot;:[{&quot;family&quot;:&quot;Eloe&quot;,&quot;given&quot;:&quot;Emiley A&quot;},{&quot;family&quot;:&quot;Lauro&quot;,&quot;given&quot;:&quot;Federico M&quot;},{&quot;family&quot;:&quot;Vogel&quot;,&quot;given&quot;:&quot;Rudi F&quot;},{&quot;family&quot;:&quot;Bartlett&quot;,&quot;given&quot;:&quot;Douglas H&quot;}],&quot;issued&quot;:{&quot;date-parts&quot;:[[2008,10,15]]},&quot;accessed&quot;:{&quot;date-parts&quot;:[[2012,5,30]]}}}],&quot;schema&quot;:&quot;https://github.com/citation-style-language/schema/raw/master/csl-citation.json&quot;} RNDqOBNzCWzKz"/></text:p>
      <text:p text:style-name="Text_20_body">Alkalitolerance? MotPS bacteria...?</text:p>
      <text:h text:style-name="P94" text:outline-level="5">Diversity beyond the motor: derivatives, variants, and analogies</text:h>
      <text:list xml:id="list5646261183998538627" text:style-name="WW8Num9">
        <text:list-item>
          <text:p text:style-name="P53">Flagellar-related</text:p>
          <text:list>
            <text:list-item>
              <text:p text:style-name="P88">Buchnera (aphid symbiont) <text:reference-mark-start text:name="ZOTERO_ITEM CSL_CITATION {&quot;citationID&quot;:&quot;2mqs1n047o&quot;,&quot;properties&quot;:{&quot;formattedCitation&quot;:&quot;(Maezawa et al., 2006)&quot;,&quot;plainCitation&quot;:&quot;(Maezawa et al., 2006)&quot;},&quot;citationItems&quot;:[{&quot;id&quot;:754,&quot;uris&quot;:[&quot;http://zotero.org/users/316567/items/HAZRASA5&quot;],&quot;uri&quot;:[&quot;http://zotero.org/users/316567/items/HAZRASA5&quot;],&quot;itemData&quot;:{&quot;id&quot;:754,&quot;type&quot;:&quot;article-journal&quot;,&quot;title&quot;:&quot;Hundreds of flagellar basal bodies cover the cell surface of the endosymbiotic bacterium Buchnera aphidicola sp. strain APS&quot;,&quot;container-title&quot;:&quot;Journal of Bacteriology&quot;,&quot;page&quot;:&quot;6539-6543&quot;,&quot;volume&quot;:&quot;188&quot;,&quot;issue&quot;:&quot;18&quot;,&quot;source&quot;:&quot;NCBI PubMed&quot;,&quot;abstract&quot;:&quot;Buchnera aphidicola is the endosymbiotic bacterium of the pea aphid. Due to its small genome size, Buchnera lacks many essential genes for autogenous life but obtains nutrients from the host. Although the Buchnera cell is nonmotile, it retains clusters of flagellar genes that lack the late genes necessary for motility, including the flagellin gene. In this study, we show that the flagellar genes are actually transcribed and translated and that the Buchnera cell surface is covered with hundreds of hook-basal-body (HBB) complexes. The abundance of HBB complexes suggests a role other than motility. We discuss the possibility that the HBB complex may serve as a protein transporter not only for the flagellar proteins but also for other proteins to maintain the symbiotic system.&quot;,&quot;DOI&quot;:&quot;10.1128/JB.00561-06&quot;,&quot;ISSN&quot;:&quot;0021-9193&quot;,&quot;note&quot;:&quot;PMID: 16952945&quot;,&quot;journalAbbreviation&quot;:&quot;J. Bacteriol&quot;,&quot;author&quot;:[{&quot;family&quot;:&quot;Maezawa&quot;,&quot;given&quot;:&quot;Kazuki&quot;},{&quot;family&quot;:&quot;Shigenobu&quot;,&quot;given&quot;:&quot;Shuji&quot;},{&quot;family&quot;:&quot;Taniguchi&quot;,&quot;given&quot;:&quot;Hisaaki&quot;},{&quot;family&quot;:&quot;Kubo&quot;,&quot;given&quot;:&quot;Takeo&quot;},{&quot;family&quot;:&quot;Aizawa&quot;,&quot;given&quot;:&quot;Shin-Ichi&quot;},{&quot;family&quot;:&quot;Morioka&quot;,&quot;given&quot;:&quot;Mizue&quot;}],&quot;issued&quot;:{&quot;date-parts&quot;:[[&quot;2006&quot;,9]]},&quot;accessed&quot;:{&quot;date-parts&quot;:[[2011,8,20]]}}}],&quot;schema&quot;:&quot;https://github.com/citation-style-language/schema/raw/master/csl-citation.json&quot;} RNDeQa2BrrDPt"/>(Maezawa et al., 2006)<text:reference-mark-end text:name="ZOTERO_ITEM CSL_CITATION {&quot;citationID&quot;:&quot;2mqs1n047o&quot;,&quot;properties&quot;:{&quot;formattedCitation&quot;:&quot;(Maezawa et al., 2006)&quot;,&quot;plainCitation&quot;:&quot;(Maezawa et al., 2006)&quot;},&quot;citationItems&quot;:[{&quot;id&quot;:754,&quot;uris&quot;:[&quot;http://zotero.org/users/316567/items/HAZRASA5&quot;],&quot;uri&quot;:[&quot;http://zotero.org/users/316567/items/HAZRASA5&quot;],&quot;itemData&quot;:{&quot;id&quot;:754,&quot;type&quot;:&quot;article-journal&quot;,&quot;title&quot;:&quot;Hundreds of flagellar basal bodies cover the cell surface of the endosymbiotic bacterium Buchnera aphidicola sp. strain APS&quot;,&quot;container-title&quot;:&quot;Journal of Bacteriology&quot;,&quot;page&quot;:&quot;6539-6543&quot;,&quot;volume&quot;:&quot;188&quot;,&quot;issue&quot;:&quot;18&quot;,&quot;source&quot;:&quot;NCBI PubMed&quot;,&quot;abstract&quot;:&quot;Buchnera aphidicola is the endosymbiotic bacterium of the pea aphid. Due to its small genome size, Buchnera lacks many essential genes for autogenous life but obtains nutrients from the host. Although the Buchnera cell is nonmotile, it retains clusters of flagellar genes that lack the late genes necessary for motility, including the flagellin gene. In this study, we show that the flagellar genes are actually transcribed and translated and that the Buchnera cell surface is covered with hundreds of hook-basal-body (HBB) complexes. The abundance of HBB complexes suggests a role other than motility. We discuss the possibility that the HBB complex may serve as a protein transporter not only for the flagellar proteins but also for other proteins to maintain the symbiotic system.&quot;,&quot;DOI&quot;:&quot;10.1128/JB.00561-06&quot;,&quot;ISSN&quot;:&quot;0021-9193&quot;,&quot;note&quot;:&quot;PMID: 16952945&quot;,&quot;journalAbbreviation&quot;:&quot;J. Bacteriol&quot;,&quot;author&quot;:[{&quot;family&quot;:&quot;Maezawa&quot;,&quot;given&quot;:&quot;Kazuki&quot;},{&quot;family&quot;:&quot;Shigenobu&quot;,&quot;given&quot;:&quot;Shuji&quot;},{&quot;family&quot;:&quot;Taniguchi&quot;,&quot;given&quot;:&quot;Hisaaki&quot;},{&quot;family&quot;:&quot;Kubo&quot;,&quot;given&quot;:&quot;Takeo&quot;},{&quot;family&quot;:&quot;Aizawa&quot;,&quot;given&quot;:&quot;Shin-Ichi&quot;},{&quot;family&quot;:&quot;Morioka&quot;,&quot;given&quot;:&quot;Mizue&quot;}],&quot;issued&quot;:{&quot;date-parts&quot;:[[&quot;2006&quot;,9]]},&quot;accessed&quot;:{&quot;date-parts&quot;:[[2011,8,20]]}}}],&quot;schema&quot;:&quot;https://github.com/citation-style-language/schema/raw/master/csl-citation.json&quot;} RNDeQa2BrrDPt"/></text:p>
              <text:list>
                <text:list-item>
                  <text:p text:style-name="P53">Interestingly, the residues responsible for rotor-stator interactions are not conserved in the <text:span text:style-name="T9">Buchnera</text:span><text:span text:style-name="T22"> FliG, allowing comparative studies to further strengthen our belief that these residues interact with the stators.</text:span></text:p>
                </text:list-item>
              </text:list>
            </text:list-item>
            <text:list-item>
              <text:p text:style-name="P88">Bacterial superchannel <text:reference-mark-start text:name="ZOTERO_ITEM CSL_CITATION {&quot;citationID&quot;:&quot;1u5jc0dfjb&quot;,&quot;properties&quot;:{&quot;formattedCitation&quot;:&quot;(Hashimoto et al., 2005)&quot;,&quot;plainCitation&quot;:&quot;(Hashimoto et al., 2005)&quot;},&quot;citationItems&quot;:[{&quot;id&quot;:2295,&quot;uris&quot;:[&quot;http://zotero.org/users/316567/items/CM53BBEC&quot;],&quot;uri&quot;:[&quot;http://zotero.org/users/316567/items/CM53BBEC&quot;],&quot;itemData&quot;:{&quot;id&quot;:2295,&quot;type&quot;:&quot;article-journal&quot;,&quot;title&quot;:&quot;Proteomics-based identification of outer-membrane proteins responsible for import of macromolecules in Sphingomonas sp. A1: alginate-binding flagellin on the cell surface&quot;,&quot;container-title&quot;:&quot;Biochemistry&quot;,&quot;page&quot;:&quot;13783-13794&quot;,&quot;volume&quot;:&quot;44&quot;,&quot;issue&quot;:&quot;42&quot;,&quot;source&quot;:&quot;NCBI PubMed&quot;,&quot;abstract&quot;:&quot;A nonmotile gram-negative bacterium, Sphingomonas sp. A1, directly incorporates macromolecules such as alginate through a \&quot;super-channel\&quot; consisting of a pit formed on the cell surface, alginate-binding proteins in the periplasm, and an ATP-binding cassette transporter in the inner membrane. Here, we demonstrate the proteomics-based identification of cell-surface proteins involved in the formation of the pit and/or import of alginate. Cell-surface proteins were prepared from the outer membrane released as vesicles during the conversion of intact cells to spheroplasts. Seven proteins (p1-p7) with acidic isoelectric points were inducibly expressed in the outer membrane of strain A1 cells grown on alginate and showed significant identity with bacterial cell-surface proteins (p1-p4, TonB-dependent outer-membrane transporter; p5 and p6, flagellin; and p7, lipoprotein). Each mutant with a disruption of the p1-p4 or p6 gene showed significant growth retardation in the alginate medium. Flagellin homologues (p5 and p6) were further analyzed because strain A1 forms no flagellum. p5 was found to be uniformly distributed on the cell surface by immunogold-labeling electron microscopy and to exhibit alginate binding with a nanomolar dissociation constant by a surface plasmon resonance sensor. The cell surface of the p6 gene disruptant differed from that of the wild-type strain A1 in that pit formation was incomplete and cell-surface structures shifted from pleats to networks. These results suggest that, distinct from bacterial flagellins constituting a helical filament of flagella, strain A1 cell-surface flagellin homologues function as receptors for alginate and/or regulators of cell-surface structures.&quot;,&quot;DOI&quot;:&quot;10.1021/bi050873b&quot;,&quot;ISSN&quot;:&quot;0006-2960&quot;,&quot;note&quot;:&quot;PMID: 16229468&quot;,&quot;shortTitle&quot;:&quot;Proteomics-based identification of outer-membrane proteins responsible for import of macromolecules in Sphingomonas sp. A1&quot;,&quot;journalAbbreviation&quot;:&quot;Biochemistry&quot;,&quot;author&quot;:[{&quot;family&quot;:&quot;Hashimoto&quot;,&quot;given&quot;:&quot;Wataru&quot;},{&quot;family&quot;:&quot;He&quot;,&quot;given&quot;:&quot;Jinshan&quot;},{&quot;family&quot;:&quot;Wada&quot;,&quot;given&quot;:&quot;Yushin&quot;},{&quot;family&quot;:&quot;Nankai&quot;,&quot;given&quot;:&quot;Hirokazu&quot;},{&quot;family&quot;:&quot;Mikami&quot;,&quot;given&quot;:&quot;Bunzo&quot;},{&quot;family&quot;:&quot;Murata&quot;,&quot;given&quot;:&quot;Kousaku&quot;}],&quot;issued&quot;:{&quot;date-parts&quot;:[[&quot;2005&quot;,10,25]]},&quot;accessed&quot;:{&quot;date-parts&quot;:[[2012,9,17]]}}}],&quot;schema&quot;:&quot;https://github.com/citation-style-language/schema/raw/master/csl-citation.json&quot;} RND7aEAqZz1CG"/>(Hashimoto et al., 2005)<text:reference-mark-end text:name="ZOTERO_ITEM CSL_CITATION {&quot;citationID&quot;:&quot;1u5jc0dfjb&quot;,&quot;properties&quot;:{&quot;formattedCitation&quot;:&quot;(Hashimoto et al., 2005)&quot;,&quot;plainCitation&quot;:&quot;(Hashimoto et al., 2005)&quot;},&quot;citationItems&quot;:[{&quot;id&quot;:2295,&quot;uris&quot;:[&quot;http://zotero.org/users/316567/items/CM53BBEC&quot;],&quot;uri&quot;:[&quot;http://zotero.org/users/316567/items/CM53BBEC&quot;],&quot;itemData&quot;:{&quot;id&quot;:2295,&quot;type&quot;:&quot;article-journal&quot;,&quot;title&quot;:&quot;Proteomics-based identification of outer-membrane proteins responsible for import of macromolecules in Sphingomonas sp. A1: alginate-binding flagellin on the cell surface&quot;,&quot;container-title&quot;:&quot;Biochemistry&quot;,&quot;page&quot;:&quot;13783-13794&quot;,&quot;volume&quot;:&quot;44&quot;,&quot;issue&quot;:&quot;42&quot;,&quot;source&quot;:&quot;NCBI PubMed&quot;,&quot;abstract&quot;:&quot;A nonmotile gram-negative bacterium, Sphingomonas sp. A1, directly incorporates macromolecules such as alginate through a \&quot;super-channel\&quot; consisting of a pit formed on the cell surface, alginate-binding proteins in the periplasm, and an ATP-binding cassette transporter in the inner membrane. Here, we demonstrate the proteomics-based identification of cell-surface proteins involved in the formation of the pit and/or import of alginate. Cell-surface proteins were prepared from the outer membrane released as vesicles during the conversion of intact cells to spheroplasts. Seven proteins (p1-p7) with acidic isoelectric points were inducibly expressed in the outer membrane of strain A1 cells grown on alginate and showed significant identity with bacterial cell-surface proteins (p1-p4, TonB-dependent outer-membrane transporter; p5 and p6, flagellin; and p7, lipoprotein). Each mutant with a disruption of the p1-p4 or p6 gene showed significant growth retardation in the alginate medium. Flagellin homologues (p5 and p6) were further analyzed because strain A1 forms no flagellum. p5 was found to be uniformly distributed on the cell surface by immunogold-labeling electron microscopy and to exhibit alginate binding with a nanomolar dissociation constant by a surface plasmon resonance sensor. The cell surface of the p6 gene disruptant differed from that of the wild-type strain A1 in that pit formation was incomplete and cell-surface structures shifted from pleats to networks. These results suggest that, distinct from bacterial flagellins constituting a helical filament of flagella, strain A1 cell-surface flagellin homologues function as receptors for alginate and/or regulators of cell-surface structures.&quot;,&quot;DOI&quot;:&quot;10.1021/bi050873b&quot;,&quot;ISSN&quot;:&quot;0006-2960&quot;,&quot;note&quot;:&quot;PMID: 16229468&quot;,&quot;shortTitle&quot;:&quot;Proteomics-based identification of outer-membrane proteins responsible for import of macromolecules in Sphingomonas sp. A1&quot;,&quot;journalAbbreviation&quot;:&quot;Biochemistry&quot;,&quot;author&quot;:[{&quot;family&quot;:&quot;Hashimoto&quot;,&quot;given&quot;:&quot;Wataru&quot;},{&quot;family&quot;:&quot;He&quot;,&quot;given&quot;:&quot;Jinshan&quot;},{&quot;family&quot;:&quot;Wada&quot;,&quot;given&quot;:&quot;Yushin&quot;},{&quot;family&quot;:&quot;Nankai&quot;,&quot;given&quot;:&quot;Hirokazu&quot;},{&quot;family&quot;:&quot;Mikami&quot;,&quot;given&quot;:&quot;Bunzo&quot;},{&quot;family&quot;:&quot;Murata&quot;,&quot;given&quot;:&quot;Kousaku&quot;}],&quot;issued&quot;:{&quot;date-parts&quot;:[[&quot;2005&quot;,10,25]]},&quot;accessed&quot;:{&quot;date-parts&quot;:[[2012,9,17]]}}}],&quot;schema&quot;:&quot;https://github.com/citation-style-language/schema/raw/master/csl-citation.json&quot;} RND7aEAqZz1CG"/></text:p>
              <text:list>
                <text:list-item>
                  <text:p text:style-name="P88"><text:reference-mark-start text:name="ZOTERO_ITEM CSL_CITATION {&quot;citationID&quot;:&quot;1uk7t10b2n&quot;,&quot;properties&quot;:{&quot;formattedCitation&quot;:&quot;(MURATA et al., 2008)&quot;,&quot;plainCitation&quot;:&quot;(MURATA et al., 2008)&quot;},&quot;citationItems&quot;:[{&quot;id&quot;:2896,&quot;uris&quot;:[&quot;http://zotero.org/users/316567/items/WGEM3TFZ&quot;],&quot;uri&quot;:[&quot;http://zotero.org/users/316567/items/WGEM3TFZ&quot;],&quot;itemData&quot;:{&quot;id&quot;:2896,&quot;type&quot;:&quot;article-journal&quot;,&quot;title&quot;:&quot;Superchannel of Bacteria: Biological Significance and New Horizons&quot;,&quot;container-title&quot;:&quot;Bioscience, Biotechnology, and Biochemistry&quot;,&quot;page&quot;:&quot;265-277&quot;,&quot;volume&quot;:&quot;72&quot;,&quot;issue&quot;:&quot;2&quot;,&quot;source&quot;:&quot;J-Stage&quot;,&quot;shortTitle&quot;:&quot;Superchannel of Bacteria&quot;,&quot;author&quot;:[{&quot;family&quot;:&quot;MURATA&quot;,&quot;given&quot;:&quot;Kousaku&quot;},{&quot;family&quot;:&quot;KAWAI&quot;,&quot;given&quot;:&quot;Shigeyuki&quot;},{&quot;family&quot;:&quot;MIKAMI&quot;,&quot;given&quot;:&quot;Bunzo&quot;},{&quot;family&quot;:&quot;HASHIMOTO&quot;,&quot;given&quot;:&quot;Wataru&quot;}],&quot;issued&quot;:{&quot;date-parts&quot;:[[2008]]},&quot;accessed&quot;:{&quot;date-parts&quot;:[[2012,4,12]]}}}],&quot;schema&quot;:&quot;https://github.com/citation-style-language/schema/raw/master/csl-citation.json&quot;} RND1Eqi4zlp4a"/>(MURATA et al., 2008)<text:reference-mark-end text:name="ZOTERO_ITEM CSL_CITATION {&quot;citationID&quot;:&quot;1uk7t10b2n&quot;,&quot;properties&quot;:{&quot;formattedCitation&quot;:&quot;(MURATA et al., 2008)&quot;,&quot;plainCitation&quot;:&quot;(MURATA et al., 2008)&quot;},&quot;citationItems&quot;:[{&quot;id&quot;:2896,&quot;uris&quot;:[&quot;http://zotero.org/users/316567/items/WGEM3TFZ&quot;],&quot;uri&quot;:[&quot;http://zotero.org/users/316567/items/WGEM3TFZ&quot;],&quot;itemData&quot;:{&quot;id&quot;:2896,&quot;type&quot;:&quot;article-journal&quot;,&quot;title&quot;:&quot;Superchannel of Bacteria: Biological Significance and New Horizons&quot;,&quot;container-title&quot;:&quot;Bioscience, Biotechnology, and Biochemistry&quot;,&quot;page&quot;:&quot;265-277&quot;,&quot;volume&quot;:&quot;72&quot;,&quot;issue&quot;:&quot;2&quot;,&quot;source&quot;:&quot;J-Stage&quot;,&quot;shortTitle&quot;:&quot;Superchannel of Bacteria&quot;,&quot;author&quot;:[{&quot;family&quot;:&quot;MURATA&quot;,&quot;given&quot;:&quot;Kousaku&quot;},{&quot;family&quot;:&quot;KAWAI&quot;,&quot;given&quot;:&quot;Shigeyuki&quot;},{&quot;family&quot;:&quot;MIKAMI&quot;,&quot;given&quot;:&quot;Bunzo&quot;},{&quot;family&quot;:&quot;HASHIMOTO&quot;,&quot;given&quot;:&quot;Wataru&quot;}],&quot;issued&quot;:{&quot;date-parts&quot;:[[2008]]},&quot;accessed&quot;:{&quot;date-parts&quot;:[[2012,4,12]]}}}],&quot;schema&quot;:&quot;https://github.com/citation-style-language/schema/raw/master/csl-citation.json&quot;} RND1Eqi4zlp4a"/></text:p>
                </text:list-item>
              </text:list>
            </text:list-item>
            <text:list-item>
              <text:p text:style-name="P53">T3SS</text:p>
            </text:list-item>
            <text:list-item>
              <text:p text:style-name="P53">Myxo intermediate between T3SS and motor (very recent paper)</text:p>
            </text:list-item>
            <text:list-item>
              <text:p text:style-name="P89">Chlamydia</text:p>
            </text:list-item>
          </text:list>
        </text:list-item>
        <text:list-item>
          <text:p text:style-name="P53">Analogies</text:p>
          <text:list>
            <text:list-item>
              <text:p text:style-name="P53">Myxo precursors, shuttled into new type of diversity (ie., universal tendency for Tol/Pal to be co-opted to become a motor)</text:p>
            </text:list-item>
            <text:list-item>
              <text:p text:style-name="P53">F. johnsoniae</text:p>
            </text:list-item>
          </text:list>
        </text:list-item>
      </text:list>
      <text:h text:style-name="Heading_20_2" text:outline-level="2">What does it all mean? Implications for mechanism and evolution.</text:h>
      <text:h text:style-name="Heading_20_8" text:outline-level="8">Structures</text:h>
      <text:p text:style-name="Text_20_body">Basal disk:</text:p>
      <text:list xml:id="list3293261507949716782" text:style-name="L13">
        <text:list-item>
          <text:p text:style-name="P108">Will be interesting to see if stators exchange.</text:p>
        </text:list-item>
        <text:list-item>
          <text:p text:style-name="P108">Spacing stators further out? Elaborate, Rube-Goldberg-esque contraption?</text:p>
        </text:list-item>
      </text:list>
      <text:p text:style-name="Text_20_body">P-cup(?): </text:p>
      <text:list xml:id="list4826077962857821910" text:style-name="L14">
        <text:list-item>
          <text:p text:style-name="P109">correlated with loss of P-ring? If P-ring binds to stators <text:s/>(Homma), maybe stators need to attach to something else. Will be interesting to see if stators exchange.</text:p>
        </text:list-item>
      </text:list>
      <text:p text:style-name="Text_20_body"/>
      <text:h text:style-name="Heading_20_8" text:outline-level="8">Rotational mechanism implications</text:h>
      <text:list xml:id="list5898023552198335954" text:style-name="L15">
        <text:list-item>
          <text:list>
            <text:list-item>
              <text:p text:style-name="P54">Disks have only been seen in polarly flagellated bacteria (any cases with multiple motors? I bet H. Pylori does...).</text:p>
            </text:list-item>
          </text:list>
        </text:list-item>
      </text:list>
      <text:h text:style-name="Heading_20_8" text:outline-level="8">Assembly implications</text:h>
      <text:list xml:id="list1440224728" text:continue-numbering="true" text:style-name="L15">
        <text:list-item>
          <text:list>
            <text:list-item>
              <text:p text:style-name="P54">Passive assembly of the export apparatus, C-ring and stators</text:p>
            </text:list-item>
            <text:list-item>
              <text:p text:style-name="P54">Active assembly of axial components by the export apparatus</text:p>
            </text:list-item>
          </text:list>
        </text:list-item>
      </text:list>
      <text:h text:style-name="Heading_20_8" text:outline-level="8">Evolutionary implications</text:h>
      <text:list xml:id="list5883086509494455824" text:style-name="L16">
        <text:list-item>
          <text:list>
            <text:list-item>
              <text:p text:style-name="P55">Go over known ancestry</text:p>
              <text:list>
                <text:list-item>
                  <text:p text:style-name="P55">We know a great deal about flagellar function without having a solid idea about how it works. The same can be said if it's evolution: homologs of the majority of the parts of the flagellar motor are found throughout the bacteria suggesting clear hypotheses regarding ancestry. </text:p>
                  <text:list>
                    <text:list-item>
                      <text:p text:style-name="P55">Quickly go over Mark Pallen, Ochman, etc's work</text:p>
                    </text:list-item>
                    <text:list-item>
                      <text:p text:style-name="P55">C-ring: Evolutionary origins? Transporter?</text:p>
                    </text:list-item>
                    <text:list-item>
                      <text:p text:style-name="P55">MS-ring: homology to sporulation pore, T3SS. </text:p>
                    </text:list-item>
                    <text:list-item>
                      <text:p text:style-name="P55"><text:reference-mark-start text:name="ZOTERO_ITEM CSL_CITATION {&quot;citationID&quot;:&quot;2m9tg0ec29&quot;,&quot;properties&quot;:{&quot;formattedCitation&quot;:&quot;(Gophna et al., 2003)&quot;,&quot;plainCitation&quot;:&quot;(Gophna et al., 2003)&quot;},&quot;citationItems&quot;:[{&quot;id&quot;:2805,&quot;uris&quot;:[&quot;http://zotero.org/users/316567/items/TXUSJVK9&quot;],&quot;uri&quot;:[&quot;http://zotero.org/users/316567/items/TXUSJVK9&quot;],&quot;itemData&quot;:{&quot;id&quot;:2805,&quot;type&quot;:&quot;article-journal&quot;,&quot;title&quot;:&quot;Bacterial type III secretion systems are ancient and evolved by multiple horizontal-transfer events&quot;,&quot;container-title&quot;:&quot;Gene&quot;,&quot;page&quot;:&quot;151-163&quot;,&quot;volume&quot;:&quot;312&quot;,&quot;source&quot;:&quot;ScienceDirect&quot;,&quot;abstract&quot;:&quot;Type III secretion systems (TTSS) are unique bacterial mechanisms that mediate elaborate interactions with their hosts. The fact that several of the TTSS proteins are closely related to flagellar export proteins has led to the suggestion that TTSS had evolved from flagella. Here we reconstruct the evolutionary history of four conserved type III secretion proteins and their phylogenetic relationships with flagellar paralogs. Our analysis indicates that the TTSS and the flagellar export mechanism share a common ancestor, but have evolved independently from one another. The suggestion that TTSS genes have evolved from genes encoding flagellar proteins is effectively refuted. A comparison of the species tree, as deduced from 16S rDNA sequences, to the protein phylogenetic trees has led to the identification of several major lateral transfer events involving clusters of TTSS genes. It is hypothesized that horizontal gene transfer has occurred much earlier and more frequently than previously inferred for TTSS genes and is, consequently, a major force shaping the evolution of species that harbor type III secretion systems.&quot;,&quot;DOI&quot;:&quot;10.1016/S0378-1119(03)00612-7&quot;,&quot;ISSN&quot;:&quot;0378-1119&quot;,&quot;author&quot;:[{&quot;family&quot;:&quot;Gophna&quot;,&quot;given&quot;:&quot;Uri&quot;},{&quot;family&quot;:&quot;Ron&quot;,&quot;given&quot;:&quot;Eliora Z.&quot;},{&quot;family&quot;:&quot;Graur&quot;,&quot;given&quot;:&quot;Dan&quot;}],&quot;issued&quot;:{&quot;date-parts&quot;:[[&quot;2003&quot;,7,17]]},&quot;accessed&quot;:{&quot;date-parts&quot;:[[2012,5,29]]}}}],&quot;schema&quot;:&quot;https://github.com/citation-style-language/schema/raw/master/csl-citation.json&quot;} RNDLi66F7eaLo"/>(Gophna et al., 2003)<text:reference-mark-end text:name="ZOTERO_ITEM CSL_CITATION {&quot;citationID&quot;:&quot;2m9tg0ec29&quot;,&quot;properties&quot;:{&quot;formattedCitation&quot;:&quot;(Gophna et al., 2003)&quot;,&quot;plainCitation&quot;:&quot;(Gophna et al., 2003)&quot;},&quot;citationItems&quot;:[{&quot;id&quot;:2805,&quot;uris&quot;:[&quot;http://zotero.org/users/316567/items/TXUSJVK9&quot;],&quot;uri&quot;:[&quot;http://zotero.org/users/316567/items/TXUSJVK9&quot;],&quot;itemData&quot;:{&quot;id&quot;:2805,&quot;type&quot;:&quot;article-journal&quot;,&quot;title&quot;:&quot;Bacterial type III secretion systems are ancient and evolved by multiple horizontal-transfer events&quot;,&quot;container-title&quot;:&quot;Gene&quot;,&quot;page&quot;:&quot;151-163&quot;,&quot;volume&quot;:&quot;312&quot;,&quot;source&quot;:&quot;ScienceDirect&quot;,&quot;abstract&quot;:&quot;Type III secretion systems (TTSS) are unique bacterial mechanisms that mediate elaborate interactions with their hosts. The fact that several of the TTSS proteins are closely related to flagellar export proteins has led to the suggestion that TTSS had evolved from flagella. Here we reconstruct the evolutionary history of four conserved type III secretion proteins and their phylogenetic relationships with flagellar paralogs. Our analysis indicates that the TTSS and the flagellar export mechanism share a common ancestor, but have evolved independently from one another. The suggestion that TTSS genes have evolved from genes encoding flagellar proteins is effectively refuted. A comparison of the species tree, as deduced from 16S rDNA sequences, to the protein phylogenetic trees has led to the identification of several major lateral transfer events involving clusters of TTSS genes. It is hypothesized that horizontal gene transfer has occurred much earlier and more frequently than previously inferred for TTSS genes and is, consequently, a major force shaping the evolution of species that harbor type III secretion systems.&quot;,&quot;DOI&quot;:&quot;10.1016/S0378-1119(03)00612-7&quot;,&quot;ISSN&quot;:&quot;0378-1119&quot;,&quot;author&quot;:[{&quot;family&quot;:&quot;Gophna&quot;,&quot;given&quot;:&quot;Uri&quot;},{&quot;family&quot;:&quot;Ron&quot;,&quot;given&quot;:&quot;Eliora Z.&quot;},{&quot;family&quot;:&quot;Graur&quot;,&quot;given&quot;:&quot;Dan&quot;}],&quot;issued&quot;:{&quot;date-parts&quot;:[[&quot;2003&quot;,7,17]]},&quot;accessed&quot;:{&quot;date-parts&quot;:[[2012,5,29]]}}}],&quot;schema&quot;:&quot;https://github.com/citation-style-language/schema/raw/master/csl-citation.json&quot;} RNDLi66F7eaLo"/></text:p>
                    </text:list-item>
                    <text:list-item>
                      <text:p text:style-name="P55">Ochman</text:p>
                      <text:list>
                        <text:list-item>
                          <text:p text:style-name="P55">MotB: OmpA</text:p>
                        </text:list-item>
                        <text:list-item>
                          <text:p text:style-name="P55">Vibrio system</text:p>
                          <text:list>
                            <text:list-item>
                              <text:p text:style-name="P81">TolQ = MotA</text:p>
                            </text:list-item>
                            <text:list-item>
                              <text:p text:style-name="P81">TolR = MotB</text:p>
                            </text:list-item>
                            <text:list-item>
                              <text:p text:style-name="P81">Pal (OM lipoprotein)= MotB<text:span text:style-name="T61">C </text:span><text:span text:style-name="T71">(?)</text:span></text:p>
                            </text:list-item>
                            <text:list-item>
                              <text:p text:style-name="P81">TolB (periplasmic, absent from Exb system) = FlgT</text:p>
                            </text:list-item>
                            <text:list-item>
                              <text:p text:style-name="P81">TolA (interacts with TolB, Pal)= TonB </text:p>
                            </text:list-item>
                            <text:list-item>
                              <text:p text:style-name="P55"><text:reference-mark-start text:name="ZOTERO_ITEM CSL_CITATION {&quot;citationID&quot;:&quot;uv0oi1j1n&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pp5MsvVoyO"/>(Cascales et al., 2001)<text:reference-mark-end text:name="ZOTERO_ITEM CSL_CITATION {&quot;citationID&quot;:&quot;uv0oi1j1n&quot;,&quot;properties&quot;:{&quot;formattedCitation&quot;:&quot;(Cascales et al., 2001)&quot;,&quot;plainCitation&quot;:&quot;(Cascales et al., 2001)&quot;},&quot;citationItems&quot;:[{&quot;id&quot;:745,&quot;uris&quot;:[&quot;http://zotero.org/users/316567/items/7P4TD3HV&quot;],&quot;uri&quot;:[&quot;http://zotero.org/users/316567/items/7P4TD3HV&quot;],&quot;itemData&quot;:{&quot;id&quot;:745,&quot;type&quot;:&quot;article-journal&quot;,&quot;title&quot;:&quot;The TolQ-TolR proteins energize TolA and share homologies with the flagellar motor proteins MotA-MotB&quot;,&quot;container-title&quot;:&quot;Molecular Microbiology&quot;,&quot;page&quot;:&quot;795-807&quot;,&quot;volume&quot;:&quot;42&quot;,&quot;issue&quot;:&quot;3&quot;,&quot;source&quot;:&quot;NCBI PubMed&quot;,&quot;abstract&quot;:&quot;The Tol-Pal system of Escherichia coli is required for the maintenance of outer membrane stability. Recently, proton motive force (pmf) has been found to be necessary for the co-precipitation of the outer membrane lipoprotein Pal with the inner membrane TolA protein, indicating that the Tol-Pal system forms a transmembrane link in which TolA is energized. In this study, we show that both TolQ and TolR proteins are essential for the TolA-Pal interaction. A point mutation within the third transmembrane (TM) segment of TolQ was found to affect the TolA-Pal interaction strongly, whereas suppressor mutations within the TM segment of TolR restored this interaction. Modifying the Asp residue within the TM region of TolR indicated that an acidic residue was important for the pmf-dependent interaction of TolA with Pal and outer membrane stabilization. Analysis of sequence alignments of TolQ and TolR homologues from numerous Gram-negative bacterial genomes, together with analyses of the different tolQ-tolR mutants, revealed that the TM domains of TolQ and TolR present structural and functional homologies not only to ExbB and ExbD of the TonB system but also with MotA and MotB of the flagellar motor. The function of these three systems, as ion potential-driven molecular motors, is discussed&quot;,&quot;ISSN&quot;:&quot;0950-382X&quot;,&quot;note&quot;:&quot;PMID: 11722743&quot;,&quot;journalAbbreviation&quot;:&quot;Mol. Microbiol&quot;,&quot;author&quot;:[{&quot;family&quot;:&quot;Cascales&quot;,&quot;given&quot;:&quot;E&quot;},{&quot;family&quot;:&quot;Lloubès&quot;,&quot;given&quot;:&quot;R&quot;},{&quot;family&quot;:&quot;Sturgis&quot;,&quot;given&quot;:&quot;J N&quot;}],&quot;issued&quot;:{&quot;date-parts&quot;:[[&quot;2001&quot;,11]]},&quot;accessed&quot;:{&quot;date-parts&quot;:[[2011,8,18]]}}}],&quot;schema&quot;:&quot;https://github.com/citation-style-language/schema/raw/master/csl-citation.json&quot;} RNDpp5MsvVoyO"/></text:p>
                            </text:list-item>
                            <text:list-item>
                              <text:p text:style-name="P55">Also MotY alone!!</text:p>
                            </text:list-item>
                            <text:list-item>
                              <text:p text:style-name="P90">Because PotB works as a sodium-powered stator in <text:span text:style-name="T9">E. coli, </text:span><text:span text:style-name="T22">we can say that MotB effectively replaces PomB, MotX and MotY – maybe development of MotB was an evolutionary advancement...? </text:span><text:reference-mark-start text:name="ZOTERO_ITEM CSL_CITATION {&quot;citationID&quot;:&quot;1mmp1hutlt&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0Obd1MbKVT"/><text:span text:style-name="T22">(Kojima et al., 2008b)</text:span><text:reference-mark-end text:name="ZOTERO_ITEM CSL_CITATION {&quot;citationID&quot;:&quot;1mmp1hutlt&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0Obd1MbKVT"/><text:span text:style-name="T22"> (against this: why not develop a sodium-powered stator that doesn't need MotXY?)</text:span></text:p>
                            </text:list-item>
                          </text:list>
                        </text:list-item>
                        <text:list-item>
                          <text:p text:style-name="P55">FliY: ABC transporter?</text:p>
                        </text:list-item>
                      </text:list>
                    </text:list-item>
                  </text:list>
                </text:list-item>
                <text:list-item>
                  <text:p text:style-name="P55">How these multiple ancestral machines first accreted to form the first proto-flagellar motor, however, is unknown.</text:p>
                </text:list-item>
                <text:list-item>
                  <text:p text:style-name="P55">The question, therefore (at the risk of being misquoted), is not “if it evolved” (it has clear ancestry), to “how it evolved” – what are the evolutionary driving forces and mechanisms behind how protein machinery recruits additional elaborations, or how do two proteins (or sets of proteins) accrete together to become a novel complex with novel functionality.</text:p>
                  <text:list>
                    <text:list-item>
                      <text:p text:style-name="P55">Do these new complexes need to offer a selective advantage to the organism immediately? </text:p>
                    </text:list-item>
                    <text:list-item>
                      <text:p text:style-name="P55">Or are their evolutionary mechanisms which inevitably lead to such machinery becoming locked into a “complexity ratchet” that provides an incubation period for it to acquire selectively beneficial functionality?</text:p>
                    </text:list-item>
                    <text:list-item>
                      <text:p text:style-name="P55">The controversial theory of Constructive Neutral Evolution suggests some answers.</text:p>
                    </text:list-item>
                    <text:list-item>
                      <text:p text:style-name="P55">[Go over theory in plain English, with examples]</text:p>
                    </text:list-item>
                    <text:list-item>
                      <text:p text:style-name="P55">A recent study [Joe Thornton].</text:p>
                    </text:list-item>
                  </text:list>
                </text:list-item>
                <text:list-item>
                  <text:p text:style-name="P90">MotY homologous to Pal <text:reference-mark-start text:name="ZOTERO_ITEM CSL_CITATION {&quot;citationID&quot;:&quot;mllh4vn11&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NFcNe3x7PS"/>(Kojima et al., 2008b)<text:reference-mark-end text:name="ZOTERO_ITEM CSL_CITATION {&quot;citationID&quot;:&quot;mllh4vn11&quot;,&quot;properties&quot;:{&quot;formattedCitation&quot;:&quot;(Kojima et al., 2008b)&quot;,&quot;plainCitation&quot;:&quot;(Kojima et al., 2008b)&quot;},&quot;citationItems&quot;:[{&quot;id&quot;:2960,&quot;uris&quot;:[&quot;http://zotero.org/users/316567/items/ZKQ8MFZ7&quot;],&quot;uri&quot;:[&quot;http://zotero.org/users/316567/items/ZKQ8MFZ7&quot;],&quot;itemData&quot;:{&quot;id&quot;:2960,&quot;type&quot;:&quot;article-journal&quot;,&quot;title&quot;:&quot;Insights into the Stator Assembly of the Vibrio Flagellar Motor from the Crystal Structure of MotY&quot;,&quot;container-title&quot;:&quot;Proceedings of the National Academy of Sciences&quot;,&quot;page&quot;:&quot;7696-7701&quot;,&quot;volume&quot;:&quot;105&quot;,&quot;issue&quot;:&quot;22&quot;,&quot;source&quot;:&quot;www.pnas.org&quot;,&quot;abstract&quot;:&quot;Rotation of the sodium-driven polar flagellum of Vibrio alginolyticus requires four motor proteins: PomA, PomB, MotX, and MotY. PomA and PomB form a sodium-ion channel in the cytoplasmic membrane that functions as a stator complex to couple sodium-ion flux with torque generation. MotX and MotY are components of the T-ring, which is located beneath the P-ring of the polar flagellar basal body and is involved in incorporation of the PomA/PomB complex into the motor. Here, we describe the determination of the crystal structure of MotY at 2.9 Å resolution. The structure shows two distinct domains: an N-terminal domain (MotY-N) and a C-terminal domain (MotY-C). MotY-N has a unique structure. MotY-C contains a putative peptidoglycan-binding motif that is remarkably similar to those of peptidoglycan-binding proteins, such as Pal and RmpM, but this region is disordered in MotY. Motility assay of cells producing either of the MotY-N and MotY-C fragments and subsequent biochemical analyses indicate that MotY-N is essential for association of the stator units around the rotor, whereas MotY-C stabilizes the association by binding to the peptidoglycan layer. Based on these observations, we propose a model for the mechanism of stator assembly around the rotor.\nbacterial flagellum peptidoglycan binding sodium driven motor T-ring&quot;,&quot;DOI&quot;:&quot;10.1073/pnas.0800308105&quot;,&quot;ISSN&quot;:&quot;0027-8424, 1091-6490&quot;,&quot;journalAbbreviation&quot;:&quot;PNAS&quot;,&quot;language&quot;:&quot;en&quot;,&quot;author&quot;:[{&quot;family&quot;:&quot;Kojima&quot;,&quot;given&quot;:&quot;Seiji&quot;},{&quot;family&quot;:&quot;Shinohara&quot;,&quot;given&quot;:&quot;Akari&quot;},{&quot;family&quot;:&quot;Terashima&quot;,&quot;given&quot;:&quot;Hiroyuki&quot;},{&quot;family&quot;:&quot;Yakushi&quot;,&quot;given&quot;:&quot;Toshiharu&quot;},{&quot;family&quot;:&quot;Sakuma&quot;,&quot;given&quot;:&quot;Mayuko&quot;},{&quot;family&quot;:&quot;Homma&quot;,&quot;given&quot;:&quot;Michio&quot;},{&quot;family&quot;:&quot;Namba&quot;,&quot;given&quot;:&quot;Keiichi&quot;},{&quot;family&quot;:&quot;Imada&quot;,&quot;given&quot;:&quot;Katsumi&quot;}],&quot;issued&quot;:{&quot;date-parts&quot;:[[2008,6,3]]},&quot;accessed&quot;:{&quot;date-parts&quot;:[[2012,5,30]]}}}],&quot;schema&quot;:&quot;https://github.com/citation-style-language/schema/raw/master/csl-citation.json&quot;} RNDNFcNe3x7PS"/>.</text:p>
                  <text:list>
                    <text:list-item>
                      <text:p text:style-name="P55">Read a little more on Tol/Pal homologies: does the PomABMotY structure account for all parts of Tol/Pal?</text:p>
                    </text:list-item>
                    <text:list-item>
                      <text:p text:style-name="P55">If so, it is tempting to speculate that this represents a more 'ancient' form of the motor, closer to the original rotary motor that retained all the parts of the accreting precursor complexes.</text:p>
                    </text:list-item>
                    <text:list-item>
                      <text:p text:style-name="P55">It will be interesting to pursue future phylogenetic analyses that may hope to untangle the evolutionary heritage of the Mot/Tol/Pal families.</text:p>
                    </text:list-item>
                    <text:list-item>
                      <text:p text:style-name="P55">Talk about a subset of bacteria with just MotY.</text:p>
                    </text:list-item>
                  </text:list>
                </text:list-item>
              </text:list>
            </text:list-item>
            <text:list-item>
              <text:p text:style-name="P55">Excellence as a case study in accretion of pre-existing protein complexes.</text:p>
              <text:list>
                <text:list-item>
                  <text:p text:style-name="P55">Thus mechanistic insights into how the motor originally accreted (HOW it evolved, as well as WHERE it evolved FROM).</text:p>
                </text:list-item>
                <text:list-item>
                  <text:p text:style-name="P55">This will require a concerted, interdisciplinary approach spanning from protein evolution and phylogenetics, protein structure</text:p>
                </text:list-item>
                <text:list-item>
                  <text:p text:style-name="P90">Analogous work can be found in the BAM complex <text:reference-mark-start text:name="ZOTERO_ITEM CSL_CITATION {&quot;citationID&quot;:&quot;2ib5tbrm1e&quot;,&quot;properties&quot;:{&quot;formattedCitation&quot;:&quot;(Webb et al.)&quot;,&quot;plainCitation&quot;:&quot;(Webb et al.)&quot;},&quot;citationItems&quot;:[{&quot;id&quot;:2726,&quot;uris&quot;:[&quot;http://zotero.org/users/316567/items/SAJURDHD&quot;],&quot;uri&quot;:[&quot;http://zotero.org/users/316567/items/SAJURDHD&quot;],&quot;itemData&quot;:{&quot;id&quot;:2726,&quot;type&quot;:&quot;article-journal&quot;,&quot;title&quot;:&quot;Evolution of the β-barrel assembly machinery&quot;,&quot;container-title&quot;:&quot;Trends in Microbiology&quot;,&quot;source&quot;:&quot;ScienceDirect&quot;,&quot;abstract&quot;:&quot;Proteins from the Omp85 family have roles in membrane biogenesis, and the archetypal protein of this family is the bacterial outer membrane protein BamA. Through evolution, BamA has acquired membrane protein partner subunits, but distinct partner subunits are evident in the various bacterial lineages. As a result, experimental work on several species of bacteria has revealed varietal forms of the β-barrel assembly machinery (BAM complex). This scenario extends even into mitochondria and plastids, organelles of eukaryotic cells that evolved from intracellular bacterial ancestors. In addition to the BAM complex, other molecular machines, namely the two-partner secretion system (TPS) and the translocation and assembly module (the TAM), probably evolved from gene duplication events involving BamA. We discuss what is known about the diverse composition of the BAM complex in various bacterial lineages, and how this diversity impacts on our understanding of the mechanism underlying the assembly of bacterial outer membranes.&quot;,&quot;URL&quot;:&quot;http://www.sciencedirect.com/science/article/pii/S0966842X12001497&quot;,&quot;DOI&quot;:&quot;10.1016/j.tim.2012.08.006&quot;,&quot;ISSN&quot;:&quot;0966-842X&quot;,&quot;author&quot;:[{&quot;family&quot;:&quot;Webb&quot;,&quot;given&quot;:&quot;Chaille T.&quot;},{&quot;family&quot;:&quot;Heinz&quot;,&quot;given&quot;:&quot;Eva&quot;},{&quot;family&quot;:&quot;Lithgow&quot;,&quot;given&quot;:&quot;Trevor&quot;}],&quot;accessed&quot;:{&quot;date-parts&quot;:[[2012,9,7]]}}}],&quot;schema&quot;:&quot;https://github.com/citation-style-language/schema/raw/master/csl-citation.json&quot;} RNDPFKZUPOKZv"/>(Webb et al.)<text:reference-mark-end text:name="ZOTERO_ITEM CSL_CITATION {&quot;citationID&quot;:&quot;2ib5tbrm1e&quot;,&quot;properties&quot;:{&quot;formattedCitation&quot;:&quot;(Webb et al.)&quot;,&quot;plainCitation&quot;:&quot;(Webb et al.)&quot;},&quot;citationItems&quot;:[{&quot;id&quot;:2726,&quot;uris&quot;:[&quot;http://zotero.org/users/316567/items/SAJURDHD&quot;],&quot;uri&quot;:[&quot;http://zotero.org/users/316567/items/SAJURDHD&quot;],&quot;itemData&quot;:{&quot;id&quot;:2726,&quot;type&quot;:&quot;article-journal&quot;,&quot;title&quot;:&quot;Evolution of the β-barrel assembly machinery&quot;,&quot;container-title&quot;:&quot;Trends in Microbiology&quot;,&quot;source&quot;:&quot;ScienceDirect&quot;,&quot;abstract&quot;:&quot;Proteins from the Omp85 family have roles in membrane biogenesis, and the archetypal protein of this family is the bacterial outer membrane protein BamA. Through evolution, BamA has acquired membrane protein partner subunits, but distinct partner subunits are evident in the various bacterial lineages. As a result, experimental work on several species of bacteria has revealed varietal forms of the β-barrel assembly machinery (BAM complex). This scenario extends even into mitochondria and plastids, organelles of eukaryotic cells that evolved from intracellular bacterial ancestors. In addition to the BAM complex, other molecular machines, namely the two-partner secretion system (TPS) and the translocation and assembly module (the TAM), probably evolved from gene duplication events involving BamA. We discuss what is known about the diverse composition of the BAM complex in various bacterial lineages, and how this diversity impacts on our understanding of the mechanism underlying the assembly of bacterial outer membranes.&quot;,&quot;URL&quot;:&quot;http://www.sciencedirect.com/science/article/pii/S0966842X12001497&quot;,&quot;DOI&quot;:&quot;10.1016/j.tim.2012.08.006&quot;,&quot;ISSN&quot;:&quot;0966-842X&quot;,&quot;author&quot;:[{&quot;family&quot;:&quot;Webb&quot;,&quot;given&quot;:&quot;Chaille T.&quot;},{&quot;family&quot;:&quot;Heinz&quot;,&quot;given&quot;:&quot;Eva&quot;},{&quot;family&quot;:&quot;Lithgow&quot;,&quot;given&quot;:&quot;Trevor&quot;}],&quot;accessed&quot;:{&quot;date-parts&quot;:[[2012,9,7]]}}}],&quot;schema&quot;:&quot;https://github.com/citation-style-language/schema/raw/master/csl-citation.json&quot;} RNDPFKZUPOKZv"/> (BamD ancestry can be traced back to a cytoplasmic dehydrogenase <text:reference-mark-start text:name="ZOTERO_ITEM CSL_CITATION {&quot;citationID&quot;:&quot;9m8e8csvj&quot;,&quot;properties&quot;:{&quot;formattedCitation&quot;:&quot;(Anwari et al., 2012)&quot;,&quot;plainCitation&quot;:&quot;(Anwari et al., 2012)&quot;},&quot;citationItems&quot;:[{&quot;id&quot;:2268,&quot;uris&quot;:[&quot;http://zotero.org/users/316567/items/C26VT88X&quot;],&quot;uri&quot;:[&quot;http://zotero.org/users/316567/items/C26VT88X&quot;],&quot;itemData&quot;:{&quot;id&quot;:2268,&quot;type&quot;:&quot;article-journal&quot;,&quot;title&quot;:&quot;The evolution of new lipoprotein subunits of the bacterial outer membrane BAM complex&quot;,&quot;container-title&quot;:&quot;Molecular Microbiology&quot;,&quot;page&quot;:&quot;832–844&quot;,&quot;volume&quot;:&quot;84&quot;,&quot;issue&quot;:&quot;5&quot;,&quot;source&quot;:&quot;Wiley Online Library&quot;,&quot;abstract&quot;:&quot;The β-barrel assembly machine (BAM) complex is an essential feature of all bacteria with an outer membrane. The core subunit of the BAM complex is BamA and, in Escherichia coli, four lipoprotein subunits: BamB, BamC, BamD and BamE, also function in the BAM complex. Hidden Markov model analysis was used to comprehensively assess the distribution of subunits of the BAM lipoproteins across all subclasses of proteobacteria. A patchwork distribution was detected which is readily reconciled with the evolution of the α-, β-, γ-, δ- and ε-proteobacteria. Our findings lead to a proposal that the ancestral BAM complex was composed of two subunits: BamA and BamD, and that BamB, BamC and BamE evolved later in a distinct sequence of events. Furthermore, in some lineages novel lipoproteins have evolved instead of the lipoproteins found in E. coli. As an example of this concept, we show that no known species of α-proteobacteria has a homologue of BamC. However, purification of the BAM complex from the model α-proteobacterium Caulobacter crescentus identified a novel subunit we refer to as BamF, which has a conserved sequence motif related to sequences found in BamC. BamF and BamD can be eluted from the BAM complex under similar conditions, mirroring the BamC:D module seen in the BAM complex of γ-proteobacteria such as E. coli.&quot;,&quot;DOI&quot;:&quot;10.1111/j.1365-2958.2012.08059.x&quot;,&quot;ISSN&quot;:&quot;1365-2958&quot;,&quot;language&quot;:&quot;en&quot;,&quot;author&quot;:[{&quot;family&quot;:&quot;Anwari&quot;,&quot;given&quot;:&quot;Khatira&quot;},{&quot;family&quot;:&quot;Webb&quot;,&quot;given&quot;:&quot;Chaille T.&quot;},{&quot;family&quot;:&quot;Poggio&quot;,&quot;given&quot;:&quot;Sebastian&quot;},{&quot;family&quot;:&quot;Perry&quot;,&quot;given&quot;:&quot;Andrew J.&quot;},{&quot;family&quot;:&quot;Belousoff&quot;,&quot;given&quot;:&quot;Matthew&quot;},{&quot;family&quot;:&quot;Celik&quot;,&quot;given&quot;:&quot;Nermin&quot;},{&quot;family&quot;:&quot;Ramm&quot;,&quot;given&quot;:&quot;Georg&quot;},{&quot;family&quot;:&quot;Lovering&quot;,&quot;given&quot;:&quot;Andrew&quot;},{&quot;family&quot;:&quot;Sockett&quot;,&quot;given&quot;:&quot;R. Elizabeth&quot;},{&quot;family&quot;:&quot;Smit&quot;,&quot;given&quot;:&quot;John&quot;},{&quot;family&quot;:&quot;Jacobs-Wagner&quot;,&quot;given&quot;:&quot;Christine&quot;},{&quot;family&quot;:&quot;Lithgow&quot;,&quot;given&quot;:&quot;Trevor&quot;}],&quot;issued&quot;:{&quot;date-parts&quot;:[[2012]]},&quot;accessed&quot;:{&quot;date-parts&quot;:[[2012,9,25]]}}}],&quot;schema&quot;:&quot;https://github.com/citation-style-language/schema/raw/master/csl-citation.json&quot;} RNDIXRE6xuLly"/>(Anwari et al., 2012)<text:reference-mark-end text:name="ZOTERO_ITEM CSL_CITATION {&quot;citationID&quot;:&quot;9m8e8csvj&quot;,&quot;properties&quot;:{&quot;formattedCitation&quot;:&quot;(Anwari et al., 2012)&quot;,&quot;plainCitation&quot;:&quot;(Anwari et al., 2012)&quot;},&quot;citationItems&quot;:[{&quot;id&quot;:2268,&quot;uris&quot;:[&quot;http://zotero.org/users/316567/items/C26VT88X&quot;],&quot;uri&quot;:[&quot;http://zotero.org/users/316567/items/C26VT88X&quot;],&quot;itemData&quot;:{&quot;id&quot;:2268,&quot;type&quot;:&quot;article-journal&quot;,&quot;title&quot;:&quot;The evolution of new lipoprotein subunits of the bacterial outer membrane BAM complex&quot;,&quot;container-title&quot;:&quot;Molecular Microbiology&quot;,&quot;page&quot;:&quot;832–844&quot;,&quot;volume&quot;:&quot;84&quot;,&quot;issue&quot;:&quot;5&quot;,&quot;source&quot;:&quot;Wiley Online Library&quot;,&quot;abstract&quot;:&quot;The β-barrel assembly machine (BAM) complex is an essential feature of all bacteria with an outer membrane. The core subunit of the BAM complex is BamA and, in Escherichia coli, four lipoprotein subunits: BamB, BamC, BamD and BamE, also function in the BAM complex. Hidden Markov model analysis was used to comprehensively assess the distribution of subunits of the BAM lipoproteins across all subclasses of proteobacteria. A patchwork distribution was detected which is readily reconciled with the evolution of the α-, β-, γ-, δ- and ε-proteobacteria. Our findings lead to a proposal that the ancestral BAM complex was composed of two subunits: BamA and BamD, and that BamB, BamC and BamE evolved later in a distinct sequence of events. Furthermore, in some lineages novel lipoproteins have evolved instead of the lipoproteins found in E. coli. As an example of this concept, we show that no known species of α-proteobacteria has a homologue of BamC. However, purification of the BAM complex from the model α-proteobacterium Caulobacter crescentus identified a novel subunit we refer to as BamF, which has a conserved sequence motif related to sequences found in BamC. BamF and BamD can be eluted from the BAM complex under similar conditions, mirroring the BamC:D module seen in the BAM complex of γ-proteobacteria such as E. coli.&quot;,&quot;DOI&quot;:&quot;10.1111/j.1365-2958.2012.08059.x&quot;,&quot;ISSN&quot;:&quot;1365-2958&quot;,&quot;language&quot;:&quot;en&quot;,&quot;author&quot;:[{&quot;family&quot;:&quot;Anwari&quot;,&quot;given&quot;:&quot;Khatira&quot;},{&quot;family&quot;:&quot;Webb&quot;,&quot;given&quot;:&quot;Chaille T.&quot;},{&quot;family&quot;:&quot;Poggio&quot;,&quot;given&quot;:&quot;Sebastian&quot;},{&quot;family&quot;:&quot;Perry&quot;,&quot;given&quot;:&quot;Andrew J.&quot;},{&quot;family&quot;:&quot;Belousoff&quot;,&quot;given&quot;:&quot;Matthew&quot;},{&quot;family&quot;:&quot;Celik&quot;,&quot;given&quot;:&quot;Nermin&quot;},{&quot;family&quot;:&quot;Ramm&quot;,&quot;given&quot;:&quot;Georg&quot;},{&quot;family&quot;:&quot;Lovering&quot;,&quot;given&quot;:&quot;Andrew&quot;},{&quot;family&quot;:&quot;Sockett&quot;,&quot;given&quot;:&quot;R. Elizabeth&quot;},{&quot;family&quot;:&quot;Smit&quot;,&quot;given&quot;:&quot;John&quot;},{&quot;family&quot;:&quot;Jacobs-Wagner&quot;,&quot;given&quot;:&quot;Christine&quot;},{&quot;family&quot;:&quot;Lithgow&quot;,&quot;given&quot;:&quot;Trevor&quot;}],&quot;issued&quot;:{&quot;date-parts&quot;:[[2012]]},&quot;accessed&quot;:{&quot;date-parts&quot;:[[2012,9,25]]}}}],&quot;schema&quot;:&quot;https://github.com/citation-style-language/schema/raw/master/csl-citation.json&quot;} RNDIXRE6xuLly"/>), gliding motility in the Myxococcus xanthus <text:reference-mark-start text:name="ZOTERO_ITEM CSL_CITATION {&quot;citationID&quot;:&quot;38jae8d0h&quot;,&quot;properties&quot;:{&quot;formattedCitation&quot;:&quot;(Luciano et al., 2011)&quot;,&quot;plainCitation&quot;:&quot;(Luciano et al., 2011)&quot;},&quot;citationItems&quot;:[{&quot;id&quot;:920,&quot;uris&quot;:[&quot;http://zotero.org/users/316567/items/9CCQBTK6&quot;],&quot;uri&quot;:[&quot;http://zotero.org/users/316567/items/9CCQBTK6&quot;],&quot;itemData&quot;:{&quot;id&quot;:920,&quot;type&quot;:&quot;article-journal&quot;,&quot;title&quot;:&quot;Emergence and modular evolution of a novel motility machinery in bacteria&quot;,&quot;container-title&quot;:&quot;PLoS Genetics&quot;,&quot;page&quot;:&quot;e1002268&quot;,&quot;volume&quot;:&quot;7&quot;,&quot;issue&quot;:&quot;9&quot;,&quot;source&quot;:&quot;NCBI PubMed&quot;,&quot;abstract&quot;:&quot;Bacteria glide across solid surfaces by mechanisms that have remained largely mysterious despite decades of research. In the deltaproteobacterium Myxococcus xanthus, this locomotion allows the formation stress-resistant fruiting bodies where sporulation takes place. However, despite the large number of genes identified as important for gliding, no specific machinery has been identified so far, hampering in-depth investigations. Based on the premise that components of the gliding machinery must have co-evolved and encode both envelope-spanning proteins and a molecular motor, we re-annotated known gliding motility genes and examined their taxonomic distribution, genomic localization, and phylogeny. We successfully delineated three functionally related genetic clusters, which we proved experimentally carry genes encoding the basal gliding machinery in M. xanthus, using genetic and localization techniques. For the first time, this study identifies structural gliding motility genes in the Myxobacteria and opens new perspectives to study the motility mechanism. Furthermore, phylogenomics provide insight into how this machinery emerged from an ancestral conserved core of genes of unknown function that evolved to gliding by the recruitment of functional modules in Myxococcales. Surprisingly, this motility machinery appears to be highly related to a sporulation system, underscoring unsuspected common mechanisms in these apparently distinct morphogenic phenomena.&quot;,&quot;DOI&quot;:&quot;10.1371/journal.pgen.1002268&quot;,&quot;ISSN&quot;:&quot;1553-7404&quot;,&quot;note&quot;:&quot;PMID: 21931562&quot;,&quot;journalAbbreviation&quot;:&quot;PLoS Genet.&quot;,&quot;author&quot;:[{&quot;family&quot;:&quot;Luciano&quot;,&quot;given&quot;:&quot;Jennifer&quot;},{&quot;family&quot;:&quot;Agrebi&quot;,&quot;given&quot;:&quot;Rym&quot;},{&quot;family&quot;:&quot;Le Gall&quot;,&quot;given&quot;:&quot;Anne Valérie&quot;},{&quot;family&quot;:&quot;Wartel&quot;,&quot;given&quot;:&quot;Morgane&quot;},{&quot;family&quot;:&quot;Fiegna&quot;,&quot;given&quot;:&quot;Francesca&quot;},{&quot;family&quot;:&quot;Ducret&quot;,&quot;given&quot;:&quot;Adrien&quot;},{&quot;family&quot;:&quot;Brochier-Armanet&quot;,&quot;given&quot;:&quot;Céline&quot;},{&quot;family&quot;:&quot;Mignot&quot;,&quot;given&quot;:&quot;Tâm&quot;}],&quot;issued&quot;:{&quot;date-parts&quot;:[[&quot;2011&quot;,9]]},&quot;accessed&quot;:{&quot;date-parts&quot;:[[2011,11,29]]}}}],&quot;schema&quot;:&quot;https://github.com/citation-style-language/schema/raw/master/csl-citation.json&quot;} RNDt9HDe5SdpH"/>(Luciano et al., 2011)<text:reference-mark-end text:name="ZOTERO_ITEM CSL_CITATION {&quot;citationID&quot;:&quot;38jae8d0h&quot;,&quot;properties&quot;:{&quot;formattedCitation&quot;:&quot;(Luciano et al., 2011)&quot;,&quot;plainCitation&quot;:&quot;(Luciano et al., 2011)&quot;},&quot;citationItems&quot;:[{&quot;id&quot;:920,&quot;uris&quot;:[&quot;http://zotero.org/users/316567/items/9CCQBTK6&quot;],&quot;uri&quot;:[&quot;http://zotero.org/users/316567/items/9CCQBTK6&quot;],&quot;itemData&quot;:{&quot;id&quot;:920,&quot;type&quot;:&quot;article-journal&quot;,&quot;title&quot;:&quot;Emergence and modular evolution of a novel motility machinery in bacteria&quot;,&quot;container-title&quot;:&quot;PLoS Genetics&quot;,&quot;page&quot;:&quot;e1002268&quot;,&quot;volume&quot;:&quot;7&quot;,&quot;issue&quot;:&quot;9&quot;,&quot;source&quot;:&quot;NCBI PubMed&quot;,&quot;abstract&quot;:&quot;Bacteria glide across solid surfaces by mechanisms that have remained largely mysterious despite decades of research. In the deltaproteobacterium Myxococcus xanthus, this locomotion allows the formation stress-resistant fruiting bodies where sporulation takes place. However, despite the large number of genes identified as important for gliding, no specific machinery has been identified so far, hampering in-depth investigations. Based on the premise that components of the gliding machinery must have co-evolved and encode both envelope-spanning proteins and a molecular motor, we re-annotated known gliding motility genes and examined their taxonomic distribution, genomic localization, and phylogeny. We successfully delineated three functionally related genetic clusters, which we proved experimentally carry genes encoding the basal gliding machinery in M. xanthus, using genetic and localization techniques. For the first time, this study identifies structural gliding motility genes in the Myxobacteria and opens new perspectives to study the motility mechanism. Furthermore, phylogenomics provide insight into how this machinery emerged from an ancestral conserved core of genes of unknown function that evolved to gliding by the recruitment of functional modules in Myxococcales. Surprisingly, this motility machinery appears to be highly related to a sporulation system, underscoring unsuspected common mechanisms in these apparently distinct morphogenic phenomena.&quot;,&quot;DOI&quot;:&quot;10.1371/journal.pgen.1002268&quot;,&quot;ISSN&quot;:&quot;1553-7404&quot;,&quot;note&quot;:&quot;PMID: 21931562&quot;,&quot;journalAbbreviation&quot;:&quot;PLoS Genet.&quot;,&quot;author&quot;:[{&quot;family&quot;:&quot;Luciano&quot;,&quot;given&quot;:&quot;Jennifer&quot;},{&quot;family&quot;:&quot;Agrebi&quot;,&quot;given&quot;:&quot;Rym&quot;},{&quot;family&quot;:&quot;Le Gall&quot;,&quot;given&quot;:&quot;Anne Valérie&quot;},{&quot;family&quot;:&quot;Wartel&quot;,&quot;given&quot;:&quot;Morgane&quot;},{&quot;family&quot;:&quot;Fiegna&quot;,&quot;given&quot;:&quot;Francesca&quot;},{&quot;family&quot;:&quot;Ducret&quot;,&quot;given&quot;:&quot;Adrien&quot;},{&quot;family&quot;:&quot;Brochier-Armanet&quot;,&quot;given&quot;:&quot;Céline&quot;},{&quot;family&quot;:&quot;Mignot&quot;,&quot;given&quot;:&quot;Tâm&quot;}],&quot;issued&quot;:{&quot;date-parts&quot;:[[&quot;2011&quot;,9]]},&quot;accessed&quot;:{&quot;date-parts&quot;:[[2011,11,29]]}}}],&quot;schema&quot;:&quot;https://github.com/citation-style-language/schema/raw/master/csl-citation.json&quot;} RNDt9HDe5SdpH"/>, <text:s/>and the unrelated gliding motility found in Flavobacterium johnsoniae <text:reference-mark-start text:name="ZOTERO_ITEM CSL_CITATION {&quot;citationID&quot;:&quot;1n5jb840kp&quot;,&quot;properties&quot;:{&quot;formattedCitation&quot;:&quot;(Sato et al., 2010)&quot;,&quot;plainCitation&quot;:&quot;(Sato et al., 2010)&quot;},&quot;citationItems&quot;:[{&quot;id&quot;:1102,&quot;uris&quot;:[&quot;http://zotero.org/users/316567/items/ZJK9FX7T&quot;],&quot;uri&quot;:[&quot;http://zotero.org/users/316567/items/ZJK9FX7T&quot;],&quot;itemData&quot;:{&quot;id&quot;:1102,&quot;type&quot;:&quot;article-journal&quot;,&quot;title&quot;:&quot;A protein secretion system linked to bacteroidete gliding motility and pathogenesis&quot;,&quot;container-title&quot;:&quot;Proceedings of the National Academy of Sciences&quot;,&quot;page&quot;:&quot;276 -281&quot;,&quot;volume&quot;:&quot;107&quot;,&quot;issue&quot;:&quot;1&quot;,&quot;source&quot;:&quot;Highwire 2.0&quot;,&quot;abstract&quot;:&quot;Porphyromonas gingivalis secretes strong proteases called gingipains that are implicated in periodontal pathogenesis. Protein secretion systems common to other Gram-negative bacteria are lacking in P. gingivalis, but several proteins, including PorT, have been linked to gingipain secretion. Comparative genome analysis and genetic experiments revealed 11 additional proteins involved in gingipain secretion. Six of these (PorK, PorL, PorM, PorN, PorW, and Sov) were similar in sequence to Flavobacterium johnsoniae gliding motility proteins, and two others (PorX and PorY) were putative two-component system regulatory proteins. Real-time RT-PCR analysis revealed that porK, porL, porM, porN, porP, porT, and sov were down-regulated in P. gingivalis porX and porY mutants. Disruption of the F. johnsoniae porT ortholog resulted in defects in motility, chitinase secretion, and translocation of a gliding motility protein, SprB adhesin, to the cell surface, providing a link between a unique protein translocation system and a motility apparatus in members of the Bacteroidetes phylum.&quot;,&quot;DOI&quot;:&quot;10.1073/pnas.0912010107&quot;,&quot;author&quot;:[{&quot;family&quot;:&quot;Sato&quot;,&quot;given&quot;:&quot;Keiko&quot;},{&quot;family&quot;:&quot;Naito&quot;,&quot;given&quot;:&quot;Mariko&quot;},{&quot;family&quot;:&quot;Yukitake&quot;,&quot;given&quot;:&quot;Hideharu&quot;},{&quot;family&quot;:&quot;Hirakawa&quot;,&quot;given&quot;:&quot;Hideki&quot;},{&quot;family&quot;:&quot;Shoji&quot;,&quot;given&quot;:&quot;Mikio&quot;},{&quot;family&quot;:&quot;McBride&quot;,&quot;given&quot;:&quot;Mark J.&quot;},{&quot;family&quot;:&quot;Rhodes&quot;,&quot;given&quot;:&quot;Ryan G.&quot;},{&quot;family&quot;:&quot;Nakayama&quot;,&quot;given&quot;:&quot;Koji&quot;}],&quot;issued&quot;:{&quot;date-parts&quot;:[[&quot;2010&quot;,1,5]]},&quot;accessed&quot;:{&quot;date-parts&quot;:[[2012,1,26]],&quot;season&quot;:&quot;17:13:33&quot;}}}],&quot;schema&quot;:&quot;https://github.com/citation-style-language/schema/raw/master/csl-citation.json&quot;} RNDFwafELw8Kp"/>(Sato et al., 2010)<text:reference-mark-end text:name="ZOTERO_ITEM CSL_CITATION {&quot;citationID&quot;:&quot;1n5jb840kp&quot;,&quot;properties&quot;:{&quot;formattedCitation&quot;:&quot;(Sato et al., 2010)&quot;,&quot;plainCitation&quot;:&quot;(Sato et al., 2010)&quot;},&quot;citationItems&quot;:[{&quot;id&quot;:1102,&quot;uris&quot;:[&quot;http://zotero.org/users/316567/items/ZJK9FX7T&quot;],&quot;uri&quot;:[&quot;http://zotero.org/users/316567/items/ZJK9FX7T&quot;],&quot;itemData&quot;:{&quot;id&quot;:1102,&quot;type&quot;:&quot;article-journal&quot;,&quot;title&quot;:&quot;A protein secretion system linked to bacteroidete gliding motility and pathogenesis&quot;,&quot;container-title&quot;:&quot;Proceedings of the National Academy of Sciences&quot;,&quot;page&quot;:&quot;276 -281&quot;,&quot;volume&quot;:&quot;107&quot;,&quot;issue&quot;:&quot;1&quot;,&quot;source&quot;:&quot;Highwire 2.0&quot;,&quot;abstract&quot;:&quot;Porphyromonas gingivalis secretes strong proteases called gingipains that are implicated in periodontal pathogenesis. Protein secretion systems common to other Gram-negative bacteria are lacking in P. gingivalis, but several proteins, including PorT, have been linked to gingipain secretion. Comparative genome analysis and genetic experiments revealed 11 additional proteins involved in gingipain secretion. Six of these (PorK, PorL, PorM, PorN, PorW, and Sov) were similar in sequence to Flavobacterium johnsoniae gliding motility proteins, and two others (PorX and PorY) were putative two-component system regulatory proteins. Real-time RT-PCR analysis revealed that porK, porL, porM, porN, porP, porT, and sov were down-regulated in P. gingivalis porX and porY mutants. Disruption of the F. johnsoniae porT ortholog resulted in defects in motility, chitinase secretion, and translocation of a gliding motility protein, SprB adhesin, to the cell surface, providing a link between a unique protein translocation system and a motility apparatus in members of the Bacteroidetes phylum.&quot;,&quot;DOI&quot;:&quot;10.1073/pnas.0912010107&quot;,&quot;author&quot;:[{&quot;family&quot;:&quot;Sato&quot;,&quot;given&quot;:&quot;Keiko&quot;},{&quot;family&quot;:&quot;Naito&quot;,&quot;given&quot;:&quot;Mariko&quot;},{&quot;family&quot;:&quot;Yukitake&quot;,&quot;given&quot;:&quot;Hideharu&quot;},{&quot;family&quot;:&quot;Hirakawa&quot;,&quot;given&quot;:&quot;Hideki&quot;},{&quot;family&quot;:&quot;Shoji&quot;,&quot;given&quot;:&quot;Mikio&quot;},{&quot;family&quot;:&quot;McBride&quot;,&quot;given&quot;:&quot;Mark J.&quot;},{&quot;family&quot;:&quot;Rhodes&quot;,&quot;given&quot;:&quot;Ryan G.&quot;},{&quot;family&quot;:&quot;Nakayama&quot;,&quot;given&quot;:&quot;Koji&quot;}],&quot;issued&quot;:{&quot;date-parts&quot;:[[&quot;2010&quot;,1,5]]},&quot;accessed&quot;:{&quot;date-parts&quot;:[[2012,1,26]],&quot;season&quot;:&quot;17:13:33&quot;}}}],&quot;schema&quot;:&quot;https://github.com/citation-style-language/schema/raw/master/csl-citation.json&quot;} RNDFwafELw8Kp"/>. Also T2SS, T4P, archaeal flagellar motor.</text:p>
                  <text:list>
                    <text:list-item>
                      <text:p text:style-name="P90">Strikingly, a number of commonalities: all are periplasmic, and the Tol/Pal family play a prominent role in two such systems.</text:p>
                    </text:list-item>
                    <text:list-item>
                      <text:p text:style-name="P90">This hints that the periplasm might be a 'breeding ground' for accretion of novel protein complexes, as can be rationalized by decreased dimensionality of search space for binding partners.</text:p>
                    </text:list-item>
                  </text:list>
                </text:list-item>
              </text:list>
            </text:list-item>
            <text:list-item>
              <text:p text:style-name="P55">Deep-sea <text:span text:style-name="T120">ε</text:span>-proteobacteria 17615243</text:p>
            </text:list-item>
            <text:list-item>
              <text:p text:style-name="P55">How do C-rings change in size? Known that there's some “slop”, so that would enable an intermediate that is still functional</text:p>
            </text:list-item>
            <text:list-item>
              <text:p text:style-name="P55">'Microbes and evolution' book</text:p>
            </text:list-item>
            <text:list-item>
              <text:p text:style-name="P55">Nick Matzke essay</text:p>
            </text:list-item>
          </text:list>
        </text:list-item>
      </text:list>
      <text:p text:style-name="P7"/>
      <text:h text:style-name="Heading_20_2" text:outline-level="2">Future outlook and outstanding issues</text:h>
      <text:h text:style-name="Heading_20_8" text:outline-level="8">Exploring further diversity</text:h>
      <text:p text:style-name="P7">As was true with protein folds and gene families, it is unlikely that we are near saturation in our catalog of motor diversity. Well known that the elaborations are lost upon purification (e.g., <text:reference-mark-start text:name="ZOTERO_ITEM CSL_CITATION {&quot;citationID&quot;:&quot;1c4b16f6i9&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qXuiBjIRz6"/>(Nauman et al., 1969)<text:reference-mark-end text:name="ZOTERO_ITEM CSL_CITATION {&quot;citationID&quot;:&quot;1c4b16f6i9&quot;,&quot;properties&quot;:{&quot;formattedCitation&quot;:&quot;(Nauman et al., 1969)&quot;,&quot;plainCitation&quot;:&quot;(Nauman et al., 1969)&quot;},&quot;citationItems&quot;:[{&quot;id&quot;:2092,&quot;uris&quot;:[&quot;http://zotero.org/users/316567/items/7397IE76&quot;],&quot;uri&quot;:[&quot;http://zotero.org/users/316567/items/7397IE76&quot;],&quot;itemData&quot;:{&quot;id&quot;:2092,&quot;type&quot;:&quot;article-journal&quot;,&quot;title&quot;:&quot;Purification, Ultrastructure, and Composition of Axial Filaments from Leptospira&quot;,&quot;container-title&quot;:&quot;Journal of Bacteriology&quot;,&quot;page&quot;:&quot;264-280&quot;,&quot;volume&quot;:&quot;98&quot;,&quot;issue&quot;:&quot;1&quot;,&quot;source&quot;:&quot;jb.asm.org&quot;,&quot;ISSN&quot;:&quot;0021-9193, 1098-5530&quot;,&quot;journalAbbreviation&quot;:&quot;J. Bacteriol.&quot;,&quot;language&quot;:&quot;en&quot;,&quot;author&quot;:[{&quot;family&quot;:&quot;Nauman&quot;,&quot;given&quot;:&quot;Robert K&quot;},{&quot;family&quot;:&quot;Holt&quot;,&quot;given&quot;:&quot;Stanley C&quot;},{&quot;family&quot;:&quot;Cox&quot;,&quot;given&quot;:&quot;C. D&quot;}],&quot;issued&quot;:{&quot;date-parts&quot;:[[1969,4,1]]},&quot;accessed&quot;:{&quot;date-parts&quot;:[[2012,6,5]]}}}],&quot;schema&quot;:&quot;https://github.com/citation-style-language/schema/raw/master/csl-citation.json&quot;} RNDqXuiBjIRz6"/>. </text:p>
      <text:list xml:id="list5564550572526049985" text:style-name="WW8Num12">
        <text:list-item>
          <text:list>
            <text:list-item>
              <text:p text:style-name="P56">Different organisms</text:p>
              <text:list>
                <text:list-item>
                  <text:p text:style-name="P56">A motor that immediately suggests itself is that of <text:span text:style-name="T9">Thermotoga maritima. <text:s/></text:span><text:span text:style-name="T22">Many of the motor protein crystal structures are of the </text:span><text:span text:style-name="T9">T. maritima </text:span><text:span text:style-name="T22">homologs, and it will be interesting to confirm that the </text:span><text:span text:style-name="T9">T. maritima </text:span><text:span text:style-name="T22">motor is essentially the same as </text:span><text:span text:style-name="T9">E. coli.</text:span></text:p>
                </text:list-item>
                <text:list-item>
                  <text:p text:style-name="P91"><text:span text:style-name="T122">Although uncultivatable, method development may soon enable us to look at uncultivatable bacteria. Indeed, a recent study on uncultivated epsilonproteobacterium </text:span><text:span text:style-name="T126">Thiovulum </text:span><text:span text:style-name="T123">sp.</text:span><text:span text:style-name="T122"> demonstrated the possibility of sequencing genomes from single cells </text:span><text:reference-mark-start text:name="ZOTERO_ITEM CSL_CITATION {&quot;citationID&quot;:&quot;276fjia8nm&quot;,&quot;properties&quot;:{&quot;formattedCitation&quot;:&quot;(Marshall et al., 2012)&quot;,&quot;plainCitation&quot;:&quot;(Marshall et al., 2012)&quot;},&quot;citationItems&quot;:[{&quot;id&quot;:2582,&quot;uris&quot;:[&quot;http://zotero.org/users/316567/items/MMRPB5JM&quot;],&quot;uri&quot;:[&quot;http://zotero.org/users/316567/items/MMRPB5JM&quot;],&quot;itemData&quot;:{&quot;id&quot;:2582,&quot;type&quot;:&quot;article-journal&quot;,&quot;title&quot;:&quot;A single-cell genome for Thiovulum sp.&quot;,&quot;container-title&quot;:&quot;Applied and Environmental Microbiology&quot;,&quot;source&quot;:&quot;aem.asm.org&quot;,&quot;URL&quot;:&quot;http://aem.asm.org/content/early/2012/09/24/AEM.02314-12&quot;,&quot;DOI&quot;:&quot;10.1128/AEM.02314-12&quot;,&quot;ISSN&quot;:&quot;0099-2240, 1098-5336&quot;,&quot;journalAbbreviation&quot;:&quot;Appl. Environ. Microbiol.&quot;,&quot;language&quot;:&quot;en&quot;,&quot;author&quot;:[{&quot;family&quot;:&quot;Marshall&quot;,&quot;given&quot;:&quot;Ian P. G.&quot;},{&quot;family&quot;:&quot;Blainey&quot;,&quot;given&quot;:&quot;Paul C.&quot;},{&quot;family&quot;:&quot;Spormann&quot;,&quot;given&quot;:&quot;Alfred M.&quot;},{&quot;family&quot;:&quot;Quake&quot;,&quot;given&quot;:&quot;Stephen R.&quot;}],&quot;issued&quot;:{&quot;date-parts&quot;:[[2012,9,28]]},&quot;accessed&quot;:{&quot;date-parts&quot;:[[2012,10,5]]}}}],&quot;schema&quot;:&quot;https://github.com/citation-style-language/schema/raw/master/csl-citation.json&quot;} RNDgj9v5apOE0"/><text:span text:style-name="T122">(Marshall et al., 2012)</text:span><text:reference-mark-end text:name="ZOTERO_ITEM CSL_CITATION {&quot;citationID&quot;:&quot;276fjia8nm&quot;,&quot;properties&quot;:{&quot;formattedCitation&quot;:&quot;(Marshall et al., 2012)&quot;,&quot;plainCitation&quot;:&quot;(Marshall et al., 2012)&quot;},&quot;citationItems&quot;:[{&quot;id&quot;:2582,&quot;uris&quot;:[&quot;http://zotero.org/users/316567/items/MMRPB5JM&quot;],&quot;uri&quot;:[&quot;http://zotero.org/users/316567/items/MMRPB5JM&quot;],&quot;itemData&quot;:{&quot;id&quot;:2582,&quot;type&quot;:&quot;article-journal&quot;,&quot;title&quot;:&quot;A single-cell genome for Thiovulum sp.&quot;,&quot;container-title&quot;:&quot;Applied and Environmental Microbiology&quot;,&quot;source&quot;:&quot;aem.asm.org&quot;,&quot;URL&quot;:&quot;http://aem.asm.org/content/early/2012/09/24/AEM.02314-12&quot;,&quot;DOI&quot;:&quot;10.1128/AEM.02314-12&quot;,&quot;ISSN&quot;:&quot;0099-2240, 1098-5336&quot;,&quot;journalAbbreviation&quot;:&quot;Appl. Environ. Microbiol.&quot;,&quot;language&quot;:&quot;en&quot;,&quot;author&quot;:[{&quot;family&quot;:&quot;Marshall&quot;,&quot;given&quot;:&quot;Ian P. G.&quot;},{&quot;family&quot;:&quot;Blainey&quot;,&quot;given&quot;:&quot;Paul C.&quot;},{&quot;family&quot;:&quot;Spormann&quot;,&quot;given&quot;:&quot;Alfred M.&quot;},{&quot;family&quot;:&quot;Quake&quot;,&quot;given&quot;:&quot;Stephen R.&quot;}],&quot;issued&quot;:{&quot;date-parts&quot;:[[2012,9,28]]},&quot;accessed&quot;:{&quot;date-parts&quot;:[[2012,10,5]]}}}],&quot;schema&quot;:&quot;https://github.com/citation-style-language/schema/raw/master/csl-citation.json&quot;} RNDgj9v5apOE0"/><text:span text:style-name="T122">. It transpired that this bacterium is the second fastest bacterium ever observed, suggesting that future techniques to consistently image uncultivated bacteria for deeper insights into diversity.</text:span></text:p>
                </text:list-item>
              </text:list>
            </text:list-item>
            <text:list-item>
              <text:p text:style-name="P56"><text:span text:style-name="T79">Stator location</text:span>. Strikingly, “stators” can only be hypothesized in bacteria with periplasmic elaborations <text:reference-mark-start text:name="ZOTERO_ITEM CSL_CITATION {&quot;citationID&quot;:&quot;25h0g30t9s&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HfcLpVXODq"/>(Chen et al., 2011)<text:reference-mark-end text:name="ZOTERO_ITEM CSL_CITATION {&quot;citationID&quot;:&quot;25h0g30t9s&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HfcLpVXODq"/>.</text:p>
              <text:list>
                <text:list-item>
                  <text:p text:style-name="P56">Most direct visualization in E. coli and Salmonella has been by freeze-fracture (terminology?), suggesting 10-12 (right? Khan).</text:p>
                </text:list-item>
                <text:list-item>
                  <text:p text:style-name="P56">Will be interesting to explore this using contemporary EM techniques, which may require additional work to pinpoint the actual stator locations</text:p>
                  <text:list>
                    <text:list-item>
                      <text:p text:style-name="P56">It will be interesting to look at <text:span text:style-name="T9">Streptococcus</text:span><text:span text:style-name="T22"> and beta-proteobacteria such as </text:span><text:span text:style-name="T9">Aquaspirillum serpens </text:span><text:reference-mark-start text:name="ZOTERO_ITEM CSL_CITATION {&quot;citationID&quot;:&quot;1tjo5mgnaj&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qy5Wa2Wqpe"/><text:span text:style-name="T9">(Coulton and Murray, 1978)</text:span><text:reference-mark-end text:name="ZOTERO_ITEM CSL_CITATION {&quot;citationID&quot;:&quot;1tjo5mgnaj&quot;,&quot;properties&quot;:{&quot;formattedCitation&quot;:&quot;(Coulton and Murray, 1978)&quot;,&quot;plainCitation&quot;:&quot;(Coulton and Murray, 1978)&quot;},&quot;citationItems&quot;:[{&quot;id&quot;:2897,&quot;uris&quot;:[&quot;http://zotero.org/users/316567/items/4QED5F3G&quot;,&quot;http://zotero.org/users/316567/items/WHKBQPXD&quot;],&quot;uri&quot;:[&quot;http://zotero.org/users/316567/items/4QED5F3G&quot;,&quot;http://zotero.org/users/316567/items/WHKBQPXD&quot;],&quot;itemData&quot;:{&quot;id&quot;:2897,&quot;type&quot;:&quot;article-journal&quot;,&quot;title&quot;:&quot;Cell Envelope Associations of Aquaspirillum Serpens Flagella.&quot;,&quot;container-title&quot;:&quot;Journal of Bacteriology&quot;,&quot;page&quot;:&quot;1037-1049&quot;,&quot;volume&quot;:&quot;136&quot;,&quot;issue&quot;:&quot;3&quot;,&quot;source&quot;:&quot;jb.asm.org&quot;,&quot;abstract&quot;:&quot;Specific regions of the cell envelope associated with the flagellar basal complex of the gram-negative bacterium Aquaspirillum (Spirillum) serpens were identified by studying each of the envelope layers: outer membrane, mucopeptide, and plasma membrane. The outer membrane around the flagella insertion site was differentiated by concentric membrane rings and central perforations surrounded by a closely set collar. The perforations in both the outer membrane and the isolated mucopeptide layer were of a size accomodating the central rod of the basal complex but smaller than either the L or the P disks. The P disk of the complex may lie between the mucopeptide and the outer membrane. Electron microscopy of intact, spheroplasted, or autolyzed preparations did not adequately resolve the location of the inner pair of disks of the basal complex. Freeze-etching, however, revealed differentiation within the plasma membrane that appeared to be related to the basal complex. The convex fracture face showed depressions which are interpreted as impressions of a disk surrounded by a set of evenly spaced macromolecular studs and containing a central \&quot;plug\&quot; interpreted as the central rod. In thin sections, blebs, which appear to be associated with the flagellar apparatus, were seen on the cytoplasmic side of the plasma membrane. Superimposing the dimensions of the flagellar basal complex and the spacings of the cell envelope layers and using the position of the L disk within the outer membrane for reference, showed that the S disk might be within and the M disk beneath the plasma membrane. A tentative model was developed for comparison with that based on the structure of the Escherichia coli basal complex.&quot;,&quot;ISSN&quot;:&quot;0021-9193, 1098-5530&quot;,&quot;journalAbbreviation&quot;:&quot;J. Bacteriol.&quot;,&quot;language&quot;:&quot;en&quot;,&quot;author&quot;:[{&quot;family&quot;:&quot;Coulton&quot;,&quot;given&quot;:&quot;J W&quot;},{&quot;family&quot;:&quot;Murray&quot;,&quot;given&quot;:&quot;R G&quot;}],&quot;issued&quot;:{&quot;date-parts&quot;:[[1978,12,1]]},&quot;accessed&quot;:{&quot;date-parts&quot;:[[2012,6,6]]}}}],&quot;schema&quot;:&quot;https://github.com/citation-style-language/schema/raw/master/csl-citation.json&quot;} RNDqy5Wa2Wqpe"/><text:span text:style-name="T22"> (although this stock is apparently no longer available).</text:span></text:p>
                    </text:list-item>
                  </text:list>
                </text:list-item>
              </text:list>
            </text:list-item>
            <text:list-item>
              <text:p text:style-name="P93"><text:span text:style-name="T79">Relationship of structure to function</text:span>.</text:p>
              <text:list>
                <text:list-item>
                  <text:p text:style-name="P56"><text:span text:style-name="T33">Interestingly, also see that </text:span><text:span text:style-name="T15">R. sphaeroides</text:span><text:span text:style-name="T33"> stopped at 27-28 angles per rotation, backing-up the </text:span><text:span text:style-name="T15">E. coli</text:span><text:span text:style-name="T33"> results. Is the difference significant – would high resolution structures show a shift to 27- or 28-fold symmetries? (spread in Thomas 2006 was 24-25)</text:span></text:p>
                </text:list-item>
                <text:list-item>
                  <text:p text:style-name="P56">Based on dynamics results, and different diameters between bacteria and within a single species (e.g., Salmonella: Khan &amp; DeRosier), one wonders if bacteria might 'change gear' in different environments...after all, it's e<text:span text:style-name="T33">stablished that at least parts of the C-ring are dynamic (Judy, Richard)</text:span></text:p>
                </text:list-item>
                <text:list-item>
                  <text:p text:style-name="P63">It will be particularly interesting to further image bacteria that routinely swim in media with different viscosities and nutrient availabilities to assess the evolutionary impact upon their motors.</text:p>
                </text:list-item>
              </text:list>
            </text:list-item>
            <text:list-item>
              <text:p text:style-name="P63">Stoichiometries and symmetries</text:p>
              <text:list>
                <text:list-item>
                  <text:p text:style-name="P63">Comparative studies on number of FliGs, whether fusions are functional, etc (see list of factors)</text:p>
                </text:list-item>
                <text:list-item>
                  <text:p text:style-name="P63">Are there more FliF molecules in spirochaetes? How about other bacteria?</text:p>
                </text:list-item>
              </text:list>
            </text:list-item>
          </text:list>
        </text:list-item>
      </text:list>
      <text:h text:style-name="P117" text:outline-level="8">Evolution</text:h>
      <text:p text:style-name="P7">Darwin's finches enabled fantastic insights into evolution – comparative studies, e.g., of spirochaetes, surely will too.</text:p>
      <text:p text:style-name="P7">Understand basis of modular evolution. Where do these components come from?</text:p>
      <text:p text:style-name="P7">Can we revert a complex motor to a simpler motor and maintain motility? If so, the path we take might be a hypothesis about evolutionary pathway (in reverse).</text:p>
      <text:p text:style-name="P7">Horizontal gene transfer. Rhodobacter sphaeroides has inherited from a <text:span text:style-name="T47"><text:s/>γ-proteobacterium – how frequently does this happen? And what adaptations, if any, are required for the motor to function in it's new host, sometimes even displacing the original system </text:span><text:reference-mark-start text:name="ZOTERO_ITEM CSL_CITATION {&quot;citationID&quot;:&quot;2k8f2r81qn&quot;,&quot;properties&quot;:{&quot;formattedCitation&quot;:&quot;(Poggio et al., 2007)&quot;,&quot;plainCitation&quot;:&quot;(Poggio et al., 2007)&quot;},&quot;citationItems&quot;:[{&quot;id&quot;:2912,&quot;uris&quot;:[&quot;http://zotero.org/users/316567/items/X6TUAGWQ&quot;],&quot;uri&quot;:[&quot;http://zotero.org/users/316567/items/X6TUAGWQ&quot;],&quot;itemData&quot;:{&quot;id&quot;:2912,&quot;type&quot;:&quot;article-journal&quot;,&quot;title&quot;:&quot;A Complete Set of Flagellar Genes Acquired by Horizontal Transfer Coexists with the Endogenous Flagellar System in Rhodobacter Sphaeroides&quot;,&quot;container-title&quot;:&quot;Journal of Bacteriology&quot;,&quot;page&quot;:&quot;3208-3216&quot;,&quot;volume&quot;:&quot;189&quot;,&quot;issue&quot;:&quot;8&quot;,&quot;source&quot;:&quot;jb.asm.org&quot;,&quot;abstract&quot;:&quot;Bacteria swim in liquid environments by means of a complex rotating structure known as the flagellum. Approximately 40 proteins are required for the assembly and functionality of this structure. Rhodobacter sphaeroides has two flagellar systems. One of these systems has been shown to be functional and is required for the synthesis of the well-characterized single subpolar flagellum, while the other was found only after the genome sequence of this bacterium was completed. In this work we found that the second flagellar system of R. sphaeroides can be expressed and produces a functional flagellum. In many bacteria with two flagellar systems, one is required for swimming, while the other allows movement in denser environments by producing a large number of flagella over the entire cell surface. In contrast, the second flagellar system of R. sphaeroides produces polar flagella that are required for swimming. Expression of the second set of flagellar genes seems to be positively regulated under anaerobic growth conditions. Phylogenic analysis suggests that the flagellar system that was initially characterized was in fact acquired by horizontal transfer from a γ-proteobacterium, while the second flagellar system contains the native genes. Interestingly, other α-proteobacteria closely related to R. sphaeroides have also acquired a set of flagellar genes similar to the set found in R. sphaeroides, suggesting that a common ancestor received this gene cluster.&quot;,&quot;DOI&quot;:&quot;10.1128/JB.01681-06&quot;,&quot;ISSN&quot;:&quot;0021-9193, 1098-5530&quot;,&quot;journalAbbreviation&quot;:&quot;J. Bacteriol.&quot;,&quot;language&quot;:&quot;en&quot;,&quot;author&quot;:[{&quot;family&quot;:&quot;Poggio&quot;,&quot;given&quot;:&quot;Sebastian&quot;},{&quot;family&quot;:&quot;Abreu-Goodger&quot;,&quot;given&quot;:&quot;Cei&quot;},{&quot;family&quot;:&quot;Fabela&quot;,&quot;given&quot;:&quot;Salvador&quot;},{&quot;family&quot;:&quot;Osorio&quot;,&quot;given&quot;:&quot;Aurora&quot;},{&quot;family&quot;:&quot;Dreyfus&quot;,&quot;given&quot;:&quot;Georges&quot;},{&quot;family&quot;:&quot;Vinuesa&quot;,&quot;given&quot;:&quot;Pablo&quot;},{&quot;family&quot;:&quot;Camarena&quot;,&quot;given&quot;:&quot;Laura&quot;}],&quot;issued&quot;:{&quot;date-parts&quot;:[[2007,4,15]]},&quot;accessed&quot;:{&quot;date-parts&quot;:[[2012,6,5]]}}}],&quot;schema&quot;:&quot;https://github.com/citation-style-language/schema/raw/master/csl-citation.json&quot;} RNDLJaO10wPSb"/><text:span text:style-name="T47">(Poggio et al., 2007)</text:span><text:reference-mark-end text:name="ZOTERO_ITEM CSL_CITATION {&quot;citationID&quot;:&quot;2k8f2r81qn&quot;,&quot;properties&quot;:{&quot;formattedCitation&quot;:&quot;(Poggio et al., 2007)&quot;,&quot;plainCitation&quot;:&quot;(Poggio et al., 2007)&quot;},&quot;citationItems&quot;:[{&quot;id&quot;:2912,&quot;uris&quot;:[&quot;http://zotero.org/users/316567/items/X6TUAGWQ&quot;],&quot;uri&quot;:[&quot;http://zotero.org/users/316567/items/X6TUAGWQ&quot;],&quot;itemData&quot;:{&quot;id&quot;:2912,&quot;type&quot;:&quot;article-journal&quot;,&quot;title&quot;:&quot;A Complete Set of Flagellar Genes Acquired by Horizontal Transfer Coexists with the Endogenous Flagellar System in Rhodobacter Sphaeroides&quot;,&quot;container-title&quot;:&quot;Journal of Bacteriology&quot;,&quot;page&quot;:&quot;3208-3216&quot;,&quot;volume&quot;:&quot;189&quot;,&quot;issue&quot;:&quot;8&quot;,&quot;source&quot;:&quot;jb.asm.org&quot;,&quot;abstract&quot;:&quot;Bacteria swim in liquid environments by means of a complex rotating structure known as the flagellum. Approximately 40 proteins are required for the assembly and functionality of this structure. Rhodobacter sphaeroides has two flagellar systems. One of these systems has been shown to be functional and is required for the synthesis of the well-characterized single subpolar flagellum, while the other was found only after the genome sequence of this bacterium was completed. In this work we found that the second flagellar system of R. sphaeroides can be expressed and produces a functional flagellum. In many bacteria with two flagellar systems, one is required for swimming, while the other allows movement in denser environments by producing a large number of flagella over the entire cell surface. In contrast, the second flagellar system of R. sphaeroides produces polar flagella that are required for swimming. Expression of the second set of flagellar genes seems to be positively regulated under anaerobic growth conditions. Phylogenic analysis suggests that the flagellar system that was initially characterized was in fact acquired by horizontal transfer from a γ-proteobacterium, while the second flagellar system contains the native genes. Interestingly, other α-proteobacteria closely related to R. sphaeroides have also acquired a set of flagellar genes similar to the set found in R. sphaeroides, suggesting that a common ancestor received this gene cluster.&quot;,&quot;DOI&quot;:&quot;10.1128/JB.01681-06&quot;,&quot;ISSN&quot;:&quot;0021-9193, 1098-5530&quot;,&quot;journalAbbreviation&quot;:&quot;J. Bacteriol.&quot;,&quot;language&quot;:&quot;en&quot;,&quot;author&quot;:[{&quot;family&quot;:&quot;Poggio&quot;,&quot;given&quot;:&quot;Sebastian&quot;},{&quot;family&quot;:&quot;Abreu-Goodger&quot;,&quot;given&quot;:&quot;Cei&quot;},{&quot;family&quot;:&quot;Fabela&quot;,&quot;given&quot;:&quot;Salvador&quot;},{&quot;family&quot;:&quot;Osorio&quot;,&quot;given&quot;:&quot;Aurora&quot;},{&quot;family&quot;:&quot;Dreyfus&quot;,&quot;given&quot;:&quot;Georges&quot;},{&quot;family&quot;:&quot;Vinuesa&quot;,&quot;given&quot;:&quot;Pablo&quot;},{&quot;family&quot;:&quot;Camarena&quot;,&quot;given&quot;:&quot;Laura&quot;}],&quot;issued&quot;:{&quot;date-parts&quot;:[[2007,4,15]]},&quot;accessed&quot;:{&quot;date-parts&quot;:[[2012,6,5]]}}}],&quot;schema&quot;:&quot;https://github.com/citation-style-language/schema/raw/master/csl-citation.json&quot;} RNDLJaO10wPSb"/>?<text:span text:style-name="T47"> Because the 'brake' system is in this γ-proteobacterial motor, do we see similar brakes in other γ-proteobacteria?</text:span></text:p>
      <text:p text:style-name="P12">Look at variants, inc. Myxo intermediate, Buchnera... also T3SS: C-ring? It seems that the C-ring is likely to be ancestral due to it's role in export. This, together with full elucidation of flagellar C-ring architecture may then point the way to understanding how FliG and the stator complexes became incorporated (Ref Nick Matzke evolution paper).</text:p>
      <text:h text:style-name="P117" text:outline-level="8">Understanding the molecular mechanism of rotation</text:h>
      <text:p text:style-name="P7">C-ring sizes and stator complex ring sizes: correlate, or is there slop?</text:p>
      <text:p text:style-name="P7">How does a proton gradient produce torque?</text:p>
      <text:p text:style-name="P7">Considerable constraints on mechanism can be derived from high-resolution comparative imaging that would never be accessible studying simply model organisms.</text:p>
      <text:p text:style-name="P7">Rhodobacter sphaeoides: does it have a few more copies of FliG, accounting for slightly more steps per rotation? What is it's torque-generating capacity?</text:p>
      <text:p text:style-name="P7">C-ring sizes change dynamically in response to environment? We know C-ring sizes follow a distribution, and we hypothesize that C-ring sizes affect motor mechanical output. Might a bacterium assemble motors with C-rings of different diameters? Although FliG has not been shown tobe dynamics, maybe in special circumstances it can be disassembled and re-assembled with different diameter?</text:p>
      <text:h text:style-name="P117" text:outline-level="8">Understanding the molecular mechanism of self-assembly</text:h>
      <text:p text:style-name="P7">How do proteins self-assemble into nanomachinery?</text:p>
      <text:h text:style-name="P117" text:outline-level="8">Synthetic biology</text:h>
      <text:list xml:id="list926648197" text:continue-numbering="true" text:style-name="WW8Num12">
        <text:list-item>
          <text:p text:style-name="P56">Custom designed motors from a modular toolkit</text:p>
        </text:list-item>
        <text:list-item>
          <text:p text:style-name="P56">Desired torques, ion sources</text:p>
        </text:list-item>
        <text:list-item>
          <text:p text:style-name="P56">Next: someone needs to solve the “transmission problem”.</text:p>
        </text:list-item>
      </text:list>
      <text:h text:style-name="Heading_20_8" text:outline-level="8">Architecture</text:h>
      <text:p text:style-name="P7">To quote Howard Berg, “We need more crystal structures” <text:reference-mark-start text:name="ZOTERO_ITEM CSL_CITATION {&quot;citationID&quot;:&quot;kdeh5jugc&quot;,&quot;properties&quot;:{&quot;formattedCitation&quot;:&quot;(Berg, 2003)&quot;,&quot;plainCitation&quot;:&quot;(Berg, 2003)&quot;},&quot;citationItems&quot;:[{&quot;id&quot;:970,&quot;uris&quot;:[&quot;http://zotero.org/users/316567/items/F5P948T6&quot;],&quot;uri&quot;:[&quot;http://zotero.org/users/316567/items/F5P948T6&quot;],&quot;itemData&quot;:{&quot;id&quot;:970,&quot;type&quot;:&quot;article-journal&quot;,&quot;title&quot;:&quot;The rotary motor of bacterial flagella&quot;,&quot;container-title&quot;:&quot;Annual Review of Biochemistry&quot;,&quot;page&quot;:&quot;19-54&quot;,&quot;volume&quot;:&quot;72&quot;,&quot;issue&quot;:&quot;1&quot;,&quot;source&quot;:&quot;Annual Reviews&quot;,&quot;abstract&quot;:&quot;▪ Abstract Flagellated bacteria, such as Escherichia coli, swim by rotating thin helical filaments, each driven at its base by a reversible rotary motor, powered by an ion flux. A motor is about 45 nm in diameter and is assembled from about 20 different kinds of parts. It develops maximum torque at stall but can spin several hundred Hz. Its direction of rotation is controlled by a sensory system that enables cells to accumulate in regions deemed more favorable. We know a great deal about motor structure, genetics, assembly, and function, but we do not really understand how it works. We need more crystal structures. All of this is reviewed, but the emphasis is on function.&quot;,&quot;DOI&quot;:&quot;10.1146/annurev.biochem.72.121801.161737&quot;,&quot;author&quot;:[{&quot;family&quot;:&quot;Berg&quot;,&quot;given&quot;:&quot;Howard C.&quot;}],&quot;issued&quot;:{&quot;date-parts&quot;:[[2003]]},&quot;accessed&quot;:{&quot;date-parts&quot;:[[2012,2,21]]}}}],&quot;schema&quot;:&quot;https://github.com/citation-style-language/schema/raw/master/csl-citation.json&quot;} RNDZ3SSUhtrkl"/>(Berg, 2003)<text:reference-mark-end text:name="ZOTERO_ITEM CSL_CITATION {&quot;citationID&quot;:&quot;kdeh5jugc&quot;,&quot;properties&quot;:{&quot;formattedCitation&quot;:&quot;(Berg, 2003)&quot;,&quot;plainCitation&quot;:&quot;(Berg, 2003)&quot;},&quot;citationItems&quot;:[{&quot;id&quot;:970,&quot;uris&quot;:[&quot;http://zotero.org/users/316567/items/F5P948T6&quot;],&quot;uri&quot;:[&quot;http://zotero.org/users/316567/items/F5P948T6&quot;],&quot;itemData&quot;:{&quot;id&quot;:970,&quot;type&quot;:&quot;article-journal&quot;,&quot;title&quot;:&quot;The rotary motor of bacterial flagella&quot;,&quot;container-title&quot;:&quot;Annual Review of Biochemistry&quot;,&quot;page&quot;:&quot;19-54&quot;,&quot;volume&quot;:&quot;72&quot;,&quot;issue&quot;:&quot;1&quot;,&quot;source&quot;:&quot;Annual Reviews&quot;,&quot;abstract&quot;:&quot;▪ Abstract Flagellated bacteria, such as Escherichia coli, swim by rotating thin helical filaments, each driven at its base by a reversible rotary motor, powered by an ion flux. A motor is about 45 nm in diameter and is assembled from about 20 different kinds of parts. It develops maximum torque at stall but can spin several hundred Hz. Its direction of rotation is controlled by a sensory system that enables cells to accumulate in regions deemed more favorable. We know a great deal about motor structure, genetics, assembly, and function, but we do not really understand how it works. We need more crystal structures. All of this is reviewed, but the emphasis is on function.&quot;,&quot;DOI&quot;:&quot;10.1146/annurev.biochem.72.121801.161737&quot;,&quot;author&quot;:[{&quot;family&quot;:&quot;Berg&quot;,&quot;given&quot;:&quot;Howard C.&quot;}],&quot;issued&quot;:{&quot;date-parts&quot;:[[2003]]},&quot;accessed&quot;:{&quot;date-parts&quot;:[[2012,2,21]]}}}],&quot;schema&quot;:&quot;https://github.com/citation-style-language/schema/raw/master/csl-citation.json&quot;} RNDZ3SSUhtrkl"/>. We need more than just more crystal structures, however. We need detailed information about how these crystal structures fit together into the complete machine. We also need to know how the behaviour of the motor is altered with evolutionary variants upon the common core – for example, with a wider C-ring, or more stator complexes (which may, as discussed, vary proportionally). Underpinning much of this is the requirement for an in-depth understanding of the architecture of the complete machine. Electron cryo-tomography stands poised to make serious advances in this, with highest-resolution reconstructions approaching <text:span text:style-name="T105">XX</text:span> nm resolution. Where are the stators? How many are there? How are they arranged – loosely on peptidoglycan, or conforming to an implicit grid? In on a grid, what factors in addition to peptidoglycan position them? How does this change with size increases – is it strictly coupled to C-ring diameter? Or do relative stoichiometries not need to be strictly maintained between bacteria? What is the exact structure of the C-ring, and how does it vary between C-rings of different diameters?</text:p>
      <text:p text:style-name="P7"/>
      <text:list xml:id="list2014729863" text:continue-numbering="true" text:style-name="WW8Num12">
        <text:list-item>
          <text:p text:style-name="P56">Bridging the structural scales from crystallography up to whole-cell tomography: higher-resolution subtomogram averages</text:p>
          <text:list>
            <text:list-item>
              <text:p text:style-name="P56">Now on the horizon with the introduction of direct electron detection images that promises considerable increase in signal-to-noise that will be invaluable in aligning higher-resolution (but lower contrast) datasets</text:p>
            </text:list-item>
            <text:list-item>
              <text:p text:style-name="P56"><text:span text:style-name="T33">Utilizing the power of contemporary bacterial genetics to manipulate structures to unambiguously determine the locations of subunits in in situ structures as demonstrated for FliI </text:span><text:reference-mark-start text:name="ZOTERO_ITEM CSL_CITATION {&quot;citationID&quot;:&quot;1emslrkotc&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e6hKJskHh7"/><text:span text:style-name="T33">(Chen et al., 2011)</text:span><text:reference-mark-end text:name="ZOTERO_ITEM CSL_CITATION {&quot;citationID&quot;:&quot;1emslrkotc&quot;,&quot;properties&quot;:{&quot;formattedCitation&quot;:&quot;(Chen et al., 2011)&quot;,&quot;plainCitation&quot;:&quot;(Chen et al., 2011)&quot;},&quot;citationItems&quot;:[{&quot;id&quot;:1411,&quot;uris&quot;:[&quot;http://zotero.org/users/316567/items/3BRCWF4D&quot;],&quot;uri&quot;:[&quot;http://zotero.org/users/316567/items/3BRCWF4D&quot;],&quot;itemData&quot;:{&quot;id&quot;:1411,&quot;type&quot;:&quot;article-journal&quot;,&quot;title&quot;:&quot;Structural diversity of bacterial flagellar motors&quot;,&quot;container-title&quot;:&quot;The EMBO journal&quot;,&quot;page&quot;:&quot;2972-2981&quot;,&quot;volume&quot;:&quot;30&quot;,&quot;issue&quot;:&quot;14&quot;,&quot;source&quot;:&quot;NCBI PubMed&quot;,&quot;abstract&quot;:&quot;The bacterial flagellum is one of nature's most amazing and well-studied nanomachines. Its cell-wall-anchored motor uses chemical energy to rotate a microns-long filament and propel the bacterium towards nutrients and away from toxins. While much is known about flagellar motors from certain model organisms, their diversity across the bacterial kingdom is less well characterized, allowing the occasional misrepresentation of the motor as an invariant, ideal machine. Here, we present an electron cryotomographical survey of flagellar motor architectures throughout the Bacteria. While a conserved structural core was observed in all 11 bacteria imaged, surprisingly novel and divergent structures as well as different symmetries were observed surrounding the core. Correlating the motor structures with the presence and absence of particular motor genes in each organism suggested the locations of five proteins involved in the export apparatus including FliI, whose position below the C-ring was confirmed by imaging a deletion strain. The combination of conserved and specially-adapted structures seen here sheds light on how this complex protein nanomachine has evolved to meet the needs of different species.&quot;,&quot;DOI&quot;:&quot;10.1038/emboj.2011.186&quot;,&quot;ISSN&quot;:&quot;1460-2075&quot;,&quot;note&quot;:&quot;PMID: 21673657&quot;,&quot;journalAbbreviation&quot;:&quot;EMBO J.&quot;,&quot;author&quot;:[{&quot;family&quot;:&quot;Chen&quot;,&quot;given&quot;:&quot;Songye&quot;},{&quot;family&quot;:&quot;Beeby&quot;,&quot;given&quot;:&quot;Morgan&quot;},{&quot;family&quot;:&quot;Murphy&quot;,&quot;given&quot;:&quot;Gavin E&quot;},{&quot;family&quot;:&quot;Leadbetter&quot;,&quot;given&quot;:&quot;Jared R&quot;},{&quot;family&quot;:&quot;Hendrixson&quot;,&quot;given&quot;:&quot;David R&quot;},{&quot;family&quot;:&quot;Briegel&quot;,&quot;given&quot;:&quot;Ariane&quot;},{&quot;family&quot;:&quot;Li&quot;,&quot;given&quot;:&quot;Zhuo&quot;},{&quot;family&quot;:&quot;Shi&quot;,&quot;given&quot;:&quot;Jian&quot;},{&quot;family&quot;:&quot;Tocheva&quot;,&quot;given&quot;:&quot;Elitza I&quot;},{&quot;family&quot;:&quot;Müller&quot;,&quot;given&quot;:&quot;Axel&quot;},{&quot;family&quot;:&quot;Dobro&quot;,&quot;given&quot;:&quot;Megan J&quot;},{&quot;family&quot;:&quot;Jensen&quot;,&quot;given&quot;:&quot;Grant J&quot;}],&quot;issued&quot;:{&quot;date-parts&quot;:[[&quot;2011&quot;,7,20]]},&quot;accessed&quot;:{&quot;date-parts&quot;:[[2012,9,7]]}}}],&quot;schema&quot;:&quot;https://github.com/citation-style-language/schema/raw/master/csl-citation.json&quot;} RNDe6hKJskHh7"/><text:span text:style-name="T33">.</text:span></text:p>
            </text:list-item>
            <text:list-item>
              <text:p text:style-name="P56"><text:span text:style-name="T33">Of particular interest is the architecture of the C-ring. Higher resolution images of C-rings in </text:span><text:span text:style-name="T33">different organisms will help us understand how function is maintained even as structure strays from the well-established arrangement so comprehensively studied in </text:span><text:span text:style-name="T15">E. coli </text:span><text:span text:style-name="T33">and </text:span><text:span text:style-name="T15">Salmonella</text:span><text:span text:style-name="T33">.</text:span></text:p>
            </text:list-item>
          </text:list>
        </text:list-item>
      </text:list>
      <text:h text:style-name="Heading_20_8" text:outline-level="8">Technique development</text:h>
      <text:list xml:id="list514989349" text:continue-numbering="true" text:style-name="WW8Num12">
        <text:list-item>
          <text:p text:style-name="P56">Symmetry mismatch detection using electron cryo-microscopy.</text:p>
          <text:list>
            <text:list-item>
              <text:p text:style-name="P56">T3SS from Marlovitz tackled this first.</text:p>
            </text:list-item>
            <text:list-item>
              <text:p text:style-name="P56">Correlation of biophysical behavior to structure. </text:p>
            </text:list-item>
            <text:list-item>
              <text:p text:style-name="P56"><text:s/>If symmetry mismatch is low between stator and rotor components, we may imagine all-atom molecular dynamics of the resulting small asymmetric unit in the coming years.</text:p>
            </text:list-item>
          </text:list>
        </text:list-item>
      </text:list>
      <text:h text:style-name="Heading_20_2" text:outline-level="2">Conclusions</text:h>
      <text:list xml:id="list1601610605580011348" text:style-name="WW8Num13">
        <text:list-item>
          <text:p text:style-name="P57">What this means for how we think about motor function<text:tab/></text:p>
          <text:list>
            <text:list-item>
              <text:p text:style-name="P57">assembly</text:p>
            </text:list-item>
            <text:list-item>
              <text:p text:style-name="P57">rotation</text:p>
            </text:list-item>
          </text:list>
        </text:list-item>
        <text:list-item>
          <text:p text:style-name="P57">Evolution</text:p>
          <text:list>
            <text:list-item>
              <text:p text:style-name="P57">Implications for accretion of the first rotary motor</text:p>
            </text:list-item>
            <text:list-item>
              <text:p text:style-name="P57">CNE</text:p>
            </text:list-item>
            <text:list-item>
              <text:p text:style-name="P57">Darwinian</text:p>
            </text:list-item>
            <text:list-item>
              <text:p text:style-name="P57">Modularity of evolution: continuum of evolved structures (refer to my conclusions slides from Imperial)</text:p>
            </text:list-item>
          </text:list>
        </text:list-item>
        <text:list-item>
          <text:p text:style-name="P57">Furthermore what we can learn about the nanomachinery of the cell in general</text:p>
        </text:list-item>
      </text:list>
      <text:h text:style-name="Heading_20_2" text:outline-level="5">Acknowledgments</text:h>
      <text:p text:style-name="P7">Useful discussions: Grant, Lawrence, Richard Berry, David Blair, Bill Rutherford.</text:p>
      <text:p text:style-name="P7"/>
      <text:p text:style-name="P1">When finished, email to:</text:p>
      <text:p text:style-name="P7">Mark Pallen, Nick Matzke, Kelly, Dave Hendrixson, Lawrence Lee, Jun Liu, Michio, Richard Berry, David Blair, Dan Kearns, Keiichi, Tam, Velocity, Teuta, Susan Lea &amp; Steve Johnson.</text:p>
      <text:p text:style-name="P7"/>
      <text:h text:style-name="Heading_20_2" text:outline-level="5">Bibliography</text:h>
      <text:section text:style-name="Sect1" text:name="ZOTERO_BIBL {&quot;custom&quot;:[]} CSL_BIBLIOGRAPHY RND8cdTkDgY6O">
        <text:p text:style-name="Bibliography_20_1"><text:span text:style-name="T111">Abram, D., Koffler, H., and Vatter, A.E. (1965). Basal Structure and Attachment of Flagella in Cells of Proteus Vulgaris. J. Bacteriol. </text:span><text:span text:style-name="T8">90</text:span><text:span text:style-name="T21">, 1337–1354.</text:span></text:p>
        <text:p text:style-name="Bibliography_20_1"><text:span text:style-name="T21">Abram, D., Vatter, A.E., and Koffler, H. (1966). Attachment and Structural Features of Flagella of Certain Bacilli. J Bacteriol </text:span><text:span text:style-name="T8">91</text:span><text:span text:style-name="T21">, 2045–2068.</text:span></text:p>
        <text:p text:style-name="Bibliography_20_1"><text:span text:style-name="T21">Abrusci, P., Vergara-Irigaray, M., Johnson, S., Beeby, M.D., Hendrixson, D.R., Roversi, P., Friede, M.E., Deane, J.E., Jensen, G.J., Tang, C.M., et al. (2013). Architecture of the major component of the type III secretion system export apparatus. Nat. Struct. Mol. Biol. </text:span><text:span text:style-name="T8">20</text:span><text:span text:style-name="T21">, 99–104.</text:span></text:p>
        <text:p text:style-name="Bibliography_20_1"><text:span text:style-name="T21">Aizawa, S.-I., and Kubori, T. (1998). Bacterial flagellation and cell division. Genes to Cells </text:span><text:span text:style-name="T8">3</text:span><text:span text:style-name="T21">, 625–634.</text:span></text:p>
        <text:p text:style-name="Bibliography_20_1"><text:span text:style-name="T21">Alexandre, G., Rohr, R., and Bally, R. (1999). A Phase Variant of Azospirillum Lipoferum Lacks a Polar Flagellum and Constitutively Expresses Mechanosensing Lateral Flagella. Appl. Environ. Microbiol. </text:span><text:span text:style-name="T8">65</text:span><text:span text:style-name="T21">, 4701–4704.</text:span></text:p>
        <text:p text:style-name="Bibliography_20_1"><text:span text:style-name="T21">Allen, R.D., and Baumann, P. (1971). Structure and Arrangement of Flagella in Species of the Genus Beneckea and Photobacterium Fischeri. J. Bacteriol. </text:span><text:span text:style-name="T8">107</text:span><text:span text:style-name="T21">, 295–302.</text:span></text:p>
        <text:p text:style-name="Bibliography_20_1"><text:span text:style-name="T21">Anwari, K., Webb, C.T., Poggio, S., Perry, A.J., Belousoff, M., Celik, N., Ramm, G., Lovering, A., Sockett, R.E., Smit, J., et al. (2012). The evolution of new lipoprotein subunits of the bacterial outer membrane BAM complex. Molecular Microbiology </text:span><text:span text:style-name="T8">84</text:span><text:span text:style-name="T21">, 832–844.</text:span></text:p>
        <text:p text:style-name="Bibliography_20_1"><text:span text:style-name="T21">Apel, D., and Surette, M.G. (2008). Bringing order to a complex molecular machine: The assembly of the bacterial flagella. Biochimica Et Biophysica Acta (BBA) - Biomembranes </text:span><text:span text:style-name="T8">1778</text:span><text:span text:style-name="T21">, 1851–1858.</text:span></text:p>
        <text:p text:style-name="Bibliography_20_1"><text:span text:style-name="T21">Armitage, J.P., and Schmitt, R. (1997). Bacterial chemotaxis: Rhodobacter sphaeroide and Sinorhizobium meliloti - variations on a theme? Microbiology </text:span><text:span text:style-name="T8">143</text:span><text:span text:style-name="T21">, 3671–3682.</text:span></text:p>
        <text:p text:style-name="Bibliography_20_1"><text:span text:style-name="T21">Arnam, V., S, J., McMurry, J.L., Kihara, M., and Macnab, R.M. (2004). Analysis of an Engineered Salmonella Flagellar Fusion Protein, FliR-FlhB. J. Bacteriol. </text:span><text:span text:style-name="T8">186</text:span><text:span text:style-name="T21">, 2495–2498.</text:span></text:p>
        <text:p text:style-name="Bibliography_20_1"><text:span text:style-name="T21">Atsumi, T., Maekawa, Y., Yamada, T., Kawagishi, I., Imae, Y., and Homma, M. (1996). Effect of Viscosity on Swimming by the Lateral and Polar Flagella of Vibrio Alginolyticus. J. Bacteriol. </text:span><text:span text:style-name="T8">178</text:span><text:span text:style-name="T21">, 5024–5026.</text:span></text:p>
        <text:p text:style-name="Bibliography_20_1"><text:span text:style-name="T21">Atsumi, T., McCartert, L., and Imae, Y. (1992). Polar and lateral flagellar motors of marine Vibrio are driven by different ion-motive forces. , Published Online: 09 January 1992; | Doi:10.1038/355182a0 </text:span><text:span text:style-name="T8">355</text:span><text:span text:style-name="T21">, 182–184.</text:span></text:p>
        <text:p text:style-name="Bibliography_20_1"><text:span text:style-name="T21">Attmannspacher, U., Scharf, B., and Schmitt, R. (2005). Control of speed modulation (chemokinesis) in the unidirectional rotary motor of Sinorhizobium meliloti. Molecular Microbiology </text:span><text:span text:style-name="T8">56</text:span><text:span text:style-name="T21">, 708–718.</text:span></text:p>
        <text:p text:style-name="Bibliography_20_1"><text:span text:style-name="T21">Aufurth, S., Madkour, M., Mayer, F., and Müller, V. (1998). Structure of the Na+-driven flagellum from the homoacetogenic bacterium Acetobacterium woodii. FEBS Letters </text:span><text:span text:style-name="T8">434</text:span><text:span text:style-name="T21">, 325–328.</text:span></text:p>
        <text:p text:style-name="Bibliography_20_1"><text:span text:style-name="T21">Bai, F., Lo, C.-J., Berry, R.M., and Xing, J. (2009). Model Studies of the Dynamics of Bacterial Flagellar Motors. Biophysical Journal </text:span><text:span text:style-name="T8">96</text:span><text:span text:style-name="T21">, 3154–3167.</text:span></text:p>
        <text:p text:style-name="Bibliography_20_1"><text:span text:style-name="T21">Baker, M.A.B., and Berry, R.M. (2009). An introduction to the physics of the bacterial flagellar motor: a nanoscale rotary electric motor. Contemporary Physics </text:span><text:span text:style-name="T8">50</text:span><text:span text:style-name="T21">, 617–632.</text:span></text:p>
        <text:p text:style-name="Bibliography_20_1"><text:span text:style-name="T21">Bange, G., Kümmerer, N., Engel, C., Bozkurt, G., Wild, K., and Sinning, I. (2010). FlhA provides the adaptor for coordinated delivery of late flagella building blocks to the type III secretion system. Proc. Natl. Acad. Sci. U.S.A </text:span><text:span text:style-name="T8">107</text:span><text:span text:style-name="T21">, 11295–11300.</text:span></text:p>
        <text:p text:style-name="P39">Bazylinski, D.A., Williams, T.J., Lefèvre, C.T., Berg, R.J., Zhang, C.L., Bowser, S.S., Dean, A.J., and Beveridge, T.J. (2012). Magnetococcus marinus gen. nov., sp. nov., a marine, magnetotactic bacterium that represents a novel lineage (Magnetococcaceae fam. nov.; Magnetococcales ord. nov.) at the base of the Alphaproteobacteria. Int J Syst Evol Microbiol.</text:p>
        <text:p text:style-name="Bibliography_20_1"><text:span text:style-name="T21">Berg, H.C. (2003). The rotary motor of bacterial flagella. Annual Review of Biochemistry </text:span><text:span text:style-name="T8">72</text:span><text:span text:style-name="T21">, 19–54.</text:span></text:p>
        <text:p text:style-name="Bibliography_20_1"><text:span text:style-name="T21">Berry, R.M., and Berg, H.C. (1997). Absence of a Barrier to Backwards Rotation of the Bacterial Flagellar Motor Demonstrated with Optical Tweezers. PNAS </text:span><text:span text:style-name="T8">94</text:span><text:span text:style-name="T21">, 14433–14437.</text:span></text:p>
        <text:p text:style-name="Bibliography_20_1"><text:span text:style-name="T21">Betz, J.V. (1969). Structure of the proximal ends of flagella of Clostridium sporogenes. Can. J. Microbiol. </text:span><text:span text:style-name="T8">15</text:span><text:span text:style-name="T21">, 761–764.</text:span></text:p>
        <text:p text:style-name="Bibliography_20_1"><text:span text:style-name="T21">Bischoff, D.S., Bourret, R.B., Kirsch, M.L., and Ordal, G.W. (1993). Purification and characterization of Bacillus subtilis CheY. Biochemistry </text:span><text:span text:style-name="T8">32</text:span><text:span text:style-name="T21">, 9256–9261.</text:span></text:p>
        <text:p text:style-name="Bibliography_20_1"><text:span text:style-name="T21">Bladen, H.A., and Hampp, E.G. (1964). Ultrastructure of Treponema Microdentium and Borrelia Vincentii. J. Bacteriol. </text:span><text:span text:style-name="T8">87</text:span><text:span text:style-name="T21">, 1180–1191.</text:span></text:p>
        <text:p text:style-name="Bibliography_20_1"><text:span text:style-name="T21">Blair, D.F., and Berg, H.C. (1988). Restoration of torque in defective flagellar motors. Science </text:span><text:span text:style-name="T8">242</text:span><text:span text:style-name="T21">, 1678–1681.</text:span></text:p>
        <text:p text:style-name="Bibliography_20_1"><text:span text:style-name="T21">Blair, D.F., Kim, D.Y., and Berg, H.C. (1991). Mutant MotB proteins in Escherichia coli. J Bacteriol </text:span><text:span text:style-name="T8">173</text:span><text:span text:style-name="T21">, 4049–4055.</text:span></text:p>
        <text:p text:style-name="Bibliography_20_1"><text:span text:style-name="T21">Blair, K.M., Turner, L., Winkelman, J.T., Berg, H.C., and Kearns, D.B. (2008). A Molecular Clutch Disables Flagella in the Bacillus Subtilis Biofilm. Science </text:span><text:span text:style-name="T8">320</text:span><text:span text:style-name="T21">, 1636–1638.</text:span></text:p>
        <text:p text:style-name="Bibliography_20_1"><text:span text:style-name="T21">Bland, C.E. (1970). Fine Structure of the Motile Cells and Flagella in a Member of the Actinoplanaceae (Actinomycetales). Proc Natl Acad Sci U S A </text:span><text:span text:style-name="T8">67</text:span><text:span text:style-name="T21">, 1550–1557.</text:span></text:p>
        <text:p text:style-name="Bibliography_20_1"><text:span text:style-name="T21">Boyd, C.H., and Gober, J.W. (2001). Temporal regulation of genes encoding the flagellar proximal rod in Caulobacter crescentus. J. Bacteriol </text:span><text:span text:style-name="T8">183</text:span><text:span text:style-name="T21">, 725–735.</text:span></text:p>
        <text:p text:style-name="Bibliography_20_1"><text:span text:style-name="T21">Brahamsha, B., and Greenberg, E.P. (1988). Biochemical and Cytological Analysis of the Complex Periplasmic Flagella from Spirochaeta aurantia. J. Bacteriol. </text:span><text:span text:style-name="T8">170</text:span><text:span text:style-name="T21">, 4023–4032.</text:span></text:p>
        <text:p text:style-name="Bibliography_20_1"><text:span text:style-name="T21">Brown, M.T., Delalez, N.J., and Armitage, J.P. (2011). Protein dynamics and mechanisms controlling the rotational behaviour of the bacterial flagellar motor. Current Opinion in Microbiology </text:span><text:span text:style-name="T8">14</text:span><text:span text:style-name="T21">, 734–740.</text:span></text:p>
        <text:p text:style-name="Bibliography_20_1"><text:span text:style-name="T21">Brown, P.N., Hill, C.P., and Blair, D.F. (2002). Crystal structure of the middle and C-terminal domains of the flagellar rotor protein FliG. The EMBO Journal </text:span><text:span text:style-name="T8">21</text:span><text:span text:style-name="T21">, 3225–3234.</text:span></text:p>
        <text:p text:style-name="Bibliography_20_1"><text:span text:style-name="T21">Brown, P.N., Terrazas, M., Paul, K., and Blair, D.F. (2007). Mutational Analysis of the Flagellar Protein FliG: Sites of Interaction with FliM and Implications for Organization of the Switch Complex. J. Bacteriol. </text:span><text:span text:style-name="T8">189</text:span><text:span text:style-name="T21">, 305–312.</text:span></text:p>
        <text:p text:style-name="Bibliography_20_1"><text:span text:style-name="T21">Bubendorfer, S., Held, S., Windel, N., Paulick, A., Klingl, A., and Thormann, K.M. (2012). Specificity of motor components in the dual flagellar system of Shewanella putrefaciens CN-32. Molecular Microbiology </text:span><text:span text:style-name="T8">83</text:span><text:span text:style-name="T21">, 335–350.</text:span></text:p>
        <text:p text:style-name="Bibliography_20_1"><text:span text:style-name="T21">Büttner, D. (2012). Protein Export According to Schedule: Architecture, Assembly, and Regulation of Type III Secretion Systems from Plant- and Animal-Pathogenic Bacteria. Microbiol. Mol. Biol. Rev. </text:span><text:span text:style-name="T8">76</text:span><text:span text:style-name="T21">, 262–310.</text:span></text:p>
        <text:p text:style-name="Bibliography_20_1"><text:span text:style-name="T21">Cascales, E., Lloubès, R., and Sturgis, J.N. (2001). The TolQ-TolR proteins energize TolA and share homologies with the flagellar motor proteins MotA-MotB. Mol. Microbiol </text:span><text:span text:style-name="T8">42</text:span><text:span text:style-name="T21">, 795–807.</text:span></text:p>
        <text:p text:style-name="Bibliography_20_1"><text:span text:style-name="T21">Castillo, D., Ballado, T., Camarena, L., and Dreyfus, G. (2009). Functional analysis of a large non-conserved region of FlgK (HAP1) from &amp;lt;i&amp;gt;Rhodobacter sphaeroides&amp;lt;/i&amp;gt; Antonie Van Leeuwenhoek </text:span><text:span text:style-name="T8">95</text:span><text:span text:style-name="T21">, 77–90.</text:span></text:p>
        <text:p text:style-name="Bibliography_20_1"><text:span text:style-name="T21">Celli, J.P., Turner, B.S., Afdhal, N.H., Keates, S., Ghiran, I., Kelly, C.P., Ewoldt, R.H., McKinley, G.H., So, P., Erramilli, S., et al. (2009). Helicobacter pylori moves through mucus by reducing mucin viscoelasticity. Proc. Natl. Acad. Sci. U.S.A. </text:span><text:span text:style-name="T8">106</text:span><text:span text:style-name="T21">, 14321–14326.</text:span></text:p>
        <text:p text:style-name="Bibliography_20_1"><text:span text:style-name="T21">Chalcroft, J.P., Bullivant, S., and Howard, B.H. (1973). Ultrastructural Studies on Selenomonas Ruminantium from the Sheep Rumen. J Gen Microbiol </text:span><text:span text:style-name="T8">79</text:span><text:span text:style-name="T21">, 135–146.</text:span></text:p>
        <text:p text:style-name="Bibliography_20_1"><text:span text:style-name="T21">Charon, N.W., Cockburn, A., Li, C., Liu, J., Miller, K.A., Miller, M.R., Motaleb, M.A., and Wolgemuth, C.W. (2012). The Unique Paradigm of Spirochete Motility and Chemotaxis. Annual Review of Microbiology </text:span><text:span text:style-name="T8">66</text:span><text:span text:style-name="T21">, 349–370.</text:span></text:p>
        <text:p text:style-name="Bibliography_20_1"><text:span text:style-name="T21">Chen, S., Beeby, M., Murphy, G.E., Leadbetter, J.R., Hendrixson, D.R., Briegel, A., Li, Z., Shi, J., Tocheva, E.I., Müller, A., et al. (2011). Structural diversity of bacterial flagellar motors. EMBO J. </text:span><text:span text:style-name="T8">30</text:span><text:span text:style-name="T21">, 2972–2981.</text:span></text:p>
        <text:p text:style-name="Bibliography_20_1"><text:span text:style-name="T21">Chen, X., and Berg, H.C. (2000a). Solvent-Isotope and pH Effects on Flagellar Rotation in Escherichia coli. Biophysical Journal </text:span><text:span text:style-name="T8">78</text:span><text:span text:style-name="T21">, 2280–2284.</text:span></text:p>
        <text:p text:style-name="Bibliography_20_1"><text:span text:style-name="T21">Chen, X., and Berg, H.C. (2000b). Torque-speed relationship of the flagellar rotary motor of Escherichia coli. Biophys J </text:span><text:span text:style-name="T8">78</text:span><text:span text:style-name="T21">, 1036–1041.</text:span></text:p>
        <text:p text:style-name="Bibliography_20_1"><text:span text:style-name="T21">Chevance, F.F.V., Takahashi, N., Karlinsey, J.E., Gnerer, J., Hirano, T., Samudrala, R., Aizawa, S.-I., and Hughes, K.T. (2007). The Mechanism of Outer Membrane Penetration by the Eubacterial Flagellum and Implications for Spirochete Evolution. Genes Dev. </text:span><text:span text:style-name="T8">21</text:span><text:span text:style-name="T21">, 2326–2335.</text:span></text:p>
        <text:p text:style-name="Bibliography_20_1"><text:span text:style-name="T21">Christen, M., Christen, B., Allan, M.G., Folcher, M., Jenö, P., Grzesiek, S., and Jenal, U. (2007). DgrA is a member of a new family of cyclic diguanosine monophosphate receptors and controls flagellar motor function in Caulobacter crescentus. PNAS </text:span><text:span text:style-name="T8">104</text:span><text:span text:style-name="T21">, 4112–4117.</text:span></text:p>
        <text:p text:style-name="Bibliography_20_1"><text:span text:style-name="T21">Christensen, J.E., Pacheco, S.A., and Konkel, M.E. (2009). Identification of a Campylobacter jejuni-secreted protein required for maximal invasion of host cells. Molecular Microbiology </text:span><text:span text:style-name="T8">73</text:span><text:span text:style-name="T21">, 650–662.</text:span></text:p>
        <text:p text:style-name="Bibliography_20_1"><text:span text:style-name="T21">Chun, S.Y., and Parkinson, J.S. (1988). Bacterial motility: membrane topology of the Escherichia coli MotB protein. Science </text:span><text:span text:style-name="T8">239</text:span><text:span text:style-name="T21">, 276–278.</text:span></text:p>
        <text:p text:style-name="Bibliography_20_1"><text:span text:style-name="T21">Cluzel, P., Surette, M., and Leibler, S. (2000). An Ultrasensitive Bacterial Motor Revealed by Monitoring Signaling Proteins in Single Cells. Science </text:span><text:span text:style-name="T8">287</text:span><text:span text:style-name="T21">, 1652–1655.</text:span></text:p>
        <text:p text:style-name="Bibliography_20_1"><text:span text:style-name="T21">Cohen-Bazire, G., and London, J. (1967). Basal Organelles of Bacterial Flagella. J. Bacteriol. </text:span><text:span text:style-name="T8">94</text:span><text:span text:style-name="T21">, 458–465.</text:span></text:p>
        <text:p text:style-name="Bibliography_20_1"><text:span text:style-name="T21">Cohen-Ben-Lulu, G.N., Francis, N.R., Shimoni, E., Noy, D., Davidov, Y., Prasad, K., Sagi, Y., Cecchini, G., Johnstone, R.M., and Eisenbach, M. (2008). The bacterial flagellar switch complex is getting more complex. The EMBO Journal </text:span><text:span text:style-name="T8">27</text:span><text:span text:style-name="T21">, 1134–1144.</text:span></text:p>
        <text:p text:style-name="Bibliography_20_1"><text:span text:style-name="T21">Cohen-Krausz, S., and Trachtenberg, S. (1998). Helical Perturbations of the Flagellar Filament:Rhizobium lupiniH13–3 at 13 Å Resolution. Journal of Structural Biology </text:span><text:span text:style-name="T8">122</text:span><text:span text:style-name="T21">, 267–282.</text:span></text:p>
        <text:p text:style-name="Bibliography_20_1"><text:span text:style-name="T21">Coulton, J.W., and Murray, R.G. (1978). Cell Envelope Associations of Aquaspirillum Serpens Flagella. J. Bacteriol. </text:span><text:span text:style-name="T8">136</text:span><text:span text:style-name="T21">, 1037–1049.</text:span></text:p>
        <text:p text:style-name="Bibliography_20_1"><text:span text:style-name="T21">Coulton, J.W., and Murray, R.G.E. (1977). Membrane associated components of the bacterial flagellar apparatus. Biochimica Et Biophysica Acta (BBA) - Biomembranes </text:span><text:span text:style-name="T8">465</text:span><text:span text:style-name="T21">, 290–310.</text:span></text:p>
        <text:p text:style-name="Bibliography_20_1"><text:span text:style-name="T21">Curry, A., Fox, A.J., and Jones, D.M. (1984). A New Bacterial Flagellar Structure Found in Campylobacters. J Gen Microbiol </text:span><text:span text:style-name="T8">130</text:span><text:span text:style-name="T21">, 1307–1310.</text:span></text:p>
        <text:p text:style-name="Bibliography_20_1"><text:span text:style-name="T21">Curtis, P.D., and Brun, Y.V. (2010). Getting in the Loop: Regulation of Development in Caulobacter crescentus. Microbiol. Mol. Biol. Rev. </text:span><text:span text:style-name="T8">74</text:span><text:span text:style-name="T21">, 13–41.</text:span></text:p>
        <text:p text:style-name="Bibliography_20_1"><text:span text:style-name="T21">Delalez, N., and Armitage, J.P. (2008). Parts exchange: tuning the flagellar motor to fit the conditions. Molecular Microbiology </text:span><text:span text:style-name="T8">71</text:span><text:span text:style-name="T21">, 807–810.</text:span></text:p>
        <text:p text:style-name="Bibliography_20_1"><text:span text:style-name="T21">Delalez, N.J., Wadhams, G.H., Rosser, G., Xue, Q., Brown, M.T., Dobbie, I.M., Berry, R.M., Leake, M.C., and Armitage, J.P. (2010). Signal-Dependent Turnover of the Bacterial Flagellar Switch Protein FliM. PNAS </text:span><text:span text:style-name="T8">107</text:span><text:span text:style-name="T21">, 11347–11351.</text:span></text:p>
        <text:p text:style-name="Bibliography_20_1"><text:span text:style-name="T21">DePamphilis, M.L., and Adler, J. (1971a). Attachment of Flagellar Basal Bodies to the Cell Envelope: Specific Attachment to the Outer, Lipopolysaccharide Membrane and the Cytoplasmic Membrane. J. Bacteriol. </text:span><text:span text:style-name="T8">105</text:span><text:span text:style-name="T21">, 396–407.</text:span></text:p>
        <text:p text:style-name="Bibliography_20_1"><text:span text:style-name="T21">DePamphilis, M.L., and Adler, J. (1971b). Fine Structure and Isolation of the Hook-Basal Body Complex of Flagella from Escherichia coli and Bacillus subtilis. J Bacteriol </text:span><text:span text:style-name="T8">105</text:span><text:span text:style-name="T21">, 384–395.</text:span></text:p>
        <text:p text:style-name="Bibliography_20_1"><text:span text:style-name="T21">Donato, G.M., and Kawula, T.H. (1998). Enhanced Binding of Altered H-NS Protein to Flagellar Rotor Protein FliG Causes Increased Flagellar Rotational Speed and Hypermotility in Escherichia Coli. J. Biol. Chem. </text:span><text:span text:style-name="T8">273</text:span><text:span text:style-name="T21">, 24030–24036.</text:span></text:p>
        <text:p text:style-name="Bibliography_20_1"><text:span text:style-name="T21">Doyle, T.B., Hawkins, A.C., and McCarter, L.L. (2004). The Complex Flagellar Torque Generator of Pseudomonas aeruginosa. J. Bacteriol. </text:span><text:span text:style-name="T8">186</text:span><text:span text:style-name="T21">, 6341–6350.</text:span></text:p>
        <text:p text:style-name="Bibliography_20_1"><text:span text:style-name="T21">Driks, A., and DeRosier, D.J. (1990). Additional structures associated with bacterial flagellar basal body. J. Mol. Biol </text:span><text:span text:style-name="T8">211</text:span><text:span text:style-name="T21">, 669–672.</text:span></text:p>
        <text:p text:style-name="Bibliography_20_1"><text:span text:style-name="T21">Driks, A., Schoenlein, P.V., DeRosier, D.J., Shapiro, L., and Ely, B. (1990). A Caulobacter gene involved in polar morphogenesis. J. Bacteriol. </text:span><text:span text:style-name="T8">172</text:span><text:span text:style-name="T21">, 2113–2123.</text:span></text:p>
        <text:p text:style-name="P39">Duan, Q., Zhou, M., Zhu, L., and Zhu, G. (2012). Flagella and bacterial pathogenicity. Journal of Basic Microbiology n/a–n/a.</text:p>
        <text:p text:style-name="Bibliography_20_1"><text:span text:style-name="T21">Eggenhofer, E., Haslbeck, M., and Scharf, B. (2004). MotE serves as a new chaperone specific for the periplasmic motility protein, MotC, in Sinorhizobium meliloti. Molecular Microbiology </text:span><text:span text:style-name="T8">52</text:span><text:span text:style-name="T21">, 701–712.</text:span></text:p>
        <text:p text:style-name="Bibliography_20_1"><text:span text:style-name="T21">Eggenhofer, E., Rachel, R., Haslbeck, M., and Scharf, B. (2006). MotD of Sinorhizobium meliloti and Related α-Proteobacteria Is the Flagellar-Hook-Length Regulator and Therefore Reassigned as FliK. J. Bacteriol. </text:span><text:span text:style-name="T8">188</text:span><text:span text:style-name="T21">, 2144–2153.</text:span></text:p>
        <text:p text:style-name="Bibliography_20_1"><text:span text:style-name="T21">Eloe, E.A., Lauro, F.M., Vogel, R.F., and Bartlett, D.H. (2008). The Deep-Sea Bacterium Photobacterium Profundum SS9 Utilizes Separate Flagellar Systems for Swimming and Swarming Under High-Pressure Conditions. Appl. Environ. Microbiol. </text:span><text:span text:style-name="T8">74</text:span><text:span text:style-name="T21">, 6298–6305.</text:span></text:p>
        <text:p text:style-name="Bibliography_20_1"><text:span text:style-name="T21">Engelhardt, H., Schuster, S., and Baeuerlein, E. (1993). An archimedian spiral: the basal disk of the Wolinella flagellar motor. Science (New York, N.Y.) </text:span><text:span text:style-name="T8">262</text:span><text:span text:style-name="T21">, 1046–1048.</text:span></text:p>
        <text:p text:style-name="Bibliography_20_1"><text:span text:style-name="T21">Erhardt, M., and Hughes, K. (2010). C-ring requirement in flagellar type III secretion is bypassed by FlhDC upregulation. Molecular Microbiology </text:span><text:span text:style-name="T8">75</text:span><text:span text:style-name="T21">, 376–393.</text:span></text:p>
        <text:p text:style-name="Bibliography_20_1"><text:span text:style-name="T21">Fenchel, T., and Thar, R. (2006). “Candidatus Ovobacter propellens”: a large conspicuous prokaryote with an unusual motility behaviour. FEMS Microbiology Ecology </text:span><text:span text:style-name="T8">48</text:span><text:span text:style-name="T21">, 231–238.</text:span></text:p>
        <text:p text:style-name="Bibliography_20_1"><text:span text:style-name="T21">Ferrero, R.L., and Lee, A. (1988). Motility of Campylobacter jejuni in a Viscous Environment: Comparison with Conventional Rod-Shaped Bacteria. J Gen Microbiol </text:span><text:span text:style-name="T8">134</text:span><text:span text:style-name="T21">, 53–59.</text:span></text:p>
        <text:p text:style-name="Bibliography_20_1"><text:span text:style-name="T21">Ferris, F.G., Beveridge, T.J., Marceau-Day, M.L., and Larson, A.D. (1984). Structure and cell envelope associations of flagellar basal complexes of Vibrio cholerae and Campylobacter fetus. Can. J. Microbiol. </text:span><text:span text:style-name="T8">30</text:span><text:span text:style-name="T21">, 322–333.</text:span></text:p>
        <text:p text:style-name="Bibliography_20_1"><text:span text:style-name="T21">Finn, R.D., Mistry, J., Tate, J., Coggill, P., Heger, A., Pollington, J.E., Gavin, O.L., Gunasekaran, P., Ceric, G., Forslund, K., et al. (2009). The Pfam protein families database. Nucleic Acids Research </text:span><text:span text:style-name="T8">38</text:span><text:span text:style-name="T21">, D211–D222.</text:span></text:p>
        <text:p text:style-name="Bibliography_20_1"><text:span text:style-name="T21">Francis, N.R., Irikura, V.M., Yamaguchi, S., DeRosier, D.J., and Macnab, R.M. (1992). Localization of the Salmonella Typhimurium Flagellar Switch Protein FliG to the Cytoplasmic M-Ring Face of the Basal Body. PNAS </text:span><text:span text:style-name="T8">89</text:span><text:span text:style-name="T21">, 6304–6308.</text:span></text:p>
        <text:p text:style-name="Bibliography_20_1"><text:span text:style-name="T21">Francis, N.R., Sosinsky, G.E., Thomas, D., and DeRosier, D.J. (1994). Isolation, Characterization and Structure of Bacterial Flagellar Motors Containing the Switch Complex. Journal of Molecular Biology </text:span><text:span text:style-name="T8">235</text:span><text:span text:style-name="T21">, 1261–1270.</text:span></text:p>
        <text:p text:style-name="Bibliography_20_1"><text:span text:style-name="T21">Freitas, F., Keim, C.N., Kachar, B., Farina, M., and Lins, U. (2006). Envelope ultrastructure of uncultured naturally occurring magnetotactic cocci. FEMS Microbiology Letters </text:span><text:span text:style-name="T8">219</text:span><text:span text:style-name="T21">, 33–38.</text:span></text:p>
        <text:p text:style-name="P39">Friedlander, R.S., Vlamakis, H., Kim, P., Khan, M., Kolter, R., and Aizenberg, J. (2013). Bacterial flagella explore microscale hummocks and hollows to increase adhesion. PNAS.</text:p>
        <text:p text:style-name="Bibliography_20_1"><text:span text:style-name="T21">Fujinami, S., Terahara, N., Krulwich, T.A., and Ito, M. (2009). Motility and chemotaxis in alkaliphilic <text:s text:c="14"/>Bacillus <text:s text:c="14"/>species. Future Microbiology </text:span><text:span text:style-name="T8">4</text:span><text:span text:style-name="T21">, 1137–1149.</text:span></text:p>
        <text:p text:style-name="Bibliography_20_1"><text:span text:style-name="T21">Fukuoka, H., Inoue, Y., Terasawa, S., Takahashi, H., and Ishijima, A. (2010). Exchange of rotor components in functioning bacterial flagellar motor. Biochemical and Biophysical Research Communications </text:span><text:span text:style-name="T8">394</text:span><text:span text:style-name="T21">, 130–135.</text:span></text:p>
        <text:p text:style-name="Bibliography_20_1"><text:span text:style-name="T21">Fukuoka, H., Wada, T., Kojima, S., Ishijima, A., and Homma, M. (2009). Sodium-dependent dynamic assembly of membrane complexes in sodium-driven flagellar motors. Mol. Microbiol </text:span><text:span text:style-name="T8">71</text:span><text:span text:style-name="T21">, 825–835.</text:span></text:p>
        <text:p text:style-name="Bibliography_20_1"><text:span text:style-name="T21">Gabel, C.V., and Berg, H.C. (2003). The speed of the flagellar rotary motor of Escherichia coli varies linearly with protonmotive force. PNAS </text:span><text:span text:style-name="T8">100</text:span><text:span text:style-name="T21">, 8748–8751.</text:span></text:p>
        <text:p text:style-name="Bibliography_20_1"><text:span text:style-name="T21">Galkin, V.E., Yu, X., Bielnicki, J., Heuser, J., Ewing, C.P., Guerry, P., and Egelman, E.H. (2008). Divergence of Quaternary Structures Among Bacterial Flagellar Filaments. Science </text:span><text:span text:style-name="T8">320</text:span><text:span text:style-name="T21">, 382–385.</text:span></text:p>
        <text:p text:style-name="Bibliography_20_1"><text:span text:style-name="T21">Gan, L., Chen, S., and Jensen, G.J. (2008). Molecular organization of Gram-negative peptidoglycan. PNAS </text:span><text:span text:style-name="T8">105</text:span><text:span text:style-name="T21">, 18953–18957.</text:span></text:p>
        <text:p text:style-name="Bibliography_20_1"><text:span text:style-name="T21">Garza, A.G., Harris-Haller, L.W., Stoebner, R.A., and Manson, M.D. (1995). Motility protein interactions in the bacterial flagellar motor. PNAS </text:span><text:span text:style-name="T8">92</text:span><text:span text:style-name="T21">, 1970–1974.</text:span></text:p>
        <text:p text:style-name="Bibliography_20_1"><text:span text:style-name="T21">Ge, Y., and Charon, N.W. (1997). Identification of a large motility operon in Borrelia burgdorferi by semi-random PCR chromosome walking. Gene </text:span><text:span text:style-name="T8">189</text:span><text:span text:style-name="T21">, 195–201.</text:span></text:p>
        <text:p text:style-name="Bibliography_20_1"><text:span text:style-name="T21">Glauert, A.M., Kerridge, D., and Horne, R.W. (1963). The Fine Structure and Mode of Attachment of the Sheathed Flagellum of Vibrio Metchnikovii. J Cell Biol </text:span><text:span text:style-name="T8">18</text:span><text:span text:style-name="T21">, 327–336.</text:span></text:p>
        <text:p text:style-name="Bibliography_20_1"><text:span text:style-name="T21">Gluch, M.F., Typke, D., and Baumeister, W. (1995). Motility and Thermotactic Responses of Thermotoga Maritima. J. Bacteriol. </text:span><text:span text:style-name="T8">177</text:span><text:span text:style-name="T21">, 5473–5479.</text:span></text:p>
        <text:p text:style-name="Bibliography_20_1"><text:span text:style-name="T21">González, Y., Venegas, D., Mendoza-Hernandez, G., Camarena, L., and Dreyfus, G. (2010). Na(+)- and H(+)-dependent motility in the coral pathogen Vibrio shilonii. FEMS Microbiol. Lett </text:span><text:span text:style-name="T8">312</text:span><text:span text:style-name="T21">, 142–150.</text:span></text:p>
        <text:p text:style-name="Bibliography_20_1"><text:span text:style-name="T21">González‐Pedrajo, B., Minamino, T., Kihara, M., and Namba, K. (2006). Interactions between C ring proteins and export apparatus components: a possible mechanism for facilitating type III protein export. Molecular Microbiology </text:span><text:span text:style-name="T8">60</text:span><text:span text:style-name="T21">, 984–998.</text:span></text:p>
        <text:p text:style-name="Bibliography_20_1"><text:span text:style-name="T21">Goodwin, C.S., McCulloch, R.K., Armstrong, J.A., and Wee, S.H. (1985). Unusual Cellular Fatty Acids and Distinctive Ultrastructure in a New Spiral Bacterium (Campylobacter Pyloridis) from the Human Gastric Mucosa. J Med Microbiol </text:span><text:span text:style-name="T8">19</text:span><text:span text:style-name="T21">, 257–267.</text:span></text:p>
        <text:p text:style-name="Bibliography_20_1"><text:span text:style-name="T21">Gophna, U., Ron, E.Z., and Graur, D. (2003). Bacterial type III secretion systems are ancient and evolved by multiple horizontal-transfer events. Gene </text:span><text:span text:style-name="T8">312</text:span><text:span text:style-name="T21">, 151–163.</text:span></text:p>
        <text:p text:style-name="Bibliography_20_1"><text:span text:style-name="T21">Gosink, K.K., and Häse, C.C. (2000). Requirements for Conversion of the Na+-Driven Flagellar Motor of Vibrio cholerae to the H+-Driven Motor of Escherichia coli. J Bacteriol </text:span><text:span text:style-name="T8">182</text:span><text:span text:style-name="T21">, 4234–4240.</text:span></text:p>
        <text:p text:style-name="Bibliography_20_1"><text:span text:style-name="T21">Greenberg, E.P., and Canale-Parola, E. (1977a). Motility of Flagellated Bacteria in Viscous Environments. J. Bacteriol. </text:span><text:span text:style-name="T8">132</text:span><text:span text:style-name="T21">, 356–358.</text:span></text:p>
        <text:p text:style-name="Bibliography_20_1"><text:span text:style-name="T21">Greenberg, E.P., and Canale-Parola, E. (1977b). Relationship between cell coiling and motility of spirochetes in viscous environments. J. Bacteriol. </text:span><text:span text:style-name="T8">131</text:span><text:span text:style-name="T21">, 960–969.</text:span></text:p>
        <text:p text:style-name="Bibliography_20_1"><text:span text:style-name="T21">Guerry, P. (2007). Campylobacter flagella: not just for motility. Trends in Microbiology </text:span><text:span text:style-name="T8">15</text:span><text:span text:style-name="T21">, 456–461.</text:span></text:p>
        <text:p text:style-name="Bibliography_20_1"><text:span text:style-name="T21">Guttenplan, S.B., Blair, K.M., and Kearns, D.B. (2010). The EpsE Flagellar Clutch Is Bifunctional and Synergizes with EPS Biosynthesis to Promote Bacillus subtilis Biofilm Formation. PLoS Genet </text:span><text:span text:style-name="T8">6</text:span><text:span text:style-name="T21">, e1001243.</text:span></text:p>
        <text:p text:style-name="Bibliography_20_1"><text:span text:style-name="T21">Hamilton, R.C. (1975). Ultrastructure of the Basal Organelles of Flagella of Clostridium Chauvoei. J Gen Microbiol </text:span><text:span text:style-name="T8">89</text:span><text:span text:style-name="T21">, 191–194.</text:span></text:p>
        <text:p text:style-name="P39">Hara, N., Morimoto, Y.V., Kawamoto, A., Namba, K., and Minamino, T. (2012). Interaction of the extreme N-terminal region of FliH with FlhA is required for efficient bacterial flagellar protein export. J. Bacteriol.</text:p>
        <text:p text:style-name="Bibliography_20_1"><text:span text:style-name="T21">Hara, N., Namba, K., and Minamino, T. (2011). Genetic Characterization of Conserved Charged Residues in the Bacterial Flagellar Type III Export Protein FlhA. PLoS ONE </text:span><text:span text:style-name="T8">6</text:span><text:span text:style-name="T21">, e22417.</text:span></text:p>
        <text:p text:style-name="Bibliography_20_1"><text:span text:style-name="T21">Harshey, R.M. (2003). BACTERIAL MOTILITY ON A SURFACE: Many Ways to a Common Goal. Annual Review of Microbiology </text:span><text:span text:style-name="T8">57</text:span><text:span text:style-name="T21">, 249–273.</text:span></text:p>
        <text:p text:style-name="Bibliography_20_1"><text:span text:style-name="T21">Harshey, R.M., and Toguchi, A. (1996). Spinning tails: homologies among bacterial flagellar systems. Trends in Microbiology </text:span><text:span text:style-name="T8">4</text:span><text:span text:style-name="T21">, 226–231.</text:span></text:p>
        <text:p text:style-name="Bibliography_20_1"><text:span text:style-name="T21">Hashimoto, W., He, J., Wada, Y., Nankai, H., Mikami, B., and Murata, K. (2005). Proteomics-based identification of outer-membrane proteins responsible for import of macromolecules in Sphingomonas sp. A1: alginate-binding flagellin on the cell surface. Biochemistry </text:span><text:span text:style-name="T8">44</text:span><text:span text:style-name="T21">, 13783–13794.</text:span></text:p>
        <text:p text:style-name="Bibliography_20_1"><text:span text:style-name="T21">Hau, H.H., and Gralnick, J.A. (2007). Ecology and biotechnology of the genus Shewanella. Annu. Rev. Microbiol. </text:span><text:span text:style-name="T8">61</text:span><text:span text:style-name="T21">, 237–258.</text:span></text:p>
        <text:p text:style-name="Bibliography_20_1"><text:span text:style-name="T21">Haya, S., Tokumaru, Y., Abe, N., Kaneko, J., and Aizawa, S. (2011). Characterization of Lateral Flagella of Selenomonas ruminantium. Appl. Environ. Microbiol. </text:span><text:span text:style-name="T8">77</text:span><text:span text:style-name="T21">, 2799–2802.</text:span></text:p>
        <text:p text:style-name="Bibliography_20_1"><text:span text:style-name="T21">Hendrix, R.W. (1978). Symmetry mismatch and DNA packaging in large bacteriophages. Proc Natl Acad Sci U S A </text:span><text:span text:style-name="T8">75</text:span><text:span text:style-name="T21">, 4779–4783.</text:span></text:p>
        <text:p text:style-name="Bibliography_20_1"><text:span text:style-name="T21">Hizukuri, Y., Kojima, S., and Homma, M. (2010). Disulphide cross-linking between the stator and the bearing components in the bacterial flagellar motor. J Biochem </text:span><text:span text:style-name="T8">148</text:span><text:span text:style-name="T21">, 309–318.</text:span></text:p>
        <text:p text:style-name="Bibliography_20_1"><text:span text:style-name="T21">Hizukuri, Y., Yakushi, T., Kawagishi, I., and Homma, M. (2006). Role of the Intramolecular Disulfide Bond in FlgI, the Flagellar P-Ring Component of Escherichia Coli. J. Bacteriol. </text:span><text:span text:style-name="T8">188</text:span><text:span text:style-name="T21">, 4190–4197.</text:span></text:p>
        <text:p text:style-name="Bibliography_20_1"><text:span text:style-name="T21">Hoeniger, J.F., Tauschel, H.D., and Stokes, J.L. (1973). The fine structure of Sphaerotilus natans. Can. J. Microbiol. </text:span><text:span text:style-name="T8">19</text:span><text:span text:style-name="T21">, 309–313.</text:span></text:p>
        <text:p text:style-name="Bibliography_20_1"><text:span text:style-name="T21">Hougen, K.H. (1972). Further observations on the ultrastructure of Treponema pallidum nichols. Acta Pathol Microbiol Scand B Microbiol Immunol </text:span><text:span text:style-name="T8">80</text:span><text:span text:style-name="T21">, 297–304.</text:span></text:p>
        <text:p text:style-name="Bibliography_20_1"><text:span text:style-name="T21">Hougen, K.H. (1974a). Electron microscopy of Borrelia merionesi and Borrelia recurrentis. Acta Pathol Microbiol Scand B Microbiol Immunol </text:span><text:span text:style-name="T8">82</text:span><text:span text:style-name="T21">, 799–809.</text:span></text:p>
        <text:p text:style-name="Bibliography_20_1"><text:span text:style-name="T21">Hougen, K.H. (1974b). The ultrastructure of cultivable treponemes. 1. Treponema phagedenis, Treponema vincentii and Treponema refringens. Acta Pathol Microbiol Scand B Microbiol Immunol </text:span><text:span text:style-name="T8">82</text:span><text:span text:style-name="T21">, 329–344.</text:span></text:p>
        <text:p text:style-name="Bibliography_20_1"><text:span text:style-name="T21">Hovind-Hougen, K., Birch-Andersen, A., Henrik-Nielsen, R., Orholm, M., Pedersen, J.O., Teglbjaerg, P.S., and Thaysen, E.H. (1982). Intestinal Spirochetosis: Morphological Characterization and Cultivation of the Spirochete Brachyspira Aalborgi Gen. Nov., Sp. Nov. J. Clin. Microbiol. </text:span><text:span text:style-name="T8">16</text:span><text:span text:style-name="T21">, 1127–1136.</text:span></text:p>
        <text:p text:style-name="P39">Ibuki, T., Imada, K., Minamino, T., Kato, T., Miyata, T., and Namba, K. (2011). Common architecture of the flagellar type III protein export apparatus and F- and V-type ATPases. Nat Struct Mol Biol.</text:p>
        <text:p text:style-name="Bibliography_20_1"><text:span text:style-name="T21">Imada, K., Minamino, T., Tahara, A., and Namba, K. (2007). Structural similarity between the flagellar type III ATPase FliI and F1-ATPase subunits. Proceedings of the National Academy of Sciences of the United States of America </text:span><text:span text:style-name="T8">104</text:span><text:span text:style-name="T21">, 485–490.</text:span></text:p>
        <text:p text:style-name="Bibliography_20_1"><text:span text:style-name="T21">Inoue, Y., Lo, C.-J., Fukuoka, H., Takahashi, H., Sowa, Y., Pilizota, T., Wadhams, G.H., Homma, M., Berry, R.M., and Ishijima, A. (2008). Torque–Speed Relationships of Na+-driven Chimeric Flagellar Motors in Escherichia coli. Journal of Molecular Biology </text:span><text:span text:style-name="T8">376</text:span><text:span text:style-name="T21">, 1251–1259.</text:span></text:p>
        <text:p text:style-name="Bibliography_20_1"><text:span text:style-name="T21">Van Iterson, W., Hoeniger, J.F.M., and Van Zanten, E.N. (1966). Basal bodies of bacterial flagellain Proteus mirabilis I. Electron Microscopy of Sectioned Material. J Cell Biol </text:span><text:span text:style-name="T8">31</text:span><text:span text:style-name="T21">, 585–602.</text:span></text:p>
        <text:p text:style-name="Bibliography_20_1"><text:span text:style-name="T21">Ito, M., Hicks, D.B., Henkin, T.M., Guffanti, A.A., Powers, B.D., Zvi, L., Uematsu, K., and Krulwich, T.A. (2004). MotPS is the stator‐force generator for motility of alkaliphilic Bacillus, and its homologue is a second functional Mot in Bacillus subtilis. Molecular Microbiology </text:span><text:span text:style-name="T8">53</text:span><text:span text:style-name="T21">, 1035–1049.</text:span></text:p>
        <text:p text:style-name="Bibliography_20_1"><text:span text:style-name="T21">Izard, J., Hsieh, C.-E., Limberger, R.J., Mannella, C.A., and Marko, M. (2008). Native cellular architecture of Treponema denticola revealed by cryo-electron tomography. Journal of Structural Biology </text:span><text:span text:style-name="T8">163</text:span><text:span text:style-name="T21">, 10–17.</text:span></text:p>
        <text:p text:style-name="Bibliography_20_1"><text:span text:style-name="T21">Johnson, R.C., Walsh, M.P., Ely, B., and Shapiro, L. (1979). Flagellar Hook and Basal Complex of Caulobacter Crescentus. J. Bacteriol. </text:span><text:span text:style-name="T8">138</text:span><text:span text:style-name="T21">, 984–989.</text:span></text:p>
        <text:p text:style-name="Bibliography_20_1"><text:span text:style-name="T21">Jones, C.J., Macnab, R.M., Okino, H., and Aizawa, S.-I. (1990). Stoichiometric analysis of the flagellar hook-(basal-body) complex of Salmonella typhimurium. Journal of Molecular Biology </text:span><text:span text:style-name="T8">212</text:span><text:span text:style-name="T21">, 377–387.</text:span></text:p>
        <text:p text:style-name="Bibliography_20_1"><text:span text:style-name="T21">Jones, D.M., Curry, A., and Fox, A.J. (1985). An Ultrastructural Study of the Gastric Campylobacter-Like Organism “Campylobacter Pyloridis”. J Gen Microbiol </text:span><text:span text:style-name="T8">131</text:span><text:span text:style-name="T21">, 2335–2341.</text:span></text:p>
        <text:p text:style-name="Bibliography_20_1"><text:span text:style-name="T21">Kaiser, G.E., and Doetsch, R.N. (1975). Enhanced translational motion of Leptospira in viscous environments. Nature </text:span><text:span text:style-name="T8">255</text:span><text:span text:style-name="T21">, 656–657.</text:span></text:p>
        <text:p text:style-name="Bibliography_20_1"><text:span text:style-name="T21">Kanda, E., Tatsuta, T., Suzuki, T., Taguchi, F., Naito, K., Inagaki, Y., Toyoda, K., Shiraishi, T., and Ichinose, Y. (2011). Two flagellar stators and their roles in motility and virulence in Pseudomonas syringae pv. tabaci 6605. Molecular Genetics and Genomics </text:span><text:span text:style-name="T8">285</text:span><text:span text:style-name="T21">, 163–174.</text:span></text:p>
        <text:p text:style-name="Bibliography_20_1"><text:span text:style-name="T21">Kawagishi, I., Imagawa, M., Imae, Y., McCarter, L., and Homma, M. (1996). The sodium-driven polar flagellar motor of marine Vibrio as the mechanosensor that regulates lateral flagellar expression. Molecular Microbiology </text:span><text:span text:style-name="T8">20</text:span><text:span text:style-name="T21">, 693–699.</text:span></text:p>
        <text:p text:style-name="Bibliography_20_1"><text:span text:style-name="T21">Kearns, D.B. (2010). A field guide to bacterial swarming motility. Nat Rev Microbiol </text:span><text:span text:style-name="T8">8</text:span><text:span text:style-name="T21">, 634–644.</text:span></text:p>
        <text:p text:style-name="Bibliography_20_1"><text:span text:style-name="T21">Keeler, R.F., Ritchie, A.E., Bryner, J.H., and Elmore, J. (1966). The Preparation and Characterization of Cell Walls and the Preparation of Flagella of Vibrio Fetus. J Gen Microbiol </text:span><text:span text:style-name="T8">43</text:span><text:span text:style-name="T21">, 439–454.</text:span></text:p>
        <text:p text:style-name="Bibliography_20_1"><text:span text:style-name="T21">Khan, I.H., Reese, T.S., and Khan, S. (1992a). The Cytoplasmic Component of the Bacterial Flagellar Motor. PNAS </text:span><text:span text:style-name="T8">89</text:span><text:span text:style-name="T21">, 5956–5960.</text:span></text:p>
        <text:p text:style-name="Bibliography_20_1"><text:span text:style-name="T21">Khan, S., Dapice, M., and Reese, T.S. (1988). Effects of mot gene expression on the structure of the flagellar motor. Journal of Molecular Biology </text:span><text:span text:style-name="T8">202</text:span><text:span text:style-name="T21">, 575–584.</text:span></text:p>
        <text:p text:style-name="Bibliography_20_1"><text:span text:style-name="T21">Khan, S., Ivey, D.M., and Krulwich, T.A. (1992b). Membrane ultrastructure of alkaliphilic Bacillus species studied by rapid-freeze electron microscopy. J. Bacteriol. </text:span><text:span text:style-name="T8">174</text:span><text:span text:style-name="T21">, 5123–5126.</text:span></text:p>
        <text:p text:style-name="Bibliography_20_1"><text:span text:style-name="T21">Khan, S., Khan, I.H., and Reese, T.S. (1991). New structural features of the flagellar base in Salmonella typhimurium revealed by rapid-freeze electron microscopy. J Bacteriol </text:span><text:span text:style-name="T8">173</text:span><text:span text:style-name="T21">, 2888–2896.</text:span></text:p>
        <text:p text:style-name="Bibliography_20_1"><text:span text:style-name="T21">Khan, S., Zhao, R., and Reese, T.S. (1998). Architectural Features of the Salmonella typhimurium Flagellar Motor Switch Revealed by Disrupted C-Rings. Journal of Structural Biology </text:span><text:span text:style-name="T8">122</text:span><text:span text:style-name="T21">, 311–319.</text:span></text:p>
        <text:p text:style-name="Bibliography_20_1"><text:span text:style-name="T21">Kihara, M., Francis, N.R., DeRosier, D.J., and Macnab, R.M. (1996). Analysis of a FliM-FliN flagellar switch fusion mutant of Salmonella typhimurium. J. Bacteriol. </text:span><text:span text:style-name="T8">178</text:span><text:span text:style-name="T21">, 4582–4589.</text:span></text:p>
        <text:p text:style-name="Bibliography_20_1"><text:span text:style-name="T21">Kim, Y.-K., and McCarter, L.L. (2000). Analysis of the Polar Flagellar Gene System of Vibrio parahaemolyticus. J Bacteriol </text:span><text:span text:style-name="T8">182</text:span><text:span text:style-name="T21">, 3693–3704.</text:span></text:p>
        <text:p text:style-name="Bibliography_20_1"><text:span text:style-name="T21">Kingsley, V.V., and Hoeniger, J.F. (1973). Growth, Structure, and Classification of Selenomonas. Bacteriol. Rev. </text:span><text:span text:style-name="T8">37</text:span><text:span text:style-name="T21">, 479–521.</text:span></text:p>
        <text:p text:style-name="Bibliography_20_1"><text:span text:style-name="T21">Kirkpatrick, C.L., and Viollier, P.H. (2011). Poles Apart: Prokaryotic Polar Organelles and Their Spatial Regulation. Cold Spring Harb Perspect Biol </text:span><text:span text:style-name="T8">3</text:span><text:span text:style-name="T21">,.</text:span></text:p>
        <text:p text:style-name="Bibliography_20_1"><text:span text:style-name="T21">Kirov, S.M., Tassell, B.C., Semmler, A.B.T., O’Donovan, L.A., Rabaan, A.A., and Shaw, J.G. (2002). Lateral Flagella and Swarming Motility in Aeromonas Species. J. Bacteriol. </text:span><text:span text:style-name="T8">184</text:span><text:span text:style-name="T21">, 547–555.</text:span></text:p>
        <text:p text:style-name="Bibliography_20_1"><text:span text:style-name="T21">Kita-Tsukamoto, K., Wada, M., Yao, K., Nishino, T., and Kogure, K. (2004). Flagellar motors of marine bacteria Halomonas are driven by both protons and sodium ions. Canadian Journal of Microbiology </text:span><text:span text:style-name="T8">50</text:span><text:span text:style-name="T21">, 369–374.</text:span></text:p>
        <text:p text:style-name="Bibliography_20_1"><text:span text:style-name="T21">Kobayashi, K., Saitoh, T., Shah, D.S.H., Ohnishi, K., Goodfellow, I.G., Sockett, R.E., and Aizawa, S.-I. (2003). Purification and Characterization of the Flagellar Basal Body of Rhodobacter Sphaeroides. J. Bacteriol. </text:span><text:span text:style-name="T8">185</text:span><text:span text:style-name="T21">, 5295–5300.</text:span></text:p>
        <text:p text:style-name="Bibliography_20_1"><text:span text:style-name="T21">Koebnik, R. (1995). Proposal for a peptidoglycan-associating alpha-helical motif in the C-terminal regions of some bacterial cell-surface proteins. Molecular Microbiology </text:span><text:span text:style-name="T8">16</text:span><text:span text:style-name="T21">, 1269–1270.</text:span></text:p>
        <text:p text:style-name="Bibliography_20_1"><text:span text:style-name="T21">Koerdt, A., Paulick, A., Mock, M., Jost, K., and Thormann, K.M. (2009). MotX and MotY Are Required for Flagellar Rotation in Shewanella Oneidensis MR-1. J. Bacteriol. </text:span><text:span text:style-name="T8">191</text:span><text:span text:style-name="T21">, 5085–5093.</text:span></text:p>
        <text:p text:style-name="Bibliography_20_1"><text:span text:style-name="T21">Koike, M., Terashima, H., Kojima, S., and Homma, M. (2010). Isolation of Basal Bodies with C-Ring Components from the Na+-Driven Flagellar Motor of Vibrio alginolyticus. J. Bacteriol. </text:span><text:span text:style-name="T8">192</text:span><text:span text:style-name="T21">, 375–378.</text:span></text:p>
        <text:p text:style-name="Bibliography_20_1"><text:span text:style-name="T21">Kojima, S., Furukawa, Y., Matsunami, H., Minamino, T., and Namba, K. (2008a). Characterization of the Periplasmic Domain of MotB and Implications for Its Role in the Stator Assembly of the Bacterial Flagellar Motor. J. Bacteriol. </text:span><text:span text:style-name="T8">190</text:span><text:span text:style-name="T21">, 3314–3322.</text:span></text:p>
        <text:p text:style-name="Bibliography_20_1"><text:span text:style-name="T21">Kojima, S., Imada, K., Sakuma, M., Sudo, Y., Kojima, C., Minamino, T., Homma, M., and Namba, K. (2009). Stator assembly and activation mechanism of the flagellar motor by the periplasmic region of MotB. Molecular Microbiology </text:span><text:span text:style-name="T8">73</text:span><text:span text:style-name="T21">, 710–718.</text:span></text:p>
        <text:p text:style-name="Bibliography_20_1"><text:span text:style-name="T21">Kojima, S., Nonoyama, N., Takekawa, N., Fukuoka, H., and Homma, M. (2011). Mutations Targeting the C-Terminal Domain of FliG Can Disrupt Motor Assembly in the Na+-Driven Flagella of Vibrio alginolyticus. Journal of Molecular Biology </text:span><text:span text:style-name="T8">414</text:span><text:span text:style-name="T21">, 62–74.</text:span></text:p>
        <text:p text:style-name="Bibliography_20_1"><text:span text:style-name="T21">Kojima, S., Shinohara, A., Terashima, H., Yakushi, T., Sakuma, M., Homma, M., Namba, K., and Imada, K. (2008b). Insights into the Stator Assembly of the Vibrio Flagellar Motor from the Crystal Structure of MotY. PNAS </text:span><text:span text:style-name="T8">105</text:span><text:span text:style-name="T21">, 7696–7701.</text:span></text:p>
        <text:p text:style-name="Bibliography_20_1"><text:span text:style-name="T21">Kubori, T., Okumura, M., Kobayashi, N., Nakamura, D., Iwakura, M., and Aizawa, S.-I. (1997). Purification and characterization of the flagellar hook–basal body complex of Bacillus subtilis. Molecular Microbiology </text:span><text:span text:style-name="T8">24</text:span><text:span text:style-name="T21">, 399–410.</text:span></text:p>
        <text:p text:style-name="Bibliography_20_1"><text:span text:style-name="T21">Kudryashev, M., Cyrklaff, M., Wallich, R., Baumeister, W., and Frischknecht, F. (2010). Distinct in situ structures of the Borrelia flagellar motor. Journal of Structural Biology </text:span><text:span text:style-name="T8">169</text:span><text:span text:style-name="T21">, 54–61.</text:span></text:p>
        <text:p text:style-name="Bibliography_20_1"><text:span text:style-name="T21">Kupper, J., Wildhaber, I., Gao, Z., and Baeuerlein, E. (1989). Basal-Body-Associated Disks Are Additional Structural Elements of the Flagellar Apparatus Isolated from Wolinella Succinogenes. J. Bacteriol. </text:span><text:span text:style-name="T8">171</text:span><text:span text:style-name="T21">, 2803–2810.</text:span></text:p>
        <text:p text:style-name="Bibliography_20_1"><text:span text:style-name="T21">Lai, C.-H., Listgarten, M.A., Tanner, A.C.R., and Socransky, S.S. (1981). Ultrastructures of Bacteroides Gracilis, Campylobacter Concisus, Wolinella Recta, and Eikenella Corrodens, All from Humans with Periodontal Disease. Int J Syst Bacteriol </text:span><text:span text:style-name="T8">31</text:span><text:span text:style-name="T21">, 465–475.</text:span></text:p>
        <text:p text:style-name="P39">Lara-Tejero, M., Kato, J., Wagner, S., Liu, X., and Galán, J.E. (2011). A Sorting Platform Determines the Order of Protein Secretion in Bacterial Type III Systems. Science.</text:p>
        <text:p text:style-name="Bibliography_20_1"><text:span text:style-name="T21">Leake, M.C., Chandler, J.H., Wadhams, G.H., Bai, F., Berry, R.M., and Armitage, J.P. (2006). Stoichiometry and turnover in single, functioning membrane protein complexes. Nature </text:span><text:span text:style-name="T8">443</text:span><text:span text:style-name="T21">, 355–358.</text:span></text:p>
        <text:p text:style-name="Bibliography_20_1"><text:span text:style-name="T21">Lee, A., Hazell, S.L., O’Rourke, J., and Kouprach, S. (1988). Isolation of a spiral-shaped bacterium from the cat stomach. Infect. Immun. </text:span><text:span text:style-name="T8">56</text:span><text:span text:style-name="T21">, 2843–2850.</text:span></text:p>
        <text:p text:style-name="Bibliography_20_1"><text:span text:style-name="T21">Lee, A., Phillips, M.W., O’rourke, J.L., Paster, B.J., Dewhirst, F.E., Fraser, G.J., Fox, J.G., Sly, L.I., Romaniuk, P.J., Trust, T.J., et al. (1992). Helicobacter Muridarum Sp. Nov., a Microaerophilic Helical Bacterium with a Novel Ultrastructure Isolated from the Intestinal Mucosa of Rodents. Int J Syst Bacteriol </text:span><text:span text:style-name="T8">42</text:span><text:span text:style-name="T21">, 27–36.</text:span></text:p>
        <text:p text:style-name="P39">Lee, J., and Harshey, R.M. (2012). Loss of FlhE in the flagellar Type III secretion system allows proton influx into Salmonella and Escherichia coli. Molecular Microbiology.</text:p>
        <text:p text:style-name="Bibliography_20_1"><text:span text:style-name="T21">Lee, L.K., Ginsburg, M.A., Crovace, C., Donohoe, M., and Stock, D. (2010). Structure of the torque ring of the flagellar motor and the molecular basis for rotational switching. Nature </text:span><text:span text:style-name="T8">466</text:span><text:span text:style-name="T21">, 996–1000.</text:span></text:p>
        <text:p text:style-name="Bibliography_20_1"><text:span text:style-name="T21">Lee, S.-Y., Cho, H.S., Pelton, J.G., Yan, D., Henderson, R.K., King, D.S., Huang, L., Kustu, S., Berry, E.A., and Wemmer, D.E. (2001). Crystal structure of an activated response regulator bound to its target. Nature Structural &amp; Molecular Biology </text:span><text:span text:style-name="T8">8</text:span><text:span text:style-name="T21">, 52–56.</text:span></text:p>
        <text:p text:style-name="P39">Lele, P.P., Hosu, B.G., and Berg, H.C. (2013). Dynamics of mechanosensing in the bacterial flagellar motor. PNAS.</text:p>
        <text:p text:style-name="Bibliography_20_1"><text:span text:style-name="T21">Lertsethtakarn, P., Ottemann, K.M., and Hendrixson, D.R. (2011). Motility and Chemotaxis in Campylobacter and Helicobacter. Annual Review of Microbiology </text:span><text:span text:style-name="T8">65</text:span><text:span text:style-name="T21">, 389–410.</text:span></text:p>
        <text:p text:style-name="P39">Levenson, R., Zhou, H., and Dahlquist, F.W. (2012). Structural insights into the interaction between the bacterial flagellar motor proteins FliF and FliG. Biochemistry.</text:p>
        <text:p text:style-name="Bibliography_20_1"><text:span text:style-name="T21">Li, C., Bakker, R.G., Motaleb, M.A., Sartakova, M.L., Cabello, F.C., and Charon, N.W. (2002). Asymmetrical Flagellar Rotation in Borrelia Burgdorferi Nonchemotactic Mutants. PNAS </text:span><text:span text:style-name="T8">99</text:span><text:span text:style-name="T21">, 6169–6174.</text:span></text:p>
        <text:p text:style-name="Bibliography_20_1"><text:span text:style-name="T21">Li, G., and Tang, J.X. (2006). Low Flagellar Motor Torque and High Swimming Efficiency of Caulobacter crescentus Swarmer Cells. Biophys J </text:span><text:span text:style-name="T8">91</text:span><text:span text:style-name="T21">, 2726–2734.</text:span></text:p>
        <text:p text:style-name="Bibliography_20_1"><text:span text:style-name="T21">Li, H., and Sourjik, V. (2011). Assembly and stability of flagellar motor in Escherichia coli. Mol. Microbiol. </text:span><text:span text:style-name="T8">80</text:span><text:span text:style-name="T21">, 886–899.</text:span></text:p>
        <text:p text:style-name="P39">Li, N., Kojima, S., and Homma, M. (2011). Sodium-driven motor of the polar flagellum in marine bacteria Vibrio. Genes Cells.</text:p>
        <text:p text:style-name="Bibliography_20_1"><text:span text:style-name="T21">Limberger, R.J. (2004). The Periplasmic Flagellum of Spirochetes. Journal of Molecular Microbiology and Biotechnology </text:span><text:span text:style-name="T8">7</text:span><text:span text:style-name="T21">, 30–40.</text:span></text:p>
        <text:p text:style-name="Bibliography_20_1"><text:span text:style-name="T21">Liu, J., Howell, J.K., Bradley, S.D., Zheng, Y., Zhou, Z.H., and Norris, S.J. (2010). Cellular Architecture of Treponema pallidum: Novel Flagellum, Periplasmic Cone, and Cell Envelope as Revealed by Cryo Electron Tomography. Journal of Molecular Biology </text:span><text:span text:style-name="T8">403</text:span><text:span text:style-name="T21">, 546–561.</text:span></text:p>
        <text:p text:style-name="Bibliography_20_1"><text:span text:style-name="T21">Liu, J., Lin, T., Botkin, D., McCrum, E., Winkler, H., and Norris, S. (2009). Intact flagellar motor of Borrelia burgdorferi revealed by cryo-electron tomography: evidence for stator ring curvature and rotor/C-ring assembly flexion. Journal of Bacteriology </text:span><text:span text:style-name="T8">191</text:span><text:span text:style-name="T21">, 5026–5036.</text:span></text:p>
        <text:p text:style-name="Bibliography_20_1"><text:span text:style-name="T21">Liu, R., and Ochman, H. (2007). Origins of flagellar gene operons and secondary flagellar systems. J. Bacteriol </text:span><text:span text:style-name="T8">189</text:span><text:span text:style-name="T21">, 7098–7104.</text:span></text:p>
        <text:p text:style-name="Bibliography_20_1"><text:span text:style-name="T21">Lloyd, S.A., Tang, H., Wang, X., Billings, S., and Blair, D.F. (1996). Torque generation in the flagellar motor of Escherichia coli: evidence of a direct role for FliG but not for FliM or FliN. J. Bacteriol. </text:span><text:span text:style-name="T8">178</text:span><text:span text:style-name="T21">, 223–231.</text:span></text:p>
        <text:p text:style-name="Bibliography_20_1"><text:span text:style-name="T21">Lowder, B.J., Duyvesteyn, M.D., and Blair, D.F. (2005). FliG Subunit Arrangement in the Flagellar Rotor Probed by Targeted Cross-Linking. J. Bacteriol. </text:span><text:span text:style-name="T8">187</text:span><text:span text:style-name="T21">, 5640–5647.</text:span></text:p>
        <text:p text:style-name="Bibliography_20_1"><text:span text:style-name="T21">Lowenthal, A.C., Hill, M., Sycuro, L.K., Mehmood, K., Salama, N.R., and Ottemann, K.M. (2009). Functional Analysis of the Helicobacter pylori Flagellar Switch Proteins. J. Bacteriol. </text:span><text:span text:style-name="T8">191</text:span><text:span text:style-name="T21">, 7147–7156.</text:span></text:p>
        <text:p text:style-name="Bibliography_20_1"><text:span text:style-name="T21">Luciano, J., Agrebi, R., Le Gall, A.V., Wartel, M., Fiegna, F., Ducret, A., Brochier-Armanet, C., and Mignot, T. (2011). Emergence and modular evolution of a novel motility machinery in bacteria. PLoS Genet. </text:span><text:span text:style-name="T8">7</text:span><text:span text:style-name="T21">, e1002268.</text:span></text:p>
        <text:p text:style-name="Bibliography_20_1"><text:span text:style-name="T21">Lux, R., Kar, N., and Khan, S. (2000). Overproduced Salmonella typhimurium flagellar motor switch complexes. Journal of Molecular Biology </text:span><text:span text:style-name="T8">298</text:span><text:span text:style-name="T21">, 577–583.</text:span></text:p>
        <text:p text:style-name="Bibliography_20_1"><text:span text:style-name="T21">Maezawa, K., Shigenobu, S., Taniguchi, H., Kubo, T., Aizawa, S.-I., and Morioka, M. (2006). Hundreds of flagellar basal bodies cover the cell surface of the endosymbiotic bacterium Buchnera aphidicola sp. strain APS. J. Bacteriol </text:span><text:span text:style-name="T8">188</text:span><text:span text:style-name="T21">, 6539–6543.</text:span></text:p>
        <text:p text:style-name="Bibliography_20_1"><text:span text:style-name="T21">Magariyama, Y., Sugiyama, S., Muramoto, K., Maekawa, Y., Kawagishi, I., Imae, Y., and Kudo, S. (1994). Very fast flagellar rotation. , Published Online: 27 October 1994; | Doi:10.1038/371752b0 </text:span><text:span text:style-name="T8">371</text:span><text:span text:style-name="T21">, 752–752.</text:span></text:p>
        <text:p text:style-name="Bibliography_20_1"><text:span text:style-name="T21">Males, B.M., Berthold, P., Dougherty, P.A., and Listgarten, M.A. (1984). Helical Flagellation in Centipeda Periodontii, a Gram-Negative, Anaerobic Bacillus from Periodontitis Lesions. J Gen Microbiol </text:span><text:span text:style-name="T8">130</text:span><text:span text:style-name="T21">, 185–191.</text:span></text:p>
        <text:p text:style-name="Bibliography_20_1"><text:span text:style-name="T21">Manson, M.D., Tedesco, P., Berg, H.C., Harold, F.M., and Van der Drift, C. (1977). A protonmotive force drives bacterial flagella. Proc Natl Acad Sci U S A </text:span><text:span text:style-name="T8">74</text:span><text:span text:style-name="T21">, 3060–3064.</text:span></text:p>
        <text:p text:style-name="Bibliography_20_1"><text:span text:style-name="T21">Marek, B.I. (1973). [Structure of the basal part of Caryophanon latum flagellum]. Mikrobiologiia </text:span><text:span text:style-name="T8">42</text:span><text:span text:style-name="T21">, 287–289.</text:span></text:p>
        <text:p text:style-name="Bibliography_20_1"><text:span text:style-name="T21">Mariconti, M., Epis, S., Sacchi, L., Biggiogera, M., Sassera, D., Genchi, M., Alberti, E., Montagna, M., Bandi, C., and Bazzocchi, C. (2012). A study on the presence of flagella in the order Rickettsiales: the case of “Candidatus Midichloria mitochondrii”. Microbiology </text:span><text:span text:style-name="T8">158</text:span><text:span text:style-name="T21">, 1677–1683.</text:span></text:p>
        <text:p text:style-name="P39">Marshall, I.P.G., Blainey, P.C., Spormann, A.M., and Quake, S.R. (2012). A single-cell genome for Thiovulum sp. Appl. Environ. Microbiol.</text:p>
        <text:p text:style-name="Bibliography_20_1"><text:span text:style-name="T21">Martinez, R.M., Jude, B.A., Kirn, T.J., Skorupski, K., and Taylor, R.K. (2010). Role of FlgT in Anchoring the Flagellum of Vibrio Cholerae. J. Bacteriol. </text:span><text:span text:style-name="T8">192</text:span><text:span text:style-name="T21">, 2085–2092.</text:span></text:p>
        <text:p text:style-name="Bibliography_20_1"><text:span text:style-name="T21">Marykwas, D.L., Schmidt, S.A., and Berg*, H.C. (1996). Interacting Components of the Flagellar Motor of Escherichia coliRevealed by the Two-hybrid System in Yeast. Journal of Molecular Biology </text:span><text:span text:style-name="T8">256</text:span><text:span text:style-name="T21">, 564–576.</text:span></text:p>
        <text:p text:style-name="Bibliography_20_1"><text:span text:style-name="T21">McCarter, L.L. (2001). Polar Flagellar Motility of the Vibrionaceae. Microbiol. Mol. Biol. Rev. </text:span><text:span text:style-name="T8">65</text:span><text:span text:style-name="T21">, 445–462.</text:span></text:p>
        <text:p text:style-name="Bibliography_20_1"><text:span text:style-name="T21">McCarter, L.L. (2005). Multiple Modes of Motility: A Second Flagellar System in Escherichia Coli. J. Bacteriol. </text:span><text:span text:style-name="T8">187</text:span><text:span text:style-name="T21">, 1207–1209.</text:span></text:p>
        <text:p text:style-name="Bibliography_20_1"><text:span text:style-name="T21">McClain, J., Rollo, D.R., Rushing, B.G., and Bauer, C.E. (2002). Rhodospirillum Centenum Utilizes Separate Motor and Switch Components To Control Lateral and Polar Flagellum Rotation. J. Bacteriol. </text:span><text:span text:style-name="T8">184</text:span><text:span text:style-name="T21">, 2429–2438.</text:span></text:p>
        <text:p text:style-name="Bibliography_20_1"><text:span text:style-name="T21">McMurry, J.L., Arnam, V., S, J., Kihara, M., and Macnab, R.M. (2004). Analysis of the Cytoplasmic Domains of Salmonella FlhA and Interactions with Components of the Flagellar Export Machinery. J. Bacteriol. </text:span><text:span text:style-name="T8">186</text:span><text:span text:style-name="T21">, 7586–7592.</text:span></text:p>
        <text:p text:style-name="Bibliography_20_1"><text:span text:style-name="T21">McMurry, J.L., Murphy, J.W., and González-Pedrajo, B. (2006). The FliN-FliH interaction mediates localization of flagellar export ATPase FliI to the C ring complex. Biochemistry </text:span><text:span text:style-name="T8">45</text:span><text:span text:style-name="T21">, 11790–11798.</text:span></text:p>
        <text:p text:style-name="Bibliography_20_1"><text:span text:style-name="T21">Mendes, E.N., Queiroz, D.M.M., Rocha, G.A., Moura, S.B., Leite, V.H.R., and Fonseca, M.E.F. (1990). Ultrastructure of a Spiral Micro-Organism from Pig Gastric Mucosa (“Gastrospirillum Suis”). J Med Microbiol </text:span><text:span text:style-name="T8">33</text:span><text:span text:style-name="T21">, 61–66.</text:span></text:p>
        <text:p text:style-name="Bibliography_20_1"><text:span text:style-name="T21">Minamino, T., Imada, K., Kinoshita, M., Nakamura, S., Morimoto, Y.V., and Namba, K. (2011). Structural insight into the rotational switching mechanism of the bacterial flagellar motor. PLoS Biol </text:span><text:span text:style-name="T8">9</text:span><text:span text:style-name="T21">, e1000616.</text:span></text:p>
        <text:p text:style-name="Bibliography_20_1"><text:span text:style-name="T21">Minamino, T., and Namba, K. (2008). Distinct roles of the FliI ATPase and proton motive force in bacterial flagellar protein export. Nature </text:span><text:span text:style-name="T8">451</text:span><text:span text:style-name="T21">, 485–488.</text:span></text:p>
        <text:p text:style-name="Bibliography_20_1"><text:span text:style-name="T21">Minamino, T., Yoshimura, S., Morimoto, Y., GonzÃ¡lez-Pedrajo, B., Kami-Ike, N., and Namba, K. (2009). Roles of the extreme N-terminal region of FliH for efficient localization of the FliH-FliI complex to the bacterial flagellar type III export apparatus. Molecular Microbiology </text:span><text:span text:style-name="T8">74</text:span><text:span text:style-name="T21">, 1471–1483.</text:span></text:p>
        <text:p text:style-name="Bibliography_20_1"><text:span text:style-name="T21">Moens, S., and Vanderleyden, J. (1996). Functions of Bacterial Flagella. Critical Reviews in Microbiology </text:span><text:span text:style-name="T8">22</text:span><text:span text:style-name="T21">, 67–100.</text:span></text:p>
        <text:p text:style-name="Bibliography_20_1"><text:span text:style-name="T21">Mohr, C.D., MacKichan, J.K., and Shapiro, L. (1998). A Membrane-Associated Protein, FliX, Is Required for an Early Step in Caulobacter Flagellar Assembly. J. Bacteriol. </text:span><text:span text:style-name="T8">180</text:span><text:span text:style-name="T21">, 2175–2185.</text:span></text:p>
        <text:p text:style-name="Bibliography_20_1"><text:span text:style-name="T21">Molero, R., Wilhelms, M., Infanzón, B., Tomás, J.M., and Merino, S. (2011). Aeromonas Hydrophila motY Is Essential for Polar Flagellum Function, and Requires Coordinate Expression of motX and Pom Proteins. Microbiology </text:span><text:span text:style-name="T8">157</text:span><text:span text:style-name="T21">, 2772–2784.</text:span></text:p>
        <text:p text:style-name="Bibliography_20_1"><text:span text:style-name="T21">Morehouse, K.A., Hobley, L., Capeness, M., and Sockett, R.E. (2011). Three motAB stator gene products in Bdellovibrio bacteriovorus contribute to motility of a single flagellum during predatory and prey-independent growth. J. Bacteriol. </text:span><text:span text:style-name="T8">193</text:span><text:span text:style-name="T21">, 932–943.</text:span></text:p>
        <text:p text:style-name="Bibliography_20_1"><text:span text:style-name="T21">Morooka, T., Umeda, A., and Amako, K. (1983). Morphological differences in flagella in Campylobacter fetus subsp. intestinalis and C. fetus subsp. jejuni. Microbiol. Immunol. </text:span><text:span text:style-name="T8">27</text:span><text:span text:style-name="T21">, 655–662.</text:span></text:p>
        <text:p text:style-name="Bibliography_20_1"><text:span text:style-name="T21">De Mot, R., and Vanderleyden, J. (1994). The C-terminal sequence conservation between OmpA-related outer membrane proteins and MotB suggests a common function in both gram-positive and gram-negative bacteria, possibly in the interaction of these domains with peptidoglycan. Mol. Microbiol </text:span><text:span text:style-name="T8">12</text:span><text:span text:style-name="T21">, 333–334.</text:span></text:p>
        <text:p text:style-name="Bibliography_20_1"><text:span text:style-name="T21">Motaleb, M.A., Corum, L., Bono, J.L., Elias, A.F., Rosa, P., Samuels, D.S., and Charon, N.W. (2000). Borrelia Burgdorferi Periplasmic Flagella Have Both Skeletal and Motility Functions. PNAS </text:span><text:span text:style-name="T8">97</text:span><text:span text:style-name="T21">, 10899–10904.</text:span></text:p>
        <text:p text:style-name="P39">Motaleb, M.A., Pitzer, J.E., Sultan, S.Z., and Liu, J. (2011). A novel gene inactivation system reveals an altered periplasmic flagellar orientation in a Borrelia burgdorferi fliL mutant. J Bacteriol.</text:p>
        <text:p text:style-name="Bibliography_20_1"><text:span text:style-name="T21">Moura, S.B., Mendes, E.N., Queiroz, D.M.M., Camargos, E.R.S., Fonseca, M.E.F., Rocha, G.A., and Nicoli, J.R. (1998). Ultrastructure of Helicobacter Trogontum in Culture and in the Gastrointestinal Tract of Gnotobiotic Mice. J Med Microbiol </text:span><text:span text:style-name="T8">47</text:span><text:span text:style-name="T21">, 513–520.</text:span></text:p>
        <text:p text:style-name="P39">Muff, T.J., and Ordal, G.W. (2007). Assays for CheC, FliY, and CheX as Representatives of Response Regulator Phosphatases. In Methods in Enzymology, B.R.C. and A.C. Melvin I. Simon, ed. (Academic Press), pp. 336–348.</text:p>
        <text:p text:style-name="Bibliography_20_1"><text:span text:style-name="T21">Muramoto, K., Sugiyama, S., Cragoe, E.J., and Imae, Y. (1994). Successive inactivation of the force-generating units of sodium-driven bacterial flagellar motors by a photoreactive amiloride analog. J. Biol. Chem. </text:span><text:span text:style-name="T8">269</text:span><text:span text:style-name="T21">, 3374–3380.</text:span></text:p>
        <text:p text:style-name="Bibliography_20_1"><text:span text:style-name="T21">MURATA, K., KAWAI, S., MIKAMI, B., and HASHIMOTO, W. (2008). Superchannel of Bacteria: Biological Significance and New Horizons. Bioscience, Biotechnology, and Biochemistry </text:span><text:span text:style-name="T8">72</text:span><text:span text:style-name="T21">, 265–277.</text:span></text:p>
        <text:p text:style-name="Bibliography_20_1"><text:span text:style-name="T21">Murphy, G., Leadbetter, J., and Jensen, G. (2006). In situ structure of the complete Treponema primitia flagellar motor. Nature </text:span><text:span text:style-name="T8">442</text:span><text:span text:style-name="T21">, 1062–1064.</text:span></text:p>
        <text:p text:style-name="Bibliography_20_1"><text:span text:style-name="T21">Nakagawa, S., Takaki, Y., Shimamura, S., Reysenbach, A.-L., Takai, K., and Horikoshi, K. (2007). Deep-sea vent epsilon-proteobacterial genomes provide insights into emergence of pathogens. Proc. Natl. Acad. Sci. U.S.A </text:span><text:span text:style-name="T8">104</text:span><text:span text:style-name="T21">, 12146–12150.</text:span></text:p>
        <text:p text:style-name="Bibliography_20_1"><text:span text:style-name="T21">Nakamura, S., Kami-ike, N., Yokota, J.P., Minamino, T., and Namba, K. (2010). Evidence for symmetry in the elementary process of bidirectional torque generation by the bacterial flagellar motor. PNAS </text:span><text:span text:style-name="T8">107</text:span><text:span text:style-name="T21">, 17616–17620.</text:span></text:p>
        <text:p text:style-name="Bibliography_20_1"><text:span text:style-name="T21">Nauman, R.K., Holt, S.C., and Cox, C.D. (1969). Purification, Ultrastructure, and Composition of Axial Filaments from Leptospira. J. Bacteriol. </text:span><text:span text:style-name="T8">98</text:span><text:span text:style-name="T21">, 264–280.</text:span></text:p>
        <text:p text:style-name="Bibliography_20_1"><text:span text:style-name="T21">Nguyen, C.C., and Saier Jr., M.H. (1996). Structural and phylogenetic analysis of the MotA and MotB families of bacterial flagellar motor proteins. Research in Microbiology </text:span><text:span text:style-name="T8">147</text:span><text:span text:style-name="T21">, 317–332.</text:span></text:p>
        <text:p text:style-name="Bibliography_20_1"><text:span text:style-name="T21">Novikova, N.A., Metlina, A.L., Zarubina, A.P., and Loglazov, B.F. (1984). [Structural study of the basal bodies of the flagella of Bacillus brevis var. G.-B. P+]. Mikrobiologiia </text:span><text:span text:style-name="T8">53</text:span><text:span text:style-name="T21">, 103–107.</text:span></text:p>
        <text:p text:style-name="Bibliography_20_1"><text:span text:style-name="T21">O’Neill, J., Xie, M., Hijnen, M., and Roujeinikova, A. (2011). Role of the MotB linker in the assembly and activation of the bacterial flagellar motor. Acta Crystallographica Section D Biological Crystallography </text:span><text:span text:style-name="T8">67</text:span><text:span text:style-name="T21">, 1009–1016.</text:span></text:p>
        <text:p text:style-name="Bibliography_20_1"><text:span text:style-name="T21">O’Rourke, J., Lee, A., and Fox, J.G. (1992). An Ultrastructural Study of Helicobacter Mustelae and Evidence of a Specific Association with Gastric Mucosa. J Med Microbiol </text:span><text:span text:style-name="T8">36</text:span><text:span text:style-name="T21">, 420–427.</text:span></text:p>
        <text:p text:style-name="Bibliography_20_1"><text:span text:style-name="T21">Okabe, M., Yakushi, T., Kojima, M., and Homma, M. (2002). MotX and MotY, specific components of the sodium‐driven flagellar motor, colocalize to the outer membrane in Vibrio alginolyticus. Molecular Microbiology </text:span><text:span text:style-name="T8">46</text:span><text:span text:style-name="T21">, 125–134.</text:span></text:p>
        <text:p text:style-name="Bibliography_20_1"><text:span text:style-name="T21">Oosawa, K., Ueno, T., and Aizawa, S. (1994). Overproduction of the bacterial flagellar switch proteins and their interactions with the MS ring complex in vitro. J. Bacteriol. </text:span><text:span text:style-name="T8">176</text:span><text:span text:style-name="T21">, 3683–3691.</text:span></text:p>
        <text:p text:style-name="Bibliography_20_1"><text:span text:style-name="T21">Packer, H.L., and Armitage, J.P. (1994). The chemokinetic and chemotactic behavior of Rhodobacter sphaeroides: two independent responses. J. Bacteriol. </text:span><text:span text:style-name="T8">176</text:span><text:span text:style-name="T21">, 206–212.</text:span></text:p>
        <text:p text:style-name="Bibliography_20_1"><text:span text:style-name="T21">Packer, H.L., Lawther, H., and Armitage, J.P. (1997). The Rhodobacter sphaeroides flagellar motor is a variable-speed rotor. FEBS Letters </text:span><text:span text:style-name="T8">409</text:span><text:span text:style-name="T21">, 37–40.</text:span></text:p>
        <text:p text:style-name="Bibliography_20_1"><text:span text:style-name="T21">Padgett, P.J., Friedman, M.W., and Krieg, N.R. (1983). Straight Mutants of Spirillum volutans Can Swim. J. Bacteriol. </text:span><text:span text:style-name="T8">153</text:span><text:span text:style-name="T21">, 1543–1544.</text:span></text:p>
        <text:p text:style-name="Bibliography_20_1"><text:span text:style-name="T21">Pallen, M.J., Bailey, C.M., and Beatson, S.A. (2006). Evolutionary links between FliH/YscL-like proteins from bacterial type III secretion systems and second-stalk components of the FoF1 and vacuolar ATPases. Protein Sci </text:span><text:span text:style-name="T8">15</text:span><text:span text:style-name="T21">, 935–941.</text:span></text:p>
        <text:p text:style-name="Bibliography_20_1"><text:span text:style-name="T21">Pallen, M.J., Penn, C.W., and Chaudhuri, R.R. (2005). Bacterial flagellar diversity in the post-genomic era. Trends Microbiol </text:span><text:span text:style-name="T8">13</text:span><text:span text:style-name="T21">, 143–149.</text:span></text:p>
        <text:p text:style-name="Bibliography_20_1"><text:span text:style-name="T21">Paul, K., Erhardt, M., Hirano, T., Blair, D.F., and Hughes, K.T. (2008). Energy source of flagellar type III secretion. Nature </text:span><text:span text:style-name="T8">451</text:span><text:span text:style-name="T21">, 489–492.</text:span></text:p>
        <text:p text:style-name="Bibliography_20_1"><text:span text:style-name="T21">Paul, K., Gonzalez-Bonet, G., Bilwes, A.M., Crane, B.R., and Blair, D. (2011). Architecture of the flagellar rotor. The EMBO Journal </text:span><text:span text:style-name="T8">30</text:span><text:span text:style-name="T21">, 2962–2971.</text:span></text:p>
        <text:p text:style-name="Bibliography_20_1"><text:span text:style-name="T21">Paulick, A., Koerdt, A., Lassak, J., Huntley, S., Wilms, I., Narberhaus, F., and Thormann, K.M. (2008). Two different stator systems drive a single polar flagellum in Shewanella oneidensis MR‐1. Molecular Microbiology </text:span><text:span text:style-name="T8">71</text:span><text:span text:style-name="T21">, 836–850.</text:span></text:p>
        <text:p text:style-name="Bibliography_20_1"><text:span text:style-name="T21">Pilizota, T., Brown, M.T., Leake, M.C., Branch, R.W., Berry, R.M., and Armitage, J.P. (2009). A Molecular Brake, Not a Clutch, Stops the Rhodobacter Sphaeroides Flagellar Motor. PNAS </text:span><text:span text:style-name="T8">106</text:span><text:span text:style-name="T21">, 11582–11587.</text:span></text:p>
        <text:p text:style-name="Bibliography_20_1"><text:span text:style-name="T21">Platzer, J., Sterr, W., Hausmann, M., and Schmitt, R. (1997). Three Genes of a Motility Operon and Their Role in Flagellar Rotary Speed Variation in Rhizobium Meliloti. J. Bacteriol. </text:span><text:span text:style-name="T8">179</text:span><text:span text:style-name="T21">, 6391–6399.</text:span></text:p>
        <text:p text:style-name="Bibliography_20_1"><text:span text:style-name="T21">Poggio, S., Abreu-Goodger, C., Fabela, S., Osorio, A., Dreyfus, G., Vinuesa, P., and Camarena, L. (2007). A Complete Set of Flagellar Genes Acquired by Horizontal Transfer Coexists with the Endogenous Flagellar System in Rhodobacter Sphaeroides. J. Bacteriol. </text:span><text:span text:style-name="T8">189</text:span><text:span text:style-name="T21">, 3208–3216.</text:span></text:p>
        <text:p text:style-name="Bibliography_20_1"><text:span text:style-name="T21">Pogoryelov, D., Klyszejko, A.L., Krasnoselska, G.O., Heller, E.-M., Leone, V., Langer, J.D., Vonck, J., Müller, D.J., Faraldo-Gómez, J.D., and Meier, T. (2012). Engineering rotor ring stoichiometries in the ATP synthase. PNAS </text:span><text:span text:style-name="T8">109</text:span><text:span text:style-name="T21">, E1599–E1608.</text:span></text:p>
        <text:p text:style-name="P39">Raddi, G., Morado, D.R., Yan, J., Haake, D.A., Yang, X.F., and Liu, J. (2012). Three-Dimensional Structures of Pathogenic and Saprophytic Leptospira Revealed by Cryo-Electron Tomography. Journal of Bacteriology.</text:p>
        <text:p text:style-name="Bibliography_20_1"><text:span text:style-name="T21">Ramírez-Cabrera, V., Poggio, S., Domenzain, C., Osorio, A., Dreyfus, G., and Camarena, L. (2012). A Novel Component of the Rhodobacter sphaeroides Fla1 Flagellum Is Essential for Motor Rotation. J. Bacteriol. </text:span><text:span text:style-name="T8">194</text:span><text:span text:style-name="T21">, 6174–6183.</text:span></text:p>
        <text:p text:style-name="Bibliography_20_1"><text:span text:style-name="T21">Reboul, C.F., Andrews, D.A., Nahar, M.F., Buckle, A.M., and Roujeinikova, A. (2011). Crystallographic and Molecular Dynamics Analysis of Loop Motions Unmasking the Peptidoglycan-Binding Site in Stator Protein MotB of Flagellar Motor. PLoS ONE </text:span><text:span text:style-name="T8">6</text:span><text:span text:style-name="T21">, e18981.</text:span></text:p>
        <text:p text:style-name="Bibliography_20_1"><text:span text:style-name="T21">Reid, S.W., Leake, M.C., Chandler, J.H., Lo, C.-J., Armitage, J.P., and Berry, R.M. (2006). The Maximum Number of Torque-Generating Units in the Flagellar Motor of Escherichia Coli Is at Least 11. PNAS </text:span><text:span text:style-name="T8">103</text:span><text:span text:style-name="T21">, 8066–8071.</text:span></text:p>
        <text:p text:style-name="Bibliography_20_1"><text:span text:style-name="T21">Remsen, C.C., Watson, S.W., Waterbury, J.B., and Trüper, H.G. (1968). Fine Structure of Ectothiorhodospira mobilis Pelsh. J. Bacteriol. </text:span><text:span text:style-name="T8">95</text:span><text:span text:style-name="T21">, 2374–2392.</text:span></text:p>
        <text:p text:style-name="Bibliography_20_1"><text:span text:style-name="T21">Ren, C.-P., Beatson, S.A., Parkhill, J., and Pallen, M.J. (2005). The Flag-2 Locus, an Ancestral Gene Cluster, Is Potentially Associated with a Novel Flagellar System from Escherichia Coli. J. Bacteriol. </text:span><text:span text:style-name="T8">187</text:span><text:span text:style-name="T21">, 1430–1440.</text:span></text:p>
        <text:p text:style-name="Bibliography_20_1"><text:span text:style-name="T21">Ritchie, A.E., Keeler, R.F., and Bryner, J.H. (1966). Anatomical Features of Vibrio Fetus: Electron Microscopic Survey. J Gen Microbiol </text:span><text:span text:style-name="T8">43</text:span><text:span text:style-name="T21">, 427–438.</text:span></text:p>
        <text:p text:style-name="Bibliography_20_1"><text:span text:style-name="T21">Roujeinikova, A. (2008). Crystal structure of the cell wall anchor domain of MotB, a stator component of the bacterial flagellar motor: Implications for peptidoglycan recognition. PNAS </text:span><text:span text:style-name="T8">105</text:span><text:span text:style-name="T21">, 10348–10353.</text:span></text:p>
        <text:p text:style-name="Bibliography_20_1"><text:span text:style-name="T21">Ruan, J., Kato, T., Santini, C.-L., Miyata, T., Kawamoto, A., Zhang, W.-J., Bernadac, A., Wu, L.-F., and Namba, K. (2012). Architecture of a flagellar apparatus in the fast-swimming magnetotactic bacterium MO-1. PNAS </text:span><text:span text:style-name="T8">109</text:span><text:span text:style-name="T21">, 20643–20648.</text:span></text:p>
        <text:p text:style-name="Bibliography_20_1"><text:span text:style-name="T21">Ryu, W.S., Berry, R.M., and Berg, H.C. (2000). Torque-generating units of the flagellar motor of Escherichia coli have a high duty ratio. Nature </text:span><text:span text:style-name="T8">403</text:span><text:span text:style-name="T21">, 444–447.</text:span></text:p>
        <text:p text:style-name="Bibliography_20_1"><text:span text:style-name="T21">Sal, M.S., Li, C., Motalab, M.A., Shibata, S., Aizawa, S.-I., and Charon, N.W. (2008). Borrelia Burgdorferi Uniquely Regulates Its Motility Genes and Has an Intricate Flagellar Hook-Basal Body Structure. J. Bacteriol. </text:span><text:span text:style-name="T8">190</text:span><text:span text:style-name="T21">, 1912–1921.</text:span></text:p>
        <text:p text:style-name="Bibliography_20_1"><text:span text:style-name="T21">Samuel, A.D., and Berg, H.C. (1996). Torque-generating units of the bacterial flagellar motor step independently. Biophysical Journal </text:span><text:span text:style-name="T8">71</text:span><text:span text:style-name="T21">, 918–923.</text:span></text:p>
        <text:p text:style-name="Bibliography_20_1"><text:span text:style-name="T21">Sarkar, M.K., Paul, K., and Blair, D.F. (2010). Subunit Organization and Reversal-associated Movements in the Flagellar Switch of Escherichia coli. J. Biol. Chem. </text:span><text:span text:style-name="T8">285</text:span><text:span text:style-name="T21">, 675–684.</text:span></text:p>
        <text:p text:style-name="Bibliography_20_1"><text:span text:style-name="T21">Sassera, D., Lo, N., Epis, S., D’Auria, G., Montagna, M., Comandatore, F., Horner, D., Peretó, J., Luciano, A.M., Franciosi, F., et al. (2011). Phylogenomic Evidence for the Presence of a Flagellum and Cbb3 Oxidase in the Free-Living Mitochondrial Ancestor. Mol Biol Evol </text:span><text:span text:style-name="T8">28</text:span><text:span text:style-name="T21">, 3285–3296.</text:span></text:p>
        <text:p text:style-name="Bibliography_20_1"><text:span text:style-name="T21">Sato, K., Naito, M., Yukitake, H., Hirakawa, H., Shoji, M., McBride, M.J., Rhodes, R.G., and Nakayama, K. (2010). A protein secretion system linked to bacteroidete gliding motility and pathogenesis. Proceedings of the National Academy of Sciences </text:span><text:span text:style-name="T8">107</text:span><text:span text:style-name="T21">, 276 –281.</text:span></text:p>
        <text:p text:style-name="Bibliography_20_1"><text:span text:style-name="T21">Schmitt, R. (2002). Sinorhizobial chemotaxis: a departure from the enterobacterial paradigm. Microbiology </text:span><text:span text:style-name="T8">148</text:span><text:span text:style-name="T21">, 627–631.</text:span></text:p>
        <text:p text:style-name="Bibliography_20_1"><text:span text:style-name="T21">Schuster, S.C., and Baeuerlein, E. (1992). Location of the Basal Disk and a Ringlike Cytoplasmic Structure, Two Additional Structures of the Flagellar Apparatus of Wolinella Succinogenes. J. Bacteriol. </text:span><text:span text:style-name="T8">174</text:span><text:span text:style-name="T21">, 263–268.</text:span></text:p>
        <text:p text:style-name="Bibliography_20_1"><text:span text:style-name="T21">Shigematsu, M., Umeda, A., Fujimoto, S., and Amako, K. (1998). Spirochaete-Like Swimming Mode of Campylobacter Jejuni in a Viscous Environment. J Med Microbiol </text:span><text:span text:style-name="T8">47</text:span><text:span text:style-name="T21">, 521–526.</text:span></text:p>
        <text:p text:style-name="Bibliography_20_1"><text:span text:style-name="T21">Silva, K.T., Abreu, F., Almeida, F.P., Keim, C.N., Farina, M., and Lins, U. (2007). Flagellar apparatus of south-seeking many-celled magnetotactic prokaryotes. Microscopy Research and Technique </text:span><text:span text:style-name="T8">70</text:span><text:span text:style-name="T21">, 10–17.</text:span></text:p>
        <text:p text:style-name="Bibliography_20_1"><text:span text:style-name="T21">Singh, P., Park, D., Forst, S., and Banerjee, N. (2013). Xenocin Export by the Flagellar Type III Pathway in Xenorhabdus nematophila. J. Bacteriol. </text:span><text:span text:style-name="T8">195</text:span><text:span text:style-name="T21">, 1400–1410.</text:span></text:p>
        <text:p text:style-name="Bibliography_20_1"><text:span text:style-name="T21">Snyder, L.A.S., Loman, N.J., Fütterer, K., and Pallen, M.J. (2009). Bacterial flagellar diversity and evolution: seek simplicity and distrust it? Trends in Microbiology </text:span><text:span text:style-name="T8">17</text:span><text:span text:style-name="T21">, 1–5.</text:span></text:p>
        <text:p text:style-name="Bibliography_20_1"><text:span text:style-name="T21">Sockett, R.E., and Armitage, J.P. (1991). Isolation, characterization, and complementation of a paralyzed flagellar mutant of Rhodobacter sphaeroides WS8. J. Bacteriol. </text:span><text:span text:style-name="T8">173</text:span><text:span text:style-name="T21">, 2786–2790.</text:span></text:p>
        <text:p text:style-name="Bibliography_20_1"><text:span text:style-name="T21">Song, Y.C., Jin, S., Louie, H., Ng, D., Lau, R., Zhang, Y., Weerasekera, R., Al Rashid, S., Ward, L.A., Der, S.D., et al. (2004). FlaC, a protein of Campylobacter jejuni TGH9011 (ATCC43431) secreted through the flagellar apparatus, binds epithelial cells and influences cell invasion. Molecular Microbiology </text:span><text:span text:style-name="T8">53</text:span><text:span text:style-name="T21">, 541–553.</text:span></text:p>
        <text:p text:style-name="Bibliography_20_1"><text:span text:style-name="T21">Sosinsky, G.E., Francis, N.R., DeRosier, D.J., Wall, J.S., Simon, M.N., and Hainfeld, J. (1992). Mass determination and estimation of subunit stoichiometry of the bacterial hook-basal body flagellar complex of Salmonella typhimurium by scanning transmission electron microscopy. PNAS </text:span><text:span text:style-name="T8">89</text:span><text:span text:style-name="T21">, 4801–4805.</text:span></text:p>
        <text:p text:style-name="Bibliography_20_1"><text:span text:style-name="T21">Sowa, Y., and Berry, R.M. (2008). Bacterial Flagellar Motor. Quarterly Reviews of Biophysics </text:span><text:span text:style-name="T8">41</text:span><text:span text:style-name="T21">, 103–132.</text:span></text:p>
        <text:p text:style-name="Bibliography_20_1"><text:span text:style-name="T21">Sowa, Y., Hotta, H., Homma, M., and Ishijima, A. (2003). Torque–speed Relationship of the Na+-driven Flagellar Motor of Vibrio alginolyticus. Journal of Molecular Biology </text:span><text:span text:style-name="T8">327</text:span><text:span text:style-name="T21">, 1043–1051.</text:span></text:p>
        <text:p text:style-name="Bibliography_20_1"><text:span text:style-name="T21">Sowa, Y., Rowe, A.D., Leake, M.C., Yakushi, T., Homma, M., Ishijima, A., and Berry, R.M. (2005). Direct observation of steps in rotation of the bacterial flagellar motor. Nature </text:span><text:span text:style-name="T8">437</text:span><text:span text:style-name="T21">, 916–919.</text:span></text:p>
        <text:p text:style-name="Bibliography_20_1"><text:span text:style-name="T21">Stahlberg, A., Schuster, S.C., Bauer, M., Baeuerlein, E., Zhao, R., Reese, T.S., and Khan, S. (1995). Conserved machinery of the bacterial flagellar motor. Biophys J </text:span><text:span text:style-name="T8">68</text:span><text:span text:style-name="T21">, 168S–172S.</text:span></text:p>
        <text:p text:style-name="Bibliography_20_1"><text:span text:style-name="T21">Stallmeyer, M.J.B., Hahnenberger, K.M., Sosinsky, G.E., Shapiro, L., and DeRosier, D.J. (1989). Image reconstruction of the flagellar basal body of Caulobacter crescentus. Journal of Molecular Biology </text:span><text:span text:style-name="T8">205</text:span><text:span text:style-name="T21">, 511–518.</text:span></text:p>
        <text:p text:style-name="Bibliography_20_1"><text:span text:style-name="T21">Stewart, B.J., and McCarter, L.L. (2003). Lateral Flagellar Gene System of Vibrio Parahaemolyticus. J. Bacteriol. </text:span><text:span text:style-name="T8">185</text:span><text:span text:style-name="T21">, 4508–4518.</text:span></text:p>
        <text:p text:style-name="Bibliography_20_1"><text:span text:style-name="T21">Stock, D., Namba, K., and Lee, L.K. (2012). Nanorotors and self-assembling macromolecular machines: The torque ring of the bacterial flagellar motor. Curr. Opin. Biotechnol. </text:span><text:span text:style-name="T8">23</text:span><text:span text:style-name="T21">, 545–554.</text:span></text:p>
        <text:p text:style-name="Bibliography_20_1"><text:span text:style-name="T21">Suzuki, H., Yonekura, K., and Namba, K. (2004). Structure of the Rotor of the Bacterial Flagellar Motor Revealed by Electron Cryomicroscopy and Single-particle Image Analysis. Journal of Molecular Biology </text:span><text:span text:style-name="T8">337</text:span><text:span text:style-name="T21">, 105–113.</text:span></text:p>
        <text:p text:style-name="Bibliography_20_1"><text:span text:style-name="T21">Suzuki, T., and Iino, T. (1980). Isolation and characterization of multiflagellate mutants of Pseudomonas aeruginosa. J. Bacteriol. </text:span><text:span text:style-name="T8">143</text:span><text:span text:style-name="T21">, 1471–1479.</text:span></text:p>
        <text:p text:style-name="Bibliography_20_1"><text:span text:style-name="T21">Swan, M.A. (1985). Electron Microscopic Observations of Structures Associated with the Flagella of Spirillum Volutans. J. Bacteriol. </text:span><text:span text:style-name="T8">161</text:span><text:span text:style-name="T21">, 1137–1145.</text:span></text:p>
        <text:p text:style-name="Bibliography_20_1"><text:span text:style-name="T21">Sycuro, L., Pincus, Z., Gutierrez, K., Biboy, J., Stern, C., Vollmer, W., and Salama, N. (2010). Peptidoglycan crosslinking relaxation promotes Helicobacter pylori’s helical shape and stomach colonization. Cell </text:span><text:span text:style-name="T8">141</text:span><text:span text:style-name="T21">, 822–833.</text:span></text:p>
        <text:p text:style-name="Bibliography_20_1"><text:span text:style-name="T21">Takeuchi, A., and Zeller, J.A. (1972). Ultrastructural Identification of Spirochetes and Flagellated Microbes at the Brush Border of the Large Intestinal Epithelium of the Rhesus Monkey. Infect. Immun. </text:span><text:span text:style-name="T8">6</text:span><text:span text:style-name="T21">, 1008–1018.</text:span></text:p>
        <text:p text:style-name="Bibliography_20_1"><text:span text:style-name="T21">Tauschel, H.-D., and Drews, G. (1969). Der Geißelapparat von Rhodopseudomonas palustris. II. Entstehung und Feinstruktur der Geißel-Basalkörper. Arch. Mikrobiol. </text:span><text:span text:style-name="T8">66</text:span><text:span text:style-name="T21">, 180–194.</text:span></text:p>
        <text:p text:style-name="Bibliography_20_1"><text:span text:style-name="T21">Taylor, B.L., and Koshland, D.E. (1974). Reversal of Flagellar Rotation in Monotrichous and Peritrichous Bacteria: Generation of Changes in Direction. J. Bacteriol. </text:span><text:span text:style-name="T8">119</text:span><text:span text:style-name="T21">, 640–642.</text:span></text:p>
        <text:p text:style-name="Bibliography_20_1"><text:span text:style-name="T21">Terahara, N., Sano, M., and Ito, M. (2012). A Bacillus Flagellar Motor That Can Use Both Na+ and K+ as a Coupling Ion Is Converted by a Single Mutation to Use Only Na+. PLoS ONE </text:span><text:span text:style-name="T8">7</text:span><text:span text:style-name="T21">, e46248.</text:span></text:p>
        <text:p text:style-name="Bibliography_20_1"><text:span text:style-name="T21">Terashima, H., Fukuoka, H., Yakushi, T., Kojima, S., and Homma, M. (2006). The Vibrio motor proteins, MotX and MotY, are associated with the basal body of Na+-driven flagella and required for stator formation. Molecular Microbiology </text:span><text:span text:style-name="T8">62</text:span><text:span text:style-name="T21">, 1170–1180.</text:span></text:p>
        <text:p text:style-name="Bibliography_20_1"><text:span text:style-name="T21">Terashima, H., Koike, M., Kojima, S., and Homma, M. (2010). The flagellar basal body-associated protein FlgT is essential for a novel ring structure in the sodium-driven Vibrio motor. J. Bacteriol </text:span><text:span text:style-name="T8">192</text:span><text:span text:style-name="T21">, 5609–5615.</text:span></text:p>
        <text:p text:style-name="Bibliography_20_1"><text:span text:style-name="T21">Thomas, D., Morgan, D.G., and DeRosier, D.J. (2001). Structures of bacterial flagellar motors from two FliF-FliG gene fusion mutants. J. Bacteriol. </text:span><text:span text:style-name="T8">183</text:span><text:span text:style-name="T21">, 6404–6412.</text:span></text:p>
        <text:p text:style-name="Bibliography_20_1"><text:span text:style-name="T21">Thomas, D.R., Francis, N.R., Xu, C., and DeRosier, D.J. (2006). The Three-Dimensional Structure of the Flagellar Rotor from a Clockwise-Locked Mutant of Salmonella Enterica Serovar Typhimurium. J. Bacteriol. </text:span><text:span text:style-name="T8">188</text:span><text:span text:style-name="T21">, 7039–7048.</text:span></text:p>
        <text:p text:style-name="Bibliography_20_1"><text:span text:style-name="T21">Thomas, D.R., Morgan, D.G., and DeRosier, D.J. (1999). Rotational Symmetry of the C Ring and a Mechanism for the Flagellar Rotary Motor. PNAS </text:span><text:span text:style-name="T8">96</text:span><text:span text:style-name="T21">, 10134–10139.</text:span></text:p>
        <text:p text:style-name="Bibliography_20_1"><text:span text:style-name="T21">Thomashow, L.S., and Rittenberg, S.C. (1985). Waveform analysis and structure of flagella and basal complexes from Bdellovibrio bacteriovorus 109J. J. Bacteriol. </text:span><text:span text:style-name="T8">163</text:span><text:span text:style-name="T21">, 1038–1046.</text:span></text:p>
        <text:p text:style-name="Bibliography_20_1"><text:span text:style-name="T21">Thormann, K.M., and Paulick, A. (2010). Tuning the Flagellar Motor. Microbiology </text:span><text:span text:style-name="T8">156</text:span><text:span text:style-name="T21">, 1275–1283.</text:span></text:p>
        <text:p text:style-name="Bibliography_20_1"><text:span text:style-name="T21">Toutain, C.M., Zegans, M.E., and O’Toole, G.A. (2005). Evidence for Two Flagellar Stators and Their Role in the Motility of Pseudomonas Aeruginosa. J. Bacteriol. </text:span><text:span text:style-name="T8">187</text:span><text:span text:style-name="T21">, 771–777.</text:span></text:p>
        <text:p text:style-name="Bibliography_20_1"><text:span text:style-name="T21">Troge, A., Scheppach, W., Schroeder, B.O., Rund, S.A., Heuner, K., Wehkamp, J., Stange, E.F., and Oelschlaeger, T.A. (2012). More than a marine propeller--the flagellum of the probiotic Escherichia coli strain Nissle 1917 is the major adhesin mediating binding to human mucus. Int. J. Med. Microbiol. </text:span><text:span text:style-name="T8">302</text:span><text:span text:style-name="T21">, 304–314.</text:span></text:p>
        <text:p text:style-name="Bibliography_20_1"><text:span text:style-name="T21">Uchida, K., Jang, M.-S., Ohnishi, Y., Horinouchi, S., Hayakawa, M., Fujita, N., and Aizawa, S.-I. (2011). Characterization of Actinoplanes missouriensis spore flagella. Appl. Environ. Microbiol </text:span><text:span text:style-name="T8">77</text:span><text:span text:style-name="T21">, 2559–2562.</text:span></text:p>
        <text:p text:style-name="Bibliography_20_1"><text:span text:style-name="T21">Ueno, T., Oosawa, K., and Aizawa, S. (1994). Domain structures of the MS ring component protein (FliF) of the flagellar basal body of Salmonella typhimurium. J. Mol. Biol </text:span><text:span text:style-name="T8">236</text:span><text:span text:style-name="T21">, 546–555.</text:span></text:p>
        <text:p text:style-name="Bibliography_20_1"><text:span text:style-name="T21">Utriainen, M., Jalava, K., Sukura, A., and Hänninen, M.L. (1997). Morphological diversity of cultured canine gastric Helicobacter spp. Comp. Immunol. Microbiol. Infect. Dis. </text:span><text:span text:style-name="T8">20</text:span><text:span text:style-name="T21">, 285–297.</text:span></text:p>
        <text:p text:style-name="Bibliography_20_1"><text:span text:style-name="T21">Vogler, A.P., Homma, M., Irikura, V.M., and Macnab, R.M. (1991). Salmonella typhimurium mutants defective in flagellar filament regrowth and sequence similarity of FliI to F0F1, vacuolar, and archaebacterial ATPase subunits. J. Bacteriol. </text:span><text:span text:style-name="T8">173</text:span><text:span text:style-name="T21">, 3564–3572.</text:span></text:p>
        <text:p text:style-name="Bibliography_20_1"><text:span text:style-name="T21">Wang, F., Wang, J., Jian, H., Zhang, B., Li, S., Wang, F., Zeng, X., Gao, L., Bartlett, D.H., Yu, J., et al. (2008). Environmental Adaptation: Genomic Analysis of the Piezotolerant and Psychrotolerant Deep-Sea Iron Reducing Bacterium Shewanella piezotolerans WP3. PLoS ONE </text:span><text:span text:style-name="T8">3</text:span><text:span text:style-name="T21">, e1937.</text:span></text:p>
        <text:p text:style-name="Bibliography_20_1"><text:span text:style-name="T21">Van Way, S.M., Hosking, E.R., Braun, T.F., and Manson, M.D. (2000). Mot protein assembly into the bacterial flagellum: a model based on mutational analysis of the motB gene. Journal of Molecular Biology </text:span><text:span text:style-name="T8">297</text:span><text:span text:style-name="T21">, 7–24.</text:span></text:p>
        <text:p text:style-name="P39">Webb, C.T., Heinz, E., and Lithgow, T. Evolution of the β-barrel assembly machinery. Trends in Microbiology.</text:p>
        <text:p text:style-name="Bibliography_20_1"><text:span text:style-name="T21">Wecke, J., and Horbach, I. (1999). Ultrastructural characterization of Anaerobiospirillum succiniciproducens and its differentiation from Campylobacter species. FEMS Microbiology Letters </text:span><text:span text:style-name="T8">170</text:span><text:span text:style-name="T21">, 83–88.</text:span></text:p>
        <text:p text:style-name="Bibliography_20_1"><text:span text:style-name="T21">West, M.A., and Dreyfus, G. (1997). Isolation and Ultrastructural Study of the Flagellar Basal Body Complex fromRhodobacter sphaeroidesWS8 (Wild Type) and a Polyhook Mutant PG. Biochemical and Biophysical Research Communications </text:span><text:span text:style-name="T8">238</text:span><text:span text:style-name="T21">, 733–737.</text:span></text:p>
        <text:p text:style-name="Bibliography_20_1"><text:span text:style-name="T21">Wilhelms, M., Vilches, S., Molero, R., Shaw, J.G., Tomás, J.M., and Merino, S. (2009). Two Redundant Sodium-Driven Stator Motor Proteins Are Involved in Aeromonas Hydrophila Polar Flagellum Rotation. J. Bacteriol. </text:span><text:span text:style-name="T8">191</text:span><text:span text:style-name="T21">, 2206–2217.</text:span></text:p>
        <text:p text:style-name="Bibliography_20_1"><text:span text:style-name="T21">Wu, D., Raymond, J., Wu, M., Chatterji, S., Ren, Q., Graham, J.E., Bryant, D.A., Robb, F., Colman, A., Tallon, L.J., et al. (2009). Complete Genome Sequence of the Aerobic CO-Oxidizing Thermophile Thermomicrobium roseum. PLoS ONE </text:span><text:span text:style-name="T8">4</text:span><text:span text:style-name="T21">, e4207.</text:span></text:p>
        <text:p text:style-name="Bibliography_20_1"><text:span text:style-name="T21">Yamaguchi, S., Aizawa, S., Kihara, M., Isomura, M., Jones, C.J., and Macnab, R.M. (1986). Genetic evidence for a switching and energy-transducing complex in the flagellar motor of Salmonella typhimurium. J Bacteriol </text:span><text:span text:style-name="T8">168</text:span><text:span text:style-name="T21">, 1172–1179.</text:span></text:p>
        <text:p text:style-name="P39">Yonekura, K., Maki-Yonekura, S., and Homma, M. (2011). The structure of the flagellar motor protein complex PomAB: Implications on the conformation for torque generation.</text:p>
        <text:p text:style-name="Bibliography_20_1"><text:span text:style-name="T21">Young, G.M., Schmiel, D.H., and Miller, V.L. (1999). A new pathway for the secretion of virulence factors by bacteria: The flagellar export apparatus functions as a protein-secretion system. PNAS </text:span><text:span text:style-name="T8">96</text:span><text:span text:style-name="T21">, 6456–6461.</text:span></text:p>
        <text:p text:style-name="Bibliography_20_1"><text:span text:style-name="T21">Young, H.S., Dang, H., Lai, Y., DeRosier, D.J., and Khan, S. (2003). Variable Symmetry in Salmonella typhimurium Flagellar Motors. Biophysical Journal </text:span><text:span text:style-name="T8">84</text:span><text:span text:style-name="T21">, 571–577.</text:span></text:p>
        <text:p text:style-name="Bibliography_20_1"><text:span text:style-name="T21">Young, K. (2006). The selective value of bacterial shape. Microbiol. Mol. Biol. Rev. </text:span><text:span text:style-name="T8">70</text:span><text:span text:style-name="T21">, 660–703.</text:span></text:p>
        <text:p text:style-name="Bibliography_20_1"><text:span text:style-name="T21">Yu, X.-J., Liu, M., Matthews, S., and Holden, D.W. (2011). Tandem Translation Generates a Chaperone for the Salmonella Type III Secretion System Protein SsaQ. J. Biol. Chem. </text:span><text:span text:style-name="T8">286</text:span><text:span text:style-name="T21">, 36098–36107.</text:span></text:p>
        <text:p text:style-name="Bibliography_20_1"><text:span text:style-name="T21">Yuan, J., and Berg, H.C. (2008). Resurrection of the flagellar rotary motor near zero load. PNAS </text:span><text:span text:style-name="T8">105</text:span><text:span text:style-name="T21">, 1182–1185.</text:span></text:p>
        <text:p text:style-name="Bibliography_20_1"><text:span text:style-name="T21">Yuan, J., and Berg, H.C. (2013). Ultrasensitivity of an Adaptive Bacterial Motor. Journal of Molecular Biology </text:span><text:span text:style-name="T8">425</text:span><text:span text:style-name="T21">, 1760–1764.</text:span></text:p>
        <text:p text:style-name="Bibliography_20_1"><text:span text:style-name="T21">Yuan, J., Branch, R.W., Hosu, B.G., and Berg, H.C. (2012). Adaptation at the output of the chemotaxis signalling pathway. Nature </text:span><text:span text:style-name="T8">484</text:span><text:span text:style-name="T21">, 233–236.</text:span></text:p>
        <text:p text:style-name="P39">Zarbiv, G., Li, H., Wolf, A., Cecchini, G., Caplan, S.R., Sourjik, V., and Eisenbach, M. Energy Complexes Are Apparently Associated with the Switch–Motor Complex of Bacterial Flagella. Journal of Molecular Biology.</text:p>
        <text:p text:style-name="Bibliography_20_1"><text:span text:style-name="T21">Zhao, R., Amsler, C.D., Matsumura, P., and Khan, S. (1996a). FliG and FliM distribution in the Salmonella typhimurium cell and flagellar basal bodies. J. Bacteriol. </text:span><text:span text:style-name="T8">178</text:span><text:span text:style-name="T21">, 258–265.</text:span></text:p>
        <text:p text:style-name="Bibliography_20_1"><text:span text:style-name="T21">Zhao, R., Pathak, N., Jaffe, H., Reese, T.S., and Khan, S. (1996b). FliN is a Major Structural Protein of the C-ring in the Salmonella typhimurium flagellar Basal Body. Journal of Molecular Biology </text:span><text:span text:style-name="T8">261</text:span><text:span text:style-name="T21">, 195–208.</text:span></text:p>
        <text:p text:style-name="Bibliography_20_1"><text:span text:style-name="T21">Zhou, J., Lloyd, S.A., and Blair, D.F. (1998). Electrostatic interactions between rotor and stator in the bacterial flagellar motor. PNAS </text:span><text:span text:style-name="T8">95</text:span><text:span text:style-name="T21">, 6436–6441.</text:span></text:p>
      </text:section>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Lucida Grande" svg:font-family="'Lucida Grande'" style:font-family-generic="roman"/>
    <style:font-face style:name="Times New Roman" svg:font-family="'Times New Roman'" style:font-family-generic="roman"/>
    <style:font-face style:name="Times New roman" svg:font-family="'Times New roman'" style:font-family-generic="roman"/>
    <style:font-face style:name="ヒラギノ角ゴ Pro W3" svg:font-family="'ヒラギノ角ゴ Pro W3'" style:font-family-generic="roman"/>
    <style:font-face style:name="Arial" svg:font-family="Arial" style:font-family-generic="swiss"/>
    <style:font-face style:name="Arial Unicode MS" svg:font-family="'Arial Unicode MS'" style:font-family-generic="swiss"/>
    <style:font-face style:name="DejaVu Sans" svg:font-family="'DejaVu Sans'" style:font-family-generic="swiss"/>
    <style:font-face style:name="Helvetica" svg:font-family="Helvetica, Arial" style:font-family-generic="swiss"/>
    <style:font-face style:name="arial" svg:font-family="arial"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5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5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top="0cm" fo:margin-bottom="0.199cm" style:contextual-spacing="false" fo:text-align="start" style:justify-single-word="false" style:page-number="auto" fo:background-color="transparent" style:shadow="none">
        <style:tab-stops/>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style:font-size-asian="10.5pt"/>
    </style:style>
    <style:style style:name="List" style:family="paragraph" style:parent-style-name="Text_20_body" style:class="list">
      <style:text-properties style:font-name="Times New Roman" fo:font-size="12pt"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1" fo:font-size="18pt" fo:font-weight="bold" style:font-name-asian="Droid Sans Fallback" style:font-size-asian="18pt" style:font-weight-asian="bold" style:font-name-complex="FreeSans" style:font-size-complex="18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size="10pt" style:font-name-asian="Droid Sans Fallback1" style:font-size-asian="10pt" style:font-name-complex="Lohit Hindi2" style:font-size-complex="10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text-properties fo:font-size="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2z0" style:family="text">
      <style:text-properties style:text-position="0% 100%"/>
    </style:style>
    <style:style style:name="WW8Num2z1" style:family="text">
      <style:text-properties fo:color="#000000" style:text-position="0% 100%" style:font-name="Arial Unicode MS" fo:font-size="12pt" style:font-size-asian="12pt" style:font-name-complex="Arial Unicode MS"/>
    </style:style>
    <style:style style:name="WW8Num4z0" style:family="text">
      <style:text-properties fo:color="#000000" style:text-position="0% 100%" style:font-name="Lucida Grande" fo:font-size="12pt" style:font-name-asian="ヒラギノ角ゴ Pro W3" style:font-size-asian="12pt" style:font-name-complex="Lucida Grande"/>
    </style:style>
    <style:style style:name="WW8Num4z1" style:family="text">
      <style:text-properties fo:color="#000000" style:text-position="0% 100%" style:font-name="Arial Unicode MS" fo:font-size="12pt" style:font-name-asian="ヒラギノ角ゴ Pro W3" style:font-size-asian="12pt" style:font-name-complex="Arial Unicode MS"/>
    </style:style>
    <style:style style:name="Emphasis" style:family="text">
      <style:text-properties fo:font-style="italic" style:font-style-asian="italic" style:font-style-complex="italic"/>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WW8Num6z0"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fo:text-indent="-0.635cm"/>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Beeby</meta:initial-creator>
    <meta:creation-date>2012-09-13T09:19:27</meta:creation-date>
    <dc:date>2014-04-30T07:19:53</dc:date>
    <meta:editing-duration>P14DT16H50M52S</meta:editing-duration>
    <meta:editing-cycles>535</meta:editing-cycles>
    <meta:generator>LibreOffice/4.0.2.2$Linux_x86 LibreOffice_project/400m0$Build-2</meta:generator>
    <meta:printed-by>Morgan Beeby</meta:printed-by>
    <meta:print-date>2012-09-17T12:22:57</meta:print-date>
    <meta:document-statistic meta:table-count="0" meta:image-count="0" meta:object-count="0" meta:page-count="1" meta:paragraph-count="1155" meta:word-count="34001" meta:character-count="221159" meta:non-whitespace-character-count="188991"/>
    <meta:user-defined meta:name="Info 1"/>
    <meta:user-defined meta:name="Info 2"/>
    <meta:user-defined meta:name="Info 3"/>
    <meta:user-defined meta:name="Info 4"/>
    <meta:user-defined meta:name="ZOTERO_PREF_1" meta:value-type="string">&lt;data data-version="3" zotero-version="3.0.11"&gt;&lt;session id="GyaDdZ7O"/&gt;&lt;style id="http://www.zotero.org/styles/cell" hasBibliography="1" bibliographyStyleHasBeenSet="1"/&gt;&lt;prefs&gt;&lt;pref name="fieldType" value="ReferenceMark"/&gt;&lt;pref name="storeReferences" val</meta:user-defined>
    <meta:user-defined meta:name="ZOTERO_PREF_2" meta:value-type="string">ue="true"/&gt;&lt;pref name="noteType" value="0"/&gt;&lt;/prefs&gt;&lt;/data&gt;</meta:user-defined>
  </office:meta>
</office:document-meta>
</file>